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63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09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835in"/>
    </style:style>
    <style:style style:name="co9" style:family="table-column">
      <style:table-column-properties fo:break-before="auto" style:column-width="1.5799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9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4" style:family="table-cell" style:parent-style-name="Default" style:data-style-name="N43"/>
    <style:style style:name="ce5" style:family="table-cell" style:parent-style-name="Default" style:data-style-name="N0"/>
    <style:style style:name="ce6" style:family="table-cell" style:parent-style-name="Default" style:data-style-name="N2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60"/>
    <style:style style:name="ce11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 style:data-style-name="N0">
      <style:text-properties fo:color="#ff3333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00cc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ackground-color="#00ccff"/>
    </style:style>
    <style:style style:name="ce2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ackground-color="#00ccff"/>
    </style:style>
    <style:style style:name="ce31" style:family="table-cell" style:parent-style-name="Default" style:data-style-name="N2">
      <style:text-properties style:font-name="Liberation Sans1" style:font-name-asian="Liberation Sans1" style:font-name-complex="Liberation Sans1"/>
    </style:style>
    <style:style style:name="ce32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1" style:font-name-asian="Liberation Sans1" style:font-name-complex="Liberation Sans1"/>
    </style:style>
    <style:style style:name="ce3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1" style:font-name-asian="Liberation Sans1" style:font-name-complex="Liberation Sans1"/>
    </style:style>
    <style:style style:name="ce34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1" style:font-name-asian="Liberation Sans1" style:font-name-complex="Liberation Sans1"/>
    </style:style>
    <style:style style:name="ce35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1" style:font-name-asian="Liberation Sans1" style:font-name-complex="Liberation Sans1"/>
    </style:style>
    <style:style style:name="ce36" style:family="table-cell" style:parent-style-name="Default" style:data-style-name="N60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0.06pt solid #000000"/>
      <style:text-properties fo:color="#141312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120">
      <style:table-cell-properties fo:border-bottom="none" fo:border-left="0.06pt solid #000000" fo:border-right="none" fo:border-top="0.06pt solid #000000"/>
    </style:style>
    <style:style style:name="ce45" style:family="table-cell" style:parent-style-name="Default" style:data-style-name="N120">
      <style:table-cell-properties fo:border-bottom="none" fo:border-left="0.06pt solid #000000" fo:border-right="none" fo:border-top="none"/>
    </style:style>
    <style:style style:name="ce46" style:family="table-cell" style:parent-style-name="Default" style:data-style-name="N120">
      <style:table-cell-properties fo:border-bottom="0.06pt solid #000000" fo:border-left="0.06pt solid #000000" fo:border-right="none" fo:border-top="none"/>
    </style:style>
    <style:style style:name="ce47" style:family="table-cell" style:parent-style-name="Default" style:data-style-name="N120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120">
      <style:table-cell-properties fo:border-bottom="none" fo:border-left="none" fo:border-right="0.06pt solid #000000" fo:border-top="none"/>
    </style:style>
    <style:style style:name="ce49" style:family="table-cell" style:parent-style-name="Default" style:data-style-name="N120">
      <style:table-cell-properties fo:border-bottom="0.06pt solid #000000" fo:border-left="none" fo:border-right="0.06pt solid #000000" fo:border-top="none"/>
    </style:style>
    <style:style style:name="ce50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120"/>
    <style:style style:name="ce52" style:family="table-cell" style:parent-style-name="Default" style:data-style-name="N120">
      <style:table-cell-properties fo:border-bottom="0.06pt solid #000000" fo:border-left="none" fo:border-right="none" fo:border-top="none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5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8" style:family="table-cell" style:parent-style-name="Default" style:data-style-name="N120">
      <style:table-cell-properties fo:border-bottom="none" fo:border-left="0.06pt solid #000000" fo:border-right="0.06pt solid #000000" fo:border-top="0.06pt solid #000000"/>
    </style:style>
    <style:style style:name="ce59" style:family="table-cell" style:parent-style-name="Default" style:data-style-name="N120">
      <style:table-cell-properties fo:border-bottom="none" fo:border-left="0.06pt solid #000000" fo:border-right="0.06pt solid #000000" fo:border-top="none"/>
    </style:style>
    <style:style style:name="ce60" style:family="table-cell" style:parent-style-name="Default" style:data-style-name="N120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6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6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5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60">
      <style:text-properties fo:font-weight="bold" style:font-weight-asian="bold" style:font-weight-complex="bold"/>
    </style:style>
    <style:style style:name="ce68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Gasphase energie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8" table:default-cell-style-name="ce5"/>
        <table:table-column table:style-name="co5" table:number-columns-repeated="1012" table:default-cell-style-name="ce5"/>
        <table:table-row table:style-name="ro1">
          <table:table-cell table:style-name="ce1" office:value-type="string" calcext:value-type="string">
            <text:p>Energy values at respective energy minima</text:p>
          </table:table-cell>
          <table:table-cell table:style-name="Default" table:number-columns-repeated="14"/>
          <table:table-cell table:number-columns-repeated="1009"/>
        </table:table-row>
        <table:table-row table:style-name="ro2" table:number-rows-repeated="2">
          <table:table-cell table:style-name="Default" table:number-columns-repeated="998"/>
          <table:table-cell table:number-columns-repeated="26"/>
        </table:table-row>
        <table:table-row table:style-name="ro2">
          <table:table-cell table:style-name="ce2" office:value-type="string" calcext:value-type="string">
            <text:p>Spin-Surface</text:p>
          </table:table-cell>
          <table:table-cell table:style-name="ce6"/>
          <table:table-cell table:style-name="ce7" office:value-type="string" calcext:value-type="string">
            <text:p>Calculations performed with</text:p>
          </table:table-cell>
          <table:table-cell table:style-name="ce6"/>
          <table:table-cell/>
          <table:table-cell table:style-name="ce2" office:value-type="string" calcext:value-type="string">
            <text:p>PATH</text:p>
          </table:table-cell>
          <table:table-cell table:number-columns-repeated="9"/>
          <table:table-cell table:style-name="Default" table:number-columns-repeated="983"/>
          <table:table-cell table:number-columns-repeated="26"/>
        </table:table-row>
        <table:table-row table:style-name="ro2">
          <table:table-cell table:style-name="ce3" office:value-type="date" office:date-value="2015-09-10" calcext:value-type="date">
            <text:p>2015-09-10</text:p>
          </table:table-cell>
          <table:table-cell table:style-name="ce6"/>
          <table:table-cell table:style-name="ce7" office:value-type="string" calcext:value-type="string">
            <text:p>Hamiltonian</text:p>
          </table:table-cell>
          <table:table-cell table:style-name="ce7" office:value-type="string" calcext:value-type="string">
            <text:p>ccsd(t)-f12</text:p>
          </table:table-cell>
          <table:table-cell/>
          <table:table-cell office:value-type="string" calcext:value-type="string">
            <text:p>/home/st/st_st/st_smt80127/1_ElectronStructureCalculations/SinglePointOptimization/ReferenceMolpro/vtz-f12</text:p>
          </table:table-cell>
          <table:table-cell table:number-columns-repeated="7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4" office:value-type="time" office:time-value="PT12H34M01S" calcext:value-type="time">
            <text:p>12:34:01 PM</text:p>
          </table:table-cell>
          <table:table-cell table:style-name="ce6"/>
          <table:table-cell table:style-name="ce7" office:value-type="string" calcext:value-type="string">
            <text:p>basis</text:p>
          </table:table-cell>
          <table:table-cell table:style-name="ce6" office:value-type="string" calcext:value-type="string">
            <text:p>vtz-f12</text:p>
          </table:table-cell>
          <table:table-cell table:number-columns-repeated="9"/>
          <table:table-cell table:style-name="Default" table:number-columns-repeated="985"/>
          <table:table-cell table:number-columns-repeated="26"/>
        </table:table-row>
        <table:table-row table:style-name="ro2">
          <table:table-cell/>
          <table:table-cell table:style-name="ce6"/>
          <table:table-cell table:style-name="ce7" office:value-type="string" calcext:value-type="string">
            <text:p>unit</text:p>
          </table:table-cell>
          <table:table-cell table:style-name="ce8" office:value-type="string" calcext:value-type="string">
            <text:p>kJ/mol</text:p>
          </table:table-cell>
          <table:table-cell/>
          <table:table-cell table:style-name="ce2" office:value-type="string" calcext:value-type="string">
            <text:p>Binding Energies</text:p>
          </table:table-cell>
          <table:table-cell/>
          <table:table-cell table:style-name="Default" office:value-type="string" calcext:value-type="string">
            <text:p>E_0=E_H2+E_O2(Trip)</text:p>
          </table:table-cell>
          <table:table-cell table:number-columns-repeated="5"/>
          <table:table-cell table:style-name="Default" table:number-columns-repeated="985"/>
          <table:table-cell table:number-columns-repeated="26"/>
        </table:table-row>
        <table:table-row table:style-name="ro2">
          <table:table-cell/>
          <table:table-cell table:style-name="ce6" table:number-columns-repeated="3"/>
          <table:table-cell/>
          <table:table-cell table:style-name="Default"/>
          <table:table-cell/>
          <table:table-cell table:formula="of:=[.B10]+[.C16]" office:value-type="float" office:value="-397428.85" calcext:value-type="float">
            <text:p>-397428.85</text:p>
          </table:table-cell>
          <table:table-cell table:number-columns-repeated="5"/>
          <table:table-cell table:style-name="Default" table:number-columns-repeated="985"/>
          <table:table-cell table:number-columns-repeated="26"/>
        </table:table-row>
        <table:table-row table:style-name="ro2">
          <table:table-cell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2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4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H2</text:p>
          </table:table-cell>
          <table:table-cell table:style-name="ce6" office:value-type="float" office:value="-3084.41" calcext:value-type="float">
            <text:p>-3084.41</text:p>
          </table:table-cell>
          <table:table-cell table:style-name="ce6" office:value-type="float" office:value="-2625.25" calcext:value-type="float">
            <text:p>-2625.25</text:p>
          </table:table-cell>
          <table:table-cell table:style-name="ce6"/>
          <table:table-cell/>
          <table:table-cell table:style-name="ce2" office:value-type="string" calcext:value-type="string">
            <text:p>H2</text:p>
          </table:table-cell>
          <table:table-cell table:style-name="ce6" table:formula="of:=[.B10]+[.C16]-[.H8]" office:value-type="float" office:value="0" calcext:value-type="float">
            <text:p>0.00</text:p>
          </table:table-cell>
          <table:table-cell table:style-name="ce6" table:formula="of:=[.C10]+[.C16]-[.H8]" office:value-type="float" office:value="459.159999999974" calcext:value-type="float">
            <text:p>459.16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H2O</text:p>
          </table:table-cell>
          <table:table-cell table:style-name="ce6" office:value-type="float" office:value="-200520.22" calcext:value-type="float">
            <text:p>-200520.22</text:p>
          </table:table-cell>
          <table:table-cell table:style-name="ce6" office:value-type="float" office:value="-199995.35" calcext:value-type="float">
            <text:p>-199995.35</text:p>
          </table:table-cell>
          <table:table-cell table:style-name="ce6"/>
          <table:table-cell/>
          <table:table-cell table:style-name="ce2" office:value-type="string" calcext:value-type="string">
            <text:p>H2O</text:p>
          </table:table-cell>
          <table:table-cell table:style-name="ce6" table:formula="of:=[.B11]+0.5*[.C16]-[.H8]" office:value-type="float" office:value="-263.590000000026" calcext:value-type="float">
            <text:p>-263.59</text:p>
          </table:table-cell>
          <table:table-cell table:style-name="ce6" table:formula="of:=[.C11]+0.5*[.C16]-[.H8]" office:value-type="float" office:value="261.27999999997" calcext:value-type="float">
            <text:p>261.28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H2O2_cis</text:p>
          </table:table-cell>
          <table:table-cell table:style-name="ce6" office:value-type="float" office:value="-397591.83" calcext:value-type="float">
            <text:p>-397591.83</text:p>
          </table:table-cell>
          <table:table-cell table:style-name="ce6" office:value-type="float" office:value="-397382.7284085" calcext:value-type="float">
            <text:p>-397382.73</text:p>
          </table:table-cell>
          <table:table-cell table:style-name="ce6"/>
          <table:table-cell/>
          <table:table-cell table:style-name="ce2" office:value-type="string" calcext:value-type="string">
            <text:p>H2O2_cis</text:p>
          </table:table-cell>
          <table:table-cell table:style-name="ce6" table:formula="of:=[.B12]-[.H8]" office:value-type="float" office:value="-162.98000000004" calcext:value-type="float">
            <text:p>-162.98</text:p>
          </table:table-cell>
          <table:table-cell table:style-name="ce6" table:formula="of:=[.C12]-[.H8]" office:value-type="float" office:value="46.1215914999484" calcext:value-type="float">
            <text:p>46.12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H2O2_trans</text:p>
          </table:table-cell>
          <table:table-cell table:style-name="ce6" office:value-type="float" office:value="-397591.83" calcext:value-type="float">
            <text:p>-397591.83</text:p>
          </table:table-cell>
          <table:table-cell table:style-name="ce6" office:value-type="float" office:value="-397381.14129375" calcext:value-type="float">
            <text:p>-397381.14</text:p>
          </table:table-cell>
          <table:table-cell table:style-name="ce6"/>
          <table:table-cell/>
          <table:table-cell table:style-name="ce2" office:value-type="string" calcext:value-type="string">
            <text:p>H2O2_trans</text:p>
          </table:table-cell>
          <table:table-cell table:style-name="ce6" table:formula="of:=[.B13]-[.H8]" office:value-type="float" office:value="-162.98000000004" calcext:value-type="float">
            <text:p>-162.98</text:p>
          </table:table-cell>
          <table:table-cell table:style-name="ce6" table:formula="of:=[.C13]-[.H8]" office:value-type="float" office:value="47.7087062499486" calcext:value-type="float">
            <text:p>47.71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H2O2_trans_planar</text:p>
          </table:table-cell>
          <table:table-cell table:style-name="ce6" office:value-type="float" office:value="-397587.38" calcext:value-type="float">
            <text:p>-397587.38</text:p>
          </table:table-cell>
          <table:table-cell table:style-name="ce6" office:value-type="float" office:value="-397382.72867105" calcext:value-type="float">
            <text:p>-397382.73</text:p>
          </table:table-cell>
          <table:table-cell table:style-name="ce6"/>
          <table:table-cell/>
          <table:table-cell table:style-name="ce2" office:value-type="string" calcext:value-type="string">
            <text:p>H2O2_trans_planar</text:p>
          </table:table-cell>
          <table:table-cell table:style-name="ce6" table:formula="of:=[.B14]-[.H8]" office:value-type="float" office:value="-158.530000000028" calcext:value-type="float">
            <text:p>-158.53</text:p>
          </table:table-cell>
          <table:table-cell table:style-name="ce6" table:formula="of:=[.C14]-[.H8]" office:value-type="float" office:value="46.1213289499865" calcext:value-type="float">
            <text:p>46.12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6" office:value-type="float" office:value="-196706.00363735" calcext:value-type="float">
            <text:p>-196706.00</text:p>
          </table:table-cell>
          <table:table-cell table:style-name="ce6" office:value-type="float" office:value="-196914.334463105" calcext:value-type="float">
            <text:p>-196914.33</text:p>
          </table:table-cell>
          <table:table-cell table:style-name="ce6"/>
          <table:table-cell/>
          <table:table-cell table:style-name="ce2" office:value-type="string" calcext:value-type="string">
            <text:p>O</text:p>
          </table:table-cell>
          <table:table-cell table:style-name="ce6" table:formula="of:=[.B15]+[.B10]+0.5*[.C16]-[.H8]" office:value-type="float" office:value="466.216362649982" calcext:value-type="float">
            <text:p>466.22</text:p>
          </table:table-cell>
          <table:table-cell table:style-name="ce6" table:formula="of:=[.C15]+[.B10]+0.5*[.C16]-[.H8]" office:value-type="float" office:value="257.885536894959" calcext:value-type="float">
            <text:p>257.89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O2</text:p>
          </table:table-cell>
          <table:table-cell table:style-name="ce6" office:value-type="float" office:value="-394222.95" calcext:value-type="float">
            <text:p>-394222.95</text:p>
          </table:table-cell>
          <table:table-cell table:style-name="ce6" office:value-type="float" office:value="-394344.44" calcext:value-type="float">
            <text:p>-394344.44</text:p>
          </table:table-cell>
          <table:table-cell table:style-name="ce6"/>
          <table:table-cell/>
          <table:table-cell table:style-name="ce2" office:value-type="string" calcext:value-type="string">
            <text:p>O2</text:p>
          </table:table-cell>
          <table:table-cell table:style-name="ce6" table:formula="of:=[.B16]+[.B10]-[.H8]" office:value-type="float" office:value="121.489999999991" calcext:value-type="float">
            <text:p>121.49</text:p>
          </table:table-cell>
          <table:table-cell table:style-name="ce6" table:formula="of:=[.C16]+[.B10]-[.H8]" office:value-type="float" office:value="0" calcext:value-type="float">
            <text:p>0.00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O3</text:p>
          </table:table-cell>
          <table:table-cell table:style-name="ce6" office:value-type="float" office:value="-591368.84" calcext:value-type="float">
            <text:p>-591368.84</text:p>
          </table:table-cell>
          <table:table-cell table:style-name="ce6" office:value-type="float" office:value="-591246.92" calcext:value-type="float">
            <text:p>-591246.92</text:p>
          </table:table-cell>
          <table:table-cell table:style-name="ce6"/>
          <table:table-cell/>
          <table:table-cell table:style-name="ce2" office:value-type="string" calcext:value-type="string">
            <text:p>O3</text:p>
          </table:table-cell>
          <table:table-cell table:style-name="ce6" table:formula="of:=[.B17]+[.B10]-0.5*[.C16]-[.H8]" office:value-type="float" office:value="147.819999999949" calcext:value-type="float">
            <text:p>147.82</text:p>
          </table:table-cell>
          <table:table-cell table:style-name="ce6" table:formula="of:=[.C17]+[.B10]-0.5*[.C16]-[.H8]" office:value-type="float" office:value="269.739999999874" calcext:value-type="float">
            <text:p>269.74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6" table:number-columns-repeated="2"/>
          <table:table-cell table:style-name="ce6" office:value-type="float" office:value="-1312.61" calcext:value-type="float">
            <text:p>-1312.61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6" table:number-columns-repeated="2"/>
          <table:table-cell table:style-name="ce6" table:formula="of:=[.D18]+0.5*[.B10]+[.C16]-[.H8]" office:value-type="float" office:value="229.594999999972" calcext:value-type="float">
            <text:p>229.59</text:p>
          </table:table-cell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HO</text:p>
          </table:table-cell>
          <table:table-cell table:style-name="ce6" table:number-columns-repeated="2"/>
          <table:table-cell table:style-name="ce6" office:value-type="float" office:value="-198682.35" calcext:value-type="float">
            <text:p>-198682.35</text:p>
          </table:table-cell>
          <table:table-cell/>
          <table:table-cell table:style-name="ce2" office:value-type="string" calcext:value-type="string">
            <text:p>HO</text:p>
          </table:table-cell>
          <table:table-cell table:style-name="ce6" table:number-columns-repeated="2"/>
          <table:table-cell table:style-name="ce6" table:formula="of:=[.D19]+0.5*[.B10]+0.5*[.C16]-[.H8]" office:value-type="float" office:value="32.0749999999534" calcext:value-type="float">
            <text:p>32.07</text:p>
          </table:table-cell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 table:style-name="ce2" office:value-type="string" calcext:value-type="string">
            <text:p>HO2</text:p>
          </table:table-cell>
          <table:table-cell table:style-name="ce6" table:number-columns-repeated="2"/>
          <table:table-cell table:style-name="ce6" office:value-type="float" office:value="-395886.52" calcext:value-type="float">
            <text:p>-395886.52</text:p>
          </table:table-cell>
          <table:table-cell/>
          <table:table-cell table:style-name="ce2" office:value-type="string" calcext:value-type="string">
            <text:p>HO2</text:p>
          </table:table-cell>
          <table:table-cell table:style-name="ce6" table:number-columns-repeated="2"/>
          <table:table-cell table:style-name="ce6" table:formula="of:=[.D20]+0.5*[.B10]-[.H8]" office:value-type="float" office:value="0.124999999941792" calcext:value-type="float">
            <text:p>0.12</text:p>
          </table:table-cell>
          <table:table-cell/>
          <table:table-cell table:style-name="ce6"/>
          <table:table-cell table:number-columns-repeated="2"/>
          <table:table-cell table:style-name="Default" table:number-columns-repeated="985"/>
          <table:table-cell table:number-columns-repeated="26"/>
        </table:table-row>
        <table:table-row table:style-name="ro2">
          <table:table-cell/>
          <table:table-cell table:style-name="ce6" office:value-type="float" office:value="-196098.34636515" calcext:value-type="float">
            <text:p>-196098.35</text:p>
          </table:table-cell>
          <table:table-cell table:style-name="ce6" table:number-columns-repeated="2"/>
          <table:table-cell table:number-columns-repeated="9"/>
          <table:table-cell table:style-name="Default" table:number-columns-repeated="985"/>
          <table:table-cell table:number-columns-repeated="26"/>
        </table:table-row>
        <table:table-row table:style-name="ro2">
          <table:table-cell/>
          <table:table-cell table:style-name="ce6" table:number-columns-repeated="3"/>
          <table:table-cell table:number-columns-repeated="9"/>
          <table:table-cell table:style-name="Default" table:number-columns-repeated="985"/>
          <table:table-cell table:number-columns-repeated="26"/>
        </table:table-row>
        <table:table-row table:style-name="ro2">
          <table:table-cell/>
          <table:table-cell table:style-name="ce6" table:number-columns-repeated="3"/>
          <table:table-cell table:number-columns-repeated="9"/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Spin-Surface</text:p>
          </table:table-cell>
          <table:table-cell table:style-name="ce6"/>
          <table:table-cell table:style-name="ce7" office:value-type="string" calcext:value-type="string">
            <text:p>Calculations performed with</text:p>
          </table:table-cell>
          <table:table-cell table:style-name="ce6"/>
          <table:table-cell/>
          <table:table-cell table:style-name="ce2" office:value-type="string" calcext:value-type="string">
            <text:p>PATH</text:p>
          </table:table-cell>
          <table:table-cell table:number-columns-repeated="7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office:value-type="date" office:date-value="2015-09-10" calcext:value-type="date">
            <text:p>2015-09-10</text:p>
          </table:table-cell>
          <table:table-cell table:style-name="ce6"/>
          <table:table-cell table:style-name="ce7" office:value-type="string" calcext:value-type="string">
            <text:p>Hamiltonian</text:p>
          </table:table-cell>
          <table:table-cell table:style-name="ce7" office:value-type="string" calcext:value-type="string">
            <text:p>b3lyp</text:p>
          </table:table-cell>
          <table:table-cell/>
          <table:table-cell office:value-type="string" calcext:value-type="string">
            <text:p>/home/st/st_st/st_smt80127/1_ElectronStructureCalculations/SinglePointOptimization/b3lyp</text:p>
          </table:table-cell>
          <table:table-cell table:number-columns-repeated="7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4" office:value-type="time" office:time-value="PT13H09M56S" calcext:value-type="time">
            <text:p>01:09:56 PM</text:p>
          </table:table-cell>
          <table:table-cell table:style-name="ce6"/>
          <table:table-cell table:style-name="ce7" office:value-type="string" calcext:value-type="string">
            <text:p>basis</text:p>
          </table:table-cell>
          <table:table-cell table:style-name="ce6" office:value-type="string" calcext:value-type="string">
            <text:p>def2-TZVPD</text:p>
          </table:table-cell>
          <table:table-cell table:number-columns-repeated="1020"/>
        </table:table-row>
        <table:table-row table:style-name="ro2">
          <table:table-cell/>
          <table:table-cell table:style-name="ce6"/>
          <table:table-cell table:style-name="ce7" office:value-type="string" calcext:value-type="string">
            <text:p>unit</text:p>
          </table:table-cell>
          <table:table-cell table:style-name="ce8" office:value-type="string" calcext:value-type="string">
            <text:p>kJ/mol</text:p>
          </table:table-cell>
          <table:table-cell/>
          <table:table-cell table:style-name="ce2" office:value-type="string" calcext:value-type="string">
            <text:p>Binding Energies</text:p>
          </table:table-cell>
          <table:table-cell/>
          <table:table-cell table:style-name="Default" office:value-type="string" calcext:value-type="string">
            <text:p>E_0=E_H2+E_O2(Trip)</text:p>
          </table:table-cell>
          <table:table-cell table:number-columns-repeated="3"/>
          <table:table-cell table:style-name="ce2" office:value-type="string" calcext:value-type="string">
            <text:p>Binding Energies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6" table:number-columns-repeated="3"/>
          <table:table-cell/>
          <table:table-cell table:style-name="Default"/>
          <table:table-cell/>
          <table:table-cell table:formula="of:=[.B30]+[.C36]" office:value-type="float" office:value="-397773.260551033" calcext:value-type="float">
            <text:p>-397773.260551033</text:p>
          </table:table-cell>
          <table:table-cell table:number-columns-repeated="3"/>
          <table:table-cell table:style-name="ce9" office:value-type="string" calcext:value-type="string">
            <text:p>DIFFERENCE TO CCSD(T)-F12/vtz-f12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2">
          <table:table-cell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2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3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2</text:p>
          </table:table-cell>
          <table:table-cell table:style-name="ce6" office:value-type="float" office:value="-3079.5248715835" calcext:value-type="float">
            <text:p>-3079.52</text:p>
          </table:table-cell>
          <table:table-cell table:style-name="ce6" office:value-type="float" office:value="-2236.8336023538" calcext:value-type="float">
            <text:p>-2236.83</text:p>
          </table:table-cell>
          <table:table-cell table:style-name="ce6"/>
          <table:table-cell/>
          <table:table-cell table:style-name="ce2" office:value-type="string" calcext:value-type="string">
            <text:p>H2</text:p>
          </table:table-cell>
          <table:table-cell table:style-name="ce6" table:formula="of:=[.B30]+[.C36]-[.H28]" office:value-type="float" office:value="0" calcext:value-type="float">
            <text:p>0.00</text:p>
          </table:table-cell>
          <table:table-cell table:style-name="ce6" table:formula="of:=[.C30]+[.C36]-[.H28]" office:value-type="float" office:value="842.69126922969" calcext:value-type="float">
            <text:p>842.69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</text:p>
          </table:table-cell>
          <table:table-cell table:style-name="ce6" table:formula="of:=[.G30]-[.G10]" office:value-type="float" office:value="0" calcext:value-type="float">
            <text:p>0.00</text:p>
          </table:table-cell>
          <table:table-cell table:style-name="ce6" table:formula="of:=[.H30]-[.H10]" office:value-type="float" office:value="383.531269229716" calcext:value-type="float">
            <text:p>383.53</text:p>
          </table:table-cell>
          <table:table-cell table:style-name="ce6"/>
          <table:table-cell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</text:p>
          </table:table-cell>
          <table:table-cell table:style-name="ce6" office:value-type="float" office:value="-200666.322776445" calcext:value-type="float">
            <text:p>-200666.32</text:p>
          </table:table-cell>
          <table:table-cell table:style-name="ce6" office:value-type="float" office:value="-200049.441597645" calcext:value-type="float">
            <text:p>-200049.44</text:p>
          </table:table-cell>
          <table:table-cell table:style-name="ce6"/>
          <table:table-cell/>
          <table:table-cell table:style-name="ce2" office:value-type="string" calcext:value-type="string">
            <text:p>H2O</text:p>
          </table:table-cell>
          <table:table-cell table:style-name="ce6" table:formula="of:=[.B31]+0.5*[.C36]-[.H28]" office:value-type="float" office:value="-239.930065136519" calcext:value-type="float">
            <text:p>-239.93</text:p>
          </table:table-cell>
          <table:table-cell table:style-name="ce6" table:formula="of:=[.C31]+0.5*[.C36]-[.H28]" office:value-type="float" office:value="376.951113663497" calcext:value-type="float">
            <text:p>376.95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O</text:p>
          </table:table-cell>
          <table:table-cell table:style-name="ce6" table:formula="of:=[.G31]-[.G11]" office:value-type="float" office:value="23.6599348635063" calcext:value-type="float">
            <text:p>23.66</text:p>
          </table:table-cell>
          <table:table-cell table:style-name="ce6" table:formula="of:=[.H31]-[.H11]" office:value-type="float" office:value="115.671113663528" calcext:value-type="float">
            <text:p>115.67</text:p>
          </table:table-cell>
          <table:table-cell table:style-name="ce6"/>
          <table:table-cell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2_cis</text:p>
          </table:table-cell>
          <table:table-cell table:style-name="ce6" office:value-type="float" office:value="-397904.5433829" calcext:value-type="float">
            <text:p>-397904.54</text:p>
          </table:table-cell>
          <table:table-cell table:style-name="ce6" office:value-type="float" office:value="-397725.60741885" calcext:value-type="float">
            <text:p>-397725.61</text:p>
          </table:table-cell>
          <table:table-cell table:style-name="ce6"/>
          <table:table-cell/>
          <table:table-cell table:style-name="ce2" office:value-type="string" calcext:value-type="string">
            <text:p>H2O2_cis</text:p>
          </table:table-cell>
          <table:table-cell table:style-name="ce6" table:formula="of:=[.B32]-[.H28]" office:value-type="float" office:value="-131.282831866527" calcext:value-type="float">
            <text:p>-131.28</text:p>
          </table:table-cell>
          <table:table-cell table:style-name="ce6" table:formula="of:=[.C32]-[.H28]" office:value-type="float" office:value="47.6531321834773" calcext:value-type="float">
            <text:p>47.65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O2_cis</text:p>
          </table:table-cell>
          <table:table-cell table:style-name="ce6" table:formula="of:=[.G32]-[.G12]" office:value-type="float" office:value="31.6971681335126" calcext:value-type="float">
            <text:p>31.70</text:p>
          </table:table-cell>
          <table:table-cell table:style-name="ce6" table:formula="of:=[.H32]-[.H12]" office:value-type="float" office:value="1.53154068352887" calcext:value-type="float">
            <text:p>1.53</text:p>
          </table:table-cell>
          <table:table-cell table:style-name="ce6"/>
          <table:table-cell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2_trans</text:p>
          </table:table-cell>
          <table:table-cell table:style-name="ce6" office:value-type="float" office:value="-397904.54312035" calcext:value-type="float">
            <text:p>-397904.54</text:p>
          </table:table-cell>
          <table:table-cell table:style-name="ce6" office:value-type="float" office:value="-397725.6076814" calcext:value-type="float">
            <text:p>-397725.61</text:p>
          </table:table-cell>
          <table:table-cell table:style-name="ce6"/>
          <table:table-cell/>
          <table:table-cell table:style-name="ce2" office:value-type="string" calcext:value-type="string">
            <text:p>H2O2_trans</text:p>
          </table:table-cell>
          <table:table-cell table:style-name="ce6" table:formula="of:=[.B33]-[.H28]" office:value-type="float" office:value="-131.282569316507" calcext:value-type="float">
            <text:p>-131.28</text:p>
          </table:table-cell>
          <table:table-cell table:style-name="ce6" table:formula="of:=[.C33]-[.H28]" office:value-type="float" office:value="47.6528696334572" calcext:value-type="float">
            <text:p>47.65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O2_trans</text:p>
          </table:table-cell>
          <table:table-cell table:style-name="ce6" table:formula="of:=[.G33]-[.G13]" office:value-type="float" office:value="31.6974306835327" calcext:value-type="float">
            <text:p>31.70</text:p>
          </table:table-cell>
          <table:table-cell table:style-name="ce6" table:formula="of:=[.H33]-[.H13]" office:value-type="float" office:value="-0.0558366164914332" calcext:value-type="float">
            <text:p>-0.06</text:p>
          </table:table-cell>
          <table:table-cell table:style-name="ce6"/>
          <table:table-cell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2_trans_planar</text:p>
          </table:table-cell>
          <table:table-cell table:style-name="ce6" office:value-type="float" office:value="-397899.9792137" calcext:value-type="float">
            <text:p>-397899.98</text:p>
          </table:table-cell>
          <table:table-cell table:style-name="ce6" office:value-type="float" office:value="-397725.60794395" calcext:value-type="float">
            <text:p>-397725.61</text:p>
          </table:table-cell>
          <table:table-cell table:style-name="ce6"/>
          <table:table-cell/>
          <table:table-cell table:style-name="ce2" office:value-type="string" calcext:value-type="string">
            <text:p>H2O2_trans_planar</text:p>
          </table:table-cell>
          <table:table-cell table:style-name="ce6" table:formula="of:=[.B34]-[.H28]" office:value-type="float" office:value="-126.718662666506" calcext:value-type="float">
            <text:p>-126.72</text:p>
          </table:table-cell>
          <table:table-cell table:style-name="ce6" table:formula="of:=[.C34]-[.H28]" office:value-type="float" office:value="47.6526070834952" calcext:value-type="float">
            <text:p>47.65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O2_trans_planar</text:p>
          </table:table-cell>
          <table:table-cell table:style-name="ce6" table:formula="of:=[.G34]-[.G14]" office:value-type="float" office:value="31.8113373335218" calcext:value-type="float">
            <text:p>31.81</text:p>
          </table:table-cell>
          <table:table-cell table:style-name="ce6" table:formula="of:=[.H34]-[.H14]" office:value-type="float" office:value="1.53127813350875" calcext:value-type="float">
            <text:p>1.53</text:p>
          </table:table-cell>
          <table:table-cell table:style-name="ce6"/>
          <table:table-cell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O</text:p>
          </table:table-cell>
          <table:table-cell table:style-name="ce6" office:value-type="float" office:value="-196822.4742305" calcext:value-type="float">
            <text:p>-196822.47</text:p>
          </table:table-cell>
          <table:table-cell table:style-name="ce6" office:value-type="float" office:value="-197089.968047" calcext:value-type="float">
            <text:p>-197089.97</text:p>
          </table:table-cell>
          <table:table-cell table:style-name="ce6"/>
          <table:table-cell/>
          <table:table-cell table:style-name="ce2" office:value-type="string" calcext:value-type="string">
            <text:p>O</text:p>
          </table:table-cell>
          <table:table-cell table:style-name="ce6" table:formula="of:=[.B35]+[.B30]+0.5*[.C36]-[.H28]" office:value-type="float" office:value="524.393609224993" calcext:value-type="float">
            <text:p>524.39</text:p>
          </table:table-cell>
          <table:table-cell table:style-name="ce6" table:formula="of:=[.C35]+[.B30]+0.5*[.C36]-[.H28]" office:value-type="float" office:value="256.899792724987" calcext:value-type="float">
            <text:p>256.90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O</text:p>
          </table:table-cell>
          <table:table-cell table:style-name="ce6" table:formula="of:=[.G35]-[.G15]" office:value-type="float" office:value="58.1772465750109" calcext:value-type="float">
            <text:p>58.18</text:p>
          </table:table-cell>
          <table:table-cell table:style-name="ce6" table:formula="of:=[.H35]-[.H15]" office:value-type="float" office:value="-0.98574416997144" calcext:value-type="float">
            <text:p>-0.99</text:p>
          </table:table-cell>
          <table:table-cell table:style-name="ce6"/>
          <table:table-cell table:number-columns-repeated="1009"/>
        </table:table-row>
        <table:table-row table:style-name="ro2">
          <table:table-cell office:value-type="string" calcext:value-type="string">
            <text:p>O2</text:p>
          </table:table-cell>
          <table:table-cell table:style-name="ce6" office:value-type="float" office:value="-394531.51023525" calcext:value-type="float">
            <text:p>-394531.51</text:p>
          </table:table-cell>
          <table:table-cell table:style-name="ce6" office:value-type="float" office:value="-394693.73567945" calcext:value-type="float">
            <text:p>-394693.74</text:p>
          </table:table-cell>
          <table:table-cell table:style-name="ce6"/>
          <table:table-cell/>
          <table:table-cell table:style-name="ce2" office:value-type="string" calcext:value-type="string">
            <text:p>O2</text:p>
          </table:table-cell>
          <table:table-cell table:style-name="ce6" table:formula="of:=[.B36]+[.B30]-[.H28]" office:value-type="float" office:value="162.225444199983" calcext:value-type="float">
            <text:p>162.23</text:p>
          </table:table-cell>
          <table:table-cell table:style-name="ce6" table:formula="of:=[.C36]+[.B30]-[.H28]" office:value-type="float" office:value="0" calcext:value-type="float">
            <text:p>0.00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O2</text:p>
          </table:table-cell>
          <table:table-cell table:style-name="ce6" table:formula="of:=[.G36]-[.G16]" office:value-type="float" office:value="40.7354441999923" calcext:value-type="float">
            <text:p>40.74</text:p>
          </table:table-cell>
          <table:table-cell table:style-name="ce6" table:formula="of:=[.H36]-[.H16]" office:value-type="float" office:value="0" calcext:value-type="float">
            <text:p>0.00</text:p>
          </table:table-cell>
          <table:table-cell table:style-name="ce6"/>
          <table:table-cell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O3</text:p>
          </table:table-cell>
          <table:table-cell table:style-name="ce6" office:value-type="float" office:value="-591850.54948155" calcext:value-type="float">
            <text:p>-591850.55</text:p>
          </table:table-cell>
          <table:table-cell table:style-name="ce6" office:value-type="float" office:value="-591770.9109777" calcext:value-type="float">
            <text:p>-591770.91</text:p>
          </table:table-cell>
          <table:table-cell table:style-name="ce6"/>
          <table:table-cell/>
          <table:table-cell table:style-name="ce2" office:value-type="string" calcext:value-type="string">
            <text:p>O3</text:p>
          </table:table-cell>
          <table:table-cell table:style-name="ce6" table:formula="of:=[.B37]+[.B30]-0.5*[.C36]-[.H28]" office:value-type="float" office:value="190.054037625028" calcext:value-type="float">
            <text:p>190.05</text:p>
          </table:table-cell>
          <table:table-cell table:style-name="ce6" table:formula="of:=[.C37]+[.B30]-0.5*[.C36]-[.H28]" office:value-type="float" office:value="269.692541475" calcext:value-type="float">
            <text:p>269.69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O3</text:p>
          </table:table-cell>
          <table:table-cell table:style-name="ce6" table:formula="of:=[.G37]-[.G17]" office:value-type="float" office:value="42.2340376250795" calcext:value-type="float">
            <text:p>42.23</text:p>
          </table:table-cell>
          <table:table-cell table:style-name="ce6" table:formula="of:=[.H37]-[.H17]" office:value-type="float" office:value="-0.0474585248739459" calcext:value-type="float">
            <text:p>-0.05</text:p>
          </table:table-cell>
          <table:table-cell table:style-name="ce6"/>
          <table:table-cell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</text:p>
          </table:table-cell>
          <table:table-cell table:style-name="ce6" table:number-columns-repeated="2"/>
          <table:table-cell table:style-name="ce6" office:value-type="float" office:value="-1309.5022565" calcext:value-type="float">
            <text:p>-1309.50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6" table:number-columns-repeated="2"/>
          <table:table-cell table:style-name="ce6" table:formula="of:=[.D38]+0.5*[.B30]+[.C36]-[.H28]" office:value-type="float" office:value="230.26017929177" calcext:value-type="float">
            <text:p>230.26</text:p>
          </table:table-cell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6" table:number-columns-repeated="2"/>
          <table:table-cell table:style-name="ce6" table:formula="of:=[.I38]-[.I18]" office:value-type="float" office:value="0.665179291798268" calcext:value-type="float">
            <text:p>0.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</text:p>
          </table:table-cell>
          <table:table-cell table:style-name="ce6" table:number-columns-repeated="2"/>
          <table:table-cell table:style-name="ce6" office:value-type="float" office:value="-198847.66210961" calcext:value-type="float">
            <text:p>-198847.66</text:p>
          </table:table-cell>
          <table:table-cell/>
          <table:table-cell table:style-name="ce2" office:value-type="string" calcext:value-type="string">
            <text:p>HO</text:p>
          </table:table-cell>
          <table:table-cell table:style-name="ce6" table:number-columns-repeated="2"/>
          <table:table-cell table:style-name="ce6" table:formula="of:=[.D39]+0.5*[.B30]+0.5*[.C36]-[.H28]" office:value-type="float" office:value="38.9681659067282" calcext:value-type="float">
            <text:p>38.97</text:p>
          </table:table-cell>
          <table:table-cell table:number-columns-repeated="2"/>
          <table:table-cell table:style-name="ce2" office:value-type="string" calcext:value-type="string">
            <text:p>HO</text:p>
          </table:table-cell>
          <table:table-cell table:style-name="ce6" table:number-columns-repeated="2"/>
          <table:table-cell table:style-name="ce6" table:formula="of:=[.I39]-[.I19]" office:value-type="float" office:value="6.89316590677481" calcext:value-type="float">
            <text:p>6.89</text:p>
          </table:table-cell>
          <table:table-cell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O2</text:p>
          </table:table-cell>
          <table:table-cell table:style-name="ce6" table:number-columns-repeated="2"/>
          <table:table-cell table:style-name="ce6" office:value-type="float" office:value="-396225.60045765" calcext:value-type="float">
            <text:p>-396225.60</text:p>
          </table:table-cell>
          <table:table-cell/>
          <table:table-cell table:style-name="ce2" office:value-type="string" calcext:value-type="string">
            <text:p>HO2</text:p>
          </table:table-cell>
          <table:table-cell table:style-name="ce6" table:number-columns-repeated="2"/>
          <table:table-cell table:style-name="ce6" table:formula="of:=[.D40]+0.5*[.B30]-[.H28]" office:value-type="float" office:value="7.89765759173315" calcext:value-type="float">
            <text:p>7.90</text:p>
          </table:table-cell>
          <table:table-cell table:number-columns-repeated="2"/>
          <table:table-cell table:style-name="ce2" office:value-type="string" calcext:value-type="string">
            <text:p>HO2</text:p>
          </table:table-cell>
          <table:table-cell table:style-name="ce6" table:number-columns-repeated="2"/>
          <table:table-cell table:style-name="ce6" table:formula="of:=[.I40]-[.I20]" office:value-type="float" office:value="7.77265759179136" calcext:value-type="float">
            <text:p>7.77</text:p>
          </table:table-cell>
          <table:table-cell table:number-columns-repeated="3"/>
          <table:table-cell table:style-name="ce3"/>
          <table:table-cell table:style-name="ce4"/>
          <table:table-cell table:number-columns-repeated="1004"/>
        </table:table-row>
        <table:table-row table:style-name="ro2" table:number-rows-repeated="2">
          <table:table-cell table:style-name="Default"/>
          <table:table-cell table:style-name="ce6" table:number-columns-repeated="3"/>
          <table:table-cell table:style-name="Default" table:number-columns-repeated="7"/>
          <table:table-cell table:number-columns-repeated="1013"/>
        </table:table-row>
        <table:table-row table:style-name="ro2">
          <table:table-cell table:style-name="Default"/>
          <table:table-cell table:style-name="ce6" table:number-columns-repeated="3"/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Spin-Surface</text:p>
          </table:table-cell>
          <table:table-cell table:style-name="ce6"/>
          <table:table-cell table:style-name="ce7" office:value-type="string" calcext:value-type="string">
            <text:p>Calculations performed with</text:p>
          </table:table-cell>
          <table:table-cell table:style-name="ce6"/>
          <table:table-cell/>
          <table:table-cell table:style-name="ce2" office:value-type="string" calcext:value-type="string">
            <text:p>PATH</text:p>
          </table:table-cell>
          <table:table-cell table:number-columns-repeated="7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office:value-type="date" office:date-value="2015-09-10" calcext:value-type="date">
            <text:p>2015-09-10</text:p>
          </table:table-cell>
          <table:table-cell table:style-name="ce6"/>
          <table:table-cell table:style-name="ce7" office:value-type="string" calcext:value-type="string">
            <text:p>Hamiltonian</text:p>
          </table:table-cell>
          <table:table-cell table:style-name="ce7" office:value-type="string" calcext:value-type="string">
            <text:p>ccsd(t)-f12</text:p>
          </table:table-cell>
          <table:table-cell/>
          <table:table-cell office:value-type="string" calcext:value-type="string">
            <text:p>/home/st/st_st/st_smt80127/1_ElectronStructureCalculations/SinglePointOptimization/ReferenceMolpro/vqz-f12</text:p>
          </table:table-cell>
          <table:table-cell table:number-columns-repeated="7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4" office:value-type="time" office:time-value="PT13H09M56S" calcext:value-type="time">
            <text:p>01:09:56 PM</text:p>
          </table:table-cell>
          <table:table-cell table:style-name="ce6"/>
          <table:table-cell table:style-name="ce7" office:value-type="string" calcext:value-type="string">
            <text:p>basis</text:p>
          </table:table-cell>
          <table:table-cell table:style-name="ce6" office:value-type="string" calcext:value-type="string">
            <text:p>vqz-f12</text:p>
          </table:table-cell>
          <table:table-cell table:number-columns-repeated="1020"/>
        </table:table-row>
        <table:table-row table:style-name="ro2">
          <table:table-cell/>
          <table:table-cell table:style-name="ce6"/>
          <table:table-cell table:style-name="ce7" office:value-type="string" calcext:value-type="string">
            <text:p>unit</text:p>
          </table:table-cell>
          <table:table-cell table:style-name="ce8" office:value-type="string" calcext:value-type="string">
            <text:p>kJ/mol</text:p>
          </table:table-cell>
          <table:table-cell/>
          <table:table-cell table:style-name="ce2" office:value-type="string" calcext:value-type="string">
            <text:p>Binding Energies</text:p>
          </table:table-cell>
          <table:table-cell/>
          <table:table-cell table:style-name="Default" office:value-type="string" calcext:value-type="string">
            <text:p>E_0=E_H2+E_O2(Trip)</text:p>
          </table:table-cell>
          <table:table-cell table:number-columns-repeated="3"/>
          <table:table-cell table:style-name="ce2" office:value-type="string" calcext:value-type="string">
            <text:p>Binding Energies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6" table:number-columns-repeated="3"/>
          <table:table-cell/>
          <table:table-cell table:style-name="Default"/>
          <table:table-cell/>
          <table:table-cell table:formula="of:=[.B50]+[.C56]" office:value-type="float" office:value="-397439.47685817" calcext:value-type="float">
            <text:p>-397439.47685817</text:p>
          </table:table-cell>
          <table:table-cell table:number-columns-repeated="3"/>
          <table:table-cell table:style-name="ce9" office:value-type="string" calcext:value-type="string">
            <text:p>DIFFERENCE TO CCSD(T)-F12/vtz-f12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2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3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2</text:p>
          </table:table-cell>
          <table:table-cell table:style-name="ce6" office:value-type="float" office:value="-3084.38735797" calcext:value-type="float">
            <text:p>-3084.39</text:p>
          </table:table-cell>
          <table:table-cell table:style-name="ce6" office:value-type="float" office:value="-2625.5099952785" calcext:value-type="float">
            <text:p>-2625.51</text:p>
          </table:table-cell>
          <table:table-cell table:style-name="ce6"/>
          <table:table-cell/>
          <table:table-cell table:style-name="ce2" office:value-type="string" calcext:value-type="string">
            <text:p>H2</text:p>
          </table:table-cell>
          <table:table-cell table:style-name="ce6" table:formula="of:=[.B50]+[.C56]-[.H48]" office:value-type="float" office:value="0" calcext:value-type="float">
            <text:p>0.00</text:p>
          </table:table-cell>
          <table:table-cell table:style-name="ce6" table:formula="of:=[.C50]+[.C56]-[.H48]" office:value-type="float" office:value="458.877362691506" calcext:value-type="float">
            <text:p>458.88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</text:p>
          </table:table-cell>
          <table:table-cell table:style-name="ce6" table:formula="of:=[.G50]-[.G10]" office:value-type="float" office:value="0" calcext:value-type="float">
            <text:p>0.00</text:p>
          </table:table-cell>
          <table:table-cell table:style-name="ce6" table:formula="of:=[.H50]-[.H10]" office:value-type="float" office:value="-0.282637308468111" calcext:value-type="float">
            <text:p>-0.28</text:p>
          </table:table-cell>
          <table:table-cell table:style-name="ce6"/>
          <table:table-cell table:number-columns-repeated="1009"/>
        </table:table-row>
        <table:table-row table:style-name="ro2">
          <table:table-cell office:value-type="string" calcext:value-type="string">
            <text:p>H2O</text:p>
          </table:table-cell>
          <table:table-cell table:style-name="ce6" office:value-type="float" office:value="-200526.541524015" calcext:value-type="float">
            <text:p>-200526.54</text:p>
          </table:table-cell>
          <table:table-cell table:style-name="ce6" office:value-type="float" office:value="-200000.880192115" calcext:value-type="float">
            <text:p>-200000.88</text:p>
          </table:table-cell>
          <table:table-cell table:style-name="ce6"/>
          <table:table-cell/>
          <table:table-cell table:style-name="ce2" office:value-type="string" calcext:value-type="string">
            <text:p>H2O</text:p>
          </table:table-cell>
          <table:table-cell table:style-name="ce6" table:formula="of:=[.B51]+0.5*[.C56]-[.H48]" office:value-type="float" office:value="-264.609415945015" calcext:value-type="float">
            <text:p>-264.61</text:p>
          </table:table-cell>
          <table:table-cell table:style-name="ce6" table:formula="of:=[.C51]+0.5*[.C56]-[.H48]" office:value-type="float" office:value="261.051915955031" calcext:value-type="float">
            <text:p>261.05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O</text:p>
          </table:table-cell>
          <table:table-cell table:style-name="ce6" table:formula="of:=[.G51]-[.G11]" office:value-type="float" office:value="-1.01941594498931" calcext:value-type="float">
            <text:p>-1.02</text:p>
          </table:table-cell>
          <table:table-cell table:style-name="ce6" table:formula="of:=[.H51]-[.H11]" office:value-type="float" office:value="-0.228084044938441" calcext:value-type="float">
            <text:p>-0.23</text:p>
          </table:table-cell>
          <table:table-cell table:style-name="ce6"/>
          <table:table-cell table:number-columns-repeated="1009"/>
        </table:table-row>
        <table:table-row table:style-name="ro2">
          <table:table-cell office:value-type="string" calcext:value-type="string">
            <text:p>H2O2_cis</text:p>
          </table:table-cell>
          <table:table-cell table:style-name="ce6" office:value-type="float" office:value="-397603.6857626" calcext:value-type="float">
            <text:p>-397603.69</text:p>
          </table:table-cell>
          <table:table-cell table:style-name="ce6" office:value-type="float" office:value="-397393.06316415" calcext:value-type="float">
            <text:p>-397393.06</text:p>
          </table:table-cell>
          <table:table-cell table:style-name="ce6"/>
          <table:table-cell/>
          <table:table-cell table:style-name="ce2" office:value-type="string" calcext:value-type="string">
            <text:p>H2O2_cis</text:p>
          </table:table-cell>
          <table:table-cell table:style-name="ce6" table:formula="of:=[.B52]-[.H48]" office:value-type="float" office:value="-164.208904429979" calcext:value-type="float">
            <text:p>-164.21</text:p>
          </table:table-cell>
          <table:table-cell table:style-name="ce6" table:formula="of:=[.C52]-[.H48]" office:value-type="float" office:value="46.4136940200115" calcext:value-type="float">
            <text:p>46.41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O2_cis</text:p>
          </table:table-cell>
          <table:table-cell table:style-name="ce6" table:formula="of:=[.G52]-[.G12]" office:value-type="float" office:value="-1.22890442993958" calcext:value-type="float">
            <text:p>-1.23</text:p>
          </table:table-cell>
          <table:table-cell table:style-name="ce6" table:formula="of:=[.H52]-[.H12]" office:value-type="float" office:value="0.292102520063054" calcext:value-type="float">
            <text:p>0.29</text:p>
          </table:table-cell>
          <table:table-cell table:style-name="ce6"/>
          <table:table-cell table:number-columns-repeated="1009"/>
        </table:table-row>
        <table:table-row table:style-name="ro2">
          <table:table-cell office:value-type="string" calcext:value-type="string">
            <text:p>H2O2_trans</text:p>
          </table:table-cell>
          <table:table-cell table:style-name="ce6" office:value-type="float" office:value="-397603.6857626" calcext:value-type="float">
            <text:p>-397603.69</text:p>
          </table:table-cell>
          <table:table-cell table:style-name="ce6" office:value-type="float" office:value="-397393.06316415" calcext:value-type="float">
            <text:p>-397393.06</text:p>
          </table:table-cell>
          <table:table-cell table:style-name="ce6"/>
          <table:table-cell/>
          <table:table-cell table:style-name="ce2" office:value-type="string" calcext:value-type="string">
            <text:p>H2O2_trans</text:p>
          </table:table-cell>
          <table:table-cell table:style-name="ce6" table:formula="of:=[.B53]-[.H48]" office:value-type="float" office:value="-164.208904429979" calcext:value-type="float">
            <text:p>-164.21</text:p>
          </table:table-cell>
          <table:table-cell table:style-name="ce6" table:formula="of:=[.C53]-[.H48]" office:value-type="float" office:value="46.4136940200115" calcext:value-type="float">
            <text:p>46.41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O2_trans</text:p>
          </table:table-cell>
          <table:table-cell table:style-name="ce6" table:formula="of:=[.G53]-[.G13]" office:value-type="float" office:value="-1.22890442993958" calcext:value-type="float">
            <text:p>-1.23</text:p>
          </table:table-cell>
          <table:table-cell table:style-name="ce6" table:formula="of:=[.H53]-[.H13]" office:value-type="float" office:value="-1.29501222993713" calcext:value-type="float">
            <text:p>-1.30</text:p>
          </table:table-cell>
          <table:table-cell table:style-name="ce6"/>
          <table:table-cell table:number-columns-repeated="1009"/>
        </table:table-row>
        <table:table-row table:style-name="ro2">
          <table:table-cell office:value-type="string" calcext:value-type="string">
            <text:p>H2O2_trans_planar</text:p>
          </table:table-cell>
          <table:table-cell table:style-name="ce6" office:value-type="float" office:value="-397599.22740105" calcext:value-type="float">
            <text:p>-397599.23</text:p>
          </table:table-cell>
          <table:table-cell table:style-name="ce6" office:value-type="float" office:value="-397393.06316415" calcext:value-type="float">
            <text:p>-397393.06</text:p>
          </table:table-cell>
          <table:table-cell table:style-name="ce6"/>
          <table:table-cell/>
          <table:table-cell table:style-name="ce2" office:value-type="string" calcext:value-type="string">
            <text:p>H2O2_trans_planar</text:p>
          </table:table-cell>
          <table:table-cell table:style-name="ce6" table:formula="of:=[.B54]-[.H48]" office:value-type="float" office:value="-159.750542879978" calcext:value-type="float">
            <text:p>-159.75</text:p>
          </table:table-cell>
          <table:table-cell table:style-name="ce6" table:formula="of:=[.C54]-[.H48]" office:value-type="float" office:value="46.4136940200115" calcext:value-type="float">
            <text:p>46.41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H2O2_trans_planar</text:p>
          </table:table-cell>
          <table:table-cell table:style-name="ce6" table:formula="of:=[.G54]-[.G14]" office:value-type="float" office:value="-1.22054287994979" calcext:value-type="float">
            <text:p>-1.22</text:p>
          </table:table-cell>
          <table:table-cell table:style-name="ce6" table:formula="of:=[.H54]-[.H14]" office:value-type="float" office:value="0.292365070024971" calcext:value-type="float">
            <text:p>0.29</text:p>
          </table:table-cell>
          <table:table-cell table:style-name="ce6"/>
          <table:table-cell table:number-columns-repeated="1009"/>
        </table:table-row>
        <table:table-row table:style-name="ro2">
          <table:table-cell office:value-type="string" calcext:value-type="string">
            <text:p>O</text:p>
          </table:table-cell>
          <table:table-cell table:style-name="ce6" office:value-type="float" office:value="-196713.998626165" calcext:value-type="float">
            <text:p>-196714.00</text:p>
          </table:table-cell>
          <table:table-cell table:style-name="ce6" office:value-type="float" office:value="-196921.981494405" calcext:value-type="float">
            <text:p>-196921.98</text:p>
          </table:table-cell>
          <table:table-cell table:style-name="ce6"/>
          <table:table-cell/>
          <table:table-cell table:style-name="ce2" office:value-type="string" calcext:value-type="string">
            <text:p>O</text:p>
          </table:table-cell>
          <table:table-cell table:style-name="ce6" table:formula="of:=[.B55]+[.B50]+0.5*[.C56]-[.H48]" office:value-type="float" office:value="463.546123935026" calcext:value-type="float">
            <text:p>463.55</text:p>
          </table:table-cell>
          <table:table-cell table:style-name="ce6" table:formula="of:=[.C55]+[.B50]+0.5*[.C56]-[.H48]" office:value-type="float" office:value="255.563255695044" calcext:value-type="float">
            <text:p>255.56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O</text:p>
          </table:table-cell>
          <table:table-cell table:style-name="ce6" table:formula="of:=[.G55]-[.G15]" office:value-type="float" office:value="-2.67023871495621" calcext:value-type="float">
            <text:p>-2.67</text:p>
          </table:table-cell>
          <table:table-cell table:style-name="ce6" table:formula="of:=[.H55]-[.H15]" office:value-type="float" office:value="-2.32228119991487" calcext:value-type="float">
            <text:p>-2.32</text:p>
          </table:table-cell>
          <table:table-cell table:style-name="ce6"/>
          <table:table-cell table:number-columns-repeated="1009"/>
        </table:table-row>
        <table:table-row table:style-name="ro2">
          <table:table-cell office:value-type="string" calcext:value-type="string">
            <text:p>O2</text:p>
          </table:table-cell>
          <table:table-cell table:style-name="ce6" office:value-type="float" office:value="-394233.5440781" calcext:value-type="float">
            <text:p>-394233.54</text:p>
          </table:table-cell>
          <table:table-cell table:style-name="ce6" office:value-type="float" office:value="-394355.0895002" calcext:value-type="float">
            <text:p>-394355.09</text:p>
          </table:table-cell>
          <table:table-cell table:style-name="ce6"/>
          <table:table-cell/>
          <table:table-cell table:style-name="ce2" office:value-type="string" calcext:value-type="string">
            <text:p>O2</text:p>
          </table:table-cell>
          <table:table-cell table:style-name="ce6" table:formula="of:=[.B56]+[.B50]-[.H48]" office:value-type="float" office:value="121.545422099996" calcext:value-type="float">
            <text:p>121.55</text:p>
          </table:table-cell>
          <table:table-cell table:style-name="ce6" table:formula="of:=[.C56]+[.B50]-[.H48]" office:value-type="float" office:value="0" calcext:value-type="float">
            <text:p>0.00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O2</text:p>
          </table:table-cell>
          <table:table-cell table:style-name="ce6" table:formula="of:=[.G56]-[.G16]" office:value-type="float" office:value="0.0554221000056714" calcext:value-type="float">
            <text:p>0.06</text:p>
          </table:table-cell>
          <table:table-cell table:style-name="ce6" table:formula="of:=[.H56]-[.H16]" office:value-type="float" office:value="0" calcext:value-type="float">
            <text:p>0.00</text:p>
          </table:table-cell>
          <table:table-cell table:style-name="ce6"/>
          <table:table-cell table:number-columns-repeated="1009"/>
        </table:table-row>
        <table:table-row table:style-name="ro2">
          <table:table-cell office:value-type="string" calcext:value-type="string">
            <text:p>O3</text:p>
          </table:table-cell>
          <table:table-cell table:style-name="ce6" office:value-type="float" office:value="-591384.89342705" calcext:value-type="float">
            <text:p>-591384.89</text:p>
          </table:table-cell>
          <table:table-cell table:style-name="ce6" office:value-type="float" office:value="-591262.6514598" calcext:value-type="float">
            <text:p>-591262.65</text:p>
          </table:table-cell>
          <table:table-cell table:style-name="ce6"/>
          <table:table-cell/>
          <table:table-cell table:style-name="ce2" office:value-type="string" calcext:value-type="string">
            <text:p>O3</text:p>
          </table:table-cell>
          <table:table-cell table:style-name="ce6" table:formula="of:=[.B57]+[.B50]-0.5*[.C56]-[.H48]" office:value-type="float" office:value="147.740823250031" calcext:value-type="float">
            <text:p>147.74</text:p>
          </table:table-cell>
          <table:table-cell table:style-name="ce6" table:formula="of:=[.C57]+[.B50]-0.5*[.C56]-[.H48]" office:value-type="float" office:value="269.982790500042" calcext:value-type="float">
            <text:p>269.98</text:p>
          </table:table-cell>
          <table:table-cell table:style-name="ce6"/>
          <table:table-cell table:number-columns-repeated="2"/>
          <table:table-cell table:style-name="ce2" office:value-type="string" calcext:value-type="string">
            <text:p>O3</text:p>
          </table:table-cell>
          <table:table-cell table:style-name="ce6" table:formula="of:=[.G57]-[.G17]" office:value-type="float" office:value="-0.0791767499176785" calcext:value-type="float">
            <text:p>-0.08</text:p>
          </table:table-cell>
          <table:table-cell table:style-name="ce6" table:formula="of:=[.H57]-[.H17]" office:value-type="float" office:value="0.242790500167757" calcext:value-type="float">
            <text:p>0.24</text:p>
          </table:table-cell>
          <table:table-cell table:style-name="ce6"/>
          <table:table-cell table:number-columns-repeated="1009"/>
        </table:table-row>
        <table:table-row table:style-name="ro2">
          <table:table-cell office:value-type="string" calcext:value-type="string">
            <text:p>H</text:p>
          </table:table-cell>
          <table:table-cell table:style-name="ce6" table:number-columns-repeated="2"/>
          <table:table-cell table:style-name="ce6" office:value-type="float" office:value="-1312.7368725" calcext:value-type="float">
            <text:p>-1312.74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6" table:number-columns-repeated="2"/>
          <table:table-cell table:style-name="ce6" table:formula="of:=[.D58]+0.5*[.B50]+[.C56]-[.H48]" office:value-type="float" office:value="229.456806485017" calcext:value-type="float">
            <text:p>229.46</text:p>
          </table:table-cell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6" table:number-columns-repeated="2"/>
          <table:table-cell table:style-name="ce6" table:formula="of:=[.I58]-[.I18]" office:value-type="float" office:value="-0.138193514954764" calcext:value-type="float">
            <text:p>-0.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</text:p>
          </table:table-cell>
          <table:table-cell table:style-name="ce6" table:number-columns-repeated="2"/>
          <table:table-cell table:style-name="ce6" office:value-type="float" office:value="-198687.72195312" calcext:value-type="float">
            <text:p>-198687.72</text:p>
          </table:table-cell>
          <table:table-cell/>
          <table:table-cell table:style-name="ce2" office:value-type="string" calcext:value-type="string">
            <text:p>HO</text:p>
          </table:table-cell>
          <table:table-cell table:style-name="ce6" table:number-columns-repeated="2"/>
          <table:table-cell table:style-name="ce6" table:formula="of:=[.D59]+0.5*[.B50]+0.5*[.C56]-[.H48]" office:value-type="float" office:value="32.0164759650361" calcext:value-type="float">
            <text:p>32.02</text:p>
          </table:table-cell>
          <table:table-cell table:number-columns-repeated="2"/>
          <table:table-cell table:style-name="ce2" office:value-type="string" calcext:value-type="string">
            <text:p>HO</text:p>
          </table:table-cell>
          <table:table-cell table:style-name="ce6" table:number-columns-repeated="2"/>
          <table:table-cell table:style-name="ce6" table:formula="of:=[.I59]-[.I19]" office:value-type="float" office:value="-0.0585240349173546" calcext:value-type="float">
            <text:p>-0.0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2</text:p>
          </table:table-cell>
          <table:table-cell table:style-name="ce6" table:number-columns-repeated="2"/>
          <table:table-cell table:style-name="ce6" office:value-type="float" office:value="-395897.84248945" calcext:value-type="float">
            <text:p>-395897.84</text:p>
          </table:table-cell>
          <table:table-cell/>
          <table:table-cell table:style-name="ce2" office:value-type="string" calcext:value-type="string">
            <text:p>HO2</text:p>
          </table:table-cell>
          <table:table-cell table:style-name="ce6" table:number-columns-repeated="2"/>
          <table:table-cell table:style-name="ce6" table:formula="of:=[.D60]+0.5*[.B50]-[.H48]" office:value-type="float" office:value="-0.559310265001841" calcext:value-type="float">
            <text:p>-0.56</text:p>
          </table:table-cell>
          <table:table-cell table:number-columns-repeated="2"/>
          <table:table-cell table:style-name="ce2" office:value-type="string" calcext:value-type="string">
            <text:p>HO2</text:p>
          </table:table-cell>
          <table:table-cell table:style-name="ce6" table:number-columns-repeated="2"/>
          <table:table-cell table:style-name="ce6" table:formula="of:=[.I60]-[.I20]" office:value-type="float" office:value="-0.684310264943633" calcext:value-type="float">
            <text:p>-0.68</text:p>
          </table:table-cell>
          <table:table-cell table:number-columns-repeated="1009"/>
        </table:table-row>
        <table:table-row table:style-name="ro2" table:number-rows-repeated="2">
          <table:table-cell table:style-name="Default" table:number-columns-repeated="9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 table:number-rows-repeated="2">
          <table:table-cell table:style-name="Default" table:number-columns-repeated="9"/>
          <table:table-cell table:number-columns-repeated="2"/>
          <table:table-cell table:style-name="ce10"/>
          <table:table-cell table:number-columns-repeated="1012"/>
        </table:table-row>
        <table:table-row table:style-name="ro2" table:number-rows-repeated="35">
          <table:table-cell table:style-name="Default" table:number-columns-repeated="9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Spin-Surface</text:p>
          </table:table-cell>
          <table:table-cell/>
          <table:table-cell table:style-name="ce2" office:value-type="string" calcext:value-type="string">
            <text:p>Calculations performed with</text:p>
          </table:table-cell>
          <table:table-cell table:number-columns-repeated="2"/>
          <table:table-cell table:style-name="ce2" office:value-type="string" calcext:value-type="string">
            <text:p>PATH</text:p>
          </table:table-cell>
          <table:table-cell table:number-columns-repeated="1018"/>
        </table:table-row>
        <table:table-row table:style-name="ro2">
          <table:table-cell table:style-name="ce3" office:value-type="date" office:date-value="2015-06-12" calcext:value-type="date">
            <text:p>2015-06-12</text:p>
          </table:table-cell>
          <table:table-cell/>
          <table:table-cell table:style-name="ce2" office:value-type="string" calcext:value-type="string">
            <text:p>Hamiltonian</text:p>
          </table:table-cell>
          <table:table-cell office:value-type="string" calcext:value-type="string">
            <text:p>m08-hx</text:p>
          </table:table-cell>
          <table:table-cell/>
          <table:table-cell office:value-type="string" calcext:value-type="string">
            <text:p>/home/linux11_i1/bissinge/ClusterData/1_ElectronStructureCalculations/SinglePointOptimization/nwchem_m08-hx</text:p>
          </table:table-cell>
          <table:table-cell table:number-columns-repeated="1018"/>
        </table:table-row>
        <table:table-row table:style-name="ro2">
          <table:table-cell table:style-name="ce4" office:value-type="time" office:time-value="PT12H34M01S" calcext:value-type="time">
            <text:p>12:34:01 PM</text:p>
          </table:table-cell>
          <table:table-cell/>
          <table:table-cell table:style-name="ce2" office:value-type="string" calcext:value-type="string">
            <text:p>basis</text:p>
          </table:table-cell>
          <table:table-cell office:value-type="string" calcext:value-type="string">
            <text:p>def2-tzvp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unit</text:p>
          </table:table-cell>
          <table:table-cell table:style-name="ce8" office:value-type="string" calcext:value-type="string">
            <text:p>kJ/mol</text:p>
          </table:table-cell>
          <table:table-cell/>
          <table:table-cell table:style-name="ce2" office:value-type="string" calcext:value-type="string">
            <text:p>Binding Energies</text:p>
          </table:table-cell>
          <table:table-cell/>
          <table:table-cell table:style-name="Default" office:value-type="string" calcext:value-type="string">
            <text:p>E_0=E_H2+E_O2(Trip)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Default"/>
          <table:table-cell/>
          <table:table-cell table:formula="of:=[.B110]+[.C116]" office:value-type="float" office:value="-397749.164883007" calcext:value-type="float">
            <text:p>-397749.16488300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Singlet</text:p>
          </table:table-cell>
          <table:table-cell table:style-name="ce2" office:value-type="string" calcext:value-type="string">
            <text:p>Triplet</text:p>
          </table:table-cell>
          <table:table-cell table:style-name="ce2" office:value-type="string" calcext:value-type="string">
            <text:p>Dublet</text:p>
          </table:table-cell>
          <table:table-cell table:number-columns-repeated="2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2</text:p>
          </table:table-cell>
          <table:table-cell table:style-name="ce6" office:value-type="float" office:value="-3084.6263388565" calcext:value-type="float">
            <text:p>-3084.63</text:p>
          </table:table-cell>
          <table:table-cell table:style-name="ce6" office:value-type="float" office:value="-2635.389948691" calcext:value-type="float">
            <text:p>-2635.39</text:p>
          </table:table-cell>
          <table:table-cell table:style-name="ce6"/>
          <table:table-cell/>
          <table:table-cell table:style-name="ce2" office:value-type="string" calcext:value-type="string">
            <text:p>H2</text:p>
          </table:table-cell>
          <table:table-cell table:style-name="ce6" table:formula="of:=[.B110]+[.C116]-[.H108]" office:value-type="float" office:value="0" calcext:value-type="float">
            <text:p>0.00</text:p>
          </table:table-cell>
          <table:table-cell table:style-name="ce6" table:formula="of:=[.C110]+[.C116]-[.H108]" office:value-type="float" office:value="449.236390165519" calcext:value-type="float">
            <text:p>449.24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H2O</text:p>
          </table:table-cell>
          <table:table-cell table:style-name="ce6" office:value-type="float" office:value="-200670.605176985" calcext:value-type="float">
            <text:p>-200670.61</text:p>
          </table:table-cell>
          <table:table-cell table:style-name="ce6" office:value-type="float" office:value="-200006.567707745" calcext:value-type="float">
            <text:p>-200006.57</text:p>
          </table:table-cell>
          <table:table-cell table:style-name="ce6"/>
          <table:table-cell/>
          <table:table-cell table:style-name="ce2" office:value-type="string" calcext:value-type="string">
            <text:p>H2O</text:p>
          </table:table-cell>
          <table:table-cell table:style-name="ce6" table:formula="of:=[.B111]+0.5*[.C116]-[.H108]" office:value-type="float" office:value="-253.709566053469" calcext:value-type="float">
            <text:p>-253.71</text:p>
          </table:table-cell>
          <table:table-cell table:style-name="ce6" table:formula="of:=[.C111]+0.5*[.C116]-[.H108]" office:value-type="float" office:value="410.327903186495" calcext:value-type="float">
            <text:p>410.33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H2O2_cis</text:p>
          </table:table-cell>
          <table:table-cell table:style-name="ce6" office:value-type="float" office:value="-397902.89640675" calcext:value-type="float">
            <text:p>-397902.90</text:p>
          </table:table-cell>
          <table:table-cell table:style-name="ce6" office:value-type="float" office:value="-397656.47957915" calcext:value-type="float">
            <text:p>-397656.48</text:p>
          </table:table-cell>
          <table:table-cell table:style-name="ce6"/>
          <table:table-cell/>
          <table:table-cell table:style-name="ce2" office:value-type="string" calcext:value-type="string">
            <text:p>H2O2_cis</text:p>
          </table:table-cell>
          <table:table-cell table:style-name="ce6" table:formula="of:=[.B112]-[.H108]" office:value-type="float" office:value="-153.731523743481" calcext:value-type="float">
            <text:p>-153.73</text:p>
          </table:table-cell>
          <table:table-cell table:style-name="ce6" table:formula="of:=[.C112]-[.H108]" office:value-type="float" office:value="92.6853038565605" calcext:value-type="float">
            <text:p>92.69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H2O2_trans</text:p>
          </table:table-cell>
          <table:table-cell table:style-name="ce6" office:value-type="float" office:value="-397902.8961442" calcext:value-type="float">
            <text:p>-397902.90</text:p>
          </table:table-cell>
          <table:table-cell table:style-name="ce6" office:value-type="float" office:value="-397656.47957915" calcext:value-type="float">
            <text:p>-397656.48</text:p>
          </table:table-cell>
          <table:table-cell table:style-name="ce6"/>
          <table:table-cell/>
          <table:table-cell table:style-name="ce2" office:value-type="string" calcext:value-type="string">
            <text:p>H2O2_trans</text:p>
          </table:table-cell>
          <table:table-cell table:style-name="ce6" table:formula="of:=[.B113]-[.H108]" office:value-type="float" office:value="-153.731261193461" calcext:value-type="float">
            <text:p>-153.73</text:p>
          </table:table-cell>
          <table:table-cell table:style-name="ce6" table:formula="of:=[.C113]-[.H108]" office:value-type="float" office:value="92.6853038565605" calcext:value-type="float">
            <text:p>92.69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H2O2_trans_planar</text:p>
          </table:table-cell>
          <table:table-cell table:style-name="ce6" office:value-type="float" office:value="-397898.95028025" calcext:value-type="float">
            <text:p>-397898.95</text:p>
          </table:table-cell>
          <table:table-cell table:style-name="ce6" office:value-type="float" office:value="-397656.47957915" calcext:value-type="float">
            <text:p>-397656.48</text:p>
          </table:table-cell>
          <table:table-cell table:style-name="ce6"/>
          <table:table-cell/>
          <table:table-cell table:style-name="ce2" office:value-type="string" calcext:value-type="string">
            <text:p>H2O2_trans_planar</text:p>
          </table:table-cell>
          <table:table-cell table:style-name="ce6" table:formula="of:=[.B114]-[.H108]" office:value-type="float" office:value="-149.785397243453" calcext:value-type="float">
            <text:p>-149.79</text:p>
          </table:table-cell>
          <table:table-cell table:style-name="ce6" table:formula="of:=[.C114]-[.H108]" office:value-type="float" office:value="92.6853038565605" calcext:value-type="float">
            <text:p>92.69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6" office:value-type="float" office:value="-196837.942179965" calcext:value-type="float">
            <text:p>-196837.94</text:p>
          </table:table-cell>
          <table:table-cell table:style-name="ce6" office:value-type="float" office:value="-197078.9750785" calcext:value-type="float">
            <text:p>-197078.98</text:p>
          </table:table-cell>
          <table:table-cell table:style-name="ce6"/>
          <table:table-cell/>
          <table:table-cell table:style-name="ce2" office:value-type="string" calcext:value-type="string">
            <text:p>O</text:p>
          </table:table-cell>
          <table:table-cell table:style-name="ce6" table:formula="of:=[.B115]+[.B110]+0.5*[.C116]-[.H108]" office:value-type="float" office:value="494.327092110005" calcext:value-type="float">
            <text:p>494.33</text:p>
          </table:table-cell>
          <table:table-cell table:style-name="ce6" table:formula="of:=[.C115]+[.B110]+0.5*[.C116]-[.H108]" office:value-type="float" office:value="253.294193575042" calcext:value-type="float">
            <text:p>253.29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O2</text:p>
          </table:table-cell>
          <table:table-cell table:style-name="ce6" office:value-type="float" office:value="-394521.728935" calcext:value-type="float">
            <text:p>-394521.73</text:p>
          </table:table-cell>
          <table:table-cell table:style-name="ce6" office:value-type="float" office:value="-394664.53854415" calcext:value-type="float">
            <text:p>-394664.54</text:p>
          </table:table-cell>
          <table:table-cell table:style-name="ce6"/>
          <table:table-cell/>
          <table:table-cell table:style-name="ce2" office:value-type="string" calcext:value-type="string">
            <text:p>O2</text:p>
          </table:table-cell>
          <table:table-cell table:style-name="ce6" table:formula="of:=[.B116]+[.B110]-[.H108]" office:value-type="float" office:value="142.80960914999" calcext:value-type="float">
            <text:p>142.81</text:p>
          </table:table-cell>
          <table:table-cell table:style-name="ce6" table:formula="of:=[.C116]+[.B110]-[.H108]" office:value-type="float" office:value="0" calcext:value-type="float">
            <text:p>0.00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O3</text:p>
          </table:table-cell>
          <table:table-cell table:style-name="ce6" office:value-type="float" office:value="-591795.03538445" calcext:value-type="float">
            <text:p>-591795.04</text:p>
          </table:table-cell>
          <table:table-cell table:style-name="ce6" office:value-type="float" office:value="-591701.2722157" calcext:value-type="float">
            <text:p>-591701.27</text:p>
          </table:table-cell>
          <table:table-cell table:style-name="ce6"/>
          <table:table-cell/>
          <table:table-cell table:style-name="ce2" office:value-type="string" calcext:value-type="string">
            <text:p>O3</text:p>
          </table:table-cell>
          <table:table-cell table:style-name="ce6" table:formula="of:=[.B117]+[.B110]-0.5*[.C116]-[.H108]" office:value-type="float" office:value="201.772431775054" calcext:value-type="float">
            <text:p>201.77</text:p>
          </table:table-cell>
          <table:table-cell table:style-name="ce6" table:formula="of:=[.C117]+[.B110]-0.5*[.C116]-[.H108]" office:value-type="float" office:value="295.535600525036" calcext:value-type="float">
            <text:p>295.54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6" table:number-columns-repeated="2"/>
          <table:table-cell table:style-name="ce6" office:value-type="float" office:value="-1317.6465575" calcext:value-type="float">
            <text:p>-1317.65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6" table:number-columns-repeated="2"/>
          <table:table-cell table:style-name="ce6" table:formula="of:=[.D118]+0.5*[.B110]+[.C116]-[.H108]" office:value-type="float" office:value="224.66661192826" calcext:value-type="float">
            <text:p>224.6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O</text:p>
          </table:table-cell>
          <table:table-cell table:style-name="ce6" table:number-columns-repeated="2"/>
          <table:table-cell table:style-name="ce6" office:value-type="float" office:value="-198836.802122685" calcext:value-type="float">
            <text:p>-198836.80</text:p>
          </table:table-cell>
          <table:table-cell/>
          <table:table-cell table:style-name="ce2" office:value-type="string" calcext:value-type="string">
            <text:p>HO</text:p>
          </table:table-cell>
          <table:table-cell table:style-name="ce6" table:number-columns-repeated="2"/>
          <table:table-cell table:style-name="ce6" table:formula="of:=[.D119]+0.5*[.B110]+0.5*[.C116]-[.H108]" office:value-type="float" office:value="37.7803188182297" calcext:value-type="float">
            <text:p>37.7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O2</text:p>
          </table:table-cell>
          <table:table-cell table:style-name="ce6" table:number-columns-repeated="2"/>
          <table:table-cell table:style-name="ce6" office:value-type="float" office:value="-396205.09950345" calcext:value-type="float">
            <text:p>-396205.10</text:p>
          </table:table-cell>
          <table:table-cell/>
          <table:table-cell table:style-name="ce2" office:value-type="string" calcext:value-type="string">
            <text:p>HO2</text:p>
          </table:table-cell>
          <table:table-cell table:style-name="ce6" table:number-columns-repeated="2"/>
          <table:table-cell table:style-name="ce6" table:formula="of:=[.D120]+0.5*[.B110]-[.H108]" office:value-type="float" office:value="1.7522101282957" calcext:value-type="float">
            <text:p>1.75</text:p>
          </table:table-cell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Spin-Surface</text:p>
          </table:table-cell>
          <table:table-cell table:style-name="ce6"/>
          <table:table-cell table:style-name="ce7" office:value-type="string" calcext:value-type="string">
            <text:p>Calculations performed with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3" office:value-type="date" office:date-value="2015-07-14" calcext:value-type="date">
            <text:p>2015-07-14</text:p>
          </table:table-cell>
          <table:table-cell table:style-name="ce6"/>
          <table:table-cell table:style-name="ce7" office:value-type="string" calcext:value-type="string">
            <text:p>Hamiltonian</text:p>
          </table:table-cell>
          <table:table-cell table:style-name="ce6" office:value-type="string" calcext:value-type="string">
            <text:p>m06</text:p>
          </table:table-cell>
          <table:table-cell table:number-columns-repeated="1020"/>
        </table:table-row>
        <table:table-row table:style-name="ro2">
          <table:table-cell table:style-name="ce4" office:value-type="time" office:time-value="PT18H10M48S" calcext:value-type="time">
            <text:p>06:10:48 PM</text:p>
          </table:table-cell>
          <table:table-cell table:style-name="ce6"/>
          <table:table-cell table:style-name="ce7" office:value-type="string" calcext:value-type="string">
            <text:p>basis</text:p>
          </table:table-cell>
          <table:table-cell table:style-name="ce6" office:value-type="string" calcext:value-type="string">
            <text:p>def2-SVP</text:p>
          </table:table-cell>
          <table:table-cell table:number-columns-repeated="1020"/>
        </table:table-row>
        <table:table-row table:style-name="ro2">
          <table:table-cell/>
          <table:table-cell table:style-name="ce6" table:number-columns-repeated="3"/>
          <table:table-cell/>
          <table:table-cell table:style-name="ce2" office:value-type="string" calcext:value-type="string">
            <text:p>Binding Energies</text:p>
          </table:table-cell>
          <table:table-cell/>
          <table:table-cell table:style-name="Default" office:value-type="string" calcext:value-type="string">
            <text:p>E_0=E_H2+E_O2(Trip)</text:p>
          </table:table-cell>
          <table:table-cell table:number-columns-repeated="1016"/>
        </table:table-row>
        <table:table-row table:style-name="ro2">
          <table:table-cell/>
          <table:table-cell table:style-name="ce6" table:number-columns-repeated="3"/>
          <table:table-cell/>
          <table:table-cell table:style-name="Default"/>
          <table:table-cell/>
          <table:table-cell table:formula="of:=[.B131]+[.C137]" office:value-type="float" office:value="-397248.268740012" calcext:value-type="float">
            <text:p>-397248.268740012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2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2</text:p>
          </table:table-cell>
          <table:table-cell table:style-name="ce6" office:value-type="float" office:value="-3063.814948162" calcext:value-type="float">
            <text:p>-3063.81</text:p>
          </table:table-cell>
          <table:table-cell table:style-name="ce6" office:value-type="float" office:value="-2614.1514140888" calcext:value-type="float">
            <text:p>-2614.15</text:p>
          </table:table-cell>
          <table:table-cell table:style-name="ce6"/>
          <table:table-cell/>
          <table:table-cell table:style-name="ce2" office:value-type="string" calcext:value-type="string">
            <text:p>H2</text:p>
          </table:table-cell>
          <table:table-cell table:style-name="ce6" table:formula="of:=[.B131]+[.C137]-[.H129]" office:value-type="float" office:value="0" calcext:value-type="float">
            <text:p>0.00</text:p>
          </table:table-cell>
          <table:table-cell table:style-name="ce6" table:formula="of:=[.C131]+[.C137]-[.H129]" office:value-type="float" office:value="449.663534073217" calcext:value-type="float">
            <text:p>449.66</text:p>
          </table:table-cell>
          <table:table-cell table:style-name="ce6"/>
          <table:table-cell table:number-columns-repeated="1015"/>
        </table:table-row>
        <table:table-row table:style-name="ro2">
          <table:table-cell office:value-type="string" calcext:value-type="string">
            <text:p>H2O</text:p>
          </table:table-cell>
          <table:table-cell table:style-name="ce6" office:value-type="float" office:value="-200395.685868875" calcext:value-type="float">
            <text:p>-200395.69</text:p>
          </table:table-cell>
          <table:table-cell table:style-name="ce6" office:value-type="float" office:value="-199744.2676816" calcext:value-type="float">
            <text:p>-199744.27</text:p>
          </table:table-cell>
          <table:table-cell table:style-name="ce6"/>
          <table:table-cell/>
          <table:table-cell table:style-name="ce2" office:value-type="string" calcext:value-type="string">
            <text:p>H2O</text:p>
          </table:table-cell>
          <table:table-cell table:style-name="ce6" table:formula="of:=[.B132]+0.5*[.C137]-[.H129]" office:value-type="float" office:value="-239.644024787995" calcext:value-type="float">
            <text:p>-239.64</text:p>
          </table:table-cell>
          <table:table-cell table:style-name="ce6" table:formula="of:=[.C132]+0.5*[.C137]-[.H129]" office:value-type="float" office:value="411.77416248701" calcext:value-type="float">
            <text:p>411.77</text:p>
          </table:table-cell>
          <table:table-cell table:style-name="ce6"/>
          <table:table-cell table:number-columns-repeated="1015"/>
        </table:table-row>
        <table:table-row table:style-name="ro2">
          <table:table-cell office:value-type="string" calcext:value-type="string">
            <text:p>H2O2_cis</text:p>
          </table:table-cell>
          <table:table-cell table:style-name="ce6" office:value-type="float" office:value="-397392.2631743" calcext:value-type="float">
            <text:p>-397392.26</text:p>
          </table:table-cell>
          <table:table-cell table:style-name="ce6" office:value-type="float" office:value="-397173.5789781" calcext:value-type="float">
            <text:p>-397173.58</text:p>
          </table:table-cell>
          <table:table-cell table:style-name="ce6"/>
          <table:table-cell/>
          <table:table-cell table:style-name="ce2" office:value-type="string" calcext:value-type="string">
            <text:p>H2O2_cis</text:p>
          </table:table-cell>
          <table:table-cell table:style-name="ce6" table:formula="of:=[.B133]-[.H129]" office:value-type="float" office:value="-143.994434288004" calcext:value-type="float">
            <text:p>-143.99</text:p>
          </table:table-cell>
          <table:table-cell table:style-name="ce6" table:formula="of:=[.C133]-[.H129]" office:value-type="float" office:value="74.6897619120427" calcext:value-type="float">
            <text:p>74.69</text:p>
          </table:table-cell>
          <table:table-cell table:style-name="ce6"/>
          <table:table-cell table:number-columns-repeated="1015"/>
        </table:table-row>
        <table:table-row table:style-name="ro2">
          <table:table-cell office:value-type="string" calcext:value-type="string">
            <text:p>H2O2_trans</text:p>
          </table:table-cell>
          <table:table-cell table:style-name="ce6" office:value-type="float" office:value="-397392.25398505" calcext:value-type="float">
            <text:p>-397392.25</text:p>
          </table:table-cell>
          <table:table-cell table:style-name="ce6" office:value-type="float" office:value="-397173.5800283" calcext:value-type="float">
            <text:p>-397173.58</text:p>
          </table:table-cell>
          <table:table-cell table:style-name="ce6"/>
          <table:table-cell/>
          <table:table-cell table:style-name="ce2" office:value-type="string" calcext:value-type="string">
            <text:p>H2O2_trans</text:p>
          </table:table-cell>
          <table:table-cell table:style-name="ce6" table:formula="of:=[.B134]-[.H129]" office:value-type="float" office:value="-143.985245037999" calcext:value-type="float">
            <text:p>-143.99</text:p>
          </table:table-cell>
          <table:table-cell table:style-name="ce6" table:formula="of:=[.C134]-[.H129]" office:value-type="float" office:value="74.6887117120204" calcext:value-type="float">
            <text:p>74.69</text:p>
          </table:table-cell>
          <table:table-cell table:style-name="ce6"/>
          <table:table-cell table:number-columns-repeated="1015"/>
        </table:table-row>
        <table:table-row table:style-name="ro2">
          <table:table-cell office:value-type="string" calcext:value-type="string">
            <text:p>H2O2_trans_planar</text:p>
          </table:table-cell>
          <table:table-cell table:style-name="ce6" office:value-type="float" office:value="-397389.074242" calcext:value-type="float">
            <text:p>-397389.07</text:p>
          </table:table-cell>
          <table:table-cell table:style-name="ce6" office:value-type="float" office:value="-397173.5800283" calcext:value-type="float">
            <text:p>-397173.58</text:p>
          </table:table-cell>
          <table:table-cell table:style-name="ce6"/>
          <table:table-cell/>
          <table:table-cell table:style-name="ce2" office:value-type="string" calcext:value-type="string">
            <text:p>H2O2_trans_planar</text:p>
          </table:table-cell>
          <table:table-cell table:style-name="ce6" table:formula="of:=[.B135]-[.H129]" office:value-type="float" office:value="-140.805501987983" calcext:value-type="float">
            <text:p>-140.81</text:p>
          </table:table-cell>
          <table:table-cell table:style-name="ce6" table:formula="of:=[.C135]-[.H129]" office:value-type="float" office:value="74.6887117120204" calcext:value-type="float">
            <text:p>74.69</text:p>
          </table:table-cell>
          <table:table-cell table:style-name="ce6"/>
          <table:table-cell table:number-columns-repeated="1015"/>
        </table:table-row>
        <table:table-row table:style-name="ro2">
          <table:table-cell office:value-type="string" calcext:value-type="string">
            <text:p>O</text:p>
          </table:table-cell>
          <table:table-cell table:style-name="ce6" office:value-type="float" office:value="-196572.2955865" calcext:value-type="float">
            <text:p>-196572.30</text:p>
          </table:table-cell>
          <table:table-cell table:style-name="ce6" office:value-type="float" office:value="-196832.438003" calcext:value-type="float">
            <text:p>-196832.44</text:p>
          </table:table-cell>
          <table:table-cell table:style-name="ce6"/>
          <table:table-cell/>
          <table:table-cell table:style-name="ce2" office:value-type="string" calcext:value-type="string">
            <text:p>O</text:p>
          </table:table-cell>
          <table:table-cell table:style-name="ce6" table:formula="of:=[.B136]+[.B131]+0.5*[.C137]-[.H129]" office:value-type="float" office:value="519.931309424981" calcext:value-type="float">
            <text:p>519.93</text:p>
          </table:table-cell>
          <table:table-cell table:style-name="ce6" table:formula="of:=[.C136]+[.B131]+0.5*[.C137]-[.H129]" office:value-type="float" office:value="259.788892925018" calcext:value-type="float">
            <text:p>259.79</text:p>
          </table:table-cell>
          <table:table-cell table:style-name="ce6"/>
          <table:table-cell table:number-columns-repeated="1015"/>
        </table:table-row>
        <table:table-row table:style-name="ro2">
          <table:table-cell office:value-type="string" calcext:value-type="string">
            <text:p>O2</text:p>
          </table:table-cell>
          <table:table-cell table:style-name="ce6" office:value-type="float" office:value="-394026.64338845" calcext:value-type="float">
            <text:p>-394026.64</text:p>
          </table:table-cell>
          <table:table-cell table:style-name="ce6" office:value-type="float" office:value="-394184.45379185" calcext:value-type="float">
            <text:p>-394184.45</text:p>
          </table:table-cell>
          <table:table-cell table:style-name="ce6"/>
          <table:table-cell/>
          <table:table-cell table:style-name="ce2" office:value-type="string" calcext:value-type="string">
            <text:p>O2</text:p>
          </table:table-cell>
          <table:table-cell table:style-name="ce6" table:formula="of:=[.B137]+[.B131]-[.H129]" office:value-type="float" office:value="157.810403400043" calcext:value-type="float">
            <text:p>157.81</text:p>
          </table:table-cell>
          <table:table-cell table:style-name="ce6" table:formula="of:=[.C137]+[.B131]-[.H129]" office:value-type="float" office:value="0" calcext:value-type="float">
            <text:p>0.00</text:p>
          </table:table-cell>
          <table:table-cell table:style-name="ce6"/>
          <table:table-cell table:number-columns-repeated="1015"/>
        </table:table-row>
        <table:table-row table:style-name="ro2">
          <table:table-cell office:value-type="string" calcext:value-type="string">
            <text:p>O3</text:p>
          </table:table-cell>
          <table:table-cell table:style-name="ce6" office:value-type="float" office:value="-591090.3524972" calcext:value-type="float">
            <text:p>-591090.35</text:p>
          </table:table-cell>
          <table:table-cell table:style-name="ce6" office:value-type="float" office:value="-590995.21671705" calcext:value-type="float">
            <text:p>-590995.22</text:p>
          </table:table-cell>
          <table:table-cell table:style-name="ce6"/>
          <table:table-cell/>
          <table:table-cell table:style-name="ce2" office:value-type="string" calcext:value-type="string">
            <text:p>O3</text:p>
          </table:table-cell>
          <table:table-cell table:style-name="ce6" table:formula="of:=[.B138]+[.B131]-0.5*[.C137]-[.H129]" office:value-type="float" office:value="186.328190575063" calcext:value-type="float">
            <text:p>186.33</text:p>
          </table:table-cell>
          <table:table-cell table:style-name="ce6" table:formula="of:=[.C138]+[.B131]-0.5*[.C137]-[.H129]" office:value-type="float" office:value="281.463970725134" calcext:value-type="float">
            <text:p>281.46</text:p>
          </table:table-cell>
          <table:table-cell table:style-name="ce6"/>
          <table:table-cell table:number-columns-repeated="1015"/>
        </table:table-row>
        <table:table-row table:style-name="ro2">
          <table:table-cell office:value-type="string" calcext:value-type="string">
            <text:p>H</text:p>
          </table:table-cell>
          <table:table-cell table:style-name="ce6" table:number-columns-repeated="2"/>
          <table:table-cell table:style-name="ce6" office:value-type="float" office:value="-1306.9817765" calcext:value-type="float">
            <text:p>-1306.98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6" table:number-columns-repeated="2"/>
          <table:table-cell table:style-name="ce6" table:formula="of:=[.D139]+0.5*[.B131]+[.C137]-[.H129]" office:value-type="float" office:value="224.925697581028" calcext:value-type="float">
            <text:p>224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</text:p>
          </table:table-cell>
          <table:table-cell table:style-name="ce6" table:number-columns-repeated="2"/>
          <table:table-cell table:style-name="ce6" office:value-type="float" office:value="-198574.91918347" calcext:value-type="float">
            <text:p>-198574.92</text:p>
          </table:table-cell>
          <table:table-cell/>
          <table:table-cell table:style-name="ce2" office:value-type="string" calcext:value-type="string">
            <text:p>HO</text:p>
          </table:table-cell>
          <table:table-cell table:style-name="ce6" table:number-columns-repeated="2"/>
          <table:table-cell table:style-name="ce6" table:formula="of:=[.D140]+0.5*[.B131]+0.5*[.C137]-[.H129]" office:value-type="float" office:value="49.2151865360211" calcext:value-type="float">
            <text:p>49.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2</text:p>
          </table:table-cell>
          <table:table-cell table:style-name="ce6" table:number-columns-repeated="2"/>
          <table:table-cell table:style-name="ce6" office:value-type="float" office:value="-395709.52010035" calcext:value-type="float">
            <text:p>-395709.52</text:p>
          </table:table-cell>
          <table:table-cell/>
          <table:table-cell table:style-name="ce2" office:value-type="string" calcext:value-type="string">
            <text:p>HO2</text:p>
          </table:table-cell>
          <table:table-cell table:style-name="ce6" table:number-columns-repeated="2"/>
          <table:table-cell table:style-name="ce6" table:formula="of:=[.D141]+0.5*[.B131]-[.H129]" office:value-type="float" office:value="6.8411655810196" calcext:value-type="float">
            <text:p>6.84</text:p>
          </table:table-cell>
          <table:table-cell table:number-columns-repeated="1015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PE_b3lyp" table:style-name="ta2">
        <table:table-column table:style-name="co6" table:default-cell-style-name="Default"/>
        <table:table-column table:style-name="co7" table:number-columns-repeated="5" table:default-cell-style-name="Default"/>
        <table:table-column table:style-name="co7" table:default-cell-style-name="ce5"/>
        <table:table-column table:style-name="co7" table:default-cell-style-name="ce6"/>
        <table:table-column table:style-name="co7" table:default-cell-style-name="Default"/>
        <table:table-column table:style-name="co7" table:default-cell-style-name="ce6"/>
        <table:table-column table:style-name="co7" table:number-columns-repeated="2" table:default-cell-style-name="Default"/>
        <table:table-column table:style-name="co7" table:default-cell-style-name="ce10"/>
        <table:table-column table:style-name="co7" table:default-cell-style-name="Default"/>
        <table:table-row table:style-name="ro3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4">
          <table:table-cell table:style-name="ce11" office:value-type="string" calcext:value-type="string">
            <text:p>ZPE CORRECTED</text:p>
          </table:table-cell>
          <table:table-cell table:style-name="ce6"/>
          <table:table-cell table:style-name="ce7" office:value-type="string" calcext:value-type="string">
            <text:p>Calculations performed with</text:p>
          </table:table-cell>
          <table:table-cell table:style-name="ce6"/>
          <table:table-cell table:style-name="ce5"/>
          <table:table-cell/>
          <table:table-cell table:style-name="ce11" office:value-type="string" calcext:value-type="string">
            <text:p>Ground State</text:p>
          </table:table-cell>
          <table:table-cell/>
          <table:table-cell table:style-name="ce7" office:value-type="string" calcext:value-type="string">
            <text:p>Calculations performed with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date" office:date-value="2015-09-10" calcext:value-type="date">
            <text:p>2015-09-10</text:p>
          </table:table-cell>
          <table:table-cell table:style-name="ce6"/>
          <table:table-cell table:style-name="ce7" office:value-type="string" calcext:value-type="string">
            <text:p>Hamiltonian</text:p>
          </table:table-cell>
          <table:table-cell table:style-name="ce6" office:value-type="string" calcext:value-type="string">
            <text:p>b3lyp</text:p>
          </table:table-cell>
          <table:table-cell table:style-name="ce5"/>
          <table:table-cell/>
          <table:table-cell table:style-name="ce3" office:value-type="date" office:date-value="2015-09-10" calcext:value-type="date">
            <text:p>2015-09-10</text:p>
          </table:table-cell>
          <table:table-cell/>
          <table:table-cell table:style-name="ce7" office:value-type="string" calcext:value-type="string">
            <text:p>Hamiltonian</text:p>
          </table:table-cell>
          <table:table-cell office:value-type="string" calcext:value-type="string">
            <text:p>b3lyp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4" office:value-type="time" office:time-value="PT13H09M56S" calcext:value-type="time">
            <text:p>01:09:56 PM</text:p>
          </table:table-cell>
          <table:table-cell table:style-name="ce6"/>
          <table:table-cell table:style-name="ce7" office:value-type="string" calcext:value-type="string">
            <text:p>basis</text:p>
          </table:table-cell>
          <table:table-cell table:style-name="ce6" office:value-type="string" calcext:value-type="string">
            <text:p>def2-TZVPD</text:p>
          </table:table-cell>
          <table:table-cell table:style-name="ce5"/>
          <table:table-cell/>
          <table:table-cell table:style-name="ce4" office:value-type="time" office:time-value="PT13H09M56S" calcext:value-type="time">
            <text:p>01:09:56 PM</text:p>
          </table:table-cell>
          <table:table-cell/>
          <table:table-cell table:style-name="ce7" office:value-type="string" calcext:value-type="string">
            <text:p>basis</text:p>
          </table:table-cell>
          <table:table-cell office:value-type="string" calcext:value-type="string">
            <text:p>def2-TZVPD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5"/>
          <table:table-cell table:style-name="ce6"/>
          <table:table-cell table:style-name="ce7" office:value-type="string" calcext:value-type="string">
            <text:p>unit</text:p>
          </table:table-cell>
          <table:table-cell table:style-name="ce8" office:value-type="string" calcext:value-type="string">
            <text:p>kJ/mol</text:p>
          </table:table-cell>
          <table:table-cell table:style-name="ce5"/>
          <table:table-cell table:number-columns-repeated="3"/>
          <table:table-cell table:style-name="ce7" office:value-type="string" calcext:value-type="string">
            <text:p>unit</text:p>
          </table:table-cell>
          <table:table-cell table:style-name="ce8" office:value-type="string" calcext:value-type="string">
            <text:p>kJ/mol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5"/>
          <table:table-cell table:style-name="ce6" table:number-columns-repeated="3"/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Default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style-name="ce5"/>
          <table:table-cell table:number-columns-repeated="2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H2</text:p>
          </table:table-cell>
          <table:table-cell table:style-name="ce6" table:formula="of:=[.H8]+[.H28]" office:value-type="float" office:value="-3053.0758972835" calcext:value-type="float">
            <text:p>-3053.08</text:p>
          </table:table-cell>
          <table:table-cell table:style-name="ce6" table:formula="of:=[.I8]+[.I28]" office:value-type="float" office:value="-2227.0798708038" calcext:value-type="float">
            <text:p>-2227.08</text:p>
          </table:table-cell>
          <table:table-cell table:style-name="ce6"/>
          <table:table-cell table:style-name="ce5"/>
          <table:table-cell table:style-name="ce10"/>
          <table:table-cell office:value-type="string" calcext:value-type="string">
            <text:p>H2</text:p>
          </table:table-cell>
          <table:table-cell office:value-type="float" office:value="-3079.5248715835" calcext:value-type="float">
            <text:p>-3079.52</text:p>
          </table:table-cell>
          <table:table-cell table:style-name="ce6" office:value-type="float" office:value="-2236.8336023538" calcext:value-type="float">
            <text:p>-2236.83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H2O</text:p>
          </table:table-cell>
          <table:table-cell table:style-name="ce6" table:formula="of:=[.H9]+[.H29]" office:value-type="float" office:value="-200610.684661155" calcext:value-type="float">
            <text:p>-200610.68</text:p>
          </table:table-cell>
          <table:table-cell table:style-name="ce6" table:formula="of:=[.I9]+[.I29]" office:value-type="float" office:value="-200133.87784527" calcext:value-type="float">
            <text:p>-200133.88</text:p>
          </table:table-cell>
          <table:table-cell table:style-name="ce6"/>
          <table:table-cell table:style-name="ce5"/>
          <table:table-cell table:style-name="ce10"/>
          <table:table-cell office:value-type="string" calcext:value-type="string">
            <text:p>H2O</text:p>
          </table:table-cell>
          <table:table-cell office:value-type="float" office:value="-200666.322776445" calcext:value-type="float">
            <text:p>-200666.32</text:p>
          </table:table-cell>
          <table:table-cell table:style-name="ce6" office:value-type="float" office:value="-200157.62876455" calcext:value-type="float">
            <text:p>-200157.63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H2O2_cis</text:p>
          </table:table-cell>
          <table:table-cell table:style-name="ce6" table:formula="of:=[.H10]+[.H30]" office:value-type="float" office:value="-397835.24949009" calcext:value-type="float">
            <text:p>-397835.25</text:p>
          </table:table-cell>
          <table:table-cell table:style-name="ce6" table:formula="of:=[.I10]+[.I30]" office:value-type="float" office:value="-397665.68894328" calcext:value-type="float">
            <text:p>-397665.69</text:p>
          </table:table-cell>
          <table:table-cell table:style-name="ce6"/>
          <table:table-cell table:style-name="ce5"/>
          <table:table-cell table:style-name="ce10"/>
          <table:table-cell office:value-type="string" calcext:value-type="string">
            <text:p>H2O2_cis</text:p>
          </table:table-cell>
          <table:table-cell office:value-type="float" office:value="-397904.5433829" calcext:value-type="float">
            <text:p>-397904.54</text:p>
          </table:table-cell>
          <table:table-cell table:style-name="ce6" office:value-type="float" office:value="-397725.60741885" calcext:value-type="float">
            <text:p>-397725.61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H2O2_trans</text:p>
          </table:table-cell>
          <table:table-cell table:style-name="ce6" table:formula="of:=[.H11]+[.H31]" office:value-type="float" office:value="-397835.23699924" calcext:value-type="float">
            <text:p>-397835.24</text:p>
          </table:table-cell>
          <table:table-cell table:style-name="ce6" table:formula="of:=[.I11]+[.I31]" office:value-type="float" office:value="-397665.81251091" calcext:value-type="float">
            <text:p>-397665.81</text:p>
          </table:table-cell>
          <table:table-cell table:style-name="ce6"/>
          <table:table-cell table:style-name="ce5"/>
          <table:table-cell table:style-name="ce10"/>
          <table:table-cell office:value-type="string" calcext:value-type="string">
            <text:p>H2O2_trans</text:p>
          </table:table-cell>
          <table:table-cell office:value-type="float" office:value="-397904.54312035" calcext:value-type="float">
            <text:p>-397904.54</text:p>
          </table:table-cell>
          <table:table-cell table:style-name="ce6" office:value-type="float" office:value="-397725.6076814" calcext:value-type="float">
            <text:p>-397725.61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H2O2_trans_planar</text:p>
          </table:table-cell>
          <table:table-cell table:style-name="ce6" table:formula="of:=[.H12]+[.H32]" office:value-type="float" office:value="-397832.54158732" calcext:value-type="float">
            <text:p>-397832.54</text:p>
          </table:table-cell>
          <table:table-cell table:style-name="ce6" table:formula="of:=[.I12]+[.I32]" office:value-type="float" office:value="-397665.81343791" calcext:value-type="float">
            <text:p>-397665.81</text:p>
          </table:table-cell>
          <table:table-cell table:style-name="ce6"/>
          <table:table-cell table:style-name="ce5"/>
          <table:table-cell table:style-name="ce10"/>
          <table:table-cell office:value-type="string" calcext:value-type="string">
            <text:p>H2O2_trans_planar</text:p>
          </table:table-cell>
          <table:table-cell office:value-type="float" office:value="-397899.9792137" calcext:value-type="float">
            <text:p>-397899.98</text:p>
          </table:table-cell>
          <table:table-cell table:style-name="ce6" office:value-type="float" office:value="-397725.60794395" calcext:value-type="float">
            <text:p>-397725.61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6" table:formula="of:=[.H13]+[.H33]" office:value-type="float" office:value="-196094.2445465" calcext:value-type="float">
            <text:p>-196094.24</text:p>
          </table:table-cell>
          <table:table-cell table:style-name="ce6" table:formula="of:=[.I13]+[.I33]" office:value-type="float" office:value="-197089.968047" calcext:value-type="float">
            <text:p>-197089.97</text:p>
          </table:table-cell>
          <table:table-cell table:style-name="ce6"/>
          <table:table-cell table:style-name="ce5"/>
          <table:table-cell table:style-name="ce10"/>
          <table:table-cell office:value-type="string" calcext:value-type="string">
            <text:p>O</text:p>
          </table:table-cell>
          <table:table-cell office:value-type="float" office:value="-196094.2445465" calcext:value-type="float">
            <text:p>-196094.24</text:p>
          </table:table-cell>
          <table:table-cell table:style-name="ce6" office:value-type="float" office:value="-197089.968047" calcext:value-type="float">
            <text:p>-197089.97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O2</text:p>
          </table:table-cell>
          <table:table-cell table:style-name="ce6" table:formula="of:=[.H14]+[.H34]" office:value-type="float" office:value="-394521.7565037" calcext:value-type="float">
            <text:p>-394521.76</text:p>
          </table:table-cell>
          <table:table-cell table:style-name="ce6" table:formula="of:=[.I14]+[.I34]" office:value-type="float" office:value="-394683.91157283" calcext:value-type="float">
            <text:p>-394683.91</text:p>
          </table:table-cell>
          <table:table-cell table:style-name="ce6"/>
          <table:table-cell table:style-name="ce5"/>
          <table:table-cell table:style-name="ce10"/>
          <table:table-cell office:value-type="string" calcext:value-type="string">
            <text:p>O2</text:p>
          </table:table-cell>
          <table:table-cell office:value-type="float" office:value="-394531.51023525" calcext:value-type="float">
            <text:p>-394531.51</text:p>
          </table:table-cell>
          <table:table-cell table:style-name="ce6" office:value-type="float" office:value="-394693.73567945" calcext:value-type="float">
            <text:p>-394693.74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O3</text:p>
          </table:table-cell>
          <table:table-cell table:style-name="ce6" table:formula="of:=[.H15]+[.H35]" office:value-type="float" office:value="-591831.32722021" calcext:value-type="float">
            <text:p>-591831.33</text:p>
          </table:table-cell>
          <table:table-cell table:style-name="ce6" table:formula="of:=[.I15]+[.I35]" office:value-type="float" office:value="-591756.28634305" calcext:value-type="float">
            <text:p>-591756.29</text:p>
          </table:table-cell>
          <table:table-cell table:style-name="ce6"/>
          <table:table-cell table:style-name="ce5"/>
          <table:table-cell table:style-name="ce10"/>
          <table:table-cell office:value-type="string" calcext:value-type="string">
            <text:p>O3</text:p>
          </table:table-cell>
          <table:table-cell office:value-type="float" office:value="-591850.54948155" calcext:value-type="float">
            <text:p>-591850.55</text:p>
          </table:table-cell>
          <table:table-cell table:style-name="ce6" office:value-type="float" office:value="-591770.9109777" calcext:value-type="float">
            <text:p>-591770.91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6" table:number-columns-repeated="2"/>
          <table:table-cell table:style-name="ce6" table:formula="of:=[.J16]+[.J36]" office:value-type="float" office:value="-1309.5022565" calcext:value-type="float">
            <text:p>-1309.50</text:p>
          </table:table-cell>
          <table:table-cell table:style-name="ce5"/>
          <table:table-cell/>
          <table:table-cell office:value-type="string" calcext:value-type="string">
            <text:p>H</text:p>
          </table:table-cell>
          <table:table-cell/>
          <table:table-cell table:style-name="ce6"/>
          <table:table-cell office:value-type="float" office:value="-1309.5022565" calcext:value-type="float">
            <text:p>-1309.5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HO</text:p>
          </table:table-cell>
          <table:table-cell table:style-name="ce6" table:number-columns-repeated="2"/>
          <table:table-cell table:style-name="ce6" table:formula="of:=[.J17]+[.J37]" office:value-type="float" office:value="-198825.60863116" calcext:value-type="float">
            <text:p>-198825.61</text:p>
          </table:table-cell>
          <table:table-cell table:style-name="ce5"/>
          <table:table-cell/>
          <table:table-cell office:value-type="string" calcext:value-type="string">
            <text:p>HO</text:p>
          </table:table-cell>
          <table:table-cell/>
          <table:table-cell table:style-name="ce6"/>
          <table:table-cell office:value-type="float" office:value="-198847.66210961" calcext:value-type="float">
            <text:p>-198847.66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HO2</text:p>
          </table:table-cell>
          <table:table-cell table:style-name="ce6" table:number-columns-repeated="2"/>
          <table:table-cell table:style-name="ce6" table:formula="of:=[.J18]+[.J38]" office:value-type="float" office:value="-396188.70400474" calcext:value-type="float">
            <text:p>-396188.70</text:p>
          </table:table-cell>
          <table:table-cell table:style-name="ce5"/>
          <table:table-cell/>
          <table:table-cell office:value-type="string" calcext:value-type="string">
            <text:p>HO2</text:p>
          </table:table-cell>
          <table:table-cell/>
          <table:table-cell table:style-name="ce6"/>
          <table:table-cell office:value-type="float" office:value="-396225.60045765" calcext:value-type="float">
            <text:p>-396225.6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"/>
          <table:table-cell table:style-name="ce4"/>
        </table:table-row>
        <table:table-row table:style-name="ro4">
          <table:table-cell table:number-columns-repeated="6"/>
          <table:table-cell table:style-name="ce11" office:value-type="string" calcext:value-type="string">
            <text:p>Corrections</text:p>
          </table:table-cell>
          <table:table-cell/>
          <table:table-cell table:style-name="ce7" office:value-type="string" calcext:value-type="string">
            <text:p>Calculations performed with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office:value-type="date" office:date-value="2015-09-10" calcext:value-type="date">
            <text:p>2015-09-10</text:p>
          </table:table-cell>
          <table:table-cell/>
          <table:table-cell table:style-name="ce7" office:value-type="string" calcext:value-type="string">
            <text:p>Hamiltonian</text:p>
          </table:table-cell>
          <table:table-cell office:value-type="string" calcext:value-type="string">
            <text:p>b3lyp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4" office:value-type="time" office:time-value="PT13H09M56S" calcext:value-type="time">
            <text:p>01:09:56 PM</text:p>
          </table:table-cell>
          <table:table-cell/>
          <table:table-cell table:style-name="ce7" office:value-type="string" calcext:value-type="string">
            <text:p>basis</text:p>
          </table:table-cell>
          <table:table-cell office:value-type="string" calcext:value-type="string">
            <text:p>def2-TZVPD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7" office:value-type="string" calcext:value-type="string">
            <text:p>unit</text:p>
          </table:table-cell>
          <table:table-cell table:style-name="ce8" office:value-type="string" calcext:value-type="string">
            <text:p>kJ/mol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6"/>
          <table:table-cell table:number-columns-repeated="5"/>
        </table:table-row>
        <table:table-row table:style-name="ro2">
          <table:table-cell table:number-columns-repeated="7"/>
          <table:table-cell table:style-name="ce7" office:value-type="string" calcext:value-type="string">
            <text:p>Singlet</text:p>
          </table:table-cell>
          <table:table-cell table:style-name="ce7" office:value-type="string" calcext:value-type="string">
            <text:p>Triplet</text:p>
          </table:table-cell>
          <table:table-cell table:style-name="ce7" office:value-type="string" calcext:value-type="string">
            <text:p>Dublet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H2</text:p>
          </table:table-cell>
          <table:table-cell table:style-name="Default" office:value-type="float" office:value="26.4489743" calcext:value-type="float">
            <text:p>26.4489743</text:p>
          </table:table-cell>
          <table:table-cell office:value-type="float" office:value="9.75373155" calcext:value-type="float">
            <text:p>9.75373155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H2O</text:p>
          </table:table-cell>
          <table:table-cell table:style-name="Default" office:value-type="float" office:value="55.63811529" calcext:value-type="float">
            <text:p>55.63811529</text:p>
          </table:table-cell>
          <table:table-cell office:value-type="float" office:value="23.75091928" calcext:value-type="float">
            <text:p>23.75091928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6"/>
          <table:table-cell office:value-type="string" calcext:value-type="string">
            <text:p>H2O2_cis</text:p>
          </table:table-cell>
          <table:table-cell table:style-name="Default" office:value-type="float" office:value="69.29389281" calcext:value-type="float">
            <text:p>69.29389281</text:p>
          </table:table-cell>
          <table:table-cell office:value-type="float" office:value="59.91847557" calcext:value-type="float">
            <text:p>59.91847557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H2O2_trans</text:p>
          </table:table-cell>
          <table:table-cell table:style-name="Default" office:value-type="float" office:value="69.30612111" calcext:value-type="float">
            <text:p>69.30612111</text:p>
          </table:table-cell>
          <table:table-cell office:value-type="float" office:value="59.79517049" calcext:value-type="float">
            <text:p>59.79517049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H2O2_trans_planar</text:p>
          </table:table-cell>
          <table:table-cell table:style-name="Default" office:value-type="float" office:value="67.43762638" calcext:value-type="float">
            <text:p>67.43762638</text:p>
          </table:table-cell>
          <table:table-cell office:value-type="float" office:value="59.79450604" calcext:value-type="float">
            <text:p>59.79450604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O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6"/>
          <table:table-cell office:value-type="string" calcext:value-type="string">
            <text:p>O2</text:p>
          </table:table-cell>
          <table:table-cell table:style-name="Default" office:value-type="float" office:value="9.75373155" calcext:value-type="float">
            <text:p>9.75373155</text:p>
          </table:table-cell>
          <table:table-cell office:value-type="float" office:value="9.82410662" calcext:value-type="float">
            <text:p>9.82410662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O3</text:p>
          </table:table-cell>
          <table:table-cell table:style-name="Default" office:value-type="float" office:value="19.22226134" calcext:value-type="float">
            <text:p>19.22226134</text:p>
          </table:table-cell>
          <table:table-cell office:value-type="float" office:value="14.62463465" calcext:value-type="float">
            <text:p>14.62463465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H</text:p>
          </table:table-cell>
          <table:table-cell/>
          <table:table-cell table:style-name="ce6"/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HO</text:p>
          </table:table-cell>
          <table:table-cell/>
          <table:table-cell table:style-name="ce6"/>
          <table:table-cell table:style-name="Default" office:value-type="float" office:value="22.05347845" calcext:value-type="float">
            <text:p>22.05347845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HO2</text:p>
          </table:table-cell>
          <table:table-cell/>
          <table:table-cell table:style-name="ce6"/>
          <table:table-cell table:style-name="Default" office:value-type="float" office:value="36.89645291" calcext:value-type="float">
            <text:p>36.89645291</text:p>
          </table:table-cell>
          <table:table-cell table:number-columns-repeated="2"/>
          <table:table-cell table:style-name="Default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turbomole_Energies" table:style-name="ta2">
        <table:table-column table:style-name="co8" table:number-columns-repeated="6" table:default-cell-style-name="ce5"/>
        <table:table-column table:style-name="co9" table:number-columns-repeated="8" table:default-cell-style-name="ce5"/>
        <table:table-column table:style-name="co5" table:number-columns-repeated="1009" table:default-cell-style-name="ce5"/>
        <table:table-column table:style-name="co5" table:default-cell-style-name="Default"/>
        <table:table-row table:style-name="ro2">
          <table:table-cell table:style-name="ce2" office:value-type="string" calcext:value-type="string">
            <text:p>BINDING ENERGIES</text:p>
          </table:table-cell>
          <table:table-cell/>
          <table:table-cell table:style-name="ce12" office:value-type="string" calcext:value-type="string">
            <text:p>RESULTS</text:p>
          </table:table-cell>
          <table:table-cell table:number-columns-repeated="5"/>
          <table:table-cell table:style-name="Default" table:number-columns-repeated="2"/>
          <table:table-cell/>
          <table:table-cell table:style-name="ce28"/>
          <table:table-cell/>
          <table:table-cell table:style-name="ce12" office:value-type="string" calcext:value-type="string">
            <text:p>SOURCE DATA</text:p>
          </table:table-cell>
          <table:table-cell table:number-columns-repeated="6"/>
          <table:table-cell table:style-name="Default" table:number-columns-repeated="6"/>
          <table:table-cell table:number-columns-repeated="998"/>
        </table:table-row>
        <table:table-row table:style-name="ro2">
          <table:table-cell table:style-name="ce2" office:value-type="string" calcext:value-type="string">
            <text:p>ERROR</text:p>
          </table:table-cell>
          <table:table-cell/>
          <table:table-cell table:style-name="ce13" office:value-type="string" calcext:value-type="string">
            <text:p>RESPECTIVE ENERGY MINIMA</text:p>
          </table:table-cell>
          <table:table-cell table:style-name="ce20"/>
          <table:table-cell table:style-name="ce13" office:value-type="string" calcext:value-type="string">
            <text:p>H2O+H</text:p>
          </table:table-cell>
          <table:table-cell table:style-name="ce13" office:value-type="string" calcext:value-type="string">
            <text:p>H2O+H2O(S=1)</text:p>
          </table:table-cell>
          <table:table-cell table:style-name="ce28"/>
          <table:table-cell table:style-name="ce13" office:value-type="string" calcext:value-type="string">
            <text:p>FIXED GEOMETRY ENERGY MINIMA</text:p>
          </table:table-cell>
          <table:table-cell table:style-name="ce30"/>
          <table:table-cell table:style-name="ce13" office:value-type="string" calcext:value-type="string">
            <text:p>H2O+H</text:p>
          </table:table-cell>
          <table:table-cell table:style-name="ce13" office:value-type="string" calcext:value-type="string">
            <text:p>H2O+H2O(S=1)</text:p>
          </table:table-cell>
          <table:table-cell table:style-name="ce28" office:value-type="string" calcext:value-type="string">
            <text:p>DEVIATIONS FROM H2O+H2O</text:p>
          </table:table-cell>
          <table:table-cell/>
          <table:table-cell table:style-name="ce2" office:value-type="string" calcext:value-type="string">
            <text:p>AT CORRESPONGING ENERGY OPTIMA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H2O(S=1)</text:p>
          </table:table-cell>
          <table:table-cell table:style-name="ce2" office:value-type="string" calcext:value-type="string">
            <text:p>H2O+H</text:p>
          </table:table-cell>
          <table:table-cell table:style-name="ce2" office:value-type="string" calcext:value-type="string">
            <text:p>H2O+H2O(S=1)</text:p>
          </table:table-cell>
          <table:table-cell/>
          <table:table-cell table:style-name="ce2" office:value-type="string" calcext:value-type="string">
            <text:p>AT CCSD(T)-F12/VTZ ENERGY MINIMUM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H2O(S=1)</text:p>
          </table:table-cell>
          <table:table-cell table:style-name="ce2" office:value-type="string" calcext:value-type="string">
            <text:p>H2O+H</text:p>
          </table:table-cell>
          <table:table-cell table:style-name="ce2" office:value-type="string" calcext:value-type="string">
            <text:p>H2O+H2O(S=1)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style-name="ce2" office:value-type="string" calcext:value-type="string">
            <text:p>REF</text:p>
          </table:table-cell>
          <table:table-cell office:value-type="string" calcext:value-type="string">
            <text:p>ccsdt-f12/vtz</text:p>
          </table:table-cell>
          <table:table-cell table:style-name="ce6" table:formula="of:=[.R3]-[.Q3]-[.P3]" office:value-type="float" office:value="-0.454736599978105" calcext:value-type="float">
            <text:p>-0.45</text:p>
          </table:table-cell>
          <table:table-cell table:style-name="ce6" table:formula="of:=[.S3]-2*[.Q3]" office:value-type="float" office:value="-20.9815257199807" calcext:value-type="float">
            <text:p>-20.98</text:p>
          </table:table-cell>
          <table:table-cell/>
          <table:table-cell table:style-name="ce2" office:value-type="string" calcext:value-type="string">
            <text:p>REF</text:p>
          </table:table-cell>
          <table:table-cell office:value-type="string" calcext:value-type="string">
            <text:p>ccsdt-f12/vtz</text:p>
          </table:table-cell>
          <table:table-cell table:style-name="ce31" table:formula="of:=[.R3]-[.Q3]-[.P3]" office:value-type="float" office:value="-0.454736599978105" calcext:value-type="float">
            <text:p>-0.45</text:p>
          </table:table-cell>
          <table:table-cell table:style-name="ce31" table:formula="of:=[.S3]-2*[.Q3]" office:value-type="float" office:value="-20.9815257199807" calcext:value-type="float">
            <text:p>-20.98</text:p>
          </table:table-cell>
          <table:table-cell table:style-name="ce28"/>
          <table:table-cell/>
          <table:table-cell table:style-name="ce2" office:value-type="string" calcext:value-type="string">
            <text:p>REF</text:p>
          </table:table-cell>
          <table:table-cell office:value-type="string" calcext:value-type="string">
            <text:p>ccsdt-f12/vtz</text:p>
          </table:table-cell>
          <table:table-cell office:value-type="float" office:value="-1312.608223" calcext:value-type="float">
            <text:p>-1312.608223</text:p>
          </table:table-cell>
          <table:table-cell office:value-type="float" office:value="-200520.22522739" calcext:value-type="float">
            <text:p>-200520.22522739</text:p>
          </table:table-cell>
          <table:table-cell office:value-type="float" office:value="-201833.28818699" calcext:value-type="float">
            <text:p>-201833.28818699</text:p>
          </table:table-cell>
          <table:table-cell table:style-name="ce37" office:value-type="float" office:value="-401061.4319805" calcext:value-type="float">
            <text:p>-401061.4319805</text:p>
          </table:table-cell>
          <table:table-cell/>
          <table:table-cell table:style-name="ce2" office:value-type="string" calcext:value-type="string">
            <text:p>REF</text:p>
          </table:table-cell>
          <table:table-cell office:value-type="string" calcext:value-type="string">
            <text:p>ccsdt-f12/vtz</text:p>
          </table:table-cell>
          <table:table-cell table:formula="of:=[.P3]" office:value-type="float" office:value="-1312.608223" calcext:value-type="float">
            <text:p>-1312.608223</text:p>
          </table:table-cell>
          <table:table-cell table:formula="of:=[.Q3]" office:value-type="float" office:value="-200520.22522739" calcext:value-type="float">
            <text:p>-200520.22522739</text:p>
          </table:table-cell>
          <table:table-cell table:formula="of:=[.R3]" office:value-type="float" office:value="-201833.28818699" calcext:value-type="float">
            <text:p>-201833.28818699</text:p>
          </table:table-cell>
          <table:table-cell table:formula="of:=[.S3]" office:value-type="float" office:value="-401061.4319805" calcext:value-type="float">
            <text:p>-401061.4319805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REFRENCE:</text:p>
          </table:table-cell>
          <table:table-cell/>
          <table:table-cell table:style-name="ce14" office:value-type="string" calcext:value-type="string">
            <text:p>def2-SVP</text:p>
          </table:table-cell>
          <table:table-cell table:style-name="ce21" office:value-type="string" calcext:value-type="string">
            <text:p>mp2</text:p>
          </table:table-cell>
          <table:table-cell table:style-name="ce23" table:formula="of:=[.R4]-[.Q4]-[.P4]" office:value-type="float" office:value="-1.41056113000946" calcext:value-type="float">
            <text:p>-1.41</text:p>
          </table:table-cell>
          <table:table-cell table:style-name="ce25" table:formula="of:=[.S4]-2*[.Q4]" office:value-type="float" office:value="-31.6816984600155" calcext:value-type="float">
            <text:p>-31.68</text:p>
          </table:table-cell>
          <table:table-cell/>
          <table:table-cell table:style-name="ce14" office:value-type="string" calcext:value-type="string">
            <text:p>def2-SVP</text:p>
          </table:table-cell>
          <table:table-cell table:style-name="ce21" office:value-type="string" calcext:value-type="string">
            <text:p>mp2</text:p>
          </table:table-cell>
          <table:table-cell table:style-name="ce32" table:formula="of:=[.Y4]-[.X4]-[.W4]" office:value-type="float" office:value="-0.865349799982369" calcext:value-type="float">
            <text:p>-0.87</text:p>
          </table:table-cell>
          <table:table-cell table:style-name="ce25" table:formula="of:=[.Z4]-2*[.X4]" office:value-type="float" office:value="-30.8601270000217" calcext:value-type="float">
            <text:p>-30.86</text:p>
          </table:table-cell>
          <table:table-cell table:style-name="ce28"/>
          <table:table-cell/>
          <table:table-cell table:style-name="ce2" office:value-type="string" calcext:value-type="string">
            <text:p>def2-SVP</text:p>
          </table:table-cell>
          <table:table-cell office:value-type="string" calcext:value-type="string">
            <text:p>mp2</text:p>
          </table:table-cell>
          <table:table-cell office:value-type="float" office:value="-1310.8554542" calcext:value-type="float">
            <text:p>-1310.8554542</text:p>
          </table:table-cell>
          <table:table-cell table:style-name="Default" office:value-type="float" office:value="-199970.192717995" calcext:value-type="float">
            <text:p>-199970.192717995</text:p>
          </table:table-cell>
          <table:table-cell office:value-type="float" office:value="-201282.458733325" calcext:value-type="float">
            <text:p>-201282.458733325</text:p>
          </table:table-cell>
          <table:table-cell office:value-type="float" office:value="-399972.06713445" calcext:value-type="float">
            <text:p>-399972.06713445</text:p>
          </table:table-cell>
          <table:table-cell/>
          <table:table-cell table:style-name="ce2" office:value-type="string" calcext:value-type="string">
            <text:p>def2-SVP</text:p>
          </table:table-cell>
          <table:table-cell office:value-type="string" calcext:value-type="string">
            <text:p>mp2</text:p>
          </table:table-cell>
          <table:table-cell office:value-type="float" office:value="-1310.8554542" calcext:value-type="float">
            <text:p>-1310.8554542</text:p>
          </table:table-cell>
          <table:table-cell office:value-type="float" office:value="-199969.9288815" calcext:value-type="float">
            <text:p>-199969.9288815</text:p>
          </table:table-cell>
          <table:table-cell office:value-type="float" office:value="-201281.6496855" calcext:value-type="float">
            <text:p>-201281.6496855</text:p>
          </table:table-cell>
          <table:table-cell office:value-type="float" office:value="-399970.71789" calcext:value-type="float">
            <text:p>-399970.71789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CCSD(T)-F12/vtz</text:p>
          </table:table-cell>
          <table:table-cell/>
          <table:table-cell table:style-name="ce15"/>
          <table:table-cell office:value-type="string" calcext:value-type="string">
            <text:p>b3lyp</text:p>
          </table:table-cell>
          <table:table-cell table:style-name="ce6" table:formula="of:=[.R5]-[.Q5]-[.P5]" office:value-type="float" office:value="-6.38778898999726" calcext:value-type="float">
            <text:p>-6.39</text:p>
          </table:table-cell>
          <table:table-cell table:style-name="ce26" table:formula="of:=[.S5]-2*[.Q5]" office:value-type="float" office:value="-34.8683728299802" calcext:value-type="float">
            <text:p>-34.87</text:p>
          </table:table-cell>
          <table:table-cell/>
          <table:table-cell table:style-name="ce15"/>
          <table:table-cell office:value-type="string" calcext:value-type="string">
            <text:p>b3lyp</text:p>
          </table:table-cell>
          <table:table-cell table:style-name="ce31" table:formula="of:=[.Y5]-[.X5]-[.W5]" office:value-type="float" office:value="-1.53591750001351" calcext:value-type="float">
            <text:p>-1.54</text:p>
          </table:table-cell>
          <table:table-cell table:style-name="ce34" table:formula="of:=[.Z5]-2*[.X5]" office:value-type="float" office:value="-33.5696430000244" calcext:value-type="float">
            <text:p>-33.57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3lyp</text:p>
          </table:table-cell>
          <table:table-cell office:value-type="float" office:value="-1307.13143" calcext:value-type="float">
            <text:p>-1307.13143</text:p>
          </table:table-cell>
          <table:table-cell office:value-type="float" office:value="-200381.24527756" calcext:value-type="float">
            <text:p>-200381.24527756</text:p>
          </table:table-cell>
          <table:table-cell office:value-type="float" office:value="-201694.76449655" calcext:value-type="float">
            <text:p>-201694.76449655</text:p>
          </table:table-cell>
          <table:table-cell office:value-type="float" office:value="-400797.35892795" calcext:value-type="float">
            <text:p>-400797.35892795</text:p>
          </table:table-cell>
          <table:table-cell table:number-columns-repeated="2"/>
          <table:table-cell office:value-type="string" calcext:value-type="string">
            <text:p>b3lyp</text:p>
          </table:table-cell>
          <table:table-cell office:value-type="float" office:value="-1307.13143" calcext:value-type="float">
            <text:p>-1307.13143</text:p>
          </table:table-cell>
          <table:table-cell office:value-type="float" office:value="-200380.8458865" calcext:value-type="float">
            <text:p>-200380.8458865</text:p>
          </table:table-cell>
          <table:table-cell office:value-type="float" office:value="-201689.513234" calcext:value-type="float">
            <text:p>-201689.513234</text:p>
          </table:table-cell>
          <table:table-cell office:value-type="float" office:value="-400795.261416" calcext:value-type="float">
            <text:p>-400795.261416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H2O+H</text:p>
          </table:table-cell>
          <table:table-cell table:formula="of:=[.R3]-[.Q3]-[.P3]" office:value-type="float" office:value="-0.454736599978105" calcext:value-type="float">
            <text:p>-0.4547366</text:p>
          </table:table-cell>
          <table:table-cell table:style-name="ce15"/>
          <table:table-cell office:value-type="string" calcext:value-type="string">
            <text:p>b3lyp-d3</text:p>
          </table:table-cell>
          <table:table-cell table:style-name="ce6" table:formula="of:=[.R6]-[.Q6]-[.P6]" office:value-type="float" office:value="-9.09956291999833" calcext:value-type="float">
            <text:p>-9.10</text:p>
          </table:table-cell>
          <table:table-cell table:style-name="ce26" table:formula="of:=[.S6]-2*[.Q6]" office:value-type="float" office:value="-38.048588470032" calcext:value-type="float">
            <text:p>-38.05</text:p>
          </table:table-cell>
          <table:table-cell/>
          <table:table-cell table:style-name="ce15"/>
          <table:table-cell office:value-type="string" calcext:value-type="string">
            <text:p>b3lyp-d3</text:p>
          </table:table-cell>
          <table:table-cell table:style-name="ce31" table:formula="of:=[.Y6]-[.X6]-[.W6]" office:value-type="float" office:value="-2.4915994999842" calcext:value-type="float">
            <text:p>-2.49</text:p>
          </table:table-cell>
          <table:table-cell table:style-name="ce34" table:formula="of:=[.Z6]-2*[.X6]" office:value-type="float" office:value="-36.6230994999642" calcext:value-type="float">
            <text:p>-36.62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3lyp-d3</text:p>
          </table:table-cell>
          <table:table-cell office:value-type="float" office:value="-1307.13143" calcext:value-type="float">
            <text:p>-1307.13143</text:p>
          </table:table-cell>
          <table:table-cell office:value-type="float" office:value="-200381.26617654" calcext:value-type="float">
            <text:p>-200381.26617654</text:p>
          </table:table-cell>
          <table:table-cell office:value-type="float" office:value="-201697.49716946" calcext:value-type="float">
            <text:p>-201697.49716946</text:p>
          </table:table-cell>
          <table:table-cell office:value-type="float" office:value="-400800.58094155" calcext:value-type="float">
            <text:p>-400800.58094155</text:p>
          </table:table-cell>
          <table:table-cell table:number-columns-repeated="2"/>
          <table:table-cell office:value-type="string" calcext:value-type="string">
            <text:p>b3lyp-d3</text:p>
          </table:table-cell>
          <table:table-cell office:value-type="float" office:value="-1307.13143" calcext:value-type="float">
            <text:p>-1307.13143</text:p>
          </table:table-cell>
          <table:table-cell office:value-type="float" office:value="-200380.864265" calcext:value-type="float">
            <text:p>-200380.864265</text:p>
          </table:table-cell>
          <table:table-cell office:value-type="float" office:value="-201690.4872945" calcext:value-type="float">
            <text:p>-201690.4872945</text:p>
          </table:table-cell>
          <table:table-cell office:value-type="float" office:value="-400798.3516295" calcext:value-type="float">
            <text:p>-400798.3516295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H2O+H2O (S=1)</text:p>
          </table:table-cell>
          <table:table-cell table:formula="of:=[.S3]-2*[.Q3]" office:value-type="float" office:value="-20.9815257199807" calcext:value-type="float">
            <text:p>-20.98152572</text:p>
          </table:table-cell>
          <table:table-cell table:style-name="ce15"/>
          <table:table-cell office:value-type="string" calcext:value-type="string">
            <text:p>becke97-d</text:p>
          </table:table-cell>
          <table:table-cell table:style-name="ce6" table:formula="of:=[.R7]-[.Q7]-[.P7]" office:value-type="float" office:value="-11.5478154149907" calcext:value-type="float">
            <text:p>-11.55</text:p>
          </table:table-cell>
          <table:table-cell table:style-name="ce26" table:formula="of:=[.S7]-2*[.Q7]" office:value-type="float" office:value="-34.3543524399865" calcext:value-type="float">
            <text:p>-34.35</text:p>
          </table:table-cell>
          <table:table-cell/>
          <table:table-cell table:style-name="ce15"/>
          <table:table-cell office:value-type="string" calcext:value-type="string">
            <text:p>becke97-d</text:p>
          </table:table-cell>
          <table:table-cell table:style-name="ce31" table:formula="of:=[.Y7]-[.X7]-[.W7]" office:value-type="float" office:value="-1.26286550000191" calcext:value-type="float">
            <text:p>-1.26</text:p>
          </table:table-cell>
          <table:table-cell table:style-name="ce34" table:formula="of:=[.Z7]-2*[.X7]" office:value-type="float" office:value="-32.0258489999687" calcext:value-type="float">
            <text:p>-32.03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ecke97-d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492.35549238" calcext:value-type="float">
            <text:p>-200492.35549238</text:p>
          </table:table-cell>
          <table:table-cell office:value-type="float" office:value="-201813.878154295" calcext:value-type="float">
            <text:p>-201813.878154295</text:p>
          </table:table-cell>
          <table:table-cell office:value-type="float" office:value="-401019.0653372" calcext:value-type="float">
            <text:p>-401019.0653372</text:p>
          </table:table-cell>
          <table:table-cell table:number-columns-repeated="2"/>
          <table:table-cell office:value-type="string" calcext:value-type="string">
            <text:p>becke97-d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490.9331015" calcext:value-type="float">
            <text:p>-200490.9331015</text:p>
          </table:table-cell>
          <table:table-cell office:value-type="float" office:value="-201802.1708135" calcext:value-type="float">
            <text:p>-201802.1708135</text:p>
          </table:table-cell>
          <table:table-cell office:value-type="float" office:value="-401013.892052" calcext:value-type="float">
            <text:p>-401013.892052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H2O+H2O (S=3)</text:p>
          </table:table-cell>
          <table:table-cell/>
          <table:table-cell table:style-name="ce15"/>
          <table:table-cell office:value-type="string" calcext:value-type="string">
            <text:p>becke97-d-d3</text:p>
          </table:table-cell>
          <table:table-cell table:style-name="ce6" table:formula="of:=[.R8]-[.Q8]-[.P8]" office:value-type="float" office:value="-13.8156698049872" calcext:value-type="float">
            <text:p>-13.82</text:p>
          </table:table-cell>
          <table:table-cell table:style-name="ce26" table:formula="of:=[.S8]-2*[.Q8]" office:value-type="float" office:value="-38.0651816299651" calcext:value-type="float">
            <text:p>-38.07</text:p>
          </table:table-cell>
          <table:table-cell/>
          <table:table-cell table:style-name="ce15"/>
          <table:table-cell office:value-type="string" calcext:value-type="string">
            <text:p>becke97-d-d3</text:p>
          </table:table-cell>
          <table:table-cell table:style-name="ce31" table:formula="of:=[.Y8]-[.X8]-[.W8]" office:value-type="float" office:value="-2.38920500001518" calcext:value-type="float">
            <text:p>-2.39</text:p>
          </table:table-cell>
          <table:table-cell table:style-name="ce34" table:formula="of:=[.Z8]-2*[.X8]" office:value-type="float" office:value="-35.4888835000456" calcext:value-type="float">
            <text:p>-35.49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ecke97-d-d3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492.378623035" calcext:value-type="float">
            <text:p>-200492.378623035</text:p>
          </table:table-cell>
          <table:table-cell office:value-type="float" office:value="-201816.16913934" calcext:value-type="float">
            <text:p>-201816.16913934</text:p>
          </table:table-cell>
          <table:table-cell office:value-type="float" office:value="-401022.8224277" calcext:value-type="float">
            <text:p>-401022.8224277</text:p>
          </table:table-cell>
          <table:table-cell table:number-columns-repeated="2"/>
          <table:table-cell office:value-type="string" calcext:value-type="string">
            <text:p>becke97-d-d3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490.9541055" calcext:value-type="float">
            <text:p>-200490.9541055</text:p>
          </table:table-cell>
          <table:table-cell office:value-type="float" office:value="-201803.318157" calcext:value-type="float">
            <text:p>-201803.318157</text:p>
          </table:table-cell>
          <table:table-cell office:value-type="float" office:value="-401017.3970945" calcext:value-type="float">
            <text:p>-401017.3970945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number-columns-repeated="2"/>
          <table:table-cell table:style-name="ce15"/>
          <table:table-cell office:value-type="string" calcext:value-type="string">
            <text:p>bhlyp</text:p>
          </table:table-cell>
          <table:table-cell table:style-name="ce6" table:formula="of:=[.R9]-[.Q9]-[.P9]" office:value-type="float" office:value="-3.58790327998577" calcext:value-type="float">
            <text:p>-3.59</text:p>
          </table:table-cell>
          <table:table-cell table:style-name="ce26" table:formula="of:=[.S9]-2*[.Q9]" office:value-type="float" office:value="-33.6585424299701" calcext:value-type="float">
            <text:p>-33.66</text:p>
          </table:table-cell>
          <table:table-cell/>
          <table:table-cell table:style-name="ce15"/>
          <table:table-cell office:value-type="string" calcext:value-type="string">
            <text:p>bhlyp</text:p>
          </table:table-cell>
          <table:table-cell table:style-name="ce31" table:formula="of:=[.Y9]-[.X9]-[.W9]" office:value-type="float" office:value="-1.25236350001069" calcext:value-type="float">
            <text:p>-1.25</text:p>
          </table:table-cell>
          <table:table-cell table:style-name="ce34" table:formula="of:=[.Z9]-2*[.X9]" office:value-type="float" office:value="-33.047168500023" calcext:value-type="float">
            <text:p>-33.05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hlyp</text:p>
          </table:table-cell>
          <table:table-cell office:value-type="float" office:value="-1307.07892" calcext:value-type="float">
            <text:p>-1307.07892</text:p>
          </table:table-cell>
          <table:table-cell office:value-type="float" office:value="-200372.289303235" calcext:value-type="float">
            <text:p>-200372.289303235</text:p>
          </table:table-cell>
          <table:table-cell office:value-type="float" office:value="-201682.956126515" calcext:value-type="float">
            <text:p>-201682.956126515</text:p>
          </table:table-cell>
          <table:table-cell office:value-type="float" office:value="-400778.2371489" calcext:value-type="float">
            <text:p>-400778.2371489</text:p>
          </table:table-cell>
          <table:table-cell table:number-columns-repeated="2"/>
          <table:table-cell office:value-type="string" calcext:value-type="string">
            <text:p>bhlyp</text:p>
          </table:table-cell>
          <table:table-cell office:value-type="float" office:value="-1307.07892" calcext:value-type="float">
            <text:p>-1307.07892</text:p>
          </table:table-cell>
          <table:table-cell office:value-type="float" office:value="-200372.1974895" calcext:value-type="float">
            <text:p>-200372.1974895</text:p>
          </table:table-cell>
          <table:table-cell office:value-type="float" office:value="-201680.528773" calcext:value-type="float">
            <text:p>-201680.528773</text:p>
          </table:table-cell>
          <table:table-cell office:value-type="float" office:value="-400777.4421475" calcext:value-type="float">
            <text:p>-400777.4421475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number-columns-repeated="2"/>
          <table:table-cell table:style-name="ce15"/>
          <table:table-cell office:value-type="string" calcext:value-type="string">
            <text:p>bhlyp-d3</text:p>
          </table:table-cell>
          <table:table-cell table:style-name="ce6" table:formula="of:=[.R10]-[.Q10]-[.P10]" office:value-type="float" office:value="-5.69570718999603" calcext:value-type="float">
            <text:p>-5.70</text:p>
          </table:table-cell>
          <table:table-cell table:style-name="ce26" table:formula="of:=[.S10]-2*[.Q10]" office:value-type="float" office:value="-36.1214189600432" calcext:value-type="float">
            <text:p>-36.12</text:p>
          </table:table-cell>
          <table:table-cell/>
          <table:table-cell table:style-name="ce15"/>
          <table:table-cell office:value-type="string" calcext:value-type="string">
            <text:p>bhlyp-d3</text:p>
          </table:table-cell>
          <table:table-cell table:style-name="ce31" table:formula="of:=[.Y10]-[.X10]-[.W10]" office:value-type="float" office:value="-1.94812099999399" calcext:value-type="float">
            <text:p>-1.95</text:p>
          </table:table-cell>
          <table:table-cell table:style-name="ce34" table:formula="of:=[.Z10]-2*[.X10]" office:value-type="float" office:value="-35.4731305000023" calcext:value-type="float">
            <text:p>-35.47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hlyp-d3</text:p>
          </table:table-cell>
          <table:table-cell office:value-type="float" office:value="-1307.07892" calcext:value-type="float">
            <text:p>-1307.07892</text:p>
          </table:table-cell>
          <table:table-cell office:value-type="float" office:value="-200372.30576512" calcext:value-type="float">
            <text:p>-200372.30576512</text:p>
          </table:table-cell>
          <table:table-cell office:value-type="float" office:value="-201685.08039231" calcext:value-type="float">
            <text:p>-201685.08039231</text:p>
          </table:table-cell>
          <table:table-cell office:value-type="float" office:value="-400780.7329492" calcext:value-type="float">
            <text:p>-400780.7329492</text:p>
          </table:table-cell>
          <table:table-cell table:number-columns-repeated="2"/>
          <table:table-cell office:value-type="string" calcext:value-type="string">
            <text:p>bhlyp-d3</text:p>
          </table:table-cell>
          <table:table-cell office:value-type="float" office:value="-1307.07892" calcext:value-type="float">
            <text:p>-1307.07892</text:p>
          </table:table-cell>
          <table:table-cell office:value-type="float" office:value="-200372.2132425" calcext:value-type="float">
            <text:p>-200372.2132425</text:p>
          </table:table-cell>
          <table:table-cell office:value-type="float" office:value="-201681.2402835" calcext:value-type="float">
            <text:p>-201681.2402835</text:p>
          </table:table-cell>
          <table:table-cell office:value-type="float" office:value="-400779.8996155" calcext:value-type="float">
            <text:p>-400779.8996155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kJ/mol</text:p>
          </table:table-cell>
          <table:table-cell table:style-name="ce15"/>
          <table:table-cell office:value-type="string" calcext:value-type="string">
            <text:p>blyp</text:p>
          </table:table-cell>
          <table:table-cell table:style-name="ce6" table:formula="of:=[.R11]-[.Q11]-[.P11]" office:value-type="float" office:value="-10.3028033149963" calcext:value-type="float">
            <text:p>-10.30</text:p>
          </table:table-cell>
          <table:table-cell table:style-name="ce26" table:formula="of:=[.S11]-2*[.Q11]" office:value-type="float" office:value="-36.5034817199921" calcext:value-type="float">
            <text:p>-36.50</text:p>
          </table:table-cell>
          <table:table-cell/>
          <table:table-cell table:style-name="ce15"/>
          <table:table-cell office:value-type="string" calcext:value-type="string">
            <text:p>blyp</text:p>
          </table:table-cell>
          <table:table-cell table:style-name="ce31" table:formula="of:=[.Y11]-[.X11]-[.W11]" office:value-type="float" office:value="-1.8220970000034" calcext:value-type="float">
            <text:p>-1.82</text:p>
          </table:table-cell>
          <table:table-cell table:style-name="ce34" table:formula="of:=[.Z11]-2*[.X11]" office:value-type="float" office:value="-34.2759024999687" calcext:value-type="float">
            <text:p>-34.28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lyp</text:p>
          </table:table-cell>
          <table:table-cell office:value-type="float" office:value="-1303.3113275" calcext:value-type="float">
            <text:p>-1303.3113275</text:p>
          </table:table-cell>
          <table:table-cell office:value-type="float" office:value="-200423.69084339" calcext:value-type="float">
            <text:p>-200423.69084339</text:p>
          </table:table-cell>
          <table:table-cell office:value-type="float" office:value="-201737.304974205" calcext:value-type="float">
            <text:p>-201737.304974205</text:p>
          </table:table-cell>
          <table:table-cell office:value-type="float" office:value="-400883.8851685" calcext:value-type="float">
            <text:p>-400883.8851685</text:p>
          </table:table-cell>
          <table:table-cell table:number-columns-repeated="2"/>
          <table:table-cell office:value-type="string" calcext:value-type="string">
            <text:p>blyp</text:p>
          </table:table-cell>
          <table:table-cell office:value-type="float" office:value="-1303.3113275" calcext:value-type="float">
            <text:p>-1303.3113275</text:p>
          </table:table-cell>
          <table:table-cell office:value-type="float" office:value="-200421.895579" calcext:value-type="float">
            <text:p>-200421.895579</text:p>
          </table:table-cell>
          <table:table-cell office:value-type="float" office:value="-201727.0290035" calcext:value-type="float">
            <text:p>-201727.0290035</text:p>
          </table:table-cell>
          <table:table-cell office:value-type="float" office:value="-400878.0670605" calcext:value-type="float">
            <text:p>-400878.0670605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style-name="ce2" table:number-columns-repeated="2"/>
          <table:table-cell table:style-name="ce15"/>
          <table:table-cell office:value-type="string" calcext:value-type="string">
            <text:p>blyp-d3</text:p>
          </table:table-cell>
          <table:table-cell table:style-name="ce6" table:formula="of:=[.R12]-[.Q12]-[.P12]" office:value-type="float" office:value="-13.1989661100156" calcext:value-type="float">
            <text:p>-13.20</text:p>
          </table:table-cell>
          <table:table-cell table:style-name="ce26" table:formula="of:=[.S12]-2*[.Q12]" office:value-type="float" office:value="-40.8861763600144" calcext:value-type="float">
            <text:p>-40.89</text:p>
          </table:table-cell>
          <table:table-cell/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12]-[.X12]-[.W12]" office:value-type="float" office:value="-2.98519349998196" calcext:value-type="float">
            <text:p>-2.99</text:p>
          </table:table-cell>
          <table:table-cell table:style-name="ce34" table:formula="of:=[.Z12]-2*[.X12]" office:value-type="float" office:value="-38.0093634999939" calcext:value-type="float">
            <text:p>-38.01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lyp-d3</text:p>
          </table:table-cell>
          <table:table-cell office:value-type="float" office:value="-1303.3113275" calcext:value-type="float">
            <text:p>-1303.3113275</text:p>
          </table:table-cell>
          <table:table-cell office:value-type="float" office:value="-200423.71646827" calcext:value-type="float">
            <text:p>-200423.71646827</text:p>
          </table:table-cell>
          <table:table-cell office:value-type="float" office:value="-201740.22676188" calcext:value-type="float">
            <text:p>-201740.22676188</text:p>
          </table:table-cell>
          <table:table-cell office:value-type="float" office:value="-400888.3191129" calcext:value-type="float">
            <text:p>-400888.3191129</text:p>
          </table:table-cell>
          <table:table-cell table:number-columns-repeated="2"/>
          <table:table-cell office:value-type="string" calcext:value-type="string">
            <text:p>blyp-d3</text:p>
          </table:table-cell>
          <table:table-cell office:value-type="float" office:value="-1303.3113275" calcext:value-type="float">
            <text:p>-1303.3113275</text:p>
          </table:table-cell>
          <table:table-cell office:value-type="float" office:value="-200421.921834" calcext:value-type="float">
            <text:p>-200421.921834</text:p>
          </table:table-cell>
          <table:table-cell office:value-type="float" office:value="-201728.218355" calcext:value-type="float">
            <text:p>-201728.218355</text:p>
          </table:table-cell>
          <table:table-cell office:value-type="float" office:value="-400881.8530315" calcext:value-type="float">
            <text:p>-400881.8530315</text:p>
          </table:table-cell>
          <table:table-cell table:style-name="Default" table:number-columns-repeated="3"/>
          <table:table-cell table:number-columns-repeated="995"/>
        </table:table-row>
        <table:table-row table:style-name="ro2">
          <table:table-cell table:number-columns-repeated="2"/>
          <table:table-cell table:style-name="ce15"/>
          <table:table-cell office:value-type="string" calcext:value-type="string">
            <text:p>bp86</text:p>
          </table:table-cell>
          <table:table-cell table:style-name="ce6" table:formula="of:=[.R13]-[.Q13]-[.P13]" office:value-type="float" office:value="-11.5495482450071" calcext:value-type="float">
            <text:p>-11.55</text:p>
          </table:table-cell>
          <table:table-cell table:style-name="ce26" table:formula="of:=[.S13]-2*[.Q13]" office:value-type="float" office:value="-34.3398071700358" calcext:value-type="float">
            <text:p>-34.34</text:p>
          </table:table-cell>
          <table:table-cell/>
          <table:table-cell table:style-name="ce15"/>
          <table:table-cell office:value-type="string" calcext:value-type="string">
            <text:p>bp86</text:p>
          </table:table-cell>
          <table:table-cell table:style-name="ce31" table:formula="of:=[.Y13]-[.X13]-[.W13]" office:value-type="float" office:value="-1.26549099999943" calcext:value-type="float">
            <text:p>-1.27</text:p>
          </table:table-cell>
          <table:table-cell table:style-name="ce34" table:formula="of:=[.Z13]-2*[.X13]" office:value-type="float" office:value="-32.0048450000468" calcext:value-type="float">
            <text:p>-32.00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p86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492.58501359" calcext:value-type="float">
            <text:p>-200492.58501359</text:p>
          </table:table-cell>
          <table:table-cell office:value-type="float" office:value="-201814.109408335" calcext:value-type="float">
            <text:p>-201814.109408335</text:p>
          </table:table-cell>
          <table:table-cell office:value-type="float" office:value="-401019.50983435" calcext:value-type="float">
            <text:p>-401019.50983435</text:p>
          </table:table-cell>
          <table:table-cell table:number-columns-repeated="2"/>
          <table:table-cell office:value-type="string" calcext:value-type="string">
            <text:p>bp86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491.1693965" calcext:value-type="float">
            <text:p>-200491.1693965</text:p>
          </table:table-cell>
          <table:table-cell office:value-type="float" office:value="-201802.409734" calcext:value-type="float">
            <text:p>-201802.409734</text:p>
          </table:table-cell>
          <table:table-cell office:value-type="float" office:value="-401014.343638" calcext:value-type="float">
            <text:p>-401014.343638</text:p>
          </table:table-cell>
          <table:table-cell table:style-name="Default" table:number-columns-repeated="3"/>
          <table:table-cell table:number-columns-repeated="5"/>
          <table:table-cell table:style-name="ce10"/>
          <table:table-cell table:number-columns-repeated="989"/>
        </table:table-row>
        <table:table-row table:style-name="ro2">
          <table:table-cell table:number-columns-repeated="2"/>
          <table:table-cell table:style-name="ce15"/>
          <table:table-cell office:value-type="string" calcext:value-type="string">
            <text:p>bp86-d3</text:p>
          </table:table-cell>
          <table:table-cell table:style-name="ce6" table:formula="of:=[.R14]-[.Q14]-[.P14]" office:value-type="float" office:value="-13.8205532350123" calcext:value-type="float">
            <text:p>-13.82</text:p>
          </table:table-cell>
          <table:table-cell table:style-name="ce26" table:formula="of:=[.S14]-2*[.Q14]" office:value-type="float" office:value="-38.0513715000125" calcext:value-type="float">
            <text:p>-38.05</text:p>
          </table:table-cell>
          <table:table-cell/>
          <table:table-cell table:style-name="ce15"/>
          <table:table-cell office:value-type="string" calcext:value-type="string">
            <text:p>bp86-d3</text:p>
          </table:table-cell>
          <table:table-cell table:style-name="ce31" table:formula="of:=[.Y14]-[.X14]-[.W14]" office:value-type="float" office:value="-2.38920500001518" calcext:value-type="float">
            <text:p>-2.39</text:p>
          </table:table-cell>
          <table:table-cell table:style-name="ce34" table:formula="of:=[.Z14]-2*[.X14]" office:value-type="float" office:value="-35.4626285000122" calcext:value-type="float">
            <text:p>-35.46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bp86-d3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492.6081705" calcext:value-type="float">
            <text:p>-200492.6081705</text:p>
          </table:table-cell>
          <table:table-cell office:value-type="float" office:value="-201816.403570235" calcext:value-type="float">
            <text:p>-201816.403570235</text:p>
          </table:table-cell>
          <table:table-cell office:value-type="float" office:value="-401023.2677125" calcext:value-type="float">
            <text:p>-401023.2677125</text:p>
          </table:table-cell>
          <table:table-cell table:number-columns-repeated="2"/>
          <table:table-cell office:value-type="string" calcext:value-type="string">
            <text:p>bp86-d3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491.193026" calcext:value-type="float">
            <text:p>-200491.193026</text:p>
          </table:table-cell>
          <table:table-cell office:value-type="float" office:value="-201803.5570775" calcext:value-type="float">
            <text:p>-201803.5570775</text:p>
          </table:table-cell>
          <table:table-cell office:value-type="float" office:value="-401017.8486805" calcext:value-type="float">
            <text:p>-401017.8486805</text:p>
          </table:table-cell>
          <table:table-cell table:style-name="Default" table:number-columns-repeated="3"/>
          <table:table-cell table:number-columns-repeated="5"/>
          <table:table-cell table:style-name="ce10"/>
          <table:table-cell table:number-columns-repeated="989"/>
        </table:table-row>
        <table:table-row table:style-name="ro2">
          <table:table-cell table:number-columns-repeated="2"/>
          <table:table-cell table:style-name="ce15"/>
          <table:table-cell office:value-type="string" calcext:value-type="string">
            <text:p>pbe0</text:p>
          </table:table-cell>
          <table:table-cell table:style-name="ce6" table:formula="of:=[.R15]-[.Q15]-[.P15]" office:value-type="float" office:value="-2.56868417998226" calcext:value-type="float">
            <text:p>-2.57</text:p>
          </table:table-cell>
          <table:table-cell table:style-name="ce26" table:formula="of:=[.S15]-2*[.Q15]" office:value-type="float" office:value="-35.0141405899776" calcext:value-type="float">
            <text:p>-35.01</text:p>
          </table:table-cell>
          <table:table-cell/>
          <table:table-cell table:style-name="ce15"/>
          <table:table-cell office:value-type="string" calcext:value-type="string">
            <text:p>pbe0</text:p>
          </table:table-cell>
          <table:table-cell table:style-name="ce31" table:formula="of:=[.Y15]-[.X15]-[.W15]" office:value-type="float" office:value="-1.25761449998276" calcext:value-type="float">
            <text:p>-1.26</text:p>
          </table:table-cell>
          <table:table-cell table:style-name="ce34" table:formula="of:=[.Z15]-2*[.X15]" office:value-type="float" office:value="-33.6720374999568" calcext:value-type="float">
            <text:p>-33.67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pbe0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263.534109405" calcext:value-type="float">
            <text:p>-200263.534109405</text:p>
          </table:table-cell>
          <table:table-cell office:value-type="float" office:value="-201579.616814085" calcext:value-type="float">
            <text:p>-201579.616814085</text:p>
          </table:table-cell>
          <table:table-cell office:value-type="float" office:value="-400562.0823594" calcext:value-type="float">
            <text:p>-400562.0823594</text:p>
          </table:table-cell>
          <table:table-cell table:number-columns-repeated="2"/>
          <table:table-cell office:value-type="string" calcext:value-type="string">
            <text:p>pbe0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263.3757655" calcext:value-type="float">
            <text:p>-200263.3757655</text:p>
          </table:table-cell>
          <table:table-cell office:value-type="float" office:value="-201578.1474005" calcext:value-type="float">
            <text:p>-201578.1474005</text:p>
          </table:table-cell>
          <table:table-cell office:value-type="float" office:value="-400560.4235685" calcext:value-type="float">
            <text:p>-400560.4235685</text:p>
          </table:table-cell>
          <table:table-cell table:style-name="Default" table:number-columns-repeated="3"/>
          <table:table-cell table:number-columns-repeated="5"/>
          <table:table-cell table:style-name="ce10"/>
          <table:table-cell table:number-columns-repeated="989"/>
        </table:table-row>
        <table:table-row table:style-name="ro2">
          <table:table-cell table:number-columns-repeated="2"/>
          <table:table-cell table:style-name="ce15"/>
          <table:table-cell office:value-type="string" calcext:value-type="string">
            <text:p>pbe0-d3</text:p>
          </table:table-cell>
          <table:table-cell table:style-name="ce6" table:formula="of:=[.R16]-[.Q16]-[.P16]" office:value-type="float" office:value="-3.98067808000519" calcext:value-type="float">
            <text:p>-3.98</text:p>
          </table:table-cell>
          <table:table-cell table:style-name="ce26" table:formula="of:=[.S16]-2*[.Q16]" office:value-type="float" office:value="-37.0114634599886" calcext:value-type="float">
            <text:p>-37.01</text:p>
          </table:table-cell>
          <table:table-cell/>
          <table:table-cell table:style-name="ce15"/>
          <table:table-cell office:value-type="string" calcext:value-type="string">
            <text:p>pbe0-d3</text:p>
          </table:table-cell>
          <table:table-cell table:style-name="ce31" table:formula="of:=[.Y16]-[.X16]-[.W16]" office:value-type="float" office:value="-1.96649950001188" calcext:value-type="float">
            <text:p>-1.97</text:p>
          </table:table-cell>
          <table:table-cell table:style-name="ce34" table:formula="of:=[.Z16]-2*[.X16]" office:value-type="float" office:value="-35.6017800000263" calcext:value-type="float">
            <text:p>-35.60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pbe0-d3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263.545346545" calcext:value-type="float">
            <text:p>-200263.545346545</text:p>
          </table:table-cell>
          <table:table-cell office:value-type="float" office:value="-201581.040045125" calcext:value-type="float">
            <text:p>-201581.040045125</text:p>
          </table:table-cell>
          <table:table-cell office:value-type="float" office:value="-400564.10215655" calcext:value-type="float">
            <text:p>-400564.10215655</text:p>
          </table:table-cell>
          <table:table-cell table:number-columns-repeated="2"/>
          <table:table-cell office:value-type="string" calcext:value-type="string">
            <text:p>pbe0-d3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263.388893" calcext:value-type="float">
            <text:p>-200263.388893</text:p>
          </table:table-cell>
          <table:table-cell office:value-type="float" office:value="-201578.869413" calcext:value-type="float">
            <text:p>-201578.869413</text:p>
          </table:table-cell>
          <table:table-cell office:value-type="float" office:value="-400562.379566" calcext:value-type="float">
            <text:p>-400562.379566</text:p>
          </table:table-cell>
          <table:table-cell table:style-name="Default" table:number-columns-repeated="3"/>
          <table:table-cell table:number-columns-repeated="5"/>
          <table:table-cell table:style-name="ce10"/>
          <table:table-cell table:number-columns-repeated="989"/>
        </table:table-row>
        <table:table-row table:style-name="ro2">
          <table:table-cell table:number-columns-repeated="2"/>
          <table:table-cell table:style-name="ce15"/>
          <table:table-cell office:value-type="string" calcext:value-type="string">
            <text:p>pbe96</text:p>
          </table:table-cell>
          <table:table-cell table:style-name="ce6" table:formula="of:=[.R17]-[.Q17]-[.P17]" office:value-type="float" office:value="-5.63728981502072" calcext:value-type="float">
            <text:p>-5.64</text:p>
          </table:table-cell>
          <table:table-cell table:style-name="ce26" table:formula="of:=[.S17]-2*[.Q17]" office:value-type="float" office:value="-39.1065074400394" calcext:value-type="float">
            <text:p>-39.11</text:p>
          </table:table-cell>
          <table:table-cell/>
          <table:table-cell table:style-name="ce15"/>
          <table:table-cell office:value-type="string" calcext:value-type="string">
            <text:p>pbe96</text:p>
          </table:table-cell>
          <table:table-cell table:style-name="ce31" table:formula="of:=[.Y17]-[.X17]-[.W17]" office:value-type="float" office:value="-1.7800889999985" calcext:value-type="float">
            <text:p>-1.78</text:p>
          </table:table-cell>
          <table:table-cell table:style-name="ce34" table:formula="of:=[.Z17]-2*[.X17]" office:value-type="float" office:value="-36.3185414999607" calcext:value-type="float">
            <text:p>-36.32</text:p>
          </table:table-cell>
          <table:table-cell table:style-name="ce28"/>
          <table:table-cell/>
          <table:table-cell table:style-name="ce2"/>
          <table:table-cell office:value-type="string" calcext:value-type="string">
            <text:p>pbe96</text:p>
          </table:table-cell>
          <table:table-cell office:value-type="float" office:value="-1309.153065" calcext:value-type="float">
            <text:p>-1309.153065</text:p>
          </table:table-cell>
          <table:table-cell office:value-type="float" office:value="-200253.900362255" calcext:value-type="float">
            <text:p>-200253.900362255</text:p>
          </table:table-cell>
          <table:table-cell office:value-type="float" office:value="-201568.69071707" calcext:value-type="float">
            <text:p>-201568.69071707</text:p>
          </table:table-cell>
          <table:table-cell office:value-type="float" office:value="-400546.90723195" calcext:value-type="float">
            <text:p>-400546.90723195</text:p>
          </table:table-cell>
          <table:table-cell table:number-columns-repeated="2"/>
          <table:table-cell office:value-type="string" calcext:value-type="string">
            <text:p>pbe96</text:p>
          </table:table-cell>
          <table:table-cell office:value-type="float" office:value="-1309.153065" calcext:value-type="float">
            <text:p>-1309.153065</text:p>
          </table:table-cell>
          <table:table-cell office:value-type="float" office:value="-200252.524574" calcext:value-type="float">
            <text:p>-200252.524574</text:p>
          </table:table-cell>
          <table:table-cell office:value-type="float" office:value="-201563.457728" calcext:value-type="float">
            <text:p>-201563.457728</text:p>
          </table:table-cell>
          <table:table-cell office:value-type="float" office:value="-400541.3676895" calcext:value-type="float">
            <text:p>-400541.3676895</text:p>
          </table:table-cell>
          <table:table-cell table:style-name="Default" table:number-columns-repeated="3"/>
          <table:table-cell table:number-columns-repeated="5"/>
          <table:table-cell table:style-name="ce10"/>
          <table:table-cell table:number-columns-repeated="989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pbe96-d3</text:p>
          </table:table-cell>
          <table:table-cell table:style-name="ce6" table:formula="of:=[.R18]-[.Q18]-[.P18]" office:value-type="float" office:value="-6.91963652500135" calcext:value-type="float">
            <text:p>-6.92</text:p>
          </table:table-cell>
          <table:table-cell table:style-name="ce26" table:formula="of:=[.S18]-2*[.Q18]" office:value-type="float" office:value="-44.7040209299885" calcext:value-type="float">
            <text:p>-44.70</text:p>
          </table:table-cell>
          <table:table-cell/>
          <table:table-cell table:style-name="ce16"/>
          <table:table-cell office:value-type="string" calcext:value-type="string">
            <text:p>pbe96-d3</text:p>
          </table:table-cell>
          <table:table-cell table:style-name="ce31" table:formula="of:=[.Y18]-[.X18]-[.W18]" office:value-type="float" office:value="-2.54148400000713" calcext:value-type="float">
            <text:p>-2.54</text:p>
          </table:table-cell>
          <table:table-cell table:style-name="ce34" table:formula="of:=[.Z18]-2*[.X18]" office:value-type="float" office:value="-38.143264000013" calcext:value-type="float">
            <text:p>-38.14</text:p>
          </table:table-cell>
          <table:table-cell table:style-name="ce28"/>
          <table:table-cell table:number-columns-repeated="2"/>
          <table:table-cell office:value-type="string" calcext:value-type="string">
            <text:p>pbe96-d3</text:p>
          </table:table-cell>
          <table:table-cell office:value-type="float" office:value="-1309.153065" calcext:value-type="float">
            <text:p>-1309.153065</text:p>
          </table:table-cell>
          <table:table-cell office:value-type="float" office:value="-200253.91010286" calcext:value-type="float">
            <text:p>-200253.91010286</text:p>
          </table:table-cell>
          <table:table-cell office:value-type="float" office:value="-201569.982804385" calcext:value-type="float">
            <text:p>-201569.982804385</text:p>
          </table:table-cell>
          <table:table-cell office:value-type="float" office:value="-400552.52422665" calcext:value-type="float">
            <text:p>-400552.52422665</text:p>
          </table:table-cell>
          <table:table-cell table:number-columns-repeated="2"/>
          <table:table-cell office:value-type="string" calcext:value-type="string">
            <text:p>pbe96-d3</text:p>
          </table:table-cell>
          <table:table-cell office:value-type="float" office:value="-1309.153065" calcext:value-type="float">
            <text:p>-1309.153065</text:p>
          </table:table-cell>
          <table:table-cell office:value-type="float" office:value="-200252.5324505" calcext:value-type="float">
            <text:p>-200252.5324505</text:p>
          </table:table-cell>
          <table:table-cell office:value-type="float" office:value="-201564.2269995" calcext:value-type="float">
            <text:p>-201564.2269995</text:p>
          </table:table-cell>
          <table:table-cell office:value-type="float" office:value="-400543.208165" calcext:value-type="float">
            <text:p>-400543.208165</text:p>
          </table:table-cell>
          <table:table-cell table:style-name="Default" table:number-columns-repeated="3"/>
          <table:table-cell table:number-columns-repeated="5"/>
          <table:table-cell table:style-name="ce10"/>
          <table:table-cell table:number-columns-repeated="989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tpss</text:p>
          </table:table-cell>
          <table:table-cell table:style-name="ce6" table:formula="of:=[.R19]-[.Q19]-[.P19]" office:value-type="float" office:value="-18.9087722349855" calcext:value-type="float">
            <text:p>-18.91</text:p>
          </table:table-cell>
          <table:table-cell table:style-name="ce26" table:formula="of:=[.S19]-2*[.Q19]" office:value-type="float" office:value="-35.0095722199767" calcext:value-type="float">
            <text:p>-35.01</text:p>
          </table:table-cell>
          <table:table-cell/>
          <table:table-cell table:style-name="ce16"/>
          <table:table-cell office:value-type="string" calcext:value-type="string">
            <text:p>tpss</text:p>
          </table:table-cell>
          <table:table-cell table:style-name="ce31" table:formula="of:=[.Y19]-[.X19]-[.W19]" office:value-type="float" office:value="-2.62287450000304" calcext:value-type="float">
            <text:p>-2.62</text:p>
          </table:table-cell>
          <table:table-cell table:style-name="ce34" table:formula="of:=[.Z19]-2*[.X19]" office:value-type="float" office:value="-32.9473995000008" calcext:value-type="float">
            <text:p>-32.95</text:p>
          </table:table-cell>
          <table:table-cell table:style-name="ce28"/>
          <table:table-cell table:number-columns-repeated="2"/>
          <table:table-cell office:value-type="string" calcext:value-type="string">
            <text:p>tpss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484.918422315" calcext:value-type="float">
            <text:p>-200484.918422315</text:p>
          </table:table-cell>
          <table:table-cell office:value-type="float" office:value="-201814.62907355" calcext:value-type="float">
            <text:p>-201814.62907355</text:p>
          </table:table-cell>
          <table:table-cell office:value-type="float" office:value="-401004.84641685" calcext:value-type="float">
            <text:p>-401004.84641685</text:p>
          </table:table-cell>
          <table:table-cell table:number-columns-repeated="2"/>
          <table:table-cell office:value-type="string" calcext:value-type="string">
            <text:p>tpss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483.6552155" calcext:value-type="float">
            <text:p>-200483.6552155</text:p>
          </table:table-cell>
          <table:table-cell office:value-type="float" office:value="-201797.079969" calcext:value-type="float">
            <text:p>-201797.079969</text:p>
          </table:table-cell>
          <table:table-cell office:value-type="float" office:value="-401000.2578305" calcext:value-type="float">
            <text:p>-401000.257830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tpss-d3</text:p>
          </table:table-cell>
          <table:table-cell table:style-name="ce6" table:formula="of:=[.R20]-[.Q20]-[.P20]" office:value-type="float" office:value="-20.2821450300166" calcext:value-type="float">
            <text:p>-20.28</text:p>
          </table:table-cell>
          <table:table-cell table:style-name="ce26" table:formula="of:=[.S20]-2*[.Q20]" office:value-type="float" office:value="-37.7169353099889" calcext:value-type="float">
            <text:p>-37.72</text:p>
          </table:table-cell>
          <table:table-cell/>
          <table:table-cell table:style-name="ce16"/>
          <table:table-cell office:value-type="string" calcext:value-type="string">
            <text:p>tpss-d3</text:p>
          </table:table-cell>
          <table:table-cell table:style-name="ce31" table:formula="of:=[.Y20]-[.X20]-[.W20]" office:value-type="float" office:value="-3.56017799999108" calcext:value-type="float">
            <text:p>-3.56</text:p>
          </table:table-cell>
          <table:table-cell table:style-name="ce34" table:formula="of:=[.Z20]-2*[.X20]" office:value-type="float" office:value="-35.4836324999924" calcext:value-type="float">
            <text:p>-35.48</text:p>
          </table:table-cell>
          <table:table-cell table:style-name="ce28"/>
          <table:table-cell table:number-columns-repeated="2"/>
          <table:table-cell office:value-type="string" calcext:value-type="string">
            <text:p>tpss-d3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484.933807745" calcext:value-type="float">
            <text:p>-200484.933807745</text:p>
          </table:table-cell>
          <table:table-cell office:value-type="float" office:value="-201816.017831775" calcext:value-type="float">
            <text:p>-201816.017831775</text:p>
          </table:table-cell>
          <table:table-cell office:value-type="float" office:value="-401007.5845508" calcext:value-type="float">
            <text:p>-401007.5845508</text:p>
          </table:table-cell>
          <table:table-cell table:number-columns-repeated="2"/>
          <table:table-cell office:value-type="string" calcext:value-type="string">
            <text:p>tpss-d3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483.6709685" calcext:value-type="float">
            <text:p>-200483.6709685</text:p>
          </table:table-cell>
          <table:table-cell office:value-type="float" office:value="-201798.0330255" calcext:value-type="float">
            <text:p>-201798.0330255</text:p>
          </table:table-cell>
          <table:table-cell office:value-type="float" office:value="-401002.8255695" calcext:value-type="float">
            <text:p>-401002.825569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tpssh</text:p>
          </table:table-cell>
          <table:table-cell table:style-name="ce6" table:formula="of:=[.R21]-[.Q21]-[.P21]" office:value-type="float" office:value="-15.5931070499948" calcext:value-type="float">
            <text:p>-15.59</text:p>
          </table:table-cell>
          <table:table-cell table:style-name="ce26" table:formula="of:=[.S21]-2*[.Q21]" office:value-type="float" office:value="-33.7583114299923" calcext:value-type="float">
            <text:p>-33.76</text:p>
          </table:table-cell>
          <table:table-cell/>
          <table:table-cell table:style-name="ce16"/>
          <table:table-cell office:value-type="string" calcext:value-type="string">
            <text:p>tpssh</text:p>
          </table:table-cell>
          <table:table-cell table:style-name="ce31" table:formula="of:=[.Y21]-[.X21]-[.W21]" office:value-type="float" office:value="-1.17359849999889" calcext:value-type="float">
            <text:p>-1.17</text:p>
          </table:table-cell>
          <table:table-cell table:style-name="ce34" table:formula="of:=[.Z21]-2*[.X21]" office:value-type="float" office:value="-32.2017575000064" calcext:value-type="float">
            <text:p>-32.20</text:p>
          </table:table-cell>
          <table:table-cell table:style-name="ce28"/>
          <table:table-cell table:style-name="Default"/>
          <table:table-cell/>
          <table:table-cell office:value-type="string" calcext:value-type="string">
            <text:p>tpssh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465.836918435" calcext:value-type="float">
            <text:p>-200465.836918435</text:p>
          </table:table-cell>
          <table:table-cell office:value-type="float" office:value="-201792.237155485" calcext:value-type="float">
            <text:p>-201792.237155485</text:p>
          </table:table-cell>
          <table:table-cell office:value-type="float" office:value="-400965.4321483" calcext:value-type="float">
            <text:p>-400965.4321483</text:p>
          </table:table-cell>
          <table:table-cell table:number-columns-repeated="2"/>
          <table:table-cell office:value-type="string" calcext:value-type="string">
            <text:p>tpssh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465.200576" calcext:value-type="float">
            <text:p>-200465.200576</text:p>
          </table:table-cell>
          <table:table-cell office:value-type="float" office:value="-201777.1813045" calcext:value-type="float">
            <text:p>-201777.1813045</text:p>
          </table:table-cell>
          <table:table-cell office:value-type="float" office:value="-400962.6029095" calcext:value-type="float">
            <text:p>-400962.602909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number-columns-repeated="2"/>
          <table:table-cell table:style-name="ce17"/>
          <table:table-cell table:style-name="ce22" office:value-type="string" calcext:value-type="string">
            <text:p>tpssh-d3</text:p>
          </table:table-cell>
          <table:table-cell table:style-name="ce24" table:formula="of:=[.R22]-[.Q22]-[.P22]" office:value-type="float" office:value="-17.0790087750077" calcext:value-type="float">
            <text:p>-17.08</text:p>
          </table:table-cell>
          <table:table-cell table:style-name="ce27" table:formula="of:=[.S22]-2*[.Q22]" office:value-type="float" office:value="-36.3894299999811" calcext:value-type="float">
            <text:p>-36.39</text:p>
          </table:table-cell>
          <table:table-cell/>
          <table:table-cell table:style-name="ce17"/>
          <table:table-cell table:style-name="ce22" office:value-type="string" calcext:value-type="string">
            <text:p>tpssh-d3</text:p>
          </table:table-cell>
          <table:table-cell table:style-name="ce33" table:formula="of:=[.Y22]-[.X22]-[.W22]" office:value-type="float" office:value="-2.05839200000742" calcext:value-type="float">
            <text:p>-2.06</text:p>
          </table:table-cell>
          <table:table-cell table:style-name="ce35" table:formula="of:=[.Z22]-2*[.X22]" office:value-type="float" office:value="-34.6907315000426" calcext:value-type="float">
            <text:p>-34.69</text:p>
          </table:table-cell>
          <table:table-cell table:style-name="ce36"/>
          <table:table-cell table:number-columns-repeated="2"/>
          <table:table-cell office:value-type="string" calcext:value-type="string">
            <text:p>tpssh-d3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465.85248765" calcext:value-type="float">
            <text:p>-200465.85248765</text:p>
          </table:table-cell>
          <table:table-cell office:value-type="float" office:value="-201793.738626425" calcext:value-type="float">
            <text:p>-201793.738626425</text:p>
          </table:table-cell>
          <table:table-cell office:value-type="float" office:value="-400968.0944053" calcext:value-type="float">
            <text:p>-400968.0944053</text:p>
          </table:table-cell>
          <table:table-cell table:number-columns-repeated="2"/>
          <table:table-cell office:value-type="string" calcext:value-type="string">
            <text:p>tpssh-d3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465.216329" calcext:value-type="float">
            <text:p>-200465.216329</text:p>
          </table:table-cell>
          <table:table-cell office:value-type="float" office:value="-201778.081851" calcext:value-type="float">
            <text:p>-201778.081851</text:p>
          </table:table-cell>
          <table:table-cell office:value-type="float" office:value="-400965.1233895" calcext:value-type="float">
            <text:p>-400965.123389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number-columns-repeated="2"/>
          <table:table-cell table:style-name="ce14" table:formula="of:=[.N23]" office:value-type="string" office:string-value="def2-SVPD" calcext:value-type="string">
            <text:p>def2-SVPD</text:p>
          </table:table-cell>
          <table:table-cell table:style-name="ce21" office:value-type="string" calcext:value-type="string">
            <text:p>mp2</text:p>
          </table:table-cell>
          <table:table-cell table:style-name="ce23"/>
          <table:table-cell table:style-name="ce26" table:formula="of:=[.S23]-2*[.Q23]-[.$F$3]" office:value-type="float" office:value="20.9815257199807" calcext:value-type="float">
            <text:p>20.98</text:p>
          </table:table-cell>
          <table:table-cell/>
          <table:table-cell table:style-name="ce14" table:formula="of:=[.N23]" office:value-type="string" office:string-value="def2-SVPD" calcext:value-type="string">
            <text:p>def2-SVPD</text:p>
          </table:table-cell>
          <table:table-cell table:style-name="ce21" office:value-type="string" calcext:value-type="string">
            <text:p>mp2</text:p>
          </table:table-cell>
          <table:table-cell table:style-name="ce32"/>
          <table:table-cell table:style-name="ce25" table:formula="of:=[.Z23]-2*[.X23]" office:value-type="float" office:value="-24.6429430000135" calcext:value-type="float">
            <text:p>-24.64</text:p>
          </table:table-cell>
          <table:table-cell table:style-name="ce28"/>
          <table:table-cell/>
          <table:table-cell table:style-name="ce2" office:value-type="string" calcext:value-type="string">
            <text:p>def2-SVPD</text:p>
          </table:table-cell>
          <table:table-cell office:value-type="string" calcext:value-type="string">
            <text:p>mp2</text:p>
          </table:table-cell>
          <table:table-cell office:value-type="float" office:value="-1310.854389" calcext:value-type="float">
            <text:p>-1310.854389</text:p>
          </table:table-cell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def2-SVPD</text:p>
          </table:table-cell>
          <table:table-cell office:value-type="string" calcext:value-type="string">
            <text:p>mp2</text:p>
          </table:table-cell>
          <table:table-cell office:value-type="float" office:value="-1310.854389" calcext:value-type="float">
            <text:p>-1310.854389</text:p>
          </table:table-cell>
          <table:table-cell office:value-type="float" office:value="-200042.3086655" calcext:value-type="float">
            <text:p>-200042.3086655</text:p>
          </table:table-cell>
          <table:table-cell table:style-name="Default"/>
          <table:table-cell office:value-type="float" office:value="-400109.260274" calcext:value-type="float">
            <text:p>-400109.260274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24]-[.Q24]-[.P24]-[.E$3]" office:value-type="float" office:value="-1.33727217002001" calcext:value-type="float">
            <text:p>-1.34</text:p>
          </table:table-cell>
          <table:table-cell table:style-name="ce26" table:formula="of:=[.S24]-2*[.Q24]-[.$F$3]" office:value-type="float" office:value="-0.20001059002243" calcext:value-type="float">
            <text:p>-0.20</text:p>
          </table:table-cell>
          <table:table-cell/>
          <table:table-cell table:style-name="ce16"/>
          <table:table-cell office:value-type="string" calcext:value-type="string">
            <text:p>b3lyp</text:p>
          </table:table-cell>
          <table:table-cell table:style-name="ce31" table:formula="of:=[.Y24]-[.X24]-[.W24]" office:value-type="float" office:value="-0.588112000006277" calcext:value-type="float">
            <text:p>-0.59</text:p>
          </table:table-cell>
          <table:table-cell table:style-name="ce34" table:formula="of:=[.Z24]-2*[.X24]" office:value-type="float" office:value="-21.1273984999862" calcext:value-type="float">
            <text:p>-21.13</text:p>
          </table:table-cell>
          <table:table-cell table:style-name="ce28"/>
          <table:table-cell table:style-name="Default"/>
          <table:table-cell/>
          <table:table-cell office:value-type="string" calcext:value-type="string">
            <text:p>b3lyp</text:p>
          </table:table-cell>
          <table:table-cell office:value-type="float" office:value="-1307.13143" calcext:value-type="float">
            <text:p>-1307.13143</text:p>
          </table:table-cell>
          <table:table-cell table:style-name="Default" office:value-type="float" office:value="-200439.48102047" calcext:value-type="float">
            <text:p>-200439.48102047</text:p>
          </table:table-cell>
          <table:table-cell table:style-name="Default" office:value-type="float" office:value="-201748.40445924" calcext:value-type="float">
            <text:p>-201748.40445924</text:p>
          </table:table-cell>
          <table:table-cell table:style-name="Default" office:value-type="float" office:value="-400900.14357725" calcext:value-type="float">
            <text:p>-400900.14357725</text:p>
          </table:table-cell>
          <table:table-cell table:number-columns-repeated="2"/>
          <table:table-cell office:value-type="string" calcext:value-type="string">
            <text:p>b3lyp</text:p>
          </table:table-cell>
          <table:table-cell office:value-type="float" office:value="-1307.13143" calcext:value-type="float">
            <text:p>-1307.13143</text:p>
          </table:table-cell>
          <table:table-cell office:value-type="float" office:value="-200439.22913" calcext:value-type="float">
            <text:p>-200439.22913</text:p>
          </table:table-cell>
          <table:table-cell table:style-name="Default" office:value-type="float" office:value="-201746.948672" calcext:value-type="float">
            <text:p>-201746.948672</text:p>
          </table:table-cell>
          <table:table-cell office:value-type="float" office:value="-400899.5856585" calcext:value-type="float">
            <text:p>-400899.585658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25]-[.Q25]-[.P25]-[.E$3]" office:value-type="float" office:value="-1.92659190002291" calcext:value-type="float">
            <text:p>-1.93</text:p>
          </table:table-cell>
          <table:table-cell table:style-name="ce26" table:formula="of:=[.S25]-2*[.Q25]-[.$F$3]" office:value-type="float" office:value="-3.20699574000901" calcext:value-type="float">
            <text:p>-3.21</text:p>
          </table:table-cell>
          <table:table-cell/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25]-[.X25]-[.W25]" office:value-type="float" office:value="-1.54116850000855" calcext:value-type="float">
            <text:p>-1.54</text:p>
          </table:table-cell>
          <table:table-cell table:style-name="ce34" table:formula="of:=[.Z25]-2*[.X25]" office:value-type="float" office:value="-24.1756039999891" calcext:value-type="float">
            <text:p>-24.18</text:p>
          </table:table-cell>
          <table:table-cell table:style-name="ce28"/>
          <table:table-cell table:style-name="Default" table:number-columns-repeated="2"/>
          <table:table-cell office:value-type="string" calcext:value-type="string">
            <text:p>b3lyp-d3</text:p>
          </table:table-cell>
          <table:table-cell office:value-type="float" office:value="-1307.13143" calcext:value-type="float">
            <text:p>-1307.13143</text:p>
          </table:table-cell>
          <table:table-cell table:style-name="Default" office:value-type="float" office:value="-200439.50386232" calcext:value-type="float">
            <text:p>-200439.50386232</text:p>
          </table:table-cell>
          <table:table-cell table:style-name="Default" office:value-type="float" office:value="-201749.01662082" calcext:value-type="float">
            <text:p>-201749.01662082</text:p>
          </table:table-cell>
          <table:table-cell table:style-name="Default" office:value-type="float" office:value="-400903.1962461" calcext:value-type="float">
            <text:p>-400903.1962461</text:p>
          </table:table-cell>
          <table:table-cell table:style-name="Default" table:number-columns-repeated="2"/>
          <table:table-cell office:value-type="string" calcext:value-type="string">
            <text:p>b3lyp-d3</text:p>
          </table:table-cell>
          <table:table-cell office:value-type="float" office:value="-1307.13143" calcext:value-type="float">
            <text:p>-1307.13143</text:p>
          </table:table-cell>
          <table:table-cell office:value-type="float" office:value="-200439.250134" calcext:value-type="float">
            <text:p>-200439.250134</text:p>
          </table:table-cell>
          <table:table-cell table:style-name="Default" office:value-type="float" office:value="-201747.9227325" calcext:value-type="float">
            <text:p>-201747.9227325</text:p>
          </table:table-cell>
          <table:table-cell office:value-type="float" office:value="-400902.675872" calcext:value-type="float">
            <text:p>-400902.675872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ce2"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26]-[.Q26]-[.P26]-[.E$3]" office:value-type="float" office:value="-2.64561133000643" calcext:value-type="float">
            <text:p>-2.65</text:p>
          </table:table-cell>
          <table:table-cell table:style-name="ce26" table:formula="of:=[.S26]-2*[.Q26]-[.$F$3]" office:value-type="float" office:value="1.16593204002129" calcext:value-type="float">
            <text:p>1.17</text:p>
          </table:table-cell>
          <table:table-cell/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26]-[.X26]-[.W26]" office:value-type="float" office:value="-0.427956500004484" calcext:value-type="float">
            <text:p>-0.43</text:p>
          </table:table-cell>
          <table:table-cell table:style-name="ce34" table:formula="of:=[.Z26]-2*[.X26]" office:value-type="float" office:value="-19.5074649999733" calcext:value-type="float">
            <text:p>-19.51</text:p>
          </table:table-cell>
          <table:table-cell table:style-name="ce28"/>
          <table:table-cell table:style-name="Default" table:number-columns-repeated="2"/>
          <table:table-cell office:value-type="string" calcext:value-type="string">
            <text:p>becke97-d</text:p>
          </table:table-cell>
          <table:table-cell office:value-type="float" office:value="-1309.9748465" calcext:value-type="float">
            <text:p>-1309.9748465</text:p>
          </table:table-cell>
          <table:table-cell table:style-name="Default" office:value-type="float" office:value="-200550.045105035" calcext:value-type="float">
            <text:p>-200550.045105035</text:p>
          </table:table-cell>
          <table:table-cell table:style-name="Default" office:value-type="float" office:value="-201863.120299465" calcext:value-type="float">
            <text:p>-201863.120299465</text:p>
          </table:table-cell>
          <table:table-cell office:value-type="float" office:value="-401119.90580375" calcext:value-type="float">
            <text:p>-401119.90580375</text:p>
          </table:table-cell>
          <table:table-cell table:style-name="Default" table:number-columns-repeated="2"/>
          <table:table-cell office:value-type="string" calcext:value-type="string">
            <text:p>becke97-d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549.0669225" calcext:value-type="float">
            <text:p>-200549.0669225</text:p>
          </table:table-cell>
          <table:table-cell table:style-name="Default" office:value-type="float" office:value="-201859.4697255" calcext:value-type="float">
            <text:p>-201859.4697255</text:p>
          </table:table-cell>
          <table:table-cell office:value-type="float" office:value="-401117.64131" calcext:value-type="float">
            <text:p>-401117.64131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ce2"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27]-[.Q27]-[.P27]-[.E$3]" office:value-type="float" office:value="-3.85733209001592" calcext:value-type="float">
            <text:p>-3.86</text:p>
          </table:table-cell>
          <table:table-cell table:style-name="ce26" table:formula="of:=[.S27]-2*[.Q27]-[.$F$3]" office:value-type="float" office:value="-2.33953053998994" calcext:value-type="float">
            <text:p>-2.34</text:p>
          </table:table-cell>
          <table:table-cell/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27]-[.X27]-[.W27]" office:value-type="float" office:value="-1.55167049999113" calcext:value-type="float">
            <text:p>-1.55</text:p>
          </table:table-cell>
          <table:table-cell table:style-name="ce34" table:formula="of:=[.Z27]-2*[.X27]" office:value-type="float" office:value="-22.965248499997" calcext:value-type="float">
            <text:p>-22.97</text:p>
          </table:table-cell>
          <table:table-cell table:style-name="ce28"/>
          <table:table-cell table:style-name="Default" table:number-columns-repeated="2"/>
          <table:table-cell office:value-type="string" calcext:value-type="string">
            <text:p>becke97-d-d3</text:p>
          </table:table-cell>
          <table:table-cell table:style-name="Default" office:value-type="float" office:value="-1309.9748465" calcext:value-type="float">
            <text:p>-1309.9748465</text:p>
          </table:table-cell>
          <table:table-cell office:value-type="float" office:value="-200550.07049362" calcext:value-type="float">
            <text:p>-200550.07049362</text:p>
          </table:table-cell>
          <table:table-cell table:style-name="Default" office:value-type="float" office:value="-201864.35740881" calcext:value-type="float">
            <text:p>-201864.35740881</text:p>
          </table:table-cell>
          <table:table-cell office:value-type="float" office:value="-401123.4620435" calcext:value-type="float">
            <text:p>-401123.4620435</text:p>
          </table:table-cell>
          <table:table-cell table:style-name="Default" table:number-columns-repeated="2"/>
          <table:table-cell office:value-type="string" calcext:value-type="string">
            <text:p>becke97-d-d3</text:p>
          </table:table-cell>
          <table:table-cell table:style-name="Default" office:value-type="float" office:value="-1309.9748465" calcext:value-type="float">
            <text:p>-1309.9748465</text:p>
          </table:table-cell>
          <table:table-cell office:value-type="float" office:value="-200549.090552" calcext:value-type="float">
            <text:p>-200549.090552</text:p>
          </table:table-cell>
          <table:table-cell table:style-name="Default" office:value-type="float" office:value="-201860.617069" calcext:value-type="float">
            <text:p>-201860.617069</text:p>
          </table:table-cell>
          <table:table-cell office:value-type="float" office:value="-401121.1463525" calcext:value-type="float">
            <text:p>-401121.146352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28]-[.Q28]-[.P28]-[.E$3]" office:value-type="float" office:value="-0.74251765502845" calcext:value-type="float">
            <text:p>-0.74</text:p>
          </table:table-cell>
          <table:table-cell table:style-name="ce26" table:formula="of:=[.S28]-2*[.Q28]-[.$F$3]" office:value-type="float" office:value="-1.94848857005127" calcext:value-type="float">
            <text:p>-1.95</text:p>
          </table:table-cell>
          <table:table-cell/>
          <table:table-cell table:style-name="ce16"/>
          <table:table-cell office:value-type="string" calcext:value-type="string">
            <text:p>bhlyp</text:p>
          </table:table-cell>
          <table:table-cell table:style-name="ce31" table:formula="of:=[.Y28]-[.X28]-[.W28]" office:value-type="float" office:value="-0.472589999990305" calcext:value-type="float">
            <text:p>-0.47</text:p>
          </table:table-cell>
          <table:table-cell table:style-name="ce34" table:formula="of:=[.Z28]-2*[.X28]" office:value-type="float" office:value="-22.8838579999865" calcext:value-type="float">
            <text:p>-22.88</text:p>
          </table:table-cell>
          <table:table-cell table:style-name="ce28"/>
          <table:table-cell/>
          <table:table-cell table:style-name="Default"/>
          <table:table-cell office:value-type="string" calcext:value-type="string">
            <text:p>bhlyp</text:p>
          </table:table-cell>
          <table:table-cell table:style-name="Default" office:value-type="float" office:value="-1307.07892" calcext:value-type="float">
            <text:p>-1307.07892</text:p>
          </table:table-cell>
          <table:table-cell office:value-type="float" office:value="-200420.720956555" calcext:value-type="float">
            <text:p>-200420.720956555</text:p>
          </table:table-cell>
          <table:table-cell table:style-name="Default" office:value-type="float" office:value="-201728.99713081" calcext:value-type="float">
            <text:p>-201728.99713081</text:p>
          </table:table-cell>
          <table:table-cell office:value-type="float" office:value="-400864.3719274" calcext:value-type="float">
            <text:p>-400864.3719274</text:p>
          </table:table-cell>
          <table:table-cell table:style-name="Default" table:number-columns-repeated="2"/>
          <table:table-cell office:value-type="string" calcext:value-type="string">
            <text:p>bhlyp</text:p>
          </table:table-cell>
          <table:table-cell table:style-name="Default" office:value-type="float" office:value="-1307.07892" calcext:value-type="float">
            <text:p>-1307.07892</text:p>
          </table:table-cell>
          <table:table-cell office:value-type="float" office:value="-200420.414797" calcext:value-type="float">
            <text:p>-200420.414797</text:p>
          </table:table-cell>
          <table:table-cell table:style-name="Default" office:value-type="float" office:value="-201727.966307" calcext:value-type="float">
            <text:p>-201727.966307</text:p>
          </table:table-cell>
          <table:table-cell office:value-type="float" office:value="-400863.713452" calcext:value-type="float">
            <text:p>-400863.713452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29]-[.Q29]-[.P29]-[.E$3]" office:value-type="float" office:value="-1.17173439501198" calcext:value-type="float">
            <text:p>-1.17</text:p>
          </table:table-cell>
          <table:table-cell table:style-name="ce26" table:formula="of:=[.S29]-2*[.Q29]-[.$F$3]" office:value-type="float" office:value="-4.35523191001266" calcext:value-type="float">
            <text:p>-4.36</text:p>
          </table:table-cell>
          <table:table-cell/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29]-[.X29]-[.W29]" office:value-type="float" office:value="-1.16572200000519" calcext:value-type="float">
            <text:p>-1.17</text:p>
          </table:table-cell>
          <table:table-cell table:style-name="ce34" table:formula="of:=[.Z29]-2*[.X29]" office:value-type="float" office:value="-25.3124454999925" calcext:value-type="float">
            <text:p>-25.31</text:p>
          </table:table-cell>
          <table:table-cell table:style-name="ce28"/>
          <table:table-cell table:style-name="Default" table:number-columns-repeated="2"/>
          <table:table-cell office:value-type="string" calcext:value-type="string">
            <text:p>bhlyp-d3</text:p>
          </table:table-cell>
          <table:table-cell table:style-name="Default" office:value-type="float" office:value="-1307.07892" calcext:value-type="float">
            <text:p>-1307.07892</text:p>
          </table:table-cell>
          <table:table-cell office:value-type="float" office:value="-200420.738704935" calcext:value-type="float">
            <text:p>-200420.738704935</text:p>
          </table:table-cell>
          <table:table-cell table:style-name="Default" office:value-type="float" office:value="-201729.44409593" calcext:value-type="float">
            <text:p>-201729.44409593</text:p>
          </table:table-cell>
          <table:table-cell office:value-type="float" office:value="-400866.8141675" calcext:value-type="float">
            <text:p>-400866.8141675</text:p>
          </table:table-cell>
          <table:table-cell table:style-name="Default" table:number-columns-repeated="2"/>
          <table:table-cell office:value-type="string" calcext:value-type="string">
            <text:p>bhlyp-d3</text:p>
          </table:table-cell>
          <table:table-cell table:style-name="Default" office:value-type="float" office:value="-1307.07892" calcext:value-type="float">
            <text:p>-1307.07892</text:p>
          </table:table-cell>
          <table:table-cell office:value-type="float" office:value="-200420.43055" calcext:value-type="float">
            <text:p>-200420.43055</text:p>
          </table:table-cell>
          <table:table-cell table:style-name="Default" office:value-type="float" office:value="-201728.675192" calcext:value-type="float">
            <text:p>-201728.675192</text:p>
          </table:table-cell>
          <table:table-cell office:value-type="float" office:value="-400866.1735455" calcext:value-type="float">
            <text:p>-400866.173545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30]-[.Q30]-[.P30]-[.E$3]" office:value-type="float" office:value="-1.83853263002334" calcext:value-type="float">
            <text:p>-1.84</text:p>
          </table:table-cell>
          <table:table-cell table:style-name="ce26" table:formula="of:=[.S30]-2*[.Q30]-[.$F$3]" office:value-type="float" office:value="1.57151927996892" calcext:value-type="float">
            <text:p>1.57</text:p>
          </table:table-cell>
          <table:table-cell/>
          <table:table-cell table:style-name="ce16"/>
          <table:table-cell office:value-type="string" calcext:value-type="string">
            <text:p>blyp</text:p>
          </table:table-cell>
          <table:table-cell table:style-name="ce31" table:formula="of:=[.Y30]-[.X30]-[.W30]" office:value-type="float" office:value="-0.546104000015021" calcext:value-type="float">
            <text:p>-0.55</text:p>
          </table:table-cell>
          <table:table-cell table:style-name="ce34" table:formula="of:=[.Z30]-2*[.X30]" office:value-type="float" office:value="-19.4050705000409" calcext:value-type="float">
            <text:p>-19.41</text:p>
          </table:table-cell>
          <table:table-cell table:style-name="ce28"/>
          <table:table-cell/>
          <table:table-cell table:style-name="Default"/>
          <table:table-cell office:value-type="string" calcext:value-type="string">
            <text:p>blyp</text:p>
          </table:table-cell>
          <table:table-cell table:style-name="Default" office:value-type="float" office:value="-1303.3113275" calcext:value-type="float">
            <text:p>-1303.3113275</text:p>
          </table:table-cell>
          <table:table-cell office:value-type="float" office:value="-200491.34309958" calcext:value-type="float">
            <text:p>-200491.34309958</text:p>
          </table:table-cell>
          <table:table-cell table:style-name="Default" office:value-type="float" office:value="-201796.94769631" calcext:value-type="float">
            <text:p>-201796.94769631</text:p>
          </table:table-cell>
          <table:table-cell office:value-type="float" office:value="-401002.0962056" calcext:value-type="float">
            <text:p>-401002.0962056</text:p>
          </table:table-cell>
          <table:table-cell table:style-name="Default" table:number-columns-repeated="2"/>
          <table:table-cell office:value-type="string" calcext:value-type="string">
            <text:p>blyp</text:p>
          </table:table-cell>
          <table:table-cell table:style-name="Default" office:value-type="float" office:value="-1303.3113275" calcext:value-type="float">
            <text:p>-1303.3113275</text:p>
          </table:table-cell>
          <table:table-cell office:value-type="float" office:value="-200490.148077" calcext:value-type="float">
            <text:p>-200490.148077</text:p>
          </table:table-cell>
          <table:table-cell table:style-name="Default" office:value-type="float" office:value="-201794.0055085" calcext:value-type="float">
            <text:p>-201794.0055085</text:p>
          </table:table-cell>
          <table:table-cell office:value-type="float" office:value="-400999.7012245" calcext:value-type="float">
            <text:p>-400999.701224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31]-[.Q31]-[.P31]-[.E$3]" office:value-type="float" office:value="-3.56894717003547" calcext:value-type="float">
            <text:p>-3.57</text:p>
          </table:table-cell>
          <table:table-cell table:style-name="ce26" table:formula="of:=[.S31]-2*[.Q31]-[.$F$3]" office:value-type="float" office:value="-2.23099237005226" calcext:value-type="float">
            <text:p>-2.23</text:p>
          </table:table-cell>
          <table:table-cell table:style-name="Default"/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31]-[.X31]-[.W31]" office:value-type="float" office:value="-1.71445149998863" calcext:value-type="float">
            <text:p>-1.71</text:p>
          </table:table-cell>
          <table:table-cell table:style-name="ce34" table:formula="of:=[.Z31]-2*[.X31]" office:value-type="float" office:value="-23.143782500003" calcext:value-type="float">
            <text:p>-23.14</text:p>
          </table:table-cell>
          <table:table-cell table:style-name="ce28"/>
          <table:table-cell table:style-name="Default" table:number-columns-repeated="2"/>
          <table:table-cell office:value-type="string" calcext:value-type="string">
            <text:p>blyp-d3</text:p>
          </table:table-cell>
          <table:table-cell office:value-type="float" office:value="-1303.3113275" calcext:value-type="float">
            <text:p>-1303.3113275</text:p>
          </table:table-cell>
          <table:table-cell office:value-type="float" office:value="-200491.37145498" calcext:value-type="float">
            <text:p>-200491.37145498</text:p>
          </table:table-cell>
          <table:table-cell table:style-name="Default" office:value-type="float" office:value="-201798.70646625" calcext:value-type="float">
            <text:p>-201798.70646625</text:p>
          </table:table-cell>
          <table:table-cell office:value-type="float" office:value="-401005.95542805" calcext:value-type="float">
            <text:p>-401005.95542805</text:p>
          </table:table-cell>
          <table:table-cell table:style-name="Default" table:number-columns-repeated="2"/>
          <table:table-cell office:value-type="string" calcext:value-type="string">
            <text:p>blyp-d3</text:p>
          </table:table-cell>
          <table:table-cell office:value-type="float" office:value="-1303.3113275" calcext:value-type="float">
            <text:p>-1303.3113275</text:p>
          </table:table-cell>
          <table:table-cell office:value-type="float" office:value="-200490.1717065" calcext:value-type="float">
            <text:p>-200490.1717065</text:p>
          </table:table-cell>
          <table:table-cell table:style-name="Default" office:value-type="float" office:value="-201795.1974855" calcext:value-type="float">
            <text:p>-201795.1974855</text:p>
          </table:table-cell>
          <table:table-cell office:value-type="float" office:value="-401003.4871955" calcext:value-type="float">
            <text:p>-401003.487195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32]-[.Q32]-[.P32]-[.E$3]" office:value-type="float" office:value="-2.65763612002593" calcext:value-type="float">
            <text:p>-2.66</text:p>
          </table:table-cell>
          <table:table-cell table:style-name="ce26" table:formula="of:=[.S32]-2*[.Q32]-[.$F$3]" office:value-type="float" office:value="1.20032608998008" calcext:value-type="float">
            <text:p>1.20</text:p>
          </table:table-cell>
          <table:table-cell table:style-name="Default"/>
          <table:table-cell table:style-name="ce16"/>
          <table:table-cell office:value-type="string" calcext:value-type="string">
            <text:p>bp86</text:p>
          </table:table-cell>
          <table:table-cell table:style-name="ce31" table:formula="of:=[.Y32]-[.X32]-[.W32]" office:value-type="float" office:value="-0.430582000002005" calcext:value-type="float">
            <text:p>-0.43</text:p>
          </table:table-cell>
          <table:table-cell table:style-name="ce34" table:formula="of:=[.Z32]-2*[.X32]" office:value-type="float" office:value="-19.441827499948" calcext:value-type="float">
            <text:p>-19.44</text:p>
          </table:table-cell>
          <table:table-cell table:style-name="ce28"/>
          <table:table-cell/>
          <table:table-cell table:style-name="Default"/>
          <table:table-cell office:value-type="string" calcext:value-type="string">
            <text:p>bp86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550.362002885" calcext:value-type="float">
            <text:p>-200550.362002885</text:p>
          </table:table-cell>
          <table:table-cell table:style-name="Default" office:value-type="float" office:value="-201863.449222105" calcext:value-type="float">
            <text:p>-201863.449222105</text:p>
          </table:table-cell>
          <table:table-cell office:value-type="float" office:value="-401120.5052054" calcext:value-type="float">
            <text:p>-401120.5052054</text:p>
          </table:table-cell>
          <table:table-cell table:style-name="Default" table:number-columns-repeated="2"/>
          <table:table-cell office:value-type="string" calcext:value-type="string">
            <text:p>bp86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549.39511" calcext:value-type="float">
            <text:p>-200549.39511</text:p>
          </table:table-cell>
          <table:table-cell table:style-name="Default" office:value-type="float" office:value="-201859.8005385" calcext:value-type="float">
            <text:p>-201859.8005385</text:p>
          </table:table-cell>
          <table:table-cell office:value-type="float" office:value="-401118.2320475" calcext:value-type="float">
            <text:p>-401118.232047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33]-[.Q33]-[.P33]-[.E$3]" office:value-type="float" office:value="-3.87266501002705" calcext:value-type="float">
            <text:p>-3.87</text:p>
          </table:table-cell>
          <table:table-cell table:style-name="ce26" table:formula="of:=[.S33]-2*[.Q33]-[.$F$3]" office:value-type="float" office:value="-2.28492014005315" calcext:value-type="float">
            <text:p>-2.28</text:p>
          </table:table-cell>
          <table:table-cell table:style-name="Default"/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33]-[.X33]-[.W33]" office:value-type="float" office:value="-1.55429600001776" calcext:value-type="float">
            <text:p>-1.55</text:p>
          </table:table-cell>
          <table:table-cell table:style-name="ce34" table:formula="of:=[.Z33]-2*[.X33]" office:value-type="float" office:value="-22.9022364999983" calcext:value-type="float">
            <text:p>-22.90</text:p>
          </table:table-cell>
          <table:table-cell table:style-name="ce28"/>
          <table:table-cell/>
          <table:table-cell table:style-name="Default"/>
          <table:table-cell office:value-type="string" calcext:value-type="string">
            <text:p>bp86-d3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550.38739147" calcext:value-type="float">
            <text:p>-200550.38739147</text:p>
          </table:table-cell>
          <table:table-cell table:style-name="Default" office:value-type="float" office:value="-201864.68963958" calcext:value-type="float">
            <text:p>-201864.68963958</text:p>
          </table:table-cell>
          <table:table-cell office:value-type="float" office:value="-401124.0412288" calcext:value-type="float">
            <text:p>-401124.0412288</text:p>
          </table:table-cell>
          <table:table-cell table:style-name="Default" table:number-columns-repeated="2"/>
          <table:table-cell office:value-type="string" calcext:value-type="string">
            <text:p>bp86-d3</text:p>
          </table:table-cell>
          <table:table-cell office:value-type="float" office:value="-1309.9748465" calcext:value-type="float">
            <text:p>-1309.9748465</text:p>
          </table:table-cell>
          <table:table-cell office:value-type="float" office:value="-200549.4187395" calcext:value-type="float">
            <text:p>-200549.4187395</text:p>
          </table:table-cell>
          <table:table-cell table:style-name="Default" office:value-type="float" office:value="-201860.947882" calcext:value-type="float">
            <text:p>-201860.947882</text:p>
          </table:table-cell>
          <table:table-cell office:value-type="float" office:value="-401121.7397155" calcext:value-type="float">
            <text:p>-401121.739715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34]-[.Q34]-[.P34]-[.E$3]" office:value-type="float" office:value="-0.801565150020451" calcext:value-type="float">
            <text:p>-0.80</text:p>
          </table:table-cell>
          <table:table-cell table:style-name="ce26" table:formula="of:=[.S34]-2*[.Q34]-[.$F$3]" office:value-type="float" office:value="-2.03140186000383" calcext:value-type="float">
            <text:p>-2.03</text:p>
          </table:table-cell>
          <table:table-cell table:style-name="Default"/>
          <table:table-cell table:style-name="ce18"/>
          <table:table-cell office:value-type="string" calcext:value-type="string">
            <text:p>pbe0</text:p>
          </table:table-cell>
          <table:table-cell table:style-name="ce31" table:formula="of:=[.Y34]-[.X34]-[.W34]" office:value-type="float" office:value="-0.559231500001943" calcext:value-type="float">
            <text:p>-0.56</text:p>
          </table:table-cell>
          <table:table-cell table:style-name="ce34" table:formula="of:=[.Z34]-2*[.X34]" office:value-type="float" office:value="-22.9311170000001" calcext:value-type="float">
            <text:p>-22.93</text:p>
          </table:table-cell>
          <table:table-cell table:style-name="ce28"/>
          <table:table-cell/>
          <table:table-cell table:style-name="Default"/>
          <table:table-cell office:value-type="string" calcext:value-type="string">
            <text:p>pbe0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314.286232135" calcext:value-type="float">
            <text:p>-200314.286232135</text:p>
          </table:table-cell>
          <table:table-cell table:style-name="Default" office:value-type="float" office:value="-201629.056554385" calcext:value-type="float">
            <text:p>-201629.056554385</text:p>
          </table:table-cell>
          <table:table-cell office:value-type="float" office:value="-400651.58539185" calcext:value-type="float">
            <text:p>-400651.58539185</text:p>
          </table:table-cell>
          <table:table-cell table:style-name="Default" table:number-columns-repeated="2"/>
          <table:table-cell office:value-type="string" calcext:value-type="string">
            <text:p>pbe0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314.2211985" calcext:value-type="float">
            <text:p>-200314.2211985</text:p>
          </table:table-cell>
          <table:table-cell table:style-name="Default" office:value-type="float" office:value="-201628.2944505" calcext:value-type="float">
            <text:p>-201628.2944505</text:p>
          </table:table-cell>
          <table:table-cell office:value-type="float" office:value="-400651.373514" calcext:value-type="float">
            <text:p>-400651.373514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35]-[.Q35]-[.P35]-[.E$3]" office:value-type="float" office:value="-1.62862390502733" calcext:value-type="float">
            <text:p>-1.63</text:p>
          </table:table-cell>
          <table:table-cell table:style-name="ce26" table:formula="of:=[.S35]-2*[.Q35]-[.$F$3]" office:value-type="float" office:value="-3.98781944002258" calcext:value-type="float">
            <text:p>-3.99</text:p>
          </table:table-cell>
          <table:table-cell table:style-name="Default"/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35]-[.X35]-[.W35]" office:value-type="float" office:value="-1.27336749999699" calcext:value-type="float">
            <text:p>-1.27</text:p>
          </table:table-cell>
          <table:table-cell table:style-name="ce34" table:formula="of:=[.Z35]-2*[.X35]" office:value-type="float" office:value="-24.8661105000065" calcext:value-type="float">
            <text:p>-24.87</text:p>
          </table:table-cell>
          <table:table-cell table:style-name="ce28"/>
          <table:table-cell table:number-columns-repeated="2"/>
          <table:table-cell office:value-type="string" calcext:value-type="string">
            <text:p>pbe0-d3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314.298361945" calcext:value-type="float">
            <text:p>-200314.298361945</text:p>
          </table:table-cell>
          <table:table-cell table:style-name="Default" office:value-type="float" office:value="-201629.89574295" calcext:value-type="float">
            <text:p>-201629.89574295</text:p>
          </table:table-cell>
          <table:table-cell office:value-type="float" office:value="-400653.56606905" calcext:value-type="float">
            <text:p>-400653.56606905</text:p>
          </table:table-cell>
          <table:table-cell table:number-columns-repeated="2"/>
          <table:table-cell office:value-type="string" calcext:value-type="string">
            <text:p>pbe0-d3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314.2317005" calcext:value-type="float">
            <text:p>-200314.2317005</text:p>
          </table:table-cell>
          <table:table-cell table:style-name="Default" office:value-type="float" office:value="-201629.0190885" calcext:value-type="float">
            <text:p>-201629.0190885</text:p>
          </table:table-cell>
          <table:table-cell office:value-type="float" office:value="-400653.3295115" calcext:value-type="float">
            <text:p>-400653.329511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36]-[.Q36]-[.P36]-[.E$3]" office:value-type="float" office:value="-1.84591028502041" calcext:value-type="float">
            <text:p>-1.85</text:p>
          </table:table-cell>
          <table:table-cell table:style-name="ce26" table:formula="of:=[.S36]-2*[.Q36]-[.$F$3]" office:value-type="float" office:value="-2.4751113600214" calcext:value-type="float">
            <text:p>-2.48</text:p>
          </table:table-cell>
          <table:table-cell table:style-name="Default"/>
          <table:table-cell table:style-name="ce18"/>
          <table:table-cell office:value-type="string" calcext:value-type="string">
            <text:p>pbe96</text:p>
          </table:table-cell>
          <table:table-cell table:style-name="ce31" table:formula="of:=[.Y36]-[.X36]-[.W36]" office:value-type="float" office:value="-1.02657050001153" calcext:value-type="float">
            <text:p>-1.03</text:p>
          </table:table-cell>
          <table:table-cell table:style-name="ce34" table:formula="of:=[.Z36]-2*[.X36]" office:value-type="float" office:value="-23.149033499998" calcext:value-type="float">
            <text:p>-23.15</text:p>
          </table:table-cell>
          <table:table-cell table:style-name="ce28"/>
          <table:table-cell table:number-columns-repeated="2"/>
          <table:table-cell office:value-type="string" calcext:value-type="string">
            <text:p>pbe96</text:p>
          </table:table-cell>
          <table:table-cell office:value-type="float" office:value="-1309.153065" calcext:value-type="float">
            <text:p>-1309.153065</text:p>
          </table:table-cell>
          <table:table-cell office:value-type="float" office:value="-200315.313590285" calcext:value-type="float">
            <text:p>-200315.313590285</text:p>
          </table:table-cell>
          <table:table-cell table:style-name="Default" office:value-type="float" office:value="-201626.76730217" calcext:value-type="float">
            <text:p>-201626.76730217</text:p>
          </table:table-cell>
          <table:table-cell office:value-type="float" office:value="-400654.08381765" calcext:value-type="float">
            <text:p>-400654.08381765</text:p>
          </table:table-cell>
          <table:table-cell table:number-columns-repeated="2"/>
          <table:table-cell office:value-type="string" calcext:value-type="string">
            <text:p>pbe96</text:p>
          </table:table-cell>
          <table:table-cell office:value-type="float" office:value="-1309.153065" calcext:value-type="float">
            <text:p>-1309.153065</text:p>
          </table:table-cell>
          <table:table-cell office:value-type="float" office:value="-200314.433864" calcext:value-type="float">
            <text:p>-200314.433864</text:p>
          </table:table-cell>
          <table:table-cell table:style-name="Default" office:value-type="float" office:value="-201624.6134995" calcext:value-type="float">
            <text:p>-201624.6134995</text:p>
          </table:table-cell>
          <table:table-cell office:value-type="float" office:value="-400652.0167615" calcext:value-type="float">
            <text:p>-400652.016761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37]-[.Q37]-[.P37]-[.E$3]" office:value-type="float" office:value="-2.67047481503982" calcext:value-type="float">
            <text:p>-2.67</text:p>
          </table:table-cell>
          <table:table-cell table:style-name="ce26" table:formula="of:=[.S37]-2*[.Q37]-[.$F$3]" office:value-type="float" office:value="-4.31805483001517" calcext:value-type="float">
            <text:p>-4.32</text:p>
          </table:table-cell>
          <table:table-cell table:style-name="Default"/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37]-[.X37]-[.W37]" office:value-type="float" office:value="-1.78796549999106" calcext:value-type="float">
            <text:p>-1.79</text:p>
          </table:table-cell>
          <table:table-cell table:style-name="ce34" table:formula="of:=[.Z37]-2*[.X37]" office:value-type="float" office:value="-24.9737559999921" calcext:value-type="float">
            <text:p>-24.97</text:p>
          </table:table-cell>
          <table:table-cell table:style-name="ce28"/>
          <table:table-cell table:number-columns-repeated="2"/>
          <table:table-cell office:value-type="string" calcext:value-type="string">
            <text:p>pbe96-d3</text:p>
          </table:table-cell>
          <table:table-cell office:value-type="float" office:value="-1309.153065" calcext:value-type="float">
            <text:p>-1309.153065</text:p>
          </table:table-cell>
          <table:table-cell office:value-type="float" office:value="-200315.324302325" calcext:value-type="float">
            <text:p>-200315.324302325</text:p>
          </table:table-cell>
          <table:table-cell table:style-name="Default" office:value-type="float" office:value="-201627.60257874" calcext:value-type="float">
            <text:p>-201627.60257874</text:p>
          </table:table-cell>
          <table:table-cell office:value-type="float" office:value="-400655.9481852" calcext:value-type="float">
            <text:p>-400655.9481852</text:p>
          </table:table-cell>
          <table:table-cell table:number-columns-repeated="2"/>
          <table:table-cell office:value-type="string" calcext:value-type="string">
            <text:p>pbe96-d3</text:p>
          </table:table-cell>
          <table:table-cell office:value-type="float" office:value="-1309.153065" calcext:value-type="float">
            <text:p>-1309.153065</text:p>
          </table:table-cell>
          <table:table-cell office:value-type="float" office:value="-200314.4417405" calcext:value-type="float">
            <text:p>-200314.4417405</text:p>
          </table:table-cell>
          <table:table-cell table:style-name="Default" office:value-type="float" office:value="-201625.382771" calcext:value-type="float">
            <text:p>-201625.382771</text:p>
          </table:table-cell>
          <table:table-cell office:value-type="float" office:value="-400653.857237" calcext:value-type="float">
            <text:p>-400653.857237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38]-[.Q38]-[.P38]-[.E$3]" office:value-type="float" office:value="-7.22621616001129" calcext:value-type="float">
            <text:p>-7.23</text:p>
          </table:table-cell>
          <table:table-cell table:style-name="ce26" table:formula="of:=[.S38]-2*[.Q38]-[.$F$3]" office:value-type="float" office:value="-0.120825510006398" calcext:value-type="float">
            <text:p>-0.12</text:p>
          </table:table-cell>
          <table:table-cell table:style-name="Default"/>
          <table:table-cell table:style-name="ce18"/>
          <table:table-cell office:value-type="string" calcext:value-type="string">
            <text:p>tpss</text:p>
          </table:table-cell>
          <table:table-cell table:style-name="ce31" table:formula="of:=[.Y38]-[.X38]-[.W38]" office:value-type="float" office:value="0.0341315000200666" calcext:value-type="float">
            <text:p>0.03</text:p>
          </table:table-cell>
          <table:table-cell table:style-name="ce34" table:formula="of:=[.Z38]-2*[.X38]" office:value-type="float" office:value="-20.859597499948" calcext:value-type="float">
            <text:p>-20.86</text:p>
          </table:table-cell>
          <table:table-cell table:style-name="ce28"/>
          <table:table-cell table:style-name="Default"/>
          <table:table-cell/>
          <table:table-cell office:value-type="string" calcext:value-type="string">
            <text:p>tpss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539.87772501" calcext:value-type="float">
            <text:p>-200539.87772501</text:p>
          </table:table-cell>
          <table:table-cell table:style-name="Default" office:value-type="float" office:value="-201858.36055677" calcext:value-type="float">
            <text:p>-201858.36055677</text:p>
          </table:table-cell>
          <table:table-cell office:value-type="float" office:value="-401100.85780125" calcext:value-type="float">
            <text:p>-401100.85780125</text:p>
          </table:table-cell>
          <table:table-cell table:number-columns-repeated="2"/>
          <table:table-cell office:value-type="string" calcext:value-type="string">
            <text:p>tpss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539.0690185" calcext:value-type="float">
            <text:p>-200539.0690185</text:p>
          </table:table-cell>
          <table:table-cell table:style-name="Default" office:value-type="float" office:value="-201849.836766" calcext:value-type="float">
            <text:p>-201849.836766</text:p>
          </table:table-cell>
          <table:table-cell office:value-type="float" office:value="-401098.9976345" calcext:value-type="float">
            <text:p>-401098.997634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39]-[.Q39]-[.P39]-[.E$3]" office:value-type="float" office:value="-9.03983279499812" calcext:value-type="float">
            <text:p>-9.04</text:p>
          </table:table-cell>
          <table:table-cell table:style-name="ce26" table:formula="of:=[.S39]-2*[.Q39]-[.$F$3]" office:value-type="float" office:value="-2.67795748997014" calcext:value-type="float">
            <text:p>-2.68</text:p>
          </table:table-cell>
          <table:table-cell table:style-name="Default"/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39]-[.X39]-[.W39]" office:value-type="float" office:value="-0.903171999997085" calcext:value-type="float">
            <text:p>-0.90</text:p>
          </table:table-cell>
          <table:table-cell table:style-name="ce34" table:formula="of:=[.Z39]-2*[.X39]" office:value-type="float" office:value="-23.4010814999929" calcext:value-type="float">
            <text:p>-23.40</text:p>
          </table:table-cell>
          <table:table-cell table:style-name="ce28"/>
          <table:table-cell table:style-name="Default"/>
          <table:table-cell/>
          <table:table-cell office:value-type="string" calcext:value-type="string">
            <text:p>tpss-d3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539.894449445" calcext:value-type="float">
            <text:p>-200539.894449445</text:p>
          </table:table-cell>
          <table:table-cell table:style-name="Default" office:value-type="float" office:value="-201860.19089784" calcext:value-type="float">
            <text:p>-201860.19089784</text:p>
          </table:table-cell>
          <table:table-cell office:value-type="float" office:value="-401103.4483821" calcext:value-type="float">
            <text:p>-401103.4483821</text:p>
          </table:table-cell>
          <table:table-cell table:number-columns-repeated="2"/>
          <table:table-cell office:value-type="string" calcext:value-type="string">
            <text:p>tpss-d3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539.082146" calcext:value-type="float">
            <text:p>-200539.082146</text:p>
          </table:table-cell>
          <table:table-cell table:style-name="Default" office:value-type="float" office:value="-201850.787197" calcext:value-type="float">
            <text:p>-201850.787197</text:p>
          </table:table-cell>
          <table:table-cell office:value-type="float" office:value="-401101.5653735" calcext:value-type="float">
            <text:p>-401101.565373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40]-[.Q40]-[.P40]-[.E$3]" office:value-type="float" office:value="-5.33740520504762" calcext:value-type="float">
            <text:p>-5.34</text:p>
          </table:table-cell>
          <table:table-cell table:style-name="ce26" table:formula="of:=[.S40]-2*[.Q40]-[.$F$3]" office:value-type="float" office:value="-0.164933910069522" calcext:value-type="float">
            <text:p>-0.16</text:p>
          </table:table-cell>
          <table:table-cell table:style-name="Default"/>
          <table:table-cell table:style-name="ce18"/>
          <table:table-cell office:value-type="string" calcext:value-type="string">
            <text:p>tpssh</text:p>
          </table:table-cell>
          <table:table-cell table:style-name="ce31" table:formula="of:=[.Y40]-[.X40]-[.W40]" office:value-type="float" office:value="-0.383322999988422" calcext:value-type="float">
            <text:p>-0.38</text:p>
          </table:table-cell>
          <table:table-cell table:style-name="ce34" table:formula="of:=[.Z40]-2*[.X40]" office:value-type="float" office:value="-21.0013744999887" calcext:value-type="float">
            <text:p>-21.00</text:p>
          </table:table-cell>
          <table:table-cell table:style-name="ce28"/>
          <table:table-cell table:style-name="Default"/>
          <table:table-cell/>
          <table:table-cell office:value-type="string" calcext:value-type="string">
            <text:p>tpssh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517.308533185" calcext:value-type="float">
            <text:p>-200517.308533185</text:p>
          </table:table-cell>
          <table:table-cell table:style-name="Default" office:value-type="float" office:value="-201833.90780499" calcext:value-type="float">
            <text:p>-201833.90780499</text:p>
          </table:table-cell>
          <table:table-cell office:value-type="float" office:value="-401055.763526" calcext:value-type="float">
            <text:p>-401055.763526</text:p>
          </table:table-cell>
          <table:table-cell table:number-columns-repeated="2"/>
          <table:table-cell office:value-type="string" calcext:value-type="string">
            <text:p>tpssh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516.94393" calcext:value-type="float">
            <text:p>-200516.94393</text:p>
          </table:table-cell>
          <table:table-cell table:style-name="Default" office:value-type="float" office:value="-201828.134383" calcext:value-type="float">
            <text:p>-201828.134383</text:p>
          </table:table-cell>
          <table:table-cell office:value-type="float" office:value="-401054.8892345" calcext:value-type="float">
            <text:p>-401054.889234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41]-[.Q41]-[.P41]-[.E$3]" office:value-type="float" office:value="-7.22521847001735" calcext:value-type="float">
            <text:p>-7.23</text:p>
          </table:table-cell>
          <table:table-cell table:style-name="ce26" table:formula="of:=[.S41]-2*[.Q41]-[.$F$3]" office:value-type="float" office:value="-2.67758992005838" calcext:value-type="float">
            <text:p>-2.68</text:p>
          </table:table-cell>
          <table:table-cell table:style-name="Default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41]-[.X41]-[.W41]" office:value-type="float" office:value="-1.27074199999447" calcext:value-type="float">
            <text:p>-1.27</text:p>
          </table:table-cell>
          <table:table-cell table:style-name="ce35" table:formula="of:=[.Z41]-2*[.X41]" office:value-type="float" office:value="-23.49559950002" calcext:value-type="float">
            <text:p>-23.50</text:p>
          </table:table-cell>
          <table:table-cell table:style-name="ce28"/>
          <table:table-cell table:style-name="Default"/>
          <table:table-cell/>
          <table:table-cell office:value-type="string" calcext:value-type="string">
            <text:p>tpssh-d3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517.32531013" calcext:value-type="float">
            <text:p>-200517.32531013</text:p>
          </table:table-cell>
          <table:table-cell table:style-name="Default" office:value-type="float" office:value="-201835.8123952" calcext:value-type="float">
            <text:p>-201835.8123952</text:p>
          </table:table-cell>
          <table:table-cell office:value-type="float" office:value="-401058.3097359" calcext:value-type="float">
            <text:p>-401058.3097359</text:p>
          </table:table-cell>
          <table:table-cell table:number-columns-repeated="2"/>
          <table:table-cell office:value-type="string" calcext:value-type="string">
            <text:p>tpssh-d3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516.9570575" calcext:value-type="float">
            <text:p>-200516.9570575</text:p>
          </table:table-cell>
          <table:table-cell table:style-name="Default" office:value-type="float" office:value="-201829.0349295" calcext:value-type="float">
            <text:p>-201829.0349295</text:p>
          </table:table-cell>
          <table:table-cell office:value-type="float" office:value="-401057.4097145" calcext:value-type="float">
            <text:p>-401057.4097145</text:p>
          </table:table-cell>
          <table:table-cell table:style-name="Default" table:number-columns-repeated="997"/>
          <table:table-cell/>
        </table:table-row>
        <table:table-row table:style-name="ro5">
          <table:table-cell table:style-name="Default" table:number-columns-repeated="2"/>
          <table:table-cell table:style-name="ce14" table:formula="of:=[.N42]" office:value-type="string" office:string-value="def2-TZVP" calcext:value-type="string">
            <text:p>def2-TZVP</text:p>
          </table:table-cell>
          <table:table-cell table:style-name="ce21" office:value-type="string" calcext:value-type="string">
            <text:p>mp2</text:p>
          </table:table-cell>
          <table:table-cell table:style-name="ce6" table:formula="of:=[.R42]-[.Q42]-[.P42]-[.E$3]" office:value-type="float" office:value="0.27221763495686" calcext:value-type="float">
            <text:p>0.27</text:p>
          </table:table-cell>
          <table:table-cell table:style-name="ce26" table:formula="of:=[.S42]-2*[.Q42]-[.$F$3]" office:value-type="float" office:value="-2.95615547004854" calcext:value-type="float">
            <text:p>-2.96</text:p>
          </table:table-cell>
          <table:table-cell/>
          <table:table-cell table:style-name="ce14" table:formula="of:=[.N42]" office:value-type="string" office:string-value="def2-TZVP" calcext:value-type="string">
            <text:p>def2-TZVP</text:p>
          </table:table-cell>
          <table:table-cell table:style-name="ce21" office:value-type="string" calcext:value-type="string">
            <text:p>mp2</text:p>
          </table:table-cell>
          <table:table-cell table:style-name="ce32" table:formula="of:=[.Y42]-[.X42]-[.W42]" office:value-type="float" office:value="-0.0398230399973727" calcext:value-type="float">
            <text:p>-0.04</text:p>
          </table:table-cell>
          <table:table-cell table:style-name="ce34" table:formula="of:=[.Z42]-2*[.X42]" office:value-type="float" office:value="-23.9130540000042" calcext:value-type="float">
            <text:p>-23.91</text:p>
          </table:table-cell>
          <table:table-cell table:style-name="ce26"/>
          <table:table-cell table:style-name="Default"/>
          <table:table-cell table:style-name="ce2" office:value-type="string" calcext:value-type="string">
            <text:p>def2-TZVP</text:p>
          </table:table-cell>
          <table:table-cell office:value-type="string" calcext:value-type="string">
            <text:p>mp2</text:p>
          </table:table-cell>
          <table:table-cell table:style-name="ce37" office:value-type="float" office:value="-1312.25071446" calcext:value-type="float">
            <text:p>-1312.25071446</text:p>
          </table:table-cell>
          <table:table-cell office:value-type="float" office:value="-200408.612675655" calcext:value-type="float">
            <text:p>-200408.612675655</text:p>
          </table:table-cell>
          <table:table-cell table:style-name="Default" office:value-type="float" office:value="-201721.04590908" calcext:value-type="float">
            <text:p>-201721.04590908</text:p>
          </table:table-cell>
          <table:table-cell office:value-type="float" office:value="-400841.1630325" calcext:value-type="float">
            <text:p>-400841.1630325</text:p>
          </table:table-cell>
          <table:table-cell/>
          <table:table-cell table:style-name="ce2" office:value-type="string" calcext:value-type="string">
            <text:p>def2-TZVP</text:p>
          </table:table-cell>
          <table:table-cell office:value-type="string" calcext:value-type="string">
            <text:p>mp2</text:p>
          </table:table-cell>
          <table:table-cell table:style-name="ce37" office:value-type="float" office:value="-1312.25071446" calcext:value-type="float">
            <text:p>-1312.25071446</text:p>
          </table:table-cell>
          <table:table-cell office:value-type="float" office:value="-200408.542286" calcext:value-type="float">
            <text:p>-200408.542286</text:p>
          </table:table-cell>
          <table:table-cell table:style-name="Default" office:value-type="float" office:value="-201720.8328235" calcext:value-type="float">
            <text:p>-201720.8328235</text:p>
          </table:table-cell>
          <table:table-cell office:value-type="float" office:value="-400840.997626" calcext:value-type="float">
            <text:p>-400840.997626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43]-[.Q43]-[.P43]-[.E$3]" office:value-type="float" office:value="-0.400415005010245" calcext:value-type="float">
            <text:p>-0.40</text:p>
          </table:table-cell>
          <table:table-cell table:style-name="ce26" table:formula="of:=[.S43]-2*[.Q43]-[.$F$3]" office:value-type="float" office:value="-2.29116883000825" calcext:value-type="float">
            <text:p>-2.29</text:p>
          </table:table-cell>
          <table:table-cell/>
          <table:table-cell table:style-name="ce16"/>
          <table:table-cell office:value-type="string" calcext:value-type="string">
            <text:p>b3lyp</text:p>
          </table:table-cell>
          <table:table-cell table:style-name="ce31" table:formula="of:=[.Y43]-[.X43]-[.W43]" office:value-type="float" office:value="-0.49621950000801" calcext:value-type="float">
            <text:p>-0.50</text:p>
          </table:table-cell>
          <table:table-cell table:style-name="ce34" table:formula="of:=[.Z43]-2*[.X43]" office:value-type="float" office:value="-23.2409259999986" calcext:value-type="float">
            <text:p>-23.24</text:p>
          </table:table-cell>
          <table:table-cell table:style-name="ce26" table:formula="of:=[.K43]-[.K$3]" office:value-type="float" office:value="-2.25940028001787" calcext:value-type="float">
            <text:p>-2.26</text:p>
          </table:table-cell>
          <table:table-cell table:style-name="Default"/>
          <table:table-cell/>
          <table:table-cell office:value-type="string" calcext:value-type="string">
            <text:p>b3lyp</text:p>
          </table:table-cell>
          <table:table-cell office:value-type="float" office:value="-1309.5022565" calcext:value-type="float">
            <text:p>-1309.5022565</text:p>
          </table:table-cell>
          <table:table-cell office:value-type="float" office:value="-200656.2429831" calcext:value-type="float">
            <text:p>-200656.2429831</text:p>
          </table:table-cell>
          <table:table-cell table:style-name="Default" office:value-type="float" office:value="-201966.600391205" calcext:value-type="float">
            <text:p>-201966.600391205</text:p>
          </table:table-cell>
          <table:table-cell office:value-type="float" office:value="-401335.75866075" calcext:value-type="float">
            <text:p>-401335.75866075</text:p>
          </table:table-cell>
          <table:table-cell table:number-columns-repeated="2"/>
          <table:table-cell office:value-type="string" calcext:value-type="string">
            <text:p>b3lyp</text:p>
          </table:table-cell>
          <table:table-cell office:value-type="float" office:value="-1309.5022565" calcext:value-type="float">
            <text:p>-1309.5022565</text:p>
          </table:table-cell>
          <table:table-cell office:value-type="float" office:value="-200656.084928" calcext:value-type="float">
            <text:p>-200656.084928</text:p>
          </table:table-cell>
          <table:table-cell table:style-name="Default" office:value-type="float" office:value="-201966.083404" calcext:value-type="float">
            <text:p>-201966.083404</text:p>
          </table:table-cell>
          <table:table-cell office:value-type="float" office:value="-401335.410782" calcext:value-type="float">
            <text:p>-401335.410782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44]-[.Q44]-[.P44]-[.E$3]" office:value-type="float" office:value="-2.72860338500391" calcext:value-type="float">
            <text:p>-2.73</text:p>
          </table:table-cell>
          <table:table-cell table:style-name="ce26" table:formula="of:=[.S44]-2*[.Q44]-[.$F$3]" office:value-type="float" office:value="-5.36620694003068" calcext:value-type="float">
            <text:p>-5.37</text:p>
          </table:table-cell>
          <table:table-cell/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44]-[.X44]-[.W44]" office:value-type="float" office:value="-1.44927599998118" calcext:value-type="float">
            <text:p>-1.45</text:p>
          </table:table-cell>
          <table:table-cell table:style-name="ce34" table:formula="of:=[.Z44]-2*[.X44]" office:value-type="float" office:value="-26.2891315000015" calcext:value-type="float">
            <text:p>-26.29</text:p>
          </table:table-cell>
          <table:table-cell table:style-name="ce26" table:formula="of:=[.K44]-[.K$3]" office:value-type="float" office:value="-5.30760578002082" calcext:value-type="float">
            <text:p>-5.31</text:p>
          </table:table-cell>
          <table:table-cell table:style-name="Default" table:number-columns-repeated="2"/>
          <table:table-cell office:value-type="string" calcext:value-type="string">
            <text:p>b3lyp-d3</text:p>
          </table:table-cell>
          <table:table-cell office:value-type="float" office:value="-1309.5022565" calcext:value-type="float">
            <text:p>-1309.5022565</text:p>
          </table:table-cell>
          <table:table-cell office:value-type="float" office:value="-200656.26540487" calcext:value-type="float">
            <text:p>-200656.26540487</text:p>
          </table:table-cell>
          <table:table-cell table:style-name="Default" office:value-type="float" office:value="-201968.951001355" calcext:value-type="float">
            <text:p>-201968.951001355</text:p>
          </table:table-cell>
          <table:table-cell office:value-type="float" office:value="-401338.8785424" calcext:value-type="float">
            <text:p>-401338.8785424</text:p>
          </table:table-cell>
          <table:table-cell table:style-name="Default" table:number-columns-repeated="2"/>
          <table:table-cell office:value-type="string" calcext:value-type="string">
            <text:p>b3lyp-d3</text:p>
          </table:table-cell>
          <table:table-cell office:value-type="float" office:value="-1309.5022565" calcext:value-type="float">
            <text:p>-1309.5022565</text:p>
          </table:table-cell>
          <table:table-cell office:value-type="float" office:value="-200656.105932" calcext:value-type="float">
            <text:p>-200656.105932</text:p>
          </table:table-cell>
          <table:table-cell table:style-name="Default" office:value-type="float" office:value="-201967.0574645" calcext:value-type="float">
            <text:p>-201967.0574645</text:p>
          </table:table-cell>
          <table:table-cell office:value-type="float" office:value="-401338.5009955" calcext:value-type="float">
            <text:p>-401338.500995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45]-[.Q45]-[.P45]-[.E$3]" office:value-type="float" office:value="-3.01517671004058" calcext:value-type="float">
            <text:p>-3.02</text:p>
          </table:table-cell>
          <table:table-cell table:style-name="ce26" table:formula="of:=[.S45]-2*[.Q45]-[.$F$3]" office:value-type="float" office:value="-1.39671349007403" calcext:value-type="float">
            <text:p>-1.40</text:p>
          </table:table-cell>
          <table:table-cell/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45]-[.X45]-[.W45]" office:value-type="float" office:value="-0.362319000003708" calcext:value-type="float">
            <text:p>-0.36</text:p>
          </table:table-cell>
          <table:table-cell table:style-name="ce34" table:formula="of:=[.Z45]-2*[.X45]" office:value-type="float" office:value="-22.0121919999947" calcext:value-type="float">
            <text:p>-22.01</text:p>
          </table:table-cell>
          <table:table-cell table:style-name="ce26" table:formula="of:=[.K45]-[.K$3]" office:value-type="float" office:value="-1.03066628001397" calcext:value-type="float">
            <text:p>-1.03</text:p>
          </table:table-cell>
          <table:table-cell table:style-name="Default" table:number-columns-repeated="2"/>
          <table:table-cell office:value-type="string" calcext:value-type="string">
            <text:p>becke97-d</text:p>
          </table:table-cell>
          <table:table-cell office:value-type="float" office:value="-1312.3220435" calcext:value-type="float">
            <text:p>-1312.3220435</text:p>
          </table:table-cell>
          <table:table-cell office:value-type="float" office:value="-200764.75605332" calcext:value-type="float">
            <text:p>-200764.75605332</text:p>
          </table:table-cell>
          <table:table-cell table:style-name="Default" office:value-type="float" office:value="-202080.54801013" calcext:value-type="float">
            <text:p>-202080.54801013</text:p>
          </table:table-cell>
          <table:table-cell office:value-type="float" office:value="-401551.89034585" calcext:value-type="float">
            <text:p>-401551.89034585</text:p>
          </table:table-cell>
          <table:table-cell table:style-name="Default" table:number-columns-repeated="2"/>
          <table:table-cell office:value-type="string" calcext:value-type="string">
            <text:p>becke97-d</text:p>
          </table:table-cell>
          <table:table-cell office:value-type="float" office:value="-1312.3220435" calcext:value-type="float">
            <text:p>-1312.3220435</text:p>
          </table:table-cell>
          <table:table-cell office:value-type="float" office:value="-200763.9903525" calcext:value-type="float">
            <text:p>-200763.9903525</text:p>
          </table:table-cell>
          <table:table-cell table:style-name="Default" office:value-type="float" office:value="-202076.674715" calcext:value-type="float">
            <text:p>-202076.674715</text:p>
          </table:table-cell>
          <table:table-cell office:value-type="float" office:value="-401549.992897" calcext:value-type="float">
            <text:p>-401549.992897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46]-[.Q46]-[.P46]-[.E$3]" office:value-type="float" office:value="-6.02953951501058" calcext:value-type="float">
            <text:p>-6.03</text:p>
          </table:table-cell>
          <table:table-cell table:style-name="ce26" table:formula="of:=[.S46]-2*[.Q46]-[.$F$3]" office:value-type="float" office:value="-4.89976061001653" calcext:value-type="float">
            <text:p>-4.90</text:p>
          </table:table-cell>
          <table:table-cell/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46]-[.X46]-[.W46]" office:value-type="float" office:value="-1.48603299999036" calcext:value-type="float">
            <text:p>-1.49</text:p>
          </table:table-cell>
          <table:table-cell table:style-name="ce34" table:formula="of:=[.Z46]-2*[.X46]" office:value-type="float" office:value="-25.4726009999868" calcext:value-type="float">
            <text:p>-25.47</text:p>
          </table:table-cell>
          <table:table-cell table:style-name="ce26" table:formula="of:=[.K46]-[.K$3]" office:value-type="float" office:value="-4.49107528000604" calcext:value-type="float">
            <text:p>-4.49</text:p>
          </table:table-cell>
          <table:table-cell table:style-name="Default" table:number-columns-repeated="2"/>
          <table:table-cell office:value-type="string" calcext:value-type="string">
            <text:p>becke97-d-d3</text:p>
          </table:table-cell>
          <table:table-cell office:value-type="float" office:value="-1312.3220435" calcext:value-type="float">
            <text:p>-1312.3220435</text:p>
          </table:table-cell>
          <table:table-cell office:value-type="float" office:value="-200764.781074335" calcext:value-type="float">
            <text:p>-200764.781074335</text:p>
          </table:table-cell>
          <table:table-cell table:style-name="Default" office:value-type="float" office:value="-202083.58739395" calcext:value-type="float">
            <text:p>-202083.58739395</text:p>
          </table:table-cell>
          <table:table-cell office:value-type="float" office:value="-401555.443435" calcext:value-type="float">
            <text:p>-401555.443435</text:p>
          </table:table-cell>
          <table:table-cell table:style-name="Default" table:number-columns-repeated="2"/>
          <table:table-cell office:value-type="string" calcext:value-type="string">
            <text:p>becke97-d-d3</text:p>
          </table:table-cell>
          <table:table-cell office:value-type="float" office:value="-1312.3220435" calcext:value-type="float">
            <text:p>-1312.3220435</text:p>
          </table:table-cell>
          <table:table-cell office:value-type="float" office:value="-200764.013982" calcext:value-type="float">
            <text:p>-200764.013982</text:p>
          </table:table-cell>
          <table:table-cell table:style-name="Default" office:value-type="float" office:value="-202077.8220585" calcext:value-type="float">
            <text:p>-202077.8220585</text:p>
          </table:table-cell>
          <table:table-cell office:value-type="float" office:value="-401553.500565" calcext:value-type="float">
            <text:p>-401553.50056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47]-[.Q47]-[.P47]-[.E$3]" office:value-type="float" office:value="-0.0939141350199861" calcext:value-type="float">
            <text:p>-0.09</text:p>
          </table:table-cell>
          <table:table-cell table:style-name="ce26" table:formula="of:=[.S47]-2*[.Q47]-[.$F$3]" office:value-type="float" office:value="-3.3056620300049" calcext:value-type="float">
            <text:p>-3.31</text:p>
          </table:table-cell>
          <table:table-cell/>
          <table:table-cell table:style-name="ce16"/>
          <table:table-cell office:value-type="string" calcext:value-type="string">
            <text:p>bhlyp</text:p>
          </table:table-cell>
          <table:table-cell table:style-name="ce31" table:formula="of:=[.Y47]-[.X47]-[.W47]" office:value-type="float" office:value="-0.412203499987527" calcext:value-type="float">
            <text:p>-0.41</text:p>
          </table:table-cell>
          <table:table-cell table:style-name="ce34" table:formula="of:=[.Z47]-2*[.X47]" office:value-type="float" office:value="-24.3121299999766" calcext:value-type="float">
            <text:p>-24.31</text:p>
          </table:table-cell>
          <table:table-cell table:style-name="ce26" table:formula="of:=[.K47]-[.K$3]" office:value-type="float" office:value="-3.3306042799959" calcext:value-type="float">
            <text:p>-3.33</text:p>
          </table:table-cell>
          <table:table-cell table:style-name="Default" table:number-columns-repeated="2"/>
          <table:table-cell office:value-type="string" calcext:value-type="string">
            <text:p>bhlyp</text:p>
          </table:table-cell>
          <table:table-cell office:value-type="float" office:value="-1308.9298975" calcext:value-type="float">
            <text:p>-1308.9298975</text:p>
          </table:table-cell>
          <table:table-cell office:value-type="float" office:value="-200639.697213375" calcext:value-type="float">
            <text:p>-200639.697213375</text:p>
          </table:table-cell>
          <table:table-cell table:style-name="Default" office:value-type="float" office:value="-201949.17576161" calcext:value-type="float">
            <text:p>-201949.17576161</text:p>
          </table:table-cell>
          <table:table-cell office:value-type="float" office:value="-401303.6816145" calcext:value-type="float">
            <text:p>-401303.6816145</text:p>
          </table:table-cell>
          <table:table-cell table:style-name="Default" table:number-columns-repeated="2"/>
          <table:table-cell office:value-type="string" calcext:value-type="string">
            <text:p>bhlyp</text:p>
          </table:table-cell>
          <table:table-cell office:value-type="float" office:value="-1308.9298975" calcext:value-type="float">
            <text:p>-1308.9298975</text:p>
          </table:table-cell>
          <table:table-cell office:value-type="float" office:value="-200639.313234" calcext:value-type="float">
            <text:p>-200639.313234</text:p>
          </table:table-cell>
          <table:table-cell table:style-name="Default" office:value-type="float" office:value="-201948.655335" calcext:value-type="float">
            <text:p>-201948.655335</text:p>
          </table:table-cell>
          <table:table-cell office:value-type="float" office:value="-401302.938598" calcext:value-type="float">
            <text:p>-401302.938598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48]-[.Q48]-[.P48]-[.E$3]" office:value-type="float" office:value="-1.38287710501299" calcext:value-type="float">
            <text:p>-1.38</text:p>
          </table:table-cell>
          <table:table-cell table:style-name="ce26" table:formula="of:=[.S48]-2*[.Q48]-[.$F$3]" office:value-type="float" office:value="-5.74343878001673" calcext:value-type="float">
            <text:p>-5.74</text:p>
          </table:table-cell>
          <table:table-cell/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48]-[.X48]-[.W48]" office:value-type="float" office:value="-1.10533550000241" calcext:value-type="float">
            <text:p>-1.11</text:p>
          </table:table-cell>
          <table:table-cell table:style-name="ce34" table:formula="of:=[.Z48]-2*[.X48]" office:value-type="float" office:value="-26.7407175000408" calcext:value-type="float">
            <text:p>-26.74</text:p>
          </table:table-cell>
          <table:table-cell table:style-name="ce26" table:formula="of:=[.K48]-[.K$3]" office:value-type="float" office:value="-5.75919178006006" calcext:value-type="float">
            <text:p>-5.76</text:p>
          </table:table-cell>
          <table:table-cell table:style-name="Default" table:number-columns-repeated="2"/>
          <table:table-cell office:value-type="string" calcext:value-type="string">
            <text:p>bhlyp-d3</text:p>
          </table:table-cell>
          <table:table-cell office:value-type="float" office:value="-1308.9298975" calcext:value-type="float">
            <text:p>-1308.9298975</text:p>
          </table:table-cell>
          <table:table-cell office:value-type="float" office:value="-200639.71467295" calcext:value-type="float">
            <text:p>-200639.71467295</text:p>
          </table:table-cell>
          <table:table-cell table:style-name="Default" office:value-type="float" office:value="-201950.482184155" calcext:value-type="float">
            <text:p>-201950.482184155</text:p>
          </table:table-cell>
          <table:table-cell office:value-type="float" office:value="-401306.1543104" calcext:value-type="float">
            <text:p>-401306.1543104</text:p>
          </table:table-cell>
          <table:table-cell table:style-name="Default" table:number-columns-repeated="2"/>
          <table:table-cell office:value-type="string" calcext:value-type="string">
            <text:p>bhlyp-d3</text:p>
          </table:table-cell>
          <table:table-cell office:value-type="float" office:value="-1308.9298975" calcext:value-type="float">
            <text:p>-1308.9298975</text:p>
          </table:table-cell>
          <table:table-cell office:value-type="float" office:value="-200639.328987" calcext:value-type="float">
            <text:p>-200639.328987</text:p>
          </table:table-cell>
          <table:table-cell table:style-name="Default" office:value-type="float" office:value="-201949.36422" calcext:value-type="float">
            <text:p>-201949.36422</text:p>
          </table:table-cell>
          <table:table-cell office:value-type="float" office:value="-401305.3986915" calcext:value-type="float">
            <text:p>-401305.398691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49]-[.Q49]-[.P49]-[.E$3]" office:value-type="float" office:value="-0.816084165031725" calcext:value-type="float">
            <text:p>-0.82</text:p>
          </table:table-cell>
          <table:table-cell table:style-name="ce26" table:formula="of:=[.S49]-2*[.Q49]-[.$F$3]" office:value-type="float" office:value="-1.3177384500159" calcext:value-type="float">
            <text:p>-1.32</text:p>
          </table:table-cell>
          <table:table-cell/>
          <table:table-cell table:style-name="ce16"/>
          <table:table-cell office:value-type="string" calcext:value-type="string">
            <text:p>blyp</text:p>
          </table:table-cell>
          <table:table-cell table:style-name="ce31" table:formula="of:=[.Y49]-[.X49]-[.W49]" office:value-type="float" office:value="-0.454211499989015" calcext:value-type="float">
            <text:p>-0.45</text:p>
          </table:table-cell>
          <table:table-cell table:style-name="ce34" table:formula="of:=[.Z49]-2*[.X49]" office:value-type="float" office:value="-22.1487179999822" calcext:value-type="float">
            <text:p>-22.15</text:p>
          </table:table-cell>
          <table:table-cell table:style-name="ce26" table:formula="of:=[.K49]-[.K$3]" office:value-type="float" office:value="-1.16719228000147" calcext:value-type="float">
            <text:p>-1.17</text:p>
          </table:table-cell>
          <table:table-cell table:style-name="Default" table:number-columns-repeated="2"/>
          <table:table-cell office:value-type="string" calcext:value-type="string">
            <text:p>blyp</text:p>
          </table:table-cell>
          <table:table-cell office:value-type="float" office:value="-1306.328027" calcext:value-type="float">
            <text:p>-1306.328027</text:p>
          </table:table-cell>
          <table:table-cell office:value-type="float" office:value="-200707.607293665" calcext:value-type="float">
            <text:p>-200707.607293665</text:p>
          </table:table-cell>
          <table:table-cell table:style-name="Default" office:value-type="float" office:value="-202015.20614143" calcext:value-type="float">
            <text:p>-202015.20614143</text:p>
          </table:table-cell>
          <table:table-cell office:value-type="float" office:value="-401437.5138515" calcext:value-type="float">
            <text:p>-401437.5138515</text:p>
          </table:table-cell>
          <table:table-cell table:style-name="Default" table:number-columns-repeated="2"/>
          <table:table-cell office:value-type="string" calcext:value-type="string">
            <text:p>blyp</text:p>
          </table:table-cell>
          <table:table-cell office:value-type="float" office:value="-1306.328027" calcext:value-type="float">
            <text:p>-1306.328027</text:p>
          </table:table-cell>
          <table:table-cell office:value-type="float" office:value="-200706.631054" calcext:value-type="float">
            <text:p>-200706.631054</text:p>
          </table:table-cell>
          <table:table-cell table:style-name="Default" office:value-type="float" office:value="-202013.4132925" calcext:value-type="float">
            <text:p>-202013.4132925</text:p>
          </table:table-cell>
          <table:table-cell office:value-type="float" office:value="-401435.410826" calcext:value-type="float">
            <text:p>-401435.410826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50]-[.Q50]-[.P50]-[.E$3]" office:value-type="float" office:value="-4.35342031501227" calcext:value-type="float">
            <text:p>-4.35</text:p>
          </table:table-cell>
          <table:table-cell table:style-name="ce26" table:formula="of:=[.S50]-2*[.Q50]-[.$F$3]" office:value-type="float" office:value="-5.02919775998453" calcext:value-type="float">
            <text:p>-5.03</text:p>
          </table:table-cell>
          <table:table-cell/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50]-[.X50]-[.W50]" office:value-type="float" office:value="-1.6199334999942" calcext:value-type="float">
            <text:p>-1.62</text:p>
          </table:table-cell>
          <table:table-cell table:style-name="ce34" table:formula="of:=[.Z50]-2*[.X50]" office:value-type="float" office:value="-25.8874300000025" calcext:value-type="float">
            <text:p>-25.89</text:p>
          </table:table-cell>
          <table:table-cell table:style-name="ce26" table:formula="of:=[.K50]-[.K$3]" office:value-type="float" office:value="-4.90590428002179" calcext:value-type="float">
            <text:p>-4.91</text:p>
          </table:table-cell>
          <table:table-cell table:style-name="Default" table:number-columns-repeated="2"/>
          <table:table-cell office:value-type="string" calcext:value-type="string">
            <text:p>blyp-d3</text:p>
          </table:table-cell>
          <table:table-cell office:value-type="float" office:value="-1306.328027" calcext:value-type="float">
            <text:p>-1306.328027</text:p>
          </table:table-cell>
          <table:table-cell office:value-type="float" office:value="-200707.63509771" calcext:value-type="float">
            <text:p>-200707.63509771</text:p>
          </table:table-cell>
          <table:table-cell table:style-name="Default" office:value-type="float" office:value="-202018.771281625" calcext:value-type="float">
            <text:p>-202018.771281625</text:p>
          </table:table-cell>
          <table:table-cell office:value-type="float" office:value="-401441.2809189" calcext:value-type="float">
            <text:p>-401441.2809189</text:p>
          </table:table-cell>
          <table:table-cell table:style-name="Default" table:number-columns-repeated="2"/>
          <table:table-cell office:value-type="string" calcext:value-type="string">
            <text:p>blyp-d3</text:p>
          </table:table-cell>
          <table:table-cell office:value-type="float" office:value="-1306.328027" calcext:value-type="float">
            <text:p>-1306.328027</text:p>
          </table:table-cell>
          <table:table-cell office:value-type="float" office:value="-200706.6546835" calcext:value-type="float">
            <text:p>-200706.6546835</text:p>
          </table:table-cell>
          <table:table-cell table:style-name="Default" office:value-type="float" office:value="-202014.602644" calcext:value-type="float">
            <text:p>-202014.602644</text:p>
          </table:table-cell>
          <table:table-cell office:value-type="float" office:value="-401439.196797" calcext:value-type="float">
            <text:p>-401439.196797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51]-[.Q51]-[.P51]-[.E$3]" office:value-type="float" office:value="-3.01620065502925" calcext:value-type="float">
            <text:p>-3.02</text:p>
          </table:table-cell>
          <table:table-cell table:style-name="ce26" table:formula="of:=[.S51]-2*[.Q51]-[.$F$3]" office:value-type="float" office:value="-1.28302934003295" calcext:value-type="float">
            <text:p>-1.28</text:p>
          </table:table-cell>
          <table:table-cell/>
          <table:table-cell table:style-name="ce16"/>
          <table:table-cell office:value-type="string" calcext:value-type="string">
            <text:p>bp86</text:p>
          </table:table-cell>
          <table:table-cell table:style-name="ce31" table:formula="of:=[.Y51]-[.X51]-[.W51]" office:value-type="float" office:value="-0.359693499974583" calcext:value-type="float">
            <text:p>-0.36</text:p>
          </table:table-cell>
          <table:table-cell table:style-name="ce34" table:formula="of:=[.Z51]-2*[.X51]" office:value-type="float" office:value="-21.8940444999607" calcext:value-type="float">
            <text:p>-21.89</text:p>
          </table:table-cell>
          <table:table-cell table:style-name="ce26" table:formula="of:=[.K51]-[.K$3]" office:value-type="float" office:value="-0.912518779980019" calcext:value-type="float">
            <text:p>-0.91</text:p>
          </table:table-cell>
          <table:table-cell table:style-name="Default" table:number-columns-repeated="2"/>
          <table:table-cell office:value-type="string" calcext:value-type="string">
            <text:p>bp86</text:p>
          </table:table-cell>
          <table:table-cell office:value-type="float" office:value="-1312.324669" calcext:value-type="float">
            <text:p>-1312.324669</text:p>
          </table:table-cell>
          <table:table-cell office:value-type="float" office:value="-200765.100125095" calcext:value-type="float">
            <text:p>-200765.100125095</text:p>
          </table:table-cell>
          <table:table-cell table:style-name="Default" office:value-type="float" office:value="-202080.89573135" calcext:value-type="float">
            <text:p>-202080.89573135</text:p>
          </table:table-cell>
          <table:table-cell office:value-type="float" office:value="-401552.46480525" calcext:value-type="float">
            <text:p>-401552.46480525</text:p>
          </table:table-cell>
          <table:table-cell table:style-name="Default" table:number-columns-repeated="2"/>
          <table:table-cell office:value-type="string" calcext:value-type="string">
            <text:p>bp86</text:p>
          </table:table-cell>
          <table:table-cell office:value-type="float" office:value="-1312.324669" calcext:value-type="float">
            <text:p>-1312.324669</text:p>
          </table:table-cell>
          <table:table-cell office:value-type="float" office:value="-200764.3421695" calcext:value-type="float">
            <text:p>-200764.3421695</text:p>
          </table:table-cell>
          <table:table-cell table:style-name="Default" office:value-type="float" office:value="-202077.026532" calcext:value-type="float">
            <text:p>-202077.026532</text:p>
          </table:table-cell>
          <table:table-cell office:value-type="float" office:value="-401550.5783835" calcext:value-type="float">
            <text:p>-401550.578383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52]-[.Q52]-[.P52]-[.E$3]" office:value-type="float" office:value="-6.03016963502728" calcext:value-type="float">
            <text:p>-6.03</text:p>
          </table:table-cell>
          <table:table-cell table:style-name="ce26" table:formula="of:=[.S52]-2*[.Q52]-[.$F$3]" office:value-type="float" office:value="-4.78691662003985" calcext:value-type="float">
            <text:p>-4.79</text:p>
          </table:table-cell>
          <table:table-cell/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52]-[.X52]-[.W52]" office:value-type="float" office:value="-1.48603300001696" calcext:value-type="float">
            <text:p>-1.49</text:p>
          </table:table-cell>
          <table:table-cell table:style-name="ce34" table:formula="of:=[.Z52]-2*[.X52]" office:value-type="float" office:value="-25.359704500006" calcext:value-type="float">
            <text:p>-25.36</text:p>
          </table:table-cell>
          <table:table-cell table:style-name="ce26" table:formula="of:=[.K52]-[.K$3]" office:value-type="float" office:value="-4.37817878002534" calcext:value-type="float">
            <text:p>-4.38</text:p>
          </table:table-cell>
          <table:table-cell table:style-name="Default" table:number-columns-repeated="2"/>
          <table:table-cell office:value-type="string" calcext:value-type="string">
            <text:p>bp86-d3</text:p>
          </table:table-cell>
          <table:table-cell office:value-type="float" office:value="-1312.324669" calcext:value-type="float">
            <text:p>-1312.324669</text:p>
          </table:table-cell>
          <table:table-cell office:value-type="float" office:value="-200765.125119855" calcext:value-type="float">
            <text:p>-200765.125119855</text:p>
          </table:table-cell>
          <table:table-cell table:style-name="Default" office:value-type="float" office:value="-202083.93469509" calcext:value-type="float">
            <text:p>-202083.93469509</text:p>
          </table:table-cell>
          <table:table-cell office:value-type="float" office:value="-401556.01868205" calcext:value-type="float">
            <text:p>-401556.01868205</text:p>
          </table:table-cell>
          <table:table-cell table:style-name="Default" table:number-columns-repeated="2"/>
          <table:table-cell office:value-type="string" calcext:value-type="string">
            <text:p>bp86-d3</text:p>
          </table:table-cell>
          <table:table-cell office:value-type="float" office:value="-1312.324669" calcext:value-type="float">
            <text:p>-1312.324669</text:p>
          </table:table-cell>
          <table:table-cell office:value-type="float" office:value="-200764.3631735" calcext:value-type="float">
            <text:p>-200764.3631735</text:p>
          </table:table-cell>
          <table:table-cell table:style-name="Default" office:value-type="float" office:value="-202078.1738755" calcext:value-type="float">
            <text:p>-202078.1738755</text:p>
          </table:table-cell>
          <table:table-cell office:value-type="float" office:value="-401554.0860515" calcext:value-type="float">
            <text:p>-401554.086051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53]-[.Q53]-[.P53]-[.E$3]" office:value-type="float" office:value="-0.0395662850394274" calcext:value-type="float">
            <text:p>-0.04</text:p>
          </table:table-cell>
          <table:table-cell table:style-name="ce26" table:formula="of:=[.S53]-2*[.Q53]-[.$F$3]" office:value-type="float" office:value="-3.78240032005124" calcext:value-type="float">
            <text:p>-3.78</text:p>
          </table:table-cell>
          <table:table-cell/>
          <table:table-cell table:style-name="ce18"/>
          <table:table-cell office:value-type="string" calcext:value-type="string">
            <text:p>pbe0</text:p>
          </table:table-cell>
          <table:table-cell table:style-name="ce31" table:formula="of:=[.Y53]-[.X53]-[.W53]" office:value-type="float" office:value="-0.477841000007174" calcext:value-type="float">
            <text:p>-0.48</text:p>
          </table:table-cell>
          <table:table-cell table:style-name="ce34" table:formula="of:=[.Z53]-2*[.X53]" office:value-type="float" office:value="-24.6691980000469" calcext:value-type="float">
            <text:p>-24.67</text:p>
          </table:table-cell>
          <table:table-cell table:style-name="ce26" table:formula="of:=[.K53]-[.K$3]" office:value-type="float" office:value="-3.68767228006618" calcext:value-type="float">
            <text:p>-3.69</text:p>
          </table:table-cell>
          <table:table-cell table:style-name="Default" table:number-columns-repeated="2"/>
          <table:table-cell office:value-type="string" calcext:value-type="string">
            <text:p>pbe0</text:p>
          </table:table-cell>
          <table:table-cell office:value-type="float" office:value="-1315.470018" calcext:value-type="float">
            <text:p>-1315.470018</text:p>
          </table:table-cell>
          <table:table-cell office:value-type="float" office:value="-200528.681516555" calcext:value-type="float">
            <text:p>-200528.681516555</text:p>
          </table:table-cell>
          <table:table-cell table:style-name="Default" office:value-type="float" office:value="-201844.64583744" calcext:value-type="float">
            <text:p>-201844.64583744</text:p>
          </table:table-cell>
          <table:table-cell office:value-type="float" office:value="-401082.12695915" calcext:value-type="float">
            <text:p>-401082.12695915</text:p>
          </table:table-cell>
          <table:table-cell table:style-name="Default" table:number-columns-repeated="2"/>
          <table:table-cell office:value-type="string" calcext:value-type="string">
            <text:p>pbe0</text:p>
          </table:table-cell>
          <table:table-cell office:value-type="float" office:value="-1315.470018" calcext:value-type="float">
            <text:p>-1315.470018</text:p>
          </table:table-cell>
          <table:table-cell office:value-type="float" office:value="-200528.6457835" calcext:value-type="float">
            <text:p>-200528.6457835</text:p>
          </table:table-cell>
          <table:table-cell table:style-name="Default" office:value-type="float" office:value="-201844.5936425" calcext:value-type="float">
            <text:p>-201844.5936425</text:p>
          </table:table-cell>
          <table:table-cell office:value-type="float" office:value="-401081.960765" calcext:value-type="float">
            <text:p>-401081.96076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54]-[.Q54]-[.P54]-[.E$3]" office:value-type="float" office:value="-0.876549430021214" calcext:value-type="float">
            <text:p>-0.88</text:p>
          </table:table-cell>
          <table:table-cell table:style-name="ce26" table:formula="of:=[.S54]-2*[.Q54]-[.$F$3]" office:value-type="float" office:value="-5.74312371999258" calcext:value-type="float">
            <text:p>-5.74</text:p>
          </table:table-cell>
          <table:table-cell/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54]-[.X54]-[.W54]" office:value-type="float" office:value="-1.1893515000047" calcext:value-type="float">
            <text:p>-1.19</text:p>
          </table:table-cell>
          <table:table-cell table:style-name="ce34" table:formula="of:=[.Z54]-2*[.X54]" office:value-type="float" office:value="-26.5989405" calcext:value-type="float">
            <text:p>-26.60</text:p>
          </table:table-cell>
          <table:table-cell table:style-name="ce26" table:formula="of:=[.K54]-[.K$3]" office:value-type="float" office:value="-5.61741478001932" calcext:value-type="float">
            <text:p>-5.62</text:p>
          </table:table-cell>
          <table:table-cell table:style-name="Default"/>
          <table:table-cell/>
          <table:table-cell office:value-type="string" calcext:value-type="string">
            <text:p>pbe0-d3</text:p>
          </table:table-cell>
          <table:table-cell office:value-type="float" office:value="-1315.470018" calcext:value-type="float">
            <text:p>-1315.470018</text:p>
          </table:table-cell>
          <table:table-cell office:value-type="float" office:value="-200528.69346258" calcext:value-type="float">
            <text:p>-200528.69346258</text:p>
          </table:table-cell>
          <table:table-cell table:style-name="Default" office:value-type="float" office:value="-201845.49476661" calcext:value-type="float">
            <text:p>-201845.49476661</text:p>
          </table:table-cell>
          <table:table-cell office:value-type="float" office:value="-401084.1115746" calcext:value-type="float">
            <text:p>-401084.1115746</text:p>
          </table:table-cell>
          <table:table-cell table:number-columns-repeated="2"/>
          <table:table-cell office:value-type="string" calcext:value-type="string">
            <text:p>pbe0-d3</text:p>
          </table:table-cell>
          <table:table-cell office:value-type="float" office:value="-1315.470018" calcext:value-type="float">
            <text:p>-1315.470018</text:p>
          </table:table-cell>
          <table:table-cell office:value-type="float" office:value="-200528.658911" calcext:value-type="float">
            <text:p>-200528.658911</text:p>
          </table:table-cell>
          <table:table-cell table:style-name="Default" office:value-type="float" office:value="-201845.3182805" calcext:value-type="float">
            <text:p>-201845.3182805</text:p>
          </table:table-cell>
          <table:table-cell office:value-type="float" office:value="-401083.9167625" calcext:value-type="float">
            <text:p>-401083.916762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55]-[.Q55]-[.P55]-[.E$3]" office:value-type="float" office:value="-0.509557040030586" calcext:value-type="float">
            <text:p>-0.51</text:p>
          </table:table-cell>
          <table:table-cell table:style-name="ce26" table:formula="of:=[.S55]-2*[.Q55]-[.$F$3]" office:value-type="float" office:value="-4.94964510999853" calcext:value-type="float">
            <text:p>-4.95</text:p>
          </table:table-cell>
          <table:table-cell/>
          <table:table-cell table:style-name="ce18"/>
          <table:table-cell office:value-type="string" calcext:value-type="string">
            <text:p>pbe96</text:p>
          </table:table-cell>
          <table:table-cell table:style-name="ce31" table:formula="of:=[.Y55]-[.X55]-[.W55]" office:value-type="float" office:value="-0.848036500003218" calcext:value-type="float">
            <text:p>-0.85</text:p>
          </table:table-cell>
          <table:table-cell table:style-name="ce34" table:formula="of:=[.Z55]-2*[.X55]" office:value-type="float" office:value="-25.5434895000071" calcext:value-type="float">
            <text:p>-25.54</text:p>
          </table:table-cell>
          <table:table-cell table:style-name="ce26" table:formula="of:=[.K55]-[.K$3]" office:value-type="float" office:value="-4.56196378002642" calcext:value-type="float">
            <text:p>-4.56</text:p>
          </table:table-cell>
          <table:table-cell table:style-name="Default"/>
          <table:table-cell/>
          <table:table-cell office:value-type="string" calcext:value-type="string">
            <text:p>pbe96</text:p>
          </table:table-cell>
          <table:table-cell office:value-type="float" office:value="-1311.7444335" calcext:value-type="float">
            <text:p>-1311.7444335</text:p>
          </table:table-cell>
          <table:table-cell office:value-type="float" office:value="-200527.538006285" calcext:value-type="float">
            <text:p>-200527.538006285</text:p>
          </table:table-cell>
          <table:table-cell table:style-name="Default" office:value-type="float" office:value="-201840.246733425" calcext:value-type="float">
            <text:p>-201840.246733425</text:p>
          </table:table-cell>
          <table:table-cell office:value-type="float" office:value="-401081.0071834" calcext:value-type="float">
            <text:p>-401081.0071834</text:p>
          </table:table-cell>
          <table:table-cell table:number-columns-repeated="2"/>
          <table:table-cell office:value-type="string" calcext:value-type="string">
            <text:p>pbe96</text:p>
          </table:table-cell>
          <table:table-cell office:value-type="float" office:value="-1311.7444335" calcext:value-type="float">
            <text:p>-1311.7444335</text:p>
          </table:table-cell>
          <table:table-cell office:value-type="float" office:value="-200526.8079335" calcext:value-type="float">
            <text:p>-200526.8079335</text:p>
          </table:table-cell>
          <table:table-cell table:style-name="Default" office:value-type="float" office:value="-201839.4004035" calcext:value-type="float">
            <text:p>-201839.4004035</text:p>
          </table:table-cell>
          <table:table-cell office:value-type="float" office:value="-401079.1593565" calcext:value-type="float">
            <text:p>-401079.159356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56]-[.Q56]-[.P56]-[.E$3]" office:value-type="float" office:value="-1.41117999501944" calcext:value-type="float">
            <text:p>-1.41</text:p>
          </table:table-cell>
          <table:table-cell table:style-name="ce26" table:formula="of:=[.S56]-2*[.Q56]-[.$F$3]" office:value-type="float" office:value="-6.80550604005111" calcext:value-type="float">
            <text:p>-6.81</text:p>
          </table:table-cell>
          <table:table-cell/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56]-[.X56]-[.W56]" office:value-type="float" office:value="-1.60680600001433" calcext:value-type="float">
            <text:p>-1.61</text:p>
          </table:table-cell>
          <table:table-cell table:style-name="ce34" table:formula="of:=[.Z56]-2*[.X56]" office:value-type="float" office:value="-27.3629610000062" calcext:value-type="float">
            <text:p>-27.36</text:p>
          </table:table-cell>
          <table:table-cell table:style-name="ce26" table:formula="of:=[.K56]-[.K$3]" office:value-type="float" office:value="-6.38143528002547" calcext:value-type="float">
            <text:p>-6.38</text:p>
          </table:table-cell>
          <table:table-cell table:style-name="Default"/>
          <table:table-cell/>
          <table:table-cell office:value-type="string" calcext:value-type="string">
            <text:p>pbe96-d3</text:p>
          </table:table-cell>
          <table:table-cell office:value-type="float" office:value="-1311.7444335" calcext:value-type="float">
            <text:p>-1311.7444335</text:p>
          </table:table-cell>
          <table:table-cell table:style-name="Default" office:value-type="float" office:value="-200527.548560795" calcext:value-type="float">
            <text:p>-200527.548560795</text:p>
          </table:table-cell>
          <table:table-cell table:style-name="Default" office:value-type="float" office:value="-201841.15891089" calcext:value-type="float">
            <text:p>-201841.15891089</text:p>
          </table:table-cell>
          <table:table-cell office:value-type="float" office:value="-401082.88415335" calcext:value-type="float">
            <text:p>-401082.88415335</text:p>
          </table:table-cell>
          <table:table-cell table:number-columns-repeated="2"/>
          <table:table-cell office:value-type="string" calcext:value-type="string">
            <text:p>pbe96-d3</text:p>
          </table:table-cell>
          <table:table-cell office:value-type="float" office:value="-1311.7444335" calcext:value-type="float">
            <text:p>-1311.7444335</text:p>
          </table:table-cell>
          <table:table-cell office:value-type="float" office:value="-200526.8184355" calcext:value-type="float">
            <text:p>-200526.8184355</text:p>
          </table:table-cell>
          <table:table-cell table:style-name="Default" office:value-type="float" office:value="-201840.169675" calcext:value-type="float">
            <text:p>-201840.169675</text:p>
          </table:table-cell>
          <table:table-cell office:value-type="float" office:value="-401080.999832" calcext:value-type="float">
            <text:p>-401080.999832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57]-[.Q57]-[.P57]-[.E$3]" office:value-type="float" office:value="-8.71729012001674" calcext:value-type="float">
            <text:p>-8.72</text:p>
          </table:table-cell>
          <table:table-cell table:style-name="ce26" table:formula="of:=[.S57]-2*[.Q57]-[.$F$3]" office:value-type="float" office:value="-2.23524568002904" calcext:value-type="float">
            <text:p>-2.24</text:p>
          </table:table-cell>
          <table:table-cell/>
          <table:table-cell table:style-name="ce18"/>
          <table:table-cell office:value-type="string" calcext:value-type="string">
            <text:p>tpss</text:p>
          </table:table-cell>
          <table:table-cell table:style-name="ce31" table:formula="of:=[.Y57]-[.X57]-[.W57]" office:value-type="float" office:value="-0.231043999995109" calcext:value-type="float">
            <text:p>-0.23</text:p>
          </table:table-cell>
          <table:table-cell table:style-name="ce34" table:formula="of:=[.Z57]-2*[.X57]" office:value-type="float" office:value="-22.9626230000285" calcext:value-type="float">
            <text:p>-22.96</text:p>
          </table:table-cell>
          <table:table-cell table:style-name="ce26" table:formula="of:=[.K57]-[.K$3]" office:value-type="float" office:value="-1.98109728004783" calcext:value-type="float">
            <text:p>-1.98</text:p>
          </table:table-cell>
          <table:table-cell table:style-name="Default"/>
          <table:table-cell/>
          <table:table-cell office:value-type="string" calcext:value-type="string">
            <text:p>tpss</text:p>
          </table:table-cell>
          <table:table-cell office:value-type="float" office:value="-1312.4008085" calcext:value-type="float">
            <text:p>-1312.4008085</text:p>
          </table:table-cell>
          <table:table-cell table:style-name="Default" office:value-type="float" office:value="-200756.58460465" calcext:value-type="float">
            <text:p>-200756.58460465</text:p>
          </table:table-cell>
          <table:table-cell table:style-name="Default" office:value-type="float" office:value="-202078.15743987" calcext:value-type="float">
            <text:p>-202078.15743987</text:p>
          </table:table-cell>
          <table:table-cell office:value-type="float" office:value="-401536.3859807" calcext:value-type="float">
            <text:p>-401536.3859807</text:p>
          </table:table-cell>
          <table:table-cell table:number-columns-repeated="2"/>
          <table:table-cell office:value-type="string" calcext:value-type="string">
            <text:p>tpss</text:p>
          </table:table-cell>
          <table:table-cell office:value-type="float" office:value="-1312.4008085" calcext:value-type="float">
            <text:p>-1312.4008085</text:p>
          </table:table-cell>
          <table:table-cell office:value-type="float" office:value="-200756.0455895" calcext:value-type="float">
            <text:p>-200756.0455895</text:p>
          </table:table-cell>
          <table:table-cell table:style-name="Default" office:value-type="float" office:value="-202068.677442" calcext:value-type="float">
            <text:p>-202068.677442</text:p>
          </table:table-cell>
          <table:table-cell office:value-type="float" office:value="-401535.053802" calcext:value-type="float">
            <text:p>-401535.053802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58]-[.Q58]-[.P58]-[.E$3]" office:value-type="float" office:value="-10.4059066999973" calcext:value-type="float">
            <text:p>-10.41</text:p>
          </table:table-cell>
          <table:table-cell table:style-name="ce26" table:formula="of:=[.S58]-2*[.Q58]-[.$F$3]" office:value-type="float" office:value="-4.80093679000856" calcext:value-type="float">
            <text:p>-4.80</text:p>
          </table:table-cell>
          <table:table-cell/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58]-[.X58]-[.W58]" office:value-type="float" office:value="-1.17097299998068" calcext:value-type="float">
            <text:p>-1.17</text:p>
          </table:table-cell>
          <table:table-cell table:style-name="ce34" table:formula="of:=[.Z58]-2*[.X58]" office:value-type="float" office:value="-25.504106999957" calcext:value-type="float">
            <text:p>-25.50</text:p>
          </table:table-cell>
          <table:table-cell table:style-name="ce26" table:formula="of:=[.K58]-[.K$3]" office:value-type="float" office:value="-4.52258127997629" calcext:value-type="float">
            <text:p>-4.52</text:p>
          </table:table-cell>
          <table:table-cell table:style-name="Default"/>
          <table:table-cell/>
          <table:table-cell office:value-type="string" calcext:value-type="string">
            <text:p>tpss-d3</text:p>
          </table:table-cell>
          <table:table-cell office:value-type="float" office:value="-1312.4008085" calcext:value-type="float">
            <text:p>-1312.4008085</text:p>
          </table:table-cell>
          <table:table-cell table:style-name="Default" office:value-type="float" office:value="-200756.60098777" calcext:value-type="float">
            <text:p>-200756.60098777</text:p>
          </table:table-cell>
          <table:table-cell table:style-name="Default" office:value-type="float" office:value="-202079.86243957" calcext:value-type="float">
            <text:p>-202079.86243957</text:p>
          </table:table-cell>
          <table:table-cell office:value-type="float" office:value="-401538.98443805" calcext:value-type="float">
            <text:p>-401538.98443805</text:p>
          </table:table-cell>
          <table:table-cell table:number-columns-repeated="2"/>
          <table:table-cell office:value-type="string" calcext:value-type="string">
            <text:p>tpss-d3</text:p>
          </table:table-cell>
          <table:table-cell office:value-type="float" office:value="-1312.4008085" calcext:value-type="float">
            <text:p>-1312.4008085</text:p>
          </table:table-cell>
          <table:table-cell office:value-type="float" office:value="-200756.058717" calcext:value-type="float">
            <text:p>-200756.058717</text:p>
          </table:table-cell>
          <table:table-cell table:style-name="Default" office:value-type="float" office:value="-202069.6304985" calcext:value-type="float">
            <text:p>-202069.6304985</text:p>
          </table:table-cell>
          <table:table-cell office:value-type="float" office:value="-401537.621541" calcext:value-type="float">
            <text:p>-401537.621541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59]-[.Q59]-[.P59]-[.E$3]" office:value-type="float" office:value="-6.51515199502819" calcext:value-type="float">
            <text:p>-6.52</text:p>
          </table:table-cell>
          <table:table-cell table:style-name="ce26" table:formula="of:=[.S59]-2*[.Q59]-[.$F$3]" office:value-type="float" office:value="-2.05613406997873" calcext:value-type="float">
            <text:p>-2.06</text:p>
          </table:table-cell>
          <table:table-cell/>
          <table:table-cell table:style-name="ce18"/>
          <table:table-cell office:value-type="string" calcext:value-type="string">
            <text:p>tpssh</text:p>
          </table:table-cell>
          <table:table-cell table:style-name="ce31" table:formula="of:=[.Y59]-[.X59]-[.W59]" office:value-type="float" office:value="-0.391199499995082" calcext:value-type="float">
            <text:p>-0.39</text:p>
          </table:table-cell>
          <table:table-cell table:style-name="ce34" table:formula="of:=[.Z59]-2*[.X59]" office:value-type="float" office:value="-22.8943599999766" calcext:value-type="float">
            <text:p>-22.89</text:p>
          </table:table-cell>
          <table:table-cell table:style-name="ce26" table:formula="of:=[.K59]-[.K$3]" office:value-type="float" office:value="-1.91283427999588" calcext:value-type="float">
            <text:p>-1.91</text:p>
          </table:table-cell>
          <table:table-cell table:style-name="Default"/>
          <table:table-cell/>
          <table:table-cell office:value-type="string" calcext:value-type="string">
            <text:p>tpssh</text:p>
          </table:table-cell>
          <table:table-cell office:value-type="float" office:value="-1312.3640515" calcext:value-type="float">
            <text:p>-1312.3640515</text:p>
          </table:table-cell>
          <table:table-cell table:style-name="Default" office:value-type="float" office:value="-200734.473982655" calcext:value-type="float">
            <text:p>-200734.473982655</text:p>
          </table:table-cell>
          <table:table-cell table:style-name="Default" office:value-type="float" office:value="-202053.80792275" calcext:value-type="float">
            <text:p>-202053.80792275</text:p>
          </table:table-cell>
          <table:table-cell office:value-type="float" office:value="-401491.9856251" calcext:value-type="float">
            <text:p>-401491.9856251</text:p>
          </table:table-cell>
          <table:table-cell table:number-columns-repeated="2"/>
          <table:table-cell office:value-type="string" calcext:value-type="string">
            <text:p>tpssh</text:p>
          </table:table-cell>
          <table:table-cell office:value-type="float" office:value="-1312.3640515" calcext:value-type="float">
            <text:p>-1312.3640515</text:p>
          </table:table-cell>
          <table:table-cell office:value-type="float" office:value="-200734.2749435" calcext:value-type="float">
            <text:p>-200734.2749435</text:p>
          </table:table-cell>
          <table:table-cell table:style-name="Default" office:value-type="float" office:value="-202047.0301945" calcext:value-type="float">
            <text:p>-202047.0301945</text:p>
          </table:table-cell>
          <table:table-cell office:value-type="float" office:value="-401491.444247" calcext:value-type="float">
            <text:p>-401491.444247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60]-[.Q60]-[.P60]-[.E$3]" office:value-type="float" office:value="-8.29395450002403" calcext:value-type="float">
            <text:p>-8.29</text:p>
          </table:table-cell>
          <table:table-cell table:style-name="ce26" table:formula="of:=[.S60]-2*[.Q60]-[.$F$3]" office:value-type="float" office:value="-4.57598395005334" calcext:value-type="float">
            <text:p>-4.58</text:p>
          </table:table-cell>
          <table:table-cell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60]-[.X60]-[.W60]" office:value-type="float" office:value="-1.27599300000361" calcext:value-type="float">
            <text:p>-1.28</text:p>
          </table:table-cell>
          <table:table-cell table:style-name="ce35" table:formula="of:=[.Z60]-2*[.X60]" office:value-type="float" office:value="-25.3833340000128" calcext:value-type="float">
            <text:p>-25.38</text:p>
          </table:table-cell>
          <table:table-cell table:style-name="ce26" table:formula="of:=[.K60]-[.K$3]" office:value-type="float" office:value="-4.40180828003213" calcext:value-type="float">
            <text:p>-4.40</text:p>
          </table:table-cell>
          <table:table-cell table:style-name="Default"/>
          <table:table-cell/>
          <table:table-cell office:value-type="string" calcext:value-type="string">
            <text:p>tpssh-d3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34.49044454" calcext:value-type="float">
            <text:p>-200734.49044454</text:p>
          </table:table-cell>
          <table:table-cell table:style-name="Default" office:value-type="float" office:value="-202055.60318714" calcext:value-type="float">
            <text:p>-202055.60318714</text:p>
          </table:table-cell>
          <table:table-cell office:value-type="float" office:value="-401494.53839875" calcext:value-type="float">
            <text:p>-401494.53839875</text:p>
          </table:table-cell>
          <table:table-cell table:number-columns-repeated="2"/>
          <table:table-cell office:value-type="string" calcext:value-type="string">
            <text:p>tpssh-d3</text:p>
          </table:table-cell>
          <table:table-cell table:style-name="Default" office:value-type="float" office:value="-1312.3640515" calcext:value-type="float">
            <text:p>-1312.3640515</text:p>
          </table:table-cell>
          <table:table-cell office:value-type="float" office:value="-200734.2906965" calcext:value-type="float">
            <text:p>-200734.2906965</text:p>
          </table:table-cell>
          <table:table-cell table:style-name="Default" office:value-type="float" office:value="-202047.930741" calcext:value-type="float">
            <text:p>-202047.930741</text:p>
          </table:table-cell>
          <table:table-cell office:value-type="float" office:value="-401493.964727" calcext:value-type="float">
            <text:p>-401493.964727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4" table:formula="of:=[.N61]" office:value-type="string" office:string-value="def2-TZVPD" calcext:value-type="string">
            <text:p>def2-TZVPD</text:p>
          </table:table-cell>
          <table:table-cell table:style-name="ce21" office:value-type="string" calcext:value-type="string">
            <text:p>mp2</text:p>
          </table:table-cell>
          <table:table-cell table:style-name="ce6" table:formula="of:=[.R61]-[.Q61]-[.P61]-[.E$3]" office:value-type="float" office:value="1312.70589159998" calcext:value-type="float">
            <text:p>1312.71</text:p>
          </table:table-cell>
          <table:table-cell table:style-name="ce26" table:formula="of:=[.S61]-2*[.Q61]-[.$F$3]" office:value-type="float" office:value="20.9815257199807" calcext:value-type="float">
            <text:p>20.98</text:p>
          </table:table-cell>
          <table:table-cell/>
          <table:table-cell table:style-name="ce14" table:formula="of:=[.N61]" office:value-type="string" office:string-value="def2-TZVPD" calcext:value-type="string">
            <text:p>def2-TZVPD</text:p>
          </table:table-cell>
          <table:table-cell table:style-name="ce21" office:value-type="string" calcext:value-type="string">
            <text:p>mp2</text:p>
          </table:table-cell>
          <table:table-cell table:style-name="ce23"/>
          <table:table-cell table:style-name="ce34"/>
          <table:table-cell table:style-name="ce29"/>
          <table:table-cell table:style-name="Default"/>
          <table:table-cell table:style-name="ce2" office:value-type="string" calcext:value-type="string">
            <text:p>def2-TZVPD</text:p>
          </table:table-cell>
          <table:table-cell table:style-name="Default" office:value-type="string" calcext:value-type="string">
            <text:p>mp2</text:p>
          </table:table-cell>
          <table:table-cell table:style-name="Default" office:value-type="float" office:value="-1312.251155" calcext:value-type="float">
            <text:p>-1312.251155</text:p>
          </table:table-cell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def2-TZVPD</text:p>
          </table:table-cell>
          <table:table-cell table:style-name="Default" office:value-type="string" calcext:value-type="string">
            <text:p>mp2</text:p>
          </table:table-cell>
          <table:table-cell table:style-name="Default" office:value-type="float" office:value="-1312.251155" calcext:value-type="float">
            <text:p>-1312.251155</text:p>
          </table:table-cell>
          <table:table-cell/>
          <table:table-cell table:style-name="Default" office:value-type="float" office:value="-201737.2947085" calcext:value-type="float">
            <text:p>-201737.2947085</text:p>
          </table:table-cell>
          <table:table-cell office:value-type="float" office:value="-400871.432422" calcext:value-type="float">
            <text:p>-400871.432422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62]-[.Q62]-[.P62]-[.E$3]" office:value-type="float" office:value="0.189613609959679" calcext:value-type="float">
            <text:p>0.19</text:p>
          </table:table-cell>
          <table:table-cell table:style-name="ce26" table:formula="of:=[.S62]-2*[.Q62]-[.$F$3]" office:value-type="float" office:value="1.61389484995743" calcext:value-type="float">
            <text:p>1.61</text:p>
          </table:table-cell>
          <table:table-cell table:style-name="ce26"/>
          <table:table-cell table:style-name="ce16"/>
          <table:table-cell office:value-type="string" calcext:value-type="string">
            <text:p>b3lyp</text:p>
          </table:table-cell>
          <table:table-cell table:style-name="ce31" table:formula="of:=[.Y62]-[.X62]-[.W62]" office:value-type="float" office:value="-0.210039999987202" calcext:value-type="float">
            <text:p>-0.21</text:p>
          </table:table-cell>
          <table:table-cell table:style-name="ce34" table:formula="of:=[.Z62]-2*[.X62]" office:value-type="float" office:value="-19.3000504999654" calcext:value-type="float">
            <text:p>-19.30</text:p>
          </table:table-cell>
          <table:table-cell table:style-name="ce26" table:formula="of:=[.K62]-[.K$3]" office:value-type="float" office:value="1.68147522001527" calcext:value-type="float">
            <text:p>1.68</text:p>
          </table:table-cell>
          <table:table-cell table:style-name="Default"/>
          <table:table-cell/>
          <table:table-cell office:value-type="string" calcext:value-type="string">
            <text:p>b3lyp</text:p>
          </table:table-cell>
          <table:table-cell table:style-name="Default" office:value-type="float" office:value="-1309.5022565" calcext:value-type="float">
            <text:p>-1309.5022565</text:p>
          </table:table-cell>
          <table:table-cell office:value-type="float" office:value="-200666.32248764" calcext:value-type="float">
            <text:p>-200666.32248764</text:p>
          </table:table-cell>
          <table:table-cell table:style-name="Default" office:value-type="float" office:value="-201976.08986713" calcext:value-type="float">
            <text:p>-201976.08986713</text:p>
          </table:table-cell>
          <table:table-cell office:value-type="float" office:value="-401352.01260615" calcext:value-type="float">
            <text:p>-401352.01260615</text:p>
          </table:table-cell>
          <table:table-cell table:number-columns-repeated="2"/>
          <table:table-cell office:value-type="string" calcext:value-type="string">
            <text:p>b3lyp</text:p>
          </table:table-cell>
          <table:table-cell table:style-name="Default" office:value-type="float" office:value="-1309.5022565" calcext:value-type="float">
            <text:p>-1309.5022565</text:p>
          </table:table-cell>
          <table:table-cell office:value-type="float" office:value="-200666.1484695" calcext:value-type="float">
            <text:p>-200666.1484695</text:p>
          </table:table-cell>
          <table:table-cell table:style-name="Default" office:value-type="float" office:value="-201975.860766" calcext:value-type="float">
            <text:p>-201975.860766</text:p>
          </table:table-cell>
          <table:table-cell office:value-type="float" office:value="-401351.5969895" calcext:value-type="float">
            <text:p>-401351.596989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63]-[.Q63]-[.P63]-[.E$3]" office:value-type="float" office:value="-1.48587547003331" calcext:value-type="float">
            <text:p>-1.49</text:p>
          </table:table-cell>
          <table:table-cell table:style-name="ce26" table:formula="of:=[.S63]-2*[.Q63]-[.$F$3]" office:value-type="float" office:value="-1.45279417006532" calcext:value-type="float">
            <text:p>-1.45</text:p>
          </table:table-cell>
          <table:table-cell/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63]-[.X63]-[.W63]" office:value-type="float" office:value="-1.16047100002106" calcext:value-type="float">
            <text:p>-1.16</text:p>
          </table:table-cell>
          <table:table-cell table:style-name="ce34" table:formula="of:=[.Z63]-2*[.X63]" office:value-type="float" office:value="-22.3482560000266" calcext:value-type="float">
            <text:p>-22.35</text:p>
          </table:table-cell>
          <table:table-cell table:style-name="ce26" table:formula="of:=[.K63]-[.K$3]" office:value-type="float" office:value="-1.36673028004589" calcext:value-type="float">
            <text:p>-1.37</text:p>
          </table:table-cell>
          <table:table-cell table:style-name="Default"/>
          <table:table-cell/>
          <table:table-cell office:value-type="string" calcext:value-type="string">
            <text:p>b3lyp-d3</text:p>
          </table:table-cell>
          <table:table-cell table:style-name="Default" office:value-type="float" office:value="-1309.5022565" calcext:value-type="float">
            <text:p>-1309.5022565</text:p>
          </table:table-cell>
          <table:table-cell office:value-type="float" office:value="-200666.344883155" calcext:value-type="float">
            <text:p>-200666.344883155</text:p>
          </table:table-cell>
          <table:table-cell table:style-name="Default" office:value-type="float" office:value="-201977.787751725" calcext:value-type="float">
            <text:p>-201977.787751725</text:p>
          </table:table-cell>
          <table:table-cell office:value-type="float" office:value="-401355.1240862" calcext:value-type="float">
            <text:p>-401355.1240862</text:p>
          </table:table-cell>
          <table:table-cell table:number-columns-repeated="2"/>
          <table:table-cell office:value-type="string" calcext:value-type="string">
            <text:p>b3lyp-d3</text:p>
          </table:table-cell>
          <table:table-cell table:style-name="Default" office:value-type="float" office:value="-1309.5022565" calcext:value-type="float">
            <text:p>-1309.5022565</text:p>
          </table:table-cell>
          <table:table-cell office:value-type="float" office:value="-200666.1694735" calcext:value-type="float">
            <text:p>-200666.1694735</text:p>
          </table:table-cell>
          <table:table-cell table:style-name="Default" office:value-type="float" office:value="-201976.832201" calcext:value-type="float">
            <text:p>-201976.832201</text:p>
          </table:table-cell>
          <table:table-cell office:value-type="float" office:value="-401354.687203" calcext:value-type="float">
            <text:p>-401354.687203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64]-[.Q64]-[.P64]-[.E$3]" office:value-type="float" office:value="-2.11927734502478" calcext:value-type="float">
            <text:p>-2.12</text:p>
          </table:table-cell>
          <table:table-cell table:style-name="ce26" table:formula="of:=[.S64]-2*[.Q64]-[.$F$3]" office:value-type="float" office:value="2.80056833999697" calcext:value-type="float">
            <text:p>2.80</text:p>
          </table:table-cell>
          <table:table-cell/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64]-[.X64]-[.W64]" office:value-type="float" office:value="-0.168032000012545" calcext:value-type="float">
            <text:p>-0.17</text:p>
          </table:table-cell>
          <table:table-cell table:style-name="ce34" table:formula="of:=[.Z64]-2*[.X64]" office:value-type="float" office:value="-17.9059100000304" calcext:value-type="float">
            <text:p>-17.91</text:p>
          </table:table-cell>
          <table:table-cell table:style-name="ce26" table:formula="of:=[.K64]-[.K$3]" office:value-type="float" office:value="3.07561571995029" calcext:value-type="float">
            <text:p>3.08</text:p>
          </table:table-cell>
          <table:table-cell table:style-name="Default"/>
          <table:table-cell/>
          <table:table-cell office:value-type="string" calcext:value-type="string">
            <text:p>becke97-d</text:p>
          </table:table-cell>
          <table:table-cell table:style-name="Default" office:value-type="float" office:value="-1312.3220435" calcext:value-type="float">
            <text:p>-1312.3220435</text:p>
          </table:table-cell>
          <table:table-cell office:value-type="float" office:value="-200775.33676581" calcext:value-type="float">
            <text:p>-200775.33676581</text:p>
          </table:table-cell>
          <table:table-cell table:style-name="Default" office:value-type="float" office:value="-202090.232823255" calcext:value-type="float">
            <text:p>-202090.232823255</text:p>
          </table:table-cell>
          <table:table-cell office:value-type="float" office:value="-401568.854489" calcext:value-type="float">
            <text:p>-401568.854489</text:p>
          </table:table-cell>
          <table:table-cell table:number-columns-repeated="2"/>
          <table:table-cell office:value-type="string" calcext:value-type="string">
            <text:p>becke97-d</text:p>
          </table:table-cell>
          <table:table-cell table:style-name="Default" office:value-type="float" office:value="-1312.3220435" calcext:value-type="float">
            <text:p>-1312.3220435</text:p>
          </table:table-cell>
          <table:table-cell office:value-type="float" office:value="-200774.4818505" calcext:value-type="float">
            <text:p>-200774.4818505</text:p>
          </table:table-cell>
          <table:table-cell table:style-name="Default" office:value-type="float" office:value="-202086.971926" calcext:value-type="float">
            <text:p>-202086.971926</text:p>
          </table:table-cell>
          <table:table-cell office:value-type="float" office:value="-401566.869611" calcext:value-type="float">
            <text:p>-401566.869611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65]-[.Q65]-[.P65]-[.E$3]" office:value-type="float" office:value="-5.23091492502954" calcext:value-type="float">
            <text:p>-5.23</text:p>
          </table:table-cell>
          <table:table-cell table:style-name="ce26" table:formula="of:=[.S65]-2*[.Q65]-[.$F$3]" office:value-type="float" office:value="-0.873188790050335" calcext:value-type="float">
            <text:p>-0.87</text:p>
          </table:table-cell>
          <table:table-cell/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65]-[.X65]-[.W65]" office:value-type="float" office:value="-1.29437149999671" calcext:value-type="float">
            <text:p>-1.29</text:p>
          </table:table-cell>
          <table:table-cell table:style-name="ce34" table:formula="of:=[.Z65]-2*[.X65]" office:value-type="float" office:value="-21.3715700000175" calcext:value-type="float">
            <text:p>-21.37</text:p>
          </table:table-cell>
          <table:table-cell table:style-name="ce26" table:formula="of:=[.K65]-[.K$3]" office:value-type="float" office:value="-0.390044280036818" calcext:value-type="float">
            <text:p>-0.39</text:p>
          </table:table-cell>
          <table:table-cell table:style-name="Default"/>
          <table:table-cell/>
          <table:table-cell office:value-type="string" calcext:value-type="string">
            <text:p>becke97-d-d3</text:p>
          </table:table-cell>
          <table:table-cell table:style-name="Default" office:value-type="float" office:value="-1312.3220435" calcext:value-type="float">
            <text:p>-1312.3220435</text:p>
          </table:table-cell>
          <table:table-cell office:value-type="float" office:value="-200775.36176057" calcext:value-type="float">
            <text:p>-200775.36176057</text:p>
          </table:table-cell>
          <table:table-cell table:style-name="Default" office:value-type="float" office:value="-202093.369455595" calcext:value-type="float">
            <text:p>-202093.369455595</text:p>
          </table:table-cell>
          <table:table-cell office:value-type="float" office:value="-401572.57823565" calcext:value-type="float">
            <text:p>-401572.57823565</text:p>
          </table:table-cell>
          <table:table-cell table:number-columns-repeated="2"/>
          <table:table-cell office:value-type="string" calcext:value-type="string">
            <text:p>becke97-d-d3</text:p>
          </table:table-cell>
          <table:table-cell table:style-name="Default" office:value-type="float" office:value="-1312.3220435" calcext:value-type="float">
            <text:p>-1312.3220435</text:p>
          </table:table-cell>
          <table:table-cell office:value-type="float" office:value="-200774.5028545" calcext:value-type="float">
            <text:p>-200774.5028545</text:p>
          </table:table-cell>
          <table:table-cell table:style-name="Default" office:value-type="float" office:value="-202088.1192695" calcext:value-type="float">
            <text:p>-202088.1192695</text:p>
          </table:table-cell>
          <table:table-cell office:value-type="float" office:value="-401570.377279" calcext:value-type="float">
            <text:p>-401570.377279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66]-[.Q66]-[.P66]-[.E$3]" office:value-type="float" office:value="0.21025003995328" calcext:value-type="float">
            <text:p>0.21</text:p>
          </table:table-cell>
          <table:table-cell table:style-name="ce26" table:formula="of:=[.S66]-2*[.Q66]-[.$F$3]" office:value-type="float" office:value="0.0413778799702413" calcext:value-type="float">
            <text:p>0.04</text:p>
          </table:table-cell>
          <table:table-cell/>
          <table:table-cell table:style-name="ce16"/>
          <table:table-cell office:value-type="string" calcext:value-type="string">
            <text:p>bhlyp</text:p>
          </table:table-cell>
          <table:table-cell table:style-name="ce31" table:formula="of:=[.Y66]-[.X66]-[.W66]" office:value-type="float" office:value="-0.217916499996363" calcext:value-type="float">
            <text:p>-0.22</text:p>
          </table:table-cell>
          <table:table-cell table:style-name="ce34" table:formula="of:=[.Z66]-2*[.X66]" office:value-type="float" office:value="-20.988246999972" calcext:value-type="float">
            <text:p>-20.99</text:p>
          </table:table-cell>
          <table:table-cell table:style-name="ce26" table:formula="of:=[.K66]-[.K$3]" office:value-type="float" office:value="-0.00672127999132499" calcext:value-type="float">
            <text:p>-0.01</text:p>
          </table:table-cell>
          <table:table-cell table:style-name="Default"/>
          <table:table-cell/>
          <table:table-cell office:value-type="string" calcext:value-type="string">
            <text:p>bhlyp</text:p>
          </table:table-cell>
          <table:table-cell office:value-type="float" office:value="-1308.9298975" calcext:value-type="float">
            <text:p>-1308.9298975</text:p>
          </table:table-cell>
          <table:table-cell office:value-type="float" office:value="-200647.712234755" calcext:value-type="float">
            <text:p>-200647.712234755</text:p>
          </table:table-cell>
          <table:table-cell table:style-name="Default" office:value-type="float" office:value="-201956.886618815" calcext:value-type="float">
            <text:p>-201956.886618815</text:p>
          </table:table-cell>
          <table:table-cell office:value-type="float" office:value="-401316.36461735" calcext:value-type="float">
            <text:p>-401316.36461735</text:p>
          </table:table-cell>
          <table:table-cell table:number-columns-repeated="2"/>
          <table:table-cell office:value-type="string" calcext:value-type="string">
            <text:p>bhlyp</text:p>
          </table:table-cell>
          <table:table-cell office:value-type="float" office:value="-1308.9298975" calcext:value-type="float">
            <text:p>-1308.9298975</text:p>
          </table:table-cell>
          <table:table-cell office:value-type="float" office:value="-200647.389272" calcext:value-type="float">
            <text:p>-200647.389272</text:p>
          </table:table-cell>
          <table:table-cell table:style-name="Default" office:value-type="float" office:value="-201956.537086" calcext:value-type="float">
            <text:p>-201956.537086</text:p>
          </table:table-cell>
          <table:table-cell office:value-type="float" office:value="-401315.766791" calcext:value-type="float">
            <text:p>-401315.766791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67]-[.Q67]-[.P67]-[.E$3]" office:value-type="float" office:value="-1.0818897850213" calcext:value-type="float">
            <text:p>-1.08</text:p>
          </table:table-cell>
          <table:table-cell table:style-name="ce26" table:formula="of:=[.S67]-2*[.Q67]-[.$F$3]" office:value-type="float" office:value="-2.38888993998989" calcext:value-type="float">
            <text:p>-2.39</text:p>
          </table:table-cell>
          <table:table-cell/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67]-[.X67]-[.W67]" office:value-type="float" office:value="-0.908422999984623" calcext:value-type="float">
            <text:p>-0.91</text:p>
          </table:table-cell>
          <table:table-cell table:style-name="ce34" table:formula="of:=[.Z67]-2*[.X67]" office:value-type="float" office:value="-23.411583499983" calcext:value-type="float">
            <text:p>-23.41</text:p>
          </table:table-cell>
          <table:table-cell table:style-name="ce26" table:formula="of:=[.K67]-[.K$3]" office:value-type="float" office:value="-2.43005778000224" calcext:value-type="float">
            <text:p>-2.43</text:p>
          </table:table-cell>
          <table:table-cell table:style-name="Default"/>
          <table:table-cell/>
          <table:table-cell office:value-type="string" calcext:value-type="string">
            <text:p>bhlyp-d3</text:p>
          </table:table-cell>
          <table:table-cell office:value-type="float" office:value="-1308.9298975" calcext:value-type="float">
            <text:p>-1308.9298975</text:p>
          </table:table-cell>
          <table:table-cell office:value-type="float" office:value="-200647.72964182" calcext:value-type="float">
            <text:p>-200647.72964182</text:p>
          </table:table-cell>
          <table:table-cell table:style-name="Default" office:value-type="float" office:value="-201958.196165705" calcext:value-type="float">
            <text:p>-201958.196165705</text:p>
          </table:table-cell>
          <table:table-cell office:value-type="float" office:value="-401318.8296993" calcext:value-type="float">
            <text:p>-401318.8296993</text:p>
          </table:table-cell>
          <table:table-cell table:number-columns-repeated="2"/>
          <table:table-cell office:value-type="string" calcext:value-type="string">
            <text:p>bhlyp-d3</text:p>
          </table:table-cell>
          <table:table-cell office:value-type="float" office:value="-1308.9298975" calcext:value-type="float">
            <text:p>-1308.9298975</text:p>
          </table:table-cell>
          <table:table-cell office:value-type="float" office:value="-200647.4076505" calcext:value-type="float">
            <text:p>-200647.4076505</text:p>
          </table:table-cell>
          <table:table-cell table:style-name="Default" office:value-type="float" office:value="-201957.245971" calcext:value-type="float">
            <text:p>-201957.245971</text:p>
          </table:table-cell>
          <table:table-cell office:value-type="float" office:value="-401318.2268845" calcext:value-type="float">
            <text:p>-401318.226884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68]-[.Q68]-[.P68]-[.E$3]" office:value-type="float" office:value="0.364078085003484" calcext:value-type="float">
            <text:p>0.36</text:p>
          </table:table-cell>
          <table:table-cell table:style-name="ce26" table:formula="of:=[.S68]-2*[.Q68]-[.$F$3]" office:value-type="float" office:value="3.15511585999047" calcext:value-type="float">
            <text:p>3.16</text:p>
          </table:table-cell>
          <table:table-cell/>
          <table:table-cell table:style-name="ce16"/>
          <table:table-cell office:value-type="string" calcext:value-type="string">
            <text:p>blyp</text:p>
          </table:table-cell>
          <table:table-cell table:style-name="ce31" table:formula="of:=[.Y68]-[.X68]-[.W68]" office:value-type="float" office:value="-0.0131274999980633" calcext:value-type="float">
            <text:p>-0.01</text:p>
          </table:table-cell>
          <table:table-cell table:style-name="ce34" table:formula="of:=[.Z68]-2*[.X68]" office:value-type="float" office:value="-17.5777225000202" calcext:value-type="float">
            <text:p>-17.58</text:p>
          </table:table-cell>
          <table:table-cell table:style-name="ce26" table:formula="of:=[.K68]-[.K$3]" office:value-type="float" office:value="3.40380321996054" calcext:value-type="float">
            <text:p>3.40</text:p>
          </table:table-cell>
          <table:table-cell table:style-name="Default"/>
          <table:table-cell/>
          <table:table-cell office:value-type="string" calcext:value-type="string">
            <text:p>blyp</text:p>
          </table:table-cell>
          <table:table-cell office:value-type="float" office:value="-1306.328027" calcext:value-type="float">
            <text:p>-1306.328027</text:p>
          </table:table-cell>
          <table:table-cell office:value-type="float" office:value="-200719.80276742" calcext:value-type="float">
            <text:p>-200719.80276742</text:p>
          </table:table-cell>
          <table:table-cell table:style-name="Default" office:value-type="float" office:value="-202026.221452935" calcext:value-type="float">
            <text:p>-202026.221452935</text:p>
          </table:table-cell>
          <table:table-cell office:value-type="float" office:value="-401457.4319447" calcext:value-type="float">
            <text:p>-401457.4319447</text:p>
          </table:table-cell>
          <table:table-cell table:number-columns-repeated="2"/>
          <table:table-cell office:value-type="string" calcext:value-type="string">
            <text:p>blyp</text:p>
          </table:table-cell>
          <table:table-cell office:value-type="float" office:value="-1306.328027" calcext:value-type="float">
            <text:p>-1306.328027</text:p>
          </table:table-cell>
          <table:table-cell office:value-type="float" office:value="-200718.750362" calcext:value-type="float">
            <text:p>-200718.750362</text:p>
          </table:table-cell>
          <table:table-cell table:style-name="Default" office:value-type="float" office:value="-202025.0915165" calcext:value-type="float">
            <text:p>-202025.0915165</text:p>
          </table:table-cell>
          <table:table-cell office:value-type="float" office:value="-401455.0784465" calcext:value-type="float">
            <text:p>-401455.078446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69]-[.Q69]-[.P69]-[.E$3]" office:value-type="float" office:value="-3.16813834002119" calcext:value-type="float">
            <text:p>-3.17</text:p>
          </table:table-cell>
          <table:table-cell table:style-name="ce26" table:formula="of:=[.S69]-2*[.Q69]-[.$F$3]" office:value-type="float" office:value="-0.520006530045066" calcext:value-type="float">
            <text:p>-0.52</text:p>
          </table:table-cell>
          <table:table-cell/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69]-[.X69]-[.W69]" office:value-type="float" office:value="-1.17622400000573" calcext:value-type="float">
            <text:p>-1.18</text:p>
          </table:table-cell>
          <table:table-cell table:style-name="ce34" table:formula="of:=[.Z69]-2*[.X69]" office:value-type="float" office:value="-21.3111834999872" calcext:value-type="float">
            <text:p>-21.31</text:p>
          </table:table-cell>
          <table:table-cell table:style-name="ce26" table:formula="of:=[.K69]-[.K$3]" office:value-type="float" office:value="-0.329657780006528" calcext:value-type="float">
            <text:p>-0.33</text:p>
          </table:table-cell>
          <table:table-cell table:style-name="Default"/>
          <table:table-cell/>
          <table:table-cell office:value-type="string" calcext:value-type="string">
            <text:p>blyp-d3</text:p>
          </table:table-cell>
          <table:table-cell office:value-type="float" office:value="-1306.328027" calcext:value-type="float">
            <text:p>-1306.328027</text:p>
          </table:table-cell>
          <table:table-cell office:value-type="float" office:value="-200719.830623975" calcext:value-type="float">
            <text:p>-200719.830623975</text:p>
          </table:table-cell>
          <table:table-cell table:style-name="Default" office:value-type="float" office:value="-202029.781525915" calcext:value-type="float">
            <text:p>-202029.781525915</text:p>
          </table:table-cell>
          <table:table-cell office:value-type="float" office:value="-401461.1627802" calcext:value-type="float">
            <text:p>-401461.1627802</text:p>
          </table:table-cell>
          <table:table-cell table:number-columns-repeated="2"/>
          <table:table-cell office:value-type="string" calcext:value-type="string">
            <text:p>blyp-d3</text:p>
          </table:table-cell>
          <table:table-cell office:value-type="float" office:value="-1306.328027" calcext:value-type="float">
            <text:p>-1306.328027</text:p>
          </table:table-cell>
          <table:table-cell office:value-type="float" office:value="-200718.776617" calcext:value-type="float">
            <text:p>-200718.776617</text:p>
          </table:table-cell>
          <table:table-cell table:style-name="Default" office:value-type="float" office:value="-202026.280868" calcext:value-type="float">
            <text:p>-202026.280868</text:p>
          </table:table-cell>
          <table:table-cell office:value-type="float" office:value="-401458.8644175" calcext:value-type="float">
            <text:p>-401458.864417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70]-[.Q70]-[.P70]-[.E$3]" office:value-type="float" office:value="-2.13266739503001" calcext:value-type="float">
            <text:p>-2.13</text:p>
          </table:table-cell>
          <table:table-cell table:style-name="ce26" table:formula="of:=[.S70]-2*[.Q70]-[.$F$3]" office:value-type="float" office:value="2.90333041001577" calcext:value-type="float">
            <text:p>2.90</text:p>
          </table:table-cell>
          <table:table-cell/>
          <table:table-cell table:style-name="ce16"/>
          <table:table-cell office:value-type="string" calcext:value-type="string">
            <text:p>bp86</text:p>
          </table:table-cell>
          <table:table-cell table:style-name="ce31" table:formula="of:=[.Y70]-[.X70]-[.W70]" office:value-type="float" office:value="-0.16803199998094" calcext:value-type="float">
            <text:p>-0.17</text:p>
          </table:table-cell>
          <table:table-cell table:style-name="ce34" table:formula="of:=[.Z70]-2*[.X70]" office:value-type="float" office:value="-17.7956390000181" calcext:value-type="float">
            <text:p>-17.80</text:p>
          </table:table-cell>
          <table:table-cell table:style-name="ce26" table:formula="of:=[.K70]-[.K$3]" office:value-type="float" office:value="3.18588671996258" calcext:value-type="float">
            <text:p>3.19</text:p>
          </table:table-cell>
          <table:table-cell table:style-name="Default"/>
          <table:table-cell/>
          <table:table-cell office:value-type="string" calcext:value-type="string">
            <text:p>bp86</text:p>
          </table:table-cell>
          <table:table-cell office:value-type="float" office:value="-1312.324669" calcext:value-type="float">
            <text:p>-1312.324669</text:p>
          </table:table-cell>
          <table:table-cell office:value-type="float" office:value="-200775.67734567" calcext:value-type="float">
            <text:p>-200775.67734567</text:p>
          </table:table-cell>
          <table:table-cell table:style-name="Default" office:value-type="float" office:value="-202090.589418665" calcext:value-type="float">
            <text:p>-202090.589418665</text:p>
          </table:table-cell>
          <table:table-cell office:value-type="float" office:value="-401569.43288665" calcext:value-type="float">
            <text:p>-401569.43288665</text:p>
          </table:table-cell>
          <table:table-cell table:number-columns-repeated="2"/>
          <table:table-cell office:value-type="string" calcext:value-type="string">
            <text:p>bp86</text:p>
          </table:table-cell>
          <table:table-cell office:value-type="float" office:value="-1312.324669" calcext:value-type="float">
            <text:p>-1312.324669</text:p>
          </table:table-cell>
          <table:table-cell office:value-type="float" office:value="-200774.831042" calcext:value-type="float">
            <text:p>-200774.831042</text:p>
          </table:table-cell>
          <table:table-cell table:style-name="Default" office:value-type="float" office:value="-202087.323743" calcext:value-type="float">
            <text:p>-202087.323743</text:p>
          </table:table-cell>
          <table:table-cell office:value-type="float" office:value="-401567.457723" calcext:value-type="float">
            <text:p>-401567.457723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71]-[.Q71]-[.P71]-[.E$3]" office:value-type="float" office:value="-5.24215206501526" calcext:value-type="float">
            <text:p>-5.24</text:p>
          </table:table-cell>
          <table:table-cell table:style-name="ce26" table:formula="of:=[.S71]-2*[.Q71]-[.$F$3]" office:value-type="float" office:value="-0.771004330017604" calcext:value-type="float">
            <text:p>-0.77</text:p>
          </table:table-cell>
          <table:table-cell/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71]-[.X71]-[.W71]" office:value-type="float" office:value="-1.29437149999421" calcext:value-type="float">
            <text:p>-1.29</text:p>
          </table:table-cell>
          <table:table-cell table:style-name="ce34" table:formula="of:=[.Z71]-2*[.X71]" office:value-type="float" office:value="-21.256047999952" calcext:value-type="float">
            <text:p>-21.26</text:p>
          </table:table-cell>
          <table:table-cell table:style-name="ce26" table:formula="of:=[.K71]-[.K$3]" office:value-type="float" office:value="-0.274522279971279" calcext:value-type="float">
            <text:p>-0.27</text:p>
          </table:table-cell>
          <table:table-cell table:style-name="Default"/>
          <table:table-cell/>
          <table:table-cell office:value-type="string" calcext:value-type="string">
            <text:p>bp86-d3</text:p>
          </table:table-cell>
          <table:table-cell office:value-type="float" office:value="-1312.324669" calcext:value-type="float">
            <text:p>-1312.324669</text:p>
          </table:table-cell>
          <table:table-cell office:value-type="float" office:value="-200775.702314175" calcext:value-type="float">
            <text:p>-200775.702314175</text:p>
          </table:table-cell>
          <table:table-cell table:style-name="Default" office:value-type="float" office:value="-202093.72387184" calcext:value-type="float">
            <text:p>-202093.72387184</text:p>
          </table:table-cell>
          <table:table-cell office:value-type="float" office:value="-401573.1571584" calcext:value-type="float">
            <text:p>-401573.1571584</text:p>
          </table:table-cell>
          <table:table-cell table:number-columns-repeated="2"/>
          <table:table-cell office:value-type="string" calcext:value-type="string">
            <text:p>bp86-d3</text:p>
          </table:table-cell>
          <table:table-cell office:value-type="float" office:value="-1312.324669" calcext:value-type="float">
            <text:p>-1312.324669</text:p>
          </table:table-cell>
          <table:table-cell office:value-type="float" office:value="-200774.8546715" calcext:value-type="float">
            <text:p>-200774.8546715</text:p>
          </table:table-cell>
          <table:table-cell table:style-name="Default" office:value-type="float" office:value="-202088.473712" calcext:value-type="float">
            <text:p>-202088.473712</text:p>
          </table:table-cell>
          <table:table-cell office:value-type="float" office:value="-401570.965391" calcext:value-type="float">
            <text:p>-401570.965391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72]-[.Q72]-[.P72]-[.E$3]" office:value-type="float" office:value="-0.188852215044562" calcext:value-type="float">
            <text:p>-0.19</text:p>
          </table:table-cell>
          <table:table-cell table:style-name="ce26" table:formula="of:=[.S72]-2*[.Q72]-[.$F$3]" office:value-type="float" office:value="-0.120247900020331" calcext:value-type="float">
            <text:p>-0.12</text:p>
          </table:table-cell>
          <table:table-cell/>
          <table:table-cell table:style-name="ce18"/>
          <table:table-cell office:value-type="string" calcext:value-type="string">
            <text:p>pbe0</text:p>
          </table:table-cell>
          <table:table-cell table:style-name="ce31" table:formula="of:=[.Y72]-[.X72]-[.W72]" office:value-type="float" office:value="-0.304557999996177" calcext:value-type="float">
            <text:p>-0.30</text:p>
          </table:table-cell>
          <table:table-cell table:style-name="ce34" table:formula="of:=[.Z72]-2*[.X72]" office:value-type="float" office:value="-20.988246999972" calcext:value-type="float">
            <text:p>-20.99</text:p>
          </table:table-cell>
          <table:table-cell table:style-name="ce26" table:formula="of:=[.K72]-[.K$3]" office:value-type="float" office:value="-0.00672127999132499" calcext:value-type="float">
            <text:p>-0.01</text:p>
          </table:table-cell>
          <table:table-cell table:style-name="Default"/>
          <table:table-cell/>
          <table:table-cell office:value-type="string" calcext:value-type="string">
            <text:p>pbe0</text:p>
          </table:table-cell>
          <table:table-cell office:value-type="float" office:value="-1315.470018" calcext:value-type="float">
            <text:p>-1315.470018</text:p>
          </table:table-cell>
          <table:table-cell office:value-type="float" office:value="-200537.996055415" calcext:value-type="float">
            <text:p>-200537.996055415</text:p>
          </table:table-cell>
          <table:table-cell table:style-name="Default" office:value-type="float" office:value="-201854.10966223" calcext:value-type="float">
            <text:p>-201854.10966223</text:p>
          </table:table-cell>
          <table:table-cell office:value-type="float" office:value="-401097.09388445" calcext:value-type="float">
            <text:p>-401097.09388445</text:p>
          </table:table-cell>
          <table:table-cell table:number-columns-repeated="2"/>
          <table:table-cell office:value-type="string" calcext:value-type="string">
            <text:p>pbe0</text:p>
          </table:table-cell>
          <table:table-cell office:value-type="float" office:value="-1315.470018" calcext:value-type="float">
            <text:p>-1315.470018</text:p>
          </table:table-cell>
          <table:table-cell office:value-type="float" office:value="-200537.963683" calcext:value-type="float">
            <text:p>-200537.963683</text:p>
          </table:table-cell>
          <table:table-cell table:style-name="Default" office:value-type="float" office:value="-201853.738259" calcext:value-type="float">
            <text:p>-201853.738259</text:p>
          </table:table-cell>
          <table:table-cell office:value-type="float" office:value="-401096.915613" calcext:value-type="float">
            <text:p>-401096.915613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73]-[.Q73]-[.P73]-[.E$3]" office:value-type="float" office:value="-0.973719185018808" calcext:value-type="float">
            <text:p>-0.97</text:p>
          </table:table-cell>
          <table:table-cell table:style-name="ce26" table:formula="of:=[.S73]-2*[.Q73]-[.$F$3]" office:value-type="float" office:value="-2.08443695999449" calcext:value-type="float">
            <text:p>-2.08</text:p>
          </table:table-cell>
          <table:table-cell/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73]-[.X73]-[.W73]" office:value-type="float" office:value="-1.01606849999371" calcext:value-type="float">
            <text:p>-1.02</text:p>
          </table:table-cell>
          <table:table-cell table:style-name="ce34" table:formula="of:=[.Z73]-2*[.X73]" office:value-type="float" office:value="-22.9232404999784" calcext:value-type="float">
            <text:p>-22.92</text:p>
          </table:table-cell>
          <table:table-cell table:style-name="ce26" table:formula="of:=[.K73]-[.K$3]" office:value-type="float" office:value="-1.94171477999771" calcext:value-type="float">
            <text:p>-1.94</text:p>
          </table:table-cell>
          <table:table-cell table:style-name="Default"/>
          <table:table-cell/>
          <table:table-cell office:value-type="string" calcext:value-type="string">
            <text:p>pbe0-d3</text:p>
          </table:table-cell>
          <table:table-cell office:value-type="float" office:value="-1315.470018" calcext:value-type="float">
            <text:p>-1315.470018</text:p>
          </table:table-cell>
          <table:table-cell office:value-type="float" office:value="-200538.007975185" calcext:value-type="float">
            <text:p>-200538.007975185</text:p>
          </table:table-cell>
          <table:table-cell table:style-name="Default" office:value-type="float" office:value="-201854.90644897" calcext:value-type="float">
            <text:p>-201854.90644897</text:p>
          </table:table-cell>
          <table:table-cell office:value-type="float" office:value="-401099.08191305" calcext:value-type="float">
            <text:p>-401099.08191305</text:p>
          </table:table-cell>
          <table:table-cell table:number-columns-repeated="2"/>
          <table:table-cell office:value-type="string" calcext:value-type="string">
            <text:p>pbe0-d3</text:p>
          </table:table-cell>
          <table:table-cell office:value-type="float" office:value="-1315.470018" calcext:value-type="float">
            <text:p>-1315.470018</text:p>
          </table:table-cell>
          <table:table-cell office:value-type="float" office:value="-200537.974185" calcext:value-type="float">
            <text:p>-200537.974185</text:p>
          </table:table-cell>
          <table:table-cell table:style-name="Default" office:value-type="float" office:value="-201854.4602715" calcext:value-type="float">
            <text:p>-201854.4602715</text:p>
          </table:table-cell>
          <table:table-cell office:value-type="float" office:value="-401098.8716105" calcext:value-type="float">
            <text:p>-401098.871610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74]-[.Q74]-[.P74]-[.E$3]" office:value-type="float" office:value="-0.801538895001386" calcext:value-type="float">
            <text:p>-0.80</text:p>
          </table:table-cell>
          <table:table-cell table:style-name="ce26" table:formula="of:=[.S74]-2*[.Q74]-[.$F$3]" office:value-type="float" office:value="-0.607383169990499" calcext:value-type="float">
            <text:p>-0.61</text:p>
          </table:table-cell>
          <table:table-cell/>
          <table:table-cell table:style-name="ce18"/>
          <table:table-cell office:value-type="string" calcext:value-type="string">
            <text:p>pbe96</text:p>
          </table:table-cell>
          <table:table-cell table:style-name="ce31" table:formula="of:=[.Y74]-[.X74]-[.W74]" office:value-type="float" office:value="-0.609115999995993" calcext:value-type="float">
            <text:p>-0.61</text:p>
          </table:table-cell>
          <table:table-cell table:style-name="ce34" table:formula="of:=[.Z74]-2*[.X74]" office:value-type="float" office:value="-21.2087889999966" calcext:value-type="float">
            <text:p>-21.21</text:p>
          </table:table-cell>
          <table:table-cell table:style-name="ce26" table:formula="of:=[.K74]-[.K$3]" office:value-type="float" office:value="-0.227263280015904" calcext:value-type="float">
            <text:p>-0.23</text:p>
          </table:table-cell>
          <table:table-cell table:style-name="Default" table:number-columns-repeated="2"/>
          <table:table-cell office:value-type="string" calcext:value-type="string">
            <text:p>pbe96</text:p>
          </table:table-cell>
          <table:table-cell office:value-type="float" office:value="-1311.7444335" calcext:value-type="float">
            <text:p>-1311.7444335</text:p>
          </table:table-cell>
          <table:table-cell office:value-type="float" office:value="-200539.36060653" calcext:value-type="float">
            <text:p>-200539.36060653</text:p>
          </table:table-cell>
          <table:table-cell table:style-name="Default" office:value-type="float" office:value="-201852.361315525" calcext:value-type="float">
            <text:p>-201852.361315525</text:p>
          </table:table-cell>
          <table:table-cell office:value-type="float" office:value="-401100.31012195" calcext:value-type="float">
            <text:p>-401100.31012195</text:p>
          </table:table-cell>
          <table:table-cell/>
          <table:table-cell table:style-name="Default"/>
          <table:table-cell office:value-type="string" calcext:value-type="string">
            <text:p>pbe96</text:p>
          </table:table-cell>
          <table:table-cell office:value-type="float" office:value="-1311.7444335" calcext:value-type="float">
            <text:p>-1311.7444335</text:p>
          </table:table-cell>
          <table:table-cell office:value-type="float" office:value="-200538.546544" calcext:value-type="float">
            <text:p>-200538.546544</text:p>
          </table:table-cell>
          <table:table-cell table:style-name="Default" office:value-type="float" office:value="-201850.9000935" calcext:value-type="float">
            <text:p>-201850.9000935</text:p>
          </table:table-cell>
          <table:table-cell office:value-type="float" office:value="-401098.301877" calcext:value-type="float">
            <text:p>-401098.301877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75]-[.Q75]-[.P75]-[.E$3]" office:value-type="float" office:value="-1.60394420501029" calcext:value-type="float">
            <text:p>-1.60</text:p>
          </table:table-cell>
          <table:table-cell table:style-name="ce26" table:formula="of:=[.S75]-2*[.Q75]-[.$F$3]" office:value-type="float" office:value="-2.46009350003442" calcext:value-type="float">
            <text:p>-2.46</text:p>
          </table:table-cell>
          <table:table-cell/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75]-[.X75]-[.W75]" office:value-type="float" office:value="-1.37051100000463" calcext:value-type="float">
            <text:p>-1.37</text:p>
          </table:table-cell>
          <table:table-cell table:style-name="ce34" table:formula="of:=[.Z75]-2*[.X75]" office:value-type="float" office:value="-23.0282604999957" calcext:value-type="float">
            <text:p>-23.03</text:p>
          </table:table-cell>
          <table:table-cell table:style-name="ce26" table:formula="of:=[.K75]-[.K$3]" office:value-type="float" office:value="-2.04673478001496" calcext:value-type="float">
            <text:p>-2.05</text:p>
          </table:table-cell>
          <table:table-cell table:style-name="Default" table:number-columns-repeated="2"/>
          <table:table-cell office:value-type="string" calcext:value-type="string">
            <text:p>pbe96-d3</text:p>
          </table:table-cell>
          <table:table-cell office:value-type="float" office:value="-1311.7444335" calcext:value-type="float">
            <text:p>-1311.7444335</text:p>
          </table:table-cell>
          <table:table-cell office:value-type="float" office:value="-200539.37116104" calcext:value-type="float">
            <text:p>-200539.37116104</text:p>
          </table:table-cell>
          <table:table-cell table:style-name="Default" office:value-type="float" office:value="-201853.174275345" calcext:value-type="float">
            <text:p>-201853.174275345</text:p>
          </table:table-cell>
          <table:table-cell office:value-type="float" office:value="-401102.1839413" calcext:value-type="float">
            <text:p>-401102.1839413</text:p>
          </table:table-cell>
          <table:table-cell/>
          <table:table-cell table:style-name="Default"/>
          <table:table-cell office:value-type="string" calcext:value-type="string">
            <text:p>pbe96-d3</text:p>
          </table:table-cell>
          <table:table-cell office:value-type="float" office:value="-1311.7444335" calcext:value-type="float">
            <text:p>-1311.7444335</text:p>
          </table:table-cell>
          <table:table-cell office:value-type="float" office:value="-200538.557046" calcext:value-type="float">
            <text:p>-200538.557046</text:p>
          </table:table-cell>
          <table:table-cell table:style-name="Default" office:value-type="float" office:value="-201851.6719905" calcext:value-type="float">
            <text:p>-201851.6719905</text:p>
          </table:table-cell>
          <table:table-cell office:value-type="float" office:value="-401100.1423525" calcext:value-type="float">
            <text:p>-401100.142352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76]-[.Q76]-[.P76]-[.E$3]" office:value-type="float" office:value="-7.32493496001484" calcext:value-type="float">
            <text:p>-7.32</text:p>
          </table:table-cell>
          <table:table-cell table:style-name="ce26" table:formula="of:=[.S76]-2*[.Q76]-[.$F$3]" office:value-type="float" office:value="1.67055313999299" calcext:value-type="float">
            <text:p>1.67</text:p>
          </table:table-cell>
          <table:table-cell/>
          <table:table-cell table:style-name="ce18"/>
          <table:table-cell office:value-type="string" calcext:value-type="string">
            <text:p>tpss</text:p>
          </table:table-cell>
          <table:table-cell table:style-name="ce31" table:formula="of:=[.Y76]-[.X76]-[.W76]" office:value-type="float" office:value="0.267800999999508" calcext:value-type="float">
            <text:p>0.27</text:p>
          </table:table-cell>
          <table:table-cell table:style-name="ce34" table:formula="of:=[.Z76]-2*[.X76]" office:value-type="float" office:value="-18.950858999975" calcext:value-type="float">
            <text:p>-18.95</text:p>
          </table:table-cell>
          <table:table-cell table:style-name="ce26" table:formula="of:=[.K76]-[.K$3]" office:value-type="float" office:value="2.03066672000568" calcext:value-type="float">
            <text:p>2.03</text:p>
          </table:table-cell>
          <table:table-cell table:style-name="Default"/>
          <table:table-cell/>
          <table:table-cell table:style-name="Default" office:value-type="string" calcext:value-type="string">
            <text:p>tpss</text:p>
          </table:table-cell>
          <table:table-cell office:value-type="float" office:value="-1312.4008085" calcext:value-type="float">
            <text:p>-1312.4008085</text:p>
          </table:table-cell>
          <table:table-cell office:value-type="float" office:value="-200766.944486335" calcext:value-type="float">
            <text:p>-200766.944486335</text:p>
          </table:table-cell>
          <table:table-cell table:style-name="Default" office:value-type="float" office:value="-202087.124966395" calcext:value-type="float">
            <text:p>-202087.124966395</text:p>
          </table:table-cell>
          <table:table-cell office:value-type="float" office:value="-401553.19994525" calcext:value-type="float">
            <text:p>-401553.19994525</text:p>
          </table:table-cell>
          <table:table-cell table:number-columns-repeated="2"/>
          <table:table-cell table:style-name="Default" office:value-type="string" calcext:value-type="string">
            <text:p>tpss</text:p>
          </table:table-cell>
          <table:table-cell office:value-type="float" office:value="-1312.4008085" calcext:value-type="float">
            <text:p>-1312.4008085</text:p>
          </table:table-cell>
          <table:table-cell office:value-type="float" office:value="-200766.3795575" calcext:value-type="float">
            <text:p>-200766.3795575</text:p>
          </table:table-cell>
          <table:table-cell table:style-name="Default" office:value-type="float" office:value="-202078.512565" calcext:value-type="float">
            <text:p>-202078.512565</text:p>
          </table:table-cell>
          <table:table-cell office:value-type="float" office:value="-401551.709974" calcext:value-type="float">
            <text:p>-401551.709974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77]-[.Q77]-[.P77]-[.E$3]" office:value-type="float" office:value="-9.00331209002547" calcext:value-type="float">
            <text:p>-9.00</text:p>
          </table:table-cell>
          <table:table-cell table:style-name="ce26" table:formula="of:=[.S77]-2*[.Q77]-[.$F$3]" office:value-type="float" office:value="-0.821728990005795" calcext:value-type="float">
            <text:p>-0.82</text:p>
          </table:table-cell>
          <table:table-cell/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77]-[.X77]-[.W77]" office:value-type="float" office:value="-0.669502500017643" calcext:value-type="float">
            <text:p>-0.67</text:p>
          </table:table-cell>
          <table:table-cell table:style-name="ce34" table:formula="of:=[.Z77]-2*[.X77]" office:value-type="float" office:value="-21.4844664999982" calcext:value-type="float">
            <text:p>-21.48</text:p>
          </table:table-cell>
          <table:table-cell table:style-name="ce26" table:formula="of:=[.K77]-[.K$3]" office:value-type="float" office:value="-0.502940780017525" calcext:value-type="float">
            <text:p>-0.50</text:p>
          </table:table-cell>
          <table:table-cell table:style-name="Default"/>
          <table:table-cell/>
          <table:table-cell office:value-type="string" calcext:value-type="string">
            <text:p>tpss-d3</text:p>
          </table:table-cell>
          <table:table-cell office:value-type="float" office:value="-1312.4008085" calcext:value-type="float">
            <text:p>-1312.4008085</text:p>
          </table:table-cell>
          <table:table-cell office:value-type="float" office:value="-200766.99901797" calcext:value-type="float">
            <text:p>-200766.99901797</text:p>
          </table:table-cell>
          <table:table-cell table:style-name="Default" office:value-type="float" office:value="-202088.85787516" calcext:value-type="float">
            <text:p>-202088.85787516</text:p>
          </table:table-cell>
          <table:table-cell office:value-type="float" office:value="-401555.80129065" calcext:value-type="float">
            <text:p>-401555.80129065</text:p>
          </table:table-cell>
          <table:table-cell table:number-columns-repeated="2"/>
          <table:table-cell office:value-type="string" calcext:value-type="string">
            <text:p>tpss-d3</text:p>
          </table:table-cell>
          <table:table-cell office:value-type="float" office:value="-1312.4008085" calcext:value-type="float">
            <text:p>-1312.4008085</text:p>
          </table:table-cell>
          <table:table-cell office:value-type="float" office:value="-200766.3953105" calcext:value-type="float">
            <text:p>-200766.3953105</text:p>
          </table:table-cell>
          <table:table-cell table:style-name="Default" office:value-type="float" office:value="-202079.4656215" calcext:value-type="float">
            <text:p>-202079.4656215</text:p>
          </table:table-cell>
          <table:table-cell office:value-type="float" office:value="-401554.2750875" calcext:value-type="float">
            <text:p>-401554.2750875</text:p>
          </table:table-cell>
          <table:table-cell table:style-name="Default" table:number-columns-repeated="997"/>
          <table:table-cell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78]-[.Q78]-[.P78]-[.E$3]" office:value-type="float" office:value="-5.34609561002935" calcext:value-type="float">
            <text:p>-5.35</text:p>
          </table:table-cell>
          <table:table-cell table:style-name="ce26" table:formula="of:=[.S78]-2*[.Q78]-[.$F$3]" office:value-type="float" office:value="1.69964367995271" calcext:value-type="float">
            <text:p>1.70</text:p>
          </table:table-cell>
          <table:table-cell/>
          <table:table-cell table:style-name="ce18"/>
          <table:table-cell office:value-type="string" calcext:value-type="string">
            <text:p>tpssh</text:p>
          </table:table-cell>
          <table:table-cell table:style-name="ce31" table:formula="of:=[.Y78]-[.X78]-[.W78]" office:value-type="float" office:value="-0.170657499999606" calcext:value-type="float">
            <text:p>-0.17</text:p>
          </table:table-cell>
          <table:table-cell table:style-name="ce34" table:formula="of:=[.Z78]-2*[.X78]" office:value-type="float" office:value="-19.1110145000275" calcext:value-type="float">
            <text:p>-19.11</text:p>
          </table:table-cell>
          <table:table-cell table:style-name="ce26" table:formula="of:=[.K78]-[.K$3]" office:value-type="float" office:value="1.87051121995319" calcext:value-type="float">
            <text:p>1.87</text:p>
          </table:table-cell>
          <table:table-cell table:style-name="Default"/>
          <table:table-cell/>
          <table:table-cell office:value-type="string" calcext:value-type="string">
            <text:p>tpssh</text:p>
          </table:table-cell>
          <table:table-cell office:value-type="float" office:value="-1312.3640515" calcext:value-type="float">
            <text:p>-1312.3640515</text:p>
          </table:table-cell>
          <table:table-cell office:value-type="float" office:value="-200744.04694948" calcext:value-type="float">
            <text:p>-200744.04694948</text:p>
          </table:table-cell>
          <table:table-cell table:style-name="Default" office:value-type="float" office:value="-202062.21183319" calcext:value-type="float">
            <text:p>-202062.21183319</text:p>
          </table:table-cell>
          <table:table-cell office:value-type="float" office:value="-401507.375781" calcext:value-type="float">
            <text:p>-401507.375781</text:p>
          </table:table-cell>
          <table:table-cell/>
          <table:table-cell table:style-name="ce2"/>
          <table:table-cell office:value-type="string" calcext:value-type="string">
            <text:p>tpssh</text:p>
          </table:table-cell>
          <table:table-cell office:value-type="float" office:value="-1312.3640515" calcext:value-type="float">
            <text:p>-1312.3640515</text:p>
          </table:table-cell>
          <table:table-cell office:value-type="float" office:value="-200743.813385" calcext:value-type="float">
            <text:p>-200743.813385</text:p>
          </table:table-cell>
          <table:table-cell table:style-name="Default" office:value-type="float" office:value="-202056.348094" calcext:value-type="float">
            <text:p>-202056.348094</text:p>
          </table:table-cell>
          <table:table-cell office:value-type="float" office:value="-401506.7377845" calcext:value-type="float">
            <text:p>-401506.737784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79]-[.Q79]-[.P79]-[.E$3]" office:value-type="float" office:value="-7.15658790000953" calcext:value-type="float">
            <text:p>-7.16</text:p>
          </table:table-cell>
          <table:table-cell table:style-name="ce26" table:formula="of:=[.S79]-2*[.Q79]-[.$F$3]" office:value-type="float" office:value="-0.823671860038303" calcext:value-type="float">
            <text:p>-0.82</text:p>
          </table:table-cell>
          <table:table-cell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79]-[.X79]-[.W79]" office:value-type="float" office:value="-1.05807650000565" calcext:value-type="float">
            <text:p>-1.06</text:p>
          </table:table-cell>
          <table:table-cell table:style-name="ce35" table:formula="of:=[.Z79]-2*[.X79]" office:value-type="float" office:value="-21.5999885000056" calcext:value-type="float">
            <text:p>-21.60</text:p>
          </table:table-cell>
          <table:table-cell table:style-name="ce26" table:formula="of:=[.K79]-[.K$3]" office:value-type="float" office:value="-0.618462780024856" calcext:value-type="float">
            <text:p>-0.62</text:p>
          </table:table-cell>
          <table:table-cell table:style-name="Default"/>
          <table:table-cell table:style-name="ce2"/>
          <table:table-cell office:value-type="string" calcext:value-type="string">
            <text:p>tpssh-d3</text:p>
          </table:table-cell>
          <table:table-cell office:value-type="float" office:value="-1312.3640515" calcext:value-type="float">
            <text:p>-1312.3640515</text:p>
          </table:table-cell>
          <table:table-cell office:value-type="float" office:value="-200744.06338511" calcext:value-type="float">
            <text:p>-200744.06338511</text:p>
          </table:table-cell>
          <table:table-cell table:style-name="Default" office:value-type="float" office:value="-202064.03876111" calcext:value-type="float">
            <text:p>-202064.03876111</text:p>
          </table:table-cell>
          <table:table-cell office:value-type="float" office:value="-401509.9319678" calcext:value-type="float">
            <text:p>-401509.9319678</text:p>
          </table:table-cell>
          <table:table-cell/>
          <table:table-cell table:style-name="ce2"/>
          <table:table-cell office:value-type="string" calcext:value-type="string">
            <text:p>tpssh-d3</text:p>
          </table:table-cell>
          <table:table-cell office:value-type="float" office:value="-1312.3640515" calcext:value-type="float">
            <text:p>-1312.3640515</text:p>
          </table:table-cell>
          <table:table-cell office:value-type="float" office:value="-200743.829138" calcext:value-type="float">
            <text:p>-200743.829138</text:p>
          </table:table-cell>
          <table:table-cell table:style-name="Default" office:value-type="float" office:value="-202057.251266" calcext:value-type="float">
            <text:p>-202057.251266</text:p>
          </table:table-cell>
          <table:table-cell office:value-type="float" office:value="-401509.2582645" calcext:value-type="float">
            <text:p>-401509.258264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4" table:formula="of:=[.N80]" office:value-type="string" office:string-value="def2-TZVP.acchigh" calcext:value-type="string">
            <text:p>def2-TZVP.acchigh</text:p>
          </table:table-cell>
          <table:table-cell table:style-name="ce21" office:value-type="string" calcext:value-type="string">
            <text:p>mp2</text:p>
          </table:table-cell>
          <table:table-cell table:style-name="ce6" table:formula="of:=[.R80]-[.Q80]-[.P80]-[.E$3]" office:value-type="float" office:value="0.252783139975918" calcext:value-type="float">
            <text:p>0.25</text:p>
          </table:table-cell>
          <table:table-cell table:style-name="ce26" table:formula="of:=[.S80]-2*[.Q80]-[.$F$3]" office:value-type="float" office:value="-2.95615547004854" calcext:value-type="float">
            <text:p>-2.96</text:p>
          </table:table-cell>
          <table:table-cell table:style-name="ce29" table:formula="of:=[.F80]-[.F42]" office:value-type="float" office:value="0" calcext:value-type="float">
            <text:p>0</text:p>
          </table:table-cell>
          <table:table-cell table:style-name="ce14" table:formula="of:=[.N80]" office:value-type="string" office:string-value="def2-TZVP.acchigh" calcext:value-type="string">
            <text:p>def2-TZVP.acchigh</text:p>
          </table:table-cell>
          <table:table-cell table:style-name="ce21" office:value-type="string" calcext:value-type="string">
            <text:p>mp2</text:p>
          </table:table-cell>
          <table:table-cell table:style-name="ce32" table:formula="of:=[.Y80]-[.X80]-[.W80]" office:value-type="float" office:value="-0.0393824999973731" calcext:value-type="float">
            <text:p>-0.04</text:p>
          </table:table-cell>
          <table:table-cell table:style-name="ce34" table:formula="of:=[.Z80]-2*[.X80]" office:value-type="float" office:value="-23.9130540000042" calcext:value-type="float">
            <text:p>-23.91</text:p>
          </table:table-cell>
          <table:table-cell table:style-name="ce26" table:formula="of:=[.K80]-[.K$3]" office:value-type="float" office:value="-2.93152828002349" calcext:value-type="float">
            <text:p>-2.93</text:p>
          </table:table-cell>
          <table:table-cell table:style-name="Default"/>
          <table:table-cell table:style-name="ce2" office:value-type="string" calcext:value-type="string">
            <text:p>def2-TZVP.acchigh</text:p>
          </table:table-cell>
          <table:table-cell table:style-name="Default" office:value-type="string" calcext:value-type="string">
            <text:p>mp2</text:p>
          </table:table-cell>
          <table:table-cell table:style-name="Default" office:value-type="float" office:value="-1312.251155" calcext:value-type="float">
            <text:p>-1312.251155</text:p>
          </table:table-cell>
          <table:table-cell table:style-name="Default" office:value-type="float" office:value="-200408.612675655" calcext:value-type="float">
            <text:p>-200408.612675655</text:p>
          </table:table-cell>
          <table:table-cell table:style-name="Default" office:value-type="float" office:value="-201721.065784115" calcext:value-type="float">
            <text:p>-201721.065784115</text:p>
          </table:table-cell>
          <table:table-cell table:style-name="Default" office:value-type="float" office:value="-400841.1630325" calcext:value-type="float">
            <text:p>-400841.1630325</text:p>
          </table:table-cell>
          <table:table-cell/>
          <table:table-cell table:style-name="ce2" table:formula="of:=[.N80]" office:value-type="string" office:string-value="def2-TZVP.acchigh" calcext:value-type="string">
            <text:p>def2-TZVP.acchigh</text:p>
          </table:table-cell>
          <table:table-cell table:formula="of:=[.O80]" office:value-type="string" office:string-value="mp2" calcext:value-type="string">
            <text:p>mp2</text:p>
          </table:table-cell>
          <table:table-cell table:formula="of:=[.P80]" office:value-type="float" office:value="-1312.251155" calcext:value-type="float">
            <text:p>-1312.251155</text:p>
          </table:table-cell>
          <table:table-cell table:style-name="Default" office:value-type="float" office:value="-200408.542286" calcext:value-type="float">
            <text:p>-200408.542286</text:p>
          </table:table-cell>
          <table:table-cell table:style-name="Default" office:value-type="float" office:value="-201720.8328235" calcext:value-type="float">
            <text:p>-201720.8328235</text:p>
          </table:table-cell>
          <table:table-cell table:style-name="Default" office:value-type="float" office:value="-400840.997626" calcext:value-type="float">
            <text:p>-400840.997626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81]-[.Q81]-[.P81]-[.E$3]" office:value-type="float" office:value="-0.400178710021237" calcext:value-type="float">
            <text:p>-0.40</text:p>
          </table:table-cell>
          <table:table-cell table:style-name="ce26" table:formula="of:=[.S81]-2*[.Q81]-[.$F$3]" office:value-type="float" office:value="-2.2912738500163" calcext:value-type="float">
            <text:p>-2.29</text:p>
          </table:table-cell>
          <table:table-cell table:style-name="ce29" table:formula="of:=[.F81]-[.F43]" office:value-type="float" office:value="-0.000105020008049905" calcext:value-type="float">
            <text:p>-0.00010502</text:p>
          </table:table-cell>
          <table:table-cell table:style-name="ce16"/>
          <table:table-cell office:value-type="string" calcext:value-type="string">
            <text:p>b3lyp</text:p>
          </table:table-cell>
          <table:table-cell table:style-name="ce31" table:formula="of:=[.Y81]-[.X81]-[.W81]" office:value-type="float" office:value="-0.49621950000801" calcext:value-type="float">
            <text:p>-0.50</text:p>
          </table:table-cell>
          <table:table-cell table:style-name="ce34" table:formula="of:=[.Z81]-2*[.X81]" office:value-type="float" office:value="-23.2409259999986" calcext:value-type="float">
            <text:p>-23.24</text:p>
          </table:table-cell>
          <table:table-cell table:style-name="ce26" table:formula="of:=[.K81]-[.K$3]" office:value-type="float" office:value="-2.25940028001787" calcext:value-type="float">
            <text:p>-2.26</text:p>
          </table:table-cell>
          <table:table-cell table:style-name="Default"/>
          <table:table-cell table:style-name="ce2"/>
          <table:table-cell office:value-type="string" calcext:value-type="string">
            <text:p>b3lyp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56.24319314" calcext:value-type="float">
            <text:p>-200656.24319314</text:p>
          </table:table-cell>
          <table:table-cell table:style-name="Default" office:value-type="float" office:value="-201966.60036495" calcext:value-type="float">
            <text:p>-201966.60036495</text:p>
          </table:table-cell>
          <table:table-cell table:style-name="Default" office:value-type="float" office:value="-401335.75918585" calcext:value-type="float">
            <text:p>-401335.75918585</text:p>
          </table:table-cell>
          <table:table-cell/>
          <table:table-cell table:style-name="ce2"/>
          <table:table-cell table:formula="of:=[.O81]" office:value-type="string" office:string-value="b3lyp" calcext:value-type="string">
            <text:p>b3lyp</text:p>
          </table:table-cell>
          <table:table-cell table:formula="of:=[.P81]" office:value-type="float" office:value="-1309.5022565" calcext:value-type="float">
            <text:p>-1309.5022565</text:p>
          </table:table-cell>
          <table:table-cell table:style-name="Default" office:value-type="float" office:value="-200656.084928" calcext:value-type="float">
            <text:p>-200656.084928</text:p>
          </table:table-cell>
          <table:table-cell table:style-name="Default" office:value-type="float" office:value="-201966.083404" calcext:value-type="float">
            <text:p>-201966.083404</text:p>
          </table:table-cell>
          <table:table-cell table:style-name="Default" office:value-type="float" office:value="-401335.410782" calcext:value-type="float">
            <text:p>-401335.410782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82]-[.Q82]-[.P82]-[.E$3]" office:value-type="float" office:value="-2.72868215003905" calcext:value-type="float">
            <text:p>-2.73</text:p>
          </table:table-cell>
          <table:table-cell table:style-name="ce26" table:formula="of:=[.S82]-2*[.Q82]-[.$F$3]" office:value-type="float" office:value="-5.36578686005669" calcext:value-type="float">
            <text:p>-5.37</text:p>
          </table:table-cell>
          <table:table-cell table:style-name="ce29" table:formula="of:=[.F82]-[.F44]" office:value-type="float" office:value="0.00042007997399196" calcext:value-type="float">
            <text:p>0.00042008</text:p>
          </table:table-cell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82]-[.X82]-[.W82]" office:value-type="float" office:value="-1.44927599998118" calcext:value-type="float">
            <text:p>-1.45</text:p>
          </table:table-cell>
          <table:table-cell table:style-name="ce34" table:formula="of:=[.Z82]-2*[.X82]" office:value-type="float" office:value="-26.2891315000015" calcext:value-type="float">
            <text:p>-26.29</text:p>
          </table:table-cell>
          <table:table-cell table:style-name="ce26" table:formula="of:=[.K82]-[.K$3]" office:value-type="float" office:value="-5.30760578002082" calcext:value-type="float">
            <text:p>-5.31</text:p>
          </table:table-cell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56.26561491" calcext:value-type="float">
            <text:p>-200656.26561491</text:p>
          </table:table-cell>
          <table:table-cell table:style-name="Default" office:value-type="float" office:value="-201968.95129016" calcext:value-type="float">
            <text:p>-201968.95129016</text:p>
          </table:table-cell>
          <table:table-cell table:style-name="Default" office:value-type="float" office:value="-401338.8785424" calcext:value-type="float">
            <text:p>-401338.8785424</text:p>
          </table:table-cell>
          <table:table-cell table:style-name="Default"/>
          <table:table-cell table:style-name="ce2"/>
          <table:table-cell table:formula="of:=[.O82]" office:value-type="string" office:string-value="b3lyp-d3" calcext:value-type="string">
            <text:p>b3lyp-d3</text:p>
          </table:table-cell>
          <table:table-cell table:formula="of:=[.P82]" office:value-type="float" office:value="-1309.5022565" calcext:value-type="float">
            <text:p>-1309.5022565</text:p>
          </table:table-cell>
          <table:table-cell table:style-name="Default" office:value-type="float" office:value="-200656.105932" calcext:value-type="float">
            <text:p>-200656.105932</text:p>
          </table:table-cell>
          <table:table-cell table:style-name="Default" office:value-type="float" office:value="-201967.0574645" calcext:value-type="float">
            <text:p>-201967.0574645</text:p>
          </table:table-cell>
          <table:table-cell table:style-name="Default" office:value-type="float" office:value="-401338.5009955" calcext:value-type="float">
            <text:p>-401338.500995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83]-[.Q83]-[.P83]-[.E$3]" office:value-type="float" office:value="0.436909454980651" calcext:value-type="float">
            <text:p>0.44</text:p>
          </table:table-cell>
          <table:table-cell table:style-name="ce26" table:formula="of:=[.S83]-2*[.Q83]-[.$F$3]" office:value-type="float" office:value="1.8965561799705" calcext:value-type="float">
            <text:p>1.90</text:p>
          </table:table-cell>
          <table:table-cell table:style-name="ce29" table:formula="of:=[.F83]-[.F45]" office:value-type="float" office:value="3.29326967004454" calcext:value-type="float">
            <text:p>3.29326967</text:p>
          </table:table-cell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83]-[.X83]-[.W83]" office:value-type="float" office:value="4.49223050000842" calcext:value-type="float">
            <text:p>4.49</text:p>
          </table:table-cell>
          <table:table-cell table:style-name="ce34" table:formula="of:=[.Z83]-2*[.X83]" office:value-type="float" office:value="-18.7408189999987" calcext:value-type="float">
            <text:p>-18.74</text:p>
          </table:table-cell>
          <table:table-cell table:style-name="ce26" table:formula="of:=[.K83]-[.K$3]" office:value-type="float" office:value="2.24070671998197" calcext:value-type="float">
            <text:p>2.24</text:p>
          </table:table-cell>
          <table:table-cell table:style-name="Default"/>
          <table:table-cell table:style-name="ce2"/>
          <table:table-cell office:value-type="string" calcext:value-type="string">
            <text:p>becke97-d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45.684298555" calcext:value-type="float">
            <text:p>-200645.684298555</text:p>
          </table:table-cell>
          <table:table-cell table:style-name="Default" office:value-type="float" office:value="-201964.8951027" calcext:value-type="float">
            <text:p>-201964.8951027</text:p>
          </table:table-cell>
          <table:table-cell table:style-name="Default" office:value-type="float" office:value="-401310.45356665" calcext:value-type="float">
            <text:p>-401310.45356665</text:p>
          </table:table-cell>
          <table:table-cell/>
          <table:table-cell table:style-name="ce2"/>
          <table:table-cell table:formula="of:=[.O83]" office:value-type="string" office:string-value="becke97-d" calcext:value-type="string">
            <text:p>becke97-d</text:p>
          </table:table-cell>
          <table:table-cell table:formula="of:=[.P83]" office:value-type="float" office:value="-1319.192977" calcext:value-type="float">
            <text:p>-1319.192977</text:p>
          </table:table-cell>
          <table:table-cell table:style-name="Default" office:value-type="float" office:value="-200645.4359" calcext:value-type="float">
            <text:p>-200645.4359</text:p>
          </table:table-cell>
          <table:table-cell table:style-name="Default" office:value-type="float" office:value="-201960.1366465" calcext:value-type="float">
            <text:p>-201960.1366465</text:p>
          </table:table-cell>
          <table:table-cell table:style-name="Default" office:value-type="float" office:value="-401309.612619" calcext:value-type="float">
            <text:p>-401309.612619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84]-[.Q84]-[.P84]-[.E$3]" office:value-type="float" office:value="0.377573154972652" calcext:value-type="float">
            <text:p>0.38</text:p>
          </table:table-cell>
          <table:table-cell table:style-name="ce26" table:formula="of:=[.S84]-2*[.Q84]-[.$F$3]" office:value-type="float" office:value="-3.13180142000783" calcext:value-type="float">
            <text:p>-3.13</text:p>
          </table:table-cell>
          <table:table-cell table:style-name="ce29" table:formula="of:=[.F84]-[.F46]" office:value-type="float" office:value="1.7679591900087" calcext:value-type="float">
            <text:p>1.76795919</text:p>
          </table:table-cell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84]-[.X84]-[.W84]" office:value-type="float" office:value="3.47353650000991" calcext:value-type="float">
            <text:p>3.47</text:p>
          </table:table-cell>
          <table:table-cell table:style-name="ce34" table:formula="of:=[.Z84]-2*[.X84]" office:value-type="float" office:value="-23.7712769999634" calcext:value-type="float">
            <text:p>-23.77</text:p>
          </table:table-cell>
          <table:table-cell table:style-name="ce26" table:formula="of:=[.K84]-[.K$3]" office:value-type="float" office:value="-2.78975127998274" calcext:value-type="float">
            <text:p>-2.79</text:p>
          </table:table-cell>
          <table:table-cell table:style-name="Default"/>
          <table:table-cell table:style-name="ce2"/>
          <table:table-cell office:value-type="string" calcext:value-type="string">
            <text:p>becke97-d-d3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45.781179505" calcext:value-type="float">
            <text:p>-200645.781179505</text:p>
          </table:table-cell>
          <table:table-cell table:style-name="Default" office:value-type="float" office:value="-201965.05131995" calcext:value-type="float">
            <text:p>-201965.05131995</text:p>
          </table:table-cell>
          <table:table-cell table:style-name="Default" office:value-type="float" office:value="-401315.67568615" calcext:value-type="float">
            <text:p>-401315.67568615</text:p>
          </table:table-cell>
          <table:table-cell/>
          <table:table-cell table:style-name="ce2"/>
          <table:table-cell table:formula="of:=[.O84]" office:value-type="string" office:string-value="becke97-d-d3" calcext:value-type="string">
            <text:p>becke97-d-d3</text:p>
          </table:table-cell>
          <table:table-cell table:formula="of:=[.P84]" office:value-type="float" office:value="-1319.192977" calcext:value-type="float">
            <text:p>-1319.192977</text:p>
          </table:table-cell>
          <table:table-cell table:style-name="Default" office:value-type="float" office:value="-200645.525167" calcext:value-type="float">
            <text:p>-200645.525167</text:p>
          </table:table-cell>
          <table:table-cell table:style-name="Default" office:value-type="float" office:value="-201961.2446075" calcext:value-type="float">
            <text:p>-201961.2446075</text:p>
          </table:table-cell>
          <table:table-cell table:style-name="Default" office:value-type="float" office:value="-401314.821611" calcext:value-type="float">
            <text:p>-401314.821611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85]-[.Q85]-[.P85]-[.E$3]" office:value-type="float" office:value="-0.0884005850339236" calcext:value-type="float">
            <text:p>-0.09</text:p>
          </table:table-cell>
          <table:table-cell table:style-name="ce26" table:formula="of:=[.S85]-2*[.Q85]-[.$F$3]" office:value-type="float" office:value="-3.30539948004298" calcext:value-type="float">
            <text:p>-3.31</text:p>
          </table:table-cell>
          <table:table-cell table:style-name="ce29" table:formula="of:=[.F85]-[.F47]" office:value-type="float" office:value="0.000262549961917102" calcext:value-type="float">
            <text:p>0.00026255</text:p>
          </table:table-cell>
          <table:table-cell table:style-name="ce16"/>
          <table:table-cell office:value-type="string" calcext:value-type="string">
            <text:p>bhlyp</text:p>
          </table:table-cell>
          <table:table-cell table:style-name="ce31" table:formula="of:=[.Y85]-[.X85]-[.W85]" office:value-type="float" office:value="-0.412203499987527" calcext:value-type="float">
            <text:p>-0.41</text:p>
          </table:table-cell>
          <table:table-cell table:style-name="ce34" table:formula="of:=[.Z85]-2*[.X85]" office:value-type="float" office:value="-24.3121299999766" calcext:value-type="float">
            <text:p>-24.31</text:p>
          </table:table-cell>
          <table:table-cell table:style-name="ce26" table:formula="of:=[.K85]-[.K$3]" office:value-type="float" office:value="-3.3306042799959" calcext:value-type="float">
            <text:p>-3.33</text:p>
          </table:table-cell>
          <table:table-cell table:style-name="Default"/>
          <table:table-cell table:style-name="ce2"/>
          <table:table-cell table:style-name="Default" office:value-type="string" calcext:value-type="string">
            <text:p>bhlyp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39.69734465" calcext:value-type="float">
            <text:p>-200639.69734465</text:p>
          </table:table-cell>
          <table:table-cell table:style-name="Default" office:value-type="float" office:value="-201949.170379335" calcext:value-type="float">
            <text:p>-201949.170379335</text:p>
          </table:table-cell>
          <table:table-cell table:style-name="Default" office:value-type="float" office:value="-401303.6816145" calcext:value-type="float">
            <text:p>-401303.6816145</text:p>
          </table:table-cell>
          <table:table-cell/>
          <table:table-cell table:style-name="ce2"/>
          <table:table-cell table:formula="of:=[.O85]" office:value-type="string" office:string-value="bhlyp" calcext:value-type="string">
            <text:p>bhlyp</text:p>
          </table:table-cell>
          <table:table-cell table:formula="of:=[.P85]" office:value-type="float" office:value="-1308.9298975" calcext:value-type="float">
            <text:p>-1308.9298975</text:p>
          </table:table-cell>
          <table:table-cell table:style-name="Default" office:value-type="float" office:value="-200639.313234" calcext:value-type="float">
            <text:p>-200639.313234</text:p>
          </table:table-cell>
          <table:table-cell table:style-name="Default" office:value-type="float" office:value="-201948.655335" calcext:value-type="float">
            <text:p>-201948.655335</text:p>
          </table:table-cell>
          <table:table-cell table:style-name="Default" office:value-type="float" office:value="-401302.938598" calcext:value-type="float">
            <text:p>-401302.938598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86]-[.Q86]-[.P86]-[.E$3]" office:value-type="float" office:value="-1.3689094450192" calcext:value-type="float">
            <text:p>-1.37</text:p>
          </table:table-cell>
          <table:table-cell table:style-name="ce26" table:formula="of:=[.S86]-2*[.Q86]-[.$F$3]" office:value-type="float" office:value="-5.74317623005481" calcext:value-type="float">
            <text:p>-5.74</text:p>
          </table:table-cell>
          <table:table-cell table:style-name="ce29" table:formula="of:=[.F86]-[.F48]" office:value-type="float" office:value="0.000262549961917102" calcext:value-type="float">
            <text:p>0.00026255</text:p>
          </table:table-cell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86]-[.X86]-[.W86]" office:value-type="float" office:value="-1.10533550000241" calcext:value-type="float">
            <text:p>-1.11</text:p>
          </table:table-cell>
          <table:table-cell table:style-name="ce34" table:formula="of:=[.Z86]-2*[.X86]" office:value-type="float" office:value="-26.7407175000408" calcext:value-type="float">
            <text:p>-26.74</text:p>
          </table:table-cell>
          <table:table-cell table:style-name="ce26" table:formula="of:=[.K86]-[.K$3]" office:value-type="float" office:value="-5.75919178006006" calcext:value-type="float">
            <text:p>-5.76</text:p>
          </table:table-cell>
          <table:table-cell table:style-name="Default"/>
          <table:table-cell table:style-name="ce2"/>
          <table:table-cell office:value-type="string" calcext:value-type="string">
            <text:p>bhlyp-d3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39.714804225" calcext:value-type="float">
            <text:p>-200639.714804225</text:p>
          </table:table-cell>
          <table:table-cell table:style-name="Default" office:value-type="float" office:value="-201950.46834777" calcext:value-type="float">
            <text:p>-201950.46834777</text:p>
          </table:table-cell>
          <table:table-cell table:style-name="Default" office:value-type="float" office:value="-401306.1543104" calcext:value-type="float">
            <text:p>-401306.1543104</text:p>
          </table:table-cell>
          <table:table-cell/>
          <table:table-cell table:style-name="ce2"/>
          <table:table-cell table:formula="of:=[.O86]" office:value-type="string" office:string-value="bhlyp-d3" calcext:value-type="string">
            <text:p>bhlyp-d3</text:p>
          </table:table-cell>
          <table:table-cell table:formula="of:=[.P86]" office:value-type="float" office:value="-1308.9298975" calcext:value-type="float">
            <text:p>-1308.9298975</text:p>
          </table:table-cell>
          <table:table-cell table:style-name="Default" office:value-type="float" office:value="-200639.328987" calcext:value-type="float">
            <text:p>-200639.328987</text:p>
          </table:table-cell>
          <table:table-cell table:style-name="Default" office:value-type="float" office:value="-201949.36422" calcext:value-type="float">
            <text:p>-201949.36422</text:p>
          </table:table-cell>
          <table:table-cell table:style-name="Default" office:value-type="float" office:value="-401305.3986915" calcext:value-type="float">
            <text:p>-401305.398691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87]-[.Q87]-[.P87]-[.E$3]" office:value-type="float" office:value="-0.816110420033738" calcext:value-type="float">
            <text:p>-0.82</text:p>
          </table:table-cell>
          <table:table-cell table:style-name="ce26" table:formula="of:=[.S87]-2*[.Q87]-[.$F$3]" office:value-type="float" office:value="-1.37255889002699" calcext:value-type="float">
            <text:p>-1.37</text:p>
          </table:table-cell>
          <table:table-cell table:style-name="ce29" table:formula="of:=[.F87]-[.F49]" office:value-type="float" office:value="-0.054820440011099" calcext:value-type="float">
            <text:p>-0.05482044</text:p>
          </table:table-cell>
          <table:table-cell table:style-name="ce16"/>
          <table:table-cell office:value-type="string" calcext:value-type="string">
            <text:p>blyp</text:p>
          </table:table-cell>
          <table:table-cell table:style-name="ce31" table:formula="of:=[.Y87]-[.X87]-[.W87]" office:value-type="float" office:value="-0.454211499989015" calcext:value-type="float">
            <text:p>-0.45</text:p>
          </table:table-cell>
          <table:table-cell table:style-name="ce34" table:formula="of:=[.Z87]-2*[.X87]" office:value-type="float" office:value="-22.1487179999822" calcext:value-type="float">
            <text:p>-22.15</text:p>
          </table:table-cell>
          <table:table-cell table:style-name="ce26" table:formula="of:=[.K87]-[.K$3]" office:value-type="float" office:value="-1.16719228000147" calcext:value-type="float">
            <text:p>-1.17</text:p>
          </table:table-cell>
          <table:table-cell table:style-name="Default"/>
          <table:table-cell table:style-name="ce2"/>
          <table:table-cell office:value-type="string" calcext:value-type="string">
            <text:p>blyp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07.60758247" calcext:value-type="float">
            <text:p>-200707.60758247</text:p>
          </table:table-cell>
          <table:table-cell table:style-name="Default" office:value-type="float" office:value="-202015.20645649" calcext:value-type="float">
            <text:p>-202015.20645649</text:p>
          </table:table-cell>
          <table:table-cell table:style-name="Default" office:value-type="float" office:value="-401437.56924955" calcext:value-type="float">
            <text:p>-401437.56924955</text:p>
          </table:table-cell>
          <table:table-cell/>
          <table:table-cell table:style-name="ce2"/>
          <table:table-cell table:formula="of:=[.O87]" office:value-type="string" office:string-value="blyp" calcext:value-type="string">
            <text:p>blyp</text:p>
          </table:table-cell>
          <table:table-cell table:formula="of:=[.P87]" office:value-type="float" office:value="-1306.328027" calcext:value-type="float">
            <text:p>-1306.328027</text:p>
          </table:table-cell>
          <table:table-cell table:style-name="Default" office:value-type="float" office:value="-200706.631054" calcext:value-type="float">
            <text:p>-200706.631054</text:p>
          </table:table-cell>
          <table:table-cell table:style-name="Default" office:value-type="float" office:value="-202013.4132925" calcext:value-type="float">
            <text:p>-202013.4132925</text:p>
          </table:table-cell>
          <table:table-cell table:style-name="Default" office:value-type="float" office:value="-401435.410826" calcext:value-type="float">
            <text:p>-401435.410826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88]-[.Q88]-[.P88]-[.E$3]" office:value-type="float" office:value="-4.3536828650324" calcext:value-type="float">
            <text:p>-4.35</text:p>
          </table:table-cell>
          <table:table-cell table:style-name="ce26" table:formula="of:=[.S88]-2*[.Q88]-[.$F$3]" office:value-type="float" office:value="-5.11289869999746" calcext:value-type="float">
            <text:p>-5.11</text:p>
          </table:table-cell>
          <table:table-cell table:style-name="ce29" table:formula="of:=[.F88]-[.F50]" office:value-type="float" office:value="-0.0837009400129318" calcext:value-type="float">
            <text:p>-0.08370094</text:p>
          </table:table-cell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88]-[.X88]-[.W88]" office:value-type="float" office:value="-1.6199334999942" calcext:value-type="float">
            <text:p>-1.62</text:p>
          </table:table-cell>
          <table:table-cell table:style-name="ce34" table:formula="of:=[.Z88]-2*[.X88]" office:value-type="float" office:value="-25.8874300000025" calcext:value-type="float">
            <text:p>-25.89</text:p>
          </table:table-cell>
          <table:table-cell table:style-name="ce26" table:formula="of:=[.K88]-[.K$3]" office:value-type="float" office:value="-4.90590428002179" calcext:value-type="float">
            <text:p>-4.91</text:p>
          </table:table-cell>
          <table:table-cell table:style-name="Default"/>
          <table:table-cell table:style-name="ce2"/>
          <table:table-cell office:value-type="string" calcext:value-type="string">
            <text:p>blyp-d3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07.635386515" calcext:value-type="float">
            <text:p>-200707.635386515</text:p>
          </table:table-cell>
          <table:table-cell table:style-name="Default" office:value-type="float" office:value="-202018.77183298" calcext:value-type="float">
            <text:p>-202018.77183298</text:p>
          </table:table-cell>
          <table:table-cell table:style-name="Default" office:value-type="float" office:value="-401441.36519745" calcext:value-type="float">
            <text:p>-401441.36519745</text:p>
          </table:table-cell>
          <table:table-cell/>
          <table:table-cell table:style-name="ce2"/>
          <table:table-cell table:formula="of:=[.O88]" office:value-type="string" office:string-value="blyp-d3" calcext:value-type="string">
            <text:p>blyp-d3</text:p>
          </table:table-cell>
          <table:table-cell table:formula="of:=[.P88]" office:value-type="float" office:value="-1306.328027" calcext:value-type="float">
            <text:p>-1306.328027</text:p>
          </table:table-cell>
          <table:table-cell table:style-name="Default" office:value-type="float" office:value="-200706.6546835" calcext:value-type="float">
            <text:p>-200706.6546835</text:p>
          </table:table-cell>
          <table:table-cell table:style-name="Default" office:value-type="float" office:value="-202014.602644" calcext:value-type="float">
            <text:p>-202014.602644</text:p>
          </table:table-cell>
          <table:table-cell table:style-name="Default" office:value-type="float" office:value="-401439.196797" calcext:value-type="float">
            <text:p>-401439.196797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89]-[.Q89]-[.P89]-[.E$3]" office:value-type="float" office:value="-3.01635818501222" calcext:value-type="float">
            <text:p>-3.02</text:p>
          </table:table-cell>
          <table:table-cell table:style-name="ce26" table:formula="of:=[.S89]-2*[.Q89]-[.$F$3]" office:value-type="float" office:value="-1.28423707000911" calcext:value-type="float">
            <text:p>-1.28</text:p>
          </table:table-cell>
          <table:table-cell table:style-name="ce29" table:formula="of:=[.F89]-[.F51]" office:value-type="float" office:value="-0.00120772997615859" calcext:value-type="float">
            <text:p>-0.00120773</text:p>
          </table:table-cell>
          <table:table-cell table:style-name="ce16"/>
          <table:table-cell office:value-type="string" calcext:value-type="string">
            <text:p>bp86</text:p>
          </table:table-cell>
          <table:table-cell table:style-name="ce31" table:formula="of:=[.Y89]-[.X89]-[.W89]" office:value-type="float" office:value="-0.357067999977062" calcext:value-type="float">
            <text:p>-0.36</text:p>
          </table:table-cell>
          <table:table-cell table:style-name="ce34" table:formula="of:=[.Z89]-2*[.X89]" office:value-type="float" office:value="-21.8940444999607" calcext:value-type="float">
            <text:p>-21.89</text:p>
          </table:table-cell>
          <table:table-cell table:style-name="ce26" table:formula="of:=[.K89]-[.K$3]" office:value-type="float" office:value="-0.912518779980019" calcext:value-type="float">
            <text:p>-0.91</text:p>
          </table:table-cell>
          <table:table-cell table:style-name="Default"/>
          <table:table-cell table:style-name="ce2"/>
          <table:table-cell office:value-type="string" calcext:value-type="string">
            <text:p>bp86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65.10030888" calcext:value-type="float">
            <text:p>-200765.10030888</text:p>
          </table:table-cell>
          <table:table-cell table:style-name="Default" office:value-type="float" office:value="-202080.896072665" calcext:value-type="float">
            <text:p>-202080.896072665</text:p>
          </table:table-cell>
          <table:table-cell table:style-name="Default" office:value-type="float" office:value="-401552.46638055" calcext:value-type="float">
            <text:p>-401552.46638055</text:p>
          </table:table-cell>
          <table:table-cell/>
          <table:table-cell table:style-name="ce2"/>
          <table:table-cell table:formula="of:=[.O89]" office:value-type="string" office:string-value="bp86" calcext:value-type="string">
            <text:p>bp86</text:p>
          </table:table-cell>
          <table:table-cell table:formula="of:=[.P89]" office:value-type="float" office:value="-1312.324669" calcext:value-type="float">
            <text:p>-1312.324669</text:p>
          </table:table-cell>
          <table:table-cell table:style-name="Default" office:value-type="float" office:value="-200764.3421695" calcext:value-type="float">
            <text:p>-200764.3421695</text:p>
          </table:table-cell>
          <table:table-cell table:style-name="Default" office:value-type="float" office:value="-202077.0239065" calcext:value-type="float">
            <text:p>-202077.0239065</text:p>
          </table:table-cell>
          <table:table-cell table:style-name="Default" office:value-type="float" office:value="-401550.5783835" calcext:value-type="float">
            <text:p>-401550.578383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90]-[.Q90]-[.P90]-[.E$3]" office:value-type="float" office:value="-6.02930322001907" calcext:value-type="float">
            <text:p>-6.03</text:p>
          </table:table-cell>
          <table:table-cell table:style-name="ce26" table:formula="of:=[.S90]-2*[.Q90]-[.$F$3]" office:value-type="float" office:value="-4.78654905001167" calcext:value-type="float">
            <text:p>-4.79</text:p>
          </table:table-cell>
          <table:table-cell table:style-name="ce29" table:formula="of:=[.F90]-[.F52]" office:value-type="float" office:value="0.000367570028174669" calcext:value-type="float">
            <text:p>0.00036757</text:p>
          </table:table-cell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90]-[.X90]-[.W90]" office:value-type="float" office:value="-1.48340750001944" calcext:value-type="float">
            <text:p>-1.48</text:p>
          </table:table-cell>
          <table:table-cell table:style-name="ce34" table:formula="of:=[.Z90]-2*[.X90]" office:value-type="float" office:value="-25.3570790000376" calcext:value-type="float">
            <text:p>-25.36</text:p>
          </table:table-cell>
          <table:table-cell table:style-name="ce26" table:formula="of:=[.K90]-[.K$3]" office:value-type="float" office:value="-4.37555328005692" calcext:value-type="float">
            <text:p>-4.38</text:p>
          </table:table-cell>
          <table:table-cell table:style-name="Default"/>
          <table:table-cell table:style-name="ce2"/>
          <table:table-cell office:value-type="string" calcext:value-type="string">
            <text:p>bp86-d3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65.12530364" calcext:value-type="float">
            <text:p>-200765.12530364</text:p>
          </table:table-cell>
          <table:table-cell table:style-name="Default" office:value-type="float" office:value="-202083.93401246" calcext:value-type="float">
            <text:p>-202083.93401246</text:p>
          </table:table-cell>
          <table:table-cell table:style-name="Default" office:value-type="float" office:value="-401556.01868205" calcext:value-type="float">
            <text:p>-401556.01868205</text:p>
          </table:table-cell>
          <table:table-cell/>
          <table:table-cell table:style-name="ce2"/>
          <table:table-cell table:formula="of:=[.O90]" office:value-type="string" office:string-value="bp86-d3" calcext:value-type="string">
            <text:p>bp86-d3</text:p>
          </table:table-cell>
          <table:table-cell table:formula="of:=[.P90]" office:value-type="float" office:value="-1312.324669" calcext:value-type="float">
            <text:p>-1312.324669</text:p>
          </table:table-cell>
          <table:table-cell table:style-name="Default" office:value-type="float" office:value="-200764.3631735" calcext:value-type="float">
            <text:p>-200764.3631735</text:p>
          </table:table-cell>
          <table:table-cell table:style-name="Default" office:value-type="float" office:value="-202078.17125" calcext:value-type="float">
            <text:p>-202078.17125</text:p>
          </table:table-cell>
          <table:table-cell table:style-name="Default" office:value-type="float" office:value="-401554.083426" calcext:value-type="float">
            <text:p>-401554.083426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91]-[.Q91]-[.P91]-[.E$3]" office:value-type="float" office:value="-0.0386211050251859" calcext:value-type="float">
            <text:p>-0.04</text:p>
          </table:table-cell>
          <table:table-cell table:style-name="ce26" table:formula="of:=[.S91]-2*[.Q91]-[.$F$3]" office:value-type="float" office:value="-3.78219028003514" calcext:value-type="float">
            <text:p>-3.78</text:p>
          </table:table-cell>
          <table:table-cell table:style-name="ce29" table:formula="of:=[.F91]-[.F53]" office:value-type="float" office:value="0.000210040016099811" calcext:value-type="float">
            <text:p>0.00021004</text:p>
          </table:table-cell>
          <table:table-cell table:style-name="ce18"/>
          <table:table-cell office:value-type="string" calcext:value-type="string">
            <text:p>pbe0</text:p>
          </table:table-cell>
          <table:table-cell table:style-name="ce31" table:formula="of:=[.Y91]-[.X91]-[.W91]" office:value-type="float" office:value="-0.475215500009654" calcext:value-type="float">
            <text:p>-0.48</text:p>
          </table:table-cell>
          <table:table-cell table:style-name="ce34" table:formula="of:=[.Z91]-2*[.X91]" office:value-type="float" office:value="-24.6691980000469" calcext:value-type="float">
            <text:p>-24.67</text:p>
          </table:table-cell>
          <table:table-cell table:style-name="ce26" table:formula="of:=[.K91]-[.K$3]" office:value-type="float" office:value="-3.68767228006618" calcext:value-type="float">
            <text:p>-3.69</text:p>
          </table:table-cell>
          <table:table-cell table:style-name="Default"/>
          <table:table-cell table:style-name="ce2"/>
          <table:table-cell office:value-type="string" calcext:value-type="string">
            <text:p>pbe0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28.6814903" calcext:value-type="float">
            <text:p>-200528.6814903</text:p>
          </table:table-cell>
          <table:table-cell table:style-name="Default" office:value-type="float" office:value="-201844.644866005" calcext:value-type="float">
            <text:p>-201844.644866005</text:p>
          </table:table-cell>
          <table:table-cell table:style-name="Default" office:value-type="float" office:value="-401082.1266966" calcext:value-type="float">
            <text:p>-401082.1266966</text:p>
          </table:table-cell>
          <table:table-cell/>
          <table:table-cell table:style-name="ce2"/>
          <table:table-cell table:formula="of:=[.O91]" office:value-type="string" office:string-value="pbe0" calcext:value-type="string">
            <text:p>pbe0</text:p>
          </table:table-cell>
          <table:table-cell table:formula="of:=[.P91]" office:value-type="float" office:value="-1315.470018" calcext:value-type="float">
            <text:p>-1315.470018</text:p>
          </table:table-cell>
          <table:table-cell table:style-name="Default" office:value-type="float" office:value="-200528.6457835" calcext:value-type="float">
            <text:p>-200528.6457835</text:p>
          </table:table-cell>
          <table:table-cell table:style-name="Default" office:value-type="float" office:value="-201844.591017" calcext:value-type="float">
            <text:p>-201844.591017</text:p>
          </table:table-cell>
          <table:table-cell table:style-name="Default" office:value-type="float" office:value="-401081.960765" calcext:value-type="float">
            <text:p>-401081.96076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92]-[.Q92]-[.P92]-[.E$3]" office:value-type="float" office:value="-0.891934860007268" calcext:value-type="float">
            <text:p>-0.89</text:p>
          </table:table-cell>
          <table:table-cell table:style-name="ce26" table:formula="of:=[.S92]-2*[.Q92]-[.$F$3]" office:value-type="float" office:value="-5.74286117003066" calcext:value-type="float">
            <text:p>-5.74</text:p>
          </table:table-cell>
          <table:table-cell table:style-name="ce29" table:formula="of:=[.F92]-[.F54]" office:value-type="float" office:value="0.000262549961917102" calcext:value-type="float">
            <text:p>0.00026255</text:p>
          </table:table-cell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92]-[.X92]-[.W92]" office:value-type="float" office:value="-1.18672600000718" calcext:value-type="float">
            <text:p>-1.19</text:p>
          </table:table-cell>
          <table:table-cell table:style-name="ce34" table:formula="of:=[.Z92]-2*[.X92]" office:value-type="float" office:value="-26.5989405" calcext:value-type="float">
            <text:p>-26.60</text:p>
          </table:table-cell>
          <table:table-cell table:style-name="ce26" table:formula="of:=[.K92]-[.K$3]" office:value-type="float" office:value="-5.61741478001932" calcext:value-type="float">
            <text:p>-5.62</text:p>
          </table:table-cell>
          <table:table-cell table:style-name="Default"/>
          <table:table-cell table:style-name="ce2"/>
          <table:table-cell office:value-type="string" calcext:value-type="string">
            <text:p>pbe0-d3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28.69346258" calcext:value-type="float">
            <text:p>-200528.69346258</text:p>
          </table:table-cell>
          <table:table-cell table:style-name="Default" office:value-type="float" office:value="-201845.51015204" calcext:value-type="float">
            <text:p>-201845.51015204</text:p>
          </table:table-cell>
          <table:table-cell table:style-name="Default" office:value-type="float" office:value="-401084.11131205" calcext:value-type="float">
            <text:p>-401084.11131205</text:p>
          </table:table-cell>
          <table:table-cell/>
          <table:table-cell table:style-name="ce2"/>
          <table:table-cell table:formula="of:=[.O92]" office:value-type="string" office:string-value="pbe0-d3" calcext:value-type="string">
            <text:p>pbe0-d3</text:p>
          </table:table-cell>
          <table:table-cell table:formula="of:=[.P92]" office:value-type="float" office:value="-1315.470018" calcext:value-type="float">
            <text:p>-1315.470018</text:p>
          </table:table-cell>
          <table:table-cell table:style-name="Default" office:value-type="float" office:value="-200528.658911" calcext:value-type="float">
            <text:p>-200528.658911</text:p>
          </table:table-cell>
          <table:table-cell table:style-name="Default" office:value-type="float" office:value="-201845.315655" calcext:value-type="float">
            <text:p>-201845.315655</text:p>
          </table:table-cell>
          <table:table-cell table:style-name="Default" office:value-type="float" office:value="-401083.9167625" calcext:value-type="float">
            <text:p>-401083.916762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93]-[.Q93]-[.P93]-[.E$3]" office:value-type="float" office:value="-0.492097465001962" calcext:value-type="float">
            <text:p>-0.49</text:p>
          </table:table-cell>
          <table:table-cell table:style-name="ce26" table:formula="of:=[.S93]-2*[.Q93]-[.$F$3]" office:value-type="float" office:value="-4.94890997000039" calcext:value-type="float">
            <text:p>-4.95</text:p>
          </table:table-cell>
          <table:table-cell table:style-name="ce29" table:formula="of:=[.F93]-[.F55]" office:value-type="float" office:value="0.000735139998141676" calcext:value-type="float">
            <text:p>0.00073514</text:p>
          </table:table-cell>
          <table:table-cell table:style-name="ce18"/>
          <table:table-cell office:value-type="string" calcext:value-type="string">
            <text:p>pbe96</text:p>
          </table:table-cell>
          <table:table-cell table:style-name="ce31" table:formula="of:=[.Y93]-[.X93]-[.W93]" office:value-type="float" office:value="-0.845411000005697" calcext:value-type="float">
            <text:p>-0.85</text:p>
          </table:table-cell>
          <table:table-cell table:style-name="ce34" table:formula="of:=[.Z93]-2*[.X93]" office:value-type="float" office:value="-25.5434895000071" calcext:value-type="float">
            <text:p>-25.54</text:p>
          </table:table-cell>
          <table:table-cell table:style-name="ce26" table:formula="of:=[.K93]-[.K$3]" office:value-type="float" office:value="-4.56196378002642" calcext:value-type="float">
            <text:p>-4.56</text:p>
          </table:table-cell>
          <table:table-cell table:style-name="Default"/>
          <table:table-cell table:style-name="ce2"/>
          <table:table-cell office:value-type="string" calcext:value-type="string">
            <text:p>pbe96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27.538111305" calcext:value-type="float">
            <text:p>-200527.538111305</text:p>
          </table:table-cell>
          <table:table-cell table:style-name="Default" office:value-type="float" office:value="-201840.22937887" calcext:value-type="float">
            <text:p>-201840.22937887</text:p>
          </table:table-cell>
          <table:table-cell table:style-name="Default" office:value-type="float" office:value="-401081.0066583" calcext:value-type="float">
            <text:p>-401081.0066583</text:p>
          </table:table-cell>
          <table:table-cell/>
          <table:table-cell table:style-name="ce2"/>
          <table:table-cell table:formula="of:=[.O93]" office:value-type="string" office:string-value="pbe96" calcext:value-type="string">
            <text:p>pbe96</text:p>
          </table:table-cell>
          <table:table-cell table:formula="of:=[.P93]" office:value-type="float" office:value="-1311.7444335" calcext:value-type="float">
            <text:p>-1311.7444335</text:p>
          </table:table-cell>
          <table:table-cell table:style-name="Default" office:value-type="float" office:value="-200526.8079335" calcext:value-type="float">
            <text:p>-200526.8079335</text:p>
          </table:table-cell>
          <table:table-cell table:style-name="Default" office:value-type="float" office:value="-201839.397778" calcext:value-type="float">
            <text:p>-201839.397778</text:p>
          </table:table-cell>
          <table:table-cell table:style-name="Default" office:value-type="float" office:value="-401079.1593565" calcext:value-type="float">
            <text:p>-401079.159356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94]-[.Q94]-[.P94]-[.E$3]" office:value-type="float" office:value="-1.53127036502769" calcext:value-type="float">
            <text:p>-1.53</text:p>
          </table:table-cell>
          <table:table-cell table:style-name="ce26" table:formula="of:=[.S94]-2*[.Q94]-[.$F$3]" office:value-type="float" office:value="-6.80555854999693" calcext:value-type="float">
            <text:p>-6.81</text:p>
          </table:table-cell>
          <table:table-cell table:style-name="ce29" table:formula="of:=[.F94]-[.F56]" office:value-type="float" office:value="-0.0000525099458172917" calcext:value-type="float">
            <text:p>-5.25099458172917E-005</text:p>
          </table:table-cell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94]-[.X94]-[.W94]" office:value-type="float" office:value="-1.60418050001681" calcext:value-type="float">
            <text:p>-1.60</text:p>
          </table:table-cell>
          <table:table-cell table:style-name="ce34" table:formula="of:=[.Z94]-2*[.X94]" office:value-type="float" office:value="-27.3629610000062" calcext:value-type="float">
            <text:p>-27.36</text:p>
          </table:table-cell>
          <table:table-cell table:style-name="ce26" table:formula="of:=[.K94]-[.K$3]" office:value-type="float" office:value="-6.38143528002547" calcext:value-type="float">
            <text:p>-6.38</text:p>
          </table:table-cell>
          <table:table-cell table:style-name="Default"/>
          <table:table-cell table:style-name="ce2"/>
          <table:table-cell office:value-type="string" calcext:value-type="string">
            <text:p>pbe96-d3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27.548665815" calcext:value-type="float">
            <text:p>-200527.548665815</text:p>
          </table:table-cell>
          <table:table-cell table:style-name="Default" office:value-type="float" office:value="-201841.27910628" calcext:value-type="float">
            <text:p>-201841.27910628</text:p>
          </table:table-cell>
          <table:table-cell table:style-name="Default" office:value-type="float" office:value="-401082.8844159" calcext:value-type="float">
            <text:p>-401082.8844159</text:p>
          </table:table-cell>
          <table:table-cell/>
          <table:table-cell table:style-name="ce2"/>
          <table:table-cell table:formula="of:=[.O94]" office:value-type="string" office:string-value="pbe96-d3" calcext:value-type="string">
            <text:p>pbe96-d3</text:p>
          </table:table-cell>
          <table:table-cell table:formula="of:=[.P94]" office:value-type="float" office:value="-1311.7444335" calcext:value-type="float">
            <text:p>-1311.7444335</text:p>
          </table:table-cell>
          <table:table-cell table:style-name="Default" office:value-type="float" office:value="-200526.8184355" calcext:value-type="float">
            <text:p>-200526.8184355</text:p>
          </table:table-cell>
          <table:table-cell table:style-name="Default" office:value-type="float" office:value="-201840.1670495" calcext:value-type="float">
            <text:p>-201840.1670495</text:p>
          </table:table-cell>
          <table:table-cell table:style-name="Default" office:value-type="float" office:value="-401080.999832" calcext:value-type="float">
            <text:p>-401080.999832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95]-[.Q95]-[.P95]-[.E$3]" office:value-type="float" office:value="-8.71750016003284" calcext:value-type="float">
            <text:p>-8.72</text:p>
          </table:table-cell>
          <table:table-cell table:style-name="ce26" table:formula="of:=[.S95]-2*[.Q95]-[.$F$3]" office:value-type="float" office:value="-2.23566576006124" calcext:value-type="float">
            <text:p>-2.24</text:p>
          </table:table-cell>
          <table:table-cell table:style-name="ce29" table:formula="of:=[.F95]-[.F57]" office:value-type="float" office:value="-0.000420080032199621" calcext:value-type="float">
            <text:p>-0.00042008</text:p>
          </table:table-cell>
          <table:table-cell table:style-name="ce18"/>
          <table:table-cell office:value-type="string" calcext:value-type="string">
            <text:p>tpss</text:p>
          </table:table-cell>
          <table:table-cell table:style-name="ce31" table:formula="of:=[.Y95]-[.X95]-[.W95]" office:value-type="float" office:value="-0.231043999995109" calcext:value-type="float">
            <text:p>-0.23</text:p>
          </table:table-cell>
          <table:table-cell table:style-name="ce34" table:formula="of:=[.Z95]-2*[.X95]" office:value-type="float" office:value="-22.9626230000285" calcext:value-type="float">
            <text:p>-22.96</text:p>
          </table:table-cell>
          <table:table-cell table:style-name="ce26" table:formula="of:=[.K95]-[.K$3]" office:value-type="float" office:value="-1.98109728004783" calcext:value-type="float">
            <text:p>-1.98</text:p>
          </table:table-cell>
          <table:table-cell table:style-name="Default"/>
          <table:table-cell table:style-name="ce2"/>
          <table:table-cell office:value-type="string" calcext:value-type="string">
            <text:p>tpss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56.58439461" calcext:value-type="float">
            <text:p>-200756.58439461</text:p>
          </table:table-cell>
          <table:table-cell table:style-name="Default" office:value-type="float" office:value="-202078.15743987" calcext:value-type="float">
            <text:p>-202078.15743987</text:p>
          </table:table-cell>
          <table:table-cell table:style-name="Default" office:value-type="float" office:value="-401536.3859807" calcext:value-type="float">
            <text:p>-401536.3859807</text:p>
          </table:table-cell>
          <table:table-cell/>
          <table:table-cell table:style-name="ce2"/>
          <table:table-cell table:formula="of:=[.O95]" office:value-type="string" office:string-value="tpss" calcext:value-type="string">
            <text:p>tpss</text:p>
          </table:table-cell>
          <table:table-cell table:formula="of:=[.P95]" office:value-type="float" office:value="-1312.4008085" calcext:value-type="float">
            <text:p>-1312.4008085</text:p>
          </table:table-cell>
          <table:table-cell table:style-name="Default" office:value-type="float" office:value="-200756.0455895" calcext:value-type="float">
            <text:p>-200756.0455895</text:p>
          </table:table-cell>
          <table:table-cell table:style-name="Default" office:value-type="float" office:value="-202068.677442" calcext:value-type="float">
            <text:p>-202068.677442</text:p>
          </table:table-cell>
          <table:table-cell table:style-name="Default" office:value-type="float" office:value="-401535.053802" calcext:value-type="float">
            <text:p>-401535.053802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96]-[.Q96]-[.P96]-[.E$3]" office:value-type="float" office:value="-10.4069043900156" calcext:value-type="float">
            <text:p>-10.41</text:p>
          </table:table-cell>
          <table:table-cell table:style-name="ce26" table:formula="of:=[.S96]-2*[.Q96]-[.$F$3]" office:value-type="float" office:value="-4.80214452004293" calcext:value-type="float">
            <text:p>-4.80</text:p>
          </table:table-cell>
          <table:table-cell table:style-name="ce29" table:formula="of:=[.F96]-[.F58]" office:value-type="float" office:value="-0.00120773003436625" calcext:value-type="float">
            <text:p>-0.00120773</text:p>
          </table:table-cell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96]-[.X96]-[.W96]" office:value-type="float" office:value="-1.17097299998068" calcext:value-type="float">
            <text:p>-1.17</text:p>
          </table:table-cell>
          <table:table-cell table:style-name="ce34" table:formula="of:=[.Z96]-2*[.X96]" office:value-type="float" office:value="-25.5014814999886" calcext:value-type="float">
            <text:p>-25.50</text:p>
          </table:table-cell>
          <table:table-cell table:style-name="ce26" table:formula="of:=[.K96]-[.K$3]" office:value-type="float" office:value="-4.51995578000788" calcext:value-type="float">
            <text:p>-4.52</text:p>
          </table:table-cell>
          <table:table-cell table:style-name="Default"/>
          <table:table-cell table:style-name="ce2"/>
          <table:table-cell office:value-type="string" calcext:value-type="string">
            <text:p>tpss-d3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56.60077773" calcext:value-type="float">
            <text:p>-200756.60077773</text:p>
          </table:table-cell>
          <table:table-cell table:style-name="Default" office:value-type="float" office:value="-202079.86322722" calcext:value-type="float">
            <text:p>-202079.86322722</text:p>
          </table:table-cell>
          <table:table-cell table:style-name="Default" office:value-type="float" office:value="-401538.9852257" calcext:value-type="float">
            <text:p>-401538.9852257</text:p>
          </table:table-cell>
          <table:table-cell/>
          <table:table-cell table:style-name="ce2"/>
          <table:table-cell table:formula="of:=[.O96]" office:value-type="string" office:string-value="tpss-d3" calcext:value-type="string">
            <text:p>tpss-d3</text:p>
          </table:table-cell>
          <table:table-cell table:formula="of:=[.P96]" office:value-type="float" office:value="-1312.4008085" calcext:value-type="float">
            <text:p>-1312.4008085</text:p>
          </table:table-cell>
          <table:table-cell table:style-name="Default" office:value-type="float" office:value="-200756.058717" calcext:value-type="float">
            <text:p>-200756.058717</text:p>
          </table:table-cell>
          <table:table-cell table:style-name="Default" office:value-type="float" office:value="-202069.6304985" calcext:value-type="float">
            <text:p>-202069.6304985</text:p>
          </table:table-cell>
          <table:table-cell table:style-name="Default" office:value-type="float" office:value="-401537.6189155" calcext:value-type="float">
            <text:p>-401537.6189155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97]-[.Q97]-[.P97]-[.E$3]" office:value-type="float" office:value="-6.51499446501612" calcext:value-type="float">
            <text:p>-6.51</text:p>
          </table:table-cell>
          <table:table-cell table:style-name="ce26" table:formula="of:=[.S97]-2*[.Q97]-[.$F$3]" office:value-type="float" office:value="-2.05587152001681" calcext:value-type="float">
            <text:p>-2.06</text:p>
          </table:table-cell>
          <table:table-cell table:style-name="ce29" table:formula="of:=[.F97]-[.F59]" office:value-type="float" office:value="0.000262549961917102" calcext:value-type="float">
            <text:p>0.00026255</text:p>
          </table:table-cell>
          <table:table-cell table:style-name="ce18"/>
          <table:table-cell office:value-type="string" calcext:value-type="string">
            <text:p>tpssh</text:p>
          </table:table-cell>
          <table:table-cell table:style-name="ce31" table:formula="of:=[.Y97]-[.X97]-[.W97]" office:value-type="float" office:value="-0.388573999997561" calcext:value-type="float">
            <text:p>-0.39</text:p>
          </table:table-cell>
          <table:table-cell table:style-name="ce34" table:formula="of:=[.Z97]-2*[.X97]" office:value-type="float" office:value="-22.8943599999766" calcext:value-type="float">
            <text:p>-22.89</text:p>
          </table:table-cell>
          <table:table-cell table:style-name="ce26" table:formula="of:=[.K97]-[.K$3]" office:value-type="float" office:value="-1.91283427999588" calcext:value-type="float">
            <text:p>-1.91</text:p>
          </table:table-cell>
          <table:table-cell table:style-name="Default"/>
          <table:table-cell table:style-name="ce2"/>
          <table:table-cell office:value-type="string" calcext:value-type="string">
            <text:p>tpssh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34.47385138" calcext:value-type="float">
            <text:p>-200734.47385138</text:p>
          </table:table-cell>
          <table:table-cell table:style-name="Default" office:value-type="float" office:value="-202053.807633945" calcext:value-type="float">
            <text:p>-202053.807633945</text:p>
          </table:table-cell>
          <table:table-cell table:style-name="Default" office:value-type="float" office:value="-401491.9851" calcext:value-type="float">
            <text:p>-401491.9851</text:p>
          </table:table-cell>
          <table:table-cell/>
          <table:table-cell table:style-name="ce2"/>
          <table:table-cell table:formula="of:=[.O97]" office:value-type="string" office:string-value="tpssh" calcext:value-type="string">
            <text:p>tpssh</text:p>
          </table:table-cell>
          <table:table-cell table:formula="of:=[.P97]" office:value-type="float" office:value="-1312.3640515" calcext:value-type="float">
            <text:p>-1312.3640515</text:p>
          </table:table-cell>
          <table:table-cell table:style-name="Default" office:value-type="float" office:value="-200734.2749435" calcext:value-type="float">
            <text:p>-200734.2749435</text:p>
          </table:table-cell>
          <table:table-cell table:style-name="Default" office:value-type="float" office:value="-202047.027569" calcext:value-type="float">
            <text:p>-202047.027569</text:p>
          </table:table-cell>
          <table:table-cell table:style-name="Default" office:value-type="float" office:value="-401491.444247" calcext:value-type="float">
            <text:p>-401491.444247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98]-[.Q98]-[.P98]-[.E$3]" office:value-type="float" office:value="-8.29489968000917" calcext:value-type="float">
            <text:p>-8.29</text:p>
          </table:table-cell>
          <table:table-cell table:style-name="ce26" table:formula="of:=[.S98]-2*[.Q98]-[.$F$3]" office:value-type="float" office:value="-4.57624650001526" calcext:value-type="float">
            <text:p>-4.58</text:p>
          </table:table-cell>
          <table:table-cell table:style-name="ce29" table:formula="of:=[.F98]-[.F60]" office:value-type="float" office:value="-0.000262549961917102" calcext:value-type="float">
            <text:p>-0.00026255</text:p>
          </table:table-cell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98]-[.X98]-[.W98]" office:value-type="float" office:value="-1.27599300000361" calcext:value-type="float">
            <text:p>-1.28</text:p>
          </table:table-cell>
          <table:table-cell table:style-name="ce35" table:formula="of:=[.Z98]-2*[.X98]" office:value-type="float" office:value="-25.3833340000128" calcext:value-type="float">
            <text:p>-25.38</text:p>
          </table:table-cell>
          <table:table-cell table:style-name="ce26" table:formula="of:=[.K98]-[.K$3]" office:value-type="float" office:value="-4.40180828003213" calcext:value-type="float">
            <text:p>-4.40</text:p>
          </table:table-cell>
          <table:table-cell table:style-name="Default"/>
          <table:table-cell table:style-name="ce2"/>
          <table:table-cell office:value-type="string" calcext:value-type="string">
            <text:p>tpssh-d3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34.490313265" calcext:value-type="float">
            <text:p>-200734.490313265</text:p>
          </table:table-cell>
          <table:table-cell table:style-name="Default" office:value-type="float" office:value="-202055.604001045" calcext:value-type="float">
            <text:p>-202055.604001045</text:p>
          </table:table-cell>
          <table:table-cell table:style-name="Default" office:value-type="float" office:value="-401494.53839875" calcext:value-type="float">
            <text:p>-401494.53839875</text:p>
          </table:table-cell>
          <table:table-cell/>
          <table:table-cell table:style-name="ce2"/>
          <table:table-cell table:formula="of:=[.O98]" office:value-type="string" office:string-value="tpssh-d3" calcext:value-type="string">
            <text:p>tpssh-d3</text:p>
          </table:table-cell>
          <table:table-cell table:formula="of:=[.P98]" office:value-type="float" office:value="-1312.3640515" calcext:value-type="float">
            <text:p>-1312.3640515</text:p>
          </table:table-cell>
          <table:table-cell table:style-name="Default" office:value-type="float" office:value="-200734.2906965" calcext:value-type="float">
            <text:p>-200734.2906965</text:p>
          </table:table-cell>
          <table:table-cell table:style-name="Default" office:value-type="float" office:value="-202047.930741" calcext:value-type="float">
            <text:p>-202047.930741</text:p>
          </table:table-cell>
          <table:table-cell table:style-name="Default" office:value-type="float" office:value="-401493.964727" calcext:value-type="float">
            <text:p>-401493.964727</text:p>
          </table:table-cell>
          <table:table-cell table:style-name="Default" table:number-columns-repeated="8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4" table:formula="of:=[.N99]" office:value-type="string" office:string-value="def2-TZVPD.acchigh" calcext:value-type="string">
            <text:p>def2-TZVPD.acchigh</text:p>
          </table:table-cell>
          <table:table-cell table:style-name="ce21" office:value-type="string" calcext:value-type="string">
            <text:p>mp2</text:p>
          </table:table-cell>
          <table:table-cell table:style-name="ce6" table:formula="of:=[.R99]-[.Q99]-[.P99]-[.E$3]" office:value-type="float" office:value="0.454736599978105" calcext:value-type="float">
            <text:p>0.45</text:p>
          </table:table-cell>
          <table:table-cell table:style-name="ce26"/>
          <table:table-cell table:style-name="ce29" table:formula="of:=[.F99]-[.F61]" office:value-type="float" office:value="-20.9815257199807" calcext:value-type="float">
            <text:p>-20.98152572</text:p>
          </table:table-cell>
          <table:table-cell table:style-name="ce14" table:formula="of:=[.N99]" office:value-type="string" office:string-value="def2-TZVPD.acchigh" calcext:value-type="string">
            <text:p>def2-TZVPD.acchigh</text:p>
          </table:table-cell>
          <table:table-cell table:style-name="ce21" office:value-type="string" calcext:value-type="string">
            <text:p>mp2</text:p>
          </table:table-cell>
          <table:table-cell table:style-name="ce23"/>
          <table:table-cell table:style-name="ce34"/>
          <table:table-cell table:style-name="ce26" table:formula="of:=[.K99]-[.K$3]" office:value-type="float" office:value="20.9815257199807" calcext:value-type="float">
            <text:p>20.98</text:p>
          </table:table-cell>
          <table:table-cell table:style-name="Default"/>
          <table:table-cell table:style-name="ce2" office:value-type="string" calcext:value-type="string">
            <text:p>def2-TZVPD.acchigh</text:p>
          </table:table-cell>
          <table:table-cell table:style-name="Default" office:value-type="string" calcext:value-type="string">
            <text:p>mp2</text:p>
          </table:table-cell>
          <table:table-cell table:style-name="Default" table:number-columns-repeated="4"/>
          <table:table-cell/>
          <table:table-cell table:style-name="ce2" table:formula="of:=[.N99]" office:value-type="string" office:string-value="def2-TZVPD.acchigh" calcext:value-type="string">
            <text:p>def2-TZVPD.acchigh</text:p>
          </table:table-cell>
          <table:table-cell table:formula="of:=[.O99]" office:value-type="string" office:string-value="mp2" calcext:value-type="string">
            <text:p>mp2</text:p>
          </table:table-cell>
          <table:table-cell table:formula="of:=[.P99]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100]-[.Q100]-[.P100]-[.E$3]" office:value-type="float" office:value="0.0502783249605727" calcext:value-type="float">
            <text:p>0.05</text:p>
          </table:table-cell>
          <table:table-cell table:style-name="ce26" table:formula="of:=[.S100]-2*[.Q100]-[.$F$3]" office:value-type="float" office:value="1.61977596994257" calcext:value-type="float">
            <text:p>1.62</text:p>
          </table:table-cell>
          <table:table-cell table:style-name="ce29" table:formula="of:=[.F100]-[.F62]" office:value-type="float" office:value="0.00588111998513341" calcext:value-type="float">
            <text:p>0.00588112</text:p>
          </table:table-cell>
          <table:table-cell table:style-name="ce16"/>
          <table:table-cell office:value-type="string" calcext:value-type="string">
            <text:p>b3lyp</text:p>
          </table:table-cell>
          <table:table-cell table:style-name="ce31" table:formula="of:=[.Y100]-[.X100]-[.W100]" office:value-type="float" office:value="-0.207414499989682" calcext:value-type="float">
            <text:p>-0.21</text:p>
          </table:table-cell>
          <table:table-cell table:style-name="ce34" table:formula="of:=[.Z100]-2*[.X100]" office:value-type="float" office:value="-19.3000504999654" calcext:value-type="float">
            <text:p>-19.30</text:p>
          </table:table-cell>
          <table:table-cell table:style-name="ce26" table:formula="of:=[.K100]-[.K$3]" office:value-type="float" office:value="1.68147522001527" calcext:value-type="float">
            <text:p>1.68</text:p>
          </table:table-cell>
          <table:table-cell table:style-name="Default"/>
          <table:table-cell table:style-name="ce2"/>
          <table:table-cell office:value-type="string" calcext:value-type="string">
            <text:p>b3lyp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66.3228027" calcext:value-type="float">
            <text:p>-200666.3228027</text:p>
          </table:table-cell>
          <table:table-cell table:style-name="Default" office:value-type="float" office:value="-201976.229517475" calcext:value-type="float">
            <text:p>-201976.229517475</text:p>
          </table:table-cell>
          <table:table-cell table:style-name="Default" office:value-type="float" office:value="-401352.00735515" calcext:value-type="float">
            <text:p>-401352.00735515</text:p>
          </table:table-cell>
          <table:table-cell/>
          <table:table-cell table:style-name="ce2"/>
          <table:table-cell table:formula="of:=[.O100]" office:value-type="string" office:string-value="b3lyp" calcext:value-type="string">
            <text:p>b3lyp</text:p>
          </table:table-cell>
          <table:table-cell table:formula="of:=[.P100]" office:value-type="float" office:value="-1309.5022565" calcext:value-type="float">
            <text:p>-1309.5022565</text:p>
          </table:table-cell>
          <table:table-cell table:style-name="Default" office:value-type="float" office:value="-200666.1484695" calcext:value-type="float">
            <text:p>-200666.1484695</text:p>
          </table:table-cell>
          <table:table-cell table:style-name="Default" office:value-type="float" office:value="-201975.8581405" calcext:value-type="float">
            <text:p>-201975.8581405</text:p>
          </table:table-cell>
          <table:table-cell table:style-name="Default" office:value-type="float" office:value="-401351.5969895" calcext:value-type="float">
            <text:p>-401351.596989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101]-[.Q101]-[.P101]-[.E$3]" office:value-type="float" office:value="-2.07766317002165" calcext:value-type="float">
            <text:p>-2.08</text:p>
          </table:table-cell>
          <table:table-cell table:style-name="ce26" table:formula="of:=[.S101]-2*[.Q101]-[.$F$3]" office:value-type="float" office:value="-1.45242659997894" calcext:value-type="float">
            <text:p>-1.45</text:p>
          </table:table-cell>
          <table:table-cell table:style-name="ce29" table:formula="of:=[.F101]-[.F63]" office:value-type="float" office:value="0.000367570086382329" calcext:value-type="float">
            <text:p>0.0003675701</text:p>
          </table:table-cell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101]-[.X101]-[.W101]" office:value-type="float" office:value="-1.16047100002106" calcext:value-type="float">
            <text:p>-1.16</text:p>
          </table:table-cell>
          <table:table-cell table:style-name="ce34" table:formula="of:=[.Z101]-2*[.X101]" office:value-type="float" office:value="-22.3482560000266" calcext:value-type="float">
            <text:p>-22.35</text:p>
          </table:table-cell>
          <table:table-cell table:style-name="ce26" table:formula="of:=[.K101]-[.K$3]" office:value-type="float" office:value="-1.36673028004589" calcext:value-type="float">
            <text:p>-1.37</text:p>
          </table:table-cell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66.345198215" calcext:value-type="float">
            <text:p>-200666.345198215</text:p>
          </table:table-cell>
          <table:table-cell table:style-name="Default" office:value-type="float" office:value="-201978.379854485" calcext:value-type="float">
            <text:p>-201978.379854485</text:p>
          </table:table-cell>
          <table:table-cell table:style-name="Default" office:value-type="float" office:value="-401355.12434875" calcext:value-type="float">
            <text:p>-401355.12434875</text:p>
          </table:table-cell>
          <table:table-cell table:style-name="Default"/>
          <table:table-cell table:style-name="ce2"/>
          <table:table-cell table:formula="of:=[.O101]" office:value-type="string" office:string-value="b3lyp-d3" calcext:value-type="string">
            <text:p>b3lyp-d3</text:p>
          </table:table-cell>
          <table:table-cell table:formula="of:=[.P101]" office:value-type="float" office:value="-1309.5022565" calcext:value-type="float">
            <text:p>-1309.5022565</text:p>
          </table:table-cell>
          <table:table-cell table:style-name="Default" office:value-type="float" office:value="-200666.1694735" calcext:value-type="float">
            <text:p>-200666.1694735</text:p>
          </table:table-cell>
          <table:table-cell table:style-name="Default" office:value-type="float" office:value="-201976.832201" calcext:value-type="float">
            <text:p>-201976.832201</text:p>
          </table:table-cell>
          <table:table-cell table:style-name="Default" office:value-type="float" office:value="-401354.687203" calcext:value-type="float">
            <text:p>-401354.687203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102]-[.Q102]-[.P102]-[.E$3]" office:value-type="float" office:value="0.393588704977901" calcext:value-type="float">
            <text:p>0.39</text:p>
          </table:table-cell>
          <table:table-cell table:style-name="ce26" table:formula="of:=[.S102]-2*[.Q102]-[.$F$3]" office:value-type="float" office:value="5.91850711998995" calcext:value-type="float">
            <text:p>5.92</text:p>
          </table:table-cell>
          <table:table-cell table:style-name="ce29" table:formula="of:=[.F102]-[.F64]" office:value-type="float" office:value="3.11793877999298" calcext:value-type="float">
            <text:p>3.11793878</text:p>
          </table:table-cell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102]-[.X102]-[.W102]" office:value-type="float" office:value="5.01207950001231" calcext:value-type="float">
            <text:p>5.01</text:p>
          </table:table-cell>
          <table:table-cell table:style-name="ce34" table:formula="of:=[.Z102]-2*[.X102]" office:value-type="float" office:value="-14.5925290000159" calcext:value-type="float">
            <text:p>-14.59</text:p>
          </table:table-cell>
          <table:table-cell table:style-name="ce26" table:formula="of:=[.K102]-[.K$3]" office:value-type="float" office:value="6.38899671996478" calcext:value-type="float">
            <text:p>6.39</text:p>
          </table:table-cell>
          <table:table-cell table:style-name="Default"/>
          <table:table-cell table:style-name="ce2"/>
          <table:table-cell office:value-type="string" calcext:value-type="string">
            <text:p>becke97-d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56.500150825" calcext:value-type="float">
            <text:p>-200656.500150825</text:p>
          </table:table-cell>
          <table:table-cell table:style-name="Default" office:value-type="float" office:value="-201975.75427572" calcext:value-type="float">
            <text:p>-201975.75427572</text:p>
          </table:table-cell>
          <table:table-cell table:style-name="Default" office:value-type="float" office:value="-401328.06332025" calcext:value-type="float">
            <text:p>-401328.06332025</text:p>
          </table:table-cell>
          <table:table-cell/>
          <table:table-cell table:style-name="ce2"/>
          <table:table-cell table:formula="of:=[.O102]" office:value-type="string" office:string-value="becke97-d" calcext:value-type="string">
            <text:p>becke97-d</text:p>
          </table:table-cell>
          <table:table-cell table:formula="of:=[.P102]" office:value-type="float" office:value="-1319.192977" calcext:value-type="float">
            <text:p>-1319.192977</text:p>
          </table:table-cell>
          <table:table-cell table:style-name="Default" office:value-type="float" office:value="-200656.20045" calcext:value-type="float">
            <text:p>-200656.20045</text:p>
          </table:table-cell>
          <table:table-cell table:style-name="Default" office:value-type="float" office:value="-201970.3813475" calcext:value-type="float">
            <text:p>-201970.3813475</text:p>
          </table:table-cell>
          <table:table-cell table:style-name="Default" office:value-type="float" office:value="-401326.993429" calcext:value-type="float">
            <text:p>-401326.993429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103]-[.Q103]-[.P103]-[.E$3]" office:value-type="float" office:value="0.354941344984127" calcext:value-type="float">
            <text:p>0.35</text:p>
          </table:table-cell>
          <table:table-cell table:style-name="ce26" table:formula="of:=[.S103]-2*[.Q103]-[.$F$3]" office:value-type="float" office:value="0.81889344996307" calcext:value-type="float">
            <text:p>0.82</text:p>
          </table:table-cell>
          <table:table-cell table:style-name="ce29" table:formula="of:=[.F103]-[.F65]" office:value-type="float" office:value="1.69208224001341" calcext:value-type="float">
            <text:p>1.69208224</text:p>
          </table:table-cell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103]-[.X103]-[.W103]" office:value-type="float" office:value="3.99863650000884" calcext:value-type="float">
            <text:p>4.00</text:p>
          </table:table-cell>
          <table:table-cell table:style-name="ce34" table:formula="of:=[.Z103]-2*[.X103]" office:value-type="float" office:value="-19.6177359999856" calcext:value-type="float">
            <text:p>-19.62</text:p>
          </table:table-cell>
          <table:table-cell table:style-name="ce26" table:formula="of:=[.K103]-[.K$3]" office:value-type="float" office:value="1.36378971999511" calcext:value-type="float">
            <text:p>1.36</text:p>
          </table:table-cell>
          <table:table-cell table:style-name="Default"/>
          <table:table-cell table:style-name="ce2"/>
          <table:table-cell office:value-type="string" calcext:value-type="string">
            <text:p>becke97-d-d3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56.59711054" calcext:value-type="float">
            <text:p>-200656.59711054</text:p>
          </table:table-cell>
          <table:table-cell table:style-name="Default" office:value-type="float" office:value="-201975.889882795" calcext:value-type="float">
            <text:p>-201975.889882795</text:p>
          </table:table-cell>
          <table:table-cell table:style-name="Default" office:value-type="float" office:value="-401333.35685335" calcext:value-type="float">
            <text:p>-401333.35685335</text:p>
          </table:table-cell>
          <table:table-cell/>
          <table:table-cell table:style-name="ce2"/>
          <table:table-cell table:formula="of:=[.O103]" office:value-type="string" office:string-value="becke97-d-d3" calcext:value-type="string">
            <text:p>becke97-d-d3</text:p>
          </table:table-cell>
          <table:table-cell table:formula="of:=[.P103]" office:value-type="float" office:value="-1319.192977" calcext:value-type="float">
            <text:p>-1319.192977</text:p>
          </table:table-cell>
          <table:table-cell table:style-name="Default" office:value-type="float" office:value="-200656.2923425" calcext:value-type="float">
            <text:p>-200656.2923425</text:p>
          </table:table-cell>
          <table:table-cell table:style-name="Default" office:value-type="float" office:value="-201971.486683" calcext:value-type="float">
            <text:p>-201971.486683</text:p>
          </table:table-cell>
          <table:table-cell table:style-name="Default" office:value-type="float" office:value="-401332.202421" calcext:value-type="float">
            <text:p>-401332.202421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104]-[.Q104]-[.P104]-[.E$3]" office:value-type="float" office:value="0.210591354979442" calcext:value-type="float">
            <text:p>0.21</text:p>
          </table:table-cell>
          <table:table-cell table:style-name="ce26" table:formula="of:=[.S104]-2*[.Q104]-[.$F$3]" office:value-type="float" office:value="0.0419554899563082" calcext:value-type="float">
            <text:p>0.04</text:p>
          </table:table-cell>
          <table:table-cell table:style-name="ce29" table:formula="of:=[.F104]-[.F66]" office:value-type="float" office:value="0.000577609986066818" calcext:value-type="float">
            <text:p>0.00057761</text:p>
          </table:table-cell>
          <table:table-cell table:style-name="ce16"/>
          <table:table-cell office:value-type="string" calcext:value-type="string">
            <text:p>bhlyp</text:p>
          </table:table-cell>
          <table:table-cell table:style-name="ce31" table:formula="of:=[.Y104]-[.X104]-[.W104]" office:value-type="float" office:value="-0.215290999998842" calcext:value-type="float">
            <text:p>-0.22</text:p>
          </table:table-cell>
          <table:table-cell table:style-name="ce34" table:formula="of:=[.Z104]-2*[.X104]" office:value-type="float" office:value="-20.982995999977" calcext:value-type="float">
            <text:p>-20.98</text:p>
          </table:table-cell>
          <table:table-cell table:style-name="ce26" table:formula="of:=[.K104]-[.K$3]" office:value-type="float" office:value="-0.00147027999628335" calcext:value-type="float">
            <text:p>0.00</text:p>
          </table:table-cell>
          <table:table-cell table:style-name="Default"/>
          <table:table-cell table:style-name="ce2"/>
          <table:table-cell table:style-name="Default" office:value-type="string" calcext:value-type="string">
            <text:p>bhlyp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47.712392285" calcext:value-type="float">
            <text:p>-200647.712392285</text:p>
          </table:table-cell>
          <table:table-cell table:style-name="Default" office:value-type="float" office:value="-201956.88643503" calcext:value-type="float">
            <text:p>-201956.88643503</text:p>
          </table:table-cell>
          <table:table-cell table:style-name="Default" office:value-type="float" office:value="-401316.3643548" calcext:value-type="float">
            <text:p>-401316.3643548</text:p>
          </table:table-cell>
          <table:table-cell/>
          <table:table-cell table:style-name="ce2"/>
          <table:table-cell table:formula="of:=[.O104]" office:value-type="string" office:string-value="bhlyp" calcext:value-type="string">
            <text:p>bhlyp</text:p>
          </table:table-cell>
          <table:table-cell table:formula="of:=[.P104]" office:value-type="float" office:value="-1308.9298975" calcext:value-type="float">
            <text:p>-1308.9298975</text:p>
          </table:table-cell>
          <table:table-cell table:style-name="Default" office:value-type="float" office:value="-200647.3918975" calcext:value-type="float">
            <text:p>-200647.3918975</text:p>
          </table:table-cell>
          <table:table-cell table:style-name="Default" office:value-type="float" office:value="-201956.537086" calcext:value-type="float">
            <text:p>-201956.537086</text:p>
          </table:table-cell>
          <table:table-cell table:style-name="Default" office:value-type="float" office:value="-401315.766791" calcext:value-type="float">
            <text:p>-401315.766791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105]-[.Q105]-[.P105]-[.E$3]" office:value-type="float" office:value="-1.08094460503617" calcext:value-type="float">
            <text:p>-1.08</text:p>
          </table:table-cell>
          <table:table-cell table:style-name="ce26" table:formula="of:=[.S105]-2*[.Q105]-[.$F$3]" office:value-type="float" office:value="-2.38909998000599" calcext:value-type="float">
            <text:p>-2.39</text:p>
          </table:table-cell>
          <table:table-cell table:style-name="ce29" table:formula="of:=[.F105]-[.F67]" office:value-type="float" office:value="-0.000210040016099811" calcext:value-type="float">
            <text:p>-0.00021004</text:p>
          </table:table-cell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105]-[.X105]-[.W105]" office:value-type="float" office:value="-0.908422999984623" calcext:value-type="float">
            <text:p>-0.91</text:p>
          </table:table-cell>
          <table:table-cell table:style-name="ce34" table:formula="of:=[.Z105]-2*[.X105]" office:value-type="float" office:value="-23.411583499983" calcext:value-type="float">
            <text:p>-23.41</text:p>
          </table:table-cell>
          <table:table-cell table:style-name="ce26" table:formula="of:=[.K105]-[.K$3]" office:value-type="float" office:value="-2.43005778000224" calcext:value-type="float">
            <text:p>-2.43</text:p>
          </table:table-cell>
          <table:table-cell table:style-name="Default"/>
          <table:table-cell table:style-name="ce2"/>
          <table:table-cell office:value-type="string" calcext:value-type="string">
            <text:p>bhlyp-d3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47.72979935" calcext:value-type="float">
            <text:p>-200647.72979935</text:p>
          </table:table-cell>
          <table:table-cell table:style-name="Default" office:value-type="float" office:value="-201958.195378055" calcext:value-type="float">
            <text:p>-201958.195378055</text:p>
          </table:table-cell>
          <table:table-cell table:style-name="Default" office:value-type="float" office:value="-401318.8302244" calcext:value-type="float">
            <text:p>-401318.8302244</text:p>
          </table:table-cell>
          <table:table-cell/>
          <table:table-cell table:style-name="ce2"/>
          <table:table-cell table:formula="of:=[.O105]" office:value-type="string" office:string-value="bhlyp-d3" calcext:value-type="string">
            <text:p>bhlyp-d3</text:p>
          </table:table-cell>
          <table:table-cell table:formula="of:=[.P105]" office:value-type="float" office:value="-1308.9298975" calcext:value-type="float">
            <text:p>-1308.9298975</text:p>
          </table:table-cell>
          <table:table-cell table:style-name="Default" office:value-type="float" office:value="-200647.4076505" calcext:value-type="float">
            <text:p>-200647.4076505</text:p>
          </table:table-cell>
          <table:table-cell table:style-name="Default" office:value-type="float" office:value="-201957.245971" calcext:value-type="float">
            <text:p>-201957.245971</text:p>
          </table:table-cell>
          <table:table-cell table:style-name="Default" office:value-type="float" office:value="-401318.2268845" calcext:value-type="float">
            <text:p>-401318.226884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106]-[.Q106]-[.P106]-[.E$3]" office:value-type="float" office:value="-0.370930640019878" calcext:value-type="float">
            <text:p>-0.37</text:p>
          </table:table-cell>
          <table:table-cell table:style-name="ce26" table:formula="of:=[.S106]-2*[.Q106]-[.$F$3]" office:value-type="float" office:value="3.18415388994617" calcext:value-type="float">
            <text:p>3.18</text:p>
          </table:table-cell>
          <table:table-cell table:style-name="ce29" table:formula="of:=[.F106]-[.F68]" office:value-type="float" office:value="0.0290380299557" calcext:value-type="float">
            <text:p>0.02903803</text:p>
          </table:table-cell>
          <table:table-cell table:style-name="ce16"/>
          <table:table-cell office:value-type="string" calcext:value-type="string">
            <text:p>blyp</text:p>
          </table:table-cell>
          <table:table-cell table:style-name="ce31" table:formula="of:=[.Y106]-[.X106]-[.W106]" office:value-type="float" office:value="-0.0131274999980633" calcext:value-type="float">
            <text:p>-0.01</text:p>
          </table:table-cell>
          <table:table-cell table:style-name="ce34" table:formula="of:=[.Z106]-2*[.X106]" office:value-type="float" office:value="-17.5777225000202" calcext:value-type="float">
            <text:p>-17.58</text:p>
          </table:table-cell>
          <table:table-cell table:style-name="ce26" table:formula="of:=[.K106]-[.K$3]" office:value-type="float" office:value="3.40380321996054" calcext:value-type="float">
            <text:p>3.40</text:p>
          </table:table-cell>
          <table:table-cell table:style-name="Default"/>
          <table:table-cell table:style-name="ce2"/>
          <table:table-cell office:value-type="string" calcext:value-type="string">
            <text:p>blyp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19.80324001" calcext:value-type="float">
            <text:p>-200719.80324001</text:p>
          </table:table-cell>
          <table:table-cell table:style-name="Default" office:value-type="float" office:value="-202026.95693425" calcext:value-type="float">
            <text:p>-202026.95693425</text:p>
          </table:table-cell>
          <table:table-cell table:style-name="Default" office:value-type="float" office:value="-401457.40385185" calcext:value-type="float">
            <text:p>-401457.40385185</text:p>
          </table:table-cell>
          <table:table-cell/>
          <table:table-cell table:style-name="ce2"/>
          <table:table-cell table:formula="of:=[.O106]" office:value-type="string" office:string-value="blyp" calcext:value-type="string">
            <text:p>blyp</text:p>
          </table:table-cell>
          <table:table-cell table:formula="of:=[.P106]" office:value-type="float" office:value="-1306.328027" calcext:value-type="float">
            <text:p>-1306.328027</text:p>
          </table:table-cell>
          <table:table-cell table:style-name="Default" office:value-type="float" office:value="-200718.750362" calcext:value-type="float">
            <text:p>-200718.750362</text:p>
          </table:table-cell>
          <table:table-cell table:style-name="Default" office:value-type="float" office:value="-202025.0915165" calcext:value-type="float">
            <text:p>-202025.0915165</text:p>
          </table:table-cell>
          <table:table-cell table:style-name="Default" office:value-type="float" office:value="-401455.0784465" calcext:value-type="float">
            <text:p>-401455.078446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107]-[.Q107]-[.P107]-[.E$3]" office:value-type="float" office:value="-3.16808583001716" calcext:value-type="float">
            <text:p>-3.17</text:p>
          </table:table-cell>
          <table:table-cell table:style-name="ce26" table:formula="of:=[.S107]-2*[.Q107]-[.$F$3]" office:value-type="float" office:value="-0.578660200000741" calcext:value-type="float">
            <text:p>-0.58</text:p>
          </table:table-cell>
          <table:table-cell table:style-name="ce29" table:formula="of:=[.F107]-[.F69]" office:value-type="float" office:value="-0.0586536699556746" calcext:value-type="float">
            <text:p>-0.05865367</text:p>
          </table:table-cell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107]-[.X107]-[.W107]" office:value-type="float" office:value="-1.17622400000573" calcext:value-type="float">
            <text:p>-1.18</text:p>
          </table:table-cell>
          <table:table-cell table:style-name="ce34" table:formula="of:=[.Z107]-2*[.X107]" office:value-type="float" office:value="-21.3111834999872" calcext:value-type="float">
            <text:p>-21.31</text:p>
          </table:table-cell>
          <table:table-cell table:style-name="ce26" table:formula="of:=[.K107]-[.K$3]" office:value-type="float" office:value="-0.329657780006528" calcext:value-type="float">
            <text:p>-0.33</text:p>
          </table:table-cell>
          <table:table-cell table:style-name="Default"/>
          <table:table-cell table:style-name="ce2"/>
          <table:table-cell office:value-type="string" calcext:value-type="string">
            <text:p>blyp-d3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19.831096565" calcext:value-type="float">
            <text:p>-200719.831096565</text:p>
          </table:table-cell>
          <table:table-cell table:style-name="Default" office:value-type="float" office:value="-202029.781945995" calcext:value-type="float">
            <text:p>-202029.781945995</text:p>
          </table:table-cell>
          <table:table-cell table:style-name="Default" office:value-type="float" office:value="-401461.22237905" calcext:value-type="float">
            <text:p>-401461.22237905</text:p>
          </table:table-cell>
          <table:table-cell/>
          <table:table-cell table:style-name="ce2"/>
          <table:table-cell table:formula="of:=[.O107]" office:value-type="string" office:string-value="blyp-d3" calcext:value-type="string">
            <text:p>blyp-d3</text:p>
          </table:table-cell>
          <table:table-cell table:formula="of:=[.P107]" office:value-type="float" office:value="-1306.328027" calcext:value-type="float">
            <text:p>-1306.328027</text:p>
          </table:table-cell>
          <table:table-cell table:style-name="Default" office:value-type="float" office:value="-200718.776617" calcext:value-type="float">
            <text:p>-200718.776617</text:p>
          </table:table-cell>
          <table:table-cell table:style-name="Default" office:value-type="float" office:value="-202026.280868" calcext:value-type="float">
            <text:p>-202026.280868</text:p>
          </table:table-cell>
          <table:table-cell table:style-name="Default" office:value-type="float" office:value="-401458.8644175" calcext:value-type="float">
            <text:p>-401458.864417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108]-[.Q108]-[.P108]-[.E$3]" office:value-type="float" office:value="-2.13206353001283" calcext:value-type="float">
            <text:p>-2.13</text:p>
          </table:table-cell>
          <table:table-cell table:style-name="ce26" table:formula="of:=[.S108]-2*[.Q108]-[.$F$3]" office:value-type="float" office:value="2.74254478997318" calcext:value-type="float">
            <text:p>2.74</text:p>
          </table:table-cell>
          <table:table-cell table:style-name="ce29" table:formula="of:=[.F108]-[.F70]" office:value-type="float" office:value="-0.160785620042589" calcext:value-type="float">
            <text:p>-0.16078562</text:p>
          </table:table-cell>
          <table:table-cell table:style-name="ce16"/>
          <table:table-cell office:value-type="string" calcext:value-type="string">
            <text:p>bp86</text:p>
          </table:table-cell>
          <table:table-cell table:style-name="ce31" table:formula="of:=[.Y108]-[.X108]-[.W108]" office:value-type="float" office:value="-0.16803199998094" calcext:value-type="float">
            <text:p>-0.17</text:p>
          </table:table-cell>
          <table:table-cell table:style-name="ce34" table:formula="of:=[.Z108]-2*[.X108]" office:value-type="float" office:value="-17.7956390000181" calcext:value-type="float">
            <text:p>-17.80</text:p>
          </table:table-cell>
          <table:table-cell table:style-name="ce26" table:formula="of:=[.K108]-[.K$3]" office:value-type="float" office:value="3.18588671996258" calcext:value-type="float">
            <text:p>3.19</text:p>
          </table:table-cell>
          <table:table-cell table:style-name="Default"/>
          <table:table-cell table:style-name="ce2"/>
          <table:table-cell office:value-type="string" calcext:value-type="string">
            <text:p>bp86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75.677686985" calcext:value-type="float">
            <text:p>-200775.677686985</text:p>
          </table:table-cell>
          <table:table-cell table:style-name="Default" office:value-type="float" office:value="-202090.589156115" calcext:value-type="float">
            <text:p>-202090.589156115</text:p>
          </table:table-cell>
          <table:table-cell table:style-name="Default" office:value-type="float" office:value="-401569.5943549" calcext:value-type="float">
            <text:p>-401569.5943549</text:p>
          </table:table-cell>
          <table:table-cell/>
          <table:table-cell table:style-name="ce2"/>
          <table:table-cell table:formula="of:=[.O108]" office:value-type="string" office:string-value="bp86" calcext:value-type="string">
            <text:p>bp86</text:p>
          </table:table-cell>
          <table:table-cell table:formula="of:=[.P108]" office:value-type="float" office:value="-1312.324669" calcext:value-type="float">
            <text:p>-1312.324669</text:p>
          </table:table-cell>
          <table:table-cell table:style-name="Default" office:value-type="float" office:value="-200774.831042" calcext:value-type="float">
            <text:p>-200774.831042</text:p>
          </table:table-cell>
          <table:table-cell table:style-name="Default" office:value-type="float" office:value="-202087.323743" calcext:value-type="float">
            <text:p>-202087.323743</text:p>
          </table:table-cell>
          <table:table-cell table:style-name="Default" office:value-type="float" office:value="-401567.457723" calcext:value-type="float">
            <text:p>-401567.457723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109]-[.Q109]-[.P109]-[.E$3]" office:value-type="float" office:value="-5.24128565003616" calcext:value-type="float">
            <text:p>-5.24</text:p>
          </table:table-cell>
          <table:table-cell table:style-name="ce26" table:formula="of:=[.S109]-2*[.Q109]-[.$F$3]" office:value-type="float" office:value="-0.770584250043612" calcext:value-type="float">
            <text:p>-0.77</text:p>
          </table:table-cell>
          <table:table-cell table:style-name="ce29" table:formula="of:=[.F109]-[.F71]" office:value-type="float" office:value="0.00042007997399196" calcext:value-type="float">
            <text:p>0.00042008</text:p>
          </table:table-cell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109]-[.X109]-[.W109]" office:value-type="float" office:value="-1.29174599999669" calcext:value-type="float">
            <text:p>-1.29</text:p>
          </table:table-cell>
          <table:table-cell table:style-name="ce34" table:formula="of:=[.Z109]-2*[.X109]" office:value-type="float" office:value="-21.256047999952" calcext:value-type="float">
            <text:p>-21.26</text:p>
          </table:table-cell>
          <table:table-cell table:style-name="ce26" table:formula="of:=[.K109]-[.K$3]" office:value-type="float" office:value="-0.274522279971279" calcext:value-type="float">
            <text:p>-0.27</text:p>
          </table:table-cell>
          <table:table-cell table:style-name="Default"/>
          <table:table-cell table:style-name="ce2"/>
          <table:table-cell office:value-type="string" calcext:value-type="string">
            <text:p>bp86-d3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75.70265549" calcext:value-type="float">
            <text:p>-200775.70265549</text:p>
          </table:table-cell>
          <table:table-cell table:style-name="Default" office:value-type="float" office:value="-202093.72334674" calcext:value-type="float">
            <text:p>-202093.72334674</text:p>
          </table:table-cell>
          <table:table-cell table:style-name="Default" office:value-type="float" office:value="-401573.15742095" calcext:value-type="float">
            <text:p>-401573.15742095</text:p>
          </table:table-cell>
          <table:table-cell/>
          <table:table-cell table:style-name="ce2"/>
          <table:table-cell table:formula="of:=[.O109]" office:value-type="string" office:string-value="bp86-d3" calcext:value-type="string">
            <text:p>bp86-d3</text:p>
          </table:table-cell>
          <table:table-cell table:formula="of:=[.P109]" office:value-type="float" office:value="-1312.324669" calcext:value-type="float">
            <text:p>-1312.324669</text:p>
          </table:table-cell>
          <table:table-cell table:style-name="Default" office:value-type="float" office:value="-200774.8546715" calcext:value-type="float">
            <text:p>-200774.8546715</text:p>
          </table:table-cell>
          <table:table-cell table:style-name="Default" office:value-type="float" office:value="-202088.4710865" calcext:value-type="float">
            <text:p>-202088.4710865</text:p>
          </table:table-cell>
          <table:table-cell table:style-name="Default" office:value-type="float" office:value="-401570.965391" calcext:value-type="float">
            <text:p>-401570.965391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110]-[.Q110]-[.P110]-[.E$3]" office:value-type="float" office:value="0.119722799975762" calcext:value-type="float">
            <text:p>0.12</text:p>
          </table:table-cell>
          <table:table-cell table:style-name="ce26" table:formula="of:=[.S110]-2*[.Q110]-[.$F$3]" office:value-type="float" office:value="-0.120562960044481" calcext:value-type="float">
            <text:p>-0.12</text:p>
          </table:table-cell>
          <table:table-cell table:style-name="ce29" table:formula="of:=[.F110]-[.F72]" office:value-type="float" office:value="-0.000315060024149716" calcext:value-type="float">
            <text:p>-0.00031506</text:p>
          </table:table-cell>
          <table:table-cell table:style-name="ce18"/>
          <table:table-cell office:value-type="string" calcext:value-type="string">
            <text:p>pbe0</text:p>
          </table:table-cell>
          <table:table-cell table:style-name="ce31" table:formula="of:=[.Y110]-[.X110]-[.W110]" office:value-type="float" office:value="-0.304557999996177" calcext:value-type="float">
            <text:p>-0.30</text:p>
          </table:table-cell>
          <table:table-cell table:style-name="ce34" table:formula="of:=[.Z110]-2*[.X110]" office:value-type="float" office:value="-20.9934979999671" calcext:value-type="float">
            <text:p>-20.99</text:p>
          </table:table-cell>
          <table:table-cell table:style-name="ce26" table:formula="of:=[.K110]-[.K$3]" office:value-type="float" office:value="-0.0119722799863666" calcext:value-type="float">
            <text:p>-0.01</text:p>
          </table:table-cell>
          <table:table-cell table:style-name="Default"/>
          <table:table-cell table:style-name="ce2"/>
          <table:table-cell office:value-type="string" calcext:value-type="string">
            <text:p>pbe0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37.99602916" calcext:value-type="float">
            <text:p>-200537.99602916</text:p>
          </table:table-cell>
          <table:table-cell table:style-name="Default" office:value-type="float" office:value="-201853.80106096" calcext:value-type="float">
            <text:p>-201853.80106096</text:p>
          </table:table-cell>
          <table:table-cell table:style-name="Default" office:value-type="float" office:value="-401097.094147" calcext:value-type="float">
            <text:p>-401097.094147</text:p>
          </table:table-cell>
          <table:table-cell/>
          <table:table-cell table:style-name="ce2"/>
          <table:table-cell table:formula="of:=[.O110]" office:value-type="string" office:string-value="pbe0" calcext:value-type="string">
            <text:p>pbe0</text:p>
          </table:table-cell>
          <table:table-cell table:formula="of:=[.P110]" office:value-type="float" office:value="-1315.470018" calcext:value-type="float">
            <text:p>-1315.470018</text:p>
          </table:table-cell>
          <table:table-cell table:style-name="Default" office:value-type="float" office:value="-200537.9610575" calcext:value-type="float">
            <text:p>-200537.9610575</text:p>
          </table:table-cell>
          <table:table-cell table:style-name="Default" office:value-type="float" office:value="-201853.7356335" calcext:value-type="float">
            <text:p>-201853.7356335</text:p>
          </table:table-cell>
          <table:table-cell table:style-name="Default" office:value-type="float" office:value="-401096.915613" calcext:value-type="float">
            <text:p>-401096.915613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111]-[.Q111]-[.P111]-[.E$3]" office:value-type="float" office:value="-0.966997905027483" calcext:value-type="float">
            <text:p>-0.97</text:p>
          </table:table-cell>
          <table:table-cell table:style-name="ce26" table:formula="of:=[.S111]-2*[.Q111]-[.$F$3]" office:value-type="float" office:value="-2.08443695999449" calcext:value-type="float">
            <text:p>-2.08</text:p>
          </table:table-cell>
          <table:table-cell table:style-name="ce29" table:formula="of:=[.F111]-[.F73]"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111]-[.X111]-[.W111]" office:value-type="float" office:value="-1.01606849999371" calcext:value-type="float">
            <text:p>-1.02</text:p>
          </table:table-cell>
          <table:table-cell table:style-name="ce34" table:formula="of:=[.Z111]-2*[.X111]" office:value-type="float" office:value="-22.9232404999784" calcext:value-type="float">
            <text:p>-22.92</text:p>
          </table:table-cell>
          <table:table-cell table:style-name="ce26" table:formula="of:=[.K111]-[.K$3]" office:value-type="float" office:value="-1.94171477999771" calcext:value-type="float">
            <text:p>-1.94</text:p>
          </table:table-cell>
          <table:table-cell table:style-name="Default"/>
          <table:table-cell table:style-name="ce2"/>
          <table:table-cell office:value-type="string" calcext:value-type="string">
            <text:p>pbe0-d3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38.007975185" calcext:value-type="float">
            <text:p>-200538.007975185</text:p>
          </table:table-cell>
          <table:table-cell table:style-name="Default" office:value-type="float" office:value="-201854.89972769" calcext:value-type="float">
            <text:p>-201854.89972769</text:p>
          </table:table-cell>
          <table:table-cell table:style-name="Default" office:value-type="float" office:value="-401099.08191305" calcext:value-type="float">
            <text:p>-401099.08191305</text:p>
          </table:table-cell>
          <table:table-cell/>
          <table:table-cell table:style-name="ce2"/>
          <table:table-cell table:formula="of:=[.O111]" office:value-type="string" office:string-value="pbe0-d3" calcext:value-type="string">
            <text:p>pbe0-d3</text:p>
          </table:table-cell>
          <table:table-cell table:formula="of:=[.P111]" office:value-type="float" office:value="-1315.470018" calcext:value-type="float">
            <text:p>-1315.470018</text:p>
          </table:table-cell>
          <table:table-cell table:style-name="Default" office:value-type="float" office:value="-200537.974185" calcext:value-type="float">
            <text:p>-200537.974185</text:p>
          </table:table-cell>
          <table:table-cell table:style-name="Default" office:value-type="float" office:value="-201854.4602715" calcext:value-type="float">
            <text:p>-201854.4602715</text:p>
          </table:table-cell>
          <table:table-cell table:style-name="Default" office:value-type="float" office:value="-401098.8716105" calcext:value-type="float">
            <text:p>-401098.87161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112]-[.Q112]-[.P112]-[.E$3]" office:value-type="float" office:value="-0.801250090037456" calcext:value-type="float">
            <text:p>-0.80</text:p>
          </table:table-cell>
          <table:table-cell table:style-name="ce26" table:formula="of:=[.S112]-2*[.Q112]-[.$F$3]" office:value-type="float" office:value="-0.607173130032606" calcext:value-type="float">
            <text:p>-0.61</text:p>
          </table:table-cell>
          <table:table-cell table:style-name="ce29" table:formula="of:=[.F112]-[.F74]" office:value-type="float" office:value="0.00021003995789215" calcext:value-type="float">
            <text:p>0.00021004</text:p>
          </table:table-cell>
          <table:table-cell table:style-name="ce18"/>
          <table:table-cell office:value-type="string" calcext:value-type="string">
            <text:p>pbe96</text:p>
          </table:table-cell>
          <table:table-cell table:style-name="ce31" table:formula="of:=[.Y112]-[.X112]-[.W112]" office:value-type="float" office:value="-0.609115999995993" calcext:value-type="float">
            <text:p>-0.61</text:p>
          </table:table-cell>
          <table:table-cell table:style-name="ce34" table:formula="of:=[.Z112]-2*[.X112]" office:value-type="float" office:value="-21.2087889999966" calcext:value-type="float">
            <text:p>-21.21</text:p>
          </table:table-cell>
          <table:table-cell table:style-name="ce26" table:formula="of:=[.K112]-[.K$3]" office:value-type="float" office:value="-0.227263280015904" calcext:value-type="float">
            <text:p>-0.23</text:p>
          </table:table-cell>
          <table:table-cell table:style-name="Default"/>
          <table:table-cell table:style-name="ce2"/>
          <table:table-cell office:value-type="string" calcext:value-type="string">
            <text:p>pbe96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39.36071155" calcext:value-type="float">
            <text:p>-200539.36071155</text:p>
          </table:table-cell>
          <table:table-cell table:style-name="Default" office:value-type="float" office:value="-201852.36113174" calcext:value-type="float">
            <text:p>-201852.36113174</text:p>
          </table:table-cell>
          <table:table-cell table:style-name="Default" office:value-type="float" office:value="-401100.31012195" calcext:value-type="float">
            <text:p>-401100.31012195</text:p>
          </table:table-cell>
          <table:table-cell/>
          <table:table-cell table:style-name="ce2"/>
          <table:table-cell table:formula="of:=[.O112]" office:value-type="string" office:string-value="pbe96" calcext:value-type="string">
            <text:p>pbe96</text:p>
          </table:table-cell>
          <table:table-cell table:formula="of:=[.P112]" office:value-type="float" office:value="-1311.7444335" calcext:value-type="float">
            <text:p>-1311.7444335</text:p>
          </table:table-cell>
          <table:table-cell table:style-name="Default" office:value-type="float" office:value="-200538.546544" calcext:value-type="float">
            <text:p>-200538.546544</text:p>
          </table:table-cell>
          <table:table-cell table:style-name="Default" office:value-type="float" office:value="-201850.9000935" calcext:value-type="float">
            <text:p>-201850.9000935</text:p>
          </table:table-cell>
          <table:table-cell table:style-name="Default" office:value-type="float" office:value="-401098.301877" calcext:value-type="float">
            <text:p>-401098.301877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113]-[.Q113]-[.P113]-[.E$3]" office:value-type="float" office:value="-1.6022376299959" calcext:value-type="float">
            <text:p>-1.60</text:p>
          </table:table-cell>
          <table:table-cell table:style-name="ce26" table:formula="of:=[.S113]-2*[.Q113]-[.$F$3]" office:value-type="float" office:value="-2.46040856000036" calcext:value-type="float">
            <text:p>-2.46</text:p>
          </table:table-cell>
          <table:table-cell table:style-name="ce29" table:formula="of:=[.F113]-[.F75]" office:value-type="float" office:value="-0.000315059965942055" calcext:value-type="float">
            <text:p>-0.00031506</text:p>
          </table:table-cell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113]-[.X113]-[.W113]" office:value-type="float" office:value="-1.36788550000711" calcext:value-type="float">
            <text:p>-1.37</text:p>
          </table:table-cell>
          <table:table-cell table:style-name="ce34" table:formula="of:=[.Z113]-2*[.X113]" office:value-type="float" office:value="-23.0282604999957" calcext:value-type="float">
            <text:p>-23.03</text:p>
          </table:table-cell>
          <table:table-cell table:style-name="ce26" table:formula="of:=[.K113]-[.K$3]" office:value-type="float" office:value="-2.04673478001496" calcext:value-type="float">
            <text:p>-2.05</text:p>
          </table:table-cell>
          <table:table-cell table:style-name="Default"/>
          <table:table-cell table:style-name="ce2"/>
          <table:table-cell office:value-type="string" calcext:value-type="string">
            <text:p>pbe96-d3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39.37126606" calcext:value-type="float">
            <text:p>-200539.37126606</text:p>
          </table:table-cell>
          <table:table-cell table:style-name="Default" office:value-type="float" office:value="-201853.17267379" calcext:value-type="float">
            <text:p>-201853.17267379</text:p>
          </table:table-cell>
          <table:table-cell table:style-name="Default" office:value-type="float" office:value="-401102.1844664" calcext:value-type="float">
            <text:p>-401102.1844664</text:p>
          </table:table-cell>
          <table:table-cell/>
          <table:table-cell table:style-name="ce2"/>
          <table:table-cell table:formula="of:=[.O113]" office:value-type="string" office:string-value="pbe96-d3" calcext:value-type="string">
            <text:p>pbe96-d3</text:p>
          </table:table-cell>
          <table:table-cell table:formula="of:=[.P113]" office:value-type="float" office:value="-1311.7444335" calcext:value-type="float">
            <text:p>-1311.7444335</text:p>
          </table:table-cell>
          <table:table-cell table:style-name="Default" office:value-type="float" office:value="-200538.557046" calcext:value-type="float">
            <text:p>-200538.557046</text:p>
          </table:table-cell>
          <table:table-cell table:style-name="Default" office:value-type="float" office:value="-201851.669365" calcext:value-type="float">
            <text:p>-201851.669365</text:p>
          </table:table-cell>
          <table:table-cell table:style-name="Default" office:value-type="float" office:value="-401100.1423525" calcext:value-type="float">
            <text:p>-401100.142352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114]-[.Q114]-[.P114]-[.E$3]" office:value-type="float" office:value="-7.28710150502525" calcext:value-type="float">
            <text:p>-7.29</text:p>
          </table:table-cell>
          <table:table-cell table:style-name="ce26" table:formula="of:=[.S114]-2*[.Q114]-[.$F$3]" office:value-type="float" office:value="1.74637757998426" calcext:value-type="float">
            <text:p>1.75</text:p>
          </table:table-cell>
          <table:table-cell table:style-name="ce29" table:formula="of:=[.F114]-[.F76]" office:value-type="float" office:value="0.0758244399912655" calcext:value-type="float">
            <text:p>0.07582444</text:p>
          </table:table-cell>
          <table:table-cell table:style-name="ce18"/>
          <table:table-cell office:value-type="string" calcext:value-type="string">
            <text:p>tpss</text:p>
          </table:table-cell>
          <table:table-cell table:style-name="ce31" table:formula="of:=[.Y114]-[.X114]-[.W114]" office:value-type="float" office:value="0.267800999999508" calcext:value-type="float">
            <text:p>0.27</text:p>
          </table:table-cell>
          <table:table-cell table:style-name="ce34" table:formula="of:=[.Z114]-2*[.X114]" office:value-type="float" office:value="-18.9482334999484" calcext:value-type="float">
            <text:p>-18.95</text:p>
          </table:table-cell>
          <table:table-cell table:style-name="ce26" table:formula="of:=[.K114]-[.K$3]" office:value-type="float" office:value="2.03329222003231" calcext:value-type="float">
            <text:p>2.03</text:p>
          </table:table-cell>
          <table:table-cell table:style-name="Default"/>
          <table:table-cell table:style-name="ce2"/>
          <table:table-cell office:value-type="string" calcext:value-type="string">
            <text:p>tpss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66.982398555" calcext:value-type="float">
            <text:p>-200766.982398555</text:p>
          </table:table-cell>
          <table:table-cell table:style-name="Default" office:value-type="float" office:value="-202087.12504516" calcext:value-type="float">
            <text:p>-202087.12504516</text:p>
          </table:table-cell>
          <table:table-cell table:style-name="Default" office:value-type="float" office:value="-401553.19994525" calcext:value-type="float">
            <text:p>-401553.19994525</text:p>
          </table:table-cell>
          <table:table-cell/>
          <table:table-cell table:style-name="ce2"/>
          <table:table-cell table:formula="of:=[.O114]" office:value-type="string" office:string-value="tpss" calcext:value-type="string">
            <text:p>tpss</text:p>
          </table:table-cell>
          <table:table-cell table:formula="of:=[.P114]" office:value-type="float" office:value="-1312.4008085" calcext:value-type="float">
            <text:p>-1312.4008085</text:p>
          </table:table-cell>
          <table:table-cell table:style-name="Default" office:value-type="float" office:value="-200766.3795575" calcext:value-type="float">
            <text:p>-200766.3795575</text:p>
          </table:table-cell>
          <table:table-cell table:style-name="Default" office:value-type="float" office:value="-202078.512565" calcext:value-type="float">
            <text:p>-202078.512565</text:p>
          </table:table-cell>
          <table:table-cell table:style-name="Default" office:value-type="float" office:value="-401551.7073485" calcext:value-type="float">
            <text:p>-401551.707348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115]-[.Q115]-[.P115]-[.E$3]" office:value-type="float" office:value="-9.00499241000875" calcext:value-type="float">
            <text:p>-9.00</text:p>
          </table:table-cell>
          <table:table-cell table:style-name="ce26" table:formula="of:=[.S115]-2*[.Q115]-[.$F$3]" office:value-type="float" office:value="-0.822201579983812" calcext:value-type="float">
            <text:p>-0.82</text:p>
          </table:table-cell>
          <table:table-cell table:style-name="ce29" table:formula="of:=[.F115]-[.F77]" office:value-type="float" office:value="-0.000472589978016913" calcext:value-type="float">
            <text:p>-0.00047259</text:p>
          </table:table-cell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115]-[.X115]-[.W115]" office:value-type="float" office:value="-0.669502500017643" calcext:value-type="float">
            <text:p>-0.67</text:p>
          </table:table-cell>
          <table:table-cell table:style-name="ce34" table:formula="of:=[.Z115]-2*[.X115]" office:value-type="float" office:value="-21.4844664999982" calcext:value-type="float">
            <text:p>-21.48</text:p>
          </table:table-cell>
          <table:table-cell table:style-name="ce26" table:formula="of:=[.K115]-[.K$3]" office:value-type="float" office:value="-0.502940780017525" calcext:value-type="float">
            <text:p>-0.50</text:p>
          </table:table-cell>
          <table:table-cell table:style-name="Default"/>
          <table:table-cell table:style-name="ce2"/>
          <table:table-cell office:value-type="string" calcext:value-type="string">
            <text:p>tpss-d3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66.998781675" calcext:value-type="float">
            <text:p>-200766.998781675</text:p>
          </table:table-cell>
          <table:table-cell table:style-name="Default" office:value-type="float" office:value="-202088.859319185" calcext:value-type="float">
            <text:p>-202088.859319185</text:p>
          </table:table-cell>
          <table:table-cell table:style-name="Default" office:value-type="float" office:value="-401555.80129065" calcext:value-type="float">
            <text:p>-401555.80129065</text:p>
          </table:table-cell>
          <table:table-cell/>
          <table:table-cell table:style-name="ce2"/>
          <table:table-cell table:formula="of:=[.O115]" office:value-type="string" office:string-value="tpss-d3" calcext:value-type="string">
            <text:p>tpss-d3</text:p>
          </table:table-cell>
          <table:table-cell table:formula="of:=[.P115]" office:value-type="float" office:value="-1312.4008085" calcext:value-type="float">
            <text:p>-1312.4008085</text:p>
          </table:table-cell>
          <table:table-cell table:style-name="Default" office:value-type="float" office:value="-200766.3953105" calcext:value-type="float">
            <text:p>-200766.3953105</text:p>
          </table:table-cell>
          <table:table-cell table:style-name="Default" office:value-type="float" office:value="-202079.4656215" calcext:value-type="float">
            <text:p>-202079.4656215</text:p>
          </table:table-cell>
          <table:table-cell table:style-name="Default" office:value-type="float" office:value="-401554.2750875" calcext:value-type="float">
            <text:p>-401554.275087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116]-[.Q116]-[.P116]-[.E$3]" office:value-type="float" office:value="-5.34656820000737" calcext:value-type="float">
            <text:p>-5.35</text:p>
          </table:table-cell>
          <table:table-cell table:style-name="ce26" table:formula="of:=[.S116]-2*[.Q116]-[.$F$3]" office:value-type="float" office:value="1.69875101000071" calcext:value-type="float">
            <text:p>1.70</text:p>
          </table:table-cell>
          <table:table-cell table:style-name="ce29" table:formula="of:=[.F116]-[.F78]" office:value-type="float" office:value="-0.000892669952008873" calcext:value-type="float">
            <text:p>-0.00089267</text:p>
          </table:table-cell>
          <table:table-cell table:style-name="ce18"/>
          <table:table-cell office:value-type="string" calcext:value-type="string">
            <text:p>tpssh</text:p>
          </table:table-cell>
          <table:table-cell table:style-name="ce31" table:formula="of:=[.Y116]-[.X116]-[.W116]" office:value-type="float" office:value="-0.170657499999606" calcext:value-type="float">
            <text:p>-0.17</text:p>
          </table:table-cell>
          <table:table-cell table:style-name="ce34" table:formula="of:=[.Z116]-2*[.X116]" office:value-type="float" office:value="-19.1110145000275" calcext:value-type="float">
            <text:p>-19.11</text:p>
          </table:table-cell>
          <table:table-cell table:style-name="ce26" table:formula="of:=[.K116]-[.K$3]" office:value-type="float" office:value="1.87051121995319" calcext:value-type="float">
            <text:p>1.87</text:p>
          </table:table-cell>
          <table:table-cell table:style-name="Default"/>
          <table:table-cell table:style-name="ce2"/>
          <table:table-cell office:value-type="string" calcext:value-type="string">
            <text:p>tpssh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4.046765695" calcext:value-type="float">
            <text:p>-200744.046765695</text:p>
          </table:table-cell>
          <table:table-cell table:style-name="Default" office:value-type="float" office:value="-202062.212121995" calcext:value-type="float">
            <text:p>-202062.212121995</text:p>
          </table:table-cell>
          <table:table-cell table:style-name="Default" office:value-type="float" office:value="-401507.3763061" calcext:value-type="float">
            <text:p>-401507.3763061</text:p>
          </table:table-cell>
          <table:table-cell/>
          <table:table-cell table:style-name="ce2"/>
          <table:table-cell table:formula="of:=[.O116]" office:value-type="string" office:string-value="tpssh" calcext:value-type="string">
            <text:p>tpssh</text:p>
          </table:table-cell>
          <table:table-cell table:formula="of:=[.P116]" office:value-type="float" office:value="-1312.3640515" calcext:value-type="float">
            <text:p>-1312.3640515</text:p>
          </table:table-cell>
          <table:table-cell table:style-name="Default" office:value-type="float" office:value="-200743.813385" calcext:value-type="float">
            <text:p>-200743.813385</text:p>
          </table:table-cell>
          <table:table-cell table:style-name="Default" office:value-type="float" office:value="-202056.348094" calcext:value-type="float">
            <text:p>-202056.348094</text:p>
          </table:table-cell>
          <table:table-cell table:style-name="Default" office:value-type="float" office:value="-401506.7377845" calcext:value-type="float">
            <text:p>-401506.737784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117]-[.Q117]-[.P117]-[.E$3]" office:value-type="float" office:value="-7.15776937504188" calcext:value-type="float">
            <text:p>-7.16</text:p>
          </table:table-cell>
          <table:table-cell table:style-name="ce26" table:formula="of:=[.S117]-2*[.Q117]-[.$F$3]" office:value-type="float" office:value="-0.824512020044494" calcext:value-type="float">
            <text:p>-0.82</text:p>
          </table:table-cell>
          <table:table-cell table:style-name="ce29" table:formula="of:=[.F117]-[.F79]" office:value-type="float" office:value="-0.000840160006191582" calcext:value-type="float">
            <text:p>-0.00084016</text:p>
          </table:table-cell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117]-[.X117]-[.W117]" office:value-type="float" office:value="-1.05807650000565" calcext:value-type="float">
            <text:p>-1.06</text:p>
          </table:table-cell>
          <table:table-cell table:style-name="ce35" table:formula="of:=[.Z117]-2*[.X117]" office:value-type="float" office:value="-21.5999885000056" calcext:value-type="float">
            <text:p>-21.60</text:p>
          </table:table-cell>
          <table:table-cell table:style-name="ce26" table:formula="of:=[.K117]-[.K$3]" office:value-type="float" office:value="-0.618462780024856" calcext:value-type="float">
            <text:p>-0.62</text:p>
          </table:table-cell>
          <table:table-cell table:style-name="Default"/>
          <table:table-cell table:style-name="ce2"/>
          <table:table-cell office:value-type="string" calcext:value-type="string">
            <text:p>tpssh-d3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4.06322758" calcext:value-type="float">
            <text:p>-200744.06322758</text:p>
          </table:table-cell>
          <table:table-cell table:style-name="Default" office:value-type="float" office:value="-202064.039785055" calcext:value-type="float">
            <text:p>-202064.039785055</text:p>
          </table:table-cell>
          <table:table-cell table:style-name="Default" office:value-type="float" office:value="-401509.9324929" calcext:value-type="float">
            <text:p>-401509.9324929</text:p>
          </table:table-cell>
          <table:table-cell/>
          <table:table-cell table:style-name="ce2"/>
          <table:table-cell table:formula="of:=[.O117]" office:value-type="string" office:string-value="tpssh-d3" calcext:value-type="string">
            <text:p>tpssh-d3</text:p>
          </table:table-cell>
          <table:table-cell table:formula="of:=[.P117]" office:value-type="float" office:value="-1312.3640515" calcext:value-type="float">
            <text:p>-1312.3640515</text:p>
          </table:table-cell>
          <table:table-cell table:style-name="Default" office:value-type="float" office:value="-200743.829138" calcext:value-type="float">
            <text:p>-200743.829138</text:p>
          </table:table-cell>
          <table:table-cell table:style-name="Default" office:value-type="float" office:value="-202057.251266" calcext:value-type="float">
            <text:p>-202057.251266</text:p>
          </table:table-cell>
          <table:table-cell table:style-name="Default" office:value-type="float" office:value="-401509.2582645" calcext:value-type="float">
            <text:p>-401509.258264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4" table:formula="of:=[.N118]" office:value-type="string" office:string-value="def2-TZVPP" calcext:value-type="string">
            <text:p>def2-TZVPP</text:p>
          </table:table-cell>
          <table:table-cell table:style-name="ce21" office:value-type="string" calcext:value-type="string">
            <text:p>mp2</text:p>
          </table:table-cell>
          <table:table-cell table:style-name="ce6" table:formula="of:=[.R118]-[.Q118]-[.P118]-[.E$3]" office:value-type="float" office:value="1312.70589159998" calcext:value-type="float">
            <text:p>1312.71</text:p>
          </table:table-cell>
          <table:table-cell table:style-name="ce26" table:formula="of:=[.S118]-2*[.Q118]" office:value-type="float" office:value="0" calcext:value-type="float">
            <text:p>0.00</text:p>
          </table:table-cell>
          <table:table-cell/>
          <table:table-cell table:style-name="ce14" table:formula="of:=[.N118]" office:value-type="string" office:string-value="def2-TZVPP" calcext:value-type="string">
            <text:p>def2-TZVPP</text:p>
          </table:table-cell>
          <table:table-cell table:style-name="ce21" office:value-type="string" calcext:value-type="string">
            <text:p>mp2</text:p>
          </table:table-cell>
          <table:table-cell table:style-name="ce23"/>
          <table:table-cell table:style-name="ce34" table:formula="of:=[.Z118]-2*[.X118]" office:value-type="float" office:value="-22.7604594999575" calcext:value-type="float">
            <text:p>-22.76</text:p>
          </table:table-cell>
          <table:table-cell table:style-name="ce26" table:formula="of:=[.K118]-[.K$3]" office:value-type="float" office:value="-1.7789337799768" calcext:value-type="float">
            <text:p>-1.78</text:p>
          </table:table-cell>
          <table:table-cell table:style-name="Default"/>
          <table:table-cell table:style-name="ce2" office:value-type="string" calcext:value-type="string">
            <text:p>def2-TZVPP</text:p>
          </table:table-cell>
          <table:table-cell table:style-name="Default" office:value-type="string" calcext:value-type="string">
            <text:p>mp2</text:p>
          </table:table-cell>
          <table:table-cell table:style-name="Default" office:value-type="float" office:value="-1312.251155" calcext:value-type="float">
            <text:p>-1312.251155</text:p>
          </table:table-cell>
          <table:table-cell table:style-name="Default" table:number-columns-repeated="3"/>
          <table:table-cell/>
          <table:table-cell table:style-name="ce2" table:formula="of:=[.N118]" office:value-type="string" office:string-value="def2-TZVPP" calcext:value-type="string">
            <text:p>def2-TZVPP</text:p>
          </table:table-cell>
          <table:table-cell office:value-type="string" calcext:value-type="string">
            <text:p>mp2</text:p>
          </table:table-cell>
          <table:table-cell table:style-name="Default" office:value-type="float" office:value="-1312.251155" calcext:value-type="float">
            <text:p>-1312.251155</text:p>
          </table:table-cell>
          <table:table-cell table:style-name="Default" office:value-type="float" office:value="-200436.9003115" calcext:value-type="float">
            <text:p>-200436.9003115</text:p>
          </table:table-cell>
          <table:table-cell table:style-name="Default" office:value-type="float" office:value="-201749.600427" calcext:value-type="float">
            <text:p>-201749.600427</text:p>
          </table:table-cell>
          <table:table-cell table:style-name="Default" office:value-type="float" office:value="-400896.5610825" calcext:value-type="float">
            <text:p>-400896.561082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119]-[.Q119]-[.P119]-[.E$3]" office:value-type="float" office:value="-0.865496075036162" calcext:value-type="float">
            <text:p>-0.87</text:p>
          </table:table-cell>
          <table:table-cell table:style-name="ce26" table:formula="of:=[.S119]-2*[.Q119]" office:value-type="float" office:value="-21.7191336899996" calcext:value-type="float">
            <text:p>-21.72</text:p>
          </table:table-cell>
          <table:table-cell/>
          <table:table-cell table:style-name="ce16"/>
          <table:table-cell office:value-type="string" calcext:value-type="string">
            <text:p>b3lyp</text:p>
          </table:table-cell>
          <table:table-cell table:style-name="ce31" table:formula="of:=[.Y119]-[.X119]-[.W119]" office:value-type="float" office:value="-0.745641999976215" calcext:value-type="float">
            <text:p>-0.75</text:p>
          </table:table-cell>
          <table:table-cell table:style-name="ce34" table:formula="of:=[.Z119]-2*[.X119]" office:value-type="float" office:value="-21.6603749999776" calcext:value-type="float">
            <text:p>-21.66</text:p>
          </table:table-cell>
          <table:table-cell table:style-name="ce26" table:formula="of:=[.K119]-[.K$3]" office:value-type="float" office:value="-0.678849279996939" calcext:value-type="float">
            <text:p>-0.68</text:p>
          </table:table-cell>
          <table:table-cell table:style-name="Default"/>
          <table:table-cell table:style-name="ce2"/>
          <table:table-cell office:value-type="string" calcext:value-type="string">
            <text:p>b3lyp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65.88922763" calcext:value-type="float">
            <text:p>-200665.88922763</text:p>
          </table:table-cell>
          <table:table-cell table:style-name="Default" office:value-type="float" office:value="-201976.711716805" calcext:value-type="float">
            <text:p>-201976.711716805</text:p>
          </table:table-cell>
          <table:table-cell table:style-name="Default" office:value-type="float" office:value="-401353.49758895" calcext:value-type="float">
            <text:p>-401353.49758895</text:p>
          </table:table-cell>
          <table:table-cell/>
          <table:table-cell table:style-name="ce2"/>
          <table:table-cell office:value-type="string" calcext:value-type="string">
            <text:p>b3lyp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65.8386605" calcext:value-type="float">
            <text:p>-200665.8386605</text:p>
          </table:table-cell>
          <table:table-cell table:style-name="Default" office:value-type="float" office:value="-201976.086559" calcext:value-type="float">
            <text:p>-201976.086559</text:p>
          </table:table-cell>
          <table:table-cell table:style-name="Default" office:value-type="float" office:value="-401353.337696" calcext:value-type="float">
            <text:p>-401353.337696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120]-[.Q120]-[.P120]-[.E$3]" office:value-type="float" office:value="-0.865496075036162" calcext:value-type="float">
            <text:p>-0.87</text:p>
          </table:table-cell>
          <table:table-cell table:style-name="ce26" table:formula="of:=[.S120]-2*[.Q120]-[.$F$3]" office:value-type="float" office:value="-0.737607970018871" calcext:value-type="float">
            <text:p>-0.74</text:p>
          </table:table-cell>
          <table:table-cell/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120]-[.X120]-[.W120]" office:value-type="float" office:value="-1.69869850000759" calcext:value-type="float">
            <text:p>-1.70</text:p>
          </table:table-cell>
          <table:table-cell table:style-name="ce34" table:formula="of:=[.Z120]-2*[.X120]" office:value-type="float" office:value="-24.7085805000388" calcext:value-type="float">
            <text:p>-24.71</text:p>
          </table:table-cell>
          <table:table-cell table:style-name="ce26" table:formula="of:=[.K120]-[.K$3]" office:value-type="float" office:value="-3.7270547800581" calcext:value-type="float">
            <text:p>-3.73</text:p>
          </table:table-cell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65.88922763" calcext:value-type="float">
            <text:p>-200665.88922763</text:p>
          </table:table-cell>
          <table:table-cell table:style-name="Default" office:value-type="float" office:value="-201976.711716805" calcext:value-type="float">
            <text:p>-201976.711716805</text:p>
          </table:table-cell>
          <table:table-cell table:style-name="Default" office:value-type="float" office:value="-401353.49758895" calcext:value-type="float">
            <text:p>-401353.49758895</text:p>
          </table:table-cell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65.8596645" calcext:value-type="float">
            <text:p>-200665.8596645</text:p>
          </table:table-cell>
          <table:table-cell table:style-name="Default" office:value-type="float" office:value="-201977.0606195" calcext:value-type="float">
            <text:p>-201977.0606195</text:p>
          </table:table-cell>
          <table:table-cell table:style-name="Default" office:value-type="float" office:value="-401356.4279095" calcext:value-type="float">
            <text:p>-401356.427909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121]-[.Q121]-[.P121]-[.E$3]" office:value-type="float" office:value="0.450640819985438" calcext:value-type="float">
            <text:p>0.45</text:p>
          </table:table-cell>
          <table:table-cell table:style-name="ce26" table:formula="of:=[.S121]-2*[.Q121]-[.$F$3]" office:value-type="float" office:value="3.29468743997859" calcext:value-type="float">
            <text:p>3.29</text:p>
          </table:table-cell>
          <table:table-cell/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121]-[.X121]-[.W121]" office:value-type="float" office:value="4.23493150001855" calcext:value-type="float">
            <text:p>4.23</text:p>
          </table:table-cell>
          <table:table-cell table:style-name="ce34" table:formula="of:=[.Z121]-2*[.X121]" office:value-type="float" office:value="-17.2574114999734" calcext:value-type="float">
            <text:p>-17.26</text:p>
          </table:table-cell>
          <table:table-cell table:style-name="ce26" table:formula="of:=[.K121]-[.K$3]" office:value-type="float" office:value="3.72411422000732" calcext:value-type="float">
            <text:p>3.72</text:p>
          </table:table-cell>
          <table:table-cell table:style-name="Default"/>
          <table:table-cell table:style-name="ce2"/>
          <table:table-cell office:value-type="string" calcext:value-type="string">
            <text:p>becke97-d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54.45690796" calcext:value-type="float">
            <text:p>-200654.45690796</text:p>
          </table:table-cell>
          <table:table-cell table:style-name="Default" office:value-type="float" office:value="-201973.65398074" calcext:value-type="float">
            <text:p>-201973.65398074</text:p>
          </table:table-cell>
          <table:table-cell table:style-name="Default" office:value-type="float" office:value="-401326.6006542" calcext:value-type="float">
            <text:p>-401326.6006542</text:p>
          </table:table-cell>
          <table:table-cell/>
          <table:table-cell table:style-name="ce2"/>
          <table:table-cell office:value-type="string" calcext:value-type="string">
            <text:p>becke97-d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54.315341" calcext:value-type="float">
            <text:p>-200654.315341</text:p>
          </table:table-cell>
          <table:table-cell table:style-name="Default" office:value-type="float" office:value="-201969.2733865" calcext:value-type="float">
            <text:p>-201969.2733865</text:p>
          </table:table-cell>
          <table:table-cell table:style-name="Default" office:value-type="float" office:value="-401325.8880935" calcext:value-type="float">
            <text:p>-401325.888093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122]-[.Q122]-[.P122]-[.E$3]" office:value-type="float" office:value="0.365574619984272" calcext:value-type="float">
            <text:p>0.37</text:p>
          </table:table-cell>
          <table:table-cell table:style-name="ce26" table:formula="of:=[.S122]-2*[.Q122]-[.$F$3]" office:value-type="float" office:value="-1.74333199998364" calcext:value-type="float">
            <text:p>-1.74</text:p>
          </table:table-cell>
          <table:table-cell/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122]-[.X122]-[.W122]" office:value-type="float" office:value="4.23493150001855" calcext:value-type="float">
            <text:p>4.23</text:p>
          </table:table-cell>
          <table:table-cell table:style-name="ce34" table:formula="of:=[.Z122]-2*[.X122]" office:value-type="float" office:value="-22.4664035000023" calcext:value-type="float">
            <text:p>-22.47</text:p>
          </table:table-cell>
          <table:table-cell table:style-name="ce26" table:formula="of:=[.K122]-[.K$3]" office:value-type="float" office:value="-1.48487778002163" calcext:value-type="float">
            <text:p>-1.48</text:p>
          </table:table-cell>
          <table:table-cell table:style-name="Default"/>
          <table:table-cell table:style-name="ce2"/>
          <table:table-cell office:value-type="string" calcext:value-type="string">
            <text:p>becke97-d-d3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54.55079584" calcext:value-type="float">
            <text:p>-200654.55079584</text:p>
          </table:table-cell>
          <table:table-cell table:style-name="Default" office:value-type="float" office:value="-201973.83293482" calcext:value-type="float">
            <text:p>-201973.83293482</text:p>
          </table:table-cell>
          <table:table-cell table:style-name="Default" office:value-type="float" office:value="-401331.8264494" calcext:value-type="float">
            <text:p>-401331.8264494</text:p>
          </table:table-cell>
          <table:table-cell/>
          <table:table-cell table:style-name="ce2"/>
          <table:table-cell office:value-type="string" calcext:value-type="string">
            <text:p>becke97-d-d3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54.315341" calcext:value-type="float">
            <text:p>-200654.315341</text:p>
          </table:table-cell>
          <table:table-cell table:style-name="Default" office:value-type="float" office:value="-201969.2733865" calcext:value-type="float">
            <text:p>-201969.2733865</text:p>
          </table:table-cell>
          <table:table-cell table:style-name="Default" office:value-type="float" office:value="-401331.0970855" calcext:value-type="float">
            <text:p>-401331.097085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123]-[.Q123]-[.P123]-[.E$3]" office:value-type="float" office:value="-0.379883595024694" calcext:value-type="float">
            <text:p>-0.38</text:p>
          </table:table-cell>
          <table:table-cell table:style-name="ce26" table:formula="of:=[.S123]-2*[.Q123]-[.$F$3]" office:value-type="float" office:value="-1.74390961002791" calcext:value-type="float">
            <text:p>-1.74</text:p>
          </table:table-cell>
          <table:table-cell/>
          <table:table-cell table:style-name="ce16"/>
          <table:table-cell office:value-type="string" calcext:value-type="string">
            <text:p>bhlyp</text:p>
          </table:table-cell>
          <table:table-cell table:style-name="ce31" table:formula="of:=[.Y123]-[.X123]-[.W123]" office:value-type="float" office:value="-0.60386499998117" calcext:value-type="float">
            <text:p>-0.60</text:p>
          </table:table-cell>
          <table:table-cell table:style-name="ce34" table:formula="of:=[.Z123]-2*[.X123]" office:value-type="float" office:value="-22.7447064999724" calcext:value-type="float">
            <text:p>-22.74</text:p>
          </table:table-cell>
          <table:table-cell table:style-name="ce26" table:formula="of:=[.K123]-[.K$3]" office:value-type="float" office:value="-1.76318077999167" calcext:value-type="float">
            <text:p>-1.76</text:p>
          </table:table-cell>
          <table:table-cell table:style-name="Default"/>
          <table:table-cell table:style-name="ce2"/>
          <table:table-cell table:style-name="Default" office:value-type="string" calcext:value-type="string">
            <text:p>bhlyp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49.453623885" calcext:value-type="float">
            <text:p>-200649.453623885</text:p>
          </table:table-cell>
          <table:table-cell table:style-name="Default" office:value-type="float" office:value="-201959.21814158" calcext:value-type="float">
            <text:p>-201959.21814158</text:p>
          </table:table-cell>
          <table:table-cell table:style-name="Default" office:value-type="float" office:value="-401321.6326831" calcext:value-type="float">
            <text:p>-401321.6326831</text:p>
          </table:table-cell>
          <table:table-cell/>
          <table:table-cell table:style-name="ce2"/>
          <table:table-cell office:value-type="string" calcext:value-type="string">
            <text:p>bhlyp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48.948819" calcext:value-type="float">
            <text:p>-200648.948819</text:p>
          </table:table-cell>
          <table:table-cell table:style-name="Default" office:value-type="float" office:value="-201958.4825815" calcext:value-type="float">
            <text:p>-201958.4825815</text:p>
          </table:table-cell>
          <table:table-cell table:style-name="Default" office:value-type="float" office:value="-401320.6423445" calcext:value-type="float">
            <text:p>-401320.642344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124]-[.Q124]-[.P124]-[.E$3]" office:value-type="float" office:value="-1.49367320500733" calcext:value-type="float">
            <text:p>-1.49</text:p>
          </table:table-cell>
          <table:table-cell table:style-name="ce26" table:formula="of:=[.S124]-2*[.Q124]-[.$F$3]" office:value-type="float" office:value="-1.71009316999698" calcext:value-type="float">
            <text:p>-1.71</text:p>
          </table:table-cell>
          <table:table-cell/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124]-[.X124]-[.W124]" office:value-type="float" office:value="-1.29437149999853" calcext:value-type="float">
            <text:p>-1.29</text:p>
          </table:table-cell>
          <table:table-cell table:style-name="ce34" table:formula="of:=[.Z124]-2*[.X124]" office:value-type="float" office:value="-25.1680429999833" calcext:value-type="float">
            <text:p>-25.17</text:p>
          </table:table-cell>
          <table:table-cell table:style-name="ce26" table:formula="of:=[.K124]-[.K$3]" office:value-type="float" office:value="-4.18651728000259" calcext:value-type="float">
            <text:p>-4.19</text:p>
          </table:table-cell>
          <table:table-cell table:style-name="Default"/>
          <table:table-cell table:style-name="ce2"/>
          <table:table-cell office:value-type="string" calcext:value-type="string">
            <text:p>bhlyp-d3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49.470532105" calcext:value-type="float">
            <text:p>-200649.470532105</text:p>
          </table:table-cell>
          <table:table-cell table:style-name="Default" office:value-type="float" office:value="-201960.34883941" calcext:value-type="float">
            <text:p>-201960.34883941</text:p>
          </table:table-cell>
          <table:table-cell table:style-name="Default" office:value-type="float" office:value="-401321.6326831" calcext:value-type="float">
            <text:p>-401321.6326831</text:p>
          </table:table-cell>
          <table:table-cell/>
          <table:table-cell table:style-name="ce2"/>
          <table:table-cell office:value-type="string" calcext:value-type="string">
            <text:p>bhlyp-d3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48.9671975" calcext:value-type="float">
            <text:p>-200648.9671975</text:p>
          </table:table-cell>
          <table:table-cell table:style-name="Default" office:value-type="float" office:value="-201959.1914665" calcext:value-type="float">
            <text:p>-201959.1914665</text:p>
          </table:table-cell>
          <table:table-cell table:style-name="Default" office:value-type="float" office:value="-401323.102438" calcext:value-type="float">
            <text:p>-401323.102438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125]-[.Q125]-[.P125]-[.E$3]" office:value-type="float" office:value="-1.46954486003256" calcext:value-type="float">
            <text:p>-1.47</text:p>
          </table:table-cell>
          <table:table-cell table:style-name="ce26" table:formula="of:=[.S125]-2*[.Q125]-[.$F$3]" office:value-type="float" office:value="401455.48902219" calcext:value-type="float">
            <text:p>401455.49</text:p>
          </table:table-cell>
          <table:table-cell/>
          <table:table-cell table:style-name="ce16"/>
          <table:table-cell office:value-type="string" calcext:value-type="string">
            <text:p>blyp</text:p>
          </table:table-cell>
          <table:table-cell table:style-name="ce31" table:formula="of:=[.Y125]-[.X125]-[.W125]" office:value-type="float" office:value="-0.75351850002653" calcext:value-type="float">
            <text:p>-0.75</text:p>
          </table:table-cell>
          <table:table-cell table:style-name="ce34" table:formula="of:=[.Z125]-2*[.X125]" office:value-type="float" office:value="-20.6206770000281" calcext:value-type="float">
            <text:p>-20.62</text:p>
          </table:table-cell>
          <table:table-cell table:style-name="ce26" table:formula="of:=[.K125]-[.K$3]" office:value-type="float" office:value="0.360848719952628" calcext:value-type="float">
            <text:p>0.36</text:p>
          </table:table-cell>
          <table:table-cell table:style-name="Default"/>
          <table:table-cell table:style-name="ce2"/>
          <table:table-cell office:value-type="string" calcext:value-type="string">
            <text:p>blyp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17.253748235" calcext:value-type="float">
            <text:p>-200717.253748235</text:p>
          </table:table-cell>
          <table:table-cell table:style-name="Default" office:value-type="float" office:value="-202025.506056695" calcext:value-type="float">
            <text:p>-202025.506056695</text:p>
          </table:table-cell>
          <table:table-cell table:style-name="Default"/>
          <table:table-cell/>
          <table:table-cell table:style-name="ce2"/>
          <table:table-cell office:value-type="string" calcext:value-type="string">
            <text:p>blyp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16.565946" calcext:value-type="float">
            <text:p>-200716.565946</text:p>
          </table:table-cell>
          <table:table-cell table:style-name="Default" office:value-type="float" office:value="-202023.6474915" calcext:value-type="float">
            <text:p>-202023.6474915</text:p>
          </table:table-cell>
          <table:table-cell table:style-name="Default" office:value-type="float" office:value="-401453.752569" calcext:value-type="float">
            <text:p>-401453.752569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126]-[.Q126]-[.P126]-[.E$3]" office:value-type="float" office:value="-1.46954486003256" calcext:value-type="float">
            <text:p>-1.47</text:p>
          </table:table-cell>
          <table:table-cell table:style-name="ce26" table:formula="of:=[.S126]-2*[.Q126]-[.$F$3]" office:value-type="float" office:value="0.169292239996139" calcext:value-type="float">
            <text:p>0.17</text:p>
          </table:table-cell>
          <table:table-cell/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126]-[.X126]-[.W126]" office:value-type="float" office:value="-0.729889000019739" calcext:value-type="float">
            <text:p>-0.73</text:p>
          </table:table-cell>
          <table:table-cell table:style-name="ce34" table:formula="of:=[.Z126]-2*[.X126]" office:value-type="float" office:value="-20.5734180000145" calcext:value-type="float">
            <text:p>-20.57</text:p>
          </table:table-cell>
          <table:table-cell table:style-name="ce26" table:formula="of:=[.K126]-[.K$3]" office:value-type="float" office:value="0.40810771996621" calcext:value-type="float">
            <text:p>0.41</text:p>
          </table:table-cell>
          <table:table-cell table:style-name="Default"/>
          <table:table-cell table:style-name="ce2"/>
          <table:table-cell office:value-type="string" calcext:value-type="string">
            <text:p>blyp-d3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17.253748235" calcext:value-type="float">
            <text:p>-200717.253748235</text:p>
          </table:table-cell>
          <table:table-cell table:style-name="Default" office:value-type="float" office:value="-202025.506056695" calcext:value-type="float">
            <text:p>-202025.506056695</text:p>
          </table:table-cell>
          <table:table-cell table:style-name="Default" office:value-type="float" office:value="-401455.31972995" calcext:value-type="float">
            <text:p>-401455.31972995</text:p>
          </table:table-cell>
          <table:table-cell/>
          <table:table-cell table:style-name="ce2"/>
          <table:table-cell office:value-type="string" calcext:value-type="string">
            <text:p>blyp-d3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16.5895755" calcext:value-type="float">
            <text:p>-200716.5895755</text:p>
          </table:table-cell>
          <table:table-cell table:style-name="Default" office:value-type="float" office:value="-202023.6474915" calcext:value-type="float">
            <text:p>-202023.6474915</text:p>
          </table:table-cell>
          <table:table-cell table:style-name="Default" office:value-type="float" office:value="-401453.752569" calcext:value-type="float">
            <text:p>-401453.752569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127]-[.Q127]-[.P127]-[.E$3]" office:value-type="float" office:value="-3.72865633501192" calcext:value-type="float">
            <text:p>-3.73</text:p>
          </table:table-cell>
          <table:table-cell table:style-name="ce26" table:formula="of:=[.S127]-2*[.Q127]-[.$F$3]" office:value-type="float" office:value="0.361426329996902" calcext:value-type="float">
            <text:p>0.36</text:p>
          </table:table-cell>
          <table:table-cell/>
          <table:table-cell table:style-name="ce16"/>
          <table:table-cell office:value-type="string" calcext:value-type="string">
            <text:p>bp86</text:p>
          </table:table-cell>
          <table:table-cell table:style-name="ce31" table:formula="of:=[.Y127]-[.X127]-[.W127]" office:value-type="float" office:value="-0.611741499998516" calcext:value-type="float">
            <text:p>-0.61</text:p>
          </table:table-cell>
          <table:table-cell table:style-name="ce34" table:formula="of:=[.Z127]-2*[.X127]" office:value-type="float" office:value="-20.2216009999975" calcext:value-type="float">
            <text:p>-20.22</text:p>
          </table:table-cell>
          <table:table-cell table:style-name="ce26" table:formula="of:=[.K127]-[.K$3]" office:value-type="float" office:value="0.759924719983246" calcext:value-type="float">
            <text:p>0.76</text:p>
          </table:table-cell>
          <table:table-cell table:style-name="Default"/>
          <table:table-cell table:style-name="ce2"/>
          <table:table-cell office:value-type="string" calcext:value-type="string">
            <text:p>bp86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74.652534255" calcext:value-type="float">
            <text:p>-200774.652534255</text:p>
          </table:table-cell>
          <table:table-cell table:style-name="Default" office:value-type="float" office:value="-202091.16059619" calcext:value-type="float">
            <text:p>-202091.16059619</text:p>
          </table:table-cell>
          <table:table-cell table:style-name="Default" office:value-type="float" office:value="-401569.9251679" calcext:value-type="float">
            <text:p>-401569.9251679</text:p>
          </table:table-cell>
          <table:table-cell/>
          <table:table-cell table:style-name="ce2"/>
          <table:table-cell office:value-type="string" calcext:value-type="string">
            <text:p>bp86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74.106404" calcext:value-type="float">
            <text:p>-200774.106404</text:p>
          </table:table-cell>
          <table:table-cell table:style-name="Default" office:value-type="float" office:value="-202087.0428145" calcext:value-type="float">
            <text:p>-202087.0428145</text:p>
          </table:table-cell>
          <table:table-cell table:style-name="Default" office:value-type="float" office:value="-401568.434409" calcext:value-type="float">
            <text:p>-401568.434409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128]-[.Q128]-[.P128]-[.E$3]" office:value-type="float" office:value="-3.70447548002107" calcext:value-type="float">
            <text:p>-3.70</text:p>
          </table:table-cell>
          <table:table-cell table:style-name="ce26" table:formula="of:=[.S128]-2*[.Q128]-[.$F$3]" office:value-type="float" office:value="0.409788039978594" calcext:value-type="float">
            <text:p>0.41</text:p>
          </table:table-cell>
          <table:table-cell/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128]-[.X128]-[.W128]" office:value-type="float" office:value="-1.73545550001427" calcext:value-type="float">
            <text:p>-1.74</text:p>
          </table:table-cell>
          <table:table-cell table:style-name="ce34" table:formula="of:=[.Z128]-2*[.X128]" office:value-type="float" office:value="-20.1743419999839" calcext:value-type="float">
            <text:p>-20.17</text:p>
          </table:table-cell>
          <table:table-cell table:style-name="ce26" table:formula="of:=[.K128]-[.K$3]" office:value-type="float" office:value="0.807183719996829" calcext:value-type="float">
            <text:p>0.81</text:p>
          </table:table-cell>
          <table:table-cell table:style-name="Default"/>
          <table:table-cell table:style-name="ce2"/>
          <table:table-cell office:value-type="string" calcext:value-type="string">
            <text:p>bp86-d3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74.67671511" calcext:value-type="float">
            <text:p>-200774.67671511</text:p>
          </table:table-cell>
          <table:table-cell table:style-name="Default" office:value-type="float" office:value="-202091.16059619" calcext:value-type="float">
            <text:p>-202091.16059619</text:p>
          </table:table-cell>
          <table:table-cell table:style-name="Default" office:value-type="float" office:value="-401569.9251679" calcext:value-type="float">
            <text:p>-401569.9251679</text:p>
          </table:table-cell>
          <table:table-cell/>
          <table:table-cell table:style-name="ce2"/>
          <table:table-cell office:value-type="string" calcext:value-type="string">
            <text:p>bp86-d3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74.1300335" calcext:value-type="float">
            <text:p>-200774.1300335</text:p>
          </table:table-cell>
          <table:table-cell table:style-name="Default" office:value-type="float" office:value="-202088.190158" calcext:value-type="float">
            <text:p>-202088.190158</text:p>
          </table:table-cell>
          <table:table-cell table:style-name="Default" office:value-type="float" office:value="-401568.434409" calcext:value-type="float">
            <text:p>-401568.434409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129]-[.Q129]-[.P129]-[.E$3]" office:value-type="float" office:value="-0.255461149998837" calcext:value-type="float">
            <text:p>-0.26</text:p>
          </table:table-cell>
          <table:table-cell table:style-name="ce26" table:formula="of:=[.S129]-2*[.Q129]-[.$F$3]" office:value-type="float" office:value="-2.25950530002592" calcext:value-type="float">
            <text:p>-2.26</text:p>
          </table:table-cell>
          <table:table-cell/>
          <table:table-cell table:style-name="ce18"/>
          <table:table-cell office:value-type="string" calcext:value-type="string">
            <text:p>pbe0</text:p>
          </table:table-cell>
          <table:table-cell table:style-name="ce31" table:formula="of:=[.Y129]-[.X129]-[.W129]" office:value-type="float" office:value="-0.693132000007608" calcext:value-type="float">
            <text:p>-0.69</text:p>
          </table:table-cell>
          <table:table-cell table:style-name="ce34" table:formula="of:=[.Z129]-2*[.X129]" office:value-type="float" office:value="-23.1280295000179" calcext:value-type="float">
            <text:p>-23.13</text:p>
          </table:table-cell>
          <table:table-cell table:style-name="ce26" table:formula="of:=[.K129]-[.K$3]" office:value-type="float" office:value="-2.14650378003716" calcext:value-type="float">
            <text:p>-2.15</text:p>
          </table:table-cell>
          <table:table-cell table:style-name="Default"/>
          <table:table-cell table:style-name="ce2"/>
          <table:table-cell office:value-type="string" calcext:value-type="string">
            <text:p>pbe0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37.85624754" calcext:value-type="float">
            <text:p>-200537.85624754</text:p>
          </table:table-cell>
          <table:table-cell table:style-name="Default" office:value-type="float" office:value="-201854.03646329" calcext:value-type="float">
            <text:p>-201854.03646329</text:p>
          </table:table-cell>
          <table:table-cell table:style-name="Default" office:value-type="float" office:value="-401098.9535261" calcext:value-type="float">
            <text:p>-401098.9535261</text:p>
          </table:table-cell>
          <table:table-cell/>
          <table:table-cell table:style-name="ce2"/>
          <table:table-cell office:value-type="string" calcext:value-type="string">
            <text:p>pbe0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37.848161" calcext:value-type="float">
            <text:p>-200537.848161</text:p>
          </table:table-cell>
          <table:table-cell table:style-name="Default" office:value-type="float" office:value="-201854.011311" calcext:value-type="float">
            <text:p>-201854.011311</text:p>
          </table:table-cell>
          <table:table-cell table:style-name="Default" office:value-type="float" office:value="-401098.8243515" calcext:value-type="float">
            <text:p>-401098.824351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130]-[.Q130]-[.P130]-[.E$3]" office:value-type="float" office:value="-1.19462875501335" calcext:value-type="float">
            <text:p>-1.19</text:p>
          </table:table-cell>
          <table:table-cell table:style-name="ce26" table:formula="of:=[.S130]-2*[.Q130]-[.$F$3]" office:value-type="float" office:value="-2.25950530002592" calcext:value-type="float">
            <text:p>-2.26</text:p>
          </table:table-cell>
          <table:table-cell/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130]-[.X130]-[.W130]" office:value-type="float" office:value="-1.41776999999274" calcext:value-type="float">
            <text:p>-1.42</text:p>
          </table:table-cell>
          <table:table-cell table:style-name="ce34" table:formula="of:=[.Z130]-2*[.X130]" office:value-type="float" office:value="-23.1280295000179" calcext:value-type="float">
            <text:p>-23.13</text:p>
          </table:table-cell>
          <table:table-cell table:style-name="ce26" table:formula="of:=[.K130]-[.K$3]" office:value-type="float" office:value="-2.14650378003716" calcext:value-type="float">
            <text:p>-2.15</text:p>
          </table:table-cell>
          <table:table-cell table:style-name="Default"/>
          <table:table-cell table:style-name="ce2"/>
          <table:table-cell office:value-type="string" calcext:value-type="string">
            <text:p>pbe0-d3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37.85624754" calcext:value-type="float">
            <text:p>-200537.85624754</text:p>
          </table:table-cell>
          <table:table-cell table:style-name="Default" office:value-type="float" office:value="-201854.975630895" calcext:value-type="float">
            <text:p>-201854.975630895</text:p>
          </table:table-cell>
          <table:table-cell table:style-name="Default" office:value-type="float" office:value="-401098.9535261" calcext:value-type="float">
            <text:p>-401098.9535261</text:p>
          </table:table-cell>
          <table:table-cell/>
          <table:table-cell table:style-name="ce2"/>
          <table:table-cell office:value-type="string" calcext:value-type="string">
            <text:p>pbe0-d3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37.848161" calcext:value-type="float">
            <text:p>-200537.848161</text:p>
          </table:table-cell>
          <table:table-cell table:style-name="Default" office:value-type="float" office:value="-201854.735949" calcext:value-type="float">
            <text:p>-201854.735949</text:p>
          </table:table-cell>
          <table:table-cell table:style-name="Default" office:value-type="float" office:value="-401098.8243515" calcext:value-type="float">
            <text:p>-401098.824351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131]-[.Q131]-[.P131]-[.E$3]" office:value-type="float" office:value="-0.918399900024042" calcext:value-type="float">
            <text:p>-0.92</text:p>
          </table:table-cell>
          <table:table-cell table:style-name="ce26" table:formula="of:=[.S131]-2*[.Q131]-[.$F$3]" office:value-type="float" office:value="-3.4899196200422" calcext:value-type="float">
            <text:p>-3.49</text:p>
          </table:table-cell>
          <table:table-cell/>
          <table:table-cell table:style-name="ce18"/>
          <table:table-cell office:value-type="string" calcext:value-type="string">
            <text:p>pbe96</text:p>
          </table:table-cell>
          <table:table-cell table:style-name="ce31" table:formula="of:=[.Y131]-[.X131]-[.W131]" office:value-type="float" office:value="-1.12633950000236" calcext:value-type="float">
            <text:p>-1.13</text:p>
          </table:table-cell>
          <table:table-cell table:style-name="ce34" table:formula="of:=[.Z131]-2*[.X131]" office:value-type="float" office:value="-24.0574565000134" calcext:value-type="float">
            <text:p>-24.06</text:p>
          </table:table-cell>
          <table:table-cell table:style-name="ce26" table:formula="of:=[.K131]-[.K$3]" office:value-type="float" office:value="-3.07593078003265" calcext:value-type="float">
            <text:p>-3.08</text:p>
          </table:table-cell>
          <table:table-cell table:style-name="Default"/>
          <table:table-cell table:style-name="ce2"/>
          <table:table-cell office:value-type="string" calcext:value-type="string">
            <text:p>pbe96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36.732874855" calcext:value-type="float">
            <text:p>-200536.732874855</text:p>
          </table:table-cell>
          <table:table-cell table:style-name="Default" office:value-type="float" office:value="-201849.850444855" calcext:value-type="float">
            <text:p>-201849.850444855</text:p>
          </table:table-cell>
          <table:table-cell table:style-name="Default" office:value-type="float" office:value="-401097.93719505" calcext:value-type="float">
            <text:p>-401097.93719505</text:p>
          </table:table-cell>
          <table:table-cell/>
          <table:table-cell table:style-name="ce2"/>
          <table:table-cell office:value-type="string" calcext:value-type="string">
            <text:p>pbe96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36.220351" calcext:value-type="float">
            <text:p>-200536.220351</text:p>
          </table:table-cell>
          <table:table-cell table:style-name="Default" office:value-type="float" office:value="-201849.091124" calcext:value-type="float">
            <text:p>-201849.091124</text:p>
          </table:table-cell>
          <table:table-cell table:style-name="Default" office:value-type="float" office:value="-401096.4981585" calcext:value-type="float">
            <text:p>-401096.498158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132]-[.Q132]-[.P132]-[.E$3]" office:value-type="float" office:value="-0.918399900024042" calcext:value-type="float">
            <text:p>-0.92</text:p>
          </table:table-cell>
          <table:table-cell table:style-name="ce26" table:formula="of:=[.S132]-2*[.Q132]-[.$F$3]" office:value-type="float" office:value="-3.4899196200422" calcext:value-type="float">
            <text:p>-3.49</text:p>
          </table:table-cell>
          <table:table-cell/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132]-[.X132]-[.W132]" office:value-type="float" office:value="-1.11583750001228" calcext:value-type="float">
            <text:p>-1.12</text:p>
          </table:table-cell>
          <table:table-cell table:style-name="ce34" table:formula="of:=[.Z132]-2*[.X132]" office:value-type="float" office:value="-25.879553500039" calcext:value-type="float">
            <text:p>-25.88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96-d3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36.732874855" calcext:value-type="float">
            <text:p>-200536.732874855</text:p>
          </table:table-cell>
          <table:table-cell table:style-name="Default" office:value-type="float" office:value="-201849.850444855" calcext:value-type="float">
            <text:p>-201849.850444855</text:p>
          </table:table-cell>
          <table:table-cell table:style-name="Default" office:value-type="float" office:value="-401097.93719505" calcext:value-type="float">
            <text:p>-401097.93719505</text:p>
          </table:table-cell>
          <table:table-cell/>
          <table:table-cell table:style-name="ce2"/>
          <table:table-cell office:value-type="string" calcext:value-type="string">
            <text:p>pbe96-d3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36.230853" calcext:value-type="float">
            <text:p>-200536.230853</text:p>
          </table:table-cell>
          <table:table-cell table:style-name="Default" office:value-type="float" office:value="-201849.091124" calcext:value-type="float">
            <text:p>-201849.091124</text:p>
          </table:table-cell>
          <table:table-cell table:style-name="Default" office:value-type="float" office:value="-401098.3412595" calcext:value-type="float">
            <text:p>-401098.341259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133]-[.Q133]-[.P133]-[.E$3]" office:value-type="float" office:value="-9.46085797502678" calcext:value-type="float">
            <text:p>-9.46</text:p>
          </table:table-cell>
          <table:table-cell table:style-name="ce26" table:formula="of:=[.S133]-2*[.Q133]-[.$F$3]" office:value-type="float" office:value="-0.731936890049838" calcext:value-type="float">
            <text:p>-0.73</text:p>
          </table:table-cell>
          <table:table-cell/>
          <table:table-cell table:style-name="ce18"/>
          <table:table-cell office:value-type="string" calcext:value-type="string">
            <text:p>tpss</text:p>
          </table:table-cell>
          <table:table-cell table:style-name="ce31" table:formula="of:=[.Y133]-[.X133]-[.W133]" office:value-type="float" office:value="-0.464713500007292" calcext:value-type="float">
            <text:p>-0.46</text:p>
          </table:table-cell>
          <table:table-cell table:style-name="ce34" table:formula="of:=[.Z133]-2*[.X133]" office:value-type="float" office:value="-21.4293310000212" calcext:value-type="float">
            <text:p>-21.43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64.476306295" calcext:value-type="float">
            <text:p>-200764.476306295</text:p>
          </table:table-cell>
          <table:table-cell table:style-name="Default" office:value-type="float" office:value="-202086.79270937" calcext:value-type="float">
            <text:p>-202086.79270937</text:p>
          </table:table-cell>
          <table:table-cell table:style-name="Default" office:value-type="float" office:value="-401550.6660752" calcext:value-type="float">
            <text:p>-401550.6660752</text:p>
          </table:table-cell>
          <table:table-cell/>
          <table:table-cell table:style-name="ce2"/>
          <table:table-cell office:value-type="string" calcext:value-type="string">
            <text:p>tpss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64.0848705" calcext:value-type="float">
            <text:p>-200764.0848705</text:p>
          </table:table-cell>
          <table:table-cell table:style-name="Default" office:value-type="float" office:value="-202076.9503925" calcext:value-type="float">
            <text:p>-202076.9503925</text:p>
          </table:table-cell>
          <table:table-cell table:style-name="Default" office:value-type="float" office:value="-401549.599072" calcext:value-type="float">
            <text:p>-401549.599072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134]-[.Q134]-[.P134]-[.E$3]" office:value-type="float" office:value="-11.0580809000451" calcext:value-type="float">
            <text:p>-11.06</text:p>
          </table:table-cell>
          <table:table-cell table:style-name="ce26" table:formula="of:=[.S134]-2*[.Q134]-[.$F$3]" office:value-type="float" office:value="-3.3172667400213" calcext:value-type="float">
            <text:p>-3.32</text:p>
          </table:table-cell>
          <table:table-cell/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134]-[.X134]-[.W134]" office:value-type="float" office:value="-0.464713500007292" calcext:value-type="float">
            <text:p>-0.46</text:p>
          </table:table-cell>
          <table:table-cell table:style-name="ce34" table:formula="of:=[.Z134]-2*[.X134]" office:value-type="float" office:value="-23.9944445000147" calcext:value-type="float">
            <text:p>-23.99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-d3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64.49219057" calcext:value-type="float">
            <text:p>-200764.49219057</text:p>
          </table:table-cell>
          <table:table-cell table:style-name="Default" office:value-type="float" office:value="-202088.40581657" calcext:value-type="float">
            <text:p>-202088.40581657</text:p>
          </table:table-cell>
          <table:table-cell table:style-name="Default" office:value-type="float" office:value="-401553.2831736" calcext:value-type="float">
            <text:p>-401553.2831736</text:p>
          </table:table-cell>
          <table:table-cell/>
          <table:table-cell table:style-name="ce2"/>
          <table:table-cell office:value-type="string" calcext:value-type="string">
            <text:p>tpss-d3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64.0848705" calcext:value-type="float">
            <text:p>-200764.0848705</text:p>
          </table:table-cell>
          <table:table-cell table:style-name="Default" office:value-type="float" office:value="-202076.9503925" calcext:value-type="float">
            <text:p>-202076.9503925</text:p>
          </table:table-cell>
          <table:table-cell table:style-name="Default" office:value-type="float" office:value="-401552.1641855" calcext:value-type="float">
            <text:p>-401552.164185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135]-[.Q135]-[.P135]-[.E$3]" office:value-type="float" office:value="-7.16249527502578" calcext:value-type="float">
            <text:p>-7.16</text:p>
          </table:table-cell>
          <table:table-cell table:style-name="ce26" table:formula="of:=[.S135]-2*[.Q135]-[.$F$3]" office:value-type="float" office:value="-0.527042870060541" calcext:value-type="float">
            <text:p>-0.53</text:p>
          </table:table-cell>
          <table:table-cell/>
          <table:table-cell table:style-name="ce18"/>
          <table:table-cell office:value-type="string" calcext:value-type="string">
            <text:p>tpssh</text:p>
          </table:table-cell>
          <table:table-cell table:style-name="ce31" table:formula="of:=[.Y135]-[.X135]-[.W135]" office:value-type="float" office:value="-0.640621999992391" calcext:value-type="float">
            <text:p>-0.64</text:p>
          </table:table-cell>
          <table:table-cell table:style-name="ce34" table:formula="of:=[.Z135]-2*[.X135]" office:value-type="float" office:value="-21.3426894999575" calcext:value-type="float">
            <text:p>-21.3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h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2.478081955" calcext:value-type="float">
            <text:p>-200742.478081955</text:p>
          </table:table-cell>
          <table:table-cell table:style-name="Default" office:value-type="float" office:value="-202062.45936533" calcext:value-type="float">
            <text:p>-202062.45936533</text:p>
          </table:table-cell>
          <table:table-cell table:style-name="Default" office:value-type="float" office:value="-401506.4647325" calcext:value-type="float">
            <text:p>-401506.4647325</text:p>
          </table:table-cell>
          <table:table-cell/>
          <table:table-cell table:style-name="ce2"/>
          <table:table-cell office:value-type="string" calcext:value-type="string">
            <text:p>tpssh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2.3719855" calcext:value-type="float">
            <text:p>-200742.3719855</text:p>
          </table:table-cell>
          <table:table-cell table:style-name="Default" office:value-type="float" office:value="-202055.376659" calcext:value-type="float">
            <text:p>-202055.376659</text:p>
          </table:table-cell>
          <table:table-cell table:style-name="Default" office:value-type="float" office:value="-401506.0866605" calcext:value-type="float">
            <text:p>-401506.08666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136]-[.Q136]-[.P136]-[.E$3]" office:value-type="float" office:value="-8.86996294502524" calcext:value-type="float">
            <text:p>-8.87</text:p>
          </table:table-cell>
          <table:table-cell table:style-name="ce26" table:formula="of:=[.S136]-2*[.Q136]-[.$F$3]" office:value-type="float" office:value="-0.495064280054066" calcext:value-type="float">
            <text:p>-0.50</text:p>
          </table:table-cell>
          <table:table-cell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136]-[.X136]-[.W136]" office:value-type="float" office:value="-1.54379399998356" calcext:value-type="float">
            <text:p>-1.54</text:p>
          </table:table-cell>
          <table:table-cell table:style-name="ce35" table:formula="of:=[.Z136]-2*[.X136]" office:value-type="float" office:value="-23.863169499964" calcext:value-type="float">
            <text:p>-23.86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h-d3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2.49407125" calcext:value-type="float">
            <text:p>-200742.49407125</text:p>
          </table:table-cell>
          <table:table-cell table:style-name="Default" office:value-type="float" office:value="-202064.182822295" calcext:value-type="float">
            <text:p>-202064.182822295</text:p>
          </table:table-cell>
          <table:table-cell table:style-name="Default" office:value-type="float" office:value="-401506.4647325" calcext:value-type="float">
            <text:p>-401506.4647325</text:p>
          </table:table-cell>
          <table:table-cell/>
          <table:table-cell table:style-name="ce2"/>
          <table:table-cell office:value-type="string" calcext:value-type="string">
            <text:p>tpssh-d3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2.3719855" calcext:value-type="float">
            <text:p>-200742.3719855</text:p>
          </table:table-cell>
          <table:table-cell table:style-name="Default" office:value-type="float" office:value="-202056.279831" calcext:value-type="float">
            <text:p>-202056.279831</text:p>
          </table:table-cell>
          <table:table-cell table:style-name="Default" office:value-type="float" office:value="-401508.6071405" calcext:value-type="float">
            <text:p>-401508.60714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4" table:formula="of:=[.N137]" office:value-type="string" office:string-value="def2-TZVPPD" calcext:value-type="string">
            <text:p>def2-TZVPPD</text:p>
          </table:table-cell>
          <table:table-cell table:style-name="ce21" office:value-type="string" calcext:value-type="string">
            <text:p>mp2</text:p>
          </table:table-cell>
          <table:table-cell table:style-name="ce6" table:formula="of:=[.R137]-[.Q137]-[.P137]-[.E$3]" office:value-type="float" office:value="1312.70589159998" calcext:value-type="float">
            <text:p>1312.71</text:p>
          </table:table-cell>
          <table:table-cell table:style-name="ce26"/>
          <table:table-cell/>
          <table:table-cell table:style-name="ce14" table:formula="of:=[.N137]" office:value-type="string" office:string-value="def2-TZVPPD" calcext:value-type="string">
            <text:p>def2-TZVPPD</text:p>
          </table:table-cell>
          <table:table-cell table:style-name="ce21" office:value-type="string" calcext:value-type="string">
            <text:p>mp2</text:p>
          </table:table-cell>
          <table:table-cell table:style-name="ce23"/>
          <table:table-cell table:style-name="ce34" table:formula="of:=[.Z137]-2*[.X137]" office:value-type="float" office:value="-21.3033070000238" calcext:value-type="float">
            <text:p>-21.30</text:p>
          </table:table-cell>
          <table:table-cell table:style-name="ce29"/>
          <table:table-cell table:style-name="Default"/>
          <table:table-cell table:style-name="ce2" office:value-type="string" calcext:value-type="string">
            <text:p>def2-TZVPPD</text:p>
          </table:table-cell>
          <table:table-cell table:style-name="Default" office:value-type="string" calcext:value-type="string">
            <text:p>mp2</text:p>
          </table:table-cell>
          <table:table-cell table:style-name="Default" office:value-type="float" office:value="-1312.251155" calcext:value-type="float">
            <text:p>-1312.251155</text:p>
          </table:table-cell>
          <table:table-cell table:style-name="Default" table:number-columns-repeated="3"/>
          <table:table-cell/>
          <table:table-cell table:style-name="ce2" table:formula="of:=[.N137]" office:value-type="string" office:string-value="def2-TZVPPD" calcext:value-type="string">
            <text:p>def2-TZVPPD</text:p>
          </table:table-cell>
          <table:table-cell table:style-name="Default" office:value-type="string" calcext:value-type="string">
            <text:p>mp2</text:p>
          </table:table-cell>
          <table:table-cell table:style-name="Default" office:value-type="float" office:value="-1312.251155" calcext:value-type="float">
            <text:p>-1312.251155</text:p>
          </table:table-cell>
          <table:table-cell table:style-name="Default" office:value-type="float" office:value="-200447.05312" calcext:value-type="float">
            <text:p>-200447.05312</text:p>
          </table:table-cell>
          <table:table-cell table:style-name="Default" office:value-type="float" office:value="-201759.430299" calcext:value-type="float">
            <text:p>-201759.430299</text:p>
          </table:table-cell>
          <table:table-cell table:style-name="Default" office:value-type="float" office:value="-400915.409547" calcext:value-type="float">
            <text:p>-400915.409547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138]-[.Q138]-[.P138]-[.E$3]" office:value-type="float" office:value="201983.22377071" calcext:value-type="float">
            <text:p>201983.22</text:p>
          </table:table-cell>
          <table:table-cell table:style-name="ce26" table:formula="of:=[.S138]-2*[.Q138]-[.$F$3]" office:value-type="float" office:value="2.09903473994927" calcext:value-type="float">
            <text:p>2.10</text:p>
          </table:table-cell>
          <table:table-cell/>
          <table:table-cell table:style-name="ce16"/>
          <table:table-cell office:value-type="string" calcext:value-type="string">
            <text:p>b3lyp</text:p>
          </table:table-cell>
          <table:table-cell table:style-name="ce31" table:formula="of:=[.Y138]-[.X138]-[.W138]" office:value-type="float" office:value="-0.215291000011348" calcext:value-type="float">
            <text:p>-0.22</text:p>
          </table:table-cell>
          <table:table-cell table:style-name="ce34" table:formula="of:=[.Z138]-2*[.X138]" office:value-type="float" office:value="-18.8878469999763" calcext:value-type="float">
            <text:p>-18.89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3lyp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73.26677761" calcext:value-type="float">
            <text:p>-200673.26677761</text:p>
          </table:table-cell>
          <table:table-cell table:style-name="Default"/>
          <table:table-cell table:style-name="Default" office:value-type="float" office:value="-401365.4160462" calcext:value-type="float">
            <text:p>-401365.4160462</text:p>
          </table:table-cell>
          <table:table-cell/>
          <table:table-cell table:style-name="ce2"/>
          <table:table-cell office:value-type="string" calcext:value-type="string">
            <text:p>b3lyp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73.187435" calcext:value-type="float">
            <text:p>-200673.187435</text:p>
          </table:table-cell>
          <table:table-cell table:style-name="Default" office:value-type="float" office:value="-201982.9049825" calcext:value-type="float">
            <text:p>-201982.9049825</text:p>
          </table:table-cell>
          <table:table-cell table:style-name="Default" office:value-type="float" office:value="-401365.262717" calcext:value-type="float">
            <text:p>-401365.262717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139]-[.Q139]-[.P139]-[.E$3]" office:value-type="float" office:value="201983.245746145" calcext:value-type="float">
            <text:p>201983.25</text:p>
          </table:table-cell>
          <table:table-cell table:style-name="ce26" table:formula="of:=[.S139]-2*[.Q139]-[.$F$3]" office:value-type="float" office:value="-0.979258990031667" calcext:value-type="float">
            <text:p>-0.98</text:p>
          </table:table-cell>
          <table:table-cell/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139]-[.X139]-[.W139]" office:value-type="float" office:value="-0.194287000002078" calcext:value-type="float">
            <text:p>-0.19</text:p>
          </table:table-cell>
          <table:table-cell table:style-name="ce34" table:formula="of:=[.Z139]-2*[.X139]" office:value-type="float" office:value="-21.9334270000108" calcext:value-type="float">
            <text:p>-21.93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73.288753045" calcext:value-type="float">
            <text:p>-200673.288753045</text:p>
          </table:table-cell>
          <table:table-cell table:style-name="Default"/>
          <table:table-cell table:style-name="Default" office:value-type="float" office:value="-401368.5382908" calcext:value-type="float">
            <text:p>-401368.5382908</text:p>
          </table:table-cell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table:style-name="Default" office:value-type="float" office:value="-1309.5022565" calcext:value-type="float">
            <text:p>-1309.5022565</text:p>
          </table:table-cell>
          <table:table-cell table:style-name="Default" office:value-type="float" office:value="-200673.208439" calcext:value-type="float">
            <text:p>-200673.208439</text:p>
          </table:table-cell>
          <table:table-cell table:style-name="Default" office:value-type="float" office:value="-201982.9049825" calcext:value-type="float">
            <text:p>-201982.9049825</text:p>
          </table:table-cell>
          <table:table-cell table:style-name="Default" office:value-type="float" office:value="-401368.350305" calcext:value-type="float">
            <text:p>-401368.3503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140]-[.Q140]-[.P140]-[.E$3]" office:value-type="float" office:value="201982.21967449" calcext:value-type="float">
            <text:p>201982.22</text:p>
          </table:table-cell>
          <table:table-cell table:style-name="ce26" table:formula="of:=[.S140]-2*[.Q140]-[.$F$3]" office:value-type="float" office:value="6.40306939999573" calcext:value-type="float">
            <text:p>6.40</text:p>
          </table:table-cell>
          <table:table-cell/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140]-[.X140]-[.W140]" office:value-type="float" office:value="4.94644199998697" calcext:value-type="float">
            <text:p>4.95</text:p>
          </table:table-cell>
          <table:table-cell table:style-name="ce34" table:formula="of:=[.Z140]-2*[.X140]" office:value-type="float" office:value="-14.2328355000354" calcext:value-type="float">
            <text:p>-14.23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ecke97-d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62.57196089" calcext:value-type="float">
            <text:p>-200662.57196089</text:p>
          </table:table-cell>
          <table:table-cell table:style-name="Default"/>
          <table:table-cell table:style-name="Default" office:value-type="float" office:value="-401339.7223781" calcext:value-type="float">
            <text:p>-401339.7223781</text:p>
          </table:table-cell>
          <table:table-cell/>
          <table:table-cell table:style-name="ce2"/>
          <table:table-cell office:value-type="string" calcext:value-type="string">
            <text:p>becke97-d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62.412383" calcext:value-type="float">
            <text:p>-200662.412383</text:p>
          </table:table-cell>
          <table:table-cell table:style-name="Default" office:value-type="float" office:value="-201976.658918" calcext:value-type="float">
            <text:p>-201976.658918</text:p>
          </table:table-cell>
          <table:table-cell table:style-name="Default" office:value-type="float" office:value="-401339.0576015" calcext:value-type="float">
            <text:p>-401339.057601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141]-[.Q141]-[.P141]-[.E$3]" office:value-type="float" office:value="201982.21967449" calcext:value-type="float">
            <text:p>201982.22</text:p>
          </table:table-cell>
          <table:table-cell table:style-name="ce26" table:formula="of:=[.S141]-2*[.Q141]-[.$F$3]" office:value-type="float" office:value="1.11688769998727" calcext:value-type="float">
            <text:p>1.12</text:p>
          </table:table-cell>
          <table:table-cell/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141]-[.X141]-[.W141]" office:value-type="float" office:value="3.83848099998545" calcext:value-type="float">
            <text:p>3.84</text:p>
          </table:table-cell>
          <table:table-cell table:style-name="ce34" table:formula="of:=[.Z141]-2*[.X141]" office:value-type="float" office:value="-19.4418275000062" calcext:value-type="float">
            <text:p>-19.4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ecke97-d-d3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62.57196089" calcext:value-type="float">
            <text:p>-200662.57196089</text:p>
          </table:table-cell>
          <table:table-cell table:style-name="Default"/>
          <table:table-cell table:style-name="Default" office:value-type="float" office:value="-401345.0085598" calcext:value-type="float">
            <text:p>-401345.0085598</text:p>
          </table:table-cell>
          <table:table-cell/>
          <table:table-cell table:style-name="ce2"/>
          <table:table-cell office:value-type="string" calcext:value-type="string">
            <text:p>becke97-d-d3</text:p>
          </table:table-cell>
          <table:table-cell table:style-name="Default" office:value-type="float" office:value="-1319.192977" calcext:value-type="float">
            <text:p>-1319.192977</text:p>
          </table:table-cell>
          <table:table-cell table:style-name="Default" office:value-type="float" office:value="-200662.412383" calcext:value-type="float">
            <text:p>-200662.412383</text:p>
          </table:table-cell>
          <table:table-cell table:style-name="Default" office:value-type="float" office:value="-201977.766879" calcext:value-type="float">
            <text:p>-201977.766879</text:p>
          </table:table-cell>
          <table:table-cell table:style-name="Default" office:value-type="float" office:value="-401344.2665935" calcext:value-type="float">
            <text:p>-401344.266593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style-name="Default"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142]-[.Q142]-[.P142]-[.E$3]" office:value-type="float" office:value="201964.35571998" calcext:value-type="float">
            <text:p>201964.36</text:p>
          </table:table-cell>
          <table:table-cell table:style-name="ce26" table:formula="of:=[.S142]-2*[.Q142]-[.$F$3]" office:value-type="float" office:value="0.402384129993152" calcext:value-type="float">
            <text:p>0.40</text:p>
          </table:table-cell>
          <table:table-cell/>
          <table:table-cell table:style-name="ce16"/>
          <table:table-cell office:value-type="string" calcext:value-type="string">
            <text:p>bhlyp</text:p>
          </table:table-cell>
          <table:table-cell table:style-name="ce31" table:formula="of:=[.Y142]-[.X142]-[.W142]" office:value-type="float" office:value="-0.207414499977176" calcext:value-type="float">
            <text:p>-0.21</text:p>
          </table:table-cell>
          <table:table-cell table:style-name="ce34" table:formula="of:=[.Z142]-2*[.X142]" office:value-type="float" office:value="-20.6154259999748" calcext:value-type="float">
            <text:p>-20.62</text:p>
          </table:table-cell>
          <table:table-cell table:style-name="ce29"/>
          <table:table-cell table:style-name="Default"/>
          <table:table-cell table:style-name="ce2"/>
          <table:table-cell table:style-name="Default" office:value-type="string" calcext:value-type="string">
            <text:p>bhlyp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54.97108588" calcext:value-type="float">
            <text:p>-200654.97108588</text:p>
          </table:table-cell>
          <table:table-cell table:style-name="Default"/>
          <table:table-cell table:style-name="Default" office:value-type="float" office:value="-401330.52131335" calcext:value-type="float">
            <text:p>-401330.52131335</text:p>
          </table:table-cell>
          <table:table-cell/>
          <table:table-cell table:style-name="ce2"/>
          <table:table-cell office:value-type="string" calcext:value-type="string">
            <text:p>bhlyp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54.46762" calcext:value-type="float">
            <text:p>-200654.46762</text:p>
          </table:table-cell>
          <table:table-cell table:style-name="Default" office:value-type="float" office:value="-201963.604932" calcext:value-type="float">
            <text:p>-201963.604932</text:p>
          </table:table-cell>
          <table:table-cell table:style-name="Default" office:value-type="float" office:value="-401329.550666" calcext:value-type="float">
            <text:p>-401329.550666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143]-[.Q143]-[.P143]-[.E$3]" office:value-type="float" office:value="201964.35571998" calcext:value-type="float">
            <text:p>201964.36</text:p>
          </table:table-cell>
          <table:table-cell table:style-name="ce26" table:formula="of:=[.S143]-2*[.Q143]-[.$F$3]" office:value-type="float" office:value="0.402384129993152" calcext:value-type="float">
            <text:p>0.40</text:p>
          </table:table-cell>
          <table:table-cell/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143]-[.X143]-[.W143]" office:value-type="float" office:value="-0.900546499992061" calcext:value-type="float">
            <text:p>-0.90</text:p>
          </table:table-cell>
          <table:table-cell table:style-name="ce34" table:formula="of:=[.Z143]-2*[.X143]" office:value-type="float" office:value="-20.5839200000046" calcext:value-type="float">
            <text:p>-20.58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hlyp-d3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54.97108588" calcext:value-type="float">
            <text:p>-200654.97108588</text:p>
          </table:table-cell>
          <table:table-cell table:style-name="Default"/>
          <table:table-cell table:style-name="Default" office:value-type="float" office:value="-401330.52131335" calcext:value-type="float">
            <text:p>-401330.52131335</text:p>
          </table:table-cell>
          <table:table-cell/>
          <table:table-cell table:style-name="ce2"/>
          <table:table-cell office:value-type="string" calcext:value-type="string">
            <text:p>bhlyp-d3</text:p>
          </table:table-cell>
          <table:table-cell table:style-name="Default" office:value-type="float" office:value="-1308.9298975" calcext:value-type="float">
            <text:p>-1308.9298975</text:p>
          </table:table-cell>
          <table:table-cell table:style-name="Default" office:value-type="float" office:value="-200654.483373" calcext:value-type="float">
            <text:p>-200654.483373</text:p>
          </table:table-cell>
          <table:table-cell table:style-name="Default" office:value-type="float" office:value="-201964.313817" calcext:value-type="float">
            <text:p>-201964.313817</text:p>
          </table:table-cell>
          <table:table-cell table:style-name="Default" office:value-type="float" office:value="-401329.550666" calcext:value-type="float">
            <text:p>-401329.550666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144]-[.Q144]-[.P144]-[.E$3]" office:value-type="float" office:value="202033.43929375" calcext:value-type="float">
            <text:p>202033.44</text:p>
          </table:table-cell>
          <table:table-cell table:style-name="ce26" table:formula="of:=[.S144]-2*[.Q144]-[.$F$3]" office:value-type="float" office:value="3.75955846998841" calcext:value-type="float">
            <text:p>3.76</text:p>
          </table:table-cell>
          <table:table-cell/>
          <table:table-cell table:style-name="ce16"/>
          <table:table-cell office:value-type="string" calcext:value-type="string">
            <text:p>blyp</text:p>
          </table:table-cell>
          <table:table-cell table:style-name="ce31" table:formula="of:=[.Y144]-[.X144]-[.W144]" office:value-type="float" office:value="-0.0341315000073337" calcext:value-type="float">
            <text:p>-0.03</text:p>
          </table:table-cell>
          <table:table-cell table:style-name="ce34" table:formula="of:=[.Z144]-2*[.X144]" office:value-type="float" office:value="-17.1077579999692" calcext:value-type="float">
            <text:p>-17.11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lyp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26.65653015" calcext:value-type="float">
            <text:p>-200726.65653015</text:p>
          </table:table-cell>
          <table:table-cell table:style-name="Default"/>
          <table:table-cell table:style-name="Default" office:value-type="float" office:value="-401470.53502755" calcext:value-type="float">
            <text:p>-401470.53502755</text:p>
          </table:table-cell>
          <table:table-cell/>
          <table:table-cell table:style-name="ce2"/>
          <table:table-cell office:value-type="string" calcext:value-type="string">
            <text:p>blyp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25.917977" calcext:value-type="float">
            <text:p>-200725.917977</text:p>
          </table:table-cell>
          <table:table-cell table:style-name="Default" office:value-type="float" office:value="-202032.2801355" calcext:value-type="float">
            <text:p>-202032.2801355</text:p>
          </table:table-cell>
          <table:table-cell table:style-name="Default" office:value-type="float" office:value="-401468.943712" calcext:value-type="float">
            <text:p>-401468.943712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145]-[.Q145]-[.P145]-[.E$3]" office:value-type="float" office:value="202033.43929375" calcext:value-type="float">
            <text:p>202033.44</text:p>
          </table:table-cell>
          <table:table-cell table:style-name="ce26" table:formula="of:=[.S145]-2*[.Q145]-[.$F$3]" office:value-type="float" office:value="-0.0783974300138652" calcext:value-type="float">
            <text:p>-0.08</text:p>
          </table:table-cell>
          <table:table-cell/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145]-[.X145]-[.W145]" office:value-type="float" office:value="-1.20247899998094" calcext:value-type="float">
            <text:p>-1.20</text:p>
          </table:table-cell>
          <table:table-cell table:style-name="ce34" table:formula="of:=[.Z145]-2*[.X145]" office:value-type="float" office:value="-17.0604989999556" calcext:value-type="float">
            <text:p>-17.06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lyp-d3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26.65653015" calcext:value-type="float">
            <text:p>-200726.65653015</text:p>
          </table:table-cell>
          <table:table-cell table:style-name="Default"/>
          <table:table-cell table:style-name="Default" office:value-type="float" office:value="-401474.37298345" calcext:value-type="float">
            <text:p>-401474.37298345</text:p>
          </table:table-cell>
          <table:table-cell/>
          <table:table-cell table:style-name="ce2"/>
          <table:table-cell office:value-type="string" calcext:value-type="string">
            <text:p>blyp-d3</text:p>
          </table:table-cell>
          <table:table-cell table:style-name="Default" office:value-type="float" office:value="-1306.328027" calcext:value-type="float">
            <text:p>-1306.328027</text:p>
          </table:table-cell>
          <table:table-cell table:style-name="Default" office:value-type="float" office:value="-200725.9416065" calcext:value-type="float">
            <text:p>-200725.9416065</text:p>
          </table:table-cell>
          <table:table-cell table:style-name="Default" office:value-type="float" office:value="-202033.4721125" calcext:value-type="float">
            <text:p>-202033.4721125</text:p>
          </table:table-cell>
          <table:table-cell table:style-name="Default" office:value-type="float" office:value="-401468.943712" calcext:value-type="float">
            <text:p>-401468.943712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146]-[.Q146]-[.P146]-[.E$3]" office:value-type="float" office:value="202094.929002595" calcext:value-type="float">
            <text:p>202094.93</text:p>
          </table:table-cell>
          <table:table-cell table:style-name="ce26" table:formula="of:=[.S146]-2*[.Q146]-[.$F$3]" office:value-type="float" office:value="3.25672270997893" calcext:value-type="float">
            <text:p>3.26</text:p>
          </table:table-cell>
          <table:table-cell/>
          <table:table-cell table:style-name="ce16"/>
          <table:table-cell office:value-type="string" calcext:value-type="string">
            <text:p>bp86</text:p>
          </table:table-cell>
          <table:table-cell table:style-name="ce31" table:formula="of:=[.Y146]-[.X146]-[.W146]" office:value-type="float" office:value="-0.15753000001996" calcext:value-type="float">
            <text:p>-0.16</text:p>
          </table:table-cell>
          <table:table-cell table:style-name="ce34" table:formula="of:=[.Z146]-2*[.X146]" office:value-type="float" office:value="-17.4018140000408" calcext:value-type="float">
            <text:p>-17.4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p86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82.149596995" calcext:value-type="float">
            <text:p>-200782.149596995</text:p>
          </table:table-cell>
          <table:table-cell table:style-name="Default"/>
          <table:table-cell table:style-name="Default" office:value-type="float" office:value="-401582.023997" calcext:value-type="float">
            <text:p>-401582.023997</text:p>
          </table:table-cell>
          <table:table-cell/>
          <table:table-cell table:style-name="ce2"/>
          <table:table-cell office:value-type="string" calcext:value-type="string">
            <text:p>bp86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81.562824" calcext:value-type="float">
            <text:p>-200781.562824</text:p>
          </table:table-cell>
          <table:table-cell table:style-name="Default" office:value-type="float" office:value="-202094.045023" calcext:value-type="float">
            <text:p>-202094.045023</text:p>
          </table:table-cell>
          <table:table-cell table:style-name="Default" office:value-type="float" office:value="-401580.527462" calcext:value-type="float">
            <text:p>-401580.527462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147]-[.Q147]-[.P147]-[.E$3]" office:value-type="float" office:value="202094.929002595" calcext:value-type="float">
            <text:p>202094.93</text:p>
          </table:table-cell>
          <table:table-cell table:style-name="ce26" table:formula="of:=[.S147]-2*[.Q147]-[.$F$3]" office:value-type="float" office:value="-0.301879990031011" calcext:value-type="float">
            <text:p>-0.30</text:p>
          </table:table-cell>
          <table:table-cell/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147]-[.X147]-[.W147]" office:value-type="float" office:value="-1.28124400000661" calcext:value-type="float">
            <text:p>-1.28</text:p>
          </table:table-cell>
          <table:table-cell table:style-name="ce34" table:formula="of:=[.Z147]-2*[.X147]" office:value-type="float" office:value="-17.3545550000272" calcext:value-type="float">
            <text:p>-17.35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p86-d3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82.149596995" calcext:value-type="float">
            <text:p>-200782.149596995</text:p>
          </table:table-cell>
          <table:table-cell table:style-name="Default"/>
          <table:table-cell table:style-name="Default" office:value-type="float" office:value="-401585.5825997" calcext:value-type="float">
            <text:p>-401585.5825997</text:p>
          </table:table-cell>
          <table:table-cell/>
          <table:table-cell table:style-name="ce2"/>
          <table:table-cell office:value-type="string" calcext:value-type="string">
            <text:p>bp86-d3</text:p>
          </table:table-cell>
          <table:table-cell table:style-name="Default" office:value-type="float" office:value="-1312.324669" calcext:value-type="float">
            <text:p>-1312.324669</text:p>
          </table:table-cell>
          <table:table-cell table:style-name="Default" office:value-type="float" office:value="-200781.5864535" calcext:value-type="float">
            <text:p>-200781.5864535</text:p>
          </table:table-cell>
          <table:table-cell table:style-name="Default" office:value-type="float" office:value="-202095.1923665" calcext:value-type="float">
            <text:p>-202095.1923665</text:p>
          </table:table-cell>
          <table:table-cell table:style-name="Default" office:value-type="float" office:value="-401580.527462" calcext:value-type="float">
            <text:p>-401580.527462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148]-[.Q148]-[.P148]-[.E$3]" office:value-type="float" office:value="201860.377649655" calcext:value-type="float">
            <text:p>201860.38</text:p>
          </table:table-cell>
          <table:table-cell table:style-name="ce26" table:formula="of:=[.S148]-2*[.Q148]-[.$F$3]" office:value-type="float" office:value="0.249317479960155" calcext:value-type="float">
            <text:p>0.25</text:p>
          </table:table-cell>
          <table:table-cell/>
          <table:table-cell table:style-name="ce18"/>
          <table:table-cell office:value-type="string" calcext:value-type="string">
            <text:p>pbe0</text:p>
          </table:table-cell>
          <table:table-cell table:style-name="ce31" table:formula="of:=[.Y148]-[.X148]-[.W148]" office:value-type="float" office:value="-0.291430499979469" calcext:value-type="float">
            <text:p>-0.29</text:p>
          </table:table-cell>
          <table:table-cell table:style-name="ce34" table:formula="of:=[.Z148]-2*[.X148]" office:value-type="float" office:value="-20.6863144999952" calcext:value-type="float">
            <text:p>-20.69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0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44.452895055" calcext:value-type="float">
            <text:p>-200544.452895055</text:p>
          </table:table-cell>
          <table:table-cell table:style-name="Default"/>
          <table:table-cell table:style-name="Default" office:value-type="float" office:value="-401109.63799835" calcext:value-type="float">
            <text:p>-401109.63799835</text:p>
          </table:table-cell>
          <table:table-cell/>
          <table:table-cell table:style-name="ce2"/>
          <table:table-cell office:value-type="string" calcext:value-type="string">
            <text:p>pbe0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44.4355405" calcext:value-type="float">
            <text:p>-200544.4355405</text:p>
          </table:table-cell>
          <table:table-cell table:style-name="Default" office:value-type="float" office:value="-201860.196989" calcext:value-type="float">
            <text:p>-201860.196989</text:p>
          </table:table-cell>
          <table:table-cell table:style-name="Default" office:value-type="float" office:value="-401109.5573955" calcext:value-type="float">
            <text:p>-401109.557395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149]-[.Q149]-[.P149]-[.E$3]" office:value-type="float" office:value="201860.377649655" calcext:value-type="float">
            <text:p>201860.38</text:p>
          </table:table-cell>
          <table:table-cell table:style-name="ce26" table:formula="of:=[.S149]-2*[.Q149]-[.$F$3]" office:value-type="float" office:value="-1.74632507003844" calcext:value-type="float">
            <text:p>-1.75</text:p>
          </table:table-cell>
          <table:table-cell/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149]-[.X149]-[.W149]" office:value-type="float" office:value="-0.278302999991865" calcext:value-type="float">
            <text:p>-0.28</text:p>
          </table:table-cell>
          <table:table-cell table:style-name="ce34" table:formula="of:=[.Z149]-2*[.X149]" office:value-type="float" office:value="-22.6160570000065" calcext:value-type="float">
            <text:p>-22.62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0-d3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44.452895055" calcext:value-type="float">
            <text:p>-200544.452895055</text:p>
          </table:table-cell>
          <table:table-cell table:style-name="Default"/>
          <table:table-cell table:style-name="Default" office:value-type="float" office:value="-401111.6336409" calcext:value-type="float">
            <text:p>-401111.6336409</text:p>
          </table:table-cell>
          <table:table-cell/>
          <table:table-cell table:style-name="ce2"/>
          <table:table-cell office:value-type="string" calcext:value-type="string">
            <text:p>pbe0-d3</text:p>
          </table:table-cell>
          <table:table-cell table:style-name="Default" office:value-type="float" office:value="-1315.470018" calcext:value-type="float">
            <text:p>-1315.470018</text:p>
          </table:table-cell>
          <table:table-cell table:style-name="Default" office:value-type="float" office:value="-200544.448668" calcext:value-type="float">
            <text:p>-200544.448668</text:p>
          </table:table-cell>
          <table:table-cell table:style-name="Default" office:value-type="float" office:value="-201860.196989" calcext:value-type="float">
            <text:p>-201860.196989</text:p>
          </table:table-cell>
          <table:table-cell table:style-name="Default" office:value-type="float" office:value="-401111.513393" calcext:value-type="float">
            <text:p>-401111.513393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150]-[.Q150]-[.P150]-[.E$3]" office:value-type="float" office:value="201857.883634695" calcext:value-type="float">
            <text:p>201857.88</text:p>
          </table:table-cell>
          <table:table-cell table:style-name="ce26" table:formula="of:=[.S150]-2*[.Q150]-[.$F$3]" office:value-type="float" office:value="-0.160365540068597" calcext:value-type="float">
            <text:p>-0.16</text:p>
          </table:table-cell>
          <table:table-cell/>
          <table:table-cell table:style-name="ce18"/>
          <table:table-cell office:value-type="string" calcext:value-type="string">
            <text:p>pbe96</text:p>
          </table:table-cell>
          <table:table-cell table:style-name="ce31" table:formula="of:=[.Y150]-[.X150]-[.W150]" office:value-type="float" office:value="-0.611741500022617" calcext:value-type="float">
            <text:p>-0.61</text:p>
          </table:table-cell>
          <table:table-cell table:style-name="ce34" table:formula="of:=[.Z150]-2*[.X150]" office:value-type="float" office:value="-20.8622230000328" calcext:value-type="float">
            <text:p>-20.86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96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45.684464595" calcext:value-type="float">
            <text:p>-200545.684464595</text:p>
          </table:table-cell>
          <table:table-cell table:style-name="Default"/>
          <table:table-cell table:style-name="Default" office:value-type="float" office:value="-401112.51082045" calcext:value-type="float">
            <text:p>-401112.51082045</text:p>
          </table:table-cell>
          <table:table-cell/>
          <table:table-cell table:style-name="ce2"/>
          <table:table-cell office:value-type="string" calcext:value-type="string">
            <text:p>pbe96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45.1339235" calcext:value-type="float">
            <text:p>-200545.1339235</text:p>
          </table:table-cell>
          <table:table-cell table:style-name="Default" office:value-type="float" office:value="-201857.4900985" calcext:value-type="float">
            <text:p>-201857.4900985</text:p>
          </table:table-cell>
          <table:table-cell table:style-name="Default" office:value-type="float" office:value="-401111.13007" calcext:value-type="float">
            <text:p>-401111.13007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151]-[.Q151]-[.P151]-[.E$3]" office:value-type="float" office:value="201857.89400542" calcext:value-type="float">
            <text:p>201857.89</text:p>
          </table:table-cell>
          <table:table-cell table:style-name="ce26" table:formula="of:=[.S151]-2*[.Q151]-[.$F$3]" office:value-type="float" office:value="-0.139624090050347" calcext:value-type="float">
            <text:p>-0.14</text:p>
          </table:table-cell>
          <table:table-cell/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151]-[.X151]-[.W151]" office:value-type="float" office:value="-1.37051100000463" calcext:value-type="float">
            <text:p>-1.37</text:p>
          </table:table-cell>
          <table:table-cell table:style-name="ce34" table:formula="of:=[.Z151]-2*[.X151]" office:value-type="float" office:value="-20.8412189999945" calcext:value-type="float">
            <text:p>-20.8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96-d3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45.69483532" calcext:value-type="float">
            <text:p>-200545.69483532</text:p>
          </table:table-cell>
          <table:table-cell table:style-name="Default"/>
          <table:table-cell table:style-name="Default" office:value-type="float" office:value="-401112.51082045" calcext:value-type="float">
            <text:p>-401112.51082045</text:p>
          </table:table-cell>
          <table:table-cell/>
          <table:table-cell table:style-name="ce2"/>
          <table:table-cell office:value-type="string" calcext:value-type="string">
            <text:p>pbe96-d3</text:p>
          </table:table-cell>
          <table:table-cell table:style-name="Default" office:value-type="float" office:value="-1311.7444335" calcext:value-type="float">
            <text:p>-1311.7444335</text:p>
          </table:table-cell>
          <table:table-cell table:style-name="Default" office:value-type="float" office:value="-200545.1444255" calcext:value-type="float">
            <text:p>-200545.1444255</text:p>
          </table:table-cell>
          <table:table-cell table:style-name="Default" office:value-type="float" office:value="-201858.25937" calcext:value-type="float">
            <text:p>-201858.25937</text:p>
          </table:table-cell>
          <table:table-cell table:style-name="Default" office:value-type="float" office:value="-401111.13007" calcext:value-type="float">
            <text:p>-401111.13007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152]-[.Q152]-[.P152]-[.E$3]" office:value-type="float" office:value="202085.01256786" calcext:value-type="float">
            <text:p>202085.01</text:p>
          </table:table-cell>
          <table:table-cell table:style-name="ce26" table:formula="of:=[.S152]-2*[.Q152]-[.$F$3]" office:value-type="float" office:value="2.15443278994644" calcext:value-type="float">
            <text:p>2.15</text:p>
          </table:table-cell>
          <table:table-cell/>
          <table:table-cell table:style-name="ce18"/>
          <table:table-cell office:value-type="string" calcext:value-type="string">
            <text:p>tpss</text:p>
          </table:table-cell>
          <table:table-cell table:style-name="ce31" table:formula="of:=[.Y152]-[.X152]-[.W152]" office:value-type="float" office:value="0.257299000009425" calcext:value-type="float">
            <text:p>0.26</text:p>
          </table:table-cell>
          <table:table-cell table:style-name="ce34" table:formula="of:=[.Z152]-2*[.X152]" office:value-type="float" office:value="-18.6174204999697" calcext:value-type="float">
            <text:p>-18.62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72.15702276" calcext:value-type="float">
            <text:p>-200772.15702276</text:p>
          </table:table-cell>
          <table:table-cell table:style-name="Default"/>
          <table:table-cell table:style-name="Default" office:value-type="float" office:value="-401563.14113845" calcext:value-type="float">
            <text:p>-401563.14113845</text:p>
          </table:table-cell>
          <table:table-cell/>
          <table:table-cell table:style-name="ce2"/>
          <table:table-cell table:style-name="Default" office:value-type="string" calcext:value-type="string">
            <text:p>tpss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71.7408285" calcext:value-type="float">
            <text:p>-200771.7408285</text:p>
          </table:table-cell>
          <table:table-cell table:style-name="Default" office:value-type="float" office:value="-202083.884338" calcext:value-type="float">
            <text:p>-202083.884338</text:p>
          </table:table-cell>
          <table:table-cell table:style-name="Default" office:value-type="float" office:value="-401562.0990775" calcext:value-type="float">
            <text:p>-401562.099077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153]-[.Q153]-[.P153]-[.E$3]" office:value-type="float" office:value="202085.028662175" calcext:value-type="float">
            <text:p>202085.03</text:p>
          </table:table-cell>
          <table:table-cell table:style-name="ce26" table:formula="of:=[.S153]-2*[.Q153]-[.$F$3]" office:value-type="float" office:value="-0.411835930019151" calcext:value-type="float">
            <text:p>-0.41</text:p>
          </table:table-cell>
          <table:table-cell/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153]-[.X153]-[.W153]" office:value-type="float" office:value="0.257299000009425" calcext:value-type="float">
            <text:p>0.26</text:p>
          </table:table-cell>
          <table:table-cell table:style-name="ce34" table:formula="of:=[.Z153]-2*[.X153]" office:value-type="float" office:value="-18.6174204999697" calcext:value-type="float">
            <text:p>-18.62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-d3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72.173117075" calcext:value-type="float">
            <text:p>-200772.173117075</text:p>
          </table:table-cell>
          <table:table-cell table:style-name="Default"/>
          <table:table-cell table:style-name="Default" office:value-type="float" office:value="-401565.7395958" calcext:value-type="float">
            <text:p>-401565.7395958</text:p>
          </table:table-cell>
          <table:table-cell/>
          <table:table-cell table:style-name="ce2"/>
          <table:table-cell office:value-type="string" calcext:value-type="string">
            <text:p>tpss-d3</text:p>
          </table:table-cell>
          <table:table-cell table:style-name="Default" office:value-type="float" office:value="-1312.4008085" calcext:value-type="float">
            <text:p>-1312.4008085</text:p>
          </table:table-cell>
          <table:table-cell table:style-name="Default" office:value-type="float" office:value="-200771.7408285" calcext:value-type="float">
            <text:p>-200771.7408285</text:p>
          </table:table-cell>
          <table:table-cell table:style-name="Default" office:value-type="float" office:value="-202083.884338" calcext:value-type="float">
            <text:p>-202083.884338</text:p>
          </table:table-cell>
          <table:table-cell table:style-name="Default" office:value-type="float" office:value="-401562.0990775" calcext:value-type="float">
            <text:p>-401562.099077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154]-[.Q154]-[.P154]-[.E$3]" office:value-type="float" office:value="202062.19744545" calcext:value-type="float">
            <text:p>202062.20</text:p>
          </table:table-cell>
          <table:table-cell table:style-name="ce26" table:formula="of:=[.S154]-2*[.Q154]-[.$F$3]" office:value-type="float" office:value="2.07897591998335" calcext:value-type="float">
            <text:p>2.08</text:p>
          </table:table-cell>
          <table:table-cell/>
          <table:table-cell table:style-name="ce18"/>
          <table:table-cell office:value-type="string" calcext:value-type="string">
            <text:p>tpssh</text:p>
          </table:table-cell>
          <table:table-cell table:style-name="ce31" table:formula="of:=[.Y154]-[.X154]-[.W154]" office:value-type="float" office:value="-0.18115949998969" calcext:value-type="float">
            <text:p>-0.18</text:p>
          </table:table-cell>
          <table:table-cell table:style-name="ce34" table:formula="of:=[.Z154]-2*[.X154]" office:value-type="float" office:value="-18.7959544999758" calcext:value-type="float">
            <text:p>-18.8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h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9.37865735" calcext:value-type="float">
            <text:p>-200749.37865735</text:p>
          </table:table-cell>
          <table:table-cell table:style-name="Default"/>
          <table:table-cell table:style-name="Default" office:value-type="float" office:value="-401517.6598645" calcext:value-type="float">
            <text:p>-401517.6598645</text:p>
          </table:table-cell>
          <table:table-cell/>
          <table:table-cell table:style-name="ce2"/>
          <table:table-cell office:value-type="string" calcext:value-type="string">
            <text:p>tpssh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9.253421" calcext:value-type="float">
            <text:p>-200749.253421</text:p>
          </table:table-cell>
          <table:table-cell table:style-name="Default" office:value-type="float" office:value="-202061.798632" calcext:value-type="float">
            <text:p>-202061.798632</text:p>
          </table:table-cell>
          <table:table-cell table:style-name="Default" office:value-type="float" office:value="-401517.3027965" calcext:value-type="float">
            <text:p>-401517.302796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155]-[.Q155]-[.P155]-[.E$3]" office:value-type="float" office:value="202062.21361853" calcext:value-type="float">
            <text:p>202062.21</text:p>
          </table:table-cell>
          <table:table-cell table:style-name="ce26" table:formula="of:=[.S155]-2*[.Q155]-[.$F$3]" office:value-type="float" office:value="2.111322080018" calcext:value-type="float">
            <text:p>2.11</text:p>
          </table:table-cell>
          <table:table-cell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155]-[.X155]-[.W155]" office:value-type="float" office:value="-1.06595300002732" calcext:value-type="float">
            <text:p>-1.07</text:p>
          </table:table-cell>
          <table:table-cell table:style-name="ce35" table:formula="of:=[.Z155]-2*[.X155]" office:value-type="float" office:value="-21.284928500012" calcext:value-type="float">
            <text:p>-21.28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h-d3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9.39483043" calcext:value-type="float">
            <text:p>-200749.39483043</text:p>
          </table:table-cell>
          <table:table-cell table:style-name="Default"/>
          <table:table-cell table:style-name="Default" office:value-type="float" office:value="-401517.6598645" calcext:value-type="float">
            <text:p>-401517.6598645</text:p>
          </table:table-cell>
          <table:table-cell/>
          <table:table-cell table:style-name="ce2"/>
          <table:table-cell office:value-type="string" calcext:value-type="string">
            <text:p>tpssh-d3</text:p>
          </table:table-cell>
          <table:table-cell table:style-name="Default" office:value-type="float" office:value="-1312.3640515" calcext:value-type="float">
            <text:p>-1312.3640515</text:p>
          </table:table-cell>
          <table:table-cell table:style-name="Default" office:value-type="float" office:value="-200749.269174" calcext:value-type="float">
            <text:p>-200749.269174</text:p>
          </table:table-cell>
          <table:table-cell table:style-name="Default" office:value-type="float" office:value="-202062.6991785" calcext:value-type="float">
            <text:p>-202062.6991785</text:p>
          </table:table-cell>
          <table:table-cell table:style-name="Default" office:value-type="float" office:value="-401519.8232765" calcext:value-type="float">
            <text:p>-401519.823276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4" table:formula="of:=[.N156]" office:value-type="string" office:string-value="Hybrid" calcext:value-type="string">
            <text:p>Hybrid</text:p>
          </table:table-cell>
          <table:table-cell table:style-name="ce21" office:value-type="string" calcext:value-type="string">
            <text:p>mp2</text:p>
          </table:table-cell>
          <table:table-cell table:style-name="ce6" table:formula="of:=[.R156]-[.Q156]-[.P156]-[.E$3]" office:value-type="float" office:value="2.27961663000042" calcext:value-type="float">
            <text:p>2.28</text:p>
          </table:table-cell>
          <table:table-cell table:style-name="ce26" table:formula="of:=[.S156]-2*[.Q156]" office:value-type="float" office:value="-17.508566829958" calcext:value-type="float">
            <text:p>-17.51</text:p>
          </table:table-cell>
          <table:table-cell/>
          <table:table-cell table:style-name="ce14" table:formula="of:=[.N156]" office:value-type="string" office:string-value="Hybrid" calcext:value-type="string">
            <text:p>Hybrid</text:p>
          </table:table-cell>
          <table:table-cell table:style-name="ce21" office:value-type="string" calcext:value-type="string">
            <text:p>mp2</text:p>
          </table:table-cell>
          <table:table-cell table:style-name="ce23"/>
          <table:table-cell table:style-name="ce34" table:formula="of:=[.Z156]-2*[.X156]" office:value-type="float" office:value="-16.9134710000362" calcext:value-type="float">
            <text:p>-16.91</text:p>
          </table:table-cell>
          <table:table-cell table:style-name="ce29"/>
          <table:table-cell table:style-name="Default"/>
          <table:table-cell table:style-name="ce2" office:value-type="string" calcext:value-type="string">
            <text:p>Hybrid</text:p>
          </table:table-cell>
          <table:table-cell table:style-name="Default" office:value-type="string" calcext:value-type="string">
            <text:p>mp2</text:p>
          </table:table-cell>
          <table:table-cell office:value-type="float" office:value="-1312.7053665" calcext:value-type="float">
            <text:p>-1312.7053665</text:p>
          </table:table-cell>
          <table:table-cell table:style-name="Default" office:value-type="float" office:value="-199681.84489631" calcext:value-type="float">
            <text:p>-199681.84489631</text:p>
          </table:table-cell>
          <table:table-cell table:style-name="Default" office:value-type="float" office:value="-200992.72538278" calcext:value-type="float">
            <text:p>-200992.72538278</text:p>
          </table:table-cell>
          <table:table-cell table:style-name="Default" office:value-type="float" office:value="-399381.19835945" calcext:value-type="float">
            <text:p>-399381.19835945</text:p>
          </table:table-cell>
          <table:table-cell/>
          <table:table-cell table:style-name="ce2" office:value-type="string" calcext:value-type="string">
            <text:p>Hybrid</text:p>
          </table:table-cell>
          <table:table-cell table:style-name="Default" office:value-type="string" calcext:value-type="string">
            <text:p>mp2</text:p>
          </table:table-cell>
          <table:table-cell office:value-type="float" office:value="-1312.7053665" calcext:value-type="float">
            <text:p>-1312.7053665</text:p>
          </table:table-cell>
          <table:table-cell table:style-name="Default" office:value-type="float" office:value="-199680.837702" calcext:value-type="float">
            <text:p>-199680.837702</text:p>
          </table:table-cell>
          <table:table-cell table:style-name="Default" office:value-type="float" office:value="-200991.303517" calcext:value-type="float">
            <text:p>-200991.303517</text:p>
          </table:table-cell>
          <table:table-cell table:style-name="Default" office:value-type="float" office:value="-399378.588875" calcext:value-type="float">
            <text:p>-399378.58887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157]-[.Q157]-[.P157]-[.E$3]" office:value-type="float" office:value="2.78040449996342" calcext:value-type="float">
            <text:p>2.78</text:p>
          </table:table-cell>
          <table:table-cell table:style-name="ce26" table:formula="of:=[.S157]-2*[.Q157]" office:value-type="float" office:value="352.275254770007" calcext:value-type="float">
            <text:p>352.28</text:p>
          </table:table-cell>
          <table:table-cell/>
          <table:table-cell table:style-name="ce16"/>
          <table:table-cell office:value-type="string" calcext:value-type="string">
            <text:p>b3lyp</text:p>
          </table:table-cell>
          <table:table-cell table:style-name="ce31" table:formula="of:=[.Y157]-[.X157]-[.W157]" office:value-type="float" office:value="-258.409586499988" calcext:value-type="float">
            <text:p>-258.41</text:p>
          </table:table-cell>
          <table:table-cell table:style-name="ce34" table:formula="of:=[.Z157]-2*[.X157]" office:value-type="float" office:value="-544.355417000013" calcext:value-type="float">
            <text:p>-544.36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3lyp</text:p>
          </table:table-cell>
          <table:table-cell office:value-type="float" office:value="-1310.171759" calcext:value-type="float">
            <text:p>-1310.171759</text:p>
          </table:table-cell>
          <table:table-cell table:style-name="Default" office:value-type="float" office:value="-200642.117189235" calcext:value-type="float">
            <text:p>-200642.117189235</text:p>
          </table:table-cell>
          <table:table-cell table:style-name="Default" office:value-type="float" office:value="-201949.963280335" calcext:value-type="float">
            <text:p>-201949.963280335</text:p>
          </table:table-cell>
          <table:table-cell table:style-name="Default" office:value-type="float" office:value="-400931.9591237" calcext:value-type="float">
            <text:p>-400931.9591237</text:p>
          </table:table-cell>
          <table:table-cell/>
          <table:table-cell table:style-name="ce2"/>
          <table:table-cell office:value-type="string" calcext:value-type="string">
            <text:p>b3lyp</text:p>
          </table:table-cell>
          <table:table-cell office:value-type="float" office:value="-1310.171759" calcext:value-type="float">
            <text:p>-1310.171759</text:p>
          </table:table-cell>
          <table:table-cell table:style-name="Default" office:value-type="float" office:value="-200380.8458865" calcext:value-type="float">
            <text:p>-200380.8458865</text:p>
          </table:table-cell>
          <table:table-cell table:style-name="Default" office:value-type="float" office:value="-201949.427232" calcext:value-type="float">
            <text:p>-201949.427232</text:p>
          </table:table-cell>
          <table:table-cell table:style-name="Default" office:value-type="float" office:value="-401306.04719" calcext:value-type="float">
            <text:p>-401306.04719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158]-[.Q158]-[.P158]-[.E$3]" office:value-type="float" office:value="1.08110213497866" calcext:value-type="float">
            <text:p>1.08</text:p>
          </table:table-cell>
          <table:table-cell table:style-name="ce26" table:formula="of:=[.S158]-2*[.Q158]-[.$F$3]" office:value-type="float" office:value="369.713300669973" calcext:value-type="float">
            <text:p>369.71</text:p>
          </table:table-cell>
          <table:table-cell/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158]-[.X158]-[.W158]" office:value-type="float" office:value="1.6225589999915" calcext:value-type="float">
            <text:p>1.62</text:p>
          </table:table-cell>
          <table:table-cell table:style-name="ce34" table:formula="of:=[.Z158]-2*[.X158]" office:value-type="float" office:value="-25.4332184999948" calcext:value-type="float">
            <text:p>-25.43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office:value-type="float" office:value="-1310.171759" calcext:value-type="float">
            <text:p>-1310.171759</text:p>
          </table:table-cell>
          <table:table-cell table:style-name="Default" office:value-type="float" office:value="-200642.1393222" calcext:value-type="float">
            <text:p>-200642.1393222</text:p>
          </table:table-cell>
          <table:table-cell table:style-name="Default" office:value-type="float" office:value="-201951.684715665" calcext:value-type="float">
            <text:p>-201951.684715665</text:p>
          </table:table-cell>
          <table:table-cell table:style-name="Default" office:value-type="float" office:value="-400935.54686945" calcext:value-type="float">
            <text:p>-400935.54686945</text:p>
          </table:table-cell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office:value-type="float" office:value="-1310.171759" calcext:value-type="float">
            <text:p>-1310.171759</text:p>
          </table:table-cell>
          <table:table-cell table:style-name="Default" office:value-type="float" office:value="-200641.8520925" calcext:value-type="float">
            <text:p>-200641.8520925</text:p>
          </table:table-cell>
          <table:table-cell table:style-name="Default" office:value-type="float" office:value="-201950.4012925" calcext:value-type="float">
            <text:p>-201950.4012925</text:p>
          </table:table-cell>
          <table:table-cell table:style-name="Default" office:value-type="float" office:value="-401309.1374035" calcext:value-type="float">
            <text:p>-401309.137403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159]-[.Q159]-[.P159]-[.E$3]" office:value-type="float" office:value="-4.27814723001848" calcext:value-type="float">
            <text:p>-4.28</text:p>
          </table:table-cell>
          <table:table-cell table:style-name="ce26" table:formula="of:=[.S159]-2*[.Q159]-[.$F$3]" office:value-type="float" office:value="379.644937050005" calcext:value-type="float">
            <text:p>379.64</text:p>
          </table:table-cell>
          <table:table-cell/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159]-[.X159]-[.W159]" office:value-type="float" office:value="-0.338689499995098" calcext:value-type="float">
            <text:p>-0.34</text:p>
          </table:table-cell>
          <table:table-cell table:style-name="ce34" table:formula="of:=[.Z159]-2*[.X159]" office:value-type="float" office:value="-18.0214319999795" calcext:value-type="float">
            <text:p>-18.02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ecke97-d</text:p>
          </table:table-cell>
          <table:table-cell office:value-type="float" office:value="-1313.002048" calcext:value-type="float">
            <text:p>-1313.002048</text:p>
          </table:table-cell>
          <table:table-cell table:style-name="Default" office:value-type="float" office:value="-200631.31617104" calcext:value-type="float">
            <text:p>-200631.31617104</text:p>
          </table:table-cell>
          <table:table-cell table:style-name="Default" office:value-type="float" office:value="-201949.05110287" calcext:value-type="float">
            <text:p>-201949.05110287</text:p>
          </table:table-cell>
          <table:table-cell table:style-name="Default" office:value-type="float" office:value="-400903.96893075" calcext:value-type="float">
            <text:p>-400903.96893075</text:p>
          </table:table-cell>
          <table:table-cell/>
          <table:table-cell table:style-name="ce2"/>
          <table:table-cell office:value-type="string" calcext:value-type="string">
            <text:p>becke97-d</text:p>
          </table:table-cell>
          <table:table-cell office:value-type="float" office:value="-1313.002048" calcext:value-type="float">
            <text:p>-1313.002048</text:p>
          </table:table-cell>
          <table:table-cell table:style-name="Default" office:value-type="float" office:value="-200630.7409765" calcext:value-type="float">
            <text:p>-200630.7409765</text:p>
          </table:table-cell>
          <table:table-cell table:style-name="Default" office:value-type="float" office:value="-201944.081714" calcext:value-type="float">
            <text:p>-201944.081714</text:p>
          </table:table-cell>
          <table:table-cell table:style-name="Default" office:value-type="float" office:value="-401279.503385" calcext:value-type="float">
            <text:p>-401279.50338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160]-[.Q160]-[.P160]-[.E$3]" office:value-type="float" office:value="-4.36300339003265" calcext:value-type="float">
            <text:p>-4.36</text:p>
          </table:table-cell>
          <table:table-cell table:style-name="ce26" table:formula="of:=[.S160]-2*[.Q160]-[.$F$3]" office:value-type="float" office:value="373.997644079966" calcext:value-type="float">
            <text:p>374.00</text:p>
          </table:table-cell>
          <table:table-cell/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160]-[.X160]-[.W160]" office:value-type="float" office:value="-6.56637549999346" calcext:value-type="float">
            <text:p>-6.57</text:p>
          </table:table-cell>
          <table:table-cell table:style-name="ce34" table:formula="of:=[.Z160]-2*[.X160]" office:value-type="float" office:value="-23.0466390000074" calcext:value-type="float">
            <text:p>-23.05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ecke97-d-d3</text:p>
          </table:table-cell>
          <table:table-cell office:value-type="float" office:value="-1313.002048" calcext:value-type="float">
            <text:p>-1313.002048</text:p>
          </table:table-cell>
          <table:table-cell table:style-name="Default" office:value-type="float" office:value="-200631.41404968" calcext:value-type="float">
            <text:p>-200631.41404968</text:p>
          </table:table-cell>
          <table:table-cell table:style-name="Default" office:value-type="float" office:value="-201949.23383767" calcext:value-type="float">
            <text:p>-201949.23383767</text:p>
          </table:table-cell>
          <table:table-cell table:style-name="Default" office:value-type="float" office:value="-400909.811981" calcext:value-type="float">
            <text:p>-400909.811981</text:p>
          </table:table-cell>
          <table:table-cell/>
          <table:table-cell table:style-name="ce2"/>
          <table:table-cell office:value-type="string" calcext:value-type="string">
            <text:p>becke97-d-d3</text:p>
          </table:table-cell>
          <table:table-cell office:value-type="float" office:value="-1313.002048" calcext:value-type="float">
            <text:p>-1313.002048</text:p>
          </table:table-cell>
          <table:table-cell table:style-name="Default" office:value-type="float" office:value="-200630.832869" calcext:value-type="float">
            <text:p>-200630.832869</text:p>
          </table:table-cell>
          <table:table-cell table:style-name="Default" office:value-type="float" office:value="-201950.4012925" calcext:value-type="float">
            <text:p>-201950.4012925</text:p>
          </table:table-cell>
          <table:table-cell table:style-name="Default" office:value-type="float" office:value="-401284.712377" calcext:value-type="float">
            <text:p>-401284.712377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161]-[.Q161]-[.P161]-[.E$3]" office:value-type="float" office:value="2.39902436997522" calcext:value-type="float">
            <text:p>2.40</text:p>
          </table:table-cell>
          <table:table-cell table:style-name="ce26" table:formula="of:=[.S161]-2*[.Q161]-[.$F$3]" office:value-type="float" office:value="348.88830726" calcext:value-type="float">
            <text:p>348.89</text:p>
          </table:table-cell>
          <table:table-cell/>
          <table:table-cell table:style-name="ce16"/>
          <table:table-cell office:value-type="string" calcext:value-type="string">
            <text:p>bhlyp</text:p>
          </table:table-cell>
          <table:table-cell table:style-name="ce31" table:formula="of:=[.Y161]-[.X161]-[.W161]" office:value-type="float" office:value="2.01900950002027" calcext:value-type="float">
            <text:p>2.02</text:p>
          </table:table-cell>
          <table:table-cell table:style-name="ce34" table:formula="of:=[.Z161]-2*[.X161]" office:value-type="float" office:value="-23.5664879999822" calcext:value-type="float">
            <text:p>-23.57</text:p>
          </table:table-cell>
          <table:table-cell table:style-name="ce29"/>
          <table:table-cell table:style-name="Default"/>
          <table:table-cell table:style-name="ce2"/>
          <table:table-cell table:style-name="Default" office:value-type="string" calcext:value-type="string">
            <text:p>bhlyp</text:p>
          </table:table-cell>
          <table:table-cell office:value-type="float" office:value="-1309.489129" calcext:value-type="float">
            <text:p>-1309.489129</text:p>
          </table:table-cell>
          <table:table-cell table:style-name="Default" office:value-type="float" office:value="-200625.97501137" calcext:value-type="float">
            <text:p>-200625.97501137</text:p>
          </table:table-cell>
          <table:table-cell table:style-name="Default" office:value-type="float" office:value="-201933.5198526" calcext:value-type="float">
            <text:p>-201933.5198526</text:p>
          </table:table-cell>
          <table:table-cell table:style-name="Default" office:value-type="float" office:value="-400924.0432412" calcext:value-type="float">
            <text:p>-400924.0432412</text:p>
          </table:table-cell>
          <table:table-cell/>
          <table:table-cell table:style-name="ce2"/>
          <table:table-cell table:style-name="Default" office:value-type="string" calcext:value-type="string">
            <text:p>bhlyp</text:p>
          </table:table-cell>
          <table:table-cell office:value-type="float" office:value="-1309.489129" calcext:value-type="float">
            <text:p>-1309.489129</text:p>
          </table:table-cell>
          <table:table-cell table:style-name="Default" office:value-type="float" office:value="-200625.865423" calcext:value-type="float">
            <text:p>-200625.865423</text:p>
          </table:table-cell>
          <table:table-cell table:style-name="Default" office:value-type="float" office:value="-201933.3355425" calcext:value-type="float">
            <text:p>-201933.3355425</text:p>
          </table:table-cell>
          <table:table-cell table:style-name="Default" office:value-type="float" office:value="-401275.297334" calcext:value-type="float">
            <text:p>-401275.297334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162]-[.Q162]-[.P162]-[.E$3]" office:value-type="float" office:value="1.09349449499291" calcext:value-type="float">
            <text:p>1.09</text:p>
          </table:table-cell>
          <table:table-cell table:style-name="ce26" table:formula="of:=[.S162]-2*[.Q162]-[.$F$3]" office:value-type="float" office:value="346.100971440028" calcext:value-type="float">
            <text:p>346.10</text:p>
          </table:table-cell>
          <table:table-cell/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162]-[.X162]-[.W162]" office:value-type="float" office:value="-15.0309875000034" calcext:value-type="float">
            <text:p>-15.03</text:p>
          </table:table-cell>
          <table:table-cell table:style-name="ce34" table:formula="of:=[.Z162]-2*[.X162]" office:value-type="float" office:value="-25.9950754999882" calcext:value-type="float">
            <text:p>-26.0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hlyp-d3</text:p>
          </table:table-cell>
          <table:table-cell office:value-type="float" office:value="-1309.489129" calcext:value-type="float">
            <text:p>-1309.489129</text:p>
          </table:table-cell>
          <table:table-cell table:style-name="Default" office:value-type="float" office:value="-200625.99228716" calcext:value-type="float">
            <text:p>-200625.99228716</text:p>
          </table:table-cell>
          <table:table-cell table:style-name="Default" office:value-type="float" office:value="-201934.842658265" calcext:value-type="float">
            <text:p>-201934.842658265</text:p>
          </table:table-cell>
          <table:table-cell table:style-name="Default" office:value-type="float" office:value="-400926.8651286" calcext:value-type="float">
            <text:p>-400926.8651286</text:p>
          </table:table-cell>
          <table:table-cell/>
          <table:table-cell table:style-name="ce2"/>
          <table:table-cell office:value-type="string" calcext:value-type="string">
            <text:p>bhlyp-d3</text:p>
          </table:table-cell>
          <table:table-cell office:value-type="float" office:value="-1309.489129" calcext:value-type="float">
            <text:p>-1309.489129</text:p>
          </table:table-cell>
          <table:table-cell table:style-name="Default" office:value-type="float" office:value="-200625.881176" calcext:value-type="float">
            <text:p>-200625.881176</text:p>
          </table:table-cell>
          <table:table-cell table:style-name="Default" office:value-type="float" office:value="-201950.4012925" calcext:value-type="float">
            <text:p>-201950.4012925</text:p>
          </table:table-cell>
          <table:table-cell table:style-name="Default" office:value-type="float" office:value="-401277.7574275" calcext:value-type="float">
            <text:p>-401277.757427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163]-[.Q163]-[.P163]-[.E$3]" office:value-type="float" office:value="3.98574529498637" calcext:value-type="float">
            <text:p>3.99</text:p>
          </table:table-cell>
          <table:table-cell table:style-name="ce26" table:formula="of:=[.S163]-2*[.Q163]-[.$F$3]" office:value-type="float" office:value="394.002116230025" calcext:value-type="float">
            <text:p>394.00</text:p>
          </table:table-cell>
          <table:table-cell/>
          <table:table-cell table:style-name="ce16"/>
          <table:table-cell office:value-type="string" calcext:value-type="string">
            <text:p>blyp</text:p>
          </table:table-cell>
          <table:table-cell table:style-name="ce31" table:formula="of:=[.Y163]-[.X163]-[.W163]" office:value-type="float" office:value="3.38952050001876" calcext:value-type="float">
            <text:p>3.39</text:p>
          </table:table-cell>
          <table:table-cell table:style-name="ce34" table:formula="of:=[.Z163]-2*[.X163]" office:value-type="float" office:value="-21.2954305000021" calcext:value-type="float">
            <text:p>-21.3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lyp</text:p>
          </table:table-cell>
          <table:table-cell office:value-type="float" office:value="-1307.1288045" calcext:value-type="float">
            <text:p>-1307.1288045</text:p>
          </table:table-cell>
          <table:table-cell table:style-name="Default" office:value-type="float" office:value="-200692.37684693" calcext:value-type="float">
            <text:p>-200692.37684693</text:p>
          </table:table-cell>
          <table:table-cell table:style-name="Default" office:value-type="float" office:value="-201995.974642735" calcext:value-type="float">
            <text:p>-201995.974642735</text:p>
          </table:table-cell>
          <table:table-cell table:style-name="Default" office:value-type="float" office:value="-401011.73310335" calcext:value-type="float">
            <text:p>-401011.73310335</text:p>
          </table:table-cell>
          <table:table-cell/>
          <table:table-cell table:style-name="ce2"/>
          <table:table-cell office:value-type="string" calcext:value-type="string">
            <text:p>blyp</text:p>
          </table:table-cell>
          <table:table-cell office:value-type="float" office:value="-1307.1288045" calcext:value-type="float">
            <text:p>-1307.1288045</text:p>
          </table:table-cell>
          <table:table-cell table:style-name="Default" office:value-type="float" office:value="-200690.9646955" calcext:value-type="float">
            <text:p>-200690.9646955</text:p>
          </table:table-cell>
          <table:table-cell table:style-name="Default" office:value-type="float" office:value="-201994.7039795" calcext:value-type="float">
            <text:p>-201994.7039795</text:p>
          </table:table-cell>
          <table:table-cell table:style-name="Default" office:value-type="float" office:value="-401403.2248215" calcext:value-type="float">
            <text:p>-401403.224821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164]-[.Q164]-[.P164]-[.E$3]" office:value-type="float" office:value="-0.0681842350395527" calcext:value-type="float">
            <text:p>-0.07</text:p>
          </table:table-cell>
          <table:table-cell table:style-name="ce26" table:formula="of:=[.S164]-2*[.Q164]-[.$F$3]" office:value-type="float" office:value="389.607711859979" calcext:value-type="float">
            <text:p>389.61</text:p>
          </table:table-cell>
          <table:table-cell/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164]-[.X164]-[.W164]" office:value-type="float" office:value="47.7158370000141" calcext:value-type="float">
            <text:p>47.72</text:p>
          </table:table-cell>
          <table:table-cell table:style-name="ce34" table:formula="of:=[.Z164]-2*[.X164]" office:value-type="float" office:value="-25.0341424999642" calcext:value-type="float">
            <text:p>-25.03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lyp-d3</text:p>
          </table:table-cell>
          <table:table-cell office:value-type="float" office:value="-1307.1288045" calcext:value-type="float">
            <text:p>-1307.1288045</text:p>
          </table:table-cell>
          <table:table-cell table:style-name="Default" office:value-type="float" office:value="-200692.404230895" calcext:value-type="float">
            <text:p>-200692.404230895</text:p>
          </table:table-cell>
          <table:table-cell table:style-name="Default" office:value-type="float" office:value="-202000.05595623" calcext:value-type="float">
            <text:p>-202000.05595623</text:p>
          </table:table-cell>
          <table:table-cell table:style-name="Default" office:value-type="float" office:value="-401016.18227565" calcext:value-type="float">
            <text:p>-401016.18227565</text:p>
          </table:table-cell>
          <table:table-cell/>
          <table:table-cell table:style-name="ce2"/>
          <table:table-cell office:value-type="string" calcext:value-type="string">
            <text:p>blyp-d3</text:p>
          </table:table-cell>
          <table:table-cell office:value-type="float" office:value="-1307.1288045" calcext:value-type="float">
            <text:p>-1307.1288045</text:p>
          </table:table-cell>
          <table:table-cell table:style-name="Default" office:value-type="float" office:value="-200690.988325" calcext:value-type="float">
            <text:p>-200690.988325</text:p>
          </table:table-cell>
          <table:table-cell table:style-name="Default" office:value-type="float" office:value="-201950.4012925" calcext:value-type="float">
            <text:p>-201950.4012925</text:p>
          </table:table-cell>
          <table:table-cell table:style-name="Default" office:value-type="float" office:value="-401407.0107925" calcext:value-type="float">
            <text:p>-401407.010792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165]-[.Q165]-[.P165]-[.E$3]" office:value-type="float" office:value="1.66976548998696" calcext:value-type="float">
            <text:p>1.67</text:p>
          </table:table-cell>
          <table:table-cell table:style-name="ce26" table:formula="of:=[.S165]-2*[.Q165]-[.$F$3]" office:value-type="float" office:value="394.920516129991" calcext:value-type="float">
            <text:p>394.92</text:p>
          </table:table-cell>
          <table:table-cell/>
          <table:table-cell table:style-name="ce16"/>
          <table:table-cell office:value-type="string" calcext:value-type="string">
            <text:p>bp86</text:p>
          </table:table-cell>
          <table:table-cell table:style-name="ce31" table:formula="of:=[.Y165]-[.X165]-[.W165]" office:value-type="float" office:value="2.75677500002394" calcext:value-type="float">
            <text:p>2.76</text:p>
          </table:table-cell>
          <table:table-cell table:style-name="ce34" table:formula="of:=[.Z165]-2*[.X165]" office:value-type="float" office:value="-21.1694064999465" calcext:value-type="float">
            <text:p>-21.17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p86</text:p>
          </table:table-cell>
          <table:table-cell office:value-type="float" office:value="-1313.0046735" calcext:value-type="float">
            <text:p>-1313.0046735</text:p>
          </table:table-cell>
          <table:table-cell table:style-name="Default" office:value-type="float" office:value="-200751.63096878" calcext:value-type="float">
            <text:p>-200751.63096878</text:p>
          </table:table-cell>
          <table:table-cell table:style-name="Default" office:value-type="float" office:value="-202063.42061339" calcext:value-type="float">
            <text:p>-202063.42061339</text:p>
          </table:table-cell>
          <table:table-cell table:style-name="Default" office:value-type="float" office:value="-401129.32294715" calcext:value-type="float">
            <text:p>-401129.32294715</text:p>
          </table:table-cell>
          <table:table-cell/>
          <table:table-cell table:style-name="ce2"/>
          <table:table-cell office:value-type="string" calcext:value-type="string">
            <text:p>bp86</text:p>
          </table:table-cell>
          <table:table-cell office:value-type="float" office:value="-1313.0046735" calcext:value-type="float">
            <text:p>-1313.0046735</text:p>
          </table:table-cell>
          <table:table-cell table:style-name="Default" office:value-type="float" office:value="-200750.4112665" calcext:value-type="float">
            <text:p>-200750.4112665</text:p>
          </table:table-cell>
          <table:table-cell table:style-name="Default" office:value-type="float" office:value="-202060.659165" calcext:value-type="float">
            <text:p>-202060.659165</text:p>
          </table:table-cell>
          <table:table-cell table:style-name="Default" office:value-type="float" office:value="-401521.9919395" calcext:value-type="float">
            <text:p>-401521.991939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166]-[.Q166]-[.P166]-[.E$3]" office:value-type="float" office:value="-2.16577495003389" calcext:value-type="float">
            <text:p>-2.17</text:p>
          </table:table-cell>
          <table:table-cell table:style-name="ce26" table:formula="of:=[.S166]-2*[.Q166]-[.$F$3]" office:value-type="float" office:value="390.847945549933" calcext:value-type="float">
            <text:p>390.85</text:p>
          </table:table-cell>
          <table:table-cell/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166]-[.X166]-[.W166]" office:value-type="float" office:value="113.038276999993" calcext:value-type="float">
            <text:p>113.04</text:p>
          </table:table-cell>
          <table:table-cell table:style-name="ce34" table:formula="of:=[.Z166]-2*[.X166]" office:value-type="float" office:value="-24.6271900000283" calcext:value-type="float">
            <text:p>-24.63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p86-d3</text:p>
          </table:table-cell>
          <table:table-cell office:value-type="float" office:value="-1313.0046735" calcext:value-type="float">
            <text:p>-1313.0046735</text:p>
          </table:table-cell>
          <table:table-cell table:style-name="Default" office:value-type="float" office:value="-200751.655569715" calcext:value-type="float">
            <text:p>-200751.655569715</text:p>
          </table:table-cell>
          <table:table-cell table:style-name="Default" office:value-type="float" office:value="-202067.280754765" calcext:value-type="float">
            <text:p>-202067.280754765</text:p>
          </table:table-cell>
          <table:table-cell table:style-name="Default" office:value-type="float" office:value="-401133.4447196" calcext:value-type="float">
            <text:p>-401133.4447196</text:p>
          </table:table-cell>
          <table:table-cell/>
          <table:table-cell table:style-name="ce2"/>
          <table:table-cell office:value-type="string" calcext:value-type="string">
            <text:p>bp86-d3</text:p>
          </table:table-cell>
          <table:table-cell office:value-type="float" office:value="-1313.0046735" calcext:value-type="float">
            <text:p>-1313.0046735</text:p>
          </table:table-cell>
          <table:table-cell table:style-name="Default" office:value-type="float" office:value="-200750.434896" calcext:value-type="float">
            <text:p>-200750.434896</text:p>
          </table:table-cell>
          <table:table-cell table:style-name="Default" office:value-type="float" office:value="-201950.4012925" calcext:value-type="float">
            <text:p>-201950.4012925</text:p>
          </table:table-cell>
          <table:table-cell table:style-name="Default" office:value-type="float" office:value="-401525.496982" calcext:value-type="float">
            <text:p>-401525.496982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167]-[.Q167]-[.P167]-[.E$3]" office:value-type="float" office:value="2.59853611497942" calcext:value-type="float">
            <text:p>2.60</text:p>
          </table:table-cell>
          <table:table-cell table:style-name="ce26" table:formula="of:=[.S167]-2*[.Q167]-[.$F$3]" office:value-type="float" office:value="368.691876150027" calcext:value-type="float">
            <text:p>368.69</text:p>
          </table:table-cell>
          <table:table-cell/>
          <table:table-cell table:style-name="ce18"/>
          <table:table-cell office:value-type="string" calcext:value-type="string">
            <text:p>pbe0</text:p>
          </table:table-cell>
          <table:table-cell table:style-name="ce31" table:formula="of:=[.Y167]-[.X167]-[.W167]" office:value-type="float" office:value="2.17916500000547" calcext:value-type="float">
            <text:p>2.18</text:p>
          </table:table-cell>
          <table:table-cell table:style-name="ce34" table:formula="of:=[.Z167]-2*[.X167]" office:value-type="float" office:value="-23.9839425000246" calcext:value-type="float">
            <text:p>-23.98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0</text:p>
          </table:table-cell>
          <table:table-cell office:value-type="float" office:value="-1316.136895" calcext:value-type="float">
            <text:p>-1316.136895</text:p>
          </table:table-cell>
          <table:table-cell table:style-name="Default" office:value-type="float" office:value="-200515.488956665" calcext:value-type="float">
            <text:p>-200515.488956665</text:p>
          </table:table-cell>
          <table:table-cell table:style-name="Default" office:value-type="float" office:value="-201829.48205215" calcext:value-type="float">
            <text:p>-201829.48205215</text:p>
          </table:table-cell>
          <table:table-cell table:style-name="Default" office:value-type="float" office:value="-400683.2675629" calcext:value-type="float">
            <text:p>-400683.2675629</text:p>
          </table:table-cell>
          <table:table-cell/>
          <table:table-cell table:style-name="ce2"/>
          <table:table-cell office:value-type="string" calcext:value-type="string">
            <text:p>pbe0</text:p>
          </table:table-cell>
          <table:table-cell office:value-type="float" office:value="-1316.136895" calcext:value-type="float">
            <text:p>-1316.136895</text:p>
          </table:table-cell>
          <table:table-cell table:style-name="Default" office:value-type="float" office:value="-200515.3817575" calcext:value-type="float">
            <text:p>-200515.3817575</text:p>
          </table:table-cell>
          <table:table-cell table:style-name="Default" office:value-type="float" office:value="-201829.3394875" calcext:value-type="float">
            <text:p>-201829.3394875</text:p>
          </table:table-cell>
          <table:table-cell table:style-name="Default" office:value-type="float" office:value="-401054.7474575" calcext:value-type="float">
            <text:p>-401054.747457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168]-[.Q168]-[.P168]-[.E$3]" office:value-type="float" office:value="1.81797496498598" calcext:value-type="float">
            <text:p>1.82</text:p>
          </table:table-cell>
          <table:table-cell table:style-name="ce26" table:formula="of:=[.S168]-2*[.Q168]-[.$F$3]" office:value-type="float" office:value="366.461828959989" calcext:value-type="float">
            <text:p>366.46</text:p>
          </table:table-cell>
          <table:table-cell/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168]-[.X168]-[.W168]" office:value-type="float" office:value="-118.872138000009" calcext:value-type="float">
            <text:p>-118.87</text:p>
          </table:table-cell>
          <table:table-cell table:style-name="ce34" table:formula="of:=[.Z168]-2*[.X168]" office:value-type="float" office:value="-25.9215614999994" calcext:value-type="float">
            <text:p>-25.92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0-d3</text:p>
          </table:table-cell>
          <table:table-cell office:value-type="float" office:value="-1316.136895" calcext:value-type="float">
            <text:p>-1316.136895</text:p>
          </table:table-cell>
          <table:table-cell table:style-name="Default" office:value-type="float" office:value="-200515.50079767" calcext:value-type="float">
            <text:p>-200515.50079767</text:p>
          </table:table-cell>
          <table:table-cell table:style-name="Default" office:value-type="float" office:value="-201830.274454305" calcext:value-type="float">
            <text:p>-201830.274454305</text:p>
          </table:table-cell>
          <table:table-cell table:style-name="Default" office:value-type="float" office:value="-400685.5212921" calcext:value-type="float">
            <text:p>-400685.5212921</text:p>
          </table:table-cell>
          <table:table-cell/>
          <table:table-cell table:style-name="ce2"/>
          <table:table-cell office:value-type="string" calcext:value-type="string">
            <text:p>pbe0-d3</text:p>
          </table:table-cell>
          <table:table-cell office:value-type="float" office:value="-1316.136895" calcext:value-type="float">
            <text:p>-1316.136895</text:p>
          </table:table-cell>
          <table:table-cell table:style-name="Default" office:value-type="float" office:value="-200515.3922595" calcext:value-type="float">
            <text:p>-200515.3922595</text:p>
          </table:table-cell>
          <table:table-cell table:style-name="Default" office:value-type="float" office:value="-201950.4012925" calcext:value-type="float">
            <text:p>-201950.4012925</text:p>
          </table:table-cell>
          <table:table-cell table:style-name="Default" office:value-type="float" office:value="-401056.7060805" calcext:value-type="float">
            <text:p>-401056.70608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169]-[.Q169]-[.P169]-[.E$3]" office:value-type="float" office:value="2.49078559495661" calcext:value-type="float">
            <text:p>2.49</text:p>
          </table:table-cell>
          <table:table-cell table:style-name="ce26" table:formula="of:=[.S169]-2*[.Q169]-[.$F$3]" office:value-type="float" office:value="391.220714039984" calcext:value-type="float">
            <text:p>391.22</text:p>
          </table:table-cell>
          <table:table-cell/>
          <table:table-cell table:style-name="ce18"/>
          <table:table-cell office:value-type="string" calcext:value-type="string">
            <text:p>pbe96</text:p>
          </table:table-cell>
          <table:table-cell table:style-name="ce31" table:formula="of:=[.Y169]-[.X169]-[.W169]" office:value-type="float" office:value="2.63337649998402" calcext:value-type="float">
            <text:p>2.63</text:p>
          </table:table-cell>
          <table:table-cell table:style-name="ce34" table:formula="of:=[.Z169]-2*[.X169]" office:value-type="float" office:value="-24.8398555000313" calcext:value-type="float">
            <text:p>-24.8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96</text:p>
          </table:table-cell>
          <table:table-cell office:value-type="float" office:value="-1312.59247" calcext:value-type="float">
            <text:p>-1312.59247</text:p>
          </table:table-cell>
          <table:table-cell table:style-name="Default" office:value-type="float" office:value="-200513.37461526" calcext:value-type="float">
            <text:p>-200513.37461526</text:p>
          </table:table-cell>
          <table:table-cell table:style-name="Default" office:value-type="float" office:value="-201823.931036265" calcext:value-type="float">
            <text:p>-201823.931036265</text:p>
          </table:table-cell>
          <table:table-cell table:style-name="Default" office:value-type="float" office:value="-400656.5100422" calcext:value-type="float">
            <text:p>-400656.5100422</text:p>
          </table:table-cell>
          <table:table-cell/>
          <table:table-cell table:style-name="ce2"/>
          <table:table-cell office:value-type="string" calcext:value-type="string">
            <text:p>pbe96</text:p>
          </table:table-cell>
          <table:table-cell office:value-type="float" office:value="-1312.59247" calcext:value-type="float">
            <text:p>-1312.59247</text:p>
          </table:table-cell>
          <table:table-cell table:style-name="Default" office:value-type="float" office:value="-200512.1523925" calcext:value-type="float">
            <text:p>-200512.1523925</text:p>
          </table:table-cell>
          <table:table-cell table:style-name="Default" office:value-type="float" office:value="-201822.111486" calcext:value-type="float">
            <text:p>-201822.111486</text:p>
          </table:table-cell>
          <table:table-cell table:style-name="Default" office:value-type="float" office:value="-401049.1446405" calcext:value-type="float">
            <text:p>-401049.14464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170]-[.Q170]-[.P170]-[.E$3]" office:value-type="float" office:value="1.86806950498408" calcext:value-type="float">
            <text:p>1.87</text:p>
          </table:table-cell>
          <table:table-cell table:style-name="ce26" table:formula="of:=[.S170]-2*[.Q170]-[.$F$3]" office:value-type="float" office:value="389.097524699988" calcext:value-type="float">
            <text:p>389.10</text:p>
          </table:table-cell>
          <table:table-cell/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170]-[.X170]-[.W170]" office:value-type="float" office:value="-125.645927999987" calcext:value-type="float">
            <text:p>-125.65</text:p>
          </table:table-cell>
          <table:table-cell table:style-name="ce34" table:formula="of:=[.Z170]-2*[.X170]" office:value-type="float" office:value="-26.6619524999987" calcext:value-type="float">
            <text:p>-26.66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96-d3</text:p>
          </table:table-cell>
          <table:table-cell office:value-type="float" office:value="-1312.59247" calcext:value-type="float">
            <text:p>-1312.59247</text:p>
          </table:table-cell>
          <table:table-cell table:style-name="Default" office:value-type="float" office:value="-200513.38501224" calcext:value-type="float">
            <text:p>-200513.38501224</text:p>
          </table:table-cell>
          <table:table-cell table:style-name="Default" office:value-type="float" office:value="-201824.564149335" calcext:value-type="float">
            <text:p>-201824.564149335</text:p>
          </table:table-cell>
          <table:table-cell table:style-name="Default" office:value-type="float" office:value="-400658.6540255" calcext:value-type="float">
            <text:p>-400658.6540255</text:p>
          </table:table-cell>
          <table:table-cell/>
          <table:table-cell table:style-name="ce2"/>
          <table:table-cell office:value-type="string" calcext:value-type="string">
            <text:p>pbe96-d3</text:p>
          </table:table-cell>
          <table:table-cell office:value-type="float" office:value="-1312.59247" calcext:value-type="float">
            <text:p>-1312.59247</text:p>
          </table:table-cell>
          <table:table-cell table:style-name="Default" office:value-type="float" office:value="-200512.1628945" calcext:value-type="float">
            <text:p>-200512.1628945</text:p>
          </table:table-cell>
          <table:table-cell table:style-name="Default" office:value-type="float" office:value="-201950.4012925" calcext:value-type="float">
            <text:p>-201950.4012925</text:p>
          </table:table-cell>
          <table:table-cell table:style-name="Default" office:value-type="float" office:value="-401050.9877415" calcext:value-type="float">
            <text:p>-401050.987741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171]-[.Q171]-[.P171]-[.E$3]" office:value-type="float" office:value="-5.75593616003425" calcext:value-type="float">
            <text:p>-5.76</text:p>
          </table:table-cell>
          <table:table-cell table:style-name="ce26" table:formula="of:=[.S171]-2*[.Q171]-[.$F$3]" office:value-type="float" office:value="391.509046449966" calcext:value-type="float">
            <text:p>391.51</text:p>
          </table:table-cell>
          <table:table-cell/>
          <table:table-cell table:style-name="ce18"/>
          <table:table-cell office:value-type="string" calcext:value-type="string">
            <text:p>tpss</text:p>
          </table:table-cell>
          <table:table-cell table:style-name="ce31" table:formula="of:=[.Y171]-[.X171]-[.W171]" office:value-type="float" office:value="2.17916500000024" calcext:value-type="float">
            <text:p>2.18</text:p>
          </table:table-cell>
          <table:table-cell table:style-name="ce34" table:formula="of:=[.Z171]-2*[.X171]" office:value-type="float" office:value="-22.5609215000295" calcext:value-type="float">
            <text:p>-22.56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</text:p>
          </table:table-cell>
          <table:table-cell office:value-type="float" office:value="-1313.1727055" calcext:value-type="float">
            <text:p>-1313.1727055</text:p>
          </table:table-cell>
          <table:table-cell table:style-name="Default" office:value-type="float" office:value="-200742.75630619" calcext:value-type="float">
            <text:p>-200742.75630619</text:p>
          </table:table-cell>
          <table:table-cell table:style-name="Default" office:value-type="float" office:value="-202062.13968445" calcext:value-type="float">
            <text:p>-202062.13968445</text:p>
          </table:table-cell>
          <table:table-cell table:style-name="Default" office:value-type="float" office:value="-401114.98509165" calcext:value-type="float">
            <text:p>-401114.98509165</text:p>
          </table:table-cell>
          <table:table-cell/>
          <table:table-cell table:style-name="ce2"/>
          <table:table-cell office:value-type="string" calcext:value-type="string">
            <text:p>tpss</text:p>
          </table:table-cell>
          <table:table-cell office:value-type="float" office:value="-1313.1727055" calcext:value-type="float">
            <text:p>-1313.1727055</text:p>
          </table:table-cell>
          <table:table-cell table:style-name="Default" office:value-type="float" office:value="-200741.7366145" calcext:value-type="float">
            <text:p>-200741.7366145</text:p>
          </table:table-cell>
          <table:table-cell table:style-name="Default" office:value-type="float" office:value="-202052.730155" calcext:value-type="float">
            <text:p>-202052.730155</text:p>
          </table:table-cell>
          <table:table-cell table:style-name="Default" office:value-type="float" office:value="-401506.0341505" calcext:value-type="float">
            <text:p>-401506.03415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172]-[.Q172]-[.P172]-[.E$3]" office:value-type="float" office:value="-108.135917145022" calcext:value-type="float">
            <text:p>-108.14</text:p>
          </table:table-cell>
          <table:table-cell table:style-name="ce26" table:formula="of:=[.S172]-2*[.Q172]-[.$F$3]" office:value-type="float" office:value="187.216738539981" calcext:value-type="float">
            <text:p>187.22</text:p>
          </table:table-cell>
          <table:table-cell/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172]-[.X172]-[.W172]" office:value-type="float" office:value="104.523780500013" calcext:value-type="float">
            <text:p>104.52</text:p>
          </table:table-cell>
          <table:table-cell table:style-name="ce34" table:formula="of:=[.Z172]-2*[.X172]" office:value-type="float" office:value="-25.0971544999629" calcext:value-type="float">
            <text:p>-25.1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-d3</text:p>
          </table:table-cell>
          <table:table-cell office:value-type="float" office:value="-1313.1727055" calcext:value-type="float">
            <text:p>-1313.1727055</text:p>
          </table:table-cell>
          <table:table-cell table:style-name="Default" office:value-type="float" office:value="-200642.117189235" calcext:value-type="float">
            <text:p>-200642.117189235</text:p>
          </table:table-cell>
          <table:table-cell table:style-name="Default" office:value-type="float" office:value="-202063.88054848" calcext:value-type="float">
            <text:p>-202063.88054848</text:p>
          </table:table-cell>
          <table:table-cell table:style-name="Default" office:value-type="float" office:value="-401117.99916565" calcext:value-type="float">
            <text:p>-401117.99916565</text:p>
          </table:table-cell>
          <table:table-cell/>
          <table:table-cell table:style-name="ce2"/>
          <table:table-cell office:value-type="string" calcext:value-type="string">
            <text:p>tpss-d3</text:p>
          </table:table-cell>
          <table:table-cell office:value-type="float" office:value="-1313.1727055" calcext:value-type="float">
            <text:p>-1313.1727055</text:p>
          </table:table-cell>
          <table:table-cell table:style-name="Default" office:value-type="float" office:value="-200741.7523675" calcext:value-type="float">
            <text:p>-200741.7523675</text:p>
          </table:table-cell>
          <table:table-cell table:style-name="Default" office:value-type="float" office:value="-201950.4012925" calcext:value-type="float">
            <text:p>-201950.4012925</text:p>
          </table:table-cell>
          <table:table-cell table:style-name="Default" office:value-type="float" office:value="-401508.6018895" calcext:value-type="float">
            <text:p>-401508.601889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173]-[.Q173]-[.P173]-[.E$3]" office:value-type="float" office:value="-3.70612954501848" calcext:value-type="float">
            <text:p>-3.71</text:p>
          </table:table-cell>
          <table:table-cell table:style-name="ce26" table:formula="of:=[.S173]-2*[.Q173]-[.$F$3]" office:value-type="float" office:value="382.087702249992" calcext:value-type="float">
            <text:p>382.09</text:p>
          </table:table-cell>
          <table:table-cell/>
          <table:table-cell table:style-name="ce18"/>
          <table:table-cell office:value-type="string" calcext:value-type="string">
            <text:p>tpssh</text:p>
          </table:table-cell>
          <table:table-cell table:style-name="ce31" table:formula="of:=[.Y173]-[.X173]-[.W173]" office:value-type="float" office:value="1.92449150000607" calcext:value-type="float">
            <text:p>1.92</text:p>
          </table:table-cell>
          <table:table-cell table:style-name="ce34" table:formula="of:=[.Z173]-2*[.X173]" office:value-type="float" office:value="-22.3823875000235" calcext:value-type="float">
            <text:p>-22.38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h</text:p>
          </table:table-cell>
          <table:table-cell office:value-type="float" office:value="-1313.0781875" calcext:value-type="float">
            <text:p>-1313.0781875</text:p>
          </table:table-cell>
          <table:table-cell table:style-name="Default" office:value-type="float" office:value="-200721.18231014" calcext:value-type="float">
            <text:p>-200721.18231014</text:p>
          </table:table-cell>
          <table:table-cell table:style-name="Default" office:value-type="float" office:value="-202038.421363785" calcext:value-type="float">
            <text:p>-202038.421363785</text:p>
          </table:table-cell>
          <table:table-cell table:style-name="Default" office:value-type="float" office:value="-401081.25844375" calcext:value-type="float">
            <text:p>-401081.25844375</text:p>
          </table:table-cell>
          <table:table-cell/>
          <table:table-cell table:style-name="ce2"/>
          <table:table-cell office:value-type="string" calcext:value-type="string">
            <text:p>tpssh</text:p>
          </table:table-cell>
          <table:table-cell office:value-type="float" office:value="-1313.0781875" calcext:value-type="float">
            <text:p>-1313.0781875</text:p>
          </table:table-cell>
          <table:table-cell table:style-name="Default" office:value-type="float" office:value="-200720.6906065" calcext:value-type="float">
            <text:p>-200720.6906065</text:p>
          </table:table-cell>
          <table:table-cell table:style-name="Default" office:value-type="float" office:value="-202031.8443025" calcext:value-type="float">
            <text:p>-202031.8443025</text:p>
          </table:table-cell>
          <table:table-cell table:style-name="Default" office:value-type="float" office:value="-401463.7636005" calcext:value-type="float">
            <text:p>-401463.76360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174]-[.Q174]-[.P174]-[.E$3]" office:value-type="float" office:value="-5.52799025002605" calcext:value-type="float">
            <text:p>-5.53</text:p>
          </table:table-cell>
          <table:table-cell table:style-name="ce26" table:formula="of:=[.S174]-2*[.Q174]-[.$F$3]" office:value-type="float" office:value="379.183846739994" calcext:value-type="float">
            <text:p>379.18</text:p>
          </table:table-cell>
          <table:table-cell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174]-[.X174]-[.W174]" office:value-type="float" office:value="83.3832545000084" calcext:value-type="float">
            <text:p>83.38</text:p>
          </table:table-cell>
          <table:table-cell table:style-name="ce35" table:formula="of:=[.Z174]-2*[.X174]" office:value-type="float" office:value="-24.8713615000015" calcext:value-type="float">
            <text:p>-24.87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h-d3</text:p>
          </table:table-cell>
          <table:table-cell office:value-type="float" office:value="-1313.0781875" calcext:value-type="float">
            <text:p>-1313.0781875</text:p>
          </table:table-cell>
          <table:table-cell table:style-name="Default" office:value-type="float" office:value="-200721.19869326" calcext:value-type="float">
            <text:p>-200721.19869326</text:p>
          </table:table-cell>
          <table:table-cell table:style-name="Default" office:value-type="float" office:value="-202040.25960761" calcext:value-type="float">
            <text:p>-202040.25960761</text:p>
          </table:table-cell>
          <table:table-cell table:style-name="Default" office:value-type="float" office:value="-401084.1950655" calcext:value-type="float">
            <text:p>-401084.1950655</text:p>
          </table:table-cell>
          <table:table-cell/>
          <table:table-cell table:style-name="ce2"/>
          <table:table-cell office:value-type="string" calcext:value-type="string">
            <text:p>tpssh-d3</text:p>
          </table:table-cell>
          <table:table-cell office:value-type="float" office:value="-1313.0781875" calcext:value-type="float">
            <text:p>-1313.0781875</text:p>
          </table:table-cell>
          <table:table-cell table:style-name="Default" office:value-type="float" office:value="-200720.7063595" calcext:value-type="float">
            <text:p>-200720.7063595</text:p>
          </table:table-cell>
          <table:table-cell table:style-name="Default" office:value-type="float" office:value="-201950.4012925" calcext:value-type="float">
            <text:p>-201950.4012925</text:p>
          </table:table-cell>
          <table:table-cell table:style-name="Default" office:value-type="float" office:value="-401466.2840805" calcext:value-type="float">
            <text:p>-401466.28408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4" table:formula="of:=[.N175]" office:value-type="string" office:string-value="def2-QZVP" calcext:value-type="string">
            <text:p>def2-QZVP</text:p>
          </table:table-cell>
          <table:table-cell table:style-name="ce21" office:value-type="string" calcext:value-type="string">
            <text:p>mp2</text:p>
          </table:table-cell>
          <table:table-cell table:style-name="ce6" table:formula="of:=[.R175]-[.Q175]-[.P175]-[.E$3]" office:value-type="float" office:value="201836.44787122" calcext:value-type="float">
            <text:p>201836.45</text:p>
          </table:table-cell>
          <table:table-cell table:style-name="ce26"/>
          <table:table-cell/>
          <table:table-cell table:style-name="ce14" table:formula="of:=[.N175]" office:value-type="string" office:string-value="def2-QZVP" calcext:value-type="string">
            <text:p>def2-QZVP</text:p>
          </table:table-cell>
          <table:table-cell table:style-name="ce21" office:value-type="string" calcext:value-type="string">
            <text:p>mp2</text:p>
          </table:table-cell>
          <table:table-cell table:style-name="ce23"/>
          <table:table-cell table:style-name="ce34" table:formula="of:=[.Z175]-2*[.X175]" office:value-type="float" office:value="-21.9465544999694" calcext:value-type="float">
            <text:p>-21.95</text:p>
          </table:table-cell>
          <table:table-cell table:style-name="ce29"/>
          <table:table-cell table:style-name="Default"/>
          <table:table-cell table:style-name="ce2" office:value-type="string" calcext:value-type="string">
            <text:p>def2-QZVP</text:p>
          </table:table-cell>
          <table:table-cell table:style-name="Default" office:value-type="string" calcext:value-type="string">
            <text:p>mp2</text:p>
          </table:table-cell>
          <table:table-cell office:value-type="float" office:value="-1312.7053665" calcext:value-type="float">
            <text:p>-1312.7053665</text:p>
          </table:table-cell>
          <table:table-cell office:value-type="float" office:value="-200523.28776812" calcext:value-type="float">
            <text:p>-200523.28776812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def2-QZVP</text:p>
          </table:table-cell>
          <table:table-cell table:style-name="Default" office:value-type="string" calcext:value-type="string">
            <text:p>mp2</text:p>
          </table:table-cell>
          <table:table-cell office:value-type="float" office:value="-1312.7053665" calcext:value-type="float">
            <text:p>-1312.7053665</text:p>
          </table:table-cell>
          <table:table-cell office:value-type="float" office:value="-200523.260883" calcext:value-type="float">
            <text:p>-200523.260883</text:p>
          </table:table-cell>
          <table:table-cell table:style-name="Default" office:value-type="float" office:value="-201836.1657875" calcext:value-type="float">
            <text:p>-201836.1657875</text:p>
          </table:table-cell>
          <table:table-cell office:value-type="float" office:value="-401068.4683205" calcext:value-type="float">
            <text:p>-401068.46832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176]-[.Q176]-[.P176]-[.E$3]" office:value-type="float" office:value="-0.137812495000162" calcext:value-type="float">
            <text:p>-0.14</text:p>
          </table:table-cell>
          <table:table-cell table:style-name="ce26" table:formula="of:=[.S176]-2*[.Q176]-[.$F$3]" office:value-type="float" office:value="0.904694790020585" calcext:value-type="float">
            <text:p>0.90</text:p>
          </table:table-cell>
          <table:table-cell/>
          <table:table-cell table:style-name="ce16"/>
          <table:table-cell office:value-type="string" calcext:value-type="string">
            <text:p>b3lyp</text:p>
          </table:table-cell>
          <table:table-cell table:style-name="ce31" table:formula="of:=[.Y176]-[.X176]-[.W176]" office:value-type="float" office:value="-0.333438499995054" calcext:value-type="float">
            <text:p>-0.33</text:p>
          </table:table-cell>
          <table:table-cell table:style-name="ce34" table:formula="of:=[.Z176]-2*[.X176]" office:value-type="float" office:value="-20.0588199999765" calcext:value-type="float">
            <text:p>-20.06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3lyp</text:p>
          </table:table-cell>
          <table:table-cell office:value-type="float" office:value="-1310.171759" calcext:value-type="float">
            <text:p>-1310.171759</text:p>
          </table:table-cell>
          <table:table-cell office:value-type="float" office:value="-200682.11523771" calcext:value-type="float">
            <text:p>-200682.11523771</text:p>
          </table:table-cell>
          <table:table-cell table:style-name="Default" office:value-type="float" office:value="-201992.879545805" calcext:value-type="float">
            <text:p>-201992.879545805</text:p>
          </table:table-cell>
          <table:table-cell office:value-type="float" office:value="-401384.30730635" calcext:value-type="float">
            <text:p>-401384.30730635</text:p>
          </table:table-cell>
          <table:table-cell/>
          <table:table-cell table:style-name="ce2"/>
          <table:table-cell office:value-type="string" calcext:value-type="string">
            <text:p>b3lyp</text:p>
          </table:table-cell>
          <table:table-cell office:value-type="float" office:value="-1310.171759" calcext:value-type="float">
            <text:p>-1310.171759</text:p>
          </table:table-cell>
          <table:table-cell office:value-type="float" office:value="-200682.061625" calcext:value-type="float">
            <text:p>-200682.061625</text:p>
          </table:table-cell>
          <table:table-cell table:style-name="Default" office:value-type="float" office:value="-201992.5668225" calcext:value-type="float">
            <text:p>-201992.5668225</text:p>
          </table:table-cell>
          <table:table-cell office:value-type="float" office:value="-401384.18207" calcext:value-type="float">
            <text:p>-401384.18207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177]-[.Q177]-[.P177]-[.E$3]" office:value-type="float" office:value="-2.40361899504342" calcext:value-type="float">
            <text:p>-2.40</text:p>
          </table:table-cell>
          <table:table-cell table:style-name="ce26" table:formula="of:=[.S177]-2*[.Q177]-[.$F$3]" office:value-type="float" office:value="-2.16766531002941" calcext:value-type="float">
            <text:p>-2.17</text:p>
          </table:table-cell>
          <table:table-cell/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177]-[.X177]-[.W177]" office:value-type="float" office:value="-1.28649499999733" calcext:value-type="float">
            <text:p>-1.29</text:p>
          </table:table-cell>
          <table:table-cell table:style-name="ce34" table:formula="of:=[.Z177]-2*[.X177]" office:value-type="float" office:value="-23.1070254999795" calcext:value-type="float">
            <text:p>-23.11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office:value-type="float" office:value="-1310.171759" calcext:value-type="float">
            <text:p>-1310.171759</text:p>
          </table:table-cell>
          <table:table-cell office:value-type="float" office:value="-200682.13702936" calcext:value-type="float">
            <text:p>-200682.13702936</text:p>
          </table:table-cell>
          <table:table-cell table:style-name="Default" office:value-type="float" office:value="-201995.167143955" calcext:value-type="float">
            <text:p>-201995.167143955</text:p>
          </table:table-cell>
          <table:table-cell office:value-type="float" office:value="-401387.42324975" calcext:value-type="float">
            <text:p>-401387.42324975</text:p>
          </table:table-cell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office:value-type="float" office:value="-1310.171759" calcext:value-type="float">
            <text:p>-1310.171759</text:p>
          </table:table-cell>
          <table:table-cell office:value-type="float" office:value="-200682.082629" calcext:value-type="float">
            <text:p>-200682.082629</text:p>
          </table:table-cell>
          <table:table-cell table:style-name="Default" office:value-type="float" office:value="-201993.540883" calcext:value-type="float">
            <text:p>-201993.540883</text:p>
          </table:table-cell>
          <table:table-cell office:value-type="float" office:value="-401387.2722835" calcext:value-type="float">
            <text:p>-401387.272283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178]-[.Q178]-[.P178]-[.E$3]" office:value-type="float" office:value="-2.62476486000287" calcext:value-type="float">
            <text:p>-2.62</text:p>
          </table:table-cell>
          <table:table-cell table:style-name="ce26" table:formula="of:=[.S178]-2*[.Q178]-[.$F$3]" office:value-type="float" office:value="1.8586964699789" calcext:value-type="float">
            <text:p>1.86</text:p>
          </table:table-cell>
          <table:table-cell/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178]-[.X178]-[.W178]" office:value-type="float" office:value="-0.270426500001349" calcext:value-type="float">
            <text:p>-0.27</text:p>
          </table:table-cell>
          <table:table-cell table:style-name="ce34" table:formula="of:=[.Z178]-2*[.X178]" office:value-type="float" office:value="-18.7775760000222" calcext:value-type="float">
            <text:p>-18.78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ecke97-d</text:p>
          </table:table-cell>
          <table:table-cell office:value-type="float" office:value="-1313.002048" calcext:value-type="float">
            <text:p>-1313.002048</text:p>
          </table:table-cell>
          <table:table-cell office:value-type="float" office:value="-200790.755355875" calcext:value-type="float">
            <text:p>-200790.755355875</text:p>
          </table:table-cell>
          <table:table-cell table:style-name="Default" office:value-type="float" office:value="-202106.836905335" calcext:value-type="float">
            <text:p>-202106.836905335</text:p>
          </table:table-cell>
          <table:table-cell office:value-type="float" office:value="-401600.633541" calcext:value-type="float">
            <text:p>-401600.633541</text:p>
          </table:table-cell>
          <table:table-cell/>
          <table:table-cell table:style-name="ce2"/>
          <table:table-cell office:value-type="string" calcext:value-type="string">
            <text:p>becke97-d</text:p>
          </table:table-cell>
          <table:table-cell office:value-type="float" office:value="-1313.002048" calcext:value-type="float">
            <text:p>-1313.002048</text:p>
          </table:table-cell>
          <table:table-cell office:value-type="float" office:value="-200790.2453525" calcext:value-type="float">
            <text:p>-200790.2453525</text:p>
          </table:table-cell>
          <table:table-cell table:style-name="Default" office:value-type="float" office:value="-202103.517827" calcext:value-type="float">
            <text:p>-202103.517827</text:p>
          </table:table-cell>
          <table:table-cell office:value-type="float" office:value="-401599.268281" calcext:value-type="float">
            <text:p>-401599.268281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179]-[.Q179]-[.P179]-[.E$3]" office:value-type="float" office:value="-5.67858892999993" calcext:value-type="float">
            <text:p>-5.68</text:p>
          </table:table-cell>
          <table:table-cell table:style-name="ce26" table:formula="of:=[.S179]-2*[.Q179]-[.$F$3]" office:value-type="float" office:value="-1.65653297002427" calcext:value-type="float">
            <text:p>-1.66</text:p>
          </table:table-cell>
          <table:table-cell/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179]-[.X179]-[.W179]" office:value-type="float" office:value="-1.394140499988" calcext:value-type="float">
            <text:p>-1.39</text:p>
          </table:table-cell>
          <table:table-cell table:style-name="ce34" table:formula="of:=[.Z179]-2*[.X179]" office:value-type="float" office:value="-22.2379849999561" calcext:value-type="float">
            <text:p>-22.2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ecke97-d-d3</text:p>
          </table:table-cell>
          <table:table-cell office:value-type="float" office:value="-1313.002048" calcext:value-type="float">
            <text:p>-1313.002048</text:p>
          </table:table-cell>
          <table:table-cell office:value-type="float" office:value="-200790.779668005" calcext:value-type="float">
            <text:p>-200790.779668005</text:p>
          </table:table-cell>
          <table:table-cell table:style-name="Default" office:value-type="float" office:value="-202109.915041535" calcext:value-type="float">
            <text:p>-202109.915041535</text:p>
          </table:table-cell>
          <table:table-cell office:value-type="float" office:value="-401604.1973947" calcext:value-type="float">
            <text:p>-401604.1973947</text:p>
          </table:table-cell>
          <table:table-cell/>
          <table:table-cell table:style-name="ce2"/>
          <table:table-cell office:value-type="string" calcext:value-type="string">
            <text:p>becke97-d-d3</text:p>
          </table:table-cell>
          <table:table-cell office:value-type="float" office:value="-1313.002048" calcext:value-type="float">
            <text:p>-1313.002048</text:p>
          </table:table-cell>
          <table:table-cell office:value-type="float" office:value="-200790.268982" calcext:value-type="float">
            <text:p>-200790.268982</text:p>
          </table:table-cell>
          <table:table-cell table:style-name="Default" office:value-type="float" office:value="-202104.6651705" calcext:value-type="float">
            <text:p>-202104.6651705</text:p>
          </table:table-cell>
          <table:table-cell office:value-type="float" office:value="-401602.775949" calcext:value-type="float">
            <text:p>-401602.775949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180]-[.Q180]-[.P180]-[.E$3]" office:value-type="float" office:value="0.0877967200010517" calcext:value-type="float">
            <text:p>0.09</text:p>
          </table:table-cell>
          <table:table-cell table:style-name="ce26" table:formula="of:=[.S180]-2*[.Q180]-[.$F$3]" office:value-type="float" office:value="-0.367359959986061" calcext:value-type="float">
            <text:p>-0.37</text:p>
          </table:table-cell>
          <table:table-cell/>
          <table:table-cell table:style-name="ce16"/>
          <table:table-cell office:value-type="string" calcext:value-type="string">
            <text:p>bhlyp</text:p>
          </table:table-cell>
          <table:table-cell table:style-name="ce31" table:formula="of:=[.Y180]-[.X180]-[.W180]" office:value-type="float" office:value="-0.28092849999075" calcext:value-type="float">
            <text:p>-0.28</text:p>
          </table:table-cell>
          <table:table-cell table:style-name="ce34" table:formula="of:=[.Z180]-2*[.X180]" office:value-type="float" office:value="-21.3951995000243" calcext:value-type="float">
            <text:p>-21.40</text:p>
          </table:table-cell>
          <table:table-cell table:style-name="ce29"/>
          <table:table-cell table:style-name="Default"/>
          <table:table-cell table:style-name="ce2"/>
          <table:table-cell table:style-name="Default" office:value-type="string" calcext:value-type="string">
            <text:p>bhlyp</text:p>
          </table:table-cell>
          <table:table-cell office:value-type="float" office:value="-1309.489129" calcext:value-type="float">
            <text:p>-1309.489129</text:p>
          </table:table-cell>
          <table:table-cell office:value-type="float" office:value="-200663.121976885" calcext:value-type="float">
            <text:p>-200663.121976885</text:p>
          </table:table-cell>
          <table:table-cell table:style-name="Default" office:value-type="float" office:value="-201972.978045765" calcext:value-type="float">
            <text:p>-201972.978045765</text:p>
          </table:table-cell>
          <table:table-cell office:value-type="float" office:value="-401347.59283945" calcext:value-type="float">
            <text:p>-401347.59283945</text:p>
          </table:table-cell>
          <table:table-cell/>
          <table:table-cell table:style-name="ce2"/>
          <table:table-cell table:style-name="Default" office:value-type="string" calcext:value-type="string">
            <text:p>bhlyp</text:p>
          </table:table-cell>
          <table:table-cell office:value-type="float" office:value="-1309.489129" calcext:value-type="float">
            <text:p>-1309.489129</text:p>
          </table:table-cell>
          <table:table-cell office:value-type="float" office:value="-200662.5515345" calcext:value-type="float">
            <text:p>-200662.5515345</text:p>
          </table:table-cell>
          <table:table-cell table:style-name="Default" office:value-type="float" office:value="-201972.321592" calcext:value-type="float">
            <text:p>-201972.321592</text:p>
          </table:table-cell>
          <table:table-cell office:value-type="float" office:value="-401346.4982685" calcext:value-type="float">
            <text:p>-401346.498268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181]-[.Q181]-[.P181]-[.E$3]" office:value-type="float" office:value="-1.20883271002663" calcext:value-type="float">
            <text:p>-1.21</text:p>
          </table:table-cell>
          <table:table-cell table:style-name="ce26" table:formula="of:=[.S181]-2*[.Q181]-[.$F$3]" office:value-type="float" office:value="-2.7769913499942" calcext:value-type="float">
            <text:p>-2.78</text:p>
          </table:table-cell>
          <table:table-cell/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181]-[.X181]-[.W181]" office:value-type="float" office:value="-0.97143499997901" calcext:value-type="float">
            <text:p>-0.97</text:p>
          </table:table-cell>
          <table:table-cell table:style-name="ce34" table:formula="of:=[.Z181]-2*[.X181]" office:value-type="float" office:value="-23.8159104999504" calcext:value-type="float">
            <text:p>-23.82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hlyp-d3</text:p>
          </table:table-cell>
          <table:table-cell office:value-type="float" office:value="-1309.489129" calcext:value-type="float">
            <text:p>-1309.489129</text:p>
          </table:table-cell>
          <table:table-cell office:value-type="float" office:value="-200663.138937615" calcext:value-type="float">
            <text:p>-200663.138937615</text:p>
          </table:table-cell>
          <table:table-cell table:style-name="Default" office:value-type="float" office:value="-201974.291635925" calcext:value-type="float">
            <text:p>-201974.291635925</text:p>
          </table:table-cell>
          <table:table-cell office:value-type="float" office:value="-401350.0363923" calcext:value-type="float">
            <text:p>-401350.0363923</text:p>
          </table:table-cell>
          <table:table-cell/>
          <table:table-cell table:style-name="ce2"/>
          <table:table-cell office:value-type="string" calcext:value-type="string">
            <text:p>bhlyp-d3</text:p>
          </table:table-cell>
          <table:table-cell office:value-type="float" office:value="-1309.489129" calcext:value-type="float">
            <text:p>-1309.489129</text:p>
          </table:table-cell>
          <table:table-cell office:value-type="float" office:value="-200662.569913" calcext:value-type="float">
            <text:p>-200662.569913</text:p>
          </table:table-cell>
          <table:table-cell table:style-name="Default" office:value-type="float" office:value="-201973.030477" calcext:value-type="float">
            <text:p>-201973.030477</text:p>
          </table:table-cell>
          <table:table-cell office:value-type="float" office:value="-401348.9557365" calcext:value-type="float">
            <text:p>-401348.955736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182]-[.Q182]-[.P182]-[.E$3]" office:value-type="float" office:value="-0.267065860033654" calcext:value-type="float">
            <text:p>-0.27</text:p>
          </table:table-cell>
          <table:table-cell table:style-name="ce26" table:formula="of:=[.S182]-2*[.Q182]-[.$F$3]" office:value-type="float" office:value="2.12612989998888" calcext:value-type="float">
            <text:p>2.13</text:p>
          </table:table-cell>
          <table:table-cell/>
          <table:table-cell table:style-name="ce16"/>
          <table:table-cell office:value-type="string" calcext:value-type="string">
            <text:p>blyp</text:p>
          </table:table-cell>
          <table:table-cell table:style-name="ce31" table:formula="of:=[.Y182]-[.X182]-[.W182]" office:value-type="float" office:value="-0.217916500009096" calcext:value-type="float">
            <text:p>-0.22</text:p>
          </table:table-cell>
          <table:table-cell table:style-name="ce34" table:formula="of:=[.Z182]-2*[.X182]" office:value-type="float" office:value="-18.6961855000118" calcext:value-type="float">
            <text:p>-18.7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lyp</text:p>
          </table:table-cell>
          <table:table-cell office:value-type="float" office:value="-1307.1288045" calcext:value-type="float">
            <text:p>-1307.1288045</text:p>
          </table:table-cell>
          <table:table-cell office:value-type="float" office:value="-200736.012053065" calcext:value-type="float">
            <text:p>-200736.012053065</text:p>
          </table:table-cell>
          <table:table-cell table:style-name="Default" office:value-type="float" office:value="-202043.862660025" calcext:value-type="float">
            <text:p>-202043.862660025</text:p>
          </table:table-cell>
          <table:table-cell office:value-type="float" office:value="-401490.87950195" calcext:value-type="float">
            <text:p>-401490.87950195</text:p>
          </table:table-cell>
          <table:table-cell/>
          <table:table-cell table:style-name="ce2"/>
          <table:table-cell office:value-type="string" calcext:value-type="string">
            <text:p>blyp</text:p>
          </table:table-cell>
          <table:table-cell office:value-type="float" office:value="-1307.1288045" calcext:value-type="float">
            <text:p>-1307.1288045</text:p>
          </table:table-cell>
          <table:table-cell office:value-type="float" office:value="-200735.390781" calcext:value-type="float">
            <text:p>-200735.390781</text:p>
          </table:table-cell>
          <table:table-cell table:style-name="Default" office:value-type="float" office:value="-202042.737502" calcext:value-type="float">
            <text:p>-202042.737502</text:p>
          </table:table-cell>
          <table:table-cell office:value-type="float" office:value="-401489.4777475" calcext:value-type="float">
            <text:p>-401489.477747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183]-[.Q183]-[.P183]-[.E$3]" office:value-type="float" office:value="-3.74782248501378" calcext:value-type="float">
            <text:p>-3.75</text:p>
          </table:table-cell>
          <table:table-cell table:style-name="ce26" table:formula="of:=[.S183]-2*[.Q183]-[.$F$3]" office:value-type="float" office:value="-1.5852243899717" calcext:value-type="float">
            <text:p>-1.59</text:p>
          </table:table-cell>
          <table:table-cell/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183]-[.X183]-[.W183]" office:value-type="float" office:value="-1.38363849998518" calcext:value-type="float">
            <text:p>-1.38</text:p>
          </table:table-cell>
          <table:table-cell table:style-name="ce34" table:formula="of:=[.Z183]-2*[.X183]" office:value-type="float" office:value="-22.4322720000055" calcext:value-type="float">
            <text:p>-22.43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lyp-d3</text:p>
          </table:table-cell>
          <table:table-cell office:value-type="float" office:value="-1307.1288045" calcext:value-type="float">
            <text:p>-1307.1288045</text:p>
          </table:table-cell>
          <table:table-cell office:value-type="float" office:value="-200736.03912197" calcext:value-type="float">
            <text:p>-200736.03912197</text:p>
          </table:table-cell>
          <table:table-cell table:style-name="Default" office:value-type="float" office:value="-202047.370485555" calcext:value-type="float">
            <text:p>-202047.370485555</text:p>
          </table:table-cell>
          <table:table-cell office:value-type="float" office:value="-401494.64499405" calcext:value-type="float">
            <text:p>-401494.64499405</text:p>
          </table:table-cell>
          <table:table-cell/>
          <table:table-cell table:style-name="ce2"/>
          <table:table-cell office:value-type="string" calcext:value-type="string">
            <text:p>blyp-d3</text:p>
          </table:table-cell>
          <table:table-cell office:value-type="float" office:value="-1307.1288045" calcext:value-type="float">
            <text:p>-1307.1288045</text:p>
          </table:table-cell>
          <table:table-cell office:value-type="float" office:value="-200735.4144105" calcext:value-type="float">
            <text:p>-200735.4144105</text:p>
          </table:table-cell>
          <table:table-cell table:style-name="Default" office:value-type="float" office:value="-202043.9268535" calcext:value-type="float">
            <text:p>-202043.9268535</text:p>
          </table:table-cell>
          <table:table-cell office:value-type="float" office:value="-401493.261093" calcext:value-type="float">
            <text:p>-401493.261093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184]-[.Q184]-[.P184]-[.E$3]" office:value-type="float" office:value="-2.64424607000933" calcext:value-type="float">
            <text:p>-2.64</text:p>
          </table:table-cell>
          <table:table-cell table:style-name="ce26" table:formula="of:=[.S184]-2*[.Q184]-[.$F$3]" office:value-type="float" office:value="1.97967950999737" calcext:value-type="float">
            <text:p>1.98</text:p>
          </table:table-cell>
          <table:table-cell/>
          <table:table-cell table:style-name="ce16"/>
          <table:table-cell office:value-type="string" calcext:value-type="string">
            <text:p>bp86</text:p>
          </table:table-cell>
          <table:table-cell table:style-name="ce31" table:formula="of:=[.Y184]-[.X184]-[.W184]" office:value-type="float" office:value="-0.270426499998848" calcext:value-type="float">
            <text:p>-0.27</text:p>
          </table:table-cell>
          <table:table-cell table:style-name="ce34" table:formula="of:=[.Z184]-2*[.X184]" office:value-type="float" office:value="-18.6410499999765" calcext:value-type="float">
            <text:p>-18.6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p86</text:p>
          </table:table-cell>
          <table:table-cell office:value-type="float" office:value="-1313.0046735" calcext:value-type="float">
            <text:p>-1313.0046735</text:p>
          </table:table-cell>
          <table:table-cell office:value-type="float" office:value="-200791.17645982" calcext:value-type="float">
            <text:p>-200791.17645982</text:p>
          </table:table-cell>
          <table:table-cell table:style-name="Default" office:value-type="float" office:value="-202107.28011599" calcext:value-type="float">
            <text:p>-202107.28011599</text:p>
          </table:table-cell>
          <table:table-cell office:value-type="float" office:value="-401601.35476585" calcext:value-type="float">
            <text:p>-401601.35476585</text:p>
          </table:table-cell>
          <table:table-cell/>
          <table:table-cell table:style-name="ce2"/>
          <table:table-cell office:value-type="string" calcext:value-type="string">
            <text:p>bp86</text:p>
          </table:table-cell>
          <table:table-cell office:value-type="float" office:value="-1313.0046735" calcext:value-type="float">
            <text:p>-1313.0046735</text:p>
          </table:table-cell>
          <table:table-cell office:value-type="float" office:value="-200790.6811855" calcext:value-type="float">
            <text:p>-200790.6811855</text:p>
          </table:table-cell>
          <table:table-cell table:style-name="Default" office:value-type="float" office:value="-202103.9562855" calcext:value-type="float">
            <text:p>-202103.9562855</text:p>
          </table:table-cell>
          <table:table-cell office:value-type="float" office:value="-401600.003421" calcext:value-type="float">
            <text:p>-401600.003421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185]-[.Q185]-[.P185]-[.E$3]" office:value-type="float" office:value="-5.69547089501089" calcext:value-type="float">
            <text:p>-5.70</text:p>
          </table:table-cell>
          <table:table-cell table:style-name="ce26" table:formula="of:=[.S185]-2*[.Q185]-[.$F$3]" office:value-type="float" office:value="-1.53738777997205" calcext:value-type="float">
            <text:p>-1.54</text:p>
          </table:table-cell>
          <table:table-cell/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185]-[.X185]-[.W185]" office:value-type="float" office:value="-1.3941404999855" calcext:value-type="float">
            <text:p>-1.39</text:p>
          </table:table-cell>
          <table:table-cell table:style-name="ce34" table:formula="of:=[.Z185]-2*[.X185]" office:value-type="float" office:value="-22.1014589999686" calcext:value-type="float">
            <text:p>-22.1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p86-d3</text:p>
          </table:table-cell>
          <table:table-cell office:value-type="float" office:value="-1313.0046735" calcext:value-type="float">
            <text:p>-1313.0046735</text:p>
          </table:table-cell>
          <table:table-cell office:value-type="float" office:value="-200791.20077195" calcext:value-type="float">
            <text:p>-200791.20077195</text:p>
          </table:table-cell>
          <table:table-cell table:style-name="Default" office:value-type="float" office:value="-202110.355652945" calcext:value-type="float">
            <text:p>-202110.355652945</text:p>
          </table:table-cell>
          <table:table-cell office:value-type="float" office:value="-401604.9204574" calcext:value-type="float">
            <text:p>-401604.9204574</text:p>
          </table:table-cell>
          <table:table-cell/>
          <table:table-cell table:style-name="ce2"/>
          <table:table-cell office:value-type="string" calcext:value-type="string">
            <text:p>bp86-d3</text:p>
          </table:table-cell>
          <table:table-cell office:value-type="float" office:value="-1313.0046735" calcext:value-type="float">
            <text:p>-1313.0046735</text:p>
          </table:table-cell>
          <table:table-cell office:value-type="float" office:value="-200790.704815" calcext:value-type="float">
            <text:p>-200790.704815</text:p>
          </table:table-cell>
          <table:table-cell table:style-name="Default" office:value-type="float" office:value="-202105.103629" calcext:value-type="float">
            <text:p>-202105.103629</text:p>
          </table:table-cell>
          <table:table-cell office:value-type="float" office:value="-401603.511089" calcext:value-type="float">
            <text:p>-401603.511089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186]-[.Q186]-[.P186]-[.E$3]" office:value-type="float" office:value="0.0698645549853154" calcext:value-type="float">
            <text:p>0.07</text:p>
          </table:table-cell>
          <table:table-cell table:style-name="ce26" table:formula="of:=[.S186]-2*[.Q186]-[.$F$3]" office:value-type="float" office:value="-0.735087490000296" calcext:value-type="float">
            <text:p>-0.74</text:p>
          </table:table-cell>
          <table:table-cell/>
          <table:table-cell table:style-name="ce18"/>
          <table:table-cell office:value-type="string" calcext:value-type="string">
            <text:p>pbe0</text:p>
          </table:table-cell>
          <table:table-cell table:style-name="ce31" table:formula="of:=[.Y186]-[.X186]-[.W186]" office:value-type="float" office:value="-0.351816999991115" calcext:value-type="float">
            <text:p>-0.35</text:p>
          </table:table-cell>
          <table:table-cell table:style-name="ce34" table:formula="of:=[.Z186]-2*[.X186]" office:value-type="float" office:value="-21.6498729999876" calcext:value-type="float">
            <text:p>-21.65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0</text:p>
          </table:table-cell>
          <table:table-cell office:value-type="float" office:value="-1316.136895" calcext:value-type="float">
            <text:p>-1316.136895</text:p>
          </table:table-cell>
          <table:table-cell office:value-type="float" office:value="-200552.43816952" calcext:value-type="float">
            <text:p>-200552.43816952</text:p>
          </table:table-cell>
          <table:table-cell table:style-name="Default" office:value-type="float" office:value="-201868.959936565" calcext:value-type="float">
            <text:p>-201868.959936565</text:p>
          </table:table-cell>
          <table:table-cell office:value-type="float" office:value="-401126.59295225" calcext:value-type="float">
            <text:p>-401126.59295225</text:p>
          </table:table-cell>
          <table:table-cell/>
          <table:table-cell table:style-name="ce2"/>
          <table:table-cell office:value-type="string" calcext:value-type="string">
            <text:p>pbe0</text:p>
          </table:table-cell>
          <table:table-cell office:value-type="float" office:value="-1316.136895" calcext:value-type="float">
            <text:p>-1316.136895</text:p>
          </table:table-cell>
          <table:table-cell office:value-type="float" office:value="-200552.419686" calcext:value-type="float">
            <text:p>-200552.419686</text:p>
          </table:table-cell>
          <table:table-cell table:style-name="Default" office:value-type="float" office:value="-201868.908398" calcext:value-type="float">
            <text:p>-201868.908398</text:p>
          </table:table-cell>
          <table:table-cell office:value-type="float" office:value="-401126.489245" calcext:value-type="float">
            <text:p>-401126.48924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187]-[.Q187]-[.P187]-[.E$3]" office:value-type="float" office:value="-0.950509765025572" calcext:value-type="float">
            <text:p>-0.95</text:p>
          </table:table-cell>
          <table:table-cell table:style-name="ce26" table:formula="of:=[.S187]-2*[.Q187]-[.$F$3]" office:value-type="float" office:value="-2.7006418100209" calcext:value-type="float">
            <text:p>-2.70</text:p>
          </table:table-cell>
          <table:table-cell/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187]-[.X187]-[.W187]" office:value-type="float" office:value="-1.06595300001527" calcext:value-type="float">
            <text:p>-1.07</text:p>
          </table:table-cell>
          <table:table-cell table:style-name="ce34" table:formula="of:=[.Z187]-2*[.X187]" office:value-type="float" office:value="-23.5874920000206" calcext:value-type="float">
            <text:p>-23.59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0-d3</text:p>
          </table:table-cell>
          <table:table-cell office:value-type="float" office:value="-1316.136895" calcext:value-type="float">
            <text:p>-1316.136895</text:p>
          </table:table-cell>
          <table:table-cell office:value-type="float" office:value="-200552.449800485" calcext:value-type="float">
            <text:p>-200552.449800485</text:p>
          </table:table-cell>
          <table:table-cell table:style-name="Default" office:value-type="float" office:value="-201869.99194185" calcext:value-type="float">
            <text:p>-201869.99194185</text:p>
          </table:table-cell>
          <table:table-cell office:value-type="float" office:value="-401128.5817685" calcext:value-type="float">
            <text:p>-401128.5817685</text:p>
          </table:table-cell>
          <table:table-cell/>
          <table:table-cell table:style-name="ce2"/>
          <table:table-cell office:value-type="string" calcext:value-type="string">
            <text:p>pbe0-d3</text:p>
          </table:table-cell>
          <table:table-cell office:value-type="float" office:value="-1316.136895" calcext:value-type="float">
            <text:p>-1316.136895</text:p>
          </table:table-cell>
          <table:table-cell office:value-type="float" office:value="-200552.430188" calcext:value-type="float">
            <text:p>-200552.430188</text:p>
          </table:table-cell>
          <table:table-cell table:style-name="Default" office:value-type="float" office:value="-201869.633036" calcext:value-type="float">
            <text:p>-201869.633036</text:p>
          </table:table-cell>
          <table:table-cell office:value-type="float" office:value="-401128.447868" calcext:value-type="float">
            <text:p>-401128.447868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188]-[.Q188]-[.P188]-[.E$3]" office:value-type="float" office:value="-0.681606055019302" calcext:value-type="float">
            <text:p>-0.68</text:p>
          </table:table-cell>
          <table:table-cell table:style-name="ce26" table:formula="of:=[.S188]-2*[.Q188]-[.$F$3]" office:value-type="float" office:value="-1.59546383999987" calcext:value-type="float">
            <text:p>-1.60</text:p>
          </table:table-cell>
          <table:table-cell/>
          <table:table-cell table:style-name="ce18"/>
          <table:table-cell office:value-type="string" calcext:value-type="string">
            <text:p>pbe96</text:p>
          </table:table-cell>
          <table:table-cell table:style-name="ce31" table:formula="of:=[.Y188]-[.X188]-[.W188]" office:value-type="float" office:value="-0.690506499991443" calcext:value-type="float">
            <text:p>-0.69</text:p>
          </table:table-cell>
          <table:table-cell table:style-name="ce34" table:formula="of:=[.Z188]-2*[.X188]" office:value-type="float" office:value="-22.2406104999827" calcext:value-type="float">
            <text:p>-22.2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96</text:p>
          </table:table-cell>
          <table:table-cell office:value-type="float" office:value="-1312.59247" calcext:value-type="float">
            <text:p>-1312.59247</text:p>
          </table:table-cell>
          <table:table-cell office:value-type="float" office:value="-200554.097616795" calcext:value-type="float">
            <text:p>-200554.097616795</text:p>
          </table:table-cell>
          <table:table-cell table:style-name="Default" office:value-type="float" office:value="-201867.82642945" calcext:value-type="float">
            <text:p>-201867.82642945</text:p>
          </table:table-cell>
          <table:table-cell office:value-type="float" office:value="-401130.77222315" calcext:value-type="float">
            <text:p>-401130.77222315</text:p>
          </table:table-cell>
          <table:table-cell/>
          <table:table-cell table:style-name="ce2"/>
          <table:table-cell office:value-type="string" calcext:value-type="string">
            <text:p>pbe96</text:p>
          </table:table-cell>
          <table:table-cell office:value-type="float" office:value="-1312.59247" calcext:value-type="float">
            <text:p>-1312.59247</text:p>
          </table:table-cell>
          <table:table-cell office:value-type="float" office:value="-200553.6352925" calcext:value-type="float">
            <text:p>-200553.6352925</text:p>
          </table:table-cell>
          <table:table-cell table:style-name="Default" office:value-type="float" office:value="-201866.918269" calcext:value-type="float">
            <text:p>-201866.918269</text:p>
          </table:table-cell>
          <table:table-cell office:value-type="float" office:value="-401129.5111955" calcext:value-type="float">
            <text:p>-401129.511195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189]-[.Q189]-[.P189]-[.E$3]" office:value-type="float" office:value="-1.3377972700257" calcext:value-type="float">
            <text:p>-1.34</text:p>
          </table:table-cell>
          <table:table-cell table:style-name="ce26" table:formula="of:=[.S189]-2*[.Q189]-[.$F$3]" office:value-type="float" office:value="-3.45342517003883" calcext:value-type="float">
            <text:p>-3.45</text:p>
          </table:table-cell>
          <table:table-cell/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189]-[.X189]-[.W189]" office:value-type="float" office:value="-1.4545269999976" calcext:value-type="float">
            <text:p>-1.45</text:p>
          </table:table-cell>
          <table:table-cell table:style-name="ce34" table:formula="of:=[.Z189]-2*[.X189]" office:value-type="float" office:value="-24.065333000035" calcext:value-type="float">
            <text:p>-24.07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pbe96-d3</text:p>
          </table:table-cell>
          <table:table-cell office:value-type="float" office:value="-1312.59247" calcext:value-type="float">
            <text:p>-1312.59247</text:p>
          </table:table-cell>
          <table:table-cell office:value-type="float" office:value="-200554.107908755" calcext:value-type="float">
            <text:p>-200554.107908755</text:p>
          </table:table-cell>
          <table:table-cell table:style-name="Default" office:value-type="float" office:value="-201868.492912625" calcext:value-type="float">
            <text:p>-201868.492912625</text:p>
          </table:table-cell>
          <table:table-cell office:value-type="float" office:value="-401132.6507684" calcext:value-type="float">
            <text:p>-401132.6507684</text:p>
          </table:table-cell>
          <table:table-cell/>
          <table:table-cell table:style-name="ce2"/>
          <table:table-cell office:value-type="string" calcext:value-type="string">
            <text:p>pbe96-d3</text:p>
          </table:table-cell>
          <table:table-cell office:value-type="float" office:value="-1312.59247" calcext:value-type="float">
            <text:p>-1312.59247</text:p>
          </table:table-cell>
          <table:table-cell office:value-type="float" office:value="-200553.643169" calcext:value-type="float">
            <text:p>-200553.643169</text:p>
          </table:table-cell>
          <table:table-cell table:style-name="Default" office:value-type="float" office:value="-201867.690166" calcext:value-type="float">
            <text:p>-201867.690166</text:p>
          </table:table-cell>
          <table:table-cell office:value-type="float" office:value="-401131.351671" calcext:value-type="float">
            <text:p>-401131.351671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190]-[.Q190]-[.P190]-[.E$3]" office:value-type="float" office:value="-8.06939548500486" calcext:value-type="float">
            <text:p>-8.07</text:p>
          </table:table-cell>
          <table:table-cell table:style-name="ce26" table:formula="of:=[.S190]-2*[.Q190]-[.$F$3]" office:value-type="float" office:value="0.581495739985257" calcext:value-type="float">
            <text:p>0.58</text:p>
          </table:table-cell>
          <table:table-cell/>
          <table:table-cell table:style-name="ce18"/>
          <table:table-cell office:value-type="string" calcext:value-type="string">
            <text:p>tpss</text:p>
          </table:table-cell>
          <table:table-cell table:style-name="ce31" table:formula="of:=[.Y190]-[.X190]-[.W190]" office:value-type="float" office:value="0.094518000018752" calcext:value-type="float">
            <text:p>0.09</text:p>
          </table:table-cell>
          <table:table-cell table:style-name="ce34" table:formula="of:=[.Z190]-2*[.X190]" office:value-type="float" office:value="-20.134959499992" calcext:value-type="float">
            <text:p>-20.13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</text:p>
          </table:table-cell>
          <table:table-cell office:value-type="float" office:value="-1313.1727055" calcext:value-type="float">
            <text:p>-1313.1727055</text:p>
          </table:table-cell>
          <table:table-cell office:value-type="float" office:value="-200779.826764635" calcext:value-type="float">
            <text:p>-200779.826764635</text:p>
          </table:table-cell>
          <table:table-cell table:style-name="Default" office:value-type="float" office:value="-202101.52360222" calcext:value-type="float">
            <text:p>-202101.52360222</text:p>
          </table:table-cell>
          <table:table-cell office:value-type="float" office:value="-401580.05355925" calcext:value-type="float">
            <text:p>-401580.05355925</text:p>
          </table:table-cell>
          <table:table-cell/>
          <table:table-cell table:style-name="ce2"/>
          <table:table-cell office:value-type="string" calcext:value-type="string">
            <text:p>tpss</text:p>
          </table:table-cell>
          <table:table-cell office:value-type="float" office:value="-1313.1727055" calcext:value-type="float">
            <text:p>-1313.1727055</text:p>
          </table:table-cell>
          <table:table-cell office:value-type="float" office:value="-200779.483428" calcext:value-type="float">
            <text:p>-200779.483428</text:p>
          </table:table-cell>
          <table:table-cell table:style-name="Default" office:value-type="float" office:value="-202092.5616155" calcext:value-type="float">
            <text:p>-202092.5616155</text:p>
          </table:table-cell>
          <table:table-cell office:value-type="float" office:value="-401579.1018155" calcext:value-type="float">
            <text:p>-401579.101815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191]-[.Q191]-[.P191]-[.E$3]" office:value-type="float" office:value="-9.72332921003363" calcext:value-type="float">
            <text:p>-9.72</text:p>
          </table:table-cell>
          <table:table-cell table:style-name="ce26" table:formula="of:=[.S191]-2*[.Q191]-[.$F$3]" office:value-type="float" office:value="-1.98844868002925" calcext:value-type="float">
            <text:p>-1.99</text:p>
          </table:table-cell>
          <table:table-cell/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191]-[.X191]-[.W191]" office:value-type="float" office:value="-0.842785499998399" calcext:value-type="float">
            <text:p>-0.84</text:p>
          </table:table-cell>
          <table:table-cell table:style-name="ce34" table:formula="of:=[.Z191]-2*[.X191]" office:value-type="float" office:value="-22.6711925000418" calcext:value-type="float">
            <text:p>-22.67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-d3</text:p>
          </table:table-cell>
          <table:table-cell office:value-type="float" office:value="-1313.1727055" calcext:value-type="float">
            <text:p>-1313.1727055</text:p>
          </table:table-cell>
          <table:table-cell office:value-type="float" office:value="-200779.842727675" calcext:value-type="float">
            <text:p>-200779.842727675</text:p>
          </table:table-cell>
          <table:table-cell table:style-name="Default" office:value-type="float" office:value="-202103.193498985" calcext:value-type="float">
            <text:p>-202103.193498985</text:p>
          </table:table-cell>
          <table:table-cell office:value-type="float" office:value="-401582.65542975" calcext:value-type="float">
            <text:p>-401582.65542975</text:p>
          </table:table-cell>
          <table:table-cell/>
          <table:table-cell table:style-name="ce2"/>
          <table:table-cell office:value-type="string" calcext:value-type="string">
            <text:p>tpss-d3</text:p>
          </table:table-cell>
          <table:table-cell office:value-type="float" office:value="-1313.1727055" calcext:value-type="float">
            <text:p>-1313.1727055</text:p>
          </table:table-cell>
          <table:table-cell office:value-type="float" office:value="-200779.499181" calcext:value-type="float">
            <text:p>-200779.499181</text:p>
          </table:table-cell>
          <table:table-cell table:style-name="Default" office:value-type="float" office:value="-202093.514672" calcext:value-type="float">
            <text:p>-202093.514672</text:p>
          </table:table-cell>
          <table:table-cell office:value-type="float" office:value="-401581.6695545" calcext:value-type="float">
            <text:p>-401581.669554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192]-[.Q192]-[.P192]-[.E$3]" office:value-type="float" office:value="-5.96728891002567" calcext:value-type="float">
            <text:p>-5.97</text:p>
          </table:table-cell>
          <table:table-cell table:style-name="ce26" table:formula="of:=[.S192]-2*[.Q192]-[.$F$3]" office:value-type="float" office:value="0.728051149984822" calcext:value-type="float">
            <text:p>0.73</text:p>
          </table:table-cell>
          <table:table-cell/>
          <table:table-cell table:style-name="ce18"/>
          <table:table-cell office:value-type="string" calcext:value-type="string">
            <text:p>tpssh</text:p>
          </table:table-cell>
          <table:table-cell table:style-name="ce31" table:formula="of:=[.Y192]-[.X192]-[.W192]" office:value-type="float" office:value="-0.283554000004415" calcext:value-type="float">
            <text:p>-0.28</text:p>
          </table:table-cell>
          <table:table-cell table:style-name="ce34" table:formula="of:=[.Z192]-2*[.X192]" office:value-type="float" office:value="-20.1139555000118" calcext:value-type="float">
            <text:p>-20.11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h</text:p>
          </table:table-cell>
          <table:table-cell office:value-type="float" office:value="-1313.0781875" calcext:value-type="float">
            <text:p>-1313.0781875</text:p>
          </table:table-cell>
          <table:table-cell office:value-type="float" office:value="-200757.05714214" calcext:value-type="float">
            <text:p>-200757.05714214</text:p>
          </table:table-cell>
          <table:table-cell table:style-name="Default" office:value-type="float" office:value="-202076.55735515" calcext:value-type="float">
            <text:p>-202076.55735515</text:p>
          </table:table-cell>
          <table:table-cell office:value-type="float" office:value="-401534.36775885" calcext:value-type="float">
            <text:p>-401534.36775885</text:p>
          </table:table-cell>
          <table:table-cell/>
          <table:table-cell table:style-name="ce2"/>
          <table:table-cell office:value-type="string" calcext:value-type="string">
            <text:p>tpssh</text:p>
          </table:table-cell>
          <table:table-cell office:value-type="float" office:value="-1313.0781875" calcext:value-type="float">
            <text:p>-1313.0781875</text:p>
          </table:table-cell>
          <table:table-cell office:value-type="float" office:value="-200756.9697655" calcext:value-type="float">
            <text:p>-200756.9697655</text:p>
          </table:table-cell>
          <table:table-cell table:style-name="Default" office:value-type="float" office:value="-202070.331507" calcext:value-type="float">
            <text:p>-202070.331507</text:p>
          </table:table-cell>
          <table:table-cell office:value-type="float" office:value="-401534.0534865" calcext:value-type="float">
            <text:p>-401534.053486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193]-[.Q193]-[.P193]-[.E$3]" office:value-type="float" office:value="-7.72582255501038" calcext:value-type="float">
            <text:p>-7.73</text:p>
          </table:table-cell>
          <table:table-cell table:style-name="ce26" table:formula="of:=[.S193]-2*[.Q193]-[.$F$3]" office:value-type="float" office:value="-1.80209069000557" calcext:value-type="float">
            <text:p>-1.80</text:p>
          </table:table-cell>
          <table:table-cell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193]-[.X193]-[.W193]" office:value-type="float" office:value="-1.16834749998384" calcext:value-type="float">
            <text:p>-1.17</text:p>
          </table:table-cell>
          <table:table-cell table:style-name="ce35" table:formula="of:=[.Z193]-2*[.X193]" office:value-type="float" office:value="-22.6029294999898" calcext:value-type="float">
            <text:p>-22.6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tpssh-d3</text:p>
          </table:table-cell>
          <table:table-cell office:value-type="float" office:value="-1313.0781875" calcext:value-type="float">
            <text:p>-1313.0781875</text:p>
          </table:table-cell>
          <table:table-cell office:value-type="float" office:value="-200757.073183945" calcext:value-type="float">
            <text:p>-200757.073183945</text:p>
          </table:table-cell>
          <table:table-cell table:style-name="Default" office:value-type="float" office:value="-202078.3319306" calcext:value-type="float">
            <text:p>-202078.3319306</text:p>
          </table:table-cell>
          <table:table-cell office:value-type="float" office:value="-401536.9299843" calcext:value-type="float">
            <text:p>-401536.9299843</text:p>
          </table:table-cell>
          <table:table-cell/>
          <table:table-cell table:style-name="ce2"/>
          <table:table-cell office:value-type="string" calcext:value-type="string">
            <text:p>tpssh-d3</text:p>
          </table:table-cell>
          <table:table-cell office:value-type="float" office:value="-1313.0781875" calcext:value-type="float">
            <text:p>-1313.0781875</text:p>
          </table:table-cell>
          <table:table-cell office:value-type="float" office:value="-200756.9855185" calcext:value-type="float">
            <text:p>-200756.9855185</text:p>
          </table:table-cell>
          <table:table-cell table:style-name="Default" office:value-type="float" office:value="-202071.2320535" calcext:value-type="float">
            <text:p>-202071.2320535</text:p>
          </table:table-cell>
          <table:table-cell office:value-type="float" office:value="-401536.5739665" calcext:value-type="float">
            <text:p>-401536.573966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4" table:formula="of:=[.N194]" office:value-type="string" office:string-value="def2-QZVPD" calcext:value-type="string">
            <text:p>def2-QZVPD</text:p>
          </table:table-cell>
          <table:table-cell table:style-name="ce21" office:value-type="string" calcext:value-type="string">
            <text:p>mp2</text:p>
          </table:table-cell>
          <table:table-cell table:style-name="ce6" table:formula="of:=[.R194]-[.Q194]-[.P194]-[.E$3]" office:value-type="float" office:value="1313.16010309998" calcext:value-type="float">
            <text:p>1313.16</text:p>
          </table:table-cell>
          <table:table-cell table:style-name="ce26"/>
          <table:table-cell/>
          <table:table-cell table:style-name="ce14" table:formula="of:=[.N194]" office:value-type="string" office:string-value="def2-QZVPD" calcext:value-type="string">
            <text:p>def2-QZVPD</text:p>
          </table:table-cell>
          <table:table-cell table:style-name="ce21" office:value-type="string" calcext:value-type="string">
            <text:p>mp2</text:p>
          </table:table-cell>
          <table:table-cell table:style-name="ce23"/>
          <table:table-cell table:style-name="ce34"/>
          <table:table-cell table:style-name="ce29"/>
          <table:table-cell table:style-name="Default"/>
          <table:table-cell table:style-name="ce2" office:value-type="string" calcext:value-type="string">
            <text:p>def2-QZVPD</text:p>
          </table:table-cell>
          <table:table-cell table:style-name="Default" office:value-type="string" calcext:value-type="string">
            <text:p>mp2</text:p>
          </table:table-cell>
          <table:table-cell office:value-type="float" office:value="-1312.7053665" calcext:value-type="float">
            <text:p>-1312.7053665</text:p>
          </table:table-cell>
          <table:table-cell/>
          <table:table-cell table:style-name="Default"/>
          <table:table-cell table:number-columns-repeated="2"/>
          <table:table-cell table:style-name="ce2" office:value-type="string" calcext:value-type="string">
            <text:p>def2-QZVPD</text:p>
          </table:table-cell>
          <table:table-cell table:style-name="Default" office:value-type="string" calcext:value-type="string">
            <text:p>mp2</text:p>
          </table:table-cell>
          <table:table-cell office:value-type="float" office:value="-1312.7053665" calcext:value-type="float">
            <text:p>-1312.7053665</text:p>
          </table:table-cell>
          <table:table-cell/>
          <table:table-cell table:style-name="Default"/>
          <table:table-cell table:number-columns-repeated="2"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3lyp</text:p>
          </table:table-cell>
          <table:table-cell table:style-name="ce6" table:formula="of:=[.R195]-[.Q195]-[.P195]-[.E$3]" office:value-type="float" office:value="0.278145469985702" calcext:value-type="float">
            <text:p>0.28</text:p>
          </table:table-cell>
          <table:table-cell table:style-name="ce26" table:formula="of:=[.S195]-2*[.Q195]-[.$F$3]" office:value-type="float" office:value="2.06915654998738" calcext:value-type="float">
            <text:p>2.07</text:p>
          </table:table-cell>
          <table:table-cell/>
          <table:table-cell table:style-name="ce16"/>
          <table:table-cell office:value-type="string" calcext:value-type="string">
            <text:p>b3lyp</text:p>
          </table:table-cell>
          <table:table-cell table:style-name="ce31" table:formula="of:=[.Y195]-[.X195]-[.W195]" office:value-type="float" office:value="-0.123398499989662" calcext:value-type="float">
            <text:p>-0.12</text:p>
          </table:table-cell>
          <table:table-cell table:style-name="ce34" table:formula="of:=[.Z195]-2*[.X195]" office:value-type="float" office:value="-18.895723499998" calcext:value-type="float">
            <text:p>-18.9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3lyp</text:p>
          </table:table-cell>
          <table:table-cell office:value-type="float" office:value="-1310.171759" calcext:value-type="float">
            <text:p>-1310.171759</text:p>
          </table:table-cell>
          <table:table-cell office:value-type="float" office:value="-200684.218289465" calcext:value-type="float">
            <text:p>-200684.218289465</text:p>
          </table:table-cell>
          <table:table-cell table:style-name="Default" office:value-type="float" office:value="-201994.566639595" calcext:value-type="float">
            <text:p>-201994.566639595</text:p>
          </table:table-cell>
          <table:table-cell office:value-type="float" office:value="-401387.3489481" calcext:value-type="float">
            <text:p>-401387.3489481</text:p>
          </table:table-cell>
          <table:table-cell/>
          <table:table-cell table:style-name="ce2"/>
          <table:table-cell office:value-type="string" calcext:value-type="string">
            <text:p>b3lyp</text:p>
          </table:table-cell>
          <table:table-cell office:value-type="float" office:value="-1310.171759" calcext:value-type="float">
            <text:p>-1310.171759</text:p>
          </table:table-cell>
          <table:table-cell office:value-type="float" office:value="-200684.156774" calcext:value-type="float">
            <text:p>-200684.156774</text:p>
          </table:table-cell>
          <table:table-cell table:style-name="Default" office:value-type="float" office:value="-201994.4519315" calcext:value-type="float">
            <text:p>-201994.4519315</text:p>
          </table:table-cell>
          <table:table-cell office:value-type="float" office:value="-401387.2092715" calcext:value-type="float">
            <text:p>-401387.209271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3lyp-d3</text:p>
          </table:table-cell>
          <table:table-cell table:style-name="ce6" table:formula="of:=[.R196]-[.Q196]-[.P196]-[.E$3]" office:value-type="float" office:value="-1.41669354503529" calcext:value-type="float">
            <text:p>-1.42</text:p>
          </table:table-cell>
          <table:table-cell table:style-name="ce26" table:formula="of:=[.S196]-2*[.Q196]-[.$F$3]" office:value-type="float" office:value="-0.978366320021451" calcext:value-type="float">
            <text:p>-0.98</text:p>
          </table:table-cell>
          <table:table-cell/>
          <table:table-cell table:style-name="ce16"/>
          <table:table-cell office:value-type="string" calcext:value-type="string">
            <text:p>b3lyp-d3</text:p>
          </table:table-cell>
          <table:table-cell table:style-name="ce31" table:formula="of:=[.Y196]-[.X196]-[.W196]" office:value-type="float" office:value="-1.07645499999194" calcext:value-type="float">
            <text:p>-1.08</text:p>
          </table:table-cell>
          <table:table-cell table:style-name="ce34" table:formula="of:=[.Z196]-2*[.X196]" office:value-type="float" office:value="-21.9439290000009" calcext:value-type="float">
            <text:p>-21.9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3lyp-d3</text:p>
          </table:table-cell>
          <table:table-cell office:value-type="float" office:value="-1310.171759" calcext:value-type="float">
            <text:p>-1310.171759</text:p>
          </table:table-cell>
          <table:table-cell office:value-type="float" office:value="-200684.24015988" calcext:value-type="float">
            <text:p>-200684.24015988</text:p>
          </table:table-cell>
          <table:table-cell table:style-name="Default" office:value-type="float" office:value="-201996.283349025" calcext:value-type="float">
            <text:p>-201996.283349025</text:p>
          </table:table-cell>
          <table:table-cell office:value-type="float" office:value="-401390.4402118" calcext:value-type="float">
            <text:p>-401390.4402118</text:p>
          </table:table-cell>
          <table:table-cell/>
          <table:table-cell table:style-name="ce2"/>
          <table:table-cell office:value-type="string" calcext:value-type="string">
            <text:p>b3lyp-d3</text:p>
          </table:table-cell>
          <table:table-cell office:value-type="float" office:value="-1310.171759" calcext:value-type="float">
            <text:p>-1310.171759</text:p>
          </table:table-cell>
          <table:table-cell office:value-type="float" office:value="-200684.177778" calcext:value-type="float">
            <text:p>-200684.177778</text:p>
          </table:table-cell>
          <table:table-cell table:style-name="Default" office:value-type="float" office:value="-201995.425992" calcext:value-type="float">
            <text:p>-201995.425992</text:p>
          </table:table-cell>
          <table:table-cell office:value-type="float" office:value="-401390.299485" calcext:value-type="float">
            <text:p>-401390.29948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ecke97-d</text:p>
          </table:table-cell>
          <table:table-cell table:style-name="ce6" table:formula="of:=[.R197]-[.Q197]-[.P197]-[.E$3]" office:value-type="float" office:value="-1.88334991501233" calcext:value-type="float">
            <text:p>-1.88</text:p>
          </table:table-cell>
          <table:table-cell table:style-name="ce26" table:formula="of:=[.S197]-2*[.Q197]-[.$F$3]" office:value-type="float" office:value="3.21907304000342" calcext:value-type="float">
            <text:p>3.22</text:p>
          </table:table-cell>
          <table:table-cell/>
          <table:table-cell table:style-name="ce16"/>
          <table:table-cell office:value-type="string" calcext:value-type="string">
            <text:p>becke97-d</text:p>
          </table:table-cell>
          <table:table-cell table:style-name="ce31" table:formula="of:=[.Y197]-[.X197]-[.W197]" office:value-type="float" office:value="-0.0577609999984361" calcext:value-type="float">
            <text:p>-0.06</text:p>
          </table:table-cell>
          <table:table-cell table:style-name="ce34" table:formula="of:=[.Z197]-2*[.X197]" office:value-type="float" office:value="-17.4753280000295" calcext:value-type="float">
            <text:p>-17.48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ecke97-d</text:p>
          </table:table-cell>
          <table:table-cell office:value-type="float" office:value="-1313.002048" calcext:value-type="float">
            <text:p>-1313.002048</text:p>
          </table:table-cell>
          <table:table-cell office:value-type="float" office:value="-200793.09801076" calcext:value-type="float">
            <text:p>-200793.09801076</text:p>
          </table:table-cell>
          <table:table-cell table:style-name="Default" office:value-type="float" office:value="-202108.438145275" calcext:value-type="float">
            <text:p>-202108.438145275</text:p>
          </table:table-cell>
          <table:table-cell office:value-type="float" office:value="-401603.9584742" calcext:value-type="float">
            <text:p>-401603.9584742</text:p>
          </table:table-cell>
          <table:table-cell/>
          <table:table-cell table:style-name="ce2"/>
          <table:table-cell office:value-type="string" calcext:value-type="string">
            <text:p>becke97-d</text:p>
          </table:table-cell>
          <table:table-cell office:value-type="float" office:value="-1313.002048" calcext:value-type="float">
            <text:p>-1313.002048</text:p>
          </table:table-cell>
          <table:table-cell office:value-type="float" office:value="-200792.5610435" calcext:value-type="float">
            <text:p>-200792.5610435</text:p>
          </table:table-cell>
          <table:table-cell table:style-name="Default" office:value-type="float" office:value="-202105.6208525" calcext:value-type="float">
            <text:p>-202105.6208525</text:p>
          </table:table-cell>
          <table:table-cell office:value-type="float" office:value="-401602.597415" calcext:value-type="float">
            <text:p>-401602.59741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ecke97-d-d3</text:p>
          </table:table-cell>
          <table:table-cell table:style-name="ce6" table:formula="of:=[.R198]-[.Q198]-[.P198]-[.E$3]" office:value-type="float" office:value="-4.979969635001" calcext:value-type="float">
            <text:p>-4.98</text:p>
          </table:table-cell>
          <table:table-cell table:style-name="ce26" table:formula="of:=[.S198]-2*[.Q198]-[.$F$3]" office:value-type="float" office:value="-0.286547070019878" calcext:value-type="float">
            <text:p>-0.29</text:p>
          </table:table-cell>
          <table:table-cell/>
          <table:table-cell table:style-name="ce16"/>
          <table:table-cell office:value-type="string" calcext:value-type="string">
            <text:p>becke97-d-d3</text:p>
          </table:table-cell>
          <table:table-cell table:style-name="ce31" table:formula="of:=[.Y198]-[.X198]-[.W198]" office:value-type="float" office:value="-1.18147499998508" calcext:value-type="float">
            <text:p>-1.18</text:p>
          </table:table-cell>
          <table:table-cell table:style-name="ce34" table:formula="of:=[.Z198]-2*[.X198]" office:value-type="float" office:value="-20.9357369999634" calcext:value-type="float">
            <text:p>-20.9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ecke97-d-d3</text:p>
          </table:table-cell>
          <table:table-cell office:value-type="float" office:value="-1313.002048" calcext:value-type="float">
            <text:p>-1313.002048</text:p>
          </table:table-cell>
          <table:table-cell office:value-type="float" office:value="-200793.122401655" calcext:value-type="float">
            <text:p>-200793.122401655</text:p>
          </table:table-cell>
          <table:table-cell table:style-name="Default" office:value-type="float" office:value="-202111.55915589" calcext:value-type="float">
            <text:p>-202111.55915589</text:p>
          </table:table-cell>
          <table:table-cell office:value-type="float" office:value="-401607.5128761" calcext:value-type="float">
            <text:p>-401607.5128761</text:p>
          </table:table-cell>
          <table:table-cell/>
          <table:table-cell table:style-name="ce2"/>
          <table:table-cell office:value-type="string" calcext:value-type="string">
            <text:p>becke97-d-d3</text:p>
          </table:table-cell>
          <table:table-cell office:value-type="float" office:value="-1313.002048" calcext:value-type="float">
            <text:p>-1313.002048</text:p>
          </table:table-cell>
          <table:table-cell office:value-type="float" office:value="-200792.584673" calcext:value-type="float">
            <text:p>-200792.584673</text:p>
          </table:table-cell>
          <table:table-cell table:style-name="Default" office:value-type="float" office:value="-202106.768196" calcext:value-type="float">
            <text:p>-202106.768196</text:p>
          </table:table-cell>
          <table:table-cell office:value-type="float" office:value="-401606.105083" calcext:value-type="float">
            <text:p>-401606.105083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hlyp</text:p>
          </table:table-cell>
          <table:table-cell table:style-name="ce6" table:formula="of:=[.R199]-[.Q199]-[.P199]-[.E$3]" office:value-type="float" office:value="0.277226544998257" calcext:value-type="float">
            <text:p>0.28</text:p>
          </table:table-cell>
          <table:table-cell table:style-name="ce26" table:formula="of:=[.S199]-2*[.Q199]-[.$F$3]" office:value-type="float" office:value="0.419397370016668" calcext:value-type="float">
            <text:p>0.42</text:p>
          </table:table-cell>
          <table:table-cell/>
          <table:table-cell table:style-name="ce16"/>
          <table:table-cell office:value-type="string" calcext:value-type="string">
            <text:p>bhlyp</text:p>
          </table:table-cell>
          <table:table-cell table:style-name="ce31" table:formula="of:=[.Y199]-[.X199]-[.W199]" office:value-type="float" office:value="-0.157529999990857" calcext:value-type="float">
            <text:p>-0.16</text:p>
          </table:table-cell>
          <table:table-cell table:style-name="ce34" table:formula="of:=[.Z199]-2*[.X199]" office:value-type="float" office:value="-20.5944219999947" calcext:value-type="float">
            <text:p>-20.59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hlyp</text:p>
          </table:table-cell>
          <table:table-cell office:value-type="float" office:value="-1309.489129" calcext:value-type="float">
            <text:p>-1309.489129</text:p>
          </table:table-cell>
          <table:table-cell office:value-type="float" office:value="-200664.4975551" calcext:value-type="float">
            <text:p>-200664.4975551</text:p>
          </table:table-cell>
          <table:table-cell table:style-name="Default" office:value-type="float" office:value="-201974.164194155" calcext:value-type="float">
            <text:p>-201974.164194155</text:p>
          </table:table-cell>
          <table:table-cell office:value-type="float" office:value="-401349.55723855" calcext:value-type="float">
            <text:p>-401349.55723855</text:p>
          </table:table-cell>
          <table:table-cell/>
          <table:table-cell table:style-name="ce2"/>
          <table:table-cell office:value-type="string" calcext:value-type="string">
            <text:p>bhlyp</text:p>
          </table:table-cell>
          <table:table-cell office:value-type="float" office:value="-1309.489129" calcext:value-type="float">
            <text:p>-1309.489129</text:p>
          </table:table-cell>
          <table:table-cell office:value-type="float" office:value="-200663.9430495" calcext:value-type="float">
            <text:p>-200663.9430495</text:p>
          </table:table-cell>
          <table:table-cell table:style-name="Default" office:value-type="float" office:value="-201973.5897085" calcext:value-type="float">
            <text:p>-201973.5897085</text:p>
          </table:table-cell>
          <table:table-cell office:value-type="float" office:value="-401348.480521" calcext:value-type="float">
            <text:p>-401348.480521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6"/>
          <table:table-cell office:value-type="string" calcext:value-type="string">
            <text:p>bhlyp-d3</text:p>
          </table:table-cell>
          <table:table-cell table:style-name="ce6" table:formula="of:=[.R200]-[.Q200]-[.P200]-[.E$3]" office:value-type="float" office:value="-0.826166085031446" calcext:value-type="float">
            <text:p>-0.83</text:p>
          </table:table-cell>
          <table:table-cell table:style-name="ce26" table:formula="of:=[.S200]-2*[.Q200]-[.$F$3]" office:value-type="float" office:value="-2.01459865999641" calcext:value-type="float">
            <text:p>-2.01</text:p>
          </table:table-cell>
          <table:table-cell/>
          <table:table-cell table:style-name="ce16"/>
          <table:table-cell office:value-type="string" calcext:value-type="string">
            <text:p>bhlyp-d3</text:p>
          </table:table-cell>
          <table:table-cell table:style-name="ce31" table:formula="of:=[.Y200]-[.X200]-[.W200]" office:value-type="float" office:value="-0.848036499979116" calcext:value-type="float">
            <text:p>-0.85</text:p>
          </table:table-cell>
          <table:table-cell table:style-name="ce34" table:formula="of:=[.Z200]-2*[.X200]" office:value-type="float" office:value="-23.0177585000056" calcext:value-type="float">
            <text:p>-23.02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hlyp-d3</text:p>
          </table:table-cell>
          <table:table-cell office:value-type="float" office:value="-1309.489129" calcext:value-type="float">
            <text:p>-1309.489129</text:p>
          </table:table-cell>
          <table:table-cell office:value-type="float" office:value="-200664.514542085" calcext:value-type="float">
            <text:p>-200664.514542085</text:p>
          </table:table-cell>
          <table:table-cell table:style-name="Default" office:value-type="float" office:value="-201975.28457377" calcext:value-type="float">
            <text:p>-201975.28457377</text:p>
          </table:table-cell>
          <table:table-cell office:value-type="float" office:value="-401352.02520855" calcext:value-type="float">
            <text:p>-401352.02520855</text:p>
          </table:table-cell>
          <table:table-cell/>
          <table:table-cell table:style-name="ce2"/>
          <table:table-cell office:value-type="string" calcext:value-type="string">
            <text:p>bhlyp-d3</text:p>
          </table:table-cell>
          <table:table-cell office:value-type="float" office:value="-1309.489129" calcext:value-type="float">
            <text:p>-1309.489129</text:p>
          </table:table-cell>
          <table:table-cell office:value-type="float" office:value="-200663.961428" calcext:value-type="float">
            <text:p>-200663.961428</text:p>
          </table:table-cell>
          <table:table-cell table:style-name="Default" office:value-type="float" office:value="-201974.2985935" calcext:value-type="float">
            <text:p>-201974.2985935</text:p>
          </table:table-cell>
          <table:table-cell office:value-type="float" office:value="-401350.9406145" calcext:value-type="float">
            <text:p>-401350.940614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lyp</text:p>
          </table:table-cell>
          <table:table-cell table:style-name="ce6" table:formula="of:=[.R201]-[.Q201]-[.P201]-[.E$3]" office:value-type="float" office:value="-0.352132060005715" calcext:value-type="float">
            <text:p>-0.35</text:p>
          </table:table-cell>
          <table:table-cell table:style-name="ce26" table:formula="of:=[.S201]-2*[.Q201]-[.$F$3]" office:value-type="float" office:value="3.74338538997108" calcext:value-type="float">
            <text:p>3.74</text:p>
          </table:table-cell>
          <table:table-cell/>
          <table:table-cell table:style-name="ce16"/>
          <table:table-cell office:value-type="string" calcext:value-type="string">
            <text:p>blyp</text:p>
          </table:table-cell>
          <table:table-cell table:style-name="ce31" table:formula="of:=[.Y201]-[.X201]-[.W201]" office:value-type="float" office:value="0.0971434999844405" calcext:value-type="float">
            <text:p>0.10</text:p>
          </table:table-cell>
          <table:table-cell table:style-name="ce34" table:formula="of:=[.Z201]-2*[.X201]" office:value-type="float" office:value="-17.1418895000243" calcext:value-type="float">
            <text:p>-17.1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lyp</text:p>
          </table:table-cell>
          <table:table-cell office:value-type="float" office:value="-1307.1288045" calcext:value-type="float">
            <text:p>-1307.1288045</text:p>
          </table:table-cell>
          <table:table-cell office:value-type="float" office:value="-200738.91372941" calcext:value-type="float">
            <text:p>-200738.91372941</text:p>
          </table:table-cell>
          <table:table-cell table:style-name="Default" office:value-type="float" office:value="-202046.84940257" calcext:value-type="float">
            <text:p>-202046.84940257</text:p>
          </table:table-cell>
          <table:table-cell office:value-type="float" office:value="-401495.06559915" calcext:value-type="float">
            <text:p>-401495.06559915</text:p>
          </table:table-cell>
          <table:table-cell/>
          <table:table-cell table:style-name="ce2"/>
          <table:table-cell office:value-type="string" calcext:value-type="string">
            <text:p>blyp</text:p>
          </table:table-cell>
          <table:table-cell office:value-type="float" office:value="-1307.1288045" calcext:value-type="float">
            <text:p>-1307.1288045</text:p>
          </table:table-cell>
          <table:table-cell office:value-type="float" office:value="-200738.252576" calcext:value-type="float">
            <text:p>-200738.252576</text:p>
          </table:table-cell>
          <table:table-cell table:style-name="Default" office:value-type="float" office:value="-202045.284237" calcext:value-type="float">
            <text:p>-202045.284237</text:p>
          </table:table-cell>
          <table:table-cell office:value-type="float" office:value="-401493.6470415" calcext:value-type="float">
            <text:p>-401493.647041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lyp-d3</text:p>
          </table:table-cell>
          <table:table-cell table:style-name="ce6" table:formula="of:=[.R202]-[.Q202]-[.P202]-[.E$3]" office:value-type="float" office:value="-2.93822330503554" calcext:value-type="float">
            <text:p>-2.94</text:p>
          </table:table-cell>
          <table:table-cell table:style-name="ce26" table:formula="of:=[.S202]-2*[.Q202]-[.$F$3]" office:value-type="float" office:value="-0.0341840100008994" calcext:value-type="float">
            <text:p>-0.03</text:p>
          </table:table-cell>
          <table:table-cell/>
          <table:table-cell table:style-name="ce15"/>
          <table:table-cell office:value-type="string" calcext:value-type="string">
            <text:p>blyp-d3</text:p>
          </table:table-cell>
          <table:table-cell table:style-name="ce31" table:formula="of:=[.Y202]-[.X202]-[.W202]" office:value-type="float" office:value="-1.06595299999412" calcext:value-type="float">
            <text:p>-1.07</text:p>
          </table:table-cell>
          <table:table-cell table:style-name="ce34" table:formula="of:=[.Z202]-2*[.X202]" office:value-type="float" office:value="-20.8753504999913" calcext:value-type="float">
            <text:p>-20.88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lyp-d3</text:p>
          </table:table-cell>
          <table:table-cell office:value-type="float" office:value="-1307.1288045" calcext:value-type="float">
            <text:p>-1307.1288045</text:p>
          </table:table-cell>
          <table:table-cell office:value-type="float" office:value="-200738.940903335" calcext:value-type="float">
            <text:p>-200738.940903335</text:p>
          </table:table-cell>
          <table:table-cell table:style-name="Default" office:value-type="float" office:value="-202049.46266774" calcext:value-type="float">
            <text:p>-202049.46266774</text:p>
          </table:table-cell>
          <table:table-cell office:value-type="float" office:value="-401498.8975164" calcext:value-type="float">
            <text:p>-401498.8975164</text:p>
          </table:table-cell>
          <table:table-cell/>
          <table:table-cell table:style-name="ce2"/>
          <table:table-cell office:value-type="string" calcext:value-type="string">
            <text:p>blyp-d3</text:p>
          </table:table-cell>
          <table:table-cell office:value-type="float" office:value="-1307.1288045" calcext:value-type="float">
            <text:p>-1307.1288045</text:p>
          </table:table-cell>
          <table:table-cell office:value-type="float" office:value="-200738.278831" calcext:value-type="float">
            <text:p>-200738.278831</text:p>
          </table:table-cell>
          <table:table-cell table:style-name="Default" office:value-type="float" office:value="-202046.4735885" calcext:value-type="float">
            <text:p>-202046.4735885</text:p>
          </table:table-cell>
          <table:table-cell office:value-type="float" office:value="-401497.4330125" calcext:value-type="float">
            <text:p>-401497.433012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p86</text:p>
          </table:table-cell>
          <table:table-cell table:style-name="ce6" table:formula="of:=[.R203]-[.Q203]-[.P203]-[.E$3]" office:value-type="float" office:value="-1.03856903501242" calcext:value-type="float">
            <text:p>-1.04</text:p>
          </table:table-cell>
          <table:table-cell table:style-name="ce26" table:formula="of:=[.S203]-2*[.Q203]-[.$F$3]" office:value-type="float" office:value="3.34294413001044" calcext:value-type="float">
            <text:p>3.34</text:p>
          </table:table-cell>
          <table:table-cell/>
          <table:table-cell table:style-name="ce16"/>
          <table:table-cell office:value-type="string" calcext:value-type="string">
            <text:p>bp86</text:p>
          </table:table-cell>
          <table:table-cell table:style-name="ce31" table:formula="of:=[.Y203]-[.X203]-[.W203]" office:value-type="float" office:value="-0.057760999995935" calcext:value-type="float">
            <text:p>-0.06</text:p>
          </table:table-cell>
          <table:table-cell table:style-name="ce34" table:formula="of:=[.Z203]-2*[.X203]" office:value-type="float" office:value="-17.3388019999838" calcext:value-type="float">
            <text:p>-17.34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p86</text:p>
          </table:table-cell>
          <table:table-cell office:value-type="float" office:value="-1313.0046735" calcext:value-type="float">
            <text:p>-1313.0046735</text:p>
          </table:table-cell>
          <table:table-cell office:value-type="float" office:value="-200793.528303955" calcext:value-type="float">
            <text:p>-200793.528303955</text:p>
          </table:table-cell>
          <table:table-cell table:style-name="Default" office:value-type="float" office:value="-202108.02628309" calcext:value-type="float">
            <text:p>-202108.02628309</text:p>
          </table:table-cell>
          <table:table-cell office:value-type="float" office:value="-401604.6951895" calcext:value-type="float">
            <text:p>-401604.6951895</text:p>
          </table:table-cell>
          <table:table-cell/>
          <table:table-cell table:style-name="ce2"/>
          <table:table-cell office:value-type="string" calcext:value-type="string">
            <text:p>bp86</text:p>
          </table:table-cell>
          <table:table-cell office:value-type="float" office:value="-1313.0046735" calcext:value-type="float">
            <text:p>-1313.0046735</text:p>
          </table:table-cell>
          <table:table-cell office:value-type="float" office:value="-200793.0073785" calcext:value-type="float">
            <text:p>-200793.0073785</text:p>
          </table:table-cell>
          <table:table-cell table:style-name="Default" office:value-type="float" office:value="-202106.069813" calcext:value-type="float">
            <text:p>-202106.069813</text:p>
          </table:table-cell>
          <table:table-cell office:value-type="float" office:value="-401603.353559" calcext:value-type="float">
            <text:p>-401603.353559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bp86-d3</text:p>
          </table:table-cell>
          <table:table-cell table:style-name="ce6" table:formula="of:=[.R204]-[.Q204]-[.P204]-[.E$3]" office:value-type="float" office:value="-4.99601144003486" calcext:value-type="float">
            <text:p>-5.00</text:p>
          </table:table-cell>
          <table:table-cell table:style-name="ce26" table:formula="of:=[.S204]-2*[.Q204]-[.$F$3]" office:value-type="float" office:value="-0.165038930019364" calcext:value-type="float">
            <text:p>-0.17</text:p>
          </table:table-cell>
          <table:table-cell/>
          <table:table-cell table:style-name="ce18"/>
          <table:table-cell office:value-type="string" calcext:value-type="string">
            <text:p>bp86-d3</text:p>
          </table:table-cell>
          <table:table-cell table:style-name="ce31" table:formula="of:=[.Y204]-[.X204]-[.W204]" office:value-type="float" office:value="-1.18410050000921" calcext:value-type="float">
            <text:p>-1.18</text:p>
          </table:table-cell>
          <table:table-cell table:style-name="ce34" table:formula="of:=[.Z204]-2*[.X204]" office:value-type="float" office:value="-20.8044620000292" calcext:value-type="float">
            <text:p>-20.80</text:p>
          </table:table-cell>
          <table:table-cell table:style-name="ce29"/>
          <table:table-cell table:style-name="Default"/>
          <table:table-cell table:style-name="ce2"/>
          <table:table-cell office:value-type="string" calcext:value-type="string">
            <text:p>bp86-d3</text:p>
          </table:table-cell>
          <table:table-cell office:value-type="float" office:value="-1313.0046735" calcext:value-type="float">
            <text:p>-1313.0046735</text:p>
          </table:table-cell>
          <table:table-cell office:value-type="float" office:value="-200793.55269485" calcext:value-type="float">
            <text:p>-200793.55269485</text:p>
          </table:table-cell>
          <table:table-cell table:style-name="Default" office:value-type="float" office:value="-202112.00811639" calcext:value-type="float">
            <text:p>-202112.00811639</text:p>
          </table:table-cell>
          <table:table-cell office:value-type="float" office:value="-401608.25195435" calcext:value-type="float">
            <text:p>-401608.25195435</text:p>
          </table:table-cell>
          <table:table-cell/>
          <table:table-cell table:style-name="ce2"/>
          <table:table-cell office:value-type="string" calcext:value-type="string">
            <text:p>bp86-d3</text:p>
          </table:table-cell>
          <table:table-cell office:value-type="float" office:value="-1313.0046735" calcext:value-type="float">
            <text:p>-1313.0046735</text:p>
          </table:table-cell>
          <table:table-cell office:value-type="float" office:value="-200793.0283825" calcext:value-type="float">
            <text:p>-200793.0283825</text:p>
          </table:table-cell>
          <table:table-cell table:style-name="Default" office:value-type="float" office:value="-202107.2171565" calcext:value-type="float">
            <text:p>-202107.2171565</text:p>
          </table:table-cell>
          <table:table-cell office:value-type="float" office:value="-401606.861227" calcext:value-type="float">
            <text:p>-401606.861227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0</text:p>
          </table:table-cell>
          <table:table-cell table:style-name="ce6" table:formula="of:=[.R205]-[.Q205]-[.P205]-[.E$3]" office:value-type="float" office:value="0.209068564974359" calcext:value-type="float">
            <text:p>0.21</text:p>
          </table:table-cell>
          <table:table-cell table:style-name="ce26" table:formula="of:=[.S205]-2*[.Q205]-[.$F$3]" office:value-type="float" office:value="0.294896159961354" calcext:value-type="float">
            <text:p>0.29</text:p>
          </table:table-cell>
          <table:table-cell/>
          <table:table-cell table:style-name="ce18"/>
          <table:table-cell office:value-type="string" calcext:value-type="string">
            <text:p>pbe0</text:p>
          </table:table-cell>
          <table:table-cell table:style-name="ce31" table:formula="of:=[.Y205]-[.X205]-[.W205]" office:value-type="float" office:value="-0.189035999999305" calcext:value-type="float">
            <text:p>-0.19</text:p>
          </table:table-cell>
          <table:table-cell table:style-name="ce34" table:formula="of:=[.Z205]-2*[.X205]" office:value-type="float" office:value="-20.654808500025" calcext:value-type="float">
            <text:p>-20.65</text:p>
          </table:table-cell>
          <table:table-cell table:style-name="ce29"/>
          <table:table-cell table:style-name="Default"/>
          <table:table-cell/>
          <table:table-cell office:value-type="string" calcext:value-type="string">
            <text:p>pbe0</text:p>
          </table:table-cell>
          <table:table-cell office:value-type="float" office:value="-1316.136895" calcext:value-type="float">
            <text:p>-1316.136895</text:p>
          </table:table-cell>
          <table:table-cell office:value-type="float" office:value="-200554.30096177" calcext:value-type="float">
            <text:p>-200554.30096177</text:p>
          </table:table-cell>
          <table:table-cell table:style-name="Default" office:value-type="float" office:value="-201870.683524805" calcext:value-type="float">
            <text:p>-201870.683524805</text:p>
          </table:table-cell>
          <table:table-cell office:value-type="float" office:value="-401129.2885531" calcext:value-type="float">
            <text:p>-401129.2885531</text:p>
          </table:table-cell>
          <table:table-cell table:number-columns-repeated="2"/>
          <table:table-cell office:value-type="string" calcext:value-type="string">
            <text:p>pbe0</text:p>
          </table:table-cell>
          <table:table-cell office:value-type="float" office:value="-1316.136895" calcext:value-type="float">
            <text:p>-1316.136895</text:p>
          </table:table-cell>
          <table:table-cell office:value-type="float" office:value="-200554.283791" calcext:value-type="float">
            <text:p>-200554.283791</text:p>
          </table:table-cell>
          <table:table-cell table:style-name="Default" office:value-type="float" office:value="-201870.609722" calcext:value-type="float">
            <text:p>-201870.609722</text:p>
          </table:table-cell>
          <table:table-cell office:value-type="float" office:value="-401129.2223905" calcext:value-type="float">
            <text:p>-401129.222390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0-d3</text:p>
          </table:table-cell>
          <table:table-cell table:style-name="ce6" table:formula="of:=[.R206]-[.Q206]-[.P206]-[.E$3]" office:value-type="float" office:value="-0.903460805028089" calcext:value-type="float">
            <text:p>-0.90</text:p>
          </table:table-cell>
          <table:table-cell table:style-name="ce26" table:formula="of:=[.S206]-2*[.Q206]-[.$F$3]" office:value-type="float" office:value="-1.66162644000724" calcext:value-type="float">
            <text:p>-1.66</text:p>
          </table:table-cell>
          <table:table-cell/>
          <table:table-cell table:style-name="ce18"/>
          <table:table-cell office:value-type="string" calcext:value-type="string">
            <text:p>pbe0-d3</text:p>
          </table:table-cell>
          <table:table-cell table:style-name="ce31" table:formula="of:=[.Y206]-[.X206]-[.W206]" office:value-type="float" office:value="-0.903171999994356" calcext:value-type="float">
            <text:p>-0.90</text:p>
          </table:table-cell>
          <table:table-cell table:style-name="ce34" table:formula="of:=[.Z206]-2*[.X206]" office:value-type="float" office:value="-22.5898019999731" calcext:value-type="float">
            <text:p>-22.59</text:p>
          </table:table-cell>
          <table:table-cell table:style-name="ce29"/>
          <table:table-cell table:style-name="Default"/>
          <table:table-cell/>
          <table:table-cell office:value-type="string" calcext:value-type="string">
            <text:p>pbe0-d3</text:p>
          </table:table-cell>
          <table:table-cell office:value-type="float" office:value="-1316.136895" calcext:value-type="float">
            <text:p>-1316.136895</text:p>
          </table:table-cell>
          <table:table-cell office:value-type="float" office:value="-200554.312645245" calcext:value-type="float">
            <text:p>-200554.312645245</text:p>
          </table:table-cell>
          <table:table-cell table:style-name="Default" office:value-type="float" office:value="-201871.80773765" calcext:value-type="float">
            <text:p>-201871.80773765</text:p>
          </table:table-cell>
          <table:table-cell office:value-type="float" office:value="-401131.26844265" calcext:value-type="float">
            <text:p>-401131.26844265</text:p>
          </table:table-cell>
          <table:table-cell table:number-columns-repeated="2"/>
          <table:table-cell office:value-type="string" calcext:value-type="string">
            <text:p>pbe0-d3</text:p>
          </table:table-cell>
          <table:table-cell office:value-type="float" office:value="-1316.136895" calcext:value-type="float">
            <text:p>-1316.136895</text:p>
          </table:table-cell>
          <table:table-cell office:value-type="float" office:value="-200554.294293" calcext:value-type="float">
            <text:p>-200554.294293</text:p>
          </table:table-cell>
          <table:table-cell table:style-name="Default" office:value-type="float" office:value="-201871.33436" calcext:value-type="float">
            <text:p>-201871.33436</text:p>
          </table:table-cell>
          <table:table-cell office:value-type="float" office:value="-401131.178388" calcext:value-type="float">
            <text:p>-401131.178388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96</text:p>
          </table:table-cell>
          <table:table-cell table:style-name="ce6" table:formula="of:=[.R207]-[.Q207]-[.P207]-[.E$3]" office:value-type="float" office:value="-0.630723865019036" calcext:value-type="float">
            <text:p>-0.63</text:p>
          </table:table-cell>
          <table:table-cell table:style-name="ce26" table:formula="of:=[.S207]-2*[.Q207]-[.$F$3]" office:value-type="float" office:value="-0.131590060016606" calcext:value-type="float">
            <text:p>-0.13</text:p>
          </table:table-cell>
          <table:table-cell/>
          <table:table-cell table:style-name="ce18"/>
          <table:table-cell office:value-type="string" calcext:value-type="string">
            <text:p>pbe96</text:p>
          </table:table-cell>
          <table:table-cell table:style-name="ce31" table:formula="of:=[.Y207]-[.X207]-[.W207]" office:value-type="float" office:value="-0.441084000023238" calcext:value-type="float">
            <text:p>-0.44</text:p>
          </table:table-cell>
          <table:table-cell table:style-name="ce34" table:formula="of:=[.Z207]-2*[.X207]" office:value-type="float" office:value="-20.8569720000378" calcext:value-type="float">
            <text:p>-20.86</text:p>
          </table:table-cell>
          <table:table-cell table:style-name="ce29"/>
          <table:table-cell table:style-name="Default"/>
          <table:table-cell/>
          <table:table-cell office:value-type="string" calcext:value-type="string">
            <text:p>pbe96</text:p>
          </table:table-cell>
          <table:table-cell office:value-type="float" office:value="-1312.59247" calcext:value-type="float">
            <text:p>-1312.59247</text:p>
          </table:table-cell>
          <table:table-cell office:value-type="float" office:value="-200556.84711916" calcext:value-type="float">
            <text:p>-200556.84711916</text:p>
          </table:table-cell>
          <table:table-cell table:style-name="Default" office:value-type="float" office:value="-201870.525049625" calcext:value-type="float">
            <text:p>-201870.525049625</text:p>
          </table:table-cell>
          <table:table-cell office:value-type="float" office:value="-401134.8073541" calcext:value-type="float">
            <text:p>-401134.8073541</text:p>
          </table:table-cell>
          <table:table-cell table:number-columns-repeated="2"/>
          <table:table-cell office:value-type="string" calcext:value-type="string">
            <text:p>pbe96</text:p>
          </table:table-cell>
          <table:table-cell office:value-type="float" office:value="-1312.59247" calcext:value-type="float">
            <text:p>-1312.59247</text:p>
          </table:table-cell>
          <table:table-cell office:value-type="float" office:value="-200556.352685" calcext:value-type="float">
            <text:p>-200556.352685</text:p>
          </table:table-cell>
          <table:table-cell table:style-name="Default" office:value-type="float" office:value="-201869.386239" calcext:value-type="float">
            <text:p>-201869.386239</text:p>
          </table:table-cell>
          <table:table-cell office:value-type="float" office:value="-401133.562342" calcext:value-type="float">
            <text:p>-401133.562342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pbe96-d3</text:p>
          </table:table-cell>
          <table:table-cell table:style-name="ce6" table:formula="of:=[.R208]-[.Q208]-[.P208]-[.E$3]" office:value-type="float" office:value="-1.46279732503194" calcext:value-type="float">
            <text:p>-1.46</text:p>
          </table:table-cell>
          <table:table-cell table:style-name="ce26" table:formula="of:=[.S208]-2*[.Q208]-[.$F$3]" office:value-type="float" office:value="-1.98030962998746" calcext:value-type="float">
            <text:p>-1.98</text:p>
          </table:table-cell>
          <table:table-cell/>
          <table:table-cell table:style-name="ce18"/>
          <table:table-cell office:value-type="string" calcext:value-type="string">
            <text:p>pbe96-d3</text:p>
          </table:table-cell>
          <table:table-cell table:style-name="ce31" table:formula="of:=[.Y208]-[.X208]-[.W208]" office:value-type="float" office:value="-1.20247899997366" calcext:value-type="float">
            <text:p>-1.20</text:p>
          </table:table-cell>
          <table:table-cell table:style-name="ce34" table:formula="of:=[.Z208]-2*[.X208]" office:value-type="float" office:value="-22.6816944999737" calcext:value-type="float">
            <text:p>-22.68</text:p>
          </table:table-cell>
          <table:table-cell table:style-name="ce29"/>
          <table:table-cell table:style-name="Default"/>
          <table:table-cell/>
          <table:table-cell office:value-type="string" calcext:value-type="string">
            <text:p>pbe96-d3</text:p>
          </table:table-cell>
          <table:table-cell office:value-type="float" office:value="-1312.59247" calcext:value-type="float">
            <text:p>-1312.59247</text:p>
          </table:table-cell>
          <table:table-cell office:value-type="float" office:value="-200556.857437375" calcext:value-type="float">
            <text:p>-200556.857437375</text:p>
          </table:table-cell>
          <table:table-cell table:style-name="Default" office:value-type="float" office:value="-201871.3674413" calcext:value-type="float">
            <text:p>-201871.3674413</text:p>
          </table:table-cell>
          <table:table-cell office:value-type="float" office:value="-401136.6767101" calcext:value-type="float">
            <text:p>-401136.6767101</text:p>
          </table:table-cell>
          <table:table-cell table:number-columns-repeated="2"/>
          <table:table-cell office:value-type="string" calcext:value-type="string">
            <text:p>pbe96-d3</text:p>
          </table:table-cell>
          <table:table-cell office:value-type="float" office:value="-1312.59247" calcext:value-type="float">
            <text:p>-1312.59247</text:p>
          </table:table-cell>
          <table:table-cell office:value-type="float" office:value="-200556.3605615" calcext:value-type="float">
            <text:p>-200556.3605615</text:p>
          </table:table-cell>
          <table:table-cell table:style-name="Default" office:value-type="float" office:value="-201870.1555105" calcext:value-type="float">
            <text:p>-201870.1555105</text:p>
          </table:table-cell>
          <table:table-cell office:value-type="float" office:value="-401135.4028175" calcext:value-type="float">
            <text:p>-401135.402817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</text:p>
          </table:table-cell>
          <table:table-cell table:style-name="ce6" table:formula="of:=[.R209]-[.Q209]-[.P209]-[.E$3]" office:value-type="float" office:value="-7.02785963503084" calcext:value-type="float">
            <text:p>-7.03</text:p>
          </table:table-cell>
          <table:table-cell table:style-name="ce26" table:formula="of:=[.S209]-2*[.Q209]-[.$F$3]" office:value-type="float" office:value="2.05130314995768" calcext:value-type="float">
            <text:p>2.05</text:p>
          </table:table-cell>
          <table:table-cell/>
          <table:table-cell table:style-name="ce18"/>
          <table:table-cell office:value-type="string" calcext:value-type="string">
            <text:p>tpss</text:p>
          </table:table-cell>
          <table:table-cell table:style-name="ce31" table:formula="of:=[.Y209]-[.X209]-[.W209]" office:value-type="float" office:value="0.414828999978226" calcext:value-type="float">
            <text:p>0.41</text:p>
          </table:table-cell>
          <table:table-cell table:style-name="ce34" table:formula="of:=[.Z209]-2*[.X209]" office:value-type="float" office:value="-18.7460699999938" calcext:value-type="float">
            <text:p>-18.75</text:p>
          </table:table-cell>
          <table:table-cell table:style-name="ce29"/>
          <table:table-cell table:style-name="Default"/>
          <table:table-cell/>
          <table:table-cell office:value-type="string" calcext:value-type="string">
            <text:p>tpss</text:p>
          </table:table-cell>
          <table:table-cell office:value-type="float" office:value="-1313.1727055" calcext:value-type="float">
            <text:p>-1313.1727055</text:p>
          </table:table-cell>
          <table:table-cell office:value-type="float" office:value="-200782.581071665" calcext:value-type="float">
            <text:p>-200782.581071665</text:p>
          </table:table-cell>
          <table:table-cell table:style-name="Default" office:value-type="float" office:value="-202103.2363734" calcext:value-type="float">
            <text:p>-202103.2363734</text:p>
          </table:table-cell>
          <table:table-cell office:value-type="float" office:value="-401584.0923659" calcext:value-type="float">
            <text:p>-401584.0923659</text:p>
          </table:table-cell>
          <table:table-cell table:number-columns-repeated="2"/>
          <table:table-cell office:value-type="string" calcext:value-type="string">
            <text:p>tpss</text:p>
          </table:table-cell>
          <table:table-cell office:value-type="float" office:value="-1313.1727055" calcext:value-type="float">
            <text:p>-1313.1727055</text:p>
          </table:table-cell>
          <table:table-cell office:value-type="float" office:value="-200782.213948" calcext:value-type="float">
            <text:p>-200782.213948</text:p>
          </table:table-cell>
          <table:table-cell table:style-name="Default" office:value-type="float" office:value="-202094.9718245" calcext:value-type="float">
            <text:p>-202094.9718245</text:p>
          </table:table-cell>
          <table:table-cell office:value-type="float" office:value="-401583.173966" calcext:value-type="float">
            <text:p>-401583.173966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-d3</text:p>
          </table:table-cell>
          <table:table-cell table:style-name="ce6" table:formula="of:=[.R210]-[.Q210]-[.P210]-[.E$3]" office:value-type="float" office:value="-8.70762828003171" calcext:value-type="float">
            <text:p>-8.71</text:p>
          </table:table-cell>
          <table:table-cell table:style-name="ce26" table:formula="of:=[.S210]-2*[.Q210]-[.$F$3]" office:value-type="float" office:value="-0.504043490043841" calcext:value-type="float">
            <text:p>-0.50</text:p>
          </table:table-cell>
          <table:table-cell/>
          <table:table-cell table:style-name="ce18"/>
          <table:table-cell office:value-type="string" calcext:value-type="string">
            <text:p>tpss-d3</text:p>
          </table:table-cell>
          <table:table-cell table:style-name="ce31" table:formula="of:=[.Y210]-[.X210]-[.W210]" office:value-type="float" office:value="-0.522474500009821" calcext:value-type="float">
            <text:p>-0.52</text:p>
          </table:table-cell>
          <table:table-cell table:style-name="ce34" table:formula="of:=[.Z210]-2*[.X210]" office:value-type="float" office:value="-21.279677500017" calcext:value-type="float">
            <text:p>-21.28</text:p>
          </table:table-cell>
          <table:table-cell table:style-name="ce29"/>
          <table:table-cell table:style-name="Default"/>
          <table:table-cell/>
          <table:table-cell office:value-type="string" calcext:value-type="string">
            <text:p>tpss-d3</text:p>
          </table:table-cell>
          <table:table-cell office:value-type="float" office:value="-1313.1727055" calcext:value-type="float">
            <text:p>-1313.1727055</text:p>
          </table:table-cell>
          <table:table-cell office:value-type="float" office:value="-200782.59711347" calcext:value-type="float">
            <text:p>-200782.59711347</text:p>
          </table:table-cell>
          <table:table-cell table:style-name="Default" office:value-type="float" office:value="-202104.93218385" calcext:value-type="float">
            <text:p>-202104.93218385</text:p>
          </table:table-cell>
          <table:table-cell office:value-type="float" office:value="-401586.67979615" calcext:value-type="float">
            <text:p>-401586.67979615</text:p>
          </table:table-cell>
          <table:table-cell table:number-columns-repeated="2"/>
          <table:table-cell office:value-type="string" calcext:value-type="string">
            <text:p>tpss-d3</text:p>
          </table:table-cell>
          <table:table-cell office:value-type="float" office:value="-1313.1727055" calcext:value-type="float">
            <text:p>-1313.1727055</text:p>
          </table:table-cell>
          <table:table-cell office:value-type="float" office:value="-200782.229701" calcext:value-type="float">
            <text:p>-200782.229701</text:p>
          </table:table-cell>
          <table:table-cell table:style-name="Default" office:value-type="float" office:value="-202095.924881" calcext:value-type="float">
            <text:p>-202095.924881</text:p>
          </table:table-cell>
          <table:table-cell office:value-type="float" office:value="-401585.7390795" calcext:value-type="float">
            <text:p>-401585.7390795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8"/>
          <table:table-cell office:value-type="string" calcext:value-type="string">
            <text:p>tpssh</text:p>
          </table:table-cell>
          <table:table-cell table:style-name="ce6" table:formula="of:=[.R211]-[.Q211]-[.P211]-[.E$3]" office:value-type="float" office:value="-5.10252797501016" calcext:value-type="float">
            <text:p>-5.10</text:p>
          </table:table-cell>
          <table:table-cell table:style-name="ce26" table:formula="of:=[.S211]-2*[.Q211]-[.$F$3]" office:value-type="float" office:value="2.00010589999147" calcext:value-type="float">
            <text:p>2.00</text:p>
          </table:table-cell>
          <table:table-cell/>
          <table:table-cell table:style-name="ce18"/>
          <table:table-cell office:value-type="string" calcext:value-type="string">
            <text:p>tpssh</text:p>
          </table:table-cell>
          <table:table-cell table:style-name="ce31" table:formula="of:=[.Y211]-[.X211]-[.W211]" office:value-type="float" office:value="-0.06563750000646" calcext:value-type="float">
            <text:p>-0.07</text:p>
          </table:table-cell>
          <table:table-cell table:style-name="ce34" table:formula="of:=[.Z211]-2*[.X211]" office:value-type="float" office:value="-18.8930979999714" calcext:value-type="float">
            <text:p>-18.89</text:p>
          </table:table-cell>
          <table:table-cell table:style-name="ce29"/>
          <table:table-cell table:style-name="Default"/>
          <table:table-cell/>
          <table:table-cell office:value-type="string" calcext:value-type="string">
            <text:p>tpssh</text:p>
          </table:table-cell>
          <table:table-cell office:value-type="float" office:value="-1313.0781875" calcext:value-type="float">
            <text:p>-1313.0781875</text:p>
          </table:table-cell>
          <table:table-cell office:value-type="float" office:value="-200759.425736965" calcext:value-type="float">
            <text:p>-200759.425736965</text:p>
          </table:table-cell>
          <table:table-cell table:style-name="Default" office:value-type="float" office:value="-202078.06118904" calcext:value-type="float">
            <text:p>-202078.06118904</text:p>
          </table:table-cell>
          <table:table-cell office:value-type="float" office:value="-401537.83289375" calcext:value-type="float">
            <text:p>-401537.83289375</text:p>
          </table:table-cell>
          <table:table-cell table:number-columns-repeated="2"/>
          <table:table-cell office:value-type="string" calcext:value-type="string">
            <text:p>tpssh</text:p>
          </table:table-cell>
          <table:table-cell office:value-type="float" office:value="-1313.0781875" calcext:value-type="float">
            <text:p>-1313.0781875</text:p>
          </table:table-cell>
          <table:table-cell office:value-type="float" office:value="-200759.324839" calcext:value-type="float">
            <text:p>-200759.324839</text:p>
          </table:table-cell>
          <table:table-cell table:style-name="Default" office:value-type="float" office:value="-202072.468664" calcext:value-type="float">
            <text:p>-202072.468664</text:p>
          </table:table-cell>
          <table:table-cell office:value-type="float" office:value="-401537.542776" calcext:value-type="float">
            <text:p>-401537.542776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"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6" table:formula="of:=[.R212]-[.Q212]-[.P212]-[.E$3]" office:value-type="float" office:value="-6.88571506502194" calcext:value-type="float">
            <text:p>-6.89</text:p>
          </table:table-cell>
          <table:table-cell table:style-name="ce26" table:formula="of:=[.S212]-2*[.Q212]-[.$F$3]" office:value-type="float" office:value="-0.518063660012558" calcext:value-type="float">
            <text:p>-0.52</text:p>
          </table:table-cell>
          <table:table-cell/>
          <table:table-cell table:style-name="ce19"/>
          <table:table-cell table:style-name="ce22" office:value-type="string" calcext:value-type="string">
            <text:p>tpssh-d3</text:p>
          </table:table-cell>
          <table:table-cell table:style-name="ce33" table:formula="of:=[.Y212]-[.X212]-[.W212]" office:value-type="float" office:value="-0.953056500012508" calcext:value-type="float">
            <text:p>-0.95</text:p>
          </table:table-cell>
          <table:table-cell table:style-name="ce35" table:formula="of:=[.Z212]-2*[.X212]" office:value-type="float" office:value="-21.3820720000076" calcext:value-type="float">
            <text:p>-21.38</text:p>
          </table:table-cell>
          <table:table-cell table:style-name="ce29"/>
          <table:table-cell table:style-name="Default"/>
          <table:table-cell/>
          <table:table-cell office:value-type="string" calcext:value-type="string">
            <text:p>tpssh-d3</text:p>
          </table:table-cell>
          <table:table-cell office:value-type="float" office:value="-1313.0781875" calcext:value-type="float">
            <text:p>-1313.0781875</text:p>
          </table:table-cell>
          <table:table-cell office:value-type="float" office:value="-200759.441857535" calcext:value-type="float">
            <text:p>-200759.441857535</text:p>
          </table:table-cell>
          <table:table-cell table:style-name="Default" office:value-type="float" office:value="-202079.8604967" calcext:value-type="float">
            <text:p>-202079.8604967</text:p>
          </table:table-cell>
          <table:table-cell office:value-type="float" office:value="-401540.38330445" calcext:value-type="float">
            <text:p>-401540.38330445</text:p>
          </table:table-cell>
          <table:table-cell table:number-columns-repeated="2"/>
          <table:table-cell office:value-type="string" calcext:value-type="string">
            <text:p>tpssh-d3</text:p>
          </table:table-cell>
          <table:table-cell office:value-type="float" office:value="-1313.0781875" calcext:value-type="float">
            <text:p>-1313.0781875</text:p>
          </table:table-cell>
          <table:table-cell office:value-type="float" office:value="-200759.340592" calcext:value-type="float">
            <text:p>-200759.340592</text:p>
          </table:table-cell>
          <table:table-cell table:style-name="Default" office:value-type="float" office:value="-202073.371836" calcext:value-type="float">
            <text:p>-202073.371836</text:p>
          </table:table-cell>
          <table:table-cell office:value-type="float" office:value="-401540.063256" calcext:value-type="float">
            <text:p>-401540.063256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 table:number-rows-repeated="59">
          <table:table-cell table:number-columns-repeated="27"/>
          <table:table-cell table:style-name="Default" table:number-columns-repeated="7"/>
          <table:table-cell table:number-columns-repeated="990"/>
        </table:table-row>
        <table:table-row table:style-name="ro2" table:number-rows-repeated="193">
          <table:table-cell table:number-columns-repeated="1024"/>
        </table:table-row>
        <table:table-row table:style-name="ro2" table:number-rows-repeated="16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2" table:number-rows-repeated="1048095">
          <table:table-cell table:number-columns-repeated="1024"/>
        </table:table-row>
        <table:table-row table:style-name="ro2">
          <table:table-cell table:number-columns-repeated="13"/>
          <table:table-cell table:style-name="Default" table:number-columns-repeated="4"/>
          <table:table-cell table:number-columns-repeated="1007"/>
        </table:table-row>
      </table:table>
      <table:table table:name="Energies_formatted" table:style-name="ta2">
        <table:table-column table:style-name="co7" table:number-columns-repeated="13" table:default-cell-style-name="Default"/>
        <table:table-column table:style-name="co7" table:default-cell-style-name="ce9"/>
        <table:table-column table:style-name="co7" table:number-columns-repeated="9" table:default-cell-style-name="Default"/>
        <table:table-row table:style-name="ro2">
          <table:table-cell/>
          <table:table-cell table:style-name="ce9" office:value-type="string" calcext:value-type="string">
            <text:p>Bindungsenergie</text:p>
          </table:table-cell>
          <table:table-cell table:number-columns-repeated="4"/>
          <table:table-cell table:style-name="ce9" office:value-type="string" calcext:value-type="string">
            <text:p>GEOMETRIEN AM JEWEILIGEN MINIMUM!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H2O—H2O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f2-SVP</text:p>
          </table:table-cell>
          <table:table-cell office:value-type="string" calcext:value-type="string">
            <text:p>def2-SVPD</text:p>
          </table:table-cell>
          <table:table-cell office:value-type="string" calcext:value-type="string">
            <text:p>def2-TZVP</text:p>
          </table:table-cell>
          <table:table-cell office:value-type="string" calcext:value-type="string">
            <text:p>def2-TZVPD</text:p>
          </table:table-cell>
          <table:table-cell office:value-type="string" calcext:value-type="string">
            <text:p>def2-TZVPP</text:p>
          </table:table-cell>
          <table:table-cell office:value-type="string" calcext:value-type="string">
            <text:p>def2-TZVPPD</text:p>
          </table:table-cell>
          <table:table-cell office:value-type="string" calcext:value-type="string">
            <text:p>def2-QZVP</text:p>
          </table:table-cell>
          <table:table-cell office:value-type="string" calcext:value-type="string">
            <text:p>def2-QZVP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f2-SVP</text:p>
          </table:table-cell>
          <table:table-cell office:value-type="string" calcext:value-type="string">
            <text:p>def2-SVPD</text:p>
          </table:table-cell>
          <table:table-cell office:value-type="string" calcext:value-type="string">
            <text:p>def2-TZVP</text:p>
          </table:table-cell>
          <table:table-cell office:value-type="string" calcext:value-type="string">
            <text:p>def2-TZVPD</text:p>
          </table:table-cell>
          <table:table-cell office:value-type="string" calcext:value-type="string">
            <text:p>def2-TZVPP</text:p>
          </table:table-cell>
          <table:table-cell office:value-type="string" calcext:value-type="string">
            <text:p>def2-TZVPPD</text:p>
          </table:table-cell>
          <table:table-cell office:value-type="string" calcext:value-type="string">
            <text:p>def2-QZVP</text:p>
          </table:table-cell>
          <table:table-cell office:value-type="string" calcext:value-type="string">
            <text:p>def2-QZVPD</text:p>
          </table:table-cell>
        </table:table-row>
        <table:table-row table:style-name="ro2">
          <table:table-cell table:number-columns-repeated="2"/>
          <table:table-cell table:formula="of:=[.O3]" office:value-type="string" office:string-value="b3lyp" calcext:value-type="string">
            <text:p>b3lyp</text:p>
          </table:table-cell>
          <table:table-cell table:style-name="ce6" table:formula="of:=[.P75]-2*[.P27]-[.$B$5]" office:value-type="float" office:value="-13.8868471099802" calcext:value-type="float">
            <text:p>-13.89</text:p>
          </table:table-cell>
          <table:table-cell table:style-name="ce6" table:formula="of:=[.Q75]-2*[.Q27]-[.$B$5]" office:value-type="float" office:value="-0.200010590003139" calcext:value-type="float">
            <text:p>-0.20</text:p>
          </table:table-cell>
          <table:table-cell table:style-name="ce6" table:formula="of:=[.R75]-2*[.R27]-[.$B$5]" office:value-type="float" office:value="-2.29116882998895" calcext:value-type="float">
            <text:p>-2.29</text:p>
          </table:table-cell>
          <table:table-cell table:style-name="ce6" table:formula="of:=[.S75]-2*[.S27]-[.$B$5]" office:value-type="float" office:value="1.61389484997672" calcext:value-type="float">
            <text:p>1.61</text:p>
          </table:table-cell>
          <table:table-cell table:style-name="ce6" table:formula="of:=[.T75]-2*[.T27]-[.$B$5]" office:value-type="float" office:value="-0.73760796999958" calcext:value-type="float">
            <text:p>-0.74</text:p>
          </table:table-cell>
          <table:table-cell table:style-name="ce6" table:formula="of:=[.U75]-2*[.U27]-[.$B$5]" office:value-type="float" office:value="2.09903473996857" calcext:value-type="float">
            <text:p>2.10</text:p>
          </table:table-cell>
          <table:table-cell table:style-name="ce6" table:formula="of:=[.V75]-2*[.V27]-[.$B$5]" office:value-type="float" office:value="0.904694790039876" calcext:value-type="float">
            <text:p>0.90</text:p>
          </table:table-cell>
          <table:table-cell table:style-name="ce6" table:formula="of:=[.W75]-2*[.W27]-[.$B$5]" office:value-type="float" office:value="2.06915655000667" calcext:value-type="float">
            <text:p>2.07</text:p>
          </table:table-cell>
          <table:table-cell table:number-columns-repeated="3"/>
          <table:table-cell office:value-type="string" calcext:value-type="string">
            <text:p>b3lyp</text:p>
          </table:table-cell>
          <table:table-cell table:number-columns-repeated="2" office:value-type="float" office:value="-1307.13143" calcext:value-type="float">
            <text:p>-1307.13143</text:p>
          </table:table-cell>
          <table:table-cell table:number-columns-repeated="4" office:value-type="float" office:value="-1309.5022565" calcext:value-type="float">
            <text:p>-1309.5022565</text:p>
          </table:table-cell>
          <table:table-cell table:number-columns-repeated="2" office:value-type="float" office:value="-1310.171759" calcext:value-type="float">
            <text:p>-1310.171759</text:p>
          </table:table-cell>
        </table:table-row>
        <table:table-row table:style-name="ro2">
          <table:table-cell/>
          <table:table-cell office:value-type="string" calcext:value-type="string">
            <text:p>REF</text:p>
          </table:table-cell>
          <table:table-cell table:formula="of:=[.O4]" office:value-type="string" office:string-value="b97-d" calcext:value-type="string">
            <text:p>b97-d</text:p>
          </table:table-cell>
          <table:table-cell table:style-name="ce6" table:formula="of:=[.P76]-2*[.P28]-[.$B$5]" office:value-type="float" office:value="-9.29285223000151" calcext:value-type="float">
            <text:p>-9.29</text:p>
          </table:table-cell>
          <table:table-cell table:style-name="ce6" table:formula="of:=[.Q76]-2*[.Q28]-[.$B$5]" office:value-type="float" office:value="4.43042623003313" calcext:value-type="float">
            <text:p>4.43</text:p>
          </table:table-cell>
          <table:table-cell table:style-name="ce6" table:formula="of:=[.R76]-2*[.R28]-[.$B$5]" office:value-type="float" office:value="1.89456080001147" calcext:value-type="float">
            <text:p>1.89</text:p>
          </table:table-cell>
          <table:table-cell table:style-name="ce6" table:formula="of:=[.S76]-2*[.S28]-[.$B$5]" office:value-type="float" office:value="5.91630170001482" calcext:value-type="float">
            <text:p>5.92</text:p>
          </table:table-cell>
          <table:table-cell table:style-name="ce6" table:formula="of:=[.T76]-2*[.T28]-[.$B$5]" office:value-type="float" office:value="3.29468743999788" calcext:value-type="float">
            <text:p>3.29</text:p>
          </table:table-cell>
          <table:table-cell table:style-name="ce6" table:formula="of:=[.U76]-2*[.U28]-[.$B$5]" office:value-type="float" office:value="6.40306940001502" calcext:value-type="float">
            <text:p>6.40</text:p>
          </table:table-cell>
          <table:table-cell table:style-name="ce6" table:formula="of:=[.V76]-2*[.V28]-[.$B$5]" office:value-type="float" office:value="4.93347203000049" calcext:value-type="float">
            <text:p>4.93</text:p>
          </table:table-cell>
          <table:table-cell table:style-name="ce6" table:formula="of:=[.W76]-2*[.W28]-[.$B$5]" office:value-type="float" office:value="6.39256739996673" calcext:value-type="float">
            <text:p>6.39</text:p>
          </table:table-cell>
          <table:table-cell table:number-columns-repeated="3"/>
          <table:table-cell office:value-type="string" calcext:value-type="string">
            <text:p>b97-d</text:p>
          </table:table-cell>
          <table:table-cell table:number-columns-repeated="2" office:value-type="float" office:value="-1317.7305735" calcext:value-type="float">
            <text:p>-1317.7305735</text:p>
          </table:table-cell>
          <table:table-cell table:number-columns-repeated="4" office:value-type="float" office:value="-1319.192977" calcext:value-type="float">
            <text:p>-1319.192977</text:p>
          </table:table-cell>
          <table:table-cell table:number-columns-repeated="2" office:value-type="float" office:value="-1320.001631" calcext:value-type="float">
            <text:p>-1320.001631</text:p>
          </table:table-cell>
        </table:table-row>
        <table:table-row table:style-name="ro2">
          <table:table-cell/>
          <table:table-cell table:style-name="ce5" office:value-type="float" office:value="-20.98152572" calcext:value-type="float">
            <text:p>-20.98152572</text:p>
          </table:table-cell>
          <table:table-cell table:formula="of:=[.O5]" office:value-type="string" office:string-value="bhlyp" calcext:value-type="string">
            <text:p>bhlyp</text:p>
          </table:table-cell>
          <table:table-cell table:style-name="ce6" table:formula="of:=[.P77]-2*[.P29]-[.$B$5]" office:value-type="float" office:value="-12.6770167099701" calcext:value-type="float">
            <text:p>-12.68</text:p>
          </table:table-cell>
          <table:table-cell table:style-name="ce6" table:formula="of:=[.Q77]-2*[.Q29]-[.$B$5]" office:value-type="float" office:value="-1.94848857003198" calcext:value-type="float">
            <text:p>-1.95</text:p>
          </table:table-cell>
          <table:table-cell table:style-name="ce6" table:formula="of:=[.R77]-2*[.R29]-[.$B$5]" office:value-type="float" office:value="-3.3056620299856" calcext:value-type="float">
            <text:p>-3.31</text:p>
          </table:table-cell>
          <table:table-cell table:style-name="ce6" table:formula="of:=[.S77]-2*[.S29]-[.$B$5]" office:value-type="float" office:value="0.0413778799895326" calcext:value-type="float">
            <text:p>0.04</text:p>
          </table:table-cell>
          <table:table-cell table:style-name="ce6" table:formula="of:=[.T77]-2*[.T29]-[.$B$5]" office:value-type="float" office:value="-1.74390961000862" calcext:value-type="float">
            <text:p>-1.74</text:p>
          </table:table-cell>
          <table:table-cell table:style-name="ce6" table:formula="of:=[.U77]-2*[.U29]-[.$B$5]" office:value-type="float" office:value="0.402384130012443" calcext:value-type="float">
            <text:p>0.40</text:p>
          </table:table-cell>
          <table:table-cell table:style-name="ce6" table:formula="of:=[.V77]-2*[.V29]-[.$B$5]" office:value-type="float" office:value="-0.36735995996677" calcext:value-type="float">
            <text:p>-0.37</text:p>
          </table:table-cell>
          <table:table-cell table:style-name="ce6" table:formula="of:=[.W77]-2*[.W29]-[.$B$5]" office:value-type="float" office:value="0.419397370035959" calcext:value-type="float">
            <text:p>0.42</text:p>
          </table:table-cell>
          <table:table-cell table:number-columns-repeated="3"/>
          <table:table-cell office:value-type="string" calcext:value-type="string">
            <text:p>bhlyp</text:p>
          </table:table-cell>
          <table:table-cell table:number-columns-repeated="2" office:value-type="float" office:value="-1307.07892" calcext:value-type="float">
            <text:p>-1307.07892</text:p>
          </table:table-cell>
          <table:table-cell table:number-columns-repeated="4" office:value-type="float" office:value="-1308.9298975" calcext:value-type="float">
            <text:p>-1308.9298975</text:p>
          </table:table-cell>
          <table:table-cell table:number-columns-repeated="2" office:value-type="float" office:value="-1309.489129" calcext:value-type="float">
            <text:p>-1309.489129</text:p>
          </table:table-cell>
        </table:table-row>
        <table:table-row table:style-name="ro2">
          <table:table-cell table:number-columns-repeated="2"/>
          <table:table-cell table:formula="of:=[.O6]" office:value-type="string" office:string-value="blyp" calcext:value-type="string">
            <text:p>blyp</text:p>
          </table:table-cell>
          <table:table-cell table:style-name="ce6" table:formula="of:=[.P78]-2*[.P30]-[.$B$5]" office:value-type="float" office:value="-15.5219559999921" calcext:value-type="float">
            <text:p>-15.52</text:p>
          </table:table-cell>
          <table:table-cell table:style-name="ce6" table:formula="of:=[.Q78]-2*[.Q30]-[.$B$5]" office:value-type="float" office:value="1.57151927998822" calcext:value-type="float">
            <text:p>1.57</text:p>
          </table:table-cell>
          <table:table-cell table:style-name="ce6" table:formula="of:=[.R78]-2*[.R30]-[.$B$5]" office:value-type="float" office:value="-1.3177384499966" calcext:value-type="float">
            <text:p>-1.32</text:p>
          </table:table-cell>
          <table:table-cell table:style-name="ce6" table:formula="of:=[.S78]-2*[.S30]-[.$B$5]" office:value-type="float" office:value="3.15511586000976" calcext:value-type="float">
            <text:p>3.16</text:p>
          </table:table-cell>
          <table:table-cell table:style-name="ce6" table:formula="of:=[.T78]-2*[.T30]-[.$B$5]" office:value-type="float" office:value="0.16929224001543" calcext:value-type="float">
            <text:p>0.17</text:p>
          </table:table-cell>
          <table:table-cell table:style-name="ce6" table:formula="of:=[.U78]-2*[.U30]-[.$B$5]" office:value-type="float" office:value="3.7595584700077" calcext:value-type="float">
            <text:p>3.76</text:p>
          </table:table-cell>
          <table:table-cell table:style-name="ce6" table:formula="of:=[.V78]-2*[.V30]-[.$B$5]" office:value-type="float" office:value="2.12612990000817" calcext:value-type="float">
            <text:p>2.13</text:p>
          </table:table-cell>
          <table:table-cell table:style-name="ce6" table:formula="of:=[.W78]-2*[.W30]-[.$B$5]" office:value-type="float" office:value="3.74338538999037" calcext:value-type="float">
            <text:p>3.74</text:p>
          </table:table-cell>
          <table:table-cell table:number-columns-repeated="3"/>
          <table:table-cell office:value-type="string" calcext:value-type="string">
            <text:p>blyp</text:p>
          </table:table-cell>
          <table:table-cell table:number-columns-repeated="2" office:value-type="float" office:value="-1303.3113275" calcext:value-type="float">
            <text:p>-1303.3113275</text:p>
          </table:table-cell>
          <table:table-cell table:number-columns-repeated="4" office:value-type="float" office:value="-1306.328027" calcext:value-type="float">
            <text:p>-1306.328027</text:p>
          </table:table-cell>
          <table:table-cell table:number-columns-repeated="2" office:value-type="float" office:value="-1307.1288045" calcext:value-type="float">
            <text:p>-1307.1288045</text:p>
          </table:table-cell>
        </table:table-row>
        <table:table-row table:style-name="ro2">
          <table:table-cell table:number-columns-repeated="2"/>
          <table:table-cell table:formula="of:=[.O7]" office:value-type="string" office:string-value="bp86" calcext:value-type="string">
            <text:p>bp86</text:p>
          </table:table-cell>
          <table:table-cell table:style-name="ce6" table:formula="of:=[.P79]-2*[.P31]-[.$B$5]" office:value-type="float" office:value="-13.3582814500358" calcext:value-type="float">
            <text:p>-13.36</text:p>
          </table:table-cell>
          <table:table-cell table:style-name="ce6" table:formula="of:=[.Q79]-2*[.Q31]-[.$B$5]" office:value-type="float" office:value="1.20032608999937" calcext:value-type="float">
            <text:p>1.20</text:p>
          </table:table-cell>
          <table:table-cell table:style-name="ce6" table:formula="of:=[.R79]-2*[.R31]-[.$B$5]" office:value-type="float" office:value="-1.28302934001366" calcext:value-type="float">
            <text:p>-1.28</text:p>
          </table:table-cell>
          <table:table-cell table:style-name="ce6" table:formula="of:=[.S79]-2*[.S31]-[.$B$5]" office:value-type="float" office:value="2.90333041003506" calcext:value-type="float">
            <text:p>2.90</text:p>
          </table:table-cell>
          <table:table-cell table:style-name="ce6" table:formula="of:=[.T79]-2*[.T31]-[.$B$5]" office:value-type="float" office:value="0.361426330016194" calcext:value-type="float">
            <text:p>0.36</text:p>
          </table:table-cell>
          <table:table-cell table:style-name="ce6" table:formula="of:=[.U79]-2*[.U31]-[.$B$5]" office:value-type="float" office:value="3.25672270999822" calcext:value-type="float">
            <text:p>3.26</text:p>
          </table:table-cell>
          <table:table-cell table:style-name="ce6" table:formula="of:=[.V79]-2*[.V31]-[.$B$5]" office:value-type="float" office:value="1.97967951001666" calcext:value-type="float">
            <text:p>1.98</text:p>
          </table:table-cell>
          <table:table-cell table:style-name="ce6" table:formula="of:=[.W79]-2*[.W31]-[.$B$5]" office:value-type="float" office:value="3.34294413002973" calcext:value-type="float">
            <text:p>3.34</text:p>
          </table:table-cell>
          <table:table-cell table:number-columns-repeated="3"/>
          <table:table-cell office:value-type="string" calcext:value-type="string">
            <text:p>bp86</text:p>
          </table:table-cell>
          <table:table-cell table:number-columns-repeated="2" office:value-type="float" office:value="-1309.9748465" calcext:value-type="float">
            <text:p>-1309.9748465</text:p>
          </table:table-cell>
          <table:table-cell table:number-columns-repeated="4" office:value-type="float" office:value="-1312.324669" calcext:value-type="float">
            <text:p>-1312.324669</text:p>
          </table:table-cell>
          <table:table-cell table:number-columns-repeated="2" office:value-type="float" office:value="-1313.0046735" calcext:value-type="float">
            <text:p>-1313.0046735</text:p>
          </table:table-cell>
        </table:table-row>
        <table:table-row table:style-name="ro2">
          <table:table-cell table:number-columns-repeated="2"/>
          <table:table-cell table:formula="of:=[.O8]" office:value-type="string" office:string-value="pbe0" calcext:value-type="string">
            <text:p>pbe0</text:p>
          </table:table-cell>
          <table:table-cell table:style-name="ce6" table:formula="of:=[.P80]-2*[.P32]-[.$B$5]" office:value-type="float" office:value="-14.0326148699776" calcext:value-type="float">
            <text:p>-14.03</text:p>
          </table:table-cell>
          <table:table-cell table:style-name="ce6" table:formula="of:=[.Q80]-2*[.Q32]-[.$B$5]" office:value-type="float" office:value="-2.03140185998453" calcext:value-type="float">
            <text:p>-2.03</text:p>
          </table:table-cell>
          <table:table-cell table:style-name="ce6" table:formula="of:=[.R80]-2*[.R32]-[.$B$5]" office:value-type="float" office:value="-3.78240032003195" calcext:value-type="float">
            <text:p>-3.78</text:p>
          </table:table-cell>
          <table:table-cell table:style-name="ce6" table:formula="of:=[.S80]-2*[.S32]-[.$B$5]" office:value-type="float" office:value="-0.12024790000104" calcext:value-type="float">
            <text:p>-0.12</text:p>
          </table:table-cell>
          <table:table-cell table:style-name="ce6" table:formula="of:=[.T80]-2*[.T32]-[.$B$5]" office:value-type="float" office:value="-2.25950530000663" calcext:value-type="float">
            <text:p>-2.26</text:p>
          </table:table-cell>
          <table:table-cell table:style-name="ce6" table:formula="of:=[.U80]-2*[.U32]-[.$B$5]" office:value-type="float" office:value="0.249317479979446" calcext:value-type="float">
            <text:p>0.25</text:p>
          </table:table-cell>
          <table:table-cell table:style-name="ce6" table:formula="of:=[.V80]-2*[.V32]-[.$B$5]" office:value-type="float" office:value="-0.735087489981005" calcext:value-type="float">
            <text:p>-0.74</text:p>
          </table:table-cell>
          <table:table-cell table:style-name="ce6" table:formula="of:=[.W80]-2*[.W32]-[.$B$5]" office:value-type="float" office:value="0.294896159980645" calcext:value-type="float">
            <text:p>0.29</text:p>
          </table:table-cell>
          <table:table-cell table:number-columns-repeated="3"/>
          <table:table-cell office:value-type="string" calcext:value-type="string">
            <text:p>pbe0</text:p>
          </table:table-cell>
          <table:table-cell table:number-columns-repeated="2" office:value-type="float" office:value="-1313.5140205" calcext:value-type="float">
            <text:p>-1313.5140205</text:p>
          </table:table-cell>
          <table:table-cell table:number-columns-repeated="4" office:value-type="float" office:value="-1315.470018" calcext:value-type="float">
            <text:p>-1315.470018</text:p>
          </table:table-cell>
          <table:table-cell table:number-columns-repeated="2" office:value-type="float" office:value="-1316.136895" calcext:value-type="float">
            <text:p>-1316.136895</text:p>
          </table:table-cell>
        </table:table-row>
        <table:table-row table:style-name="ro2">
          <table:table-cell table:number-columns-repeated="2"/>
          <table:table-cell table:formula="of:=[.O9]" office:value-type="string" office:string-value="pbe96" calcext:value-type="string">
            <text:p>pbe96</text:p>
          </table:table-cell>
          <table:table-cell table:style-name="ce6" table:formula="of:=[.P81]-2*[.P33]-[.$B$5]" office:value-type="float" office:value="-18.1249817200394" calcext:value-type="float">
            <text:p>-18.12</text:p>
          </table:table-cell>
          <table:table-cell table:style-name="ce6" table:formula="of:=[.Q81]-2*[.Q33]-[.$B$5]" office:value-type="float" office:value="-2.47511136000211" calcext:value-type="float">
            <text:p>-2.48</text:p>
          </table:table-cell>
          <table:table-cell table:style-name="ce6" table:formula="of:=[.R81]-2*[.R33]-[.$B$5]" office:value-type="float" office:value="-4.94964510997924" calcext:value-type="float">
            <text:p>-4.95</text:p>
          </table:table-cell>
          <table:table-cell table:style-name="ce6" table:formula="of:=[.S81]-2*[.S33]-[.$B$5]" office:value-type="float" office:value="-0.607383169971207" calcext:value-type="float">
            <text:p>-0.61</text:p>
          </table:table-cell>
          <table:table-cell table:style-name="ce6" table:formula="of:=[.T81]-2*[.T33]-[.$B$5]" office:value-type="float" office:value="-3.48991962002291" calcext:value-type="float">
            <text:p>-3.49</text:p>
          </table:table-cell>
          <table:table-cell table:style-name="ce6" table:formula="of:=[.U81]-2*[.U33]-[.$B$5]" office:value-type="float" office:value="-0.160365540049305" calcext:value-type="float">
            <text:p>-0.16</text:p>
          </table:table-cell>
          <table:table-cell table:style-name="ce6" table:formula="of:=[.V81]-2*[.V33]-[.$B$5]" office:value-type="float" office:value="-1.59546383998057" calcext:value-type="float">
            <text:p>-1.60</text:p>
          </table:table-cell>
          <table:table-cell table:style-name="ce6" table:formula="of:=[.W81]-2*[.W33]-[.$B$5]" office:value-type="float" office:value="-0.131590059997315" calcext:value-type="float">
            <text:p>-0.13</text:p>
          </table:table-cell>
          <table:table-cell table:number-columns-repeated="3"/>
          <table:table-cell office:value-type="string" calcext:value-type="string">
            <text:p>pbe96</text:p>
          </table:table-cell>
          <table:table-cell table:number-columns-repeated="2" office:value-type="float" office:value="-1309.153065" calcext:value-type="float">
            <text:p>-1309.153065</text:p>
          </table:table-cell>
          <table:table-cell table:number-columns-repeated="4" office:value-type="float" office:value="-1311.7444335" calcext:value-type="float">
            <text:p>-1311.7444335</text:p>
          </table:table-cell>
          <table:table-cell table:number-columns-repeated="2" office:value-type="float" office:value="-1312.59247" calcext:value-type="float">
            <text:p>-1312.59247</text:p>
          </table:table-cell>
        </table:table-row>
        <table:table-row table:style-name="ro2">
          <table:table-cell table:number-columns-repeated="2"/>
          <table:table-cell table:formula="of:=[.O10]" office:value-type="string" office:string-value="tpss" calcext:value-type="string">
            <text:p>tpss</text:p>
          </table:table-cell>
          <table:table-cell table:style-name="ce6" table:formula="of:=[.P82]-2*[.P34]-[.$B$5]" office:value-type="float" office:value="-14.0280464999767" calcext:value-type="float">
            <text:p>-14.03</text:p>
          </table:table-cell>
          <table:table-cell table:style-name="ce6" table:formula="of:=[.Q82]-2*[.Q34]-[.$B$5]" office:value-type="float" office:value="-0.120825509987107" calcext:value-type="float">
            <text:p>-0.12</text:p>
          </table:table-cell>
          <table:table-cell table:style-name="ce6" table:formula="of:=[.R82]-2*[.R34]-[.$B$5]" office:value-type="float" office:value="-2.23524568000975" calcext:value-type="float">
            <text:p>-2.24</text:p>
          </table:table-cell>
          <table:table-cell table:style-name="ce6" table:formula="of:=[.S82]-2*[.S34]-[.$B$5]" office:value-type="float" office:value="1.67055314001228" calcext:value-type="float">
            <text:p>1.67</text:p>
          </table:table-cell>
          <table:table-cell table:style-name="ce6" table:formula="of:=[.T82]-2*[.T34]-[.$B$5]" office:value-type="float" office:value="-0.731936890030546" calcext:value-type="float">
            <text:p>-0.73</text:p>
          </table:table-cell>
          <table:table-cell table:style-name="ce6" table:formula="of:=[.U82]-2*[.U34]-[.$B$5]" office:value-type="float" office:value="2.15443278996573" calcext:value-type="float">
            <text:p>2.15</text:p>
          </table:table-cell>
          <table:table-cell table:style-name="ce6" table:formula="of:=[.V82]-2*[.V34]-[.$B$5]" office:value-type="float" office:value="0.581495740004549" calcext:value-type="float">
            <text:p>0.58</text:p>
          </table:table-cell>
          <table:table-cell table:style-name="ce6" table:formula="of:=[.W82]-2*[.W34]-[.$B$5]" office:value-type="float" office:value="2.05130314997697" calcext:value-type="float">
            <text:p>2.05</text:p>
          </table:table-cell>
          <table:table-cell table:number-columns-repeated="3"/>
          <table:table-cell office:value-type="string" calcext:value-type="string">
            <text:p>tpss</text:p>
          </table:table-cell>
          <table:table-cell table:number-columns-repeated="2" office:value-type="float" office:value="-1310.801879" calcext:value-type="float">
            <text:p>-1310.801879</text:p>
          </table:table-cell>
          <table:table-cell table:number-columns-repeated="4" office:value-type="float" office:value="-1312.4008085" calcext:value-type="float">
            <text:p>-1312.4008085</text:p>
          </table:table-cell>
          <table:table-cell table:number-columns-repeated="2" office:value-type="float" office:value="-1313.1727055" calcext:value-type="float">
            <text:p>-1313.1727055</text:p>
          </table:table-cell>
        </table:table-row>
        <table:table-row table:style-name="ro2">
          <table:table-cell table:number-columns-repeated="2"/>
          <table:table-cell table:formula="of:=[.O11]" office:value-type="string" office:string-value="tpssh" calcext:value-type="string">
            <text:p>tpssh</text:p>
          </table:table-cell>
          <table:table-cell table:style-name="ce6" table:formula="of:=[.P83]-2*[.P35]-[.$B$5]" office:value-type="float" office:value="-12.7767857099923" calcext:value-type="float">
            <text:p>-12.78</text:p>
          </table:table-cell>
          <table:table-cell table:style-name="ce6" table:formula="of:=[.Q83]-2*[.Q35]-[.$B$5]" office:value-type="float" office:value="-0.16493391005023" calcext:value-type="float">
            <text:p>-0.16</text:p>
          </table:table-cell>
          <table:table-cell table:style-name="ce6" table:formula="of:=[.R83]-2*[.R35]-[.$B$5]" office:value-type="float" office:value="-2.05613406995943" calcext:value-type="float">
            <text:p>-2.06</text:p>
          </table:table-cell>
          <table:table-cell table:style-name="ce6" table:formula="of:=[.S83]-2*[.S35]-[.$B$5]" office:value-type="float" office:value="1.69964367997201" calcext:value-type="float">
            <text:p>1.70</text:p>
          </table:table-cell>
          <table:table-cell table:style-name="ce6" table:formula="of:=[.T83]-2*[.T35]-[.$B$5]" office:value-type="float" office:value="-0.52704287004125" calcext:value-type="float">
            <text:p>-0.53</text:p>
          </table:table-cell>
          <table:table-cell table:style-name="ce6" table:formula="of:=[.U83]-2*[.U35]-[.$B$5]" office:value-type="float" office:value="2.07897592000264" calcext:value-type="float">
            <text:p>2.08</text:p>
          </table:table-cell>
          <table:table-cell table:style-name="ce6" table:formula="of:=[.V83]-2*[.V35]-[.$B$5]" office:value-type="float" office:value="0.728051150004113" calcext:value-type="float">
            <text:p>0.73</text:p>
          </table:table-cell>
          <table:table-cell table:style-name="ce6" table:formula="of:=[.W83]-2*[.W35]-[.$B$5]" office:value-type="float" office:value="2.00010590001076" calcext:value-type="float">
            <text:p>2.00</text:p>
          </table:table-cell>
          <table:table-cell table:number-columns-repeated="3"/>
          <table:table-cell office:value-type="string" calcext:value-type="string">
            <text:p>tpssh</text:p>
          </table:table-cell>
          <table:table-cell table:number-columns-repeated="2" office:value-type="float" office:value="-1310.80713" calcext:value-type="float">
            <text:p>-1310.80713</text:p>
          </table:table-cell>
          <table:table-cell table:number-columns-repeated="4" office:value-type="float" office:value="-1312.3640515" calcext:value-type="float">
            <text:p>-1312.3640515</text:p>
          </table:table-cell>
          <table:table-cell table:number-columns-repeated="2" office:value-type="float" office:value="-1313.0781875" calcext:value-type="float">
            <text:p>-1313.0781875</text:p>
          </table:table-cell>
        </table:table-row>
        <table:table-row table:style-name="ro2">
          <table:table-cell table:number-columns-repeated="2"/>
          <table:table-cell table:formula="of:=[.O12]" office:value-type="string" office:string-value="pw6b95" calcext:value-type="string">
            <text:p>pw6b95</text:p>
          </table:table-cell>
          <table:table-cell table:style-name="ce6" table:formula="of:=[.P84]-2*[.P36]-[.$B$5]" office:value-type="float" office:value="-13.0807135899475" calcext:value-type="float">
            <text:p>-13.08</text:p>
          </table:table-cell>
          <table:table-cell table:style-name="ce6" table:formula="of:=[.Q84]-2*[.Q36]-[.$B$5]" office:value-type="float" office:value="-0.850451959976262" calcext:value-type="float">
            <text:p>-0.85</text:p>
          </table:table-cell>
          <table:table-cell table:style-name="ce6" table:formula="of:=[.R84]-2*[.R36]-[.$B$5]" office:value-type="float" office:value="-2.48666356001448" calcext:value-type="float">
            <text:p>-2.49</text:p>
          </table:table-cell>
          <table:table-cell table:style-name="ce6" table:formula="of:=[.S84]-2*[.S36]-[.$B$5]" office:value-type="float" office:value="1.23477264996219" calcext:value-type="float">
            <text:p>1.23</text:p>
          </table:table-cell>
          <table:table-cell table:style-name="ce6" table:formula="of:=[.T84]-2*[.T36]-[.$B$5]" office:value-type="float" office:value="-1.01486077000553" calcext:value-type="float">
            <text:p>-1.01</text:p>
          </table:table-cell>
          <table:table-cell table:style-name="ce6" table:formula="of:=[.U84]-2*[.U36]-[.$B$5]" office:value-type="float" office:value="1.55991457003002" calcext:value-type="float">
            <text:p>1.56</text:p>
          </table:table-cell>
          <table:table-cell table:style-name="ce6" table:formula="of:=[.V84]-2*[.V36]-[.$B$5]" office:value-type="float" office:value="0.534236739990966" calcext:value-type="float">
            <text:p>0.53</text:p>
          </table:table-cell>
          <table:table-cell table:style-name="ce6" table:formula="of:=[.W84]-2*[.W36]-[.$B$5]" office:value-type="float" office:value="1.61410488999282" calcext:value-type="float">
            <text:p>1.61</text:p>
          </table:table-cell>
          <table:table-cell table:number-columns-repeated="3"/>
          <table:table-cell office:value-type="string" calcext:value-type="string">
            <text:p>pw6b95</text:p>
          </table:table-cell>
          <table:table-cell table:number-columns-repeated="2" office:value-type="float" office:value="-1313.6610485" calcext:value-type="float">
            <text:p>-1313.6610485</text:p>
          </table:table-cell>
          <table:table-cell table:number-columns-repeated="4" office:value-type="float" office:value="-1316.1605245" calcext:value-type="float">
            <text:p>-1316.1605245</text:p>
          </table:table-cell>
          <table:table-cell table:number-columns-repeated="2" office:value-type="float" office:value="-1316.856282" calcext:value-type="float">
            <text:p>-1316.856282</text:p>
          </table:table-cell>
        </table:table-row>
        <table:table-row table:style-name="ro2">
          <table:table-cell table:number-columns-repeated="2"/>
          <table:table-cell table:formula="of:=[.O13]" office:value-type="string" office:string-value="m06" calcext:value-type="string">
            <text:p>m06</text:p>
          </table:table-cell>
          <table:table-cell table:style-name="ce6" table:formula="of:=[.P85]-2*[.P37]-[.$B$5]" office:value-type="float" office:value="-12.4048573800053" calcext:value-type="float">
            <text:p>-12.40</text:p>
          </table:table-cell>
          <table:table-cell table:style-name="ce6" table:formula="of:=[.Q85]-2*[.Q37]-[.$B$5]" office:value-type="float" office:value="-0.73524501999308" calcext:value-type="float">
            <text:p>-0.74</text:p>
          </table:table-cell>
          <table:table-cell table:style-name="ce6" table:formula="of:=[.R85]-2*[.R37]-[.$B$5]" office:value-type="float" office:value="-2.50042118002128" calcext:value-type="float">
            <text:p>-2.50</text:p>
          </table:table-cell>
          <table:table-cell table:style-name="ce6" table:formula="of:=[.S85]-2*[.S37]-[.$B$5]" office:value-type="float" office:value="0.46991199000805" calcext:value-type="float">
            <text:p>0.47</text:p>
          </table:table-cell>
          <table:table-cell table:style-name="ce6" table:formula="of:=[.T85]-2*[.T37]-[.$B$5]" office:value-type="float" office:value="-0.347826239982886" calcext:value-type="float">
            <text:p>-0.35</text:p>
          </table:table-cell>
          <table:table-cell table:style-name="ce6" table:formula="of:=[.U85]-2*[.U37]-[.$B$5]" office:value-type="float" office:value="1.6592109799578" calcext:value-type="float">
            <text:p>1.66</text:p>
          </table:table-cell>
          <table:table-cell table:style-name="ce6" table:formula="of:=[.V85]-2*[.V37]-[.$B$5]" office:value-type="float" office:value="0.713715919953039" calcext:value-type="float">
            <text:p>0.71</text:p>
          </table:table-cell>
          <table:table-cell table:style-name="ce6" table:formula="of:=[.W85]-2*[.W37]-[.$B$5]" office:value-type="float" office:value="1.76811671998185" calcext:value-type="float">
            <text:p>1.77</text:p>
          </table:table-cell>
          <table:table-cell table:number-columns-repeated="3"/>
          <table:table-cell office:value-type="string" calcext:value-type="string">
            <text:p>m06</text:p>
          </table:table-cell>
          <table:table-cell table:number-columns-repeated="2" office:value-type="float" office:value="-1306.9817765" calcext:value-type="float">
            <text:p>-1306.9817765</text:p>
          </table:table-cell>
          <table:table-cell table:number-columns-repeated="4" office:value-type="float" office:value="-1312.4113105" calcext:value-type="float">
            <text:p>-1312.4113105</text:p>
          </table:table-cell>
          <table:table-cell table:number-columns-repeated="2" office:value-type="float" office:value="-1312.839267" calcext:value-type="float">
            <text:p>-1312.839267</text:p>
          </table:table-cell>
        </table:table-row>
        <table:table-row table:style-name="ro2">
          <table:table-cell table:number-columns-repeated="2"/>
          <table:table-cell table:formula="of:=[.O14]" office:value-type="string" office:string-value="b3lyp-d3" calcext:value-type="string">
            <text:p>b3lyp-d3</text:p>
          </table:table-cell>
          <table:table-cell table:style-name="ce6" table:formula="of:=[.P86]-2*[.P38]-[.$B$5]" office:value-type="float" office:value="-17.067062750032" calcext:value-type="float">
            <text:p>-17.07</text:p>
          </table:table-cell>
          <table:table-cell table:style-name="ce6" table:formula="of:=[.Q86]-2*[.Q38]-[.$B$5]" office:value-type="float" office:value="-3.20699573998971" calcext:value-type="float">
            <text:p>-3.21</text:p>
          </table:table-cell>
          <table:table-cell table:style-name="ce6" table:formula="of:=[.R86]-2*[.R38]-[.$B$5]" office:value-type="float" office:value="-5.36620694001139" calcext:value-type="float">
            <text:p>-5.37</text:p>
          </table:table-cell>
          <table:table-cell table:style-name="ce6" table:formula="of:=[.S86]-2*[.S38]-[.$B$5]" office:value-type="float" office:value="-1.45279417004603" calcext:value-type="float">
            <text:p>-1.45</text:p>
          </table:table-cell>
          <table:table-cell table:style-name="ce6" table:formula="of:=[.T86]-2*[.T38]-[.$B$5]" office:value-type="float" office:value="-3.81721445002294" calcext:value-type="float">
            <text:p>-3.82</text:p>
          </table:table-cell>
          <table:table-cell table:style-name="ce6" table:formula="of:=[.U86]-2*[.U38]-[.$B$5]" office:value-type="float" office:value="2.09903473996857" calcext:value-type="float">
            <text:p>2.10</text:p>
          </table:table-cell>
          <table:table-cell table:style-name="ce6" table:formula="of:=[.V86]-2*[.V38]-[.$B$5]" office:value-type="float" office:value="-2.16766531001011" calcext:value-type="float">
            <text:p>-2.17</text:p>
          </table:table-cell>
          <table:table-cell table:style-name="ce6" table:formula="of:=[.W86]-2*[.W38]-[.$B$5]" office:value-type="float" office:value="-0.978366320002159" calcext:value-type="float">
            <text:p>-0.98</text:p>
          </table:table-cell>
          <table:table-cell table:number-columns-repeated="3"/>
          <table:table-cell office:value-type="string" calcext:value-type="string">
            <text:p>b3lyp-d3</text:p>
          </table:table-cell>
          <table:table-cell table:number-columns-repeated="2" office:value-type="float" office:value="-1307.13143" calcext:value-type="float">
            <text:p>-1307.13143</text:p>
          </table:table-cell>
          <table:table-cell table:number-columns-repeated="4" office:value-type="float" office:value="-1309.5022565" calcext:value-type="float">
            <text:p>-1309.5022565</text:p>
          </table:table-cell>
          <table:table-cell table:number-columns-repeated="2" office:value-type="float" office:value="-1310.171759" calcext:value-type="float">
            <text:p>-1310.171759</text:p>
          </table:table-cell>
        </table:table-row>
        <table:table-row table:style-name="ro2">
          <table:table-cell table:number-columns-repeated="2"/>
          <table:table-cell table:formula="of:=[.O15]" office:value-type="string" office:string-value="b97-d-d3" calcext:value-type="string">
            <text:p>b97-d-d3</text:p>
          </table:table-cell>
          <table:table-cell table:style-name="ce6" table:formula="of:=[.P87]-2*[.P39]-[.$B$5]" office:value-type="float" office:value="-15.0661166900343" calcext:value-type="float">
            <text:p>-15.07</text:p>
          </table:table-cell>
          <table:table-cell table:style-name="ce6" table:formula="of:=[.Q87]-2*[.Q39]-[.$B$5]" office:value-type="float" office:value="-0.454421540004468" calcext:value-type="float">
            <text:p>-0.45</text:p>
          </table:table-cell>
          <table:table-cell table:style-name="ce6" table:formula="of:=[.R87]-2*[.R39]-[.$B$5]" office:value-type="float" office:value="-3.12980604001022" calcext:value-type="float">
            <text:p>-3.13</text:p>
          </table:table-cell>
          <table:table-cell table:style-name="ce6" table:formula="of:=[.S87]-2*[.S39]-[.$B$5]" office:value-type="float" office:value="0.90338203999746" calcext:value-type="float">
            <text:p>0.90</text:p>
          </table:table-cell>
          <table:table-cell table:style-name="ce6" table:formula="of:=[.T87]-2*[.T39]-[.$B$5]" office:value-type="float" office:value="-1.74333199996435" calcext:value-type="float">
            <text:p>-1.74</text:p>
          </table:table-cell>
          <table:table-cell table:style-name="ce6" table:formula="of:=[.U87]-2*[.U39]-[.$B$5]" office:value-type="float" office:value="1.30734146999495" calcext:value-type="float">
            <text:p>1.31</text:p>
          </table:table-cell>
          <table:table-cell table:style-name="ce6" table:formula="of:=[.V87]-2*[.V39]-[.$B$5]" office:value-type="float" office:value="-0.184677670050213" calcext:value-type="float">
            <text:p>-0.18</text:p>
          </table:table-cell>
          <table:table-cell table:style-name="ce6" table:formula="of:=[.W87]-2*[.W39]-[.$B$5]" office:value-type="float" office:value="1.381853160002" calcext:value-type="float">
            <text:p>1.38</text:p>
          </table:table-cell>
          <table:table-cell table:number-columns-repeated="3"/>
          <table:table-cell office:value-type="string" calcext:value-type="string">
            <text:p>b97-d-d3</text:p>
          </table:table-cell>
          <table:table-cell table:number-columns-repeated="2" office:value-type="float" office:value="-1317.7305735" calcext:value-type="float">
            <text:p>-1317.7305735</text:p>
          </table:table-cell>
          <table:table-cell table:number-columns-repeated="4" office:value-type="float" office:value="-1319.192977" calcext:value-type="float">
            <text:p>-1319.192977</text:p>
          </table:table-cell>
          <table:table-cell table:number-columns-repeated="2" office:value-type="float" office:value="-1320.001631" calcext:value-type="float">
            <text:p>-1320.001631</text:p>
          </table:table-cell>
        </table:table-row>
        <table:table-row table:style-name="ro2">
          <table:table-cell table:number-columns-repeated="2"/>
          <table:table-cell table:formula="of:=[.O16]" office:value-type="string" office:string-value="bhlyp-d3" calcext:value-type="string">
            <text:p>bhlyp-d3</text:p>
          </table:table-cell>
          <table:table-cell table:style-name="ce6" table:formula="of:=[.P88]-2*[.P40]-[.$B$5]" office:value-type="float" office:value="-15.1398932400432" calcext:value-type="float">
            <text:p>-15.14</text:p>
          </table:table-cell>
          <table:table-cell table:style-name="ce6" table:formula="of:=[.Q88]-2*[.Q40]-[.$B$5]" office:value-type="float" office:value="-4.35523190999337" calcext:value-type="float">
            <text:p>-4.36</text:p>
          </table:table-cell>
          <table:table-cell table:style-name="ce6" table:formula="of:=[.R88]-2*[.R40]-[.$B$5]" office:value-type="float" office:value="-5.74343877999744" calcext:value-type="float">
            <text:p>-5.74</text:p>
          </table:table-cell>
          <table:table-cell table:style-name="ce6" table:formula="of:=[.S88]-2*[.S40]-[.$B$5]" office:value-type="float" office:value="-2.3888899399706" calcext:value-type="float">
            <text:p>-2.39</text:p>
          </table:table-cell>
          <table:table-cell table:style-name="ce6" table:formula="of:=[.T88]-2*[.T40]-[.$B$5]" office:value-type="float" office:value="-4.21476765999504" calcext:value-type="float">
            <text:p>-4.21</text:p>
          </table:table-cell>
          <table:table-cell table:style-name="ce6" table:formula="of:=[.U88]-2*[.U40]-[.$B$5]" office:value-type="float" office:value="-2.03639030995945" calcext:value-type="float">
            <text:p>-2.04</text:p>
          </table:table-cell>
          <table:table-cell table:style-name="ce6" table:formula="of:=[.V88]-2*[.V40]-[.$B$5]" office:value-type="float" office:value="-2.77699134997491" calcext:value-type="float">
            <text:p>-2.78</text:p>
          </table:table-cell>
          <table:table-cell table:style-name="ce6" table:formula="of:=[.W88]-2*[.W40]-[.$B$5]" office:value-type="float" office:value="-2.01459865997712" calcext:value-type="float">
            <text:p>-2.01</text:p>
          </table:table-cell>
          <table:table-cell table:number-columns-repeated="3"/>
          <table:table-cell office:value-type="string" calcext:value-type="string">
            <text:p>bhlyp-d3</text:p>
          </table:table-cell>
          <table:table-cell table:number-columns-repeated="2" office:value-type="float" office:value="-1307.07892" calcext:value-type="float">
            <text:p>-1307.07892</text:p>
          </table:table-cell>
          <table:table-cell table:number-columns-repeated="4" office:value-type="float" office:value="-1308.9298975" calcext:value-type="float">
            <text:p>-1308.9298975</text:p>
          </table:table-cell>
          <table:table-cell table:number-columns-repeated="2" office:value-type="float" office:value="-1309.489129" calcext:value-type="float">
            <text:p>-1309.489129</text:p>
          </table:table-cell>
        </table:table-row>
        <table:table-row table:style-name="ro2">
          <table:table-cell table:number-columns-repeated="2"/>
          <table:table-cell table:formula="of:=[.O17]" office:value-type="string" office:string-value="blyp-d3" calcext:value-type="string">
            <text:p>blyp-d3</text:p>
          </table:table-cell>
          <table:table-cell table:style-name="ce6" table:formula="of:=[.P89]-2*[.P41]-[.$B$5]" office:value-type="float" office:value="-19.9046506400144" calcext:value-type="float">
            <text:p>-19.90</text:p>
          </table:table-cell>
          <table:table-cell table:style-name="ce6" table:formula="of:=[.Q89]-2*[.Q41]-[.$B$5]" office:value-type="float" office:value="-2.23099237003297" calcext:value-type="float">
            <text:p>-2.23</text:p>
          </table:table-cell>
          <table:table-cell table:style-name="ce6" table:formula="of:=[.R89]-2*[.R41]-[.$B$5]" office:value-type="float" office:value="-5.02919775996524" calcext:value-type="float">
            <text:p>-5.03</text:p>
          </table:table-cell>
          <table:table-cell table:style-name="ce6" table:formula="of:=[.S89]-2*[.S41]-[.$B$5]" office:value-type="float" office:value="-0.520006530025775" calcext:value-type="float">
            <text:p>-0.52</text:p>
          </table:table-cell>
          <table:table-cell table:style-name="ce6" table:formula="of:=[.T89]-2*[.T41]-[.$B$5]" office:value-type="float" office:value="-3.55981043002502" calcext:value-type="float">
            <text:p>-3.56</text:p>
          </table:table-cell>
          <table:table-cell table:style-name="ce6" table:formula="of:=[.U89]-2*[.U41]-[.$B$5]" office:value-type="float" office:value="3.81422138000672" calcext:value-type="float">
            <text:p>3.81</text:p>
          </table:table-cell>
          <table:table-cell table:style-name="ce6" table:formula="of:=[.V89]-2*[.V41]-[.$B$5]" office:value-type="float" office:value="-1.58522438995241" calcext:value-type="float">
            <text:p>-1.59</text:p>
          </table:table-cell>
          <table:table-cell table:style-name="ce6" table:formula="of:=[.W89]-2*[.W41]-[.$B$5]" office:value-type="float" office:value="-0.0341840099816082" calcext:value-type="float">
            <text:p>-0.03</text:p>
          </table:table-cell>
          <table:table-cell table:number-columns-repeated="3"/>
          <table:table-cell office:value-type="string" calcext:value-type="string">
            <text:p>blyp-d3</text:p>
          </table:table-cell>
          <table:table-cell table:number-columns-repeated="2" office:value-type="float" office:value="-1303.3113275" calcext:value-type="float">
            <text:p>-1303.3113275</text:p>
          </table:table-cell>
          <table:table-cell table:number-columns-repeated="4" office:value-type="float" office:value="-1306.328027" calcext:value-type="float">
            <text:p>-1306.328027</text:p>
          </table:table-cell>
          <table:table-cell table:number-columns-repeated="2" office:value-type="float" office:value="-1307.1288045" calcext:value-type="float">
            <text:p>-1307.1288045</text:p>
          </table:table-cell>
        </table:table-row>
        <table:table-row table:style-name="ro2">
          <table:table-cell table:number-columns-repeated="2"/>
          <table:table-cell table:formula="of:=[.O18]" office:value-type="string" office:string-value="bp86-d3" calcext:value-type="string">
            <text:p>bp86-d3</text:p>
          </table:table-cell>
          <table:table-cell table:style-name="ce6" table:formula="of:=[.P90]-2*[.P42]-[.$B$5]" office:value-type="float" office:value="-17.0698457800125" calcext:value-type="float">
            <text:p>-17.07</text:p>
          </table:table-cell>
          <table:table-cell table:style-name="ce6" table:formula="of:=[.Q90]-2*[.Q42]-[.$B$5]" office:value-type="float" office:value="-2.28492014003385" calcext:value-type="float">
            <text:p>-2.28</text:p>
          </table:table-cell>
          <table:table-cell table:style-name="ce6" table:formula="of:=[.R90]-2*[.R42]-[.$B$5]" office:value-type="float" office:value="-4.78691662002056" calcext:value-type="float">
            <text:p>-4.79</text:p>
          </table:table-cell>
          <table:table-cell table:style-name="ce6" table:formula="of:=[.S90]-2*[.S42]-[.$B$5]" office:value-type="float" office:value="-0.771004329998313" calcext:value-type="float">
            <text:p>-0.77</text:p>
          </table:table-cell>
          <table:table-cell table:style-name="ce6" table:formula="of:=[.T90]-2*[.T42]-[.$B$5]" office:value-type="float" office:value="-3.208466019986" calcext:value-type="float">
            <text:p>-3.21</text:p>
          </table:table-cell>
          <table:table-cell table:style-name="ce6" table:formula="of:=[.U90]-2*[.U42]-[.$B$5]" office:value-type="float" office:value="3.30571453997" calcext:value-type="float">
            <text:p>3.31</text:p>
          </table:table-cell>
          <table:table-cell table:style-name="ce6" table:formula="of:=[.V90]-2*[.V42]-[.$B$5]" office:value-type="float" office:value="-1.53738777995276" calcext:value-type="float">
            <text:p>-1.54</text:p>
          </table:table-cell>
          <table:table-cell table:style-name="ce6" table:formula="of:=[.W90]-2*[.W42]-[.$B$5]" office:value-type="float" office:value="-0.165038930000073" calcext:value-type="float">
            <text:p>-0.17</text:p>
          </table:table-cell>
          <table:table-cell table:number-columns-repeated="3"/>
          <table:table-cell office:value-type="string" calcext:value-type="string">
            <text:p>bp86-d3</text:p>
          </table:table-cell>
          <table:table-cell table:number-columns-repeated="2" office:value-type="float" office:value="-1309.9748465" calcext:value-type="float">
            <text:p>-1309.9748465</text:p>
          </table:table-cell>
          <table:table-cell table:number-columns-repeated="4" office:value-type="float" office:value="-1312.324669" calcext:value-type="float">
            <text:p>-1312.324669</text:p>
          </table:table-cell>
          <table:table-cell table:number-columns-repeated="2" office:value-type="float" office:value="-1313.0046735" calcext:value-type="float">
            <text:p>-1313.0046735</text:p>
          </table:table-cell>
        </table:table-row>
        <table:table-row table:style-name="ro2">
          <table:table-cell table:number-columns-repeated="2"/>
          <table:table-cell table:formula="of:=[.O19]" office:value-type="string" office:string-value="pbe0-d3" calcext:value-type="string">
            <text:p>pbe0-d3</text:p>
          </table:table-cell>
          <table:table-cell table:style-name="ce6" table:formula="of:=[.P91]-2*[.P43]-[.$B$5]" office:value-type="float" office:value="-16.0299377399886" calcext:value-type="float">
            <text:p>-16.03</text:p>
          </table:table-cell>
          <table:table-cell table:style-name="ce6" table:formula="of:=[.Q91]-2*[.Q43]-[.$B$5]" office:value-type="float" office:value="-3.98781944000329" calcext:value-type="float">
            <text:p>-3.99</text:p>
          </table:table-cell>
          <table:table-cell table:style-name="ce6" table:formula="of:=[.R91]-2*[.R43]-[.$B$5]" office:value-type="float" office:value="-5.74312371997329" calcext:value-type="float">
            <text:p>-5.74</text:p>
          </table:table-cell>
          <table:table-cell table:style-name="ce6" table:formula="of:=[.S91]-2*[.S43]-[.$B$5]" office:value-type="float" office:value="-2.0844369599752" calcext:value-type="float">
            <text:p>-2.08</text:p>
          </table:table-cell>
          <table:table-cell table:style-name="ce6" table:formula="of:=[.T91]-2*[.T43]-[.$B$5]" office:value-type="float" office:value="-4.23115078002846" calcext:value-type="float">
            <text:p>-4.23</text:p>
          </table:table-cell>
          <table:table-cell table:style-name="ce6" table:formula="of:=[.U91]-2*[.U43]-[.$B$5]" office:value-type="float" office:value="0.272789449974162" calcext:value-type="float">
            <text:p>0.27</text:p>
          </table:table-cell>
          <table:table-cell table:style-name="ce6" table:formula="of:=[.V91]-2*[.V43]-[.$B$5]" office:value-type="float" office:value="-2.70064181000161" calcext:value-type="float">
            <text:p>-2.70</text:p>
          </table:table-cell>
          <table:table-cell table:style-name="ce6" table:formula="of:=[.W91]-2*[.W43]-[.$B$5]" office:value-type="float" office:value="-1.66162643998795" calcext:value-type="float">
            <text:p>-1.66</text:p>
          </table:table-cell>
          <table:table-cell table:number-columns-repeated="3"/>
          <table:table-cell office:value-type="string" calcext:value-type="string">
            <text:p>pbe0-d3</text:p>
          </table:table-cell>
          <table:table-cell table:number-columns-repeated="2" office:value-type="float" office:value="-1313.5140205" calcext:value-type="float">
            <text:p>-1313.5140205</text:p>
          </table:table-cell>
          <table:table-cell table:number-columns-repeated="4" office:value-type="float" office:value="-1315.470018" calcext:value-type="float">
            <text:p>-1315.470018</text:p>
          </table:table-cell>
          <table:table-cell table:number-columns-repeated="2" office:value-type="float" office:value="-1316.136895" calcext:value-type="float">
            <text:p>-1316.136895</text:p>
          </table:table-cell>
        </table:table-row>
        <table:table-row table:style-name="ro2">
          <table:table-cell table:number-columns-repeated="2"/>
          <table:table-cell table:formula="of:=[.O20]" office:value-type="string" office:string-value="pbe96-d3" calcext:value-type="string">
            <text:p>pbe96-d3</text:p>
          </table:table-cell>
          <table:table-cell table:style-name="ce6" table:formula="of:=[.P92]-2*[.P44]-[.$B$5]" office:value-type="float" office:value="-23.7224952099885" calcext:value-type="float">
            <text:p>-23.72</text:p>
          </table:table-cell>
          <table:table-cell table:style-name="ce6" table:formula="of:=[.Q92]-2*[.Q44]-[.$B$5]" office:value-type="float" office:value="-4.31805482999588" calcext:value-type="float">
            <text:p>-4.32</text:p>
          </table:table-cell>
          <table:table-cell table:style-name="ce6" table:formula="of:=[.R92]-2*[.R44]-[.$B$5]" office:value-type="float" office:value="-6.80550604003182" calcext:value-type="float">
            <text:p>-6.81</text:p>
          </table:table-cell>
          <table:table-cell table:style-name="ce6" table:formula="of:=[.S92]-2*[.S44]-[.$B$5]" office:value-type="float" office:value="-2.46009350001513" calcext:value-type="float">
            <text:p>-2.46</text:p>
          </table:table-cell>
          <table:table-cell table:style-name="ce6" table:formula="of:=[.T92]-2*[.T44]-[.$B$5]" office:value-type="float" office:value="-5.35822542003988" calcext:value-type="float">
            <text:p>-5.36</text:p>
          </table:table-cell>
          <table:table-cell table:style-name="ce6" table:formula="of:=[.U92]-2*[.U44]-[.$B$5]" office:value-type="float" office:value="-2.03182194001673" calcext:value-type="float">
            <text:p>-2.03</text:p>
          </table:table-cell>
          <table:table-cell table:style-name="ce6" table:formula="of:=[.V92]-2*[.V44]-[.$B$5]" office:value-type="float" office:value="-3.45342517001954" calcext:value-type="float">
            <text:p>-3.45</text:p>
          </table:table-cell>
          <table:table-cell table:style-name="ce6" table:formula="of:=[.W92]-2*[.W44]-[.$B$5]" office:value-type="float" office:value="-1.98030962996817" calcext:value-type="float">
            <text:p>-1.98</text:p>
          </table:table-cell>
          <table:table-cell table:number-columns-repeated="3"/>
          <table:table-cell office:value-type="string" calcext:value-type="string">
            <text:p>pbe96-d3</text:p>
          </table:table-cell>
          <table:table-cell table:number-columns-repeated="2" office:value-type="float" office:value="-1309.153065" calcext:value-type="float">
            <text:p>-1309.153065</text:p>
          </table:table-cell>
          <table:table-cell table:number-columns-repeated="4" office:value-type="float" office:value="-1311.7444335" calcext:value-type="float">
            <text:p>-1311.7444335</text:p>
          </table:table-cell>
          <table:table-cell table:number-columns-repeated="2" office:value-type="float" office:value="-1312.59247" calcext:value-type="float">
            <text:p>-1312.59247</text:p>
          </table:table-cell>
        </table:table-row>
        <table:table-row table:style-name="ro2">
          <table:table-cell table:number-columns-repeated="2"/>
          <table:table-cell table:formula="of:=[.O21]" office:value-type="string" office:string-value="tpss-d3" calcext:value-type="string">
            <text:p>tpss-d3</text:p>
          </table:table-cell>
          <table:table-cell table:style-name="ce6" table:formula="of:=[.P93]-2*[.P45]-[.$B$5]" office:value-type="float" office:value="-16.7354095899889" calcext:value-type="float">
            <text:p>-16.74</text:p>
          </table:table-cell>
          <table:table-cell table:style-name="ce6" table:formula="of:=[.Q93]-2*[.Q45]-[.$B$5]" office:value-type="float" office:value="-2.67795748995085" calcext:value-type="float">
            <text:p>-2.68</text:p>
          </table:table-cell>
          <table:table-cell table:style-name="ce6" table:formula="of:=[.R93]-2*[.R45]-[.$B$5]" office:value-type="float" office:value="-4.80093678998927" calcext:value-type="float">
            <text:p>-4.80</text:p>
          </table:table-cell>
          <table:table-cell table:style-name="ce6" table:formula="of:=[.S93]-2*[.S45]-[.$B$5]" office:value-type="float" office:value="-0.821728989986504" calcext:value-type="float">
            <text:p>-0.82</text:p>
          </table:table-cell>
          <table:table-cell table:style-name="ce6" table:formula="of:=[.T93]-2*[.T45]-[.$B$5]" office:value-type="float" office:value="-0.731936890030546" calcext:value-type="float">
            <text:p>-0.73</text:p>
          </table:table-cell>
          <table:table-cell table:style-name="ce6" table:formula="of:=[.U93]-2*[.U45]-[.$B$5]" office:value-type="float" office:value="2.15443278996573" calcext:value-type="float">
            <text:p>2.15</text:p>
          </table:table-cell>
          <table:table-cell table:style-name="ce6" table:formula="of:=[.V93]-2*[.V45]-[.$B$5]" office:value-type="float" office:value="-1.98844868000996" calcext:value-type="float">
            <text:p>-1.99</text:p>
          </table:table-cell>
          <table:table-cell table:style-name="ce6" table:formula="of:=[.W93]-2*[.W45]-[.$B$5]" office:value-type="float" office:value="-0.50404349002455" calcext:value-type="float">
            <text:p>-0.50</text:p>
          </table:table-cell>
          <table:table-cell table:number-columns-repeated="3"/>
          <table:table-cell office:value-type="string" calcext:value-type="string">
            <text:p>tpss-d3</text:p>
          </table:table-cell>
          <table:table-cell table:number-columns-repeated="2" office:value-type="float" office:value="-1310.801879" calcext:value-type="float">
            <text:p>-1310.801879</text:p>
          </table:table-cell>
          <table:table-cell table:number-columns-repeated="4" office:value-type="float" office:value="-1312.4008085" calcext:value-type="float">
            <text:p>-1312.4008085</text:p>
          </table:table-cell>
          <table:table-cell table:number-columns-repeated="2" office:value-type="float" office:value="-1313.1727055" calcext:value-type="float">
            <text:p>-1313.1727055</text:p>
          </table:table-cell>
        </table:table-row>
        <table:table-row table:style-name="ro2">
          <table:table-cell table:number-columns-repeated="2"/>
          <table:table-cell table:formula="of:=[.O22]" office:value-type="string" office:string-value="tpssh-d3" calcext:value-type="string">
            <text:p>tpssh-d3</text:p>
          </table:table-cell>
          <table:table-cell table:style-name="ce6" table:formula="of:=[.P94]-2*[.P46]-[.$B$5]" office:value-type="float" office:value="-15.4079042799811" calcext:value-type="float">
            <text:p>-15.41</text:p>
          </table:table-cell>
          <table:table-cell table:style-name="ce6" table:formula="of:=[.Q94]-2*[.Q46]-[.$B$5]" office:value-type="float" office:value="-2.67758992003909" calcext:value-type="float">
            <text:p>-2.68</text:p>
          </table:table-cell>
          <table:table-cell table:style-name="ce6" table:formula="of:=[.R94]-2*[.R46]-[.$B$5]" office:value-type="float" office:value="-4.57598395003405" calcext:value-type="float">
            <text:p>-4.58</text:p>
          </table:table-cell>
          <table:table-cell table:style-name="ce6" table:formula="of:=[.S94]-2*[.S46]-[.$B$5]" office:value-type="float" office:value="-0.823671860019012" calcext:value-type="float">
            <text:p>-0.82</text:p>
          </table:table-cell>
          <table:table-cell table:style-name="ce6" table:formula="of:=[.T94]-2*[.T46]-[.$B$5]" office:value-type="float" office:value="-3.09556952000529" calcext:value-type="float">
            <text:p>-3.10</text:p>
          </table:table-cell>
          <table:table-cell table:style-name="ce6" table:formula="of:=[.U94]-2*[.U46]-[.$B$5]" office:value-type="float" office:value="-0.474585379978443" calcext:value-type="float">
            <text:p>-0.47</text:p>
          </table:table-cell>
          <table:table-cell table:style-name="ce6" table:formula="of:=[.V94]-2*[.V46]-[.$B$5]" office:value-type="float" office:value="-1.80209068998628" calcext:value-type="float">
            <text:p>-1.80</text:p>
          </table:table-cell>
          <table:table-cell table:style-name="ce6" table:formula="of:=[.W94]-2*[.W46]-[.$B$5]" office:value-type="float" office:value="-0.518063659993267" calcext:value-type="float">
            <text:p>-0.52</text:p>
          </table:table-cell>
          <table:table-cell table:number-columns-repeated="2"/>
          <table:table-cell table:style-name="Default"/>
          <table:table-cell office:value-type="string" calcext:value-type="string">
            <text:p>tpssh-d3</text:p>
          </table:table-cell>
          <table:table-cell table:number-columns-repeated="2" office:value-type="float" office:value="-1310.80713" calcext:value-type="float">
            <text:p>-1310.80713</text:p>
          </table:table-cell>
          <table:table-cell table:number-columns-repeated="4" office:value-type="float" office:value="-1312.3640515" calcext:value-type="float">
            <text:p>-1312.3640515</text:p>
          </table:table-cell>
          <table:table-cell table:number-columns-repeated="2" office:value-type="float" office:value="-1313.0781875" calcext:value-type="float">
            <text:p>-1313.0781875</text:p>
          </table:table-cell>
        </table:table-row>
        <table:table-row table:style-name="ro2">
          <table:table-cell table:number-columns-repeated="2"/>
          <table:table-cell table:formula="of:=[.O23]" office:value-type="string" office:string-value="pw6b95-d3" calcext:value-type="string">
            <text:p>pw6b95-d3</text:p>
          </table:table-cell>
          <table:table-cell table:style-name="ce6" table:formula="of:=[.P95]-2*[.P47]-[.$B$5]" office:value-type="float" office:value="-14.5240034499828" calcext:value-type="float">
            <text:p>-14.52</text:p>
          </table:table-cell>
          <table:table-cell table:style-name="ce6" table:formula="of:=[.Q95]-2*[.Q47]-[.$B$5]" office:value-type="float" office:value="-2.16041892997854" calcext:value-type="float">
            <text:p>-2.16</text:p>
          </table:table-cell>
          <table:table-cell table:style-name="ce6" table:formula="of:=[.R95]-2*[.R47]-[.$B$5]" office:value-type="float" office:value="-3.84394204003437" calcext:value-type="float">
            <text:p>-3.84</text:p>
          </table:table-cell>
          <table:table-cell table:style-name="ce6" table:formula="of:=[.S95]-2*[.S47]-[.$B$5]" office:value-type="float" office:value="-0.111793789993307" calcext:value-type="float">
            <text:p>-0.11</text:p>
          </table:table-cell>
          <table:table-cell table:style-name="ce6" table:formula="of:=[.T95]-2*[.T47]-[.$B$5]" office:value-type="float" office:value="-2.38621192999816" calcext:value-type="float">
            <text:p>-2.39</text:p>
          </table:table-cell>
          <table:table-cell table:style-name="ce6" table:formula="of:=[.U95]-2*[.U47]-[.$B$5]" office:value-type="float" office:value="0.196439910000855" calcext:value-type="float">
            <text:p>0.20</text:p>
          </table:table-cell>
          <table:table-cell table:style-name="ce6" table:formula="of:=[.V95]-2*[.V47]-[.$B$5]" office:value-type="float" office:value="-0.835171550027361" calcext:value-type="float">
            <text:p>-0.84</text:p>
          </table:table-cell>
          <table:table-cell table:style-name="ce6" table:formula="of:=[.W95]-2*[.W47]-[.$B$5]" office:value-type="float" office:value="0.247899709987188" calcext:value-type="float">
            <text:p>0.25</text:p>
          </table:table-cell>
          <table:table-cell table:number-columns-repeated="3"/>
          <table:table-cell office:value-type="string" calcext:value-type="string">
            <text:p>pw6b95-d3</text:p>
          </table:table-cell>
          <table:table-cell table:number-columns-repeated="2" office:value-type="float" office:value="-1313.6610485" calcext:value-type="float">
            <text:p>-1313.6610485</text:p>
          </table:table-cell>
          <table:table-cell table:number-columns-repeated="4" office:value-type="float" office:value="-1316.1605245" calcext:value-type="float">
            <text:p>-1316.1605245</text:p>
          </table:table-cell>
          <table:table-cell table:number-columns-repeated="2" office:value-type="float" office:value="-1316.856282" calcext:value-type="float">
            <text:p>-1316.856282</text:p>
          </table:table-cell>
        </table:table-row>
        <table:table-row table:style-name="ro2">
          <table:table-cell table:number-columns-repeated="2"/>
          <table:table-cell table:formula="of:=[.O24]" office:value-type="string" office:string-value="m06-d3" calcext:value-type="string">
            <text:p>m06-d3</text:p>
          </table:table-cell>
          <table:table-cell table:style-name="ce6" table:formula="of:=[.P96]-2*[.P48]-[.$B$5]" office:value-type="float" office:value="-12.8763446699984" calcext:value-type="float">
            <text:p>-12.88</text:p>
          </table:table-cell>
          <table:table-cell table:style-name="ce6" table:formula="of:=[.Q96]-2*[.Q48]-[.$B$5]" office:value-type="float" office:value="-1.26937674001491" calcext:value-type="float">
            <text:p>-1.27</text:p>
          </table:table-cell>
          <table:table-cell table:style-name="ce6" table:formula="of:=[.R96]-2*[.R48]-[.$B$5]" office:value-type="float" office:value="-3.03723091001556" calcext:value-type="float">
            <text:p>-3.04</text:p>
          </table:table-cell>
          <table:table-cell table:style-name="ce6" table:formula="of:=[.S96]-2*[.S48]-[.$B$5]" office:value-type="float" office:value="-0.066845230040407" calcext:value-type="float">
            <text:p>-0.07</text:p>
          </table:table-cell>
          <table:table-cell table:style-name="ce6" table:formula="of:=[.T96]-2*[.T48]-[.$B$5]" office:value-type="float" office:value="-0.882535569990786" calcext:value-type="float">
            <text:p>-0.88</text:p>
          </table:table-cell>
          <table:table-cell table:style-name="ce6" table:formula="of:=[.U96]-2*[.U48]-[.$B$5]" office:value-type="float" office:value="1.11951320003319" calcext:value-type="float">
            <text:p>1.12</text:p>
          </table:table-cell>
          <table:table-cell table:style-name="ce6" table:formula="of:=[.V96]-2*[.V48]-[.$B$5]" office:value-type="float" office:value="0.175855990052888" calcext:value-type="float">
            <text:p>0.18</text:p>
          </table:table-cell>
          <table:table-cell table:style-name="ce6" table:formula="of:=[.W96]-2*[.W48]-[.$B$5]" office:value-type="float" office:value="1.212403390052" calcext:value-type="float">
            <text:p>1.21</text:p>
          </table:table-cell>
          <table:table-cell table:number-columns-repeated="3"/>
          <table:table-cell office:value-type="string" calcext:value-type="string">
            <text:p>m06-d3</text:p>
          </table:table-cell>
          <table:table-cell table:number-columns-repeated="2" office:value-type="float" office:value="-1306.9817765" calcext:value-type="float">
            <text:p>-1306.9817765</text:p>
          </table:table-cell>
          <table:table-cell table:number-columns-repeated="4" office:value-type="float" office:value="-1312.4113105" calcext:value-type="float">
            <text:p>-1312.4113105</text:p>
          </table:table-cell>
          <table:table-cell table:number-columns-repeated="2" office:value-type="float" office:value="-1312.839267" calcext:value-type="float">
            <text:p>-1312.839267</text:p>
          </table:table-cell>
        </table:table-row>
        <table:table-row table:style-name="ro2">
          <table:table-cell table:number-columns-repeated="3"/>
          <table:table-cell table:style-name="ce6" table:number-columns-repeated="8"/>
          <table:table-cell table:number-columns-repeated="12"/>
        </table:table-row>
        <table:table-row table:style-name="ro2">
          <table:table-cell table:number-columns-repeated="13"/>
          <table:table-cell office:value-type="string" calcext:value-type="string">
            <text:p>H2O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f2-SVP</text:p>
          </table:table-cell>
          <table:table-cell office:value-type="string" calcext:value-type="string">
            <text:p>def2-SVPD</text:p>
          </table:table-cell>
          <table:table-cell office:value-type="string" calcext:value-type="string">
            <text:p>def2-TZVP</text:p>
          </table:table-cell>
          <table:table-cell office:value-type="string" calcext:value-type="string">
            <text:p>def2-TZVPD</text:p>
          </table:table-cell>
          <table:table-cell office:value-type="string" calcext:value-type="string">
            <text:p>def2-TZVPP</text:p>
          </table:table-cell>
          <table:table-cell office:value-type="string" calcext:value-type="string">
            <text:p>def2-TZVPPD</text:p>
          </table:table-cell>
          <table:table-cell office:value-type="string" calcext:value-type="string">
            <text:p>def2-QZVP</text:p>
          </table:table-cell>
          <table:table-cell office:value-type="string" calcext:value-type="string">
            <text:p>def2-QZVPD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b3lyp</text:p>
          </table:table-cell>
          <table:table-cell office:value-type="float" office:value="-200381.24527756" calcext:value-type="float">
            <text:p>-200381.24527756</text:p>
          </table:table-cell>
          <table:table-cell office:value-type="float" office:value="-200439.48102047" calcext:value-type="float">
            <text:p>-200439.48102047</text:p>
          </table:table-cell>
          <table:table-cell office:value-type="float" office:value="-200656.2429831" calcext:value-type="float">
            <text:p>-200656.2429831</text:p>
          </table:table-cell>
          <table:table-cell office:value-type="float" office:value="-200666.32248764" calcext:value-type="float">
            <text:p>-200666.32248764</text:p>
          </table:table-cell>
          <table:table-cell office:value-type="float" office:value="-200665.88922763" calcext:value-type="float">
            <text:p>-200665.88922763</text:p>
          </table:table-cell>
          <table:table-cell office:value-type="float" office:value="-200673.26677761" calcext:value-type="float">
            <text:p>-200673.26677761</text:p>
          </table:table-cell>
          <table:table-cell office:value-type="float" office:value="-200682.11523771" calcext:value-type="float">
            <text:p>-200682.11523771</text:p>
          </table:table-cell>
          <table:table-cell office:value-type="float" office:value="-200684.218289465" calcext:value-type="float">
            <text:p>-200684.218289465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b97-d</text:p>
          </table:table-cell>
          <table:table-cell office:value-type="float" office:value="-200374.308522775" calcext:value-type="float">
            <text:p>-200374.308522775</text:p>
          </table:table-cell>
          <table:table-cell office:value-type="float" office:value="-200430.935726855" calcext:value-type="float">
            <text:p>-200430.935726855</text:p>
          </table:table-cell>
          <table:table-cell office:value-type="float" office:value="-200645.68500744" calcext:value-type="float">
            <text:p>-200645.68500744</text:p>
          </table:table-cell>
          <table:table-cell office:value-type="float" office:value="-200656.500885965" calcext:value-type="float">
            <text:p>-200656.500885965</text:p>
          </table:table-cell>
          <table:table-cell office:value-type="float" office:value="-200654.45690796" calcext:value-type="float">
            <text:p>-200654.45690796</text:p>
          </table:table-cell>
          <table:table-cell office:value-type="float" office:value="-200662.57196089" calcext:value-type="float">
            <text:p>-200662.57196089</text:p>
          </table:table-cell>
          <table:table-cell office:value-type="float" office:value="-200670.030297505" calcext:value-type="float">
            <text:p>-200670.030297505</text:p>
          </table:table-cell>
          <table:table-cell office:value-type="float" office:value="-200672.72608214" calcext:value-type="float">
            <text:p>-200672.72608214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bhlyp</text:p>
          </table:table-cell>
          <table:table-cell office:value-type="float" office:value="-200372.289303235" calcext:value-type="float">
            <text:p>-200372.289303235</text:p>
          </table:table-cell>
          <table:table-cell office:value-type="float" office:value="-200420.720956555" calcext:value-type="float">
            <text:p>-200420.720956555</text:p>
          </table:table-cell>
          <table:table-cell office:value-type="float" office:value="-200639.697213375" calcext:value-type="float">
            <text:p>-200639.697213375</text:p>
          </table:table-cell>
          <table:table-cell office:value-type="float" office:value="-200647.712234755" calcext:value-type="float">
            <text:p>-200647.712234755</text:p>
          </table:table-cell>
          <table:table-cell office:value-type="float" office:value="-200649.453623885" calcext:value-type="float">
            <text:p>-200649.453623885</text:p>
          </table:table-cell>
          <table:table-cell office:value-type="float" office:value="-200654.97108588" calcext:value-type="float">
            <text:p>-200654.97108588</text:p>
          </table:table-cell>
          <table:table-cell office:value-type="float" office:value="-200663.121976885" calcext:value-type="float">
            <text:p>-200663.121976885</text:p>
          </table:table-cell>
          <table:table-cell office:value-type="float" office:value="-200664.4975551" calcext:value-type="float">
            <text:p>-200664.4975551</text:p>
          </table:table-cell>
        </table:table-row>
        <table:table-row table:style-name="ro2">
          <table:table-cell/>
          <table:table-cell table:style-name="ce9" office:value-type="string" calcext:value-type="string">
            <text:p>Bindungsenergie</text:p>
          </table:table-cell>
          <table:table-cell table:number-columns-repeated="4"/>
          <table:table-cell table:style-name="ce9" office:value-type="string" calcext:value-type="string">
            <text:p>GEOMETRIEN AM JEWEILIGEN MINIMUM!</text:p>
          </table:table-cell>
          <table:table-cell table:number-columns-repeated="7"/>
          <table:table-cell office:value-type="string" calcext:value-type="string">
            <text:p>blyp</text:p>
          </table:table-cell>
          <table:table-cell office:value-type="float" office:value="-200423.69084339" calcext:value-type="float">
            <text:p>-200423.69084339</text:p>
          </table:table-cell>
          <table:table-cell office:value-type="float" office:value="-200491.34309958" calcext:value-type="float">
            <text:p>-200491.34309958</text:p>
          </table:table-cell>
          <table:table-cell office:value-type="float" office:value="-200707.607293665" calcext:value-type="float">
            <text:p>-200707.607293665</text:p>
          </table:table-cell>
          <table:table-cell office:value-type="float" office:value="-200719.80276742" calcext:value-type="float">
            <text:p>-200719.80276742</text:p>
          </table:table-cell>
          <table:table-cell office:value-type="float" office:value="-200717.253748235" calcext:value-type="float">
            <text:p>-200717.253748235</text:p>
          </table:table-cell>
          <table:table-cell office:value-type="float" office:value="-200726.65653015" calcext:value-type="float">
            <text:p>-200726.65653015</text:p>
          </table:table-cell>
          <table:table-cell office:value-type="float" office:value="-200736.012053065" calcext:value-type="float">
            <text:p>-200736.012053065</text:p>
          </table:table-cell>
          <table:table-cell office:value-type="float" office:value="-200738.91372941" calcext:value-type="float">
            <text:p>-200738.91372941</text:p>
          </table:table-cell>
        </table:table-row>
        <table:table-row table:style-name="ro2">
          <table:table-cell/>
          <table:table-cell office:value-type="string" calcext:value-type="string">
            <text:p>H2O—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f2-SVP</text:p>
          </table:table-cell>
          <table:table-cell office:value-type="string" calcext:value-type="string">
            <text:p>def2-SVPD</text:p>
          </table:table-cell>
          <table:table-cell office:value-type="string" calcext:value-type="string">
            <text:p>def2-TZVP</text:p>
          </table:table-cell>
          <table:table-cell office:value-type="string" calcext:value-type="string">
            <text:p>def2-TZVPD</text:p>
          </table:table-cell>
          <table:table-cell office:value-type="string" calcext:value-type="string">
            <text:p>def2-TZVPP</text:p>
          </table:table-cell>
          <table:table-cell office:value-type="string" calcext:value-type="string">
            <text:p>def2-TZVPPD</text:p>
          </table:table-cell>
          <table:table-cell office:value-type="string" calcext:value-type="string">
            <text:p>def2-QZVP</text:p>
          </table:table-cell>
          <table:table-cell office:value-type="string" calcext:value-type="string">
            <text:p>def2-QZVPD</text:p>
          </table:table-cell>
          <table:table-cell table:number-columns-repeated="3"/>
          <table:table-cell office:value-type="string" calcext:value-type="string">
            <text:p>bp86</text:p>
          </table:table-cell>
          <table:table-cell office:value-type="float" office:value="-200492.58501359" calcext:value-type="float">
            <text:p>-200492.58501359</text:p>
          </table:table-cell>
          <table:table-cell office:value-type="float" office:value="-200550.362002885" calcext:value-type="float">
            <text:p>-200550.362002885</text:p>
          </table:table-cell>
          <table:table-cell office:value-type="float" office:value="-200765.100125095" calcext:value-type="float">
            <text:p>-200765.100125095</text:p>
          </table:table-cell>
          <table:table-cell office:value-type="float" office:value="-200775.67734567" calcext:value-type="float">
            <text:p>-200775.67734567</text:p>
          </table:table-cell>
          <table:table-cell office:value-type="float" office:value="-200774.652534255" calcext:value-type="float">
            <text:p>-200774.652534255</text:p>
          </table:table-cell>
          <table:table-cell office:value-type="float" office:value="-200782.149596995" calcext:value-type="float">
            <text:p>-200782.149596995</text:p>
          </table:table-cell>
          <table:table-cell office:value-type="float" office:value="-200791.17645982" calcext:value-type="float">
            <text:p>-200791.17645982</text:p>
          </table:table-cell>
          <table:table-cell office:value-type="float" office:value="-200793.528303955" calcext:value-type="float">
            <text:p>-200793.528303955</text:p>
          </table:table-cell>
        </table:table-row>
        <table:table-row table:style-name="ro2">
          <table:table-cell table:number-columns-repeated="2"/>
          <table:table-cell table:formula="of:=[.O3]" office:value-type="string" office:string-value="b3lyp" calcext:value-type="string">
            <text:p>b3lyp</text:p>
          </table:table-cell>
          <table:table-cell table:style-name="ce6" table:formula="of:=[.P51]-[.P3]-[.P27]-[.$B$34]" office:value-type="float" office:value="-5.93305238998862" calcext:value-type="float">
            <text:p>-5.93</text:p>
          </table:table-cell>
          <table:table-cell table:style-name="ce6" table:formula="of:=[.Q51]-[.Q3]-[.Q27]-[.$B$34]" office:value-type="float" office:value="-1.33727216998948" calcext:value-type="float">
            <text:p>-1.34</text:p>
          </table:table-cell>
          <table:table-cell table:style-name="ce6" table:formula="of:=[.R51]-[.R3]-[.R27]-[.$B$34]" office:value-type="float" office:value="-0.400415004977436" calcext:value-type="float">
            <text:p>-0.40</text:p>
          </table:table-cell>
          <table:table-cell table:style-name="ce6" table:formula="of:=[.S51]-[.S3]-[.S27]-[.$B$34]" office:value-type="float" office:value="0.189613609992488" calcext:value-type="float">
            <text:p>0.19</text:p>
          </table:table-cell>
          <table:table-cell table:style-name="ce6" table:formula="of:=[.T51]-[.T3]-[.T27]-[.$B$34]" office:value-type="float" office:value="-0.865496075003354" calcext:value-type="float">
            <text:p>-0.87</text:p>
          </table:table-cell>
          <table:table-cell table:style-name="ce6" table:formula="of:=[.U51]-[.U3]-[.U27]-[.$B$34]" office:value-type="float" office:value="-0.473115099991152" calcext:value-type="float">
            <text:p>-0.47</text:p>
          </table:table-cell>
          <table:table-cell table:style-name="ce6" table:formula="of:=[.V51]-[.V3]-[.V27]-[.$B$34]" office:value-type="float" office:value="-0.137812494988499" calcext:value-type="float">
            <text:p>-0.14</text:p>
          </table:table-cell>
          <table:table-cell table:style-name="ce6" table:formula="of:=[.W51]-[.W3]-[.W27]-[.$B$34]" office:value-type="float" office:value="0.278145469997365" calcext:value-type="float">
            <text:p>0.28</text:p>
          </table:table-cell>
          <table:table-cell table:number-columns-repeated="3"/>
          <table:table-cell office:value-type="string" calcext:value-type="string">
            <text:p>pbe0</text:p>
          </table:table-cell>
          <table:table-cell office:value-type="float" office:value="-200263.534109405" calcext:value-type="float">
            <text:p>-200263.534109405</text:p>
          </table:table-cell>
          <table:table-cell office:value-type="float" office:value="-200314.286232135" calcext:value-type="float">
            <text:p>-200314.286232135</text:p>
          </table:table-cell>
          <table:table-cell office:value-type="float" office:value="-200528.681516555" calcext:value-type="float">
            <text:p>-200528.681516555</text:p>
          </table:table-cell>
          <table:table-cell office:value-type="float" office:value="-200537.996055415" calcext:value-type="float">
            <text:p>-200537.996055415</text:p>
          </table:table-cell>
          <table:table-cell office:value-type="float" office:value="-200537.85624754" calcext:value-type="float">
            <text:p>-200537.85624754</text:p>
          </table:table-cell>
          <table:table-cell office:value-type="float" office:value="-200544.452895055" calcext:value-type="float">
            <text:p>-200544.452895055</text:p>
          </table:table-cell>
          <table:table-cell office:value-type="float" office:value="-200552.43816952" calcext:value-type="float">
            <text:p>-200552.43816952</text:p>
          </table:table-cell>
          <table:table-cell office:value-type="float" office:value="-200554.30096177" calcext:value-type="float">
            <text:p>-200554.30096177</text:p>
          </table:table-cell>
        </table:table-row>
        <table:table-row table:style-name="ro2">
          <table:table-cell/>
          <table:table-cell office:value-type="string" calcext:value-type="string">
            <text:p>REF</text:p>
          </table:table-cell>
          <table:table-cell table:formula="of:=[.O4]" office:value-type="string" office:string-value="b97-d" calcext:value-type="string">
            <text:p>b97-d</text:p>
          </table:table-cell>
          <table:table-cell table:style-name="ce6" table:formula="of:=[.P52]-[.P4]-[.P28]-[.$B$34]" office:value-type="float" office:value="7.24929430502682" calcext:value-type="float">
            <text:p>7.25</text:p>
          </table:table-cell>
          <table:table-cell table:style-name="ce6" table:formula="of:=[.Q52]-[.Q4]-[.Q28]-[.$B$34]" office:value-type="float" office:value="0.410260630025117" calcext:value-type="float">
            <text:p>0.41</text:p>
          </table:table-cell>
          <table:table-cell table:style-name="ce6" table:formula="of:=[.R52]-[.R4]-[.R28]-[.$B$34]" office:value-type="float" office:value="0.45505166002415" calcext:value-type="float">
            <text:p>0.46</text:p>
          </table:table-cell>
          <table:table-cell table:style-name="ce6" table:formula="of:=[.S52]-[.S4]-[.S28]-[.$B$34]" office:value-type="float" office:value="0.402935485016609" calcext:value-type="float">
            <text:p>0.40</text:p>
          </table:table-cell>
          <table:table-cell table:style-name="ce6" table:formula="of:=[.T52]-[.T4]-[.T28]-[.$B$34]" office:value-type="float" office:value="0.450693330010221" calcext:value-type="float">
            <text:p>0.45</text:p>
          </table:table-cell>
          <table:table-cell table:style-name="ce6" table:formula="of:=[.U52]-[.U4]-[.U28]-[.$B$34]" office:value-type="float" office:value="0.397789505000513" calcext:value-type="float">
            <text:p>0.40</text:p>
          </table:table-cell>
          <table:table-cell table:style-name="ce6" table:formula="of:=[.V52]-[.V4]-[.V28]-[.$B$34]" office:value-type="float" office:value="0.439639974977875" calcext:value-type="float">
            <text:p>0.44</text:p>
          </table:table-cell>
          <table:table-cell table:style-name="ce6" table:formula="of:=[.W52]-[.W4]-[.W28]-[.$B$34]" office:value-type="float" office:value="0.425856099998167" calcext:value-type="float">
            <text:p>0.43</text:p>
          </table:table-cell>
          <table:table-cell table:number-columns-repeated="3"/>
          <table:table-cell office:value-type="string" calcext:value-type="string">
            <text:p>pbe96</text:p>
          </table:table-cell>
          <table:table-cell office:value-type="float" office:value="-200253.900362255" calcext:value-type="float">
            <text:p>-200253.900362255</text:p>
          </table:table-cell>
          <table:table-cell office:value-type="float" office:value="-200315.313590285" calcext:value-type="float">
            <text:p>-200315.313590285</text:p>
          </table:table-cell>
          <table:table-cell office:value-type="float" office:value="-200527.538006285" calcext:value-type="float">
            <text:p>-200527.538006285</text:p>
          </table:table-cell>
          <table:table-cell office:value-type="float" office:value="-200539.36060653" calcext:value-type="float">
            <text:p>-200539.36060653</text:p>
          </table:table-cell>
          <table:table-cell office:value-type="float" office:value="-200536.732874855" calcext:value-type="float">
            <text:p>-200536.732874855</text:p>
          </table:table-cell>
          <table:table-cell office:value-type="float" office:value="-200545.684464595" calcext:value-type="float">
            <text:p>-200545.684464595</text:p>
          </table:table-cell>
          <table:table-cell office:value-type="float" office:value="-200554.097616795" calcext:value-type="float">
            <text:p>-200554.097616795</text:p>
          </table:table-cell>
          <table:table-cell office:value-type="float" office:value="-200556.84711916" calcext:value-type="float">
            <text:p>-200556.84711916</text:p>
          </table:table-cell>
        </table:table-row>
        <table:table-row table:style-name="ro2">
          <table:table-cell/>
          <table:table-cell table:style-name="ce5" office:value-type="float" office:value="-0.4547366" calcext:value-type="float">
            <text:p>-0.4547366</text:p>
          </table:table-cell>
          <table:table-cell table:formula="of:=[.O5]" office:value-type="string" office:string-value="bhlyp" calcext:value-type="string">
            <text:p>bhlyp</text:p>
          </table:table-cell>
          <table:table-cell table:style-name="ce6" table:formula="of:=[.P53]-[.P5]-[.P29]-[.$B$34]" office:value-type="float" office:value="-3.13316667998577" calcext:value-type="float">
            <text:p>-3.13</text:p>
          </table:table-cell>
          <table:table-cell table:style-name="ce6" table:formula="of:=[.Q53]-[.Q5]-[.Q29]-[.$B$34]" office:value-type="float" office:value="-0.742517655006556" calcext:value-type="float">
            <text:p>-0.74</text:p>
          </table:table-cell>
          <table:table-cell table:style-name="ce6" table:formula="of:=[.R53]-[.R5]-[.R29]-[.$B$34]" office:value-type="float" office:value="-0.0939141349996828" calcext:value-type="float">
            <text:p>-0.09</text:p>
          </table:table-cell>
          <table:table-cell table:style-name="ce6" table:formula="of:=[.S53]-[.S5]-[.S29]-[.$B$34]" office:value-type="float" office:value="0.210250039973583" calcext:value-type="float">
            <text:p>0.21</text:p>
          </table:table-cell>
          <table:table-cell table:style-name="ce6" table:formula="of:=[.T53]-[.T5]-[.T29]-[.$B$34]" office:value-type="float" office:value="-0.379883595004391" calcext:value-type="float">
            <text:p>-0.38</text:p>
          </table:table-cell>
          <table:table-cell table:style-name="ce6" table:formula="of:=[.U53]-[.U5]-[.U29]-[.$B$34]" office:value-type="float" office:value="0.223141245001283" calcext:value-type="float">
            <text:p>0.22</text:p>
          </table:table-cell>
          <table:table-cell table:style-name="ce6" table:formula="of:=[.V53]-[.V5]-[.V29]-[.$B$34]" office:value-type="float" office:value="0.0877967200170349" calcext:value-type="float">
            <text:p>0.09</text:p>
          </table:table-cell>
          <table:table-cell table:style-name="ce6" table:formula="of:=[.W53]-[.W5]-[.W29]-[.$B$34]" office:value-type="float" office:value="0.27722654501424" calcext:value-type="float">
            <text:p>0.28</text:p>
          </table:table-cell>
          <table:table-cell table:number-columns-repeated="3"/>
          <table:table-cell office:value-type="string" calcext:value-type="string">
            <text:p>tpss</text:p>
          </table:table-cell>
          <table:table-cell office:value-type="float" office:value="-200484.918422315" calcext:value-type="float">
            <text:p>-200484.918422315</text:p>
          </table:table-cell>
          <table:table-cell office:value-type="float" office:value="-200539.87772501" calcext:value-type="float">
            <text:p>-200539.87772501</text:p>
          </table:table-cell>
          <table:table-cell office:value-type="float" office:value="-200756.58460465" calcext:value-type="float">
            <text:p>-200756.58460465</text:p>
          </table:table-cell>
          <table:table-cell office:value-type="float" office:value="-200766.944486335" calcext:value-type="float">
            <text:p>-200766.944486335</text:p>
          </table:table-cell>
          <table:table-cell office:value-type="float" office:value="-200764.476306295" calcext:value-type="float">
            <text:p>-200764.476306295</text:p>
          </table:table-cell>
          <table:table-cell office:value-type="float" office:value="-200772.15702276" calcext:value-type="float">
            <text:p>-200772.15702276</text:p>
          </table:table-cell>
          <table:table-cell office:value-type="float" office:value="-200779.826764635" calcext:value-type="float">
            <text:p>-200779.826764635</text:p>
          </table:table-cell>
          <table:table-cell office:value-type="float" office:value="-200782.581071665" calcext:value-type="float">
            <text:p>-200782.581071665</text:p>
          </table:table-cell>
        </table:table-row>
        <table:table-row table:style-name="ro2">
          <table:table-cell table:number-columns-repeated="2"/>
          <table:table-cell table:formula="of:=[.O6]" office:value-type="string" office:string-value="blyp" calcext:value-type="string">
            <text:p>blyp</text:p>
          </table:table-cell>
          <table:table-cell table:style-name="ce6" table:formula="of:=[.P54]-[.P6]-[.P30]-[.$B$34]" office:value-type="float" office:value="-9.84806671498943" calcext:value-type="float">
            <text:p>-9.85</text:p>
          </table:table-cell>
          <table:table-cell table:style-name="ce6" table:formula="of:=[.Q54]-[.Q6]-[.Q30]-[.$B$34]" office:value-type="float" office:value="-1.83853262999462" calcext:value-type="float">
            <text:p>-1.84</text:p>
          </table:table-cell>
          <table:table-cell table:style-name="ce6" table:formula="of:=[.R54]-[.R6]-[.R30]-[.$B$34]" office:value-type="float" office:value="-0.816084164999371" calcext:value-type="float">
            <text:p>-0.82</text:p>
          </table:table-cell>
          <table:table-cell table:style-name="ce6" table:formula="of:=[.S54]-[.S6]-[.S30]-[.$B$34]" office:value-type="float" office:value="0.364078085035839" calcext:value-type="float">
            <text:p>0.36</text:p>
          </table:table-cell>
          <table:table-cell table:style-name="ce6" table:formula="of:=[.T54]-[.T6]-[.T30]-[.$B$34]" office:value-type="float" office:value="-1.4695448600002" calcext:value-type="float">
            <text:p>-1.47</text:p>
          </table:table-cell>
          <table:table-cell table:style-name="ce6" table:formula="of:=[.U54]-[.U6]-[.U30]-[.$B$34]" office:value-type="float" office:value="-0.577767529980225" calcext:value-type="float">
            <text:p>-0.58</text:p>
          </table:table-cell>
          <table:table-cell table:style-name="ce6" table:formula="of:=[.V54]-[.V6]-[.V30]-[.$B$34]" office:value-type="float" office:value="-0.267065860000617" calcext:value-type="float">
            <text:p>-0.27</text:p>
          </table:table-cell>
          <table:table-cell table:style-name="ce6" table:formula="of:=[.W54]-[.W6]-[.W30]-[.$B$34]" office:value-type="float" office:value="-0.352132059972679" calcext:value-type="float">
            <text:p>-0.35</text:p>
          </table:table-cell>
          <table:table-cell table:number-columns-repeated="3"/>
          <table:table-cell office:value-type="string" calcext:value-type="string">
            <text:p>tpssh</text:p>
          </table:table-cell>
          <table:table-cell office:value-type="float" office:value="-200465.836918435" calcext:value-type="float">
            <text:p>-200465.836918435</text:p>
          </table:table-cell>
          <table:table-cell office:value-type="float" office:value="-200517.308533185" calcext:value-type="float">
            <text:p>-200517.308533185</text:p>
          </table:table-cell>
          <table:table-cell office:value-type="float" office:value="-200734.473982655" calcext:value-type="float">
            <text:p>-200734.473982655</text:p>
          </table:table-cell>
          <table:table-cell office:value-type="float" office:value="-200744.04694948" calcext:value-type="float">
            <text:p>-200744.04694948</text:p>
          </table:table-cell>
          <table:table-cell office:value-type="float" office:value="-200742.478081955" calcext:value-type="float">
            <text:p>-200742.478081955</text:p>
          </table:table-cell>
          <table:table-cell office:value-type="float" office:value="-200749.37865735" calcext:value-type="float">
            <text:p>-200749.37865735</text:p>
          </table:table-cell>
          <table:table-cell office:value-type="float" office:value="-200757.05714214" calcext:value-type="float">
            <text:p>-200757.05714214</text:p>
          </table:table-cell>
          <table:table-cell office:value-type="float" office:value="-200759.425736965" calcext:value-type="float">
            <text:p>-200759.425736965</text:p>
          </table:table-cell>
        </table:table-row>
        <table:table-row table:style-name="ro2">
          <table:table-cell table:number-columns-repeated="2"/>
          <table:table-cell table:formula="of:=[.O7]" office:value-type="string" office:string-value="bp86" calcext:value-type="string">
            <text:p>bp86</text:p>
          </table:table-cell>
          <table:table-cell table:style-name="ce6" table:formula="of:=[.P55]-[.P7]-[.P31]-[.$B$34]" office:value-type="float" office:value="-11.094811645006" calcext:value-type="float">
            <text:p>-11.09</text:p>
          </table:table-cell>
          <table:table-cell table:style-name="ce6" table:formula="of:=[.Q55]-[.Q7]-[.Q31]-[.$B$34]" office:value-type="float" office:value="-2.6576361200029" calcext:value-type="float">
            <text:p>-2.66</text:p>
          </table:table-cell>
          <table:table-cell table:style-name="ce6" table:formula="of:=[.R55]-[.R7]-[.R31]-[.$B$34]" office:value-type="float" office:value="-3.01620065501327" calcext:value-type="float">
            <text:p>-3.02</text:p>
          </table:table-cell>
          <table:table-cell table:style-name="ce6" table:formula="of:=[.S55]-[.S7]-[.S31]-[.$B$34]" office:value-type="float" office:value="-2.13266739501403" calcext:value-type="float">
            <text:p>-2.13</text:p>
          </table:table-cell>
          <table:table-cell table:style-name="ce6" table:formula="of:=[.T55]-[.T7]-[.T31]-[.$B$34]" office:value-type="float" office:value="-3.72865633499594" calcext:value-type="float">
            <text:p>-3.73</text:p>
          </table:table-cell>
          <table:table-cell table:style-name="ce6" table:formula="of:=[.U55]-[.U7]-[.U31]-[.$B$34]" office:value-type="float" office:value="-1.92055324999517" calcext:value-type="float">
            <text:p>-1.92</text:p>
          </table:table-cell>
          <table:table-cell table:style-name="ce6" table:formula="of:=[.V55]-[.V7]-[.V31]-[.$B$34]" office:value-type="float" office:value="-2.64424606999517" calcext:value-type="float">
            <text:p>-2.64</text:p>
          </table:table-cell>
          <table:table-cell table:style-name="ce6" table:formula="of:=[.W55]-[.W7]-[.W31]-[.$B$34]" office:value-type="float" office:value="-1.03856903499825" calcext:value-type="float">
            <text:p>-1.04</text:p>
          </table:table-cell>
          <table:table-cell table:number-columns-repeated="3"/>
          <table:table-cell office:value-type="string" calcext:value-type="string">
            <text:p>pw6b95</text:p>
          </table:table-cell>
          <table:table-cell office:value-type="float" office:value="-200685.155487945" calcext:value-type="float">
            <text:p>-200685.155487945</text:p>
          </table:table-cell>
          <table:table-cell office:value-type="float" office:value="-200739.14293556" calcext:value-type="float">
            <text:p>-200739.14293556</text:p>
          </table:table-cell>
          <table:table-cell office:value-type="float" office:value="-200957.14187626" calcext:value-type="float">
            <text:p>-200957.14187626</text:p>
          </table:table-cell>
          <table:table-cell office:value-type="float" office:value="-200966.615494165" calcext:value-type="float">
            <text:p>-200966.615494165</text:p>
          </table:table-cell>
          <table:table-cell office:value-type="float" office:value="-200966.567132455" calcext:value-type="float">
            <text:p>-200966.567132455</text:p>
          </table:table-cell>
          <table:table-cell office:value-type="float" office:value="-200973.492781375" calcext:value-type="float">
            <text:p>-200973.492781375</text:p>
          </table:table-cell>
          <table:table-cell office:value-type="float" office:value="-200982.038311285" calcext:value-type="float">
            <text:p>-200982.038311285</text:p>
          </table:table-cell>
          <table:table-cell office:value-type="float" office:value="-200984.04721261" calcext:value-type="float">
            <text:p>-200984.04721261</text:p>
          </table:table-cell>
        </table:table-row>
        <table:table-row table:style-name="ro2">
          <table:table-cell table:number-columns-repeated="2"/>
          <table:table-cell table:formula="of:=[.O8]" office:value-type="string" office:string-value="pbe0" calcext:value-type="string">
            <text:p>pbe0</text:p>
          </table:table-cell>
          <table:table-cell table:style-name="ce6" table:formula="of:=[.P56]-[.P8]-[.P32]-[.$B$34]" office:value-type="float" office:value="-2.11394757997612" calcext:value-type="float">
            <text:p>-2.11</text:p>
          </table:table-cell>
          <table:table-cell table:style-name="ce6" table:formula="of:=[.Q56]-[.Q8]-[.Q32]-[.$B$34]" office:value-type="float" office:value="-0.801565149992417" calcext:value-type="float">
            <text:p>-0.80</text:p>
          </table:table-cell>
          <table:table-cell table:style-name="ce6" table:formula="of:=[.R56]-[.R8]-[.R32]-[.$B$34]" office:value-type="float" office:value="-0.0395662850248084" calcext:value-type="float">
            <text:p>-0.04</text:p>
          </table:table-cell>
          <table:table-cell table:style-name="ce6" table:formula="of:=[.S56]-[.S8]-[.S32]-[.$B$34]" office:value-type="float" office:value="-0.188852215029943" calcext:value-type="float">
            <text:p>-0.19</text:p>
          </table:table-cell>
          <table:table-cell table:style-name="ce6" table:formula="of:=[.T56]-[.T8]-[.T32]-[.$B$34]" office:value-type="float" office:value="-0.255461149984218" calcext:value-type="float">
            <text:p>-0.26</text:p>
          </table:table-cell>
          <table:table-cell table:style-name="ce6" table:formula="of:=[.U56]-[.U8]-[.U32]-[.$B$34]" office:value-type="float" office:value="-0.256406329998459" calcext:value-type="float">
            <text:p>-0.26</text:p>
          </table:table-cell>
          <table:table-cell table:style-name="ce6" table:formula="of:=[.V56]-[.V8]-[.V32]-[.$B$34]" office:value-type="float" office:value="0.0698645550103936" calcext:value-type="float">
            <text:p>0.07</text:p>
          </table:table-cell>
          <table:table-cell table:style-name="ce6" table:formula="of:=[.W56]-[.W8]-[.W32]-[.$B$34]" office:value-type="float" office:value="0.209068564999437" calcext:value-type="float">
            <text:p>0.21</text:p>
          </table:table-cell>
          <table:table-cell table:number-columns-repeated="3"/>
          <table:table-cell office:value-type="string" calcext:value-type="string">
            <text:p>m06</text:p>
          </table:table-cell>
          <table:table-cell office:value-type="float" office:value="-200389.81722" calcext:value-type="float">
            <text:p>-200389.81722</text:p>
          </table:table-cell>
          <table:table-cell office:value-type="float" office:value="-200439.276415255" calcext:value-type="float">
            <text:p>-200439.276415255</text:p>
          </table:table-cell>
          <table:table-cell office:value-type="float" office:value="-200646.16920215" calcext:value-type="float">
            <text:p>-200646.16920215</text:p>
          </table:table-cell>
          <table:table-cell office:value-type="float" office:value="-200654.337578985" calcext:value-type="float">
            <text:p>-200654.337578985</text:p>
          </table:table-cell>
          <table:table-cell office:value-type="float" office:value="-200658.03367912" calcext:value-type="float">
            <text:p>-200658.03367912</text:p>
          </table:table-cell>
          <table:table-cell office:value-type="float" office:value="-200663.583382255" calcext:value-type="float">
            <text:p>-200663.583382255</text:p>
          </table:table-cell>
          <table:table-cell office:value-type="float" office:value="-200672.601817225" calcext:value-type="float">
            <text:p>-200672.601817225</text:p>
          </table:table-cell>
          <table:table-cell office:value-type="float" office:value="-200674.569366925" calcext:value-type="float">
            <text:p>-200674.569366925</text:p>
          </table:table-cell>
        </table:table-row>
        <table:table-row table:style-name="ro2">
          <table:table-cell table:number-columns-repeated="2"/>
          <table:table-cell table:formula="of:=[.O9]" office:value-type="string" office:string-value="pbe96" calcext:value-type="string">
            <text:p>pbe96</text:p>
          </table:table-cell>
          <table:table-cell table:style-name="ce6" table:formula="of:=[.P57]-[.P9]-[.P33]-[.$B$34]" office:value-type="float" office:value="-5.18255321502936" calcext:value-type="float">
            <text:p>-5.18</text:p>
          </table:table-cell>
          <table:table-cell table:style-name="ce6" table:formula="of:=[.Q57]-[.Q9]-[.Q33]-[.$B$34]" office:value-type="float" office:value="-1.84591028500715" calcext:value-type="float">
            <text:p>-1.85</text:p>
          </table:table-cell>
          <table:table-cell table:style-name="ce6" table:formula="of:=[.R57]-[.R9]-[.R33]-[.$B$34]" office:value-type="float" office:value="-0.509557040019605" calcext:value-type="float">
            <text:p>-0.51</text:p>
          </table:table-cell>
          <table:table-cell table:style-name="ce6" table:formula="of:=[.S57]-[.S9]-[.S33]-[.$B$34]" office:value-type="float" office:value="-0.801538894990405" calcext:value-type="float">
            <text:p>-0.80</text:p>
          </table:table-cell>
          <table:table-cell table:style-name="ce6" table:formula="of:=[.T57]-[.T9]-[.T33]-[.$B$34]" office:value-type="float" office:value="-0.918399900013061" calcext:value-type="float">
            <text:p>-0.92</text:p>
          </table:table-cell>
          <table:table-cell table:style-name="ce6" table:formula="of:=[.U57]-[.U9]-[.U33]-[.$B$34]" office:value-type="float" office:value="-0.19867158502591" calcext:value-type="float">
            <text:p>-0.20</text:p>
          </table:table-cell>
          <table:table-cell table:style-name="ce6" table:formula="of:=[.V57]-[.V9]-[.V33]-[.$B$34]" office:value-type="float" office:value="-0.681606054994223" calcext:value-type="float">
            <text:p>-0.68</text:p>
          </table:table-cell>
          <table:table-cell table:style-name="ce6" table:formula="of:=[.W57]-[.W9]-[.W33]-[.$B$34]" office:value-type="float" office:value="-0.630723864993958" calcext:value-type="float">
            <text:p>-0.63</text:p>
          </table:table-cell>
          <table:table-cell table:number-columns-repeated="3"/>
          <table:table-cell office:value-type="string" calcext:value-type="string">
            <text:p>b3lyp-d3</text:p>
          </table:table-cell>
          <table:table-cell office:value-type="float" office:value="-200381.26617654" calcext:value-type="float">
            <text:p>-200381.26617654</text:p>
          </table:table-cell>
          <table:table-cell office:value-type="float" office:value="-200439.50386232" calcext:value-type="float">
            <text:p>-200439.50386232</text:p>
          </table:table-cell>
          <table:table-cell office:value-type="float" office:value="-200656.26540487" calcext:value-type="float">
            <text:p>-200656.26540487</text:p>
          </table:table-cell>
          <table:table-cell office:value-type="float" office:value="-200666.344883155" calcext:value-type="float">
            <text:p>-200666.344883155</text:p>
          </table:table-cell>
          <table:table-cell office:value-type="float" office:value="-200665.910940515" calcext:value-type="float">
            <text:p>-200665.910940515</text:p>
          </table:table-cell>
          <table:table-cell office:value-type="float" office:value="-200673.26677761" calcext:value-type="float">
            <text:p>-200673.26677761</text:p>
          </table:table-cell>
          <table:table-cell office:value-type="float" office:value="-200682.13702936" calcext:value-type="float">
            <text:p>-200682.13702936</text:p>
          </table:table-cell>
          <table:table-cell office:value-type="float" office:value="-200684.24015988" calcext:value-type="float">
            <text:p>-200684.24015988</text:p>
          </table:table-cell>
        </table:table-row>
        <table:table-row table:style-name="ro2">
          <table:table-cell table:number-columns-repeated="2"/>
          <table:table-cell table:formula="of:=[.O10]" office:value-type="string" office:string-value="tpss" calcext:value-type="string">
            <text:p>tpss</text:p>
          </table:table-cell>
          <table:table-cell table:style-name="ce6" table:formula="of:=[.P58]-[.P10]-[.P34]-[.$B$34]" office:value-type="float" office:value="-18.4540356349796" calcext:value-type="float">
            <text:p>-18.45</text:p>
          </table:table-cell>
          <table:table-cell table:style-name="ce6" table:formula="of:=[.Q58]-[.Q10]-[.Q34]-[.$B$34]" office:value-type="float" office:value="-7.22621615998348" calcext:value-type="float">
            <text:p>-7.23</text:p>
          </table:table-cell>
          <table:table-cell table:style-name="ce6" table:formula="of:=[.R58]-[.R10]-[.R34]-[.$B$34]" office:value-type="float" office:value="-8.7172901199853" calcext:value-type="float">
            <text:p>-8.72</text:p>
          </table:table-cell>
          <table:table-cell table:style-name="ce6" table:formula="of:=[.S58]-[.S10]-[.S34]-[.$B$34]" office:value-type="float" office:value="-7.3249349599834" calcext:value-type="float">
            <text:p>-7.32</text:p>
          </table:table-cell>
          <table:table-cell table:style-name="ce6" table:formula="of:=[.T58]-[.T10]-[.T34]-[.$B$34]" office:value-type="float" office:value="-9.46085797499534" calcext:value-type="float">
            <text:p>-9.46</text:p>
          </table:table-cell>
          <table:table-cell table:style-name="ce6" table:formula="of:=[.U58]-[.U10]-[.U34]-[.$B$34]" office:value-type="float" office:value="-7.18076875499235" calcext:value-type="float">
            <text:p>-7.18</text:p>
          </table:table-cell>
          <table:table-cell table:style-name="ce6" table:formula="of:=[.V58]-[.V10]-[.V34]-[.$B$34]" office:value-type="float" office:value="-8.06939548497455" calcext:value-type="float">
            <text:p>-8.07</text:p>
          </table:table-cell>
          <table:table-cell table:style-name="ce6" table:formula="of:=[.W58]-[.W10]-[.W34]-[.$B$34]" office:value-type="float" office:value="-7.02785963500053" calcext:value-type="float">
            <text:p>-7.03</text:p>
          </table:table-cell>
          <table:table-cell table:number-columns-repeated="3"/>
          <table:table-cell office:value-type="string" calcext:value-type="string">
            <text:p>b97-d-d3</text:p>
          </table:table-cell>
          <table:table-cell office:value-type="float" office:value="-200374.39855117" calcext:value-type="float">
            <text:p>-200374.39855117</text:p>
          </table:table-cell>
          <table:table-cell office:value-type="float" office:value="-200431.034393145" calcext:value-type="float">
            <text:p>-200431.034393145</text:p>
          </table:table-cell>
          <table:table-cell office:value-type="float" office:value="-200645.781914645" calcext:value-type="float">
            <text:p>-200645.781914645</text:p>
          </table:table-cell>
          <table:table-cell office:value-type="float" office:value="-200656.597871935" calcext:value-type="float">
            <text:p>-200656.597871935</text:p>
          </table:table-cell>
          <table:table-cell office:value-type="float" office:value="-200654.55079584" calcext:value-type="float">
            <text:p>-200654.55079584</text:p>
          </table:table-cell>
          <table:table-cell office:value-type="float" office:value="-200662.667187775" calcext:value-type="float">
            <text:p>-200662.667187775</text:p>
          </table:table-cell>
          <table:table-cell office:value-type="float" office:value="-200670.12468423" calcext:value-type="float">
            <text:p>-200670.12468423</text:p>
          </table:table-cell>
          <table:table-cell office:value-type="float" office:value="-200672.820888945" calcext:value-type="float">
            <text:p>-200672.820888945</text:p>
          </table:table-cell>
        </table:table-row>
        <table:table-row table:style-name="ro2">
          <table:table-cell table:number-columns-repeated="2"/>
          <table:table-cell table:formula="of:=[.O11]" office:value-type="string" office:string-value="tpssh" calcext:value-type="string">
            <text:p>tpssh</text:p>
          </table:table-cell>
          <table:table-cell table:style-name="ce6" table:formula="of:=[.P59]-[.P11]-[.P35]-[.$B$34]" office:value-type="float" office:value="-15.1383704499937" calcext:value-type="float">
            <text:p>-15.14</text:p>
          </table:table-cell>
          <table:table-cell table:style-name="ce6" table:formula="of:=[.Q59]-[.Q11]-[.Q35]-[.$B$34]" office:value-type="float" office:value="-5.33740520502458" calcext:value-type="float">
            <text:p>-5.34</text:p>
          </table:table-cell>
          <table:table-cell table:style-name="ce6" table:formula="of:=[.R59]-[.R11]-[.R35]-[.$B$34]" office:value-type="float" office:value="-6.51515199502017" calcext:value-type="float">
            <text:p>-6.52</text:p>
          </table:table-cell>
          <table:table-cell table:style-name="ce6" table:formula="of:=[.S59]-[.S11]-[.S35]-[.$B$34]" office:value-type="float" office:value="-5.34609561002133" calcext:value-type="float">
            <text:p>-5.35</text:p>
          </table:table-cell>
          <table:table-cell table:style-name="ce6" table:formula="of:=[.T59]-[.T11]-[.T35]-[.$B$34]" office:value-type="float" office:value="-7.16249527501775" calcext:value-type="float">
            <text:p>-7.16</text:p>
          </table:table-cell>
          <table:table-cell table:style-name="ce6" table:formula="of:=[.U59]-[.U11]-[.U35]-[.$B$34]" office:value-type="float" office:value="-5.20964837501076" calcext:value-type="float">
            <text:p>-5.21</text:p>
          </table:table-cell>
          <table:table-cell table:style-name="ce6" table:formula="of:=[.V59]-[.V11]-[.V35]-[.$B$34]" office:value-type="float" office:value="-5.96728890999355" calcext:value-type="float">
            <text:p>-5.97</text:p>
          </table:table-cell>
          <table:table-cell table:style-name="ce6" table:formula="of:=[.W59]-[.W11]-[.W35]-[.$B$34]" office:value-type="float" office:value="-5.10252797497803" calcext:value-type="float">
            <text:p>-5.10</text:p>
          </table:table-cell>
          <table:table-cell table:number-columns-repeated="3"/>
          <table:table-cell office:value-type="string" calcext:value-type="string">
            <text:p>bhlyp-d3</text:p>
          </table:table-cell>
          <table:table-cell office:value-type="float" office:value="-200372.30576512" calcext:value-type="float">
            <text:p>-200372.30576512</text:p>
          </table:table-cell>
          <table:table-cell office:value-type="float" office:value="-200420.738704935" calcext:value-type="float">
            <text:p>-200420.738704935</text:p>
          </table:table-cell>
          <table:table-cell office:value-type="float" office:value="-200639.71467295" calcext:value-type="float">
            <text:p>-200639.71467295</text:p>
          </table:table-cell>
          <table:table-cell office:value-type="float" office:value="-200647.72964182" calcext:value-type="float">
            <text:p>-200647.72964182</text:p>
          </table:table-cell>
          <table:table-cell office:value-type="float" office:value="-200649.453623885" calcext:value-type="float">
            <text:p>-200649.453623885</text:p>
          </table:table-cell>
          <table:table-cell office:value-type="float" office:value="-200654.988177885" calcext:value-type="float">
            <text:p>-200654.988177885</text:p>
          </table:table-cell>
          <table:table-cell office:value-type="float" office:value="-200663.138937615" calcext:value-type="float">
            <text:p>-200663.138937615</text:p>
          </table:table-cell>
          <table:table-cell office:value-type="float" office:value="-200664.514542085" calcext:value-type="float">
            <text:p>-200664.514542085</text:p>
          </table:table-cell>
        </table:table-row>
        <table:table-row table:style-name="ro2">
          <table:table-cell table:number-columns-repeated="2"/>
          <table:table-cell table:formula="of:=[.O12]" office:value-type="string" office:string-value="pw6b95" calcext:value-type="string">
            <text:p>pw6b95</text:p>
          </table:table-cell>
          <table:table-cell table:style-name="ce6" table:formula="of:=[.P60]-[.P12]-[.P36]-[.$B$34]" office:value-type="float" office:value="-2.74201968998084" calcext:value-type="float">
            <text:p>-2.74</text:p>
          </table:table-cell>
          <table:table-cell table:style-name="ce6" table:formula="of:=[.Q60]-[.Q12]-[.Q36]-[.$B$34]" office:value-type="float" office:value="-0.295920105000438" calcext:value-type="float">
            <text:p>-0.30</text:p>
          </table:table-cell>
          <table:table-cell table:style-name="ce6" table:formula="of:=[.R60]-[.R12]-[.R36]-[.$B$34]" office:value-type="float" office:value="-0.159262830002877" calcext:value-type="float">
            <text:p>-0.16</text:p>
          </table:table-cell>
          <table:table-cell table:style-name="ce6" table:formula="of:=[.S60]-[.S12]-[.S36]-[.$B$34]" office:value-type="float" office:value="0.0254673499833405" calcext:value-type="float">
            <text:p>0.03</text:p>
          </table:table-cell>
          <table:table-cell table:style-name="ce6" table:formula="of:=[.T60]-[.T12]-[.T36]-[.$B$34]" office:value-type="float" office:value="-0.41149461498269" calcext:value-type="float">
            <text:p>-0.41</text:p>
          </table:table-cell>
          <table:table-cell table:style-name="ce6" table:formula="of:=[.U60]-[.U12]-[.U36]-[.$B$34]" office:value-type="float" office:value="0.023997070016161" calcext:value-type="float">
            <text:p>0.02</text:p>
          </table:table-cell>
          <table:table-cell table:style-name="ce6" table:formula="of:=[.V60]-[.V12]-[.V36]-[.$B$34]" office:value-type="float" office:value="-0.0466813900172167" calcext:value-type="float">
            <text:p>-0.05</text:p>
          </table:table-cell>
          <table:table-cell table:style-name="ce6" table:formula="of:=[.W60]-[.W12]-[.W36]-[.$B$34]" office:value-type="float" office:value="0.111872554999831" calcext:value-type="float">
            <text:p>0.11</text:p>
          </table:table-cell>
          <table:table-cell table:number-columns-repeated="3"/>
          <table:table-cell office:value-type="string" calcext:value-type="string">
            <text:p>blyp-d3</text:p>
          </table:table-cell>
          <table:table-cell office:value-type="float" office:value="-200423.71646827" calcext:value-type="float">
            <text:p>-200423.71646827</text:p>
          </table:table-cell>
          <table:table-cell office:value-type="float" office:value="-200491.37145498" calcext:value-type="float">
            <text:p>-200491.37145498</text:p>
          </table:table-cell>
          <table:table-cell office:value-type="float" office:value="-200707.63509771" calcext:value-type="float">
            <text:p>-200707.63509771</text:p>
          </table:table-cell>
          <table:table-cell office:value-type="float" office:value="-200719.830623975" calcext:value-type="float">
            <text:p>-200719.830623975</text:p>
          </table:table-cell>
          <table:table-cell office:value-type="float" office:value="-200717.2806071" calcext:value-type="float">
            <text:p>-200717.2806071</text:p>
          </table:table-cell>
          <table:table-cell office:value-type="float" office:value="-200726.683861605" calcext:value-type="float">
            <text:p>-200726.683861605</text:p>
          </table:table-cell>
          <table:table-cell office:value-type="float" office:value="-200736.03912197" calcext:value-type="float">
            <text:p>-200736.03912197</text:p>
          </table:table-cell>
          <table:table-cell office:value-type="float" office:value="-200738.940903335" calcext:value-type="float">
            <text:p>-200738.940903335</text:p>
          </table:table-cell>
        </table:table-row>
        <table:table-row table:style-name="ro2">
          <table:table-cell table:number-columns-repeated="2"/>
          <table:table-cell table:formula="of:=[.O13]" office:value-type="string" office:string-value="m06" calcext:value-type="string">
            <text:p>m06</text:p>
          </table:table-cell>
          <table:table-cell table:style-name="ce6" table:formula="of:=[.P61]-[.P13]-[.P37]-[.$B$34]" office:value-type="float" office:value="9.55120143001416" calcext:value-type="float">
            <text:p>9.55</text:p>
          </table:table-cell>
          <table:table-cell table:style-name="ce6" table:formula="of:=[.Q61]-[.Q13]-[.Q37]-[.$B$34]" office:value-type="float" office:value="0.169633555003496" calcext:value-type="float">
            <text:p>0.17</text:p>
          </table:table-cell>
          <table:table-cell table:style-name="ce6" table:formula="of:=[.R61]-[.R13]-[.R37]-[.$B$34]" office:value-type="float" office:value="0.239235559983466" calcext:value-type="float">
            <text:p>0.24</text:p>
          </table:table-cell>
          <table:table-cell table:style-name="ce6" table:formula="of:=[.S61]-[.S13]-[.S37]-[.$B$34]" office:value-type="float" office:value="0.268772435006507" calcext:value-type="float">
            <text:p>0.27</text:p>
          </table:table-cell>
          <table:table-cell table:style-name="ce6" table:formula="of:=[.T61]-[.T13]-[.T37]-[.$B$34]" office:value-type="float" office:value="8.17210504500993" calcext:value-type="float">
            <text:p>8.17</text:p>
          </table:table-cell>
          <table:table-cell table:style-name="ce6" table:formula="of:=[.U61]-[.U13]-[.U37]-[.$B$34]" office:value-type="float" office:value="0.275677499982816" calcext:value-type="float">
            <text:p>0.28</text:p>
          </table:table-cell>
          <table:table-cell table:style-name="ce6" table:formula="of:=[.V61]-[.V13]-[.V37]-[.$B$34]" office:value-type="float" office:value="6.40183541499875" calcext:value-type="float">
            <text:p>6.40</text:p>
          </table:table-cell>
          <table:table-cell table:style-name="ce6" table:formula="of:=[.W61]-[.W13]-[.W37]-[.$B$34]" office:value-type="float" office:value="0.285365594997824" calcext:value-type="float">
            <text:p>0.29</text:p>
          </table:table-cell>
          <table:table-cell table:number-columns-repeated="2"/>
          <table:table-cell table:style-name="Default"/>
          <table:table-cell office:value-type="string" calcext:value-type="string">
            <text:p>bp86-d3</text:p>
          </table:table-cell>
          <table:table-cell office:value-type="float" office:value="-200492.6081705" calcext:value-type="float">
            <text:p>-200492.6081705</text:p>
          </table:table-cell>
          <table:table-cell office:value-type="float" office:value="-200550.38739147" calcext:value-type="float">
            <text:p>-200550.38739147</text:p>
          </table:table-cell>
          <table:table-cell office:value-type="float" office:value="-200765.125119855" calcext:value-type="float">
            <text:p>-200765.125119855</text:p>
          </table:table-cell>
          <table:table-cell office:value-type="float" office:value="-200775.702314175" calcext:value-type="float">
            <text:p>-200775.702314175</text:p>
          </table:table-cell>
          <table:table-cell office:value-type="float" office:value="-200774.652534255" calcext:value-type="float">
            <text:p>-200774.652534255</text:p>
          </table:table-cell>
          <table:table-cell office:value-type="float" office:value="-200782.17409291" calcext:value-type="float">
            <text:p>-200782.17409291</text:p>
          </table:table-cell>
          <table:table-cell office:value-type="float" office:value="-200791.20077195" calcext:value-type="float">
            <text:p>-200791.20077195</text:p>
          </table:table-cell>
          <table:table-cell office:value-type="float" office:value="-200793.55269485" calcext:value-type="float">
            <text:p>-200793.55269485</text:p>
          </table:table-cell>
        </table:table-row>
        <table:table-row table:style-name="ro2">
          <table:table-cell table:number-columns-repeated="2"/>
          <table:table-cell table:formula="of:=[.O14]" office:value-type="string" office:string-value="b3lyp-d3" calcext:value-type="string">
            <text:p>b3lyp-d3</text:p>
          </table:table-cell>
          <table:table-cell table:style-name="ce6" table:formula="of:=[.P62]-[.P14]-[.P38]-[.$B$34]" office:value-type="float" office:value="-8.64482631998969" calcext:value-type="float">
            <text:p>-8.64</text:p>
          </table:table-cell>
          <table:table-cell table:style-name="ce6" table:formula="of:=[.Q62]-[.Q14]-[.Q38]-[.$B$34]" office:value-type="float" office:value="-1.92659189999238" calcext:value-type="float">
            <text:p>-1.93</text:p>
          </table:table-cell>
          <table:table-cell table:style-name="ce6" table:formula="of:=[.R62]-[.R14]-[.R38]-[.$B$34]" office:value-type="float" office:value="-2.7286033849711" calcext:value-type="float">
            <text:p>-2.73</text:p>
          </table:table-cell>
          <table:table-cell table:style-name="ce6" table:formula="of:=[.S62]-[.S14]-[.S38]-[.$B$34]" office:value-type="float" office:value="-1.4858754700005" calcext:value-type="float">
            <text:p>-1.49</text:p>
          </table:table-cell>
          <table:table-cell table:style-name="ce6" table:formula="of:=[.T62]-[.T14]-[.T38]-[.$B$34]" office:value-type="float" office:value="-3.31521884999954" calcext:value-type="float">
            <text:p>-3.32</text:p>
          </table:table-cell>
          <table:table-cell table:style-name="ce6" table:formula="of:=[.U62]-[.U14]-[.U38]-[.$B$34]" office:value-type="float" office:value="-1.54809981999704" calcext:value-type="float">
            <text:p>-1.55</text:p>
          </table:table-cell>
          <table:table-cell table:style-name="ce6" table:formula="of:=[.V62]-[.V14]-[.V38]-[.$B$34]" office:value-type="float" office:value="-2.40361899503175" calcext:value-type="float">
            <text:p>-2.40</text:p>
          </table:table-cell>
          <table:table-cell table:style-name="ce6" table:formula="of:=[.W62]-[.W14]-[.W38]-[.$B$34]" office:value-type="float" office:value="-1.41669354502362" calcext:value-type="float">
            <text:p>-1.42</text:p>
          </table:table-cell>
          <table:table-cell table:number-columns-repeated="3"/>
          <table:table-cell office:value-type="string" calcext:value-type="string">
            <text:p>pbe0-d3</text:p>
          </table:table-cell>
          <table:table-cell office:value-type="float" office:value="-200263.545346545" calcext:value-type="float">
            <text:p>-200263.545346545</text:p>
          </table:table-cell>
          <table:table-cell office:value-type="float" office:value="-200314.298361945" calcext:value-type="float">
            <text:p>-200314.298361945</text:p>
          </table:table-cell>
          <table:table-cell office:value-type="float" office:value="-200528.69346258" calcext:value-type="float">
            <text:p>-200528.69346258</text:p>
          </table:table-cell>
          <table:table-cell office:value-type="float" office:value="-200538.007975185" calcext:value-type="float">
            <text:p>-200538.007975185</text:p>
          </table:table-cell>
          <table:table-cell office:value-type="float" office:value="-200537.86785225" calcext:value-type="float">
            <text:p>-200537.86785225</text:p>
          </table:table-cell>
          <table:table-cell office:value-type="float" office:value="-200544.46463104" calcext:value-type="float">
            <text:p>-200544.46463104</text:p>
          </table:table-cell>
          <table:table-cell office:value-type="float" office:value="-200552.449800485" calcext:value-type="float">
            <text:p>-200552.449800485</text:p>
          </table:table-cell>
          <table:table-cell office:value-type="float" office:value="-200554.312645245" calcext:value-type="float">
            <text:p>-200554.312645245</text:p>
          </table:table-cell>
        </table:table-row>
        <table:table-row table:style-name="ro2">
          <table:table-cell table:number-columns-repeated="2"/>
          <table:table-cell table:formula="of:=[.O15]" office:value-type="string" office:string-value="b97-d-d3" calcext:value-type="string">
            <text:p>b97-d-d3</text:p>
          </table:table-cell>
          <table:table-cell table:style-name="ce6" table:formula="of:=[.P63]-[.P15]-[.P39]-[.$B$34]" office:value-type="float" office:value="3.07372535999032" calcext:value-type="float">
            <text:p>3.07</text:p>
          </table:table-cell>
          <table:table-cell table:style-name="ce6" table:formula="of:=[.Q63]-[.Q15]-[.Q39]-[.$B$34]" office:value-type="float" office:value="0.374790125012918" calcext:value-type="float">
            <text:p>0.37</text:p>
          </table:table-cell>
          <table:table-cell table:style-name="ce6" table:formula="of:=[.R63]-[.R15]-[.R39]-[.$B$34]" office:value-type="float" office:value="0.37305729499651" calcext:value-type="float">
            <text:p>0.37</text:p>
          </table:table-cell>
          <table:table-cell table:style-name="ce6" table:formula="of:=[.S63]-[.S15]-[.S39]-[.$B$34]" office:value-type="float" office:value="0.372479684981339" calcext:value-type="float">
            <text:p>0.37</text:p>
          </table:table-cell>
          <table:table-cell table:style-name="ce6" table:formula="of:=[.T63]-[.T15]-[.T39]-[.$B$34]" office:value-type="float" office:value="0.365732150017105" calcext:value-type="float">
            <text:p>0.37</text:p>
          </table:table-cell>
          <table:table-cell table:style-name="ce6" table:formula="of:=[.U63]-[.U15]-[.U39]-[.$B$34]" office:value-type="float" office:value="0.363001629982431" calcext:value-type="float">
            <text:p>0.36</text:p>
          </table:table-cell>
          <table:table-cell table:style-name="ce6" table:formula="of:=[.V63]-[.V15]-[.V39]-[.$B$34]" office:value-type="float" office:value="0.404694569976822" calcext:value-type="float">
            <text:p>0.40</text:p>
          </table:table-cell>
          <table:table-cell table:style-name="ce6" table:formula="of:=[.W63]-[.W15]-[.W39]-[.$B$34]" office:value-type="float" office:value="0.402830464979455" calcext:value-type="float">
            <text:p>0.40</text:p>
          </table:table-cell>
          <table:table-cell table:number-columns-repeated="3"/>
          <table:table-cell office:value-type="string" calcext:value-type="string">
            <text:p>pbe96-d3</text:p>
          </table:table-cell>
          <table:table-cell office:value-type="float" office:value="-200253.91010286" calcext:value-type="float">
            <text:p>-200253.91010286</text:p>
          </table:table-cell>
          <table:table-cell office:value-type="float" office:value="-200315.324302325" calcext:value-type="float">
            <text:p>-200315.324302325</text:p>
          </table:table-cell>
          <table:table-cell office:value-type="float" office:value="-200527.548560795" calcext:value-type="float">
            <text:p>-200527.548560795</text:p>
          </table:table-cell>
          <table:table-cell office:value-type="float" office:value="-200539.37116104" calcext:value-type="float">
            <text:p>-200539.37116104</text:p>
          </table:table-cell>
          <table:table-cell office:value-type="float" office:value="-200536.743114305" calcext:value-type="float">
            <text:p>-200536.743114305</text:p>
          </table:table-cell>
          <table:table-cell office:value-type="float" office:value="-200545.684464595" calcext:value-type="float">
            <text:p>-200545.684464595</text:p>
          </table:table-cell>
          <table:table-cell office:value-type="float" office:value="-200554.107908755" calcext:value-type="float">
            <text:p>-200554.107908755</text:p>
          </table:table-cell>
          <table:table-cell office:value-type="float" office:value="-200556.857437375" calcext:value-type="float">
            <text:p>-200556.857437375</text:p>
          </table:table-cell>
        </table:table-row>
        <table:table-row table:style-name="ro2">
          <table:table-cell table:number-columns-repeated="2"/>
          <table:table-cell table:formula="of:=[.O16]" office:value-type="string" office:string-value="bhlyp-d3" calcext:value-type="string">
            <text:p>bhlyp-d3</text:p>
          </table:table-cell>
          <table:table-cell table:style-name="ce6" table:formula="of:=[.P64]-[.P16]-[.P40]-[.$B$34]" office:value-type="float" office:value="-5.24097058999603" calcext:value-type="float">
            <text:p>-5.24</text:p>
          </table:table-cell>
          <table:table-cell table:style-name="ce6" table:formula="of:=[.Q64]-[.Q16]-[.Q40]-[.$B$34]" office:value-type="float" office:value="-1.17173439499009" calcext:value-type="float">
            <text:p>-1.17</text:p>
          </table:table-cell>
          <table:table-cell table:style-name="ce6" table:formula="of:=[.R64]-[.R16]-[.R40]-[.$B$34]" office:value-type="float" office:value="-1.38287710499269" calcext:value-type="float">
            <text:p>-1.38</text:p>
          </table:table-cell>
          <table:table-cell table:style-name="ce6" table:formula="of:=[.S64]-[.S16]-[.S40]-[.$B$34]" office:value-type="float" office:value="-1.081889785001" calcext:value-type="float">
            <text:p>-1.08</text:p>
          </table:table-cell>
          <table:table-cell table:style-name="ce6" table:formula="of:=[.T64]-[.T16]-[.T40]-[.$B$34]" office:value-type="float" office:value="-0.379883595004391" calcext:value-type="float">
            <text:p>-0.38</text:p>
          </table:table-cell>
          <table:table-cell table:style-name="ce6" table:formula="of:=[.U64]-[.U16]-[.U40]-[.$B$34]" office:value-type="float" office:value="-0.88306066998182" calcext:value-type="float">
            <text:p>-0.88</text:p>
          </table:table-cell>
          <table:table-cell table:style-name="ce6" table:formula="of:=[.V64]-[.V16]-[.V40]-[.$B$34]" office:value-type="float" office:value="-1.20883271001064" calcext:value-type="float">
            <text:p>-1.21</text:p>
          </table:table-cell>
          <table:table-cell table:style-name="ce6" table:formula="of:=[.W64]-[.W16]-[.W40]-[.$B$34]" office:value-type="float" office:value="-0.826166085015462" calcext:value-type="float">
            <text:p>-0.83</text:p>
          </table:table-cell>
          <table:table-cell table:number-columns-repeated="3"/>
          <table:table-cell office:value-type="string" calcext:value-type="string">
            <text:p>tpss-d3</text:p>
          </table:table-cell>
          <table:table-cell office:value-type="float" office:value="-200484.933807745" calcext:value-type="float">
            <text:p>-200484.933807745</text:p>
          </table:table-cell>
          <table:table-cell office:value-type="float" office:value="-200539.894449445" calcext:value-type="float">
            <text:p>-200539.894449445</text:p>
          </table:table-cell>
          <table:table-cell office:value-type="float" office:value="-200756.60098777" calcext:value-type="float">
            <text:p>-200756.60098777</text:p>
          </table:table-cell>
          <table:table-cell office:value-type="float" office:value="-200766.99901797" calcext:value-type="float">
            <text:p>-200766.99901797</text:p>
          </table:table-cell>
          <table:table-cell office:value-type="float" office:value="-200764.476306295" calcext:value-type="float">
            <text:p>-200764.476306295</text:p>
          </table:table-cell>
          <table:table-cell office:value-type="float" office:value="-200772.15702276" calcext:value-type="float">
            <text:p>-200772.15702276</text:p>
          </table:table-cell>
          <table:table-cell office:value-type="float" office:value="-200779.842727675" calcext:value-type="float">
            <text:p>-200779.842727675</text:p>
          </table:table-cell>
          <table:table-cell office:value-type="float" office:value="-200782.59711347" calcext:value-type="float">
            <text:p>-200782.59711347</text:p>
          </table:table-cell>
        </table:table-row>
        <table:table-row table:style-name="ro2">
          <table:table-cell table:number-columns-repeated="2"/>
          <table:table-cell table:formula="of:=[.O17]" office:value-type="string" office:string-value="blyp-d3" calcext:value-type="string">
            <text:p>blyp-d3</text:p>
          </table:table-cell>
          <table:table-cell table:style-name="ce6" table:formula="of:=[.P65]-[.P17]-[.P41]-[.$B$34]" office:value-type="float" office:value="-12.7442295100088" calcext:value-type="float">
            <text:p>-12.74</text:p>
          </table:table-cell>
          <table:table-cell table:style-name="ce6" table:formula="of:=[.Q65]-[.Q17]-[.Q41]-[.$B$34]" office:value-type="float" office:value="-3.56894717000676" calcext:value-type="float">
            <text:p>-3.57</text:p>
          </table:table-cell>
          <table:table-cell table:style-name="ce6" table:formula="of:=[.R65]-[.R17]-[.R41]-[.$B$34]" office:value-type="float" office:value="-4.35342031497992" calcext:value-type="float">
            <text:p>-4.35</text:p>
          </table:table-cell>
          <table:table-cell table:style-name="ce6" table:formula="of:=[.S65]-[.S17]-[.S41]-[.$B$34]" office:value-type="float" office:value="-3.16813833998883" calcext:value-type="float">
            <text:p>-3.17</text:p>
          </table:table-cell>
          <table:table-cell table:style-name="ce6" table:formula="of:=[.T65]-[.T17]-[.T41]-[.$B$34]" office:value-type="float" office:value="-5.00682850000583" calcext:value-type="float">
            <text:p>-5.01</text:p>
          </table:table-cell>
          <table:table-cell table:style-name="ce6" table:formula="of:=[.U65]-[.U17]-[.U41]-[.$B$34]" office:value-type="float" office:value="-3.01543925998401" calcext:value-type="float">
            <text:p>-3.02</text:p>
          </table:table-cell>
          <table:table-cell table:style-name="ce6" table:formula="of:=[.V65]-[.V17]-[.V41]-[.$B$34]" office:value-type="float" office:value="-3.74782248498075" calcext:value-type="float">
            <text:p>-3.75</text:p>
          </table:table-cell>
          <table:table-cell table:style-name="ce6" table:formula="of:=[.W65]-[.W17]-[.W41]-[.$B$34]" office:value-type="float" office:value="-2.9382233050025" calcext:value-type="float">
            <text:p>-2.94</text:p>
          </table:table-cell>
          <table:table-cell table:number-columns-repeated="3"/>
          <table:table-cell office:value-type="string" calcext:value-type="string">
            <text:p>tpssh-d3</text:p>
          </table:table-cell>
          <table:table-cell office:value-type="float" office:value="-200465.85248765" calcext:value-type="float">
            <text:p>-200465.85248765</text:p>
          </table:table-cell>
          <table:table-cell office:value-type="float" office:value="-200517.32531013" calcext:value-type="float">
            <text:p>-200517.32531013</text:p>
          </table:table-cell>
          <table:table-cell office:value-type="float" office:value="-200734.49044454" calcext:value-type="float">
            <text:p>-200734.49044454</text:p>
          </table:table-cell>
          <table:table-cell office:value-type="float" office:value="-200744.06338511" calcext:value-type="float">
            <text:p>-200744.06338511</text:p>
          </table:table-cell>
          <table:table-cell office:value-type="float" office:value="-200742.478081955" calcext:value-type="float">
            <text:p>-200742.478081955</text:p>
          </table:table-cell>
          <table:table-cell office:value-type="float" office:value="-200749.37865735" calcext:value-type="float">
            <text:p>-200749.37865735</text:p>
          </table:table-cell>
          <table:table-cell office:value-type="float" office:value="-200757.073183945" calcext:value-type="float">
            <text:p>-200757.073183945</text:p>
          </table:table-cell>
          <table:table-cell office:value-type="float" office:value="-200759.441857535" calcext:value-type="float">
            <text:p>-200759.441857535</text:p>
          </table:table-cell>
        </table:table-row>
        <table:table-row table:style-name="ro2">
          <table:table-cell table:number-columns-repeated="2"/>
          <table:table-cell table:formula="of:=[.O18]" office:value-type="string" office:string-value="bp86-d3" calcext:value-type="string">
            <text:p>bp86-d3</text:p>
          </table:table-cell>
          <table:table-cell table:style-name="ce6" table:formula="of:=[.P66]-[.P18]-[.P42]-[.$B$34]" office:value-type="float" office:value="-13.3658166350112" calcext:value-type="float">
            <text:p>-13.37</text:p>
          </table:table-cell>
          <table:table-cell table:style-name="ce6" table:formula="of:=[.Q66]-[.Q18]-[.Q42]-[.$B$34]" office:value-type="float" office:value="-3.87266501000402" calcext:value-type="float">
            <text:p>-3.87</text:p>
          </table:table-cell>
          <table:table-cell table:style-name="ce6" table:formula="of:=[.R66]-[.R18]-[.R42]-[.$B$34]" office:value-type="float" office:value="-6.03016963501129" calcext:value-type="float">
            <text:p>-6.03</text:p>
          </table:table-cell>
          <table:table-cell table:style-name="ce6" table:formula="of:=[.S66]-[.S18]-[.S42]-[.$B$34]" office:value-type="float" office:value="-5.24215206499928" calcext:value-type="float">
            <text:p>-5.24</text:p>
          </table:table-cell>
          <table:table-cell table:style-name="ce6" table:formula="of:=[.T66]-[.T18]-[.T42]-[.$B$34]" office:value-type="float" office:value="-6.70715481001087" calcext:value-type="float">
            <text:p>-6.71</text:p>
          </table:table-cell>
          <table:table-cell table:style-name="ce6" table:formula="of:=[.U66]-[.U18]-[.U42]-[.$B$34]" office:value-type="float" office:value="-5.02969660501246" calcext:value-type="float">
            <text:p>-5.03</text:p>
          </table:table-cell>
          <table:table-cell table:style-name="ce6" table:formula="of:=[.V66]-[.V18]-[.V42]-[.$B$34]" office:value-type="float" office:value="-5.69547089499672" calcext:value-type="float">
            <text:p>-5.70</text:p>
          </table:table-cell>
          <table:table-cell table:style-name="ce6" table:formula="of:=[.W66]-[.W18]-[.W42]-[.$B$34]" office:value-type="float" office:value="-4.9960114400207" calcext:value-type="float">
            <text:p>-5.00</text:p>
          </table:table-cell>
          <table:table-cell table:number-columns-repeated="3"/>
          <table:table-cell office:value-type="string" calcext:value-type="string">
            <text:p>pw6b95-d3</text:p>
          </table:table-cell>
          <table:table-cell office:value-type="float" office:value="-200685.165307315" calcext:value-type="float">
            <text:p>-200685.165307315</text:p>
          </table:table-cell>
          <table:table-cell office:value-type="float" office:value="-200739.1536476" calcext:value-type="float">
            <text:p>-200739.1536476</text:p>
          </table:table-cell>
          <table:table-cell office:value-type="float" office:value="-200957.15243077" calcext:value-type="float">
            <text:p>-200957.15243077</text:p>
          </table:table-cell>
          <table:table-cell office:value-type="float" office:value="-200966.62602242" calcext:value-type="float">
            <text:p>-200966.62602242</text:p>
          </table:table-cell>
          <table:table-cell office:value-type="float" office:value="-200966.57734565" calcext:value-type="float">
            <text:p>-200966.57734565</text:p>
          </table:table-cell>
          <table:table-cell office:value-type="float" office:value="-200973.503125845" calcext:value-type="float">
            <text:p>-200973.503125845</text:p>
          </table:table-cell>
          <table:table-cell office:value-type="float" office:value="-200982.04857699" calcext:value-type="float">
            <text:p>-200982.04857699</text:p>
          </table:table-cell>
          <table:table-cell office:value-type="float" office:value="-200984.05750457" calcext:value-type="float">
            <text:p>-200984.05750457</text:p>
          </table:table-cell>
        </table:table-row>
        <table:table-row table:style-name="ro2">
          <table:table-cell table:number-columns-repeated="2"/>
          <table:table-cell table:formula="of:=[.O19]" office:value-type="string" office:string-value="pbe0-d3" calcext:value-type="string">
            <text:p>pbe0-d3</text:p>
          </table:table-cell>
          <table:table-cell table:style-name="ce6" table:formula="of:=[.P67]-[.P19]-[.P43]-[.$B$34]" office:value-type="float" office:value="-3.52594147999905" calcext:value-type="float">
            <text:p>-3.53</text:p>
          </table:table-cell>
          <table:table-cell table:style-name="ce6" table:formula="of:=[.Q67]-[.Q19]-[.Q43]-[.$B$34]" office:value-type="float" office:value="-1.62862390499929" calcext:value-type="float">
            <text:p>-1.63</text:p>
          </table:table-cell>
          <table:table-cell table:style-name="ce6" table:formula="of:=[.R67]-[.R19]-[.R43]-[.$B$34]" office:value-type="float" office:value="-0.876549430006595" calcext:value-type="float">
            <text:p>-0.88</text:p>
          </table:table-cell>
          <table:table-cell table:style-name="ce6" table:formula="of:=[.S67]-[.S19]-[.S43]-[.$B$34]" office:value-type="float" office:value="-0.973719185004189" calcext:value-type="float">
            <text:p>-0.97</text:p>
          </table:table-cell>
          <table:table-cell table:style-name="ce6" table:formula="of:=[.T67]-[.T19]-[.T43]-[.$B$34]" office:value-type="float" office:value="-0.243856439996922" calcext:value-type="float">
            <text:p>-0.24</text:p>
          </table:table-cell>
          <table:table-cell table:style-name="ce6" table:formula="of:=[.U67]-[.U19]-[.U43]-[.$B$34]" office:value-type="float" office:value="-1.05941550499545" calcext:value-type="float">
            <text:p>-1.06</text:p>
          </table:table-cell>
          <table:table-cell table:style-name="ce6" table:formula="of:=[.V67]-[.V19]-[.V43]-[.$B$34]" office:value-type="float" office:value="-0.950509765000494" calcext:value-type="float">
            <text:p>-0.95</text:p>
          </table:table-cell>
          <table:table-cell table:style-name="ce6" table:formula="of:=[.W67]-[.W19]-[.W43]-[.$B$34]" office:value-type="float" office:value="-0.903460805003011" calcext:value-type="float">
            <text:p>-0.90</text:p>
          </table:table-cell>
          <table:table-cell table:number-columns-repeated="3"/>
          <table:table-cell office:value-type="string" calcext:value-type="string">
            <text:p>m06-d3</text:p>
          </table:table-cell>
          <table:table-cell office:value-type="float" office:value="-200389.817508805" calcext:value-type="float">
            <text:p>-200389.817508805</text:p>
          </table:table-cell>
          <table:table-cell office:value-type="float" office:value="-200439.27675657" calcext:value-type="float">
            <text:p>-200439.27675657</text:p>
          </table:table-cell>
          <table:table-cell office:value-type="float" office:value="-200646.16951721" calcext:value-type="float">
            <text:p>-200646.16951721</text:p>
          </table:table-cell>
          <table:table-cell office:value-type="float" office:value="-200654.3379203" calcext:value-type="float">
            <text:p>-200654.3379203</text:p>
          </table:table-cell>
          <table:table-cell office:value-type="float" office:value="-200658.03399418" calcext:value-type="float">
            <text:p>-200658.03399418</text:p>
          </table:table-cell>
          <table:table-cell office:value-type="float" office:value="-200663.583697315" calcext:value-type="float">
            <text:p>-200663.583697315</text:p>
          </table:table-cell>
          <table:table-cell office:value-type="float" office:value="-200672.602132285" calcext:value-type="float">
            <text:p>-200672.602132285</text:p>
          </table:table-cell>
          <table:table-cell office:value-type="float" office:value="-200674.569681985" calcext:value-type="float">
            <text:p>-200674.569681985</text:p>
          </table:table-cell>
        </table:table-row>
        <table:table-row table:style-name="ro2">
          <table:table-cell table:number-columns-repeated="2"/>
          <table:table-cell table:formula="of:=[.O20]" office:value-type="string" office:string-value="pbe96-d3" calcext:value-type="string">
            <text:p>pbe96-d3</text:p>
          </table:table-cell>
          <table:table-cell table:style-name="ce6" table:formula="of:=[.P68]-[.P20]-[.P44]-[.$B$34]" office:value-type="float" office:value="-6.46489992500999" calcext:value-type="float">
            <text:p>-6.46</text:p>
          </table:table-cell>
          <table:table-cell table:style-name="ce6" table:formula="of:=[.Q68]-[.Q20]-[.Q44]-[.$B$34]" office:value-type="float" office:value="-2.67047481502657" calcext:value-type="float">
            <text:p>-2.67</text:p>
          </table:table-cell>
          <table:table-cell table:style-name="ce6" table:formula="of:=[.R68]-[.R20]-[.R44]-[.$B$34]" office:value-type="float" office:value="-1.41117999500846" calcext:value-type="float">
            <text:p>-1.41</text:p>
          </table:table-cell>
          <table:table-cell table:style-name="ce6" table:formula="of:=[.S68]-[.S20]-[.S44]-[.$B$34]" office:value-type="float" office:value="-1.60394420499931" calcext:value-type="float">
            <text:p>-1.60</text:p>
          </table:table-cell>
          <table:table-cell table:style-name="ce6" table:formula="of:=[.T68]-[.T20]-[.T44]-[.$B$34]" office:value-type="float" office:value="-2.04846761002107" calcext:value-type="float">
            <text:p>-2.05</text:p>
          </table:table-cell>
          <table:table-cell table:style-name="ce6" table:formula="of:=[.U68]-[.U20]-[.U44]-[.$B$34]" office:value-type="float" office:value="-1.76223560002534" calcext:value-type="float">
            <text:p>-1.76</text:p>
          </table:table-cell>
          <table:table-cell table:style-name="ce6" table:formula="of:=[.V68]-[.V20]-[.V44]-[.$B$34]" office:value-type="float" office:value="-1.33779727000063" calcext:value-type="float">
            <text:p>-1.34</text:p>
          </table:table-cell>
          <table:table-cell table:style-name="ce6" table:formula="of:=[.W68]-[.W20]-[.W44]-[.$B$34]" office:value-type="float" office:value="-1.46279732500686" calcext:value-type="float">
            <text:p>-1.46</text:p>
          </table:table-cell>
          <table:table-cell table:number-columns-repeated="12"/>
        </table:table-row>
        <table:table-row table:style-name="ro2">
          <table:table-cell table:number-columns-repeated="2"/>
          <table:table-cell table:formula="of:=[.O21]" office:value-type="string" office:string-value="tpss-d3" calcext:value-type="string">
            <text:p>tpss-d3</text:p>
          </table:table-cell>
          <table:table-cell table:style-name="ce6" table:formula="of:=[.P69]-[.P21]-[.P45]-[.$B$34]" office:value-type="float" office:value="-19.8274084300107" calcext:value-type="float">
            <text:p>-19.83</text:p>
          </table:table-cell>
          <table:table-cell table:style-name="ce6" table:formula="of:=[.Q69]-[.Q21]-[.Q45]-[.$B$34]" office:value-type="float" office:value="-9.03983279497031" calcext:value-type="float">
            <text:p>-9.04</text:p>
          </table:table-cell>
          <table:table-cell table:style-name="ce6" table:formula="of:=[.R69]-[.R21]-[.R45]-[.$B$34]" office:value-type="float" office:value="-10.4059066999659" calcext:value-type="float">
            <text:p>-10.41</text:p>
          </table:table-cell>
          <table:table-cell table:style-name="ce6" table:formula="of:=[.S69]-[.S21]-[.S45]-[.$B$34]" office:value-type="float" office:value="-9.00331208999403" calcext:value-type="float">
            <text:p>-9.00</text:p>
          </table:table-cell>
          <table:table-cell table:style-name="ce6" table:formula="of:=[.T69]-[.T21]-[.T45]-[.$B$34]" office:value-type="float" office:value="-9.46085797499534" calcext:value-type="float">
            <text:p>-9.46</text:p>
          </table:table-cell>
          <table:table-cell table:style-name="ce6" table:formula="of:=[.U69]-[.U21]-[.U45]-[.$B$34]" office:value-type="float" office:value="-8.88490203999816" calcext:value-type="float">
            <text:p>-8.88</text:p>
          </table:table-cell>
          <table:table-cell table:style-name="ce6" table:formula="of:=[.V69]-[.V21]-[.V45]-[.$B$34]" office:value-type="float" office:value="-9.72332921000332" calcext:value-type="float">
            <text:p>-9.72</text:p>
          </table:table-cell>
          <table:table-cell table:style-name="ce6" table:formula="of:=[.W69]-[.W21]-[.W45]-[.$B$34]" office:value-type="float" office:value="-8.70762828000141" calcext:value-type="float">
            <text:p>-8.71</text:p>
          </table:table-cell>
          <table:table-cell table:number-columns-repeated="2"/>
          <table:table-cell office:value-type="string" calcext:value-type="string">
            <text:p>H2O+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f2-SVP</text:p>
          </table:table-cell>
          <table:table-cell office:value-type="string" calcext:value-type="string">
            <text:p>def2-SVPD</text:p>
          </table:table-cell>
          <table:table-cell office:value-type="string" calcext:value-type="string">
            <text:p>def2-TZVP</text:p>
          </table:table-cell>
          <table:table-cell office:value-type="string" calcext:value-type="string">
            <text:p>def2-TZVPD</text:p>
          </table:table-cell>
          <table:table-cell office:value-type="string" calcext:value-type="string">
            <text:p>def2-TZVPP</text:p>
          </table:table-cell>
          <table:table-cell office:value-type="string" calcext:value-type="string">
            <text:p>def2-TZVPPD</text:p>
          </table:table-cell>
          <table:table-cell office:value-type="string" calcext:value-type="string">
            <text:p>def2-QZVP</text:p>
          </table:table-cell>
          <table:table-cell office:value-type="string" calcext:value-type="string">
            <text:p>def2-QZVPD</text:p>
          </table:table-cell>
        </table:table-row>
        <table:table-row table:style-name="ro2">
          <table:table-cell table:number-columns-repeated="2"/>
          <table:table-cell table:formula="of:=[.O22]" office:value-type="string" office:string-value="tpssh-d3" calcext:value-type="string">
            <text:p>tpssh-d3</text:p>
          </table:table-cell>
          <table:table-cell table:style-name="ce6" table:formula="of:=[.P70]-[.P22]-[.P46]-[.$B$34]" office:value-type="float" office:value="-16.6242721750065" calcext:value-type="float">
            <text:p>-16.62</text:p>
          </table:table-cell>
          <table:table-cell table:style-name="ce6" table:formula="of:=[.Q70]-[.Q22]-[.Q46]-[.$B$34]" office:value-type="float" office:value="-7.22521846999432" calcext:value-type="float">
            <text:p>-7.23</text:p>
          </table:table-cell>
          <table:table-cell table:style-name="ce6" table:formula="of:=[.R70]-[.R22]-[.R46]-[.$B$34]" office:value-type="float" office:value="-8.293954500016" calcext:value-type="float">
            <text:p>-8.29</text:p>
          </table:table-cell>
          <table:table-cell table:style-name="ce6" table:formula="of:=[.S70]-[.S22]-[.S46]-[.$B$34]" office:value-type="float" office:value="-7.1565879000015" calcext:value-type="float">
            <text:p>-7.16</text:p>
          </table:table-cell>
          <table:table-cell table:style-name="ce6" table:formula="of:=[.T70]-[.T22]-[.T46]-[.$B$34]" office:value-type="float" office:value="-7.16249527501775" calcext:value-type="float">
            <text:p>-7.16</text:p>
          </table:table-cell>
          <table:table-cell table:style-name="ce6" table:formula="of:=[.U70]-[.U22]-[.U46]-[.$B$34]" office:value-type="float" office:value="-7.01717385002546" calcext:value-type="float">
            <text:p>-7.02</text:p>
          </table:table-cell>
          <table:table-cell table:style-name="ce6" table:formula="of:=[.V70]-[.V22]-[.V46]-[.$B$34]" office:value-type="float" office:value="-7.72582255497825" calcext:value-type="float">
            <text:p>-7.73</text:p>
          </table:table-cell>
          <table:table-cell table:style-name="ce6" table:formula="of:=[.W70]-[.W22]-[.W46]-[.$B$34]" office:value-type="float" office:value="-6.88571506498981" calcext:value-type="float">
            <text:p>-6.89</text:p>
          </table:table-cell>
          <table:table-cell table:number-columns-repeated="3"/>
          <table:table-cell office:value-type="string" calcext:value-type="string">
            <text:p>b3lyp</text:p>
          </table:table-cell>
          <table:table-cell office:value-type="float" office:value="-201694.76449655" calcext:value-type="float">
            <text:p>-201694.76449655</text:p>
          </table:table-cell>
          <table:table-cell office:value-type="float" office:value="-201748.40445924" calcext:value-type="float">
            <text:p>-201748.40445924</text:p>
          </table:table-cell>
          <table:table-cell office:value-type="float" office:value="-201966.600391205" calcext:value-type="float">
            <text:p>-201966.600391205</text:p>
          </table:table-cell>
          <table:table-cell office:value-type="float" office:value="-201976.08986713" calcext:value-type="float">
            <text:p>-201976.08986713</text:p>
          </table:table-cell>
          <table:table-cell office:value-type="float" office:value="-201976.711716805" calcext:value-type="float">
            <text:p>-201976.711716805</text:p>
          </table:table-cell>
          <table:table-cell office:value-type="float" office:value="-201983.69688581" calcext:value-type="float">
            <text:p>-201983.69688581</text:p>
          </table:table-cell>
          <table:table-cell office:value-type="float" office:value="-201992.879545805" calcext:value-type="float">
            <text:p>-201992.879545805</text:p>
          </table:table-cell>
          <table:table-cell office:value-type="float" office:value="-201994.566639595" calcext:value-type="float">
            <text:p>-201994.566639595</text:p>
          </table:table-cell>
        </table:table-row>
        <table:table-row table:style-name="ro2">
          <table:table-cell table:number-columns-repeated="2"/>
          <table:table-cell table:formula="of:=[.O23]" office:value-type="string" office:string-value="pw6b95-d3" calcext:value-type="string">
            <text:p>pw6b95-d3</text:p>
          </table:table-cell>
          <table:table-cell table:style-name="ce6" table:formula="of:=[.P71]-[.P23]-[.P47]-[.$B$34]" office:value-type="float" office:value="-3.93084608998167" calcext:value-type="float">
            <text:p>-3.93</text:p>
          </table:table-cell>
          <table:table-cell table:style-name="ce6" table:formula="of:=[.Q71]-[.Q23]-[.Q47]-[.$B$34]" office:value-type="float" office:value="-0.647868379969328" calcext:value-type="float">
            <text:p>-0.65</text:p>
          </table:table-cell>
          <table:table-cell table:style-name="ce6" table:formula="of:=[.R71]-[.R23]-[.R47]-[.$B$34]" office:value-type="float" office:value="-0.518168680010309" calcext:value-type="float">
            <text:p>-0.52</text:p>
          </table:table-cell>
          <table:table-cell table:style-name="ce6" table:formula="of:=[.S71]-[.S23]-[.S47]-[.$B$34]" office:value-type="float" office:value="-0.254515969969976" calcext:value-type="float">
            <text:p>-0.25</text:p>
          </table:table-cell>
          <table:table-cell table:style-name="ce6" table:formula="of:=[.T71]-[.T23]-[.T47]-[.$B$34]" office:value-type="float" office:value="-0.789304064983913" calcext:value-type="float">
            <text:p>-0.79</text:p>
          </table:table-cell>
          <table:table-cell table:style-name="ce6" table:formula="of:=[.U71]-[.U23]-[.U47]-[.$B$34]" office:value-type="float" office:value="-0.246613215004505" calcext:value-type="float">
            <text:p>-0.25</text:p>
          </table:table-cell>
          <table:table-cell table:style-name="ce6" table:formula="of:=[.V71]-[.V23]-[.V47]-[.$B$34]" office:value-type="float" office:value="-0.341052449996529" calcext:value-type="float">
            <text:p>-0.34</text:p>
          </table:table-cell>
          <table:table-cell table:style-name="ce6" table:formula="of:=[.W71]-[.W23]-[.W47]-[.$B$34]" office:value-type="float" office:value="-0.130277310022099" calcext:value-type="float">
            <text:p>-0.13</text:p>
          </table:table-cell>
          <table:table-cell table:number-columns-repeated="3"/>
          <table:table-cell office:value-type="string" calcext:value-type="string">
            <text:p>b97-d</text:p>
          </table:table-cell>
          <table:table-cell office:value-type="float" office:value="-201685.24453857" calcext:value-type="float">
            <text:p>-201685.24453857</text:p>
          </table:table-cell>
          <table:table-cell office:value-type="float" office:value="-201748.710776325" calcext:value-type="float">
            <text:p>-201748.710776325</text:p>
          </table:table-cell>
          <table:table-cell office:value-type="float" office:value="-201964.87766938" calcext:value-type="float">
            <text:p>-201964.87766938</text:p>
          </table:table-cell>
          <table:table-cell office:value-type="float" office:value="-201975.74566408" calcext:value-type="float">
            <text:p>-201975.74566408</text:p>
          </table:table-cell>
          <table:table-cell office:value-type="float" office:value="-201973.65392823" calcext:value-type="float">
            <text:p>-201973.65392823</text:p>
          </table:table-cell>
          <table:table-cell office:value-type="float" office:value="-201981.821884985" calcext:value-type="float">
            <text:p>-201981.821884985</text:p>
          </table:table-cell>
          <table:table-cell office:value-type="float" office:value="-201990.04702513" calcext:value-type="float">
            <text:p>-201990.04702513</text:p>
          </table:table-cell>
          <table:table-cell office:value-type="float" office:value="-201992.75659364" calcext:value-type="float">
            <text:p>-201992.75659364</text:p>
          </table:table-cell>
        </table:table-row>
        <table:table-row table:style-name="ro2">
          <table:table-cell table:number-columns-repeated="2"/>
          <table:table-cell table:formula="of:=[.O24]" office:value-type="string" office:string-value="m06-d3" calcext:value-type="string">
            <text:p>m06-d3</text:p>
          </table:table-cell>
          <table:table-cell table:style-name="ce6" table:formula="of:=[.P72]-[.P24]-[.P48]-[.$B$34]" office:value-type="float" office:value="5.97164723999897" calcext:value-type="float">
            <text:p>5.97</text:p>
          </table:table-cell>
          <table:table-cell table:style-name="ce6" table:formula="of:=[.Q72]-[.Q24]-[.Q48]-[.$B$34]" office:value-type="float" office:value="0.0788962750041936" calcext:value-type="float">
            <text:p>0.08</text:p>
          </table:table-cell>
          <table:table-cell table:style-name="ce6" table:formula="of:=[.R72]-[.R24]-[.R48]-[.$B$34]" office:value-type="float" office:value="0.106411514988689" calcext:value-type="float">
            <text:p>0.11</text:p>
          </table:table-cell>
          <table:table-cell table:style-name="ce6" table:formula="of:=[.S72]-[.S24]-[.S48]-[.$B$34]" office:value-type="float" office:value="0.188090819992179" calcext:value-type="float">
            <text:p>0.19</text:p>
          </table:table-cell>
          <table:table-cell table:style-name="ce6" table:formula="of:=[.T72]-[.T24]-[.T48]-[.$B$34]" office:value-type="float" office:value="7.97406357999291" calcext:value-type="float">
            <text:p>7.97</text:p>
          </table:table-cell>
          <table:table-cell table:style-name="ce6" table:formula="of:=[.U72]-[.U24]-[.U48]-[.$B$34]" office:value-type="float" office:value="0.186226715023917" calcext:value-type="float">
            <text:p>0.19</text:p>
          </table:table-cell>
          <table:table-cell table:style-name="ce6" table:formula="of:=[.V72]-[.V24]-[.V48]-[.$B$34]" office:value-type="float" office:value="6.06897452500864" calcext:value-type="float">
            <text:p>6.07</text:p>
          </table:table-cell>
          <table:table-cell table:style-name="ce6" table:formula="of:=[.W72]-[.W24]-[.W48]-[.$B$34]" office:value-type="float" office:value="0.198750350023441" calcext:value-type="float">
            <text:p>0.20</text:p>
          </table:table-cell>
          <table:table-cell table:number-columns-repeated="3"/>
          <table:table-cell office:value-type="string" calcext:value-type="string">
            <text:p>bhlyp</text:p>
          </table:table-cell>
          <table:table-cell office:value-type="float" office:value="-201682.956126515" calcext:value-type="float">
            <text:p>-201682.956126515</text:p>
          </table:table-cell>
          <table:table-cell office:value-type="float" office:value="-201728.99713081" calcext:value-type="float">
            <text:p>-201728.99713081</text:p>
          </table:table-cell>
          <table:table-cell office:value-type="float" office:value="-201949.17576161" calcext:value-type="float">
            <text:p>-201949.17576161</text:p>
          </table:table-cell>
          <table:table-cell office:value-type="float" office:value="-201956.886618815" calcext:value-type="float">
            <text:p>-201956.886618815</text:p>
          </table:table-cell>
          <table:table-cell office:value-type="float" office:value="-201959.21814158" calcext:value-type="float">
            <text:p>-201959.21814158</text:p>
          </table:table-cell>
          <table:table-cell office:value-type="float" office:value="-201964.132578735" calcext:value-type="float">
            <text:p>-201964.132578735</text:p>
          </table:table-cell>
          <table:table-cell office:value-type="float" office:value="-201972.978045765" calcext:value-type="float">
            <text:p>-201972.978045765</text:p>
          </table:table-cell>
          <table:table-cell office:value-type="float" office:value="-201974.164194155" calcext:value-type="float">
            <text:p>-201974.164194155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blyp</text:p>
          </table:table-cell>
          <table:table-cell office:value-type="float" office:value="-201737.304974205" calcext:value-type="float">
            <text:p>-201737.304974205</text:p>
          </table:table-cell>
          <table:table-cell office:value-type="float" office:value="-201796.94769631" calcext:value-type="float">
            <text:p>-201796.94769631</text:p>
          </table:table-cell>
          <table:table-cell office:value-type="float" office:value="-202015.20614143" calcext:value-type="float">
            <text:p>-202015.20614143</text:p>
          </table:table-cell>
          <table:table-cell office:value-type="float" office:value="-202026.221452935" calcext:value-type="float">
            <text:p>-202026.221452935</text:p>
          </table:table-cell>
          <table:table-cell office:value-type="float" office:value="-202025.506056695" calcext:value-type="float">
            <text:p>-202025.506056695</text:p>
          </table:table-cell>
          <table:table-cell office:value-type="float" office:value="-202034.01706128" calcext:value-type="float">
            <text:p>-202034.01706128</text:p>
          </table:table-cell>
          <table:table-cell office:value-type="float" office:value="-202043.862660025" calcext:value-type="float">
            <text:p>-202043.862660025</text:p>
          </table:table-cell>
          <table:table-cell office:value-type="float" office:value="-202046.84940257" calcext:value-type="float">
            <text:p>-202046.84940257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bp86</text:p>
          </table:table-cell>
          <table:table-cell office:value-type="float" office:value="-201814.109408335" calcext:value-type="float">
            <text:p>-201814.109408335</text:p>
          </table:table-cell>
          <table:table-cell office:value-type="float" office:value="-201863.449222105" calcext:value-type="float">
            <text:p>-201863.449222105</text:p>
          </table:table-cell>
          <table:table-cell office:value-type="float" office:value="-202080.89573135" calcext:value-type="float">
            <text:p>-202080.89573135</text:p>
          </table:table-cell>
          <table:table-cell office:value-type="float" office:value="-202090.589418665" calcext:value-type="float">
            <text:p>-202090.589418665</text:p>
          </table:table-cell>
          <table:table-cell office:value-type="float" office:value="-202091.16059619" calcext:value-type="float">
            <text:p>-202091.16059619</text:p>
          </table:table-cell>
          <table:table-cell office:value-type="float" office:value="-202096.849555845" calcext:value-type="float">
            <text:p>-202096.849555845</text:p>
          </table:table-cell>
          <table:table-cell office:value-type="float" office:value="-202107.28011599" calcext:value-type="float">
            <text:p>-202107.28011599</text:p>
          </table:table-cell>
          <table:table-cell office:value-type="float" office:value="-202108.02628309" calcext:value-type="float">
            <text:p>-202108.02628309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pbe0</text:p>
          </table:table-cell>
          <table:table-cell office:value-type="float" office:value="-201579.616814085" calcext:value-type="float">
            <text:p>-201579.616814085</text:p>
          </table:table-cell>
          <table:table-cell office:value-type="float" office:value="-201629.056554385" calcext:value-type="float">
            <text:p>-201629.056554385</text:p>
          </table:table-cell>
          <table:table-cell office:value-type="float" office:value="-201844.64583744" calcext:value-type="float">
            <text:p>-201844.64583744</text:p>
          </table:table-cell>
          <table:table-cell office:value-type="float" office:value="-201854.10966223" calcext:value-type="float">
            <text:p>-201854.10966223</text:p>
          </table:table-cell>
          <table:table-cell office:value-type="float" office:value="-201854.03646329" calcext:value-type="float">
            <text:p>-201854.03646329</text:p>
          </table:table-cell>
          <table:table-cell office:value-type="float" office:value="-201860.634055985" calcext:value-type="float">
            <text:p>-201860.634055985</text:p>
          </table:table-cell>
          <table:table-cell office:value-type="float" office:value="-201868.959936565" calcext:value-type="float">
            <text:p>-201868.959936565</text:p>
          </table:table-cell>
          <table:table-cell office:value-type="float" office:value="-201870.683524805" calcext:value-type="float">
            <text:p>-201870.683524805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pbe96</text:p>
          </table:table-cell>
          <table:table-cell office:value-type="float" office:value="-201568.69071707" calcext:value-type="float">
            <text:p>-201568.69071707</text:p>
          </table:table-cell>
          <table:table-cell office:value-type="float" office:value="-201626.76730217" calcext:value-type="float">
            <text:p>-201626.76730217</text:p>
          </table:table-cell>
          <table:table-cell office:value-type="float" office:value="-201840.246733425" calcext:value-type="float">
            <text:p>-201840.246733425</text:p>
          </table:table-cell>
          <table:table-cell office:value-type="float" office:value="-201852.361315525" calcext:value-type="float">
            <text:p>-201852.361315525</text:p>
          </table:table-cell>
          <table:table-cell office:value-type="float" office:value="-201849.850444855" calcext:value-type="float">
            <text:p>-201849.850444855</text:p>
          </table:table-cell>
          <table:table-cell office:value-type="float" office:value="-201858.08230628" calcext:value-type="float">
            <text:p>-201858.08230628</text:p>
          </table:table-cell>
          <table:table-cell office:value-type="float" office:value="-201867.82642945" calcext:value-type="float">
            <text:p>-201867.82642945</text:p>
          </table:table-cell>
          <table:table-cell office:value-type="float" office:value="-201870.525049625" calcext:value-type="float">
            <text:p>-201870.525049625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tpss</text:p>
          </table:table-cell>
          <table:table-cell office:value-type="float" office:value="-201814.62907355" calcext:value-type="float">
            <text:p>-201814.62907355</text:p>
          </table:table-cell>
          <table:table-cell office:value-type="float" office:value="-201858.36055677" calcext:value-type="float">
            <text:p>-201858.36055677</text:p>
          </table:table-cell>
          <table:table-cell office:value-type="float" office:value="-202078.15743987" calcext:value-type="float">
            <text:p>-202078.15743987</text:p>
          </table:table-cell>
          <table:table-cell office:value-type="float" office:value="-202087.124966395" calcext:value-type="float">
            <text:p>-202087.124966395</text:p>
          </table:table-cell>
          <table:table-cell office:value-type="float" office:value="-202086.79270937" calcext:value-type="float">
            <text:p>-202086.79270937</text:p>
          </table:table-cell>
          <table:table-cell office:value-type="float" office:value="-202092.193336615" calcext:value-type="float">
            <text:p>-202092.193336615</text:p>
          </table:table-cell>
          <table:table-cell office:value-type="float" office:value="-202101.52360222" calcext:value-type="float">
            <text:p>-202101.52360222</text:p>
          </table:table-cell>
          <table:table-cell office:value-type="float" office:value="-202103.2363734" calcext:value-type="float">
            <text:p>-202103.2363734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tpssh</text:p>
          </table:table-cell>
          <table:table-cell office:value-type="float" office:value="-201792.237155485" calcext:value-type="float">
            <text:p>-201792.237155485</text:p>
          </table:table-cell>
          <table:table-cell office:value-type="float" office:value="-201833.90780499" calcext:value-type="float">
            <text:p>-201833.90780499</text:p>
          </table:table-cell>
          <table:table-cell office:value-type="float" office:value="-202053.80792275" calcext:value-type="float">
            <text:p>-202053.80792275</text:p>
          </table:table-cell>
          <table:table-cell office:value-type="float" office:value="-202062.21183319" calcext:value-type="float">
            <text:p>-202062.21183319</text:p>
          </table:table-cell>
          <table:table-cell office:value-type="float" office:value="-202062.45936533" calcext:value-type="float">
            <text:p>-202062.45936533</text:p>
          </table:table-cell>
          <table:table-cell office:value-type="float" office:value="-202067.407093825" calcext:value-type="float">
            <text:p>-202067.407093825</text:p>
          </table:table-cell>
          <table:table-cell office:value-type="float" office:value="-202076.55735515" calcext:value-type="float">
            <text:p>-202076.55735515</text:p>
          </table:table-cell>
          <table:table-cell office:value-type="float" office:value="-202078.06118904" calcext:value-type="float">
            <text:p>-202078.06118904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pw6b95</text:p>
          </table:table-cell>
          <table:table-cell office:value-type="float" office:value="-202002.013292735" calcext:value-type="float">
            <text:p>-202002.013292735</text:p>
          </table:table-cell>
          <table:table-cell office:value-type="float" office:value="-202053.554640765" calcext:value-type="float">
            <text:p>-202053.554640765</text:p>
          </table:table-cell>
          <table:table-cell office:value-type="float" office:value="-202273.91640019" calcext:value-type="float">
            <text:p>-202273.91640019</text:p>
          </table:table-cell>
          <table:table-cell office:value-type="float" office:value="-202283.205287915" calcext:value-type="float">
            <text:p>-202283.205287915</text:p>
          </table:table-cell>
          <table:table-cell office:value-type="float" office:value="-202283.59388817" calcext:value-type="float">
            <text:p>-202283.59388817</text:p>
          </table:table-cell>
          <table:table-cell office:value-type="float" office:value="-202290.084045405" calcext:value-type="float">
            <text:p>-202290.084045405</text:p>
          </table:table-cell>
          <table:table-cell office:value-type="float" office:value="-202299.396011275" calcext:value-type="float">
            <text:p>-202299.396011275</text:p>
          </table:table-cell>
          <table:table-cell office:value-type="float" office:value="-202301.246358655" calcext:value-type="float">
            <text:p>-202301.246358655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m06</text:p>
          </table:table-cell>
          <table:table-cell office:value-type="float" office:value="-201687.70253167" calcext:value-type="float">
            <text:p>-201687.70253167</text:p>
          </table:table-cell>
          <table:table-cell office:value-type="float" office:value="-201746.5432948" calcext:value-type="float">
            <text:p>-201746.5432948</text:p>
          </table:table-cell>
          <table:table-cell office:value-type="float" office:value="-201958.79601369" calcext:value-type="float">
            <text:p>-201958.79601369</text:p>
          </table:table-cell>
          <table:table-cell office:value-type="float" office:value="-201966.93485365" calcext:value-type="float">
            <text:p>-201966.93485365</text:p>
          </table:table-cell>
          <table:table-cell office:value-type="float" office:value="-201962.727621175" calcext:value-type="float">
            <text:p>-201962.727621175</text:p>
          </table:table-cell>
          <table:table-cell office:value-type="float" office:value="-201976.173751855" calcext:value-type="float">
            <text:p>-201976.173751855</text:p>
          </table:table-cell>
          <table:table-cell office:value-type="float" office:value="-201979.49398541" calcext:value-type="float">
            <text:p>-201979.49398541</text:p>
          </table:table-cell>
          <table:table-cell office:value-type="float" office:value="-201987.57800493" calcext:value-type="float">
            <text:p>-201987.57800493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3lyp-d3</text:p>
          </table:table-cell>
          <table:table-cell office:value-type="float" office:value="-201697.49716946" calcext:value-type="float">
            <text:p>-201697.49716946</text:p>
          </table:table-cell>
          <table:table-cell office:value-type="float" office:value="-201749.01662082" calcext:value-type="float">
            <text:p>-201749.01662082</text:p>
          </table:table-cell>
          <table:table-cell office:value-type="float" office:value="-201968.951001355" calcext:value-type="float">
            <text:p>-201968.951001355</text:p>
          </table:table-cell>
          <table:table-cell office:value-type="float" office:value="-201977.787751725" calcext:value-type="float">
            <text:p>-201977.787751725</text:p>
          </table:table-cell>
          <table:table-cell office:value-type="float" office:value="-201979.183152465" calcext:value-type="float">
            <text:p>-201979.183152465</text:p>
          </table:table-cell>
          <table:table-cell office:value-type="float" office:value="-201984.77187053" calcext:value-type="float">
            <text:p>-201984.77187053</text:p>
          </table:table-cell>
          <table:table-cell office:value-type="float" office:value="-201995.167143955" calcext:value-type="float">
            <text:p>-201995.167143955</text:p>
          </table:table-cell>
          <table:table-cell office:value-type="float" office:value="-201996.283349025" calcext:value-type="float">
            <text:p>-201996.283349025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97-d-d3</text:p>
          </table:table-cell>
          <table:table-cell office:value-type="float" office:value="-201689.51013591" calcext:value-type="float">
            <text:p>-201689.51013591</text:p>
          </table:table-cell>
          <table:table-cell office:value-type="float" office:value="-201748.84491312" calcext:value-type="float">
            <text:p>-201748.84491312</text:p>
          </table:table-cell>
          <table:table-cell office:value-type="float" office:value="-201965.05657095" calcext:value-type="float">
            <text:p>-201965.05657095</text:p>
          </table:table-cell>
          <table:table-cell office:value-type="float" office:value="-201975.87310585" calcext:value-type="float">
            <text:p>-201975.87310585</text:p>
          </table:table-cell>
          <table:table-cell office:value-type="float" office:value="-201973.83277729" calcext:value-type="float">
            <text:p>-201973.83277729</text:p>
          </table:table-cell>
          <table:table-cell office:value-type="float" office:value="-201981.951899745" calcext:value-type="float">
            <text:p>-201981.951899745</text:p>
          </table:table-cell>
          <table:table-cell office:value-type="float" office:value="-201990.17635726" calcext:value-type="float">
            <text:p>-201990.17635726</text:p>
          </table:table-cell>
          <table:table-cell office:value-type="float" office:value="-201992.87442608" calcext:value-type="float">
            <text:p>-201992.87442608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hlyp-d3</text:p>
          </table:table-cell>
          <table:table-cell office:value-type="float" office:value="-201685.08039231" calcext:value-type="float">
            <text:p>-201685.08039231</text:p>
          </table:table-cell>
          <table:table-cell office:value-type="float" office:value="-201729.44409593" calcext:value-type="float">
            <text:p>-201729.44409593</text:p>
          </table:table-cell>
          <table:table-cell office:value-type="float" office:value="-201950.482184155" calcext:value-type="float">
            <text:p>-201950.482184155</text:p>
          </table:table-cell>
          <table:table-cell office:value-type="float" office:value="-201958.196165705" calcext:value-type="float">
            <text:p>-201958.196165705</text:p>
          </table:table-cell>
          <table:table-cell office:value-type="float" office:value="-201959.21814158" calcext:value-type="float">
            <text:p>-201959.21814158</text:p>
          </table:table-cell>
          <table:table-cell office:value-type="float" office:value="-201965.255872655" calcext:value-type="float">
            <text:p>-201965.255872655</text:p>
          </table:table-cell>
          <table:table-cell office:value-type="float" office:value="-201974.291635925" calcext:value-type="float">
            <text:p>-201974.291635925</text:p>
          </table:table-cell>
          <table:table-cell office:value-type="float" office:value="-201975.28457377" calcext:value-type="float">
            <text:p>-201975.28457377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lyp-d3</text:p>
          </table:table-cell>
          <table:table-cell office:value-type="float" office:value="-201740.22676188" calcext:value-type="float">
            <text:p>-201740.22676188</text:p>
          </table:table-cell>
          <table:table-cell office:value-type="float" office:value="-201798.70646625" calcext:value-type="float">
            <text:p>-201798.70646625</text:p>
          </table:table-cell>
          <table:table-cell office:value-type="float" office:value="-202018.771281625" calcext:value-type="float">
            <text:p>-202018.771281625</text:p>
          </table:table-cell>
          <table:table-cell office:value-type="float" office:value="-202029.781525915" calcext:value-type="float">
            <text:p>-202029.781525915</text:p>
          </table:table-cell>
          <table:table-cell office:value-type="float" office:value="-202029.0701992" calcext:value-type="float">
            <text:p>-202029.0701992</text:p>
          </table:table-cell>
          <table:table-cell office:value-type="float" office:value="-202036.482064465" calcext:value-type="float">
            <text:p>-202036.482064465</text:p>
          </table:table-cell>
          <table:table-cell office:value-type="float" office:value="-202047.370485555" calcext:value-type="float">
            <text:p>-202047.370485555</text:p>
          </table:table-cell>
          <table:table-cell office:value-type="float" office:value="-202049.46266774" calcext:value-type="float">
            <text:p>-202049.46266774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p86-d3</text:p>
          </table:table-cell>
          <table:table-cell office:value-type="float" office:value="-201816.403570235" calcext:value-type="float">
            <text:p>-201816.403570235</text:p>
          </table:table-cell>
          <table:table-cell office:value-type="float" office:value="-201864.68963958" calcext:value-type="float">
            <text:p>-201864.68963958</text:p>
          </table:table-cell>
          <table:table-cell office:value-type="float" office:value="-202083.93469509" calcext:value-type="float">
            <text:p>-202083.93469509</text:p>
          </table:table-cell>
          <table:table-cell office:value-type="float" office:value="-202093.72387184" calcext:value-type="float">
            <text:p>-202093.72387184</text:p>
          </table:table-cell>
          <table:table-cell office:value-type="float" office:value="-202094.139094665" calcext:value-type="float">
            <text:p>-202094.139094665</text:p>
          </table:table-cell>
          <table:table-cell office:value-type="float" office:value="-202099.983195115" calcext:value-type="float">
            <text:p>-202099.983195115</text:p>
          </table:table-cell>
          <table:table-cell office:value-type="float" office:value="-202110.355652945" calcext:value-type="float">
            <text:p>-202110.355652945</text:p>
          </table:table-cell>
          <table:table-cell office:value-type="float" office:value="-202112.00811639" calcext:value-type="float">
            <text:p>-202112.00811639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pbe0-d3</text:p>
          </table:table-cell>
          <table:table-cell office:value-type="float" office:value="-201581.040045125" calcext:value-type="float">
            <text:p>-201581.040045125</text:p>
          </table:table-cell>
          <table:table-cell office:value-type="float" office:value="-201629.89574295" calcext:value-type="float">
            <text:p>-201629.89574295</text:p>
          </table:table-cell>
          <table:table-cell office:value-type="float" office:value="-201845.49476661" calcext:value-type="float">
            <text:p>-201845.49476661</text:p>
          </table:table-cell>
          <table:table-cell office:value-type="float" office:value="-201854.90644897" calcext:value-type="float">
            <text:p>-201854.90644897</text:p>
          </table:table-cell>
          <table:table-cell office:value-type="float" office:value="-201854.03646329" calcext:value-type="float">
            <text:p>-201854.03646329</text:p>
          </table:table-cell>
          <table:table-cell office:value-type="float" office:value="-201861.448801145" calcext:value-type="float">
            <text:p>-201861.448801145</text:p>
          </table:table-cell>
          <table:table-cell office:value-type="float" office:value="-201869.99194185" calcext:value-type="float">
            <text:p>-201869.99194185</text:p>
          </table:table-cell>
          <table:table-cell office:value-type="float" office:value="-201871.80773765" calcext:value-type="float">
            <text:p>-201871.80773765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pbe96-d3</text:p>
          </table:table-cell>
          <table:table-cell office:value-type="float" office:value="-201569.982804385" calcext:value-type="float">
            <text:p>-201569.982804385</text:p>
          </table:table-cell>
          <table:table-cell office:value-type="float" office:value="-201627.60257874" calcext:value-type="float">
            <text:p>-201627.60257874</text:p>
          </table:table-cell>
          <table:table-cell office:value-type="float" office:value="-201841.15891089" calcext:value-type="float">
            <text:p>-201841.15891089</text:p>
          </table:table-cell>
          <table:table-cell office:value-type="float" office:value="-201853.174275345" calcext:value-type="float">
            <text:p>-201853.174275345</text:p>
          </table:table-cell>
          <table:table-cell office:value-type="float" office:value="-201850.990752015" calcext:value-type="float">
            <text:p>-201850.990752015</text:p>
          </table:table-cell>
          <table:table-cell office:value-type="float" office:value="-201859.645870295" calcext:value-type="float">
            <text:p>-201859.645870295</text:p>
          </table:table-cell>
          <table:table-cell office:value-type="float" office:value="-201868.492912625" calcext:value-type="float">
            <text:p>-201868.492912625</text:p>
          </table:table-cell>
          <table:table-cell office:value-type="float" office:value="-201871.3674413" calcext:value-type="float">
            <text:p>-201871.3674413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tpss-d3</text:p>
          </table:table-cell>
          <table:table-cell office:value-type="float" office:value="-201816.017831775" calcext:value-type="float">
            <text:p>-201816.017831775</text:p>
          </table:table-cell>
          <table:table-cell office:value-type="float" office:value="-201860.19089784" calcext:value-type="float">
            <text:p>-201860.19089784</text:p>
          </table:table-cell>
          <table:table-cell office:value-type="float" office:value="-202079.86243957" calcext:value-type="float">
            <text:p>-202079.86243957</text:p>
          </table:table-cell>
          <table:table-cell office:value-type="float" office:value="-202088.85787516" calcext:value-type="float">
            <text:p>-202088.85787516</text:p>
          </table:table-cell>
          <table:table-cell office:value-type="float" office:value="-202086.79270937" calcext:value-type="float">
            <text:p>-202086.79270937</text:p>
          </table:table-cell>
          <table:table-cell office:value-type="float" office:value="-202093.8974699" calcext:value-type="float">
            <text:p>-202093.8974699</text:p>
          </table:table-cell>
          <table:table-cell office:value-type="float" office:value="-202103.193498985" calcext:value-type="float">
            <text:p>-202103.193498985</text:p>
          </table:table-cell>
          <table:table-cell office:value-type="float" office:value="-202104.93218385" calcext:value-type="float">
            <text:p>-202104.93218385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tpssh-d3</text:p>
          </table:table-cell>
          <table:table-cell office:value-type="float" office:value="-201793.738626425" calcext:value-type="float">
            <text:p>-201793.738626425</text:p>
          </table:table-cell>
          <table:table-cell office:value-type="float" office:value="-201835.8123952" calcext:value-type="float">
            <text:p>-201835.8123952</text:p>
          </table:table-cell>
          <table:table-cell office:value-type="float" office:value="-202055.60318714" calcext:value-type="float">
            <text:p>-202055.60318714</text:p>
          </table:table-cell>
          <table:table-cell office:value-type="float" office:value="-202064.03876111" calcext:value-type="float">
            <text:p>-202064.03876111</text:p>
          </table:table-cell>
          <table:table-cell office:value-type="float" office:value="-202062.45936533" calcext:value-type="float">
            <text:p>-202062.45936533</text:p>
          </table:table-cell>
          <table:table-cell office:value-type="float" office:value="-202069.2146193" calcext:value-type="float">
            <text:p>-202069.2146193</text:p>
          </table:table-cell>
          <table:table-cell office:value-type="float" office:value="-202078.3319306" calcext:value-type="float">
            <text:p>-202078.3319306</text:p>
          </table:table-cell>
          <table:table-cell office:value-type="float" office:value="-202079.8604967" calcext:value-type="float">
            <text:p>-202079.8604967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pw6b95-d3</text:p>
          </table:table-cell>
          <table:table-cell office:value-type="float" office:value="-202003.211938505" calcext:value-type="float">
            <text:p>-202003.211938505</text:p>
          </table:table-cell>
          <table:table-cell office:value-type="float" office:value="-202053.91730108" calcext:value-type="float">
            <text:p>-202053.91730108</text:p>
          </table:table-cell>
          <table:table-cell office:value-type="float" office:value="-202274.28586055" calcext:value-type="float">
            <text:p>-202274.28586055</text:p>
          </table:table-cell>
          <table:table-cell office:value-type="float" office:value="-202283.49579949" calcext:value-type="float">
            <text:p>-202283.49579949</text:p>
          </table:table-cell>
          <table:table-cell office:value-type="float" office:value="-202283.981910815" calcext:value-type="float">
            <text:p>-202283.981910815</text:p>
          </table:table-cell>
          <table:table-cell office:value-type="float" office:value="-202290.36500016" calcext:value-type="float">
            <text:p>-202290.36500016</text:p>
          </table:table-cell>
          <table:table-cell office:value-type="float" office:value="-202299.70064804" calcext:value-type="float">
            <text:p>-202299.70064804</text:p>
          </table:table-cell>
          <table:table-cell office:value-type="float" office:value="-202301.49880048" calcext:value-type="float">
            <text:p>-202301.49880048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m06-d3</text:p>
          </table:table-cell>
          <table:table-cell office:value-type="float" office:value="-201691.282374665" calcext:value-type="float">
            <text:p>-201691.282374665</text:p>
          </table:table-cell>
          <table:table-cell office:value-type="float" office:value="-201746.634373395" calcext:value-type="float">
            <text:p>-201746.634373395</text:p>
          </table:table-cell>
          <table:table-cell office:value-type="float" office:value="-201958.929152795" calcext:value-type="float">
            <text:p>-201958.929152795</text:p>
          </table:table-cell>
          <table:table-cell office:value-type="float" office:value="-201967.01587658" calcext:value-type="float">
            <text:p>-201967.01587658</text:p>
          </table:table-cell>
          <table:table-cell office:value-type="float" office:value="-201962.9259777" calcext:value-type="float">
            <text:p>-201962.9259777</text:p>
          </table:table-cell>
          <table:table-cell office:value-type="float" office:value="-201976.2635177" calcext:value-type="float">
            <text:p>-201976.2635177</text:p>
          </table:table-cell>
          <table:table-cell office:value-type="float" office:value="-201979.82716136" calcext:value-type="float">
            <text:p>-201979.82716136</text:p>
          </table:table-cell>
          <table:table-cell office:value-type="float" office:value="-201987.664935235" calcext:value-type="float">
            <text:p>-201987.664935235</text:p>
          </table:table-cell>
        </table:table-row>
        <table:table-row table:style-name="ro2">
          <table:table-cell table:number-columns-repeated="13"/>
          <table:table-cell table:style-name="Default"/>
          <table:table-cell table:number-columns-repeated="9"/>
        </table:table-row>
        <table:table-row table:style-name="ro2">
          <table:table-cell table:number-columns-repeated="13"/>
          <table:table-cell office:value-type="string" calcext:value-type="string">
            <text:p>H2O+H2O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f2-SVP</text:p>
          </table:table-cell>
          <table:table-cell office:value-type="string" calcext:value-type="string">
            <text:p>def2-SVPD</text:p>
          </table:table-cell>
          <table:table-cell office:value-type="string" calcext:value-type="string">
            <text:p>def2-TZVP</text:p>
          </table:table-cell>
          <table:table-cell office:value-type="string" calcext:value-type="string">
            <text:p>def2-TZVPD</text:p>
          </table:table-cell>
          <table:table-cell office:value-type="string" calcext:value-type="string">
            <text:p>def2-TZVPP</text:p>
          </table:table-cell>
          <table:table-cell office:value-type="string" calcext:value-type="string">
            <text:p>def2-TZVPPD</text:p>
          </table:table-cell>
          <table:table-cell office:value-type="string" calcext:value-type="string">
            <text:p>def2-QZVP</text:p>
          </table:table-cell>
          <table:table-cell office:value-type="string" calcext:value-type="string">
            <text:p>def2-QZVPD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3lyp</text:p>
          </table:table-cell>
          <table:table-cell office:value-type="float" office:value="-400797.35892795" calcext:value-type="float">
            <text:p>-400797.35892795</text:p>
          </table:table-cell>
          <table:table-cell office:value-type="float" office:value="-400900.14357725" calcext:value-type="float">
            <text:p>-400900.14357725</text:p>
          </table:table-cell>
          <table:table-cell office:value-type="float" office:value="-401335.75866075" calcext:value-type="float">
            <text:p>-401335.75866075</text:p>
          </table:table-cell>
          <table:table-cell office:value-type="float" office:value="-401352.01260615" calcext:value-type="float">
            <text:p>-401352.01260615</text:p>
          </table:table-cell>
          <table:table-cell office:value-type="float" office:value="-401353.49758895" calcext:value-type="float">
            <text:p>-401353.49758895</text:p>
          </table:table-cell>
          <table:table-cell office:value-type="float" office:value="-401365.4160462" calcext:value-type="float">
            <text:p>-401365.4160462</text:p>
          </table:table-cell>
          <table:table-cell office:value-type="float" office:value="-401384.30730635" calcext:value-type="float">
            <text:p>-401384.30730635</text:p>
          </table:table-cell>
          <table:table-cell office:value-type="float" office:value="-401387.3489481" calcext:value-type="float">
            <text:p>-401387.3489481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97-d</text:p>
          </table:table-cell>
          <table:table-cell office:value-type="float" office:value="-400778.8914235" calcext:value-type="float">
            <text:p>-400778.8914235</text:p>
          </table:table-cell>
          <table:table-cell office:value-type="float" office:value="-400878.4225532" calcext:value-type="float">
            <text:p>-400878.4225532</text:p>
          </table:table-cell>
          <table:table-cell office:value-type="float" office:value="-401310.4569798" calcext:value-type="float">
            <text:p>-401310.4569798</text:p>
          </table:table-cell>
          <table:table-cell office:value-type="float" office:value="-401328.06699595" calcext:value-type="float">
            <text:p>-401328.06699595</text:p>
          </table:table-cell>
          <table:table-cell office:value-type="float" office:value="-401326.6006542" calcext:value-type="float">
            <text:p>-401326.6006542</text:p>
          </table:table-cell>
          <table:table-cell office:value-type="float" office:value="-401339.7223781" calcext:value-type="float">
            <text:p>-401339.7223781</text:p>
          </table:table-cell>
          <table:table-cell office:value-type="float" office:value="-401356.1086487" calcext:value-type="float">
            <text:p>-401356.1086487</text:p>
          </table:table-cell>
          <table:table-cell office:value-type="float" office:value="-401360.0411226" calcext:value-type="float">
            <text:p>-401360.0411226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hlyp</text:p>
          </table:table-cell>
          <table:table-cell office:value-type="float" office:value="-400778.2371489" calcext:value-type="float">
            <text:p>-400778.2371489</text:p>
          </table:table-cell>
          <table:table-cell office:value-type="float" office:value="-400864.3719274" calcext:value-type="float">
            <text:p>-400864.3719274</text:p>
          </table:table-cell>
          <table:table-cell office:value-type="float" office:value="-401303.6816145" calcext:value-type="float">
            <text:p>-401303.6816145</text:p>
          </table:table-cell>
          <table:table-cell office:value-type="float" office:value="-401316.36461735" calcext:value-type="float">
            <text:p>-401316.36461735</text:p>
          </table:table-cell>
          <table:table-cell office:value-type="float" office:value="-401321.6326831" calcext:value-type="float">
            <text:p>-401321.6326831</text:p>
          </table:table-cell>
          <table:table-cell office:value-type="float" office:value="-401330.52131335" calcext:value-type="float">
            <text:p>-401330.52131335</text:p>
          </table:table-cell>
          <table:table-cell office:value-type="float" office:value="-401347.59283945" calcext:value-type="float">
            <text:p>-401347.59283945</text:p>
          </table:table-cell>
          <table:table-cell office:value-type="float" office:value="-401349.55723855" calcext:value-type="float">
            <text:p>-401349.55723855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lyp</text:p>
          </table:table-cell>
          <table:table-cell office:value-type="float" office:value="-400883.8851685" calcext:value-type="float">
            <text:p>-400883.8851685</text:p>
          </table:table-cell>
          <table:table-cell office:value-type="float" office:value="-401002.0962056" calcext:value-type="float">
            <text:p>-401002.0962056</text:p>
          </table:table-cell>
          <table:table-cell office:value-type="float" office:value="-401437.5138515" calcext:value-type="float">
            <text:p>-401437.5138515</text:p>
          </table:table-cell>
          <table:table-cell office:value-type="float" office:value="-401457.4319447" calcext:value-type="float">
            <text:p>-401457.4319447</text:p>
          </table:table-cell>
          <table:table-cell office:value-type="float" office:value="-401455.31972995" calcext:value-type="float">
            <text:p>-401455.31972995</text:p>
          </table:table-cell>
          <table:table-cell office:value-type="float" office:value="-401470.53502755" calcext:value-type="float">
            <text:p>-401470.53502755</text:p>
          </table:table-cell>
          <table:table-cell office:value-type="float" office:value="-401490.87950195" calcext:value-type="float">
            <text:p>-401490.87950195</text:p>
          </table:table-cell>
          <table:table-cell office:value-type="float" office:value="-401495.06559915" calcext:value-type="float">
            <text:p>-401495.06559915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bp86</text:p>
          </table:table-cell>
          <table:table-cell office:value-type="float" office:value="-401019.50983435" calcext:value-type="float">
            <text:p>-401019.50983435</text:p>
          </table:table-cell>
          <table:table-cell office:value-type="float" office:value="-401120.5052054" calcext:value-type="float">
            <text:p>-401120.5052054</text:p>
          </table:table-cell>
          <table:table-cell office:value-type="float" office:value="-401552.46480525" calcext:value-type="float">
            <text:p>-401552.46480525</text:p>
          </table:table-cell>
          <table:table-cell office:value-type="float" office:value="-401569.43288665" calcext:value-type="float">
            <text:p>-401569.43288665</text:p>
          </table:table-cell>
          <table:table-cell office:value-type="float" office:value="-401569.9251679" calcext:value-type="float">
            <text:p>-401569.9251679</text:p>
          </table:table-cell>
          <table:table-cell office:value-type="float" office:value="-401582.023997" calcext:value-type="float">
            <text:p>-401582.023997</text:p>
          </table:table-cell>
          <table:table-cell office:value-type="float" office:value="-401601.35476585" calcext:value-type="float">
            <text:p>-401601.35476585</text:p>
          </table:table-cell>
          <table:table-cell office:value-type="float" office:value="-401604.6951895" calcext:value-type="float">
            <text:p>-401604.6951895</text:p>
          </table:table-cell>
        </table:table-row>
        <table:table-row table:style-name="ro2">
          <table:table-cell table:number-columns-repeated="13"/>
          <table:table-cell table:style-name="Default"/>
          <table:table-cell office:value-type="string" calcext:value-type="string">
            <text:p>pbe0</text:p>
          </table:table-cell>
          <table:table-cell office:value-type="float" office:value="-400562.0823594" calcext:value-type="float">
            <text:p>-400562.0823594</text:p>
          </table:table-cell>
          <table:table-cell office:value-type="float" office:value="-400651.58539185" calcext:value-type="float">
            <text:p>-400651.58539185</text:p>
          </table:table-cell>
          <table:table-cell office:value-type="float" office:value="-401082.12695915" calcext:value-type="float">
            <text:p>-401082.12695915</text:p>
          </table:table-cell>
          <table:table-cell office:value-type="float" office:value="-401097.09388445" calcext:value-type="float">
            <text:p>-401097.09388445</text:p>
          </table:table-cell>
          <table:table-cell office:value-type="float" office:value="-401098.9535261" calcext:value-type="float">
            <text:p>-401098.9535261</text:p>
          </table:table-cell>
          <table:table-cell office:value-type="float" office:value="-401109.63799835" calcext:value-type="float">
            <text:p>-401109.63799835</text:p>
          </table:table-cell>
          <table:table-cell office:value-type="float" office:value="-401126.59295225" calcext:value-type="float">
            <text:p>-401126.59295225</text:p>
          </table:table-cell>
          <table:table-cell office:value-type="float" office:value="-401129.2885531" calcext:value-type="float">
            <text:p>-401129.2885531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pbe96</text:p>
          </table:table-cell>
          <table:table-cell office:value-type="float" office:value="-400546.90723195" calcext:value-type="float">
            <text:p>-400546.90723195</text:p>
          </table:table-cell>
          <table:table-cell office:value-type="float" office:value="-400654.08381765" calcext:value-type="float">
            <text:p>-400654.08381765</text:p>
          </table:table-cell>
          <table:table-cell office:value-type="float" office:value="-401081.0071834" calcext:value-type="float">
            <text:p>-401081.0071834</text:p>
          </table:table-cell>
          <table:table-cell office:value-type="float" office:value="-401100.31012195" calcext:value-type="float">
            <text:p>-401100.31012195</text:p>
          </table:table-cell>
          <table:table-cell office:value-type="float" office:value="-401097.93719505" calcext:value-type="float">
            <text:p>-401097.93719505</text:p>
          </table:table-cell>
          <table:table-cell office:value-type="float" office:value="-401112.51082045" calcext:value-type="float">
            <text:p>-401112.51082045</text:p>
          </table:table-cell>
          <table:table-cell office:value-type="float" office:value="-401130.77222315" calcext:value-type="float">
            <text:p>-401130.77222315</text:p>
          </table:table-cell>
          <table:table-cell office:value-type="float" office:value="-401134.8073541" calcext:value-type="float">
            <text:p>-401134.8073541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tpss</text:p>
          </table:table-cell>
          <table:table-cell office:value-type="float" office:value="-401004.84641685" calcext:value-type="float">
            <text:p>-401004.84641685</text:p>
          </table:table-cell>
          <table:table-cell office:value-type="float" office:value="-401100.85780125" calcext:value-type="float">
            <text:p>-401100.85780125</text:p>
          </table:table-cell>
          <table:table-cell office:value-type="float" office:value="-401536.3859807" calcext:value-type="float">
            <text:p>-401536.3859807</text:p>
          </table:table-cell>
          <table:table-cell office:value-type="float" office:value="-401553.19994525" calcext:value-type="float">
            <text:p>-401553.19994525</text:p>
          </table:table-cell>
          <table:table-cell office:value-type="float" office:value="-401550.6660752" calcext:value-type="float">
            <text:p>-401550.6660752</text:p>
          </table:table-cell>
          <table:table-cell office:value-type="float" office:value="-401563.14113845" calcext:value-type="float">
            <text:p>-401563.14113845</text:p>
          </table:table-cell>
          <table:table-cell office:value-type="float" office:value="-401580.05355925" calcext:value-type="float">
            <text:p>-401580.05355925</text:p>
          </table:table-cell>
          <table:table-cell office:value-type="float" office:value="-401584.0923659" calcext:value-type="float">
            <text:p>-401584.0923659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tpssh</text:p>
          </table:table-cell>
          <table:table-cell office:value-type="float" office:value="-400965.4321483" calcext:value-type="float">
            <text:p>-400965.4321483</text:p>
          </table:table-cell>
          <table:table-cell office:value-type="float" office:value="-401055.763526" calcext:value-type="float">
            <text:p>-401055.763526</text:p>
          </table:table-cell>
          <table:table-cell office:value-type="float" office:value="-401491.9856251" calcext:value-type="float">
            <text:p>-401491.9856251</text:p>
          </table:table-cell>
          <table:table-cell office:value-type="float" office:value="-401507.375781" calcext:value-type="float">
            <text:p>-401507.375781</text:p>
          </table:table-cell>
          <table:table-cell office:value-type="float" office:value="-401506.4647325" calcext:value-type="float">
            <text:p>-401506.4647325</text:p>
          </table:table-cell>
          <table:table-cell office:value-type="float" office:value="-401517.6598645" calcext:value-type="float">
            <text:p>-401517.6598645</text:p>
          </table:table-cell>
          <table:table-cell office:value-type="float" office:value="-401534.36775885" calcext:value-type="float">
            <text:p>-401534.36775885</text:p>
          </table:table-cell>
          <table:table-cell office:value-type="float" office:value="-401537.83289375" calcext:value-type="float">
            <text:p>-401537.8328937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pw6b95</text:p>
          </table:table-cell>
          <table:table-cell office:value-type="float" office:value="-401404.3732152" calcext:value-type="float">
            <text:p>-401404.3732152</text:p>
          </table:table-cell>
          <table:table-cell office:value-type="float" office:value="-401500.1178488" calcext:value-type="float">
            <text:p>-401500.1178488</text:p>
          </table:table-cell>
          <table:table-cell office:value-type="float" office:value="-401937.7519418" calcext:value-type="float">
            <text:p>-401937.7519418</text:p>
          </table:table-cell>
          <table:table-cell office:value-type="float" office:value="-401952.9777414" calcext:value-type="float">
            <text:p>-401952.9777414</text:p>
          </table:table-cell>
          <table:table-cell office:value-type="float" office:value="-401955.1306514" calcext:value-type="float">
            <text:p>-401955.1306514</text:p>
          </table:table-cell>
          <table:table-cell office:value-type="float" office:value="-401966.4071739" calcext:value-type="float">
            <text:p>-401966.4071739</text:p>
          </table:table-cell>
          <table:table-cell office:value-type="float" office:value="-401984.52391155" calcext:value-type="float">
            <text:p>-401984.52391155</text:p>
          </table:table-cell>
          <table:table-cell office:value-type="float" office:value="-401987.46184605" calcext:value-type="float">
            <text:p>-401987.4618460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m06</text:p>
          </table:table-cell>
          <table:table-cell office:value-type="float" office:value="-400813.0208231" calcext:value-type="float">
            <text:p>-400813.0208231</text:p>
          </table:table-cell>
          <table:table-cell office:value-type="float" office:value="-400900.26960125" calcext:value-type="float">
            <text:p>-400900.26960125</text:p>
          </table:table-cell>
          <table:table-cell office:value-type="float" office:value="-401315.8203512" calcext:value-type="float">
            <text:p>-401315.8203512</text:p>
          </table:table-cell>
          <table:table-cell office:value-type="float" office:value="-401329.1867717" calcext:value-type="float">
            <text:p>-401329.1867717</text:p>
          </table:table-cell>
          <table:table-cell office:value-type="float" office:value="-401337.3967102" calcext:value-type="float">
            <text:p>-401337.3967102</text:p>
          </table:table-cell>
          <table:table-cell office:value-type="float" office:value="-401346.48907925" calcext:value-type="float">
            <text:p>-401346.48907925</text:p>
          </table:table-cell>
          <table:table-cell office:value-type="float" office:value="-401365.47144425" calcext:value-type="float">
            <text:p>-401365.47144425</text:p>
          </table:table-cell>
          <table:table-cell office:value-type="float" office:value="-401368.35214285" calcext:value-type="float">
            <text:p>-401368.3521428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b3lyp-d3</text:p>
          </table:table-cell>
          <table:table-cell office:value-type="float" office:value="-400800.58094155" calcext:value-type="float">
            <text:p>-400800.58094155</text:p>
          </table:table-cell>
          <table:table-cell office:value-type="float" office:value="-400903.1962461" calcext:value-type="float">
            <text:p>-400903.1962461</text:p>
          </table:table-cell>
          <table:table-cell office:value-type="float" office:value="-401338.8785424" calcext:value-type="float">
            <text:p>-401338.8785424</text:p>
          </table:table-cell>
          <table:table-cell office:value-type="float" office:value="-401355.1240862" calcext:value-type="float">
            <text:p>-401355.1240862</text:p>
          </table:table-cell>
          <table:table-cell office:value-type="float" office:value="-401356.6206212" calcext:value-type="float">
            <text:p>-401356.6206212</text:p>
          </table:table-cell>
          <table:table-cell office:value-type="float" office:value="-401365.4160462" calcext:value-type="float">
            <text:p>-401365.4160462</text:p>
          </table:table-cell>
          <table:table-cell office:value-type="float" office:value="-401387.42324975" calcext:value-type="float">
            <text:p>-401387.42324975</text:p>
          </table:table-cell>
          <table:table-cell office:value-type="float" office:value="-401390.4402118" calcext:value-type="float">
            <text:p>-401390.4402118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b97-d-d3</text:p>
          </table:table-cell>
          <table:table-cell office:value-type="float" office:value="-400784.84474475" calcext:value-type="float">
            <text:p>-400784.84474475</text:p>
          </table:table-cell>
          <table:table-cell office:value-type="float" office:value="-400883.50473355" calcext:value-type="float">
            <text:p>-400883.50473355</text:p>
          </table:table-cell>
          <table:table-cell office:value-type="float" office:value="-401315.67516105" calcext:value-type="float">
            <text:p>-401315.67516105</text:p>
          </table:table-cell>
          <table:table-cell office:value-type="float" office:value="-401333.27388755" calcext:value-type="float">
            <text:p>-401333.27388755</text:p>
          </table:table-cell>
          <table:table-cell office:value-type="float" office:value="-401331.8264494" calcext:value-type="float">
            <text:p>-401331.8264494</text:p>
          </table:table-cell>
          <table:table-cell office:value-type="float" office:value="-401345.0085598" calcext:value-type="float">
            <text:p>-401345.0085598</text:p>
          </table:table-cell>
          <table:table-cell office:value-type="float" office:value="-401361.41557185" calcext:value-type="float">
            <text:p>-401361.41557185</text:p>
          </table:table-cell>
          <table:table-cell office:value-type="float" office:value="-401365.24145045" calcext:value-type="float">
            <text:p>-401365.2414504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bhlyp-d3</text:p>
          </table:table-cell>
          <table:table-cell office:value-type="float" office:value="-400780.7329492" calcext:value-type="float">
            <text:p>-400780.7329492</text:p>
          </table:table-cell>
          <table:table-cell office:value-type="float" office:value="-400866.8141675" calcext:value-type="float">
            <text:p>-400866.8141675</text:p>
          </table:table-cell>
          <table:table-cell office:value-type="float" office:value="-401306.1543104" calcext:value-type="float">
            <text:p>-401306.1543104</text:p>
          </table:table-cell>
          <table:table-cell office:value-type="float" office:value="-401318.8296993" calcext:value-type="float">
            <text:p>-401318.8296993</text:p>
          </table:table-cell>
          <table:table-cell office:value-type="float" office:value="-401324.10354115" calcext:value-type="float">
            <text:p>-401324.10354115</text:p>
          </table:table-cell>
          <table:table-cell office:value-type="float" office:value="-401332.9942718" calcext:value-type="float">
            <text:p>-401332.9942718</text:p>
          </table:table-cell>
          <table:table-cell office:value-type="float" office:value="-401350.0363923" calcext:value-type="float">
            <text:p>-401350.0363923</text:p>
          </table:table-cell>
          <table:table-cell office:value-type="float" office:value="-401352.02520855" calcext:value-type="float">
            <text:p>-401352.0252085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blyp-d3</text:p>
          </table:table-cell>
          <table:table-cell office:value-type="float" office:value="-400888.3191129" calcext:value-type="float">
            <text:p>-400888.3191129</text:p>
          </table:table-cell>
          <table:table-cell office:value-type="float" office:value="-401005.95542805" calcext:value-type="float">
            <text:p>-401005.95542805</text:p>
          </table:table-cell>
          <table:table-cell office:value-type="float" office:value="-401441.2809189" calcext:value-type="float">
            <text:p>-401441.2809189</text:p>
          </table:table-cell>
          <table:table-cell office:value-type="float" office:value="-401461.1627802" calcext:value-type="float">
            <text:p>-401461.1627802</text:p>
          </table:table-cell>
          <table:table-cell office:value-type="float" office:value="-401459.10255035" calcext:value-type="float">
            <text:p>-401459.10255035</text:p>
          </table:table-cell>
          <table:table-cell office:value-type="float" office:value="-401470.53502755" calcext:value-type="float">
            <text:p>-401470.53502755</text:p>
          </table:table-cell>
          <table:table-cell office:value-type="float" office:value="-401494.64499405" calcext:value-type="float">
            <text:p>-401494.64499405</text:p>
          </table:table-cell>
          <table:table-cell office:value-type="float" office:value="-401498.8975164" calcext:value-type="float">
            <text:p>-401498.8975164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bp86-d3</text:p>
          </table:table-cell>
          <table:table-cell office:value-type="float" office:value="-401023.2677125" calcext:value-type="float">
            <text:p>-401023.2677125</text:p>
          </table:table-cell>
          <table:table-cell office:value-type="float" office:value="-401124.0412288" calcext:value-type="float">
            <text:p>-401124.0412288</text:p>
          </table:table-cell>
          <table:table-cell office:value-type="float" office:value="-401556.01868205" calcext:value-type="float">
            <text:p>-401556.01868205</text:p>
          </table:table-cell>
          <table:table-cell office:value-type="float" office:value="-401573.1571584" calcext:value-type="float">
            <text:p>-401573.1571584</text:p>
          </table:table-cell>
          <table:table-cell office:value-type="float" office:value="-401573.49506025" calcext:value-type="float">
            <text:p>-401573.49506025</text:p>
          </table:table-cell>
          <table:table-cell office:value-type="float" office:value="-401582.023997" calcext:value-type="float">
            <text:p>-401582.023997</text:p>
          </table:table-cell>
          <table:table-cell office:value-type="float" office:value="-401604.9204574" calcext:value-type="float">
            <text:p>-401604.9204574</text:p>
          </table:table-cell>
          <table:table-cell office:value-type="float" office:value="-401608.25195435" calcext:value-type="float">
            <text:p>-401608.2519543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pbe0-d3</text:p>
          </table:table-cell>
          <table:table-cell office:value-type="float" office:value="-400564.10215655" calcext:value-type="float">
            <text:p>-400564.10215655</text:p>
          </table:table-cell>
          <table:table-cell office:value-type="float" office:value="-400653.56606905" calcext:value-type="float">
            <text:p>-400653.56606905</text:p>
          </table:table-cell>
          <table:table-cell office:value-type="float" office:value="-401084.1115746" calcext:value-type="float">
            <text:p>-401084.1115746</text:p>
          </table:table-cell>
          <table:table-cell office:value-type="float" office:value="-401099.08191305" calcext:value-type="float">
            <text:p>-401099.08191305</text:p>
          </table:table-cell>
          <table:table-cell office:value-type="float" office:value="-401100.948381" calcext:value-type="float">
            <text:p>-401100.948381</text:p>
          </table:table-cell>
          <table:table-cell office:value-type="float" office:value="-401109.63799835" calcext:value-type="float">
            <text:p>-401109.63799835</text:p>
          </table:table-cell>
          <table:table-cell office:value-type="float" office:value="-401128.5817685" calcext:value-type="float">
            <text:p>-401128.5817685</text:p>
          </table:table-cell>
          <table:table-cell office:value-type="float" office:value="-401131.26844265" calcext:value-type="float">
            <text:p>-401131.2684426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pbe96-d3</text:p>
          </table:table-cell>
          <table:table-cell office:value-type="float" office:value="-400552.52422665" calcext:value-type="float">
            <text:p>-400552.52422665</text:p>
          </table:table-cell>
          <table:table-cell office:value-type="float" office:value="-400655.9481852" calcext:value-type="float">
            <text:p>-400655.9481852</text:p>
          </table:table-cell>
          <table:table-cell office:value-type="float" office:value="-401082.88415335" calcext:value-type="float">
            <text:p>-401082.88415335</text:p>
          </table:table-cell>
          <table:table-cell office:value-type="float" office:value="-401102.1839413" calcext:value-type="float">
            <text:p>-401102.1839413</text:p>
          </table:table-cell>
          <table:table-cell office:value-type="float" office:value="-401099.82597975" calcext:value-type="float">
            <text:p>-401099.82597975</text:p>
          </table:table-cell>
          <table:table-cell office:value-type="float" office:value="-401114.38227685" calcext:value-type="float">
            <text:p>-401114.38227685</text:p>
          </table:table-cell>
          <table:table-cell office:value-type="float" office:value="-401132.6507684" calcext:value-type="float">
            <text:p>-401132.6507684</text:p>
          </table:table-cell>
          <table:table-cell office:value-type="float" office:value="-401136.6767101" calcext:value-type="float">
            <text:p>-401136.6767101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tpss-d3</text:p>
          </table:table-cell>
          <table:table-cell office:value-type="float" office:value="-401007.5845508" calcext:value-type="float">
            <text:p>-401007.5845508</text:p>
          </table:table-cell>
          <table:table-cell office:value-type="float" office:value="-401103.4483821" calcext:value-type="float">
            <text:p>-401103.4483821</text:p>
          </table:table-cell>
          <table:table-cell office:value-type="float" office:value="-401538.98443805" calcext:value-type="float">
            <text:p>-401538.98443805</text:p>
          </table:table-cell>
          <table:table-cell office:value-type="float" office:value="-401555.80129065" calcext:value-type="float">
            <text:p>-401555.80129065</text:p>
          </table:table-cell>
          <table:table-cell office:value-type="float" office:value="-401550.6660752" calcext:value-type="float">
            <text:p>-401550.6660752</text:p>
          </table:table-cell>
          <table:table-cell office:value-type="float" office:value="-401563.14113845" calcext:value-type="float">
            <text:p>-401563.14113845</text:p>
          </table:table-cell>
          <table:table-cell office:value-type="float" office:value="-401582.65542975" calcext:value-type="float">
            <text:p>-401582.65542975</text:p>
          </table:table-cell>
          <table:table-cell office:value-type="float" office:value="-401586.67979615" calcext:value-type="float">
            <text:p>-401586.6797961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tpssh-d3</text:p>
          </table:table-cell>
          <table:table-cell office:value-type="float" office:value="-400968.0944053" calcext:value-type="float">
            <text:p>-400968.0944053</text:p>
          </table:table-cell>
          <table:table-cell office:value-type="float" office:value="-401058.3097359" calcext:value-type="float">
            <text:p>-401058.3097359</text:p>
          </table:table-cell>
          <table:table-cell office:value-type="float" office:value="-401494.53839875" calcext:value-type="float">
            <text:p>-401494.53839875</text:p>
          </table:table-cell>
          <table:table-cell office:value-type="float" office:value="-401509.9319678" calcext:value-type="float">
            <text:p>-401509.9319678</text:p>
          </table:table-cell>
          <table:table-cell office:value-type="float" office:value="-401509.03325915" calcext:value-type="float">
            <text:p>-401509.03325915</text:p>
          </table:table-cell>
          <table:table-cell office:value-type="float" office:value="-401520.2134258" calcext:value-type="float">
            <text:p>-401520.2134258</text:p>
          </table:table-cell>
          <table:table-cell office:value-type="float" office:value="-401536.9299843" calcext:value-type="float">
            <text:p>-401536.9299843</text:p>
          </table:table-cell>
          <table:table-cell office:value-type="float" office:value="-401540.38330445" calcext:value-type="float">
            <text:p>-401540.3833044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pw6b95-d3</text:p>
          </table:table-cell>
          <table:table-cell office:value-type="float" office:value="-401405.8361438" calcext:value-type="float">
            <text:p>-401405.8361438</text:p>
          </table:table-cell>
          <table:table-cell office:value-type="float" office:value="-401501.44923985" calcext:value-type="float">
            <text:p>-401501.44923985</text:p>
          </table:table-cell>
          <table:table-cell office:value-type="float" office:value="-401939.1303293" calcext:value-type="float">
            <text:p>-401939.1303293</text:p>
          </table:table-cell>
          <table:table-cell office:value-type="float" office:value="-401954.34536435" calcext:value-type="float">
            <text:p>-401954.34536435</text:p>
          </table:table-cell>
          <table:table-cell office:value-type="float" office:value="-401956.52242895" calcext:value-type="float">
            <text:p>-401956.52242895</text:p>
          </table:table-cell>
          <table:table-cell office:value-type="float" office:value="-401967.7913375" calcext:value-type="float">
            <text:p>-401967.7913375</text:p>
          </table:table-cell>
          <table:table-cell office:value-type="float" office:value="-401985.91385125" calcext:value-type="float">
            <text:p>-401985.91385125</text:p>
          </table:table-cell>
          <table:table-cell office:value-type="float" office:value="-401988.84863515" calcext:value-type="float">
            <text:p>-401988.84863515</text:p>
          </table:table-cell>
        </table:table-row>
        <table:table-row table:style-name="ro3">
          <table:table-cell table:number-columns-repeated="13"/>
          <table:table-cell table:style-name="Default"/>
          <table:table-cell office:value-type="string" calcext:value-type="string">
            <text:p>m06-d3</text:p>
          </table:table-cell>
          <table:table-cell office:value-type="float" office:value="-400813.492888" calcext:value-type="float">
            <text:p>-400813.492888</text:p>
          </table:table-cell>
          <table:table-cell office:value-type="float" office:value="-400900.8044156" calcext:value-type="float">
            <text:p>-400900.8044156</text:p>
          </table:table-cell>
          <table:table-cell office:value-type="float" office:value="-401316.35779105" calcext:value-type="float">
            <text:p>-401316.35779105</text:p>
          </table:table-cell>
          <table:table-cell office:value-type="float" office:value="-401329.72421155" calcext:value-type="float">
            <text:p>-401329.72421155</text:p>
          </table:table-cell>
          <table:table-cell office:value-type="float" office:value="-401337.93204965" calcext:value-type="float">
            <text:p>-401337.93204965</text:p>
          </table:table-cell>
          <table:table-cell office:value-type="float" office:value="-401347.02940715" calcext:value-type="float">
            <text:p>-401347.02940715</text:p>
          </table:table-cell>
          <table:table-cell office:value-type="float" office:value="-401366.0099343" calcext:value-type="float">
            <text:p>-401366.0099343</text:p>
          </table:table-cell>
          <table:table-cell office:value-type="float" office:value="-401368.9084863" calcext:value-type="float">
            <text:p>-401368.9084863</text:p>
          </table:table-cell>
        </table:table-row>
      </table:table>
      <table:table table:name="Printable" table:style-name="ta2">
        <table:table-column table:style-name="co7" table:number-columns-repeated="6" table:default-cell-style-name="Default"/>
        <table:table-row table:style-name="ro2">
          <table:table-cell table:style-name="ce9" office:value-type="string" calcext:value-type="string">
            <text:p>Bindungsenergie</text:p>
          </table:table-cell>
          <table:table-cell table:number-columns-repeated="2"/>
          <table:table-cell table:style-name="ce9" office:value-type="string" calcext:value-type="string">
            <text:p>GEOMETRIEN AM JEWEILIGEN MINIMUM!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H2O—H2O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f2-SVPD</text:p>
          </table:table-cell>
          <table:table-cell office:value-type="string" calcext:value-type="string">
            <text:p>def2-TZVP</text:p>
          </table:table-cell>
          <table:table-cell office:value-type="string" calcext:value-type="string">
            <text:p>def2-TZVPD</text:p>
          </table:table-cell>
          <table:table-cell office:value-type="string" calcext:value-type="string">
            <text:p>def2-QZVP</text:p>
          </table:table-cell>
        </table:table-row>
        <table:table-row table:style-name="ro2">
          <table:table-cell/>
          <table:table-cell office:value-type="string" calcext:value-type="string">
            <text:p>b3lyp</text:p>
          </table:table-cell>
          <table:table-cell office:value-type="float" office:value="-0.2" calcext:value-type="float">
            <text:p>-0.2</text:p>
          </table:table-cell>
          <table:table-cell office:value-type="float" office:value="-2.29" calcext:value-type="float">
            <text:p>-2.29</text:p>
          </table:table-cell>
          <table:table-cell office:value-type="float" office:value="1.61" calcext:value-type="float">
            <text:p>1.61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table:style-name="ce9" office:value-type="string" calcext:value-type="string">
            <text:p>REF</text:p>
          </table:table-cell>
          <table:table-cell office:value-type="string" calcext:value-type="string">
            <text:p>b97-d</text:p>
          </table:table-cell>
          <table:table-cell office:value-type="float" office:value="4.43" calcext:value-type="float">
            <text:p>4.43</text:p>
          </table:table-cell>
          <table:table-cell office:value-type="float" office:value="1.89" calcext:value-type="float">
            <text:p>1.89</text:p>
          </table:table-cell>
          <table:table-cell office:value-type="float" office:value="5.92" calcext:value-type="float">
            <text:p>5.92</text:p>
          </table:table-cell>
          <table:table-cell office:value-type="float" office:value="4.93" calcext:value-type="float">
            <text:p>4.93</text:p>
          </table:table-cell>
        </table:table-row>
        <table:table-row table:style-name="ro2">
          <table:table-cell office:value-type="float" office:value="-20.98152572" calcext:value-type="float">
            <text:p>-20.98152572</text:p>
          </table:table-cell>
          <table:table-cell office:value-type="string" calcext:value-type="string">
            <text:p>bhlyp</text:p>
          </table:table-cell>
          <table:table-cell office:value-type="float" office:value="-1.95" calcext:value-type="float">
            <text:p>-1.95</text:p>
          </table:table-cell>
          <table:table-cell office:value-type="float" office:value="-3.31" calcext:value-type="float">
            <text:p>-3.31</text:p>
          </table:table-cell>
          <table:table-cell office:value-type="float" office:value="0.04" calcext:value-type="float">
            <text:p>0.04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2">
          <table:table-cell/>
          <table:table-cell office:value-type="string" calcext:value-type="string">
            <text:p>blyp</text:p>
          </table:table-cell>
          <table:table-cell office:value-type="float" office:value="1.57" calcext:value-type="float">
            <text:p>1.57</text:p>
          </table:table-cell>
          <table:table-cell office:value-type="float" office:value="-1.32" calcext:value-type="float">
            <text:p>-1.32</text:p>
          </table:table-cell>
          <table:table-cell office:value-type="float" office:value="3.16" calcext:value-type="float">
            <text:p>3.16</text:p>
          </table:table-cell>
          <table:table-cell office:value-type="float" office:value="2.13" calcext:value-type="float">
            <text:p>2.13</text:p>
          </table:table-cell>
        </table:table-row>
        <table:table-row table:style-name="ro2">
          <table:table-cell/>
          <table:table-cell office:value-type="string" calcext:value-type="string">
            <text:p>bp86</text:p>
          </table:table-cell>
          <table:table-cell office:value-type="float" office:value="1.2" calcext:value-type="float">
            <text:p>1.2</text:p>
          </table:table-cell>
          <table:table-cell office:value-type="float" office:value="-1.28" calcext:value-type="float">
            <text:p>-1.28</text:p>
          </table:table-cell>
          <table:table-cell office:value-type="float" office:value="2.9" calcext:value-type="float">
            <text:p>2.9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/>
          <table:table-cell office:value-type="string" calcext:value-type="string">
            <text:p>pbe0</text:p>
          </table:table-cell>
          <table:table-cell office:value-type="float" office:value="-2.03" calcext:value-type="float">
            <text:p>-2.03</text:p>
          </table:table-cell>
          <table:table-cell office:value-type="float" office:value="-3.78" calcext:value-type="float">
            <text:p>-3.7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74" calcext:value-type="float">
            <text:p>-0.74</text:p>
          </table:table-cell>
        </table:table-row>
        <table:table-row table:style-name="ro2">
          <table:table-cell/>
          <table:table-cell office:value-type="string" calcext:value-type="string">
            <text:p>pbe96</text:p>
          </table:table-cell>
          <table:table-cell office:value-type="float" office:value="-2.48" calcext:value-type="float">
            <text:p>-2.48</text:p>
          </table:table-cell>
          <table:table-cell office:value-type="float" office:value="-4.95" calcext:value-type="float">
            <text:p>-4.95</text:p>
          </table:table-cell>
          <table:table-cell office:value-type="float" office:value="-0.61" calcext:value-type="float">
            <text:p>-0.61</text:p>
          </table:table-cell>
          <table:table-cell office:value-type="float" office:value="-1.6" calcext:value-type="float">
            <text:p>-1.6</text:p>
          </table:table-cell>
        </table:table-row>
        <table:table-row table:style-name="ro2">
          <table:table-cell/>
          <table:table-cell office:value-type="string" calcext:value-type="string">
            <text:p>tpss</text:p>
          </table:table-cell>
          <table:table-cell office:value-type="float" office:value="-0.12" calcext:value-type="float">
            <text:p>-0.12</text:p>
          </table:table-cell>
          <table:table-cell office:value-type="float" office:value="-2.24" calcext:value-type="float">
            <text:p>-2.24</text:p>
          </table:table-cell>
          <table:table-cell office:value-type="float" office:value="1.67" calcext:value-type="float">
            <text:p>1.67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/>
          <table:table-cell office:value-type="string" calcext:value-type="string">
            <text:p>tpssh</text:p>
          </table:table-cell>
          <table:table-cell office:value-type="float" office:value="-0.16" calcext:value-type="float">
            <text:p>-0.16</text:p>
          </table:table-cell>
          <table:table-cell office:value-type="float" office:value="-2.06" calcext:value-type="float">
            <text:p>-2.06</text:p>
          </table:table-cell>
          <table:table-cell office:value-type="float" office:value="1.7" calcext:value-type="float">
            <text:p>1.7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/>
          <table:table-cell office:value-type="string" calcext:value-type="string">
            <text:p>b3lyp-d3</text:p>
          </table:table-cell>
          <table:table-cell office:value-type="float" office:value="-3.21" calcext:value-type="float">
            <text:p>-3.21</text:p>
          </table:table-cell>
          <table:table-cell office:value-type="float" office:value="-5.37" calcext:value-type="float">
            <text:p>-5.37</text:p>
          </table:table-cell>
          <table:table-cell office:value-type="float" office:value="-1.45" calcext:value-type="float">
            <text:p>-1.45</text:p>
          </table:table-cell>
          <table:table-cell office:value-type="float" office:value="-2.17" calcext:value-type="float">
            <text:p>-2.17</text:p>
          </table:table-cell>
        </table:table-row>
        <table:table-row table:style-name="ro2">
          <table:table-cell/>
          <table:table-cell office:value-type="string" calcext:value-type="string">
            <text:p>b97-d-d3</text:p>
          </table:table-cell>
          <table:table-cell office:value-type="float" office:value="-0.45" calcext:value-type="float">
            <text:p>-0.45</text:p>
          </table:table-cell>
          <table:table-cell office:value-type="float" office:value="-3.13" calcext:value-type="float">
            <text:p>-3.13</text:p>
          </table:table-cell>
          <table:table-cell office:value-type="float" office:value="0.9" calcext:value-type="float">
            <text:p>0.9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2">
          <table:table-cell/>
          <table:table-cell office:value-type="string" calcext:value-type="string">
            <text:p>bhlyp-d3</text:p>
          </table:table-cell>
          <table:table-cell office:value-type="float" office:value="-4.36" calcext:value-type="float">
            <text:p>-4.36</text:p>
          </table:table-cell>
          <table:table-cell office:value-type="float" office:value="-5.74" calcext:value-type="float">
            <text:p>-5.74</text:p>
          </table:table-cell>
          <table:table-cell office:value-type="float" office:value="-2.39" calcext:value-type="float">
            <text:p>-2.39</text:p>
          </table:table-cell>
          <table:table-cell office:value-type="float" office:value="-2.78" calcext:value-type="float">
            <text:p>-2.78</text:p>
          </table:table-cell>
        </table:table-row>
        <table:table-row table:style-name="ro2">
          <table:table-cell/>
          <table:table-cell office:value-type="string" calcext:value-type="string">
            <text:p>blyp-d3</text:p>
          </table:table-cell>
          <table:table-cell office:value-type="float" office:value="-2.23" calcext:value-type="float">
            <text:p>-2.23</text:p>
          </table:table-cell>
          <table:table-cell office:value-type="float" office:value="-5.03" calcext:value-type="float">
            <text:p>-5.03</text:p>
          </table:table-cell>
          <table:table-cell office:value-type="float" office:value="-0.52" calcext:value-type="float">
            <text:p>-0.52</text:p>
          </table:table-cell>
          <table:table-cell office:value-type="float" office:value="-1.59" calcext:value-type="float">
            <text:p>-1.59</text:p>
          </table:table-cell>
        </table:table-row>
        <table:table-row table:style-name="ro2">
          <table:table-cell/>
          <table:table-cell office:value-type="string" calcext:value-type="string">
            <text:p>bp86-d3</text:p>
          </table:table-cell>
          <table:table-cell office:value-type="float" office:value="-2.28" calcext:value-type="float">
            <text:p>-2.28</text:p>
          </table:table-cell>
          <table:table-cell office:value-type="float" office:value="-4.79" calcext:value-type="float">
            <text:p>-4.79</text:p>
          </table:table-cell>
          <table:table-cell office:value-type="float" office:value="-0.77" calcext:value-type="float">
            <text:p>-0.77</text:p>
          </table:table-cell>
          <table:table-cell office:value-type="float" office:value="-1.54" calcext:value-type="float">
            <text:p>-1.54</text:p>
          </table:table-cell>
        </table:table-row>
        <table:table-row table:style-name="ro2">
          <table:table-cell/>
          <table:table-cell office:value-type="string" calcext:value-type="string">
            <text:p>pbe0-d3</text:p>
          </table:table-cell>
          <table:table-cell office:value-type="float" office:value="-3.99" calcext:value-type="float">
            <text:p>-3.99</text:p>
          </table:table-cell>
          <table:table-cell office:value-type="float" office:value="-5.74" calcext:value-type="float">
            <text:p>-5.74</text:p>
          </table:table-cell>
          <table:table-cell office:value-type="float" office:value="-2.08" calcext:value-type="float">
            <text:p>-2.08</text:p>
          </table:table-cell>
          <table:table-cell office:value-type="float" office:value="-2.7" calcext:value-type="float">
            <text:p>-2.7</text:p>
          </table:table-cell>
        </table:table-row>
        <table:table-row table:style-name="ro2">
          <table:table-cell/>
          <table:table-cell office:value-type="string" calcext:value-type="string">
            <text:p>pbe96-d3</text:p>
          </table:table-cell>
          <table:table-cell office:value-type="float" office:value="-4.32" calcext:value-type="float">
            <text:p>-4.32</text:p>
          </table:table-cell>
          <table:table-cell office:value-type="float" office:value="-6.81" calcext:value-type="float">
            <text:p>-6.81</text:p>
          </table:table-cell>
          <table:table-cell office:value-type="float" office:value="-2.46" calcext:value-type="float">
            <text:p>-2.46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2">
          <table:table-cell/>
          <table:table-cell office:value-type="string" calcext:value-type="string">
            <text:p>tpss-d3</text:p>
          </table:table-cell>
          <table:table-cell office:value-type="float" office:value="-2.68" calcext:value-type="float">
            <text:p>-2.68</text:p>
          </table:table-cell>
          <table:table-cell office:value-type="float" office:value="-4.8" calcext:value-type="float">
            <text:p>-4.8</text:p>
          </table:table-cell>
          <table:table-cell office:value-type="float" office:value="-0.82" calcext:value-type="float">
            <text:p>-0.82</text:p>
          </table:table-cell>
          <table:table-cell office:value-type="float" office:value="-1.99" calcext:value-type="float">
            <text:p>-1.99</text:p>
          </table:table-cell>
        </table:table-row>
        <table:table-row table:style-name="ro2">
          <table:table-cell/>
          <table:table-cell office:value-type="string" calcext:value-type="string">
            <text:p>tpssh-d3</text:p>
          </table:table-cell>
          <table:table-cell office:value-type="float" office:value="-2.68" calcext:value-type="float">
            <text:p>-2.68</text:p>
          </table:table-cell>
          <table:table-cell office:value-type="float" office:value="-4.58" calcext:value-type="float">
            <text:p>-4.58</text:p>
          </table:table-cell>
          <table:table-cell office:value-type="float" office:value="-0.82" calcext:value-type="float">
            <text:p>-0.82</text:p>
          </table:table-cell>
          <table:table-cell office:value-type="float" office:value="-1.8" calcext:value-type="float">
            <text:p>-1.8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ks_m08-hx_nebpoints" table:style-name="ta1">
        <table:shapes>
          <draw:frame draw:z-index="0" draw:name="Diagramm 1" draw:style-name="gr1" svg:width="13.3839in" svg:height="5.8988in" svg:x="1.0299in" svg:y="10.0795in">
            <draw:object draw:notify-on-update-of-ranges="'uks_m08-hx_nebpoints'.B32:'uks_m08-hx_nebpoints'.B50 'uks_m08-hx_nebpoints'.D32:'uks_m08-hx_nebpoints'.D50 'uks_m08-hx_nebpoints'.E31:'uks_m08-hx_nebpoints'.E31 'uks_m08-hx_nebpoints'.E32:'uks_m08-hx_nebpoints'.E50 'uks_m08-hx_nebpoints'.H31:'uks_m08-hx_nebpoints'.H31 'uks_m08-hx_nebpoints'.H32:'uks_m08-hx_nebpoints'.H50 'uks_m08-hx_nebpoints'.K31:'uks_m08-hx_nebpoints'.K31 'uks_m08-hx_nebpoints'.K32:'uks_m08-hx_nebpoints'.K50 'uks_m08-hx_nebpoints'.N31:'uks_m08-hx_nebpoints'.N31 'uks_m08-hx_nebpoints'.N32:'uks_m08-hx_nebpoints'.N50 'uks_m08-hx_nebpoints'.Q31:'uks_m08-hx_nebpoints'.Q31 'uks_m08-hx_nebpoints'.Q32:'uks_m08-hx_nebpoints'.Q50 'uks_m08-hx_nebpoints'.T31:'uks_m08-hx_nebpoints'.T31 'uks_m08-hx_nebpoints'.T32:'uks_m08-hx_nebpoints'.T50 'uks_m08-hx_nebpoints'.U31:'uks_m08-hx_nebpoints'.U31 'uks_m08-hx_nebpoints'.U32:'uks_m08-hx_nebpoints'.U50 'uks_m08-hx_nebpoints'.V31:'uks_m08-hx_nebpoints'.V31 'uks_m08-hx_nebpoints'.V32:'uks_m08-hx_nebpoints'.V50 'uks_m08-hx_nebpoints'.W31:'uks_m08-hx_nebpoints'.W31 'uks_m08-hx_nebpoints'.W32:'uks_m08-hx_nebpoints'.W50 'uks_m08-hx_nebpoints'.X31:'uks_m08-hx_nebpoints'.X31 'uks_m08-hx_nebpoints'.X32:'uks_m08-hx_nebpoints'.X50 'uks_m08-hx_nebpoints'.Y31:'uks_m08-hx_nebpoints'.Y31 'uks_m08-hx_nebpoints'.Y32:'uks_m08-hx_nebpoints'.Y50 'uks_m08-hx_nebpoints'.Z31:'uks_m08-hx_nebpoints'.Z31 'uks_m08-hx_nebpoints'.Z32:'uks_m08-hx_nebpoints'.Z50 'uks_m08-hx_nebpoints'.AA31:'uks_m08-hx_nebpoints'.AA31 'uks_m08-hx_nebpoints'.AA32:'uks_m08-hx_nebpoints'.AA50 'uks_m08-hx_nebpoints'.AB31:'uks_m08-hx_nebpoints'.AB31 'uks_m08-hx_nebpoints'.AB32:'uks_m08-hx_nebpoints'.AB50 'uks_m08-hx_nebpoints'.AC31:'uks_m08-hx_nebpoints'.AC31 'uks_m08-hx_nebpoints'.AC32:'uks_m08-hx_nebpoints'.AC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Diagramm 2" draw:style-name="gr1" svg:width="9.6114in" svg:height="5.7709in" svg:x="14.961in" svg:y="9.9673in">
            <draw:object draw:notify-on-update-of-ranges="'uks_m08-hx_nebpoints'.D32:'uks_m08-hx_nebpoints'.D50 'uks_m08-hx_nebpoints'.V31:'uks_m08-hx_nebpoints'.V31 'uks_m08-hx_nebpoints'.V32:'uks_m08-hx_nebpoints'.V50 'uks_m08-hx_nebpoints'.H31:'uks_m08-hx_nebpoints'.H31 'uks_m08-hx_nebpoints'.H32:'uks_m08-hx_nebpoints'.H50 'uks_m08-hx_nebpoints'.T31:'uks_m08-hx_nebpoints'.T31 'uks_m08-hx_nebpoints'.T32:'uks_m08-hx_nebpoints'.T50 'uks_m08-hx_nebpoints'.U31:'uks_m08-hx_nebpoints'.U31 'uks_m08-hx_nebpoints'.U32:'uks_m08-hx_nebpoints'.U50 'uks_m08-hx_nebpoints'.W31:'uks_m08-hx_nebpoints'.W31 'uks_m08-hx_nebpoints'.W32:'uks_m08-hx_nebpoints'.W50 'uks_m08-hx_nebpoints'.Y31:'uks_m08-hx_nebpoints'.Y31 'uks_m08-hx_nebpoints'.Y32:'uks_m08-hx_nebpoints'.Y50 'uks_m08-hx_nebpoints'.AB31:'uks_m08-hx_nebpoints'.AB31 'uks_m08-hx_nebpoints'.AB32:'uks_m08-hx_nebpoints'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name="Diagramm 3" draw:style-name="gr1" svg:width="9.6114in" svg:height="5.7709in" svg:x="12.6638in" svg:y="16.5059in">
            <draw:object draw:notify-on-update-of-ranges="'uks_m08-hx_nebpoints'.D32:'uks_m08-hx_nebpoints'.D50 'uks_m08-hx_nebpoints'.V31:'uks_m08-hx_nebpoints'.V31 'uks_m08-hx_nebpoints'.V32:'uks_m08-hx_nebpoints'.V50 'uks_m08-hx_nebpoints'.H31:'uks_m08-hx_nebpoints'.H31 'uks_m08-hx_nebpoints'.H32:'uks_m08-hx_nebpoints'.H50 'uks_m08-hx_nebpoints'.T31:'uks_m08-hx_nebpoints'.T31 'uks_m08-hx_nebpoints'.T32:'uks_m08-hx_nebpoints'.T50 'uks_m08-hx_nebpoints'.U31:'uks_m08-hx_nebpoints'.U31 'uks_m08-hx_nebpoints'.U32:'uks_m08-hx_nebpoints'.U50 'uks_m08-hx_nebpoints'.W31:'uks_m08-hx_nebpoints'.W31 'uks_m08-hx_nebpoints'.W32:'uks_m08-hx_nebpoints'.W50 'uks_m08-hx_nebpoints'.Y31:'uks_m08-hx_nebpoints'.Y31 'uks_m08-hx_nebpoints'.Y32:'uks_m08-hx_nebpoints'.Y50 'uks_m08-hx_nebpoints'.AB31:'uks_m08-hx_nebpoints'.AB31 'uks_m08-hx_nebpoints'.AB32:'uks_m08-hx_nebpoints'.AB5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57" table:default-cell-style-name="ce5"/>
        <table:table-column table:style-name="co5" table:number-columns-repeated="967" table:default-cell-style-name="ce5"/>
        <table:table-row table:style-name="ro2">
          <table:table-cell table:style-name="ce2" office:value-type="string" calcext:value-type="string">
            <text:p>RESULTS</text:p>
          </table:table-cell>
          <table:table-cell/>
          <table:table-cell office:value-type="string" calcext:value-type="string">
            <text:p>CALCULATIONS ON NEB-POINTS DERIVED WITH m08-hx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 calcext:value-type="string" table:number-columns-spanned="28" table:number-rows-spanned="1">
            <text:p>Energies for theories:</text:p>
          </table:table-cell>
          <table:covered-table-cell table:number-columns-repeated="27"/>
          <table:table-cell table:number-columns-repeated="995"/>
        </table:table-row>
        <table:table-row table:style-name="ro2">
          <table:table-cell table:style-name="ce2"/>
          <table:table-cell table:style-name="ce42" office:value-type="string" calcext:value-type="string" table:number-columns-spanned="2" table:number-rows-spanned="1">
            <text:p>CCSD(T)-f12, vtz-f12</text:p>
          </table:table-cell>
          <table:covered-table-cell/>
          <table:table-cell table:style-name="ce53" office:value-type="string" calcext:value-type="string">
            <text:p>MRCI-f12</text:p>
          </table:table-cell>
          <table:table-cell table:style-name="ce61" office:value-type="string" calcext:value-type="string" table:number-columns-spanned="21" table:number-rows-spanned="1">
            <text:p>turbomole</text:p>
          </table:table-cell>
          <table:covered-table-cell table:number-columns-repeated="20"/>
          <table:table-cell table:style-name="ce41" office:value-type="string" calcext:value-type="string" table:number-columns-spanned="4" table:number-rows-spanned="1">
            <text:p>nwchem</text:p>
          </table:table-cell>
          <table:covered-table-cell table:number-columns-repeated="3"/>
          <table:table-cell table:number-columns-repeated="995"/>
        </table:table-row>
        <table:table-row table:style-name="ro2">
          <table:table-cell table:style-name="ce38" office:value-type="string" calcext:value-type="string">
            <text:p>Point</text:p>
          </table:table-cell>
          <table:table-cell table:style-name="ce43" office:value-type="string" calcext:value-type="string">
            <text:p>f12a</text:p>
          </table:table-cell>
          <table:table-cell table:style-name="ce38" office:value-type="string" calcext:value-type="string">
            <text:p>f12b</text:p>
          </table:table-cell>
          <table:table-cell table:style-name="ce54" office:value-type="string" calcext:value-type="string">
            <text:p>vtz-f12</text:p>
          </table:table-cell>
          <table:table-cell table:style-name="ce38" office:value-type="string" calcext:value-type="string">
            <text:p>blyp</text:p>
          </table:table-cell>
          <table:table-cell table:style-name="ce38" office:value-type="string" calcext:value-type="string">
            <text:p>blyp-d2</text:p>
          </table:table-cell>
          <table:table-cell table:style-name="ce38" office:value-type="string" calcext:value-type="string">
            <text:p>blyp-d3</text:p>
          </table:table-cell>
          <table:table-cell table:style-name="ce38" office:value-type="string" calcext:value-type="string">
            <text:p>b3lyp</text:p>
          </table:table-cell>
          <table:table-cell table:style-name="ce38" office:value-type="string" calcext:value-type="string">
            <text:p>b3lyp-d2</text:p>
          </table:table-cell>
          <table:table-cell table:style-name="ce38" office:value-type="string" calcext:value-type="string">
            <text:p>b3lyp-d3</text:p>
          </table:table-cell>
          <table:table-cell table:style-name="ce38" office:value-type="string" calcext:value-type="string">
            <text:p>pbe</text:p>
          </table:table-cell>
          <table:table-cell table:style-name="ce38" office:value-type="string" calcext:value-type="string">
            <text:p>pbe-d2</text:p>
          </table:table-cell>
          <table:table-cell table:style-name="ce38" office:value-type="string" calcext:value-type="string">
            <text:p>pbe-d3</text:p>
          </table:table-cell>
          <table:table-cell table:style-name="ce38" office:value-type="string" calcext:value-type="string">
            <text:p>tpss</text:p>
          </table:table-cell>
          <table:table-cell table:style-name="ce38" office:value-type="string" calcext:value-type="string">
            <text:p>tpss-d2</text:p>
          </table:table-cell>
          <table:table-cell table:style-name="ce38" office:value-type="string" calcext:value-type="string">
            <text:p>tpss-d3</text:p>
          </table:table-cell>
          <table:table-cell table:style-name="ce38" office:value-type="string" calcext:value-type="string">
            <text:p>bp86</text:p>
          </table:table-cell>
          <table:table-cell table:style-name="ce38" office:value-type="string" calcext:value-type="string">
            <text:p>bp86-d2</text:p>
          </table:table-cell>
          <table:table-cell table:style-name="ce38" office:value-type="string" calcext:value-type="string">
            <text:p>bp86-d3</text:p>
          </table:table-cell>
          <table:table-cell table:style-name="ce38" office:value-type="string" calcext:value-type="string">
            <text:p>tpssh</text:p>
          </table:table-cell>
          <table:table-cell table:style-name="ce38" office:value-type="string" calcext:value-type="string">
            <text:p>pbe0</text:p>
          </table:table-cell>
          <table:table-cell table:style-name="ce38" office:value-type="string" calcext:value-type="string">
            <text:p>b97-d</text:p>
          </table:table-cell>
          <table:table-cell table:style-name="ce38" office:value-type="string" calcext:value-type="string">
            <text:p>m06</text:p>
          </table:table-cell>
          <table:table-cell table:style-name="ce38" office:value-type="string" calcext:value-type="string">
            <text:p>m06-2x</text:p>
          </table:table-cell>
          <table:table-cell table:style-name="ce38" office:value-type="string" calcext:value-type="string">
            <text:p>pw6b95</text:p>
          </table:table-cell>
          <table:table-cell table:style-name="ce38" office:value-type="string" calcext:value-type="string">
            <text:p>m11</text:p>
          </table:table-cell>
          <table:table-cell table:style-name="ce38" office:value-type="string" calcext:value-type="string">
            <text:p>m08-hx</text:p>
          </table:table-cell>
          <table:table-cell table:style-name="ce38" office:value-type="string" calcext:value-type="string">
            <text:p>m11-l</text:p>
          </table:table-cell>
          <table:table-cell table:style-name="ce38" office:value-type="string" calcext:value-type="string">
            <text:p>m08-so</text:p>
          </table:table-cell>
          <table:table-cell table:number-columns-repeated="995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44" office:value-type="float" office:value="-151.313511266939" calcext:value-type="float">
            <text:p>-151.3135</text:p>
          </table:table-cell>
          <table:table-cell table:style-name="ce47" office:value-type="float" office:value="-151.305936809726" calcext:value-type="float">
            <text:p>-151.3059</text:p>
          </table:table-cell>
          <table:table-cell table:style-name="ce55" office:value-type="float" office:value="-151.27346019" calcext:value-type="float">
            <text:p>-151.27346019</text:p>
          </table:table-cell>
          <table:table-cell table:style-name="ce62" office:value-type="float" office:value="-151.267602" calcext:value-type="float">
            <text:p>-151.267602</text:p>
          </table:table-cell>
          <table:table-cell table:style-name="ce21" office:value-type="float" office:value="-151.267697" calcext:value-type="float">
            <text:p>-151.267697</text:p>
          </table:table-cell>
          <table:table-cell table:style-name="ce21" office:value-type="float" office:value="-151.267781" calcext:value-type="float">
            <text:p>-151.267781</text:p>
          </table:table-cell>
          <table:table-cell table:style-name="ce21" office:value-type="float" office:value="-151.219326" calcext:value-type="float">
            <text:p>-151.219326</text:p>
          </table:table-cell>
          <table:table-cell table:style-name="ce21" office:value-type="float" office:value="-151.219409" calcext:value-type="float">
            <text:p>-151.219409</text:p>
          </table:table-cell>
          <table:table-cell table:style-name="ce21" office:value-type="float" office:value="-151.219493" calcext:value-type="float">
            <text:p>-151.219493</text:p>
          </table:table-cell>
          <table:table-cell table:style-name="ce21" office:value-type="float" office:value="-151.136768" calcext:value-type="float">
            <text:p>-151.136768</text:p>
          </table:table-cell>
          <table:table-cell table:style-name="ce21" office:value-type="float" office:value="-151.136827" calcext:value-type="float">
            <text:p>-151.136827</text:p>
          </table:table-cell>
          <table:table-cell table:style-name="ce21" office:value-type="float" office:value="-151.136875" calcext:value-type="float">
            <text:p>-151.136875</text:p>
          </table:table-cell>
          <table:table-cell table:style-name="ce21" office:value-type="float" office:value="-151.305275" calcext:value-type="float">
            <text:p>-151.305275</text:p>
          </table:table-cell>
          <table:table-cell table:style-name="ce21" office:value-type="float" office:value="-151.305353" calcext:value-type="float">
            <text:p>-151.305353</text:p>
          </table:table-cell>
          <table:table-cell table:style-name="ce21" office:value-type="float" office:value="-151.305409" calcext:value-type="float">
            <text:p>-151.305409</text:p>
          </table:table-cell>
          <table:table-cell table:style-name="ce21" office:value-type="float" office:value="-151.302266" calcext:value-type="float">
            <text:p>-151.302266</text:p>
          </table:table-cell>
          <table:table-cell table:style-name="ce21" office:value-type="float" office:value="-151.302348" calcext:value-type="float">
            <text:p>-151.302348</text:p>
          </table:table-cell>
          <table:table-cell table:style-name="ce21" office:value-type="float" office:value="-151.302438" calcext:value-type="float">
            <text:p>-151.302438</text:p>
          </table:table-cell>
          <table:table-cell table:style-name="ce21" office:value-type="float" office:value="-151.206236" calcext:value-type="float">
            <text:p>-151.206236</text:p>
          </table:table-cell>
          <table:table-cell table:style-name="ce21" office:value-type="float" office:value="-151.129716" calcext:value-type="float">
            <text:p>-151.129716</text:p>
          </table:table-cell>
          <table:table-cell table:style-name="ce21" office:value-type="float" office:value="-151.207891" calcext:value-type="float">
            <text:p>-151.207891</text:p>
          </table:table-cell>
          <table:table-cell office:value-type="float" office:value="-151.210029" calcext:value-type="float">
            <text:p>-151.210029</text:p>
          </table:table-cell>
          <table:table-cell table:style-name="ce21"/>
          <table:table-cell table:style-name="ce21" office:value-type="float" office:value="-151.344906" calcext:value-type="float">
            <text:p>-151.344906</text:p>
          </table:table-cell>
          <table:table-cell table:style-name="ce62" office:value-type="float" office:value="-151.085046" calcext:value-type="float">
            <text:p>-151.085046</text:p>
          </table:table-cell>
          <table:table-cell table:style-name="ce21" office:value-type="float" office:value="-151.088216" calcext:value-type="float">
            <text:p>-151.088216</text:p>
          </table:table-cell>
          <table:table-cell table:style-name="ce21" office:value-type="float" office:value="-151.188837" calcext:value-type="float">
            <text:p>-151.188837</text:p>
          </table:table-cell>
          <table:table-cell table:style-name="ce63" office:value-type="float" office:value="-151.06594" calcext:value-type="float">
            <text:p>-151.06594</text:p>
          </table:table-cell>
          <table:table-cell table:style-name="ce2"/>
          <table:table-cell table:number-columns-repeated="2"/>
          <table:table-cell office:value-type="string" calcext:value-type="string">
            <text:p>blyp</text:p>
          </table:table-cell>
          <table:table-cell office:value-type="string" calcext:value-type="string">
            <text:p>blyp-d2</text:p>
          </table:table-cell>
          <table:table-cell office:value-type="string" calcext:value-type="string">
            <text:p>blyp-d3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b3lyp-d2</text:p>
          </table:table-cell>
          <table:table-cell office:value-type="string" calcext:value-type="string">
            <text:p>b3lyp-d3</text:p>
          </table:table-cell>
          <table:table-cell office:value-type="string" calcext:value-type="string">
            <text:p>pbe</text:p>
          </table:table-cell>
          <table:table-cell office:value-type="string" calcext:value-type="string">
            <text:p>pbe-d2</text:p>
          </table:table-cell>
          <table:table-cell office:value-type="string" calcext:value-type="string">
            <text:p>pbe-d3</text:p>
          </table:table-cell>
          <table:table-cell office:value-type="string" calcext:value-type="string">
            <text:p>tpss</text:p>
          </table:table-cell>
          <table:table-cell office:value-type="string" calcext:value-type="string">
            <text:p>tpss-d2</text:p>
          </table:table-cell>
          <table:table-cell office:value-type="string" calcext:value-type="string">
            <text:p>tpss-d3</text:p>
          </table:table-cell>
          <table:table-cell office:value-type="string" calcext:value-type="string">
            <text:p>bp86</text:p>
          </table:table-cell>
          <table:table-cell office:value-type="string" calcext:value-type="string">
            <text:p>bp86-d2</text:p>
          </table:table-cell>
          <table:table-cell office:value-type="string" calcext:value-type="string">
            <text:p>bp86-d3</text:p>
          </table:table-cell>
          <table:table-cell office:value-type="string" calcext:value-type="string">
            <text:p>tpssh</text:p>
          </table:table-cell>
          <table:table-cell office:value-type="string" calcext:value-type="string">
            <text:p>pbe0</text:p>
          </table:table-cell>
          <table:table-cell office:value-type="string" calcext:value-type="string">
            <text:p>b97-d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m06-2x</text:p>
          </table:table-cell>
          <table:table-cell office:value-type="string" calcext:value-type="string">
            <text:p>pw6b95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08-hx</text:p>
          </table:table-cell>
          <table:table-cell office:value-type="string" calcext:value-type="string">
            <text:p>m11-l</text:p>
          </table:table-cell>
          <table:table-cell office:value-type="string" calcext:value-type="string">
            <text:p>m08-so</text:p>
          </table:table-cell>
          <table:table-cell table:number-columns-repeated="967"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45" office:value-type="float" office:value="-151.311621954564" calcext:value-type="float">
            <text:p>-151.3116</text:p>
          </table:table-cell>
          <table:table-cell table:style-name="ce48" office:value-type="float" office:value="-151.304038711244" calcext:value-type="float">
            <text:p>-151.3040</text:p>
          </table:table-cell>
          <table:table-cell table:style-name="ce56" office:value-type="float" office:value="-151.27357119" calcext:value-type="float">
            <text:p>-151.27357119</text:p>
          </table:table-cell>
          <table:table-cell table:style-name="ce16" office:value-type="float" office:value="-151.267737" calcext:value-type="float">
            <text:p>-151.267737</text:p>
          </table:table-cell>
          <table:table-cell office:value-type="float" office:value="-151.267846" calcext:value-type="float">
            <text:p>-151.267846</text:p>
          </table:table-cell>
          <table:table-cell office:value-type="float" office:value="-151.267946" calcext:value-type="float">
            <text:p>-151.267946</text:p>
          </table:table-cell>
          <table:table-cell office:value-type="float" office:value="-151.219406" calcext:value-type="float">
            <text:p>-151.219406</text:p>
          </table:table-cell>
          <table:table-cell office:value-type="float" office:value="-151.219501" calcext:value-type="float">
            <text:p>-151.219501</text:p>
          </table:table-cell>
          <table:table-cell office:value-type="float" office:value="-151.219602" calcext:value-type="float">
            <text:p>-151.219602</text:p>
          </table:table-cell>
          <table:table-cell office:value-type="float" office:value="-151.136885" calcext:value-type="float">
            <text:p>-151.136885</text:p>
          </table:table-cell>
          <table:table-cell office:value-type="float" office:value="-151.136953" calcext:value-type="float">
            <text:p>-151.136953</text:p>
          </table:table-cell>
          <table:table-cell office:value-type="float" office:value="-151.137016" calcext:value-type="float">
            <text:p>-151.137016</text:p>
          </table:table-cell>
          <table:table-cell office:value-type="float" office:value="-151.305401" calcext:value-type="float">
            <text:p>-151.305401</text:p>
          </table:table-cell>
          <table:table-cell office:value-type="float" office:value="-151.305491" calcext:value-type="float">
            <text:p>-151.305491</text:p>
          </table:table-cell>
          <table:table-cell office:value-type="float" office:value="-151.305562" calcext:value-type="float">
            <text:p>-151.305562</text:p>
          </table:table-cell>
          <table:table-cell office:value-type="float" office:value="-151.302347" calcext:value-type="float">
            <text:p>-151.302347</text:p>
          </table:table-cell>
          <table:table-cell office:value-type="float" office:value="-151.302442" calcext:value-type="float">
            <text:p>-151.302442</text:p>
          </table:table-cell>
          <table:table-cell office:value-type="float" office:value="-151.302549" calcext:value-type="float">
            <text:p>-151.302549</text:p>
          </table:table-cell>
          <table:table-cell office:value-type="float" office:value="-151.285322" calcext:value-type="float">
            <text:p>-151.285322</text:p>
          </table:table-cell>
          <table:table-cell office:value-type="float" office:value="-151.129765" calcext:value-type="float">
            <text:p>-151.129765</text:p>
          </table:table-cell>
          <table:table-cell office:value-type="float" office:value="-151.207913" calcext:value-type="float">
            <text:p>-151.207913</text:p>
          </table:table-cell>
          <table:table-cell office:value-type="float" office:value="-151.210029" calcext:value-type="float">
            <text:p>-151.210029</text:p>
          </table:table-cell>
          <table:table-cell/>
          <table:table-cell office:value-type="float" office:value="-151.444768" calcext:value-type="float">
            <text:p>-151.444768</text:p>
          </table:table-cell>
          <table:table-cell table:style-name="ce16" office:value-type="float" office:value="-151.089469" calcext:value-type="float">
            <text:p>-151.089469</text:p>
          </table:table-cell>
          <table:table-cell office:value-type="float" office:value="-151.091402" calcext:value-type="float">
            <text:p>-151.091402</text:p>
          </table:table-cell>
          <table:table-cell office:value-type="float" office:value="-151.1286" calcext:value-type="float">
            <text:p>-151.1286</text:p>
          </table:table-cell>
          <table:table-cell table:style-name="ce28" office:value-type="float" office:value="-151.069299" calcext:value-type="float">
            <text:p>-151.069299</text:p>
          </table:table-cell>
          <table:table-cell table:style-name="ce2"/>
          <table:table-cell table:number-columns-repeated="2"/>
          <table:table-cell office:value-type="float" office:value="-151.267602" calcext:value-type="float">
            <text:p>-151.267602</text:p>
          </table:table-cell>
          <table:table-cell office:value-type="float" office:value="-151.267697" calcext:value-type="float">
            <text:p>-151.267697</text:p>
          </table:table-cell>
          <table:table-cell office:value-type="float" office:value="-151.267781" calcext:value-type="float">
            <text:p>-151.267781</text:p>
          </table:table-cell>
          <table:table-cell office:value-type="float" office:value="-151.219326" calcext:value-type="float">
            <text:p>-151.219326</text:p>
          </table:table-cell>
          <table:table-cell office:value-type="float" office:value="-151.219409" calcext:value-type="float">
            <text:p>-151.219409</text:p>
          </table:table-cell>
          <table:table-cell office:value-type="float" office:value="-151.219493" calcext:value-type="float">
            <text:p>-151.219493</text:p>
          </table:table-cell>
          <table:table-cell office:value-type="float" office:value="-151.136768" calcext:value-type="float">
            <text:p>-151.136768</text:p>
          </table:table-cell>
          <table:table-cell office:value-type="float" office:value="-151.136827" calcext:value-type="float">
            <text:p>-151.136827</text:p>
          </table:table-cell>
          <table:table-cell office:value-type="float" office:value="-151.136875" calcext:value-type="float">
            <text:p>-151.136875</text:p>
          </table:table-cell>
          <table:table-cell office:value-type="float" office:value="-151.305275" calcext:value-type="float">
            <text:p>-151.305275</text:p>
          </table:table-cell>
          <table:table-cell office:value-type="float" office:value="-151.305353" calcext:value-type="float">
            <text:p>-151.305353</text:p>
          </table:table-cell>
          <table:table-cell office:value-type="float" office:value="-151.305409" calcext:value-type="float">
            <text:p>-151.305409</text:p>
          </table:table-cell>
          <table:table-cell office:value-type="float" office:value="-151.302266" calcext:value-type="float">
            <text:p>-151.302266</text:p>
          </table:table-cell>
          <table:table-cell office:value-type="float" office:value="-151.302348" calcext:value-type="float">
            <text:p>-151.302348</text:p>
          </table:table-cell>
          <table:table-cell office:value-type="float" office:value="-151.302438" calcext:value-type="float">
            <text:p>-151.302438</text:p>
          </table:table-cell>
          <table:table-cell office:value-type="float" office:value="-151.206236" calcext:value-type="float">
            <text:p>-151.206236</text:p>
          </table:table-cell>
          <table:table-cell office:value-type="float" office:value="-151.129716" calcext:value-type="float">
            <text:p>-151.129716</text:p>
          </table:table-cell>
          <table:table-cell office:value-type="float" office:value="-151.207891" calcext:value-type="float">
            <text:p>-151.207891</text:p>
          </table:table-cell>
          <table:table-cell office:value-type="float" office:value="-151.344906" calcext:value-type="float">
            <text:p>-151.344906</text:p>
          </table:table-cell>
          <table:table-cell office:value-type="float" office:value="-151.085046" calcext:value-type="float">
            <text:p>-151.085046</text:p>
          </table:table-cell>
          <table:table-cell office:value-type="float" office:value="-151.088216" calcext:value-type="float">
            <text:p>-151.088216</text:p>
          </table:table-cell>
          <table:table-cell office:value-type="float" office:value="-151.188837" calcext:value-type="float">
            <text:p>-151.188837</text:p>
          </table:table-cell>
          <table:table-cell office:value-type="float" office:value="-151.06594" calcext:value-type="float">
            <text:p>-151.06594</text:p>
          </table:table-cell>
          <table:table-cell table:number-columns-repeated="969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45" office:value-type="float" office:value="-151.309304941063" calcext:value-type="float">
            <text:p>-151.3093</text:p>
          </table:table-cell>
          <table:table-cell table:style-name="ce48" office:value-type="float" office:value="-151.301704127388" calcext:value-type="float">
            <text:p>-151.3017</text:p>
          </table:table-cell>
          <table:table-cell table:style-name="ce56" office:value-type="float" office:value="-151.27371206" calcext:value-type="float">
            <text:p>-151.27371206</text:p>
          </table:table-cell>
          <table:table-cell table:style-name="ce16" office:value-type="float" office:value="-151.267919" calcext:value-type="float">
            <text:p>-151.267919</text:p>
          </table:table-cell>
          <table:table-cell office:value-type="float" office:value="-151.268049" calcext:value-type="float">
            <text:p>-151.268049</text:p>
          </table:table-cell>
          <table:table-cell office:value-type="float" office:value="-151.268175" calcext:value-type="float">
            <text:p>-151.268175</text:p>
          </table:table-cell>
          <table:table-cell office:value-type="float" office:value="-151.21952" calcext:value-type="float">
            <text:p>-151.21952</text:p>
          </table:table-cell>
          <table:table-cell office:value-type="float" office:value="-151.219633" calcext:value-type="float">
            <text:p>-151.219633</text:p>
          </table:table-cell>
          <table:table-cell office:value-type="float" office:value="-151.21976" calcext:value-type="float">
            <text:p>-151.21976</text:p>
          </table:table-cell>
          <table:table-cell office:value-type="float" office:value="-151.137032" calcext:value-type="float">
            <text:p>-151.137032</text:p>
          </table:table-cell>
          <table:table-cell office:value-type="float" office:value="-151.137113" calcext:value-type="float">
            <text:p>-151.137113</text:p>
          </table:table-cell>
          <table:table-cell office:value-type="float" office:value="-151.137198" calcext:value-type="float">
            <text:p>-151.137198</text:p>
          </table:table-cell>
          <table:table-cell office:value-type="float" office:value="-151.305553" calcext:value-type="float">
            <text:p>-151.305553</text:p>
          </table:table-cell>
          <table:table-cell office:value-type="float" office:value="-151.305661" calcext:value-type="float">
            <text:p>-151.305661</text:p>
          </table:table-cell>
          <table:table-cell office:value-type="float" office:value="-151.305753" calcext:value-type="float">
            <text:p>-151.305753</text:p>
          </table:table-cell>
          <table:table-cell office:value-type="float" office:value="-151.30245" calcext:value-type="float">
            <text:p>-151.30245</text:p>
          </table:table-cell>
          <table:table-cell office:value-type="float" office:value="-151.302563" calcext:value-type="float">
            <text:p>-151.302563</text:p>
          </table:table-cell>
          <table:table-cell office:value-type="float" office:value="-151.302699" calcext:value-type="float">
            <text:p>-151.302699</text:p>
          </table:table-cell>
          <table:table-cell office:value-type="float" office:value="-151.28544" calcext:value-type="float">
            <text:p>-151.28544</text:p>
          </table:table-cell>
          <table:table-cell office:value-type="float" office:value="-151.129828" calcext:value-type="float">
            <text:p>-151.129828</text:p>
          </table:table-cell>
          <table:table-cell office:value-type="float" office:value="-151.207881" calcext:value-type="float">
            <text:p>-151.207881</text:p>
          </table:table-cell>
          <table:table-cell office:value-type="float" office:value="-151.210085" calcext:value-type="float">
            <text:p>-151.210085</text:p>
          </table:table-cell>
          <table:table-cell/>
          <table:table-cell office:value-type="float" office:value="-151.444854" calcext:value-type="float">
            <text:p>-151.444854</text:p>
          </table:table-cell>
          <table:table-cell table:style-name="ce16" office:value-type="float" office:value="-151.09479" calcext:value-type="float">
            <text:p>-151.09479</text:p>
          </table:table-cell>
          <table:table-cell office:value-type="float" office:value="-151.095371" calcext:value-type="float">
            <text:p>-151.095371</text:p>
          </table:table-cell>
          <table:table-cell office:value-type="float" office:value="-151.188785" calcext:value-type="float">
            <text:p>-151.188785</text:p>
          </table:table-cell>
          <table:table-cell table:style-name="ce28" office:value-type="float" office:value="-151.073495" calcext:value-type="float">
            <text:p>-151.073495</text:p>
          </table:table-cell>
          <table:table-cell table:style-name="ce2"/>
          <table:table-cell table:number-columns-repeated="2"/>
          <table:table-cell office:value-type="float" office:value="-151.267737" calcext:value-type="float">
            <text:p>-151.267737</text:p>
          </table:table-cell>
          <table:table-cell office:value-type="float" office:value="-151.267846" calcext:value-type="float">
            <text:p>-151.267846</text:p>
          </table:table-cell>
          <table:table-cell office:value-type="float" office:value="-151.267946" calcext:value-type="float">
            <text:p>-151.267946</text:p>
          </table:table-cell>
          <table:table-cell office:value-type="float" office:value="-151.219406" calcext:value-type="float">
            <text:p>-151.219406</text:p>
          </table:table-cell>
          <table:table-cell office:value-type="float" office:value="-151.219501" calcext:value-type="float">
            <text:p>-151.219501</text:p>
          </table:table-cell>
          <table:table-cell office:value-type="float" office:value="-151.219602" calcext:value-type="float">
            <text:p>-151.219602</text:p>
          </table:table-cell>
          <table:table-cell office:value-type="float" office:value="-151.136885" calcext:value-type="float">
            <text:p>-151.136885</text:p>
          </table:table-cell>
          <table:table-cell office:value-type="float" office:value="-151.136953" calcext:value-type="float">
            <text:p>-151.136953</text:p>
          </table:table-cell>
          <table:table-cell office:value-type="float" office:value="-151.137016" calcext:value-type="float">
            <text:p>-151.137016</text:p>
          </table:table-cell>
          <table:table-cell office:value-type="float" office:value="-151.305401" calcext:value-type="float">
            <text:p>-151.305401</text:p>
          </table:table-cell>
          <table:table-cell office:value-type="float" office:value="-151.305491" calcext:value-type="float">
            <text:p>-151.305491</text:p>
          </table:table-cell>
          <table:table-cell office:value-type="float" office:value="-151.305562" calcext:value-type="float">
            <text:p>-151.305562</text:p>
          </table:table-cell>
          <table:table-cell office:value-type="float" office:value="-151.302347" calcext:value-type="float">
            <text:p>-151.302347</text:p>
          </table:table-cell>
          <table:table-cell office:value-type="float" office:value="-151.302442" calcext:value-type="float">
            <text:p>-151.302442</text:p>
          </table:table-cell>
          <table:table-cell office:value-type="float" office:value="-151.302549" calcext:value-type="float">
            <text:p>-151.302549</text:p>
          </table:table-cell>
          <table:table-cell office:value-type="float" office:value="-151.285322" calcext:value-type="float">
            <text:p>-151.285322</text:p>
          </table:table-cell>
          <table:table-cell office:value-type="float" office:value="-151.129765" calcext:value-type="float">
            <text:p>-151.129765</text:p>
          </table:table-cell>
          <table:table-cell office:value-type="float" office:value="-151.207913" calcext:value-type="float">
            <text:p>-151.207913</text:p>
          </table:table-cell>
          <table:table-cell office:value-type="float" office:value="-151.444768" calcext:value-type="float">
            <text:p>-151.444768</text:p>
          </table:table-cell>
          <table:table-cell office:value-type="float" office:value="-151.089469" calcext:value-type="float">
            <text:p>-151.089469</text:p>
          </table:table-cell>
          <table:table-cell office:value-type="float" office:value="-151.091402" calcext:value-type="float">
            <text:p>-151.091402</text:p>
          </table:table-cell>
          <table:table-cell office:value-type="float" office:value="-151.1286" calcext:value-type="float">
            <text:p>-151.1286</text:p>
          </table:table-cell>
          <table:table-cell office:value-type="float" office:value="-151.069299" calcext:value-type="float">
            <text:p>-151.069299</text:p>
          </table:table-cell>
          <table:table-cell table:number-columns-repeated="969"/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45" office:value-type="float" office:value="-151.306689604947" calcext:value-type="float">
            <text:p>-151.3067</text:p>
          </table:table-cell>
          <table:table-cell table:style-name="ce48" office:value-type="float" office:value="-151.299065942146" calcext:value-type="float">
            <text:p>-151.2991</text:p>
          </table:table-cell>
          <table:table-cell table:style-name="ce56" office:value-type="float" office:value="-151.2738704" calcext:value-type="float">
            <text:p>-151.2738704</text:p>
          </table:table-cell>
          <table:table-cell table:style-name="ce16" office:value-type="float" office:value="-151.268142" calcext:value-type="float">
            <text:p>-151.268142</text:p>
          </table:table-cell>
          <table:table-cell office:value-type="float" office:value="-151.268303" calcext:value-type="float">
            <text:p>-151.268303</text:p>
          </table:table-cell>
          <table:table-cell office:value-type="float" office:value="-151.268468" calcext:value-type="float">
            <text:p>-151.268468</text:p>
          </table:table-cell>
          <table:table-cell office:value-type="float" office:value="-151.219666" calcext:value-type="float">
            <text:p>-151.219666</text:p>
          </table:table-cell>
          <table:table-cell office:value-type="float" office:value="-151.219807" calcext:value-type="float">
            <text:p>-151.219807</text:p>
          </table:table-cell>
          <table:table-cell office:value-type="float" office:value="-151.219966" calcext:value-type="float">
            <text:p>-151.219966</text:p>
          </table:table-cell>
          <table:table-cell office:value-type="float" office:value="-151.13721" calcext:value-type="float">
            <text:p>-151.13721</text:p>
          </table:table-cell>
          <table:table-cell office:value-type="float" office:value="-151.137311" calcext:value-type="float">
            <text:p>-151.137311</text:p>
          </table:table-cell>
          <table:table-cell office:value-type="float" office:value="-151.137422" calcext:value-type="float">
            <text:p>-151.137422</text:p>
          </table:table-cell>
          <table:table-cell office:value-type="float" office:value="-151.305719" calcext:value-type="float">
            <text:p>-151.305719</text:p>
          </table:table-cell>
          <table:table-cell office:value-type="float" office:value="-151.305853" calcext:value-type="float">
            <text:p>-151.305853</text:p>
          </table:table-cell>
          <table:table-cell office:value-type="float" office:value="-151.305976" calcext:value-type="float">
            <text:p>-151.305976</text:p>
          </table:table-cell>
          <table:table-cell office:value-type="float" office:value="-151.302589" calcext:value-type="float">
            <text:p>-151.302589</text:p>
          </table:table-cell>
          <table:table-cell office:value-type="float" office:value="-151.302729" calcext:value-type="float">
            <text:p>-151.302729</text:p>
          </table:table-cell>
          <table:table-cell office:value-type="float" office:value="-151.302905" calcext:value-type="float">
            <text:p>-151.302905</text:p>
          </table:table-cell>
          <table:table-cell office:value-type="float" office:value="-151.285569" calcext:value-type="float">
            <text:p>-151.285569</text:p>
          </table:table-cell>
          <table:table-cell office:value-type="float" office:value="-151.129909" calcext:value-type="float">
            <text:p>-151.129909</text:p>
          </table:table-cell>
          <table:table-cell office:value-type="float" office:value="-151.207754" calcext:value-type="float">
            <text:p>-151.207754</text:p>
          </table:table-cell>
          <table:table-cell office:value-type="float" office:value="-151.210043" calcext:value-type="float">
            <text:p>-151.210043</text:p>
          </table:table-cell>
          <table:table-cell/>
          <table:table-cell office:value-type="float" office:value="-151.444975" calcext:value-type="float">
            <text:p>-151.444975</text:p>
          </table:table-cell>
          <table:table-cell table:style-name="ce16" office:value-type="float" office:value="-151.100876" calcext:value-type="float">
            <text:p>-151.100876</text:p>
          </table:table-cell>
          <table:table-cell office:value-type="float" office:value="-151.100075" calcext:value-type="float">
            <text:p>-151.100075</text:p>
          </table:table-cell>
          <table:table-cell office:value-type="float" office:value="-151.188777" calcext:value-type="float">
            <text:p>-151.188777</text:p>
          </table:table-cell>
          <table:table-cell table:style-name="ce28" office:value-type="float" office:value="-151.078483" calcext:value-type="float">
            <text:p>-151.078483</text:p>
          </table:table-cell>
          <table:table-cell table:style-name="ce2"/>
          <table:table-cell table:number-columns-repeated="2"/>
          <table:table-cell office:value-type="float" office:value="-151.267919" calcext:value-type="float">
            <text:p>-151.267919</text:p>
          </table:table-cell>
          <table:table-cell office:value-type="float" office:value="-151.268049" calcext:value-type="float">
            <text:p>-151.268049</text:p>
          </table:table-cell>
          <table:table-cell office:value-type="float" office:value="-151.268175" calcext:value-type="float">
            <text:p>-151.268175</text:p>
          </table:table-cell>
          <table:table-cell office:value-type="float" office:value="-151.21952" calcext:value-type="float">
            <text:p>-151.21952</text:p>
          </table:table-cell>
          <table:table-cell office:value-type="float" office:value="-151.219633" calcext:value-type="float">
            <text:p>-151.219633</text:p>
          </table:table-cell>
          <table:table-cell office:value-type="float" office:value="-151.21976" calcext:value-type="float">
            <text:p>-151.21976</text:p>
          </table:table-cell>
          <table:table-cell office:value-type="float" office:value="-151.137032" calcext:value-type="float">
            <text:p>-151.137032</text:p>
          </table:table-cell>
          <table:table-cell office:value-type="float" office:value="-151.137113" calcext:value-type="float">
            <text:p>-151.137113</text:p>
          </table:table-cell>
          <table:table-cell office:value-type="float" office:value="-151.137198" calcext:value-type="float">
            <text:p>-151.137198</text:p>
          </table:table-cell>
          <table:table-cell office:value-type="float" office:value="-151.305553" calcext:value-type="float">
            <text:p>-151.305553</text:p>
          </table:table-cell>
          <table:table-cell office:value-type="float" office:value="-151.305661" calcext:value-type="float">
            <text:p>-151.305661</text:p>
          </table:table-cell>
          <table:table-cell office:value-type="float" office:value="-151.305753" calcext:value-type="float">
            <text:p>-151.305753</text:p>
          </table:table-cell>
          <table:table-cell office:value-type="float" office:value="-151.30245" calcext:value-type="float">
            <text:p>-151.30245</text:p>
          </table:table-cell>
          <table:table-cell office:value-type="float" office:value="-151.302563" calcext:value-type="float">
            <text:p>-151.302563</text:p>
          </table:table-cell>
          <table:table-cell office:value-type="float" office:value="-151.302699" calcext:value-type="float">
            <text:p>-151.302699</text:p>
          </table:table-cell>
          <table:table-cell office:value-type="float" office:value="-151.28544" calcext:value-type="float">
            <text:p>-151.28544</text:p>
          </table:table-cell>
          <table:table-cell office:value-type="float" office:value="-151.129828" calcext:value-type="float">
            <text:p>-151.129828</text:p>
          </table:table-cell>
          <table:table-cell office:value-type="float" office:value="-151.207881" calcext:value-type="float">
            <text:p>-151.207881</text:p>
          </table:table-cell>
          <table:table-cell office:value-type="float" office:value="-151.444854" calcext:value-type="float">
            <text:p>-151.444854</text:p>
          </table:table-cell>
          <table:table-cell office:value-type="float" office:value="-151.09479" calcext:value-type="float">
            <text:p>-151.09479</text:p>
          </table:table-cell>
          <table:table-cell office:value-type="float" office:value="-151.095371" calcext:value-type="float">
            <text:p>-151.095371</text:p>
          </table:table-cell>
          <table:table-cell office:value-type="float" office:value="-151.188785" calcext:value-type="float">
            <text:p>-151.188785</text:p>
          </table:table-cell>
          <table:table-cell office:value-type="float" office:value="-151.073495" calcext:value-type="float">
            <text:p>-151.073495</text:p>
          </table:table-cell>
          <table:table-cell table:number-columns-repeated="969"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45" office:value-type="float" office:value="-151.303667800334" calcext:value-type="float">
            <text:p>-151.3037</text:p>
          </table:table-cell>
          <table:table-cell table:style-name="ce48" office:value-type="float" office:value="-151.296010464253" calcext:value-type="float">
            <text:p>-151.2960</text:p>
          </table:table-cell>
          <table:table-cell table:style-name="ce56" office:value-type="float" office:value="-151.2741209" calcext:value-type="float">
            <text:p>-151.2741209</text:p>
          </table:table-cell>
          <table:table-cell table:style-name="ce16" office:value-type="float" office:value="-151.268525" calcext:value-type="float">
            <text:p>-151.268525</text:p>
          </table:table-cell>
          <table:table-cell office:value-type="float" office:value="-151.268733" calcext:value-type="float">
            <text:p>-151.268733</text:p>
          </table:table-cell>
          <table:table-cell office:value-type="float" office:value="-151.26896" calcext:value-type="float">
            <text:p>-151.26896</text:p>
          </table:table-cell>
          <table:table-cell office:value-type="float" office:value="-151.219903" calcext:value-type="float">
            <text:p>-151.219903</text:p>
          </table:table-cell>
          <table:table-cell office:value-type="float" office:value="-151.220085" calcext:value-type="float">
            <text:p>-151.220085</text:p>
          </table:table-cell>
          <table:table-cell office:value-type="float" office:value="-151.220284" calcext:value-type="float">
            <text:p>-151.220284</text:p>
          </table:table-cell>
          <table:table-cell office:value-type="float" office:value="-151.137485" calcext:value-type="float">
            <text:p>-151.137485</text:p>
          </table:table-cell>
          <table:table-cell office:value-type="float" office:value="-151.137615" calcext:value-type="float">
            <text:p>-151.137615</text:p>
          </table:table-cell>
          <table:table-cell office:value-type="float" office:value="-151.137758" calcext:value-type="float">
            <text:p>-151.137758</text:p>
          </table:table-cell>
          <table:table-cell office:value-type="float" office:value="-151.305961" calcext:value-type="float">
            <text:p>-151.305961</text:p>
          </table:table-cell>
          <table:table-cell office:value-type="float" office:value="-151.306134" calcext:value-type="float">
            <text:p>-151.306134</text:p>
          </table:table-cell>
          <table:table-cell office:value-type="float" office:value="-151.3063" calcext:value-type="float">
            <text:p>-151.3063</text:p>
          </table:table-cell>
          <table:table-cell office:value-type="float" office:value="-151.302866" calcext:value-type="float">
            <text:p>-151.302866</text:p>
          </table:table-cell>
          <table:table-cell office:value-type="float" office:value="-151.303048" calcext:value-type="float">
            <text:p>-151.303048</text:p>
          </table:table-cell>
          <table:table-cell office:value-type="float" office:value="-151.303287" calcext:value-type="float">
            <text:p>-151.303287</text:p>
          </table:table-cell>
          <table:table-cell office:value-type="float" office:value="-151.285746" calcext:value-type="float">
            <text:p>-151.285746</text:p>
          </table:table-cell>
          <table:table-cell office:value-type="float" office:value="-151.130012" calcext:value-type="float">
            <text:p>-151.130012</text:p>
          </table:table-cell>
          <table:table-cell office:value-type="float" office:value="-151.207524" calcext:value-type="float">
            <text:p>-151.207524</text:p>
          </table:table-cell>
          <table:table-cell office:value-type="float" office:value="-151.209924" calcext:value-type="float">
            <text:p>-151.209924</text:p>
          </table:table-cell>
          <table:table-cell/>
          <table:table-cell office:value-type="float" office:value="-151.445096" calcext:value-type="float">
            <text:p>-151.445096</text:p>
          </table:table-cell>
          <table:table-cell table:style-name="ce16" office:value-type="float" office:value="-151.108321" calcext:value-type="float">
            <text:p>-151.108321</text:p>
          </table:table-cell>
          <table:table-cell office:value-type="float" office:value="-151.10598" calcext:value-type="float">
            <text:p>-151.10598</text:p>
          </table:table-cell>
          <table:table-cell office:value-type="float" office:value="-151.188805" calcext:value-type="float">
            <text:p>-151.188805</text:p>
          </table:table-cell>
          <table:table-cell table:style-name="ce28" office:value-type="float" office:value="-151.084814" calcext:value-type="float">
            <text:p>-151.084814</text:p>
          </table:table-cell>
          <table:table-cell table:style-name="ce2"/>
          <table:table-cell table:number-columns-repeated="2"/>
          <table:table-cell office:value-type="float" office:value="-151.268142" calcext:value-type="float">
            <text:p>-151.268142</text:p>
          </table:table-cell>
          <table:table-cell office:value-type="float" office:value="-151.268303" calcext:value-type="float">
            <text:p>-151.268303</text:p>
          </table:table-cell>
          <table:table-cell office:value-type="float" office:value="-151.268468" calcext:value-type="float">
            <text:p>-151.268468</text:p>
          </table:table-cell>
          <table:table-cell office:value-type="float" office:value="-151.219666" calcext:value-type="float">
            <text:p>-151.219666</text:p>
          </table:table-cell>
          <table:table-cell office:value-type="float" office:value="-151.219807" calcext:value-type="float">
            <text:p>-151.219807</text:p>
          </table:table-cell>
          <table:table-cell office:value-type="float" office:value="-151.219966" calcext:value-type="float">
            <text:p>-151.219966</text:p>
          </table:table-cell>
          <table:table-cell office:value-type="float" office:value="-151.13721" calcext:value-type="float">
            <text:p>-151.13721</text:p>
          </table:table-cell>
          <table:table-cell office:value-type="float" office:value="-151.137311" calcext:value-type="float">
            <text:p>-151.137311</text:p>
          </table:table-cell>
          <table:table-cell office:value-type="float" office:value="-151.137422" calcext:value-type="float">
            <text:p>-151.137422</text:p>
          </table:table-cell>
          <table:table-cell office:value-type="float" office:value="-151.305719" calcext:value-type="float">
            <text:p>-151.305719</text:p>
          </table:table-cell>
          <table:table-cell office:value-type="float" office:value="-151.305853" calcext:value-type="float">
            <text:p>-151.305853</text:p>
          </table:table-cell>
          <table:table-cell office:value-type="float" office:value="-151.305976" calcext:value-type="float">
            <text:p>-151.305976</text:p>
          </table:table-cell>
          <table:table-cell office:value-type="float" office:value="-151.302589" calcext:value-type="float">
            <text:p>-151.302589</text:p>
          </table:table-cell>
          <table:table-cell office:value-type="float" office:value="-151.302729" calcext:value-type="float">
            <text:p>-151.302729</text:p>
          </table:table-cell>
          <table:table-cell office:value-type="float" office:value="-151.302905" calcext:value-type="float">
            <text:p>-151.302905</text:p>
          </table:table-cell>
          <table:table-cell office:value-type="float" office:value="-151.285569" calcext:value-type="float">
            <text:p>-151.285569</text:p>
          </table:table-cell>
          <table:table-cell office:value-type="float" office:value="-151.129909" calcext:value-type="float">
            <text:p>-151.129909</text:p>
          </table:table-cell>
          <table:table-cell office:value-type="float" office:value="-151.207754" calcext:value-type="float">
            <text:p>-151.207754</text:p>
          </table:table-cell>
          <table:table-cell office:value-type="float" office:value="-151.444975" calcext:value-type="float">
            <text:p>-151.444975</text:p>
          </table:table-cell>
          <table:table-cell office:value-type="float" office:value="-151.100876" calcext:value-type="float">
            <text:p>-151.100876</text:p>
          </table:table-cell>
          <table:table-cell office:value-type="float" office:value="-151.100075" calcext:value-type="float">
            <text:p>-151.100075</text:p>
          </table:table-cell>
          <table:table-cell office:value-type="float" office:value="-151.188777" calcext:value-type="float">
            <text:p>-151.188777</text:p>
          </table:table-cell>
          <table:table-cell office:value-type="float" office:value="-151.078483" calcext:value-type="float">
            <text:p>-151.078483</text:p>
          </table:table-cell>
          <table:table-cell table:number-columns-repeated="969"/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45" office:value-type="float" office:value="-151.300211396437" calcext:value-type="float">
            <text:p>-151.3002</text:p>
          </table:table-cell>
          <table:table-cell table:style-name="ce48" office:value-type="float" office:value="-151.29250418457" calcext:value-type="float">
            <text:p>-151.2925</text:p>
          </table:table-cell>
          <table:table-cell table:style-name="ce56" office:value-type="float" office:value="-151.27455767" calcext:value-type="float">
            <text:p>-151.27455767</text:p>
          </table:table-cell>
          <table:table-cell table:style-name="ce16" office:value-type="float" office:value="-151.269114" calcext:value-type="float">
            <text:p>-151.269114</text:p>
          </table:table-cell>
          <table:table-cell office:value-type="float" office:value="-151.269401" calcext:value-type="float">
            <text:p>-151.269401</text:p>
          </table:table-cell>
          <table:table-cell office:value-type="float" office:value="-151.269722" calcext:value-type="float">
            <text:p>-151.269722</text:p>
          </table:table-cell>
          <table:table-cell office:value-type="float" office:value="-151.220264" calcext:value-type="float">
            <text:p>-151.220264</text:p>
          </table:table-cell>
          <table:table-cell office:value-type="float" office:value="-151.220515" calcext:value-type="float">
            <text:p>-151.220515</text:p>
          </table:table-cell>
          <table:table-cell office:value-type="float" office:value="-151.220754" calcext:value-type="float">
            <text:p>-151.220754</text:p>
          </table:table-cell>
          <table:table-cell office:value-type="float" office:value="-151.13788" calcext:value-type="float">
            <text:p>-151.13788</text:p>
          </table:table-cell>
          <table:table-cell office:value-type="float" office:value="-151.138059" calcext:value-type="float">
            <text:p>-151.138059</text:p>
          </table:table-cell>
          <table:table-cell office:value-type="float" office:value="-151.138221" calcext:value-type="float">
            <text:p>-151.138221</text:p>
          </table:table-cell>
          <table:table-cell office:value-type="float" office:value="-151.306302" calcext:value-type="float">
            <text:p>-151.306302</text:p>
          </table:table-cell>
          <table:table-cell office:value-type="float" office:value="-151.306541" calcext:value-type="float">
            <text:p>-151.306541</text:p>
          </table:table-cell>
          <table:table-cell office:value-type="float" office:value="-151.306753" calcext:value-type="float">
            <text:p>-151.306753</text:p>
          </table:table-cell>
          <table:table-cell office:value-type="float" office:value="-151.303354" calcext:value-type="float">
            <text:p>-151.303354</text:p>
          </table:table-cell>
          <table:table-cell office:value-type="float" office:value="-151.303605" calcext:value-type="float">
            <text:p>-151.303605</text:p>
          </table:table-cell>
          <table:table-cell office:value-type="float" office:value="-151.303932" calcext:value-type="float">
            <text:p>-151.303932</text:p>
          </table:table-cell>
          <table:table-cell office:value-type="float" office:value="-151.285991" calcext:value-type="float">
            <text:p>-151.285991</text:p>
          </table:table-cell>
          <table:table-cell office:value-type="float" office:value="-151.130149" calcext:value-type="float">
            <text:p>-151.130149</text:p>
          </table:table-cell>
          <table:table-cell office:value-type="float" office:value="-151.207114" calcext:value-type="float">
            <text:p>-151.207114</text:p>
          </table:table-cell>
          <table:table-cell office:value-type="float" office:value="-151.209734" calcext:value-type="float">
            <text:p>-151.209734</text:p>
          </table:table-cell>
          <table:table-cell/>
          <table:table-cell office:value-type="float" office:value="-151.445262" calcext:value-type="float">
            <text:p>-151.445262</text:p>
          </table:table-cell>
          <table:table-cell table:style-name="ce16" office:value-type="float" office:value="-151.11792" calcext:value-type="float">
            <text:p>-151.11792</text:p>
          </table:table-cell>
          <table:table-cell office:value-type="float" office:value="-151.113708" calcext:value-type="float">
            <text:p>-151.113708</text:p>
          </table:table-cell>
          <table:table-cell office:value-type="float" office:value="-151.188863" calcext:value-type="float">
            <text:p>-151.188863</text:p>
          </table:table-cell>
          <table:table-cell table:style-name="ce28" office:value-type="float" office:value="-151.093126" calcext:value-type="float">
            <text:p>-151.093126</text:p>
          </table:table-cell>
          <table:table-cell table:style-name="ce2"/>
          <table:table-cell table:number-columns-repeated="2"/>
          <table:table-cell office:value-type="float" office:value="-151.268525" calcext:value-type="float">
            <text:p>-151.268525</text:p>
          </table:table-cell>
          <table:table-cell office:value-type="float" office:value="-151.268733" calcext:value-type="float">
            <text:p>-151.268733</text:p>
          </table:table-cell>
          <table:table-cell office:value-type="float" office:value="-151.26896" calcext:value-type="float">
            <text:p>-151.26896</text:p>
          </table:table-cell>
          <table:table-cell office:value-type="float" office:value="-151.219903" calcext:value-type="float">
            <text:p>-151.219903</text:p>
          </table:table-cell>
          <table:table-cell office:value-type="float" office:value="-151.220085" calcext:value-type="float">
            <text:p>-151.220085</text:p>
          </table:table-cell>
          <table:table-cell office:value-type="float" office:value="-151.220284" calcext:value-type="float">
            <text:p>-151.220284</text:p>
          </table:table-cell>
          <table:table-cell office:value-type="float" office:value="-151.137485" calcext:value-type="float">
            <text:p>-151.137485</text:p>
          </table:table-cell>
          <table:table-cell office:value-type="float" office:value="-151.137615" calcext:value-type="float">
            <text:p>-151.137615</text:p>
          </table:table-cell>
          <table:table-cell office:value-type="float" office:value="-151.137758" calcext:value-type="float">
            <text:p>-151.137758</text:p>
          </table:table-cell>
          <table:table-cell office:value-type="float" office:value="-151.305961" calcext:value-type="float">
            <text:p>-151.305961</text:p>
          </table:table-cell>
          <table:table-cell office:value-type="float" office:value="-151.306134" calcext:value-type="float">
            <text:p>-151.306134</text:p>
          </table:table-cell>
          <table:table-cell office:value-type="float" office:value="-151.3063" calcext:value-type="float">
            <text:p>-151.3063</text:p>
          </table:table-cell>
          <table:table-cell office:value-type="float" office:value="-151.302866" calcext:value-type="float">
            <text:p>-151.302866</text:p>
          </table:table-cell>
          <table:table-cell office:value-type="float" office:value="-151.303048" calcext:value-type="float">
            <text:p>-151.303048</text:p>
          </table:table-cell>
          <table:table-cell office:value-type="float" office:value="-151.303287" calcext:value-type="float">
            <text:p>-151.303287</text:p>
          </table:table-cell>
          <table:table-cell office:value-type="float" office:value="-151.285746" calcext:value-type="float">
            <text:p>-151.285746</text:p>
          </table:table-cell>
          <table:table-cell office:value-type="float" office:value="-151.130012" calcext:value-type="float">
            <text:p>-151.130012</text:p>
          </table:table-cell>
          <table:table-cell office:value-type="float" office:value="-151.207524" calcext:value-type="float">
            <text:p>-151.207524</text:p>
          </table:table-cell>
          <table:table-cell office:value-type="float" office:value="-151.445096" calcext:value-type="float">
            <text:p>-151.445096</text:p>
          </table:table-cell>
          <table:table-cell office:value-type="float" office:value="-151.108321" calcext:value-type="float">
            <text:p>-151.108321</text:p>
          </table:table-cell>
          <table:table-cell office:value-type="float" office:value="-151.10598" calcext:value-type="float">
            <text:p>-151.10598</text:p>
          </table:table-cell>
          <table:table-cell office:value-type="float" office:value="-151.188805" calcext:value-type="float">
            <text:p>-151.188805</text:p>
          </table:table-cell>
          <table:table-cell office:value-type="float" office:value="-151.084814" calcext:value-type="float">
            <text:p>-151.084814</text:p>
          </table:table-cell>
          <table:table-cell table:number-columns-repeated="969"/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45" office:value-type="float" office:value="-151.296680295245" calcext:value-type="float">
            <text:p>-151.2967</text:p>
          </table:table-cell>
          <table:table-cell table:style-name="ce48" office:value-type="float" office:value="-151.288904881303" calcext:value-type="float">
            <text:p>-151.2889</text:p>
          </table:table-cell>
          <table:table-cell table:style-name="ce56" office:value-type="float" office:value="-151.27525569" calcext:value-type="float">
            <text:p>-151.27525569</text:p>
          </table:table-cell>
          <table:table-cell table:style-name="ce16" office:value-type="float" office:value="-151.270021" calcext:value-type="float">
            <text:p>-151.270021</text:p>
          </table:table-cell>
          <table:table-cell office:value-type="float" office:value="-151.270436" calcext:value-type="float">
            <text:p>-151.270436</text:p>
          </table:table-cell>
          <table:table-cell office:value-type="float" office:value="-151.270866" calcext:value-type="float">
            <text:p>-151.270866</text:p>
          </table:table-cell>
          <table:table-cell office:value-type="float" office:value="-151.220792" calcext:value-type="float">
            <text:p>-151.220792</text:p>
          </table:table-cell>
          <table:table-cell office:value-type="float" office:value="-151.221156" calcext:value-type="float">
            <text:p>-151.221156</text:p>
          </table:table-cell>
          <table:table-cell office:value-type="float" office:value="-151.221445" calcext:value-type="float">
            <text:p>-151.221445</text:p>
          </table:table-cell>
          <table:table-cell office:value-type="float" office:value="-151.138477" calcext:value-type="float">
            <text:p>-151.138477</text:p>
          </table:table-cell>
          <table:table-cell office:value-type="float" office:value="-151.138736" calcext:value-type="float">
            <text:p>-151.138736</text:p>
          </table:table-cell>
          <table:table-cell office:value-type="float" office:value="-151.138887" calcext:value-type="float">
            <text:p>-151.138887</text:p>
          </table:table-cell>
          <table:table-cell office:value-type="float" office:value="-151.307705" calcext:value-type="float">
            <text:p>-151.307705</text:p>
          </table:table-cell>
          <table:table-cell office:value-type="float" office:value="-151.308051" calcext:value-type="float">
            <text:p>-151.308051</text:p>
          </table:table-cell>
          <table:table-cell office:value-type="float" office:value="-151.308284" calcext:value-type="float">
            <text:p>-151.308284</text:p>
          </table:table-cell>
          <table:table-cell office:value-type="float" office:value="-151.304195" calcext:value-type="float">
            <text:p>-151.304195</text:p>
          </table:table-cell>
          <table:table-cell office:value-type="float" office:value="-151.304559" calcext:value-type="float">
            <text:p>-151.304559</text:p>
          </table:table-cell>
          <table:table-cell office:value-type="float" office:value="-151.304977" calcext:value-type="float">
            <text:p>-151.304977</text:p>
          </table:table-cell>
          <table:table-cell office:value-type="float" office:value="-151.28667" calcext:value-type="float">
            <text:p>-151.28667</text:p>
          </table:table-cell>
          <table:table-cell office:value-type="float" office:value="-151.130328" calcext:value-type="float">
            <text:p>-151.130328</text:p>
          </table:table-cell>
          <table:table-cell office:value-type="float" office:value="-151.206524" calcext:value-type="float">
            <text:p>-151.206524</text:p>
          </table:table-cell>
          <table:table-cell office:value-type="float" office:value="-151.209512" calcext:value-type="float">
            <text:p>-151.209512</text:p>
          </table:table-cell>
          <table:table-cell/>
          <table:table-cell office:value-type="float" office:value="-151.445464" calcext:value-type="float">
            <text:p>-151.445464</text:p>
          </table:table-cell>
          <table:table-cell table:style-name="ce16" office:value-type="float" office:value="-151.129777" calcext:value-type="float">
            <text:p>-151.129777</text:p>
          </table:table-cell>
          <table:table-cell office:value-type="float" office:value="-151.123476" calcext:value-type="float">
            <text:p>-151.123476</text:p>
          </table:table-cell>
          <table:table-cell office:value-type="float" office:value="-151.144515" calcext:value-type="float">
            <text:p>-151.144515</text:p>
          </table:table-cell>
          <table:table-cell table:style-name="ce28" office:value-type="float" office:value="-151.103477" calcext:value-type="float">
            <text:p>-151.103477</text:p>
          </table:table-cell>
          <table:table-cell table:style-name="ce2"/>
          <table:table-cell table:number-columns-repeated="2"/>
          <table:table-cell office:value-type="float" office:value="-151.269114" calcext:value-type="float">
            <text:p>-151.269114</text:p>
          </table:table-cell>
          <table:table-cell office:value-type="float" office:value="-151.269401" calcext:value-type="float">
            <text:p>-151.269401</text:p>
          </table:table-cell>
          <table:table-cell office:value-type="float" office:value="-151.269722" calcext:value-type="float">
            <text:p>-151.269722</text:p>
          </table:table-cell>
          <table:table-cell office:value-type="float" office:value="-151.220264" calcext:value-type="float">
            <text:p>-151.220264</text:p>
          </table:table-cell>
          <table:table-cell office:value-type="float" office:value="-151.220515" calcext:value-type="float">
            <text:p>-151.220515</text:p>
          </table:table-cell>
          <table:table-cell office:value-type="float" office:value="-151.220754" calcext:value-type="float">
            <text:p>-151.220754</text:p>
          </table:table-cell>
          <table:table-cell office:value-type="float" office:value="-151.13788" calcext:value-type="float">
            <text:p>-151.13788</text:p>
          </table:table-cell>
          <table:table-cell office:value-type="float" office:value="-151.138059" calcext:value-type="float">
            <text:p>-151.138059</text:p>
          </table:table-cell>
          <table:table-cell office:value-type="float" office:value="-151.138221" calcext:value-type="float">
            <text:p>-151.138221</text:p>
          </table:table-cell>
          <table:table-cell office:value-type="float" office:value="-151.306302" calcext:value-type="float">
            <text:p>-151.306302</text:p>
          </table:table-cell>
          <table:table-cell office:value-type="float" office:value="-151.306541" calcext:value-type="float">
            <text:p>-151.306541</text:p>
          </table:table-cell>
          <table:table-cell office:value-type="float" office:value="-151.306753" calcext:value-type="float">
            <text:p>-151.306753</text:p>
          </table:table-cell>
          <table:table-cell office:value-type="float" office:value="-151.303354" calcext:value-type="float">
            <text:p>-151.303354</text:p>
          </table:table-cell>
          <table:table-cell office:value-type="float" office:value="-151.303605" calcext:value-type="float">
            <text:p>-151.303605</text:p>
          </table:table-cell>
          <table:table-cell office:value-type="float" office:value="-151.303932" calcext:value-type="float">
            <text:p>-151.303932</text:p>
          </table:table-cell>
          <table:table-cell office:value-type="float" office:value="-151.285991" calcext:value-type="float">
            <text:p>-151.285991</text:p>
          </table:table-cell>
          <table:table-cell office:value-type="float" office:value="-151.130149" calcext:value-type="float">
            <text:p>-151.130149</text:p>
          </table:table-cell>
          <table:table-cell office:value-type="float" office:value="-151.207114" calcext:value-type="float">
            <text:p>-151.207114</text:p>
          </table:table-cell>
          <table:table-cell office:value-type="float" office:value="-151.445262" calcext:value-type="float">
            <text:p>-151.445262</text:p>
          </table:table-cell>
          <table:table-cell office:value-type="float" office:value="-151.11792" calcext:value-type="float">
            <text:p>-151.11792</text:p>
          </table:table-cell>
          <table:table-cell office:value-type="float" office:value="-151.113708" calcext:value-type="float">
            <text:p>-151.113708</text:p>
          </table:table-cell>
          <table:table-cell office:value-type="float" office:value="-151.188863" calcext:value-type="float">
            <text:p>-151.188863</text:p>
          </table:table-cell>
          <table:table-cell office:value-type="float" office:value="-151.093126" calcext:value-type="float">
            <text:p>-151.093126</text:p>
          </table:table-cell>
          <table:table-cell table:number-columns-repeated="969"/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45" office:value-type="float" office:value="-151.293688781239" calcext:value-type="float">
            <text:p>-151.2937</text:p>
          </table:table-cell>
          <table:table-cell table:style-name="ce48" office:value-type="float" office:value="-151.285825555132" calcext:value-type="float">
            <text:p>-151.2858</text:p>
          </table:table-cell>
          <table:table-cell table:style-name="ce56" office:value-type="float" office:value="-151.2763538" calcext:value-type="float">
            <text:p>-151.2763538</text:p>
          </table:table-cell>
          <table:table-cell table:style-name="ce16" office:value-type="float" office:value="-151.271386" calcext:value-type="float">
            <text:p>-151.271386</text:p>
          </table:table-cell>
          <table:table-cell office:value-type="float" office:value="-151.271972" calcext:value-type="float">
            <text:p>-151.271972</text:p>
          </table:table-cell>
          <table:table-cell office:value-type="float" office:value="-151.272454" calcext:value-type="float">
            <text:p>-151.272454</text:p>
          </table:table-cell>
          <table:table-cell office:value-type="float" office:value="-151.221517" calcext:value-type="float">
            <text:p>-151.221517</text:p>
          </table:table-cell>
          <table:table-cell office:value-type="float" office:value="-151.22203" calcext:value-type="float">
            <text:p>-151.22203</text:p>
          </table:table-cell>
          <table:table-cell office:value-type="float" office:value="-151.222381" calcext:value-type="float">
            <text:p>-151.222381</text:p>
          </table:table-cell>
          <table:table-cell office:value-type="float" office:value="-151.13939" calcext:value-type="float">
            <text:p>-151.13939</text:p>
          </table:table-cell>
          <table:table-cell office:value-type="float" office:value="-151.139756" calcext:value-type="float">
            <text:p>-151.139756</text:p>
          </table:table-cell>
          <table:table-cell office:value-type="float" office:value="-151.139878" calcext:value-type="float">
            <text:p>-151.139878</text:p>
          </table:table-cell>
          <table:table-cell office:value-type="float" office:value="-151.309361" calcext:value-type="float">
            <text:p>-151.309361</text:p>
          </table:table-cell>
          <table:table-cell office:value-type="float" office:value="-151.309849" calcext:value-type="float">
            <text:p>-151.309849</text:p>
          </table:table-cell>
          <table:table-cell office:value-type="float" office:value="-151.310063" calcext:value-type="float">
            <text:p>-151.310063</text:p>
          </table:table-cell>
          <table:table-cell office:value-type="float" office:value="-151.305556" calcext:value-type="float">
            <text:p>-151.305556</text:p>
          </table:table-cell>
          <table:table-cell office:value-type="float" office:value="-151.306069" calcext:value-type="float">
            <text:p>-151.306069</text:p>
          </table:table-cell>
          <table:table-cell office:value-type="float" office:value="-151.306539" calcext:value-type="float">
            <text:p>-151.306539</text:p>
          </table:table-cell>
          <table:table-cell office:value-type="float" office:value="-151.287954" calcext:value-type="float">
            <text:p>-151.287954</text:p>
          </table:table-cell>
          <table:table-cell office:value-type="float" office:value="-151.130541" calcext:value-type="float">
            <text:p>-151.130541</text:p>
          </table:table-cell>
          <table:table-cell office:value-type="float" office:value="-151.205883" calcext:value-type="float">
            <text:p>-151.205883</text:p>
          </table:table-cell>
          <table:table-cell office:value-type="float" office:value="-151.209307" calcext:value-type="float">
            <text:p>-151.209307</text:p>
          </table:table-cell>
          <table:table-cell/>
          <table:table-cell office:value-type="float" office:value="-151.445674" calcext:value-type="float">
            <text:p>-151.445674</text:p>
          </table:table-cell>
          <table:table-cell table:style-name="ce16" office:value-type="float" office:value="-151.143537" calcext:value-type="float">
            <text:p>-151.143537</text:p>
          </table:table-cell>
          <table:table-cell office:value-type="float" office:value="-151.135044" calcext:value-type="float">
            <text:p>-151.135044</text:p>
          </table:table-cell>
          <table:table-cell office:value-type="float" office:value="-151.188837" calcext:value-type="float">
            <text:p>-151.188837</text:p>
          </table:table-cell>
          <table:table-cell table:style-name="ce28" office:value-type="float" office:value="-151.115741" calcext:value-type="float">
            <text:p>-151.115741</text:p>
          </table:table-cell>
          <table:table-cell table:style-name="ce2"/>
          <table:table-cell table:number-columns-repeated="2"/>
          <table:table-cell office:value-type="float" office:value="-151.270021" calcext:value-type="float">
            <text:p>-151.270021</text:p>
          </table:table-cell>
          <table:table-cell office:value-type="float" office:value="-151.270436" calcext:value-type="float">
            <text:p>-151.270436</text:p>
          </table:table-cell>
          <table:table-cell office:value-type="float" office:value="-151.270866" calcext:value-type="float">
            <text:p>-151.270866</text:p>
          </table:table-cell>
          <table:table-cell office:value-type="float" office:value="-151.220792" calcext:value-type="float">
            <text:p>-151.220792</text:p>
          </table:table-cell>
          <table:table-cell office:value-type="float" office:value="-151.221156" calcext:value-type="float">
            <text:p>-151.221156</text:p>
          </table:table-cell>
          <table:table-cell office:value-type="float" office:value="-151.221445" calcext:value-type="float">
            <text:p>-151.221445</text:p>
          </table:table-cell>
          <table:table-cell office:value-type="float" office:value="-151.138477" calcext:value-type="float">
            <text:p>-151.138477</text:p>
          </table:table-cell>
          <table:table-cell office:value-type="float" office:value="-151.138736" calcext:value-type="float">
            <text:p>-151.138736</text:p>
          </table:table-cell>
          <table:table-cell office:value-type="float" office:value="-151.138887" calcext:value-type="float">
            <text:p>-151.138887</text:p>
          </table:table-cell>
          <table:table-cell office:value-type="float" office:value="-151.307705" calcext:value-type="float">
            <text:p>-151.307705</text:p>
          </table:table-cell>
          <table:table-cell office:value-type="float" office:value="-151.308051" calcext:value-type="float">
            <text:p>-151.308051</text:p>
          </table:table-cell>
          <table:table-cell office:value-type="float" office:value="-151.308284" calcext:value-type="float">
            <text:p>-151.308284</text:p>
          </table:table-cell>
          <table:table-cell office:value-type="float" office:value="-151.304195" calcext:value-type="float">
            <text:p>-151.304195</text:p>
          </table:table-cell>
          <table:table-cell office:value-type="float" office:value="-151.304559" calcext:value-type="float">
            <text:p>-151.304559</text:p>
          </table:table-cell>
          <table:table-cell office:value-type="float" office:value="-151.304977" calcext:value-type="float">
            <text:p>-151.304977</text:p>
          </table:table-cell>
          <table:table-cell office:value-type="float" office:value="-151.28667" calcext:value-type="float">
            <text:p>-151.28667</text:p>
          </table:table-cell>
          <table:table-cell office:value-type="float" office:value="-151.130328" calcext:value-type="float">
            <text:p>-151.130328</text:p>
          </table:table-cell>
          <table:table-cell office:value-type="float" office:value="-151.206524" calcext:value-type="float">
            <text:p>-151.206524</text:p>
          </table:table-cell>
          <table:table-cell office:value-type="float" office:value="-151.445464" calcext:value-type="float">
            <text:p>-151.445464</text:p>
          </table:table-cell>
          <table:table-cell office:value-type="float" office:value="-151.129777" calcext:value-type="float">
            <text:p>-151.129777</text:p>
          </table:table-cell>
          <table:table-cell office:value-type="float" office:value="-151.123476" calcext:value-type="float">
            <text:p>-151.123476</text:p>
          </table:table-cell>
          <table:table-cell office:value-type="float" office:value="-151.144515" calcext:value-type="float">
            <text:p>-151.144515</text:p>
          </table:table-cell>
          <table:table-cell office:value-type="float" office:value="-151.103477" calcext:value-type="float">
            <text:p>-151.103477</text:p>
          </table:table-cell>
          <table:table-cell table:number-columns-repeated="969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45" office:value-type="float" office:value="-151.292107915089" calcext:value-type="float">
            <text:p>-151.2921</text:p>
          </table:table-cell>
          <table:table-cell table:style-name="ce48" office:value-type="float" office:value="-151.284158205325" calcext:value-type="float">
            <text:p>-151.2842</text:p>
          </table:table-cell>
          <table:table-cell table:style-name="ce56" office:value-type="float" office:value="-151.27783793" calcext:value-type="float">
            <text:p>-151.27783793</text:p>
          </table:table-cell>
          <table:table-cell table:style-name="ce16" office:value-type="float" office:value="-151.273091" calcext:value-type="float">
            <text:p>-151.273091</text:p>
          </table:table-cell>
          <table:table-cell office:value-type="float" office:value="-151.273734" calcext:value-type="float">
            <text:p>-151.273734</text:p>
          </table:table-cell>
          <table:table-cell office:value-type="float" office:value="-151.274202" calcext:value-type="float">
            <text:p>-151.274202</text:p>
          </table:table-cell>
          <table:table-cell office:value-type="float" office:value="-151.22236" calcext:value-type="float">
            <text:p>-151.22236</text:p>
          </table:table-cell>
          <table:table-cell office:value-type="float" office:value="-151.222923" calcext:value-type="float">
            <text:p>-151.222923</text:p>
          </table:table-cell>
          <table:table-cell office:value-type="float" office:value="-151.223303" calcext:value-type="float">
            <text:p>-151.223303</text:p>
          </table:table-cell>
          <table:table-cell office:value-type="float" office:value="-151.140571" calcext:value-type="float">
            <text:p>-151.140571</text:p>
          </table:table-cell>
          <table:table-cell office:value-type="float" office:value="-151.140973" calcext:value-type="float">
            <text:p>-151.140973</text:p>
          </table:table-cell>
          <table:table-cell office:value-type="float" office:value="-151.141088" calcext:value-type="float">
            <text:p>-151.141088</text:p>
          </table:table-cell>
          <table:table-cell office:value-type="float" office:value="-151.311357" calcext:value-type="float">
            <text:p>-151.311357</text:p>
          </table:table-cell>
          <table:table-cell office:value-type="float" office:value="-151.311893" calcext:value-type="float">
            <text:p>-151.311893</text:p>
          </table:table-cell>
          <table:table-cell office:value-type="float" office:value="-151.312096" calcext:value-type="float">
            <text:p>-151.312096</text:p>
          </table:table-cell>
          <table:table-cell office:value-type="float" office:value="-151.307327" calcext:value-type="float">
            <text:p>-151.307327</text:p>
          </table:table-cell>
          <table:table-cell office:value-type="float" office:value="-151.30789" calcext:value-type="float">
            <text:p>-151.30789</text:p>
          </table:table-cell>
          <table:table-cell office:value-type="float" office:value="-151.308366" calcext:value-type="float">
            <text:p>-151.308366</text:p>
          </table:table-cell>
          <table:table-cell office:value-type="float" office:value="-151.289517" calcext:value-type="float">
            <text:p>-151.289517</text:p>
          </table:table-cell>
          <table:table-cell office:value-type="float" office:value="-151.130788" calcext:value-type="float">
            <text:p>-151.130788</text:p>
          </table:table-cell>
          <table:table-cell office:value-type="float" office:value="-151.2061" calcext:value-type="float">
            <text:p>-151.2061</text:p>
          </table:table-cell>
          <table:table-cell office:value-type="float" office:value="-151.20934" calcext:value-type="float">
            <text:p>-151.20934</text:p>
          </table:table-cell>
          <table:table-cell/>
          <table:table-cell office:value-type="float" office:value="-151.445897" calcext:value-type="float">
            <text:p>-151.445897</text:p>
          </table:table-cell>
          <table:table-cell table:style-name="ce16" office:value-type="float" office:value="-151.15711" calcext:value-type="float">
            <text:p>-151.15711</text:p>
          </table:table-cell>
          <table:table-cell office:value-type="float" office:value="-151.146641" calcext:value-type="float">
            <text:p>-151.146641</text:p>
          </table:table-cell>
          <table:table-cell office:value-type="float" office:value="-151.157817" calcext:value-type="float">
            <text:p>-151.157817</text:p>
          </table:table-cell>
          <table:table-cell table:style-name="ce28" office:value-type="float" office:value="-151.128113" calcext:value-type="float">
            <text:p>-151.128113</text:p>
          </table:table-cell>
          <table:table-cell table:style-name="ce2"/>
          <table:table-cell table:number-columns-repeated="2"/>
          <table:table-cell office:value-type="float" office:value="-151.271386" calcext:value-type="float">
            <text:p>-151.271386</text:p>
          </table:table-cell>
          <table:table-cell office:value-type="float" office:value="-151.271972" calcext:value-type="float">
            <text:p>-151.271972</text:p>
          </table:table-cell>
          <table:table-cell office:value-type="float" office:value="-151.272454" calcext:value-type="float">
            <text:p>-151.272454</text:p>
          </table:table-cell>
          <table:table-cell office:value-type="float" office:value="-151.221517" calcext:value-type="float">
            <text:p>-151.221517</text:p>
          </table:table-cell>
          <table:table-cell office:value-type="float" office:value="-151.22203" calcext:value-type="float">
            <text:p>-151.22203</text:p>
          </table:table-cell>
          <table:table-cell office:value-type="float" office:value="-151.222381" calcext:value-type="float">
            <text:p>-151.222381</text:p>
          </table:table-cell>
          <table:table-cell office:value-type="float" office:value="-151.13939" calcext:value-type="float">
            <text:p>-151.13939</text:p>
          </table:table-cell>
          <table:table-cell office:value-type="float" office:value="-151.139756" calcext:value-type="float">
            <text:p>-151.139756</text:p>
          </table:table-cell>
          <table:table-cell office:value-type="float" office:value="-151.139878" calcext:value-type="float">
            <text:p>-151.139878</text:p>
          </table:table-cell>
          <table:table-cell office:value-type="float" office:value="-151.309361" calcext:value-type="float">
            <text:p>-151.309361</text:p>
          </table:table-cell>
          <table:table-cell office:value-type="float" office:value="-151.309849" calcext:value-type="float">
            <text:p>-151.309849</text:p>
          </table:table-cell>
          <table:table-cell office:value-type="float" office:value="-151.310063" calcext:value-type="float">
            <text:p>-151.310063</text:p>
          </table:table-cell>
          <table:table-cell office:value-type="float" office:value="-151.305556" calcext:value-type="float">
            <text:p>-151.305556</text:p>
          </table:table-cell>
          <table:table-cell office:value-type="float" office:value="-151.306069" calcext:value-type="float">
            <text:p>-151.306069</text:p>
          </table:table-cell>
          <table:table-cell office:value-type="float" office:value="-151.306539" calcext:value-type="float">
            <text:p>-151.306539</text:p>
          </table:table-cell>
          <table:table-cell office:value-type="float" office:value="-151.287954" calcext:value-type="float">
            <text:p>-151.287954</text:p>
          </table:table-cell>
          <table:table-cell office:value-type="float" office:value="-151.130541" calcext:value-type="float">
            <text:p>-151.130541</text:p>
          </table:table-cell>
          <table:table-cell office:value-type="float" office:value="-151.205883" calcext:value-type="float">
            <text:p>-151.205883</text:p>
          </table:table-cell>
          <table:table-cell office:value-type="float" office:value="-151.445674" calcext:value-type="float">
            <text:p>-151.445674</text:p>
          </table:table-cell>
          <table:table-cell office:value-type="float" office:value="-151.143537" calcext:value-type="float">
            <text:p>-151.143537</text:p>
          </table:table-cell>
          <table:table-cell office:value-type="float" office:value="-151.135044" calcext:value-type="float">
            <text:p>-151.135044</text:p>
          </table:table-cell>
          <table:table-cell office:value-type="float" office:value="-151.188837" calcext:value-type="float">
            <text:p>-151.188837</text:p>
          </table:table-cell>
          <table:table-cell office:value-type="float" office:value="-151.115741" calcext:value-type="float">
            <text:p>-151.115741</text:p>
          </table:table-cell>
          <table:table-cell table:number-columns-repeated="969"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-151.292081511584" calcext:value-type="float">
            <text:p>-151.2921</text:p>
          </table:table-cell>
          <table:table-cell table:style-name="ce48" office:value-type="float" office:value="-151.284049624038" calcext:value-type="float">
            <text:p>-151.2840</text:p>
          </table:table-cell>
          <table:table-cell table:style-name="ce56" office:value-type="float" office:value="-151.27993948" calcext:value-type="float">
            <text:p>-151.27993948</text:p>
          </table:table-cell>
          <table:table-cell table:style-name="ce16" office:value-type="float" office:value="-151.275377" calcext:value-type="float">
            <text:p>-151.275377</text:p>
          </table:table-cell>
          <table:table-cell office:value-type="float" office:value="-151.275907" calcext:value-type="float">
            <text:p>-151.275907</text:p>
          </table:table-cell>
          <table:table-cell office:value-type="float" office:value="-151.276381" calcext:value-type="float">
            <text:p>-151.276381</text:p>
          </table:table-cell>
          <table:table-cell office:value-type="float" office:value="-151.22347" calcext:value-type="float">
            <text:p>-151.22347</text:p>
          </table:table-cell>
          <table:table-cell office:value-type="float" office:value="-151.223934" calcext:value-type="float">
            <text:p>-151.223934</text:p>
          </table:table-cell>
          <table:table-cell office:value-type="float" office:value="-151.224327" calcext:value-type="float">
            <text:p>-151.224327</text:p>
          </table:table-cell>
          <table:table-cell office:value-type="float" office:value="-151.142223" calcext:value-type="float">
            <text:p>-151.142223</text:p>
          </table:table-cell>
          <table:table-cell office:value-type="float" office:value="-151.142554" calcext:value-type="float">
            <text:p>-151.142554</text:p>
          </table:table-cell>
          <table:table-cell office:value-type="float" office:value="-151.142706" calcext:value-type="float">
            <text:p>-151.142706</text:p>
          </table:table-cell>
          <table:table-cell office:value-type="float" office:value="-151.313838" calcext:value-type="float">
            <text:p>-151.313838</text:p>
          </table:table-cell>
          <table:table-cell office:value-type="float" office:value="-151.314279" calcext:value-type="float">
            <text:p>-151.314279</text:p>
          </table:table-cell>
          <table:table-cell office:value-type="float" office:value="-151.31452" calcext:value-type="float">
            <text:p>-151.31452</text:p>
          </table:table-cell>
          <table:table-cell office:value-type="float" office:value="-151.309711" calcext:value-type="float">
            <text:p>-151.309711</text:p>
          </table:table-cell>
          <table:table-cell office:value-type="float" office:value="-151.310174" calcext:value-type="float">
            <text:p>-151.310174</text:p>
          </table:table-cell>
          <table:table-cell office:value-type="float" office:value="-151.310658" calcext:value-type="float">
            <text:p>-151.310658</text:p>
          </table:table-cell>
          <table:table-cell office:value-type="float" office:value="-151.291482" calcext:value-type="float">
            <text:p>-151.291482</text:p>
          </table:table-cell>
          <table:table-cell office:value-type="float" office:value="-151.131172" calcext:value-type="float">
            <text:p>-151.131172</text:p>
          </table:table-cell>
          <table:table-cell office:value-type="float" office:value="-151.207439" calcext:value-type="float">
            <text:p>-151.207439</text:p>
          </table:table-cell>
          <table:table-cell office:value-type="float" office:value="-151.209851" calcext:value-type="float">
            <text:p>-151.209851</text:p>
          </table:table-cell>
          <table:table-cell/>
          <table:table-cell office:value-type="float" office:value="-151.446267" calcext:value-type="float">
            <text:p>-151.446267</text:p>
          </table:table-cell>
          <table:table-cell table:style-name="ce16" office:value-type="float" office:value="-151.170986" calcext:value-type="float">
            <text:p>-151.170986</text:p>
          </table:table-cell>
          <table:table-cell office:value-type="float" office:value="-151.158808" calcext:value-type="float">
            <text:p>-151.158808</text:p>
          </table:table-cell>
          <table:table-cell office:value-type="float" office:value="-151.165049" calcext:value-type="float">
            <text:p>-151.165049</text:p>
          </table:table-cell>
          <table:table-cell table:style-name="ce28" office:value-type="float" office:value="-151.140941" calcext:value-type="float">
            <text:p>-151.140941</text:p>
          </table:table-cell>
          <table:table-cell table:style-name="ce2"/>
          <table:table-cell table:number-columns-repeated="2"/>
          <table:table-cell office:value-type="float" office:value="-151.273091" calcext:value-type="float">
            <text:p>-151.273091</text:p>
          </table:table-cell>
          <table:table-cell office:value-type="float" office:value="-151.273734" calcext:value-type="float">
            <text:p>-151.273734</text:p>
          </table:table-cell>
          <table:table-cell office:value-type="float" office:value="-151.274202" calcext:value-type="float">
            <text:p>-151.274202</text:p>
          </table:table-cell>
          <table:table-cell office:value-type="float" office:value="-151.22236" calcext:value-type="float">
            <text:p>-151.22236</text:p>
          </table:table-cell>
          <table:table-cell office:value-type="float" office:value="-151.222923" calcext:value-type="float">
            <text:p>-151.222923</text:p>
          </table:table-cell>
          <table:table-cell office:value-type="float" office:value="-151.223303" calcext:value-type="float">
            <text:p>-151.223303</text:p>
          </table:table-cell>
          <table:table-cell office:value-type="float" office:value="-151.140571" calcext:value-type="float">
            <text:p>-151.140571</text:p>
          </table:table-cell>
          <table:table-cell office:value-type="float" office:value="-151.140973" calcext:value-type="float">
            <text:p>-151.140973</text:p>
          </table:table-cell>
          <table:table-cell office:value-type="float" office:value="-151.141088" calcext:value-type="float">
            <text:p>-151.141088</text:p>
          </table:table-cell>
          <table:table-cell office:value-type="float" office:value="-151.311357" calcext:value-type="float">
            <text:p>-151.311357</text:p>
          </table:table-cell>
          <table:table-cell office:value-type="float" office:value="-151.311893" calcext:value-type="float">
            <text:p>-151.311893</text:p>
          </table:table-cell>
          <table:table-cell office:value-type="float" office:value="-151.312096" calcext:value-type="float">
            <text:p>-151.312096</text:p>
          </table:table-cell>
          <table:table-cell office:value-type="float" office:value="-151.307327" calcext:value-type="float">
            <text:p>-151.307327</text:p>
          </table:table-cell>
          <table:table-cell office:value-type="float" office:value="-151.30789" calcext:value-type="float">
            <text:p>-151.30789</text:p>
          </table:table-cell>
          <table:table-cell office:value-type="float" office:value="-151.308366" calcext:value-type="float">
            <text:p>-151.308366</text:p>
          </table:table-cell>
          <table:table-cell office:value-type="float" office:value="-151.289517" calcext:value-type="float">
            <text:p>-151.289517</text:p>
          </table:table-cell>
          <table:table-cell office:value-type="float" office:value="-151.130788" calcext:value-type="float">
            <text:p>-151.130788</text:p>
          </table:table-cell>
          <table:table-cell office:value-type="float" office:value="-151.2061" calcext:value-type="float">
            <text:p>-151.2061</text:p>
          </table:table-cell>
          <table:table-cell office:value-type="float" office:value="-151.445897" calcext:value-type="float">
            <text:p>-151.445897</text:p>
          </table:table-cell>
          <table:table-cell office:value-type="float" office:value="-151.15711" calcext:value-type="float">
            <text:p>-151.15711</text:p>
          </table:table-cell>
          <table:table-cell office:value-type="float" office:value="-151.146641" calcext:value-type="float">
            <text:p>-151.146641</text:p>
          </table:table-cell>
          <table:table-cell office:value-type="float" office:value="-151.157817" calcext:value-type="float">
            <text:p>-151.157817</text:p>
          </table:table-cell>
          <table:table-cell office:value-type="float" office:value="-151.128113" calcext:value-type="float">
            <text:p>-151.128113</text:p>
          </table:table-cell>
          <table:table-cell table:number-columns-repeated="969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45" office:value-type="float" office:value="-151.293834094795" calcext:value-type="float">
            <text:p>-151.2938</text:p>
          </table:table-cell>
          <table:table-cell table:style-name="ce48" office:value-type="float" office:value="-151.28573137868" calcext:value-type="float">
            <text:p>-151.2857</text:p>
          </table:table-cell>
          <table:table-cell table:style-name="ce56" office:value-type="float" office:value="-151.28297669" calcext:value-type="float">
            <text:p>-151.28297669</text:p>
          </table:table-cell>
          <table:table-cell table:style-name="ce16" office:value-type="float" office:value="-151.278642" calcext:value-type="float">
            <text:p>-151.278642</text:p>
          </table:table-cell>
          <table:table-cell office:value-type="float" office:value="-151.27907" calcext:value-type="float">
            <text:p>-151.27907</text:p>
          </table:table-cell>
          <table:table-cell office:value-type="float" office:value="-151.279538" calcext:value-type="float">
            <text:p>-151.279538</text:p>
          </table:table-cell>
          <table:table-cell office:value-type="float" office:value="-151.225124" calcext:value-type="float">
            <text:p>-151.225124</text:p>
          </table:table-cell>
          <table:table-cell office:value-type="float" office:value="-151.225498" calcext:value-type="float">
            <text:p>-151.225498</text:p>
          </table:table-cell>
          <table:table-cell office:value-type="float" office:value="-151.225867" calcext:value-type="float">
            <text:p>-151.225867</text:p>
          </table:table-cell>
          <table:table-cell office:value-type="float" office:value="-151.144707" calcext:value-type="float">
            <text:p>-151.144707</text:p>
          </table:table-cell>
          <table:table-cell office:value-type="float" office:value="-151.144975" calcext:value-type="float">
            <text:p>-151.144975</text:p>
          </table:table-cell>
          <table:table-cell office:value-type="float" office:value="-151.145146" calcext:value-type="float">
            <text:p>-151.145146</text:p>
          </table:table-cell>
          <table:table-cell office:value-type="float" office:value="-151.317005" calcext:value-type="float">
            <text:p>-151.317005</text:p>
          </table:table-cell>
          <table:table-cell office:value-type="float" office:value="-151.317362" calcext:value-type="float">
            <text:p>-151.317362</text:p>
          </table:table-cell>
          <table:table-cell office:value-type="float" office:value="-151.317623" calcext:value-type="float">
            <text:p>-151.317623</text:p>
          </table:table-cell>
          <table:table-cell office:value-type="float" office:value="-151.313063" calcext:value-type="float">
            <text:p>-151.313063</text:p>
          </table:table-cell>
          <table:table-cell office:value-type="float" office:value="-151.313437" calcext:value-type="float">
            <text:p>-151.313437</text:p>
          </table:table-cell>
          <table:table-cell office:value-type="float" office:value="-151.313909" calcext:value-type="float">
            <text:p>-151.313909</text:p>
          </table:table-cell>
          <table:table-cell office:value-type="float" office:value="-151.29404" calcext:value-type="float">
            <text:p>-151.29404</text:p>
          </table:table-cell>
          <table:table-cell office:value-type="float" office:value="-151.131897" calcext:value-type="float">
            <text:p>-151.131897</text:p>
          </table:table-cell>
          <table:table-cell office:value-type="float" office:value="-151.210485" calcext:value-type="float">
            <text:p>-151.210485</text:p>
          </table:table-cell>
          <table:table-cell office:value-type="float" office:value="-151.211038" calcext:value-type="float">
            <text:p>-151.211038</text:p>
          </table:table-cell>
          <table:table-cell/>
          <table:table-cell office:value-type="float" office:value="-151.447024" calcext:value-type="float">
            <text:p>-151.447024</text:p>
          </table:table-cell>
          <table:table-cell table:style-name="ce16" office:value-type="float" office:value="-151.185753" calcext:value-type="float">
            <text:p>-151.185753</text:p>
          </table:table-cell>
          <table:table-cell office:value-type="float" office:value="-151.172227" calcext:value-type="float">
            <text:p>-151.172227</text:p>
          </table:table-cell>
          <table:table-cell office:value-type="float" office:value="-151.173327" calcext:value-type="float">
            <text:p>-151.173327</text:p>
          </table:table-cell>
          <table:table-cell table:style-name="ce28" office:value-type="float" office:value="-151.154724" calcext:value-type="float">
            <text:p>-151.154724</text:p>
          </table:table-cell>
          <table:table-cell table:style-name="ce2"/>
          <table:table-cell table:number-columns-repeated="2"/>
          <table:table-cell office:value-type="float" office:value="-151.275377" calcext:value-type="float">
            <text:p>-151.275377</text:p>
          </table:table-cell>
          <table:table-cell office:value-type="float" office:value="-151.275907" calcext:value-type="float">
            <text:p>-151.275907</text:p>
          </table:table-cell>
          <table:table-cell office:value-type="float" office:value="-151.276381" calcext:value-type="float">
            <text:p>-151.276381</text:p>
          </table:table-cell>
          <table:table-cell office:value-type="float" office:value="-151.22347" calcext:value-type="float">
            <text:p>-151.22347</text:p>
          </table:table-cell>
          <table:table-cell office:value-type="float" office:value="-151.223934" calcext:value-type="float">
            <text:p>-151.223934</text:p>
          </table:table-cell>
          <table:table-cell office:value-type="float" office:value="-151.224327" calcext:value-type="float">
            <text:p>-151.224327</text:p>
          </table:table-cell>
          <table:table-cell office:value-type="float" office:value="-151.142223" calcext:value-type="float">
            <text:p>-151.142223</text:p>
          </table:table-cell>
          <table:table-cell office:value-type="float" office:value="-151.142554" calcext:value-type="float">
            <text:p>-151.142554</text:p>
          </table:table-cell>
          <table:table-cell office:value-type="float" office:value="-151.142706" calcext:value-type="float">
            <text:p>-151.142706</text:p>
          </table:table-cell>
          <table:table-cell office:value-type="float" office:value="-151.313838" calcext:value-type="float">
            <text:p>-151.313838</text:p>
          </table:table-cell>
          <table:table-cell office:value-type="float" office:value="-151.314279" calcext:value-type="float">
            <text:p>-151.314279</text:p>
          </table:table-cell>
          <table:table-cell office:value-type="float" office:value="-151.31452" calcext:value-type="float">
            <text:p>-151.31452</text:p>
          </table:table-cell>
          <table:table-cell office:value-type="float" office:value="-151.309711" calcext:value-type="float">
            <text:p>-151.309711</text:p>
          </table:table-cell>
          <table:table-cell office:value-type="float" office:value="-151.310174" calcext:value-type="float">
            <text:p>-151.310174</text:p>
          </table:table-cell>
          <table:table-cell office:value-type="float" office:value="-151.310658" calcext:value-type="float">
            <text:p>-151.310658</text:p>
          </table:table-cell>
          <table:table-cell office:value-type="float" office:value="-151.291482" calcext:value-type="float">
            <text:p>-151.291482</text:p>
          </table:table-cell>
          <table:table-cell office:value-type="float" office:value="-151.131172" calcext:value-type="float">
            <text:p>-151.131172</text:p>
          </table:table-cell>
          <table:table-cell office:value-type="float" office:value="-151.207439" calcext:value-type="float">
            <text:p>-151.207439</text:p>
          </table:table-cell>
          <table:table-cell office:value-type="float" office:value="-151.446267" calcext:value-type="float">
            <text:p>-151.446267</text:p>
          </table:table-cell>
          <table:table-cell office:value-type="float" office:value="-151.170986" calcext:value-type="float">
            <text:p>-151.170986</text:p>
          </table:table-cell>
          <table:table-cell office:value-type="float" office:value="-151.158808" calcext:value-type="float">
            <text:p>-151.158808</text:p>
          </table:table-cell>
          <table:table-cell office:value-type="float" office:value="-151.165049" calcext:value-type="float">
            <text:p>-151.165049</text:p>
          </table:table-cell>
          <table:table-cell office:value-type="float" office:value="-151.140941" calcext:value-type="float">
            <text:p>-151.140941</text:p>
          </table:table-cell>
          <table:table-cell table:number-columns-repeated="969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-151.298640544404" calcext:value-type="float">
            <text:p>-151.2986</text:p>
          </table:table-cell>
          <table:table-cell table:style-name="ce48" office:value-type="float" office:value="-151.290484259351" calcext:value-type="float">
            <text:p>-151.2905</text:p>
          </table:table-cell>
          <table:table-cell table:style-name="ce56" office:value-type="float" office:value="-151.28831404" calcext:value-type="float">
            <text:p>-151.28831404</text:p>
          </table:table-cell>
          <table:table-cell table:style-name="ce16" office:value-type="float" office:value="-151.284251" calcext:value-type="float">
            <text:p>-151.284251</text:p>
          </table:table-cell>
          <table:table-cell office:value-type="float" office:value="-151.28466" calcext:value-type="float">
            <text:p>-151.28466</text:p>
          </table:table-cell>
          <table:table-cell office:value-type="float" office:value="-151.285112" calcext:value-type="float">
            <text:p>-151.285112</text:p>
          </table:table-cell>
          <table:table-cell office:value-type="float" office:value="-151.228362" calcext:value-type="float">
            <text:p>-151.228362</text:p>
          </table:table-cell>
          <table:table-cell office:value-type="float" office:value="-151.22872" calcext:value-type="float">
            <text:p>-151.22872</text:p>
          </table:table-cell>
          <table:table-cell office:value-type="float" office:value="-151.229043" calcext:value-type="float">
            <text:p>-151.229043</text:p>
          </table:table-cell>
          <table:table-cell office:value-type="float" office:value="-151.149334" calcext:value-type="float">
            <text:p>-151.149334</text:p>
          </table:table-cell>
          <table:table-cell office:value-type="float" office:value="-151.14959" calcext:value-type="float">
            <text:p>-151.14959</text:p>
          </table:table-cell>
          <table:table-cell office:value-type="float" office:value="-151.149746" calcext:value-type="float">
            <text:p>-151.149746</text:p>
          </table:table-cell>
          <table:table-cell office:value-type="float" office:value="-151.321811" calcext:value-type="float">
            <text:p>-151.321811</text:p>
          </table:table-cell>
          <table:table-cell office:value-type="float" office:value="-151.322152" calcext:value-type="float">
            <text:p>-151.322152</text:p>
          </table:table-cell>
          <table:table-cell office:value-type="float" office:value="-151.3224" calcext:value-type="float">
            <text:p>-151.3224</text:p>
          </table:table-cell>
          <table:table-cell office:value-type="float" office:value="-151.318737" calcext:value-type="float">
            <text:p>-151.318737</text:p>
          </table:table-cell>
          <table:table-cell office:value-type="float" office:value="-151.319095" calcext:value-type="float">
            <text:p>-151.319095</text:p>
          </table:table-cell>
          <table:table-cell office:value-type="float" office:value="-151.319541" calcext:value-type="float">
            <text:p>-151.319541</text:p>
          </table:table-cell>
          <table:table-cell office:value-type="float" office:value="-151.298069" calcext:value-type="float">
            <text:p>-151.298069</text:p>
          </table:table-cell>
          <table:table-cell office:value-type="float" office:value="-151.133784" calcext:value-type="float">
            <text:p>-151.133784</text:p>
          </table:table-cell>
          <table:table-cell office:value-type="float" office:value="-151.216694" calcext:value-type="float">
            <text:p>-151.216694</text:p>
          </table:table-cell>
          <table:table-cell office:value-type="float" office:value="-151.214046" calcext:value-type="float">
            <text:p>-151.214046</text:p>
          </table:table-cell>
          <table:table-cell/>
          <table:table-cell office:value-type="float" office:value="-151.449071" calcext:value-type="float">
            <text:p>-151.449071</text:p>
          </table:table-cell>
          <table:table-cell table:style-name="ce16" office:value-type="float" office:value="-151.203985" calcext:value-type="float">
            <text:p>-151.203985</text:p>
          </table:table-cell>
          <table:table-cell office:value-type="float" office:value="-151.189478" calcext:value-type="float">
            <text:p>-151.189478</text:p>
          </table:table-cell>
          <table:table-cell office:value-type="float" office:value="-151.184555" calcext:value-type="float">
            <text:p>-151.184555</text:p>
          </table:table-cell>
          <table:table-cell table:style-name="ce28" office:value-type="float" office:value="-151.17194" calcext:value-type="float">
            <text:p>-151.17194</text:p>
          </table:table-cell>
          <table:table-cell table:style-name="ce2"/>
          <table:table-cell table:number-columns-repeated="2"/>
          <table:table-cell office:value-type="float" office:value="-151.278642" calcext:value-type="float">
            <text:p>-151.278642</text:p>
          </table:table-cell>
          <table:table-cell office:value-type="float" office:value="-151.27907" calcext:value-type="float">
            <text:p>-151.27907</text:p>
          </table:table-cell>
          <table:table-cell office:value-type="float" office:value="-151.279538" calcext:value-type="float">
            <text:p>-151.279538</text:p>
          </table:table-cell>
          <table:table-cell office:value-type="float" office:value="-151.225124" calcext:value-type="float">
            <text:p>-151.225124</text:p>
          </table:table-cell>
          <table:table-cell office:value-type="float" office:value="-151.225498" calcext:value-type="float">
            <text:p>-151.225498</text:p>
          </table:table-cell>
          <table:table-cell office:value-type="float" office:value="-151.225867" calcext:value-type="float">
            <text:p>-151.225867</text:p>
          </table:table-cell>
          <table:table-cell office:value-type="float" office:value="-151.144707" calcext:value-type="float">
            <text:p>-151.144707</text:p>
          </table:table-cell>
          <table:table-cell office:value-type="float" office:value="-151.144975" calcext:value-type="float">
            <text:p>-151.144975</text:p>
          </table:table-cell>
          <table:table-cell office:value-type="float" office:value="-151.145146" calcext:value-type="float">
            <text:p>-151.145146</text:p>
          </table:table-cell>
          <table:table-cell office:value-type="float" office:value="-151.317005" calcext:value-type="float">
            <text:p>-151.317005</text:p>
          </table:table-cell>
          <table:table-cell office:value-type="float" office:value="-151.317362" calcext:value-type="float">
            <text:p>-151.317362</text:p>
          </table:table-cell>
          <table:table-cell office:value-type="float" office:value="-151.317623" calcext:value-type="float">
            <text:p>-151.317623</text:p>
          </table:table-cell>
          <table:table-cell office:value-type="float" office:value="-151.313063" calcext:value-type="float">
            <text:p>-151.313063</text:p>
          </table:table-cell>
          <table:table-cell office:value-type="float" office:value="-151.313437" calcext:value-type="float">
            <text:p>-151.313437</text:p>
          </table:table-cell>
          <table:table-cell office:value-type="float" office:value="-151.313909" calcext:value-type="float">
            <text:p>-151.313909</text:p>
          </table:table-cell>
          <table:table-cell office:value-type="float" office:value="-151.29404" calcext:value-type="float">
            <text:p>-151.29404</text:p>
          </table:table-cell>
          <table:table-cell office:value-type="float" office:value="-151.131897" calcext:value-type="float">
            <text:p>-151.131897</text:p>
          </table:table-cell>
          <table:table-cell office:value-type="float" office:value="-151.210485" calcext:value-type="float">
            <text:p>-151.210485</text:p>
          </table:table-cell>
          <table:table-cell office:value-type="float" office:value="-151.447024" calcext:value-type="float">
            <text:p>-151.447024</text:p>
          </table:table-cell>
          <table:table-cell office:value-type="float" office:value="-151.185753" calcext:value-type="float">
            <text:p>-151.185753</text:p>
          </table:table-cell>
          <table:table-cell office:value-type="float" office:value="-151.172227" calcext:value-type="float">
            <text:p>-151.172227</text:p>
          </table:table-cell>
          <table:table-cell office:value-type="float" office:value="-151.173327" calcext:value-type="float">
            <text:p>-151.173327</text:p>
          </table:table-cell>
          <table:table-cell office:value-type="float" office:value="-151.154724" calcext:value-type="float">
            <text:p>-151.154724</text:p>
          </table:table-cell>
          <table:table-cell table:number-columns-repeated="969"/>
        </table:table-row>
        <table:table-row table:style-name="ro2">
          <table:table-cell table:style-name="ce39" office:value-type="float" office:value="13" calcext:value-type="float">
            <text:p>13</text:p>
          </table:table-cell>
          <table:table-cell table:style-name="ce45" office:value-type="float" office:value="-151.317819620423" calcext:value-type="float">
            <text:p>-151.3178</text:p>
          </table:table-cell>
          <table:table-cell table:style-name="ce48" office:value-type="float" office:value="-151.309669675895" calcext:value-type="float">
            <text:p>-151.3097</text:p>
          </table:table-cell>
          <table:table-cell table:style-name="ce56" office:value-type="float" office:value="-151.30612489" calcext:value-type="float">
            <text:p>-151.30612489</text:p>
          </table:table-cell>
          <table:table-cell table:style-name="ce16" office:value-type="float" office:value="-151.302878" calcext:value-type="float">
            <text:p>-151.302878</text:p>
          </table:table-cell>
          <table:table-cell office:value-type="float" office:value="-151.303395" calcext:value-type="float">
            <text:p>-151.303395</text:p>
          </table:table-cell>
          <table:table-cell office:value-type="float" office:value="-151.30384" calcext:value-type="float">
            <text:p>-151.30384</text:p>
          </table:table-cell>
          <table:table-cell office:value-type="float" office:value="-151.242662" calcext:value-type="float">
            <text:p>-151.242662</text:p>
          </table:table-cell>
          <table:table-cell office:value-type="float" office:value="-151.243115" calcext:value-type="float">
            <text:p>-151.243115</text:p>
          </table:table-cell>
          <table:table-cell office:value-type="float" office:value="-151.243397" calcext:value-type="float">
            <text:p>-151.243397</text:p>
          </table:table-cell>
          <table:table-cell office:value-type="float" office:value="-151.167411" calcext:value-type="float">
            <text:p>-151.167411</text:p>
          </table:table-cell>
          <table:table-cell office:value-type="float" office:value="-151.167734" calcext:value-type="float">
            <text:p>-151.167734</text:p>
          </table:table-cell>
          <table:table-cell office:value-type="float" office:value="-151.167831" calcext:value-type="float">
            <text:p>-151.167831</text:p>
          </table:table-cell>
          <table:table-cell office:value-type="float" office:value="-151.336586" calcext:value-type="float">
            <text:p>-151.336586</text:p>
          </table:table-cell>
          <table:table-cell office:value-type="float" office:value="-151.337017" calcext:value-type="float">
            <text:p>-151.337017</text:p>
          </table:table-cell>
          <table:table-cell office:value-type="float" office:value="-151.337212" calcext:value-type="float">
            <text:p>-151.337212</text:p>
          </table:table-cell>
          <table:table-cell office:value-type="float" office:value="-151.337842" calcext:value-type="float">
            <text:p>-151.337842</text:p>
          </table:table-cell>
          <table:table-cell office:value-type="float" office:value="-151.338294" calcext:value-type="float">
            <text:p>-151.338294</text:p>
          </table:table-cell>
          <table:table-cell office:value-type="float" office:value="-151.338721" calcext:value-type="float">
            <text:p>-151.338721</text:p>
          </table:table-cell>
          <table:table-cell office:value-type="float" office:value="-151.311406" calcext:value-type="float">
            <text:p>-151.311406</text:p>
          </table:table-cell>
          <table:table-cell office:value-type="float" office:value="-151.145216" calcext:value-type="float">
            <text:p>-151.145216</text:p>
          </table:table-cell>
          <table:table-cell office:value-type="float" office:value="-151.238715" calcext:value-type="float">
            <text:p>-151.238715</text:p>
          </table:table-cell>
          <table:table-cell office:value-type="float" office:value="-151.230537" calcext:value-type="float">
            <text:p>-151.230537</text:p>
          </table:table-cell>
          <table:table-cell/>
          <table:table-cell office:value-type="float" office:value="-151.461565" calcext:value-type="float">
            <text:p>-151.461565</text:p>
          </table:table-cell>
          <table:table-cell table:style-name="ce16" office:value-type="float" office:value="-151.241139" calcext:value-type="float">
            <text:p>-151.241139</text:p>
          </table:table-cell>
          <table:table-cell office:value-type="float" office:value="-151.22608" calcext:value-type="float">
            <text:p>-151.22608</text:p>
          </table:table-cell>
          <table:table-cell office:value-type="float" office:value="-151.211731" calcext:value-type="float">
            <text:p>-151.211731</text:p>
          </table:table-cell>
          <table:table-cell table:style-name="ce28" office:value-type="float" office:value="-151.208065" calcext:value-type="float">
            <text:p>-151.208065</text:p>
          </table:table-cell>
          <table:table-cell table:style-name="ce2"/>
          <table:table-cell table:number-columns-repeated="2"/>
          <table:table-cell office:value-type="float" office:value="-151.284251" calcext:value-type="float">
            <text:p>-151.284251</text:p>
          </table:table-cell>
          <table:table-cell office:value-type="float" office:value="-151.28466" calcext:value-type="float">
            <text:p>-151.28466</text:p>
          </table:table-cell>
          <table:table-cell office:value-type="float" office:value="-151.285112" calcext:value-type="float">
            <text:p>-151.285112</text:p>
          </table:table-cell>
          <table:table-cell office:value-type="float" office:value="-151.228362" calcext:value-type="float">
            <text:p>-151.228362</text:p>
          </table:table-cell>
          <table:table-cell office:value-type="float" office:value="-151.22872" calcext:value-type="float">
            <text:p>-151.22872</text:p>
          </table:table-cell>
          <table:table-cell office:value-type="float" office:value="-151.229043" calcext:value-type="float">
            <text:p>-151.229043</text:p>
          </table:table-cell>
          <table:table-cell office:value-type="float" office:value="-151.149334" calcext:value-type="float">
            <text:p>-151.149334</text:p>
          </table:table-cell>
          <table:table-cell office:value-type="float" office:value="-151.14959" calcext:value-type="float">
            <text:p>-151.14959</text:p>
          </table:table-cell>
          <table:table-cell office:value-type="float" office:value="-151.149746" calcext:value-type="float">
            <text:p>-151.149746</text:p>
          </table:table-cell>
          <table:table-cell office:value-type="float" office:value="-151.321811" calcext:value-type="float">
            <text:p>-151.321811</text:p>
          </table:table-cell>
          <table:table-cell office:value-type="float" office:value="-151.322152" calcext:value-type="float">
            <text:p>-151.322152</text:p>
          </table:table-cell>
          <table:table-cell office:value-type="float" office:value="-151.3224" calcext:value-type="float">
            <text:p>-151.3224</text:p>
          </table:table-cell>
          <table:table-cell office:value-type="float" office:value="-151.318737" calcext:value-type="float">
            <text:p>-151.318737</text:p>
          </table:table-cell>
          <table:table-cell office:value-type="float" office:value="-151.319095" calcext:value-type="float">
            <text:p>-151.319095</text:p>
          </table:table-cell>
          <table:table-cell office:value-type="float" office:value="-151.319541" calcext:value-type="float">
            <text:p>-151.319541</text:p>
          </table:table-cell>
          <table:table-cell office:value-type="float" office:value="-151.298069" calcext:value-type="float">
            <text:p>-151.298069</text:p>
          </table:table-cell>
          <table:table-cell office:value-type="float" office:value="-151.133784" calcext:value-type="float">
            <text:p>-151.133784</text:p>
          </table:table-cell>
          <table:table-cell office:value-type="float" office:value="-151.216694" calcext:value-type="float">
            <text:p>-151.216694</text:p>
          </table:table-cell>
          <table:table-cell office:value-type="float" office:value="-151.449071" calcext:value-type="float">
            <text:p>-151.449071</text:p>
          </table:table-cell>
          <table:table-cell office:value-type="float" office:value="-151.203985" calcext:value-type="float">
            <text:p>-151.203985</text:p>
          </table:table-cell>
          <table:table-cell office:value-type="float" office:value="-151.189478" calcext:value-type="float">
            <text:p>-151.189478</text:p>
          </table:table-cell>
          <table:table-cell office:value-type="float" office:value="-151.184555" calcext:value-type="float">
            <text:p>-151.184555</text:p>
          </table:table-cell>
          <table:table-cell office:value-type="float" office:value="-151.17194" calcext:value-type="float">
            <text:p>-151.17194</text:p>
          </table:table-cell>
          <table:table-cell table:number-columns-repeated="969"/>
        </table:table-row>
        <table:table-row table:style-name="ro2">
          <table:table-cell table:style-name="ce39" office:value-type="float" office:value="14" calcext:value-type="float">
            <text:p>14</text:p>
          </table:table-cell>
          <table:table-cell table:style-name="ce45" office:value-type="float" office:value="-151.351585846356" calcext:value-type="float">
            <text:p>-151.3516</text:p>
          </table:table-cell>
          <table:table-cell table:style-name="ce48" office:value-type="float" office:value="-151.343529767788" calcext:value-type="float">
            <text:p>-151.3435</text:p>
          </table:table-cell>
          <table:table-cell table:style-name="ce56" office:value-type="float" office:value="-151.3387126" calcext:value-type="float">
            <text:p>-151.3387126</text:p>
          </table:table-cell>
          <table:table-cell table:style-name="ce16" office:value-type="float" office:value="-151.333352" calcext:value-type="float">
            <text:p>-151.333352</text:p>
          </table:table-cell>
          <table:table-cell office:value-type="float" office:value="-151.334011" calcext:value-type="float">
            <text:p>-151.334011</text:p>
          </table:table-cell>
          <table:table-cell office:value-type="float" office:value="-151.334401" calcext:value-type="float">
            <text:p>-151.334401</text:p>
          </table:table-cell>
          <table:table-cell office:value-type="float" office:value="-151.276208" calcext:value-type="float">
            <text:p>-151.276208</text:p>
          </table:table-cell>
          <table:table-cell office:value-type="float" office:value="-151.276784" calcext:value-type="float">
            <text:p>-151.276784</text:p>
          </table:table-cell>
          <table:table-cell office:value-type="float" office:value="-151.277034" calcext:value-type="float">
            <text:p>-151.277034</text:p>
          </table:table-cell>
          <table:table-cell office:value-type="float" office:value="-151.198663" calcext:value-type="float">
            <text:p>-151.198663</text:p>
          </table:table-cell>
          <table:table-cell office:value-type="float" office:value="-151.199074" calcext:value-type="float">
            <text:p>-151.199074</text:p>
          </table:table-cell>
          <table:table-cell office:value-type="float" office:value="-151.199099" calcext:value-type="float">
            <text:p>-151.199099</text:p>
          </table:table-cell>
          <table:table-cell office:value-type="float" office:value="-151.367129" calcext:value-type="float">
            <text:p>-151.367129</text:p>
          </table:table-cell>
          <table:table-cell office:value-type="float" office:value="-151.367678" calcext:value-type="float">
            <text:p>-151.367678</text:p>
          </table:table-cell>
          <table:table-cell office:value-type="float" office:value="-151.367794" calcext:value-type="float">
            <text:p>-151.367794</text:p>
          </table:table-cell>
          <table:table-cell office:value-type="float" office:value="-151.369205" calcext:value-type="float">
            <text:p>-151.369205</text:p>
          </table:table-cell>
          <table:table-cell office:value-type="float" office:value="-151.369781" calcext:value-type="float">
            <text:p>-151.369781</text:p>
          </table:table-cell>
          <table:table-cell office:value-type="float" office:value="-151.370164" calcext:value-type="float">
            <text:p>-151.370164</text:p>
          </table:table-cell>
          <table:table-cell office:value-type="float" office:value="-151.342417" calcext:value-type="float">
            <text:p>-151.342417</text:p>
          </table:table-cell>
          <table:table-cell office:value-type="float" office:value="-151.179008" calcext:value-type="float">
            <text:p>-151.179008</text:p>
          </table:table-cell>
          <table:table-cell office:value-type="float" office:value="-151.269901" calcext:value-type="float">
            <text:p>-151.269901</text:p>
          </table:table-cell>
          <table:table-cell office:value-type="float" office:value="-151.268645" calcext:value-type="float">
            <text:p>-151.268645</text:p>
          </table:table-cell>
          <table:table-cell/>
          <table:table-cell office:value-type="float" office:value="-151.496711" calcext:value-type="float">
            <text:p>-151.496711</text:p>
          </table:table-cell>
          <table:table-cell table:style-name="ce16" office:value-type="float" office:value="-151.282937" calcext:value-type="float">
            <text:p>-151.282937</text:p>
          </table:table-cell>
          <table:table-cell office:value-type="float" office:value="-151.267846" calcext:value-type="float">
            <text:p>-151.267846</text:p>
          </table:table-cell>
          <table:table-cell office:value-type="float" office:value="-151.248673" calcext:value-type="float">
            <text:p>-151.248673</text:p>
          </table:table-cell>
          <table:table-cell table:style-name="ce28" office:value-type="float" office:value="-151.250279" calcext:value-type="float">
            <text:p>-151.250279</text:p>
          </table:table-cell>
          <table:table-cell table:style-name="ce2"/>
          <table:table-cell table:number-columns-repeated="2"/>
          <table:table-cell office:value-type="float" office:value="-151.302878" calcext:value-type="float">
            <text:p>-151.302878</text:p>
          </table:table-cell>
          <table:table-cell office:value-type="float" office:value="-151.303395" calcext:value-type="float">
            <text:p>-151.303395</text:p>
          </table:table-cell>
          <table:table-cell office:value-type="float" office:value="-151.30384" calcext:value-type="float">
            <text:p>-151.30384</text:p>
          </table:table-cell>
          <table:table-cell office:value-type="float" office:value="-151.242662" calcext:value-type="float">
            <text:p>-151.242662</text:p>
          </table:table-cell>
          <table:table-cell office:value-type="float" office:value="-151.243115" calcext:value-type="float">
            <text:p>-151.243115</text:p>
          </table:table-cell>
          <table:table-cell office:value-type="float" office:value="-151.243397" calcext:value-type="float">
            <text:p>-151.243397</text:p>
          </table:table-cell>
          <table:table-cell office:value-type="float" office:value="-151.167411" calcext:value-type="float">
            <text:p>-151.167411</text:p>
          </table:table-cell>
          <table:table-cell office:value-type="float" office:value="-151.167734" calcext:value-type="float">
            <text:p>-151.167734</text:p>
          </table:table-cell>
          <table:table-cell office:value-type="float" office:value="-151.167831" calcext:value-type="float">
            <text:p>-151.167831</text:p>
          </table:table-cell>
          <table:table-cell office:value-type="float" office:value="-151.336586" calcext:value-type="float">
            <text:p>-151.336586</text:p>
          </table:table-cell>
          <table:table-cell office:value-type="float" office:value="-151.337017" calcext:value-type="float">
            <text:p>-151.337017</text:p>
          </table:table-cell>
          <table:table-cell office:value-type="float" office:value="-151.337212" calcext:value-type="float">
            <text:p>-151.337212</text:p>
          </table:table-cell>
          <table:table-cell office:value-type="float" office:value="-151.337842" calcext:value-type="float">
            <text:p>-151.337842</text:p>
          </table:table-cell>
          <table:table-cell office:value-type="float" office:value="-151.338294" calcext:value-type="float">
            <text:p>-151.338294</text:p>
          </table:table-cell>
          <table:table-cell office:value-type="float" office:value="-151.338721" calcext:value-type="float">
            <text:p>-151.338721</text:p>
          </table:table-cell>
          <table:table-cell office:value-type="float" office:value="-151.311406" calcext:value-type="float">
            <text:p>-151.311406</text:p>
          </table:table-cell>
          <table:table-cell office:value-type="float" office:value="-151.145216" calcext:value-type="float">
            <text:p>-151.145216</text:p>
          </table:table-cell>
          <table:table-cell office:value-type="float" office:value="-151.238715" calcext:value-type="float">
            <text:p>-151.238715</text:p>
          </table:table-cell>
          <table:table-cell office:value-type="float" office:value="-151.461565" calcext:value-type="float">
            <text:p>-151.461565</text:p>
          </table:table-cell>
          <table:table-cell office:value-type="float" office:value="-151.241139" calcext:value-type="float">
            <text:p>-151.241139</text:p>
          </table:table-cell>
          <table:table-cell office:value-type="float" office:value="-151.22608" calcext:value-type="float">
            <text:p>-151.22608</text:p>
          </table:table-cell>
          <table:table-cell office:value-type="float" office:value="-151.211731" calcext:value-type="float">
            <text:p>-151.211731</text:p>
          </table:table-cell>
          <table:table-cell office:value-type="float" office:value="-151.208065" calcext:value-type="float">
            <text:p>-151.208065</text:p>
          </table:table-cell>
          <table:table-cell table:number-columns-repeated="969"/>
        </table:table-row>
        <table:table-row table:style-name="ro2"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-151.396334496506" calcext:value-type="float">
            <text:p>-151.3963</text:p>
          </table:table-cell>
          <table:table-cell table:style-name="ce48" office:value-type="float" office:value="-151.388382172736" calcext:value-type="float">
            <text:p>-151.3884</text:p>
          </table:table-cell>
          <table:table-cell table:style-name="ce56" office:value-type="float" office:value="-151.38194606" calcext:value-type="float">
            <text:p>-151.38194606</text:p>
          </table:table-cell>
          <table:table-cell table:style-name="ce16" office:value-type="float" office:value="-151.370709" calcext:value-type="float">
            <text:p>-151.370709</text:p>
          </table:table-cell>
          <table:table-cell office:value-type="float" office:value="-151.371353" calcext:value-type="float">
            <text:p>-151.371353</text:p>
          </table:table-cell>
          <table:table-cell office:value-type="float" office:value="-151.371466" calcext:value-type="float">
            <text:p>-151.371466</text:p>
          </table:table-cell>
          <table:table-cell office:value-type="float" office:value="-151.319683" calcext:value-type="float">
            <text:p>-151.319683</text:p>
          </table:table-cell>
          <table:table-cell office:value-type="float" office:value="-151.320247" calcext:value-type="float">
            <text:p>-151.320247</text:p>
          </table:table-cell>
          <table:table-cell office:value-type="float" office:value="-151.320297" calcext:value-type="float">
            <text:p>-151.320297</text:p>
          </table:table-cell>
          <table:table-cell office:value-type="float" office:value="-151.237171" calcext:value-type="float">
            <text:p>-151.237171</text:p>
          </table:table-cell>
          <table:table-cell office:value-type="float" office:value="-151.237573" calcext:value-type="float">
            <text:p>-151.237573</text:p>
          </table:table-cell>
          <table:table-cell office:value-type="float" office:value="-151.237476" calcext:value-type="float">
            <text:p>-151.237476</text:p>
          </table:table-cell>
          <table:table-cell office:value-type="float" office:value="-151.406636" calcext:value-type="float">
            <text:p>-151.406636</text:p>
          </table:table-cell>
          <table:table-cell office:value-type="float" office:value="-151.407172" calcext:value-type="float">
            <text:p>-151.407172</text:p>
          </table:table-cell>
          <table:table-cell office:value-type="float" office:value="-151.407108" calcext:value-type="float">
            <text:p>-151.407108</text:p>
          </table:table-cell>
          <table:table-cell office:value-type="float" office:value="-151.407756" calcext:value-type="float">
            <text:p>-151.407756</text:p>
          </table:table-cell>
          <table:table-cell office:value-type="float" office:value="-151.408319" calcext:value-type="float">
            <text:p>-151.408319</text:p>
          </table:table-cell>
          <table:table-cell office:value-type="float" office:value="-151.40845" calcext:value-type="float">
            <text:p>-151.40845</text:p>
          </table:table-cell>
          <table:table-cell office:value-type="float" office:value="-151.384799" calcext:value-type="float">
            <text:p>-151.384799</text:p>
          </table:table-cell>
          <table:table-cell office:value-type="float" office:value="-151.22473" calcext:value-type="float">
            <text:p>-151.22473</text:p>
          </table:table-cell>
          <table:table-cell office:value-type="float" office:value="-151.308954" calcext:value-type="float">
            <text:p>-151.308954</text:p>
          </table:table-cell>
          <table:table-cell office:value-type="float" office:value="-151.314897" calcext:value-type="float">
            <text:p>-151.314897</text:p>
          </table:table-cell>
          <table:table-cell/>
          <table:table-cell office:value-type="float" office:value="-151.542251" calcext:value-type="float">
            <text:p>-151.542251</text:p>
          </table:table-cell>
          <table:table-cell table:style-name="ce16" office:value-type="float" office:value="-151.330154" calcext:value-type="float">
            <text:p>-151.330154</text:p>
          </table:table-cell>
          <table:table-cell office:value-type="float" office:value="-151.315585" calcext:value-type="float">
            <text:p>-151.315585</text:p>
          </table:table-cell>
          <table:table-cell office:value-type="float" office:value="-151.294674" calcext:value-type="float">
            <text:p>-151.294674</text:p>
          </table:table-cell>
          <table:table-cell table:style-name="ce28" office:value-type="float" office:value="-151.29788" calcext:value-type="float">
            <text:p>-151.29788</text:p>
          </table:table-cell>
          <table:table-cell table:style-name="ce2"/>
          <table:table-cell table:number-columns-repeated="2"/>
          <table:table-cell office:value-type="float" office:value="-151.333352" calcext:value-type="float">
            <text:p>-151.333352</text:p>
          </table:table-cell>
          <table:table-cell office:value-type="float" office:value="-151.334011" calcext:value-type="float">
            <text:p>-151.334011</text:p>
          </table:table-cell>
          <table:table-cell office:value-type="float" office:value="-151.334401" calcext:value-type="float">
            <text:p>-151.334401</text:p>
          </table:table-cell>
          <table:table-cell office:value-type="float" office:value="-151.276208" calcext:value-type="float">
            <text:p>-151.276208</text:p>
          </table:table-cell>
          <table:table-cell office:value-type="float" office:value="-151.276784" calcext:value-type="float">
            <text:p>-151.276784</text:p>
          </table:table-cell>
          <table:table-cell office:value-type="float" office:value="-151.277034" calcext:value-type="float">
            <text:p>-151.277034</text:p>
          </table:table-cell>
          <table:table-cell office:value-type="float" office:value="-151.198663" calcext:value-type="float">
            <text:p>-151.198663</text:p>
          </table:table-cell>
          <table:table-cell office:value-type="float" office:value="-151.199074" calcext:value-type="float">
            <text:p>-151.199074</text:p>
          </table:table-cell>
          <table:table-cell office:value-type="float" office:value="-151.199099" calcext:value-type="float">
            <text:p>-151.199099</text:p>
          </table:table-cell>
          <table:table-cell office:value-type="float" office:value="-151.367129" calcext:value-type="float">
            <text:p>-151.367129</text:p>
          </table:table-cell>
          <table:table-cell office:value-type="float" office:value="-151.367678" calcext:value-type="float">
            <text:p>-151.367678</text:p>
          </table:table-cell>
          <table:table-cell office:value-type="float" office:value="-151.367794" calcext:value-type="float">
            <text:p>-151.367794</text:p>
          </table:table-cell>
          <table:table-cell office:value-type="float" office:value="-151.369205" calcext:value-type="float">
            <text:p>-151.369205</text:p>
          </table:table-cell>
          <table:table-cell office:value-type="float" office:value="-151.369781" calcext:value-type="float">
            <text:p>-151.369781</text:p>
          </table:table-cell>
          <table:table-cell office:value-type="float" office:value="-151.370164" calcext:value-type="float">
            <text:p>-151.370164</text:p>
          </table:table-cell>
          <table:table-cell office:value-type="float" office:value="-151.342417" calcext:value-type="float">
            <text:p>-151.342417</text:p>
          </table:table-cell>
          <table:table-cell office:value-type="float" office:value="-151.179008" calcext:value-type="float">
            <text:p>-151.179008</text:p>
          </table:table-cell>
          <table:table-cell office:value-type="float" office:value="-151.269901" calcext:value-type="float">
            <text:p>-151.269901</text:p>
          </table:table-cell>
          <table:table-cell office:value-type="float" office:value="-151.496711" calcext:value-type="float">
            <text:p>-151.496711</text:p>
          </table:table-cell>
          <table:table-cell office:value-type="float" office:value="-151.282937" calcext:value-type="float">
            <text:p>-151.282937</text:p>
          </table:table-cell>
          <table:table-cell office:value-type="float" office:value="-151.267846" calcext:value-type="float">
            <text:p>-151.267846</text:p>
          </table:table-cell>
          <table:table-cell office:value-type="float" office:value="-151.248673" calcext:value-type="float">
            <text:p>-151.248673</text:p>
          </table:table-cell>
          <table:table-cell office:value-type="float" office:value="-151.250279" calcext:value-type="float">
            <text:p>-151.250279</text:p>
          </table:table-cell>
          <table:table-cell table:number-columns-repeated="969"/>
        </table:table-row>
        <table:table-row table:style-name="ro2"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-151.42967013935" calcext:value-type="float">
            <text:p>-151.4297</text:p>
          </table:table-cell>
          <table:table-cell table:style-name="ce48" office:value-type="float" office:value="-151.421807234541" calcext:value-type="float">
            <text:p>-151.4218</text:p>
          </table:table-cell>
          <table:table-cell table:style-name="ce56" office:value-type="float" office:value="-151.41729106" calcext:value-type="float">
            <text:p>-151.41729106</text:p>
          </table:table-cell>
          <table:table-cell table:style-name="ce16" office:value-type="float" office:value="-151.397248" calcext:value-type="float">
            <text:p>-151.397248</text:p>
          </table:table-cell>
          <table:table-cell office:value-type="float" office:value="-151.397688" calcext:value-type="float">
            <text:p>-151.397688</text:p>
          </table:table-cell>
          <table:table-cell office:value-type="float" office:value="-151.397773" calcext:value-type="float">
            <text:p>-151.397773</text:p>
          </table:table-cell>
          <table:table-cell office:value-type="float" office:value="-151.351375" calcext:value-type="float">
            <text:p>-151.351375</text:p>
          </table:table-cell>
          <table:table-cell office:value-type="float" office:value="-151.35176" calcext:value-type="float">
            <text:p>-151.35176</text:p>
          </table:table-cell>
          <table:table-cell office:value-type="float" office:value="-151.351805" calcext:value-type="float">
            <text:p>-151.351805</text:p>
          </table:table-cell>
          <table:table-cell office:value-type="float" office:value="-151.265508" calcext:value-type="float">
            <text:p>-151.265508</text:p>
          </table:table-cell>
          <table:table-cell office:value-type="float" office:value="-151.265783" calcext:value-type="float">
            <text:p>-151.265783</text:p>
          </table:table-cell>
          <table:table-cell office:value-type="float" office:value="-151.265714" calcext:value-type="float">
            <text:p>-151.265714</text:p>
          </table:table-cell>
          <table:table-cell office:value-type="float" office:value="-151.435217" calcext:value-type="float">
            <text:p>-151.435217</text:p>
          </table:table-cell>
          <table:table-cell office:value-type="float" office:value="-151.435583" calcext:value-type="float">
            <text:p>-151.435583</text:p>
          </table:table-cell>
          <table:table-cell office:value-type="float" office:value="-151.435538" calcext:value-type="float">
            <text:p>-151.435538</text:p>
          </table:table-cell>
          <table:table-cell office:value-type="float" office:value="-151.435821" calcext:value-type="float">
            <text:p>-151.435821</text:p>
          </table:table-cell>
          <table:table-cell office:value-type="float" office:value="-151.436206" calcext:value-type="float">
            <text:p>-151.436206</text:p>
          </table:table-cell>
          <table:table-cell office:value-type="float" office:value="-151.436301" calcext:value-type="float">
            <text:p>-151.436301</text:p>
          </table:table-cell>
          <table:table-cell office:value-type="float" office:value="-151.415764" calcext:value-type="float">
            <text:p>-151.415764</text:p>
          </table:table-cell>
          <table:table-cell office:value-type="float" office:value="-151.258984" calcext:value-type="float">
            <text:p>-151.258984</text:p>
          </table:table-cell>
          <table:table-cell office:value-type="float" office:value="-151.33815" calcext:value-type="float">
            <text:p>-151.33815</text:p>
          </table:table-cell>
          <table:table-cell office:value-type="float" office:value="-151.348629" calcext:value-type="float">
            <text:p>-151.348629</text:p>
          </table:table-cell>
          <table:table-cell/>
          <table:table-cell office:value-type="float" office:value="-151.576404" calcext:value-type="float">
            <text:p>-151.576404</text:p>
          </table:table-cell>
          <table:table-cell table:style-name="ce16" office:value-type="float" office:value="-151.364297" calcext:value-type="float">
            <text:p>-151.364297</text:p>
          </table:table-cell>
          <table:table-cell office:value-type="float" office:value="-151.350732" calcext:value-type="float">
            <text:p>-151.350732</text:p>
          </table:table-cell>
          <table:table-cell office:value-type="float" office:value="-151.331362" calcext:value-type="float">
            <text:p>-151.331362</text:p>
          </table:table-cell>
          <table:table-cell table:style-name="ce28" office:value-type="float" office:value="-151.331301" calcext:value-type="float">
            <text:p>-151.331301</text:p>
          </table:table-cell>
          <table:table-cell table:style-name="ce2"/>
          <table:table-cell table:number-columns-repeated="2"/>
          <table:table-cell office:value-type="float" office:value="-151.370709" calcext:value-type="float">
            <text:p>-151.370709</text:p>
          </table:table-cell>
          <table:table-cell office:value-type="float" office:value="-151.371353" calcext:value-type="float">
            <text:p>-151.371353</text:p>
          </table:table-cell>
          <table:table-cell office:value-type="float" office:value="-151.371466" calcext:value-type="float">
            <text:p>-151.371466</text:p>
          </table:table-cell>
          <table:table-cell office:value-type="float" office:value="-151.319683" calcext:value-type="float">
            <text:p>-151.319683</text:p>
          </table:table-cell>
          <table:table-cell office:value-type="float" office:value="-151.320247" calcext:value-type="float">
            <text:p>-151.320247</text:p>
          </table:table-cell>
          <table:table-cell office:value-type="float" office:value="-151.320297" calcext:value-type="float">
            <text:p>-151.320297</text:p>
          </table:table-cell>
          <table:table-cell office:value-type="float" office:value="-151.237171" calcext:value-type="float">
            <text:p>-151.237171</text:p>
          </table:table-cell>
          <table:table-cell office:value-type="float" office:value="-151.237573" calcext:value-type="float">
            <text:p>-151.237573</text:p>
          </table:table-cell>
          <table:table-cell office:value-type="float" office:value="-151.237476" calcext:value-type="float">
            <text:p>-151.237476</text:p>
          </table:table-cell>
          <table:table-cell office:value-type="float" office:value="-151.406636" calcext:value-type="float">
            <text:p>-151.406636</text:p>
          </table:table-cell>
          <table:table-cell office:value-type="float" office:value="-151.407172" calcext:value-type="float">
            <text:p>-151.407172</text:p>
          </table:table-cell>
          <table:table-cell office:value-type="float" office:value="-151.407108" calcext:value-type="float">
            <text:p>-151.407108</text:p>
          </table:table-cell>
          <table:table-cell office:value-type="float" office:value="-151.407756" calcext:value-type="float">
            <text:p>-151.407756</text:p>
          </table:table-cell>
          <table:table-cell office:value-type="float" office:value="-151.408319" calcext:value-type="float">
            <text:p>-151.408319</text:p>
          </table:table-cell>
          <table:table-cell office:value-type="float" office:value="-151.40845" calcext:value-type="float">
            <text:p>-151.40845</text:p>
          </table:table-cell>
          <table:table-cell office:value-type="float" office:value="-151.384799" calcext:value-type="float">
            <text:p>-151.384799</text:p>
          </table:table-cell>
          <table:table-cell office:value-type="float" office:value="-151.22473" calcext:value-type="float">
            <text:p>-151.22473</text:p>
          </table:table-cell>
          <table:table-cell office:value-type="float" office:value="-151.308954" calcext:value-type="float">
            <text:p>-151.308954</text:p>
          </table:table-cell>
          <table:table-cell office:value-type="float" office:value="-151.542251" calcext:value-type="float">
            <text:p>-151.542251</text:p>
          </table:table-cell>
          <table:table-cell office:value-type="float" office:value="-151.330154" calcext:value-type="float">
            <text:p>-151.330154</text:p>
          </table:table-cell>
          <table:table-cell office:value-type="float" office:value="-151.315585" calcext:value-type="float">
            <text:p>-151.315585</text:p>
          </table:table-cell>
          <table:table-cell office:value-type="float" office:value="-151.294674" calcext:value-type="float">
            <text:p>-151.294674</text:p>
          </table:table-cell>
          <table:table-cell office:value-type="float" office:value="-151.29788" calcext:value-type="float">
            <text:p>-151.29788</text:p>
          </table:table-cell>
          <table:table-cell table:number-columns-repeated="969"/>
        </table:table-row>
        <table:table-row table:style-name="ro2"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-151.434263401689" calcext:value-type="float">
            <text:p>-151.4343</text:p>
          </table:table-cell>
          <table:table-cell table:style-name="ce48" office:value-type="float" office:value="-151.426420699045" calcext:value-type="float">
            <text:p>-151.4264</text:p>
          </table:table-cell>
          <table:table-cell table:style-name="ce56" office:value-type="float" office:value="-151.42188019" calcext:value-type="float">
            <text:p>-151.42188019</text:p>
          </table:table-cell>
          <table:table-cell table:style-name="ce16" office:value-type="float" office:value="-151.40014" calcext:value-type="float">
            <text:p>-151.40014</text:p>
          </table:table-cell>
          <table:table-cell office:value-type="float" office:value="-151.400587" calcext:value-type="float">
            <text:p>-151.400587</text:p>
          </table:table-cell>
          <table:table-cell office:value-type="float" office:value="-151.40055" calcext:value-type="float">
            <text:p>-151.40055</text:p>
          </table:table-cell>
          <table:table-cell office:value-type="float" office:value="-151.355395" calcext:value-type="float">
            <text:p>-151.355395</text:p>
          </table:table-cell>
          <table:table-cell office:value-type="float" office:value="-151.355787" calcext:value-type="float">
            <text:p>-151.355787</text:p>
          </table:table-cell>
          <table:table-cell office:value-type="float" office:value="-151.355736" calcext:value-type="float">
            <text:p>-151.355736</text:p>
          </table:table-cell>
          <table:table-cell office:value-type="float" office:value="-151.269038" calcext:value-type="float">
            <text:p>-151.269038</text:p>
          </table:table-cell>
          <table:table-cell office:value-type="float" office:value="-151.269317" calcext:value-type="float">
            <text:p>-151.269317</text:p>
          </table:table-cell>
          <table:table-cell office:value-type="float" office:value="-151.269198" calcext:value-type="float">
            <text:p>-151.269198</text:p>
          </table:table-cell>
          <table:table-cell office:value-type="float" office:value="-151.438776" calcext:value-type="float">
            <text:p>-151.438776</text:p>
          </table:table-cell>
          <table:table-cell office:value-type="float" office:value="-151.439149" calcext:value-type="float">
            <text:p>-151.439149</text:p>
          </table:table-cell>
          <table:table-cell office:value-type="float" office:value="-151.439027" calcext:value-type="float">
            <text:p>-151.439027</text:p>
          </table:table-cell>
          <table:table-cell office:value-type="float" office:value="-151.439214" calcext:value-type="float">
            <text:p>-151.439214</text:p>
          </table:table-cell>
          <table:table-cell office:value-type="float" office:value="-151.439606" calcext:value-type="float">
            <text:p>-151.439606</text:p>
          </table:table-cell>
          <table:table-cell office:value-type="float" office:value="-151.43959" calcext:value-type="float">
            <text:p>-151.43959</text:p>
          </table:table-cell>
          <table:table-cell office:value-type="float" office:value="-151.419829" calcext:value-type="float">
            <text:p>-151.419829</text:p>
          </table:table-cell>
          <table:table-cell office:value-type="float" office:value="-151.263777" calcext:value-type="float">
            <text:p>-151.263777</text:p>
          </table:table-cell>
          <table:table-cell office:value-type="float" office:value="-151.341869" calcext:value-type="float">
            <text:p>-151.341869</text:p>
          </table:table-cell>
          <table:table-cell office:value-type="float" office:value="-151.353168" calcext:value-type="float">
            <text:p>-151.353168</text:p>
          </table:table-cell>
          <table:table-cell/>
          <table:table-cell office:value-type="float" office:value="-151.581218" calcext:value-type="float">
            <text:p>-151.581218</text:p>
          </table:table-cell>
          <table:table-cell table:style-name="ce16" office:value-type="float" office:value="-151.368653" calcext:value-type="float">
            <text:p>-151.368653</text:p>
          </table:table-cell>
          <table:table-cell office:value-type="float" office:value="-151.355503" calcext:value-type="float">
            <text:p>-151.355503</text:p>
          </table:table-cell>
          <table:table-cell office:value-type="float" office:value="-151.337388" calcext:value-type="float">
            <text:p>-151.337388</text:p>
          </table:table-cell>
          <table:table-cell table:style-name="ce28" office:value-type="float" office:value="-151.335355" calcext:value-type="float">
            <text:p>-151.335355</text:p>
          </table:table-cell>
          <table:table-cell table:style-name="ce2"/>
          <table:table-cell table:number-columns-repeated="2"/>
          <table:table-cell office:value-type="float" office:value="-151.397248" calcext:value-type="float">
            <text:p>-151.397248</text:p>
          </table:table-cell>
          <table:table-cell office:value-type="float" office:value="-151.397688" calcext:value-type="float">
            <text:p>-151.397688</text:p>
          </table:table-cell>
          <table:table-cell office:value-type="float" office:value="-151.397773" calcext:value-type="float">
            <text:p>-151.397773</text:p>
          </table:table-cell>
          <table:table-cell office:value-type="float" office:value="-151.351375" calcext:value-type="float">
            <text:p>-151.351375</text:p>
          </table:table-cell>
          <table:table-cell office:value-type="float" office:value="-151.35176" calcext:value-type="float">
            <text:p>-151.35176</text:p>
          </table:table-cell>
          <table:table-cell office:value-type="float" office:value="-151.351805" calcext:value-type="float">
            <text:p>-151.351805</text:p>
          </table:table-cell>
          <table:table-cell office:value-type="float" office:value="-151.265508" calcext:value-type="float">
            <text:p>-151.265508</text:p>
          </table:table-cell>
          <table:table-cell office:value-type="float" office:value="-151.265783" calcext:value-type="float">
            <text:p>-151.265783</text:p>
          </table:table-cell>
          <table:table-cell office:value-type="float" office:value="-151.265714" calcext:value-type="float">
            <text:p>-151.265714</text:p>
          </table:table-cell>
          <table:table-cell office:value-type="float" office:value="-151.435217" calcext:value-type="float">
            <text:p>-151.435217</text:p>
          </table:table-cell>
          <table:table-cell office:value-type="float" office:value="-151.435583" calcext:value-type="float">
            <text:p>-151.435583</text:p>
          </table:table-cell>
          <table:table-cell office:value-type="float" office:value="-151.435538" calcext:value-type="float">
            <text:p>-151.435538</text:p>
          </table:table-cell>
          <table:table-cell office:value-type="float" office:value="-151.435821" calcext:value-type="float">
            <text:p>-151.435821</text:p>
          </table:table-cell>
          <table:table-cell office:value-type="float" office:value="-151.436206" calcext:value-type="float">
            <text:p>-151.436206</text:p>
          </table:table-cell>
          <table:table-cell office:value-type="float" office:value="-151.436301" calcext:value-type="float">
            <text:p>-151.436301</text:p>
          </table:table-cell>
          <table:table-cell office:value-type="float" office:value="-151.415764" calcext:value-type="float">
            <text:p>-151.415764</text:p>
          </table:table-cell>
          <table:table-cell office:value-type="float" office:value="-151.258984" calcext:value-type="float">
            <text:p>-151.258984</text:p>
          </table:table-cell>
          <table:table-cell office:value-type="float" office:value="-151.33815" calcext:value-type="float">
            <text:p>-151.33815</text:p>
          </table:table-cell>
          <table:table-cell office:value-type="float" office:value="-151.576404" calcext:value-type="float">
            <text:p>-151.576404</text:p>
          </table:table-cell>
          <table:table-cell office:value-type="float" office:value="-151.364297" calcext:value-type="float">
            <text:p>-151.364297</text:p>
          </table:table-cell>
          <table:table-cell office:value-type="float" office:value="-151.350732" calcext:value-type="float">
            <text:p>-151.350732</text:p>
          </table:table-cell>
          <table:table-cell office:value-type="float" office:value="-151.331362" calcext:value-type="float">
            <text:p>-151.331362</text:p>
          </table:table-cell>
          <table:table-cell office:value-type="float" office:value="-151.331301" calcext:value-type="float">
            <text:p>-151.331301</text:p>
          </table:table-cell>
          <table:table-cell table:number-columns-repeated="969"/>
        </table:table-row>
        <table:table-row table:style-name="ro2">
          <table:table-cell table:style-name="ce39" office:value-type="float" office:value="18" calcext:value-type="float">
            <text:p>18</text:p>
          </table:table-cell>
          <table:table-cell table:style-name="ce45" office:value-type="float" office:value="-151.433828645773" calcext:value-type="float">
            <text:p>-151.4338</text:p>
          </table:table-cell>
          <table:table-cell table:style-name="ce48" office:value-type="float" office:value="-151.425986287707" calcext:value-type="float">
            <text:p>-151.4260</text:p>
          </table:table-cell>
          <table:table-cell table:style-name="ce56" office:value-type="float" office:value="-151.42151803" calcext:value-type="float">
            <text:p>-151.42151803</text:p>
          </table:table-cell>
          <table:table-cell table:style-name="ce16" office:value-type="float" office:value="-151.400066" calcext:value-type="float">
            <text:p>-151.400066</text:p>
          </table:table-cell>
          <table:table-cell office:value-type="float" office:value="-151.40045" calcext:value-type="float">
            <text:p>-151.40045</text:p>
          </table:table-cell>
          <table:table-cell office:value-type="float" office:value="-151.400482" calcext:value-type="float">
            <text:p>-151.400482</text:p>
          </table:table-cell>
          <table:table-cell office:value-type="float" office:value="-151.355287" calcext:value-type="float">
            <text:p>-151.355287</text:p>
          </table:table-cell>
          <table:table-cell office:value-type="float" office:value="-151.355623" calcext:value-type="float">
            <text:p>-151.355623</text:p>
          </table:table-cell>
          <table:table-cell office:value-type="float" office:value="-151.355626" calcext:value-type="float">
            <text:p>-151.355626</text:p>
          </table:table-cell>
          <table:table-cell office:value-type="float" office:value="-151.268852" calcext:value-type="float">
            <text:p>-151.268852</text:p>
          </table:table-cell>
          <table:table-cell office:value-type="float" office:value="-151.269092" calcext:value-type="float">
            <text:p>-151.269092</text:p>
          </table:table-cell>
          <table:table-cell office:value-type="float" office:value="-151.269014" calcext:value-type="float">
            <text:p>-151.269014</text:p>
          </table:table-cell>
          <table:table-cell office:value-type="float" office:value="-151.438655" calcext:value-type="float">
            <text:p>-151.438655</text:p>
          </table:table-cell>
          <table:table-cell office:value-type="float" office:value="-151.438975" calcext:value-type="float">
            <text:p>-151.438975</text:p>
          </table:table-cell>
          <table:table-cell office:value-type="float" office:value="-151.438909" calcext:value-type="float">
            <text:p>-151.438909</text:p>
          </table:table-cell>
          <table:table-cell office:value-type="float" office:value="-151.439059" calcext:value-type="float">
            <text:p>-151.439059</text:p>
          </table:table-cell>
          <table:table-cell office:value-type="float" office:value="-151.439395" calcext:value-type="float">
            <text:p>-151.439395</text:p>
          </table:table-cell>
          <table:table-cell office:value-type="float" office:value="-151.439438" calcext:value-type="float">
            <text:p>-151.439438</text:p>
          </table:table-cell>
          <table:table-cell office:value-type="float" office:value="-151.419692" calcext:value-type="float">
            <text:p>-151.419692</text:p>
          </table:table-cell>
          <table:table-cell office:value-type="float" office:value="-151.263561" calcext:value-type="float">
            <text:p>-151.263561</text:p>
          </table:table-cell>
          <table:table-cell office:value-type="float" office:value="-151.341711" calcext:value-type="float">
            <text:p>-151.341711</text:p>
          </table:table-cell>
          <table:table-cell office:value-type="float" office:value="-151.352948" calcext:value-type="float">
            <text:p>-151.352948</text:p>
          </table:table-cell>
          <table:table-cell/>
          <table:table-cell office:value-type="float" office:value="-151.581053" calcext:value-type="float">
            <text:p>-151.581053</text:p>
          </table:table-cell>
          <table:table-cell table:style-name="ce16" office:value-type="float" office:value="-151.368524" calcext:value-type="float">
            <text:p>-151.368524</text:p>
          </table:table-cell>
          <table:table-cell office:value-type="float" office:value="-151.355331" calcext:value-type="float">
            <text:p>-151.355331</text:p>
          </table:table-cell>
          <table:table-cell office:value-type="float" office:value="-151.337049" calcext:value-type="float">
            <text:p>-151.337049</text:p>
          </table:table-cell>
          <table:table-cell table:style-name="ce28" office:value-type="float" office:value="-151.335173" calcext:value-type="float">
            <text:p>-151.335173</text:p>
          </table:table-cell>
          <table:table-cell table:style-name="ce2"/>
          <table:table-cell table:number-columns-repeated="2"/>
          <table:table-cell office:value-type="float" office:value="-151.40014" calcext:value-type="float">
            <text:p>-151.40014</text:p>
          </table:table-cell>
          <table:table-cell office:value-type="float" office:value="-151.400587" calcext:value-type="float">
            <text:p>-151.400587</text:p>
          </table:table-cell>
          <table:table-cell office:value-type="float" office:value="-151.40055" calcext:value-type="float">
            <text:p>-151.40055</text:p>
          </table:table-cell>
          <table:table-cell office:value-type="float" office:value="-151.355395" calcext:value-type="float">
            <text:p>-151.355395</text:p>
          </table:table-cell>
          <table:table-cell office:value-type="float" office:value="-151.355787" calcext:value-type="float">
            <text:p>-151.355787</text:p>
          </table:table-cell>
          <table:table-cell office:value-type="float" office:value="-151.355736" calcext:value-type="float">
            <text:p>-151.355736</text:p>
          </table:table-cell>
          <table:table-cell office:value-type="float" office:value="-151.269038" calcext:value-type="float">
            <text:p>-151.269038</text:p>
          </table:table-cell>
          <table:table-cell office:value-type="float" office:value="-151.269317" calcext:value-type="float">
            <text:p>-151.269317</text:p>
          </table:table-cell>
          <table:table-cell office:value-type="float" office:value="-151.269198" calcext:value-type="float">
            <text:p>-151.269198</text:p>
          </table:table-cell>
          <table:table-cell office:value-type="float" office:value="-151.438776" calcext:value-type="float">
            <text:p>-151.438776</text:p>
          </table:table-cell>
          <table:table-cell office:value-type="float" office:value="-151.439149" calcext:value-type="float">
            <text:p>-151.439149</text:p>
          </table:table-cell>
          <table:table-cell office:value-type="float" office:value="-151.439027" calcext:value-type="float">
            <text:p>-151.439027</text:p>
          </table:table-cell>
          <table:table-cell office:value-type="float" office:value="-151.439214" calcext:value-type="float">
            <text:p>-151.439214</text:p>
          </table:table-cell>
          <table:table-cell office:value-type="float" office:value="-151.439606" calcext:value-type="float">
            <text:p>-151.439606</text:p>
          </table:table-cell>
          <table:table-cell office:value-type="float" office:value="-151.43959" calcext:value-type="float">
            <text:p>-151.43959</text:p>
          </table:table-cell>
          <table:table-cell office:value-type="float" office:value="-151.419829" calcext:value-type="float">
            <text:p>-151.419829</text:p>
          </table:table-cell>
          <table:table-cell office:value-type="float" office:value="-151.263777" calcext:value-type="float">
            <text:p>-151.263777</text:p>
          </table:table-cell>
          <table:table-cell office:value-type="float" office:value="-151.341869" calcext:value-type="float">
            <text:p>-151.341869</text:p>
          </table:table-cell>
          <table:table-cell office:value-type="float" office:value="-151.581218" calcext:value-type="float">
            <text:p>-151.581218</text:p>
          </table:table-cell>
          <table:table-cell office:value-type="float" office:value="-151.368653" calcext:value-type="float">
            <text:p>-151.368653</text:p>
          </table:table-cell>
          <table:table-cell office:value-type="float" office:value="-151.355503" calcext:value-type="float">
            <text:p>-151.355503</text:p>
          </table:table-cell>
          <table:table-cell office:value-type="float" office:value="-151.337388" calcext:value-type="float">
            <text:p>-151.337388</text:p>
          </table:table-cell>
          <table:table-cell office:value-type="float" office:value="-151.335355" calcext:value-type="float">
            <text:p>-151.335355</text:p>
          </table:table-cell>
          <table:table-cell table:number-columns-repeated="969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46" office:value-type="float" office:value="-151.432571623111" calcext:value-type="float">
            <text:p>-151.4326</text:p>
          </table:table-cell>
          <table:table-cell table:style-name="ce49" office:value-type="float" office:value="-151.424727982092" calcext:value-type="float">
            <text:p>-151.4247</text:p>
          </table:table-cell>
          <table:table-cell table:style-name="ce57" office:value-type="float" office:value="-151.42039996" calcext:value-type="float">
            <text:p>-151.42039996</text:p>
          </table:table-cell>
          <table:table-cell table:style-name="ce17" office:value-type="float" office:value="-151.399409" calcext:value-type="float">
            <text:p>-151.399409</text:p>
          </table:table-cell>
          <table:table-cell table:style-name="ce22" office:value-type="float" office:value="-151.399736" calcext:value-type="float">
            <text:p>-151.399736</text:p>
          </table:table-cell>
          <table:table-cell table:style-name="ce22" office:value-type="float" office:value="-151.399818" calcext:value-type="float">
            <text:p>-151.399818</text:p>
          </table:table-cell>
          <table:table-cell table:style-name="ce22" office:value-type="float" office:value="-151.354556" calcext:value-type="float">
            <text:p>-151.354556</text:p>
          </table:table-cell>
          <table:table-cell table:style-name="ce22" office:value-type="float" office:value="-151.354842" calcext:value-type="float">
            <text:p>-151.354842</text:p>
          </table:table-cell>
          <table:table-cell table:style-name="ce22" office:value-type="float" office:value="-151.35488" calcext:value-type="float">
            <text:p>-151.35488</text:p>
          </table:table-cell>
          <table:table-cell table:style-name="ce22" office:value-type="float" office:value="-151.267992" calcext:value-type="float">
            <text:p>-151.267992</text:p>
          </table:table-cell>
          <table:table-cell table:style-name="ce22" office:value-type="float" office:value="-151.268197" calcext:value-type="float">
            <text:p>-151.268197</text:p>
          </table:table-cell>
          <table:table-cell table:style-name="ce22" office:value-type="float" office:value="-151.268152" calcext:value-type="float">
            <text:p>-151.268152</text:p>
          </table:table-cell>
          <table:table-cell table:style-name="ce22" office:value-type="float" office:value="-151.437906" calcext:value-type="float">
            <text:p>-151.437906</text:p>
          </table:table-cell>
          <table:table-cell table:style-name="ce22" office:value-type="float" office:value="-151.438179" calcext:value-type="float">
            <text:p>-151.438179</text:p>
          </table:table-cell>
          <table:table-cell table:style-name="ce22" office:value-type="float" office:value="-151.438156" calcext:value-type="float">
            <text:p>-151.438156</text:p>
          </table:table-cell>
          <table:table-cell table:style-name="ce22" office:value-type="float" office:value="-151.438245" calcext:value-type="float">
            <text:p>-151.438245</text:p>
          </table:table-cell>
          <table:table-cell table:style-name="ce22" office:value-type="float" office:value="-151.438532" calcext:value-type="float">
            <text:p>-151.438532</text:p>
          </table:table-cell>
          <table:table-cell table:style-name="ce22" office:value-type="float" office:value="-151.438616" calcext:value-type="float">
            <text:p>-151.438616</text:p>
          </table:table-cell>
          <table:table-cell table:style-name="ce22" office:value-type="float" office:value="-151.418929" calcext:value-type="float">
            <text:p>-151.418929</text:p>
          </table:table-cell>
          <table:table-cell table:style-name="ce22" office:value-type="float" office:value="-151.262633" calcext:value-type="float">
            <text:p>-151.262633</text:p>
          </table:table-cell>
          <table:table-cell table:style-name="ce22" office:value-type="float" office:value="-151.34093" calcext:value-type="float">
            <text:p>-151.34093</text:p>
          </table:table-cell>
          <table:table-cell table:style-name="ce22" office:value-type="float" office:value="-151.351971" calcext:value-type="float">
            <text:p>-151.351971</text:p>
          </table:table-cell>
          <table:table-cell table:style-name="ce22"/>
          <table:table-cell table:style-name="ce22" office:value-type="float" office:value="-151.580216" calcext:value-type="float">
            <text:p>-151.580216</text:p>
          </table:table-cell>
          <table:table-cell table:style-name="ce17" office:value-type="float" office:value="-151.367701" calcext:value-type="float">
            <text:p>-151.367701</text:p>
          </table:table-cell>
          <table:table-cell table:style-name="ce22" office:value-type="float" office:value="-151.354475" calcext:value-type="float">
            <text:p>-151.354475</text:p>
          </table:table-cell>
          <table:table-cell table:style-name="ce22" office:value-type="float" office:value="-151.335941" calcext:value-type="float">
            <text:p>-151.335941</text:p>
          </table:table-cell>
          <table:table-cell table:style-name="ce64" office:value-type="float" office:value="-151.334272" calcext:value-type="float">
            <text:p>-151.334272</text:p>
          </table:table-cell>
          <table:table-cell table:style-name="ce2"/>
          <table:table-cell table:number-columns-repeated="2"/>
          <table:table-cell office:value-type="float" office:value="-151.400066" calcext:value-type="float">
            <text:p>-151.400066</text:p>
          </table:table-cell>
          <table:table-cell office:value-type="float" office:value="-151.40045" calcext:value-type="float">
            <text:p>-151.40045</text:p>
          </table:table-cell>
          <table:table-cell office:value-type="float" office:value="-151.400482" calcext:value-type="float">
            <text:p>-151.400482</text:p>
          </table:table-cell>
          <table:table-cell office:value-type="float" office:value="-151.355287" calcext:value-type="float">
            <text:p>-151.355287</text:p>
          </table:table-cell>
          <table:table-cell office:value-type="float" office:value="-151.355623" calcext:value-type="float">
            <text:p>-151.355623</text:p>
          </table:table-cell>
          <table:table-cell office:value-type="float" office:value="-151.355626" calcext:value-type="float">
            <text:p>-151.355626</text:p>
          </table:table-cell>
          <table:table-cell office:value-type="float" office:value="-151.268852" calcext:value-type="float">
            <text:p>-151.268852</text:p>
          </table:table-cell>
          <table:table-cell office:value-type="float" office:value="-151.269092" calcext:value-type="float">
            <text:p>-151.269092</text:p>
          </table:table-cell>
          <table:table-cell office:value-type="float" office:value="-151.269014" calcext:value-type="float">
            <text:p>-151.269014</text:p>
          </table:table-cell>
          <table:table-cell office:value-type="float" office:value="-151.438655" calcext:value-type="float">
            <text:p>-151.438655</text:p>
          </table:table-cell>
          <table:table-cell office:value-type="float" office:value="-151.438975" calcext:value-type="float">
            <text:p>-151.438975</text:p>
          </table:table-cell>
          <table:table-cell office:value-type="float" office:value="-151.438909" calcext:value-type="float">
            <text:p>-151.438909</text:p>
          </table:table-cell>
          <table:table-cell office:value-type="float" office:value="-151.439059" calcext:value-type="float">
            <text:p>-151.439059</text:p>
          </table:table-cell>
          <table:table-cell office:value-type="float" office:value="-151.439395" calcext:value-type="float">
            <text:p>-151.439395</text:p>
          </table:table-cell>
          <table:table-cell office:value-type="float" office:value="-151.439438" calcext:value-type="float">
            <text:p>-151.439438</text:p>
          </table:table-cell>
          <table:table-cell office:value-type="float" office:value="-151.419692" calcext:value-type="float">
            <text:p>-151.419692</text:p>
          </table:table-cell>
          <table:table-cell office:value-type="float" office:value="-151.263561" calcext:value-type="float">
            <text:p>-151.263561</text:p>
          </table:table-cell>
          <table:table-cell office:value-type="float" office:value="-151.341711" calcext:value-type="float">
            <text:p>-151.341711</text:p>
          </table:table-cell>
          <table:table-cell office:value-type="float" office:value="-151.581053" calcext:value-type="float">
            <text:p>-151.581053</text:p>
          </table:table-cell>
          <table:table-cell office:value-type="float" office:value="-151.368524" calcext:value-type="float">
            <text:p>-151.368524</text:p>
          </table:table-cell>
          <table:table-cell office:value-type="float" office:value="-151.355331" calcext:value-type="float">
            <text:p>-151.355331</text:p>
          </table:table-cell>
          <table:table-cell office:value-type="float" office:value="-151.337049" calcext:value-type="float">
            <text:p>-151.337049</text:p>
          </table:table-cell>
          <table:table-cell office:value-type="float" office:value="-151.335173" calcext:value-type="float">
            <text:p>-151.335173</text:p>
          </table:table-cell>
          <table:table-cell table:number-columns-repeated="969"/>
        </table:table-row>
        <table:table-row table:style-name="ro2">
          <table:table-cell table:number-columns-repeated="32"/>
          <table:table-cell office:value-type="float" office:value="-151.399409" calcext:value-type="float">
            <text:p>-151.399409</text:p>
          </table:table-cell>
          <table:table-cell office:value-type="float" office:value="-151.399736" calcext:value-type="float">
            <text:p>-151.399736</text:p>
          </table:table-cell>
          <table:table-cell office:value-type="float" office:value="-151.399818" calcext:value-type="float">
            <text:p>-151.399818</text:p>
          </table:table-cell>
          <table:table-cell office:value-type="float" office:value="-151.354556" calcext:value-type="float">
            <text:p>-151.354556</text:p>
          </table:table-cell>
          <table:table-cell office:value-type="float" office:value="-151.354842" calcext:value-type="float">
            <text:p>-151.354842</text:p>
          </table:table-cell>
          <table:table-cell office:value-type="float" office:value="-151.35488" calcext:value-type="float">
            <text:p>-151.35488</text:p>
          </table:table-cell>
          <table:table-cell office:value-type="float" office:value="-151.267992" calcext:value-type="float">
            <text:p>-151.267992</text:p>
          </table:table-cell>
          <table:table-cell office:value-type="float" office:value="-151.268197" calcext:value-type="float">
            <text:p>-151.268197</text:p>
          </table:table-cell>
          <table:table-cell office:value-type="float" office:value="-151.268152" calcext:value-type="float">
            <text:p>-151.268152</text:p>
          </table:table-cell>
          <table:table-cell office:value-type="float" office:value="-151.437906" calcext:value-type="float">
            <text:p>-151.437906</text:p>
          </table:table-cell>
          <table:table-cell office:value-type="float" office:value="-151.438179" calcext:value-type="float">
            <text:p>-151.438179</text:p>
          </table:table-cell>
          <table:table-cell office:value-type="float" office:value="-151.438156" calcext:value-type="float">
            <text:p>-151.438156</text:p>
          </table:table-cell>
          <table:table-cell office:value-type="float" office:value="-151.438245" calcext:value-type="float">
            <text:p>-151.438245</text:p>
          </table:table-cell>
          <table:table-cell office:value-type="float" office:value="-151.438532" calcext:value-type="float">
            <text:p>-151.438532</text:p>
          </table:table-cell>
          <table:table-cell office:value-type="float" office:value="-151.438616" calcext:value-type="float">
            <text:p>-151.438616</text:p>
          </table:table-cell>
          <table:table-cell office:value-type="float" office:value="-151.418929" calcext:value-type="float">
            <text:p>-151.418929</text:p>
          </table:table-cell>
          <table:table-cell office:value-type="float" office:value="-151.262633" calcext:value-type="float">
            <text:p>-151.262633</text:p>
          </table:table-cell>
          <table:table-cell office:value-type="float" office:value="-151.34093" calcext:value-type="float">
            <text:p>-151.34093</text:p>
          </table:table-cell>
          <table:table-cell office:value-type="float" office:value="-151.580216" calcext:value-type="float">
            <text:p>-151.580216</text:p>
          </table:table-cell>
          <table:table-cell office:value-type="float" office:value="-151.367701" calcext:value-type="float">
            <text:p>-151.367701</text:p>
          </table:table-cell>
          <table:table-cell office:value-type="float" office:value="-151.354475" calcext:value-type="float">
            <text:p>-151.354475</text:p>
          </table:table-cell>
          <table:table-cell office:value-type="float" office:value="-151.335941" calcext:value-type="float">
            <text:p>-151.335941</text:p>
          </table:table-cell>
          <table:table-cell office:value-type="float" office:value="-151.334272" calcext:value-type="float">
            <text:p>-151.334272</text:p>
          </table:table-cell>
          <table:table-cell table:number-columns-repeated="96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RESULTS</text:p>
          </table:table-cell>
          <table:table-cell/>
          <table:table-cell office:value-type="string" calcext:value-type="string">
            <text:p>STARTING FROM INITIAL CONFIGURATION WITH E=0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 calcext:value-type="string" table:number-columns-spanned="28" table:number-rows-spanned="1">
            <text:p>Energies for theories:</text:p>
          </table:table-cell>
          <table:covered-table-cell table:number-columns-repeated="27"/>
          <table:table-cell table:number-columns-repeated="995"/>
        </table:table-row>
        <table:table-row table:style-name="ro2">
          <table:table-cell table:style-name="ce2"/>
          <table:table-cell table:style-name="ce42" office:value-type="string" calcext:value-type="string" table:number-columns-spanned="2" table:number-rows-spanned="1">
            <text:p>CCSD(T)-f12, vtz-f12</text:p>
          </table:table-cell>
          <table:covered-table-cell/>
          <table:table-cell table:style-name="ce53" office:value-type="string" calcext:value-type="string">
            <text:p>MRCI-f12</text:p>
          </table:table-cell>
          <table:table-cell table:style-name="ce61" office:value-type="string" calcext:value-type="string" table:number-columns-spanned="21" table:number-rows-spanned="1">
            <text:p>turbomole</text:p>
          </table:table-cell>
          <table:covered-table-cell table:number-columns-repeated="20"/>
          <table:table-cell table:style-name="ce41" office:value-type="string" calcext:value-type="string" table:number-columns-spanned="4" table:number-rows-spanned="1">
            <text:p>nwchem</text:p>
          </table:table-cell>
          <table:covered-table-cell table:number-columns-repeated="3"/>
          <table:table-cell table:number-columns-repeated="995"/>
        </table:table-row>
        <table:table-row table:style-name="ro2">
          <table:table-cell table:style-name="ce38" office:value-type="string" calcext:value-type="string">
            <text:p>Point</text:p>
          </table:table-cell>
          <table:table-cell table:style-name="ce43" office:value-type="string" calcext:value-type="string">
            <text:p>f12a</text:p>
          </table:table-cell>
          <table:table-cell table:style-name="ce38" office:value-type="string" calcext:value-type="string">
            <text:p>f12b</text:p>
          </table:table-cell>
          <table:table-cell table:style-name="ce54" office:value-type="string" calcext:value-type="string">
            <text:p>vtz-f12</text:p>
          </table:table-cell>
          <table:table-cell table:style-name="ce38" office:value-type="string" calcext:value-type="string">
            <text:p>blyp</text:p>
          </table:table-cell>
          <table:table-cell table:style-name="ce38" office:value-type="string" calcext:value-type="string">
            <text:p>blyp-d2</text:p>
          </table:table-cell>
          <table:table-cell table:style-name="ce38" office:value-type="string" calcext:value-type="string">
            <text:p>blyp-d3</text:p>
          </table:table-cell>
          <table:table-cell table:style-name="ce38" office:value-type="string" calcext:value-type="string">
            <text:p>b3lyp</text:p>
          </table:table-cell>
          <table:table-cell table:style-name="ce38" office:value-type="string" calcext:value-type="string">
            <text:p>b3lyp-d2</text:p>
          </table:table-cell>
          <table:table-cell table:style-name="ce38" office:value-type="string" calcext:value-type="string">
            <text:p>b3lyp-d3</text:p>
          </table:table-cell>
          <table:table-cell table:style-name="ce38" office:value-type="string" calcext:value-type="string">
            <text:p>pbe</text:p>
          </table:table-cell>
          <table:table-cell table:style-name="ce38" office:value-type="string" calcext:value-type="string">
            <text:p>pbe-d2</text:p>
          </table:table-cell>
          <table:table-cell table:style-name="ce38" office:value-type="string" calcext:value-type="string">
            <text:p>pbe-d3</text:p>
          </table:table-cell>
          <table:table-cell table:style-name="ce38" office:value-type="string" calcext:value-type="string">
            <text:p>tpss</text:p>
          </table:table-cell>
          <table:table-cell table:style-name="ce38" office:value-type="string" calcext:value-type="string">
            <text:p>tpss-d2</text:p>
          </table:table-cell>
          <table:table-cell table:style-name="ce38" office:value-type="string" calcext:value-type="string">
            <text:p>tpss-d3</text:p>
          </table:table-cell>
          <table:table-cell table:style-name="ce38" office:value-type="string" calcext:value-type="string">
            <text:p>bp86</text:p>
          </table:table-cell>
          <table:table-cell table:style-name="ce38" office:value-type="string" calcext:value-type="string">
            <text:p>bp86-d2</text:p>
          </table:table-cell>
          <table:table-cell table:style-name="ce38" office:value-type="string" calcext:value-type="string">
            <text:p>bp86-d3</text:p>
          </table:table-cell>
          <table:table-cell table:style-name="ce38" office:value-type="string" calcext:value-type="string">
            <text:p>tpssh</text:p>
          </table:table-cell>
          <table:table-cell table:style-name="ce38" office:value-type="string" calcext:value-type="string">
            <text:p>pbe0</text:p>
          </table:table-cell>
          <table:table-cell table:style-name="ce38" office:value-type="string" calcext:value-type="string">
            <text:p>b97-d</text:p>
          </table:table-cell>
          <table:table-cell table:style-name="ce38" office:value-type="string" calcext:value-type="string">
            <text:p>m06</text:p>
          </table:table-cell>
          <table:table-cell table:style-name="ce38" office:value-type="string" calcext:value-type="string">
            <text:p>m06-2x</text:p>
          </table:table-cell>
          <table:table-cell table:style-name="ce38" office:value-type="string" calcext:value-type="string">
            <text:p>pw6b95</text:p>
          </table:table-cell>
          <table:table-cell table:style-name="ce38" office:value-type="string" calcext:value-type="string">
            <text:p>m11</text:p>
          </table:table-cell>
          <table:table-cell table:style-name="ce38" office:value-type="string" calcext:value-type="string">
            <text:p>m08-hx</text:p>
          </table:table-cell>
          <table:table-cell table:style-name="ce38" office:value-type="string" calcext:value-type="string">
            <text:p>m11-l</text:p>
          </table:table-cell>
          <table:table-cell table:style-name="ce38" office:value-type="string" calcext:value-type="string">
            <text:p>m08-so</text:p>
          </table:table-cell>
          <table:table-cell table:number-columns-repeated="9"/>
          <table:table-cell office:value-type="float" office:value="-151.267602" calcext:value-type="float">
            <text:p>-151.267602</text:p>
          </table:table-cell>
          <table:table-cell table:style-name="ce21" office:value-type="float" office:value="-151.215998" calcext:value-type="float">
            <text:p>-151.215998</text:p>
          </table:table-cell>
          <table:table-cell table:number-columns-repeated="984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44" office:value-type="float" office:value="0.119060356171985" calcext:value-type="float">
            <text:p>0.1191</text:p>
          </table:table-cell>
          <table:table-cell table:style-name="ce50" office:value-type="float" office:value="0.118791172366002" calcext:value-type="float">
            <text:p>0.1188</text:p>
          </table:table-cell>
          <table:table-cell table:style-name="ce58" office:value-type="float" office:value="0.146939769999989" calcext:value-type="float">
            <text:p>0.1469</text:p>
          </table:table-cell>
          <table:table-cell table:style-name="ce50" office:value-type="float" office:value="0.131806999999981" calcext:value-type="float">
            <text:p>0.1318</text:p>
          </table:table-cell>
          <table:table-cell table:style-name="ce50" office:value-type="float" office:value="0.132038999999992" calcext:value-type="float">
            <text:p>0.1320</text:p>
          </table:table-cell>
          <table:table-cell table:style-name="ce50" office:value-type="float" office:value="0.132036999999997" calcext:value-type="float">
            <text:p>0.1320</text:p>
          </table:table-cell>
          <table:table-cell table:style-name="ce50" office:value-type="float" office:value="0.135230000000007" calcext:value-type="float">
            <text:p>0.1352</text:p>
          </table:table-cell>
          <table:table-cell table:style-name="ce50" office:value-type="float" office:value="0.135432999999978" calcext:value-type="float">
            <text:p>0.1354</text:p>
          </table:table-cell>
          <table:table-cell table:style-name="ce50" office:value-type="float" office:value="0.135387000000009" calcext:value-type="float">
            <text:p>0.1354</text:p>
          </table:table-cell>
          <table:table-cell table:style-name="ce50" office:value-type="float" office:value="0.131224000000003" calcext:value-type="float">
            <text:p>0.1312</text:p>
          </table:table-cell>
          <table:table-cell table:style-name="ce50" office:value-type="float" office:value="0.131369999999976" calcext:value-type="float">
            <text:p>0.1314</text:p>
          </table:table-cell>
          <table:table-cell table:style-name="ce50" office:value-type="float" office:value="0.131276999999983" calcext:value-type="float">
            <text:p>0.1313</text:p>
          </table:table-cell>
          <table:table-cell table:style-name="ce50" office:value-type="float" office:value="0.132631000000004" calcext:value-type="float">
            <text:p>0.1326</text:p>
          </table:table-cell>
          <table:table-cell table:style-name="ce50" office:value-type="float" office:value="0.132825999999994" calcext:value-type="float">
            <text:p>0.1328</text:p>
          </table:table-cell>
          <table:table-cell table:style-name="ce50" office:value-type="float" office:value="0.132746999999995" calcext:value-type="float">
            <text:p>0.1327</text:p>
          </table:table-cell>
          <table:table-cell table:style-name="ce50" office:value-type="float" office:value="0.135978999999992" calcext:value-type="float">
            <text:p>0.1360</text:p>
          </table:table-cell>
          <table:table-cell table:style-name="ce50" office:value-type="float" office:value="0.136184000000014" calcext:value-type="float">
            <text:p>0.1362</text:p>
          </table:table-cell>
          <table:table-cell table:style-name="ce50" office:value-type="float" office:value="0.136178000000001" calcext:value-type="float">
            <text:p>0.1362</text:p>
          </table:table-cell>
          <table:table-cell table:style-name="ce50" office:value-type="float" office:value="0.212693000000002" calcext:value-type="float">
            <text:p>0.2127</text:p>
          </table:table-cell>
          <table:table-cell table:style-name="ce50" office:value-type="float" office:value="0.132916999999992" calcext:value-type="float">
            <text:p>0.1329</text:p>
          </table:table-cell>
          <table:table-cell table:style-name="ce50" office:value-type="float" office:value="0.133038999999997" calcext:value-type="float">
            <text:p>0.1330</text:p>
          </table:table-cell>
          <table:table-cell table:style-name="ce50" office:value-type="float" office:value="0.141942" calcext:value-type="float">
            <text:p>0.1419</text:p>
          </table:table-cell>
          <table:table-cell table:style-name="ce50" office:value-type="float" office:value="0" calcext:value-type="float">
            <text:p>0.0000</text:p>
          </table:table-cell>
          <table:table-cell table:style-name="ce50" office:value-type="float" office:value="0.235309999999998" calcext:value-type="float">
            <text:p>0.2353</text:p>
          </table:table-cell>
          <table:table-cell table:style-name="ce44" office:value-type="float" office:value="0.282655000000005" calcext:value-type="float">
            <text:p>0.2827</text:p>
          </table:table-cell>
          <table:table-cell table:style-name="ce50" office:value-type="float" office:value="0.266259000000019" calcext:value-type="float">
            <text:p>0.2663</text:p>
          </table:table-cell>
          <table:table-cell table:style-name="ce50" office:value-type="float" office:value="0.147103999999985" calcext:value-type="float">
            <text:p>0.1471</text:p>
          </table:table-cell>
          <table:table-cell table:style-name="ce47" office:value-type="float" office:value="0.268331999999987" calcext:value-type="float">
            <text:p>0.2683</text:p>
          </table:table-cell>
          <table:table-cell table:number-columns-repeated="9"/>
          <table:table-cell office:value-type="float" office:value="-151.267737" calcext:value-type="float">
            <text:p>-151.267737</text:p>
          </table:table-cell>
          <table:table-cell office:value-type="float" office:value="-151.21735" calcext:value-type="float">
            <text:p>-151.21735</text:p>
          </table:table-cell>
          <table:table-cell table:number-columns-repeated="984"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45" office:value-type="float" office:value="0.120949668546984" calcext:value-type="float">
            <text:p>0.1209</text:p>
          </table:table-cell>
          <table:table-cell table:style-name="ce51" office:value-type="float" office:value="0.120689270848004" calcext:value-type="float">
            <text:p>0.1207</text:p>
          </table:table-cell>
          <table:table-cell table:style-name="ce59" office:value-type="float" office:value="0.146828769999985" calcext:value-type="float">
            <text:p>0.1468</text:p>
          </table:table-cell>
          <table:table-cell table:style-name="ce51" office:value-type="float" office:value="0.13167199999998" calcext:value-type="float">
            <text:p>0.1317</text:p>
          </table:table-cell>
          <table:table-cell table:style-name="ce51" office:value-type="float" office:value="0.131889999999999" calcext:value-type="float">
            <text:p>0.1319</text:p>
          </table:table-cell>
          <table:table-cell table:style-name="ce51" office:value-type="float" office:value="0.131872000000016" calcext:value-type="float">
            <text:p>0.1319</text:p>
          </table:table-cell>
          <table:table-cell table:style-name="ce51" office:value-type="float" office:value="0.13515000000001" calcext:value-type="float">
            <text:p>0.1352</text:p>
          </table:table-cell>
          <table:table-cell table:style-name="ce51" office:value-type="float" office:value="0.135340999999983" calcext:value-type="float">
            <text:p>0.1353</text:p>
          </table:table-cell>
          <table:table-cell table:style-name="ce51" office:value-type="float" office:value="0.135278" calcext:value-type="float">
            <text:p>0.1353</text:p>
          </table:table-cell>
          <table:table-cell table:style-name="ce51" office:value-type="float" office:value="0.131106999999986" calcext:value-type="float">
            <text:p>0.1311</text:p>
          </table:table-cell>
          <table:table-cell table:style-name="ce51" office:value-type="float" office:value="0.131243999999981" calcext:value-type="float">
            <text:p>0.1312</text:p>
          </table:table-cell>
          <table:table-cell table:style-name="ce51" office:value-type="float" office:value="0.131135999999998" calcext:value-type="float">
            <text:p>0.1311</text:p>
          </table:table-cell>
          <table:table-cell table:style-name="ce51" office:value-type="float" office:value="0.132505000000009" calcext:value-type="float">
            <text:p>0.1325</text:p>
          </table:table-cell>
          <table:table-cell table:style-name="ce51" office:value-type="float" office:value="0.132688000000002" calcext:value-type="float">
            <text:p>0.1327</text:p>
          </table:table-cell>
          <table:table-cell table:style-name="ce51" office:value-type="float" office:value="0.132593999999983" calcext:value-type="float">
            <text:p>0.1326</text:p>
          </table:table-cell>
          <table:table-cell table:style-name="ce51" office:value-type="float" office:value="0.135897999999997" calcext:value-type="float">
            <text:p>0.1359</text:p>
          </table:table-cell>
          <table:table-cell table:style-name="ce51" office:value-type="float" office:value="0.136089999999996" calcext:value-type="float">
            <text:p>0.1361</text:p>
          </table:table-cell>
          <table:table-cell table:style-name="ce51" office:value-type="float" office:value="0.136066999999997" calcext:value-type="float">
            <text:p>0.1361</text:p>
          </table:table-cell>
          <table:table-cell table:style-name="ce51" office:value-type="float" office:value="0.133606999999984" calcext:value-type="float">
            <text:p>0.1336</text:p>
          </table:table-cell>
          <table:table-cell table:style-name="ce51" office:value-type="float" office:value="0.132868000000002" calcext:value-type="float">
            <text:p>0.1329</text:p>
          </table:table-cell>
          <table:table-cell table:style-name="ce51" office:value-type="float" office:value="0.133016999999995" calcext:value-type="float">
            <text:p>0.1330</text:p>
          </table:table-cell>
          <table:table-cell table:style-name="ce51" office:value-type="float" office:value="0.141942" calcext:value-type="float">
            <text:p>0.1419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5447999999997" calcext:value-type="float">
            <text:p>0.1354</text:p>
          </table:table-cell>
          <table:table-cell table:style-name="ce45" office:value-type="float" office:value="0.278232000000003" calcext:value-type="float">
            <text:p>0.2782</text:p>
          </table:table-cell>
          <table:table-cell table:style-name="ce51" office:value-type="float" office:value="0.26307300000002" calcext:value-type="float">
            <text:p>0.2631</text:p>
          </table:table-cell>
          <table:table-cell table:style-name="ce51" office:value-type="float" office:value="0.207340999999985" calcext:value-type="float">
            <text:p>0.2073</text:p>
          </table:table-cell>
          <table:table-cell table:style-name="ce48" office:value-type="float" office:value="0.264972999999998" calcext:value-type="float">
            <text:p>0.2650</text:p>
          </table:table-cell>
          <table:table-cell table:number-columns-repeated="9"/>
          <table:table-cell office:value-type="float" office:value="-151.267919" calcext:value-type="float">
            <text:p>-151.267919</text:p>
          </table:table-cell>
          <table:table-cell office:value-type="float" office:value="-151.219216" calcext:value-type="float">
            <text:p>-151.219216</text:p>
          </table:table-cell>
          <table:table-cell table:number-columns-repeated="984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45" office:value-type="float" office:value="0.123266682047984" calcext:value-type="float">
            <text:p>0.1233</text:p>
          </table:table-cell>
          <table:table-cell table:style-name="ce51" office:value-type="float" office:value="0.123023854704002" calcext:value-type="float">
            <text:p>0.1230</text:p>
          </table:table-cell>
          <table:table-cell table:style-name="ce59" office:value-type="float" office:value="0.146687899999989" calcext:value-type="float">
            <text:p>0.1467</text:p>
          </table:table-cell>
          <table:table-cell table:style-name="ce51" office:value-type="float" office:value="0.131489999999985" calcext:value-type="float">
            <text:p>0.1315</text:p>
          </table:table-cell>
          <table:table-cell table:style-name="ce51" office:value-type="float" office:value="0.131686999999999" calcext:value-type="float">
            <text:p>0.1317</text:p>
          </table:table-cell>
          <table:table-cell table:style-name="ce51" office:value-type="float" office:value="0.131642999999997" calcext:value-type="float">
            <text:p>0.1316</text:p>
          </table:table-cell>
          <table:table-cell table:style-name="ce51" office:value-type="float" office:value="0.135036000000014" calcext:value-type="float">
            <text:p>0.1350</text:p>
          </table:table-cell>
          <table:table-cell table:style-name="ce51" office:value-type="float" office:value="0.135209000000003" calcext:value-type="float">
            <text:p>0.1352</text:p>
          </table:table-cell>
          <table:table-cell table:style-name="ce51" office:value-type="float" office:value="0.135120000000001" calcext:value-type="float">
            <text:p>0.1351</text:p>
          </table:table-cell>
          <table:table-cell table:style-name="ce51" office:value-type="float" office:value="0.130959999999988" calcext:value-type="float">
            <text:p>0.1310</text:p>
          </table:table-cell>
          <table:table-cell table:style-name="ce51" office:value-type="float" office:value="0.131083999999987" calcext:value-type="float">
            <text:p>0.1311</text:p>
          </table:table-cell>
          <table:table-cell table:style-name="ce51" office:value-type="float" office:value="0.130953999999974" calcext:value-type="float">
            <text:p>0.1310</text:p>
          </table:table-cell>
          <table:table-cell table:style-name="ce51" office:value-type="float" office:value="0.132352999999995" calcext:value-type="float">
            <text:p>0.1324</text:p>
          </table:table-cell>
          <table:table-cell table:style-name="ce51" office:value-type="float" office:value="0.132518000000005" calcext:value-type="float">
            <text:p>0.1325</text:p>
          </table:table-cell>
          <table:table-cell table:style-name="ce51" office:value-type="float" office:value="0.132402999999982" calcext:value-type="float">
            <text:p>0.1324</text:p>
          </table:table-cell>
          <table:table-cell table:style-name="ce51" office:value-type="float" office:value="0.135795000000002" calcext:value-type="float">
            <text:p>0.1358</text:p>
          </table:table-cell>
          <table:table-cell table:style-name="ce51" office:value-type="float" office:value="0.135969000000017" calcext:value-type="float">
            <text:p>0.1360</text:p>
          </table:table-cell>
          <table:table-cell table:style-name="ce51" office:value-type="float" office:value="0.135917000000006" calcext:value-type="float">
            <text:p>0.1359</text:p>
          </table:table-cell>
          <table:table-cell table:style-name="ce51" office:value-type="float" office:value="0.133488999999997" calcext:value-type="float">
            <text:p>0.1335</text:p>
          </table:table-cell>
          <table:table-cell table:style-name="ce51" office:value-type="float" office:value="0.132804999999991" calcext:value-type="float">
            <text:p>0.1328</text:p>
          </table:table-cell>
          <table:table-cell table:style-name="ce51" office:value-type="float" office:value="0.133049" calcext:value-type="float">
            <text:p>0.1330</text:p>
          </table:table-cell>
          <table:table-cell table:style-name="ce51" office:value-type="float" office:value="0.141886" calcext:value-type="float">
            <text:p>0.1419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5362000000015" calcext:value-type="float">
            <text:p>0.1354</text:p>
          </table:table-cell>
          <table:table-cell table:style-name="ce45" office:value-type="float" office:value="0.272911000000022" calcext:value-type="float">
            <text:p>0.2729</text:p>
          </table:table-cell>
          <table:table-cell table:style-name="ce51" office:value-type="float" office:value="0.259104000000008" calcext:value-type="float">
            <text:p>0.2591</text:p>
          </table:table-cell>
          <table:table-cell table:style-name="ce51" office:value-type="float" office:value="0.147155999999995" calcext:value-type="float">
            <text:p>0.1472</text:p>
          </table:table-cell>
          <table:table-cell table:style-name="ce48" office:value-type="float" office:value="0.26077699999999" calcext:value-type="float">
            <text:p>0.2608</text:p>
          </table:table-cell>
          <table:table-cell table:number-columns-repeated="9"/>
          <table:table-cell office:value-type="float" office:value="-151.268142" calcext:value-type="float">
            <text:p>-151.268142</text:p>
          </table:table-cell>
          <table:table-cell office:value-type="float" office:value="-151.221564" calcext:value-type="float">
            <text:p>-151.221564</text:p>
          </table:table-cell>
          <table:table-cell table:number-columns-repeated="984"/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45" office:value-type="float" office:value="0.125882018163992" calcext:value-type="float">
            <text:p>0.1259</text:p>
          </table:table-cell>
          <table:table-cell table:style-name="ce51" office:value-type="float" office:value="0.125662039946008" calcext:value-type="float">
            <text:p>0.1257</text:p>
          </table:table-cell>
          <table:table-cell table:style-name="ce59" office:value-type="float" office:value="0.146529560000005" calcext:value-type="float">
            <text:p>0.1465</text:p>
          </table:table-cell>
          <table:table-cell table:style-name="ce51" office:value-type="float" office:value="0.13126699999998" calcext:value-type="float">
            <text:p>0.1313</text:p>
          </table:table-cell>
          <table:table-cell table:style-name="ce51" office:value-type="float" office:value="0.131432999999987" calcext:value-type="float">
            <text:p>0.1314</text:p>
          </table:table-cell>
          <table:table-cell table:style-name="ce51" office:value-type="float" office:value="0.131349999999998" calcext:value-type="float">
            <text:p>0.1313</text:p>
          </table:table-cell>
          <table:table-cell table:style-name="ce51" office:value-type="float" office:value="0.134890000000013" calcext:value-type="float">
            <text:p>0.1349</text:p>
          </table:table-cell>
          <table:table-cell table:style-name="ce51" office:value-type="float" office:value="0.135034999999988" calcext:value-type="float">
            <text:p>0.1350</text:p>
          </table:table-cell>
          <table:table-cell table:style-name="ce51" office:value-type="float" office:value="0.134914000000009" calcext:value-type="float">
            <text:p>0.1349</text:p>
          </table:table-cell>
          <table:table-cell table:style-name="ce51" office:value-type="float" office:value="0.130781999999982" calcext:value-type="float">
            <text:p>0.1308</text:p>
          </table:table-cell>
          <table:table-cell table:style-name="ce51" office:value-type="float" office:value="0.130885999999975" calcext:value-type="float">
            <text:p>0.1309</text:p>
          </table:table-cell>
          <table:table-cell table:style-name="ce51" office:value-type="float" office:value="0.13073" calcext:value-type="float">
            <text:p>0.1307</text:p>
          </table:table-cell>
          <table:table-cell table:style-name="ce51" office:value-type="float" office:value="0.132186999999988" calcext:value-type="float">
            <text:p>0.1322</text:p>
          </table:table-cell>
          <table:table-cell table:style-name="ce51" office:value-type="float" office:value="0.132325999999978" calcext:value-type="float">
            <text:p>0.1323</text:p>
          </table:table-cell>
          <table:table-cell table:style-name="ce51" office:value-type="float" office:value="0.132180000000005" calcext:value-type="float">
            <text:p>0.1322</text:p>
          </table:table-cell>
          <table:table-cell table:style-name="ce51" office:value-type="float" office:value="0.135655999999983" calcext:value-type="float">
            <text:p>0.1357</text:p>
          </table:table-cell>
          <table:table-cell table:style-name="ce51" office:value-type="float" office:value="0.13580300000001" calcext:value-type="float">
            <text:p>0.1358</text:p>
          </table:table-cell>
          <table:table-cell table:style-name="ce51" office:value-type="float" office:value="0.135710999999986" calcext:value-type="float">
            <text:p>0.1357</text:p>
          </table:table-cell>
          <table:table-cell table:style-name="ce51" office:value-type="float" office:value="0.133359999999982" calcext:value-type="float">
            <text:p>0.1334</text:p>
          </table:table-cell>
          <table:table-cell table:style-name="ce51" office:value-type="float" office:value="0.132723999999996" calcext:value-type="float">
            <text:p>0.1327</text:p>
          </table:table-cell>
          <table:table-cell table:style-name="ce51" office:value-type="float" office:value="0.133175999999992" calcext:value-type="float">
            <text:p>0.1332</text:p>
          </table:table-cell>
          <table:table-cell table:style-name="ce51" office:value-type="float" office:value="0.141927999999979" calcext:value-type="float">
            <text:p>0.1419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5241000000008" calcext:value-type="float">
            <text:p>0.1352</text:p>
          </table:table-cell>
          <table:table-cell table:style-name="ce45" office:value-type="float" office:value="0.266825000000011" calcext:value-type="float">
            <text:p>0.2668</text:p>
          </table:table-cell>
          <table:table-cell table:style-name="ce51" office:value-type="float" office:value="0.254400000000004" calcext:value-type="float">
            <text:p>0.2544</text:p>
          </table:table-cell>
          <table:table-cell table:style-name="ce51" office:value-type="float" office:value="0.147164000000004" calcext:value-type="float">
            <text:p>0.1472</text:p>
          </table:table-cell>
          <table:table-cell table:style-name="ce48" office:value-type="float" office:value="0.255788999999993" calcext:value-type="float">
            <text:p>0.2558</text:p>
          </table:table-cell>
          <table:table-cell table:number-columns-repeated="9"/>
          <table:table-cell office:value-type="float" office:value="-151.268525" calcext:value-type="float">
            <text:p>-151.268525</text:p>
          </table:table-cell>
          <table:table-cell office:value-type="float" office:value="-151.224734" calcext:value-type="float">
            <text:p>-151.224734</text:p>
          </table:table-cell>
          <table:table-cell table:number-columns-repeated="984"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45" office:value-type="float" office:value="0.128903822776977" calcext:value-type="float">
            <text:p>0.1289</text:p>
          </table:table-cell>
          <table:table-cell table:style-name="ce51" office:value-type="float" office:value="0.128717517839021" calcext:value-type="float">
            <text:p>0.1287</text:p>
          </table:table-cell>
          <table:table-cell table:style-name="ce59" office:value-type="float" office:value="0.146279059999983" calcext:value-type="float">
            <text:p>0.1463</text:p>
          </table:table-cell>
          <table:table-cell table:style-name="ce51" office:value-type="float" office:value="0.13088399999998" calcext:value-type="float">
            <text:p>0.1309</text:p>
          </table:table-cell>
          <table:table-cell table:style-name="ce51" office:value-type="float" office:value="0.131002999999993" calcext:value-type="float">
            <text:p>0.1310</text:p>
          </table:table-cell>
          <table:table-cell table:style-name="ce51" office:value-type="float" office:value="0.130858000000018" calcext:value-type="float">
            <text:p>0.1309</text:p>
          </table:table-cell>
          <table:table-cell table:style-name="ce51" office:value-type="float" office:value="0.134653000000014" calcext:value-type="float">
            <text:p>0.1347</text:p>
          </table:table-cell>
          <table:table-cell table:style-name="ce51" office:value-type="float" office:value="0.134756999999979" calcext:value-type="float">
            <text:p>0.1348</text:p>
          </table:table-cell>
          <table:table-cell table:style-name="ce51" office:value-type="float" office:value="0.134596000000016" calcext:value-type="float">
            <text:p>0.1346</text:p>
          </table:table-cell>
          <table:table-cell table:style-name="ce51" office:value-type="float" office:value="0.130506999999994" calcext:value-type="float">
            <text:p>0.1305</text:p>
          </table:table-cell>
          <table:table-cell table:style-name="ce51" office:value-type="float" office:value="0.130581999999976" calcext:value-type="float">
            <text:p>0.1306</text:p>
          </table:table-cell>
          <table:table-cell table:style-name="ce51" office:value-type="float" office:value="0.130393999999995" calcext:value-type="float">
            <text:p>0.1304</text:p>
          </table:table-cell>
          <table:table-cell table:style-name="ce51" office:value-type="float" office:value="0.131945000000002" calcext:value-type="float">
            <text:p>0.1319</text:p>
          </table:table-cell>
          <table:table-cell table:style-name="ce51" office:value-type="float" office:value="0.132045000000005" calcext:value-type="float">
            <text:p>0.1320</text:p>
          </table:table-cell>
          <table:table-cell table:style-name="ce51" office:value-type="float" office:value="0.131855999999999" calcext:value-type="float">
            <text:p>0.1319</text:p>
          </table:table-cell>
          <table:table-cell table:style-name="ce51" office:value-type="float" office:value="0.135379" calcext:value-type="float">
            <text:p>0.1354</text:p>
          </table:table-cell>
          <table:table-cell table:style-name="ce51" office:value-type="float" office:value="0.135484000000019" calcext:value-type="float">
            <text:p>0.1355</text:p>
          </table:table-cell>
          <table:table-cell table:style-name="ce51" office:value-type="float" office:value="0.135328999999985" calcext:value-type="float">
            <text:p>0.1353</text:p>
          </table:table-cell>
          <table:table-cell table:style-name="ce51" office:value-type="float" office:value="0.133183000000003" calcext:value-type="float">
            <text:p>0.1332</text:p>
          </table:table-cell>
          <table:table-cell table:style-name="ce51" office:value-type="float" office:value="0.132621" calcext:value-type="float">
            <text:p>0.1326</text:p>
          </table:table-cell>
          <table:table-cell table:style-name="ce51" office:value-type="float" office:value="0.133405999999979" calcext:value-type="float">
            <text:p>0.1334</text:p>
          </table:table-cell>
          <table:table-cell table:style-name="ce51" office:value-type="float" office:value="0.142046999999991" calcext:value-type="float">
            <text:p>0.1420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5120000000001" calcext:value-type="float">
            <text:p>0.1351</text:p>
          </table:table-cell>
          <table:table-cell table:style-name="ce45" office:value-type="float" office:value="0.259380000000021" calcext:value-type="float">
            <text:p>0.2594</text:p>
          </table:table-cell>
          <table:table-cell table:style-name="ce51" office:value-type="float" office:value="0.24849500000002" calcext:value-type="float">
            <text:p>0.2485</text:p>
          </table:table-cell>
          <table:table-cell table:style-name="ce51" office:value-type="float" office:value="0.147135999999989" calcext:value-type="float">
            <text:p>0.1471</text:p>
          </table:table-cell>
          <table:table-cell table:style-name="ce48" office:value-type="float" office:value="0.249458000000004" calcext:value-type="float">
            <text:p>0.2495</text:p>
          </table:table-cell>
          <table:table-cell table:number-columns-repeated="9"/>
          <table:table-cell office:value-type="float" office:value="-151.269114" calcext:value-type="float">
            <text:p>-151.269114</text:p>
          </table:table-cell>
          <table:table-cell office:value-type="float" office:value="-151.22907" calcext:value-type="float">
            <text:p>-151.22907</text:p>
          </table:table-cell>
          <table:table-cell table:number-columns-repeated="984"/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45" office:value-type="float" office:value="0.132360226673995" calcext:value-type="float">
            <text:p>0.1324</text:p>
          </table:table-cell>
          <table:table-cell table:style-name="ce51" office:value-type="float" office:value="0.132223797522016" calcext:value-type="float">
            <text:p>0.1322</text:p>
          </table:table-cell>
          <table:table-cell table:style-name="ce59" office:value-type="float" office:value="0.14584228999999" calcext:value-type="float">
            <text:p>0.1458</text:p>
          </table:table-cell>
          <table:table-cell table:style-name="ce51" office:value-type="float" office:value="0.13029499999999" calcext:value-type="float">
            <text:p>0.1303</text:p>
          </table:table-cell>
          <table:table-cell table:style-name="ce51" office:value-type="float" office:value="0.130335000000002" calcext:value-type="float">
            <text:p>0.1303</text:p>
          </table:table-cell>
          <table:table-cell table:style-name="ce51" office:value-type="float" office:value="0.130096000000009" calcext:value-type="float">
            <text:p>0.1301</text:p>
          </table:table-cell>
          <table:table-cell table:style-name="ce51" office:value-type="float" office:value="0.134292000000016" calcext:value-type="float">
            <text:p>0.1343</text:p>
          </table:table-cell>
          <table:table-cell table:style-name="ce51" office:value-type="float" office:value="0.134326999999985" calcext:value-type="float">
            <text:p>0.1343</text:p>
          </table:table-cell>
          <table:table-cell table:style-name="ce51" office:value-type="float" office:value="0.134126000000009" calcext:value-type="float">
            <text:p>0.1341</text:p>
          </table:table-cell>
          <table:table-cell table:style-name="ce51" office:value-type="float" office:value="0.130111999999997" calcext:value-type="float">
            <text:p>0.1301</text:p>
          </table:table-cell>
          <table:table-cell table:style-name="ce51" office:value-type="float" office:value="0.130137999999988" calcext:value-type="float">
            <text:p>0.1301</text:p>
          </table:table-cell>
          <table:table-cell table:style-name="ce51" office:value-type="float" office:value="0.129930999999999" calcext:value-type="float">
            <text:p>0.1299</text:p>
          </table:table-cell>
          <table:table-cell table:style-name="ce51" office:value-type="float" office:value="0.13160400000001" calcext:value-type="float">
            <text:p>0.1316</text:p>
          </table:table-cell>
          <table:table-cell table:style-name="ce51" office:value-type="float" office:value="0.131637999999981" calcext:value-type="float">
            <text:p>0.1316</text:p>
          </table:table-cell>
          <table:table-cell table:style-name="ce51" office:value-type="float" office:value="0.131403000000006" calcext:value-type="float">
            <text:p>0.1314</text:p>
          </table:table-cell>
          <table:table-cell table:style-name="ce51" office:value-type="float" office:value="0.134890999999982" calcext:value-type="float">
            <text:p>0.1349</text:p>
          </table:table-cell>
          <table:table-cell table:style-name="ce51" office:value-type="float" office:value="0.134927000000005" calcext:value-type="float">
            <text:p>0.1349</text:p>
          </table:table-cell>
          <table:table-cell table:style-name="ce51" office:value-type="float" office:value="0.134683999999993" calcext:value-type="float">
            <text:p>0.1347</text:p>
          </table:table-cell>
          <table:table-cell table:style-name="ce51" office:value-type="float" office:value="0.132937999999996" calcext:value-type="float">
            <text:p>0.1329</text:p>
          </table:table-cell>
          <table:table-cell table:style-name="ce51" office:value-type="float" office:value="0.132484000000005" calcext:value-type="float">
            <text:p>0.1325</text:p>
          </table:table-cell>
          <table:table-cell table:style-name="ce51" office:value-type="float" office:value="0.133815999999996" calcext:value-type="float">
            <text:p>0.1338</text:p>
          </table:table-cell>
          <table:table-cell table:style-name="ce51" office:value-type="float" office:value="0.142236999999994" calcext:value-type="float">
            <text:p>0.1422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4953999999993" calcext:value-type="float">
            <text:p>0.1350</text:p>
          </table:table-cell>
          <table:table-cell table:style-name="ce45" office:value-type="float" office:value="0.249781000000013" calcext:value-type="float">
            <text:p>0.2498</text:p>
          </table:table-cell>
          <table:table-cell table:style-name="ce51" office:value-type="float" office:value="0.240767000000005" calcext:value-type="float">
            <text:p>0.2408</text:p>
          </table:table-cell>
          <table:table-cell table:style-name="ce51" office:value-type="float" office:value="0.147077999999993" calcext:value-type="float">
            <text:p>0.1471</text:p>
          </table:table-cell>
          <table:table-cell table:style-name="ce48" office:value-type="float" office:value="0.241145999999986" calcext:value-type="float">
            <text:p>0.2411</text:p>
          </table:table-cell>
          <table:table-cell table:number-columns-repeated="9"/>
          <table:table-cell office:value-type="float" office:value="-151.270021" calcext:value-type="float">
            <text:p>-151.270021</text:p>
          </table:table-cell>
          <table:table-cell office:value-type="float" office:value="-151.234766" calcext:value-type="float">
            <text:p>-151.234766</text:p>
          </table:table-cell>
          <table:table-cell table:number-columns-repeated="984"/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45" office:value-type="float" office:value="0.135891327865977" calcext:value-type="float">
            <text:p>0.1359</text:p>
          </table:table-cell>
          <table:table-cell table:style-name="ce51" office:value-type="float" office:value="0.135823100788997" calcext:value-type="float">
            <text:p>0.1358</text:p>
          </table:table-cell>
          <table:table-cell table:style-name="ce59" office:value-type="float" office:value="0.145144270000003" calcext:value-type="float">
            <text:p>0.1451</text:p>
          </table:table-cell>
          <table:table-cell table:style-name="ce51" office:value-type="float" office:value="0.129387999999977" calcext:value-type="float">
            <text:p>0.1294</text:p>
          </table:table-cell>
          <table:table-cell table:style-name="ce51" office:value-type="float" office:value="0.129300000000001" calcext:value-type="float">
            <text:p>0.1293</text:p>
          </table:table-cell>
          <table:table-cell table:style-name="ce51" office:value-type="float" office:value="0.128951999999998" calcext:value-type="float">
            <text:p>0.1290</text:p>
          </table:table-cell>
          <table:table-cell table:style-name="ce51" office:value-type="float" office:value="0.133764000000014" calcext:value-type="float">
            <text:p>0.1338</text:p>
          </table:table-cell>
          <table:table-cell table:style-name="ce51" office:value-type="float" office:value="0.133685999999983" calcext:value-type="float">
            <text:p>0.1337</text:p>
          </table:table-cell>
          <table:table-cell table:style-name="ce51" office:value-type="float" office:value="0.13343500000002" calcext:value-type="float">
            <text:p>0.1334</text:p>
          </table:table-cell>
          <table:table-cell table:style-name="ce51" office:value-type="float" office:value="0.129514999999998" calcext:value-type="float">
            <text:p>0.1295</text:p>
          </table:table-cell>
          <table:table-cell table:style-name="ce51" office:value-type="float" office:value="0.129460999999992" calcext:value-type="float">
            <text:p>0.1295</text:p>
          </table:table-cell>
          <table:table-cell table:style-name="ce51" office:value-type="float" office:value="0.129264999999975" calcext:value-type="float">
            <text:p>0.1293</text:p>
          </table:table-cell>
          <table:table-cell table:style-name="ce51" office:value-type="float" office:value="0.130201" calcext:value-type="float">
            <text:p>0.1302</text:p>
          </table:table-cell>
          <table:table-cell table:style-name="ce51" office:value-type="float" office:value="0.130127999999985" calcext:value-type="float">
            <text:p>0.1301</text:p>
          </table:table-cell>
          <table:table-cell table:style-name="ce51" office:value-type="float" office:value="0.129872000000006" calcext:value-type="float">
            <text:p>0.1299</text:p>
          </table:table-cell>
          <table:table-cell table:style-name="ce51" office:value-type="float" office:value="0.134050000000002" calcext:value-type="float">
            <text:p>0.1341</text:p>
          </table:table-cell>
          <table:table-cell table:style-name="ce51" office:value-type="float" office:value="0.133972999999997" calcext:value-type="float">
            <text:p>0.1340</text:p>
          </table:table-cell>
          <table:table-cell table:style-name="ce51" office:value-type="float" office:value="0.133638999999988" calcext:value-type="float">
            <text:p>0.1336</text:p>
          </table:table-cell>
          <table:table-cell table:style-name="ce51" office:value-type="float" office:value="0.132259000000005" calcext:value-type="float">
            <text:p>0.1323</text:p>
          </table:table-cell>
          <table:table-cell table:style-name="ce51" office:value-type="float" office:value="0.132305000000002" calcext:value-type="float">
            <text:p>0.1323</text:p>
          </table:table-cell>
          <table:table-cell table:style-name="ce51" office:value-type="float" office:value="0.134405999999984" calcext:value-type="float">
            <text:p>0.1344</text:p>
          </table:table-cell>
          <table:table-cell table:style-name="ce51" office:value-type="float" office:value="0.142459000000002" calcext:value-type="float">
            <text:p>0.1425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475200000002" calcext:value-type="float">
            <text:p>0.1348</text:p>
          </table:table-cell>
          <table:table-cell table:style-name="ce45" office:value-type="float" office:value="0.237924000000021" calcext:value-type="float">
            <text:p>0.2379</text:p>
          </table:table-cell>
          <table:table-cell table:style-name="ce51" office:value-type="float" office:value="0.230998999999997" calcext:value-type="float">
            <text:p>0.2310</text:p>
          </table:table-cell>
          <table:table-cell table:style-name="ce51" office:value-type="float" office:value="0.191425999999979" calcext:value-type="float">
            <text:p>0.1914</text:p>
          </table:table-cell>
          <table:table-cell table:style-name="ce48" office:value-type="float" office:value="0.230795000000001" calcext:value-type="float">
            <text:p>0.2308</text:p>
          </table:table-cell>
          <table:table-cell table:number-columns-repeated="9"/>
          <table:table-cell office:value-type="float" office:value="-151.271386" calcext:value-type="float">
            <text:p>-151.271386</text:p>
          </table:table-cell>
          <table:table-cell office:value-type="float" office:value="-151.241912" calcext:value-type="float">
            <text:p>-151.241912</text:p>
          </table:table-cell>
          <table:table-cell table:number-columns-repeated="984"/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45" office:value-type="float" office:value="0.138882841871975" calcext:value-type="float">
            <text:p>0.1389</text:p>
          </table:table-cell>
          <table:table-cell table:style-name="ce51" office:value-type="float" office:value="0.138902426960016" calcext:value-type="float">
            <text:p>0.1389</text:p>
          </table:table-cell>
          <table:table-cell table:style-name="ce59" office:value-type="float" office:value="0.144046159999988" calcext:value-type="float">
            <text:p>0.1440</text:p>
          </table:table-cell>
          <table:table-cell table:style-name="ce51" office:value-type="float" office:value="0.128022999999985" calcext:value-type="float">
            <text:p>0.1280</text:p>
          </table:table-cell>
          <table:table-cell table:style-name="ce51" office:value-type="float" office:value="0.127763999999985" calcext:value-type="float">
            <text:p>0.1278</text:p>
          </table:table-cell>
          <table:table-cell table:style-name="ce51" office:value-type="float" office:value="0.127364" calcext:value-type="float">
            <text:p>0.1274</text:p>
          </table:table-cell>
          <table:table-cell table:style-name="ce51" office:value-type="float" office:value="0.133038999999997" calcext:value-type="float">
            <text:p>0.1330</text:p>
          </table:table-cell>
          <table:table-cell table:style-name="ce51" office:value-type="float" office:value="0.132812000000001" calcext:value-type="float">
            <text:p>0.1328</text:p>
          </table:table-cell>
          <table:table-cell table:style-name="ce51" office:value-type="float" office:value="0.132498999999996" calcext:value-type="float">
            <text:p>0.1325</text:p>
          </table:table-cell>
          <table:table-cell table:style-name="ce51" office:value-type="float" office:value="0.128602000000001" calcext:value-type="float">
            <text:p>0.1286</text:p>
          </table:table-cell>
          <table:table-cell table:style-name="ce51" office:value-type="float" office:value="0.128440999999981" calcext:value-type="float">
            <text:p>0.1284</text:p>
          </table:table-cell>
          <table:table-cell table:style-name="ce51" office:value-type="float" office:value="0.128273999999976" calcext:value-type="float">
            <text:p>0.1283</text:p>
          </table:table-cell>
          <table:table-cell table:style-name="ce51" office:value-type="float" office:value="0.128545000000003" calcext:value-type="float">
            <text:p>0.1285</text:p>
          </table:table-cell>
          <table:table-cell table:style-name="ce51" office:value-type="float" office:value="0.128329999999977" calcext:value-type="float">
            <text:p>0.1283</text:p>
          </table:table-cell>
          <table:table-cell table:style-name="ce51" office:value-type="float" office:value="0.128092999999978" calcext:value-type="float">
            <text:p>0.1281</text:p>
          </table:table-cell>
          <table:table-cell table:style-name="ce51" office:value-type="float" office:value="0.132688999999999" calcext:value-type="float">
            <text:p>0.1327</text:p>
          </table:table-cell>
          <table:table-cell table:style-name="ce51" office:value-type="float" office:value="0.132463000000001" calcext:value-type="float">
            <text:p>0.1325</text:p>
          </table:table-cell>
          <table:table-cell table:style-name="ce51" office:value-type="float" office:value="0.13207700000001" calcext:value-type="float">
            <text:p>0.1321</text:p>
          </table:table-cell>
          <table:table-cell table:style-name="ce51" office:value-type="float" office:value="0.130974999999978" calcext:value-type="float">
            <text:p>0.1310</text:p>
          </table:table-cell>
          <table:table-cell table:style-name="ce51" office:value-type="float" office:value="0.132092" calcext:value-type="float">
            <text:p>0.1321</text:p>
          </table:table-cell>
          <table:table-cell table:style-name="ce51" office:value-type="float" office:value="0.135046999999986" calcext:value-type="float">
            <text:p>0.1350</text:p>
          </table:table-cell>
          <table:table-cell table:style-name="ce51" office:value-type="float" office:value="0.142663999999996" calcext:value-type="float">
            <text:p>0.1427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454200000001" calcext:value-type="float">
            <text:p>0.1345</text:p>
          </table:table-cell>
          <table:table-cell table:style-name="ce45" office:value-type="float" office:value="0.224164000000002" calcext:value-type="float">
            <text:p>0.2242</text:p>
          </table:table-cell>
          <table:table-cell table:style-name="ce51" office:value-type="float" office:value="0.219431000000014" calcext:value-type="float">
            <text:p>0.2194</text:p>
          </table:table-cell>
          <table:table-cell table:style-name="ce51" office:value-type="float" office:value="0.147103999999985" calcext:value-type="float">
            <text:p>0.1471</text:p>
          </table:table-cell>
          <table:table-cell table:style-name="ce48" office:value-type="float" office:value="0.218530999999984" calcext:value-type="float">
            <text:p>0.2185</text:p>
          </table:table-cell>
          <table:table-cell table:number-columns-repeated="9"/>
          <table:table-cell office:value-type="float" office:value="-151.273091" calcext:value-type="float">
            <text:p>-151.273091</text:p>
          </table:table-cell>
          <table:table-cell office:value-type="float" office:value="-151.249419" calcext:value-type="float">
            <text:p>-151.249419</text:p>
          </table:table-cell>
          <table:table-cell table:number-columns-repeated="984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45" office:value-type="float" office:value="0.140463708021997" calcext:value-type="float">
            <text:p>0.1405</text:p>
          </table:table-cell>
          <table:table-cell table:style-name="ce51" office:value-type="float" office:value="0.140569776766995" calcext:value-type="float">
            <text:p>0.1406</text:p>
          </table:table-cell>
          <table:table-cell table:style-name="ce59" office:value-type="float" office:value="0.142562029999993" calcext:value-type="float">
            <text:p>0.1426</text:p>
          </table:table-cell>
          <table:table-cell table:style-name="ce51" office:value-type="float" office:value="0.126317999999998" calcext:value-type="float">
            <text:p>0.1263</text:p>
          </table:table-cell>
          <table:table-cell table:style-name="ce51" office:value-type="float" office:value="0.126002" calcext:value-type="float">
            <text:p>0.1260</text:p>
          </table:table-cell>
          <table:table-cell table:style-name="ce51" office:value-type="float" office:value="0.125616000000008" calcext:value-type="float">
            <text:p>0.1256</text:p>
          </table:table-cell>
          <table:table-cell table:style-name="ce51" office:value-type="float" office:value="0.132195999999993" calcext:value-type="float">
            <text:p>0.1322</text:p>
          </table:table-cell>
          <table:table-cell table:style-name="ce51" office:value-type="float" office:value="0.131918999999982" calcext:value-type="float">
            <text:p>0.1319</text:p>
          </table:table-cell>
          <table:table-cell table:style-name="ce51" office:value-type="float" office:value="0.131577000000021" calcext:value-type="float">
            <text:p>0.1316</text:p>
          </table:table-cell>
          <table:table-cell table:style-name="ce51" office:value-type="float" office:value="0.127420999999998" calcext:value-type="float">
            <text:p>0.1274</text:p>
          </table:table-cell>
          <table:table-cell table:style-name="ce51" office:value-type="float" office:value="0.127223999999984" calcext:value-type="float">
            <text:p>0.1272</text:p>
          </table:table-cell>
          <table:table-cell table:style-name="ce51" office:value-type="float" office:value="0.12706399999999" calcext:value-type="float">
            <text:p>0.1271</text:p>
          </table:table-cell>
          <table:table-cell table:style-name="ce51" office:value-type="float" office:value="0.126549000000011" calcext:value-type="float">
            <text:p>0.1265</text:p>
          </table:table-cell>
          <table:table-cell table:style-name="ce51" office:value-type="float" office:value="0.126285999999993" calcext:value-type="float">
            <text:p>0.1263</text:p>
          </table:table-cell>
          <table:table-cell table:style-name="ce51" office:value-type="float" office:value="0.126059999999995" calcext:value-type="float">
            <text:p>0.1261</text:p>
          </table:table-cell>
          <table:table-cell table:style-name="ce51" office:value-type="float" office:value="0.130918000000008" calcext:value-type="float">
            <text:p>0.1309</text:p>
          </table:table-cell>
          <table:table-cell table:style-name="ce51" office:value-type="float" office:value="0.130642000000023" calcext:value-type="float">
            <text:p>0.1306</text:p>
          </table:table-cell>
          <table:table-cell table:style-name="ce51" office:value-type="float" office:value="0.13024999999999" calcext:value-type="float">
            <text:p>0.1302</text:p>
          </table:table-cell>
          <table:table-cell table:style-name="ce51" office:value-type="float" office:value="0.129412000000002" calcext:value-type="float">
            <text:p>0.1294</text:p>
          </table:table-cell>
          <table:table-cell table:style-name="ce51" office:value-type="float" office:value="0.131844999999998" calcext:value-type="float">
            <text:p>0.1318</text:p>
          </table:table-cell>
          <table:table-cell table:style-name="ce51" office:value-type="float" office:value="0.134829999999994" calcext:value-type="float">
            <text:p>0.1348</text:p>
          </table:table-cell>
          <table:table-cell table:style-name="ce51" office:value-type="float" office:value="0.142630999999994" calcext:value-type="float">
            <text:p>0.1426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4319000000005" calcext:value-type="float">
            <text:p>0.1343</text:p>
          </table:table-cell>
          <table:table-cell table:style-name="ce45" office:value-type="float" office:value="0.210591000000022" calcext:value-type="float">
            <text:p>0.2106</text:p>
          </table:table-cell>
          <table:table-cell table:style-name="ce51" office:value-type="float" office:value="0.20783400000002" calcext:value-type="float">
            <text:p>0.2078</text:p>
          </table:table-cell>
          <table:table-cell table:style-name="ce51" office:value-type="float" office:value="0.178123999999997" calcext:value-type="float">
            <text:p>0.1781</text:p>
          </table:table-cell>
          <table:table-cell table:style-name="ce48" office:value-type="float" office:value="0.206158999999985" calcext:value-type="float">
            <text:p>0.2062</text:p>
          </table:table-cell>
          <table:table-cell table:number-columns-repeated="9"/>
          <table:table-cell office:value-type="float" office:value="-151.275377" calcext:value-type="float">
            <text:p>-151.275377</text:p>
          </table:table-cell>
          <table:table-cell office:value-type="float" office:value="-151.257481" calcext:value-type="float">
            <text:p>-151.257481</text:p>
          </table:table-cell>
          <table:table-cell table:number-columns-repeated="984"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0.140490111526987" calcext:value-type="float">
            <text:p>0.1405</text:p>
          </table:table-cell>
          <table:table-cell table:style-name="ce51" office:value-type="float" office:value="0.140678358054004" calcext:value-type="float">
            <text:p>0.1407</text:p>
          </table:table-cell>
          <table:table-cell table:style-name="ce59" office:value-type="float" office:value="0.140460480000002" calcext:value-type="float">
            <text:p>0.1405</text:p>
          </table:table-cell>
          <table:table-cell table:style-name="ce51" office:value-type="float" office:value="0.124032" calcext:value-type="float">
            <text:p>0.1240</text:p>
          </table:table-cell>
          <table:table-cell table:style-name="ce51" office:value-type="float" office:value="0.123829000000001" calcext:value-type="float">
            <text:p>0.1238</text:p>
          </table:table-cell>
          <table:table-cell table:style-name="ce51" office:value-type="float" office:value="0.123437000000024" calcext:value-type="float">
            <text:p>0.1234</text:p>
          </table:table-cell>
          <table:table-cell table:style-name="ce51" office:value-type="float" office:value="0.13108600000001" calcext:value-type="float">
            <text:p>0.1311</text:p>
          </table:table-cell>
          <table:table-cell table:style-name="ce51" office:value-type="float" office:value="0.130907999999977" calcext:value-type="float">
            <text:p>0.1309</text:p>
          </table:table-cell>
          <table:table-cell table:style-name="ce51" office:value-type="float" office:value="0.13055300000002" calcext:value-type="float">
            <text:p>0.1306</text:p>
          </table:table-cell>
          <table:table-cell table:style-name="ce51" office:value-type="float" office:value="0.125768999999991" calcext:value-type="float">
            <text:p>0.1258</text:p>
          </table:table-cell>
          <table:table-cell table:style-name="ce51" office:value-type="float" office:value="0.125642999999997" calcext:value-type="float">
            <text:p>0.1256</text:p>
          </table:table-cell>
          <table:table-cell table:style-name="ce51" office:value-type="float" office:value="0.125445999999982" calcext:value-type="float">
            <text:p>0.1254</text:p>
          </table:table-cell>
          <table:table-cell table:style-name="ce51" office:value-type="float" office:value="0.124067999999994" calcext:value-type="float">
            <text:p>0.1241</text:p>
          </table:table-cell>
          <table:table-cell table:style-name="ce51" office:value-type="float" office:value="0.123899999999992" calcext:value-type="float">
            <text:p>0.1239</text:p>
          </table:table-cell>
          <table:table-cell table:style-name="ce51" office:value-type="float" office:value="0.123636000000005" calcext:value-type="float">
            <text:p>0.1236</text:p>
          </table:table-cell>
          <table:table-cell table:style-name="ce51" office:value-type="float" office:value="0.128534000000002" calcext:value-type="float">
            <text:p>0.1285</text:p>
          </table:table-cell>
          <table:table-cell table:style-name="ce51" office:value-type="float" office:value="0.12835800000002" calcext:value-type="float">
            <text:p>0.1284</text:p>
          </table:table-cell>
          <table:table-cell table:style-name="ce51" office:value-type="float" office:value="0.127958000000007" calcext:value-type="float">
            <text:p>0.1280</text:p>
          </table:table-cell>
          <table:table-cell table:style-name="ce51" office:value-type="float" office:value="0.127446999999989" calcext:value-type="float">
            <text:p>0.1274</text:p>
          </table:table-cell>
          <table:table-cell table:style-name="ce51" office:value-type="float" office:value="0.131461000000002" calcext:value-type="float">
            <text:p>0.1315</text:p>
          </table:table-cell>
          <table:table-cell table:style-name="ce51" office:value-type="float" office:value="0.133490999999992" calcext:value-type="float">
            <text:p>0.1335</text:p>
          </table:table-cell>
          <table:table-cell table:style-name="ce51" office:value-type="float" office:value="0.142120000000006" calcext:value-type="float">
            <text:p>0.1421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3949000000001" calcext:value-type="float">
            <text:p>0.1339</text:p>
          </table:table-cell>
          <table:table-cell table:style-name="ce45" office:value-type="float" office:value="0.196715000000012" calcext:value-type="float">
            <text:p>0.1967</text:p>
          </table:table-cell>
          <table:table-cell table:style-name="ce51" office:value-type="float" office:value="0.195667000000014" calcext:value-type="float">
            <text:p>0.1957</text:p>
          </table:table-cell>
          <table:table-cell table:style-name="ce51" office:value-type="float" office:value="0.170891999999981" calcext:value-type="float">
            <text:p>0.1709</text:p>
          </table:table-cell>
          <table:table-cell table:style-name="ce48" office:value-type="float" office:value="0.193331000000001" calcext:value-type="float">
            <text:p>0.1933</text:p>
          </table:table-cell>
          <table:table-cell table:number-columns-repeated="9"/>
          <table:table-cell office:value-type="float" office:value="-151.278642" calcext:value-type="float">
            <text:p>-151.278642</text:p>
          </table:table-cell>
          <table:table-cell office:value-type="float" office:value="-151.26642" calcext:value-type="float">
            <text:p>-151.26642</text:p>
          </table:table-cell>
          <table:table-cell table:number-columns-repeated="984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45" office:value-type="float" office:value="0.138737528316" calcext:value-type="float">
            <text:p>0.1387</text:p>
          </table:table-cell>
          <table:table-cell table:style-name="ce51" office:value-type="float" office:value="0.138996603412011" calcext:value-type="float">
            <text:p>0.1390</text:p>
          </table:table-cell>
          <table:table-cell table:style-name="ce59" office:value-type="float" office:value="0.137423269999999" calcext:value-type="float">
            <text:p>0.1374</text:p>
          </table:table-cell>
          <table:table-cell table:style-name="ce51" office:value-type="float" office:value="0.120767000000001" calcext:value-type="float">
            <text:p>0.1208</text:p>
          </table:table-cell>
          <table:table-cell table:style-name="ce51" office:value-type="float" office:value="0.120666" calcext:value-type="float">
            <text:p>0.1207</text:p>
          </table:table-cell>
          <table:table-cell table:style-name="ce51" office:value-type="float" office:value="0.120280000000008" calcext:value-type="float">
            <text:p>0.1203</text:p>
          </table:table-cell>
          <table:table-cell table:style-name="ce51" office:value-type="float" office:value="0.129432000000008" calcext:value-type="float">
            <text:p>0.1294</text:p>
          </table:table-cell>
          <table:table-cell table:style-name="ce51" office:value-type="float" office:value="0.129344000000003" calcext:value-type="float">
            <text:p>0.1293</text:p>
          </table:table-cell>
          <table:table-cell table:style-name="ce51" office:value-type="float" office:value="0.129013000000015" calcext:value-type="float">
            <text:p>0.1290</text:p>
          </table:table-cell>
          <table:table-cell table:style-name="ce51" office:value-type="float" office:value="0.123284999999981" calcext:value-type="float">
            <text:p>0.1233</text:p>
          </table:table-cell>
          <table:table-cell table:style-name="ce51" office:value-type="float" office:value="0.123221999999998" calcext:value-type="float">
            <text:p>0.1232</text:p>
          </table:table-cell>
          <table:table-cell table:style-name="ce51" office:value-type="float" office:value="0.123005999999975" calcext:value-type="float">
            <text:p>0.1230</text:p>
          </table:table-cell>
          <table:table-cell table:style-name="ce51" office:value-type="float" office:value="0.120901000000003" calcext:value-type="float">
            <text:p>0.1209</text:p>
          </table:table-cell>
          <table:table-cell table:style-name="ce51" office:value-type="float" office:value="0.120816999999988" calcext:value-type="float">
            <text:p>0.1208</text:p>
          </table:table-cell>
          <table:table-cell table:style-name="ce51" office:value-type="float" office:value="0.120532999999995" calcext:value-type="float">
            <text:p>0.1205</text:p>
          </table:table-cell>
          <table:table-cell table:style-name="ce51" office:value-type="float" office:value="0.125181999999995" calcext:value-type="float">
            <text:p>0.1252</text:p>
          </table:table-cell>
          <table:table-cell table:style-name="ce51" office:value-type="float" office:value="0.125095000000016" calcext:value-type="float">
            <text:p>0.1251</text:p>
          </table:table-cell>
          <table:table-cell table:style-name="ce51" office:value-type="float" office:value="0.124707000000001" calcext:value-type="float">
            <text:p>0.1247</text:p>
          </table:table-cell>
          <table:table-cell table:style-name="ce51" office:value-type="float" office:value="0.124888999999996" calcext:value-type="float">
            <text:p>0.1249</text:p>
          </table:table-cell>
          <table:table-cell table:style-name="ce51" office:value-type="float" office:value="0.130735999999985" calcext:value-type="float">
            <text:p>0.1307</text:p>
          </table:table-cell>
          <table:table-cell table:style-name="ce51" office:value-type="float" office:value="0.13044499999998" calcext:value-type="float">
            <text:p>0.1304</text:p>
          </table:table-cell>
          <table:table-cell table:style-name="ce51" office:value-type="float" office:value="0.14093299999999" calcext:value-type="float">
            <text:p>0.1409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3192000000008" calcext:value-type="float">
            <text:p>0.1332</text:p>
          </table:table-cell>
          <table:table-cell table:style-name="ce45" office:value-type="float" office:value="0.181948000000006" calcext:value-type="float">
            <text:p>0.1819</text:p>
          </table:table-cell>
          <table:table-cell table:style-name="ce51" office:value-type="float" office:value="0.182248000000016" calcext:value-type="float">
            <text:p>0.1822</text:p>
          </table:table-cell>
          <table:table-cell table:style-name="ce51" office:value-type="float" office:value="0.162613999999991" calcext:value-type="float">
            <text:p>0.1626</text:p>
          </table:table-cell>
          <table:table-cell table:style-name="ce48" office:value-type="float" office:value="0.179548000000011" calcext:value-type="float">
            <text:p>0.1795</text:p>
          </table:table-cell>
          <table:table-cell table:number-columns-repeated="9"/>
          <table:table-cell office:value-type="float" office:value="-151.284251" calcext:value-type="float">
            <text:p>-151.284251</text:p>
          </table:table-cell>
          <table:table-cell office:value-type="float" office:value="-151.277879" calcext:value-type="float">
            <text:p>-151.277879</text:p>
          </table:table-cell>
          <table:table-cell table:number-columns-repeated="984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0.133931078706979" calcext:value-type="float">
            <text:p>0.1339</text:p>
          </table:table-cell>
          <table:table-cell table:style-name="ce51" office:value-type="float" office:value="0.134243722741019" calcext:value-type="float">
            <text:p>0.1342</text:p>
          </table:table-cell>
          <table:table-cell table:style-name="ce59" office:value-type="float" office:value="0.132085920000009" calcext:value-type="float">
            <text:p>0.1321</text:p>
          </table:table-cell>
          <table:table-cell table:style-name="ce51" office:value-type="float" office:value="0.11515799999998" calcext:value-type="float">
            <text:p>0.1152</text:p>
          </table:table-cell>
          <table:table-cell table:style-name="ce51" office:value-type="float" office:value="0.115075999999988" calcext:value-type="float">
            <text:p>0.1151</text:p>
          </table:table-cell>
          <table:table-cell table:style-name="ce51" office:value-type="float" office:value="0.114706000000012" calcext:value-type="float">
            <text:p>0.1147</text:p>
          </table:table-cell>
          <table:table-cell table:style-name="ce51" office:value-type="float" office:value="0.126193999999998" calcext:value-type="float">
            <text:p>0.1262</text:p>
          </table:table-cell>
          <table:table-cell table:style-name="ce51" office:value-type="float" office:value="0.126121999999981" calcext:value-type="float">
            <text:p>0.1261</text:p>
          </table:table-cell>
          <table:table-cell table:style-name="ce51" office:value-type="float" office:value="0.125837000000018" calcext:value-type="float">
            <text:p>0.1258</text:p>
          </table:table-cell>
          <table:table-cell table:style-name="ce51" office:value-type="float" office:value="0.118657999999982" calcext:value-type="float">
            <text:p>0.1187</text:p>
          </table:table-cell>
          <table:table-cell table:style-name="ce51" office:value-type="float" office:value="0.118606999999997" calcext:value-type="float">
            <text:p>0.1186</text:p>
          </table:table-cell>
          <table:table-cell table:style-name="ce51" office:value-type="float" office:value="0.118405999999993" calcext:value-type="float">
            <text:p>0.1184</text:p>
          </table:table-cell>
          <table:table-cell table:style-name="ce51" office:value-type="float" office:value="0.116095000000001" calcext:value-type="float">
            <text:p>0.1161</text:p>
          </table:table-cell>
          <table:table-cell table:style-name="ce51" office:value-type="float" office:value="0.116027000000003" calcext:value-type="float">
            <text:p>0.1160</text:p>
          </table:table-cell>
          <table:table-cell table:style-name="ce51" office:value-type="float" office:value="0.115756000000005" calcext:value-type="float">
            <text:p>0.1158</text:p>
          </table:table-cell>
          <table:table-cell table:style-name="ce51" office:value-type="float" office:value="0.119507999999996" calcext:value-type="float">
            <text:p>0.1195</text:p>
          </table:table-cell>
          <table:table-cell table:style-name="ce51" office:value-type="float" office:value="0.119437000000005" calcext:value-type="float">
            <text:p>0.1194</text:p>
          </table:table-cell>
          <table:table-cell table:style-name="ce51" office:value-type="float" office:value="0.119075000000009" calcext:value-type="float">
            <text:p>0.1191</text:p>
          </table:table-cell>
          <table:table-cell table:style-name="ce51" office:value-type="float" office:value="0.120859999999993" calcext:value-type="float">
            <text:p>0.1209</text:p>
          </table:table-cell>
          <table:table-cell table:style-name="ce51" office:value-type="float" office:value="0.128849000000002" calcext:value-type="float">
            <text:p>0.1288</text:p>
          </table:table-cell>
          <table:table-cell table:style-name="ce51" office:value-type="float" office:value="0.124235999999996" calcext:value-type="float">
            <text:p>0.1242</text:p>
          </table:table-cell>
          <table:table-cell table:style-name="ce51" office:value-type="float" office:value="0.137924999999996" calcext:value-type="float">
            <text:p>0.1379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31145000000004" calcext:value-type="float">
            <text:p>0.1311</text:p>
          </table:table-cell>
          <table:table-cell table:style-name="ce45" office:value-type="float" office:value="0.163716000000022" calcext:value-type="float">
            <text:p>0.1637</text:p>
          </table:table-cell>
          <table:table-cell table:style-name="ce51" office:value-type="float" office:value="0.164997" calcext:value-type="float">
            <text:p>0.1650</text:p>
          </table:table-cell>
          <table:table-cell table:style-name="ce51" office:value-type="float" office:value="0.151386000000002" calcext:value-type="float">
            <text:p>0.1514</text:p>
          </table:table-cell>
          <table:table-cell table:style-name="ce48" office:value-type="float" office:value="0.162331999999992" calcext:value-type="float">
            <text:p>0.1623</text:p>
          </table:table-cell>
          <table:table-cell table:number-columns-repeated="9"/>
          <table:table-cell office:value-type="float" office:value="-151.302878" calcext:value-type="float">
            <text:p>-151.302878</text:p>
          </table:table-cell>
          <table:table-cell office:value-type="float" office:value="-151.302714" calcext:value-type="float">
            <text:p>-151.302714</text:p>
          </table:table-cell>
          <table:table-cell table:number-columns-repeated="984"/>
        </table:table-row>
        <table:table-row table:style-name="ro2">
          <table:table-cell table:style-name="ce39" office:value-type="float" office:value="13" calcext:value-type="float">
            <text:p>13</text:p>
          </table:table-cell>
          <table:table-cell table:style-name="ce45" office:value-type="float" office:value="0.114752002687993" calcext:value-type="float">
            <text:p>0.1148</text:p>
          </table:table-cell>
          <table:table-cell table:style-name="ce51" office:value-type="float" office:value="0.115058306197" calcext:value-type="float">
            <text:p>0.1151</text:p>
          </table:table-cell>
          <table:table-cell table:style-name="ce59" office:value-type="float" office:value="0.114275069999991" calcext:value-type="float">
            <text:p>0.1143</text:p>
          </table:table-cell>
          <table:table-cell table:style-name="ce51" office:value-type="float" office:value="0.0965309999999988" calcext:value-type="float">
            <text:p>0.0965</text:p>
          </table:table-cell>
          <table:table-cell table:style-name="ce51" office:value-type="float" office:value="0.0963409999999954" calcext:value-type="float">
            <text:p>0.0963</text:p>
          </table:table-cell>
          <table:table-cell table:style-name="ce51" office:value-type="float" office:value="0.0959780000000023" calcext:value-type="float">
            <text:p>0.0960</text:p>
          </table:table-cell>
          <table:table-cell table:style-name="ce51" office:value-type="float" office:value="0.111894000000007" calcext:value-type="float">
            <text:p>0.1119</text:p>
          </table:table-cell>
          <table:table-cell table:style-name="ce51" office:value-type="float" office:value="0.111727000000002" calcext:value-type="float">
            <text:p>0.1117</text:p>
          </table:table-cell>
          <table:table-cell table:style-name="ce51" office:value-type="float" office:value="0.111483000000021" calcext:value-type="float">
            <text:p>0.1115</text:p>
          </table:table-cell>
          <table:table-cell table:style-name="ce51" office:value-type="float" office:value="0.100581000000005" calcext:value-type="float">
            <text:p>0.1006</text:p>
          </table:table-cell>
          <table:table-cell table:style-name="ce51" office:value-type="float" office:value="0.100462999999991" calcext:value-type="float">
            <text:p>0.1005</text:p>
          </table:table-cell>
          <table:table-cell table:style-name="ce51" office:value-type="float" office:value="0.10032099999998" calcext:value-type="float">
            <text:p>0.1003</text:p>
          </table:table-cell>
          <table:table-cell table:style-name="ce51" office:value-type="float" office:value="0.101319999999987" calcext:value-type="float">
            <text:p>0.1013</text:p>
          </table:table-cell>
          <table:table-cell table:style-name="ce51" office:value-type="float" office:value="0.101161999999988" calcext:value-type="float">
            <text:p>0.1012</text:p>
          </table:table-cell>
          <table:table-cell table:style-name="ce51" office:value-type="float" office:value="0.100943999999998" calcext:value-type="float">
            <text:p>0.1009</text:p>
          </table:table-cell>
          <table:table-cell table:style-name="ce51" office:value-type="float" office:value="0.100403" calcext:value-type="float">
            <text:p>0.1004</text:p>
          </table:table-cell>
          <table:table-cell table:style-name="ce51" office:value-type="float" office:value="0.100238000000019" calcext:value-type="float">
            <text:p>0.1002</text:p>
          </table:table-cell>
          <table:table-cell table:style-name="ce51" office:value-type="float" office:value="0.0998950000000036" calcext:value-type="float">
            <text:p>0.0999</text:p>
          </table:table-cell>
          <table:table-cell table:style-name="ce51" office:value-type="float" office:value="0.107522999999986" calcext:value-type="float">
            <text:p>0.1075</text:p>
          </table:table-cell>
          <table:table-cell table:style-name="ce51" office:value-type="float" office:value="0.117416999999989" calcext:value-type="float">
            <text:p>0.1174</text:p>
          </table:table-cell>
          <table:table-cell table:style-name="ce51" office:value-type="float" office:value="0.102214999999973" calcext:value-type="float">
            <text:p>0.1022</text:p>
          </table:table-cell>
          <table:table-cell table:style-name="ce51" office:value-type="float" office:value="0.121433999999994" calcext:value-type="float">
            <text:p>0.1214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118651" calcext:value-type="float">
            <text:p>0.1187</text:p>
          </table:table-cell>
          <table:table-cell table:style-name="ce45" office:value-type="float" office:value="0.126562000000007" calcext:value-type="float">
            <text:p>0.1266</text:p>
          </table:table-cell>
          <table:table-cell table:style-name="ce51" office:value-type="float" office:value="0.128395000000012" calcext:value-type="float">
            <text:p>0.1284</text:p>
          </table:table-cell>
          <table:table-cell table:style-name="ce51" office:value-type="float" office:value="0.124210000000005" calcext:value-type="float">
            <text:p>0.1242</text:p>
          </table:table-cell>
          <table:table-cell table:style-name="ce48" office:value-type="float" office:value="0.126206999999994" calcext:value-type="float">
            <text:p>0.1262</text:p>
          </table:table-cell>
          <table:table-cell table:number-columns-repeated="9"/>
          <table:table-cell table:number-columns-repeated="2" office:value-type="float" office:value="-151.333352" calcext:value-type="float">
            <text:p>-151.333352</text:p>
          </table:table-cell>
          <table:table-cell table:number-columns-repeated="984"/>
        </table:table-row>
        <table:table-row table:style-name="ro2">
          <table:table-cell table:style-name="ce39" office:value-type="float" office:value="14" calcext:value-type="float">
            <text:p>14</text:p>
          </table:table-cell>
          <table:table-cell table:style-name="ce45" office:value-type="float" office:value="0.080985776755" calcext:value-type="float">
            <text:p>0.0810</text:p>
          </table:table-cell>
          <table:table-cell table:style-name="ce51" office:value-type="float" office:value="0.0811982143040098" calcext:value-type="float">
            <text:p>0.0812</text:p>
          </table:table-cell>
          <table:table-cell table:style-name="ce59" office:value-type="float" office:value="0.0816873599999894" calcext:value-type="float">
            <text:p>0.0817</text:p>
          </table:table-cell>
          <table:table-cell table:style-name="ce51" office:value-type="float" office:value="0.0660570000000007" calcext:value-type="float">
            <text:p>0.0661</text:p>
          </table:table-cell>
          <table:table-cell table:style-name="ce51" office:value-type="float" office:value="0.0657249999999863" calcext:value-type="float">
            <text:p>0.0657</text:p>
          </table:table-cell>
          <table:table-cell table:style-name="ce51" office:value-type="float" office:value="0.0654169999999965" calcext:value-type="float">
            <text:p>0.0654</text:p>
          </table:table-cell>
          <table:table-cell table:style-name="ce51" office:value-type="float" office:value="0.0783480000000054" calcext:value-type="float">
            <text:p>0.0783</text:p>
          </table:table-cell>
          <table:table-cell table:style-name="ce51" office:value-type="float" office:value="0.0780579999999986" calcext:value-type="float">
            <text:p>0.0781</text:p>
          </table:table-cell>
          <table:table-cell table:style-name="ce51" office:value-type="float" office:value="0.0778460000000223" calcext:value-type="float">
            <text:p>0.0778</text:p>
          </table:table-cell>
          <table:table-cell table:style-name="ce51" office:value-type="float" office:value="0.069328999999982" calcext:value-type="float">
            <text:p>0.0693</text:p>
          </table:table-cell>
          <table:table-cell table:style-name="ce51" office:value-type="float" office:value="0.0691229999999905" calcext:value-type="float">
            <text:p>0.0691</text:p>
          </table:table-cell>
          <table:table-cell table:style-name="ce51" office:value-type="float" office:value="0.0690529999999967" calcext:value-type="float">
            <text:p>0.0691</text:p>
          </table:table-cell>
          <table:table-cell table:style-name="ce51" office:value-type="float" office:value="0.0707769999999925" calcext:value-type="float">
            <text:p>0.0708</text:p>
          </table:table-cell>
          <table:table-cell table:style-name="ce51" office:value-type="float" office:value="0.0705009999999788" calcext:value-type="float">
            <text:p>0.0705</text:p>
          </table:table-cell>
          <table:table-cell table:style-name="ce51" office:value-type="float" office:value="0.0703619999999887" calcext:value-type="float">
            <text:p>0.0704</text:p>
          </table:table-cell>
          <table:table-cell table:style-name="ce51" office:value-type="float" office:value="0.0690400000000011" calcext:value-type="float">
            <text:p>0.0690</text:p>
          </table:table-cell>
          <table:table-cell table:style-name="ce51" office:value-type="float" office:value="0.0687510000000202" calcext:value-type="float">
            <text:p>0.0688</text:p>
          </table:table-cell>
          <table:table-cell table:style-name="ce51" office:value-type="float" office:value="0.0684520000000077" calcext:value-type="float">
            <text:p>0.0685</text:p>
          </table:table-cell>
          <table:table-cell table:style-name="ce51" office:value-type="float" office:value="0.0765119999999797" calcext:value-type="float">
            <text:p>0.0765</text:p>
          </table:table-cell>
          <table:table-cell table:style-name="ce51" office:value-type="float" office:value="0.0836249999999836" calcext:value-type="float">
            <text:p>0.0836</text:p>
          </table:table-cell>
          <table:table-cell table:style-name="ce51" office:value-type="float" office:value="0.0710289999999816" calcext:value-type="float">
            <text:p>0.0710</text:p>
          </table:table-cell>
          <table:table-cell table:style-name="ce51" office:value-type="float" office:value="0.0833259999999996" calcext:value-type="float">
            <text:p>0.0833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0835050000000024" calcext:value-type="float">
            <text:p>0.0835</text:p>
          </table:table-cell>
          <table:table-cell table:style-name="ce45" office:value-type="float" office:value="0.0847640000000069" calcext:value-type="float">
            <text:p>0.0848</text:p>
          </table:table-cell>
          <table:table-cell table:style-name="ce51" office:value-type="float" office:value="0.0866290000000163" calcext:value-type="float">
            <text:p>0.0866</text:p>
          </table:table-cell>
          <table:table-cell table:style-name="ce51" office:value-type="float" office:value="0.0872679999999946" calcext:value-type="float">
            <text:p>0.0873</text:p>
          </table:table-cell>
          <table:table-cell table:style-name="ce48" office:value-type="float" office:value="0.0839929999999924" calcext:value-type="float">
            <text:p>0.0840</text:p>
          </table:table-cell>
          <table:table-cell table:number-columns-repeated="9"/>
          <table:table-cell table:number-columns-repeated="2" office:value-type="float" office:value="-151.370709" calcext:value-type="float">
            <text:p>-151.370709</text:p>
          </table:table-cell>
          <table:table-cell table:number-columns-repeated="984"/>
        </table:table-row>
        <table:table-row table:style-name="ro2"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0.0362371266049877" calcext:value-type="float">
            <text:p>0.0362</text:p>
          </table:table-cell>
          <table:table-cell table:style-name="ce51" office:value-type="float" office:value="0.0363458093560212" calcext:value-type="float">
            <text:p>0.0363</text:p>
          </table:table-cell>
          <table:table-cell table:style-name="ce59" office:value-type="float" office:value="0.0384539000000075" calcext:value-type="float">
            <text:p>0.0385</text:p>
          </table:table-cell>
          <table:table-cell table:style-name="ce51" office:value-type="float" office:value="0.0286999999999864" calcext:value-type="float">
            <text:p>0.0287</text:p>
          </table:table-cell>
          <table:table-cell table:style-name="ce51" office:value-type="float" office:value="0.0283829999999909" calcext:value-type="float">
            <text:p>0.0284</text:p>
          </table:table-cell>
          <table:table-cell table:style-name="ce51" office:value-type="float" office:value="0.0283520000000124" calcext:value-type="float">
            <text:p>0.0284</text:p>
          </table:table-cell>
          <table:table-cell table:style-name="ce51" office:value-type="float" office:value="0.0348730000000046" calcext:value-type="float">
            <text:p>0.0349</text:p>
          </table:table-cell>
          <table:table-cell table:style-name="ce51" office:value-type="float" office:value="0.0345949999999959" calcext:value-type="float">
            <text:p>0.0346</text:p>
          </table:table-cell>
          <table:table-cell table:style-name="ce51" office:value-type="float" office:value="0.0345829999999978" calcext:value-type="float">
            <text:p>0.0346</text:p>
          </table:table-cell>
          <table:table-cell table:style-name="ce51" office:value-type="float" office:value="0.0308210000000031" calcext:value-type="float">
            <text:p>0.0308</text:p>
          </table:table-cell>
          <table:table-cell table:style-name="ce51" office:value-type="float" office:value="0.0306239999999889" calcext:value-type="float">
            <text:p>0.0306</text:p>
          </table:table-cell>
          <table:table-cell table:style-name="ce51" office:value-type="float" office:value="0.0306759999999997" calcext:value-type="float">
            <text:p>0.0307</text:p>
          </table:table-cell>
          <table:table-cell table:style-name="ce51" office:value-type="float" office:value="0.0312700000000063" calcext:value-type="float">
            <text:p>0.0313</text:p>
          </table:table-cell>
          <table:table-cell table:style-name="ce51" office:value-type="float" office:value="0.0310069999999882" calcext:value-type="float">
            <text:p>0.0310</text:p>
          </table:table-cell>
          <table:table-cell table:style-name="ce51" office:value-type="float" office:value="0.0310479999999984" calcext:value-type="float">
            <text:p>0.0310</text:p>
          </table:table-cell>
          <table:table-cell table:style-name="ce51" office:value-type="float" office:value="0.0304889999999887" calcext:value-type="float">
            <text:p>0.0305</text:p>
          </table:table-cell>
          <table:table-cell table:style-name="ce51" office:value-type="float" office:value="0.0302130000000034" calcext:value-type="float">
            <text:p>0.0302</text:p>
          </table:table-cell>
          <table:table-cell table:style-name="ce51" office:value-type="float" office:value="0.0301660000000084" calcext:value-type="float">
            <text:p>0.0302</text:p>
          </table:table-cell>
          <table:table-cell table:style-name="ce51" office:value-type="float" office:value="0.0341300000000047" calcext:value-type="float">
            <text:p>0.0341</text:p>
          </table:table-cell>
          <table:table-cell table:style-name="ce51" office:value-type="float" office:value="0.037903" calcext:value-type="float">
            <text:p>0.0379</text:p>
          </table:table-cell>
          <table:table-cell table:style-name="ce51" office:value-type="float" office:value="0.031975999999986" calcext:value-type="float">
            <text:p>0.0320</text:p>
          </table:table-cell>
          <table:table-cell table:style-name="ce51" office:value-type="float" office:value="0.0370739999999898" calcext:value-type="float">
            <text:p>0.0371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037965000000014" calcext:value-type="float">
            <text:p>0.0380</text:p>
          </table:table-cell>
          <table:table-cell table:style-name="ce45" office:value-type="float" office:value="0.0375470000000178" calcext:value-type="float">
            <text:p>0.0375</text:p>
          </table:table-cell>
          <table:table-cell table:style-name="ce51" office:value-type="float" office:value="0.0388900000000092" calcext:value-type="float">
            <text:p>0.0389</text:p>
          </table:table-cell>
          <table:table-cell table:style-name="ce51" office:value-type="float" office:value="0.0412670000000048" calcext:value-type="float">
            <text:p>0.0413</text:p>
          </table:table-cell>
          <table:table-cell table:style-name="ce48" office:value-type="float" office:value="0.0363920000000064" calcext:value-type="float">
            <text:p>0.0364</text:p>
          </table:table-cell>
          <table:table-cell table:number-columns-repeated="9"/>
          <table:table-cell table:number-columns-repeated="2" office:value-type="float" office:value="-151.397248" calcext:value-type="float">
            <text:p>-151.397248</text:p>
          </table:table-cell>
          <table:table-cell table:number-columns-repeated="984"/>
        </table:table-row>
        <table:table-row table:style-name="ro2"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0.00290148376097932" calcext:value-type="float">
            <text:p>0.0029</text:p>
          </table:table-cell>
          <table:table-cell table:style-name="ce51" office:value-type="float" office:value="0.00292074755100202" calcext:value-type="float">
            <text:p>0.0029</text:p>
          </table:table-cell>
          <table:table-cell table:style-name="ce59" office:value-type="float" office:value="0.00310890000000086" calcext:value-type="float">
            <text:p>0.0031</text:p>
          </table:table-cell>
          <table:table-cell table:style-name="ce51" office:value-type="float" office:value="0.00216100000000097" calcext:value-type="float">
            <text:p>0.0022</text:p>
          </table:table-cell>
          <table:table-cell table:style-name="ce51" office:value-type="float" office:value="0.00204800000000205" calcext:value-type="float">
            <text:p>0.0020</text:p>
          </table:table-cell>
          <table:table-cell table:style-name="ce51" office:value-type="float" office:value="0.00204500000000962" calcext:value-type="float">
            <text:p>0.0020</text:p>
          </table:table-cell>
          <table:table-cell table:style-name="ce51" office:value-type="float" office:value="0.00318100000001209" calcext:value-type="float">
            <text:p>0.0032</text:p>
          </table:table-cell>
          <table:table-cell table:style-name="ce51" office:value-type="float" office:value="0.00308199999997782" calcext:value-type="float">
            <text:p>0.0031</text:p>
          </table:table-cell>
          <table:table-cell table:style-name="ce51" office:value-type="float" office:value="0.0030749999999955" calcext:value-type="float">
            <text:p>0.0031</text:p>
          </table:table-cell>
          <table:table-cell table:style-name="ce51" office:value-type="float" office:value="0.00248399999998128" calcext:value-type="float">
            <text:p>0.0025</text:p>
          </table:table-cell>
          <table:table-cell table:style-name="ce51" office:value-type="float" office:value="0.00241399999998748" calcext:value-type="float">
            <text:p>0.0024</text:p>
          </table:table-cell>
          <table:table-cell table:style-name="ce51" office:value-type="float" office:value="0.00243799999998373" calcext:value-type="float">
            <text:p>0.0024</text:p>
          </table:table-cell>
          <table:table-cell table:style-name="ce51" office:value-type="float" office:value="0.00268900000000372" calcext:value-type="float">
            <text:p>0.0027</text:p>
          </table:table-cell>
          <table:table-cell table:style-name="ce51" office:value-type="float" office:value="0.00259599999998272" calcext:value-type="float">
            <text:p>0.0026</text:p>
          </table:table-cell>
          <table:table-cell table:style-name="ce51" office:value-type="float" office:value="0.00261799999998402" calcext:value-type="float">
            <text:p>0.0026</text:p>
          </table:table-cell>
          <table:table-cell table:style-name="ce51" office:value-type="float" office:value="0.00242399999999066" calcext:value-type="float">
            <text:p>0.0024</text:p>
          </table:table-cell>
          <table:table-cell table:style-name="ce51" office:value-type="float" office:value="0.00232600000001071" calcext:value-type="float">
            <text:p>0.0023</text:p>
          </table:table-cell>
          <table:table-cell table:style-name="ce51" office:value-type="float" office:value="0.00231500000001006" calcext:value-type="float">
            <text:p>0.0023</text:p>
          </table:table-cell>
          <table:table-cell table:style-name="ce51" office:value-type="float" office:value="0.00316499999999564" calcext:value-type="float">
            <text:p>0.0032</text:p>
          </table:table-cell>
          <table:table-cell table:style-name="ce51" office:value-type="float" office:value="0.00364899999999579" calcext:value-type="float">
            <text:p>0.0036</text:p>
          </table:table-cell>
          <table:table-cell table:style-name="ce51" office:value-type="float" office:value="0.00277999999997292" calcext:value-type="float">
            <text:p>0.0028</text:p>
          </table:table-cell>
          <table:table-cell table:style-name="ce51" office:value-type="float" office:value="0.00334200000000351" calcext:value-type="float">
            <text:p>0.0033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0.00381200000001058" calcext:value-type="float">
            <text:p>0.0038</text:p>
          </table:table-cell>
          <table:table-cell table:style-name="ce45" office:value-type="float" office:value="0.0034040000000175" calcext:value-type="float">
            <text:p>0.0034</text:p>
          </table:table-cell>
          <table:table-cell table:style-name="ce51" office:value-type="float" office:value="0.00374300000001426" calcext:value-type="float">
            <text:p>0.0037</text:p>
          </table:table-cell>
          <table:table-cell table:style-name="ce51" office:value-type="float" office:value="0.00457899999997835" calcext:value-type="float">
            <text:p>0.0046</text:p>
          </table:table-cell>
          <table:table-cell table:style-name="ce48" office:value-type="float" office:value="0.00297100000000228" calcext:value-type="float">
            <text:p>0.0030</text:p>
          </table:table-cell>
          <table:table-cell table:number-columns-repeated="9"/>
          <table:table-cell table:number-columns-repeated="2" office:value-type="float" office:value="-151.40014" calcext:value-type="float">
            <text:p>-151.40014</text:p>
          </table:table-cell>
          <table:table-cell table:number-columns-repeated="984"/>
        </table:table-row>
        <table:table-row table:style-name="ro2"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-0.00169177857802083" calcext:value-type="float">
            <text:p>-0.0017</text:p>
          </table:table-cell>
          <table:table-cell table:style-name="ce51" office:value-type="float" office:value="-0.00169271695298789" calcext:value-type="float">
            <text:p>-0.0017</text:p>
          </table:table-cell>
          <table:table-cell table:style-name="ce59" office:value-type="float" office:value="-0.00148022999999853" calcext:value-type="float">
            <text:p>-0.0015</text:p>
          </table:table-cell>
          <table:table-cell table:style-name="ce51" office:value-type="float" office:value="-0.000731000000001814" calcext:value-type="float">
            <text:p>-0.0007</text:p>
          </table:table-cell>
          <table:table-cell table:style-name="ce51" office:value-type="float" office:value="-0.000851000000011481" calcext:value-type="float">
            <text:p>-0.0009</text:p>
          </table:table-cell>
          <table:table-cell table:style-name="ce51" office:value-type="float" office:value="-0.000731999999999289" calcext:value-type="float">
            <text:p>-0.0007</text:p>
          </table:table-cell>
          <table:table-cell table:style-name="ce51" office:value-type="float" office:value="-0.000838999999984935" calcext:value-type="float">
            <text:p>-0.0008</text:p>
          </table:table-cell>
          <table:table-cell table:style-name="ce51" office:value-type="float" office:value="-0.000945000000001528" calcext:value-type="float">
            <text:p>-0.0009</text:p>
          </table:table-cell>
          <table:table-cell table:style-name="ce51" office:value-type="float" office:value="-0.000855999999998858" calcext:value-type="float">
            <text:p>-0.0009</text:p>
          </table:table-cell>
          <table:table-cell table:style-name="ce51" office:value-type="float" office:value="-0.00104600000000232" calcext:value-type="float">
            <text:p>-0.0010</text:p>
          </table:table-cell>
          <table:table-cell table:style-name="ce51" office:value-type="float" office:value="-0.00112000000001444" calcext:value-type="float">
            <text:p>-0.0011</text:p>
          </table:table-cell>
          <table:table-cell table:style-name="ce51" office:value-type="float" office:value="-0.00104600000000232" calcext:value-type="float">
            <text:p>-0.0010</text:p>
          </table:table-cell>
          <table:table-cell table:style-name="ce51" office:value-type="float" office:value="-0.000869999999991933" calcext:value-type="float">
            <text:p>-0.0009</text:p>
          </table:table-cell>
          <table:table-cell table:style-name="ce51" office:value-type="float" office:value="-0.000969999999995252" calcext:value-type="float">
            <text:p>-0.0010</text:p>
          </table:table-cell>
          <table:table-cell table:style-name="ce51" office:value-type="float" office:value="-0.00087100000001783" calcext:value-type="float">
            <text:p>-0.0009</text:p>
          </table:table-cell>
          <table:table-cell table:style-name="ce51" office:value-type="float" office:value="-0.000968999999997777" calcext:value-type="float">
            <text:p>-0.0010</text:p>
          </table:table-cell>
          <table:table-cell table:style-name="ce51" office:value-type="float" office:value="-0.00107399999998847" calcext:value-type="float">
            <text:p>-0.0011</text:p>
          </table:table-cell>
          <table:table-cell table:style-name="ce51" office:value-type="float" office:value="-0.000974000000013575" calcext:value-type="float">
            <text:p>-0.0010</text:p>
          </table:table-cell>
          <table:table-cell table:style-name="ce51" office:value-type="float" office:value="-0.000900000000001455" calcext:value-type="float">
            <text:p>-0.0009</text:p>
          </table:table-cell>
          <table:table-cell table:style-name="ce51" office:value-type="float" office:value="-0.00114400000001069" calcext:value-type="float">
            <text:p>-0.0011</text:p>
          </table:table-cell>
          <table:table-cell table:style-name="ce51" office:value-type="float" office:value="-0.000939000000016677" calcext:value-type="float">
            <text:p>-0.0009</text:p>
          </table:table-cell>
          <table:table-cell table:style-name="ce51" office:value-type="float" office:value="-0.00119700000001899" calcext:value-type="float">
            <text:p>-0.0012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-0.00100199999999973" calcext:value-type="float">
            <text:p>-0.0010</text:p>
          </table:table-cell>
          <table:table-cell table:style-name="ce45" office:value-type="float" office:value="-0.000951999999983855" calcext:value-type="float">
            <text:p>-0.0010</text:p>
          </table:table-cell>
          <table:table-cell table:style-name="ce51" office:value-type="float" office:value="-0.00102799999999093" calcext:value-type="float">
            <text:p>-0.0010</text:p>
          </table:table-cell>
          <table:table-cell table:style-name="ce51" office:value-type="float" office:value="-0.00144700000001308" calcext:value-type="float">
            <text:p>-0.0014</text:p>
          </table:table-cell>
          <table:table-cell table:style-name="ce48" office:value-type="float" office:value="-0.00108299999999417" calcext:value-type="float">
            <text:p>-0.0011</text:p>
          </table:table-cell>
          <table:table-cell table:number-columns-repeated="9"/>
          <table:table-cell table:number-columns-repeated="2" office:value-type="float" office:value="-151.400066" calcext:value-type="float">
            <text:p>-151.400066</text:p>
          </table:table-cell>
          <table:table-cell table:number-columns-repeated="984"/>
        </table:table-row>
        <table:table-row table:style-name="ro2">
          <table:table-cell table:style-name="ce39" office:value-type="float" office:value="18" calcext:value-type="float">
            <text:p>18</text:p>
          </table:table-cell>
          <table:table-cell table:style-name="ce45" office:value-type="float" office:value="-0.00125702266200278" calcext:value-type="float">
            <text:p>-0.0013</text:p>
          </table:table-cell>
          <table:table-cell table:style-name="ce51" office:value-type="float" office:value="-0.00125830561498219" calcext:value-type="float">
            <text:p>-0.0013</text:p>
          </table:table-cell>
          <table:table-cell table:style-name="ce59" office:value-type="float" office:value="-0.00111806999998976" calcext:value-type="float">
            <text:p>-0.0011</text:p>
          </table:table-cell>
          <table:table-cell table:style-name="ce51" office:value-type="float" office:value="-0.000657000000018115" calcext:value-type="float">
            <text:p>-0.0007</text:p>
          </table:table-cell>
          <table:table-cell table:style-name="ce51" office:value-type="float" office:value="-0.000714000000016313" calcext:value-type="float">
            <text:p>-0.0007</text:p>
          </table:table-cell>
          <table:table-cell table:style-name="ce51" office:value-type="float" office:value="-0.000664000000000442" calcext:value-type="float">
            <text:p>-0.0007</text:p>
          </table:table-cell>
          <table:table-cell table:style-name="ce51" office:value-type="float" office:value="-0.000731000000001814" calcext:value-type="float">
            <text:p>-0.0007</text:p>
          </table:table-cell>
          <table:table-cell table:style-name="ce51" office:value-type="float" office:value="-0.000781000000017684" calcext:value-type="float">
            <text:p>-0.0008</text:p>
          </table:table-cell>
          <table:table-cell table:style-name="ce51" office:value-type="float" office:value="-0.000745999999992364" calcext:value-type="float">
            <text:p>-0.0007</text:p>
          </table:table-cell>
          <table:table-cell table:style-name="ce51" office:value-type="float" office:value="-0.00086000000001718" calcext:value-type="float">
            <text:p>-0.0009</text:p>
          </table:table-cell>
          <table:table-cell table:style-name="ce51" office:value-type="float" office:value="-0.000895000000014079" calcext:value-type="float">
            <text:p>-0.0009</text:p>
          </table:table-cell>
          <table:table-cell table:style-name="ce51" office:value-type="float" office:value="-0.000862000000012131" calcext:value-type="float">
            <text:p>-0.0009</text:p>
          </table:table-cell>
          <table:table-cell table:style-name="ce51" office:value-type="float" office:value="-0.000749000000013211" calcext:value-type="float">
            <text:p>-0.0007</text:p>
          </table:table-cell>
          <table:table-cell table:style-name="ce51" office:value-type="float" office:value="-0.000796000000008235" calcext:value-type="float">
            <text:p>-0.0008</text:p>
          </table:table-cell>
          <table:table-cell table:style-name="ce51" office:value-type="float" office:value="-0.000753000000003112" calcext:value-type="float">
            <text:p>-0.0008</text:p>
          </table:table-cell>
          <table:table-cell table:style-name="ce51" office:value-type="float" office:value="-0.000813999999991211" calcext:value-type="float">
            <text:p>-0.0008</text:p>
          </table:table-cell>
          <table:table-cell table:style-name="ce51" office:value-type="float" office:value="-0.000862999999981184" calcext:value-type="float">
            <text:p>-0.0009</text:p>
          </table:table-cell>
          <table:table-cell table:style-name="ce51" office:value-type="float" office:value="-0.000821999999999434" calcext:value-type="float">
            <text:p>-0.0008</text:p>
          </table:table-cell>
          <table:table-cell table:style-name="ce51" office:value-type="float" office:value="-0.000763000000006286" calcext:value-type="float">
            <text:p>-0.0008</text:p>
          </table:table-cell>
          <table:table-cell table:style-name="ce51" office:value-type="float" office:value="-0.000928000000016027" calcext:value-type="float">
            <text:p>-0.0009</text:p>
          </table:table-cell>
          <table:table-cell table:style-name="ce51" office:value-type="float" office:value="-0.000781000000017684" calcext:value-type="float">
            <text:p>-0.0008</text:p>
          </table:table-cell>
          <table:table-cell table:style-name="ce51" office:value-type="float" office:value="-0.000977000000006001" calcext:value-type="float">
            <text:p>-0.0010</text:p>
          </table:table-cell>
          <table:table-cell table:style-name="ce51" office:value-type="float" office:value="0" calcext:value-type="float">
            <text:p>0.0000</text:p>
          </table:table-cell>
          <table:table-cell table:style-name="ce51" office:value-type="float" office:value="-0.000836999999989985" calcext:value-type="float">
            <text:p>-0.0008</text:p>
          </table:table-cell>
          <table:table-cell table:style-name="ce45" office:value-type="float" office:value="-0.00082299999999691" calcext:value-type="float">
            <text:p>-0.0008</text:p>
          </table:table-cell>
          <table:table-cell table:style-name="ce51" office:value-type="float" office:value="-0.000855999999998858" calcext:value-type="float">
            <text:p>-0.0009</text:p>
          </table:table-cell>
          <table:table-cell table:style-name="ce51" office:value-type="float" office:value="-0.00110800000001632" calcext:value-type="float">
            <text:p>-0.0011</text:p>
          </table:table-cell>
          <table:table-cell table:style-name="ce48" office:value-type="float" office:value="-0.00090099999999893" calcext:value-type="float">
            <text:p>-0.0009</text:p>
          </table:table-cell>
          <table:table-cell table:number-columns-repeated="9"/>
          <table:table-cell office:value-type="float" office:value="-151.399409" calcext:value-type="float">
            <text:p>-151.399409</text:p>
          </table:table-cell>
          <table:table-cell table:style-name="ce22" office:value-type="float" office:value="-151.399409" calcext:value-type="float">
            <text:p>-151.399409</text:p>
          </table:table-cell>
          <table:table-cell table:number-columns-repeated="984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.0000</text:p>
          </table:table-cell>
          <table:table-cell table:style-name="ce5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0</text:p>
          </table:table-cell>
          <table:table-cell table:number-columns-repeated="21" table:style-name="ce52" office:value-type="float" office:value="0" calcext:value-type="float">
            <text:p>0.0000</text:p>
          </table:table-cell>
          <table:table-cell table:style-name="ce46" office:value-type="float" office:value="0" calcext:value-type="float">
            <text:p>0.0000</text:p>
          </table:table-cell>
          <table:table-cell table:number-columns-repeated="2" table:style-name="ce52" office:value-type="float" office:value="0" calcext:value-type="float">
            <text:p>0.0000</text:p>
          </table:table-cell>
          <table:table-cell table:style-name="ce49" office:value-type="float" office:value="0" calcext:value-type="float">
            <text:p>0.0000</text:p>
          </table:table-cell>
          <table:table-cell table:number-columns-repeated="995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31"/>
          <table:table-cell office:value-type="string" calcext:value-type="string">
            <text:p>blyp</text:p>
          </table:table-cell>
          <table:table-cell office:value-type="string" calcext:value-type="string">
            <text:p>blyp-d2</text:p>
          </table:table-cell>
          <table:table-cell office:value-type="string" calcext:value-type="string">
            <text:p>blyp-d3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b3lyp-d2</text:p>
          </table:table-cell>
          <table:table-cell office:value-type="string" calcext:value-type="string">
            <text:p>b3lyp-d3</text:p>
          </table:table-cell>
          <table:table-cell office:value-type="string" calcext:value-type="string">
            <text:p>pbe</text:p>
          </table:table-cell>
          <table:table-cell office:value-type="string" calcext:value-type="string">
            <text:p>pbe-d2</text:p>
          </table:table-cell>
          <table:table-cell office:value-type="string" calcext:value-type="string">
            <text:p>pbe-d3</text:p>
          </table:table-cell>
          <table:table-cell office:value-type="string" calcext:value-type="string">
            <text:p>tpss</text:p>
          </table:table-cell>
          <table:table-cell office:value-type="string" calcext:value-type="string">
            <text:p>tpss-d2</text:p>
          </table:table-cell>
          <table:table-cell office:value-type="string" calcext:value-type="string">
            <text:p>tpss-d3</text:p>
          </table:table-cell>
          <table:table-cell office:value-type="string" calcext:value-type="string">
            <text:p>bp86</text:p>
          </table:table-cell>
          <table:table-cell office:value-type="string" calcext:value-type="string">
            <text:p>bp86-d2</text:p>
          </table:table-cell>
          <table:table-cell office:value-type="string" calcext:value-type="string">
            <text:p>bp86-d3</text:p>
          </table:table-cell>
          <table:table-cell office:value-type="string" calcext:value-type="string">
            <text:p>tpssh</text:p>
          </table:table-cell>
          <table:table-cell office:value-type="string" calcext:value-type="string">
            <text:p>pbe0</text:p>
          </table:table-cell>
          <table:table-cell office:value-type="string" calcext:value-type="string">
            <text:p>b97-d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m06-2x</text:p>
          </table:table-cell>
          <table:table-cell office:value-type="string" calcext:value-type="string">
            <text:p>pw6b95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08-hx</text:p>
          </table:table-cell>
          <table:table-cell office:value-type="string" calcext:value-type="string">
            <text:p>m11-l</text:p>
          </table:table-cell>
          <table:table-cell office:value-type="string" calcext:value-type="string">
            <text:p>m08-so</text:p>
          </table:table-cell>
          <table:table-cell table:number-columns-repeated="968"/>
        </table:table-row>
        <table:table-row table:style-name="ro2">
          <table:table-cell table:number-columns-repeated="31"/>
          <table:table-cell office:value-type="float" office:value="-151.267602" calcext:value-type="float">
            <text:p>-151.267602</text:p>
          </table:table-cell>
          <table:table-cell office:value-type="float" office:value="-151.267697" calcext:value-type="float">
            <text:p>-151.267697</text:p>
          </table:table-cell>
          <table:table-cell office:value-type="float" office:value="-151.267781" calcext:value-type="float">
            <text:p>-151.267781</text:p>
          </table:table-cell>
          <table:table-cell office:value-type="float" office:value="-151.219326" calcext:value-type="float">
            <text:p>-151.219326</text:p>
          </table:table-cell>
          <table:table-cell office:value-type="float" office:value="-151.219409" calcext:value-type="float">
            <text:p>-151.219409</text:p>
          </table:table-cell>
          <table:table-cell office:value-type="float" office:value="-151.219493" calcext:value-type="float">
            <text:p>-151.219493</text:p>
          </table:table-cell>
          <table:table-cell office:value-type="float" office:value="-151.136768" calcext:value-type="float">
            <text:p>-151.136768</text:p>
          </table:table-cell>
          <table:table-cell office:value-type="float" office:value="-151.136827" calcext:value-type="float">
            <text:p>-151.136827</text:p>
          </table:table-cell>
          <table:table-cell office:value-type="float" office:value="-151.136875" calcext:value-type="float">
            <text:p>-151.136875</text:p>
          </table:table-cell>
          <table:table-cell office:value-type="float" office:value="-151.305275" calcext:value-type="float">
            <text:p>-151.305275</text:p>
          </table:table-cell>
          <table:table-cell office:value-type="float" office:value="-151.305353" calcext:value-type="float">
            <text:p>-151.305353</text:p>
          </table:table-cell>
          <table:table-cell office:value-type="float" office:value="-151.305409" calcext:value-type="float">
            <text:p>-151.305409</text:p>
          </table:table-cell>
          <table:table-cell office:value-type="float" office:value="-151.302266" calcext:value-type="float">
            <text:p>-151.302266</text:p>
          </table:table-cell>
          <table:table-cell office:value-type="float" office:value="-151.302348" calcext:value-type="float">
            <text:p>-151.302348</text:p>
          </table:table-cell>
          <table:table-cell office:value-type="float" office:value="-151.302438" calcext:value-type="float">
            <text:p>-151.302438</text:p>
          </table:table-cell>
          <table:table-cell office:value-type="float" office:value="-151.206236" calcext:value-type="float">
            <text:p>-151.206236</text:p>
          </table:table-cell>
          <table:table-cell office:value-type="float" office:value="-151.129716" calcext:value-type="float">
            <text:p>-151.129716</text:p>
          </table:table-cell>
          <table:table-cell office:value-type="float" office:value="-151.207891" calcext:value-type="float">
            <text:p>-151.207891</text:p>
          </table:table-cell>
          <table:table-cell office:value-type="float" office:value="-151.210029" calcext:value-type="float">
            <text:p>-151.210029</text:p>
          </table:table-cell>
          <table:table-cell office:value-type="float" office:value="-151.344906" calcext:value-type="float">
            <text:p>-151.344906</text:p>
          </table:table-cell>
          <table:table-cell office:value-type="float" office:value="-151.085046" calcext:value-type="float">
            <text:p>-151.085046</text:p>
          </table:table-cell>
          <table:table-cell office:value-type="float" office:value="-151.088216" calcext:value-type="float">
            <text:p>-151.088216</text:p>
          </table:table-cell>
          <table:table-cell office:value-type="float" office:value="-151.188837" calcext:value-type="float">
            <text:p>-151.188837</text:p>
          </table:table-cell>
          <table:table-cell office:value-type="float" office:value="-151.06594" calcext:value-type="float">
            <text:p>-151.06594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67737" calcext:value-type="float">
            <text:p>-151.267737</text:p>
          </table:table-cell>
          <table:table-cell office:value-type="float" office:value="-151.267846" calcext:value-type="float">
            <text:p>-151.267846</text:p>
          </table:table-cell>
          <table:table-cell office:value-type="float" office:value="-151.267946" calcext:value-type="float">
            <text:p>-151.267946</text:p>
          </table:table-cell>
          <table:table-cell office:value-type="float" office:value="-151.219406" calcext:value-type="float">
            <text:p>-151.219406</text:p>
          </table:table-cell>
          <table:table-cell office:value-type="float" office:value="-151.219501" calcext:value-type="float">
            <text:p>-151.219501</text:p>
          </table:table-cell>
          <table:table-cell office:value-type="float" office:value="-151.219602" calcext:value-type="float">
            <text:p>-151.219602</text:p>
          </table:table-cell>
          <table:table-cell office:value-type="float" office:value="-151.136885" calcext:value-type="float">
            <text:p>-151.136885</text:p>
          </table:table-cell>
          <table:table-cell office:value-type="float" office:value="-151.136953" calcext:value-type="float">
            <text:p>-151.136953</text:p>
          </table:table-cell>
          <table:table-cell office:value-type="float" office:value="-151.137016" calcext:value-type="float">
            <text:p>-151.137016</text:p>
          </table:table-cell>
          <table:table-cell office:value-type="float" office:value="-151.305401" calcext:value-type="float">
            <text:p>-151.305401</text:p>
          </table:table-cell>
          <table:table-cell office:value-type="float" office:value="-151.305491" calcext:value-type="float">
            <text:p>-151.305491</text:p>
          </table:table-cell>
          <table:table-cell office:value-type="float" office:value="-151.305562" calcext:value-type="float">
            <text:p>-151.305562</text:p>
          </table:table-cell>
          <table:table-cell office:value-type="float" office:value="-151.302347" calcext:value-type="float">
            <text:p>-151.302347</text:p>
          </table:table-cell>
          <table:table-cell office:value-type="float" office:value="-151.302442" calcext:value-type="float">
            <text:p>-151.302442</text:p>
          </table:table-cell>
          <table:table-cell office:value-type="float" office:value="-151.302549" calcext:value-type="float">
            <text:p>-151.302549</text:p>
          </table:table-cell>
          <table:table-cell office:value-type="float" office:value="-151.285322" calcext:value-type="float">
            <text:p>-151.285322</text:p>
          </table:table-cell>
          <table:table-cell office:value-type="float" office:value="-151.129765" calcext:value-type="float">
            <text:p>-151.129765</text:p>
          </table:table-cell>
          <table:table-cell office:value-type="float" office:value="-151.207913" calcext:value-type="float">
            <text:p>-151.207913</text:p>
          </table:table-cell>
          <table:table-cell office:value-type="float" office:value="-151.210029" calcext:value-type="float">
            <text:p>-151.210029</text:p>
          </table:table-cell>
          <table:table-cell office:value-type="float" office:value="-151.444768" calcext:value-type="float">
            <text:p>-151.444768</text:p>
          </table:table-cell>
          <table:table-cell office:value-type="float" office:value="-151.089469" calcext:value-type="float">
            <text:p>-151.089469</text:p>
          </table:table-cell>
          <table:table-cell office:value-type="float" office:value="-151.091402" calcext:value-type="float">
            <text:p>-151.091402</text:p>
          </table:table-cell>
          <table:table-cell office:value-type="float" office:value="-151.1286" calcext:value-type="float">
            <text:p>-151.1286</text:p>
          </table:table-cell>
          <table:table-cell office:value-type="float" office:value="-151.069299" calcext:value-type="float">
            <text:p>-151.069299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67919" calcext:value-type="float">
            <text:p>-151.267919</text:p>
          </table:table-cell>
          <table:table-cell office:value-type="float" office:value="-151.268049" calcext:value-type="float">
            <text:p>-151.268049</text:p>
          </table:table-cell>
          <table:table-cell office:value-type="float" office:value="-151.268175" calcext:value-type="float">
            <text:p>-151.268175</text:p>
          </table:table-cell>
          <table:table-cell office:value-type="float" office:value="-151.21952" calcext:value-type="float">
            <text:p>-151.21952</text:p>
          </table:table-cell>
          <table:table-cell office:value-type="float" office:value="-151.219633" calcext:value-type="float">
            <text:p>-151.219633</text:p>
          </table:table-cell>
          <table:table-cell office:value-type="float" office:value="-151.21976" calcext:value-type="float">
            <text:p>-151.21976</text:p>
          </table:table-cell>
          <table:table-cell office:value-type="float" office:value="-151.137032" calcext:value-type="float">
            <text:p>-151.137032</text:p>
          </table:table-cell>
          <table:table-cell office:value-type="float" office:value="-151.137113" calcext:value-type="float">
            <text:p>-151.137113</text:p>
          </table:table-cell>
          <table:table-cell office:value-type="float" office:value="-151.137198" calcext:value-type="float">
            <text:p>-151.137198</text:p>
          </table:table-cell>
          <table:table-cell office:value-type="float" office:value="-151.305553" calcext:value-type="float">
            <text:p>-151.305553</text:p>
          </table:table-cell>
          <table:table-cell office:value-type="float" office:value="-151.305661" calcext:value-type="float">
            <text:p>-151.305661</text:p>
          </table:table-cell>
          <table:table-cell office:value-type="float" office:value="-151.305753" calcext:value-type="float">
            <text:p>-151.305753</text:p>
          </table:table-cell>
          <table:table-cell office:value-type="float" office:value="-151.30245" calcext:value-type="float">
            <text:p>-151.30245</text:p>
          </table:table-cell>
          <table:table-cell office:value-type="float" office:value="-151.302563" calcext:value-type="float">
            <text:p>-151.302563</text:p>
          </table:table-cell>
          <table:table-cell office:value-type="float" office:value="-151.302699" calcext:value-type="float">
            <text:p>-151.302699</text:p>
          </table:table-cell>
          <table:table-cell office:value-type="float" office:value="-151.28544" calcext:value-type="float">
            <text:p>-151.28544</text:p>
          </table:table-cell>
          <table:table-cell office:value-type="float" office:value="-151.129828" calcext:value-type="float">
            <text:p>-151.129828</text:p>
          </table:table-cell>
          <table:table-cell office:value-type="float" office:value="-151.207881" calcext:value-type="float">
            <text:p>-151.207881</text:p>
          </table:table-cell>
          <table:table-cell office:value-type="float" office:value="-151.210085" calcext:value-type="float">
            <text:p>-151.210085</text:p>
          </table:table-cell>
          <table:table-cell office:value-type="float" office:value="-151.444854" calcext:value-type="float">
            <text:p>-151.444854</text:p>
          </table:table-cell>
          <table:table-cell office:value-type="float" office:value="-151.09479" calcext:value-type="float">
            <text:p>-151.09479</text:p>
          </table:table-cell>
          <table:table-cell office:value-type="float" office:value="-151.095371" calcext:value-type="float">
            <text:p>-151.095371</text:p>
          </table:table-cell>
          <table:table-cell office:value-type="float" office:value="-151.188785" calcext:value-type="float">
            <text:p>-151.188785</text:p>
          </table:table-cell>
          <table:table-cell office:value-type="float" office:value="-151.073495" calcext:value-type="float">
            <text:p>-151.073495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68142" calcext:value-type="float">
            <text:p>-151.268142</text:p>
          </table:table-cell>
          <table:table-cell office:value-type="float" office:value="-151.268303" calcext:value-type="float">
            <text:p>-151.268303</text:p>
          </table:table-cell>
          <table:table-cell office:value-type="float" office:value="-151.268468" calcext:value-type="float">
            <text:p>-151.268468</text:p>
          </table:table-cell>
          <table:table-cell office:value-type="float" office:value="-151.219666" calcext:value-type="float">
            <text:p>-151.219666</text:p>
          </table:table-cell>
          <table:table-cell office:value-type="float" office:value="-151.219807" calcext:value-type="float">
            <text:p>-151.219807</text:p>
          </table:table-cell>
          <table:table-cell office:value-type="float" office:value="-151.219966" calcext:value-type="float">
            <text:p>-151.219966</text:p>
          </table:table-cell>
          <table:table-cell office:value-type="float" office:value="-151.13721" calcext:value-type="float">
            <text:p>-151.13721</text:p>
          </table:table-cell>
          <table:table-cell office:value-type="float" office:value="-151.137311" calcext:value-type="float">
            <text:p>-151.137311</text:p>
          </table:table-cell>
          <table:table-cell office:value-type="float" office:value="-151.137422" calcext:value-type="float">
            <text:p>-151.137422</text:p>
          </table:table-cell>
          <table:table-cell office:value-type="float" office:value="-151.305719" calcext:value-type="float">
            <text:p>-151.305719</text:p>
          </table:table-cell>
          <table:table-cell office:value-type="float" office:value="-151.305853" calcext:value-type="float">
            <text:p>-151.305853</text:p>
          </table:table-cell>
          <table:table-cell office:value-type="float" office:value="-151.305976" calcext:value-type="float">
            <text:p>-151.305976</text:p>
          </table:table-cell>
          <table:table-cell office:value-type="float" office:value="-151.302589" calcext:value-type="float">
            <text:p>-151.302589</text:p>
          </table:table-cell>
          <table:table-cell office:value-type="float" office:value="-151.302729" calcext:value-type="float">
            <text:p>-151.302729</text:p>
          </table:table-cell>
          <table:table-cell office:value-type="float" office:value="-151.302905" calcext:value-type="float">
            <text:p>-151.302905</text:p>
          </table:table-cell>
          <table:table-cell office:value-type="float" office:value="-151.285569" calcext:value-type="float">
            <text:p>-151.285569</text:p>
          </table:table-cell>
          <table:table-cell office:value-type="float" office:value="-151.129909" calcext:value-type="float">
            <text:p>-151.129909</text:p>
          </table:table-cell>
          <table:table-cell office:value-type="float" office:value="-151.207754" calcext:value-type="float">
            <text:p>-151.207754</text:p>
          </table:table-cell>
          <table:table-cell office:value-type="float" office:value="-151.210043" calcext:value-type="float">
            <text:p>-151.210043</text:p>
          </table:table-cell>
          <table:table-cell office:value-type="float" office:value="-151.444975" calcext:value-type="float">
            <text:p>-151.444975</text:p>
          </table:table-cell>
          <table:table-cell office:value-type="float" office:value="-151.100876" calcext:value-type="float">
            <text:p>-151.100876</text:p>
          </table:table-cell>
          <table:table-cell office:value-type="float" office:value="-151.100075" calcext:value-type="float">
            <text:p>-151.100075</text:p>
          </table:table-cell>
          <table:table-cell office:value-type="float" office:value="-151.188777" calcext:value-type="float">
            <text:p>-151.188777</text:p>
          </table:table-cell>
          <table:table-cell office:value-type="float" office:value="-151.078483" calcext:value-type="float">
            <text:p>-151.078483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68525" calcext:value-type="float">
            <text:p>-151.268525</text:p>
          </table:table-cell>
          <table:table-cell office:value-type="float" office:value="-151.268733" calcext:value-type="float">
            <text:p>-151.268733</text:p>
          </table:table-cell>
          <table:table-cell office:value-type="float" office:value="-151.26896" calcext:value-type="float">
            <text:p>-151.26896</text:p>
          </table:table-cell>
          <table:table-cell office:value-type="float" office:value="-151.219903" calcext:value-type="float">
            <text:p>-151.219903</text:p>
          </table:table-cell>
          <table:table-cell office:value-type="float" office:value="-151.220085" calcext:value-type="float">
            <text:p>-151.220085</text:p>
          </table:table-cell>
          <table:table-cell office:value-type="float" office:value="-151.220284" calcext:value-type="float">
            <text:p>-151.220284</text:p>
          </table:table-cell>
          <table:table-cell office:value-type="float" office:value="-151.137485" calcext:value-type="float">
            <text:p>-151.137485</text:p>
          </table:table-cell>
          <table:table-cell office:value-type="float" office:value="-151.137615" calcext:value-type="float">
            <text:p>-151.137615</text:p>
          </table:table-cell>
          <table:table-cell office:value-type="float" office:value="-151.137758" calcext:value-type="float">
            <text:p>-151.137758</text:p>
          </table:table-cell>
          <table:table-cell office:value-type="float" office:value="-151.305961" calcext:value-type="float">
            <text:p>-151.305961</text:p>
          </table:table-cell>
          <table:table-cell office:value-type="float" office:value="-151.306134" calcext:value-type="float">
            <text:p>-151.306134</text:p>
          </table:table-cell>
          <table:table-cell office:value-type="float" office:value="-151.3063" calcext:value-type="float">
            <text:p>-151.3063</text:p>
          </table:table-cell>
          <table:table-cell office:value-type="float" office:value="-151.302866" calcext:value-type="float">
            <text:p>-151.302866</text:p>
          </table:table-cell>
          <table:table-cell office:value-type="float" office:value="-151.303048" calcext:value-type="float">
            <text:p>-151.303048</text:p>
          </table:table-cell>
          <table:table-cell office:value-type="float" office:value="-151.303287" calcext:value-type="float">
            <text:p>-151.303287</text:p>
          </table:table-cell>
          <table:table-cell office:value-type="float" office:value="-151.285746" calcext:value-type="float">
            <text:p>-151.285746</text:p>
          </table:table-cell>
          <table:table-cell office:value-type="float" office:value="-151.130012" calcext:value-type="float">
            <text:p>-151.130012</text:p>
          </table:table-cell>
          <table:table-cell office:value-type="float" office:value="-151.207524" calcext:value-type="float">
            <text:p>-151.207524</text:p>
          </table:table-cell>
          <table:table-cell office:value-type="float" office:value="-151.209924" calcext:value-type="float">
            <text:p>-151.209924</text:p>
          </table:table-cell>
          <table:table-cell office:value-type="float" office:value="-151.445096" calcext:value-type="float">
            <text:p>-151.445096</text:p>
          </table:table-cell>
          <table:table-cell office:value-type="float" office:value="-151.108321" calcext:value-type="float">
            <text:p>-151.108321</text:p>
          </table:table-cell>
          <table:table-cell office:value-type="float" office:value="-151.10598" calcext:value-type="float">
            <text:p>-151.10598</text:p>
          </table:table-cell>
          <table:table-cell office:value-type="float" office:value="-151.188805" calcext:value-type="float">
            <text:p>-151.188805</text:p>
          </table:table-cell>
          <table:table-cell office:value-type="float" office:value="-151.084814" calcext:value-type="float">
            <text:p>-151.084814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69114" calcext:value-type="float">
            <text:p>-151.269114</text:p>
          </table:table-cell>
          <table:table-cell office:value-type="float" office:value="-151.269401" calcext:value-type="float">
            <text:p>-151.269401</text:p>
          </table:table-cell>
          <table:table-cell office:value-type="float" office:value="-151.269722" calcext:value-type="float">
            <text:p>-151.269722</text:p>
          </table:table-cell>
          <table:table-cell office:value-type="float" office:value="-151.220264" calcext:value-type="float">
            <text:p>-151.220264</text:p>
          </table:table-cell>
          <table:table-cell office:value-type="float" office:value="-151.220515" calcext:value-type="float">
            <text:p>-151.220515</text:p>
          </table:table-cell>
          <table:table-cell office:value-type="float" office:value="-151.220754" calcext:value-type="float">
            <text:p>-151.220754</text:p>
          </table:table-cell>
          <table:table-cell office:value-type="float" office:value="-151.13788" calcext:value-type="float">
            <text:p>-151.13788</text:p>
          </table:table-cell>
          <table:table-cell office:value-type="float" office:value="-151.138059" calcext:value-type="float">
            <text:p>-151.138059</text:p>
          </table:table-cell>
          <table:table-cell office:value-type="float" office:value="-151.138221" calcext:value-type="float">
            <text:p>-151.138221</text:p>
          </table:table-cell>
          <table:table-cell office:value-type="float" office:value="-151.306302" calcext:value-type="float">
            <text:p>-151.306302</text:p>
          </table:table-cell>
          <table:table-cell office:value-type="float" office:value="-151.306541" calcext:value-type="float">
            <text:p>-151.306541</text:p>
          </table:table-cell>
          <table:table-cell office:value-type="float" office:value="-151.306753" calcext:value-type="float">
            <text:p>-151.306753</text:p>
          </table:table-cell>
          <table:table-cell office:value-type="float" office:value="-151.303354" calcext:value-type="float">
            <text:p>-151.303354</text:p>
          </table:table-cell>
          <table:table-cell office:value-type="float" office:value="-151.303605" calcext:value-type="float">
            <text:p>-151.303605</text:p>
          </table:table-cell>
          <table:table-cell office:value-type="float" office:value="-151.303932" calcext:value-type="float">
            <text:p>-151.303932</text:p>
          </table:table-cell>
          <table:table-cell office:value-type="float" office:value="-151.285991" calcext:value-type="float">
            <text:p>-151.285991</text:p>
          </table:table-cell>
          <table:table-cell office:value-type="float" office:value="-151.130149" calcext:value-type="float">
            <text:p>-151.130149</text:p>
          </table:table-cell>
          <table:table-cell office:value-type="float" office:value="-151.207114" calcext:value-type="float">
            <text:p>-151.207114</text:p>
          </table:table-cell>
          <table:table-cell office:value-type="float" office:value="-151.209734" calcext:value-type="float">
            <text:p>-151.209734</text:p>
          </table:table-cell>
          <table:table-cell office:value-type="float" office:value="-151.445262" calcext:value-type="float">
            <text:p>-151.445262</text:p>
          </table:table-cell>
          <table:table-cell office:value-type="float" office:value="-151.11792" calcext:value-type="float">
            <text:p>-151.11792</text:p>
          </table:table-cell>
          <table:table-cell office:value-type="float" office:value="-151.113708" calcext:value-type="float">
            <text:p>-151.113708</text:p>
          </table:table-cell>
          <table:table-cell office:value-type="float" office:value="-151.188863" calcext:value-type="float">
            <text:p>-151.188863</text:p>
          </table:table-cell>
          <table:table-cell office:value-type="float" office:value="-151.093126" calcext:value-type="float">
            <text:p>-151.093126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70021" calcext:value-type="float">
            <text:p>-151.270021</text:p>
          </table:table-cell>
          <table:table-cell office:value-type="float" office:value="-151.270436" calcext:value-type="float">
            <text:p>-151.270436</text:p>
          </table:table-cell>
          <table:table-cell office:value-type="float" office:value="-151.270866" calcext:value-type="float">
            <text:p>-151.270866</text:p>
          </table:table-cell>
          <table:table-cell office:value-type="float" office:value="-151.220792" calcext:value-type="float">
            <text:p>-151.220792</text:p>
          </table:table-cell>
          <table:table-cell office:value-type="float" office:value="-151.221156" calcext:value-type="float">
            <text:p>-151.221156</text:p>
          </table:table-cell>
          <table:table-cell office:value-type="float" office:value="-151.221445" calcext:value-type="float">
            <text:p>-151.221445</text:p>
          </table:table-cell>
          <table:table-cell office:value-type="float" office:value="-151.138477" calcext:value-type="float">
            <text:p>-151.138477</text:p>
          </table:table-cell>
          <table:table-cell office:value-type="float" office:value="-151.138736" calcext:value-type="float">
            <text:p>-151.138736</text:p>
          </table:table-cell>
          <table:table-cell office:value-type="float" office:value="-151.138887" calcext:value-type="float">
            <text:p>-151.138887</text:p>
          </table:table-cell>
          <table:table-cell office:value-type="float" office:value="-151.307705" calcext:value-type="float">
            <text:p>-151.307705</text:p>
          </table:table-cell>
          <table:table-cell office:value-type="float" office:value="-151.308051" calcext:value-type="float">
            <text:p>-151.308051</text:p>
          </table:table-cell>
          <table:table-cell office:value-type="float" office:value="-151.308284" calcext:value-type="float">
            <text:p>-151.308284</text:p>
          </table:table-cell>
          <table:table-cell office:value-type="float" office:value="-151.304195" calcext:value-type="float">
            <text:p>-151.304195</text:p>
          </table:table-cell>
          <table:table-cell office:value-type="float" office:value="-151.304559" calcext:value-type="float">
            <text:p>-151.304559</text:p>
          </table:table-cell>
          <table:table-cell office:value-type="float" office:value="-151.304977" calcext:value-type="float">
            <text:p>-151.304977</text:p>
          </table:table-cell>
          <table:table-cell office:value-type="float" office:value="-151.28667" calcext:value-type="float">
            <text:p>-151.28667</text:p>
          </table:table-cell>
          <table:table-cell office:value-type="float" office:value="-151.130328" calcext:value-type="float">
            <text:p>-151.130328</text:p>
          </table:table-cell>
          <table:table-cell office:value-type="float" office:value="-151.206524" calcext:value-type="float">
            <text:p>-151.206524</text:p>
          </table:table-cell>
          <table:table-cell office:value-type="float" office:value="-151.209512" calcext:value-type="float">
            <text:p>-151.209512</text:p>
          </table:table-cell>
          <table:table-cell office:value-type="float" office:value="-151.445464" calcext:value-type="float">
            <text:p>-151.445464</text:p>
          </table:table-cell>
          <table:table-cell office:value-type="float" office:value="-151.129777" calcext:value-type="float">
            <text:p>-151.129777</text:p>
          </table:table-cell>
          <table:table-cell office:value-type="float" office:value="-151.123476" calcext:value-type="float">
            <text:p>-151.123476</text:p>
          </table:table-cell>
          <table:table-cell office:value-type="float" office:value="-151.144515" calcext:value-type="float">
            <text:p>-151.144515</text:p>
          </table:table-cell>
          <table:table-cell office:value-type="float" office:value="-151.103477" calcext:value-type="float">
            <text:p>-151.103477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71386" calcext:value-type="float">
            <text:p>-151.271386</text:p>
          </table:table-cell>
          <table:table-cell office:value-type="float" office:value="-151.271972" calcext:value-type="float">
            <text:p>-151.271972</text:p>
          </table:table-cell>
          <table:table-cell office:value-type="float" office:value="-151.272454" calcext:value-type="float">
            <text:p>-151.272454</text:p>
          </table:table-cell>
          <table:table-cell office:value-type="float" office:value="-151.221517" calcext:value-type="float">
            <text:p>-151.221517</text:p>
          </table:table-cell>
          <table:table-cell office:value-type="float" office:value="-151.22203" calcext:value-type="float">
            <text:p>-151.22203</text:p>
          </table:table-cell>
          <table:table-cell office:value-type="float" office:value="-151.222381" calcext:value-type="float">
            <text:p>-151.222381</text:p>
          </table:table-cell>
          <table:table-cell office:value-type="float" office:value="-151.13939" calcext:value-type="float">
            <text:p>-151.13939</text:p>
          </table:table-cell>
          <table:table-cell office:value-type="float" office:value="-151.139756" calcext:value-type="float">
            <text:p>-151.139756</text:p>
          </table:table-cell>
          <table:table-cell office:value-type="float" office:value="-151.139878" calcext:value-type="float">
            <text:p>-151.139878</text:p>
          </table:table-cell>
          <table:table-cell office:value-type="float" office:value="-151.309361" calcext:value-type="float">
            <text:p>-151.309361</text:p>
          </table:table-cell>
          <table:table-cell office:value-type="float" office:value="-151.309849" calcext:value-type="float">
            <text:p>-151.309849</text:p>
          </table:table-cell>
          <table:table-cell office:value-type="float" office:value="-151.310063" calcext:value-type="float">
            <text:p>-151.310063</text:p>
          </table:table-cell>
          <table:table-cell office:value-type="float" office:value="-151.305556" calcext:value-type="float">
            <text:p>-151.305556</text:p>
          </table:table-cell>
          <table:table-cell office:value-type="float" office:value="-151.306069" calcext:value-type="float">
            <text:p>-151.306069</text:p>
          </table:table-cell>
          <table:table-cell office:value-type="float" office:value="-151.306539" calcext:value-type="float">
            <text:p>-151.306539</text:p>
          </table:table-cell>
          <table:table-cell office:value-type="float" office:value="-151.287954" calcext:value-type="float">
            <text:p>-151.287954</text:p>
          </table:table-cell>
          <table:table-cell office:value-type="float" office:value="-151.130541" calcext:value-type="float">
            <text:p>-151.130541</text:p>
          </table:table-cell>
          <table:table-cell office:value-type="float" office:value="-151.205883" calcext:value-type="float">
            <text:p>-151.205883</text:p>
          </table:table-cell>
          <table:table-cell office:value-type="float" office:value="-151.209307" calcext:value-type="float">
            <text:p>-151.209307</text:p>
          </table:table-cell>
          <table:table-cell office:value-type="float" office:value="-151.445674" calcext:value-type="float">
            <text:p>-151.445674</text:p>
          </table:table-cell>
          <table:table-cell office:value-type="float" office:value="-151.143537" calcext:value-type="float">
            <text:p>-151.143537</text:p>
          </table:table-cell>
          <table:table-cell office:value-type="float" office:value="-151.135044" calcext:value-type="float">
            <text:p>-151.135044</text:p>
          </table:table-cell>
          <table:table-cell office:value-type="float" office:value="-151.188837" calcext:value-type="float">
            <text:p>-151.188837</text:p>
          </table:table-cell>
          <table:table-cell office:value-type="float" office:value="-151.115741" calcext:value-type="float">
            <text:p>-151.115741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73091" calcext:value-type="float">
            <text:p>-151.273091</text:p>
          </table:table-cell>
          <table:table-cell office:value-type="float" office:value="-151.273734" calcext:value-type="float">
            <text:p>-151.273734</text:p>
          </table:table-cell>
          <table:table-cell office:value-type="float" office:value="-151.274202" calcext:value-type="float">
            <text:p>-151.274202</text:p>
          </table:table-cell>
          <table:table-cell office:value-type="float" office:value="-151.22236" calcext:value-type="float">
            <text:p>-151.22236</text:p>
          </table:table-cell>
          <table:table-cell office:value-type="float" office:value="-151.222923" calcext:value-type="float">
            <text:p>-151.222923</text:p>
          </table:table-cell>
          <table:table-cell office:value-type="float" office:value="-151.223303" calcext:value-type="float">
            <text:p>-151.223303</text:p>
          </table:table-cell>
          <table:table-cell office:value-type="float" office:value="-151.140571" calcext:value-type="float">
            <text:p>-151.140571</text:p>
          </table:table-cell>
          <table:table-cell office:value-type="float" office:value="-151.140973" calcext:value-type="float">
            <text:p>-151.140973</text:p>
          </table:table-cell>
          <table:table-cell office:value-type="float" office:value="-151.141088" calcext:value-type="float">
            <text:p>-151.141088</text:p>
          </table:table-cell>
          <table:table-cell office:value-type="float" office:value="-151.311357" calcext:value-type="float">
            <text:p>-151.311357</text:p>
          </table:table-cell>
          <table:table-cell office:value-type="float" office:value="-151.311893" calcext:value-type="float">
            <text:p>-151.311893</text:p>
          </table:table-cell>
          <table:table-cell office:value-type="float" office:value="-151.312096" calcext:value-type="float">
            <text:p>-151.312096</text:p>
          </table:table-cell>
          <table:table-cell office:value-type="float" office:value="-151.307327" calcext:value-type="float">
            <text:p>-151.307327</text:p>
          </table:table-cell>
          <table:table-cell office:value-type="float" office:value="-151.30789" calcext:value-type="float">
            <text:p>-151.30789</text:p>
          </table:table-cell>
          <table:table-cell office:value-type="float" office:value="-151.308366" calcext:value-type="float">
            <text:p>-151.308366</text:p>
          </table:table-cell>
          <table:table-cell office:value-type="float" office:value="-151.289517" calcext:value-type="float">
            <text:p>-151.289517</text:p>
          </table:table-cell>
          <table:table-cell office:value-type="float" office:value="-151.130788" calcext:value-type="float">
            <text:p>-151.130788</text:p>
          </table:table-cell>
          <table:table-cell office:value-type="float" office:value="-151.2061" calcext:value-type="float">
            <text:p>-151.2061</text:p>
          </table:table-cell>
          <table:table-cell office:value-type="float" office:value="-151.20934" calcext:value-type="float">
            <text:p>-151.20934</text:p>
          </table:table-cell>
          <table:table-cell office:value-type="float" office:value="-151.445897" calcext:value-type="float">
            <text:p>-151.445897</text:p>
          </table:table-cell>
          <table:table-cell office:value-type="float" office:value="-151.15711" calcext:value-type="float">
            <text:p>-151.15711</text:p>
          </table:table-cell>
          <table:table-cell office:value-type="float" office:value="-151.146641" calcext:value-type="float">
            <text:p>-151.146641</text:p>
          </table:table-cell>
          <table:table-cell office:value-type="float" office:value="-151.157817" calcext:value-type="float">
            <text:p>-151.157817</text:p>
          </table:table-cell>
          <table:table-cell office:value-type="float" office:value="-151.128113" calcext:value-type="float">
            <text:p>-151.128113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75377" calcext:value-type="float">
            <text:p>-151.275377</text:p>
          </table:table-cell>
          <table:table-cell office:value-type="float" office:value="-151.275907" calcext:value-type="float">
            <text:p>-151.275907</text:p>
          </table:table-cell>
          <table:table-cell office:value-type="float" office:value="-151.276381" calcext:value-type="float">
            <text:p>-151.276381</text:p>
          </table:table-cell>
          <table:table-cell office:value-type="float" office:value="-151.22347" calcext:value-type="float">
            <text:p>-151.22347</text:p>
          </table:table-cell>
          <table:table-cell office:value-type="float" office:value="-151.223934" calcext:value-type="float">
            <text:p>-151.223934</text:p>
          </table:table-cell>
          <table:table-cell office:value-type="float" office:value="-151.224327" calcext:value-type="float">
            <text:p>-151.224327</text:p>
          </table:table-cell>
          <table:table-cell office:value-type="float" office:value="-151.142223" calcext:value-type="float">
            <text:p>-151.142223</text:p>
          </table:table-cell>
          <table:table-cell office:value-type="float" office:value="-151.142554" calcext:value-type="float">
            <text:p>-151.142554</text:p>
          </table:table-cell>
          <table:table-cell office:value-type="float" office:value="-151.142706" calcext:value-type="float">
            <text:p>-151.142706</text:p>
          </table:table-cell>
          <table:table-cell office:value-type="float" office:value="-151.313838" calcext:value-type="float">
            <text:p>-151.313838</text:p>
          </table:table-cell>
          <table:table-cell office:value-type="float" office:value="-151.314279" calcext:value-type="float">
            <text:p>-151.314279</text:p>
          </table:table-cell>
          <table:table-cell office:value-type="float" office:value="-151.31452" calcext:value-type="float">
            <text:p>-151.31452</text:p>
          </table:table-cell>
          <table:table-cell office:value-type="float" office:value="-151.309711" calcext:value-type="float">
            <text:p>-151.309711</text:p>
          </table:table-cell>
          <table:table-cell office:value-type="float" office:value="-151.310174" calcext:value-type="float">
            <text:p>-151.310174</text:p>
          </table:table-cell>
          <table:table-cell office:value-type="float" office:value="-151.310658" calcext:value-type="float">
            <text:p>-151.310658</text:p>
          </table:table-cell>
          <table:table-cell office:value-type="float" office:value="-151.291482" calcext:value-type="float">
            <text:p>-151.291482</text:p>
          </table:table-cell>
          <table:table-cell office:value-type="float" office:value="-151.131172" calcext:value-type="float">
            <text:p>-151.131172</text:p>
          </table:table-cell>
          <table:table-cell office:value-type="float" office:value="-151.207439" calcext:value-type="float">
            <text:p>-151.207439</text:p>
          </table:table-cell>
          <table:table-cell office:value-type="float" office:value="-151.209851" calcext:value-type="float">
            <text:p>-151.209851</text:p>
          </table:table-cell>
          <table:table-cell office:value-type="float" office:value="-151.446267" calcext:value-type="float">
            <text:p>-151.446267</text:p>
          </table:table-cell>
          <table:table-cell office:value-type="float" office:value="-151.170986" calcext:value-type="float">
            <text:p>-151.170986</text:p>
          </table:table-cell>
          <table:table-cell office:value-type="float" office:value="-151.158808" calcext:value-type="float">
            <text:p>-151.158808</text:p>
          </table:table-cell>
          <table:table-cell office:value-type="float" office:value="-151.165049" calcext:value-type="float">
            <text:p>-151.165049</text:p>
          </table:table-cell>
          <table:table-cell office:value-type="float" office:value="-151.140941" calcext:value-type="float">
            <text:p>-151.140941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78642" calcext:value-type="float">
            <text:p>-151.278642</text:p>
          </table:table-cell>
          <table:table-cell office:value-type="float" office:value="-151.27907" calcext:value-type="float">
            <text:p>-151.27907</text:p>
          </table:table-cell>
          <table:table-cell office:value-type="float" office:value="-151.279538" calcext:value-type="float">
            <text:p>-151.279538</text:p>
          </table:table-cell>
          <table:table-cell office:value-type="float" office:value="-151.225124" calcext:value-type="float">
            <text:p>-151.225124</text:p>
          </table:table-cell>
          <table:table-cell office:value-type="float" office:value="-151.225498" calcext:value-type="float">
            <text:p>-151.225498</text:p>
          </table:table-cell>
          <table:table-cell office:value-type="float" office:value="-151.225867" calcext:value-type="float">
            <text:p>-151.225867</text:p>
          </table:table-cell>
          <table:table-cell office:value-type="float" office:value="-151.144707" calcext:value-type="float">
            <text:p>-151.144707</text:p>
          </table:table-cell>
          <table:table-cell office:value-type="float" office:value="-151.144975" calcext:value-type="float">
            <text:p>-151.144975</text:p>
          </table:table-cell>
          <table:table-cell office:value-type="float" office:value="-151.145146" calcext:value-type="float">
            <text:p>-151.145146</text:p>
          </table:table-cell>
          <table:table-cell office:value-type="float" office:value="-151.317005" calcext:value-type="float">
            <text:p>-151.317005</text:p>
          </table:table-cell>
          <table:table-cell office:value-type="float" office:value="-151.317362" calcext:value-type="float">
            <text:p>-151.317362</text:p>
          </table:table-cell>
          <table:table-cell office:value-type="float" office:value="-151.317623" calcext:value-type="float">
            <text:p>-151.317623</text:p>
          </table:table-cell>
          <table:table-cell office:value-type="float" office:value="-151.313063" calcext:value-type="float">
            <text:p>-151.313063</text:p>
          </table:table-cell>
          <table:table-cell office:value-type="float" office:value="-151.313437" calcext:value-type="float">
            <text:p>-151.313437</text:p>
          </table:table-cell>
          <table:table-cell office:value-type="float" office:value="-151.313909" calcext:value-type="float">
            <text:p>-151.313909</text:p>
          </table:table-cell>
          <table:table-cell office:value-type="float" office:value="-151.29404" calcext:value-type="float">
            <text:p>-151.29404</text:p>
          </table:table-cell>
          <table:table-cell office:value-type="float" office:value="-151.131897" calcext:value-type="float">
            <text:p>-151.131897</text:p>
          </table:table-cell>
          <table:table-cell office:value-type="float" office:value="-151.210485" calcext:value-type="float">
            <text:p>-151.210485</text:p>
          </table:table-cell>
          <table:table-cell office:value-type="float" office:value="-151.211038" calcext:value-type="float">
            <text:p>-151.211038</text:p>
          </table:table-cell>
          <table:table-cell office:value-type="float" office:value="-151.447024" calcext:value-type="float">
            <text:p>-151.447024</text:p>
          </table:table-cell>
          <table:table-cell office:value-type="float" office:value="-151.185753" calcext:value-type="float">
            <text:p>-151.185753</text:p>
          </table:table-cell>
          <table:table-cell office:value-type="float" office:value="-151.172227" calcext:value-type="float">
            <text:p>-151.172227</text:p>
          </table:table-cell>
          <table:table-cell office:value-type="float" office:value="-151.173327" calcext:value-type="float">
            <text:p>-151.173327</text:p>
          </table:table-cell>
          <table:table-cell office:value-type="float" office:value="-151.154724" calcext:value-type="float">
            <text:p>-151.154724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284251" calcext:value-type="float">
            <text:p>-151.284251</text:p>
          </table:table-cell>
          <table:table-cell office:value-type="float" office:value="-151.28466" calcext:value-type="float">
            <text:p>-151.28466</text:p>
          </table:table-cell>
          <table:table-cell office:value-type="float" office:value="-151.285112" calcext:value-type="float">
            <text:p>-151.285112</text:p>
          </table:table-cell>
          <table:table-cell office:value-type="float" office:value="-151.228362" calcext:value-type="float">
            <text:p>-151.228362</text:p>
          </table:table-cell>
          <table:table-cell office:value-type="float" office:value="-151.22872" calcext:value-type="float">
            <text:p>-151.22872</text:p>
          </table:table-cell>
          <table:table-cell office:value-type="float" office:value="-151.229043" calcext:value-type="float">
            <text:p>-151.229043</text:p>
          </table:table-cell>
          <table:table-cell office:value-type="float" office:value="-151.149334" calcext:value-type="float">
            <text:p>-151.149334</text:p>
          </table:table-cell>
          <table:table-cell office:value-type="float" office:value="-151.14959" calcext:value-type="float">
            <text:p>-151.14959</text:p>
          </table:table-cell>
          <table:table-cell office:value-type="float" office:value="-151.149746" calcext:value-type="float">
            <text:p>-151.149746</text:p>
          </table:table-cell>
          <table:table-cell office:value-type="float" office:value="-151.321811" calcext:value-type="float">
            <text:p>-151.321811</text:p>
          </table:table-cell>
          <table:table-cell office:value-type="float" office:value="-151.322152" calcext:value-type="float">
            <text:p>-151.322152</text:p>
          </table:table-cell>
          <table:table-cell office:value-type="float" office:value="-151.3224" calcext:value-type="float">
            <text:p>-151.3224</text:p>
          </table:table-cell>
          <table:table-cell office:value-type="float" office:value="-151.318737" calcext:value-type="float">
            <text:p>-151.318737</text:p>
          </table:table-cell>
          <table:table-cell office:value-type="float" office:value="-151.319095" calcext:value-type="float">
            <text:p>-151.319095</text:p>
          </table:table-cell>
          <table:table-cell office:value-type="float" office:value="-151.319541" calcext:value-type="float">
            <text:p>-151.319541</text:p>
          </table:table-cell>
          <table:table-cell office:value-type="float" office:value="-151.298069" calcext:value-type="float">
            <text:p>-151.298069</text:p>
          </table:table-cell>
          <table:table-cell office:value-type="float" office:value="-151.133784" calcext:value-type="float">
            <text:p>-151.133784</text:p>
          </table:table-cell>
          <table:table-cell office:value-type="float" office:value="-151.216694" calcext:value-type="float">
            <text:p>-151.216694</text:p>
          </table:table-cell>
          <table:table-cell office:value-type="float" office:value="-151.214046" calcext:value-type="float">
            <text:p>-151.214046</text:p>
          </table:table-cell>
          <table:table-cell office:value-type="float" office:value="-151.449071" calcext:value-type="float">
            <text:p>-151.449071</text:p>
          </table:table-cell>
          <table:table-cell office:value-type="float" office:value="-151.203985" calcext:value-type="float">
            <text:p>-151.203985</text:p>
          </table:table-cell>
          <table:table-cell office:value-type="float" office:value="-151.189478" calcext:value-type="float">
            <text:p>-151.189478</text:p>
          </table:table-cell>
          <table:table-cell office:value-type="float" office:value="-151.184555" calcext:value-type="float">
            <text:p>-151.184555</text:p>
          </table:table-cell>
          <table:table-cell office:value-type="float" office:value="-151.17194" calcext:value-type="float">
            <text:p>-151.17194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302878" calcext:value-type="float">
            <text:p>-151.302878</text:p>
          </table:table-cell>
          <table:table-cell office:value-type="float" office:value="-151.303395" calcext:value-type="float">
            <text:p>-151.303395</text:p>
          </table:table-cell>
          <table:table-cell office:value-type="float" office:value="-151.30384" calcext:value-type="float">
            <text:p>-151.30384</text:p>
          </table:table-cell>
          <table:table-cell office:value-type="float" office:value="-151.242662" calcext:value-type="float">
            <text:p>-151.242662</text:p>
          </table:table-cell>
          <table:table-cell office:value-type="float" office:value="-151.243115" calcext:value-type="float">
            <text:p>-151.243115</text:p>
          </table:table-cell>
          <table:table-cell office:value-type="float" office:value="-151.243397" calcext:value-type="float">
            <text:p>-151.243397</text:p>
          </table:table-cell>
          <table:table-cell office:value-type="float" office:value="-151.167411" calcext:value-type="float">
            <text:p>-151.167411</text:p>
          </table:table-cell>
          <table:table-cell office:value-type="float" office:value="-151.167734" calcext:value-type="float">
            <text:p>-151.167734</text:p>
          </table:table-cell>
          <table:table-cell office:value-type="float" office:value="-151.167831" calcext:value-type="float">
            <text:p>-151.167831</text:p>
          </table:table-cell>
          <table:table-cell office:value-type="float" office:value="-151.336586" calcext:value-type="float">
            <text:p>-151.336586</text:p>
          </table:table-cell>
          <table:table-cell office:value-type="float" office:value="-151.337017" calcext:value-type="float">
            <text:p>-151.337017</text:p>
          </table:table-cell>
          <table:table-cell office:value-type="float" office:value="-151.337212" calcext:value-type="float">
            <text:p>-151.337212</text:p>
          </table:table-cell>
          <table:table-cell office:value-type="float" office:value="-151.337842" calcext:value-type="float">
            <text:p>-151.337842</text:p>
          </table:table-cell>
          <table:table-cell office:value-type="float" office:value="-151.338294" calcext:value-type="float">
            <text:p>-151.338294</text:p>
          </table:table-cell>
          <table:table-cell office:value-type="float" office:value="-151.338721" calcext:value-type="float">
            <text:p>-151.338721</text:p>
          </table:table-cell>
          <table:table-cell office:value-type="float" office:value="-151.311406" calcext:value-type="float">
            <text:p>-151.311406</text:p>
          </table:table-cell>
          <table:table-cell office:value-type="float" office:value="-151.145216" calcext:value-type="float">
            <text:p>-151.145216</text:p>
          </table:table-cell>
          <table:table-cell office:value-type="float" office:value="-151.238715" calcext:value-type="float">
            <text:p>-151.238715</text:p>
          </table:table-cell>
          <table:table-cell office:value-type="float" office:value="-151.230537" calcext:value-type="float">
            <text:p>-151.230537</text:p>
          </table:table-cell>
          <table:table-cell office:value-type="float" office:value="-151.461565" calcext:value-type="float">
            <text:p>-151.461565</text:p>
          </table:table-cell>
          <table:table-cell office:value-type="float" office:value="-151.241139" calcext:value-type="float">
            <text:p>-151.241139</text:p>
          </table:table-cell>
          <table:table-cell office:value-type="float" office:value="-151.22608" calcext:value-type="float">
            <text:p>-151.22608</text:p>
          </table:table-cell>
          <table:table-cell office:value-type="float" office:value="-151.211731" calcext:value-type="float">
            <text:p>-151.211731</text:p>
          </table:table-cell>
          <table:table-cell office:value-type="float" office:value="-151.208065" calcext:value-type="float">
            <text:p>-151.208065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333352" calcext:value-type="float">
            <text:p>-151.333352</text:p>
          </table:table-cell>
          <table:table-cell office:value-type="float" office:value="-151.334011" calcext:value-type="float">
            <text:p>-151.334011</text:p>
          </table:table-cell>
          <table:table-cell office:value-type="float" office:value="-151.334401" calcext:value-type="float">
            <text:p>-151.334401</text:p>
          </table:table-cell>
          <table:table-cell office:value-type="float" office:value="-151.276208" calcext:value-type="float">
            <text:p>-151.276208</text:p>
          </table:table-cell>
          <table:table-cell office:value-type="float" office:value="-151.276784" calcext:value-type="float">
            <text:p>-151.276784</text:p>
          </table:table-cell>
          <table:table-cell office:value-type="float" office:value="-151.277034" calcext:value-type="float">
            <text:p>-151.277034</text:p>
          </table:table-cell>
          <table:table-cell office:value-type="float" office:value="-151.198663" calcext:value-type="float">
            <text:p>-151.198663</text:p>
          </table:table-cell>
          <table:table-cell office:value-type="float" office:value="-151.199074" calcext:value-type="float">
            <text:p>-151.199074</text:p>
          </table:table-cell>
          <table:table-cell office:value-type="float" office:value="-151.199099" calcext:value-type="float">
            <text:p>-151.199099</text:p>
          </table:table-cell>
          <table:table-cell office:value-type="float" office:value="-151.367129" calcext:value-type="float">
            <text:p>-151.367129</text:p>
          </table:table-cell>
          <table:table-cell office:value-type="float" office:value="-151.367678" calcext:value-type="float">
            <text:p>-151.367678</text:p>
          </table:table-cell>
          <table:table-cell office:value-type="float" office:value="-151.367794" calcext:value-type="float">
            <text:p>-151.367794</text:p>
          </table:table-cell>
          <table:table-cell office:value-type="float" office:value="-151.369205" calcext:value-type="float">
            <text:p>-151.369205</text:p>
          </table:table-cell>
          <table:table-cell office:value-type="float" office:value="-151.369781" calcext:value-type="float">
            <text:p>-151.369781</text:p>
          </table:table-cell>
          <table:table-cell office:value-type="float" office:value="-151.370164" calcext:value-type="float">
            <text:p>-151.370164</text:p>
          </table:table-cell>
          <table:table-cell office:value-type="float" office:value="-151.342417" calcext:value-type="float">
            <text:p>-151.342417</text:p>
          </table:table-cell>
          <table:table-cell office:value-type="float" office:value="-151.179008" calcext:value-type="float">
            <text:p>-151.179008</text:p>
          </table:table-cell>
          <table:table-cell office:value-type="float" office:value="-151.269901" calcext:value-type="float">
            <text:p>-151.269901</text:p>
          </table:table-cell>
          <table:table-cell office:value-type="float" office:value="-151.268645" calcext:value-type="float">
            <text:p>-151.268645</text:p>
          </table:table-cell>
          <table:table-cell office:value-type="float" office:value="-151.496711" calcext:value-type="float">
            <text:p>-151.496711</text:p>
          </table:table-cell>
          <table:table-cell office:value-type="float" office:value="-151.282937" calcext:value-type="float">
            <text:p>-151.282937</text:p>
          </table:table-cell>
          <table:table-cell office:value-type="float" office:value="-151.267846" calcext:value-type="float">
            <text:p>-151.267846</text:p>
          </table:table-cell>
          <table:table-cell office:value-type="float" office:value="-151.248673" calcext:value-type="float">
            <text:p>-151.248673</text:p>
          </table:table-cell>
          <table:table-cell office:value-type="float" office:value="-151.250279" calcext:value-type="float">
            <text:p>-151.250279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370709" calcext:value-type="float">
            <text:p>-151.370709</text:p>
          </table:table-cell>
          <table:table-cell office:value-type="float" office:value="-151.371353" calcext:value-type="float">
            <text:p>-151.371353</text:p>
          </table:table-cell>
          <table:table-cell office:value-type="float" office:value="-151.371466" calcext:value-type="float">
            <text:p>-151.371466</text:p>
          </table:table-cell>
          <table:table-cell office:value-type="float" office:value="-151.319683" calcext:value-type="float">
            <text:p>-151.319683</text:p>
          </table:table-cell>
          <table:table-cell office:value-type="float" office:value="-151.320247" calcext:value-type="float">
            <text:p>-151.320247</text:p>
          </table:table-cell>
          <table:table-cell office:value-type="float" office:value="-151.320297" calcext:value-type="float">
            <text:p>-151.320297</text:p>
          </table:table-cell>
          <table:table-cell office:value-type="float" office:value="-151.237171" calcext:value-type="float">
            <text:p>-151.237171</text:p>
          </table:table-cell>
          <table:table-cell office:value-type="float" office:value="-151.237573" calcext:value-type="float">
            <text:p>-151.237573</text:p>
          </table:table-cell>
          <table:table-cell office:value-type="float" office:value="-151.237476" calcext:value-type="float">
            <text:p>-151.237476</text:p>
          </table:table-cell>
          <table:table-cell office:value-type="float" office:value="-151.406636" calcext:value-type="float">
            <text:p>-151.406636</text:p>
          </table:table-cell>
          <table:table-cell office:value-type="float" office:value="-151.407172" calcext:value-type="float">
            <text:p>-151.407172</text:p>
          </table:table-cell>
          <table:table-cell office:value-type="float" office:value="-151.407108" calcext:value-type="float">
            <text:p>-151.407108</text:p>
          </table:table-cell>
          <table:table-cell office:value-type="float" office:value="-151.407756" calcext:value-type="float">
            <text:p>-151.407756</text:p>
          </table:table-cell>
          <table:table-cell office:value-type="float" office:value="-151.408319" calcext:value-type="float">
            <text:p>-151.408319</text:p>
          </table:table-cell>
          <table:table-cell office:value-type="float" office:value="-151.40845" calcext:value-type="float">
            <text:p>-151.40845</text:p>
          </table:table-cell>
          <table:table-cell office:value-type="float" office:value="-151.384799" calcext:value-type="float">
            <text:p>-151.384799</text:p>
          </table:table-cell>
          <table:table-cell office:value-type="float" office:value="-151.22473" calcext:value-type="float">
            <text:p>-151.22473</text:p>
          </table:table-cell>
          <table:table-cell office:value-type="float" office:value="-151.308954" calcext:value-type="float">
            <text:p>-151.308954</text:p>
          </table:table-cell>
          <table:table-cell office:value-type="float" office:value="-151.314897" calcext:value-type="float">
            <text:p>-151.314897</text:p>
          </table:table-cell>
          <table:table-cell office:value-type="float" office:value="-151.542251" calcext:value-type="float">
            <text:p>-151.542251</text:p>
          </table:table-cell>
          <table:table-cell office:value-type="float" office:value="-151.330154" calcext:value-type="float">
            <text:p>-151.330154</text:p>
          </table:table-cell>
          <table:table-cell office:value-type="float" office:value="-151.315585" calcext:value-type="float">
            <text:p>-151.315585</text:p>
          </table:table-cell>
          <table:table-cell office:value-type="float" office:value="-151.294674" calcext:value-type="float">
            <text:p>-151.294674</text:p>
          </table:table-cell>
          <table:table-cell office:value-type="float" office:value="-151.29788" calcext:value-type="float">
            <text:p>-151.29788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397248" calcext:value-type="float">
            <text:p>-151.397248</text:p>
          </table:table-cell>
          <table:table-cell office:value-type="float" office:value="-151.397688" calcext:value-type="float">
            <text:p>-151.397688</text:p>
          </table:table-cell>
          <table:table-cell office:value-type="float" office:value="-151.397773" calcext:value-type="float">
            <text:p>-151.397773</text:p>
          </table:table-cell>
          <table:table-cell office:value-type="float" office:value="-151.351375" calcext:value-type="float">
            <text:p>-151.351375</text:p>
          </table:table-cell>
          <table:table-cell office:value-type="float" office:value="-151.35176" calcext:value-type="float">
            <text:p>-151.35176</text:p>
          </table:table-cell>
          <table:table-cell office:value-type="float" office:value="-151.351805" calcext:value-type="float">
            <text:p>-151.351805</text:p>
          </table:table-cell>
          <table:table-cell office:value-type="float" office:value="-151.265508" calcext:value-type="float">
            <text:p>-151.265508</text:p>
          </table:table-cell>
          <table:table-cell office:value-type="float" office:value="-151.265783" calcext:value-type="float">
            <text:p>-151.265783</text:p>
          </table:table-cell>
          <table:table-cell office:value-type="float" office:value="-151.265714" calcext:value-type="float">
            <text:p>-151.265714</text:p>
          </table:table-cell>
          <table:table-cell office:value-type="float" office:value="-151.435217" calcext:value-type="float">
            <text:p>-151.435217</text:p>
          </table:table-cell>
          <table:table-cell office:value-type="float" office:value="-151.435583" calcext:value-type="float">
            <text:p>-151.435583</text:p>
          </table:table-cell>
          <table:table-cell office:value-type="float" office:value="-151.435538" calcext:value-type="float">
            <text:p>-151.435538</text:p>
          </table:table-cell>
          <table:table-cell office:value-type="float" office:value="-151.435821" calcext:value-type="float">
            <text:p>-151.435821</text:p>
          </table:table-cell>
          <table:table-cell office:value-type="float" office:value="-151.436206" calcext:value-type="float">
            <text:p>-151.436206</text:p>
          </table:table-cell>
          <table:table-cell office:value-type="float" office:value="-151.436301" calcext:value-type="float">
            <text:p>-151.436301</text:p>
          </table:table-cell>
          <table:table-cell office:value-type="float" office:value="-151.415764" calcext:value-type="float">
            <text:p>-151.415764</text:p>
          </table:table-cell>
          <table:table-cell office:value-type="float" office:value="-151.258984" calcext:value-type="float">
            <text:p>-151.258984</text:p>
          </table:table-cell>
          <table:table-cell office:value-type="float" office:value="-151.33815" calcext:value-type="float">
            <text:p>-151.33815</text:p>
          </table:table-cell>
          <table:table-cell office:value-type="float" office:value="-151.348629" calcext:value-type="float">
            <text:p>-151.348629</text:p>
          </table:table-cell>
          <table:table-cell office:value-type="float" office:value="-151.576404" calcext:value-type="float">
            <text:p>-151.576404</text:p>
          </table:table-cell>
          <table:table-cell office:value-type="float" office:value="-151.364297" calcext:value-type="float">
            <text:p>-151.364297</text:p>
          </table:table-cell>
          <table:table-cell office:value-type="float" office:value="-151.350732" calcext:value-type="float">
            <text:p>-151.350732</text:p>
          </table:table-cell>
          <table:table-cell office:value-type="float" office:value="-151.331362" calcext:value-type="float">
            <text:p>-151.331362</text:p>
          </table:table-cell>
          <table:table-cell office:value-type="float" office:value="-151.331301" calcext:value-type="float">
            <text:p>-151.331301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40014" calcext:value-type="float">
            <text:p>-151.40014</text:p>
          </table:table-cell>
          <table:table-cell office:value-type="float" office:value="-151.400587" calcext:value-type="float">
            <text:p>-151.400587</text:p>
          </table:table-cell>
          <table:table-cell office:value-type="float" office:value="-151.40055" calcext:value-type="float">
            <text:p>-151.40055</text:p>
          </table:table-cell>
          <table:table-cell office:value-type="float" office:value="-151.355395" calcext:value-type="float">
            <text:p>-151.355395</text:p>
          </table:table-cell>
          <table:table-cell office:value-type="float" office:value="-151.355787" calcext:value-type="float">
            <text:p>-151.355787</text:p>
          </table:table-cell>
          <table:table-cell office:value-type="float" office:value="-151.355736" calcext:value-type="float">
            <text:p>-151.355736</text:p>
          </table:table-cell>
          <table:table-cell office:value-type="float" office:value="-151.269038" calcext:value-type="float">
            <text:p>-151.269038</text:p>
          </table:table-cell>
          <table:table-cell office:value-type="float" office:value="-151.269317" calcext:value-type="float">
            <text:p>-151.269317</text:p>
          </table:table-cell>
          <table:table-cell office:value-type="float" office:value="-151.269198" calcext:value-type="float">
            <text:p>-151.269198</text:p>
          </table:table-cell>
          <table:table-cell office:value-type="float" office:value="-151.438776" calcext:value-type="float">
            <text:p>-151.438776</text:p>
          </table:table-cell>
          <table:table-cell office:value-type="float" office:value="-151.439149" calcext:value-type="float">
            <text:p>-151.439149</text:p>
          </table:table-cell>
          <table:table-cell office:value-type="float" office:value="-151.439027" calcext:value-type="float">
            <text:p>-151.439027</text:p>
          </table:table-cell>
          <table:table-cell office:value-type="float" office:value="-151.439214" calcext:value-type="float">
            <text:p>-151.439214</text:p>
          </table:table-cell>
          <table:table-cell office:value-type="float" office:value="-151.439606" calcext:value-type="float">
            <text:p>-151.439606</text:p>
          </table:table-cell>
          <table:table-cell office:value-type="float" office:value="-151.43959" calcext:value-type="float">
            <text:p>-151.43959</text:p>
          </table:table-cell>
          <table:table-cell office:value-type="float" office:value="-151.419829" calcext:value-type="float">
            <text:p>-151.419829</text:p>
          </table:table-cell>
          <table:table-cell office:value-type="float" office:value="-151.263777" calcext:value-type="float">
            <text:p>-151.263777</text:p>
          </table:table-cell>
          <table:table-cell office:value-type="float" office:value="-151.341869" calcext:value-type="float">
            <text:p>-151.341869</text:p>
          </table:table-cell>
          <table:table-cell office:value-type="float" office:value="-151.353168" calcext:value-type="float">
            <text:p>-151.353168</text:p>
          </table:table-cell>
          <table:table-cell office:value-type="float" office:value="-151.581218" calcext:value-type="float">
            <text:p>-151.581218</text:p>
          </table:table-cell>
          <table:table-cell office:value-type="float" office:value="-151.368653" calcext:value-type="float">
            <text:p>-151.368653</text:p>
          </table:table-cell>
          <table:table-cell office:value-type="float" office:value="-151.355503" calcext:value-type="float">
            <text:p>-151.355503</text:p>
          </table:table-cell>
          <table:table-cell office:value-type="float" office:value="-151.337388" calcext:value-type="float">
            <text:p>-151.337388</text:p>
          </table:table-cell>
          <table:table-cell office:value-type="float" office:value="-151.335355" calcext:value-type="float">
            <text:p>-151.335355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400066" calcext:value-type="float">
            <text:p>-151.400066</text:p>
          </table:table-cell>
          <table:table-cell office:value-type="float" office:value="-151.40045" calcext:value-type="float">
            <text:p>-151.40045</text:p>
          </table:table-cell>
          <table:table-cell office:value-type="float" office:value="-151.400482" calcext:value-type="float">
            <text:p>-151.400482</text:p>
          </table:table-cell>
          <table:table-cell office:value-type="float" office:value="-151.355287" calcext:value-type="float">
            <text:p>-151.355287</text:p>
          </table:table-cell>
          <table:table-cell office:value-type="float" office:value="-151.355623" calcext:value-type="float">
            <text:p>-151.355623</text:p>
          </table:table-cell>
          <table:table-cell office:value-type="float" office:value="-151.355626" calcext:value-type="float">
            <text:p>-151.355626</text:p>
          </table:table-cell>
          <table:table-cell office:value-type="float" office:value="-151.268852" calcext:value-type="float">
            <text:p>-151.268852</text:p>
          </table:table-cell>
          <table:table-cell office:value-type="float" office:value="-151.269092" calcext:value-type="float">
            <text:p>-151.269092</text:p>
          </table:table-cell>
          <table:table-cell office:value-type="float" office:value="-151.269014" calcext:value-type="float">
            <text:p>-151.269014</text:p>
          </table:table-cell>
          <table:table-cell office:value-type="float" office:value="-151.438655" calcext:value-type="float">
            <text:p>-151.438655</text:p>
          </table:table-cell>
          <table:table-cell office:value-type="float" office:value="-151.438975" calcext:value-type="float">
            <text:p>-151.438975</text:p>
          </table:table-cell>
          <table:table-cell office:value-type="float" office:value="-151.438909" calcext:value-type="float">
            <text:p>-151.438909</text:p>
          </table:table-cell>
          <table:table-cell office:value-type="float" office:value="-151.439059" calcext:value-type="float">
            <text:p>-151.439059</text:p>
          </table:table-cell>
          <table:table-cell office:value-type="float" office:value="-151.439395" calcext:value-type="float">
            <text:p>-151.439395</text:p>
          </table:table-cell>
          <table:table-cell office:value-type="float" office:value="-151.439438" calcext:value-type="float">
            <text:p>-151.439438</text:p>
          </table:table-cell>
          <table:table-cell office:value-type="float" office:value="-151.419692" calcext:value-type="float">
            <text:p>-151.419692</text:p>
          </table:table-cell>
          <table:table-cell office:value-type="float" office:value="-151.263561" calcext:value-type="float">
            <text:p>-151.263561</text:p>
          </table:table-cell>
          <table:table-cell office:value-type="float" office:value="-151.341711" calcext:value-type="float">
            <text:p>-151.341711</text:p>
          </table:table-cell>
          <table:table-cell office:value-type="float" office:value="-151.352948" calcext:value-type="float">
            <text:p>-151.352948</text:p>
          </table:table-cell>
          <table:table-cell office:value-type="float" office:value="-151.581053" calcext:value-type="float">
            <text:p>-151.581053</text:p>
          </table:table-cell>
          <table:table-cell office:value-type="float" office:value="-151.368524" calcext:value-type="float">
            <text:p>-151.368524</text:p>
          </table:table-cell>
          <table:table-cell office:value-type="float" office:value="-151.355331" calcext:value-type="float">
            <text:p>-151.355331</text:p>
          </table:table-cell>
          <table:table-cell office:value-type="float" office:value="-151.337049" calcext:value-type="float">
            <text:p>-151.337049</text:p>
          </table:table-cell>
          <table:table-cell office:value-type="float" office:value="-151.335173" calcext:value-type="float">
            <text:p>-151.335173</text:p>
          </table:table-cell>
          <table:table-cell table:number-columns-repeated="969"/>
        </table:table-row>
        <table:table-row table:style-name="ro2">
          <table:table-cell table:number-columns-repeated="31"/>
          <table:table-cell office:value-type="float" office:value="-151.399409" calcext:value-type="float">
            <text:p>-151.399409</text:p>
          </table:table-cell>
          <table:table-cell office:value-type="float" office:value="-151.399736" calcext:value-type="float">
            <text:p>-151.399736</text:p>
          </table:table-cell>
          <table:table-cell office:value-type="float" office:value="-151.399818" calcext:value-type="float">
            <text:p>-151.399818</text:p>
          </table:table-cell>
          <table:table-cell office:value-type="float" office:value="-151.354556" calcext:value-type="float">
            <text:p>-151.354556</text:p>
          </table:table-cell>
          <table:table-cell office:value-type="float" office:value="-151.354842" calcext:value-type="float">
            <text:p>-151.354842</text:p>
          </table:table-cell>
          <table:table-cell office:value-type="float" office:value="-151.35488" calcext:value-type="float">
            <text:p>-151.35488</text:p>
          </table:table-cell>
          <table:table-cell office:value-type="float" office:value="-151.267992" calcext:value-type="float">
            <text:p>-151.267992</text:p>
          </table:table-cell>
          <table:table-cell office:value-type="float" office:value="-151.268197" calcext:value-type="float">
            <text:p>-151.268197</text:p>
          </table:table-cell>
          <table:table-cell office:value-type="float" office:value="-151.268152" calcext:value-type="float">
            <text:p>-151.268152</text:p>
          </table:table-cell>
          <table:table-cell office:value-type="float" office:value="-151.437906" calcext:value-type="float">
            <text:p>-151.437906</text:p>
          </table:table-cell>
          <table:table-cell office:value-type="float" office:value="-151.438179" calcext:value-type="float">
            <text:p>-151.438179</text:p>
          </table:table-cell>
          <table:table-cell office:value-type="float" office:value="-151.438156" calcext:value-type="float">
            <text:p>-151.438156</text:p>
          </table:table-cell>
          <table:table-cell office:value-type="float" office:value="-151.438245" calcext:value-type="float">
            <text:p>-151.438245</text:p>
          </table:table-cell>
          <table:table-cell office:value-type="float" office:value="-151.438532" calcext:value-type="float">
            <text:p>-151.438532</text:p>
          </table:table-cell>
          <table:table-cell office:value-type="float" office:value="-151.438616" calcext:value-type="float">
            <text:p>-151.438616</text:p>
          </table:table-cell>
          <table:table-cell office:value-type="float" office:value="-151.418929" calcext:value-type="float">
            <text:p>-151.418929</text:p>
          </table:table-cell>
          <table:table-cell office:value-type="float" office:value="-151.262633" calcext:value-type="float">
            <text:p>-151.262633</text:p>
          </table:table-cell>
          <table:table-cell office:value-type="float" office:value="-151.34093" calcext:value-type="float">
            <text:p>-151.34093</text:p>
          </table:table-cell>
          <table:table-cell office:value-type="float" office:value="-151.351971" calcext:value-type="float">
            <text:p>-151.351971</text:p>
          </table:table-cell>
          <table:table-cell office:value-type="float" office:value="-151.580216" calcext:value-type="float">
            <text:p>-151.580216</text:p>
          </table:table-cell>
          <table:table-cell office:value-type="float" office:value="-151.367701" calcext:value-type="float">
            <text:p>-151.367701</text:p>
          </table:table-cell>
          <table:table-cell office:value-type="float" office:value="-151.354475" calcext:value-type="float">
            <text:p>-151.354475</text:p>
          </table:table-cell>
          <table:table-cell office:value-type="float" office:value="-151.335941" calcext:value-type="float">
            <text:p>-151.335941</text:p>
          </table:table-cell>
          <table:table-cell office:value-type="float" office:value="-151.334272" calcext:value-type="float">
            <text:p>-151.334272</text:p>
          </table:table-cell>
          <table:table-cell table:number-columns-repeated="969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ks_m08-hx_nebpoints" table:style-name="ta1">
        <table:shapes>
          <draw:frame draw:z-index="0" draw:name="Diagramm 1" draw:style-name="gr1" svg:width="9.4622in" svg:height="8.4055in" svg:x="23.4854in" svg:y="1.05in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0" table:default-cell-style-name="ce5"/>
        <table:table-column table:style-name="co4" table:number-columns-repeated="19" table:default-cell-style-name="ce5"/>
        <table:table-column table:style-name="co11" table:default-cell-style-name="ce5"/>
        <table:table-column table:style-name="co12" table:default-cell-style-name="ce5"/>
        <table:table-column table:style-name="co4" table:number-columns-repeated="4" table:default-cell-style-name="ce5"/>
        <table:table-column table:style-name="co5" table:number-columns-repeated="998" table:default-cell-style-name="ce5"/>
        <table:table-row table:style-name="ro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 table:number-columns-spanned="20" table:number-rows-spanned="1">
            <text:p>Energies for theories:</text:p>
          </table:table-cell>
          <table:covered-table-cell table:number-columns-repeated="19"/>
          <table:table-cell table:number-columns-repeated="1003"/>
        </table:table-row>
        <table:table-row table:style-name="ro2">
          <table:table-cell table:style-name="ce2"/>
          <table:table-cell table:style-name="ce42" office:value-type="string" calcext:value-type="string" table:number-columns-spanned="2" table:number-rows-spanned="1">
            <text:p>CCSD(T)-f12, vtz-f12</text:p>
          </table:table-cell>
          <table:covered-table-cell/>
          <table:table-cell table:style-name="ce53" office:value-type="string" calcext:value-type="string">
            <text:p>MRCI-f12</text:p>
          </table:table-cell>
          <table:table-cell table:style-name="ce42" office:value-type="string" calcext:value-type="string" table:number-columns-spanned="5" table:number-rows-spanned="1">
            <text:p>nwchem</text:p>
          </table:table-cell>
          <table:covered-table-cell table:number-columns-repeated="4"/>
          <table:table-cell table:style-name="ce42" office:value-type="string" calcext:value-type="string" table:number-columns-spanned="16" table:number-rows-spanned="1">
            <text:p>turbomole</text:p>
          </table:table-cell>
          <table:covered-table-cell table:number-columns-repeated="15"/>
          <table:table-cell table:number-columns-repeated="999"/>
        </table:table-row>
        <table:table-row table:style-name="ro2">
          <table:table-cell table:style-name="ce38" office:value-type="string" calcext:value-type="string">
            <text:p>Point</text:p>
          </table:table-cell>
          <table:table-cell table:style-name="ce43" office:value-type="string" calcext:value-type="string">
            <text:p>f12a</text:p>
          </table:table-cell>
          <table:table-cell table:style-name="ce38" office:value-type="string" calcext:value-type="string">
            <text:p>f12b</text:p>
          </table:table-cell>
          <table:table-cell table:style-name="ce54" office:value-type="string" calcext:value-type="string">
            <text:p>vtz-f12</text:p>
          </table:table-cell>
          <table:table-cell table:style-name="ce38" office:value-type="string" calcext:value-type="string">
            <text:p>m08-hx</text:p>
          </table:table-cell>
          <table:table-cell table:style-name="ce38" office:value-type="string" calcext:value-type="string">
            <text:p>m08-so</text:p>
          </table:table-cell>
          <table:table-cell table:style-name="ce38" office:value-type="string" calcext:value-type="string">
            <text:p>m11</text:p>
          </table:table-cell>
          <table:table-cell table:style-name="ce38" office:value-type="string" calcext:value-type="string">
            <text:p>m11-l</text:p>
          </table:table-cell>
          <table:table-cell table:style-name="ce38" office:value-type="string" calcext:value-type="string">
            <text:p>nw_blyp</text:p>
          </table:table-cell>
          <table:table-cell table:style-name="ce38" office:value-type="string" calcext:value-type="string">
            <text:p>tm_blyp</text:p>
          </table:table-cell>
          <table:table-cell table:style-name="ce38" office:value-type="string" calcext:value-type="string">
            <text:p>blyp-d:</text:p>
          </table:table-cell>
          <table:table-cell table:style-name="ce38" office:value-type="string" calcext:value-type="string">
            <text:p>b3lyp:</text:p>
          </table:table-cell>
          <table:table-cell table:style-name="ce38" office:value-type="string" calcext:value-type="string">
            <text:p>b3lyp-d:</text:p>
          </table:table-cell>
          <table:table-cell table:style-name="ce38" office:value-type="string" calcext:value-type="string">
            <text:p>bp86:</text:p>
          </table:table-cell>
          <table:table-cell table:style-name="ce38" office:value-type="string" calcext:value-type="string">
            <text:p>bp86-d:</text:p>
          </table:table-cell>
          <table:table-cell table:style-name="ce38" office:value-type="string" calcext:value-type="string">
            <text:p>pbe:</text:p>
          </table:table-cell>
          <table:table-cell table:style-name="ce38" office:value-type="string" calcext:value-type="string">
            <text:p>pbe-d:</text:p>
          </table:table-cell>
          <table:table-cell table:style-name="ce38" office:value-type="string" calcext:value-type="string">
            <text:p>pbe0:</text:p>
          </table:table-cell>
          <table:table-cell table:style-name="ce38" office:value-type="string" calcext:value-type="string">
            <text:p>tpss:</text:p>
          </table:table-cell>
          <table:table-cell table:style-name="ce38" office:value-type="string" calcext:value-type="string">
            <text:p>tpss-d:</text:p>
          </table:table-cell>
          <table:table-cell table:style-name="ce38" office:value-type="string" calcext:value-type="string">
            <text:p>tpssh:</text:p>
          </table:table-cell>
          <table:table-cell table:style-name="ce38" office:value-type="string" calcext:value-type="string">
            <text:p>b97-d</text:p>
          </table:table-cell>
          <table:table-cell table:style-name="ce38" office:value-type="string" calcext:value-type="string">
            <text:p>m06:</text:p>
          </table:table-cell>
          <table:table-cell table:style-name="ce38" office:value-type="string" calcext:value-type="string">
            <text:p>m06-2x</text:p>
          </table:table-cell>
          <table:table-cell table:style-name="ce38" office:value-type="string" calcext:value-type="string">
            <text:p>pw6b95</text:p>
          </table:table-cell>
          <table:table-cell table:style-name="ce38" office:value-type="string" calcext:value-type="string">
            <text:p>Point</text:p>
          </table:table-cell>
          <table:table-cell table:number-columns-repeated="998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44" office:value-type="float" office:value="0.119060356171985" calcext:value-type="float">
            <text:p>0.1191</text:p>
          </table:table-cell>
          <table:table-cell table:style-name="ce47" office:value-type="float" office:value="0.118791172366002" calcext:value-type="float">
            <text:p>0.1188</text:p>
          </table:table-cell>
          <table:table-cell table:style-name="ce58" office:value-type="float" office:value="0.146939769999989" calcext:value-type="float">
            <text:p>0.1469</text:p>
          </table:table-cell>
          <table:table-cell table:style-name="ce44" office:value-type="float" office:value="0.266259000000019" calcext:value-type="float">
            <text:p>0.2663</text:p>
          </table:table-cell>
          <table:table-cell table:style-name="ce50" office:value-type="float" office:value="0.268331999999987" calcext:value-type="float">
            <text:p>0.2683</text:p>
          </table:table-cell>
          <table:table-cell table:style-name="ce50" office:value-type="float" office:value="0.282655000000005" calcext:value-type="float">
            <text:p>0.2827</text:p>
          </table:table-cell>
          <table:table-cell table:style-name="ce51" office:value-type="float" office:value="0.208326999999997" calcext:value-type="float">
            <text:p>0.2083</text:p>
          </table:table-cell>
          <table:table-cell table:style-name="ce47" office:value-type="float" office:value="0.183235999999994" calcext:value-type="float">
            <text:p>0.1832</text:p>
          </table:table-cell>
          <table:table-cell table:style-name="ce51" office:value-type="float" office:value="0.18414199999998" calcext:value-type="float">
            <text:p>0.1841</text:p>
          </table:table-cell>
          <table:table-cell table:style-name="ce51" office:value-type="float" office:value="0.180425999999983" calcext:value-type="float">
            <text:p>0.1804</text:p>
          </table:table-cell>
          <table:table-cell table:style-name="ce51" office:value-type="float" office:value="0.222178000000014" calcext:value-type="float">
            <text:p>0.2222</text:p>
          </table:table-cell>
          <table:table-cell table:style-name="ce51" office:value-type="float" office:value="0.223326999999983" calcext:value-type="float">
            <text:p>0.2233</text:p>
          </table:table-cell>
          <table:table-cell table:style-name="ce51"/>
          <table:table-cell table:style-name="ce51" office:value-type="float" office:value="0.18285400000002" calcext:value-type="float">
            <text:p>0.1829</text:p>
          </table:table-cell>
          <table:table-cell table:style-name="ce51" table:number-columns-repeated="2"/>
          <table:table-cell table:style-name="ce51" office:value-type="float" office:value="0.235533000000004" calcext:value-type="float">
            <text:p>0.2355</text:p>
          </table:table-cell>
          <table:table-cell table:style-name="ce51"/>
          <table:table-cell table:style-name="ce51" office:value-type="float" office:value="0.193360999999982" calcext:value-type="float">
            <text:p>0.1934</text:p>
          </table:table-cell>
          <table:table-cell table:style-name="ce51" office:value-type="float" office:value="0.212693000000002" calcext:value-type="float">
            <text:p>0.2127</text:p>
          </table:table-cell>
          <table:table-cell table:style-name="ce51" office:value-type="float" office:value="0.18609699999999" calcext:value-type="float">
            <text:p>0.1861</text:p>
          </table:table-cell>
          <table:table-cell table:style-name="ce51" office:value-type="float" office:value="0.234571999999986" calcext:value-type="float">
            <text:p>0.2346</text:p>
          </table:table-cell>
          <table:table-cell table:style-name="ce51" office:value-type="float" office:value="0.270184" calcext:value-type="float">
            <text:p>0.2702</text:p>
          </table:table-cell>
          <table:table-cell table:style-name="ce48" office:value-type="float" office:value="0.235309999999998" calcext:value-type="float">
            <text:p>0.235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45" office:value-type="float" office:value="0.120949668546984" calcext:value-type="float">
            <text:p>0.1209</text:p>
          </table:table-cell>
          <table:table-cell table:style-name="ce48" office:value-type="float" office:value="0.120689270848004" calcext:value-type="float">
            <text:p>0.1207</text:p>
          </table:table-cell>
          <table:table-cell table:style-name="ce59" office:value-type="float" office:value="0.146828769999985" calcext:value-type="float">
            <text:p>0.1468</text:p>
          </table:table-cell>
          <table:table-cell table:style-name="ce45" office:value-type="float" office:value="0.26307300000002" calcext:value-type="float">
            <text:p>0.2631</text:p>
          </table:table-cell>
          <table:table-cell table:style-name="ce51" office:value-type="float" office:value="0.264972999999998" calcext:value-type="float">
            <text:p>0.2650</text:p>
          </table:table-cell>
          <table:table-cell table:style-name="ce51" office:value-type="float" office:value="0.278232000000003" calcext:value-type="float">
            <text:p>0.2782</text:p>
          </table:table-cell>
          <table:table-cell table:style-name="ce51" office:value-type="float" office:value="0.207340999999985" calcext:value-type="float">
            <text:p>0.2073</text:p>
          </table:table-cell>
          <table:table-cell table:style-name="ce48" office:value-type="float" office:value="0.181880000000007" calcext:value-type="float">
            <text:p>0.1819</text:p>
          </table:table-cell>
          <table:table-cell table:style-name="ce51" office:value-type="float" office:value="0.182789999999983" calcext:value-type="float">
            <text:p>0.1828</text:p>
          </table:table-cell>
          <table:table-cell table:style-name="ce51" office:value-type="float" office:value="0.18041199999999" calcext:value-type="float">
            <text:p>0.1804</text:p>
          </table:table-cell>
          <table:table-cell table:style-name="ce51" office:value-type="float" office:value="0.22010499999999" calcext:value-type="float">
            <text:p>0.2201</text:p>
          </table:table-cell>
          <table:table-cell table:style-name="ce51" office:value-type="float" office:value="0.221240999999992" calcext:value-type="float">
            <text:p>0.2212</text:p>
          </table:table-cell>
          <table:table-cell table:style-name="ce51"/>
          <table:table-cell table:style-name="ce51" office:value-type="float" office:value="0.182842000000022" calcext:value-type="float">
            <text:p>0.1828</text:p>
          </table:table-cell>
          <table:table-cell table:style-name="ce51" table:number-columns-repeated="2"/>
          <table:table-cell table:style-name="ce51" office:value-type="float" office:value="0.233274999999992" calcext:value-type="float">
            <text:p>0.2333</text:p>
          </table:table-cell>
          <table:table-cell table:style-name="ce51"/>
          <table:table-cell table:style-name="ce51" office:value-type="float" office:value="0.193348999999984" calcext:value-type="float">
            <text:p>0.1933</text:p>
          </table:table-cell>
          <table:table-cell table:style-name="ce51" office:value-type="float" office:value="0.210989999999981" calcext:value-type="float">
            <text:p>0.2110</text:p>
          </table:table-cell>
          <table:table-cell table:style-name="ce51" office:value-type="float" office:value="0.187097999999992" calcext:value-type="float">
            <text:p>0.1871</text:p>
          </table:table-cell>
          <table:table-cell table:style-name="ce51" office:value-type="float" office:value="0.232456999999982" calcext:value-type="float">
            <text:p>0.2325</text:p>
          </table:table-cell>
          <table:table-cell table:style-name="ce51" office:value-type="float" office:value="0.266852" calcext:value-type="float">
            <text:p>0.2669</text:p>
          </table:table-cell>
          <table:table-cell table:style-name="ce48" office:value-type="float" office:value="0.232929000000013" calcext:value-type="float">
            <text:p>0.232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45" office:value-type="float" office:value="0.123266682047984" calcext:value-type="float">
            <text:p>0.1233</text:p>
          </table:table-cell>
          <table:table-cell table:style-name="ce48" office:value-type="float" office:value="0.123023854704002" calcext:value-type="float">
            <text:p>0.1230</text:p>
          </table:table-cell>
          <table:table-cell table:style-name="ce59" office:value-type="float" office:value="0.146687899999989" calcext:value-type="float">
            <text:p>0.1467</text:p>
          </table:table-cell>
          <table:table-cell table:style-name="ce45" office:value-type="float" office:value="0.259104000000008" calcext:value-type="float">
            <text:p>0.2591</text:p>
          </table:table-cell>
          <table:table-cell table:style-name="ce51" office:value-type="float" office:value="0.26077699999999" calcext:value-type="float">
            <text:p>0.2608</text:p>
          </table:table-cell>
          <table:table-cell table:style-name="ce51" office:value-type="float" office:value="0.272911000000022" calcext:value-type="float">
            <text:p>0.2729</text:p>
          </table:table-cell>
          <table:table-cell table:style-name="ce51" office:value-type="float" office:value="0.205873999999994" calcext:value-type="float">
            <text:p>0.2059</text:p>
          </table:table-cell>
          <table:table-cell table:style-name="ce48" office:value-type="float" office:value="0.180014" calcext:value-type="float">
            <text:p>0.1800</text:p>
          </table:table-cell>
          <table:table-cell table:style-name="ce51" office:value-type="float" office:value="0.180924000000005" calcext:value-type="float">
            <text:p>0.1809</text:p>
          </table:table-cell>
          <table:table-cell table:style-name="ce51" office:value-type="float" office:value="0.180390999999986" calcext:value-type="float">
            <text:p>0.1804</text:p>
          </table:table-cell>
          <table:table-cell table:style-name="ce51" office:value-type="float" office:value="0.217382000000015" calcext:value-type="float">
            <text:p>0.2174</text:p>
          </table:table-cell>
          <table:table-cell table:style-name="ce51" office:value-type="float" office:value="0.21849899999998" calcext:value-type="float">
            <text:p>0.2185</text:p>
          </table:table-cell>
          <table:table-cell table:style-name="ce51" office:value-type="float" office:value="0.184888000000001" calcext:value-type="float">
            <text:p>0.1849</text:p>
          </table:table-cell>
          <table:table-cell table:style-name="ce51" office:value-type="float" office:value="0.182823000000013" calcext:value-type="float">
            <text:p>0.1828</text:p>
          </table:table-cell>
          <table:table-cell table:style-name="ce51" table:number-columns-repeated="2"/>
          <table:table-cell table:style-name="ce51" office:value-type="float" office:value="0.230337999999989" calcext:value-type="float">
            <text:p>0.2303</text:p>
          </table:table-cell>
          <table:table-cell table:style-name="ce51"/>
          <table:table-cell table:style-name="ce51" office:value-type="float" office:value="0.19148899999999" calcext:value-type="float">
            <text:p>0.1915</text:p>
          </table:table-cell>
          <table:table-cell table:style-name="ce51" office:value-type="float" office:value="0.208732999999995" calcext:value-type="float">
            <text:p>0.2087</text:p>
          </table:table-cell>
          <table:table-cell table:style-name="ce51" office:value-type="float" office:value="0.183001999999988" calcext:value-type="float">
            <text:p>0.1830</text:p>
          </table:table-cell>
          <table:table-cell table:style-name="ce51" office:value-type="float" office:value="0.229737" calcext:value-type="float">
            <text:p>0.2297</text:p>
          </table:table-cell>
          <table:table-cell table:style-name="ce51" office:value-type="float" office:value="0.262651000000005" calcext:value-type="float">
            <text:p>0.2627</text:p>
          </table:table-cell>
          <table:table-cell table:style-name="ce48" office:value-type="float" office:value="0.229870000000005" calcext:value-type="float">
            <text:p>0.2299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45" office:value-type="float" office:value="0.125882018163992" calcext:value-type="float">
            <text:p>0.1259</text:p>
          </table:table-cell>
          <table:table-cell table:style-name="ce48" office:value-type="float" office:value="0.125662039946008" calcext:value-type="float">
            <text:p>0.1257</text:p>
          </table:table-cell>
          <table:table-cell table:style-name="ce59" office:value-type="float" office:value="0.146529560000005" calcext:value-type="float">
            <text:p>0.1465</text:p>
          </table:table-cell>
          <table:table-cell table:style-name="ce45" office:value-type="float" office:value="0.254400000000004" calcext:value-type="float">
            <text:p>0.2544</text:p>
          </table:table-cell>
          <table:table-cell table:style-name="ce51" office:value-type="float" office:value="0.255788999999993" calcext:value-type="float">
            <text:p>0.2558</text:p>
          </table:table-cell>
          <table:table-cell table:style-name="ce51" office:value-type="float" office:value="0.266825000000011" calcext:value-type="float">
            <text:p>0.2668</text:p>
          </table:table-cell>
          <table:table-cell table:style-name="ce51" office:value-type="float" office:value="0.203836999999993" calcext:value-type="float">
            <text:p>0.2038</text:p>
          </table:table-cell>
          <table:table-cell table:style-name="ce48" office:value-type="float" office:value="0.17766499999999" calcext:value-type="float">
            <text:p>0.1777</text:p>
          </table:table-cell>
          <table:table-cell table:style-name="ce51" office:value-type="float" office:value="0.178575999999993" calcext:value-type="float">
            <text:p>0.1786</text:p>
          </table:table-cell>
          <table:table-cell table:style-name="ce51" office:value-type="float" office:value="0.178011999999995" calcext:value-type="float">
            <text:p>0.1780</text:p>
          </table:table-cell>
          <table:table-cell table:style-name="ce51" office:value-type="float" office:value="0.214062000000013" calcext:value-type="float">
            <text:p>0.2141</text:p>
          </table:table-cell>
          <table:table-cell table:style-name="ce51" office:value-type="float" office:value="0.215152999999987" calcext:value-type="float">
            <text:p>0.2152</text:p>
          </table:table-cell>
          <table:table-cell table:style-name="ce51" office:value-type="float" office:value="0.182649999999995" calcext:value-type="float">
            <text:p>0.1826</text:p>
          </table:table-cell>
          <table:table-cell table:style-name="ce51" office:value-type="float" office:value="0.182795999999996" calcext:value-type="float">
            <text:p>0.1828</text:p>
          </table:table-cell>
          <table:table-cell table:style-name="ce51" table:number-columns-repeated="2"/>
          <table:table-cell table:style-name="ce51" office:value-type="float" office:value="0.22677299999998" calcext:value-type="float">
            <text:p>0.2268</text:p>
          </table:table-cell>
          <table:table-cell table:style-name="ce51" office:value-type="float" office:value="0.189013999999986" calcext:value-type="float">
            <text:p>0.1890</text:p>
          </table:table-cell>
          <table:table-cell table:style-name="ce51" office:value-type="float" office:value="0.189153000000005" calcext:value-type="float">
            <text:p>0.1892</text:p>
          </table:table-cell>
          <table:table-cell table:style-name="ce51" office:value-type="float" office:value="0.205953999999991" calcext:value-type="float">
            <text:p>0.2060</text:p>
          </table:table-cell>
          <table:table-cell table:style-name="ce51" office:value-type="float" office:value="0.180796999999984" calcext:value-type="float">
            <text:p>0.1808</text:p>
          </table:table-cell>
          <table:table-cell table:style-name="ce51" office:value-type="float" office:value="0.226331999999985" calcext:value-type="float">
            <text:p>0.2263</text:p>
          </table:table-cell>
          <table:table-cell table:style-name="ce51" office:value-type="float" office:value="0.257698000000005" calcext:value-type="float">
            <text:p>0.2577</text:p>
          </table:table-cell>
          <table:table-cell table:style-name="ce48" office:value-type="float" office:value="0.226178000000004" calcext:value-type="float">
            <text:p>0.226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45" office:value-type="float" office:value="0.128903822776977" calcext:value-type="float">
            <text:p>0.1289</text:p>
          </table:table-cell>
          <table:table-cell table:style-name="ce48" office:value-type="float" office:value="0.128717517839021" calcext:value-type="float">
            <text:p>0.1287</text:p>
          </table:table-cell>
          <table:table-cell table:style-name="ce59" office:value-type="float" office:value="0.146279059999983" calcext:value-type="float">
            <text:p>0.1463</text:p>
          </table:table-cell>
          <table:table-cell table:style-name="ce45" office:value-type="float" office:value="0.24849500000002" calcext:value-type="float">
            <text:p>0.2485</text:p>
          </table:table-cell>
          <table:table-cell table:style-name="ce51" office:value-type="float" office:value="0.249458000000004" calcext:value-type="float">
            <text:p>0.2495</text:p>
          </table:table-cell>
          <table:table-cell table:style-name="ce51" office:value-type="float" office:value="0.259380000000021" calcext:value-type="float">
            <text:p>0.2594</text:p>
          </table:table-cell>
          <table:table-cell table:style-name="ce51" office:value-type="float" office:value="0.200977999999992" calcext:value-type="float">
            <text:p>0.2010</text:p>
          </table:table-cell>
          <table:table-cell table:style-name="ce48" office:value-type="float" office:value="0.174493999999982" calcext:value-type="float">
            <text:p>0.1745</text:p>
          </table:table-cell>
          <table:table-cell table:style-name="ce51" office:value-type="float" office:value="0.175405999999981" calcext:value-type="float">
            <text:p>0.1754</text:p>
          </table:table-cell>
          <table:table-cell table:style-name="ce51" office:value-type="float" office:value="0.174793999999991" calcext:value-type="float">
            <text:p>0.1748</text:p>
          </table:table-cell>
          <table:table-cell table:style-name="ce51" office:value-type="float" office:value="0.209776000000005" calcext:value-type="float">
            <text:p>0.2098</text:p>
          </table:table-cell>
          <table:table-cell table:style-name="ce51" office:value-type="float" office:value="0.210825" calcext:value-type="float">
            <text:p>0.2108</text:p>
          </table:table-cell>
          <table:table-cell table:style-name="ce51" office:value-type="float" office:value="0.179581999999982" calcext:value-type="float">
            <text:p>0.1796</text:p>
          </table:table-cell>
          <table:table-cell table:style-name="ce51" office:value-type="float" office:value="0.179687000000001" calcext:value-type="float">
            <text:p>0.1797</text:p>
          </table:table-cell>
          <table:table-cell table:style-name="ce51" office:value-type="float" office:value="0.17971799999998" calcext:value-type="float">
            <text:p>0.1797</text:p>
          </table:table-cell>
          <table:table-cell table:style-name="ce51" office:value-type="float" office:value="0.179792999999989" calcext:value-type="float">
            <text:p>0.1798</text:p>
          </table:table-cell>
          <table:table-cell table:style-name="ce51" office:value-type="float" office:value="0.222210999999987" calcext:value-type="float">
            <text:p>0.2222</text:p>
          </table:table-cell>
          <table:table-cell table:style-name="ce51" office:value-type="float" office:value="0.185902999999996" calcext:value-type="float">
            <text:p>0.1859</text:p>
          </table:table-cell>
          <table:table-cell table:style-name="ce51" office:value-type="float" office:value="0.186002000000002" calcext:value-type="float">
            <text:p>0.1860</text:p>
          </table:table-cell>
          <table:table-cell table:style-name="ce51" office:value-type="float" office:value="0.202301000000006" calcext:value-type="float">
            <text:p>0.2023</text:p>
          </table:table-cell>
          <table:table-cell table:style-name="ce51" office:value-type="float" office:value="0.177830999999998" calcext:value-type="float">
            <text:p>0.1778</text:p>
          </table:table-cell>
          <table:table-cell table:style-name="ce51" office:value-type="float" office:value="0.221735999999993" calcext:value-type="float">
            <text:p>0.2217</text:p>
          </table:table-cell>
          <table:table-cell table:style-name="ce51" office:value-type="float" office:value="0.251580000000018" calcext:value-type="float">
            <text:p>0.2516</text:p>
          </table:table-cell>
          <table:table-cell table:style-name="ce48" office:value-type="float" office:value="0.221501000000018" calcext:value-type="float">
            <text:p>0.221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45" office:value-type="float" office:value="0.132360226673995" calcext:value-type="float">
            <text:p>0.1324</text:p>
          </table:table-cell>
          <table:table-cell table:style-name="ce48" office:value-type="float" office:value="0.132223797522016" calcext:value-type="float">
            <text:p>0.1322</text:p>
          </table:table-cell>
          <table:table-cell table:style-name="ce59" office:value-type="float" office:value="0.14584228999999" calcext:value-type="float">
            <text:p>0.1458</text:p>
          </table:table-cell>
          <table:table-cell table:style-name="ce45" office:value-type="float" office:value="0.240767000000005" calcext:value-type="float">
            <text:p>0.2408</text:p>
          </table:table-cell>
          <table:table-cell table:style-name="ce51" office:value-type="float" office:value="0.241145999999986" calcext:value-type="float">
            <text:p>0.2411</text:p>
          </table:table-cell>
          <table:table-cell table:style-name="ce51" office:value-type="float" office:value="0.249781000000013" calcext:value-type="float">
            <text:p>0.2498</text:p>
          </table:table-cell>
          <table:table-cell table:style-name="ce51" office:value-type="float" office:value="0.196888999999999" calcext:value-type="float">
            <text:p>0.1969</text:p>
          </table:table-cell>
          <table:table-cell table:style-name="ce48" office:value-type="float" office:value="0.170159999999981" calcext:value-type="float">
            <text:p>0.1702</text:p>
          </table:table-cell>
          <table:table-cell table:style-name="ce51" office:value-type="float" office:value="0.171069999999986" calcext:value-type="float">
            <text:p>0.1711</text:p>
          </table:table-cell>
          <table:table-cell table:style-name="ce51" office:value-type="float" office:value="0.170378999999997" calcext:value-type="float">
            <text:p>0.1704</text:p>
          </table:table-cell>
          <table:table-cell table:style-name="ce51" office:value-type="float" office:value="0.204072999999994" calcext:value-type="float">
            <text:p>0.2041</text:p>
          </table:table-cell>
          <table:table-cell table:style-name="ce51" office:value-type="float" office:value="0.205052999999992" calcext:value-type="float">
            <text:p>0.2051</text:p>
          </table:table-cell>
          <table:table-cell table:style-name="ce51" office:value-type="float" office:value="0.175312999999989" calcext:value-type="float">
            <text:p>0.1753</text:p>
          </table:table-cell>
          <table:table-cell table:style-name="ce51" office:value-type="float" office:value="0.175349000000011" calcext:value-type="float">
            <text:p>0.1753</text:p>
          </table:table-cell>
          <table:table-cell table:style-name="ce51" office:value-type="float" office:value="0.175323999999989" calcext:value-type="float">
            <text:p>0.1753</text:p>
          </table:table-cell>
          <table:table-cell table:style-name="ce51" office:value-type="float" office:value="0.175348999999983" calcext:value-type="float">
            <text:p>0.1753</text:p>
          </table:table-cell>
          <table:table-cell table:style-name="ce51" office:value-type="float" office:value="0.216152999999991" calcext:value-type="float">
            <text:p>0.2162</text:p>
          </table:table-cell>
          <table:table-cell table:style-name="ce51" office:value-type="float" office:value="0.181571999999989" calcext:value-type="float">
            <text:p>0.1816</text:p>
          </table:table-cell>
          <table:table-cell table:style-name="ce51" office:value-type="float" office:value="0.181606999999985" calcext:value-type="float">
            <text:p>0.1816</text:p>
          </table:table-cell>
          <table:table-cell table:style-name="ce51" office:value-type="float" office:value="0.197309999999987" calcext:value-type="float">
            <text:p>0.1973</text:p>
          </table:table-cell>
          <table:table-cell table:style-name="ce51" office:value-type="float" office:value="0.17376299999998" calcext:value-type="float">
            <text:p>0.1738</text:p>
          </table:table-cell>
          <table:table-cell table:style-name="ce51" office:value-type="float" office:value="0.215450000000004" calcext:value-type="float">
            <text:p>0.2155</text:p>
          </table:table-cell>
          <table:table-cell table:style-name="ce51" office:value-type="float" office:value="0.243717000000004" calcext:value-type="float">
            <text:p>0.2437</text:p>
          </table:table-cell>
          <table:table-cell table:style-name="ce48" office:value-type="float" office:value="0.215336000000008" calcext:value-type="float">
            <text:p>0.2153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45" office:value-type="float" office:value="0.135891327865977" calcext:value-type="float">
            <text:p>0.1359</text:p>
          </table:table-cell>
          <table:table-cell table:style-name="ce48" office:value-type="float" office:value="0.135823100788997" calcext:value-type="float">
            <text:p>0.1358</text:p>
          </table:table-cell>
          <table:table-cell table:style-name="ce59" office:value-type="float" office:value="0.145144270000003" calcext:value-type="float">
            <text:p>0.1451</text:p>
          </table:table-cell>
          <table:table-cell table:style-name="ce45" office:value-type="float" office:value="0.230998999999997" calcext:value-type="float">
            <text:p>0.2310</text:p>
          </table:table-cell>
          <table:table-cell table:style-name="ce51" office:value-type="float" office:value="0.230795000000001" calcext:value-type="float">
            <text:p>0.2308</text:p>
          </table:table-cell>
          <table:table-cell table:style-name="ce51" office:value-type="float" office:value="0.237924000000021" calcext:value-type="float">
            <text:p>0.2379</text:p>
          </table:table-cell>
          <table:table-cell table:style-name="ce51" office:value-type="float" office:value="0.191425999999979" calcext:value-type="float">
            <text:p>0.1914</text:p>
          </table:table-cell>
          <table:table-cell table:style-name="ce48" office:value-type="float" office:value="0.164467000000002" calcext:value-type="float">
            <text:p>0.1645</text:p>
          </table:table-cell>
          <table:table-cell table:style-name="ce51" office:value-type="float" office:value="0.165373999999986" calcext:value-type="float">
            <text:p>0.1654</text:p>
          </table:table-cell>
          <table:table-cell table:style-name="ce51" office:value-type="float" office:value="0.164554999999979" calcext:value-type="float">
            <text:p>0.1646</text:p>
          </table:table-cell>
          <table:table-cell table:style-name="ce51" office:value-type="float" office:value="0.196774000000005" calcext:value-type="float">
            <text:p>0.1968</text:p>
          </table:table-cell>
          <table:table-cell table:style-name="ce51" office:value-type="float" office:value="0.197642000000002" calcext:value-type="float">
            <text:p>0.1976</text:p>
          </table:table-cell>
          <table:table-cell table:style-name="ce51" office:value-type="float" office:value="0.169617999999986" calcext:value-type="float">
            <text:p>0.1696</text:p>
          </table:table-cell>
          <table:table-cell table:style-name="ce51" office:value-type="float" office:value="0.169542000000007" calcext:value-type="float">
            <text:p>0.1695</text:p>
          </table:table-cell>
          <table:table-cell table:style-name="ce51" office:value-type="float" office:value="0.169531000000006" calcext:value-type="float">
            <text:p>0.1695</text:p>
          </table:table-cell>
          <table:table-cell table:style-name="ce51" office:value-type="float" office:value="0.169477000000001" calcext:value-type="float">
            <text:p>0.1695</text:p>
          </table:table-cell>
          <table:table-cell table:style-name="ce51" office:value-type="float" office:value="0.208395999999993" calcext:value-type="float">
            <text:p>0.2084</text:p>
          </table:table-cell>
          <table:table-cell table:style-name="ce51" office:value-type="float" office:value="0.17573999999999" calcext:value-type="float">
            <text:p>0.1757</text:p>
          </table:table-cell>
          <table:table-cell table:style-name="ce51" office:value-type="float" office:value="0.175667000000004" calcext:value-type="float">
            <text:p>0.1757</text:p>
          </table:table-cell>
          <table:table-cell table:style-name="ce51" office:value-type="float" office:value="0.190708000000001" calcext:value-type="float">
            <text:p>0.1907</text:p>
          </table:table-cell>
          <table:table-cell table:style-name="ce51" office:value-type="float" office:value="0.168386999999996" calcext:value-type="float">
            <text:p>0.1684</text:p>
          </table:table-cell>
          <table:table-cell table:style-name="ce51" office:value-type="float" office:value="0.207425000000001" calcext:value-type="float">
            <text:p>0.2074</text:p>
          </table:table-cell>
          <table:table-cell table:style-name="ce51" office:value-type="float" office:value="0.23388300000002" calcext:value-type="float">
            <text:p>0.2339</text:p>
          </table:table-cell>
          <table:table-cell table:style-name="ce48" office:value-type="float" office:value="0.207516999999996" calcext:value-type="float">
            <text:p>0.2075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45" office:value-type="float" office:value="0.138882841871975" calcext:value-type="float">
            <text:p>0.1389</text:p>
          </table:table-cell>
          <table:table-cell table:style-name="ce48" office:value-type="float" office:value="0.138902426960016" calcext:value-type="float">
            <text:p>0.1389</text:p>
          </table:table-cell>
          <table:table-cell table:style-name="ce59" office:value-type="float" office:value="0.144046159999988" calcext:value-type="float">
            <text:p>0.1440</text:p>
          </table:table-cell>
          <table:table-cell table:style-name="ce45" office:value-type="float" office:value="0.219431000000014" calcext:value-type="float">
            <text:p>0.2194</text:p>
          </table:table-cell>
          <table:table-cell table:style-name="ce51" office:value-type="float" office:value="0.218530999999984" calcext:value-type="float">
            <text:p>0.2185</text:p>
          </table:table-cell>
          <table:table-cell table:style-name="ce51" office:value-type="float" office:value="0.224164000000002" calcext:value-type="float">
            <text:p>0.2242</text:p>
          </table:table-cell>
          <table:table-cell table:style-name="ce51" office:value-type="float" office:value="0.184827999999982" calcext:value-type="float">
            <text:p>0.1848</text:p>
          </table:table-cell>
          <table:table-cell table:style-name="ce48" office:value-type="float" office:value="0.157320999999996" calcext:value-type="float">
            <text:p>0.1573</text:p>
          </table:table-cell>
          <table:table-cell table:style-name="ce51" office:value-type="float" office:value="0.15822799999998" calcext:value-type="float">
            <text:p>0.1582</text:p>
          </table:table-cell>
          <table:table-cell table:style-name="ce51" office:value-type="float" office:value="0.149731000000003" calcext:value-type="float">
            <text:p>0.1497</text:p>
          </table:table-cell>
          <table:table-cell table:style-name="ce51" office:value-type="float" office:value="0.187841999999989" calcext:value-type="float">
            <text:p>0.1878</text:p>
          </table:table-cell>
          <table:table-cell table:style-name="ce51" office:value-type="float" office:value="0.188559999999995" calcext:value-type="float">
            <text:p>0.1886</text:p>
          </table:table-cell>
          <table:table-cell table:style-name="ce51" office:value-type="float" office:value="0.162401999999986" calcext:value-type="float">
            <text:p>0.1624</text:p>
          </table:table-cell>
          <table:table-cell table:style-name="ce51" office:value-type="float" office:value="0.154543000000018" calcext:value-type="float">
            <text:p>0.1545</text:p>
          </table:table-cell>
          <table:table-cell table:style-name="ce51" office:value-type="float" office:value="0.154593000000006" calcext:value-type="float">
            <text:p>0.1546</text:p>
          </table:table-cell>
          <table:table-cell table:style-name="ce51" office:value-type="float" office:value="0.154430999999988" calcext:value-type="float">
            <text:p>0.1544</text:p>
          </table:table-cell>
          <table:table-cell table:style-name="ce51" office:value-type="float" office:value="0.198914000000002" calcext:value-type="float">
            <text:p>0.1989</text:p>
          </table:table-cell>
          <table:table-cell table:style-name="ce51" office:value-type="float" office:value="0.168260000000004" calcext:value-type="float">
            <text:p>0.1683</text:p>
          </table:table-cell>
          <table:table-cell table:style-name="ce51" office:value-type="float" office:value="0.168044999999978" calcext:value-type="float">
            <text:p>0.1680</text:p>
          </table:table-cell>
          <table:table-cell table:style-name="ce51" office:value-type="float" office:value="0.182384999999982" calcext:value-type="float">
            <text:p>0.1824</text:p>
          </table:table-cell>
          <table:table-cell table:style-name="ce51" office:value-type="float" office:value="0.161599999999993" calcext:value-type="float">
            <text:p>0.1616</text:p>
          </table:table-cell>
          <table:table-cell table:style-name="ce51" office:value-type="float" office:value="0.197732000000002" calcext:value-type="float">
            <text:p>0.1977</text:p>
          </table:table-cell>
          <table:table-cell table:style-name="ce51" office:value-type="float" office:value="0.222141000000022" calcext:value-type="float">
            <text:p>0.2221</text:p>
          </table:table-cell>
          <table:table-cell table:style-name="ce48" office:value-type="float" office:value="0.198037999999997" calcext:value-type="float">
            <text:p>0.198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45" office:value-type="float" office:value="0.140463708021997" calcext:value-type="float">
            <text:p>0.1405</text:p>
          </table:table-cell>
          <table:table-cell table:style-name="ce48" office:value-type="float" office:value="0.140569776766995" calcext:value-type="float">
            <text:p>0.1406</text:p>
          </table:table-cell>
          <table:table-cell table:style-name="ce59" office:value-type="float" office:value="0.142562029999993" calcext:value-type="float">
            <text:p>0.1426</text:p>
          </table:table-cell>
          <table:table-cell table:style-name="ce45" office:value-type="float" office:value="0.20783400000002" calcext:value-type="float">
            <text:p>0.2078</text:p>
          </table:table-cell>
          <table:table-cell table:style-name="ce51" office:value-type="float" office:value="0.206158999999985" calcext:value-type="float">
            <text:p>0.2062</text:p>
          </table:table-cell>
          <table:table-cell table:style-name="ce51" office:value-type="float" office:value="0.210591000000022" calcext:value-type="float">
            <text:p>0.2106</text:p>
          </table:table-cell>
          <table:table-cell table:style-name="ce51" office:value-type="float" office:value="0.178123999999997" calcext:value-type="float">
            <text:p>0.1781</text:p>
          </table:table-cell>
          <table:table-cell table:style-name="ce48" office:value-type="float" office:value="0.149813999999992" calcext:value-type="float">
            <text:p>0.1498</text:p>
          </table:table-cell>
          <table:table-cell table:style-name="ce51" office:value-type="float" office:value="0.150721000000004" calcext:value-type="float">
            <text:p>0.1507</text:p>
          </table:table-cell>
          <table:table-cell table:style-name="ce51" office:value-type="float" office:value="0.149672999999979" calcext:value-type="float">
            <text:p>0.1497</text:p>
          </table:table-cell>
          <table:table-cell table:style-name="ce51" office:value-type="float" office:value="0.178605000000005" calcext:value-type="float">
            <text:p>0.1786</text:p>
          </table:table-cell>
          <table:table-cell table:style-name="ce51" office:value-type="float" office:value="0.179272999999995" calcext:value-type="float">
            <text:p>0.1793</text:p>
          </table:table-cell>
          <table:table-cell table:style-name="ce51" office:value-type="float" office:value="0.154768999999988" calcext:value-type="float">
            <text:p>0.1548</text:p>
          </table:table-cell>
          <table:table-cell table:style-name="ce51" office:value-type="float" office:value="0.154493000000002" calcext:value-type="float">
            <text:p>0.1545</text:p>
          </table:table-cell>
          <table:table-cell table:style-name="ce51" office:value-type="float" office:value="0.154593000000006" calcext:value-type="float">
            <text:p>0.1546</text:p>
          </table:table-cell>
          <table:table-cell table:style-name="ce51" office:value-type="float" office:value="0.154394999999994" calcext:value-type="float">
            <text:p>0.1544</text:p>
          </table:table-cell>
          <table:table-cell table:style-name="ce51" office:value-type="float" office:value="0.189111999999994" calcext:value-type="float">
            <text:p>0.1891</text:p>
          </table:table-cell>
          <table:table-cell table:style-name="ce51" office:value-type="float" office:value="0.16028399999999" calcext:value-type="float">
            <text:p>0.1603</text:p>
          </table:table-cell>
          <table:table-cell table:style-name="ce51" office:value-type="float" office:value="0.160021" calcext:value-type="float">
            <text:p>0.1600</text:p>
          </table:table-cell>
          <table:table-cell table:style-name="ce51" office:value-type="float" office:value="0.173604999999981" calcext:value-type="float">
            <text:p>0.1736</text:p>
          </table:table-cell>
          <table:table-cell table:style-name="ce51" office:value-type="float" office:value="0.154423999999977" calcext:value-type="float">
            <text:p>0.1544</text:p>
          </table:table-cell>
          <table:table-cell table:style-name="ce51" office:value-type="float" office:value="0.187795999999992" calcext:value-type="float">
            <text:p>0.1878</text:p>
          </table:table-cell>
          <table:table-cell table:style-name="ce51" office:value-type="float" office:value="0.210217" calcext:value-type="float">
            <text:p>0.2102</text:p>
          </table:table-cell>
          <table:table-cell table:style-name="ce48" office:value-type="float" office:value="0.188294000000013" calcext:value-type="float">
            <text:p>0.1883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0.140490111526987" calcext:value-type="float">
            <text:p>0.1405</text:p>
          </table:table-cell>
          <table:table-cell table:style-name="ce48" office:value-type="float" office:value="0.140678358054004" calcext:value-type="float">
            <text:p>0.1407</text:p>
          </table:table-cell>
          <table:table-cell table:style-name="ce59" office:value-type="float" office:value="0.140460480000002" calcext:value-type="float">
            <text:p>0.1405</text:p>
          </table:table-cell>
          <table:table-cell table:style-name="ce45" office:value-type="float" office:value="0.195667000000014" calcext:value-type="float">
            <text:p>0.1957</text:p>
          </table:table-cell>
          <table:table-cell table:style-name="ce51" office:value-type="float" office:value="0.193331000000001" calcext:value-type="float">
            <text:p>0.1933</text:p>
          </table:table-cell>
          <table:table-cell table:style-name="ce51" office:value-type="float" office:value="0.196715000000012" calcext:value-type="float">
            <text:p>0.1967</text:p>
          </table:table-cell>
          <table:table-cell table:style-name="ce51" office:value-type="float" office:value="0.170891999999981" calcext:value-type="float">
            <text:p>0.1709</text:p>
          </table:table-cell>
          <table:table-cell table:style-name="ce48" office:value-type="float" office:value="0.141750999999999" calcext:value-type="float">
            <text:p>0.1418</text:p>
          </table:table-cell>
          <table:table-cell table:style-name="ce51" office:value-type="float" office:value="0.142658999999981" calcext:value-type="float">
            <text:p>0.1427</text:p>
          </table:table-cell>
          <table:table-cell table:style-name="ce51" office:value-type="float" office:value="0.14172499999998" calcext:value-type="float">
            <text:p>0.1417</text:p>
          </table:table-cell>
          <table:table-cell table:style-name="ce51" office:value-type="float" office:value="0.168820000000011" calcext:value-type="float">
            <text:p>0.1688</text:p>
          </table:table-cell>
          <table:table-cell table:style-name="ce51" office:value-type="float" office:value="0.169588000000005" calcext:value-type="float">
            <text:p>0.1696</text:p>
          </table:table-cell>
          <table:table-cell table:style-name="ce51" office:value-type="float" office:value="0.146556000000004" calcext:value-type="float">
            <text:p>0.1466</text:p>
          </table:table-cell>
          <table:table-cell table:style-name="ce51" office:value-type="float" office:value="0.146380000000022" calcext:value-type="float">
            <text:p>0.1464</text:p>
          </table:table-cell>
          <table:table-cell table:style-name="ce51" office:value-type="float" office:value="0.146383999999983" calcext:value-type="float">
            <text:p>0.1464</text:p>
          </table:table-cell>
          <table:table-cell table:style-name="ce51" office:value-type="float" office:value="0.146257999999989" calcext:value-type="float">
            <text:p>0.1463</text:p>
          </table:table-cell>
          <table:table-cell table:style-name="ce51" office:value-type="float" office:value="0.178759999999983" calcext:value-type="float">
            <text:p>0.1788</text:p>
          </table:table-cell>
          <table:table-cell table:style-name="ce51" office:value-type="float" office:value="0.151670999999993" calcext:value-type="float">
            <text:p>0.1517</text:p>
          </table:table-cell>
          <table:table-cell table:style-name="ce51" office:value-type="float" office:value="0.151502999999991" calcext:value-type="float">
            <text:p>0.1515</text:p>
          </table:table-cell>
          <table:table-cell table:style-name="ce51" office:value-type="float" office:value="0.164197999999999" calcext:value-type="float">
            <text:p>0.1642</text:p>
          </table:table-cell>
          <table:table-cell table:style-name="ce51" office:value-type="float" office:value="0.14667399999999" calcext:value-type="float">
            <text:p>0.1467</text:p>
          </table:table-cell>
          <table:table-cell table:style-name="ce51" office:value-type="float" office:value="0.177401000000003" calcext:value-type="float">
            <text:p>0.1774</text:p>
          </table:table-cell>
          <table:table-cell table:style-name="ce51" office:value-type="float" office:value="0.197702000000021" calcext:value-type="float">
            <text:p>0.1977</text:p>
          </table:table-cell>
          <table:table-cell table:style-name="ce48" office:value-type="float" office:value="0.178026000000017" calcext:value-type="float">
            <text:p>0.178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45" office:value-type="float" office:value="0.138737528316" calcext:value-type="float">
            <text:p>0.1387</text:p>
          </table:table-cell>
          <table:table-cell table:style-name="ce48" office:value-type="float" office:value="0.138996603412011" calcext:value-type="float">
            <text:p>0.1390</text:p>
          </table:table-cell>
          <table:table-cell table:style-name="ce59" office:value-type="float" office:value="0.137423269999999" calcext:value-type="float">
            <text:p>0.1374</text:p>
          </table:table-cell>
          <table:table-cell table:style-name="ce45" office:value-type="float" office:value="0.182248000000016" calcext:value-type="float">
            <text:p>0.1822</text:p>
          </table:table-cell>
          <table:table-cell table:style-name="ce51" office:value-type="float" office:value="0.179548000000011" calcext:value-type="float">
            <text:p>0.1795</text:p>
          </table:table-cell>
          <table:table-cell table:style-name="ce51" office:value-type="float" office:value="0.181948000000006" calcext:value-type="float">
            <text:p>0.1819</text:p>
          </table:table-cell>
          <table:table-cell table:style-name="ce51" office:value-type="float" office:value="0.162613999999991" calcext:value-type="float">
            <text:p>0.1626</text:p>
          </table:table-cell>
          <table:table-cell table:style-name="ce48" office:value-type="float" office:value="0.132812000000001" calcext:value-type="float">
            <text:p>0.1328</text:p>
          </table:table-cell>
          <table:table-cell table:style-name="ce51" office:value-type="float" office:value="0.133719999999983" calcext:value-type="float">
            <text:p>0.1337</text:p>
          </table:table-cell>
          <table:table-cell table:style-name="ce51" office:value-type="float" office:value="0.13288799999998" calcext:value-type="float">
            <text:p>0.1329</text:p>
          </table:table-cell>
          <table:table-cell table:style-name="ce51" office:value-type="float" office:value="0.158091000000013" calcext:value-type="float">
            <text:p>0.1581</text:p>
          </table:table-cell>
          <table:table-cell table:style-name="ce51" office:value-type="float" office:value="0.158946999999984" calcext:value-type="float">
            <text:p>0.1589</text:p>
          </table:table-cell>
          <table:table-cell table:style-name="ce51" office:value-type="float" office:value="0.137451999999996" calcext:value-type="float">
            <text:p>0.1375</text:p>
          </table:table-cell>
          <table:table-cell table:style-name="ce51" office:value-type="float" office:value="0.137365000000017" calcext:value-type="float">
            <text:p>0.1374</text:p>
          </table:table-cell>
          <table:table-cell table:style-name="ce51" office:value-type="float" office:value="0.137316999999996" calcext:value-type="float">
            <text:p>0.1373</text:p>
          </table:table-cell>
          <table:table-cell table:style-name="ce51" office:value-type="float" office:value="0.137253999999984" calcext:value-type="float">
            <text:p>0.1373</text:p>
          </table:table-cell>
          <table:table-cell table:style-name="ce51" office:value-type="float" office:value="0.167451999999997" calcext:value-type="float">
            <text:p>0.1675</text:p>
          </table:table-cell>
          <table:table-cell table:style-name="ce51" office:value-type="float" office:value="0.142120000000006" calcext:value-type="float">
            <text:p>0.1421</text:p>
          </table:table-cell>
          <table:table-cell table:style-name="ce51" office:value-type="float" office:value="0.14203599999999" calcext:value-type="float">
            <text:p>0.1420</text:p>
          </table:table-cell>
          <table:table-cell table:style-name="ce51" office:value-type="float" office:value="0.153824999999983" calcext:value-type="float">
            <text:p>0.1538</text:p>
          </table:table-cell>
          <table:table-cell table:style-name="ce51" office:value-type="float" office:value="0.138024999999999" calcext:value-type="float">
            <text:p>0.1380</text:p>
          </table:table-cell>
          <table:table-cell table:style-name="ce51" office:value-type="float" office:value="0.166190999999998" calcext:value-type="float">
            <text:p>0.1662</text:p>
          </table:table-cell>
          <table:table-cell table:style-name="ce51" office:value-type="float" office:value="0.184038000000015" calcext:value-type="float">
            <text:p>0.1840</text:p>
          </table:table-cell>
          <table:table-cell table:style-name="ce48" office:value-type="float" office:value="0.166815000000014" calcext:value-type="float">
            <text:p>0.1668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0.133931078706979" calcext:value-type="float">
            <text:p>0.1339</text:p>
          </table:table-cell>
          <table:table-cell table:style-name="ce48" office:value-type="float" office:value="0.134243722741019" calcext:value-type="float">
            <text:p>0.1342</text:p>
          </table:table-cell>
          <table:table-cell table:style-name="ce59" office:value-type="float" office:value="0.132085920000009" calcext:value-type="float">
            <text:p>0.1321</text:p>
          </table:table-cell>
          <table:table-cell table:style-name="ce45" office:value-type="float" office:value="0.164997" calcext:value-type="float">
            <text:p>0.1650</text:p>
          </table:table-cell>
          <table:table-cell table:style-name="ce51" office:value-type="float" office:value="0.162331999999992" calcext:value-type="float">
            <text:p>0.1623</text:p>
          </table:table-cell>
          <table:table-cell table:style-name="ce51" office:value-type="float" office:value="0.163716000000022" calcext:value-type="float">
            <text:p>0.1637</text:p>
          </table:table-cell>
          <table:table-cell table:style-name="ce51" office:value-type="float" office:value="0.151386000000002" calcext:value-type="float">
            <text:p>0.1514</text:p>
          </table:table-cell>
          <table:table-cell table:style-name="ce48" office:value-type="float" office:value="0.121355999999992" calcext:value-type="float">
            <text:p>0.1214</text:p>
          </table:table-cell>
          <table:table-cell table:style-name="ce51" office:value-type="float" office:value="0.12226099999998" calcext:value-type="float">
            <text:p>0.1223</text:p>
          </table:table-cell>
          <table:table-cell table:style-name="ce51" office:value-type="float" office:value="0.121447999999987" calcext:value-type="float">
            <text:p>0.1214</text:p>
          </table:table-cell>
          <table:table-cell table:style-name="ce51" office:value-type="float" office:value="0.144406000000004" calcext:value-type="float">
            <text:p>0.1444</text:p>
          </table:table-cell>
          <table:table-cell table:style-name="ce51" office:value-type="float" office:value="0.145278999999988" calcext:value-type="float">
            <text:p>0.1453</text:p>
          </table:table-cell>
          <table:table-cell table:style-name="ce51" office:value-type="float" office:value="0.125783999999982" calcext:value-type="float">
            <text:p>0.1258</text:p>
          </table:table-cell>
          <table:table-cell table:style-name="ce51" office:value-type="float" office:value="0.125713000000019" calcext:value-type="float">
            <text:p>0.1257</text:p>
          </table:table-cell>
          <table:table-cell table:style-name="ce51" office:value-type="float" office:value="0.125723999999991" calcext:value-type="float">
            <text:p>0.1257</text:p>
          </table:table-cell>
          <table:table-cell table:style-name="ce51" office:value-type="float" office:value="0.125672999999978" calcext:value-type="float">
            <text:p>0.1257</text:p>
          </table:table-cell>
          <table:table-cell table:style-name="ce51" office:value-type="float" office:value="0.15306799999999" calcext:value-type="float">
            <text:p>0.1531</text:p>
          </table:table-cell>
          <table:table-cell table:style-name="ce51" office:value-type="float" office:value="0.129882000000009" calcext:value-type="float">
            <text:p>0.1299</text:p>
          </table:table-cell>
          <table:table-cell table:style-name="ce51" office:value-type="float" office:value="0.129813999999982" calcext:value-type="float">
            <text:p>0.1298</text:p>
          </table:table-cell>
          <table:table-cell table:style-name="ce51" office:value-type="float" office:value="0.140564999999981" calcext:value-type="float">
            <text:p>0.1406</text:p>
          </table:table-cell>
          <table:table-cell table:style-name="ce51" office:value-type="float" office:value="0.126846" calcext:value-type="float">
            <text:p>0.1268</text:p>
          </table:table-cell>
          <table:table-cell table:style-name="ce51" office:value-type="float" office:value="0.152115999999978" calcext:value-type="float">
            <text:p>0.1521</text:p>
          </table:table-cell>
          <table:table-cell table:style-name="ce51" office:value-type="float" office:value="0.166681000000011" calcext:value-type="float">
            <text:p>0.1667</text:p>
          </table:table-cell>
          <table:table-cell table:style-name="ce48" office:value-type="float" office:value="0.152542000000011" calcext:value-type="float">
            <text:p>0.1525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39" office:value-type="float" office:value="13" calcext:value-type="float">
            <text:p>13</text:p>
          </table:table-cell>
          <table:table-cell table:style-name="ce45" office:value-type="float" office:value="0.114752002687993" calcext:value-type="float">
            <text:p>0.1148</text:p>
          </table:table-cell>
          <table:table-cell table:style-name="ce48" office:value-type="float" office:value="0.115058306197" calcext:value-type="float">
            <text:p>0.1151</text:p>
          </table:table-cell>
          <table:table-cell table:style-name="ce59" office:value-type="float" office:value="0.114275069999991" calcext:value-type="float">
            <text:p>0.1143</text:p>
          </table:table-cell>
          <table:table-cell table:style-name="ce45" office:value-type="float" office:value="0.128395000000012" calcext:value-type="float">
            <text:p>0.1284</text:p>
          </table:table-cell>
          <table:table-cell table:style-name="ce51" office:value-type="float" office:value="0.126206999999994" calcext:value-type="float">
            <text:p>0.1262</text:p>
          </table:table-cell>
          <table:table-cell table:style-name="ce51" office:value-type="float" office:value="0.126562000000007" calcext:value-type="float">
            <text:p>0.1266</text:p>
          </table:table-cell>
          <table:table-cell table:style-name="ce51" office:value-type="float" office:value="0.124210000000005" calcext:value-type="float">
            <text:p>0.1242</text:p>
          </table:table-cell>
          <table:table-cell table:style-name="ce48" office:value-type="float" office:value="0.0965309999999988" calcext:value-type="float">
            <text:p>0.0965</text:p>
          </table:table-cell>
          <table:table-cell table:style-name="ce51" office:value-type="float" office:value="0.0974259999999845" calcext:value-type="float">
            <text:p>0.0974</text:p>
          </table:table-cell>
          <table:table-cell table:style-name="ce51" office:value-type="float" office:value="0.0965049999999792" calcext:value-type="float">
            <text:p>0.0965</text:p>
          </table:table-cell>
          <table:table-cell table:style-name="ce51" office:value-type="float" office:value="0.11475200000001" calcext:value-type="float">
            <text:p>0.1148</text:p>
          </table:table-cell>
          <table:table-cell table:style-name="ce51" office:value-type="float" office:value="0.115531000000004" calcext:value-type="float">
            <text:p>0.1155</text:p>
          </table:table-cell>
          <table:table-cell table:style-name="ce51" office:value-type="float" office:value="0.100457000000006" calcext:value-type="float">
            <text:p>0.1005</text:p>
          </table:table-cell>
          <table:table-cell table:style-name="ce51" office:value-type="float" office:value="0.100290999999999" calcext:value-type="float">
            <text:p>0.1003</text:p>
          </table:table-cell>
          <table:table-cell table:style-name="ce51" office:value-type="float" office:value="0.100587999999988" calcext:value-type="float">
            <text:p>0.1006</text:p>
          </table:table-cell>
          <table:table-cell table:style-name="ce51" office:value-type="float" office:value="0.100469999999973" calcext:value-type="float">
            <text:p>0.1005</text:p>
          </table:table-cell>
          <table:table-cell table:style-name="ce51" office:value-type="float" office:value="0.12191199999998" calcext:value-type="float">
            <text:p>0.1219</text:p>
          </table:table-cell>
          <table:table-cell table:style-name="ce51" office:value-type="float" office:value="0.103379999999987" calcext:value-type="float">
            <text:p>0.1034</text:p>
          </table:table-cell>
          <table:table-cell table:style-name="ce51" office:value-type="float" office:value="0.103221999999988" calcext:value-type="float">
            <text:p>0.1032</text:p>
          </table:table-cell>
          <table:table-cell table:style-name="ce51" office:value-type="float" office:value="0.111829" calcext:value-type="float">
            <text:p>0.1118</text:p>
          </table:table-cell>
          <table:table-cell table:style-name="ce51" office:value-type="float" office:value="0.102217999999993" calcext:value-type="float">
            <text:p>0.1022</text:p>
          </table:table-cell>
          <table:table-cell table:style-name="ce51" office:value-type="float" office:value="0.121771999999993" calcext:value-type="float">
            <text:p>0.1218</text:p>
          </table:table-cell>
          <table:table-cell table:style-name="ce51" office:value-type="float" office:value="0.129850000000005" calcext:value-type="float">
            <text:p>0.1299</text:p>
          </table:table-cell>
          <table:table-cell table:style-name="ce48" office:value-type="float" office:value="0.12158100000002" calcext:value-type="float">
            <text:p>0.1216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table:style-name="ce39" office:value-type="float" office:value="14" calcext:value-type="float">
            <text:p>14</text:p>
          </table:table-cell>
          <table:table-cell table:style-name="ce45" office:value-type="float" office:value="0.080985776755" calcext:value-type="float">
            <text:p>0.0810</text:p>
          </table:table-cell>
          <table:table-cell table:style-name="ce48" office:value-type="float" office:value="0.0811982143040098" calcext:value-type="float">
            <text:p>0.0812</text:p>
          </table:table-cell>
          <table:table-cell table:style-name="ce59" office:value-type="float" office:value="0.0816873599999894" calcext:value-type="float">
            <text:p>0.0817</text:p>
          </table:table-cell>
          <table:table-cell table:style-name="ce45" office:value-type="float" office:value="0.0866290000000163" calcext:value-type="float">
            <text:p>0.0866</text:p>
          </table:table-cell>
          <table:table-cell table:style-name="ce51" office:value-type="float" office:value="0.0839929999999924" calcext:value-type="float">
            <text:p>0.0840</text:p>
          </table:table-cell>
          <table:table-cell table:style-name="ce51" office:value-type="float" office:value="0.0847640000000069" calcext:value-type="float">
            <text:p>0.0848</text:p>
          </table:table-cell>
          <table:table-cell table:style-name="ce51" office:value-type="float" office:value="0.0872679999999946" calcext:value-type="float">
            <text:p>0.0873</text:p>
          </table:table-cell>
          <table:table-cell table:style-name="ce48" office:value-type="float" office:value="0.0658959999999809" calcext:value-type="float">
            <text:p>0.0659</text:p>
          </table:table-cell>
          <table:table-cell table:style-name="ce51" office:value-type="float" office:value="0.0667880000000025" calcext:value-type="float">
            <text:p>0.0668</text:p>
          </table:table-cell>
          <table:table-cell table:style-name="ce51" office:value-type="float" office:value="0.0657249999999863" calcext:value-type="float">
            <text:p>0.0657</text:p>
          </table:table-cell>
          <table:table-cell table:style-name="ce51" office:value-type="float" office:value="0.0783480000000054" calcext:value-type="float">
            <text:p>0.0783</text:p>
          </table:table-cell>
          <table:table-cell table:style-name="ce51" office:value-type="float" office:value="0.0790030000000002" calcext:value-type="float">
            <text:p>0.0790</text:p>
          </table:table-cell>
          <table:table-cell table:style-name="ce51" office:value-type="float" office:value="0.0690400000000011" calcext:value-type="float">
            <text:p>0.0690</text:p>
          </table:table-cell>
          <table:table-cell table:style-name="ce51" office:value-type="float" office:value="0.0687510000000202" calcext:value-type="float">
            <text:p>0.0688</text:p>
          </table:table-cell>
          <table:table-cell table:style-name="ce51" office:value-type="float" office:value="0.069328999999982" calcext:value-type="float">
            <text:p>0.0693</text:p>
          </table:table-cell>
          <table:table-cell table:style-name="ce51" office:value-type="float" office:value="0.0691229999999905" calcext:value-type="float">
            <text:p>0.0691</text:p>
          </table:table-cell>
          <table:table-cell table:style-name="ce51" office:value-type="float" office:value="0.0836249999999836" calcext:value-type="float">
            <text:p>0.0836</text:p>
          </table:table-cell>
          <table:table-cell table:style-name="ce51" office:value-type="float" office:value="0.0707769999999925" calcext:value-type="float">
            <text:p>0.0708</text:p>
          </table:table-cell>
          <table:table-cell table:style-name="ce51" office:value-type="float" office:value="0.0705009999999788" calcext:value-type="float">
            <text:p>0.0705</text:p>
          </table:table-cell>
          <table:table-cell table:style-name="ce51" office:value-type="float" office:value="0.0765119999999797" calcext:value-type="float">
            <text:p>0.0765</text:p>
          </table:table-cell>
          <table:table-cell table:style-name="ce51" office:value-type="float" office:value="0.0710309999999765" calcext:value-type="float">
            <text:p>0.0710</text:p>
          </table:table-cell>
          <table:table-cell table:style-name="ce51" office:value-type="float" office:value="0.0833259999999996" calcext:value-type="float">
            <text:p>0.0833</text:p>
          </table:table-cell>
          <table:table-cell table:style-name="ce51" office:value-type="float" office:value="0.0870050000000049" calcext:value-type="float">
            <text:p>0.0870</text:p>
          </table:table-cell>
          <table:table-cell table:style-name="ce48" office:value-type="float" office:value="0.0835050000000024" calcext:value-type="float">
            <text:p>0.0835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0.0362371266049877" calcext:value-type="float">
            <text:p>0.0362</text:p>
          </table:table-cell>
          <table:table-cell table:style-name="ce48" office:value-type="float" office:value="0.0363458093560212" calcext:value-type="float">
            <text:p>0.0363</text:p>
          </table:table-cell>
          <table:table-cell table:style-name="ce59" office:value-type="float" office:value="0.0384539000000075" calcext:value-type="float">
            <text:p>0.0385</text:p>
          </table:table-cell>
          <table:table-cell table:style-name="ce45" office:value-type="float" office:value="0.0388900000000092" calcext:value-type="float">
            <text:p>0.0389</text:p>
          </table:table-cell>
          <table:table-cell table:style-name="ce51" office:value-type="float" office:value="0.0363920000000064" calcext:value-type="float">
            <text:p>0.0364</text:p>
          </table:table-cell>
          <table:table-cell table:style-name="ce51" office:value-type="float" office:value="0.0375470000000178" calcext:value-type="float">
            <text:p>0.0375</text:p>
          </table:table-cell>
          <table:table-cell table:style-name="ce51" office:value-type="float" office:value="0.0412670000000048" calcext:value-type="float">
            <text:p>0.0413</text:p>
          </table:table-cell>
          <table:table-cell table:style-name="ce48" office:value-type="float" office:value="0.0286209999999869" calcext:value-type="float">
            <text:p>0.0286</text:p>
          </table:table-cell>
          <table:table-cell table:style-name="ce51" office:value-type="float" office:value="0.0294309999999882" calcext:value-type="float">
            <text:p>0.0294</text:p>
          </table:table-cell>
          <table:table-cell table:style-name="ce51" office:value-type="float" office:value="0.0283829999999909" calcext:value-type="float">
            <text:p>0.0284</text:p>
          </table:table-cell>
          <table:table-cell table:style-name="ce51" office:value-type="float" office:value="0.0348730000000046" calcext:value-type="float">
            <text:p>0.0349</text:p>
          </table:table-cell>
          <table:table-cell table:style-name="ce51" office:value-type="float" office:value="0.0355399999999975" calcext:value-type="float">
            <text:p>0.0355</text:p>
          </table:table-cell>
          <table:table-cell table:style-name="ce51" office:value-type="float" office:value="0.0304889999999887" calcext:value-type="float">
            <text:p>0.0305</text:p>
          </table:table-cell>
          <table:table-cell table:style-name="ce51" office:value-type="float" office:value="0.0302130000000034" calcext:value-type="float">
            <text:p>0.0302</text:p>
          </table:table-cell>
          <table:table-cell table:style-name="ce51" office:value-type="float" office:value="0.0308210000000031" calcext:value-type="float">
            <text:p>0.0308</text:p>
          </table:table-cell>
          <table:table-cell table:style-name="ce51" office:value-type="float" office:value="0.0306239999999889" calcext:value-type="float">
            <text:p>0.0306</text:p>
          </table:table-cell>
          <table:table-cell table:style-name="ce51" office:value-type="float" office:value="0.037903" calcext:value-type="float">
            <text:p>0.0379</text:p>
          </table:table-cell>
          <table:table-cell table:style-name="ce51" office:value-type="float" office:value="0.0312700000000063" calcext:value-type="float">
            <text:p>0.0313</text:p>
          </table:table-cell>
          <table:table-cell table:style-name="ce51" office:value-type="float" office:value="0.0310069999999882" calcext:value-type="float">
            <text:p>0.0310</text:p>
          </table:table-cell>
          <table:table-cell table:style-name="ce51" office:value-type="float" office:value="0.0341300000000047" calcext:value-type="float">
            <text:p>0.0341</text:p>
          </table:table-cell>
          <table:table-cell table:style-name="ce51" office:value-type="float" office:value="0.0319769999999835" calcext:value-type="float">
            <text:p>0.0320</text:p>
          </table:table-cell>
          <table:table-cell table:style-name="ce51" office:value-type="float" office:value="0.0370739999999898" calcext:value-type="float">
            <text:p>0.0371</text:p>
          </table:table-cell>
          <table:table-cell table:style-name="ce51" office:value-type="float" office:value="0.0385580000000232" calcext:value-type="float">
            <text:p>0.0386</text:p>
          </table:table-cell>
          <table:table-cell table:style-name="ce48" office:value-type="float" office:value="0.037965000000014" calcext:value-type="float">
            <text:p>0.038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0.00290148376097932" calcext:value-type="float">
            <text:p>0.0029</text:p>
          </table:table-cell>
          <table:table-cell table:style-name="ce48" office:value-type="float" office:value="0.00292074755100202" calcext:value-type="float">
            <text:p>0.0029</text:p>
          </table:table-cell>
          <table:table-cell table:style-name="ce59" office:value-type="float" office:value="0.00310890000000086" calcext:value-type="float">
            <text:p>0.0031</text:p>
          </table:table-cell>
          <table:table-cell table:style-name="ce45" office:value-type="float" office:value="0.00374300000001426" calcext:value-type="float">
            <text:p>0.0037</text:p>
          </table:table-cell>
          <table:table-cell table:style-name="ce51" office:value-type="float" office:value="0.00297100000000228" calcext:value-type="float">
            <text:p>0.0030</text:p>
          </table:table-cell>
          <table:table-cell table:style-name="ce51" office:value-type="float" office:value="0.0034040000000175" calcext:value-type="float">
            <text:p>0.0034</text:p>
          </table:table-cell>
          <table:table-cell table:style-name="ce51" office:value-type="float" office:value="0.00457899999997835" calcext:value-type="float">
            <text:p>0.0046</text:p>
          </table:table-cell>
          <table:table-cell table:style-name="ce48" office:value-type="float" office:value="0.00218399999999974" calcext:value-type="float">
            <text:p>0.0022</text:p>
          </table:table-cell>
          <table:table-cell table:style-name="ce51" office:value-type="float" office:value="0.00289200000000278" calcext:value-type="float">
            <text:p>0.0029</text:p>
          </table:table-cell>
          <table:table-cell table:style-name="ce51" office:value-type="float" office:value="0.00204800000000205" calcext:value-type="float">
            <text:p>0.0020</text:p>
          </table:table-cell>
          <table:table-cell table:style-name="ce51" office:value-type="float" office:value="0.00318100000001209" calcext:value-type="float">
            <text:p>0.0032</text:p>
          </table:table-cell>
          <table:table-cell table:style-name="ce51" office:value-type="float" office:value="0.00402699999997935" calcext:value-type="float">
            <text:p>0.0040</text:p>
          </table:table-cell>
          <table:table-cell table:style-name="ce51" office:value-type="float" office:value="0.00242399999999066" calcext:value-type="float">
            <text:p>0.0024</text:p>
          </table:table-cell>
          <table:table-cell table:style-name="ce51" office:value-type="float" office:value="0.00232600000001071" calcext:value-type="float">
            <text:p>0.0023</text:p>
          </table:table-cell>
          <table:table-cell table:style-name="ce51" office:value-type="float" office:value="0.00248399999998128" calcext:value-type="float">
            <text:p>0.0025</text:p>
          </table:table-cell>
          <table:table-cell table:style-name="ce51" office:value-type="float" office:value="0.00241399999998748" calcext:value-type="float">
            <text:p>0.0024</text:p>
          </table:table-cell>
          <table:table-cell table:style-name="ce51" office:value-type="float" office:value="0.00364899999999579" calcext:value-type="float">
            <text:p>0.0036</text:p>
          </table:table-cell>
          <table:table-cell table:style-name="ce51" office:value-type="float" office:value="0.00268900000000372" calcext:value-type="float">
            <text:p>0.0027</text:p>
          </table:table-cell>
          <table:table-cell table:style-name="ce51" office:value-type="float" office:value="0.00259599999998272" calcext:value-type="float">
            <text:p>0.0026</text:p>
          </table:table-cell>
          <table:table-cell table:style-name="ce51" office:value-type="float" office:value="0.00316499999999564" calcext:value-type="float">
            <text:p>0.0032</text:p>
          </table:table-cell>
          <table:table-cell table:style-name="ce51" office:value-type="float" office:value="0.00278199999999629" calcext:value-type="float">
            <text:p>0.0028</text:p>
          </table:table-cell>
          <table:table-cell table:style-name="ce51" office:value-type="float" office:value="0.00334200000000351" calcext:value-type="float">
            <text:p>0.0033</text:p>
          </table:table-cell>
          <table:table-cell table:style-name="ce51" office:value-type="float" office:value="0.00364700000000084" calcext:value-type="float">
            <text:p>0.0036</text:p>
          </table:table-cell>
          <table:table-cell table:style-name="ce48" office:value-type="float" office:value="0.00381200000001058" calcext:value-type="float">
            <text:p>0.0038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-0.00169177857802083" calcext:value-type="float">
            <text:p>-0.0017</text:p>
          </table:table-cell>
          <table:table-cell table:style-name="ce48" office:value-type="float" office:value="-0.00169271695298789" calcext:value-type="float">
            <text:p>-0.0017</text:p>
          </table:table-cell>
          <table:table-cell table:style-name="ce59" office:value-type="float" office:value="-0.00148022999999853" calcext:value-type="float">
            <text:p>-0.0015</text:p>
          </table:table-cell>
          <table:table-cell table:style-name="ce45" office:value-type="float" office:value="-0.00102799999999093" calcext:value-type="float">
            <text:p>-0.0010</text:p>
          </table:table-cell>
          <table:table-cell table:style-name="ce51" office:value-type="float" office:value="-0.00108299999999417" calcext:value-type="float">
            <text:p>-0.0011</text:p>
          </table:table-cell>
          <table:table-cell table:style-name="ce51" office:value-type="float" office:value="-0.000951999999983855" calcext:value-type="float">
            <text:p>-0.0010</text:p>
          </table:table-cell>
          <table:table-cell table:style-name="ce51" office:value-type="float" office:value="-0.00144700000001308" calcext:value-type="float">
            <text:p>-0.0014</text:p>
          </table:table-cell>
          <table:table-cell table:style-name="ce48" office:value-type="float" office:value="-0.000685000000004266" calcext:value-type="float">
            <text:p>-0.0007</text:p>
          </table:table-cell>
          <table:table-cell table:style-name="ce51" office:value-type="float" office:value="0.000731000000001814" calcext:value-type="float">
            <text:p>0.0007</text:p>
          </table:table-cell>
          <table:table-cell table:style-name="ce51" office:value-type="float" office:value="-0.000851000000011481" calcext:value-type="float">
            <text:p>-0.0009</text:p>
          </table:table-cell>
          <table:table-cell table:style-name="ce51" office:value-type="float" office:value="-0.000838999999984935" calcext:value-type="float">
            <text:p>-0.0008</text:p>
          </table:table-cell>
          <table:table-cell table:style-name="ce51" office:value-type="float" office:value="0.000945000000001528" calcext:value-type="float">
            <text:p>0.0009</text:p>
          </table:table-cell>
          <table:table-cell table:style-name="ce51" office:value-type="float" office:value="-0.000968999999997777" calcext:value-type="float">
            <text:p>-0.0010</text:p>
          </table:table-cell>
          <table:table-cell table:style-name="ce51" office:value-type="float" office:value="-0.00107399999998847" calcext:value-type="float">
            <text:p>-0.0011</text:p>
          </table:table-cell>
          <table:table-cell table:style-name="ce51" office:value-type="float" office:value="-0.00104600000000232" calcext:value-type="float">
            <text:p>-0.0010</text:p>
          </table:table-cell>
          <table:table-cell table:style-name="ce51" office:value-type="float" office:value="-0.00112000000001444" calcext:value-type="float">
            <text:p>-0.0011</text:p>
          </table:table-cell>
          <table:table-cell table:style-name="ce51" office:value-type="float" office:value="-0.00114400000001069" calcext:value-type="float">
            <text:p>-0.0011</text:p>
          </table:table-cell>
          <table:table-cell table:style-name="ce51" office:value-type="float" office:value="-0.000869999999991933" calcext:value-type="float">
            <text:p>-0.0009</text:p>
          </table:table-cell>
          <table:table-cell table:style-name="ce51" office:value-type="float" office:value="-0.000969999999995252" calcext:value-type="float">
            <text:p>-0.0010</text:p>
          </table:table-cell>
          <table:table-cell table:style-name="ce51" office:value-type="float" office:value="-0.000900000000001455" calcext:value-type="float">
            <text:p>-0.0009</text:p>
          </table:table-cell>
          <table:table-cell table:style-name="ce51" office:value-type="float" office:value="-0.000938000000019201" calcext:value-type="float">
            <text:p>-0.0009</text:p>
          </table:table-cell>
          <table:table-cell table:style-name="ce51" office:value-type="float" office:value="-0.00119700000001899" calcext:value-type="float">
            <text:p>-0.0012</text:p>
          </table:table-cell>
          <table:table-cell table:style-name="ce51" office:value-type="float" office:value="-0.0010599999999954" calcext:value-type="float">
            <text:p>-0.0011</text:p>
          </table:table-cell>
          <table:table-cell table:style-name="ce48" office:value-type="float" office:value="-0.00100199999999973" calcext:value-type="float">
            <text:p>-0.0010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table:style-name="ce39" office:value-type="float" office:value="18" calcext:value-type="float">
            <text:p>18</text:p>
          </table:table-cell>
          <table:table-cell table:style-name="ce45" office:value-type="float" office:value="-0.00125702266200278" calcext:value-type="float">
            <text:p>-0.0013</text:p>
          </table:table-cell>
          <table:table-cell table:style-name="ce48" office:value-type="float" office:value="-0.00125830561498219" calcext:value-type="float">
            <text:p>-0.0013</text:p>
          </table:table-cell>
          <table:table-cell table:style-name="ce59" office:value-type="float" office:value="-0.00111806999998976" calcext:value-type="float">
            <text:p>-0.0011</text:p>
          </table:table-cell>
          <table:table-cell table:style-name="ce45" office:value-type="float" office:value="-0.000855999999998858" calcext:value-type="float">
            <text:p>-0.0009</text:p>
          </table:table-cell>
          <table:table-cell table:style-name="ce51" office:value-type="float" office:value="-0.000901999999996406" calcext:value-type="float">
            <text:p>-0.0009</text:p>
          </table:table-cell>
          <table:table-cell table:style-name="ce51" office:value-type="float" office:value="-0.00082299999999691" calcext:value-type="float">
            <text:p>-0.0008</text:p>
          </table:table-cell>
          <table:table-cell table:style-name="ce51" office:value-type="float" office:value="-0.00110800000001632" calcext:value-type="float">
            <text:p>-0.0011</text:p>
          </table:table-cell>
          <table:table-cell table:style-name="ce48" office:value-type="float" office:value="-0.000615000000010468" calcext:value-type="float">
            <text:p>-0.0006</text:p>
          </table:table-cell>
          <table:table-cell table:style-name="ce51" office:value-type="float" office:value="0.0000739999999836982" calcext:value-type="float">
            <text:p>0.0001</text:p>
          </table:table-cell>
          <table:table-cell table:style-name="ce51" office:value-type="float" office:value="-0.000714000000016313" calcext:value-type="float">
            <text:p>-0.0007</text:p>
          </table:table-cell>
          <table:table-cell table:style-name="ce51" office:value-type="float" office:value="-0.000731000000001814" calcext:value-type="float">
            <text:p>-0.0007</text:p>
          </table:table-cell>
          <table:table-cell table:style-name="ce51" office:value-type="float" office:value="0.000163999999983844" calcext:value-type="float">
            <text:p>0.0002</text:p>
          </table:table-cell>
          <table:table-cell table:style-name="ce51" office:value-type="float" office:value="-0.000813999999991211" calcext:value-type="float">
            <text:p>-0.0008</text:p>
          </table:table-cell>
          <table:table-cell table:style-name="ce51" office:value-type="float" office:value="-0.000862999999981184" calcext:value-type="float">
            <text:p>-0.0009</text:p>
          </table:table-cell>
          <table:table-cell table:style-name="ce51" office:value-type="float" office:value="-0.00086000000001718" calcext:value-type="float">
            <text:p>-0.0009</text:p>
          </table:table-cell>
          <table:table-cell table:style-name="ce51" office:value-type="float" office:value="-0.000895000000014079" calcext:value-type="float">
            <text:p>-0.0009</text:p>
          </table:table-cell>
          <table:table-cell table:style-name="ce51" office:value-type="float" office:value="-0.000928000000016027" calcext:value-type="float">
            <text:p>-0.0009</text:p>
          </table:table-cell>
          <table:table-cell table:style-name="ce51" office:value-type="float" office:value="-0.000749000000013211" calcext:value-type="float">
            <text:p>-0.0007</text:p>
          </table:table-cell>
          <table:table-cell table:style-name="ce51" office:value-type="float" office:value="-0.000796000000008235" calcext:value-type="float">
            <text:p>-0.0008</text:p>
          </table:table-cell>
          <table:table-cell table:style-name="ce51" office:value-type="float" office:value="-0.000763000000006286" calcext:value-type="float">
            <text:p>-0.0008</text:p>
          </table:table-cell>
          <table:table-cell table:style-name="ce51" office:value-type="float" office:value="-0.000780000000020209" calcext:value-type="float">
            <text:p>-0.0008</text:p>
          </table:table-cell>
          <table:table-cell table:style-name="ce51" office:value-type="float" office:value="-0.000977000000006001" calcext:value-type="float">
            <text:p>-0.0010</text:p>
          </table:table-cell>
          <table:table-cell table:style-name="ce51" office:value-type="float" office:value="-0.000875999999976784" calcext:value-type="float">
            <text:p>-0.0009</text:p>
          </table:table-cell>
          <table:table-cell table:style-name="ce48" office:value-type="float" office:value="-0.000836999999989985" calcext:value-type="float">
            <text:p>-0.0008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.0000</text:p>
          </table:table-cell>
          <table:table-cell table:style-name="ce49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0</text:p>
          </table:table-cell>
          <table:table-cell table:style-name="ce46" office:value-type="float" office:value="0" calcext:value-type="float">
            <text:p>0.0000</text:p>
          </table:table-cell>
          <table:table-cell table:number-columns-repeated="3" table:style-name="ce52" office:value-type="float" office:value="0" calcext:value-type="float">
            <text:p>0.0000</text:p>
          </table:table-cell>
          <table:table-cell table:style-name="ce49" office:value-type="float" office:value="0" calcext:value-type="float">
            <text:p>0.0000</text:p>
          </table:table-cell>
          <table:table-cell table:number-columns-repeated="15" table:style-name="ce52" office:value-type="float" office:value="0" calcext:value-type="float">
            <text:p>0.0000</text:p>
          </table:table-cell>
          <table:table-cell table:style-name="ce49" office:value-type="float" office:value="0" calcext:value-type="float">
            <text:p>0.0000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PATH</text:p>
          </table:table-cell>
          <table:table-cell table:number-columns-repeated="2"/>
          <table:table-cell office:value-type="string" calcext:value-type="string">
            <text:p>/home/st/st_st/st_smt80127/1_ElectronStructureCalculations/neb/HOO+H_HOOH/Methods_on_m08-hxpoints</text:p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turbomole data in subfolder</text:p>
          </table:table-cell>
          <table:table-cell table:number-columns-repeated="2"/>
          <table:table-cell office:value-type="string" calcext:value-type="string">
            <text:p>/home/st/st_st/st_smt80127/1_ElectronStructureCalculations/neb/HOO+H_HOOH/Methods_on_m08-hxpoints/tmole_recycling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heories use the def2-SVP basis set!</text:p>
          </table:table-cell>
          <table:table-cell table:number-columns-repeated="1021"/>
        </table:table-row>
        <table:table-row table:style-name="ro2">
          <table:table-cell table:number-columns-repeated="17"/>
          <table:table-cell office:value-type="float" office:value="-151.21931" calcext:value-type="float">
            <text:p>-151.21931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19324" calcext:value-type="float">
            <text:p>-151.219324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19345" calcext:value-type="float">
            <text:p>-151.219345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21724" calcext:value-type="float">
            <text:p>-151.221724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24942" calcext:value-type="float">
            <text:p>-151.224942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29357" calcext:value-type="float">
            <text:p>-151.229357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35181" calcext:value-type="float">
            <text:p>-151.235181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50005" calcext:value-type="float">
            <text:p>-151.250005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50063" calcext:value-type="float">
            <text:p>-151.250063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58011" calcext:value-type="float">
            <text:p>-151.258011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66848" calcext:value-type="float">
            <text:p>-151.26684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278288" calcext:value-type="float">
            <text:p>-151.278288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303231" calcext:value-type="float">
            <text:p>-151.303231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334011" calcext:value-type="float">
            <text:p>-151.334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371353" calcext:value-type="float">
            <text:p>-151.371353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397688" calcext:value-type="float">
            <text:p>-151.397688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400587" calcext:value-type="float">
            <text:p>-151.400587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40045" calcext:value-type="float">
            <text:p>-151.40045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float" office:value="-151.399736" calcext:value-type="float">
            <text:p>-151.399736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 table:number-columns-spanned="20" table:number-rows-spanned="1">
            <text:p>Energies for theories:</text:p>
          </table:table-cell>
          <table:covered-table-cell table:number-columns-repeated="19"/>
          <table:table-cell table:number-columns-repeated="1003"/>
        </table:table-row>
        <table:table-row table:style-name="ro2">
          <table:table-cell table:style-name="ce2"/>
          <table:table-cell table:style-name="ce42" office:value-type="string" calcext:value-type="string" table:number-columns-spanned="2" table:number-rows-spanned="1">
            <text:p>CCSD(T)-f12, vtz-f12</text:p>
          </table:table-cell>
          <table:covered-table-cell/>
          <table:table-cell table:style-name="ce53" office:value-type="string" calcext:value-type="string">
            <text:p>MRCI-f12</text:p>
          </table:table-cell>
          <table:table-cell table:style-name="ce42" office:value-type="string" calcext:value-type="string" table:number-columns-spanned="5" table:number-rows-spanned="1">
            <text:p>nwchem</text:p>
          </table:table-cell>
          <table:covered-table-cell table:number-columns-repeated="4"/>
          <table:table-cell table:style-name="ce42" office:value-type="string" calcext:value-type="string" table:number-columns-spanned="16" table:number-rows-spanned="1">
            <text:p>turbomole</text:p>
          </table:table-cell>
          <table:covered-table-cell table:number-columns-repeated="15"/>
          <table:table-cell table:number-columns-repeated="999"/>
        </table:table-row>
        <table:table-row table:style-name="ro2">
          <table:table-cell table:style-name="ce38" office:value-type="string" calcext:value-type="string">
            <text:p>Point</text:p>
          </table:table-cell>
          <table:table-cell table:style-name="ce43" office:value-type="string" calcext:value-type="string">
            <text:p>f12a</text:p>
          </table:table-cell>
          <table:table-cell table:style-name="ce38" office:value-type="string" calcext:value-type="string">
            <text:p>f12b</text:p>
          </table:table-cell>
          <table:table-cell table:style-name="ce54" office:value-type="string" calcext:value-type="string">
            <text:p>vtz-f12</text:p>
          </table:table-cell>
          <table:table-cell table:style-name="ce38" office:value-type="string" calcext:value-type="string">
            <text:p>m08-hx</text:p>
          </table:table-cell>
          <table:table-cell table:style-name="ce38" office:value-type="string" calcext:value-type="string">
            <text:p>m08-so</text:p>
          </table:table-cell>
          <table:table-cell table:style-name="ce38" office:value-type="string" calcext:value-type="string">
            <text:p>m11</text:p>
          </table:table-cell>
          <table:table-cell table:style-name="ce38" office:value-type="string" calcext:value-type="string">
            <text:p>m11-l</text:p>
          </table:table-cell>
          <table:table-cell table:number-columns-repeated="2" table:style-name="ce38" office:value-type="string" calcext:value-type="string">
            <text:p>blyp:</text:p>
          </table:table-cell>
          <table:table-cell table:style-name="ce38" office:value-type="string" calcext:value-type="string">
            <text:p>blyp-d:</text:p>
          </table:table-cell>
          <table:table-cell table:style-name="ce38" office:value-type="string" calcext:value-type="string">
            <text:p>b3lyp:</text:p>
          </table:table-cell>
          <table:table-cell table:style-name="ce38" office:value-type="string" calcext:value-type="string">
            <text:p>b3lyp-d:</text:p>
          </table:table-cell>
          <table:table-cell table:style-name="ce38" office:value-type="string" calcext:value-type="string">
            <text:p>bp86:</text:p>
          </table:table-cell>
          <table:table-cell table:style-name="ce38" office:value-type="string" calcext:value-type="string">
            <text:p>bp86-d:</text:p>
          </table:table-cell>
          <table:table-cell table:style-name="ce38" office:value-type="string" calcext:value-type="string">
            <text:p>pbe:</text:p>
          </table:table-cell>
          <table:table-cell table:style-name="ce38" office:value-type="string" calcext:value-type="string">
            <text:p>pbe-d:</text:p>
          </table:table-cell>
          <table:table-cell table:style-name="ce38" office:value-type="string" calcext:value-type="string">
            <text:p>pbe0:</text:p>
          </table:table-cell>
          <table:table-cell table:style-name="ce38" office:value-type="string" calcext:value-type="string">
            <text:p>tpss:</text:p>
          </table:table-cell>
          <table:table-cell table:style-name="ce38" office:value-type="string" calcext:value-type="string">
            <text:p>tpss-d:</text:p>
          </table:table-cell>
          <table:table-cell table:style-name="ce38" office:value-type="string" calcext:value-type="string">
            <text:p>tpssh:</text:p>
          </table:table-cell>
          <table:table-cell table:style-name="ce38" office:value-type="string" calcext:value-type="string">
            <text:p>b97-d:</text:p>
          </table:table-cell>
          <table:table-cell table:style-name="ce38" office:value-type="string" calcext:value-type="string">
            <text:p>m06:</text:p>
          </table:table-cell>
          <table:table-cell table:style-name="ce38" office:value-type="string" calcext:value-type="string">
            <text:p>m06-2x</text:p>
          </table:table-cell>
          <table:table-cell table:style-name="ce38" office:value-type="string" calcext:value-type="string">
            <text:p>pw6b95</text:p>
          </table:table-cell>
          <table:table-cell table:style-name="ce38" office:value-type="string" calcext:value-type="string">
            <text:p>Point</text:p>
          </table:table-cell>
          <table:table-cell table:number-columns-repeated="998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44" office:value-type="float" office:value="-151.313511266939" calcext:value-type="float">
            <text:p>-151.3135</text:p>
          </table:table-cell>
          <table:table-cell table:style-name="ce47" office:value-type="float" office:value="-151.305936809726" calcext:value-type="float">
            <text:p>-151.3059</text:p>
          </table:table-cell>
          <table:table-cell table:style-name="ce21" office:value-type="float" office:value="-151.27346019" calcext:value-type="float">
            <text:p>-151.27346019</text:p>
          </table:table-cell>
          <table:table-cell table:style-name="ce45" office:value-type="float" office:value="-151.088216" calcext:value-type="float">
            <text:p>-151.0882</text:p>
          </table:table-cell>
          <table:table-cell table:style-name="ce51" office:value-type="float" office:value="-151.06594" calcext:value-type="float">
            <text:p>-151.0659</text:p>
          </table:table-cell>
          <table:table-cell table:style-name="ce51" office:value-type="float" office:value="-151.085046" calcext:value-type="float">
            <text:p>-151.0850</text:p>
          </table:table-cell>
          <table:table-cell table:style-name="ce51" office:value-type="float" office:value="-151.127614" calcext:value-type="float">
            <text:p>-151.1276</text:p>
          </table:table-cell>
          <table:table-cell table:style-name="ce28" office:value-type="float" office:value="-151.220045" calcext:value-type="float">
            <text:p>-151.220045</text:p>
          </table:table-cell>
          <table:table-cell office:value-type="float" office:value="-151.215998" calcext:value-type="float">
            <text:p>-151.215998</text:p>
          </table:table-cell>
          <table:table-cell office:value-type="float" office:value="-151.21931" calcext:value-type="float">
            <text:p>-151.21931</text:p>
          </table:table-cell>
          <table:table-cell table:style-name="ce21" office:value-type="float" office:value="-151.132378" calcext:value-type="float">
            <text:p>-151.132378</text:p>
          </table:table-cell>
          <table:table-cell office:value-type="float" office:value="-151.13246" calcext:value-type="float">
            <text:p>-151.13246</text:p>
          </table:table-cell>
          <table:table-cell/>
          <table:table-cell office:value-type="float" office:value="-151.255678" calcext:value-type="float">
            <text:p>-151.255678</text:p>
          </table:table-cell>
          <table:table-cell table:style-name="ce21" table:number-columns-repeated="2"/>
          <table:table-cell table:style-name="ce21" office:value-type="float" office:value="-151.0271" calcext:value-type="float">
            <text:p>-151.0271</text:p>
          </table:table-cell>
          <table:table-cell table:style-name="ce21"/>
          <table:table-cell table:style-name="ce21" office:value-type="float" office:value="-151.244818" calcext:value-type="float">
            <text:p>-151.244818</text:p>
          </table:table-cell>
          <table:table-cell table:style-name="ce21" office:value-type="float" office:value="-151.206236" calcext:value-type="float">
            <text:p>-151.206236</text:p>
          </table:table-cell>
          <table:table-cell office:value-type="float" office:value="-151.154832" calcext:value-type="float">
            <text:p>-151.154832</text:p>
          </table:table-cell>
          <table:table-cell office:value-type="float" office:value="-151.117399" calcext:value-type="float">
            <text:p>-151.117399</text:p>
          </table:table-cell>
          <table:table-cell office:value-type="float" office:value="-151.087081" calcext:value-type="float">
            <text:p>-151.087081</text:p>
          </table:table-cell>
          <table:table-cell table:style-name="ce28" office:value-type="float" office:value="-151.344906" calcext:value-type="float">
            <text:p>-151.344906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45" office:value-type="float" office:value="-151.311621954564" calcext:value-type="float">
            <text:p>-151.3116</text:p>
          </table:table-cell>
          <table:table-cell table:style-name="ce48" office:value-type="float" office:value="-151.304038711244" calcext:value-type="float">
            <text:p>-151.3040</text:p>
          </table:table-cell>
          <table:table-cell office:value-type="float" office:value="-151.27357119" calcext:value-type="float">
            <text:p>-151.27357119</text:p>
          </table:table-cell>
          <table:table-cell table:style-name="ce45" office:value-type="float" office:value="-151.091402" calcext:value-type="float">
            <text:p>-151.0914</text:p>
          </table:table-cell>
          <table:table-cell table:style-name="ce51" office:value-type="float" office:value="-151.069299" calcext:value-type="float">
            <text:p>-151.0693</text:p>
          </table:table-cell>
          <table:table-cell table:style-name="ce51" office:value-type="float" office:value="-151.089469" calcext:value-type="float">
            <text:p>-151.0895</text:p>
          </table:table-cell>
          <table:table-cell table:style-name="ce51" office:value-type="float" office:value="-151.1286" calcext:value-type="float">
            <text:p>-151.1286</text:p>
          </table:table-cell>
          <table:table-cell table:style-name="ce28" office:value-type="float" office:value="-151.221401" calcext:value-type="float">
            <text:p>-151.221401</text:p>
          </table:table-cell>
          <table:table-cell office:value-type="float" office:value="-151.21735" calcext:value-type="float">
            <text:p>-151.21735</text:p>
          </table:table-cell>
          <table:table-cell office:value-type="float" office:value="-151.219324" calcext:value-type="float">
            <text:p>-151.219324</text:p>
          </table:table-cell>
          <table:table-cell office:value-type="float" office:value="-151.134451" calcext:value-type="float">
            <text:p>-151.134451</text:p>
          </table:table-cell>
          <table:table-cell office:value-type="float" office:value="-151.134546" calcext:value-type="float">
            <text:p>-151.134546</text:p>
          </table:table-cell>
          <table:table-cell/>
          <table:table-cell office:value-type="float" office:value="-151.25569" calcext:value-type="float">
            <text:p>-151.25569</text:p>
          </table:table-cell>
          <table:table-cell table:number-columns-repeated="2"/>
          <table:table-cell office:value-type="float" office:value="-151.029358" calcext:value-type="float">
            <text:p>-151.029358</text:p>
          </table:table-cell>
          <table:table-cell/>
          <table:table-cell office:value-type="float" office:value="-151.24483" calcext:value-type="float">
            <text:p>-151.24483</text:p>
          </table:table-cell>
          <table:table-cell office:value-type="float" office:value="-151.207939" calcext:value-type="float">
            <text:p>-151.207939</text:p>
          </table:table-cell>
          <table:table-cell office:value-type="float" office:value="-151.153831" calcext:value-type="float">
            <text:p>-151.153831</text:p>
          </table:table-cell>
          <table:table-cell office:value-type="float" office:value="-151.119514" calcext:value-type="float">
            <text:p>-151.119514</text:p>
          </table:table-cell>
          <table:table-cell office:value-type="float" office:value="-151.090413" calcext:value-type="float">
            <text:p>-151.090413</text:p>
          </table:table-cell>
          <table:table-cell table:style-name="ce28" office:value-type="float" office:value="-151.347287" calcext:value-type="float">
            <text:p>-151.347287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45" office:value-type="float" office:value="-151.309304941063" calcext:value-type="float">
            <text:p>-151.3093</text:p>
          </table:table-cell>
          <table:table-cell table:style-name="ce48" office:value-type="float" office:value="-151.301704127388" calcext:value-type="float">
            <text:p>-151.3017</text:p>
          </table:table-cell>
          <table:table-cell office:value-type="float" office:value="-151.27371206" calcext:value-type="float">
            <text:p>-151.27371206</text:p>
          </table:table-cell>
          <table:table-cell table:style-name="ce45" office:value-type="float" office:value="-151.095371" calcext:value-type="float">
            <text:p>-151.0954</text:p>
          </table:table-cell>
          <table:table-cell table:style-name="ce51" office:value-type="float" office:value="-151.073495" calcext:value-type="float">
            <text:p>-151.0735</text:p>
          </table:table-cell>
          <table:table-cell table:style-name="ce51" office:value-type="float" office:value="-151.09479" calcext:value-type="float">
            <text:p>-151.0948</text:p>
          </table:table-cell>
          <table:table-cell table:style-name="ce51" office:value-type="float" office:value="-151.130067" calcext:value-type="float">
            <text:p>-151.1301</text:p>
          </table:table-cell>
          <table:table-cell table:style-name="ce28" office:value-type="float" office:value="-151.223267" calcext:value-type="float">
            <text:p>-151.223267</text:p>
          </table:table-cell>
          <table:table-cell office:value-type="float" office:value="-151.219216" calcext:value-type="float">
            <text:p>-151.219216</text:p>
          </table:table-cell>
          <table:table-cell office:value-type="float" office:value="-151.219345" calcext:value-type="float">
            <text:p>-151.219345</text:p>
          </table:table-cell>
          <table:table-cell office:value-type="float" office:value="-151.137174" calcext:value-type="float">
            <text:p>-151.137174</text:p>
          </table:table-cell>
          <table:table-cell office:value-type="float" office:value="-151.137288" calcext:value-type="float">
            <text:p>-151.137288</text:p>
          </table:table-cell>
          <table:table-cell office:value-type="float" office:value="-151.253357" calcext:value-type="float">
            <text:p>-151.253357</text:p>
          </table:table-cell>
          <table:table-cell office:value-type="float" office:value="-151.255709" calcext:value-type="float">
            <text:p>-151.255709</text:p>
          </table:table-cell>
          <table:table-cell table:number-columns-repeated="2"/>
          <table:table-cell office:value-type="float" office:value="-151.032295" calcext:value-type="float">
            <text:p>-151.032295</text:p>
          </table:table-cell>
          <table:table-cell/>
          <table:table-cell office:value-type="float" office:value="-151.24669" calcext:value-type="float">
            <text:p>-151.24669</text:p>
          </table:table-cell>
          <table:table-cell office:value-type="float" office:value="-151.210196" calcext:value-type="float">
            <text:p>-151.210196</text:p>
          </table:table-cell>
          <table:table-cell office:value-type="float" office:value="-151.157927" calcext:value-type="float">
            <text:p>-151.157927</text:p>
          </table:table-cell>
          <table:table-cell office:value-type="float" office:value="-151.122234" calcext:value-type="float">
            <text:p>-151.122234</text:p>
          </table:table-cell>
          <table:table-cell office:value-type="float" office:value="-151.094614" calcext:value-type="float">
            <text:p>-151.094614</text:p>
          </table:table-cell>
          <table:table-cell table:style-name="ce28" office:value-type="float" office:value="-151.350346" calcext:value-type="float">
            <text:p>-151.350346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45" office:value-type="float" office:value="-151.306689604947" calcext:value-type="float">
            <text:p>-151.3067</text:p>
          </table:table-cell>
          <table:table-cell table:style-name="ce48" office:value-type="float" office:value="-151.299065942146" calcext:value-type="float">
            <text:p>-151.2991</text:p>
          </table:table-cell>
          <table:table-cell office:value-type="float" office:value="-151.2738704" calcext:value-type="float">
            <text:p>-151.2738704</text:p>
          </table:table-cell>
          <table:table-cell table:style-name="ce45" office:value-type="float" office:value="-151.100075" calcext:value-type="float">
            <text:p>-151.1001</text:p>
          </table:table-cell>
          <table:table-cell table:style-name="ce51" office:value-type="float" office:value="-151.078483" calcext:value-type="float">
            <text:p>-151.0785</text:p>
          </table:table-cell>
          <table:table-cell table:style-name="ce51" office:value-type="float" office:value="-151.100876" calcext:value-type="float">
            <text:p>-151.1009</text:p>
          </table:table-cell>
          <table:table-cell table:style-name="ce51" office:value-type="float" office:value="-151.132104" calcext:value-type="float">
            <text:p>-151.1321</text:p>
          </table:table-cell>
          <table:table-cell table:style-name="ce28" office:value-type="float" office:value="-151.225616" calcext:value-type="float">
            <text:p>-151.225616</text:p>
          </table:table-cell>
          <table:table-cell office:value-type="float" office:value="-151.221564" calcext:value-type="float">
            <text:p>-151.221564</text:p>
          </table:table-cell>
          <table:table-cell office:value-type="float" office:value="-151.221724" calcext:value-type="float">
            <text:p>-151.221724</text:p>
          </table:table-cell>
          <table:table-cell office:value-type="float" office:value="-151.140494" calcext:value-type="float">
            <text:p>-151.140494</text:p>
          </table:table-cell>
          <table:table-cell office:value-type="float" office:value="-151.140634" calcext:value-type="float">
            <text:p>-151.140634</text:p>
          </table:table-cell>
          <table:table-cell office:value-type="float" office:value="-151.255595" calcext:value-type="float">
            <text:p>-151.255595</text:p>
          </table:table-cell>
          <table:table-cell office:value-type="float" office:value="-151.255736" calcext:value-type="float">
            <text:p>-151.255736</text:p>
          </table:table-cell>
          <table:table-cell table:number-columns-repeated="2"/>
          <table:table-cell office:value-type="float" office:value="-151.03586" calcext:value-type="float">
            <text:p>-151.03586</text:p>
          </table:table-cell>
          <table:table-cell office:value-type="float" office:value="-151.248892" calcext:value-type="float">
            <text:p>-151.248892</text:p>
          </table:table-cell>
          <table:table-cell office:value-type="float" office:value="-151.249026" calcext:value-type="float">
            <text:p>-151.249026</text:p>
          </table:table-cell>
          <table:table-cell office:value-type="float" office:value="-151.212975" calcext:value-type="float">
            <text:p>-151.212975</text:p>
          </table:table-cell>
          <table:table-cell office:value-type="float" office:value="-151.160132" calcext:value-type="float">
            <text:p>-151.160132</text:p>
          </table:table-cell>
          <table:table-cell office:value-type="float" office:value="-151.125639" calcext:value-type="float">
            <text:p>-151.125639</text:p>
          </table:table-cell>
          <table:table-cell office:value-type="float" office:value="-151.099567" calcext:value-type="float">
            <text:p>-151.099567</text:p>
          </table:table-cell>
          <table:table-cell table:style-name="ce28" office:value-type="float" office:value="-151.354038" calcext:value-type="float">
            <text:p>-151.354038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45" office:value-type="float" office:value="-151.303667800334" calcext:value-type="float">
            <text:p>-151.3037</text:p>
          </table:table-cell>
          <table:table-cell table:style-name="ce48" office:value-type="float" office:value="-151.296010464253" calcext:value-type="float">
            <text:p>-151.2960</text:p>
          </table:table-cell>
          <table:table-cell office:value-type="float" office:value="-151.2741209" calcext:value-type="float">
            <text:p>-151.2741209</text:p>
          </table:table-cell>
          <table:table-cell table:style-name="ce45" office:value-type="float" office:value="-151.10598" calcext:value-type="float">
            <text:p>-151.1060</text:p>
          </table:table-cell>
          <table:table-cell table:style-name="ce51" office:value-type="float" office:value="-151.084814" calcext:value-type="float">
            <text:p>-151.0848</text:p>
          </table:table-cell>
          <table:table-cell table:style-name="ce51" office:value-type="float" office:value="-151.108321" calcext:value-type="float">
            <text:p>-151.1083</text:p>
          </table:table-cell>
          <table:table-cell table:style-name="ce51" office:value-type="float" office:value="-151.134963" calcext:value-type="float">
            <text:p>-151.1350</text:p>
          </table:table-cell>
          <table:table-cell table:style-name="ce28" office:value-type="float" office:value="-151.228787" calcext:value-type="float">
            <text:p>-151.228787</text:p>
          </table:table-cell>
          <table:table-cell office:value-type="float" office:value="-151.224734" calcext:value-type="float">
            <text:p>-151.224734</text:p>
          </table:table-cell>
          <table:table-cell office:value-type="float" office:value="-151.224942" calcext:value-type="float">
            <text:p>-151.224942</text:p>
          </table:table-cell>
          <table:table-cell office:value-type="float" office:value="-151.14478" calcext:value-type="float">
            <text:p>-151.14478</text:p>
          </table:table-cell>
          <table:table-cell office:value-type="float" office:value="-151.144962" calcext:value-type="float">
            <text:p>-151.144962</text:p>
          </table:table-cell>
          <table:table-cell office:value-type="float" office:value="-151.258663" calcext:value-type="float">
            <text:p>-151.258663</text:p>
          </table:table-cell>
          <table:table-cell office:value-type="float" office:value="-151.258845" calcext:value-type="float">
            <text:p>-151.258845</text:p>
          </table:table-cell>
          <table:table-cell office:value-type="float" office:value="-151.088274" calcext:value-type="float">
            <text:p>-151.088274</text:p>
          </table:table-cell>
          <table:table-cell office:value-type="float" office:value="-151.088404" calcext:value-type="float">
            <text:p>-151.088404</text:p>
          </table:table-cell>
          <table:table-cell office:value-type="float" office:value="-151.040422" calcext:value-type="float">
            <text:p>-151.040422</text:p>
          </table:table-cell>
          <table:table-cell office:value-type="float" office:value="-151.252003" calcext:value-type="float">
            <text:p>-151.252003</text:p>
          </table:table-cell>
          <table:table-cell office:value-type="float" office:value="-151.252177" calcext:value-type="float">
            <text:p>-151.252177</text:p>
          </table:table-cell>
          <table:table-cell office:value-type="float" office:value="-151.216628" calcext:value-type="float">
            <text:p>-151.216628</text:p>
          </table:table-cell>
          <table:table-cell office:value-type="float" office:value="-151.163098" calcext:value-type="float">
            <text:p>-151.163098</text:p>
          </table:table-cell>
          <table:table-cell office:value-type="float" office:value="-151.130235" calcext:value-type="float">
            <text:p>-151.130235</text:p>
          </table:table-cell>
          <table:table-cell office:value-type="float" office:value="-151.105685" calcext:value-type="float">
            <text:p>-151.105685</text:p>
          </table:table-cell>
          <table:table-cell table:style-name="ce28" office:value-type="float" office:value="-151.358715" calcext:value-type="float">
            <text:p>-151.35871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45" office:value-type="float" office:value="-151.300211396437" calcext:value-type="float">
            <text:p>-151.3002</text:p>
          </table:table-cell>
          <table:table-cell table:style-name="ce48" office:value-type="float" office:value="-151.29250418457" calcext:value-type="float">
            <text:p>-151.2925</text:p>
          </table:table-cell>
          <table:table-cell office:value-type="float" office:value="-151.27455767" calcext:value-type="float">
            <text:p>-151.27455767</text:p>
          </table:table-cell>
          <table:table-cell table:style-name="ce45" office:value-type="float" office:value="-151.113708" calcext:value-type="float">
            <text:p>-151.1137</text:p>
          </table:table-cell>
          <table:table-cell table:style-name="ce51" office:value-type="float" office:value="-151.093126" calcext:value-type="float">
            <text:p>-151.0931</text:p>
          </table:table-cell>
          <table:table-cell table:style-name="ce51" office:value-type="float" office:value="-151.11792" calcext:value-type="float">
            <text:p>-151.1179</text:p>
          </table:table-cell>
          <table:table-cell table:style-name="ce51" office:value-type="float" office:value="-151.139052" calcext:value-type="float">
            <text:p>-151.1391</text:p>
          </table:table-cell>
          <table:table-cell table:style-name="ce28" office:value-type="float" office:value="-151.233121" calcext:value-type="float">
            <text:p>-151.233121</text:p>
          </table:table-cell>
          <table:table-cell office:value-type="float" office:value="-151.22907" calcext:value-type="float">
            <text:p>-151.22907</text:p>
          </table:table-cell>
          <table:table-cell office:value-type="float" office:value="-151.229357" calcext:value-type="float">
            <text:p>-151.229357</text:p>
          </table:table-cell>
          <table:table-cell office:value-type="float" office:value="-151.150483" calcext:value-type="float">
            <text:p>-151.150483</text:p>
          </table:table-cell>
          <table:table-cell office:value-type="float" office:value="-151.150734" calcext:value-type="float">
            <text:p>-151.150734</text:p>
          </table:table-cell>
          <table:table-cell office:value-type="float" office:value="-151.262932" calcext:value-type="float">
            <text:p>-151.262932</text:p>
          </table:table-cell>
          <table:table-cell office:value-type="float" office:value="-151.263183" calcext:value-type="float">
            <text:p>-151.263183</text:p>
          </table:table-cell>
          <table:table-cell office:value-type="float" office:value="-151.092668" calcext:value-type="float">
            <text:p>-151.092668</text:p>
          </table:table-cell>
          <table:table-cell office:value-type="float" office:value="-151.092848" calcext:value-type="float">
            <text:p>-151.092848</text:p>
          </table:table-cell>
          <table:table-cell office:value-type="float" office:value="-151.04648" calcext:value-type="float">
            <text:p>-151.04648</text:p>
          </table:table-cell>
          <table:table-cell office:value-type="float" office:value="-151.256334" calcext:value-type="float">
            <text:p>-151.256334</text:p>
          </table:table-cell>
          <table:table-cell office:value-type="float" office:value="-151.256572" calcext:value-type="float">
            <text:p>-151.256572</text:p>
          </table:table-cell>
          <table:table-cell office:value-type="float" office:value="-151.221619" calcext:value-type="float">
            <text:p>-151.221619</text:p>
          </table:table-cell>
          <table:table-cell office:value-type="float" office:value="-151.167166" calcext:value-type="float">
            <text:p>-151.167166</text:p>
          </table:table-cell>
          <table:table-cell office:value-type="float" office:value="-151.136521" calcext:value-type="float">
            <text:p>-151.136521</text:p>
          </table:table-cell>
          <table:table-cell office:value-type="float" office:value="-151.113548" calcext:value-type="float">
            <text:p>-151.113548</text:p>
          </table:table-cell>
          <table:table-cell table:style-name="ce28" office:value-type="float" office:value="-151.36488" calcext:value-type="float">
            <text:p>-151.36488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998"/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45" office:value-type="float" office:value="-151.296680295245" calcext:value-type="float">
            <text:p>-151.2967</text:p>
          </table:table-cell>
          <table:table-cell table:style-name="ce48" office:value-type="float" office:value="-151.288904881303" calcext:value-type="float">
            <text:p>-151.2889</text:p>
          </table:table-cell>
          <table:table-cell office:value-type="float" office:value="-151.27525569" calcext:value-type="float">
            <text:p>-151.27525569</text:p>
          </table:table-cell>
          <table:table-cell table:style-name="ce45" office:value-type="float" office:value="-151.123476" calcext:value-type="float">
            <text:p>-151.1235</text:p>
          </table:table-cell>
          <table:table-cell table:style-name="ce51" office:value-type="float" office:value="-151.103477" calcext:value-type="float">
            <text:p>-151.1035</text:p>
          </table:table-cell>
          <table:table-cell table:style-name="ce51" office:value-type="float" office:value="-151.129777" calcext:value-type="float">
            <text:p>-151.1298</text:p>
          </table:table-cell>
          <table:table-cell table:style-name="ce51" office:value-type="float" office:value="-151.144515" calcext:value-type="float">
            <text:p>-151.1445</text:p>
          </table:table-cell>
          <table:table-cell table:style-name="ce28" office:value-type="float" office:value="-151.238814" calcext:value-type="float">
            <text:p>-151.238814</text:p>
          </table:table-cell>
          <table:table-cell office:value-type="float" office:value="-151.234766" calcext:value-type="float">
            <text:p>-151.234766</text:p>
          </table:table-cell>
          <table:table-cell office:value-type="float" office:value="-151.235181" calcext:value-type="float">
            <text:p>-151.235181</text:p>
          </table:table-cell>
          <table:table-cell office:value-type="float" office:value="-151.157782" calcext:value-type="float">
            <text:p>-151.157782</text:p>
          </table:table-cell>
          <table:table-cell office:value-type="float" office:value="-151.158145" calcext:value-type="float">
            <text:p>-151.158145</text:p>
          </table:table-cell>
          <table:table-cell office:value-type="float" office:value="-151.268627" calcext:value-type="float">
            <text:p>-151.268627</text:p>
          </table:table-cell>
          <table:table-cell office:value-type="float" office:value="-151.26899" calcext:value-type="float">
            <text:p>-151.26899</text:p>
          </table:table-cell>
          <table:table-cell office:value-type="float" office:value="-151.098461" calcext:value-type="float">
            <text:p>-151.098461</text:p>
          </table:table-cell>
          <table:table-cell office:value-type="float" office:value="-151.09872" calcext:value-type="float">
            <text:p>-151.09872</text:p>
          </table:table-cell>
          <table:table-cell office:value-type="float" office:value="-151.054237" calcext:value-type="float">
            <text:p>-151.054237</text:p>
          </table:table-cell>
          <table:table-cell office:value-type="float" office:value="-151.262166" calcext:value-type="float">
            <text:p>-151.262166</text:p>
          </table:table-cell>
          <table:table-cell office:value-type="float" office:value="-151.262512" calcext:value-type="float">
            <text:p>-151.262512</text:p>
          </table:table-cell>
          <table:table-cell office:value-type="float" office:value="-151.228221" calcext:value-type="float">
            <text:p>-151.228221</text:p>
          </table:table-cell>
          <table:table-cell office:value-type="float" office:value="-151.172542" calcext:value-type="float">
            <text:p>-151.172542</text:p>
          </table:table-cell>
          <table:table-cell office:value-type="float" office:value="-151.144546" calcext:value-type="float">
            <text:p>-151.144546</text:p>
          </table:table-cell>
          <table:table-cell office:value-type="float" office:value="-151.123382" calcext:value-type="float">
            <text:p>-151.123382</text:p>
          </table:table-cell>
          <table:table-cell table:style-name="ce28" office:value-type="float" office:value="-151.372699" calcext:value-type="float">
            <text:p>-151.372699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45" office:value-type="float" office:value="-151.293688781239" calcext:value-type="float">
            <text:p>-151.2937</text:p>
          </table:table-cell>
          <table:table-cell table:style-name="ce48" office:value-type="float" office:value="-151.285825555132" calcext:value-type="float">
            <text:p>-151.2858</text:p>
          </table:table-cell>
          <table:table-cell office:value-type="float" office:value="-151.2763538" calcext:value-type="float">
            <text:p>-151.2763538</text:p>
          </table:table-cell>
          <table:table-cell table:style-name="ce45" office:value-type="float" office:value="-151.135044" calcext:value-type="float">
            <text:p>-151.1350</text:p>
          </table:table-cell>
          <table:table-cell table:style-name="ce51" office:value-type="float" office:value="-151.115741" calcext:value-type="float">
            <text:p>-151.1157</text:p>
          </table:table-cell>
          <table:table-cell table:style-name="ce51" office:value-type="float" office:value="-151.143537" calcext:value-type="float">
            <text:p>-151.1435</text:p>
          </table:table-cell>
          <table:table-cell table:style-name="ce51" office:value-type="float" office:value="-151.151113" calcext:value-type="float">
            <text:p>-151.1511</text:p>
          </table:table-cell>
          <table:table-cell table:style-name="ce28" office:value-type="float" office:value="-151.24596" calcext:value-type="float">
            <text:p>-151.24596</text:p>
          </table:table-cell>
          <table:table-cell office:value-type="float" office:value="-151.241912" calcext:value-type="float">
            <text:p>-151.241912</text:p>
          </table:table-cell>
          <table:table-cell office:value-type="float" office:value="-151.250005" calcext:value-type="float">
            <text:p>-151.250005</text:p>
          </table:table-cell>
          <table:table-cell office:value-type="float" office:value="-151.166714" calcext:value-type="float">
            <text:p>-151.166714</text:p>
          </table:table-cell>
          <table:table-cell office:value-type="float" office:value="-151.167227" calcext:value-type="float">
            <text:p>-151.167227</text:p>
          </table:table-cell>
          <table:table-cell office:value-type="float" office:value="-151.275843" calcext:value-type="float">
            <text:p>-151.275843</text:p>
          </table:table-cell>
          <table:table-cell office:value-type="float" office:value="-151.283989" calcext:value-type="float">
            <text:p>-151.283989</text:p>
          </table:table-cell>
          <table:table-cell office:value-type="float" office:value="-151.113399" calcext:value-type="float">
            <text:p>-151.113399</text:p>
          </table:table-cell>
          <table:table-cell office:value-type="float" office:value="-151.113766" calcext:value-type="float">
            <text:p>-151.113766</text:p>
          </table:table-cell>
          <table:table-cell office:value-type="float" office:value="-151.063719" calcext:value-type="float">
            <text:p>-151.063719</text:p>
          </table:table-cell>
          <table:table-cell office:value-type="float" office:value="-151.269646" calcext:value-type="float">
            <text:p>-151.269646</text:p>
          </table:table-cell>
          <table:table-cell office:value-type="float" office:value="-151.270134" calcext:value-type="float">
            <text:p>-151.270134</text:p>
          </table:table-cell>
          <table:table-cell office:value-type="float" office:value="-151.236544" calcext:value-type="float">
            <text:p>-151.236544</text:p>
          </table:table-cell>
          <table:table-cell office:value-type="float" office:value="-151.179329" calcext:value-type="float">
            <text:p>-151.179329</text:p>
          </table:table-cell>
          <table:table-cell office:value-type="float" office:value="-151.154239" calcext:value-type="float">
            <text:p>-151.154239</text:p>
          </table:table-cell>
          <table:table-cell office:value-type="float" office:value="-151.135124" calcext:value-type="float">
            <text:p>-151.135124</text:p>
          </table:table-cell>
          <table:table-cell table:style-name="ce28" office:value-type="float" office:value="-151.382178" calcext:value-type="float">
            <text:p>-151.382178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998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45" office:value-type="float" office:value="-151.292107915089" calcext:value-type="float">
            <text:p>-151.2921</text:p>
          </table:table-cell>
          <table:table-cell table:style-name="ce48" office:value-type="float" office:value="-151.284158205325" calcext:value-type="float">
            <text:p>-151.2842</text:p>
          </table:table-cell>
          <table:table-cell office:value-type="float" office:value="-151.27783793" calcext:value-type="float">
            <text:p>-151.27783793</text:p>
          </table:table-cell>
          <table:table-cell table:style-name="ce45" office:value-type="float" office:value="-151.146641" calcext:value-type="float">
            <text:p>-151.1466</text:p>
          </table:table-cell>
          <table:table-cell table:style-name="ce51" office:value-type="float" office:value="-151.128113" calcext:value-type="float">
            <text:p>-151.1281</text:p>
          </table:table-cell>
          <table:table-cell table:style-name="ce51" office:value-type="float" office:value="-151.15711" calcext:value-type="float">
            <text:p>-151.1571</text:p>
          </table:table-cell>
          <table:table-cell table:style-name="ce51" office:value-type="float" office:value="-151.157817" calcext:value-type="float">
            <text:p>-151.1578</text:p>
          </table:table-cell>
          <table:table-cell table:style-name="ce28" office:value-type="float" office:value="-151.253467" calcext:value-type="float">
            <text:p>-151.253467</text:p>
          </table:table-cell>
          <table:table-cell office:value-type="float" office:value="-151.249419" calcext:value-type="float">
            <text:p>-151.249419</text:p>
          </table:table-cell>
          <table:table-cell office:value-type="float" office:value="-151.250063" calcext:value-type="float">
            <text:p>-151.250063</text:p>
          </table:table-cell>
          <table:table-cell office:value-type="float" office:value="-151.175951" calcext:value-type="float">
            <text:p>-151.175951</text:p>
          </table:table-cell>
          <table:table-cell office:value-type="float" office:value="-151.176514" calcext:value-type="float">
            <text:p>-151.176514</text:p>
          </table:table-cell>
          <table:table-cell office:value-type="float" office:value="-151.283476" calcext:value-type="float">
            <text:p>-151.283476</text:p>
          </table:table-cell>
          <table:table-cell office:value-type="float" office:value="-151.284039" calcext:value-type="float">
            <text:p>-151.284039</text:p>
          </table:table-cell>
          <table:table-cell office:value-type="float" office:value="-151.113399" calcext:value-type="float">
            <text:p>-151.113399</text:p>
          </table:table-cell>
          <table:table-cell office:value-type="float" office:value="-151.113802" calcext:value-type="float">
            <text:p>-151.113802</text:p>
          </table:table-cell>
          <table:table-cell office:value-type="float" office:value="-151.073521" calcext:value-type="float">
            <text:p>-151.073521</text:p>
          </table:table-cell>
          <table:table-cell office:value-type="float" office:value="-151.277622" calcext:value-type="float">
            <text:p>-151.277622</text:p>
          </table:table-cell>
          <table:table-cell office:value-type="float" office:value="-151.278158" calcext:value-type="float">
            <text:p>-151.278158</text:p>
          </table:table-cell>
          <table:table-cell office:value-type="float" office:value="-151.245324" calcext:value-type="float">
            <text:p>-151.245324</text:p>
          </table:table-cell>
          <table:table-cell office:value-type="float" office:value="-151.186505" calcext:value-type="float">
            <text:p>-151.186505</text:p>
          </table:table-cell>
          <table:table-cell office:value-type="float" office:value="-151.164175" calcext:value-type="float">
            <text:p>-151.164175</text:p>
          </table:table-cell>
          <table:table-cell office:value-type="float" office:value="-151.147048" calcext:value-type="float">
            <text:p>-151.147048</text:p>
          </table:table-cell>
          <table:table-cell table:style-name="ce28" office:value-type="float" office:value="-151.391922" calcext:value-type="float">
            <text:p>-151.39192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-151.292081511584" calcext:value-type="float">
            <text:p>-151.2921</text:p>
          </table:table-cell>
          <table:table-cell table:style-name="ce48" office:value-type="float" office:value="-151.284049624038" calcext:value-type="float">
            <text:p>-151.2840</text:p>
          </table:table-cell>
          <table:table-cell office:value-type="float" office:value="-151.27993948" calcext:value-type="float">
            <text:p>-151.27993948</text:p>
          </table:table-cell>
          <table:table-cell table:style-name="ce45" office:value-type="float" office:value="-151.158808" calcext:value-type="float">
            <text:p>-151.1588</text:p>
          </table:table-cell>
          <table:table-cell table:style-name="ce51" office:value-type="float" office:value="-151.140941" calcext:value-type="float">
            <text:p>-151.1409</text:p>
          </table:table-cell>
          <table:table-cell table:style-name="ce51" office:value-type="float" office:value="-151.170986" calcext:value-type="float">
            <text:p>-151.1710</text:p>
          </table:table-cell>
          <table:table-cell table:style-name="ce51" office:value-type="float" office:value="-151.165049" calcext:value-type="float">
            <text:p>-151.1650</text:p>
          </table:table-cell>
          <table:table-cell table:style-name="ce28" office:value-type="float" office:value="-151.26153" calcext:value-type="float">
            <text:p>-151.26153</text:p>
          </table:table-cell>
          <table:table-cell office:value-type="float" office:value="-151.257481" calcext:value-type="float">
            <text:p>-151.257481</text:p>
          </table:table-cell>
          <table:table-cell office:value-type="float" office:value="-151.258011" calcext:value-type="float">
            <text:p>-151.258011</text:p>
          </table:table-cell>
          <table:table-cell office:value-type="float" office:value="-151.185736" calcext:value-type="float">
            <text:p>-151.185736</text:p>
          </table:table-cell>
          <table:table-cell office:value-type="float" office:value="-151.186199" calcext:value-type="float">
            <text:p>-151.186199</text:p>
          </table:table-cell>
          <table:table-cell office:value-type="float" office:value="-151.291689" calcext:value-type="float">
            <text:p>-151.291689</text:p>
          </table:table-cell>
          <table:table-cell office:value-type="float" office:value="-151.292152" calcext:value-type="float">
            <text:p>-151.292152</text:p>
          </table:table-cell>
          <table:table-cell office:value-type="float" office:value="-151.121608" calcext:value-type="float">
            <text:p>-151.121608</text:p>
          </table:table-cell>
          <table:table-cell office:value-type="float" office:value="-151.121939" calcext:value-type="float">
            <text:p>-151.121939</text:p>
          </table:table-cell>
          <table:table-cell office:value-type="float" office:value="-151.083873" calcext:value-type="float">
            <text:p>-151.083873</text:p>
          </table:table-cell>
          <table:table-cell office:value-type="float" office:value="-151.286235" calcext:value-type="float">
            <text:p>-151.286235</text:p>
          </table:table-cell>
          <table:table-cell office:value-type="float" office:value="-151.286676" calcext:value-type="float">
            <text:p>-151.286676</text:p>
          </table:table-cell>
          <table:table-cell office:value-type="float" office:value="-151.254731" calcext:value-type="float">
            <text:p>-151.254731</text:p>
          </table:table-cell>
          <table:table-cell office:value-type="float" office:value="-151.194255" calcext:value-type="float">
            <text:p>-151.194255</text:p>
          </table:table-cell>
          <table:table-cell office:value-type="float" office:value="-151.17457" calcext:value-type="float">
            <text:p>-151.17457</text:p>
          </table:table-cell>
          <table:table-cell office:value-type="float" office:value="-151.159563" calcext:value-type="float">
            <text:p>-151.159563</text:p>
          </table:table-cell>
          <table:table-cell table:style-name="ce28" office:value-type="float" office:value="-151.40219" calcext:value-type="float">
            <text:p>-151.4021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45" office:value-type="float" office:value="-151.293834094795" calcext:value-type="float">
            <text:p>-151.2938</text:p>
          </table:table-cell>
          <table:table-cell table:style-name="ce48" office:value-type="float" office:value="-151.28573137868" calcext:value-type="float">
            <text:p>-151.2857</text:p>
          </table:table-cell>
          <table:table-cell office:value-type="float" office:value="-151.28297669" calcext:value-type="float">
            <text:p>-151.28297669</text:p>
          </table:table-cell>
          <table:table-cell table:style-name="ce45" office:value-type="float" office:value="-151.172227" calcext:value-type="float">
            <text:p>-151.1722</text:p>
          </table:table-cell>
          <table:table-cell table:style-name="ce51" office:value-type="float" office:value="-151.154724" calcext:value-type="float">
            <text:p>-151.1547</text:p>
          </table:table-cell>
          <table:table-cell table:style-name="ce51" office:value-type="float" office:value="-151.185753" calcext:value-type="float">
            <text:p>-151.1858</text:p>
          </table:table-cell>
          <table:table-cell table:style-name="ce51" office:value-type="float" office:value="-151.173327" calcext:value-type="float">
            <text:p>-151.1733</text:p>
          </table:table-cell>
          <table:table-cell table:style-name="ce28" office:value-type="float" office:value="-151.270469" calcext:value-type="float">
            <text:p>-151.270469</text:p>
          </table:table-cell>
          <table:table-cell office:value-type="float" office:value="-151.26642" calcext:value-type="float">
            <text:p>-151.26642</text:p>
          </table:table-cell>
          <table:table-cell office:value-type="float" office:value="-151.266848" calcext:value-type="float">
            <text:p>-151.266848</text:p>
          </table:table-cell>
          <table:table-cell office:value-type="float" office:value="-151.196465" calcext:value-type="float">
            <text:p>-151.196465</text:p>
          </table:table-cell>
          <table:table-cell office:value-type="float" office:value="-151.19684" calcext:value-type="float">
            <text:p>-151.19684</text:p>
          </table:table-cell>
          <table:table-cell office:value-type="float" office:value="-151.300793" calcext:value-type="float">
            <text:p>-151.300793</text:p>
          </table:table-cell>
          <table:table-cell office:value-type="float" office:value="-151.301167" calcext:value-type="float">
            <text:p>-151.301167</text:p>
          </table:table-cell>
          <table:table-cell office:value-type="float" office:value="-151.130675" calcext:value-type="float">
            <text:p>-151.130675</text:p>
          </table:table-cell>
          <table:table-cell office:value-type="float" office:value="-151.130943" calcext:value-type="float">
            <text:p>-151.130943</text:p>
          </table:table-cell>
          <table:table-cell office:value-type="float" office:value="-151.095181" calcext:value-type="float">
            <text:p>-151.095181</text:p>
          </table:table-cell>
          <table:table-cell office:value-type="float" office:value="-151.295786" calcext:value-type="float">
            <text:p>-151.295786</text:p>
          </table:table-cell>
          <table:table-cell office:value-type="float" office:value="-151.296143" calcext:value-type="float">
            <text:p>-151.296143</text:p>
          </table:table-cell>
          <table:table-cell office:value-type="float" office:value="-151.265104" calcext:value-type="float">
            <text:p>-151.265104</text:p>
          </table:table-cell>
          <table:table-cell office:value-type="float" office:value="-151.202904" calcext:value-type="float">
            <text:p>-151.202904</text:p>
          </table:table-cell>
          <table:table-cell office:value-type="float" office:value="-151.18578" calcext:value-type="float">
            <text:p>-151.18578</text:p>
          </table:table-cell>
          <table:table-cell office:value-type="float" office:value="-151.173227" calcext:value-type="float">
            <text:p>-151.173227</text:p>
          </table:table-cell>
          <table:table-cell table:style-name="ce28" office:value-type="float" office:value="-151.413401" calcext:value-type="float">
            <text:p>-151.41340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-151.298640544404" calcext:value-type="float">
            <text:p>-151.2986</text:p>
          </table:table-cell>
          <table:table-cell table:style-name="ce48" office:value-type="float" office:value="-151.290484259351" calcext:value-type="float">
            <text:p>-151.2905</text:p>
          </table:table-cell>
          <table:table-cell office:value-type="float" office:value="-151.28831404" calcext:value-type="float">
            <text:p>-151.28831404</text:p>
          </table:table-cell>
          <table:table-cell table:style-name="ce45" office:value-type="float" office:value="-151.189478" calcext:value-type="float">
            <text:p>-151.1895</text:p>
          </table:table-cell>
          <table:table-cell table:style-name="ce51" office:value-type="float" office:value="-151.17194" calcext:value-type="float">
            <text:p>-151.1719</text:p>
          </table:table-cell>
          <table:table-cell table:style-name="ce51" office:value-type="float" office:value="-151.203985" calcext:value-type="float">
            <text:p>-151.2040</text:p>
          </table:table-cell>
          <table:table-cell table:style-name="ce51" office:value-type="float" office:value="-151.184555" calcext:value-type="float">
            <text:p>-151.1846</text:p>
          </table:table-cell>
          <table:table-cell table:style-name="ce28" office:value-type="float" office:value="-151.281925" calcext:value-type="float">
            <text:p>-151.281925</text:p>
          </table:table-cell>
          <table:table-cell office:value-type="float" office:value="-151.277879" calcext:value-type="float">
            <text:p>-151.277879</text:p>
          </table:table-cell>
          <table:table-cell office:value-type="float" office:value="-151.278288" calcext:value-type="float">
            <text:p>-151.278288</text:p>
          </table:table-cell>
          <table:table-cell office:value-type="float" office:value="-151.21015" calcext:value-type="float">
            <text:p>-151.21015</text:p>
          </table:table-cell>
          <table:table-cell office:value-type="float" office:value="-151.210508" calcext:value-type="float">
            <text:p>-151.210508</text:p>
          </table:table-cell>
          <table:table-cell office:value-type="float" office:value="-151.312461" calcext:value-type="float">
            <text:p>-151.312461</text:p>
          </table:table-cell>
          <table:table-cell office:value-type="float" office:value="-151.312819" calcext:value-type="float">
            <text:p>-151.312819</text:p>
          </table:table-cell>
          <table:table-cell office:value-type="float" office:value="-151.142268" calcext:value-type="float">
            <text:p>-151.142268</text:p>
          </table:table-cell>
          <table:table-cell office:value-type="float" office:value="-151.142524" calcext:value-type="float">
            <text:p>-151.142524</text:p>
          </table:table-cell>
          <table:table-cell office:value-type="float" office:value="-151.109565" calcext:value-type="float">
            <text:p>-151.109565</text:p>
          </table:table-cell>
          <table:table-cell office:value-type="float" office:value="-151.308024" calcext:value-type="float">
            <text:p>-151.308024</text:p>
          </table:table-cell>
          <table:table-cell office:value-type="float" office:value="-151.308365" calcext:value-type="float">
            <text:p>-151.308365</text:p>
          </table:table-cell>
          <table:table-cell office:value-type="float" office:value="-151.278364" calcext:value-type="float">
            <text:p>-151.278364</text:p>
          </table:table-cell>
          <table:table-cell office:value-type="float" office:value="-151.214083" calcext:value-type="float">
            <text:p>-151.214083</text:p>
          </table:table-cell>
          <table:table-cell office:value-type="float" office:value="-151.199855" calcext:value-type="float">
            <text:p>-151.199855</text:p>
          </table:table-cell>
          <table:table-cell office:value-type="float" office:value="-151.190584" calcext:value-type="float">
            <text:p>-151.190584</text:p>
          </table:table-cell>
          <table:table-cell table:style-name="ce28" office:value-type="float" office:value="-151.427674" calcext:value-type="float">
            <text:p>-151.427674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39" office:value-type="float" office:value="13" calcext:value-type="float">
            <text:p>13</text:p>
          </table:table-cell>
          <table:table-cell table:style-name="ce45" office:value-type="float" office:value="-151.317819620423" calcext:value-type="float">
            <text:p>-151.3178</text:p>
          </table:table-cell>
          <table:table-cell table:style-name="ce48" office:value-type="float" office:value="-151.309669675895" calcext:value-type="float">
            <text:p>-151.3097</text:p>
          </table:table-cell>
          <table:table-cell office:value-type="float" office:value="-151.30612489" calcext:value-type="float">
            <text:p>-151.30612489</text:p>
          </table:table-cell>
          <table:table-cell table:style-name="ce45" office:value-type="float" office:value="-151.22608" calcext:value-type="float">
            <text:p>-151.2261</text:p>
          </table:table-cell>
          <table:table-cell table:style-name="ce51" office:value-type="float" office:value="-151.208065" calcext:value-type="float">
            <text:p>-151.2081</text:p>
          </table:table-cell>
          <table:table-cell table:style-name="ce51" office:value-type="float" office:value="-151.241139" calcext:value-type="float">
            <text:p>-151.2411</text:p>
          </table:table-cell>
          <table:table-cell table:style-name="ce51" office:value-type="float" office:value="-151.211731" calcext:value-type="float">
            <text:p>-151.2117</text:p>
          </table:table-cell>
          <table:table-cell table:style-name="ce28" office:value-type="float" office:value="-151.30675" calcext:value-type="float">
            <text:p>-151.30675</text:p>
          </table:table-cell>
          <table:table-cell office:value-type="float" office:value="-151.302714" calcext:value-type="float">
            <text:p>-151.302714</text:p>
          </table:table-cell>
          <table:table-cell office:value-type="float" office:value="-151.303231" calcext:value-type="float">
            <text:p>-151.303231</text:p>
          </table:table-cell>
          <table:table-cell office:value-type="float" office:value="-151.239804" calcext:value-type="float">
            <text:p>-151.239804</text:p>
          </table:table-cell>
          <table:table-cell office:value-type="float" office:value="-151.240256" calcext:value-type="float">
            <text:p>-151.240256</text:p>
          </table:table-cell>
          <table:table-cell office:value-type="float" office:value="-151.337788" calcext:value-type="float">
            <text:p>-151.337788</text:p>
          </table:table-cell>
          <table:table-cell office:value-type="float" office:value="-151.338241" calcext:value-type="float">
            <text:p>-151.338241</text:p>
          </table:table-cell>
          <table:table-cell office:value-type="float" office:value="-151.167404" calcext:value-type="float">
            <text:p>-151.167404</text:p>
          </table:table-cell>
          <table:table-cell office:value-type="float" office:value="-151.167727" calcext:value-type="float">
            <text:p>-151.167727</text:p>
          </table:table-cell>
          <table:table-cell office:value-type="float" office:value="-151.140721" calcext:value-type="float">
            <text:p>-151.140721</text:p>
          </table:table-cell>
          <table:table-cell office:value-type="float" office:value="-151.334526" calcext:value-type="float">
            <text:p>-151.334526</text:p>
          </table:table-cell>
          <table:table-cell office:value-type="float" office:value="-151.334957" calcext:value-type="float">
            <text:p>-151.334957</text:p>
          </table:table-cell>
          <table:table-cell office:value-type="float" office:value="-151.3071" calcext:value-type="float">
            <text:p>-151.3071</text:p>
          </table:table-cell>
          <table:table-cell office:value-type="float" office:value="-151.238711" calcext:value-type="float">
            <text:p>-151.238711</text:p>
          </table:table-cell>
          <table:table-cell office:value-type="float" office:value="-151.230199" calcext:value-type="float">
            <text:p>-151.230199</text:p>
          </table:table-cell>
          <table:table-cell office:value-type="float" office:value="-151.227415" calcext:value-type="float">
            <text:p>-151.227415</text:p>
          </table:table-cell>
          <table:table-cell table:style-name="ce28" office:value-type="float" office:value="-151.458635" calcext:value-type="float">
            <text:p>-151.458635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8"/>
        </table:table-row>
        <table:table-row table:style-name="ro2">
          <table:table-cell table:style-name="ce39" office:value-type="float" office:value="14" calcext:value-type="float">
            <text:p>14</text:p>
          </table:table-cell>
          <table:table-cell table:style-name="ce45" office:value-type="float" office:value="-151.351585846356" calcext:value-type="float">
            <text:p>-151.3516</text:p>
          </table:table-cell>
          <table:table-cell table:style-name="ce48" office:value-type="float" office:value="-151.343529767788" calcext:value-type="float">
            <text:p>-151.3435</text:p>
          </table:table-cell>
          <table:table-cell office:value-type="float" office:value="-151.3387126" calcext:value-type="float">
            <text:p>-151.3387126</text:p>
          </table:table-cell>
          <table:table-cell table:style-name="ce45" office:value-type="float" office:value="-151.267846" calcext:value-type="float">
            <text:p>-151.2678</text:p>
          </table:table-cell>
          <table:table-cell table:style-name="ce51" office:value-type="float" office:value="-151.250279" calcext:value-type="float">
            <text:p>-151.2503</text:p>
          </table:table-cell>
          <table:table-cell table:style-name="ce51" office:value-type="float" office:value="-151.282937" calcext:value-type="float">
            <text:p>-151.2829</text:p>
          </table:table-cell>
          <table:table-cell table:style-name="ce51" office:value-type="float" office:value="-151.248673" calcext:value-type="float">
            <text:p>-151.2487</text:p>
          </table:table-cell>
          <table:table-cell table:style-name="ce28" office:value-type="float" office:value="-151.337385" calcext:value-type="float">
            <text:p>-151.337385</text:p>
          </table:table-cell>
          <table:table-cell office:value-type="float" office:value="-151.333352" calcext:value-type="float">
            <text:p>-151.333352</text:p>
          </table:table-cell>
          <table:table-cell office:value-type="float" office:value="-151.334011" calcext:value-type="float">
            <text:p>-151.334011</text:p>
          </table:table-cell>
          <table:table-cell office:value-type="float" office:value="-151.276208" calcext:value-type="float">
            <text:p>-151.276208</text:p>
          </table:table-cell>
          <table:table-cell office:value-type="float" office:value="-151.276784" calcext:value-type="float">
            <text:p>-151.276784</text:p>
          </table:table-cell>
          <table:table-cell office:value-type="float" office:value="-151.369205" calcext:value-type="float">
            <text:p>-151.369205</text:p>
          </table:table-cell>
          <table:table-cell office:value-type="float" office:value="-151.369781" calcext:value-type="float">
            <text:p>-151.369781</text:p>
          </table:table-cell>
          <table:table-cell office:value-type="float" office:value="-151.198663" calcext:value-type="float">
            <text:p>-151.198663</text:p>
          </table:table-cell>
          <table:table-cell office:value-type="float" office:value="-151.199074" calcext:value-type="float">
            <text:p>-151.199074</text:p>
          </table:table-cell>
          <table:table-cell office:value-type="float" office:value="-151.179008" calcext:value-type="float">
            <text:p>-151.179008</text:p>
          </table:table-cell>
          <table:table-cell office:value-type="float" office:value="-151.367129" calcext:value-type="float">
            <text:p>-151.367129</text:p>
          </table:table-cell>
          <table:table-cell office:value-type="float" office:value="-151.367678" calcext:value-type="float">
            <text:p>-151.367678</text:p>
          </table:table-cell>
          <table:table-cell office:value-type="float" office:value="-151.342417" calcext:value-type="float">
            <text:p>-151.342417</text:p>
          </table:table-cell>
          <table:table-cell office:value-type="float" office:value="-151.269898" calcext:value-type="float">
            <text:p>-151.269898</text:p>
          </table:table-cell>
          <table:table-cell office:value-type="float" office:value="-151.268645" calcext:value-type="float">
            <text:p>-151.268645</text:p>
          </table:table-cell>
          <table:table-cell office:value-type="float" office:value="-151.27026" calcext:value-type="float">
            <text:p>-151.27026</text:p>
          </table:table-cell>
          <table:table-cell table:style-name="ce28" office:value-type="float" office:value="-151.496711" calcext:value-type="float">
            <text:p>-151.496711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-151.396334496506" calcext:value-type="float">
            <text:p>-151.3963</text:p>
          </table:table-cell>
          <table:table-cell table:style-name="ce48" office:value-type="float" office:value="-151.388382172736" calcext:value-type="float">
            <text:p>-151.3884</text:p>
          </table:table-cell>
          <table:table-cell office:value-type="float" office:value="-151.38194606" calcext:value-type="float">
            <text:p>-151.38194606</text:p>
          </table:table-cell>
          <table:table-cell table:style-name="ce45" office:value-type="float" office:value="-151.315585" calcext:value-type="float">
            <text:p>-151.3156</text:p>
          </table:table-cell>
          <table:table-cell table:style-name="ce51" office:value-type="float" office:value="-151.29788" calcext:value-type="float">
            <text:p>-151.2979</text:p>
          </table:table-cell>
          <table:table-cell table:style-name="ce51" office:value-type="float" office:value="-151.330154" calcext:value-type="float">
            <text:p>-151.3302</text:p>
          </table:table-cell>
          <table:table-cell table:style-name="ce51" office:value-type="float" office:value="-151.294674" calcext:value-type="float">
            <text:p>-151.2947</text:p>
          </table:table-cell>
          <table:table-cell table:style-name="ce28" office:value-type="float" office:value="-151.37466" calcext:value-type="float">
            <text:p>-151.37466</text:p>
          </table:table-cell>
          <table:table-cell office:value-type="float" office:value="-151.370709" calcext:value-type="float">
            <text:p>-151.370709</text:p>
          </table:table-cell>
          <table:table-cell office:value-type="float" office:value="-151.371353" calcext:value-type="float">
            <text:p>-151.371353</text:p>
          </table:table-cell>
          <table:table-cell office:value-type="float" office:value="-151.319683" calcext:value-type="float">
            <text:p>-151.319683</text:p>
          </table:table-cell>
          <table:table-cell office:value-type="float" office:value="-151.320247" calcext:value-type="float">
            <text:p>-151.320247</text:p>
          </table:table-cell>
          <table:table-cell office:value-type="float" office:value="-151.407756" calcext:value-type="float">
            <text:p>-151.407756</text:p>
          </table:table-cell>
          <table:table-cell office:value-type="float" office:value="-151.408319" calcext:value-type="float">
            <text:p>-151.408319</text:p>
          </table:table-cell>
          <table:table-cell office:value-type="float" office:value="-151.237171" calcext:value-type="float">
            <text:p>-151.237171</text:p>
          </table:table-cell>
          <table:table-cell office:value-type="float" office:value="-151.237573" calcext:value-type="float">
            <text:p>-151.237573</text:p>
          </table:table-cell>
          <table:table-cell office:value-type="float" office:value="-151.22473" calcext:value-type="float">
            <text:p>-151.22473</text:p>
          </table:table-cell>
          <table:table-cell office:value-type="float" office:value="-151.406636" calcext:value-type="float">
            <text:p>-151.406636</text:p>
          </table:table-cell>
          <table:table-cell office:value-type="float" office:value="-151.407172" calcext:value-type="float">
            <text:p>-151.407172</text:p>
          </table:table-cell>
          <table:table-cell office:value-type="float" office:value="-151.384799" calcext:value-type="float">
            <text:p>-151.384799</text:p>
          </table:table-cell>
          <table:table-cell office:value-type="float" office:value="-151.308952" calcext:value-type="float">
            <text:p>-151.308952</text:p>
          </table:table-cell>
          <table:table-cell office:value-type="float" office:value="-151.314897" calcext:value-type="float">
            <text:p>-151.314897</text:p>
          </table:table-cell>
          <table:table-cell office:value-type="float" office:value="-151.318707" calcext:value-type="float">
            <text:p>-151.318707</text:p>
          </table:table-cell>
          <table:table-cell table:style-name="ce28" office:value-type="float" office:value="-151.542251" calcext:value-type="float">
            <text:p>-151.542251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8"/>
        </table:table-row>
        <table:table-row table:style-name="ro2"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-151.42967013935" calcext:value-type="float">
            <text:p>-151.4297</text:p>
          </table:table-cell>
          <table:table-cell table:style-name="ce48" office:value-type="float" office:value="-151.421807234541" calcext:value-type="float">
            <text:p>-151.4218</text:p>
          </table:table-cell>
          <table:table-cell office:value-type="float" office:value="-151.41729106" calcext:value-type="float">
            <text:p>-151.41729106</text:p>
          </table:table-cell>
          <table:table-cell table:style-name="ce45" office:value-type="float" office:value="-151.350732" calcext:value-type="float">
            <text:p>-151.3507</text:p>
          </table:table-cell>
          <table:table-cell table:style-name="ce51" office:value-type="float" office:value="-151.331301" calcext:value-type="float">
            <text:p>-151.3313</text:p>
          </table:table-cell>
          <table:table-cell table:style-name="ce51" office:value-type="float" office:value="-151.364297" calcext:value-type="float">
            <text:p>-151.3643</text:p>
          </table:table-cell>
          <table:table-cell table:style-name="ce51" office:value-type="float" office:value="-151.331362" calcext:value-type="float">
            <text:p>-151.3314</text:p>
          </table:table-cell>
          <table:table-cell table:style-name="ce28" office:value-type="float" office:value="-151.401097" calcext:value-type="float">
            <text:p>-151.401097</text:p>
          </table:table-cell>
          <table:table-cell office:value-type="float" office:value="-151.397248" calcext:value-type="float">
            <text:p>-151.397248</text:p>
          </table:table-cell>
          <table:table-cell office:value-type="float" office:value="-151.397688" calcext:value-type="float">
            <text:p>-151.397688</text:p>
          </table:table-cell>
          <table:table-cell office:value-type="float" office:value="-151.351375" calcext:value-type="float">
            <text:p>-151.351375</text:p>
          </table:table-cell>
          <table:table-cell office:value-type="float" office:value="-151.35176" calcext:value-type="float">
            <text:p>-151.35176</text:p>
          </table:table-cell>
          <table:table-cell office:value-type="float" office:value="-151.435821" calcext:value-type="float">
            <text:p>-151.435821</text:p>
          </table:table-cell>
          <table:table-cell office:value-type="float" office:value="-151.436206" calcext:value-type="float">
            <text:p>-151.436206</text:p>
          </table:table-cell>
          <table:table-cell office:value-type="float" office:value="-151.265508" calcext:value-type="float">
            <text:p>-151.265508</text:p>
          </table:table-cell>
          <table:table-cell office:value-type="float" office:value="-151.265783" calcext:value-type="float">
            <text:p>-151.265783</text:p>
          </table:table-cell>
          <table:table-cell office:value-type="float" office:value="-151.258984" calcext:value-type="float">
            <text:p>-151.258984</text:p>
          </table:table-cell>
          <table:table-cell office:value-type="float" office:value="-151.435217" calcext:value-type="float">
            <text:p>-151.435217</text:p>
          </table:table-cell>
          <table:table-cell office:value-type="float" office:value="-151.435583" calcext:value-type="float">
            <text:p>-151.435583</text:p>
          </table:table-cell>
          <table:table-cell office:value-type="float" office:value="-151.415764" calcext:value-type="float">
            <text:p>-151.415764</text:p>
          </table:table-cell>
          <table:table-cell office:value-type="float" office:value="-151.338147" calcext:value-type="float">
            <text:p>-151.338147</text:p>
          </table:table-cell>
          <table:table-cell office:value-type="float" office:value="-151.348629" calcext:value-type="float">
            <text:p>-151.348629</text:p>
          </table:table-cell>
          <table:table-cell office:value-type="float" office:value="-151.353618" calcext:value-type="float">
            <text:p>-151.353618</text:p>
          </table:table-cell>
          <table:table-cell table:style-name="ce28" office:value-type="float" office:value="-151.576404" calcext:value-type="float">
            <text:p>-151.576404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8"/>
        </table:table-row>
        <table:table-row table:style-name="ro2"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-151.434263401689" calcext:value-type="float">
            <text:p>-151.4343</text:p>
          </table:table-cell>
          <table:table-cell table:style-name="ce48" office:value-type="float" office:value="-151.426420699045" calcext:value-type="float">
            <text:p>-151.4264</text:p>
          </table:table-cell>
          <table:table-cell office:value-type="float" office:value="-151.42188019" calcext:value-type="float">
            <text:p>-151.42188019</text:p>
          </table:table-cell>
          <table:table-cell table:style-name="ce45" office:value-type="float" office:value="-151.355503" calcext:value-type="float">
            <text:p>-151.3555</text:p>
          </table:table-cell>
          <table:table-cell table:style-name="ce51" office:value-type="float" office:value="-151.335355" calcext:value-type="float">
            <text:p>-151.3354</text:p>
          </table:table-cell>
          <table:table-cell table:style-name="ce51" office:value-type="float" office:value="-151.368653" calcext:value-type="float">
            <text:p>-151.3687</text:p>
          </table:table-cell>
          <table:table-cell table:style-name="ce51" office:value-type="float" office:value="-151.337388" calcext:value-type="float">
            <text:p>-151.3374</text:p>
          </table:table-cell>
          <table:table-cell table:style-name="ce28" office:value-type="float" office:value="-151.403966" calcext:value-type="float">
            <text:p>-151.403966</text:p>
          </table:table-cell>
          <table:table-cell office:value-type="float" office:value="-151.399409" calcext:value-type="float">
            <text:p>-151.399409</text:p>
          </table:table-cell>
          <table:table-cell office:value-type="float" office:value="-151.400587" calcext:value-type="float">
            <text:p>-151.400587</text:p>
          </table:table-cell>
          <table:table-cell office:value-type="float" office:value="-151.355395" calcext:value-type="float">
            <text:p>-151.355395</text:p>
          </table:table-cell>
          <table:table-cell office:value-type="float" office:value="-151.354842" calcext:value-type="float">
            <text:p>-151.354842</text:p>
          </table:table-cell>
          <table:table-cell office:value-type="float" office:value="-151.439214" calcext:value-type="float">
            <text:p>-151.439214</text:p>
          </table:table-cell>
          <table:table-cell office:value-type="float" office:value="-151.439606" calcext:value-type="float">
            <text:p>-151.439606</text:p>
          </table:table-cell>
          <table:table-cell office:value-type="float" office:value="-151.269038" calcext:value-type="float">
            <text:p>-151.269038</text:p>
          </table:table-cell>
          <table:table-cell office:value-type="float" office:value="-151.269317" calcext:value-type="float">
            <text:p>-151.269317</text:p>
          </table:table-cell>
          <table:table-cell office:value-type="float" office:value="-151.263777" calcext:value-type="float">
            <text:p>-151.263777</text:p>
          </table:table-cell>
          <table:table-cell office:value-type="float" office:value="-151.438776" calcext:value-type="float">
            <text:p>-151.438776</text:p>
          </table:table-cell>
          <table:table-cell office:value-type="float" office:value="-151.439149" calcext:value-type="float">
            <text:p>-151.439149</text:p>
          </table:table-cell>
          <table:table-cell office:value-type="float" office:value="-151.419829" calcext:value-type="float">
            <text:p>-151.419829</text:p>
          </table:table-cell>
          <table:table-cell office:value-type="float" office:value="-151.341867" calcext:value-type="float">
            <text:p>-151.341867</text:p>
          </table:table-cell>
          <table:table-cell office:value-type="float" office:value="-151.353168" calcext:value-type="float">
            <text:p>-151.353168</text:p>
          </table:table-cell>
          <table:table-cell office:value-type="float" office:value="-151.358325" calcext:value-type="float">
            <text:p>-151.358325</text:p>
          </table:table-cell>
          <table:table-cell table:style-name="ce28" office:value-type="float" office:value="-151.581218" calcext:value-type="float">
            <text:p>-151.581218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998"/>
        </table:table-row>
        <table:table-row table:style-name="ro2">
          <table:table-cell table:style-name="ce39" office:value-type="float" office:value="18" calcext:value-type="float">
            <text:p>18</text:p>
          </table:table-cell>
          <table:table-cell table:style-name="ce45" office:value-type="float" office:value="-151.433828645773" calcext:value-type="float">
            <text:p>-151.4338</text:p>
          </table:table-cell>
          <table:table-cell table:style-name="ce48" office:value-type="float" office:value="-151.425986287707" calcext:value-type="float">
            <text:p>-151.4260</text:p>
          </table:table-cell>
          <table:table-cell office:value-type="float" office:value="-151.42151803" calcext:value-type="float">
            <text:p>-151.42151803</text:p>
          </table:table-cell>
          <table:table-cell table:style-name="ce45" office:value-type="float" office:value="-151.355331" calcext:value-type="float">
            <text:p>-151.3553</text:p>
          </table:table-cell>
          <table:table-cell table:style-name="ce51" office:value-type="float" office:value="-151.335174" calcext:value-type="float">
            <text:p>-151.3352</text:p>
          </table:table-cell>
          <table:table-cell table:style-name="ce51" office:value-type="float" office:value="-151.368524" calcext:value-type="float">
            <text:p>-151.3685</text:p>
          </table:table-cell>
          <table:table-cell table:style-name="ce51" office:value-type="float" office:value="-151.337049" calcext:value-type="float">
            <text:p>-151.3370</text:p>
          </table:table-cell>
          <table:table-cell table:style-name="ce28" office:value-type="float" office:value="-151.403896" calcext:value-type="float">
            <text:p>-151.403896</text:p>
          </table:table-cell>
          <table:table-cell office:value-type="float" office:value="-151.400066" calcext:value-type="float">
            <text:p>-151.400066</text:p>
          </table:table-cell>
          <table:table-cell office:value-type="float" office:value="-151.40045" calcext:value-type="float">
            <text:p>-151.40045</text:p>
          </table:table-cell>
          <table:table-cell office:value-type="float" office:value="-151.355287" calcext:value-type="float">
            <text:p>-151.355287</text:p>
          </table:table-cell>
          <table:table-cell office:value-type="float" office:value="-151.355623" calcext:value-type="float">
            <text:p>-151.355623</text:p>
          </table:table-cell>
          <table:table-cell office:value-type="float" office:value="-151.439059" calcext:value-type="float">
            <text:p>-151.439059</text:p>
          </table:table-cell>
          <table:table-cell office:value-type="float" office:value="-151.439395" calcext:value-type="float">
            <text:p>-151.439395</text:p>
          </table:table-cell>
          <table:table-cell office:value-type="float" office:value="-151.268852" calcext:value-type="float">
            <text:p>-151.268852</text:p>
          </table:table-cell>
          <table:table-cell office:value-type="float" office:value="-151.269092" calcext:value-type="float">
            <text:p>-151.269092</text:p>
          </table:table-cell>
          <table:table-cell office:value-type="float" office:value="-151.263561" calcext:value-type="float">
            <text:p>-151.263561</text:p>
          </table:table-cell>
          <table:table-cell office:value-type="float" office:value="-151.438655" calcext:value-type="float">
            <text:p>-151.438655</text:p>
          </table:table-cell>
          <table:table-cell office:value-type="float" office:value="-151.438975" calcext:value-type="float">
            <text:p>-151.438975</text:p>
          </table:table-cell>
          <table:table-cell office:value-type="float" office:value="-151.419692" calcext:value-type="float">
            <text:p>-151.419692</text:p>
          </table:table-cell>
          <table:table-cell office:value-type="float" office:value="-151.341709" calcext:value-type="float">
            <text:p>-151.341709</text:p>
          </table:table-cell>
          <table:table-cell office:value-type="float" office:value="-151.352948" calcext:value-type="float">
            <text:p>-151.352948</text:p>
          </table:table-cell>
          <table:table-cell office:value-type="float" office:value="-151.358141" calcext:value-type="float">
            <text:p>-151.358141</text:p>
          </table:table-cell>
          <table:table-cell table:style-name="ce28" office:value-type="float" office:value="-151.581053" calcext:value-type="float">
            <text:p>-151.581053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8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46" office:value-type="float" office:value="-151.432571623111" calcext:value-type="float">
            <text:p>-151.4326</text:p>
          </table:table-cell>
          <table:table-cell table:style-name="ce49" office:value-type="float" office:value="-151.424727982092" calcext:value-type="float">
            <text:p>-151.4247</text:p>
          </table:table-cell>
          <table:table-cell table:style-name="ce22" office:value-type="float" office:value="-151.42039996" calcext:value-type="float">
            <text:p>-151.42039996</text:p>
          </table:table-cell>
          <table:table-cell table:style-name="ce46" office:value-type="float" office:value="-151.354475" calcext:value-type="float">
            <text:p>-151.3545</text:p>
          </table:table-cell>
          <table:table-cell table:style-name="ce52" office:value-type="float" office:value="-151.334272" calcext:value-type="float">
            <text:p>-151.3343</text:p>
          </table:table-cell>
          <table:table-cell table:style-name="ce52" office:value-type="float" office:value="-151.367701" calcext:value-type="float">
            <text:p>-151.3677</text:p>
          </table:table-cell>
          <table:table-cell table:style-name="ce52" office:value-type="float" office:value="-151.335941" calcext:value-type="float">
            <text:p>-151.3359</text:p>
          </table:table-cell>
          <table:table-cell table:style-name="ce64" office:value-type="float" office:value="-151.403281" calcext:value-type="float">
            <text:p>-151.403281</text:p>
          </table:table-cell>
          <table:table-cell office:value-type="float" office:value="-151.40014" calcext:value-type="float">
            <text:p>-151.40014</text:p>
          </table:table-cell>
          <table:table-cell office:value-type="float" office:value="-151.399736" calcext:value-type="float">
            <text:p>-151.399736</text:p>
          </table:table-cell>
          <table:table-cell table:style-name="ce22" office:value-type="float" office:value="-151.354556" calcext:value-type="float">
            <text:p>-151.354556</text:p>
          </table:table-cell>
          <table:table-cell office:value-type="float" office:value="-151.355787" calcext:value-type="float">
            <text:p>-151.355787</text:p>
          </table:table-cell>
          <table:table-cell office:value-type="float" office:value="-151.438245" calcext:value-type="float">
            <text:p>-151.438245</text:p>
          </table:table-cell>
          <table:table-cell office:value-type="float" office:value="-151.438532" calcext:value-type="float">
            <text:p>-151.438532</text:p>
          </table:table-cell>
          <table:table-cell table:style-name="ce22" office:value-type="float" office:value="-151.267992" calcext:value-type="float">
            <text:p>-151.267992</text:p>
          </table:table-cell>
          <table:table-cell table:style-name="ce22" office:value-type="float" office:value="-151.268197" calcext:value-type="float">
            <text:p>-151.268197</text:p>
          </table:table-cell>
          <table:table-cell table:style-name="ce22" office:value-type="float" office:value="-151.262633" calcext:value-type="float">
            <text:p>-151.262633</text:p>
          </table:table-cell>
          <table:table-cell table:style-name="ce22" office:value-type="float" office:value="-151.437906" calcext:value-type="float">
            <text:p>-151.437906</text:p>
          </table:table-cell>
          <table:table-cell table:style-name="ce22" office:value-type="float" office:value="-151.438179" calcext:value-type="float">
            <text:p>-151.438179</text:p>
          </table:table-cell>
          <table:table-cell table:style-name="ce22" office:value-type="float" office:value="-151.418929" calcext:value-type="float">
            <text:p>-151.418929</text:p>
          </table:table-cell>
          <table:table-cell table:style-name="ce22" office:value-type="float" office:value="-151.340929" calcext:value-type="float">
            <text:p>-151.340929</text:p>
          </table:table-cell>
          <table:table-cell table:style-name="ce22" office:value-type="float" office:value="-151.351971" calcext:value-type="float">
            <text:p>-151.351971</text:p>
          </table:table-cell>
          <table:table-cell table:style-name="ce22" office:value-type="float" office:value="-151.357265" calcext:value-type="float">
            <text:p>-151.357265</text:p>
          </table:table-cell>
          <table:table-cell table:style-name="ce64" office:value-type="float" office:value="-151.580216" calcext:value-type="float">
            <text:p>-151.580216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998"/>
        </table:table-row>
        <table:table-row table:style-name="ro2">
          <table:table-cell table:number-columns-repeated="2"/>
          <table:table-cell table:style-name="ce65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PE_m06" table:style-name="ta1">
        <table:table-column table:style-name="co4" table:number-columns-repeated="19" table:default-cell-style-name="ce5"/>
        <table:table-column table:style-name="co5" table:number-columns-repeated="1005" table:default-cell-style-name="ce5"/>
        <table:table-row table:style-name="ro2">
          <table:table-cell table:style-name="ce2" office:value-type="string" calcext:value-type="string">
            <text:p>Zero Point Energies Vs ground state energi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ingle Points</text:p>
          </table:table-cell>
          <table:table-cell table:number-columns-repeated="1023"/>
        </table:table-row>
        <table:table-row table:style-name="ro2">
          <table:table-cell table:number-columns-repeated="11"/>
          <table:table-cell table:style-name="ce10"/>
          <table:table-cell/>
          <table:table-cell table:style-name="ce3"/>
          <table:table-cell table:style-name="ce4"/>
          <table:table-cell table:number-columns-repeated="1009"/>
        </table:table-row>
        <table:table-row table:style-name="ro2">
          <table:table-cell table:style-name="ce2" office:value-type="string" calcext:value-type="string">
            <text:p>Functional</text:p>
          </table:table-cell>
          <table:table-cell table:style-name="ce2" office:value-type="string" calcext:value-type="string">
            <text:p>basis</text:p>
          </table:table-cell>
          <table:table-cell table:style-name="ce2" office:value-type="string" calcext:value-type="string">
            <text:p>unit</text:p>
          </table:table-cell>
          <table:table-cell table:style-name="ce3"/>
          <table:table-cell table:style-name="ce3" office:value-type="date" office:date-value="2015-08-13" calcext:value-type="date">
            <text:p>2015-08-13</text:p>
          </table:table-cell>
          <table:table-cell table:style-name="ce4" office:value-type="time" office:time-value="PT18H32M01S" calcext:value-type="time">
            <text:p>06:32:01 P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06</text:p>
          </table:table-cell>
          <table:table-cell table:style-name="ce2" office:value-type="string" calcext:value-type="string">
            <text:p>def2-SVP</text:p>
          </table:table-cell>
          <table:table-cell table:style-name="ce2" office:value-type="string" calcext:value-type="string">
            <text:p>kJ/mol</text:p>
          </table:table-cell>
          <table:table-cell table:number-columns-repeated="9"/>
          <table:table-cell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Singlet</text:p>
          </table:table-cell>
          <table:table-cell table:style-name="ce2" office:value-type="string" calcext:value-type="string">
            <text:p>E_0</text:p>
          </table:table-cell>
          <table:table-cell table:style-name="ce2" office:value-type="string" calcext:value-type="string">
            <text:p>E_ZP</text:p>
          </table:table-cell>
          <table:table-cell/>
          <table:table-cell table:style-name="ce2" office:value-type="string" calcext:value-type="string">
            <text:p>ZP_Corr</text:p>
          </table:table-cell>
          <table:table-cell table:style-name="ce2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</text:p>
          </table:table-cell>
          <table:table-cell table:style-name="ce10" office:value-type="float" office:value="-3063.5541546215" calcext:value-type="float">
            <text:p>-3.06E+003</text:p>
          </table:table-cell>
          <table:table-cell table:style-name="ce10" office:value-type="float" office:value="-3035.8573973315" calcext:value-type="float">
            <text:p>-3.04E+003</text:p>
          </table:table-cell>
          <table:table-cell table:style-name="ce10"/>
          <table:table-cell table:style-name="ce10" office:value-type="float" office:value="27.69675729" calcext:value-type="float">
            <text:p>2.77E+001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</text:p>
          </table:table-cell>
          <table:table-cell table:style-name="ce10" office:value-type="float" office:value="-200389.81743004" calcext:value-type="float">
            <text:p>-2.00E+005</text:p>
          </table:table-cell>
          <table:table-cell table:style-name="ce10" office:value-type="float" office:value="-200332.88271272" calcext:value-type="float">
            <text:p>-2.00E+005</text:p>
          </table:table-cell>
          <table:table-cell table:style-name="ce10"/>
          <table:table-cell table:style-name="ce10" office:value-type="float" office:value="56.93471732" calcext:value-type="float">
            <text:p>5.69E+001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2_cis</text:p>
          </table:table-cell>
          <table:table-cell table:style-name="ce10" office:value-type="float" office:value="-397377.99384435" calcext:value-type="float">
            <text:p>-3.97E+005</text:p>
          </table:table-cell>
          <table:table-cell table:style-name="ce10" office:value-type="float" office:value="-397306.4935834" calcext:value-type="float">
            <text:p>-3.97E+005</text:p>
          </table:table-cell>
          <table:table-cell table:style-name="ce10"/>
          <table:table-cell table:style-name="ce10" office:value-type="float" office:value="71.50026095" calcext:value-type="float">
            <text:p>7.15E+001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2_trans</text:p>
          </table:table-cell>
          <table:table-cell table:style-name="ce10" office:value-type="float" office:value="-397377.994632" calcext:value-type="float">
            <text:p>-3.97E+005</text:p>
          </table:table-cell>
          <table:table-cell table:style-name="ce10" office:value-type="float" office:value="-397306.0256982" calcext:value-type="float">
            <text:p>-3.97E+005</text:p>
          </table:table-cell>
          <table:table-cell table:style-name="ce10"/>
          <table:table-cell table:style-name="ce10" office:value-type="float" office:value="71.9689338" calcext:value-type="float">
            <text:p>7.20E+001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2_trans_planar</text:p>
          </table:table-cell>
          <table:table-cell table:style-name="ce10" office:value-type="float" office:value="-397374.8261786" calcext:value-type="float">
            <text:p>-3.97E+005</text:p>
          </table:table-cell>
          <table:table-cell table:style-name="ce10" office:value-type="float" office:value="-397305.50174076" calcext:value-type="float">
            <text:p>-3.97E+005</text:p>
          </table:table-cell>
          <table:table-cell table:style-name="ce10"/>
          <table:table-cell table:style-name="ce10" office:value-type="float" office:value="69.32443784" calcext:value-type="float">
            <text:p>6.93E+001</text:p>
          </table:table-cell>
          <table:table-cell table:style-name="ce10"/>
          <table:table-cell table:number-columns-repeated="5"/>
          <table:table-cell table:style-name="ce10"/>
          <table:table-cell table:number-columns-repeated="1012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 table:style-name="ce10" office:value-type="float" office:value="-196566.2149285" calcext:value-type="float">
            <text:p>-1.97E+005</text:p>
          </table:table-cell>
          <table:table-cell table:style-name="ce10"/>
          <table:table-cell table:style-name="ce10" office:value-type="float" office:value="0" calcext:value-type="float">
            <text:p>0.00E+000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O2</text:p>
          </table:table-cell>
          <table:table-cell table:style-name="ce10" office:value-type="float" office:value="-394012.5830483" calcext:value-type="float">
            <text:p>-3.94E+005</text:p>
          </table:table-cell>
          <table:table-cell table:style-name="ce10" office:value-type="float" office:value="-394001.88042188" calcext:value-type="float">
            <text:p>-3.94E+005</text:p>
          </table:table-cell>
          <table:table-cell table:style-name="ce10"/>
          <table:table-cell table:style-name="ce10" office:value-type="float" office:value="10.70262642" calcext:value-type="float">
            <text:p>1.07E+001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O3</text:p>
          </table:table-cell>
          <table:table-cell table:style-name="ce10" office:value-type="float" office:value="-591066.9157089" calcext:value-type="float">
            <text:p>-5.91E+005</text:p>
          </table:table-cell>
          <table:table-cell table:style-name="ce10" office:value-type="float" office:value="-591045.73634313" calcext:value-type="float">
            <text:p>-5.91E+005</text:p>
          </table:table-cell>
          <table:table-cell table:style-name="ce10"/>
          <table:table-cell table:style-name="ce10" office:value-type="float" office:value="21.17936577" calcext:value-type="float">
            <text:p>2.12E+001</text:p>
          </table:table-cell>
          <table:table-cell table:style-name="ce10"/>
          <table:table-cell table:number-columns-repeated="5"/>
          <table:table-cell table:style-name="ce10"/>
          <table:table-cell table:number-columns-repeated="1012"/>
        </table:table-row>
        <table:table-row table:style-name="ro2">
          <table:table-cell table:style-name="ce2" office:value-type="string" calcext:value-type="string">
            <text:p>Triplet</text:p>
          </table:table-cell>
          <table:table-cell table:style-name="ce10" table:number-columns-repeated="5"/>
          <table:table-cell table:number-columns-repeated="10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</text:p>
          </table:table-cell>
          <table:table-cell table:style-name="ce10" office:value-type="float" office:value="-2301.5555085882" calcext:value-type="float">
            <text:p>-2.30E+003</text:p>
          </table:table-cell>
          <table:table-cell table:style-name="ce10" office:value-type="float" office:value="-2291.0467914982" calcext:value-type="float">
            <text:p>-2.29E+003</text:p>
          </table:table-cell>
          <table:table-cell table:style-name="ce10"/>
          <table:table-cell table:style-name="ce10" office:value-type="float" office:value="10.50871709" calcext:value-type="float">
            <text:p>1.05E+001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</text:p>
          </table:table-cell>
          <table:table-cell table:style-name="ce10" office:value-type="float" office:value="-199737.683899035" calcext:value-type="float">
            <text:p>-2.00E+005</text:p>
          </table:table-cell>
          <table:table-cell table:style-name="ce10" office:value-type="float" office:value="-199722.690053475" calcext:value-type="float">
            <text:p>-2.00E+005</text:p>
          </table:table-cell>
          <table:table-cell table:style-name="ce10"/>
          <table:table-cell table:style-name="ce10" office:value-type="float" office:value="14.99384556" calcext:value-type="float">
            <text:p>1.50E+001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2_cis</text:p>
          </table:table-cell>
          <table:table-cell table:style-name="ce10" office:value-type="float" office:value="-397173.7963695" calcext:value-type="float">
            <text:p>-3.97E+005</text:p>
          </table:table-cell>
          <table:table-cell table:style-name="ce10" office:value-type="float" office:value="-397115.66336992" calcext:value-type="float">
            <text:p>-3.97E+005</text:p>
          </table:table-cell>
          <table:table-cell table:style-name="ce10"/>
          <table:table-cell table:style-name="ce10" office:value-type="float" office:value="58.13299958" calcext:value-type="float">
            <text:p>5.81E+001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2_trans</text:p>
          </table:table-cell>
          <table:table-cell table:style-name="ce10" office:value-type="float" office:value="-397173.79453165" calcext:value-type="float">
            <text:p>-3.97E+005</text:p>
          </table:table-cell>
          <table:table-cell table:style-name="ce10" office:value-type="float" office:value="-397115.24080101" calcext:value-type="float">
            <text:p>-3.97E+005</text:p>
          </table:table-cell>
          <table:table-cell table:style-name="ce10"/>
          <table:table-cell table:style-name="ce10" office:value-type="float" office:value="58.55373064" calcext:value-type="float">
            <text:p>5.86E+001</text:p>
          </table:table-cell>
          <table:table-cell table:style-name="ce10"/>
          <table:table-cell table:number-columns-repeated="4"/>
          <table:table-cell table:style-name="ce3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2O2_trans_planar</text:p>
          </table:table-cell>
          <table:table-cell table:style-name="ce10" office:value-type="float" office:value="-397173.7764157" calcext:value-type="float">
            <text:p>-3.97E+005</text:p>
          </table:table-cell>
          <table:table-cell table:style-name="ce10" office:value-type="float" office:value="-397114.99443853" calcext:value-type="float">
            <text:p>-3.97E+005</text:p>
          </table:table-cell>
          <table:table-cell table:style-name="ce10"/>
          <table:table-cell table:style-name="ce10" office:value-type="float" office:value="58.78197717" calcext:value-type="float">
            <text:p>5.88E+001</text:p>
          </table:table-cell>
          <table:table-cell table:style-name="ce10"/>
          <table:table-cell table:number-columns-repeated="2"/>
          <table:table-cell table:style-name="ce2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 table:style-name="ce10" office:value-type="float" office:value="-196566.2149285" calcext:value-type="float">
            <text:p>-1.97E+005</text:p>
          </table:table-cell>
          <table:table-cell table:style-name="ce10"/>
          <table:table-cell table:style-name="ce10" office:value-type="float" office:value="0" calcext:value-type="float">
            <text:p>0.00E+000</text:p>
          </table:table-cell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O2</text:p>
          </table:table-cell>
          <table:table-cell table:style-name="ce10" office:value-type="float" office:value="-394170.12591325" calcext:value-type="float">
            <text:p>-3.94E+005</text:p>
          </table:table-cell>
          <table:table-cell table:style-name="ce10" office:value-type="float" office:value="-394159.44686963" calcext:value-type="float">
            <text:p>-3.94E+005</text:p>
          </table:table-cell>
          <table:table-cell table:style-name="ce10"/>
          <table:table-cell table:style-name="ce10" office:value-type="float" office:value="10.67904362" calcext:value-type="float">
            <text:p>1.07E+001</text:p>
          </table:table-cell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O3</text:p>
          </table:table-cell>
          <table:table-cell table:style-name="ce10" office:value-type="float" office:value="-590971.4772086" calcext:value-type="float">
            <text:p>-5.91E+005</text:p>
          </table:table-cell>
          <table:table-cell table:style-name="ce10" office:value-type="float" office:value="-590954.01515202" calcext:value-type="float">
            <text:p>-5.91E+005</text:p>
          </table:table-cell>
          <table:table-cell table:style-name="ce10"/>
          <table:table-cell table:style-name="ce10" office:value-type="float" office:value="17.46205658" calcext:value-type="float">
            <text:p>1.75E+001</text:p>
          </table:table-cell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 table:number-columns-repeated="1012"/>
        </table:table-row>
        <table:table-row table:style-name="ro2">
          <table:table-cell table:style-name="ce2" office:value-type="string" calcext:value-type="string">
            <text:p>Dublet</text:p>
          </table:table-cell>
          <table:table-cell table:style-name="ce10" table:number-columns-repeated="5"/>
          <table:table-cell table:number-columns-repeated="3"/>
          <table:table-cell table:style-name="ce10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 table:style-name="ce10" office:value-type="float" office:value="-1306.9817765" calcext:value-type="float">
            <text:p>-1.31E+003</text:p>
          </table:table-cell>
          <table:table-cell table:style-name="ce10"/>
          <table:table-cell table:style-name="ce10" office:value-type="float" office:value="0" calcext:value-type="float">
            <text:p>0.00E+000</text:p>
          </table:table-cell>
          <table:table-cell table:style-name="ce10"/>
          <table:table-cell table:number-columns-repeated="3"/>
          <table:table-cell table:style-name="ce10"/>
          <table:table-cell table:style-name="ce3"/>
          <table:table-cell table:number-columns-repeated="5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O</text:p>
          </table:table-cell>
          <table:table-cell table:style-name="ce10" office:value-type="float" office:value="-198569.15411057" calcext:value-type="float">
            <text:p>-1.99E+005</text:p>
          </table:table-cell>
          <table:table-cell table:style-name="ce10" office:value-type="float" office:value="-198546.56735231" calcext:value-type="float">
            <text:p>-1.99E+005</text:p>
          </table:table-cell>
          <table:table-cell table:style-name="ce10"/>
          <table:table-cell table:style-name="ce10" office:value-type="float" office:value="22.58675826" calcext:value-type="float">
            <text:p>2.26E+001</text:p>
          </table:table-cell>
          <table:table-cell table:style-name="ce10"/>
          <table:table-cell table:number-columns-repeated="5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HO2</text:p>
          </table:table-cell>
          <table:table-cell table:style-name="ce10" office:value-type="float" office:value="-395695.04834435" calcext:value-type="float">
            <text:p>-3.96E+005</text:p>
          </table:table-cell>
          <table:table-cell table:style-name="ce10" office:value-type="float" office:value="-395656.8612222" calcext:value-type="float">
            <text:p>-3.96E+005</text:p>
          </table:table-cell>
          <table:table-cell table:style-name="ce10"/>
          <table:table-cell table:style-name="ce10" office:value-type="float" office:value="38.18712215" calcext:value-type="float">
            <text:p>3.82E+001</text:p>
          </table:table-cell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table:style-name="ce10"/>
          <table:table-cell table:number-columns-repeated="1005"/>
        </table:table-row>
        <table:table-row table:style-name="ro2">
          <table:table-cell table:style-name="ce2"/>
          <table:table-cell table:style-name="ce10" table:number-columns-repeated="5"/>
          <table:table-cell table:number-columns-repeated="3"/>
          <table:table-cell table:style-name="ce10"/>
          <table:table-cell table:number-columns-repeated="8"/>
          <table:table-cell table:style-name="ce10"/>
          <table:table-cell table:number-columns-repeated="1005"/>
        </table:table-row>
        <table:table-row table:style-name="ro2">
          <table:table-cell table:number-columns-repeated="18"/>
          <table:table-cell table:style-name="ce10"/>
          <table:table-cell table:number-columns-repeated="1005"/>
        </table:table-row>
        <table:table-row table:style-name="ro2">
          <table:table-cell/>
          <table:table-cell table:style-name="ce10" table:number-columns-repeated="5"/>
          <table:table-cell table:number-columns-repeated="3"/>
          <table:table-cell table:style-name="ce10"/>
          <table:table-cell table:number-columns-repeated="8"/>
          <table:table-cell table:style-name="ce10"/>
          <table:table-cell table:number-columns-repeated="1005"/>
        </table:table-row>
        <table:table-row table:style-name="ro2">
          <table:table-cell table:style-name="ce2" office:value-type="string" calcext:value-type="string">
            <text:p>Fletcher Surface</text:p>
          </table:table-cell>
          <table:table-cell table:style-name="ce10" table:number-columns-repeated="5"/>
          <table:table-cell table:number-columns-repeated="3"/>
          <table:table-cell table:style-name="ce10"/>
          <table:table-cell table:number-columns-repeated="8"/>
          <table:table-cell table:style-name="ce10"/>
          <table:table-cell table:number-columns-repeated="1005"/>
        </table:table-row>
        <table:table-row table:style-name="ro2">
          <table:table-cell table:style-name="ce2" office:value-type="string" calcext:value-type="string">
            <text:p>Surface without admolecule, singlet</text:p>
          </table:table-cell>
          <table:table-cell table:style-name="ce10" table:number-columns-repeated="5"/>
          <table:table-cell table:number-columns-repeated="3"/>
          <table:table-cell table:style-name="ce10"/>
          <table:table-cell table:number-columns-repeated="1014"/>
        </table:table-row>
        <table:table-row table:style-name="ro2">
          <table:table-cell office:value-type="string" calcext:value-type="string">
            <text:p>17 QM H2O</text:p>
          </table:table-cell>
          <table:table-cell table:style-name="ce10" office:value-type="float" office:value="-3428461.344883" calcext:value-type="float">
            <text:p>-3.43E+006</text:p>
          </table:table-cell>
          <table:table-cell table:style-name="ce10" office:value-type="float" office:value="-3427232.09958416" calcext:value-type="float">
            <text:p>-3.43E+006</text:p>
          </table:table-cell>
          <table:table-cell table:style-name="ce10"/>
          <table:table-cell table:style-name="ce10" office:value-type="float" office:value="1229.24529884" calcext:value-type="float">
            <text:p>1.23E+003</text:p>
          </table:table-cell>
          <table:table-cell table:style-name="ce10"/>
          <table:table-cell table:number-columns-repeated="3"/>
          <table:table-cell table:style-name="ce10"/>
          <table:table-cell table:number-columns-repeated="8"/>
          <table:table-cell table:style-name="ce10"/>
          <table:table-cell table:number-columns-repeated="1005"/>
        </table:table-row>
        <table:table-row table:style-name="ro2">
          <table:table-cell table:number-columns-repeated="9"/>
          <table:table-cell table:style-name="ce10"/>
          <table:table-cell table:number-columns-repeated="8"/>
          <table:table-cell table:style-name="ce10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9"/>
          <table:table-cell table:style-name="ce10"/>
          <table:table-cell table:number-columns-repeated="8"/>
          <table:table-cell table:style-name="ce10"/>
          <table:table-cell table:number-columns-repeated="1005"/>
        </table:table-row>
        <table:table-row table:style-name="ro2" table:number-rows-repeated="2">
          <table:table-cell table:number-columns-repeated="18"/>
          <table:table-cell table:style-name="ce10"/>
          <table:table-cell table:number-columns-repeated="1005"/>
        </table:table-row>
        <table:table-row table:style-name="ro2">
          <table:table-cell table:number-columns-repeated="9"/>
          <table:table-cell table:style-name="ce10"/>
          <table:table-cell table:number-columns-repeated="8"/>
          <table:table-cell table:style-name="ce10"/>
          <table:table-cell table:number-columns-repeated="1005"/>
        </table:table-row>
        <table:table-row table:style-name="ro2">
          <table:table-cell table:number-columns-repeated="9"/>
          <table:table-cell table:style-name="ce10"/>
          <table:table-cell table:number-columns-repeated="1014"/>
        </table:table-row>
        <table:table-row table:style-name="ro2" table:number-rows-repeated="2">
          <table:table-cell table:number-columns-repeated="18"/>
          <table:table-cell table:style-name="ce10"/>
          <table:table-cell table:number-columns-repeated="1005"/>
        </table:table-row>
        <table:table-row table:style-name="ro2">
          <table:table-cell table:style-name="ce2" office:value-type="string" calcext:value-type="string">
            <text:p>Fletcher+HO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0_0_GEO_0</text:p>
          </table:table-cell>
          <table:table-cell table:style-name="ce10" office:value-type="float" office:value="-3627832.2489445" calcext:value-type="float">
            <text:p>-3.63E+006</text:p>
          </table:table-cell>
          <table:table-cell table:style-name="ce10" office:value-type="float" office:value="-3626551.16427508" calcext:value-type="float">
            <text:p>-3.63E+006</text:p>
          </table:table-cell>
          <table:table-cell table:style-name="ce10"/>
          <table:table-cell table:style-name="ce10" office:value-type="float" office:value="1281.08466942" calcext:value-type="float">
            <text:p>1.28E+003</text:p>
          </table:table-cell>
          <table:table-cell table:number-columns-repeated="3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10" office:value-type="string" calcext:value-type="string">
            <text:p>0_120_GEO_0</text:p>
          </table:table-cell>
          <table:table-cell table:style-name="ce10" office:value-type="float" office:value="-3627621.759984" calcext:value-type="float">
            <text:p>-3.63E+006</text:p>
          </table:table-cell>
          <table:table-cell table:style-name="ce10" office:value-type="float" office:value="-3626342.0839175" calcext:value-type="float">
            <text:p>-3.63E+006</text:p>
          </table:table-cell>
          <table:table-cell table:style-name="ce10"/>
          <table:table-cell table:style-name="ce10" office:value-type="float" office:value="1279.6760665" calcext:value-type="float">
            <text:p>1.28E+003</text:p>
          </table:table-cell>
          <table:table-cell table:number-columns-repeated="3"/>
          <table:table-cell table:style-name="ce10" table:number-columns-repeated="3"/>
          <table:table-cell table:number-columns-repeated="7"/>
          <table:table-cell table:style-name="ce10"/>
          <table:table-cell table:number-columns-repeated="1005"/>
        </table:table-row>
        <table:table-row table:style-name="ro2">
          <table:table-cell table:style-name="ce10" office:value-type="string" calcext:value-type="string">
            <text:p>130_0_GEO_0</text:p>
          </table:table-cell>
          <table:table-cell table:style-name="ce10" office:value-type="float" office:value="-3627839.9784165" calcext:value-type="float">
            <text:p>-3.63E+006</text:p>
          </table:table-cell>
          <table:table-cell table:style-name="ce10" office:value-type="float" office:value="-3626554.84954862" calcext:value-type="float">
            <text:p>-3.63E+006</text:p>
          </table:table-cell>
          <table:table-cell table:style-name="ce10"/>
          <table:table-cell table:style-name="ce10" office:value-type="float" office:value="1285.12886788" calcext:value-type="float">
            <text:p>1.29E+003</text:p>
          </table:table-cell>
          <table:table-cell table:number-columns-repeated="3"/>
          <table:table-cell table:style-name="ce10" table:number-columns-repeated="3"/>
          <table:table-cell table:number-columns-repeated="7"/>
          <table:table-cell table:style-name="ce10"/>
          <table:table-cell table:number-columns-repeated="1005"/>
        </table:table-row>
        <table:table-row table:style-name="ro2">
          <table:table-cell table:style-name="ce10" office:value-type="string" calcext:value-type="string">
            <text:p>130_180_GEO_0</text:p>
          </table:table-cell>
          <table:table-cell table:style-name="ce10" office:value-type="float" office:value="-3627803.5286" calcext:value-type="float">
            <text:p>-3.63E+006</text:p>
          </table:table-cell>
          <table:table-cell table:style-name="ce10" office:value-type="float" office:value="-3626522.34020138" calcext:value-type="float">
            <text:p>-3.63E+006</text:p>
          </table:table-cell>
          <table:table-cell table:style-name="ce10"/>
          <table:table-cell table:style-name="ce10" office:value-type="float" office:value="1281.18839862" calcext:value-type="float">
            <text:p>1.28E+003</text:p>
          </table:table-cell>
          <table:table-cell table:number-columns-repeated="3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10" office:value-type="string" calcext:value-type="string">
            <text:p>130_60_GEO_0</text:p>
          </table:table-cell>
          <table:table-cell table:style-name="ce10" office:value-type="float" office:value="-3627702.3497065" calcext:value-type="float">
            <text:p>-3.63E+006</text:p>
          </table:table-cell>
          <table:table-cell table:style-name="ce10" office:value-type="float" office:value="-3626426.09600424" calcext:value-type="float">
            <text:p>-3.63E+006</text:p>
          </table:table-cell>
          <table:table-cell/>
          <table:table-cell table:style-name="ce10" office:value-type="float" office:value="1276.25370226" calcext:value-type="float">
            <text:p>1.28E+003</text:p>
          </table:table-cell>
          <table:table-cell table:number-columns-repeated="3"/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10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Fletcher+HOO</text:p>
          </table:table-cell>
          <table:table-cell table:number-columns-repeated="7"/>
          <table:table-cell table:style-name="ce10" table:number-columns-repeated="2"/>
          <table:table-cell table:style-name="ce3"/>
          <table:table-cell table:style-name="ce4"/>
          <table:table-cell table:number-columns-repeated="1012"/>
        </table:table-row>
        <table:table-row table:style-name="ro2">
          <table:table-cell office:value-type="string" calcext:value-type="string">
            <text:p>0_-60_GEO_0</text:p>
          </table:table-cell>
          <table:table-cell table:style-name="ce10" office:value-type="float" office:value="-3824322.009313" calcext:value-type="float">
            <text:p>-3.82E+006</text:p>
          </table:table-cell>
          <table:table-cell table:style-name="ce10" office:value-type="float" office:value="-3823067.31001366" calcext:value-type="float">
            <text:p>-3.82E+006</text:p>
          </table:table-cell>
          <table:table-cell table:style-name="ce10"/>
          <table:table-cell table:style-name="ce10" office:value-type="float" office:value="1254.69929934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0_-60_GEO_1</text:p>
          </table:table-cell>
          <table:table-cell table:style-name="ce10" office:value-type="float" office:value="-3824262.935563" calcext:value-type="float">
            <text:p>-3.82E+006</text:p>
          </table:table-cell>
          <table:table-cell table:style-name="ce10" office:value-type="float" office:value="-3823010.02071484" calcext:value-type="float">
            <text:p>-3.82E+006</text:p>
          </table:table-cell>
          <table:table-cell table:style-name="ce10"/>
          <table:table-cell table:style-name="ce10" office:value-type="float" office:value="1252.91484816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0_180_GEO_0</text:p>
          </table:table-cell>
          <table:table-cell table:style-name="ce10" office:value-type="float" office:value="-3824266.564004" calcext:value-type="float">
            <text:p>-3.82E+006</text:p>
          </table:table-cell>
          <table:table-cell table:style-name="ce10" office:value-type="float" office:value="-3823013.73775851" calcext:value-type="float">
            <text:p>-3.82E+006</text:p>
          </table:table-cell>
          <table:table-cell table:style-name="ce10"/>
          <table:table-cell table:style-name="ce10" office:value-type="float" office:value="1252.82624549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0_180_GEO_1</text:p>
          </table:table-cell>
          <table:table-cell table:style-name="ce10" office:value-type="float" office:value="-3824372.56069" calcext:value-type="float">
            <text:p>-3.82E+006</text:p>
          </table:table-cell>
          <table:table-cell table:style-name="ce10" office:value-type="float" office:value="-3823118.85478789" calcext:value-type="float">
            <text:p>-3.82E+006</text:p>
          </table:table-cell>
          <table:table-cell table:style-name="ce10"/>
          <table:table-cell table:style-name="ce10" office:value-type="float" office:value="1253.70590211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0_60_GEO_1</text:p>
          </table:table-cell>
          <table:table-cell table:style-name="ce10" office:value-type="float" office:value="-3824371.1718005" calcext:value-type="float">
            <text:p>-3.82E+006</text:p>
          </table:table-cell>
          <table:table-cell table:style-name="ce10" office:value-type="float" office:value="-3823117.07124266" calcext:value-type="float">
            <text:p>-3.82E+006</text:p>
          </table:table-cell>
          <table:table-cell table:style-name="ce10"/>
          <table:table-cell table:style-name="ce10" office:value-type="float" office:value="1254.10055784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0_60_GEO_2</text:p>
          </table:table-cell>
          <table:table-cell table:style-name="ce10" office:value-type="float" office:value="-3824495.1899185" calcext:value-type="float">
            <text:p>-3.82E+006</text:p>
          </table:table-cell>
          <table:table-cell table:style-name="ce10" office:value-type="float" office:value="-3823243.25782982" calcext:value-type="float">
            <text:p>-3.82E+006</text:p>
          </table:table-cell>
          <table:table-cell table:style-name="ce10"/>
          <table:table-cell table:style-name="ce10" office:value-type="float" office:value="1251.93208868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0_60_GEO_3</text:p>
          </table:table-cell>
          <table:table-cell table:style-name="ce10" office:value-type="float" office:value="-3824291.138684" calcext:value-type="float">
            <text:p>-3.82E+006</text:p>
          </table:table-cell>
          <table:table-cell table:style-name="ce10" office:value-type="float" office:value="-3823042.41083039" calcext:value-type="float">
            <text:p>-3.82E+006</text:p>
          </table:table-cell>
          <table:table-cell table:style-name="ce10"/>
          <table:table-cell table:style-name="ce10" office:value-type="float" office:value="1248.72785361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180_-60_GEO_0</text:p>
          </table:table-cell>
          <table:table-cell table:style-name="ce10" office:value-type="float" office:value="-3824304.2793115" calcext:value-type="float">
            <text:p>-3.82E+006</text:p>
          </table:table-cell>
          <table:table-cell table:style-name="ce10" office:value-type="float" office:value="-3823053.57831251" calcext:value-type="float">
            <text:p>-3.82E+006</text:p>
          </table:table-cell>
          <table:table-cell table:style-name="ce10"/>
          <table:table-cell table:style-name="ce10" office:value-type="float" office:value="1250.70099899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180_-60_GEO_1</text:p>
          </table:table-cell>
          <table:table-cell table:style-name="ce10" office:value-type="float" office:value="-3824270.9092065" calcext:value-type="float">
            <text:p>-3.82E+006</text:p>
          </table:table-cell>
          <table:table-cell table:style-name="ce10" office:value-type="float" office:value="-3823017.31491851" calcext:value-type="float">
            <text:p>-3.82E+006</text:p>
          </table:table-cell>
          <table:table-cell table:style-name="ce10"/>
          <table:table-cell table:style-name="ce10" office:value-type="float" office:value="1253.59428799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180_-60_GEO_3</text:p>
          </table:table-cell>
          <table:table-cell table:style-name="ce10" office:value-type="float" office:value="-3824327.076528" calcext:value-type="float">
            <text:p>-3.82E+006</text:p>
          </table:table-cell>
          <table:table-cell table:style-name="ce10" office:value-type="float" office:value="-3823075.45257076" calcext:value-type="float">
            <text:p>-3.82E+006</text:p>
          </table:table-cell>
          <table:table-cell table:style-name="ce10"/>
          <table:table-cell table:style-name="ce10" office:value-type="float" office:value="1251.62395724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180_180_GEO_3</text:p>
          </table:table-cell>
          <table:table-cell table:style-name="ce10" office:value-type="float" office:value="-3824274.8789625" calcext:value-type="float">
            <text:p>-3.82E+006</text:p>
          </table:table-cell>
          <table:table-cell table:style-name="ce10" office:value-type="float" office:value="-3823022.28636835" calcext:value-type="float">
            <text:p>-3.82E+006</text:p>
          </table:table-cell>
          <table:table-cell table:style-name="ce10"/>
          <table:table-cell table:style-name="ce10" office:value-type="float" office:value="1252.59259415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180_60_GEO_3</text:p>
          </table:table-cell>
          <table:table-cell table:style-name="ce10" office:value-type="float" office:value="-3824303.730582" calcext:value-type="float">
            <text:p>-3.82E+006</text:p>
          </table:table-cell>
          <table:table-cell table:style-name="ce10" office:value-type="float" office:value="-3823051.61661964" calcext:value-type="float">
            <text:p>-3.82E+006</text:p>
          </table:table-cell>
          <table:table-cell table:style-name="ce10"/>
          <table:table-cell table:style-name="ce10" office:value-type="float" office:value="1252.11396236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90_-60_GEO_3</text:p>
          </table:table-cell>
          <table:table-cell table:style-name="ce10" office:value-type="float" office:value="-3824350.863558" calcext:value-type="float">
            <text:p>-3.82E+006</text:p>
          </table:table-cell>
          <table:table-cell table:style-name="ce10" office:value-type="float" office:value="-3823100.88425345" calcext:value-type="float">
            <text:p>-3.82E+006</text:p>
          </table:table-cell>
          <table:table-cell table:style-name="ce10"/>
          <table:table-cell table:style-name="ce10" office:value-type="float" office:value="1249.97930455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90_180_GEO_0</text:p>
          </table:table-cell>
          <table:table-cell table:style-name="ce10" office:value-type="float" office:value="-3824325.03914" calcext:value-type="float">
            <text:p>-3.82E+006</text:p>
          </table:table-cell>
          <table:table-cell table:style-name="ce10" office:value-type="float" office:value="-3823072.66066556" calcext:value-type="float">
            <text:p>-3.82E+006</text:p>
          </table:table-cell>
          <table:table-cell table:style-name="ce10"/>
          <table:table-cell table:style-name="ce10" office:value-type="float" office:value="1252.37847444" calcext:value-type="float">
            <text:p>1.25E+003</text:p>
          </table:table-cell>
          <table:table-cell table:number-columns-repeated="3"/>
          <table:table-cell table:style-name="ce10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90_60_GEO_0</text:p>
          </table:table-cell>
          <table:table-cell table:style-name="ce10" office:value-type="float" office:value="-3824323.1514055" calcext:value-type="float">
            <text:p>-3.82E+006</text:p>
          </table:table-cell>
          <table:table-cell table:style-name="ce10" office:value-type="float" office:value="-3823071.37086864" calcext:value-type="float">
            <text:p>-3.82E+006</text:p>
          </table:table-cell>
          <table:table-cell table:style-name="ce10"/>
          <table:table-cell table:style-name="ce10" office:value-type="float" office:value="1251.78053686" calcext:value-type="float">
            <text:p>1.25E+003</text:p>
          </table:table-cell>
          <table:table-cell table:number-columns-repeated="4"/>
          <table:table-cell table:style-name="ce10"/>
          <table:table-cell table:number-columns-repeated="1014"/>
        </table:table-row>
        <table:table-row table:style-name="ro2">
          <table:table-cell office:value-type="string" calcext:value-type="string">
            <text:p>90_60_GEO_3</text:p>
          </table:table-cell>
          <table:table-cell table:style-name="ce10" office:value-type="float" office:value="-3824300.7086315" calcext:value-type="float">
            <text:p>-3.82E+006</text:p>
          </table:table-cell>
          <table:table-cell table:style-name="ce10" office:value-type="float" office:value="-3823052.07360684" calcext:value-type="float">
            <text:p>-3.82E+006</text:p>
          </table:table-cell>
          <table:table-cell table:style-name="ce10"/>
          <table:table-cell table:style-name="ce10" office:value-type="float" office:value="1248.63502466" calcext:value-type="float">
            <text:p>1.25E+003</text:p>
          </table:table-cell>
          <table:table-cell table:number-columns-repeated="1019"/>
        </table:table-row>
        <table:table-row table:style-name="ro2" table:number-rows-repeated="2">
          <table:table-cell table:number-columns-repeated="9"/>
          <table:table-cell table:style-name="ce10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9"/>
          <table:table-cell table:style-name="ce10"/>
          <table:table-cell table:number-columns-repeated="1014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PE_m06-d3" table:style-name="ta1">
        <table:table-column table:style-name="co4" table:number-columns-repeated="11" table:default-cell-style-name="ce5"/>
        <table:table-column table:style-name="co5" table:number-columns-repeated="1013" table:default-cell-style-name="ce5"/>
        <table:table-row table:style-name="ro2">
          <table:table-cell table:style-name="ce2" office:value-type="string" calcext:value-type="string">
            <text:p>Zero Point Energies Vs ground state energi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ingle Poi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unctional</text:p>
          </table:table-cell>
          <table:table-cell table:style-name="ce67" office:value-type="string" calcext:value-type="string">
            <text:p>basis</text:p>
          </table:table-cell>
          <table:table-cell table:style-name="ce67" office:value-type="string" calcext:value-type="string">
            <text:p>unit</text:p>
          </table:table-cell>
          <table:table-cell table:style-name="ce10"/>
          <table:table-cell table:style-name="ce3" office:value-type="date" office:date-value="2015-08-13" calcext:value-type="date">
            <text:p>2015-08-13</text:p>
          </table:table-cell>
          <table:table-cell table:style-name="ce4" office:value-type="time" office:time-value="PT18H32M01S" calcext:value-type="time">
            <text:p>06:32:01 P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06-d3</text:p>
          </table:table-cell>
          <table:table-cell table:style-name="ce67" office:value-type="string" calcext:value-type="string">
            <text:p>def2-SVP</text:p>
          </table:table-cell>
          <table:table-cell table:style-name="ce67" office:value-type="string" calcext:value-type="string">
            <text:p>kJ/mol</text:p>
          </table:table-cell>
          <table:table-cell table:style-name="ce10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Singlet</text:p>
          </table:table-cell>
          <table:table-cell table:style-name="ce67" office:value-type="string" calcext:value-type="string">
            <text:p>E_0</text:p>
          </table:table-cell>
          <table:table-cell table:style-name="ce67" office:value-type="string" calcext:value-type="string">
            <text:p>E_ZP</text:p>
          </table:table-cell>
          <table:table-cell table:style-name="ce10"/>
          <table:table-cell table:style-name="ce67" office:value-type="string" calcext:value-type="string">
            <text:p>ZP_Corr</text:p>
          </table:table-cell>
          <table:table-cell table:style-name="ce67"/>
          <table:table-cell table:number-columns-repeated="1018"/>
        </table:table-row>
        <table:table-row table:style-name="ro2">
          <table:table-cell office:value-type="string" calcext:value-type="string">
            <text:p>H2</text:p>
          </table:table-cell>
          <table:table-cell table:style-name="ce10" office:value-type="float" office:value="-3063.823528296" calcext:value-type="float">
            <text:p>-3.06E+003</text:p>
          </table:table-cell>
          <table:table-cell table:style-name="ce10" office:value-type="float" office:value="-3037.103577696" calcext:value-type="float">
            <text:p>-3.04E+003</text:p>
          </table:table-cell>
          <table:table-cell table:style-name="ce10"/>
          <table:table-cell table:style-name="ce10" office:value-type="float" office:value="26.7199506" calcext:value-type="float">
            <text:p>2.67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H2O</text:p>
          </table:table-cell>
          <table:table-cell table:style-name="ce10" office:value-type="float" office:value="-200389.81743004" calcext:value-type="float">
            <text:p>-2.00E+005</text:p>
          </table:table-cell>
          <table:table-cell table:style-name="ce10" office:value-type="float" office:value="-200332.88398577" calcext:value-type="float">
            <text:p>-2.00E+005</text:p>
          </table:table-cell>
          <table:table-cell table:style-name="ce10"/>
          <table:table-cell table:style-name="ce10" office:value-type="float" office:value="56.93344427" calcext:value-type="float">
            <text:p>5.69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H2O2_cis</text:p>
          </table:table-cell>
          <table:table-cell table:style-name="ce10" office:value-type="float" office:value="-397378.01169775" calcext:value-type="float">
            <text:p>-3.97E+005</text:p>
          </table:table-cell>
          <table:table-cell table:style-name="ce10" office:value-type="float" office:value="-397306.5133852" calcext:value-type="float">
            <text:p>-3.97E+005</text:p>
          </table:table-cell>
          <table:table-cell table:style-name="ce10"/>
          <table:table-cell table:style-name="ce10" office:value-type="float" office:value="71.49831255" calcext:value-type="float">
            <text:p>7.15E+001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H2O2_trans</text:p>
          </table:table-cell>
          <table:table-cell table:style-name="ce10" office:value-type="float" office:value="-397378.01274795" calcext:value-type="float">
            <text:p>-3.97E+005</text:p>
          </table:table-cell>
          <table:table-cell table:style-name="ce10" office:value-type="float" office:value="-397306.04569863" calcext:value-type="float">
            <text:p>-3.97E+005</text:p>
          </table:table-cell>
          <table:table-cell table:style-name="ce10"/>
          <table:table-cell table:style-name="ce10" office:value-type="float" office:value="71.96704932" calcext:value-type="float">
            <text:p>7.20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H2O2_trans_planar</text:p>
          </table:table-cell>
          <table:table-cell table:style-name="ce10" office:value-type="float" office:value="-397374.85164595" calcext:value-type="float">
            <text:p>-3.97E+005</text:p>
          </table:table-cell>
          <table:table-cell table:style-name="ce10" office:value-type="float" office:value="-397305.52872672" calcext:value-type="float">
            <text:p>-3.97E+005</text:p>
          </table:table-cell>
          <table:table-cell table:style-name="ce10"/>
          <table:table-cell table:style-name="ce10" office:value-type="float" office:value="69.32291923" calcext:value-type="float">
            <text:p>6.93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 table:style-name="ce10" office:value-type="float" office:value="-196566.2149285" calcext:value-type="float">
            <text:p>-1.97E+005</text:p>
          </table:table-cell>
          <table:table-cell table:style-name="ce10"/>
          <table:table-cell table:style-name="ce10" office:value-type="float" office:value="0" calcext:value-type="float">
            <text:p>0.00E+00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O2</text:p>
          </table:table-cell>
          <table:table-cell table:style-name="ce10" office:value-type="float" office:value="-394012.58331085" calcext:value-type="float">
            <text:p>-3.94E+005</text:p>
          </table:table-cell>
          <table:table-cell table:style-name="ce10" office:value-type="float" office:value="-394001.86673328" calcext:value-type="float">
            <text:p>-3.94E+005</text:p>
          </table:table-cell>
          <table:table-cell table:style-name="ce10"/>
          <table:table-cell table:style-name="ce10" office:value-type="float" office:value="10.71657757" calcext:value-type="float">
            <text:p>1.07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O3</text:p>
          </table:table-cell>
          <table:table-cell table:style-name="ce10" office:value-type="float" office:value="-591066.9209599" calcext:value-type="float">
            <text:p>-5.91E+005</text:p>
          </table:table-cell>
          <table:table-cell table:style-name="ce10" office:value-type="float" office:value="-591045.80376963" calcext:value-type="float">
            <text:p>-5.91E+005</text:p>
          </table:table-cell>
          <table:table-cell table:style-name="ce10"/>
          <table:table-cell table:style-name="ce10" office:value-type="float" office:value="21.11719027" calcext:value-type="float">
            <text:p>2.11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table:style-name="ce2" office:value-type="string" calcext:value-type="string">
            <text:p>Triplet</text:p>
          </table:table-cell>
          <table:table-cell table:style-name="ce10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H2</text:p>
          </table:table-cell>
          <table:table-cell table:style-name="ce10" office:value-type="float" office:value="-2301.5607456731" calcext:value-type="float">
            <text:p>-2.30E+003</text:p>
          </table:table-cell>
          <table:table-cell table:style-name="ce10" office:value-type="float" office:value="-2291.0527335831" calcext:value-type="float">
            <text:p>-2.29E+003</text:p>
          </table:table-cell>
          <table:table-cell table:style-name="ce10"/>
          <table:table-cell table:style-name="ce10" office:value-type="float" office:value="10.50801209" calcext:value-type="float">
            <text:p>1.05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H2O</text:p>
          </table:table-cell>
          <table:table-cell table:style-name="ce10" office:value-type="float" office:value="-199737.697499125" calcext:value-type="float">
            <text:p>-2.00E+005</text:p>
          </table:table-cell>
          <table:table-cell table:style-name="ce10" office:value-type="float" office:value="-199722.707320565" calcext:value-type="float">
            <text:p>-2.00E+005</text:p>
          </table:table-cell>
          <table:table-cell table:style-name="ce10"/>
          <table:table-cell table:style-name="ce10" office:value-type="float" office:value="14.99017856" calcext:value-type="float">
            <text:p>1.50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H2O2_cis</text:p>
          </table:table-cell>
          <table:table-cell table:style-name="ce10" office:value-type="float" office:value="-397173.83338905" calcext:value-type="float">
            <text:p>-3.97E+005</text:p>
          </table:table-cell>
          <table:table-cell table:style-name="ce10" office:value-type="float" office:value="-397115.7676222" calcext:value-type="float">
            <text:p>-3.97E+005</text:p>
          </table:table-cell>
          <table:table-cell table:style-name="ce10"/>
          <table:table-cell table:style-name="ce10" office:value-type="float" office:value="58.06576685" calcext:value-type="float">
            <text:p>5.81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H2O2_trans</text:p>
          </table:table-cell>
          <table:table-cell table:style-name="ce10" office:value-type="float" office:value="-397173.8415281" calcext:value-type="float">
            <text:p>-3.97E+005</text:p>
          </table:table-cell>
          <table:table-cell table:style-name="ce10" office:value-type="float" office:value="-397115.43842202" calcext:value-type="float">
            <text:p>-3.97E+005</text:p>
          </table:table-cell>
          <table:table-cell table:style-name="ce10"/>
          <table:table-cell table:style-name="ce10" office:value-type="float" office:value="58.40310608" calcext:value-type="float">
            <text:p>5.84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H2O2_trans_planar</text:p>
          </table:table-cell>
          <table:table-cell table:style-name="ce10" office:value-type="float" office:value="-397173.8315512" calcext:value-type="float">
            <text:p>-3.97E+005</text:p>
          </table:table-cell>
          <table:table-cell table:style-name="ce10" office:value-type="float" office:value="-397115.99942949" calcext:value-type="float">
            <text:p>-3.97E+005</text:p>
          </table:table-cell>
          <table:table-cell table:style-name="ce10"/>
          <table:table-cell table:style-name="ce10" office:value-type="float" office:value="57.83212171" calcext:value-type="float">
            <text:p>5.78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 table:style-name="ce10" office:value-type="float" office:value="-196826.577887" calcext:value-type="float">
            <text:p>-1.97E+005</text:p>
          </table:table-cell>
          <table:table-cell table:style-name="ce10"/>
          <table:table-cell table:style-name="ce10" office:value-type="float" office:value="0" calcext:value-type="float">
            <text:p>0.00E+00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O2</text:p>
          </table:table-cell>
          <table:table-cell table:style-name="ce10" office:value-type="float" office:value="-394170.12591325" calcext:value-type="float">
            <text:p>-3.94E+005</text:p>
          </table:table-cell>
          <table:table-cell table:style-name="ce10" office:value-type="float" office:value="-394159.44540616" calcext:value-type="float">
            <text:p>-3.94E+005</text:p>
          </table:table-cell>
          <table:table-cell table:style-name="ce10"/>
          <table:table-cell table:style-name="ce10" office:value-type="float" office:value="10.68050709" calcext:value-type="float">
            <text:p>1.07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O3</text:p>
          </table:table-cell>
          <table:table-cell table:style-name="ce10" office:value-type="float" office:value="-590971.47747115" calcext:value-type="float">
            <text:p>-5.91E+005</text:p>
          </table:table-cell>
          <table:table-cell table:style-name="ce10" office:value-type="float" office:value="-590954.05451749" calcext:value-type="float">
            <text:p>-5.91E+005</text:p>
          </table:table-cell>
          <table:table-cell table:style-name="ce10"/>
          <table:table-cell table:style-name="ce10" office:value-type="float" office:value="17.42295366" calcext:value-type="float">
            <text:p>1.74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table:style-name="ce2" office:value-type="string" calcext:value-type="string">
            <text:p>Dublet</text:p>
          </table:table-cell>
          <table:table-cell table:style-name="ce10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 table:style-name="ce10" office:value-type="float" office:value="-1306.9817765" calcext:value-type="float">
            <text:p>-1.31E+003</text:p>
          </table:table-cell>
          <table:table-cell table:style-name="ce10"/>
          <table:table-cell table:style-name="ce10" office:value-type="float" office:value="0" calcext:value-type="float">
            <text:p>0.00E+000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HO</text:p>
          </table:table-cell>
          <table:table-cell table:style-name="ce10" office:value-type="float" office:value="-198569.154504395" calcext:value-type="float">
            <text:p>-1.99E+005</text:p>
          </table:table-cell>
          <table:table-cell table:style-name="ce10" office:value-type="float" office:value="-198546.567739915" calcext:value-type="float">
            <text:p>-1.99E+005</text:p>
          </table:table-cell>
          <table:table-cell table:style-name="ce10"/>
          <table:table-cell table:style-name="ce10" office:value-type="float" office:value="22.58676448" calcext:value-type="float">
            <text:p>2.26E+001</text:p>
          </table:table-cell>
          <table:table-cell table:style-name="ce10"/>
          <table:table-cell table:number-columns-repeated="4"/>
          <table:table-cell table:style-name="ce10"/>
          <table:table-cell table:number-columns-repeated="1013"/>
        </table:table-row>
        <table:table-row table:style-name="ro2">
          <table:table-cell office:value-type="string" calcext:value-type="string">
            <text:p>HO2</text:p>
          </table:table-cell>
          <table:table-cell table:style-name="ce10" office:value-type="float" office:value="-395695.0512324" calcext:value-type="float">
            <text:p>-3.96E+005</text:p>
          </table:table-cell>
          <table:table-cell table:style-name="ce10" office:value-type="float" office:value="-395656.86419286" calcext:value-type="float">
            <text:p>-3.96E+005</text:p>
          </table:table-cell>
          <table:table-cell table:style-name="ce10"/>
          <table:table-cell table:style-name="ce10" office:value-type="float" office:value="38.18703954" calcext:value-type="float">
            <text:p>3.82E+001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13"/>
        </table:table-row>
        <table:table-row table:style-name="ro2">
          <table:table-cell table:number-columns-repeated="8"/>
          <table:table-cell table:style-name="ce10"/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5"/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8"/>
          <table:table-cell table:style-name="ce10"/>
          <table:table-cell table:number-columns-repeated="1015"/>
        </table:table-row>
        <table:table-row table:style-name="ro2">
          <table:table-cell table:style-name="ce2" office:value-type="string" calcext:value-type="string">
            <text:p>Fletcher Surface</text:p>
          </table:table-cell>
          <table:table-cell table:number-columns-repeated="7"/>
          <table:table-cell table:style-name="ce10"/>
          <table:table-cell table:number-columns-repeated="1015"/>
        </table:table-row>
        <table:table-row table:style-name="ro2">
          <table:table-cell table:style-name="ce2" office:value-type="string" calcext:value-type="string">
            <text:p>Surface without admolecule, singlet</text:p>
          </table:table-cell>
          <table:table-cell table:number-columns-repeated="7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17 QM H2O</text:p>
          </table:table-cell>
          <table:table-cell table:style-name="ce10" office:value-type="float" office:value="-3428459.335133" calcext:value-type="float">
            <text:p>-3.43E+006</text:p>
          </table:table-cell>
          <table:table-cell table:style-name="ce10" office:value-type="float" office:value="-3427230.55118418" calcext:value-type="float">
            <text:p>-3.43E+006</text:p>
          </table:table-cell>
          <table:table-cell table:style-name="ce10"/>
          <table:table-cell table:style-name="ce10" office:value-type="float" office:value="1228.78394882" calcext:value-type="float">
            <text:p>1.23E+003</text:p>
          </table:table-cell>
          <table:table-cell table:style-name="ce10"/>
          <table:table-cell table:number-columns-repeated="2"/>
          <table:table-cell table:style-name="ce10"/>
          <table:table-cell table:number-columns-repeated="1015"/>
        </table:table-row>
        <table:table-row table:style-name="ro2" table:number-rows-repeated="3">
          <table:table-cell table:number-columns-repeated="8"/>
          <table:table-cell table:style-name="ce10"/>
          <table:table-cell table:number-columns-repeated="1015"/>
        </table:table-row>
        <table:table-row table:style-name="ro2" table:number-rows-repeated="4"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1015"/>
        </table:table-row>
        <table:table-row table:style-name="ro2" table:number-rows-repeated="2">
          <table:table-cell table:number-columns-repeated="8"/>
          <table:table-cell table:style-name="ce10"/>
          <table:table-cell table:number-columns-repeated="1015"/>
        </table:table-row>
        <table:table-row table:style-name="ro2"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2" office:value-type="string" calcext:value-type="string">
            <text:p>Fletcher+HO</text:p>
          </table:table-cell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130_0_GEO_0</text:p>
          </table:table-cell>
          <table:table-cell table:style-name="ce10" office:value-type="float" office:value="-3627872.5346165" calcext:value-type="float">
            <text:p>-3.63E+006</text:p>
          </table:table-cell>
          <table:table-cell table:style-name="ce10" office:value-type="float" office:value="-3626587.37710963" calcext:value-type="float">
            <text:p>-3.63E+006</text:p>
          </table:table-cell>
          <table:table-cell table:style-name="ce10"/>
          <table:table-cell table:style-name="ce10" office:value-type="float" office:value="1285.15750687" calcext:value-type="float">
            <text:p>1.29E+003</text:p>
          </table:table-cell>
          <table:table-cell table:style-name="ce10"/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130_0_GEO_0</text:p>
          </table:table-cell>
          <table:table-cell table:style-name="ce10" office:value-type="float" office:value="-3627872.5346165" calcext:value-type="float">
            <text:p>-3.63E+006</text:p>
          </table:table-cell>
          <table:table-cell table:style-name="ce10" office:value-type="float" office:value="-3626587.37709853" calcext:value-type="float">
            <text:p>-3.63E+006</text:p>
          </table:table-cell>
          <table:table-cell table:style-name="ce10"/>
          <table:table-cell table:style-name="ce10" office:value-type="float" office:value="1285.15751797" calcext:value-type="float">
            <text:p>1.29E+003</text:p>
          </table:table-cell>
          <table:table-cell table:style-name="ce10"/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130_60_GEO_0</text:p>
          </table:table-cell>
          <table:table-cell table:style-name="ce10" office:value-type="float" office:value="-3627733.3358575" calcext:value-type="float">
            <text:p>-3.63E+006</text:p>
          </table:table-cell>
          <table:table-cell table:style-name="ce10" office:value-type="float" office:value="-3626457.11445232" calcext:value-type="float">
            <text:p>-3.63E+006</text:p>
          </table:table-cell>
          <table:table-cell table:style-name="ce10"/>
          <table:table-cell table:style-name="ce10" office:value-type="float" office:value="1276.22140518" calcext:value-type="float">
            <text:p>1.28E+003</text:p>
          </table:table-cell>
          <table:table-cell table:style-name="ce10"/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130_180_GEO_0</text:p>
          </table:table-cell>
          <table:table-cell table:style-name="ce10" office:value-type="float" office:value="-3627836.3132185" calcext:value-type="float">
            <text:p>-3.63E+006</text:p>
          </table:table-cell>
          <table:table-cell table:style-name="ce10" office:value-type="float" office:value="-3626555.1105895" calcext:value-type="float">
            <text:p>-3.63E+006</text:p>
          </table:table-cell>
          <table:table-cell table:style-name="ce10"/>
          <table:table-cell table:style-name="ce10" office:value-type="float" office:value="1281.202629" calcext:value-type="float">
            <text:p>1.28E+003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Fletcher+HOO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0_-60_GEO_0</text:p>
          </table:table-cell>
          <table:table-cell table:style-name="ce10" office:value-type="float" office:value="-3824354.8359395" calcext:value-type="float">
            <text:p>-3.82E+006</text:p>
          </table:table-cell>
          <table:table-cell table:style-name="ce10" office:value-type="float" office:value="-3823100.01942964" calcext:value-type="float">
            <text:p>-3.82E+006</text:p>
          </table:table-cell>
          <table:table-cell table:style-name="ce10"/>
          <table:table-cell table:style-name="ce10" office:value-type="float" office:value="1254.81650986" calcext:value-type="float">
            <text:p>1.25E+00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0_-60_GEO_1</text:p>
          </table:table-cell>
          <table:table-cell table:style-name="ce10" office:value-type="float" office:value="-3824294.6069695" calcext:value-type="float">
            <text:p>-3.82E+006</text:p>
          </table:table-cell>
          <table:table-cell table:style-name="ce10" office:value-type="float" office:value="-3823041.54040533" calcext:value-type="float">
            <text:p>-3.82E+006</text:p>
          </table:table-cell>
          <table:table-cell table:style-name="ce10"/>
          <table:table-cell table:style-name="ce10" office:value-type="float" office:value="1253.06656417" calcext:value-type="float">
            <text:p>1.25E+00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0_180_GEO_0</text:p>
          </table:table-cell>
          <table:table-cell table:style-name="ce10" office:value-type="float" office:value="-3824298.15402" calcext:value-type="float">
            <text:p>-3.82E+006</text:p>
          </table:table-cell>
          <table:table-cell table:style-name="ce10" office:value-type="float" office:value="-3823045.18393565" calcext:value-type="float">
            <text:p>-3.82E+006</text:p>
          </table:table-cell>
          <table:table-cell table:style-name="ce10"/>
          <table:table-cell table:style-name="ce10" office:value-type="float" office:value="1252.97008435" calcext:value-type="float">
            <text:p>1.25E+00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0_180_GEO_1</text:p>
          </table:table-cell>
          <table:table-cell table:style-name="ce10" office:value-type="float" office:value="-3824406.7473255" calcext:value-type="float">
            <text:p>-3.82E+006</text:p>
          </table:table-cell>
          <table:table-cell table:style-name="ce10" office:value-type="float" office:value="-3823152.94524314" calcext:value-type="float">
            <text:p>-3.82E+006</text:p>
          </table:table-cell>
          <table:table-cell table:style-name="ce10"/>
          <table:table-cell table:style-name="ce10" office:value-type="float" office:value="1253.80208236" calcext:value-type="float">
            <text:p>1.25E+00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0_60_GEO_1</text:p>
          </table:table-cell>
          <table:table-cell table:style-name="ce10" office:value-type="float" office:value="-3824402.900968" calcext:value-type="float">
            <text:p>-3.82E+006</text:p>
          </table:table-cell>
          <table:table-cell table:style-name="ce10" office:value-type="float" office:value="-3823148.6398105" calcext:value-type="float">
            <text:p>-3.82E+006</text:p>
          </table:table-cell>
          <table:table-cell table:style-name="ce10"/>
          <table:table-cell table:style-name="ce10" office:value-type="float" office:value="1254.2611575" calcext:value-type="float">
            <text:p>1.25E+00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0_60_GEO_2</text:p>
          </table:table-cell>
          <table:table-cell table:style-name="ce10" office:value-type="float" office:value="-3824527.270903" calcext:value-type="float">
            <text:p>-3.82E+006</text:p>
          </table:table-cell>
          <table:table-cell table:style-name="ce10" office:value-type="float" office:value="-3823275.25476712" calcext:value-type="float">
            <text:p>-3.82E+006</text:p>
          </table:table-cell>
          <table:table-cell table:style-name="ce10"/>
          <table:table-cell table:style-name="ce10" office:value-type="float" office:value="1252.01613588" calcext:value-type="float">
            <text:p>1.25E+00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0_60_GEO_3</text:p>
          </table:table-cell>
          <table:table-cell table:style-name="ce10" office:value-type="float" office:value="-3824323.3089355" calcext:value-type="float">
            <text:p>-3.82E+006</text:p>
          </table:table-cell>
          <table:table-cell table:style-name="ce10" office:value-type="float" office:value="-3823074.43153927" calcext:value-type="float">
            <text:p>-3.82E+006</text:p>
          </table:table-cell>
          <table:table-cell table:style-name="ce10"/>
          <table:table-cell table:style-name="ce10" office:value-type="float" office:value="1248.87739623" calcext:value-type="float">
            <text:p>1.25E+00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180_-60_GEO_0</text:p>
          </table:table-cell>
          <table:table-cell table:style-name="ce10" office:value-type="float" office:value="-3824334.6143385" calcext:value-type="float">
            <text:p>-3.82E+006</text:p>
          </table:table-cell>
          <table:table-cell table:style-name="ce10" office:value-type="float" office:value="-3823083.78440213" calcext:value-type="float">
            <text:p>-3.82E+006</text:p>
          </table:table-cell>
          <table:table-cell table:style-name="ce10"/>
          <table:table-cell table:style-name="ce10" office:value-type="float" office:value="1250.82993637" calcext:value-type="float">
            <text:p>1.25E+003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180_-60_GEO_1</text:p>
          </table:table-cell>
          <table:table-cell table:style-name="ce10" office:value-type="float" office:value="-3824302.853665" calcext:value-type="float">
            <text:p>-3.82E+006</text:p>
          </table:table-cell>
          <table:table-cell table:style-name="ce10" office:value-type="float" office:value="-3823049.13333764" calcext:value-type="float">
            <text:p>-3.82E+006</text:p>
          </table:table-cell>
          <table:table-cell table:style-name="ce10"/>
          <table:table-cell table:style-name="ce10" office:value-type="float" office:value="1253.72032736" calcext:value-type="float">
            <text:p>1.25E+0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_-60_GEO_3</text:p>
          </table:table-cell>
          <table:table-cell table:style-name="ce10" office:value-type="float" office:value="-3824357.7344915" calcext:value-type="float">
            <text:p>-3.82E+006</text:p>
          </table:table-cell>
          <table:table-cell table:style-name="ce10" office:value-type="float" office:value="-3823105.99971048" calcext:value-type="float">
            <text:p>-3.82E+006</text:p>
          </table:table-cell>
          <table:table-cell table:style-name="ce10"/>
          <table:table-cell table:style-name="ce10" office:value-type="float" office:value="1251.73478102" calcext:value-type="float">
            <text:p>1.25E+0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_180_GEO_3</text:p>
          </table:table-cell>
          <table:table-cell table:style-name="ce10" office:value-type="float" office:value="-3824307.049214" calcext:value-type="float">
            <text:p>-3.82E+006</text:p>
          </table:table-cell>
          <table:table-cell table:style-name="ce10" office:value-type="float" office:value="-3823054.32861447" calcext:value-type="float">
            <text:p>-3.82E+006</text:p>
          </table:table-cell>
          <table:table-cell table:style-name="ce10"/>
          <table:table-cell table:style-name="ce10" office:value-type="float" office:value="1252.72059953" calcext:value-type="float">
            <text:p>1.25E+0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_60_GEO_3</text:p>
          </table:table-cell>
          <table:table-cell table:style-name="ce10" office:value-type="float" office:value="-3824335.535889" calcext:value-type="float">
            <text:p>-3.82E+006</text:p>
          </table:table-cell>
          <table:table-cell table:style-name="ce10" office:value-type="float" office:value="-3823083.30838348" calcext:value-type="float">
            <text:p>-3.82E+006</text:p>
          </table:table-cell>
          <table:table-cell table:style-name="ce10"/>
          <table:table-cell table:style-name="ce10" office:value-type="float" office:value="1252.22750552" calcext:value-type="float">
            <text:p>1.25E+0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0_-60_GEO_3</text:p>
          </table:table-cell>
          <table:table-cell table:style-name="ce10" office:value-type="float" office:value="-3824383.3593715" calcext:value-type="float">
            <text:p>-3.82E+006</text:p>
          </table:table-cell>
          <table:table-cell table:style-name="ce10" office:value-type="float" office:value="-3823133.2822377" calcext:value-type="float">
            <text:p>-3.82E+006</text:p>
          </table:table-cell>
          <table:table-cell table:style-name="ce10"/>
          <table:table-cell table:style-name="ce10" office:value-type="float" office:value="1250.0771338" calcext:value-type="float">
            <text:p>1.25E+0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0_180_GEO_0</text:p>
          </table:table-cell>
          <table:table-cell table:style-name="ce10" office:value-type="float" office:value="-3824354.465744" calcext:value-type="float">
            <text:p>-3.82E+006</text:p>
          </table:table-cell>
          <table:table-cell table:style-name="ce10" office:value-type="float" office:value="-3823101.98260663" calcext:value-type="float">
            <text:p>-3.82E+006</text:p>
          </table:table-cell>
          <table:table-cell table:style-name="ce10"/>
          <table:table-cell table:style-name="ce10" office:value-type="float" office:value="1252.48313737" calcext:value-type="float">
            <text:p>1.25E+0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0_60_GEO_0</text:p>
          </table:table-cell>
          <table:table-cell table:style-name="ce10" office:value-type="float" office:value="-3824357.989165" calcext:value-type="float">
            <text:p>-3.82E+006</text:p>
          </table:table-cell>
          <table:table-cell table:style-name="ce10" office:value-type="float" office:value="-3823106.15792368" calcext:value-type="float">
            <text:p>-3.82E+006</text:p>
          </table:table-cell>
          <table:table-cell table:style-name="ce10"/>
          <table:table-cell table:style-name="ce10" office:value-type="float" office:value="1251.83124132" calcext:value-type="float">
            <text:p>1.25E+0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0_60_GEO_3</text:p>
          </table:table-cell>
          <table:table-cell table:style-name="ce10" office:value-type="float" office:value="-3824333.0810465" calcext:value-type="float">
            <text:p>-3.82E+006</text:p>
          </table:table-cell>
          <table:table-cell table:style-name="ce10" office:value-type="float" office:value="-3823084.32809931" calcext:value-type="float">
            <text:p>-3.82E+006</text:p>
          </table:table-cell>
          <table:table-cell table:style-name="ce10"/>
          <table:table-cell table:style-name="ce10" office:value-type="float" office:value="1248.75294719" calcext:value-type="float">
            <text:p>1.25E+003</text:p>
          </table:table-cell>
          <table:table-cell table:number-columns-repeated="1019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wchem-Method-Energies" table:style-name="ta3">
        <table:table-column table:style-name="co8" table:number-columns-repeated="6" table:default-cell-style-name="ce5"/>
        <table:table-column table:style-name="co9" table:number-columns-repeated="8" table:default-cell-style-name="ce5"/>
        <table:table-column table:style-name="co5" table:number-columns-repeated="1009" table:default-cell-style-name="ce5"/>
        <table:table-column table:style-name="co5" table:default-cell-style-name="Default"/>
        <table:table-row table:style-name="ro2">
          <table:table-cell table:style-name="ce2" office:value-type="string" calcext:value-type="string">
            <text:p>BINDING ENERGIES</text:p>
          </table:table-cell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ERROR</text:p>
          </table:table-cell>
          <table:table-cell/>
          <table:table-cell table:style-name="ce2" office:value-type="string" calcext:value-type="string">
            <text:p>RESPECTIVE ENERGY MINIMA</text:p>
          </table:table-cell>
          <table:table-cell/>
          <table:table-cell table:style-name="ce2" office:value-type="string" calcext:value-type="string">
            <text:p>H2O+H</text:p>
          </table:table-cell>
          <table:table-cell table:style-name="ce2" office:value-type="string" calcext:value-type="string">
            <text:p>H2O+H2O(S=1)</text:p>
          </table:table-cell>
          <table:table-cell table:style-name="ce2"/>
          <table:table-cell table:style-name="ce2" office:value-type="string" calcext:value-type="string">
            <text:p>FIXED GEOMETRY ENERGY MINIMA</text:p>
          </table:table-cell>
          <table:table-cell table:style-name="Default"/>
          <table:table-cell table:style-name="ce2" office:value-type="string" calcext:value-type="string">
            <text:p>H2O+H</text:p>
          </table:table-cell>
          <table:table-cell table:style-name="ce2" office:value-type="string" calcext:value-type="string">
            <text:p>H2O+H2O(S=1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 calcext:value-type="string">
            <text:p>REF</text:p>
          </table:table-cell>
          <table:table-cell office:value-type="string" calcext:value-type="string">
            <text:p>ccsdt-f12/vtz</text:p>
          </table:table-cell>
          <table:table-cell table:style-name="ce6" table:formula="of:=[.F32]-[.D32]-[.C32]" office:value-type="float" office:value="-0.454736599978105" calcext:value-type="float">
            <text:p>-0.45</text:p>
          </table:table-cell>
          <table:table-cell table:style-name="ce6" table:formula="of:=[.G32]-2*[.D32]" office:value-type="float" office:value="-15.6171041199705" calcext:value-type="float">
            <text:p>-15.62</text:p>
          </table:table-cell>
          <table:table-cell/>
          <table:table-cell table:style-name="ce2" office:value-type="string" calcext:value-type="string">
            <text:p>REF</text:p>
          </table:table-cell>
          <table:table-cell office:value-type="string" calcext:value-type="string">
            <text:p>ccsdt-f12/vtz</text:p>
          </table:table-cell>
          <table:table-cell table:style-name="ce68" table:formula="of:=[.F32]-[.D32]-[.C32]" office:value-type="float" office:value="-0.454736599978105" calcext:value-type="float">
            <text:p>-0.4547366</text:p>
          </table:table-cell>
          <table:table-cell table:style-name="ce68" table:formula="of:=[.G32]-2*[.D32]" office:value-type="float" office:value="-15.6171041199705" calcext:value-type="float">
            <text:p>-15.6171041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EFRENCE:</text:p>
          </table:table-cell>
          <table:table-cell/>
          <table:table-cell table:style-name="ce2" office:value-type="string" calcext:value-type="string">
            <text:p>disp</text:p>
          </table:table-cell>
          <table:table-cell office:value-type="string" calcext:value-type="string">
            <text:p>b1b95</text:p>
          </table:table-cell>
          <table:table-cell table:style-name="ce6" table:formula="of:=[.F33]-[.D33]-[.C33]" office:value-type="float" office:value="-3.52536387001851" calcext:value-type="float">
            <text:p>-3.53</text:p>
          </table:table-cell>
          <table:table-cell table:style-name="ce6" table:formula="of:=[.G33]-2*[.D33]" office:value-type="float" office:value="-32.9177838600008" calcext:value-type="float">
            <text:p>-32.92</text:p>
          </table:table-cell>
          <table:table-cell/>
          <table:table-cell table:style-name="ce2" office:value-type="string" calcext:value-type="string">
            <text:p>disp</text:p>
          </table:table-cell>
          <table:table-cell office:value-type="string" calcext:value-type="string">
            <text:p>b1b95</text:p>
          </table:table-cell>
          <table:table-cell/>
          <table:table-cell table:formula="of:=[.O33]-2*[.M33]" office:value-type="float" office:value="-31.0307844999479" calcext:value-type="float">
            <text:p>-31.030784499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CSD(T)-F12/vtz</text:p>
          </table:table-cell>
          <table:table-cell/>
          <table:table-cell table:style-name="ce2"/>
          <table:table-cell office:value-type="string" calcext:value-type="string">
            <text:p>b2plyp</text:p>
          </table:table-cell>
          <table:table-cell table:style-name="ce6" table:formula="of:=[.F34]-[.D34]-[.C34]" office:value-type="float" office:value="-4.86339743498456" calcext:value-type="float">
            <text:p>-4.86</text:p>
          </table:table-cell>
          <table:table-cell table:style-name="ce6" table:formula="of:=[.G34]-2*[.D34]" office:value-type="float" office:value="-34.0722687199595" calcext:value-type="float">
            <text:p>-34.07</text:p>
          </table:table-cell>
          <table:table-cell/>
          <table:table-cell table:style-name="ce2"/>
          <table:table-cell office:value-type="string" calcext:value-type="string">
            <text:p>b2plyp</text:p>
          </table:table-cell>
          <table:table-cell/>
          <table:table-cell table:formula="of:=[.O34]-2*[.M34]" office:value-type="float" office:value="-31.9995939999935" calcext:value-type="float">
            <text:p>-31.99959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2O+H</text:p>
          </table:table-cell>
          <table:table-cell table:formula="of:=[.F32]-[.D32]-[.C32]" office:value-type="float" office:value="-0.454736599978105" calcext:value-type="float">
            <text:p>-0.4547366</text:p>
          </table:table-cell>
          <table:table-cell table:style-name="ce2"/>
          <table:table-cell office:value-type="string" calcext:value-type="string">
            <text:p>b3lyp</text:p>
          </table:table-cell>
          <table:table-cell table:style-name="ce6" table:formula="of:=[.F35]-[.D35]-[.C35]" office:value-type="float" office:value="-8.81186063001951" calcext:value-type="float">
            <text:p>-8.81</text:p>
          </table:table-cell>
          <table:table-cell table:style-name="ce6" table:formula="of:=[.G35]-2*[.D35]" office:value-type="float" office:value="-40.0532102300203" calcext:value-type="float">
            <text:p>-40.05</text:p>
          </table:table-cell>
          <table:table-cell/>
          <table:table-cell table:style-name="ce2"/>
          <table:table-cell office:value-type="string" calcext:value-type="string">
            <text:p>b3lyp</text:p>
          </table:table-cell>
          <table:table-cell/>
          <table:table-cell table:formula="of:=[.O35]-2*[.M35]" office:value-type="float" office:value="-35.0950584999518" calcext:value-type="float">
            <text:p>-35.095058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2O+H2O (S=1)</text:p>
          </table:table-cell>
          <table:table-cell table:formula="of:=[.G32]-2*[.D32]" office:value-type="float" office:value="-15.6171041199705" calcext:value-type="float">
            <text:p>-15.61710412</text:p>
          </table:table-cell>
          <table:table-cell table:style-name="ce2"/>
          <table:table-cell office:value-type="string" calcext:value-type="string">
            <text:p>becke97-d</text:p>
          </table:table-cell>
          <table:table-cell table:style-name="ce6" table:formula="of:=[.F36]-[.D36]-[.C36]" office:value-type="float" office:value="2.56574362001629" calcext:value-type="float">
            <text:p>2.57</text:p>
          </table:table-cell>
          <table:table-cell table:style-name="ce6" table:formula="of:=[.G36]-2*[.D36]" office:value-type="float" office:value="-38.8757784999907" calcext:value-type="float">
            <text:p>-38.88</text:p>
          </table:table-cell>
          <table:table-cell/>
          <table:table-cell table:style-name="ce2"/>
          <table:table-cell office:value-type="string" calcext:value-type="string">
            <text:p>becke97-d</text:p>
          </table:table-cell>
          <table:table-cell/>
          <table:table-cell table:formula="of:=[.O36]-2*[.M36]" office:value-type="float" office:value="-33.1338099999703" calcext:value-type="float">
            <text:p>-33.1338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2O+H2O (S=3)</text:p>
          </table:table-cell>
          <table:table-cell/>
          <table:table-cell table:style-name="ce2"/>
          <table:table-cell office:value-type="string" calcext:value-type="string">
            <text:p>bhlyp</text:p>
          </table:table-cell>
          <table:table-cell table:style-name="ce6" table:formula="of:=[.F37]-[.D37]-[.C37]" office:value-type="float" office:value="-5.68798822001554" calcext:value-type="float">
            <text:p>-5.69</text:p>
          </table:table-cell>
          <table:table-cell table:style-name="ce6" table:formula="of:=[.G37]-2*[.D37]" office:value-type="float" office:value="-36.1857437100261" calcext:value-type="float">
            <text:p>-36.19</text:p>
          </table:table-cell>
          <table:table-cell/>
          <table:table-cell table:style-name="ce2"/>
          <table:table-cell office:value-type="string" calcext:value-type="string">
            <text:p>bhlyp</text:p>
          </table:table-cell>
          <table:table-cell/>
          <table:table-cell table:formula="of:=[.O37]-2*[.M37]" office:value-type="float" office:value="-33.543387999991" calcext:value-type="float">
            <text:p>-33.54338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blyp</text:p>
          </table:table-cell>
          <table:table-cell table:style-name="ce6" table:formula="of:=[.F38]-[.D38]-[.C38]" office:value-type="float" office:value="-13.1823992049997" calcext:value-type="float">
            <text:p>-13.18</text:p>
          </table:table-cell>
          <table:table-cell table:style-name="ce6" table:formula="of:=[.G38]-2*[.D38]" office:value-type="float" office:value="-40.8441683599958" calcext:value-type="float">
            <text:p>-40.84</text:p>
          </table:table-cell>
          <table:table-cell/>
          <table:table-cell table:style-name="ce2"/>
          <table:table-cell office:value-type="string" calcext:value-type="string">
            <text:p>blyp</text:p>
          </table:table-cell>
          <table:table-cell/>
          <table:table-cell table:formula="of:=[.O38]-2*[.M38]" office:value-type="float" office:value="-37.3214825000032" calcext:value-type="float">
            <text:p>-37.321482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bp86</text:p>
          </table:table-cell>
          <table:table-cell table:style-name="ce6" table:formula="of:=[.F39]-[.D39]-[.C39]" office:value-type="float" office:value="-11.7555712300027" calcext:value-type="float">
            <text:p>-11.76</text:p>
          </table:table-cell>
          <table:table-cell table:style-name="ce6" table:formula="of:=[.G39]-2*[.D39]" office:value-type="float" office:value="-38.088601090014" calcext:value-type="float">
            <text:p>-38.09</text:p>
          </table:table-cell>
          <table:table-cell/>
          <table:table-cell table:style-name="ce2"/>
          <table:table-cell office:value-type="string" calcext:value-type="string">
            <text:p>bp86</text:p>
          </table:table-cell>
          <table:table-cell/>
          <table:table-cell table:formula="of:=[.O39]-2*[.M39]" office:value-type="float" office:value="-33.325471499993" calcext:value-type="float">
            <text:p>-33.325471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kJ/mol</text:p>
          </table:table-cell>
          <table:table-cell table:style-name="ce2"/>
          <table:table-cell office:value-type="string" calcext:value-type="string">
            <text:p>pbe0</text:p>
          </table:table-cell>
          <table:table-cell table:style-name="ce6" table:formula="of:=[.F40]-[.D40]-[.C40]" office:value-type="float" office:value="-3.98732059501958" calcext:value-type="float">
            <text:p>-3.99</text:p>
          </table:table-cell>
          <table:table-cell table:style-name="ce6" table:formula="of:=[.G40]-2*[.D40]" office:value-type="float" office:value="-37.0764183300198" calcext:value-type="float">
            <text:p>-37.08</text:p>
          </table:table-cell>
          <table:table-cell/>
          <table:table-cell table:style-name="ce2"/>
          <table:table-cell office:value-type="string" calcext:value-type="string">
            <text:p>pbe0</text:p>
          </table:table-cell>
          <table:table-cell/>
          <table:table-cell table:formula="of:=[.O40]-2*[.M40]" office:value-type="float" office:value="-33.2677104999893" calcext:value-type="float">
            <text:p>-33.26771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asis Set</text:p>
          </table:table-cell>
          <table:table-cell table:style-name="ce2" office:value-type="string" calcext:value-type="string">
            <text:p>def2-SVP</text:p>
          </table:table-cell>
          <table:table-cell table:style-name="ce2"/>
          <table:table-cell office:value-type="string" calcext:value-type="string">
            <text:p>pbe96</text:p>
          </table:table-cell>
          <table:table-cell table:style-name="ce6" table:formula="of:=[.F41]-[.D41]-[.C41]" office:value-type="float" office:value="-6.92407361999472" calcext:value-type="float">
            <text:p>-6.92</text:p>
          </table:table-cell>
          <table:table-cell table:style-name="ce6" table:formula="of:=[.G41]-2*[.D41]" office:value-type="float" office:value="-44.6258335399907" calcext:value-type="float">
            <text:p>-44.63</text:p>
          </table:table-cell>
          <table:table-cell/>
          <table:table-cell table:style-name="ce2"/>
          <table:table-cell office:value-type="string" calcext:value-type="string">
            <text:p>pbe96</text:p>
          </table:table-cell>
          <table:table-cell/>
          <table:table-cell table:formula="of:=[.O41]-2*[.M41]" office:value-type="float" office:value="-36.5364580000169" calcext:value-type="float">
            <text:p>-36.53645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pwb6k</text:p>
          </table:table-cell>
          <table:table-cell table:style-name="ce6" table:formula="of:=[.F42]-[.D42]-[.C42]" office:value-type="float" office:value="-3.06608515500852" calcext:value-type="float">
            <text:p>-3.07</text:p>
          </table:table-cell>
          <table:table-cell table:style-name="ce6" table:formula="of:=[.G42]-2*[.D42]" office:value-type="float" office:value="-34.9433046000195" calcext:value-type="float">
            <text:p>-34.94</text:p>
          </table:table-cell>
          <table:table-cell/>
          <table:table-cell table:style-name="ce2"/>
          <table:table-cell office:value-type="string" calcext:value-type="string">
            <text:p>pwb6k</text:p>
          </table:table-cell>
          <table:table-cell/>
          <table:table-cell table:formula="of:=[.O42]-2*[.M42]" office:value-type="float" office:value="-32.9080170000088" calcext:value-type="float">
            <text:p>-32.90801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sb-d</text:p>
          </table:table-cell>
          <table:table-cell table:style-name="ce6" table:formula="of:=[.F43]-[.D43]-[.C43]" office:value-type="float" office:value="-6.79631678998339" calcext:value-type="float">
            <text:p>-6.80</text:p>
          </table:table-cell>
          <table:table-cell table:style-name="ce6" table:formula="of:=[.G43]-2*[.D43]" office:value-type="float" office:value="-36.8256305700052" calcext:value-type="float">
            <text:p>-36.83</text:p>
          </table:table-cell>
          <table:table-cell/>
          <table:table-cell table:style-name="ce2"/>
          <table:table-cell office:value-type="string" calcext:value-type="string">
            <text:p>ssb-d</text:p>
          </table:table-cell>
          <table:table-cell/>
          <table:table-cell table:formula="of:=[.O43]-2*[.M43]" office:value-type="float" office:value="-33.7954359999858" calcext:value-type="float">
            <text:p>-33.7954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tpss</text:p>
          </table:table-cell>
          <table:table-cell table:style-name="ce6" table:formula="of:=[.F44]-[.D44]-[.C44]" office:value-type="float" office:value="-20.2860570250255" calcext:value-type="float">
            <text:p>-20.29</text:p>
          </table:table-cell>
          <table:table-cell table:style-name="ce6" table:formula="of:=[.G44]-2*[.D44]" office:value-type="float" office:value="-37.7413524600561" calcext:value-type="float">
            <text:p>-37.74</text:p>
          </table:table-cell>
          <table:table-cell/>
          <table:table-cell table:style-name="ce2"/>
          <table:table-cell office:value-type="string" calcext:value-type="string">
            <text:p>tpss</text:p>
          </table:table-cell>
          <table:table-cell/>
          <table:table-cell table:formula="of:=[.O44]-2*[.M44]" office:value-type="float" office:value="-33.2519575000042" calcext:value-type="float">
            <text:p>-33.251957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tpssh</text:p>
          </table:table-cell>
          <table:table-cell table:style-name="ce6" table:formula="of:=[.F45]-[.D45]-[.C45]" office:value-type="float" office:value="-17.0913486250222" calcext:value-type="float">
            <text:p>-17.09</text:p>
          </table:table-cell>
          <table:table-cell table:style-name="ce6" table:formula="of:=[.G45]-2*[.D45]" office:value-type="float" office:value="-36.4154224500526" calcext:value-type="float">
            <text:p>-36.42</text:p>
          </table:table-cell>
          <table:table-cell/>
          <table:table-cell table:style-name="ce2"/>
          <table:table-cell office:value-type="string" calcext:value-type="string">
            <text:p>tpssh</text:p>
          </table:table-cell>
          <table:table-cell/>
          <table:table-cell table:formula="of:=[.O45]-2*[.M45]" office:value-type="float" office:value="-32.2673949999735" calcext:value-type="float">
            <text:p>-32.26739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 calcext:value-type="string">
            <text:p>nodisp</text:p>
          </table:table-cell>
          <table:table-cell office:value-type="string" calcext:value-type="string">
            <text:p>b1b95</text:p>
          </table:table-cell>
          <table:table-cell table:style-name="ce6" table:formula="of:=[.F46]-[.D46]-[.C46]" office:value-type="float" office:value="-1.19008664000535" calcext:value-type="float">
            <text:p>-1.19</text:p>
          </table:table-cell>
          <table:table-cell table:style-name="ce6" table:formula="of:=[.G46]-2*[.D46]" office:value-type="float" office:value="-30.1404249400366" calcext:value-type="float">
            <text:p>-30.14</text:p>
          </table:table-cell>
          <table:table-cell/>
          <table:table-cell table:style-name="ce2" office:value-type="string" calcext:value-type="string">
            <text:p>nodisp</text:p>
          </table:table-cell>
          <table:table-cell office:value-type="string" calcext:value-type="string">
            <text:p>b1b95</text:p>
          </table:table-cell>
          <table:table-cell/>
          <table:table-cell table:formula="of:=[.O46]-2*[.M46]" office:value-type="float" office:value="-27.4312239999999" calcext:value-type="float">
            <text:p>-27.43122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b2plyp</text:p>
          </table:table-cell>
          <table:table-cell table:style-name="ce6" table:formula="of:=[.F47]-[.D47]-[.C47]" office:value-type="float" office:value="-2.1316434499945" calcext:value-type="float">
            <text:p>-2.13</text:p>
          </table:table-cell>
          <table:table-cell table:style-name="ce6" table:formula="of:=[.G47]-2*[.D47]" office:value-type="float" office:value="-30.7104209899553" calcext:value-type="float">
            <text:p>-30.71</text:p>
          </table:table-cell>
          <table:table-cell table:number-columns-repeated="2"/>
          <table:table-cell office:value-type="string" calcext:value-type="string">
            <text:p>b2plyp</text:p>
          </table:table-cell>
          <table:table-cell/>
          <table:table-cell table:formula="of:=[.O47]-2*[.M47]" office:value-type="float" office:value="-27.9195670000045" calcext:value-type="float">
            <text:p>-27.91956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b3lyp</text:p>
          </table:table-cell>
          <table:table-cell table:style-name="ce6" table:formula="of:=[.F48]-[.D48]-[.C48]" office:value-type="float" office:value="-6.07509193999431" calcext:value-type="float">
            <text:p>-6.08</text:p>
          </table:table-cell>
          <table:table-cell table:style-name="ce6" table:formula="of:=[.G48]-2*[.D48]" office:value-type="float" office:value="-34.867007569992" calcext:value-type="float">
            <text:p>-34.87</text:p>
          </table:table-cell>
          <table:table-cell table:number-columns-repeated="2"/>
          <table:table-cell office:value-type="string" calcext:value-type="string">
            <text:p>b3lyp</text:p>
          </table:table-cell>
          <table:table-cell/>
          <table:table-cell table:formula="of:=[.O48]-2*[.M48]" office:value-type="float" office:value="-31.2985854999861" calcext:value-type="float">
            <text:p>-31.298585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becke97-d</text:p>
          </table:table-cell>
          <table:table-cell table:style-name="ce6" table:formula="of:=[.F49]-[.D49]-[.C49]" office:value-type="float" office:value="5.18352464997224" calcext:value-type="float">
            <text:p>5.18</text:p>
          </table:table-cell>
          <table:table-cell table:style-name="ce6" table:formula="of:=[.G49]-2*[.D49]" office:value-type="float" office:value="-36.0378755500424" calcext:value-type="float">
            <text:p>-36.04</text:p>
          </table:table-cell>
          <table:table-cell table:number-columns-repeated="2"/>
          <table:table-cell office:value-type="string" calcext:value-type="string">
            <text:p>becke97-d</text:p>
          </table:table-cell>
          <table:table-cell/>
          <table:table-cell table:formula="of:=[.O49]-2*[.M49]" office:value-type="float" office:value="-32.1571239999612" calcext:value-type="float">
            <text:p>-32.15712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bhlyp</text:p>
          </table:table-cell>
          <table:table-cell table:style-name="ce6" table:formula="of:=[.F50]-[.D50]-[.C50]" office:value-type="float" office:value="-3.58504148499924" calcext:value-type="float">
            <text:p>-3.59</text:p>
          </table:table-cell>
          <table:table-cell table:style-name="ce6" table:formula="of:=[.G50]-2*[.D50]" office:value-type="float" office:value="-33.7264903699979" calcext:value-type="float">
            <text:p>-33.73</text:p>
          </table:table-cell>
          <table:table-cell table:number-columns-repeated="2"/>
          <table:table-cell office:value-type="string" calcext:value-type="string">
            <text:p>bhlyp</text:p>
          </table:table-cell>
          <table:table-cell/>
          <table:table-cell table:formula="of:=[.O50]-2*[.M50]" office:value-type="float" office:value="-30.4873059999663" calcext:value-type="float">
            <text:p>-30.48730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blyp</text:p>
          </table:table-cell>
          <table:table-cell table:style-name="ce6" table:formula="of:=[.F51]-[.D51]-[.C51]" office:value-type="float" office:value="-10.2858950950124" calcext:value-type="float">
            <text:p>-10.29</text:p>
          </table:table-cell>
          <table:table-cell table:style-name="ce6" table:formula="of:=[.G51]-2*[.D51]" office:value-type="float" office:value="-39.724865199998" calcext:value-type="float">
            <text:p>-39.72</text:p>
          </table:table-cell>
          <table:table-cell table:number-columns-repeated="2"/>
          <table:table-cell office:value-type="string" calcext:value-type="string">
            <text:p>blyp</text:p>
          </table:table-cell>
          <table:table-cell/>
          <table:table-cell table:formula="of:=[.O51]-2*[.M51]" office:value-type="float" office:value="-32.7189809999545" calcext:value-type="float">
            <text:p>-32.71898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bp86</text:p>
          </table:table-cell>
          <table:table-cell table:style-name="ce6" table:formula="of:=[.F52]-[.D52]-[.C52]" office:value-type="float" office:value="-9.27281966500686" calcext:value-type="float">
            <text:p>-9.27</text:p>
          </table:table-cell>
          <table:table-cell table:style-name="ce6" table:formula="of:=[.G52]-2*[.D52]" office:value-type="float" office:value="-34.3473686100333" calcext:value-type="float">
            <text:p>-34.35</text:p>
          </table:table-cell>
          <table:table-cell table:number-columns-repeated="2"/>
          <table:table-cell office:value-type="string" calcext:value-type="string">
            <text:p>bp86</text:p>
          </table:table-cell>
          <table:table-cell/>
          <table:table-cell table:formula="of:=[.O52]-2*[.M52]" office:value-type="float" office:value="-29.0537830000394" calcext:value-type="float">
            <text:p>-29.05378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pbe0</text:p>
          </table:table-cell>
          <table:table-cell table:style-name="ce6" table:formula="of:=[.F53]-[.D53]-[.C53]" office:value-type="float" office:value="7.94366029000344" calcext:value-type="float">
            <text:p>7.94</text:p>
          </table:table-cell>
          <table:table-cell table:style-name="ce6" table:formula="of:=[.G53]-2*[.D53]" office:value-type="float" office:value="-35.0793580099707" calcext:value-type="float">
            <text:p>-35.08</text:p>
          </table:table-cell>
          <table:table-cell table:number-columns-repeated="2"/>
          <table:table-cell office:value-type="string" calcext:value-type="string">
            <text:p>pbe0</text:p>
          </table:table-cell>
          <table:table-cell/>
          <table:table-cell table:formula="of:=[.O53]-2*[.M53]" office:value-type="float" office:value="-30.9782744999975" calcext:value-type="float">
            <text:p>-30.978274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pbe96</text:p>
          </table:table-cell>
          <table:table-cell table:style-name="ce6" table:formula="of:=[.F54]-[.D54]-[.C54]" office:value-type="float" office:value="-16.1638119849897" calcext:value-type="float">
            <text:p>-16.16</text:p>
          </table:table-cell>
          <table:table-cell table:style-name="ce6" table:formula="of:=[.G54]-2*[.D54]" office:value-type="float" office:value="-42.5677565999795" calcext:value-type="float">
            <text:p>-42.57</text:p>
          </table:table-cell>
          <table:table-cell table:number-columns-repeated="2"/>
          <table:table-cell office:value-type="string" calcext:value-type="string">
            <text:p>pbe96</text:p>
          </table:table-cell>
          <table:table-cell/>
          <table:table-cell table:formula="of:=[.O54]-2*[.M54]" office:value-type="float" office:value="-34.4465600000112" calcext:value-type="float">
            <text:p>-34.4465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pwb6k</text:p>
          </table:table-cell>
          <table:table-cell table:style-name="ce6" table:formula="of:=[.F55]-[.D55]-[.C55]" office:value-type="float" office:value="-2.51291856001194" calcext:value-type="float">
            <text:p>-2.51</text:p>
          </table:table-cell>
          <table:table-cell table:style-name="ce6" table:formula="of:=[.G55]-2*[.D55]" office:value-type="float" office:value="-34.0496894200332" calcext:value-type="float">
            <text:p>-34.05</text:p>
          </table:table-cell>
          <table:table-cell table:number-columns-repeated="2"/>
          <table:table-cell office:value-type="string" calcext:value-type="string">
            <text:p>pwb6k</text:p>
          </table:table-cell>
          <table:table-cell/>
          <table:table-cell table:formula="of:=[.O55]-2*[.M55]" office:value-type="float" office:value="-31.807932500029" calcext:value-type="float">
            <text:p>-31.807932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ssb-d</text:p>
          </table:table-cell>
          <table:table-cell table:style-name="ce6" table:formula="of:=[.F56]-[.D56]-[.C56]" office:value-type="float" office:value="-7.51832929000011" calcext:value-type="float">
            <text:p>-7.52</text:p>
          </table:table-cell>
          <table:table-cell table:style-name="ce6" table:formula="of:=[.G56]-2*[.D56]" office:value-type="float" office:value="-41.4979178599897" calcext:value-type="float">
            <text:p>-41.50</text:p>
          </table:table-cell>
          <table:table-cell table:number-columns-repeated="2"/>
          <table:table-cell office:value-type="string" calcext:value-type="string">
            <text:p>ssb-d</text:p>
          </table:table-cell>
          <table:table-cell/>
          <table:table-cell table:formula="of:=[.O56]-2*[.M56]" office:value-type="float" office:value="-35.7435570000089" calcext:value-type="float">
            <text:p>-35.74355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tpss</text:p>
          </table:table-cell>
          <table:table-cell table:style-name="ce6" table:formula="of:=[.F57]-[.D57]-[.C57]" office:value-type="float" office:value="-18.916412439989" calcext:value-type="float">
            <text:p>-18.92</text:p>
          </table:table-cell>
          <table:table-cell table:style-name="ce6" table:formula="of:=[.G57]-2*[.D57]" office:value-type="float" office:value="-35.0249576499918" calcext:value-type="float">
            <text:p>-35.02</text:p>
          </table:table-cell>
          <table:table-cell table:number-columns-repeated="2"/>
          <table:table-cell office:value-type="string" calcext:value-type="string">
            <text:p>tpss</text:p>
          </table:table-cell>
          <table:table-cell/>
          <table:table-cell table:formula="of:=[.O57]-2*[.M57]" office:value-type="float" office:value="-30.2142539999913" calcext:value-type="float">
            <text:p>-30.21425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tpssh</text:p>
          </table:table-cell>
          <table:table-cell table:style-name="ce6" table:formula="of:=[.F58]-[.D58]-[.C58]" office:value-type="float" office:value="-15.6063133150176" calcext:value-type="float">
            <text:p>-15.61</text:p>
          </table:table-cell>
          <table:table-cell table:style-name="ce6" table:formula="of:=[.G58]-2*[.D58]" office:value-type="float" office:value="-33.7998468400328" calcext:value-type="float">
            <text:p>-33.80</text:p>
          </table:table-cell>
          <table:table-cell table:number-columns-repeated="2"/>
          <table:table-cell office:value-type="string" calcext:value-type="string">
            <text:p>tpssh</text:p>
          </table:table-cell>
          <table:table-cell/>
          <table:table-cell table:formula="of:=[.O58]-2*[.M58]" office:value-type="float" office:value="-29.2611975000473" calcext:value-type="float">
            <text:p>-29.261197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OURCE DATA</text:p>
          </table:table-cell>
          <table:table-cell table:number-columns-repeated="7"/>
          <table:table-cell office:value-type="string" calcext:value-type="string">
            <text:p>mp2</text:p>
          </table:table-cell>
          <table:table-cell/>
          <table:table-cell table:formula="of:=[.O59]-2*[.M59]" office:value-type="float" office:value="-45.3581380000105" calcext:value-type="float">
            <text:p>-45.35813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T CORRESPONGING ENERGY OPTIMA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H2O(S=1)</text:p>
          </table:table-cell>
          <table:table-cell table:style-name="ce2" office:value-type="string" calcext:value-type="string">
            <text:p>H2O(S=3)</text:p>
          </table:table-cell>
          <table:table-cell table:style-name="ce2" office:value-type="string" calcext:value-type="string">
            <text:p>H2O+H</text:p>
          </table:table-cell>
          <table:table-cell table:style-name="ce2" office:value-type="string" calcext:value-type="string">
            <text:p>H2O+H2O(S=1)</text:p>
          </table:table-cell>
          <table:table-cell table:style-name="ce2" office:value-type="string" calcext:value-type="string">
            <text:p>H2O+H2O(S=3)</text:p>
          </table:table-cell>
          <table:table-cell/>
          <table:table-cell table:style-name="ce2" office:value-type="string" calcext:value-type="string">
            <text:p>AT CCSD(T)-F12/VTZ ENERGY MINIMUM</text:p>
          </table:table-cell>
          <table:table-cell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H2O(S=1)</text:p>
          </table:table-cell>
          <table:table-cell table:style-name="ce2" office:value-type="string" calcext:value-type="string">
            <text:p>H2O+H</text:p>
          </table:table-cell>
          <table:table-cell table:style-name="ce2" office:value-type="string" calcext:value-type="string">
            <text:p>H2O+H2O(S=1)</text:p>
          </table:table-cell>
          <table:table-cell table:style-name="Default"/>
          <table:table-cell table:style-name="ce2"/>
          <table:table-cell table:number-columns-repeated="1007"/>
        </table:table-row>
        <table:table-row table:style-name="ro2">
          <table:table-cell table:style-name="ce2" office:value-type="string" calcext:value-type="string">
            <text:p>REF</text:p>
          </table:table-cell>
          <table:table-cell office:value-type="string" calcext:value-type="string">
            <text:p>ccsdt-f12/vtz</text:p>
          </table:table-cell>
          <table:table-cell office:value-type="float" office:value="-1312.608223" calcext:value-type="float">
            <text:p>-1312.608223</text:p>
          </table:table-cell>
          <table:table-cell office:value-type="float" office:value="-200520.22522739" calcext:value-type="float">
            <text:p>-200520.22522739</text:p>
          </table:table-cell>
          <table:table-cell office:value-type="float" office:value="-199995.34545433" calcext:value-type="float">
            <text:p>-199995.34545433</text:p>
          </table:table-cell>
          <table:table-cell office:value-type="float" office:value="-201833.28818699" calcext:value-type="float">
            <text:p>-201833.28818699</text:p>
          </table:table-cell>
          <table:table-cell office:value-type="float" office:value="-401056.0675589" calcext:value-type="float">
            <text:p>-401056.0675589</text:p>
          </table:table-cell>
          <table:table-cell table:number-columns-repeated="2"/>
          <table:table-cell table:style-name="ce2" office:value-type="string" calcext:value-type="string">
            <text:p>REF</text:p>
          </table:table-cell>
          <table:table-cell office:value-type="string" calcext:value-type="string">
            <text:p>ccsdt-f12/vtz</text:p>
          </table:table-cell>
          <table:table-cell office:value-type="float" office:value="-1312.608223" calcext:value-type="float">
            <text:p>-1312.608223</text:p>
          </table:table-cell>
          <table:table-cell office:value-type="float" office:value="-200520.22522739" calcext:value-type="float">
            <text:p>-200520.22522739</text:p>
          </table:table-cell>
          <table:table-cell office:value-type="float" office:value="-201833.28818699" calcext:value-type="float">
            <text:p>-201833.28818699</text:p>
          </table:table-cell>
          <table:table-cell office:value-type="float" office:value="-401056.0675589" calcext:value-type="float">
            <text:p>-401056.0675589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disp</text:p>
          </table:table-cell>
          <table:table-cell office:value-type="string" calcext:value-type="string">
            <text:p>b1b95</text:p>
          </table:table-cell>
          <table:table-cell office:value-type="float" office:value="-1305.419604" calcext:value-type="float">
            <text:p>-1305.419604</text:p>
          </table:table-cell>
          <table:table-cell office:value-type="float" office:value="-200403.641763995" calcext:value-type="float">
            <text:p>-200403.641763995</text:p>
          </table:table-cell>
          <table:table-cell office:value-type="float" office:value="-199773.481856395" calcext:value-type="float">
            <text:p>-199773.481856395</text:p>
          </table:table-cell>
          <table:table-cell office:value-type="float" office:value="-201712.586731865" calcext:value-type="float">
            <text:p>-201712.586731865</text:p>
          </table:table-cell>
          <table:table-cell office:value-type="float" office:value="-400840.20131185" calcext:value-type="float">
            <text:p>-400840.20131185</text:p>
          </table:table-cell>
          <table:table-cell office:value-type="float" office:value="-400345.97824205" calcext:value-type="float">
            <text:p>-400345.97824205</text:p>
          </table:table-cell>
          <table:table-cell/>
          <table:table-cell table:style-name="ce2" office:value-type="string" calcext:value-type="string">
            <text:p>disp</text:p>
          </table:table-cell>
          <table:table-cell office:value-type="string" calcext:value-type="string">
            <text:p>b1b95</text:p>
          </table:table-cell>
          <table:table-cell office:value-type="float" office:value="-1305.419604" calcext:value-type="float">
            <text:p>-1305.419604</text:p>
          </table:table-cell>
          <table:table-cell office:value-type="float" office:value="-200403.5144535" calcext:value-type="float">
            <text:p>-200403.5144535</text:p>
          </table:table-cell>
          <table:table-cell office:value-type="float" office:value="-201712.586731865" calcext:value-type="float">
            <text:p>-201712.586731865</text:p>
          </table:table-cell>
          <table:table-cell office:value-type="float" office:value="-400838.0596915" calcext:value-type="float">
            <text:p>-400838.0596915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b2plyp</text:p>
          </table:table-cell>
          <table:table-cell office:value-type="float" office:value="-1307.304713" calcext:value-type="float">
            <text:p>-1307.304713</text:p>
          </table:table-cell>
          <table:table-cell office:value-type="float" office:value="-200131.078212015" calcext:value-type="float">
            <text:p>-200131.078212015</text:p>
          </table:table-cell>
          <table:table-cell office:value-type="float" office:value="-199532.776646515" calcext:value-type="float">
            <text:p>-199532.776646515</text:p>
          </table:table-cell>
          <table:table-cell office:value-type="float" office:value="-201443.24632245" calcext:value-type="float">
            <text:p>-201443.24632245</text:p>
          </table:table-cell>
          <table:table-cell office:value-type="float" office:value="-400296.22869275" calcext:value-type="float">
            <text:p>-400296.22869275</text:p>
          </table:table-cell>
          <table:table-cell office:value-type="float" office:value="-399856.12505445" calcext:value-type="float">
            <text:p>-399856.12505445</text:p>
          </table:table-cell>
          <table:table-cell/>
          <table:table-cell table:style-name="ce2"/>
          <table:table-cell office:value-type="string" calcext:value-type="string">
            <text:p>b2plyp</text:p>
          </table:table-cell>
          <table:table-cell office:value-type="float" office:value="-1307.304713" calcext:value-type="float">
            <text:p>-1307.304713</text:p>
          </table:table-cell>
          <table:table-cell office:value-type="float" office:value="-200131.032187" calcext:value-type="float">
            <text:p>-200131.032187</text:p>
          </table:table-cell>
          <table:table-cell office:value-type="float" office:value="-201443.24632245" calcext:value-type="float">
            <text:p>-201443.24632245</text:p>
          </table:table-cell>
          <table:table-cell office:value-type="float" office:value="-400294.063968" calcext:value-type="float">
            <text:p>-400294.063968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b3lyp</text:p>
          </table:table-cell>
          <table:table-cell office:value-type="float" office:value="-1316.0555045" calcext:value-type="float">
            <text:p>-1316.0555045</text:p>
          </table:table-cell>
          <table:table-cell office:value-type="float" office:value="-200482.850420985" calcext:value-type="float">
            <text:p>-200482.850420985</text:p>
          </table:table-cell>
          <table:table-cell office:value-type="float" office:value="-199880.194883815" calcext:value-type="float">
            <text:p>-199880.194883815</text:p>
          </table:table-cell>
          <table:table-cell office:value-type="float" office:value="-201807.717786115" calcext:value-type="float">
            <text:p>-201807.717786115</text:p>
          </table:table-cell>
          <table:table-cell office:value-type="float" office:value="-401005.7540522" calcext:value-type="float">
            <text:p>-401005.7540522</text:p>
          </table:table-cell>
          <table:table-cell office:value-type="float" office:value="-400522.74790605" calcext:value-type="float">
            <text:p>-400522.74790605</text:p>
          </table:table-cell>
          <table:table-cell/>
          <table:table-cell table:style-name="ce2"/>
          <table:table-cell office:value-type="string" calcext:value-type="string">
            <text:p>b3lyp</text:p>
          </table:table-cell>
          <table:table-cell office:value-type="float" office:value="-1316.0555045" calcext:value-type="float">
            <text:p>-1316.0555045</text:p>
          </table:table-cell>
          <table:table-cell office:value-type="float" office:value="-200482.4212305" calcext:value-type="float">
            <text:p>-200482.4212305</text:p>
          </table:table-cell>
          <table:table-cell office:value-type="float" office:value="-201807.717786115" calcext:value-type="float">
            <text:p>-201807.717786115</text:p>
          </table:table-cell>
          <table:table-cell office:value-type="float" office:value="-400999.9375195" calcext:value-type="float">
            <text:p>-400999.9375195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becke97-d</text:p>
          </table:table-cell>
          <table:table-cell office:value-type="float" office:value="-1317.654434" calcext:value-type="float">
            <text:p>-1317.654434</text:p>
          </table:table-cell>
          <table:table-cell office:value-type="float" office:value="-200378.738003825" calcext:value-type="float">
            <text:p>-200378.738003825</text:p>
          </table:table-cell>
          <table:table-cell office:value-type="float" office:value="-199869.36808321" calcext:value-type="float">
            <text:p>-199869.36808321</text:p>
          </table:table-cell>
          <table:table-cell office:value-type="float" office:value="-201693.826694205" calcext:value-type="float">
            <text:p>-201693.826694205</text:p>
          </table:table-cell>
          <table:table-cell office:value-type="float" office:value="-400796.35178615" calcext:value-type="float">
            <text:p>-400796.35178615</text:p>
          </table:table-cell>
          <table:table-cell office:value-type="float" office:value="-400298.9006641" calcext:value-type="float">
            <text:p>-400298.9006641</text:p>
          </table:table-cell>
          <table:table-cell/>
          <table:table-cell table:style-name="ce2"/>
          <table:table-cell office:value-type="string" calcext:value-type="string">
            <text:p>becke97-d</text:p>
          </table:table-cell>
          <table:table-cell office:value-type="float" office:value="-1317.654434" calcext:value-type="float">
            <text:p>-1317.654434</text:p>
          </table:table-cell>
          <table:table-cell office:value-type="float" office:value="-200377.9053265" calcext:value-type="float">
            <text:p>-200377.9053265</text:p>
          </table:table-cell>
          <table:table-cell office:value-type="float" office:value="-201693.826694205" calcext:value-type="float">
            <text:p>-201693.826694205</text:p>
          </table:table-cell>
          <table:table-cell office:value-type="float" office:value="-400788.944463" calcext:value-type="float">
            <text:p>-400788.944463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bhlyp</text:p>
          </table:table-cell>
          <table:table-cell office:value-type="float" office:value="-1307.07892" calcext:value-type="float">
            <text:p>-1307.07892</text:p>
          </table:table-cell>
          <table:table-cell office:value-type="float" office:value="-200375.477762945" calcext:value-type="float">
            <text:p>-200375.477762945</text:p>
          </table:table-cell>
          <table:table-cell office:value-type="float" office:value="-199760.503747345" calcext:value-type="float">
            <text:p>-199760.503747345</text:p>
          </table:table-cell>
          <table:table-cell office:value-type="float" office:value="-201688.244671165" calcext:value-type="float">
            <text:p>-201688.244671165</text:p>
          </table:table-cell>
          <table:table-cell office:value-type="float" office:value="-400787.1412696" calcext:value-type="float">
            <text:p>-400787.1412696</text:p>
          </table:table-cell>
          <table:table-cell office:value-type="float" office:value="-400319.2692931" calcext:value-type="float">
            <text:p>-400319.2692931</text:p>
          </table:table-cell>
          <table:table-cell/>
          <table:table-cell table:style-name="ce2"/>
          <table:table-cell office:value-type="string" calcext:value-type="string">
            <text:p>bhlyp</text:p>
          </table:table-cell>
          <table:table-cell office:value-type="float" office:value="-1307.07892" calcext:value-type="float">
            <text:p>-1307.07892</text:p>
          </table:table-cell>
          <table:table-cell office:value-type="float" office:value="-200375.3953485" calcext:value-type="float">
            <text:p>-200375.3953485</text:p>
          </table:table-cell>
          <table:table-cell office:value-type="float" office:value="-201688.244671165" calcext:value-type="float">
            <text:p>-201688.244671165</text:p>
          </table:table-cell>
          <table:table-cell office:value-type="float" office:value="-400784.334085" calcext:value-type="float">
            <text:p>-400784.334085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blyp</text:p>
          </table:table-cell>
          <table:table-cell office:value-type="float" office:value="-1303.308702" calcext:value-type="float">
            <text:p>-1303.308702</text:p>
          </table:table-cell>
          <table:table-cell office:value-type="float" office:value="-200427.906897545" calcext:value-type="float">
            <text:p>-200427.906897545</text:p>
          </table:table-cell>
          <table:table-cell office:value-type="float" office:value="-199941.13917129" calcext:value-type="float">
            <text:p>-199941.13917129</text:p>
          </table:table-cell>
          <table:table-cell office:value-type="float" office:value="-201744.39799875" calcext:value-type="float">
            <text:p>-201744.39799875</text:p>
          </table:table-cell>
          <table:table-cell office:value-type="float" office:value="-400896.65796345" calcext:value-type="float">
            <text:p>-400896.65796345</text:p>
          </table:table-cell>
          <table:table-cell office:value-type="float" office:value="-400438.9542859" calcext:value-type="float">
            <text:p>-400438.9542859</text:p>
          </table:table-cell>
          <table:table-cell/>
          <table:table-cell table:style-name="ce2"/>
          <table:table-cell office:value-type="string" calcext:value-type="string">
            <text:p>blyp</text:p>
          </table:table-cell>
          <table:table-cell office:value-type="float" office:value="-1303.308702" calcext:value-type="float">
            <text:p>-1303.308702</text:p>
          </table:table-cell>
          <table:table-cell office:value-type="float" office:value="-200425.9782315" calcext:value-type="float">
            <text:p>-200425.9782315</text:p>
          </table:table-cell>
          <table:table-cell office:value-type="float" office:value="-201744.39799875" calcext:value-type="float">
            <text:p>-201744.39799875</text:p>
          </table:table-cell>
          <table:table-cell office:value-type="float" office:value="-400889.2779455" calcext:value-type="float">
            <text:p>-400889.2779455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bp86</text:p>
          </table:table-cell>
          <table:table-cell office:value-type="float" office:value="-1310.460564" calcext:value-type="float">
            <text:p>-1310.460564</text:p>
          </table:table-cell>
          <table:table-cell office:value-type="float" office:value="-200484.951976205" calcext:value-type="float">
            <text:p>-200484.951976205</text:p>
          </table:table-cell>
          <table:table-cell office:value-type="float" office:value="-199979.06189329" calcext:value-type="float">
            <text:p>-199979.06189329</text:p>
          </table:table-cell>
          <table:table-cell office:value-type="float" office:value="-201807.168111435" calcext:value-type="float">
            <text:p>-201807.168111435</text:p>
          </table:table-cell>
          <table:table-cell office:value-type="float" office:value="-401007.9925535" calcext:value-type="float">
            <text:p>-401007.9925535</text:p>
          </table:table-cell>
          <table:table-cell office:value-type="float" office:value="-400517.31469635" calcext:value-type="float">
            <text:p>-400517.31469635</text:p>
          </table:table-cell>
          <table:table-cell/>
          <table:table-cell table:style-name="ce2"/>
          <table:table-cell office:value-type="string" calcext:value-type="string">
            <text:p>bp86</text:p>
          </table:table-cell>
          <table:table-cell office:value-type="float" office:value="-1310.460564" calcext:value-type="float">
            <text:p>-1310.460564</text:p>
          </table:table-cell>
          <table:table-cell office:value-type="float" office:value="-200483.3296535" calcext:value-type="float">
            <text:p>-200483.3296535</text:p>
          </table:table-cell>
          <table:table-cell office:value-type="float" office:value="-201807.168111435" calcext:value-type="float">
            <text:p>-201807.168111435</text:p>
          </table:table-cell>
          <table:table-cell office:value-type="float" office:value="-400999.9847785" calcext:value-type="float">
            <text:p>-400999.9847785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pbe0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267.50284146" calcext:value-type="float">
            <text:p>-200267.50284146</text:p>
          </table:table-cell>
          <table:table-cell office:value-type="float" office:value="-199656.57188582" calcext:value-type="float">
            <text:p>-199656.57188582</text:p>
          </table:table-cell>
          <table:table-cell office:value-type="float" office:value="-201585.004182555" calcext:value-type="float">
            <text:p>-201585.004182555</text:p>
          </table:table-cell>
          <table:table-cell office:value-type="float" office:value="-400572.08210125" calcext:value-type="float">
            <text:p>-400572.08210125</text:p>
          </table:table-cell>
          <table:table-cell office:value-type="float" office:value="-400087.4124383" calcext:value-type="float">
            <text:p>-400087.4124383</text:p>
          </table:table-cell>
          <table:table-cell/>
          <table:table-cell table:style-name="ce2"/>
          <table:table-cell office:value-type="string" calcext:value-type="string">
            <text:p>pbe0</text:p>
          </table:table-cell>
          <table:table-cell table:style-name="Default" office:value-type="float" office:value="-1313.5140205" calcext:value-type="float">
            <text:p>-1313.5140205</text:p>
          </table:table-cell>
          <table:table-cell office:value-type="float" office:value="-200267.3192665" calcext:value-type="float">
            <text:p>-200267.3192665</text:p>
          </table:table-cell>
          <table:table-cell office:value-type="float" office:value="-201585.004182555" calcext:value-type="float">
            <text:p>-201585.004182555</text:p>
          </table:table-cell>
          <table:table-cell office:value-type="float" office:value="-400567.9062435" calcext:value-type="float">
            <text:p>-400567.9062435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pbe96</text:p>
          </table:table-cell>
          <table:table-cell office:value-type="float" office:value="-1309.1504395" calcext:value-type="float">
            <text:p>-1309.1504395</text:p>
          </table:table-cell>
          <table:table-cell office:value-type="float" office:value="-200258.27378888" calcext:value-type="float">
            <text:p>-200258.27378888</text:p>
          </table:table-cell>
          <table:table-cell office:value-type="float" office:value="-199758.956750235" calcext:value-type="float">
            <text:p>-199758.956750235</text:p>
          </table:table-cell>
          <table:table-cell office:value-type="float" office:value="-201574.348302" calcext:value-type="float">
            <text:p>-201574.348302</text:p>
          </table:table-cell>
          <table:table-cell office:value-type="float" office:value="-400561.1734113" calcext:value-type="float">
            <text:p>-400561.1734113</text:p>
          </table:table-cell>
          <table:table-cell office:value-type="float" office:value="-400070.07337375" calcext:value-type="float">
            <text:p>-400070.07337375</text:p>
          </table:table-cell>
          <table:table-cell/>
          <table:table-cell table:style-name="ce2"/>
          <table:table-cell office:value-type="string" calcext:value-type="string">
            <text:p>pbe96</text:p>
          </table:table-cell>
          <table:table-cell office:value-type="float" office:value="-1309.1504395" calcext:value-type="float">
            <text:p>-1309.1504395</text:p>
          </table:table-cell>
          <table:table-cell office:value-type="float" office:value="-200256.7910115" calcext:value-type="float">
            <text:p>-200256.7910115</text:p>
          </table:table-cell>
          <table:table-cell office:value-type="float" office:value="-201574.348302" calcext:value-type="float">
            <text:p>-201574.348302</text:p>
          </table:table-cell>
          <table:table-cell office:value-type="float" office:value="-400550.118481" calcext:value-type="float">
            <text:p>-400550.118481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pwb6k</text:p>
          </table:table-cell>
          <table:table-cell office:value-type="float" office:value="-1311.421497" calcext:value-type="float">
            <text:p>-1311.421497</text:p>
          </table:table-cell>
          <table:table-cell office:value-type="float" office:value="-200550.69604525" calcext:value-type="float">
            <text:p>-200550.69604525</text:p>
          </table:table-cell>
          <table:table-cell office:value-type="float" office:value="-199911.45668606" calcext:value-type="float">
            <text:p>-199911.45668606</text:p>
          </table:table-cell>
          <table:table-cell office:value-type="float" office:value="-201865.183627405" calcext:value-type="float">
            <text:p>-201865.183627405</text:p>
          </table:table-cell>
          <table:table-cell office:value-type="float" office:value="-401136.3353951" calcext:value-type="float">
            <text:p>-401136.3353951</text:p>
          </table:table-cell>
          <table:table-cell office:value-type="float" office:value="-400648.74145025" calcext:value-type="float">
            <text:p>-400648.74145025</text:p>
          </table:table-cell>
          <table:table-cell/>
          <table:table-cell table:style-name="ce2"/>
          <table:table-cell office:value-type="string" calcext:value-type="string">
            <text:p>pwb6k</text:p>
          </table:table-cell>
          <table:table-cell office:value-type="float" office:value="-1311.421497" calcext:value-type="float">
            <text:p>-1311.421497</text:p>
          </table:table-cell>
          <table:table-cell office:value-type="float" office:value="-200550.529326" calcext:value-type="float">
            <text:p>-200550.529326</text:p>
          </table:table-cell>
          <table:table-cell office:value-type="float" office:value="-201865.183627405" calcext:value-type="float">
            <text:p>-201865.183627405</text:p>
          </table:table-cell>
          <table:table-cell office:value-type="float" office:value="-401133.966669" calcext:value-type="float">
            <text:p>-401133.966669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ssb-d</text:p>
          </table:table-cell>
          <table:table-cell office:value-type="float" office:value="-1328.4111075" calcext:value-type="float">
            <text:p>-1328.4111075</text:p>
          </table:table-cell>
          <table:table-cell office:value-type="float" office:value="-201874.092001415" calcext:value-type="float">
            <text:p>-201874.092001415</text:p>
          </table:table-cell>
          <table:table-cell office:value-type="float" office:value="-201364.48904142" calcext:value-type="float">
            <text:p>-201364.48904142</text:p>
          </table:table-cell>
          <table:table-cell office:value-type="float" office:value="-203209.299425705" calcext:value-type="float">
            <text:p>-203209.299425705</text:p>
          </table:table-cell>
          <table:table-cell office:value-type="float" office:value="-403785.0096334" calcext:value-type="float">
            <text:p>-403785.0096334</text:p>
          </table:table-cell>
          <table:table-cell office:value-type="float" office:value="-403283.98993175" calcext:value-type="float">
            <text:p>-403283.98993175</text:p>
          </table:table-cell>
          <table:table-cell/>
          <table:table-cell table:style-name="ce2"/>
          <table:table-cell office:value-type="string" calcext:value-type="string">
            <text:p>ssb-d</text:p>
          </table:table-cell>
          <table:table-cell office:value-type="float" office:value="-1328.4111075" calcext:value-type="float">
            <text:p>-1328.4111075</text:p>
          </table:table-cell>
          <table:table-cell office:value-type="float" office:value="-201873.503023" calcext:value-type="float">
            <text:p>-201873.503023</text:p>
          </table:table-cell>
          <table:table-cell office:value-type="float" office:value="-203209.299425705" calcext:value-type="float">
            <text:p>-203209.299425705</text:p>
          </table:table-cell>
          <table:table-cell office:value-type="float" office:value="-403780.801482" calcext:value-type="float">
            <text:p>-403780.801482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tpss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487.685331745" calcext:value-type="float">
            <text:p>-200487.685331745</text:p>
          </table:table-cell>
          <table:table-cell office:value-type="float" office:value="-200010.89356031" calcext:value-type="float">
            <text:p>-200010.89356031</text:p>
          </table:table-cell>
          <table:table-cell office:value-type="float" office:value="-201818.77326777" calcext:value-type="float">
            <text:p>-201818.77326777</text:p>
          </table:table-cell>
          <table:table-cell office:value-type="float" office:value="-401013.11201595" calcext:value-type="float">
            <text:p>-401013.11201595</text:p>
          </table:table-cell>
          <table:table-cell office:value-type="float" office:value="-400551.037406" calcext:value-type="float">
            <text:p>-400551.037406</text:p>
          </table:table-cell>
          <table:table-cell/>
          <table:table-cell table:style-name="ce2"/>
          <table:table-cell office:value-type="string" calcext:value-type="string">
            <text:p>tpss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486.346353" calcext:value-type="float">
            <text:p>-200486.346353</text:p>
          </table:table-cell>
          <table:table-cell office:value-type="float" office:value="-201818.77326777" calcext:value-type="float">
            <text:p>-201818.77326777</text:p>
          </table:table-cell>
          <table:table-cell office:value-type="float" office:value="-401005.9446635" calcext:value-type="float">
            <text:p>-401005.9446635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office:value-type="string" calcext:value-type="string">
            <text:p>tpssh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468.781626725" calcext:value-type="float">
            <text:p>-200468.781626725</text:p>
          </table:table-cell>
          <table:table-cell office:value-type="float" office:value="-199882.82555605" calcext:value-type="float">
            <text:p>-199882.82555605</text:p>
          </table:table-cell>
          <table:table-cell office:value-type="float" office:value="-201796.68010535" calcext:value-type="float">
            <text:p>-201796.68010535</text:p>
          </table:table-cell>
          <table:table-cell office:value-type="float" office:value="-400973.9786759" calcext:value-type="float">
            <text:p>-400973.9786759</text:p>
          </table:table-cell>
          <table:table-cell office:value-type="float" office:value="-400509.2746277" calcext:value-type="float">
            <text:p>-400509.2746277</text:p>
          </table:table-cell>
          <table:table-cell/>
          <table:table-cell table:style-name="ce2"/>
          <table:table-cell office:value-type="string" calcext:value-type="string">
            <text:p>tpssh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468.0965025" calcext:value-type="float">
            <text:p>-200468.0965025</text:p>
          </table:table-cell>
          <table:table-cell office:value-type="float" office:value="-201796.68010535" calcext:value-type="float">
            <text:p>-201796.68010535</text:p>
          </table:table-cell>
          <table:table-cell table:style-name="Default" office:value-type="float" office:value="-400968.4604" calcext:value-type="float">
            <text:p>-400968.4604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nodisp</text:p>
          </table:table-cell>
          <table:table-cell office:value-type="string" calcext:value-type="string">
            <text:p>b1b95</text:p>
          </table:table-cell>
          <table:table-cell office:value-type="float" office:value="-1305.419604" calcext:value-type="float">
            <text:p>-1305.419604</text:p>
          </table:table-cell>
          <table:table-cell office:value-type="float" office:value="-200403.62041868" calcext:value-type="float">
            <text:p>-200403.62041868</text:p>
          </table:table-cell>
          <table:table-cell office:value-type="float" office:value="-199772.95762281" calcext:value-type="float">
            <text:p>-199772.95762281</text:p>
          </table:table-cell>
          <table:table-cell office:value-type="float" office:value="-201710.23010932" calcext:value-type="float">
            <text:p>-201710.23010932</text:p>
          </table:table-cell>
          <table:table-cell office:value-type="float" office:value="-400837.3812623" calcext:value-type="float">
            <text:p>-400837.3812623</text:p>
          </table:table-cell>
          <table:table-cell office:value-type="float" office:value="-400339.80726685" calcext:value-type="float">
            <text:p>-400339.80726685</text:p>
          </table:table-cell>
          <table:table-cell/>
          <table:table-cell table:style-name="ce2" office:value-type="string" calcext:value-type="string">
            <text:p>nodisp</text:p>
          </table:table-cell>
          <table:table-cell office:value-type="string" calcext:value-type="string">
            <text:p>b1b95</text:p>
          </table:table-cell>
          <table:table-cell office:value-type="float" office:value="-1305.419604" calcext:value-type="float">
            <text:p>-1305.419604</text:p>
          </table:table-cell>
          <table:table-cell office:value-type="float" office:value="-200403.4934495" calcext:value-type="float">
            <text:p>-200403.4934495</text:p>
          </table:table-cell>
          <table:table-cell office:value-type="float" office:value="-201710.23010932" calcext:value-type="float">
            <text:p>-201710.23010932</text:p>
          </table:table-cell>
          <table:table-cell office:value-type="float" office:value="-400834.418123" calcext:value-type="float">
            <text:p>-400834.418123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b2plyp</text:p>
          </table:table-cell>
          <table:table-cell office:value-type="float" office:value="-1307.304713" calcext:value-type="float">
            <text:p>-1307.304713</text:p>
          </table:table-cell>
          <table:table-cell office:value-type="float" office:value="-200131.05623658" calcext:value-type="float">
            <text:p>-200131.05623658</text:p>
          </table:table-cell>
          <table:table-cell office:value-type="float" office:value="-199532.204235005" calcext:value-type="float">
            <text:p>-199532.204235005</text:p>
          </table:table-cell>
          <table:table-cell office:value-type="float" office:value="-201440.49259303" calcext:value-type="float">
            <text:p>-201440.49259303</text:p>
          </table:table-cell>
          <table:table-cell office:value-type="float" office:value="-400292.82289415" calcext:value-type="float">
            <text:p>-400292.82289415</text:p>
          </table:table-cell>
          <table:table-cell office:value-type="float" office:value="-399849.5447638" calcext:value-type="float">
            <text:p>-399849.5447638</text:p>
          </table:table-cell>
          <table:table-cell table:number-columns-repeated="2"/>
          <table:table-cell office:value-type="string" calcext:value-type="string">
            <text:p>b2plyp</text:p>
          </table:table-cell>
          <table:table-cell office:value-type="float" office:value="-1307.304713" calcext:value-type="float">
            <text:p>-1307.304713</text:p>
          </table:table-cell>
          <table:table-cell office:value-type="float" office:value="-200131.0085575" calcext:value-type="float">
            <text:p>-200131.0085575</text:p>
          </table:table-cell>
          <table:table-cell office:value-type="float" office:value="-201440.49259303" calcext:value-type="float">
            <text:p>-201440.49259303</text:p>
          </table:table-cell>
          <table:table-cell table:style-name="Default" office:value-type="float" office:value="-400289.936682" calcext:value-type="float">
            <text:p>-400289.936682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b3lyp</text:p>
          </table:table-cell>
          <table:table-cell office:value-type="float" office:value="-1316.0555045" calcext:value-type="float">
            <text:p>-1316.0555045</text:p>
          </table:table-cell>
          <table:table-cell office:value-type="float" office:value="-200482.829574515" calcext:value-type="float">
            <text:p>-200482.829574515</text:p>
          </table:table-cell>
          <table:table-cell office:value-type="float" office:value="-199879.67721398" calcext:value-type="float">
            <text:p>-199879.67721398</text:p>
          </table:table-cell>
          <table:table-cell office:value-type="float" office:value="-201804.960170955" calcext:value-type="float">
            <text:p>-201804.960170955</text:p>
          </table:table-cell>
          <table:table-cell office:value-type="float" office:value="-401000.5261566" calcext:value-type="float">
            <text:p>-401000.5261566</text:p>
          </table:table-cell>
          <table:table-cell office:value-type="float" office:value="-400512.43704245" calcext:value-type="float">
            <text:p>-400512.43704245</text:p>
          </table:table-cell>
          <table:table-cell table:number-columns-repeated="2"/>
          <table:table-cell office:value-type="string" calcext:value-type="string">
            <text:p>b3lyp</text:p>
          </table:table-cell>
          <table:table-cell office:value-type="float" office:value="-1316.0555045" calcext:value-type="float">
            <text:p>-1316.0555045</text:p>
          </table:table-cell>
          <table:table-cell office:value-type="float" office:value="-200482.4002265" calcext:value-type="float">
            <text:p>-200482.4002265</text:p>
          </table:table-cell>
          <table:table-cell office:value-type="float" office:value="-201804.960170955" calcext:value-type="float">
            <text:p>-201804.960170955</text:p>
          </table:table-cell>
          <table:table-cell office:value-type="float" office:value="-400996.0990385" calcext:value-type="float">
            <text:p>-400996.0990385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becke97-d</text:p>
          </table:table-cell>
          <table:table-cell office:value-type="float" office:value="-1317.654434" calcext:value-type="float">
            <text:p>-1317.654434</text:p>
          </table:table-cell>
          <table:table-cell office:value-type="float" office:value="-200378.763865" calcext:value-type="float">
            <text:p>-200378.763865</text:p>
          </table:table-cell>
          <table:table-cell office:value-type="float" office:value="-199867.567804115" calcext:value-type="float">
            <text:p>-199867.567804115</text:p>
          </table:table-cell>
          <table:table-cell office:value-type="float" office:value="-201691.23477435" calcext:value-type="float">
            <text:p>-201691.23477435</text:p>
          </table:table-cell>
          <table:table-cell office:value-type="float" office:value="-400793.56560555" calcext:value-type="float">
            <text:p>-400793.56560555</text:p>
          </table:table-cell>
          <table:table-cell office:value-type="float" office:value="-400296.3019442" calcext:value-type="float">
            <text:p>-400296.3019442</text:p>
          </table:table-cell>
          <table:table-cell table:number-columns-repeated="2"/>
          <table:table-cell office:value-type="string" calcext:value-type="string">
            <text:p>becke97-d</text:p>
          </table:table-cell>
          <table:table-cell office:value-type="float" office:value="-1317.654434" calcext:value-type="float">
            <text:p>-1317.654434</text:p>
          </table:table-cell>
          <table:table-cell office:value-type="float" office:value="-200377.934207" calcext:value-type="float">
            <text:p>-200377.934207</text:p>
          </table:table-cell>
          <table:table-cell office:value-type="float" office:value="-201691.23477435" calcext:value-type="float">
            <text:p>-201691.23477435</text:p>
          </table:table-cell>
          <table:table-cell office:value-type="float" office:value="-400788.025538" calcext:value-type="float">
            <text:p>-400788.025538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bhlyp</text:p>
          </table:table-cell>
          <table:table-cell office:value-type="float" office:value="-1307.07892" calcext:value-type="float">
            <text:p>-1307.07892</text:p>
          </table:table-cell>
          <table:table-cell office:value-type="float" office:value="-200375.461327315" calcext:value-type="float">
            <text:p>-200375.461327315</text:p>
          </table:table-cell>
          <table:table-cell office:value-type="float" office:value="-199760.10012923" calcext:value-type="float">
            <text:p>-199760.10012923</text:p>
          </table:table-cell>
          <table:table-cell office:value-type="float" office:value="-201686.1252888" calcext:value-type="float">
            <text:p>-201686.1252888</text:p>
          </table:table-cell>
          <table:table-cell office:value-type="float" office:value="-400784.649145" calcext:value-type="float">
            <text:p>-400784.649145</text:p>
          </table:table-cell>
          <table:table-cell office:value-type="float" office:value="-400314.32206345" calcext:value-type="float">
            <text:p>-400314.32206345</text:p>
          </table:table-cell>
          <table:table-cell table:number-columns-repeated="2"/>
          <table:table-cell office:value-type="string" calcext:value-type="string">
            <text:p>bhlyp</text:p>
          </table:table-cell>
          <table:table-cell office:value-type="float" office:value="-1307.07892" calcext:value-type="float">
            <text:p>-1307.07892</text:p>
          </table:table-cell>
          <table:table-cell office:value-type="float" office:value="-200375.37697" calcext:value-type="float">
            <text:p>-200375.37697</text:p>
          </table:table-cell>
          <table:table-cell office:value-type="float" office:value="-201686.1252888" calcext:value-type="float">
            <text:p>-201686.1252888</text:p>
          </table:table-cell>
          <table:table-cell office:value-type="float" office:value="-400781.241246" calcext:value-type="float">
            <text:p>-400781.241246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blyp</text:p>
          </table:table-cell>
          <table:table-cell office:value-type="float" office:value="-1303.308702" calcext:value-type="float">
            <text:p>-1303.308702</text:p>
          </table:table-cell>
          <table:table-cell office:value-type="float" office:value="-200427.881325175" calcext:value-type="float">
            <text:p>-200427.881325175</text:p>
          </table:table-cell>
          <table:table-cell office:value-type="float" office:value="-199938.669599735" calcext:value-type="float">
            <text:p>-199938.669599735</text:p>
          </table:table-cell>
          <table:table-cell office:value-type="float" office:value="-201741.47592227" calcext:value-type="float">
            <text:p>-201741.47592227</text:p>
          </table:table-cell>
          <table:table-cell office:value-type="float" office:value="-400895.48751555" calcext:value-type="float">
            <text:p>-400895.48751555</text:p>
          </table:table-cell>
          <table:table-cell office:value-type="float" office:value="-400430.6619067" calcext:value-type="float">
            <text:p>-400430.6619067</text:p>
          </table:table-cell>
          <table:table-cell table:number-columns-repeated="2"/>
          <table:table-cell office:value-type="string" calcext:value-type="string">
            <text:p>blyp</text:p>
          </table:table-cell>
          <table:table-cell office:value-type="float" office:value="-1303.308702" calcext:value-type="float">
            <text:p>-1303.308702</text:p>
          </table:table-cell>
          <table:table-cell office:value-type="float" office:value="-200425.954602" calcext:value-type="float">
            <text:p>-200425.954602</text:p>
          </table:table-cell>
          <table:table-cell office:value-type="float" office:value="-201741.47592227" calcext:value-type="float">
            <text:p>-201741.47592227</text:p>
          </table:table-cell>
          <table:table-cell office:value-type="float" office:value="-400884.628185" calcext:value-type="float">
            <text:p>-400884.628185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bp86</text:p>
          </table:table-cell>
          <table:table-cell office:value-type="float" office:value="-1310.460564" calcext:value-type="float">
            <text:p>-1310.460564</text:p>
          </table:table-cell>
          <table:table-cell office:value-type="float" office:value="-200484.928819295" calcext:value-type="float">
            <text:p>-200484.928819295</text:p>
          </table:table-cell>
          <table:table-cell office:value-type="float" office:value="-199976.9163872" calcext:value-type="float">
            <text:p>-199976.9163872</text:p>
          </table:table-cell>
          <table:table-cell office:value-type="float" office:value="-201804.66220296" calcext:value-type="float">
            <text:p>-201804.66220296</text:p>
          </table:table-cell>
          <table:table-cell office:value-type="float" office:value="-401004.2050072" calcext:value-type="float">
            <text:p>-401004.2050072</text:p>
          </table:table-cell>
          <table:table-cell office:value-type="float" office:value="-400510.5910534" calcext:value-type="float">
            <text:p>-400510.5910534</text:p>
          </table:table-cell>
          <table:table-cell table:number-columns-repeated="2"/>
          <table:table-cell office:value-type="string" calcext:value-type="string">
            <text:p>bp86</text:p>
          </table:table-cell>
          <table:table-cell office:value-type="float" office:value="-1310.460564" calcext:value-type="float">
            <text:p>-1310.460564</text:p>
          </table:table-cell>
          <table:table-cell office:value-type="float" office:value="-200483.3086495" calcext:value-type="float">
            <text:p>-200483.3086495</text:p>
          </table:table-cell>
          <table:table-cell office:value-type="float" office:value="-201804.66220296" calcext:value-type="float">
            <text:p>-201804.66220296</text:p>
          </table:table-cell>
          <table:table-cell office:value-type="float" office:value="-400995.671082" calcext:value-type="float">
            <text:p>-400995.671082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be0</text:p>
          </table:table-cell>
          <table:table-cell office:value-type="float" office:value="-1313.5140205" calcext:value-type="float">
            <text:p>-1313.5140205</text:p>
          </table:table-cell>
          <table:table-cell office:value-type="float" office:value="-200267.49160432" calcext:value-type="float">
            <text:p>-200267.49160432</text:p>
          </table:table-cell>
          <table:table-cell office:value-type="float" office:value="-199656.29195501" calcext:value-type="float">
            <text:p>-199656.29195501</text:p>
          </table:table-cell>
          <table:table-cell office:value-type="float" office:value="-201573.06196453" calcext:value-type="float">
            <text:p>-201573.06196453</text:p>
          </table:table-cell>
          <table:table-cell office:value-type="float" office:value="-400570.06256665" calcext:value-type="float">
            <text:p>-400570.06256665</text:p>
          </table:table-cell>
          <table:table-cell office:value-type="float" office:value="-400083.5655557" calcext:value-type="float">
            <text:p>-400083.5655557</text:p>
          </table:table-cell>
          <table:table-cell table:number-columns-repeated="2"/>
          <table:table-cell office:value-type="string" calcext:value-type="string">
            <text:p>pbe0</text:p>
          </table:table-cell>
          <table:table-cell table:style-name="Default" office:value-type="float" office:value="-1313.5140205" calcext:value-type="float">
            <text:p>-1313.5140205</text:p>
          </table:table-cell>
          <table:table-cell office:value-type="float" office:value="-200267.306139" calcext:value-type="float">
            <text:p>-200267.306139</text:p>
          </table:table-cell>
          <table:table-cell office:value-type="float" office:value="-201573.06196453" calcext:value-type="float">
            <text:p>-201573.06196453</text:p>
          </table:table-cell>
          <table:table-cell office:value-type="float" office:value="-400565.5905525" calcext:value-type="float">
            <text:p>-400565.5905525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be96</text:p>
          </table:table-cell>
          <table:table-cell office:value-type="float" office:value="-1309.1504395" calcext:value-type="float">
            <text:p>-1309.1504395</text:p>
          </table:table-cell>
          <table:table-cell office:value-type="float" office:value="-200258.264048275" calcext:value-type="float">
            <text:p>-200258.264048275</text:p>
          </table:table-cell>
          <table:table-cell office:value-type="float" office:value="-199757.846111225" calcext:value-type="float">
            <text:p>-199757.846111225</text:p>
          </table:table-cell>
          <table:table-cell office:value-type="float" office:value="-201583.57829976" calcext:value-type="float">
            <text:p>-201583.57829976</text:p>
          </table:table-cell>
          <table:table-cell office:value-type="float" office:value="-400559.09585315" calcext:value-type="float">
            <text:p>-400559.09585315</text:p>
          </table:table-cell>
          <table:table-cell office:value-type="float" office:value="-400066.9351136" calcext:value-type="float">
            <text:p>-400066.9351136</text:p>
          </table:table-cell>
          <table:table-cell table:number-columns-repeated="2"/>
          <table:table-cell office:value-type="string" calcext:value-type="string">
            <text:p>pbe96</text:p>
          </table:table-cell>
          <table:table-cell office:value-type="float" office:value="-1309.1504395" calcext:value-type="float">
            <text:p>-1309.1504395</text:p>
          </table:table-cell>
          <table:table-cell office:value-type="float" office:value="-200256.7805095" calcext:value-type="float">
            <text:p>-200256.7805095</text:p>
          </table:table-cell>
          <table:table-cell office:value-type="float" office:value="-201583.57829976" calcext:value-type="float">
            <text:p>-201583.57829976</text:p>
          </table:table-cell>
          <table:table-cell office:value-type="float" office:value="-400548.007579" calcext:value-type="float">
            <text:p>-400548.007579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pwb6k</text:p>
          </table:table-cell>
          <table:table-cell office:value-type="float" office:value="-1311.421497" calcext:value-type="float">
            <text:p>-1311.421497</text:p>
          </table:table-cell>
          <table:table-cell office:value-type="float" office:value="-200550.68995409" calcext:value-type="float">
            <text:p>-200550.68995409</text:p>
          </table:table-cell>
          <table:table-cell office:value-type="float" office:value="-199911.306638735" calcext:value-type="float">
            <text:p>-199911.306638735</text:p>
          </table:table-cell>
          <table:table-cell office:value-type="float" office:value="-201864.62436965" calcext:value-type="float">
            <text:p>-201864.62436965</text:p>
          </table:table-cell>
          <table:table-cell office:value-type="float" office:value="-401135.4295976" calcext:value-type="float">
            <text:p>-401135.4295976</text:p>
          </table:table-cell>
          <table:table-cell office:value-type="float" office:value="-400647.0246358" calcext:value-type="float">
            <text:p>-400647.0246358</text:p>
          </table:table-cell>
          <table:table-cell table:number-columns-repeated="2"/>
          <table:table-cell office:value-type="string" calcext:value-type="string">
            <text:p>pwb6k</text:p>
          </table:table-cell>
          <table:table-cell office:value-type="float" office:value="-1311.421497" calcext:value-type="float">
            <text:p>-1311.421497</text:p>
          </table:table-cell>
          <table:table-cell office:value-type="float" office:value="-200550.524075" calcext:value-type="float">
            <text:p>-200550.524075</text:p>
          </table:table-cell>
          <table:table-cell office:value-type="float" office:value="-201864.62436965" calcext:value-type="float">
            <text:p>-201864.62436965</text:p>
          </table:table-cell>
          <table:table-cell office:value-type="float" office:value="-401132.8560825" calcext:value-type="float">
            <text:p>-401132.8560825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sb-d</text:p>
          </table:table-cell>
          <table:table-cell office:value-type="float" office:value="-1328.4111075" calcext:value-type="float">
            <text:p>-1328.4111075</text:p>
          </table:table-cell>
          <table:table-cell office:value-type="float" office:value="-201874.15267672" calcext:value-type="float">
            <text:p>-201874.15267672</text:p>
          </table:table-cell>
          <table:table-cell office:value-type="float" office:value="-201365.06082281" calcext:value-type="float">
            <text:p>-201365.06082281</text:p>
          </table:table-cell>
          <table:table-cell office:value-type="float" office:value="-203210.08211351" calcext:value-type="float">
            <text:p>-203210.08211351</text:p>
          </table:table-cell>
          <table:table-cell office:value-type="float" office:value="-403789.8032713" calcext:value-type="float">
            <text:p>-403789.8032713</text:p>
          </table:table-cell>
          <table:table-cell office:value-type="float" office:value="-403287.27915815" calcext:value-type="float">
            <text:p>-403287.27915815</text:p>
          </table:table-cell>
          <table:table-cell table:number-columns-repeated="2"/>
          <table:table-cell office:value-type="string" calcext:value-type="string">
            <text:p>ssb-d</text:p>
          </table:table-cell>
          <table:table-cell office:value-type="float" office:value="-1328.4111075" calcext:value-type="float">
            <text:p>-1328.4111075</text:p>
          </table:table-cell>
          <table:table-cell office:value-type="float" office:value="-201873.5739115" calcext:value-type="float">
            <text:p>-201873.5739115</text:p>
          </table:table-cell>
          <table:table-cell office:value-type="float" office:value="-203210.08211351" calcext:value-type="float">
            <text:p>-203210.08211351</text:p>
          </table:table-cell>
          <table:table-cell office:value-type="float" office:value="-403782.89138" calcext:value-type="float">
            <text:p>-403782.89138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tpss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487.669998825" calcext:value-type="float">
            <text:p>-200487.669998825</text:p>
          </table:table-cell>
          <table:table-cell office:value-type="float" office:value="-200009.825900735" calcext:value-type="float">
            <text:p>-200009.825900735</text:p>
          </table:table-cell>
          <table:table-cell office:value-type="float" office:value="-201817.388290265" calcext:value-type="float">
            <text:p>-201817.388290265</text:p>
          </table:table-cell>
          <table:table-cell office:value-type="float" office:value="-401010.3649553" calcext:value-type="float">
            <text:p>-401010.3649553</text:p>
          </table:table-cell>
          <table:table-cell office:value-type="float" office:value="-400539.196401" calcext:value-type="float">
            <text:p>-400539.196401</text:p>
          </table:table-cell>
          <table:table-cell table:number-columns-repeated="2"/>
          <table:table-cell office:value-type="string" calcext:value-type="string">
            <text:p>tpss</text:p>
          </table:table-cell>
          <table:table-cell office:value-type="float" office:value="-1310.801879" calcext:value-type="float">
            <text:p>-1310.801879</text:p>
          </table:table-cell>
          <table:table-cell office:value-type="float" office:value="-200486.3332255" calcext:value-type="float">
            <text:p>-200486.3332255</text:p>
          </table:table-cell>
          <table:table-cell office:value-type="float" office:value="-201817.388290265" calcext:value-type="float">
            <text:p>-201817.388290265</text:p>
          </table:table-cell>
          <table:table-cell office:value-type="float" office:value="-401002.880705" calcext:value-type="float">
            <text:p>-401002.880705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tpssh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468.76616253" calcext:value-type="float">
            <text:p>-200468.76616253</text:p>
          </table:table-cell>
          <table:table-cell office:value-type="float" office:value="-199882.40684131" calcext:value-type="float">
            <text:p>-199882.40684131</text:p>
          </table:table-cell>
          <table:table-cell office:value-type="float" office:value="-201795.179605845" calcext:value-type="float">
            <text:p>-201795.179605845</text:p>
          </table:table-cell>
          <table:table-cell office:value-type="float" office:value="-400971.3321719" calcext:value-type="float">
            <text:p>-400971.3321719</text:p>
          </table:table-cell>
          <table:table-cell office:value-type="float" office:value="-400498.96849" calcext:value-type="float">
            <text:p>-400498.96849</text:p>
          </table:table-cell>
          <table:table-cell table:number-columns-repeated="2"/>
          <table:table-cell office:value-type="string" calcext:value-type="string">
            <text:p>tpssh</text:p>
          </table:table-cell>
          <table:table-cell office:value-type="float" office:value="-1310.80713" calcext:value-type="float">
            <text:p>-1310.80713</text:p>
          </table:table-cell>
          <table:table-cell office:value-type="float" office:value="-200468.0807495" calcext:value-type="float">
            <text:p>-200468.0807495</text:p>
          </table:table-cell>
          <table:table-cell office:value-type="float" office:value="-201795.179605845" calcext:value-type="float">
            <text:p>-201795.179605845</text:p>
          </table:table-cell>
          <table:table-cell office:value-type="float" office:value="-400965.4226965" calcext:value-type="float">
            <text:p>-400965.4226965</text:p>
          </table:table-cell>
          <table:table-cell table:style-name="Default"/>
          <table:table-cell table:number-columns-repeated="1008"/>
        </table:table-row>
        <table:table-row table:style-name="ro2">
          <table:table-cell table:number-columns-repeated="9"/>
          <table:table-cell table:style-name="ce2" office:value-type="string" calcext:value-type="string">
            <text:p>mp2</text:p>
          </table:table-cell>
          <table:table-cell office:value-type="string" calcext:value-type="string">
            <text:p>mp2</text:p>
          </table:table-cell>
          <table:table-cell office:value-type="float" office:value="-1253.592234" calcext:value-type="float">
            <text:p>-1253.592234</text:p>
          </table:table-cell>
          <table:table-cell office:value-type="float" office:value="-199011.041146" calcext:value-type="float">
            <text:p>-199011.041146</text:p>
          </table:table-cell>
          <table:table-cell office:value-type="float" office:value="-200268.188307" calcext:value-type="float">
            <text:p>-200268.188307</text:p>
          </table:table-cell>
          <table:table-cell office:value-type="float" office:value="-398067.44043" calcext:value-type="float">
            <text:p>-398067.44043</text:p>
          </table:table-cell>
          <table:table-cell table:number-columns-repeated="100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9"/>
          <table:table-cell office:value-type="string" calcext:value-type="string">
            <text:p>disp</text:p>
          </table:table-cell>
          <table:table-cell office:value-type="string" calcext:value-type="string">
            <text:p>b1b95</text:p>
          </table:table-cell>
          <table:table-cell office:value-type="float" office:value="-152.671133" calcext:value-type="float">
            <text:p>-152.671133</text:p>
          </table:table-cell>
          <table:table-cell office:value-type="float" office:value="-400838.0596915" calcext:value-type="float">
            <text:p>-400838.059691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2plyp</text:p>
          </table:table-cell>
          <table:table-cell office:value-type="float" office:value="-152.463936" calcext:value-type="float">
            <text:p>-152.463936</text:p>
          </table:table-cell>
          <table:table-cell office:value-type="float" office:value="-400294.063968" calcext:value-type="float">
            <text:p>-400294.063968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3lyp</text:p>
          </table:table-cell>
          <table:table-cell office:value-type="float" office:value="-152.732789" calcext:value-type="float">
            <text:p>-152.732789</text:p>
          </table:table-cell>
          <table:table-cell office:value-type="float" office:value="-400999.9375195" calcext:value-type="float">
            <text:p>-400999.937519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ecke97-d</text:p>
          </table:table-cell>
          <table:table-cell office:value-type="float" office:value="-152.652426" calcext:value-type="float">
            <text:p>-152.652426</text:p>
          </table:table-cell>
          <table:table-cell office:value-type="float" office:value="-400788.944463" calcext:value-type="float">
            <text:p>-400788.944463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style-name="Default" office:value-type="string" calcext:value-type="string">
            <text:p>bhlyp</text:p>
          </table:table-cell>
          <table:table-cell table:style-name="Default" office:value-type="float" office:value="-152.65067" calcext:value-type="float">
            <text:p>-152.65067</text:p>
          </table:table-cell>
          <table:table-cell office:value-type="float" office:value="-400784.334085" calcext:value-type="float">
            <text:p>-400784.33408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lyp</text:p>
          </table:table-cell>
          <table:table-cell office:value-type="float" office:value="-152.690641" calcext:value-type="float">
            <text:p>-152.690641</text:p>
          </table:table-cell>
          <table:table-cell office:value-type="float" office:value="-400889.2779455" calcext:value-type="float">
            <text:p>-400889.277945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p86</text:p>
          </table:table-cell>
          <table:table-cell office:value-type="float" office:value="-152.732807" calcext:value-type="float">
            <text:p>-152.732807</text:p>
          </table:table-cell>
          <table:table-cell office:value-type="float" office:value="-400999.9847785" calcext:value-type="float">
            <text:p>-400999.984778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pbe0</text:p>
          </table:table-cell>
          <table:table-cell office:value-type="float" office:value="-152.568237" calcext:value-type="float">
            <text:p>-152.568237</text:p>
          </table:table-cell>
          <table:table-cell office:value-type="float" office:value="-400567.9062435" calcext:value-type="float">
            <text:p>-400567.906243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pbe96</text:p>
          </table:table-cell>
          <table:table-cell office:value-type="float" office:value="-152.561462" calcext:value-type="float">
            <text:p>-152.561462</text:p>
          </table:table-cell>
          <table:table-cell office:value-type="float" office:value="-400550.118481" calcext:value-type="float">
            <text:p>-400550.118481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pwb6k</text:p>
          </table:table-cell>
          <table:table-cell office:value-type="float" office:value="-152.783838" calcext:value-type="float">
            <text:p>-152.783838</text:p>
          </table:table-cell>
          <table:table-cell office:value-type="float" office:value="-401133.966669" calcext:value-type="float">
            <text:p>-401133.966669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style-name="Default" office:value-type="string" calcext:value-type="string">
            <text:p>ssb-d</text:p>
          </table:table-cell>
          <table:table-cell table:style-name="Default" office:value-type="float" office:value="-153.791964" calcext:value-type="float">
            <text:p>-153.791964</text:p>
          </table:table-cell>
          <table:table-cell office:value-type="float" office:value="-403780.801482" calcext:value-type="float">
            <text:p>-403780.80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Default"/>
          <table:table-cell office:value-type="string" calcext:value-type="string">
            <text:p>tpss</text:p>
          </table:table-cell>
          <table:table-cell office:value-type="float" office:value="-152.735077" calcext:value-type="float">
            <text:p>-152.735077</text:p>
          </table:table-cell>
          <table:table-cell office:value-type="float" office:value="-401005.9446635" calcext:value-type="float">
            <text:p>-401005.944663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tpssh</text:p>
          </table:table-cell>
          <table:table-cell office:value-type="float" office:value="-152.7208" calcext:value-type="float">
            <text:p>-152.7208</text:p>
          </table:table-cell>
          <table:table-cell table:style-name="Default" office:value-type="float" office:value="-400968.4604" calcext:value-type="float">
            <text:p>-400968.4604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string" calcext:value-type="string">
            <text:p>nodisp</text:p>
          </table:table-cell>
          <table:table-cell office:value-type="string" calcext:value-type="string">
            <text:p>b1b95</text:p>
          </table:table-cell>
          <table:table-cell office:value-type="float" office:value="-152.669746" calcext:value-type="float">
            <text:p>-152.669746</text:p>
          </table:table-cell>
          <table:table-cell office:value-type="float" office:value="-400834.418123" calcext:value-type="float">
            <text:p>-400834.41812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Default"/>
          <table:table-cell office:value-type="string" calcext:value-type="string">
            <text:p>b2plyp</text:p>
          </table:table-cell>
          <table:table-cell office:value-type="float" office:value="-152.462364" calcext:value-type="float">
            <text:p>-152.462364</text:p>
          </table:table-cell>
          <table:table-cell table:style-name="Default" office:value-type="float" office:value="-400289.936682" calcext:value-type="float">
            <text:p>-400289.936682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3lyp</text:p>
          </table:table-cell>
          <table:table-cell office:value-type="float" office:value="-152.731327" calcext:value-type="float">
            <text:p>-152.731327</text:p>
          </table:table-cell>
          <table:table-cell office:value-type="float" office:value="-400996.0990385" calcext:value-type="float">
            <text:p>-400996.099038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ecke97-d</text:p>
          </table:table-cell>
          <table:table-cell office:value-type="float" office:value="-152.652076" calcext:value-type="float">
            <text:p>-152.652076</text:p>
          </table:table-cell>
          <table:table-cell office:value-type="float" office:value="-400788.025538" calcext:value-type="float">
            <text:p>-400788.025538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hlyp</text:p>
          </table:table-cell>
          <table:table-cell office:value-type="float" office:value="-152.649492" calcext:value-type="float">
            <text:p>-152.649492</text:p>
          </table:table-cell>
          <table:table-cell office:value-type="float" office:value="-400781.241246" calcext:value-type="float">
            <text:p>-400781.241246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lyp</text:p>
          </table:table-cell>
          <table:table-cell office:value-type="float" office:value="-152.68887" calcext:value-type="float">
            <text:p>-152.68887</text:p>
          </table:table-cell>
          <table:table-cell office:value-type="float" office:value="-400884.628185" calcext:value-type="float">
            <text:p>-400884.62818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bp86</text:p>
          </table:table-cell>
          <table:table-cell office:value-type="float" office:value="-152.731164" calcext:value-type="float">
            <text:p>-152.731164</text:p>
          </table:table-cell>
          <table:table-cell office:value-type="float" office:value="-400995.671082" calcext:value-type="float">
            <text:p>-400995.671082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pbe0</text:p>
          </table:table-cell>
          <table:table-cell office:value-type="float" office:value="-152.567355" calcext:value-type="float">
            <text:p>-152.567355</text:p>
          </table:table-cell>
          <table:table-cell office:value-type="float" office:value="-400565.5905525" calcext:value-type="float">
            <text:p>-400565.590552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pbe96</text:p>
          </table:table-cell>
          <table:table-cell office:value-type="float" office:value="-152.560658" calcext:value-type="float">
            <text:p>-152.560658</text:p>
          </table:table-cell>
          <table:table-cell office:value-type="float" office:value="-400548.007579" calcext:value-type="float">
            <text:p>-400548.007579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pwb6k</text:p>
          </table:table-cell>
          <table:table-cell office:value-type="float" office:value="-152.783415" calcext:value-type="float">
            <text:p>-152.783415</text:p>
          </table:table-cell>
          <table:table-cell office:value-type="float" office:value="-401132.8560825" calcext:value-type="float">
            <text:p>-401132.856082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ssb-d</text:p>
          </table:table-cell>
          <table:table-cell office:value-type="float" office:value="-153.79276" calcext:value-type="float">
            <text:p>-153.79276</text:p>
          </table:table-cell>
          <table:table-cell office:value-type="float" office:value="-403782.89138" calcext:value-type="float">
            <text:p>-403782.89138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tpss</text:p>
          </table:table-cell>
          <table:table-cell office:value-type="float" office:value="-152.73391" calcext:value-type="float">
            <text:p>-152.73391</text:p>
          </table:table-cell>
          <table:table-cell office:value-type="float" office:value="-401002.880705" calcext:value-type="float">
            <text:p>-401002.88070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 calcext:value-type="string">
            <text:p>tpssh</text:p>
          </table:table-cell>
          <table:table-cell office:value-type="float" office:value="-152.719643" calcext:value-type="float">
            <text:p>-152.719643</text:p>
          </table:table-cell>
          <table:table-cell office:value-type="float" office:value="-400965.4226965" calcext:value-type="float">
            <text:p>-400965.4226965</text:p>
          </table:table-cell>
          <table:table-cell table:number-columns-repeated="1011"/>
        </table:table-row>
        <table:table-row table:style-name="ro2" table:number-rows-repeated="2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3"/>
          <table:table-cell table:style-name="Default" table:number-columns-repeated="4"/>
          <table:table-cell table:number-columns-repeated="1007"/>
        </table:table-row>
      </table:table>
      <table:named-expressions/>
      <table:database-ranges>
        <table:database-range table:name="__Anonymous_Sheet_DB__2" table:target-range-address="turbomole_Energies.AB24:turbomole_Energies.AD4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uks_m08-hx_nebpoints'.Z5:'uks_m08-hx_nebpoints'.AD23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6" table:target-range-address="'rks_m08-hx_nebpoints'.R29:'rks_m08-hx_nebpoints'.S4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ZPE_m06.I46:ZPE_m06.K5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ZPE_m06-d3'.A52:'ZPE_m06-d3'.E6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'nwchem-Method-Energies'.K77:'nwchem-Method-Energies'.M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4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8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initial-creator>Thomas</meta:initial-creator>
    <meta:creation-date>2015-04-27T13:17:10Z</meta:creation-date>
    <dc:date>2015-10-08T18:40:14.305618278</dc:date>
    <meta:editing-cycles>84</meta:editing-cycles>
    <meta:editing-duration>P15DT1H54M21S</meta:editing-duration>
    <meta:document-statistic meta:table-count="10" meta:cell-count="9616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120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12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 style:data-style-name="N120">
      <style:chart-properties chart:symbol-type="automatic" chart:symbol-width="0.175cm" chart:symbol-height="0.175cm" chart:link-data-style-to-source="true"/>
      <style:graphic-properties draw:stroke="none" draw:fill="none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x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4" style:family="chart" style:data-style-name="N120">
      <style:chart-properties chart:symbol-type="named-symbol" chart:symbol-name="asterisk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5" style:family="chart" style:data-style-name="N120">
      <style:chart-properties chart:symbol-type="named-symbol" chart:symbol-name="circl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6" style:family="chart" style:data-style-name="N120">
      <style:chart-properties chart:symbol-type="named-symbol" chart:symbol-name="plus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7" style:family="chart" style:data-style-name="N120">
      <style:chart-properties chart:symbol-type="named-symbol" chart:symbol-name="horizontal-bar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8" style:family="chart">
      <style:graphic-properties draw:stroke="solid" svg:stroke-width="0.026cm" svg:stroke-color="#b3b3b3"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33.995cm" svg:height="14.983cm" xlink:href=".." xlink:type="simple" chart:class="chart:line" chart:style-name="ch1">
        <chart:title svg:x="15.592cm" svg:y="0.435cm" chart:style-name="ch2">
          <text:p>All functionals</text:p>
        </chart:title>
        <chart:legend chart:legend-position="end" svg:x="31.864cm" svg:y="3.658cm" style:legend-expansion="high" chart:style-name="ch3"/>
        <chart:plot-area chart:style-name="ch4" table:cell-range-address="'uks_m08-hx_nebpoints'.B32:'uks_m08-hx_nebpoints'.B50 'uks_m08-hx_nebpoints'.D32:'uks_m08-hx_nebpoints'.E50 'uks_m08-hx_nebpoints'.E31:'uks_m08-hx_nebpoints'.E31 'uks_m08-hx_nebpoints'.H31:'uks_m08-hx_nebpoints'.H50 'uks_m08-hx_nebpoints'.K31:'uks_m08-hx_nebpoints'.K50 'uks_m08-hx_nebpoints'.N31:'uks_m08-hx_nebpoints'.N50 'uks_m08-hx_nebpoints'.Q31:'uks_m08-hx_nebpoints'.Q50 'uks_m08-hx_nebpoints'.T31:'uks_m08-hx_nebpoints'.AC50" chart:data-source-has-labels="row" svg:x="1.69cm" svg:y="2.495cm" svg:width="28.966cm" svg:height="11.208cm">
          <chartooo:coordinate-region svg:x="2.902cm" svg:y="2.669cm" svg:width="27.567cm" svg:height="10.44cm"/>
          <chart:axis chart:dimension="x" chart:name="primary-x" chart:style-name="ch5">
            <chart:title svg:x="15.52cm" svg:y="14.002cm" chart:style-name="ch6">
              <text:p>Position</text:p>
            </chart:title>
          </chart:axis>
          <chart:axis chart:dimension="y" chart:name="primary-y" chart:style-name="ch7">
            <chart:title svg:x="0.451cm" svg:y="8.658cm" chart:style-name="ch8">
              <text:p>Energy</text:p>
            </chart:title>
            <chart:grid chart:style-name="ch9" chart:class="major"/>
          </chart:axis>
          <chart:series chart:style-name="ch10" chart:values-cell-range-address="'uks_m08-hx_nebpoints'.B32:'uks_m08-hx_nebpoints'.B50" chart:class="chart:line">
            <chart:data-point chart:repeated="19"/>
          </chart:series>
          <chart:series chart:style-name="ch11" chart:values-cell-range-address="'uks_m08-hx_nebpoints'.D32:'uks_m08-hx_nebpoints'.D50" chart:class="chart:line">
            <chart:data-point chart:repeated="19"/>
          </chart:series>
          <chart:series chart:style-name="ch12" chart:values-cell-range-address="'uks_m08-hx_nebpoints'.E32:'uks_m08-hx_nebpoints'.E50" chart:label-cell-address="'uks_m08-hx_nebpoints'.E31:'uks_m08-hx_nebpoints'.E31" chart:class="chart:line">
            <chart:data-point chart:repeated="19"/>
          </chart:series>
          <chart:series chart:style-name="ch13" chart:values-cell-range-address="'uks_m08-hx_nebpoints'.H32:'uks_m08-hx_nebpoints'.H50" chart:label-cell-address="'uks_m08-hx_nebpoints'.H31:'uks_m08-hx_nebpoints'.H31" chart:class="chart:line">
            <chart:data-point chart:repeated="19"/>
          </chart:series>
          <chart:series chart:style-name="ch14" chart:values-cell-range-address="'uks_m08-hx_nebpoints'.K32:'uks_m08-hx_nebpoints'.K50" chart:label-cell-address="'uks_m08-hx_nebpoints'.K31:'uks_m08-hx_nebpoints'.K31" chart:class="chart:line">
            <chart:data-point chart:repeated="19"/>
          </chart:series>
          <chart:series chart:style-name="ch15" chart:values-cell-range-address="'uks_m08-hx_nebpoints'.N32:'uks_m08-hx_nebpoints'.N50" chart:label-cell-address="'uks_m08-hx_nebpoints'.N31:'uks_m08-hx_nebpoints'.N31" chart:class="chart:line">
            <chart:data-point chart:repeated="19"/>
          </chart:series>
          <chart:series chart:style-name="ch16" chart:values-cell-range-address="'uks_m08-hx_nebpoints'.Q32:'uks_m08-hx_nebpoints'.Q50" chart:label-cell-address="'uks_m08-hx_nebpoints'.Q31:'uks_m08-hx_nebpoints'.Q31" chart:class="chart:line">
            <chart:data-point chart:repeated="19"/>
          </chart:series>
          <chart:series chart:style-name="ch17" chart:values-cell-range-address="'uks_m08-hx_nebpoints'.T32:'uks_m08-hx_nebpoints'.T50" chart:label-cell-address="'uks_m08-hx_nebpoints'.T31:'uks_m08-hx_nebpoints'.T31" chart:class="chart:line">
            <chart:data-point chart:repeated="19"/>
          </chart:series>
          <chart:series chart:style-name="ch15" chart:values-cell-range-address="'uks_m08-hx_nebpoints'.U32:'uks_m08-hx_nebpoints'.U50" chart:label-cell-address="'uks_m08-hx_nebpoints'.U31:'uks_m08-hx_nebpoints'.U31" chart:class="chart:line">
            <chart:data-point chart:repeated="19"/>
          </chart:series>
          <chart:series chart:style-name="ch11" chart:values-cell-range-address="'uks_m08-hx_nebpoints'.V32:'uks_m08-hx_nebpoints'.V50" chart:label-cell-address="'uks_m08-hx_nebpoints'.V31:'uks_m08-hx_nebpoints'.V31" chart:class="chart:line">
            <chart:data-point chart:repeated="19"/>
          </chart:series>
          <chart:series chart:style-name="ch13" chart:values-cell-range-address="'uks_m08-hx_nebpoints'.W32:'uks_m08-hx_nebpoints'.W50" chart:label-cell-address="'uks_m08-hx_nebpoints'.W31:'uks_m08-hx_nebpoints'.W31" chart:class="chart:line">
            <chart:data-point chart:repeated="19"/>
          </chart:series>
          <chart:series chart:style-name="ch16" chart:values-cell-range-address="'uks_m08-hx_nebpoints'.X32:'uks_m08-hx_nebpoints'.X50" chart:label-cell-address="'uks_m08-hx_nebpoints'.X31:'uks_m08-hx_nebpoints'.X31" chart:class="chart:line">
            <chart:data-point chart:repeated="19"/>
          </chart:series>
          <chart:series chart:style-name="ch14" chart:values-cell-range-address="'uks_m08-hx_nebpoints'.Y32:'uks_m08-hx_nebpoints'.Y50" chart:label-cell-address="'uks_m08-hx_nebpoints'.Y31:'uks_m08-hx_nebpoints'.Y31" chart:class="chart:line">
            <chart:data-point chart:repeated="19"/>
          </chart:series>
          <chart:series chart:style-name="ch17" chart:values-cell-range-address="'uks_m08-hx_nebpoints'.Z32:'uks_m08-hx_nebpoints'.Z50" chart:label-cell-address="'uks_m08-hx_nebpoints'.Z31:'uks_m08-hx_nebpoints'.Z31" chart:class="chart:line">
            <chart:data-point chart:repeated="19"/>
          </chart:series>
          <chart:series chart:style-name="ch15" chart:values-cell-range-address="'uks_m08-hx_nebpoints'.AA32:'uks_m08-hx_nebpoints'.AA50" chart:label-cell-address="'uks_m08-hx_nebpoints'.AA31:'uks_m08-hx_nebpoints'.AA31" chart:class="chart:line">
            <chart:data-point chart:repeated="19"/>
          </chart:series>
          <chart:series chart:style-name="ch10" chart:values-cell-range-address="'uks_m08-hx_nebpoints'.AB32:'uks_m08-hx_nebpoints'.AB50" chart:label-cell-address="'uks_m08-hx_nebpoints'.AB31:'uks_m08-hx_nebpoints'.AB31" chart:class="chart:line">
            <chart:data-point chart:repeated="19"/>
          </chart:series>
          <chart:series chart:style-name="ch11" chart:values-cell-range-address="'uks_m08-hx_nebpoints'.AC32:'uks_m08-hx_nebpoints'.AC50" chart:label-cell-address="'uks_m08-hx_nebpoints'.AC31:'uks_m08-hx_nebpoints'.AC31" chart:class="chart:line">
            <chart:data-point chart:repeated="1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blyp</text:p>
                <draw:g>
                  <svg:desc>'uks_m08-hx_nebpoints'.E31:'uks_m08-hx_nebpoints'.E31</svg:desc>
                </draw:g>
              </table:table-cell>
              <table:table-cell office:value-type="string">
                <text:p>b3lyp</text:p>
                <draw:g>
                  <svg:desc>'uks_m08-hx_nebpoints'.H31:'uks_m08-hx_nebpoints'.H31</svg:desc>
                </draw:g>
              </table:table-cell>
              <table:table-cell office:value-type="string">
                <text:p>pbe</text:p>
                <draw:g>
                  <svg:desc>'uks_m08-hx_nebpoints'.K31:'uks_m08-hx_nebpoints'.K31</svg:desc>
                </draw:g>
              </table:table-cell>
              <table:table-cell office:value-type="string">
                <text:p>tpss</text:p>
                <draw:g>
                  <svg:desc>'uks_m08-hx_nebpoints'.N31:'uks_m08-hx_nebpoints'.N31</svg:desc>
                </draw:g>
              </table:table-cell>
              <table:table-cell office:value-type="string">
                <text:p>bp86</text:p>
                <draw:g>
                  <svg:desc>'uks_m08-hx_nebpoints'.Q31:'uks_m08-hx_nebpoints'.Q31</svg:desc>
                </draw:g>
              </table:table-cell>
              <table:table-cell office:value-type="string">
                <text:p>tpssh</text:p>
                <draw:g>
                  <svg:desc>'uks_m08-hx_nebpoints'.T31:'uks_m08-hx_nebpoints'.T31</svg:desc>
                </draw:g>
              </table:table-cell>
              <table:table-cell office:value-type="string">
                <text:p>pbe0</text:p>
                <draw:g>
                  <svg:desc>'uks_m08-hx_nebpoints'.U31:'uks_m08-hx_nebpoints'.U31</svg:desc>
                </draw:g>
              </table:table-cell>
              <table:table-cell office:value-type="string">
                <text:p>b97-d</text:p>
                <draw:g>
                  <svg:desc>'uks_m08-hx_nebpoints'.V31:'uks_m08-hx_nebpoints'.V31</svg:desc>
                </draw:g>
              </table:table-cell>
              <table:table-cell office:value-type="string">
                <text:p>m06</text:p>
                <draw:g>
                  <svg:desc>'uks_m08-hx_nebpoints'.W31:'uks_m08-hx_nebpoints'.W31</svg:desc>
                </draw:g>
              </table:table-cell>
              <table:table-cell office:value-type="string">
                <text:p>m06-2x</text:p>
                <draw:g>
                  <svg:desc>'uks_m08-hx_nebpoints'.X31:'uks_m08-hx_nebpoints'.X31</svg:desc>
                </draw:g>
              </table:table-cell>
              <table:table-cell office:value-type="string">
                <text:p>pw6b95</text:p>
                <draw:g>
                  <svg:desc>'uks_m08-hx_nebpoints'.Y31:'uks_m08-hx_nebpoints'.Y31</svg:desc>
                </draw:g>
              </table:table-cell>
              <table:table-cell office:value-type="string">
                <text:p>m11</text:p>
                <draw:g>
                  <svg:desc>'uks_m08-hx_nebpoints'.Z31:'uks_m08-hx_nebpoints'.Z31</svg:desc>
                </draw:g>
              </table:table-cell>
              <table:table-cell office:value-type="string">
                <text:p>m08-hx</text:p>
                <draw:g>
                  <svg:desc>'uks_m08-hx_nebpoints'.AA31:'uks_m08-hx_nebpoints'.AA31</svg:desc>
                </draw:g>
              </table:table-cell>
              <table:table-cell office:value-type="string">
                <text:p>m11-l</text:p>
                <draw:g>
                  <svg:desc>'uks_m08-hx_nebpoints'.AB31:'uks_m08-hx_nebpoints'.AB31</svg:desc>
                </draw:g>
              </table:table-cell>
              <table:table-cell office:value-type="string">
                <text:p>m08-so</text:p>
                <draw:g>
                  <svg:desc>'uks_m08-hx_nebpoints'.AC31:'uks_m08-hx_nebpoints'.A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060356171985">
                <text:p>0.119060356171985</text:p>
                <draw:g>
                  <svg:desc>'uks_m08-hx_nebpoints'.B32:'uks_m08-hx_nebpoints'.B50</svg:desc>
                </draw:g>
              </table:table-cell>
              <table:table-cell office:value-type="float" office:value="0.146939769999989">
                <text:p>0.146939769999989</text:p>
                <draw:g>
                  <svg:desc>'uks_m08-hx_nebpoints'.D32:'uks_m08-hx_nebpoints'.D50</svg:desc>
                </draw:g>
              </table:table-cell>
              <table:table-cell office:value-type="float" office:value="0.131806999999981">
                <text:p>0.131806999999981</text:p>
                <draw:g>
                  <svg:desc>'uks_m08-hx_nebpoints'.E32:'uks_m08-hx_nebpoints'.E50</svg:desc>
                </draw:g>
              </table:table-cell>
              <table:table-cell office:value-type="float" office:value="0.135230000000007">
                <text:p>0.135230000000007</text:p>
                <draw:g>
                  <svg:desc>'uks_m08-hx_nebpoints'.H32:'uks_m08-hx_nebpoints'.H50</svg:desc>
                </draw:g>
              </table:table-cell>
              <table:table-cell office:value-type="float" office:value="0.131224000000003">
                <text:p>0.131224000000003</text:p>
                <draw:g>
                  <svg:desc>'uks_m08-hx_nebpoints'.K32:'uks_m08-hx_nebpoints'.K50</svg:desc>
                </draw:g>
              </table:table-cell>
              <table:table-cell office:value-type="float" office:value="0.132631000000004">
                <text:p>0.132631000000004</text:p>
                <draw:g>
                  <svg:desc>'uks_m08-hx_nebpoints'.N32:'uks_m08-hx_nebpoints'.N50</svg:desc>
                </draw:g>
              </table:table-cell>
              <table:table-cell office:value-type="float" office:value="0.135978999999992">
                <text:p>0.135978999999992</text:p>
                <draw:g>
                  <svg:desc>'uks_m08-hx_nebpoints'.Q32:'uks_m08-hx_nebpoints'.Q50</svg:desc>
                </draw:g>
              </table:table-cell>
              <table:table-cell office:value-type="float" office:value="0.212693000000002">
                <text:p>0.212693000000002</text:p>
                <draw:g>
                  <svg:desc>'uks_m08-hx_nebpoints'.T32:'uks_m08-hx_nebpoints'.T50</svg:desc>
                </draw:g>
              </table:table-cell>
              <table:table-cell office:value-type="float" office:value="0.132916999999992">
                <text:p>0.132916999999992</text:p>
                <draw:g>
                  <svg:desc>'uks_m08-hx_nebpoints'.U32:'uks_m08-hx_nebpoints'.U50</svg:desc>
                </draw:g>
              </table:table-cell>
              <table:table-cell office:value-type="float" office:value="0.133038999999997">
                <text:p>0.133038999999997</text:p>
                <draw:g>
                  <svg:desc>'uks_m08-hx_nebpoints'.V32:'uks_m08-hx_nebpoints'.V50</svg:desc>
                </draw:g>
              </table:table-cell>
              <table:table-cell office:value-type="float" office:value="0.141942">
                <text:p>0.141942</text:p>
                <draw:g>
                  <svg:desc>'uks_m08-hx_nebpoints'.W32:'uks_m08-hx_nebpoints'.W50</svg:desc>
                </draw:g>
              </table:table-cell>
              <table:table-cell office:value-type="float" office:value="0">
                <text:p>0</text:p>
                <draw:g>
                  <svg:desc>'uks_m08-hx_nebpoints'.X32:'uks_m08-hx_nebpoints'.X50</svg:desc>
                </draw:g>
              </table:table-cell>
              <table:table-cell office:value-type="float" office:value="0.235309999999998">
                <text:p>0.235309999999998</text:p>
                <draw:g>
                  <svg:desc>'uks_m08-hx_nebpoints'.Y32:'uks_m08-hx_nebpoints'.Y50</svg:desc>
                </draw:g>
              </table:table-cell>
              <table:table-cell office:value-type="float" office:value="0.282655000000005">
                <text:p>0.282655000000005</text:p>
                <draw:g>
                  <svg:desc>'uks_m08-hx_nebpoints'.Z32:'uks_m08-hx_nebpoints'.Z50</svg:desc>
                </draw:g>
              </table:table-cell>
              <table:table-cell office:value-type="float" office:value="0.266259000000019">
                <text:p>0.266259000000019</text:p>
                <draw:g>
                  <svg:desc>'uks_m08-hx_nebpoints'.AA32:'uks_m08-hx_nebpoints'.AA50</svg:desc>
                </draw:g>
              </table:table-cell>
              <table:table-cell office:value-type="float" office:value="0.147103999999985">
                <text:p>0.147103999999985</text:p>
                <draw:g>
                  <svg:desc>'uks_m08-hx_nebpoints'.AB32:'uks_m08-hx_nebpoints'.AB50</svg:desc>
                </draw:g>
              </table:table-cell>
              <table:table-cell office:value-type="float" office:value="0.268331999999987">
                <text:p>0.268331999999987</text:p>
                <draw:g>
                  <svg:desc>'uks_m08-hx_nebpoints'.AC32:'uks_m08-hx_nebpoints'.A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0949668546984">
                <text:p>0.120949668546984</text:p>
              </table:table-cell>
              <table:table-cell office:value-type="float" office:value="0.146828769999985">
                <text:p>0.146828769999985</text:p>
              </table:table-cell>
              <table:table-cell office:value-type="float" office:value="0.13167199999998">
                <text:p>0.13167199999998</text:p>
              </table:table-cell>
              <table:table-cell office:value-type="float" office:value="0.13515000000001">
                <text:p>0.13515000000001</text:p>
              </table:table-cell>
              <table:table-cell office:value-type="float" office:value="0.131106999999986">
                <text:p>0.131106999999986</text:p>
              </table:table-cell>
              <table:table-cell office:value-type="float" office:value="0.132505000000009">
                <text:p>0.132505000000009</text:p>
              </table:table-cell>
              <table:table-cell office:value-type="float" office:value="0.135897999999997">
                <text:p>0.135897999999997</text:p>
              </table:table-cell>
              <table:table-cell office:value-type="float" office:value="0.133606999999984">
                <text:p>0.133606999999984</text:p>
              </table:table-cell>
              <table:table-cell office:value-type="float" office:value="0.132868000000002">
                <text:p>0.132868000000002</text:p>
              </table:table-cell>
              <table:table-cell office:value-type="float" office:value="0.133016999999995">
                <text:p>0.133016999999995</text:p>
              </table:table-cell>
              <table:table-cell office:value-type="float" office:value="0.141942">
                <text:p>0.141942</text:p>
              </table:table-cell>
              <table:table-cell office:value-type="float" office:value="0">
                <text:p>0</text:p>
              </table:table-cell>
              <table:table-cell office:value-type="float" office:value="0.135447999999997">
                <text:p>0.135447999999997</text:p>
              </table:table-cell>
              <table:table-cell office:value-type="float" office:value="0.278232000000003">
                <text:p>0.278232000000003</text:p>
              </table:table-cell>
              <table:table-cell office:value-type="float" office:value="0.26307300000002">
                <text:p>0.26307300000002</text:p>
              </table:table-cell>
              <table:table-cell office:value-type="float" office:value="0.207340999999985">
                <text:p>0.207340999999985</text:p>
              </table:table-cell>
              <table:table-cell office:value-type="float" office:value="0.264972999999998">
                <text:p>0.264972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3266682047984">
                <text:p>0.123266682047984</text:p>
              </table:table-cell>
              <table:table-cell office:value-type="float" office:value="0.146687899999989">
                <text:p>0.146687899999989</text:p>
              </table:table-cell>
              <table:table-cell office:value-type="float" office:value="0.131489999999985">
                <text:p>0.131489999999985</text:p>
              </table:table-cell>
              <table:table-cell office:value-type="float" office:value="0.135036000000014">
                <text:p>0.135036000000014</text:p>
              </table:table-cell>
              <table:table-cell office:value-type="float" office:value="0.130959999999988">
                <text:p>0.130959999999988</text:p>
              </table:table-cell>
              <table:table-cell office:value-type="float" office:value="0.132352999999995">
                <text:p>0.132352999999995</text:p>
              </table:table-cell>
              <table:table-cell office:value-type="float" office:value="0.135795000000002">
                <text:p>0.135795000000002</text:p>
              </table:table-cell>
              <table:table-cell office:value-type="float" office:value="0.133488999999997">
                <text:p>0.133488999999997</text:p>
              </table:table-cell>
              <table:table-cell office:value-type="float" office:value="0.132804999999991">
                <text:p>0.132804999999991</text:p>
              </table:table-cell>
              <table:table-cell office:value-type="float" office:value="0.133049">
                <text:p>0.133049</text:p>
              </table:table-cell>
              <table:table-cell office:value-type="float" office:value="0.141886">
                <text:p>0.141886</text:p>
              </table:table-cell>
              <table:table-cell office:value-type="float" office:value="0">
                <text:p>0</text:p>
              </table:table-cell>
              <table:table-cell office:value-type="float" office:value="0.135362000000015">
                <text:p>0.135362000000015</text:p>
              </table:table-cell>
              <table:table-cell office:value-type="float" office:value="0.272911000000022">
                <text:p>0.272911000000022</text:p>
              </table:table-cell>
              <table:table-cell office:value-type="float" office:value="0.259104000000008">
                <text:p>0.259104000000008</text:p>
              </table:table-cell>
              <table:table-cell office:value-type="float" office:value="0.147155999999995">
                <text:p>0.147155999999995</text:p>
              </table:table-cell>
              <table:table-cell office:value-type="float" office:value="0.26077699999999">
                <text:p>0.260776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882018163992">
                <text:p>0.125882018163992</text:p>
              </table:table-cell>
              <table:table-cell office:value-type="float" office:value="0.146529560000005">
                <text:p>0.146529560000005</text:p>
              </table:table-cell>
              <table:table-cell office:value-type="float" office:value="0.13126699999998">
                <text:p>0.13126699999998</text:p>
              </table:table-cell>
              <table:table-cell office:value-type="float" office:value="0.134890000000013">
                <text:p>0.134890000000013</text:p>
              </table:table-cell>
              <table:table-cell office:value-type="float" office:value="0.130781999999982">
                <text:p>0.130781999999982</text:p>
              </table:table-cell>
              <table:table-cell office:value-type="float" office:value="0.132186999999988">
                <text:p>0.132186999999988</text:p>
              </table:table-cell>
              <table:table-cell office:value-type="float" office:value="0.135655999999983">
                <text:p>0.135655999999983</text:p>
              </table:table-cell>
              <table:table-cell office:value-type="float" office:value="0.133359999999982">
                <text:p>0.133359999999982</text:p>
              </table:table-cell>
              <table:table-cell office:value-type="float" office:value="0.132723999999996">
                <text:p>0.132723999999996</text:p>
              </table:table-cell>
              <table:table-cell office:value-type="float" office:value="0.133175999999992">
                <text:p>0.133175999999992</text:p>
              </table:table-cell>
              <table:table-cell office:value-type="float" office:value="0.141927999999979">
                <text:p>0.141927999999979</text:p>
              </table:table-cell>
              <table:table-cell office:value-type="float" office:value="0">
                <text:p>0</text:p>
              </table:table-cell>
              <table:table-cell office:value-type="float" office:value="0.135241000000008">
                <text:p>0.135241000000008</text:p>
              </table:table-cell>
              <table:table-cell office:value-type="float" office:value="0.266825000000011">
                <text:p>0.266825000000011</text:p>
              </table:table-cell>
              <table:table-cell office:value-type="float" office:value="0.254400000000004">
                <text:p>0.254400000000004</text:p>
              </table:table-cell>
              <table:table-cell office:value-type="float" office:value="0.147164000000004">
                <text:p>0.147164000000004</text:p>
              </table:table-cell>
              <table:table-cell office:value-type="float" office:value="0.255788999999993">
                <text:p>0.25578899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8903822776977">
                <text:p>0.128903822776977</text:p>
              </table:table-cell>
              <table:table-cell office:value-type="float" office:value="0.146279059999983">
                <text:p>0.146279059999983</text:p>
              </table:table-cell>
              <table:table-cell office:value-type="float" office:value="0.13088399999998">
                <text:p>0.13088399999998</text:p>
              </table:table-cell>
              <table:table-cell office:value-type="float" office:value="0.134653000000014">
                <text:p>0.134653000000014</text:p>
              </table:table-cell>
              <table:table-cell office:value-type="float" office:value="0.130506999999994">
                <text:p>0.130506999999994</text:p>
              </table:table-cell>
              <table:table-cell office:value-type="float" office:value="0.131945000000002">
                <text:p>0.131945000000002</text:p>
              </table:table-cell>
              <table:table-cell office:value-type="float" office:value="0.135379">
                <text:p>0.135379</text:p>
              </table:table-cell>
              <table:table-cell office:value-type="float" office:value="0.133183000000003">
                <text:p>0.133183000000003</text:p>
              </table:table-cell>
              <table:table-cell office:value-type="float" office:value="0.132621">
                <text:p>0.132621</text:p>
              </table:table-cell>
              <table:table-cell office:value-type="float" office:value="0.133405999999979">
                <text:p>0.133405999999979</text:p>
              </table:table-cell>
              <table:table-cell office:value-type="float" office:value="0.142046999999991">
                <text:p>0.142046999999991</text:p>
              </table:table-cell>
              <table:table-cell office:value-type="float" office:value="0">
                <text:p>0</text:p>
              </table:table-cell>
              <table:table-cell office:value-type="float" office:value="0.135120000000001">
                <text:p>0.135120000000001</text:p>
              </table:table-cell>
              <table:table-cell office:value-type="float" office:value="0.259380000000021">
                <text:p>0.259380000000021</text:p>
              </table:table-cell>
              <table:table-cell office:value-type="float" office:value="0.24849500000002">
                <text:p>0.24849500000002</text:p>
              </table:table-cell>
              <table:table-cell office:value-type="float" office:value="0.147135999999989">
                <text:p>0.147135999999989</text:p>
              </table:table-cell>
              <table:table-cell office:value-type="float" office:value="0.249458000000004">
                <text:p>0.2494580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2360226673995">
                <text:p>0.132360226673995</text:p>
              </table:table-cell>
              <table:table-cell office:value-type="float" office:value="0.14584228999999">
                <text:p>0.14584228999999</text:p>
              </table:table-cell>
              <table:table-cell office:value-type="float" office:value="0.13029499999999">
                <text:p>0.13029499999999</text:p>
              </table:table-cell>
              <table:table-cell office:value-type="float" office:value="0.134292000000016">
                <text:p>0.134292000000016</text:p>
              </table:table-cell>
              <table:table-cell office:value-type="float" office:value="0.130111999999997">
                <text:p>0.130111999999997</text:p>
              </table:table-cell>
              <table:table-cell office:value-type="float" office:value="0.13160400000001">
                <text:p>0.13160400000001</text:p>
              </table:table-cell>
              <table:table-cell office:value-type="float" office:value="0.134890999999982">
                <text:p>0.134890999999982</text:p>
              </table:table-cell>
              <table:table-cell office:value-type="float" office:value="0.132937999999996">
                <text:p>0.132937999999996</text:p>
              </table:table-cell>
              <table:table-cell office:value-type="float" office:value="0.132484000000005">
                <text:p>0.132484000000005</text:p>
              </table:table-cell>
              <table:table-cell office:value-type="float" office:value="0.133815999999996">
                <text:p>0.133815999999996</text:p>
              </table:table-cell>
              <table:table-cell office:value-type="float" office:value="0.142236999999994">
                <text:p>0.142236999999994</text:p>
              </table:table-cell>
              <table:table-cell office:value-type="float" office:value="0">
                <text:p>0</text:p>
              </table:table-cell>
              <table:table-cell office:value-type="float" office:value="0.134953999999993">
                <text:p>0.134953999999993</text:p>
              </table:table-cell>
              <table:table-cell office:value-type="float" office:value="0.249781000000013">
                <text:p>0.249781000000013</text:p>
              </table:table-cell>
              <table:table-cell office:value-type="float" office:value="0.240767000000005">
                <text:p>0.240767000000005</text:p>
              </table:table-cell>
              <table:table-cell office:value-type="float" office:value="0.147077999999993">
                <text:p>0.147077999999993</text:p>
              </table:table-cell>
              <table:table-cell office:value-type="float" office:value="0.241145999999986">
                <text:p>0.241145999999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5891327865977">
                <text:p>0.135891327865977</text:p>
              </table:table-cell>
              <table:table-cell office:value-type="float" office:value="0.145144270000003">
                <text:p>0.145144270000003</text:p>
              </table:table-cell>
              <table:table-cell office:value-type="float" office:value="0.129387999999977">
                <text:p>0.129387999999977</text:p>
              </table:table-cell>
              <table:table-cell office:value-type="float" office:value="0.133764000000014">
                <text:p>0.133764000000014</text:p>
              </table:table-cell>
              <table:table-cell office:value-type="float" office:value="0.129514999999998">
                <text:p>0.129514999999998</text:p>
              </table:table-cell>
              <table:table-cell office:value-type="float" office:value="0.130201">
                <text:p>0.130201</text:p>
              </table:table-cell>
              <table:table-cell office:value-type="float" office:value="0.134050000000002">
                <text:p>0.134050000000002</text:p>
              </table:table-cell>
              <table:table-cell office:value-type="float" office:value="0.132259000000005">
                <text:p>0.132259000000005</text:p>
              </table:table-cell>
              <table:table-cell office:value-type="float" office:value="0.132305000000002">
                <text:p>0.132305000000002</text:p>
              </table:table-cell>
              <table:table-cell office:value-type="float" office:value="0.134405999999984">
                <text:p>0.134405999999984</text:p>
              </table:table-cell>
              <table:table-cell office:value-type="float" office:value="0.142459000000002">
                <text:p>0.142459000000002</text:p>
              </table:table-cell>
              <table:table-cell office:value-type="float" office:value="0">
                <text:p>0</text:p>
              </table:table-cell>
              <table:table-cell office:value-type="float" office:value="0.13475200000002">
                <text:p>0.13475200000002</text:p>
              </table:table-cell>
              <table:table-cell office:value-type="float" office:value="0.237924000000021">
                <text:p>0.237924000000021</text:p>
              </table:table-cell>
              <table:table-cell office:value-type="float" office:value="0.230998999999997">
                <text:p>0.230998999999997</text:p>
              </table:table-cell>
              <table:table-cell office:value-type="float" office:value="0.191425999999979">
                <text:p>0.191425999999979</text:p>
              </table:table-cell>
              <table:table-cell office:value-type="float" office:value="0.230795000000001">
                <text:p>0.230795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8882841871975">
                <text:p>0.138882841871975</text:p>
              </table:table-cell>
              <table:table-cell office:value-type="float" office:value="0.144046159999988">
                <text:p>0.144046159999988</text:p>
              </table:table-cell>
              <table:table-cell office:value-type="float" office:value="0.128022999999985">
                <text:p>0.128022999999985</text:p>
              </table:table-cell>
              <table:table-cell office:value-type="float" office:value="0.133038999999997">
                <text:p>0.133038999999997</text:p>
              </table:table-cell>
              <table:table-cell office:value-type="float" office:value="0.128602000000001">
                <text:p>0.128602000000001</text:p>
              </table:table-cell>
              <table:table-cell office:value-type="float" office:value="0.128545000000003">
                <text:p>0.128545000000003</text:p>
              </table:table-cell>
              <table:table-cell office:value-type="float" office:value="0.132688999999999">
                <text:p>0.132688999999999</text:p>
              </table:table-cell>
              <table:table-cell office:value-type="float" office:value="0.130974999999978">
                <text:p>0.130974999999978</text:p>
              </table:table-cell>
              <table:table-cell office:value-type="float" office:value="0.132092">
                <text:p>0.132092</text:p>
              </table:table-cell>
              <table:table-cell office:value-type="float" office:value="0.135046999999986">
                <text:p>0.135046999999986</text:p>
              </table:table-cell>
              <table:table-cell office:value-type="float" office:value="0.142663999999996">
                <text:p>0.142663999999996</text:p>
              </table:table-cell>
              <table:table-cell office:value-type="float" office:value="0">
                <text:p>0</text:p>
              </table:table-cell>
              <table:table-cell office:value-type="float" office:value="0.13454200000001">
                <text:p>0.13454200000001</text:p>
              </table:table-cell>
              <table:table-cell office:value-type="float" office:value="0.224164000000002">
                <text:p>0.224164000000002</text:p>
              </table:table-cell>
              <table:table-cell office:value-type="float" office:value="0.219431000000014">
                <text:p>0.219431000000014</text:p>
              </table:table-cell>
              <table:table-cell office:value-type="float" office:value="0.147103999999985">
                <text:p>0.147103999999985</text:p>
              </table:table-cell>
              <table:table-cell office:value-type="float" office:value="0.218530999999984">
                <text:p>0.218530999999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463708021997">
                <text:p>0.140463708021997</text:p>
              </table:table-cell>
              <table:table-cell office:value-type="float" office:value="0.142562029999993">
                <text:p>0.142562029999993</text:p>
              </table:table-cell>
              <table:table-cell office:value-type="float" office:value="0.126317999999998">
                <text:p>0.126317999999998</text:p>
              </table:table-cell>
              <table:table-cell office:value-type="float" office:value="0.132195999999993">
                <text:p>0.132195999999993</text:p>
              </table:table-cell>
              <table:table-cell office:value-type="float" office:value="0.127420999999998">
                <text:p>0.127420999999998</text:p>
              </table:table-cell>
              <table:table-cell office:value-type="float" office:value="0.126549000000011">
                <text:p>0.126549000000011</text:p>
              </table:table-cell>
              <table:table-cell office:value-type="float" office:value="0.130918000000008">
                <text:p>0.130918000000008</text:p>
              </table:table-cell>
              <table:table-cell office:value-type="float" office:value="0.129412000000002">
                <text:p>0.129412000000002</text:p>
              </table:table-cell>
              <table:table-cell office:value-type="float" office:value="0.131844999999998">
                <text:p>0.131844999999998</text:p>
              </table:table-cell>
              <table:table-cell office:value-type="float" office:value="0.134829999999994">
                <text:p>0.134829999999994</text:p>
              </table:table-cell>
              <table:table-cell office:value-type="float" office:value="0.142630999999994">
                <text:p>0.142630999999994</text:p>
              </table:table-cell>
              <table:table-cell office:value-type="float" office:value="0">
                <text:p>0</text:p>
              </table:table-cell>
              <table:table-cell office:value-type="float" office:value="0.134319000000005">
                <text:p>0.134319000000005</text:p>
              </table:table-cell>
              <table:table-cell office:value-type="float" office:value="0.210591000000022">
                <text:p>0.210591000000022</text:p>
              </table:table-cell>
              <table:table-cell office:value-type="float" office:value="0.20783400000002">
                <text:p>0.20783400000002</text:p>
              </table:table-cell>
              <table:table-cell office:value-type="float" office:value="0.178123999999997">
                <text:p>0.178123999999997</text:p>
              </table:table-cell>
              <table:table-cell office:value-type="float" office:value="0.206158999999985">
                <text:p>0.206158999999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490111526987">
                <text:p>0.140490111526987</text:p>
              </table:table-cell>
              <table:table-cell office:value-type="float" office:value="0.140460480000002">
                <text:p>0.140460480000002</text:p>
              </table:table-cell>
              <table:table-cell office:value-type="float" office:value="0.124032">
                <text:p>0.124032</text:p>
              </table:table-cell>
              <table:table-cell office:value-type="float" office:value="0.13108600000001">
                <text:p>0.13108600000001</text:p>
              </table:table-cell>
              <table:table-cell office:value-type="float" office:value="0.125768999999991">
                <text:p>0.125768999999991</text:p>
              </table:table-cell>
              <table:table-cell office:value-type="float" office:value="0.124067999999994">
                <text:p>0.124067999999994</text:p>
              </table:table-cell>
              <table:table-cell office:value-type="float" office:value="0.128534000000002">
                <text:p>0.128534000000002</text:p>
              </table:table-cell>
              <table:table-cell office:value-type="float" office:value="0.127446999999989">
                <text:p>0.127446999999989</text:p>
              </table:table-cell>
              <table:table-cell office:value-type="float" office:value="0.131461000000002">
                <text:p>0.131461000000002</text:p>
              </table:table-cell>
              <table:table-cell office:value-type="float" office:value="0.133490999999992">
                <text:p>0.133490999999992</text:p>
              </table:table-cell>
              <table:table-cell office:value-type="float" office:value="0.142120000000006">
                <text:p>0.142120000000006</text:p>
              </table:table-cell>
              <table:table-cell office:value-type="float" office:value="0">
                <text:p>0</text:p>
              </table:table-cell>
              <table:table-cell office:value-type="float" office:value="0.133949000000001">
                <text:p>0.133949000000001</text:p>
              </table:table-cell>
              <table:table-cell office:value-type="float" office:value="0.196715000000012">
                <text:p>0.196715000000012</text:p>
              </table:table-cell>
              <table:table-cell office:value-type="float" office:value="0.195667000000014">
                <text:p>0.195667000000014</text:p>
              </table:table-cell>
              <table:table-cell office:value-type="float" office:value="0.170891999999981">
                <text:p>0.170891999999981</text:p>
              </table:table-cell>
              <table:table-cell office:value-type="float" office:value="0.193331000000001">
                <text:p>0.193331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8737528316">
                <text:p>0.138737528316</text:p>
              </table:table-cell>
              <table:table-cell office:value-type="float" office:value="0.137423269999999">
                <text:p>0.137423269999999</text:p>
              </table:table-cell>
              <table:table-cell office:value-type="float" office:value="0.120767000000001">
                <text:p>0.120767000000001</text:p>
              </table:table-cell>
              <table:table-cell office:value-type="float" office:value="0.129432000000008">
                <text:p>0.129432000000008</text:p>
              </table:table-cell>
              <table:table-cell office:value-type="float" office:value="0.123284999999981">
                <text:p>0.123284999999981</text:p>
              </table:table-cell>
              <table:table-cell office:value-type="float" office:value="0.120901000000003">
                <text:p>0.120901000000003</text:p>
              </table:table-cell>
              <table:table-cell office:value-type="float" office:value="0.125181999999995">
                <text:p>0.125181999999995</text:p>
              </table:table-cell>
              <table:table-cell office:value-type="float" office:value="0.124888999999996">
                <text:p>0.124888999999996</text:p>
              </table:table-cell>
              <table:table-cell office:value-type="float" office:value="0.130735999999985">
                <text:p>0.130735999999985</text:p>
              </table:table-cell>
              <table:table-cell office:value-type="float" office:value="0.13044499999998">
                <text:p>0.13044499999998</text:p>
              </table:table-cell>
              <table:table-cell office:value-type="float" office:value="0.14093299999999">
                <text:p>0.14093299999999</text:p>
              </table:table-cell>
              <table:table-cell office:value-type="float" office:value="0">
                <text:p>0</text:p>
              </table:table-cell>
              <table:table-cell office:value-type="float" office:value="0.133192000000008">
                <text:p>0.133192000000008</text:p>
              </table:table-cell>
              <table:table-cell office:value-type="float" office:value="0.181948000000006">
                <text:p>0.181948000000006</text:p>
              </table:table-cell>
              <table:table-cell office:value-type="float" office:value="0.182248000000016">
                <text:p>0.182248000000016</text:p>
              </table:table-cell>
              <table:table-cell office:value-type="float" office:value="0.162613999999991">
                <text:p>0.162613999999991</text:p>
              </table:table-cell>
              <table:table-cell office:value-type="float" office:value="0.179548000000011">
                <text:p>0.179548000000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3931078706979">
                <text:p>0.133931078706979</text:p>
              </table:table-cell>
              <table:table-cell office:value-type="float" office:value="0.132085920000009">
                <text:p>0.132085920000009</text:p>
              </table:table-cell>
              <table:table-cell office:value-type="float" office:value="0.11515799999998">
                <text:p>0.11515799999998</text:p>
              </table:table-cell>
              <table:table-cell office:value-type="float" office:value="0.126193999999998">
                <text:p>0.126193999999998</text:p>
              </table:table-cell>
              <table:table-cell office:value-type="float" office:value="0.118657999999982">
                <text:p>0.118657999999982</text:p>
              </table:table-cell>
              <table:table-cell office:value-type="float" office:value="0.116095000000001">
                <text:p>0.116095000000001</text:p>
              </table:table-cell>
              <table:table-cell office:value-type="float" office:value="0.119507999999996">
                <text:p>0.119507999999996</text:p>
              </table:table-cell>
              <table:table-cell office:value-type="float" office:value="0.120859999999993">
                <text:p>0.120859999999993</text:p>
              </table:table-cell>
              <table:table-cell office:value-type="float" office:value="0.128849000000002">
                <text:p>0.128849000000002</text:p>
              </table:table-cell>
              <table:table-cell office:value-type="float" office:value="0.124235999999996">
                <text:p>0.124235999999996</text:p>
              </table:table-cell>
              <table:table-cell office:value-type="float" office:value="0.137924999999996">
                <text:p>0.137924999999996</text:p>
              </table:table-cell>
              <table:table-cell office:value-type="float" office:value="0">
                <text:p>0</text:p>
              </table:table-cell>
              <table:table-cell office:value-type="float" office:value="0.131145000000004">
                <text:p>0.131145000000004</text:p>
              </table:table-cell>
              <table:table-cell office:value-type="float" office:value="0.163716000000022">
                <text:p>0.163716000000022</text:p>
              </table:table-cell>
              <table:table-cell office:value-type="float" office:value="0.164997">
                <text:p>0.164997</text:p>
              </table:table-cell>
              <table:table-cell office:value-type="float" office:value="0.151386000000002">
                <text:p>0.151386000000002</text:p>
              </table:table-cell>
              <table:table-cell office:value-type="float" office:value="0.162331999999992">
                <text:p>0.162331999999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4752002687993">
                <text:p>0.114752002687993</text:p>
              </table:table-cell>
              <table:table-cell office:value-type="float" office:value="0.114275069999991">
                <text:p>0.114275069999991</text:p>
              </table:table-cell>
              <table:table-cell office:value-type="float" office:value="0.0965309999999988">
                <text:p>0.0965309999999988</text:p>
              </table:table-cell>
              <table:table-cell office:value-type="float" office:value="0.111894000000007">
                <text:p>0.111894000000007</text:p>
              </table:table-cell>
              <table:table-cell office:value-type="float" office:value="0.100581000000005">
                <text:p>0.100581000000005</text:p>
              </table:table-cell>
              <table:table-cell office:value-type="float" office:value="0.101319999999987">
                <text:p>0.101319999999987</text:p>
              </table:table-cell>
              <table:table-cell office:value-type="float" office:value="0.100403">
                <text:p>0.100403</text:p>
              </table:table-cell>
              <table:table-cell office:value-type="float" office:value="0.107522999999986">
                <text:p>0.107522999999986</text:p>
              </table:table-cell>
              <table:table-cell office:value-type="float" office:value="0.117416999999989">
                <text:p>0.117416999999989</text:p>
              </table:table-cell>
              <table:table-cell office:value-type="float" office:value="0.102214999999973">
                <text:p>0.102214999999973</text:p>
              </table:table-cell>
              <table:table-cell office:value-type="float" office:value="0.121433999999994">
                <text:p>0.121433999999994</text:p>
              </table:table-cell>
              <table:table-cell office:value-type="float" office:value="0">
                <text:p>0</text:p>
              </table:table-cell>
              <table:table-cell office:value-type="float" office:value="0.118651">
                <text:p>0.118651</text:p>
              </table:table-cell>
              <table:table-cell office:value-type="float" office:value="0.126562000000007">
                <text:p>0.126562000000007</text:p>
              </table:table-cell>
              <table:table-cell office:value-type="float" office:value="0.128395000000012">
                <text:p>0.128395000000012</text:p>
              </table:table-cell>
              <table:table-cell office:value-type="float" office:value="0.124210000000005">
                <text:p>0.124210000000005</text:p>
              </table:table-cell>
              <table:table-cell office:value-type="float" office:value="0.126206999999994">
                <text:p>0.126206999999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0985776755">
                <text:p>0.080985776755</text:p>
              </table:table-cell>
              <table:table-cell office:value-type="float" office:value="0.0816873599999894">
                <text:p>0.0816873599999894</text:p>
              </table:table-cell>
              <table:table-cell office:value-type="float" office:value="0.0660570000000007">
                <text:p>0.0660570000000007</text:p>
              </table:table-cell>
              <table:table-cell office:value-type="float" office:value="0.0783480000000054">
                <text:p>0.0783480000000054</text:p>
              </table:table-cell>
              <table:table-cell office:value-type="float" office:value="0.069328999999982">
                <text:p>0.069328999999982</text:p>
              </table:table-cell>
              <table:table-cell office:value-type="float" office:value="0.0707769999999925">
                <text:p>0.0707769999999925</text:p>
              </table:table-cell>
              <table:table-cell office:value-type="float" office:value="0.0690400000000011">
                <text:p>0.0690400000000011</text:p>
              </table:table-cell>
              <table:table-cell office:value-type="float" office:value="0.0765119999999797">
                <text:p>0.0765119999999797</text:p>
              </table:table-cell>
              <table:table-cell office:value-type="float" office:value="0.0836249999999836">
                <text:p>0.0836249999999836</text:p>
              </table:table-cell>
              <table:table-cell office:value-type="float" office:value="0.0710289999999816">
                <text:p>0.0710289999999816</text:p>
              </table:table-cell>
              <table:table-cell office:value-type="float" office:value="0.0833259999999996">
                <text:p>0.0833259999999996</text:p>
              </table:table-cell>
              <table:table-cell office:value-type="float" office:value="0">
                <text:p>0</text:p>
              </table:table-cell>
              <table:table-cell office:value-type="float" office:value="0.0835050000000024">
                <text:p>0.0835050000000024</text:p>
              </table:table-cell>
              <table:table-cell office:value-type="float" office:value="0.0847640000000069">
                <text:p>0.0847640000000069</text:p>
              </table:table-cell>
              <table:table-cell office:value-type="float" office:value="0.0866290000000163">
                <text:p>0.0866290000000163</text:p>
              </table:table-cell>
              <table:table-cell office:value-type="float" office:value="0.0872679999999946">
                <text:p>0.0872679999999946</text:p>
              </table:table-cell>
              <table:table-cell office:value-type="float" office:value="0.0839929999999924">
                <text:p>0.0839929999999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2371266049877">
                <text:p>0.0362371266049877</text:p>
              </table:table-cell>
              <table:table-cell office:value-type="float" office:value="0.0384539000000075">
                <text:p>0.0384539000000075</text:p>
              </table:table-cell>
              <table:table-cell office:value-type="float" office:value="0.0286999999999864">
                <text:p>0.0286999999999864</text:p>
              </table:table-cell>
              <table:table-cell office:value-type="float" office:value="0.0348730000000046">
                <text:p>0.0348730000000046</text:p>
              </table:table-cell>
              <table:table-cell office:value-type="float" office:value="0.0308210000000031">
                <text:p>0.0308210000000031</text:p>
              </table:table-cell>
              <table:table-cell office:value-type="float" office:value="0.0312700000000063">
                <text:p>0.0312700000000063</text:p>
              </table:table-cell>
              <table:table-cell office:value-type="float" office:value="0.0304889999999887">
                <text:p>0.0304889999999887</text:p>
              </table:table-cell>
              <table:table-cell office:value-type="float" office:value="0.0341300000000047">
                <text:p>0.0341300000000047</text:p>
              </table:table-cell>
              <table:table-cell office:value-type="float" office:value="0.037903">
                <text:p>0.037903</text:p>
              </table:table-cell>
              <table:table-cell office:value-type="float" office:value="0.031975999999986">
                <text:p>0.031975999999986</text:p>
              </table:table-cell>
              <table:table-cell office:value-type="float" office:value="0.0370739999999898">
                <text:p>0.0370739999999898</text:p>
              </table:table-cell>
              <table:table-cell office:value-type="float" office:value="0">
                <text:p>0</text:p>
              </table:table-cell>
              <table:table-cell office:value-type="float" office:value="0.037965000000014">
                <text:p>0.037965000000014</text:p>
              </table:table-cell>
              <table:table-cell office:value-type="float" office:value="0.0375470000000178">
                <text:p>0.0375470000000178</text:p>
              </table:table-cell>
              <table:table-cell office:value-type="float" office:value="0.0388900000000092">
                <text:p>0.0388900000000092</text:p>
              </table:table-cell>
              <table:table-cell office:value-type="float" office:value="0.0412670000000048">
                <text:p>0.0412670000000048</text:p>
              </table:table-cell>
              <table:table-cell office:value-type="float" office:value="0.0363920000000064">
                <text:p>0.0363920000000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90148376097932">
                <text:p>0.00290148376097932</text:p>
              </table:table-cell>
              <table:table-cell office:value-type="float" office:value="0.00310890000000086">
                <text:p>0.00310890000000086</text:p>
              </table:table-cell>
              <table:table-cell office:value-type="float" office:value="0.00216100000000097">
                <text:p>0.00216100000000097</text:p>
              </table:table-cell>
              <table:table-cell office:value-type="float" office:value="0.00318100000001209">
                <text:p>0.00318100000001209</text:p>
              </table:table-cell>
              <table:table-cell office:value-type="float" office:value="0.00248399999998128">
                <text:p>0.00248399999998128</text:p>
              </table:table-cell>
              <table:table-cell office:value-type="float" office:value="0.00268900000000372">
                <text:p>0.00268900000000372</text:p>
              </table:table-cell>
              <table:table-cell office:value-type="float" office:value="0.00242399999999066">
                <text:p>0.00242399999999066</text:p>
              </table:table-cell>
              <table:table-cell office:value-type="float" office:value="0.00316499999999564">
                <text:p>0.00316499999999564</text:p>
              </table:table-cell>
              <table:table-cell office:value-type="float" office:value="0.00364899999999579">
                <text:p>0.00364899999999579</text:p>
              </table:table-cell>
              <table:table-cell office:value-type="float" office:value="0.00277999999997292">
                <text:p>0.00277999999997292</text:p>
              </table:table-cell>
              <table:table-cell office:value-type="float" office:value="0.00334200000000351">
                <text:p>0.00334200000000351</text:p>
              </table:table-cell>
              <table:table-cell office:value-type="float" office:value="0">
                <text:p>0</text:p>
              </table:table-cell>
              <table:table-cell office:value-type="float" office:value="0.00381200000001058">
                <text:p>0.00381200000001058</text:p>
              </table:table-cell>
              <table:table-cell office:value-type="float" office:value="0.0034040000000175">
                <text:p>0.0034040000000175</text:p>
              </table:table-cell>
              <table:table-cell office:value-type="float" office:value="0.00374300000001426">
                <text:p>0.00374300000001426</text:p>
              </table:table-cell>
              <table:table-cell office:value-type="float" office:value="0.00457899999997835">
                <text:p>0.00457899999997835</text:p>
              </table:table-cell>
              <table:table-cell office:value-type="float" office:value="0.00297100000000228">
                <text:p>0.00297100000000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69177857802083">
                <text:p>-0.00169177857802083</text:p>
              </table:table-cell>
              <table:table-cell office:value-type="float" office:value="-0.00148022999999853">
                <text:p>-0.00148022999999853</text:p>
              </table:table-cell>
              <table:table-cell office:value-type="float" office:value="-0.000731000000001814">
                <text:p>-0.000731000000001814</text:p>
              </table:table-cell>
              <table:table-cell office:value-type="float" office:value="-0.000838999999984935">
                <text:p>-0.000838999999984935</text:p>
              </table:table-cell>
              <table:table-cell office:value-type="float" office:value="-0.00104600000000232">
                <text:p>-0.00104600000000232</text:p>
              </table:table-cell>
              <table:table-cell office:value-type="float" office:value="-0.000869999999991933">
                <text:p>-0.000869999999991933</text:p>
              </table:table-cell>
              <table:table-cell office:value-type="float" office:value="-0.000968999999997777">
                <text:p>-0.000968999999997777</text:p>
              </table:table-cell>
              <table:table-cell office:value-type="float" office:value="-0.000900000000001455">
                <text:p>-0.000900000000001455</text:p>
              </table:table-cell>
              <table:table-cell office:value-type="float" office:value="-0.00114400000001069">
                <text:p>-0.00114400000001069</text:p>
              </table:table-cell>
              <table:table-cell office:value-type="float" office:value="-0.000939000000016677">
                <text:p>-0.000939000000016677</text:p>
              </table:table-cell>
              <table:table-cell office:value-type="float" office:value="-0.00119700000001899">
                <text:p>-0.00119700000001899</text:p>
              </table:table-cell>
              <table:table-cell office:value-type="float" office:value="0">
                <text:p>0</text:p>
              </table:table-cell>
              <table:table-cell office:value-type="float" office:value="-0.00100199999999973">
                <text:p>-0.00100199999999973</text:p>
              </table:table-cell>
              <table:table-cell office:value-type="float" office:value="-0.000951999999983855">
                <text:p>-0.000951999999983855</text:p>
              </table:table-cell>
              <table:table-cell office:value-type="float" office:value="-0.00102799999999093">
                <text:p>-0.00102799999999093</text:p>
              </table:table-cell>
              <table:table-cell office:value-type="float" office:value="-0.00144700000001308">
                <text:p>-0.00144700000001308</text:p>
              </table:table-cell>
              <table:table-cell office:value-type="float" office:value="-0.00108299999999417">
                <text:p>-0.00108299999999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125702266200278">
                <text:p>-0.00125702266200278</text:p>
              </table:table-cell>
              <table:table-cell office:value-type="float" office:value="-0.00111806999998976">
                <text:p>-0.00111806999998976</text:p>
              </table:table-cell>
              <table:table-cell office:value-type="float" office:value="-0.000657000000018115">
                <text:p>-0.000657000000018115</text:p>
              </table:table-cell>
              <table:table-cell office:value-type="float" office:value="-0.000731000000001814">
                <text:p>-0.000731000000001814</text:p>
              </table:table-cell>
              <table:table-cell office:value-type="float" office:value="-0.00086000000001718">
                <text:p>-0.00086000000001718</text:p>
              </table:table-cell>
              <table:table-cell office:value-type="float" office:value="-0.000749000000013211">
                <text:p>-0.000749000000013211</text:p>
              </table:table-cell>
              <table:table-cell office:value-type="float" office:value="-0.000813999999991211">
                <text:p>-0.000813999999991211</text:p>
              </table:table-cell>
              <table:table-cell office:value-type="float" office:value="-0.000763000000006286">
                <text:p>-0.000763000000006286</text:p>
              </table:table-cell>
              <table:table-cell office:value-type="float" office:value="-0.000928000000016027">
                <text:p>-0.000928000000016027</text:p>
              </table:table-cell>
              <table:table-cell office:value-type="float" office:value="-0.000781000000017684">
                <text:p>-0.000781000000017684</text:p>
              </table:table-cell>
              <table:table-cell office:value-type="float" office:value="-0.000977000000006001">
                <text:p>-0.000977000000006001</text:p>
              </table:table-cell>
              <table:table-cell office:value-type="float" office:value="0">
                <text:p>0</text:p>
              </table:table-cell>
              <table:table-cell office:value-type="float" office:value="-0.000836999999989985">
                <text:p>-0.000836999999989985</text:p>
              </table:table-cell>
              <table:table-cell office:value-type="float" office:value="-0.00082299999999691">
                <text:p>-0.00082299999999691</text:p>
              </table:table-cell>
              <table:table-cell office:value-type="float" office:value="-0.000855999999998858">
                <text:p>-0.000855999999998858</text:p>
              </table:table-cell>
              <table:table-cell office:value-type="float" office:value="-0.00110800000001632">
                <text:p>-0.00110800000001632</text:p>
              </table:table-cell>
              <table:table-cell office:value-type="float" office:value="-0.00090099999999893">
                <text:p>-0.00090099999999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20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12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 style:data-style-name="N12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x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sterisk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 style:data-style-name="N120">
      <style:chart-properties chart:symbol-type="named-symbol" chart:symbol-name="circl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plus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4" style:family="chart" style:data-style-name="N120">
      <style:chart-properties chart:symbol-type="named-symbol" chart:symbol-name="horizontal-bar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382cm" svg:height="14.659cm" xlink:href=".." xlink:type="simple" chart:class="chart:line" chart:style-name="ch1">
        <chart:title svg:x="10.176cm" svg:y="0.429cm" chart:style-name="ch2">
          <text:p>"Best of" functionals</text:p>
        </chart:title>
        <chart:legend chart:legend-position="end" svg:x="22.251cm" svg:y="5.499cm" style:legend-expansion="high" chart:style-name="ch3"/>
        <chart:plot-area chart:style-name="ch4" table:cell-range-address="'uks_m08-hx_nebpoints'.D32:'uks_m08-hx_nebpoints'.D50 'uks_m08-hx_nebpoints'.T31:'uks_m08-hx_nebpoints'.W50 'uks_m08-hx_nebpoints'.H31:'uks_m08-hx_nebpoints'.H50 'uks_m08-hx_nebpoints'.Y31:'uks_m08-hx_nebpoints'.Y50 'uks_m08-hx_nebpoints'.AB31:'uks_m08-hx_nebpoints'.AB50" chart:data-source-has-labels="row" svg:x="0.486cm" svg:y="2.477cm" svg:width="20.747cm" svg:height="11.889cm">
          <chartooo:coordinate-region svg:x="1.698cm" svg:y="2.651cm" svg:width="19.349cm" svg:height="11.1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uks_m08-hx_nebpoints'.D32:'uks_m08-hx_nebpoints'.D50" chart:class="chart:line">
            <chart:data-point chart:repeated="19"/>
          </chart:series>
          <chart:series chart:style-name="ch8" chart:values-cell-range-address="'uks_m08-hx_nebpoints'.V32:'uks_m08-hx_nebpoints'.V50" chart:label-cell-address="'uks_m08-hx_nebpoints'.V31:'uks_m08-hx_nebpoints'.V31" chart:class="chart:line">
            <chart:data-point chart:repeated="19"/>
          </chart:series>
          <chart:series chart:style-name="ch9" chart:values-cell-range-address="'uks_m08-hx_nebpoints'.H32:'uks_m08-hx_nebpoints'.H50" chart:label-cell-address="'uks_m08-hx_nebpoints'.H31:'uks_m08-hx_nebpoints'.H31" chart:class="chart:line">
            <chart:data-point chart:repeated="19"/>
          </chart:series>
          <chart:series chart:style-name="ch10" chart:values-cell-range-address="'uks_m08-hx_nebpoints'.T32:'uks_m08-hx_nebpoints'.T50" chart:label-cell-address="'uks_m08-hx_nebpoints'.T31:'uks_m08-hx_nebpoints'.T31" chart:class="chart:line">
            <chart:data-point chart:repeated="19"/>
          </chart:series>
          <chart:series chart:style-name="ch11" chart:values-cell-range-address="'uks_m08-hx_nebpoints'.U32:'uks_m08-hx_nebpoints'.U50" chart:label-cell-address="'uks_m08-hx_nebpoints'.U31:'uks_m08-hx_nebpoints'.U31" chart:class="chart:line">
            <chart:data-point chart:repeated="19"/>
          </chart:series>
          <chart:series chart:style-name="ch12" chart:values-cell-range-address="'uks_m08-hx_nebpoints'.W32:'uks_m08-hx_nebpoints'.W50" chart:label-cell-address="'uks_m08-hx_nebpoints'.W31:'uks_m08-hx_nebpoints'.W31" chart:class="chart:line">
            <chart:data-point chart:repeated="19"/>
          </chart:series>
          <chart:series chart:style-name="ch13" chart:values-cell-range-address="'uks_m08-hx_nebpoints'.Y32:'uks_m08-hx_nebpoints'.Y50" chart:label-cell-address="'uks_m08-hx_nebpoints'.Y31:'uks_m08-hx_nebpoints'.Y31" chart:class="chart:line">
            <chart:data-point chart:repeated="19"/>
          </chart:series>
          <chart:series chart:style-name="ch14" chart:values-cell-range-address="'uks_m08-hx_nebpoints'.AB32:'uks_m08-hx_nebpoints'.AB50" chart:label-cell-address="'uks_m08-hx_nebpoints'.AB31:'uks_m08-hx_nebpoints'.AB31" chart:class="chart:line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97-d</text:p>
                <draw:g>
                  <svg:desc>'uks_m08-hx_nebpoints'.V31:'uks_m08-hx_nebpoints'.V31</svg:desc>
                </draw:g>
              </table:table-cell>
              <table:table-cell office:value-type="string">
                <text:p>b3lyp</text:p>
                <draw:g>
                  <svg:desc>'uks_m08-hx_nebpoints'.H31:'uks_m08-hx_nebpoints'.H31</svg:desc>
                </draw:g>
              </table:table-cell>
              <table:table-cell office:value-type="string">
                <text:p>tpssh</text:p>
                <draw:g>
                  <svg:desc>'uks_m08-hx_nebpoints'.T31:'uks_m08-hx_nebpoints'.T31</svg:desc>
                </draw:g>
              </table:table-cell>
              <table:table-cell office:value-type="string">
                <text:p>pbe0</text:p>
                <draw:g>
                  <svg:desc>'uks_m08-hx_nebpoints'.U31:'uks_m08-hx_nebpoints'.U31</svg:desc>
                </draw:g>
              </table:table-cell>
              <table:table-cell office:value-type="string">
                <text:p>m06</text:p>
                <draw:g>
                  <svg:desc>'uks_m08-hx_nebpoints'.W31:'uks_m08-hx_nebpoints'.W31</svg:desc>
                </draw:g>
              </table:table-cell>
              <table:table-cell office:value-type="string">
                <text:p>pw6b95</text:p>
                <draw:g>
                  <svg:desc>'uks_m08-hx_nebpoints'.Y31:'uks_m08-hx_nebpoints'.Y31</svg:desc>
                </draw:g>
              </table:table-cell>
              <table:table-cell office:value-type="string">
                <text:p>m11-l</text:p>
                <draw:g>
                  <svg:desc>'uks_m08-hx_nebpoints'.AB31:'uks_m08-hx_nebpoints'.A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6939769999989">
                <text:p>0.146939769999989</text:p>
                <draw:g>
                  <svg:desc>'uks_m08-hx_nebpoints'.D32:'uks_m08-hx_nebpoints'.D50</svg:desc>
                </draw:g>
              </table:table-cell>
              <table:table-cell office:value-type="float" office:value="0.133038999999997">
                <text:p>0.133038999999997</text:p>
                <draw:g>
                  <svg:desc>'uks_m08-hx_nebpoints'.V32:'uks_m08-hx_nebpoints'.V50</svg:desc>
                </draw:g>
              </table:table-cell>
              <table:table-cell office:value-type="float" office:value="0.135230000000007">
                <text:p>0.135230000000007</text:p>
                <draw:g>
                  <svg:desc>'uks_m08-hx_nebpoints'.H32:'uks_m08-hx_nebpoints'.H50</svg:desc>
                </draw:g>
              </table:table-cell>
              <table:table-cell office:value-type="float" office:value="0.212693000000002">
                <text:p>0.212693000000002</text:p>
                <draw:g>
                  <svg:desc>'uks_m08-hx_nebpoints'.T32:'uks_m08-hx_nebpoints'.T50</svg:desc>
                </draw:g>
              </table:table-cell>
              <table:table-cell office:value-type="float" office:value="0.132916999999992">
                <text:p>0.132916999999992</text:p>
                <draw:g>
                  <svg:desc>'uks_m08-hx_nebpoints'.U32:'uks_m08-hx_nebpoints'.U50</svg:desc>
                </draw:g>
              </table:table-cell>
              <table:table-cell office:value-type="float" office:value="0.141942">
                <text:p>0.141942</text:p>
                <draw:g>
                  <svg:desc>'uks_m08-hx_nebpoints'.W32:'uks_m08-hx_nebpoints'.W50</svg:desc>
                </draw:g>
              </table:table-cell>
              <table:table-cell office:value-type="float" office:value="0.235309999999998">
                <text:p>0.235309999999998</text:p>
                <draw:g>
                  <svg:desc>'uks_m08-hx_nebpoints'.Y32:'uks_m08-hx_nebpoints'.Y50</svg:desc>
                </draw:g>
              </table:table-cell>
              <table:table-cell office:value-type="float" office:value="0.147103999999985">
                <text:p>0.147103999999985</text:p>
                <draw:g>
                  <svg:desc>'uks_m08-hx_nebpoints'.AB32:'uks_m08-hx_nebpoints'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6828769999985">
                <text:p>0.146828769999985</text:p>
              </table:table-cell>
              <table:table-cell office:value-type="float" office:value="0.133016999999995">
                <text:p>0.133016999999995</text:p>
              </table:table-cell>
              <table:table-cell office:value-type="float" office:value="0.13515000000001">
                <text:p>0.13515000000001</text:p>
              </table:table-cell>
              <table:table-cell office:value-type="float" office:value="0.133606999999984">
                <text:p>0.133606999999984</text:p>
              </table:table-cell>
              <table:table-cell office:value-type="float" office:value="0.132868000000002">
                <text:p>0.132868000000002</text:p>
              </table:table-cell>
              <table:table-cell office:value-type="float" office:value="0.141942">
                <text:p>0.141942</text:p>
              </table:table-cell>
              <table:table-cell office:value-type="float" office:value="0.135447999999997">
                <text:p>0.135447999999997</text:p>
              </table:table-cell>
              <table:table-cell office:value-type="float" office:value="0.207340999999985">
                <text:p>0.207340999999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6687899999989">
                <text:p>0.146687899999989</text:p>
              </table:table-cell>
              <table:table-cell office:value-type="float" office:value="0.133049">
                <text:p>0.133049</text:p>
              </table:table-cell>
              <table:table-cell office:value-type="float" office:value="0.135036000000014">
                <text:p>0.135036000000014</text:p>
              </table:table-cell>
              <table:table-cell office:value-type="float" office:value="0.133488999999997">
                <text:p>0.133488999999997</text:p>
              </table:table-cell>
              <table:table-cell office:value-type="float" office:value="0.132804999999991">
                <text:p>0.132804999999991</text:p>
              </table:table-cell>
              <table:table-cell office:value-type="float" office:value="0.141886">
                <text:p>0.141886</text:p>
              </table:table-cell>
              <table:table-cell office:value-type="float" office:value="0.135362000000015">
                <text:p>0.135362000000015</text:p>
              </table:table-cell>
              <table:table-cell office:value-type="float" office:value="0.147155999999995">
                <text:p>0.147155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529560000005">
                <text:p>0.146529560000005</text:p>
              </table:table-cell>
              <table:table-cell office:value-type="float" office:value="0.133175999999992">
                <text:p>0.133175999999992</text:p>
              </table:table-cell>
              <table:table-cell office:value-type="float" office:value="0.134890000000013">
                <text:p>0.134890000000013</text:p>
              </table:table-cell>
              <table:table-cell office:value-type="float" office:value="0.133359999999982">
                <text:p>0.133359999999982</text:p>
              </table:table-cell>
              <table:table-cell office:value-type="float" office:value="0.132723999999996">
                <text:p>0.132723999999996</text:p>
              </table:table-cell>
              <table:table-cell office:value-type="float" office:value="0.141927999999979">
                <text:p>0.141927999999979</text:p>
              </table:table-cell>
              <table:table-cell office:value-type="float" office:value="0.135241000000008">
                <text:p>0.135241000000008</text:p>
              </table:table-cell>
              <table:table-cell office:value-type="float" office:value="0.147164000000004">
                <text:p>0.147164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6279059999983">
                <text:p>0.146279059999983</text:p>
              </table:table-cell>
              <table:table-cell office:value-type="float" office:value="0.133405999999979">
                <text:p>0.133405999999979</text:p>
              </table:table-cell>
              <table:table-cell office:value-type="float" office:value="0.134653000000014">
                <text:p>0.134653000000014</text:p>
              </table:table-cell>
              <table:table-cell office:value-type="float" office:value="0.133183000000003">
                <text:p>0.133183000000003</text:p>
              </table:table-cell>
              <table:table-cell office:value-type="float" office:value="0.132621">
                <text:p>0.132621</text:p>
              </table:table-cell>
              <table:table-cell office:value-type="float" office:value="0.142046999999991">
                <text:p>0.142046999999991</text:p>
              </table:table-cell>
              <table:table-cell office:value-type="float" office:value="0.135120000000001">
                <text:p>0.135120000000001</text:p>
              </table:table-cell>
              <table:table-cell office:value-type="float" office:value="0.147135999999989">
                <text:p>0.147135999999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84228999999">
                <text:p>0.14584228999999</text:p>
              </table:table-cell>
              <table:table-cell office:value-type="float" office:value="0.133815999999996">
                <text:p>0.133815999999996</text:p>
              </table:table-cell>
              <table:table-cell office:value-type="float" office:value="0.134292000000016">
                <text:p>0.134292000000016</text:p>
              </table:table-cell>
              <table:table-cell office:value-type="float" office:value="0.132937999999996">
                <text:p>0.132937999999996</text:p>
              </table:table-cell>
              <table:table-cell office:value-type="float" office:value="0.132484000000005">
                <text:p>0.132484000000005</text:p>
              </table:table-cell>
              <table:table-cell office:value-type="float" office:value="0.142236999999994">
                <text:p>0.142236999999994</text:p>
              </table:table-cell>
              <table:table-cell office:value-type="float" office:value="0.134953999999993">
                <text:p>0.134953999999993</text:p>
              </table:table-cell>
              <table:table-cell office:value-type="float" office:value="0.147077999999993">
                <text:p>0.14707799999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5144270000003">
                <text:p>0.145144270000003</text:p>
              </table:table-cell>
              <table:table-cell office:value-type="float" office:value="0.134405999999984">
                <text:p>0.134405999999984</text:p>
              </table:table-cell>
              <table:table-cell office:value-type="float" office:value="0.133764000000014">
                <text:p>0.133764000000014</text:p>
              </table:table-cell>
              <table:table-cell office:value-type="float" office:value="0.132259000000005">
                <text:p>0.132259000000005</text:p>
              </table:table-cell>
              <table:table-cell office:value-type="float" office:value="0.132305000000002">
                <text:p>0.132305000000002</text:p>
              </table:table-cell>
              <table:table-cell office:value-type="float" office:value="0.142459000000002">
                <text:p>0.142459000000002</text:p>
              </table:table-cell>
              <table:table-cell office:value-type="float" office:value="0.13475200000002">
                <text:p>0.13475200000002</text:p>
              </table:table-cell>
              <table:table-cell office:value-type="float" office:value="0.191425999999979">
                <text:p>0.191425999999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4046159999988">
                <text:p>0.144046159999988</text:p>
              </table:table-cell>
              <table:table-cell office:value-type="float" office:value="0.135046999999986">
                <text:p>0.135046999999986</text:p>
              </table:table-cell>
              <table:table-cell office:value-type="float" office:value="0.133038999999997">
                <text:p>0.133038999999997</text:p>
              </table:table-cell>
              <table:table-cell office:value-type="float" office:value="0.130974999999978">
                <text:p>0.130974999999978</text:p>
              </table:table-cell>
              <table:table-cell office:value-type="float" office:value="0.132092">
                <text:p>0.132092</text:p>
              </table:table-cell>
              <table:table-cell office:value-type="float" office:value="0.142663999999996">
                <text:p>0.142663999999996</text:p>
              </table:table-cell>
              <table:table-cell office:value-type="float" office:value="0.13454200000001">
                <text:p>0.13454200000001</text:p>
              </table:table-cell>
              <table:table-cell office:value-type="float" office:value="0.147103999999985">
                <text:p>0.147103999999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2562029999993">
                <text:p>0.142562029999993</text:p>
              </table:table-cell>
              <table:table-cell office:value-type="float" office:value="0.134829999999994">
                <text:p>0.134829999999994</text:p>
              </table:table-cell>
              <table:table-cell office:value-type="float" office:value="0.132195999999993">
                <text:p>0.132195999999993</text:p>
              </table:table-cell>
              <table:table-cell office:value-type="float" office:value="0.129412000000002">
                <text:p>0.129412000000002</text:p>
              </table:table-cell>
              <table:table-cell office:value-type="float" office:value="0.131844999999998">
                <text:p>0.131844999999998</text:p>
              </table:table-cell>
              <table:table-cell office:value-type="float" office:value="0.142630999999994">
                <text:p>0.142630999999994</text:p>
              </table:table-cell>
              <table:table-cell office:value-type="float" office:value="0.134319000000005">
                <text:p>0.134319000000005</text:p>
              </table:table-cell>
              <table:table-cell office:value-type="float" office:value="0.178123999999997">
                <text:p>0.1781239999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460480000002">
                <text:p>0.140460480000002</text:p>
              </table:table-cell>
              <table:table-cell office:value-type="float" office:value="0.133490999999992">
                <text:p>0.133490999999992</text:p>
              </table:table-cell>
              <table:table-cell office:value-type="float" office:value="0.13108600000001">
                <text:p>0.13108600000001</text:p>
              </table:table-cell>
              <table:table-cell office:value-type="float" office:value="0.127446999999989">
                <text:p>0.127446999999989</text:p>
              </table:table-cell>
              <table:table-cell office:value-type="float" office:value="0.131461000000002">
                <text:p>0.131461000000002</text:p>
              </table:table-cell>
              <table:table-cell office:value-type="float" office:value="0.142120000000006">
                <text:p>0.142120000000006</text:p>
              </table:table-cell>
              <table:table-cell office:value-type="float" office:value="0.133949000000001">
                <text:p>0.133949000000001</text:p>
              </table:table-cell>
              <table:table-cell office:value-type="float" office:value="0.170891999999981">
                <text:p>0.170891999999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423269999999">
                <text:p>0.137423269999999</text:p>
              </table:table-cell>
              <table:table-cell office:value-type="float" office:value="0.13044499999998">
                <text:p>0.13044499999998</text:p>
              </table:table-cell>
              <table:table-cell office:value-type="float" office:value="0.129432000000008">
                <text:p>0.129432000000008</text:p>
              </table:table-cell>
              <table:table-cell office:value-type="float" office:value="0.124888999999996">
                <text:p>0.124888999999996</text:p>
              </table:table-cell>
              <table:table-cell office:value-type="float" office:value="0.130735999999985">
                <text:p>0.130735999999985</text:p>
              </table:table-cell>
              <table:table-cell office:value-type="float" office:value="0.14093299999999">
                <text:p>0.14093299999999</text:p>
              </table:table-cell>
              <table:table-cell office:value-type="float" office:value="0.133192000000008">
                <text:p>0.133192000000008</text:p>
              </table:table-cell>
              <table:table-cell office:value-type="float" office:value="0.162613999999991">
                <text:p>0.162613999999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2085920000009">
                <text:p>0.132085920000009</text:p>
              </table:table-cell>
              <table:table-cell office:value-type="float" office:value="0.124235999999996">
                <text:p>0.124235999999996</text:p>
              </table:table-cell>
              <table:table-cell office:value-type="float" office:value="0.126193999999998">
                <text:p>0.126193999999998</text:p>
              </table:table-cell>
              <table:table-cell office:value-type="float" office:value="0.120859999999993">
                <text:p>0.120859999999993</text:p>
              </table:table-cell>
              <table:table-cell office:value-type="float" office:value="0.128849000000002">
                <text:p>0.128849000000002</text:p>
              </table:table-cell>
              <table:table-cell office:value-type="float" office:value="0.137924999999996">
                <text:p>0.137924999999996</text:p>
              </table:table-cell>
              <table:table-cell office:value-type="float" office:value="0.131145000000004">
                <text:p>0.131145000000004</text:p>
              </table:table-cell>
              <table:table-cell office:value-type="float" office:value="0.151386000000002">
                <text:p>0.1513860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4275069999991">
                <text:p>0.114275069999991</text:p>
              </table:table-cell>
              <table:table-cell office:value-type="float" office:value="0.102214999999973">
                <text:p>0.102214999999973</text:p>
              </table:table-cell>
              <table:table-cell office:value-type="float" office:value="0.111894000000007">
                <text:p>0.111894000000007</text:p>
              </table:table-cell>
              <table:table-cell office:value-type="float" office:value="0.107522999999986">
                <text:p>0.107522999999986</text:p>
              </table:table-cell>
              <table:table-cell office:value-type="float" office:value="0.117416999999989">
                <text:p>0.117416999999989</text:p>
              </table:table-cell>
              <table:table-cell office:value-type="float" office:value="0.121433999999994">
                <text:p>0.121433999999994</text:p>
              </table:table-cell>
              <table:table-cell office:value-type="float" office:value="0.118651">
                <text:p>0.118651</text:p>
              </table:table-cell>
              <table:table-cell office:value-type="float" office:value="0.124210000000005">
                <text:p>0.124210000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16873599999894">
                <text:p>0.0816873599999894</text:p>
              </table:table-cell>
              <table:table-cell office:value-type="float" office:value="0.0710289999999816">
                <text:p>0.0710289999999816</text:p>
              </table:table-cell>
              <table:table-cell office:value-type="float" office:value="0.0783480000000054">
                <text:p>0.0783480000000054</text:p>
              </table:table-cell>
              <table:table-cell office:value-type="float" office:value="0.0765119999999797">
                <text:p>0.0765119999999797</text:p>
              </table:table-cell>
              <table:table-cell office:value-type="float" office:value="0.0836249999999836">
                <text:p>0.0836249999999836</text:p>
              </table:table-cell>
              <table:table-cell office:value-type="float" office:value="0.0833259999999996">
                <text:p>0.0833259999999996</text:p>
              </table:table-cell>
              <table:table-cell office:value-type="float" office:value="0.0835050000000024">
                <text:p>0.0835050000000024</text:p>
              </table:table-cell>
              <table:table-cell office:value-type="float" office:value="0.0872679999999946">
                <text:p>0.0872679999999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4539000000075">
                <text:p>0.0384539000000075</text:p>
              </table:table-cell>
              <table:table-cell office:value-type="float" office:value="0.031975999999986">
                <text:p>0.031975999999986</text:p>
              </table:table-cell>
              <table:table-cell office:value-type="float" office:value="0.0348730000000046">
                <text:p>0.0348730000000046</text:p>
              </table:table-cell>
              <table:table-cell office:value-type="float" office:value="0.0341300000000047">
                <text:p>0.0341300000000047</text:p>
              </table:table-cell>
              <table:table-cell office:value-type="float" office:value="0.037903">
                <text:p>0.037903</text:p>
              </table:table-cell>
              <table:table-cell office:value-type="float" office:value="0.0370739999999898">
                <text:p>0.0370739999999898</text:p>
              </table:table-cell>
              <table:table-cell office:value-type="float" office:value="0.037965000000014">
                <text:p>0.037965000000014</text:p>
              </table:table-cell>
              <table:table-cell office:value-type="float" office:value="0.0412670000000048">
                <text:p>0.0412670000000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10890000000086">
                <text:p>0.00310890000000086</text:p>
              </table:table-cell>
              <table:table-cell office:value-type="float" office:value="0.00277999999997292">
                <text:p>0.00277999999997292</text:p>
              </table:table-cell>
              <table:table-cell office:value-type="float" office:value="0.00318100000001209">
                <text:p>0.00318100000001209</text:p>
              </table:table-cell>
              <table:table-cell office:value-type="float" office:value="0.00316499999999564">
                <text:p>0.00316499999999564</text:p>
              </table:table-cell>
              <table:table-cell office:value-type="float" office:value="0.00364899999999579">
                <text:p>0.00364899999999579</text:p>
              </table:table-cell>
              <table:table-cell office:value-type="float" office:value="0.00334200000000351">
                <text:p>0.00334200000000351</text:p>
              </table:table-cell>
              <table:table-cell office:value-type="float" office:value="0.00381200000001058">
                <text:p>0.00381200000001058</text:p>
              </table:table-cell>
              <table:table-cell office:value-type="float" office:value="0.00457899999997835">
                <text:p>0.00457899999997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48022999999853">
                <text:p>-0.00148022999999853</text:p>
              </table:table-cell>
              <table:table-cell office:value-type="float" office:value="-0.000939000000016677">
                <text:p>-0.000939000000016677</text:p>
              </table:table-cell>
              <table:table-cell office:value-type="float" office:value="-0.000838999999984935">
                <text:p>-0.000838999999984935</text:p>
              </table:table-cell>
              <table:table-cell office:value-type="float" office:value="-0.000900000000001455">
                <text:p>-0.000900000000001455</text:p>
              </table:table-cell>
              <table:table-cell office:value-type="float" office:value="-0.00114400000001069">
                <text:p>-0.00114400000001069</text:p>
              </table:table-cell>
              <table:table-cell office:value-type="float" office:value="-0.00119700000001899">
                <text:p>-0.00119700000001899</text:p>
              </table:table-cell>
              <table:table-cell office:value-type="float" office:value="-0.00100199999999973">
                <text:p>-0.00100199999999973</text:p>
              </table:table-cell>
              <table:table-cell office:value-type="float" office:value="-0.00144700000001308">
                <text:p>-0.00144700000001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111806999998976">
                <text:p>-0.00111806999998976</text:p>
              </table:table-cell>
              <table:table-cell office:value-type="float" office:value="-0.000781000000017684">
                <text:p>-0.000781000000017684</text:p>
              </table:table-cell>
              <table:table-cell office:value-type="float" office:value="-0.000731000000001814">
                <text:p>-0.000731000000001814</text:p>
              </table:table-cell>
              <table:table-cell office:value-type="float" office:value="-0.000763000000006286">
                <text:p>-0.000763000000006286</text:p>
              </table:table-cell>
              <table:table-cell office:value-type="float" office:value="-0.000928000000016027">
                <text:p>-0.000928000000016027</text:p>
              </table:table-cell>
              <table:table-cell office:value-type="float" office:value="-0.000977000000006001">
                <text:p>-0.000977000000006001</text:p>
              </table:table-cell>
              <table:table-cell office:value-type="float" office:value="-0.000836999999989985">
                <text:p>-0.000836999999989985</text:p>
              </table:table-cell>
              <table:table-cell office:value-type="float" office:value="-0.00110800000001632">
                <text:p>-0.00110800000001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20">
      <style:chart-properties chart:display-label="true" chart:tick-marks-major-inner="false" chart:tick-marks-major-outer="false" chart:logarithmic="false" chart:minimum="0.13" chart:maximum="0.15" chart:gap-width="150" chart:reverse-direction="false" text:line-break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12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 style:data-style-name="N12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x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sterisk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 style:data-style-name="N120">
      <style:chart-properties chart:symbol-type="named-symbol" chart:symbol-name="circl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plus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4" style:family="chart" style:data-style-name="N120">
      <style:chart-properties chart:symbol-type="named-symbol" chart:symbol-name="horizontal-bar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382cm" svg:height="14.659cm" xlink:href=".." xlink:type="simple" chart:class="chart:line" chart:style-name="ch1">
        <chart:title svg:x="10.176cm" svg:y="0.429cm" chart:style-name="ch2">
          <text:p>"Best of" functionals</text:p>
        </chart:title>
        <chart:legend chart:legend-position="end" svg:x="22.251cm" svg:y="5.499cm" style:legend-expansion="high" chart:style-name="ch3"/>
        <chart:plot-area chart:style-name="ch4" table:cell-range-address="'uks_m08-hx_nebpoints'.D32:'uks_m08-hx_nebpoints'.D50 'uks_m08-hx_nebpoints'.T31:'uks_m08-hx_nebpoints'.W50 'uks_m08-hx_nebpoints'.H31:'uks_m08-hx_nebpoints'.H50 'uks_m08-hx_nebpoints'.Y31:'uks_m08-hx_nebpoints'.Y50 'uks_m08-hx_nebpoints'.AB31:'uks_m08-hx_nebpoints'.AB50" chart:data-source-has-labels="row" svg:x="0.486cm" svg:y="2.477cm" svg:width="20.748cm" svg:height="11.889cm">
          <chartooo:coordinate-region svg:x="1.592cm" svg:y="2.65cm" svg:width="19.455cm" svg:height="11.1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uks_m08-hx_nebpoints'.D32:'uks_m08-hx_nebpoints'.D50" chart:class="chart:line">
            <chart:data-point chart:repeated="19"/>
          </chart:series>
          <chart:series chart:style-name="ch8" chart:values-cell-range-address="'uks_m08-hx_nebpoints'.V32:'uks_m08-hx_nebpoints'.V50" chart:label-cell-address="'uks_m08-hx_nebpoints'.V31:'uks_m08-hx_nebpoints'.V31" chart:class="chart:line">
            <chart:data-point chart:repeated="19"/>
          </chart:series>
          <chart:series chart:style-name="ch9" chart:values-cell-range-address="'uks_m08-hx_nebpoints'.H32:'uks_m08-hx_nebpoints'.H50" chart:label-cell-address="'uks_m08-hx_nebpoints'.H31:'uks_m08-hx_nebpoints'.H31" chart:class="chart:line">
            <chart:data-point chart:repeated="19"/>
          </chart:series>
          <chart:series chart:style-name="ch10" chart:values-cell-range-address="'uks_m08-hx_nebpoints'.T32:'uks_m08-hx_nebpoints'.T50" chart:label-cell-address="'uks_m08-hx_nebpoints'.T31:'uks_m08-hx_nebpoints'.T31" chart:class="chart:line">
            <chart:data-point chart:repeated="19"/>
          </chart:series>
          <chart:series chart:style-name="ch11" chart:values-cell-range-address="'uks_m08-hx_nebpoints'.U32:'uks_m08-hx_nebpoints'.U50" chart:label-cell-address="'uks_m08-hx_nebpoints'.U31:'uks_m08-hx_nebpoints'.U31" chart:class="chart:line">
            <chart:data-point chart:repeated="19"/>
          </chart:series>
          <chart:series chart:style-name="ch12" chart:values-cell-range-address="'uks_m08-hx_nebpoints'.W32:'uks_m08-hx_nebpoints'.W50" chart:label-cell-address="'uks_m08-hx_nebpoints'.W31:'uks_m08-hx_nebpoints'.W31" chart:class="chart:line">
            <chart:data-point chart:repeated="19"/>
          </chart:series>
          <chart:series chart:style-name="ch13" chart:values-cell-range-address="'uks_m08-hx_nebpoints'.Y32:'uks_m08-hx_nebpoints'.Y50" chart:label-cell-address="'uks_m08-hx_nebpoints'.Y31:'uks_m08-hx_nebpoints'.Y31" chart:class="chart:line">
            <chart:data-point chart:repeated="19"/>
          </chart:series>
          <chart:series chart:style-name="ch14" chart:values-cell-range-address="'uks_m08-hx_nebpoints'.AB32:'uks_m08-hx_nebpoints'.AB50" chart:label-cell-address="'uks_m08-hx_nebpoints'.AB31:'uks_m08-hx_nebpoints'.AB31" chart:class="chart:line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97-d</text:p>
                <draw:g>
                  <svg:desc>'uks_m08-hx_nebpoints'.V31:'uks_m08-hx_nebpoints'.V31</svg:desc>
                </draw:g>
              </table:table-cell>
              <table:table-cell office:value-type="string">
                <text:p>b3lyp</text:p>
                <draw:g>
                  <svg:desc>'uks_m08-hx_nebpoints'.H31:'uks_m08-hx_nebpoints'.H31</svg:desc>
                </draw:g>
              </table:table-cell>
              <table:table-cell office:value-type="string">
                <text:p>tpssh</text:p>
                <draw:g>
                  <svg:desc>'uks_m08-hx_nebpoints'.T31:'uks_m08-hx_nebpoints'.T31</svg:desc>
                </draw:g>
              </table:table-cell>
              <table:table-cell office:value-type="string">
                <text:p>pbe0</text:p>
                <draw:g>
                  <svg:desc>'uks_m08-hx_nebpoints'.U31:'uks_m08-hx_nebpoints'.U31</svg:desc>
                </draw:g>
              </table:table-cell>
              <table:table-cell office:value-type="string">
                <text:p>m06</text:p>
                <draw:g>
                  <svg:desc>'uks_m08-hx_nebpoints'.W31:'uks_m08-hx_nebpoints'.W31</svg:desc>
                </draw:g>
              </table:table-cell>
              <table:table-cell office:value-type="string">
                <text:p>pw6b95</text:p>
                <draw:g>
                  <svg:desc>'uks_m08-hx_nebpoints'.Y31:'uks_m08-hx_nebpoints'.Y31</svg:desc>
                </draw:g>
              </table:table-cell>
              <table:table-cell office:value-type="string">
                <text:p>m11-l</text:p>
                <draw:g>
                  <svg:desc>'uks_m08-hx_nebpoints'.AB31:'uks_m08-hx_nebpoints'.A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6939769999989">
                <text:p>0.146939769999989</text:p>
                <draw:g>
                  <svg:desc>'uks_m08-hx_nebpoints'.D32:'uks_m08-hx_nebpoints'.D50</svg:desc>
                </draw:g>
              </table:table-cell>
              <table:table-cell office:value-type="float" office:value="0.133038999999997">
                <text:p>0.133038999999997</text:p>
                <draw:g>
                  <svg:desc>'uks_m08-hx_nebpoints'.V32:'uks_m08-hx_nebpoints'.V50</svg:desc>
                </draw:g>
              </table:table-cell>
              <table:table-cell office:value-type="float" office:value="0.135230000000007">
                <text:p>0.135230000000007</text:p>
                <draw:g>
                  <svg:desc>'uks_m08-hx_nebpoints'.H32:'uks_m08-hx_nebpoints'.H50</svg:desc>
                </draw:g>
              </table:table-cell>
              <table:table-cell office:value-type="float" office:value="0.212693000000002">
                <text:p>0.212693000000002</text:p>
                <draw:g>
                  <svg:desc>'uks_m08-hx_nebpoints'.T32:'uks_m08-hx_nebpoints'.T50</svg:desc>
                </draw:g>
              </table:table-cell>
              <table:table-cell office:value-type="float" office:value="0.132916999999992">
                <text:p>0.132916999999992</text:p>
                <draw:g>
                  <svg:desc>'uks_m08-hx_nebpoints'.U32:'uks_m08-hx_nebpoints'.U50</svg:desc>
                </draw:g>
              </table:table-cell>
              <table:table-cell office:value-type="float" office:value="0.141942">
                <text:p>0.141942</text:p>
                <draw:g>
                  <svg:desc>'uks_m08-hx_nebpoints'.W32:'uks_m08-hx_nebpoints'.W50</svg:desc>
                </draw:g>
              </table:table-cell>
              <table:table-cell office:value-type="float" office:value="0.235309999999998">
                <text:p>0.235309999999998</text:p>
                <draw:g>
                  <svg:desc>'uks_m08-hx_nebpoints'.Y32:'uks_m08-hx_nebpoints'.Y50</svg:desc>
                </draw:g>
              </table:table-cell>
              <table:table-cell office:value-type="float" office:value="0.147103999999985">
                <text:p>0.147103999999985</text:p>
                <draw:g>
                  <svg:desc>'uks_m08-hx_nebpoints'.AB32:'uks_m08-hx_nebpoints'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6828769999985">
                <text:p>0.146828769999985</text:p>
              </table:table-cell>
              <table:table-cell office:value-type="float" office:value="0.133016999999995">
                <text:p>0.133016999999995</text:p>
              </table:table-cell>
              <table:table-cell office:value-type="float" office:value="0.13515000000001">
                <text:p>0.13515000000001</text:p>
              </table:table-cell>
              <table:table-cell office:value-type="float" office:value="0.133606999999984">
                <text:p>0.133606999999984</text:p>
              </table:table-cell>
              <table:table-cell office:value-type="float" office:value="0.132868000000002">
                <text:p>0.132868000000002</text:p>
              </table:table-cell>
              <table:table-cell office:value-type="float" office:value="0.141942">
                <text:p>0.141942</text:p>
              </table:table-cell>
              <table:table-cell office:value-type="float" office:value="0.135447999999997">
                <text:p>0.135447999999997</text:p>
              </table:table-cell>
              <table:table-cell office:value-type="float" office:value="0.207340999999985">
                <text:p>0.207340999999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6687899999989">
                <text:p>0.146687899999989</text:p>
              </table:table-cell>
              <table:table-cell office:value-type="float" office:value="0.133049">
                <text:p>0.133049</text:p>
              </table:table-cell>
              <table:table-cell office:value-type="float" office:value="0.135036000000014">
                <text:p>0.135036000000014</text:p>
              </table:table-cell>
              <table:table-cell office:value-type="float" office:value="0.133488999999997">
                <text:p>0.133488999999997</text:p>
              </table:table-cell>
              <table:table-cell office:value-type="float" office:value="0.132804999999991">
                <text:p>0.132804999999991</text:p>
              </table:table-cell>
              <table:table-cell office:value-type="float" office:value="0.141886">
                <text:p>0.141886</text:p>
              </table:table-cell>
              <table:table-cell office:value-type="float" office:value="0.135362000000015">
                <text:p>0.135362000000015</text:p>
              </table:table-cell>
              <table:table-cell office:value-type="float" office:value="0.147155999999995">
                <text:p>0.147155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529560000005">
                <text:p>0.146529560000005</text:p>
              </table:table-cell>
              <table:table-cell office:value-type="float" office:value="0.133175999999992">
                <text:p>0.133175999999992</text:p>
              </table:table-cell>
              <table:table-cell office:value-type="float" office:value="0.134890000000013">
                <text:p>0.134890000000013</text:p>
              </table:table-cell>
              <table:table-cell office:value-type="float" office:value="0.133359999999982">
                <text:p>0.133359999999982</text:p>
              </table:table-cell>
              <table:table-cell office:value-type="float" office:value="0.132723999999996">
                <text:p>0.132723999999996</text:p>
              </table:table-cell>
              <table:table-cell office:value-type="float" office:value="0.141927999999979">
                <text:p>0.141927999999979</text:p>
              </table:table-cell>
              <table:table-cell office:value-type="float" office:value="0.135241000000008">
                <text:p>0.135241000000008</text:p>
              </table:table-cell>
              <table:table-cell office:value-type="float" office:value="0.147164000000004">
                <text:p>0.147164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6279059999983">
                <text:p>0.146279059999983</text:p>
              </table:table-cell>
              <table:table-cell office:value-type="float" office:value="0.133405999999979">
                <text:p>0.133405999999979</text:p>
              </table:table-cell>
              <table:table-cell office:value-type="float" office:value="0.134653000000014">
                <text:p>0.134653000000014</text:p>
              </table:table-cell>
              <table:table-cell office:value-type="float" office:value="0.133183000000003">
                <text:p>0.133183000000003</text:p>
              </table:table-cell>
              <table:table-cell office:value-type="float" office:value="0.132621">
                <text:p>0.132621</text:p>
              </table:table-cell>
              <table:table-cell office:value-type="float" office:value="0.142046999999991">
                <text:p>0.142046999999991</text:p>
              </table:table-cell>
              <table:table-cell office:value-type="float" office:value="0.135120000000001">
                <text:p>0.135120000000001</text:p>
              </table:table-cell>
              <table:table-cell office:value-type="float" office:value="0.147135999999989">
                <text:p>0.147135999999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84228999999">
                <text:p>0.14584228999999</text:p>
              </table:table-cell>
              <table:table-cell office:value-type="float" office:value="0.133815999999996">
                <text:p>0.133815999999996</text:p>
              </table:table-cell>
              <table:table-cell office:value-type="float" office:value="0.134292000000016">
                <text:p>0.134292000000016</text:p>
              </table:table-cell>
              <table:table-cell office:value-type="float" office:value="0.132937999999996">
                <text:p>0.132937999999996</text:p>
              </table:table-cell>
              <table:table-cell office:value-type="float" office:value="0.132484000000005">
                <text:p>0.132484000000005</text:p>
              </table:table-cell>
              <table:table-cell office:value-type="float" office:value="0.142236999999994">
                <text:p>0.142236999999994</text:p>
              </table:table-cell>
              <table:table-cell office:value-type="float" office:value="0.134953999999993">
                <text:p>0.134953999999993</text:p>
              </table:table-cell>
              <table:table-cell office:value-type="float" office:value="0.147077999999993">
                <text:p>0.14707799999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5144270000003">
                <text:p>0.145144270000003</text:p>
              </table:table-cell>
              <table:table-cell office:value-type="float" office:value="0.134405999999984">
                <text:p>0.134405999999984</text:p>
              </table:table-cell>
              <table:table-cell office:value-type="float" office:value="0.133764000000014">
                <text:p>0.133764000000014</text:p>
              </table:table-cell>
              <table:table-cell office:value-type="float" office:value="0.132259000000005">
                <text:p>0.132259000000005</text:p>
              </table:table-cell>
              <table:table-cell office:value-type="float" office:value="0.132305000000002">
                <text:p>0.132305000000002</text:p>
              </table:table-cell>
              <table:table-cell office:value-type="float" office:value="0.142459000000002">
                <text:p>0.142459000000002</text:p>
              </table:table-cell>
              <table:table-cell office:value-type="float" office:value="0.13475200000002">
                <text:p>0.13475200000002</text:p>
              </table:table-cell>
              <table:table-cell office:value-type="float" office:value="0.191425999999979">
                <text:p>0.191425999999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4046159999988">
                <text:p>0.144046159999988</text:p>
              </table:table-cell>
              <table:table-cell office:value-type="float" office:value="0.135046999999986">
                <text:p>0.135046999999986</text:p>
              </table:table-cell>
              <table:table-cell office:value-type="float" office:value="0.133038999999997">
                <text:p>0.133038999999997</text:p>
              </table:table-cell>
              <table:table-cell office:value-type="float" office:value="0.130974999999978">
                <text:p>0.130974999999978</text:p>
              </table:table-cell>
              <table:table-cell office:value-type="float" office:value="0.132092">
                <text:p>0.132092</text:p>
              </table:table-cell>
              <table:table-cell office:value-type="float" office:value="0.142663999999996">
                <text:p>0.142663999999996</text:p>
              </table:table-cell>
              <table:table-cell office:value-type="float" office:value="0.13454200000001">
                <text:p>0.13454200000001</text:p>
              </table:table-cell>
              <table:table-cell office:value-type="float" office:value="0.147103999999985">
                <text:p>0.147103999999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2562029999993">
                <text:p>0.142562029999993</text:p>
              </table:table-cell>
              <table:table-cell office:value-type="float" office:value="0.134829999999994">
                <text:p>0.134829999999994</text:p>
              </table:table-cell>
              <table:table-cell office:value-type="float" office:value="0.132195999999993">
                <text:p>0.132195999999993</text:p>
              </table:table-cell>
              <table:table-cell office:value-type="float" office:value="0.129412000000002">
                <text:p>0.129412000000002</text:p>
              </table:table-cell>
              <table:table-cell office:value-type="float" office:value="0.131844999999998">
                <text:p>0.131844999999998</text:p>
              </table:table-cell>
              <table:table-cell office:value-type="float" office:value="0.142630999999994">
                <text:p>0.142630999999994</text:p>
              </table:table-cell>
              <table:table-cell office:value-type="float" office:value="0.134319000000005">
                <text:p>0.134319000000005</text:p>
              </table:table-cell>
              <table:table-cell office:value-type="float" office:value="0.178123999999997">
                <text:p>0.1781239999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460480000002">
                <text:p>0.140460480000002</text:p>
              </table:table-cell>
              <table:table-cell office:value-type="float" office:value="0.133490999999992">
                <text:p>0.133490999999992</text:p>
              </table:table-cell>
              <table:table-cell office:value-type="float" office:value="0.13108600000001">
                <text:p>0.13108600000001</text:p>
              </table:table-cell>
              <table:table-cell office:value-type="float" office:value="0.127446999999989">
                <text:p>0.127446999999989</text:p>
              </table:table-cell>
              <table:table-cell office:value-type="float" office:value="0.131461000000002">
                <text:p>0.131461000000002</text:p>
              </table:table-cell>
              <table:table-cell office:value-type="float" office:value="0.142120000000006">
                <text:p>0.142120000000006</text:p>
              </table:table-cell>
              <table:table-cell office:value-type="float" office:value="0.133949000000001">
                <text:p>0.133949000000001</text:p>
              </table:table-cell>
              <table:table-cell office:value-type="float" office:value="0.170891999999981">
                <text:p>0.170891999999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423269999999">
                <text:p>0.137423269999999</text:p>
              </table:table-cell>
              <table:table-cell office:value-type="float" office:value="0.13044499999998">
                <text:p>0.13044499999998</text:p>
              </table:table-cell>
              <table:table-cell office:value-type="float" office:value="0.129432000000008">
                <text:p>0.129432000000008</text:p>
              </table:table-cell>
              <table:table-cell office:value-type="float" office:value="0.124888999999996">
                <text:p>0.124888999999996</text:p>
              </table:table-cell>
              <table:table-cell office:value-type="float" office:value="0.130735999999985">
                <text:p>0.130735999999985</text:p>
              </table:table-cell>
              <table:table-cell office:value-type="float" office:value="0.14093299999999">
                <text:p>0.14093299999999</text:p>
              </table:table-cell>
              <table:table-cell office:value-type="float" office:value="0.133192000000008">
                <text:p>0.133192000000008</text:p>
              </table:table-cell>
              <table:table-cell office:value-type="float" office:value="0.162613999999991">
                <text:p>0.162613999999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2085920000009">
                <text:p>0.132085920000009</text:p>
              </table:table-cell>
              <table:table-cell office:value-type="float" office:value="0.124235999999996">
                <text:p>0.124235999999996</text:p>
              </table:table-cell>
              <table:table-cell office:value-type="float" office:value="0.126193999999998">
                <text:p>0.126193999999998</text:p>
              </table:table-cell>
              <table:table-cell office:value-type="float" office:value="0.120859999999993">
                <text:p>0.120859999999993</text:p>
              </table:table-cell>
              <table:table-cell office:value-type="float" office:value="0.128849000000002">
                <text:p>0.128849000000002</text:p>
              </table:table-cell>
              <table:table-cell office:value-type="float" office:value="0.137924999999996">
                <text:p>0.137924999999996</text:p>
              </table:table-cell>
              <table:table-cell office:value-type="float" office:value="0.131145000000004">
                <text:p>0.131145000000004</text:p>
              </table:table-cell>
              <table:table-cell office:value-type="float" office:value="0.151386000000002">
                <text:p>0.1513860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4275069999991">
                <text:p>0.114275069999991</text:p>
              </table:table-cell>
              <table:table-cell office:value-type="float" office:value="0.102214999999973">
                <text:p>0.102214999999973</text:p>
              </table:table-cell>
              <table:table-cell office:value-type="float" office:value="0.111894000000007">
                <text:p>0.111894000000007</text:p>
              </table:table-cell>
              <table:table-cell office:value-type="float" office:value="0.107522999999986">
                <text:p>0.107522999999986</text:p>
              </table:table-cell>
              <table:table-cell office:value-type="float" office:value="0.117416999999989">
                <text:p>0.117416999999989</text:p>
              </table:table-cell>
              <table:table-cell office:value-type="float" office:value="0.121433999999994">
                <text:p>0.121433999999994</text:p>
              </table:table-cell>
              <table:table-cell office:value-type="float" office:value="0.118651">
                <text:p>0.118651</text:p>
              </table:table-cell>
              <table:table-cell office:value-type="float" office:value="0.124210000000005">
                <text:p>0.124210000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16873599999894">
                <text:p>0.0816873599999894</text:p>
              </table:table-cell>
              <table:table-cell office:value-type="float" office:value="0.0710289999999816">
                <text:p>0.0710289999999816</text:p>
              </table:table-cell>
              <table:table-cell office:value-type="float" office:value="0.0783480000000054">
                <text:p>0.0783480000000054</text:p>
              </table:table-cell>
              <table:table-cell office:value-type="float" office:value="0.0765119999999797">
                <text:p>0.0765119999999797</text:p>
              </table:table-cell>
              <table:table-cell office:value-type="float" office:value="0.0836249999999836">
                <text:p>0.0836249999999836</text:p>
              </table:table-cell>
              <table:table-cell office:value-type="float" office:value="0.0833259999999996">
                <text:p>0.0833259999999996</text:p>
              </table:table-cell>
              <table:table-cell office:value-type="float" office:value="0.0835050000000024">
                <text:p>0.0835050000000024</text:p>
              </table:table-cell>
              <table:table-cell office:value-type="float" office:value="0.0872679999999946">
                <text:p>0.0872679999999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4539000000075">
                <text:p>0.0384539000000075</text:p>
              </table:table-cell>
              <table:table-cell office:value-type="float" office:value="0.031975999999986">
                <text:p>0.031975999999986</text:p>
              </table:table-cell>
              <table:table-cell office:value-type="float" office:value="0.0348730000000046">
                <text:p>0.0348730000000046</text:p>
              </table:table-cell>
              <table:table-cell office:value-type="float" office:value="0.0341300000000047">
                <text:p>0.0341300000000047</text:p>
              </table:table-cell>
              <table:table-cell office:value-type="float" office:value="0.037903">
                <text:p>0.037903</text:p>
              </table:table-cell>
              <table:table-cell office:value-type="float" office:value="0.0370739999999898">
                <text:p>0.0370739999999898</text:p>
              </table:table-cell>
              <table:table-cell office:value-type="float" office:value="0.037965000000014">
                <text:p>0.037965000000014</text:p>
              </table:table-cell>
              <table:table-cell office:value-type="float" office:value="0.0412670000000048">
                <text:p>0.0412670000000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10890000000086">
                <text:p>0.00310890000000086</text:p>
              </table:table-cell>
              <table:table-cell office:value-type="float" office:value="0.00277999999997292">
                <text:p>0.00277999999997292</text:p>
              </table:table-cell>
              <table:table-cell office:value-type="float" office:value="0.00318100000001209">
                <text:p>0.00318100000001209</text:p>
              </table:table-cell>
              <table:table-cell office:value-type="float" office:value="0.00316499999999564">
                <text:p>0.00316499999999564</text:p>
              </table:table-cell>
              <table:table-cell office:value-type="float" office:value="0.00364899999999579">
                <text:p>0.00364899999999579</text:p>
              </table:table-cell>
              <table:table-cell office:value-type="float" office:value="0.00334200000000351">
                <text:p>0.00334200000000351</text:p>
              </table:table-cell>
              <table:table-cell office:value-type="float" office:value="0.00381200000001058">
                <text:p>0.00381200000001058</text:p>
              </table:table-cell>
              <table:table-cell office:value-type="float" office:value="0.00457899999997835">
                <text:p>0.00457899999997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48022999999853">
                <text:p>-0.00148022999999853</text:p>
              </table:table-cell>
              <table:table-cell office:value-type="float" office:value="-0.000939000000016677">
                <text:p>-0.000939000000016677</text:p>
              </table:table-cell>
              <table:table-cell office:value-type="float" office:value="-0.000838999999984935">
                <text:p>-0.000838999999984935</text:p>
              </table:table-cell>
              <table:table-cell office:value-type="float" office:value="-0.000900000000001455">
                <text:p>-0.000900000000001455</text:p>
              </table:table-cell>
              <table:table-cell office:value-type="float" office:value="-0.00114400000001069">
                <text:p>-0.00114400000001069</text:p>
              </table:table-cell>
              <table:table-cell office:value-type="float" office:value="-0.00119700000001899">
                <text:p>-0.00119700000001899</text:p>
              </table:table-cell>
              <table:table-cell office:value-type="float" office:value="-0.00100199999999973">
                <text:p>-0.00100199999999973</text:p>
              </table:table-cell>
              <table:table-cell office:value-type="float" office:value="-0.00144700000001308">
                <text:p>-0.00144700000001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111806999998976">
                <text:p>-0.00111806999998976</text:p>
              </table:table-cell>
              <table:table-cell office:value-type="float" office:value="-0.000781000000017684">
                <text:p>-0.000781000000017684</text:p>
              </table:table-cell>
              <table:table-cell office:value-type="float" office:value="-0.000731000000001814">
                <text:p>-0.000731000000001814</text:p>
              </table:table-cell>
              <table:table-cell office:value-type="float" office:value="-0.000763000000006286">
                <text:p>-0.000763000000006286</text:p>
              </table:table-cell>
              <table:table-cell office:value-type="float" office:value="-0.000928000000016027">
                <text:p>-0.000928000000016027</text:p>
              </table:table-cell>
              <table:table-cell office:value-type="float" office:value="-0.000977000000006001">
                <text:p>-0.000977000000006001</text:p>
              </table:table-cell>
              <table:table-cell office:value-type="float" office:value="-0.000836999999989985">
                <text:p>-0.000836999999989985</text:p>
              </table:table-cell>
              <table:table-cell office:value-type="float" office:value="-0.00110800000001632">
                <text:p>-0.00110800000001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="non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24.034cm" svg:height="21.35cm" xlink:href="." xlink:type="simple" chart:class="chart:line" chart:style-name="ch1">
        <chart:title svg:x="10.506cm" svg:y="0.563cm" chart:style-name="ch2">
          <text:p>Reaction paths</text:p>
        </chart:title>
        <chart:legend chart:legend-position="end" svg:x="22.009cm" svg:y="7.51cm" style:legend-expansion="high" chart:style-name="ch3"/>
        <chart:plot-area chart:style-name="ch4" chart:data-source-has-labels="both" svg:x="1.491cm" svg:y="2.879cm" svg:width="19.906cm" svg:height="17.063cm">
          <chartooo:coordinate-region svg:x="2.333cm" svg:y="3.053cm" svg:width="18.877cm" svg:height="16.295cm"/>
          <chart:axis chart:dimension="x" chart:name="primary-x" chart:style-name="ch5" chartooo:axis-type="text">
            <chart:title svg:x="10.607cm" svg:y="20.369cm" chart:style-name="ch6">
              <text:p>neb Points</text:p>
            </chart:title>
            <chart:categories table:cell-range-address="local-table.$A$2:.$A$20"/>
          </chart:axis>
          <chart:axis chart:dimension="y" chart:name="primary-y" chart:style-name="ch7">
            <chart:title svg:x="0.451cm" svg:y="11.691cm" chart:style-name="ch8">
              <text:p>DE</text:p>
            </chart:title>
            <chart:grid chart:style-name="ch9" chart:class="major"/>
          </chart:axis>
          <chart:series chart:style-name="ch10" chart:values-cell-range-address="local-table.$B$2:.$B$20" chart:label-cell-address="local-table.$B$1" chart:class="chart:line">
            <chart:data-point chart:repeated="19"/>
          </chart:series>
          <chart:series chart:style-name="ch11" chart:values-cell-range-address="local-table.$C$2:.$C$20" chart:label-cell-address="local-table.$C$1" chart:class="chart:line">
            <chart:data-point chart:repeated="19"/>
          </chart:series>
          <chart:series chart:style-name="ch12" chart:values-cell-range-address="local-table.$D$2:.$D$20" chart:label-cell-address="local-table.$D$1" chart:class="chart:line">
            <chart:data-point chart:repeated="19"/>
          </chart:series>
          <chart:series chart:style-name="ch13" chart:values-cell-range-address="local-table.$E$2:.$E$20" chart:label-cell-address="local-table.$E$1" chart:class="chart:line">
            <chart:data-point chart:repeated="19"/>
          </chart:series>
          <chart:series chart:style-name="ch14" chart:values-cell-range-address="local-table.$F$2:.$F$20" chart:label-cell-address="local-table.$F$1" chart:class="chart:line">
            <chart:data-point chart:repeated="19"/>
          </chart:series>
          <chart:series chart:style-name="ch15" chart:values-cell-range-address="local-table.$G$2:.$G$20" chart:label-cell-address="local-table.$G$1" chart:class="chart:line">
            <chart:data-point chart:repeated="19"/>
          </chart:series>
          <chart:series chart:style-name="ch16" chart:values-cell-range-address="local-table.$H$2:.$H$20" chart:label-cell-address="local-table.$H$1" chart:class="chart:line">
            <chart:data-point chart:repeated="19"/>
          </chart:series>
          <chart:series chart:style-name="ch15" chart:values-cell-range-address="local-table.$I$2:.$I$20" chart:label-cell-address="local-table.$I$1" chart:class="chart:line">
            <chart:data-point chart:repeated="19"/>
          </chart:series>
          <chart:series chart:style-name="ch13" chart:values-cell-range-address="local-table.$J$2:.$J$20" chart:label-cell-address="local-table.$J$1" chart:class="chart:line">
            <chart:data-point chart:repeated="19"/>
          </chart:series>
          <chart:series chart:style-name="ch14" chart:values-cell-range-address="local-table.$K$2:.$K$20" chart:label-cell-address="local-table.$K$1" chart:class="chart:line">
            <chart:data-point chart:repeated="19"/>
          </chart:series>
          <chart:series chart:style-name="ch10" chart:values-cell-range-address="local-table.$L$2:.$L$20" chart:label-cell-address="local-table.$L$1" chart:class="chart:line">
            <chart:data-point chart:repeated="19"/>
          </chart:series>
          <chart:series chart:style-name="ch10" chart:values-cell-range-address="local-table.$M$2:.$M$20" chart:label-cell-address="local-table.$M$1" chart:class="chart:line">
            <chart:data-point chart:repeated="19"/>
          </chart:series>
          <chart:series chart:style-name="ch13" chart:values-cell-range-address="local-table.$N$2:.$N$20" chart:label-cell-address="local-table.$N$1" chart:class="chart:line">
            <chart:data-point chart:repeated="19"/>
          </chart:series>
          <chart:series chart:style-name="ch14" chart:values-cell-range-address="local-table.$O$2:.$O$20" chart:label-cell-address="local-table.$O$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2a</text:p>
              </table:table-cell>
              <table:table-cell office:value-type="string">
                <text:p>MRCI-f12</text:p>
              </table:table-cell>
              <table:table-cell office:value-type="string">
                <text:p>m08-hx</text:p>
              </table:table-cell>
              <table:table-cell office:value-type="string">
                <text:p>m08-so</text:p>
              </table:table-cell>
              <table:table-cell office:value-type="string">
                <text:p>m11</text:p>
              </table:table-cell>
              <table:table-cell office:value-type="string">
                <text:p>m11-l</text:p>
              </table:table-cell>
              <table:table-cell office:value-type="string">
                <text:p>tm_blyp</text:p>
              </table:table-cell>
              <table:table-cell office:value-type="string">
                <text:p>b3lyp:</text:p>
              </table:table-cell>
              <table:table-cell office:value-type="string">
                <text:p>bp86:</text:p>
              </table:table-cell>
              <table:table-cell office:value-type="string">
                <text:p>pbe:</text:p>
              </table:table-cell>
              <table:table-cell office:value-type="string">
                <text:p>pbe0:</text:p>
              </table:table-cell>
              <table:table-cell office:value-type="string">
                <text:p>tpss:</text:p>
              </table:table-cell>
              <table:table-cell office:value-type="string">
                <text:p>tpssh:</text:p>
              </table:table-cell>
              <table:table-cell office:value-type="string">
                <text:p>b97-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060356171985">
                <text:p>0.119060356171985</text:p>
              </table:table-cell>
              <table:table-cell office:value-type="float" office:value="0.146939769999989">
                <text:p>0.146939769999989</text:p>
              </table:table-cell>
              <table:table-cell office:value-type="float" office:value="0.266259000000019">
                <text:p>0.266259000000019</text:p>
              </table:table-cell>
              <table:table-cell office:value-type="float" office:value="0.268331999999987">
                <text:p>0.268331999999987</text:p>
              </table:table-cell>
              <table:table-cell office:value-type="float" office:value="0.282655000000005">
                <text:p>0.282655000000005</text:p>
              </table:table-cell>
              <table:table-cell office:value-type="float" office:value="0.208326999999997">
                <text:p>0.208326999999997</text:p>
              </table:table-cell>
              <table:table-cell office:value-type="float" office:value="0.18414199999998">
                <text:p>0.18414199999998</text:p>
              </table:table-cell>
              <table:table-cell office:value-type="float" office:value="0.222178000000014">
                <text:p>0.222178000000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5533000000004">
                <text:p>0.235533000000004</text:p>
              </table:table-cell>
              <table:table-cell office:value-type="float" office:value="0">
                <text:p>0</text:p>
              </table:table-cell>
              <table:table-cell office:value-type="float" office:value="0.212693000000002">
                <text:p>0.212693000000002</text:p>
              </table:table-cell>
              <table:table-cell office:value-type="float" office:value="0.18609699999999">
                <text:p>0.186096999999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0949668546984">
                <text:p>0.120949668546984</text:p>
              </table:table-cell>
              <table:table-cell office:value-type="float" office:value="0.146828769999985">
                <text:p>0.146828769999985</text:p>
              </table:table-cell>
              <table:table-cell office:value-type="float" office:value="0.26307300000002">
                <text:p>0.26307300000002</text:p>
              </table:table-cell>
              <table:table-cell office:value-type="float" office:value="0.264972999999998">
                <text:p>0.264972999999998</text:p>
              </table:table-cell>
              <table:table-cell office:value-type="float" office:value="0.278232000000003">
                <text:p>0.278232000000003</text:p>
              </table:table-cell>
              <table:table-cell office:value-type="float" office:value="0.207340999999985">
                <text:p>0.207340999999985</text:p>
              </table:table-cell>
              <table:table-cell office:value-type="float" office:value="0.182789999999983">
                <text:p>0.182789999999983</text:p>
              </table:table-cell>
              <table:table-cell office:value-type="float" office:value="0.22010499999999">
                <text:p>0.220104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3274999999992">
                <text:p>0.233274999999992</text:p>
              </table:table-cell>
              <table:table-cell office:value-type="float" office:value="0">
                <text:p>0</text:p>
              </table:table-cell>
              <table:table-cell office:value-type="float" office:value="0.210989999999981">
                <text:p>0.210989999999981</text:p>
              </table:table-cell>
              <table:table-cell office:value-type="float" office:value="0.187097999999992">
                <text:p>0.187097999999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3266682047984">
                <text:p>0.123266682047984</text:p>
              </table:table-cell>
              <table:table-cell office:value-type="float" office:value="0.146687899999989">
                <text:p>0.146687899999989</text:p>
              </table:table-cell>
              <table:table-cell office:value-type="float" office:value="0.259104000000008">
                <text:p>0.259104000000008</text:p>
              </table:table-cell>
              <table:table-cell office:value-type="float" office:value="0.26077699999999">
                <text:p>0.26077699999999</text:p>
              </table:table-cell>
              <table:table-cell office:value-type="float" office:value="0.272911000000022">
                <text:p>0.272911000000022</text:p>
              </table:table-cell>
              <table:table-cell office:value-type="float" office:value="0.205873999999994">
                <text:p>0.205873999999994</text:p>
              </table:table-cell>
              <table:table-cell office:value-type="float" office:value="0.180924000000005">
                <text:p>0.180924000000005</text:p>
              </table:table-cell>
              <table:table-cell office:value-type="float" office:value="0.217382000000015">
                <text:p>0.217382000000015</text:p>
              </table:table-cell>
              <table:table-cell office:value-type="float" office:value="0.184888000000001">
                <text:p>0.184888000000001</text:p>
              </table:table-cell>
              <table:table-cell office:value-type="float" office:value="0">
                <text:p>0</text:p>
              </table:table-cell>
              <table:table-cell office:value-type="float" office:value="0.230337999999989">
                <text:p>0.230337999999989</text:p>
              </table:table-cell>
              <table:table-cell office:value-type="float" office:value="0">
                <text:p>0</text:p>
              </table:table-cell>
              <table:table-cell office:value-type="float" office:value="0.208732999999995">
                <text:p>0.208732999999995</text:p>
              </table:table-cell>
              <table:table-cell office:value-type="float" office:value="0.183001999999988">
                <text:p>0.183001999999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882018163992">
                <text:p>0.125882018163992</text:p>
              </table:table-cell>
              <table:table-cell office:value-type="float" office:value="0.146529560000005">
                <text:p>0.146529560000005</text:p>
              </table:table-cell>
              <table:table-cell office:value-type="float" office:value="0.254400000000004">
                <text:p>0.254400000000004</text:p>
              </table:table-cell>
              <table:table-cell office:value-type="float" office:value="0.255788999999993">
                <text:p>0.255788999999993</text:p>
              </table:table-cell>
              <table:table-cell office:value-type="float" office:value="0.266825000000011">
                <text:p>0.266825000000011</text:p>
              </table:table-cell>
              <table:table-cell office:value-type="float" office:value="0.203836999999993">
                <text:p>0.203836999999993</text:p>
              </table:table-cell>
              <table:table-cell office:value-type="float" office:value="0.178575999999993">
                <text:p>0.178575999999993</text:p>
              </table:table-cell>
              <table:table-cell office:value-type="float" office:value="0.214062000000013">
                <text:p>0.214062000000013</text:p>
              </table:table-cell>
              <table:table-cell office:value-type="float" office:value="0.182649999999995">
                <text:p>0.182649999999995</text:p>
              </table:table-cell>
              <table:table-cell office:value-type="float" office:value="0">
                <text:p>0</text:p>
              </table:table-cell>
              <table:table-cell office:value-type="float" office:value="0.22677299999998">
                <text:p>0.22677299999998</text:p>
              </table:table-cell>
              <table:table-cell office:value-type="float" office:value="0.189013999999986">
                <text:p>0.189013999999986</text:p>
              </table:table-cell>
              <table:table-cell office:value-type="float" office:value="0.205953999999991">
                <text:p>0.205953999999991</text:p>
              </table:table-cell>
              <table:table-cell office:value-type="float" office:value="0.180796999999984">
                <text:p>0.180796999999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8903822776977">
                <text:p>0.128903822776977</text:p>
              </table:table-cell>
              <table:table-cell office:value-type="float" office:value="0.146279059999983">
                <text:p>0.146279059999983</text:p>
              </table:table-cell>
              <table:table-cell office:value-type="float" office:value="0.24849500000002">
                <text:p>0.24849500000002</text:p>
              </table:table-cell>
              <table:table-cell office:value-type="float" office:value="0.249458000000004">
                <text:p>0.249458000000004</text:p>
              </table:table-cell>
              <table:table-cell office:value-type="float" office:value="0.259380000000021">
                <text:p>0.259380000000021</text:p>
              </table:table-cell>
              <table:table-cell office:value-type="float" office:value="0.200977999999992">
                <text:p>0.200977999999992</text:p>
              </table:table-cell>
              <table:table-cell office:value-type="float" office:value="0.175405999999981">
                <text:p>0.175405999999981</text:p>
              </table:table-cell>
              <table:table-cell office:value-type="float" office:value="0.209776000000005">
                <text:p>0.209776000000005</text:p>
              </table:table-cell>
              <table:table-cell office:value-type="float" office:value="0.179581999999982">
                <text:p>0.179581999999982</text:p>
              </table:table-cell>
              <table:table-cell office:value-type="float" office:value="0.17971799999998">
                <text:p>0.17971799999998</text:p>
              </table:table-cell>
              <table:table-cell office:value-type="float" office:value="0.222210999999987">
                <text:p>0.222210999999987</text:p>
              </table:table-cell>
              <table:table-cell office:value-type="float" office:value="0.185902999999996">
                <text:p>0.185902999999996</text:p>
              </table:table-cell>
              <table:table-cell office:value-type="float" office:value="0.202301000000006">
                <text:p>0.202301000000006</text:p>
              </table:table-cell>
              <table:table-cell office:value-type="float" office:value="0.177830999999998">
                <text:p>0.177830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2360226673995">
                <text:p>0.132360226673995</text:p>
              </table:table-cell>
              <table:table-cell office:value-type="float" office:value="0.14584228999999">
                <text:p>0.14584228999999</text:p>
              </table:table-cell>
              <table:table-cell office:value-type="float" office:value="0.240767000000005">
                <text:p>0.240767000000005</text:p>
              </table:table-cell>
              <table:table-cell office:value-type="float" office:value="0.241145999999986">
                <text:p>0.241145999999986</text:p>
              </table:table-cell>
              <table:table-cell office:value-type="float" office:value="0.249781000000013">
                <text:p>0.249781000000013</text:p>
              </table:table-cell>
              <table:table-cell office:value-type="float" office:value="0.196888999999999">
                <text:p>0.196888999999999</text:p>
              </table:table-cell>
              <table:table-cell office:value-type="float" office:value="0.171069999999986">
                <text:p>0.171069999999986</text:p>
              </table:table-cell>
              <table:table-cell office:value-type="float" office:value="0.204072999999994">
                <text:p>0.204072999999994</text:p>
              </table:table-cell>
              <table:table-cell office:value-type="float" office:value="0.175312999999989">
                <text:p>0.175312999999989</text:p>
              </table:table-cell>
              <table:table-cell office:value-type="float" office:value="0.175323999999989">
                <text:p>0.175323999999989</text:p>
              </table:table-cell>
              <table:table-cell office:value-type="float" office:value="0.216152999999991">
                <text:p>0.216152999999991</text:p>
              </table:table-cell>
              <table:table-cell office:value-type="float" office:value="0.181571999999989">
                <text:p>0.181571999999989</text:p>
              </table:table-cell>
              <table:table-cell office:value-type="float" office:value="0.197309999999987">
                <text:p>0.197309999999987</text:p>
              </table:table-cell>
              <table:table-cell office:value-type="float" office:value="0.17376299999998">
                <text:p>0.173762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5891327865977">
                <text:p>0.135891327865977</text:p>
              </table:table-cell>
              <table:table-cell office:value-type="float" office:value="0.145144270000003">
                <text:p>0.145144270000003</text:p>
              </table:table-cell>
              <table:table-cell office:value-type="float" office:value="0.230998999999997">
                <text:p>0.230998999999997</text:p>
              </table:table-cell>
              <table:table-cell office:value-type="float" office:value="0.230795000000001">
                <text:p>0.230795000000001</text:p>
              </table:table-cell>
              <table:table-cell office:value-type="float" office:value="0.237924000000021">
                <text:p>0.237924000000021</text:p>
              </table:table-cell>
              <table:table-cell office:value-type="float" office:value="0.191425999999979">
                <text:p>0.191425999999979</text:p>
              </table:table-cell>
              <table:table-cell office:value-type="float" office:value="0.165373999999986">
                <text:p>0.165373999999986</text:p>
              </table:table-cell>
              <table:table-cell office:value-type="float" office:value="0.196774000000005">
                <text:p>0.196774000000005</text:p>
              </table:table-cell>
              <table:table-cell office:value-type="float" office:value="0.169617999999986">
                <text:p>0.169617999999986</text:p>
              </table:table-cell>
              <table:table-cell office:value-type="float" office:value="0.169531000000006">
                <text:p>0.169531000000006</text:p>
              </table:table-cell>
              <table:table-cell office:value-type="float" office:value="0.208395999999993">
                <text:p>0.208395999999993</text:p>
              </table:table-cell>
              <table:table-cell office:value-type="float" office:value="0.17573999999999">
                <text:p>0.17573999999999</text:p>
              </table:table-cell>
              <table:table-cell office:value-type="float" office:value="0.190708000000001">
                <text:p>0.190708000000001</text:p>
              </table:table-cell>
              <table:table-cell office:value-type="float" office:value="0.168386999999996">
                <text:p>0.168386999999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8882841871975">
                <text:p>0.138882841871975</text:p>
              </table:table-cell>
              <table:table-cell office:value-type="float" office:value="0.144046159999988">
                <text:p>0.144046159999988</text:p>
              </table:table-cell>
              <table:table-cell office:value-type="float" office:value="0.219431000000014">
                <text:p>0.219431000000014</text:p>
              </table:table-cell>
              <table:table-cell office:value-type="float" office:value="0.218530999999984">
                <text:p>0.218530999999984</text:p>
              </table:table-cell>
              <table:table-cell office:value-type="float" office:value="0.224164000000002">
                <text:p>0.224164000000002</text:p>
              </table:table-cell>
              <table:table-cell office:value-type="float" office:value="0.184827999999982">
                <text:p>0.184827999999982</text:p>
              </table:table-cell>
              <table:table-cell office:value-type="float" office:value="0.15822799999998">
                <text:p>0.15822799999998</text:p>
              </table:table-cell>
              <table:table-cell office:value-type="float" office:value="0.187841999999989">
                <text:p>0.187841999999989</text:p>
              </table:table-cell>
              <table:table-cell office:value-type="float" office:value="0.162401999999986">
                <text:p>0.162401999999986</text:p>
              </table:table-cell>
              <table:table-cell office:value-type="float" office:value="0.154593000000006">
                <text:p>0.154593000000006</text:p>
              </table:table-cell>
              <table:table-cell office:value-type="float" office:value="0.198914000000002">
                <text:p>0.198914000000002</text:p>
              </table:table-cell>
              <table:table-cell office:value-type="float" office:value="0.168260000000004">
                <text:p>0.168260000000004</text:p>
              </table:table-cell>
              <table:table-cell office:value-type="float" office:value="0.182384999999982">
                <text:p>0.182384999999982</text:p>
              </table:table-cell>
              <table:table-cell office:value-type="float" office:value="0.161599999999993">
                <text:p>0.16159999999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463708021997">
                <text:p>0.140463708021997</text:p>
              </table:table-cell>
              <table:table-cell office:value-type="float" office:value="0.142562029999993">
                <text:p>0.142562029999993</text:p>
              </table:table-cell>
              <table:table-cell office:value-type="float" office:value="0.20783400000002">
                <text:p>0.20783400000002</text:p>
              </table:table-cell>
              <table:table-cell office:value-type="float" office:value="0.206158999999985">
                <text:p>0.206158999999985</text:p>
              </table:table-cell>
              <table:table-cell office:value-type="float" office:value="0.210591000000022">
                <text:p>0.210591000000022</text:p>
              </table:table-cell>
              <table:table-cell office:value-type="float" office:value="0.178123999999997">
                <text:p>0.178123999999997</text:p>
              </table:table-cell>
              <table:table-cell office:value-type="float" office:value="0.150721000000004">
                <text:p>0.150721000000004</text:p>
              </table:table-cell>
              <table:table-cell office:value-type="float" office:value="0.178605000000005">
                <text:p>0.178605000000005</text:p>
              </table:table-cell>
              <table:table-cell office:value-type="float" office:value="0.154768999999988">
                <text:p>0.154768999999988</text:p>
              </table:table-cell>
              <table:table-cell office:value-type="float" office:value="0.154593000000006">
                <text:p>0.154593000000006</text:p>
              </table:table-cell>
              <table:table-cell office:value-type="float" office:value="0.189111999999994">
                <text:p>0.189111999999994</text:p>
              </table:table-cell>
              <table:table-cell office:value-type="float" office:value="0.16028399999999">
                <text:p>0.16028399999999</text:p>
              </table:table-cell>
              <table:table-cell office:value-type="float" office:value="0.173604999999981">
                <text:p>0.173604999999981</text:p>
              </table:table-cell>
              <table:table-cell office:value-type="float" office:value="0.154423999999977">
                <text:p>0.154423999999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490111526987">
                <text:p>0.140490111526987</text:p>
              </table:table-cell>
              <table:table-cell office:value-type="float" office:value="0.140460480000002">
                <text:p>0.140460480000002</text:p>
              </table:table-cell>
              <table:table-cell office:value-type="float" office:value="0.195667000000014">
                <text:p>0.195667000000014</text:p>
              </table:table-cell>
              <table:table-cell office:value-type="float" office:value="0.193331000000001">
                <text:p>0.193331000000001</text:p>
              </table:table-cell>
              <table:table-cell office:value-type="float" office:value="0.196715000000012">
                <text:p>0.196715000000012</text:p>
              </table:table-cell>
              <table:table-cell office:value-type="float" office:value="0.170891999999981">
                <text:p>0.170891999999981</text:p>
              </table:table-cell>
              <table:table-cell office:value-type="float" office:value="0.142658999999981">
                <text:p>0.142658999999981</text:p>
              </table:table-cell>
              <table:table-cell office:value-type="float" office:value="0.168820000000011">
                <text:p>0.168820000000011</text:p>
              </table:table-cell>
              <table:table-cell office:value-type="float" office:value="0.146556000000004">
                <text:p>0.146556000000004</text:p>
              </table:table-cell>
              <table:table-cell office:value-type="float" office:value="0.146383999999983">
                <text:p>0.146383999999983</text:p>
              </table:table-cell>
              <table:table-cell office:value-type="float" office:value="0.178759999999983">
                <text:p>0.178759999999983</text:p>
              </table:table-cell>
              <table:table-cell office:value-type="float" office:value="0.151670999999993">
                <text:p>0.151670999999993</text:p>
              </table:table-cell>
              <table:table-cell office:value-type="float" office:value="0.164197999999999">
                <text:p>0.164197999999999</text:p>
              </table:table-cell>
              <table:table-cell office:value-type="float" office:value="0.14667399999999">
                <text:p>0.146673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8737528316">
                <text:p>0.138737528316</text:p>
              </table:table-cell>
              <table:table-cell office:value-type="float" office:value="0.137423269999999">
                <text:p>0.137423269999999</text:p>
              </table:table-cell>
              <table:table-cell office:value-type="float" office:value="0.182248000000016">
                <text:p>0.182248000000016</text:p>
              </table:table-cell>
              <table:table-cell office:value-type="float" office:value="0.179548000000011">
                <text:p>0.179548000000011</text:p>
              </table:table-cell>
              <table:table-cell office:value-type="float" office:value="0.181948000000006">
                <text:p>0.181948000000006</text:p>
              </table:table-cell>
              <table:table-cell office:value-type="float" office:value="0.162613999999991">
                <text:p>0.162613999999991</text:p>
              </table:table-cell>
              <table:table-cell office:value-type="float" office:value="0.133719999999983">
                <text:p>0.133719999999983</text:p>
              </table:table-cell>
              <table:table-cell office:value-type="float" office:value="0.158091000000013">
                <text:p>0.158091000000013</text:p>
              </table:table-cell>
              <table:table-cell office:value-type="float" office:value="0.137451999999996">
                <text:p>0.137451999999996</text:p>
              </table:table-cell>
              <table:table-cell office:value-type="float" office:value="0.137316999999996">
                <text:p>0.137316999999996</text:p>
              </table:table-cell>
              <table:table-cell office:value-type="float" office:value="0.167451999999997">
                <text:p>0.167451999999997</text:p>
              </table:table-cell>
              <table:table-cell office:value-type="float" office:value="0.142120000000006">
                <text:p>0.142120000000006</text:p>
              </table:table-cell>
              <table:table-cell office:value-type="float" office:value="0.153824999999983">
                <text:p>0.153824999999983</text:p>
              </table:table-cell>
              <table:table-cell office:value-type="float" office:value="0.138024999999999">
                <text:p>0.138024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3931078706979">
                <text:p>0.133931078706979</text:p>
              </table:table-cell>
              <table:table-cell office:value-type="float" office:value="0.132085920000009">
                <text:p>0.132085920000009</text:p>
              </table:table-cell>
              <table:table-cell office:value-type="float" office:value="0.164997">
                <text:p>0.164997</text:p>
              </table:table-cell>
              <table:table-cell office:value-type="float" office:value="0.162331999999992">
                <text:p>0.162331999999992</text:p>
              </table:table-cell>
              <table:table-cell office:value-type="float" office:value="0.163716000000022">
                <text:p>0.163716000000022</text:p>
              </table:table-cell>
              <table:table-cell office:value-type="float" office:value="0.151386000000002">
                <text:p>0.151386000000002</text:p>
              </table:table-cell>
              <table:table-cell office:value-type="float" office:value="0.12226099999998">
                <text:p>0.12226099999998</text:p>
              </table:table-cell>
              <table:table-cell office:value-type="float" office:value="0.144406000000004">
                <text:p>0.144406000000004</text:p>
              </table:table-cell>
              <table:table-cell office:value-type="float" office:value="0.125783999999982">
                <text:p>0.125783999999982</text:p>
              </table:table-cell>
              <table:table-cell office:value-type="float" office:value="0.125723999999991">
                <text:p>0.125723999999991</text:p>
              </table:table-cell>
              <table:table-cell office:value-type="float" office:value="0.15306799999999">
                <text:p>0.15306799999999</text:p>
              </table:table-cell>
              <table:table-cell office:value-type="float" office:value="0.129882000000009">
                <text:p>0.129882000000009</text:p>
              </table:table-cell>
              <table:table-cell office:value-type="float" office:value="0.140564999999981">
                <text:p>0.140564999999981</text:p>
              </table:table-cell>
              <table:table-cell office:value-type="float" office:value="0.126846">
                <text:p>0.126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4752002687993">
                <text:p>0.114752002687993</text:p>
              </table:table-cell>
              <table:table-cell office:value-type="float" office:value="0.114275069999991">
                <text:p>0.114275069999991</text:p>
              </table:table-cell>
              <table:table-cell office:value-type="float" office:value="0.128395000000012">
                <text:p>0.128395000000012</text:p>
              </table:table-cell>
              <table:table-cell office:value-type="float" office:value="0.126206999999994">
                <text:p>0.126206999999994</text:p>
              </table:table-cell>
              <table:table-cell office:value-type="float" office:value="0.126562000000007">
                <text:p>0.126562000000007</text:p>
              </table:table-cell>
              <table:table-cell office:value-type="float" office:value="0.124210000000005">
                <text:p>0.124210000000005</text:p>
              </table:table-cell>
              <table:table-cell office:value-type="float" office:value="0.0974259999999845">
                <text:p>0.0974259999999845</text:p>
              </table:table-cell>
              <table:table-cell office:value-type="float" office:value="0.11475200000001">
                <text:p>0.11475200000001</text:p>
              </table:table-cell>
              <table:table-cell office:value-type="float" office:value="0.100457000000006">
                <text:p>0.100457000000006</text:p>
              </table:table-cell>
              <table:table-cell office:value-type="float" office:value="0.100587999999988">
                <text:p>0.100587999999988</text:p>
              </table:table-cell>
              <table:table-cell office:value-type="float" office:value="0.12191199999998">
                <text:p>0.12191199999998</text:p>
              </table:table-cell>
              <table:table-cell office:value-type="float" office:value="0.103379999999987">
                <text:p>0.103379999999987</text:p>
              </table:table-cell>
              <table:table-cell office:value-type="float" office:value="0.111829">
                <text:p>0.111829</text:p>
              </table:table-cell>
              <table:table-cell office:value-type="float" office:value="0.102217999999993">
                <text:p>0.102217999999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0985776755">
                <text:p>0.080985776755</text:p>
              </table:table-cell>
              <table:table-cell office:value-type="float" office:value="0.0816873599999894">
                <text:p>0.0816873599999894</text:p>
              </table:table-cell>
              <table:table-cell office:value-type="float" office:value="0.0866290000000163">
                <text:p>0.0866290000000163</text:p>
              </table:table-cell>
              <table:table-cell office:value-type="float" office:value="0.0839929999999924">
                <text:p>0.0839929999999924</text:p>
              </table:table-cell>
              <table:table-cell office:value-type="float" office:value="0.0847640000000069">
                <text:p>0.0847640000000069</text:p>
              </table:table-cell>
              <table:table-cell office:value-type="float" office:value="0.0872679999999946">
                <text:p>0.0872679999999946</text:p>
              </table:table-cell>
              <table:table-cell office:value-type="float" office:value="0.0667880000000025">
                <text:p>0.0667880000000025</text:p>
              </table:table-cell>
              <table:table-cell office:value-type="float" office:value="0.0783480000000054">
                <text:p>0.0783480000000054</text:p>
              </table:table-cell>
              <table:table-cell office:value-type="float" office:value="0.0690400000000011">
                <text:p>0.0690400000000011</text:p>
              </table:table-cell>
              <table:table-cell office:value-type="float" office:value="0.069328999999982">
                <text:p>0.069328999999982</text:p>
              </table:table-cell>
              <table:table-cell office:value-type="float" office:value="0.0836249999999836">
                <text:p>0.0836249999999836</text:p>
              </table:table-cell>
              <table:table-cell office:value-type="float" office:value="0.0707769999999925">
                <text:p>0.0707769999999925</text:p>
              </table:table-cell>
              <table:table-cell office:value-type="float" office:value="0.0765119999999797">
                <text:p>0.0765119999999797</text:p>
              </table:table-cell>
              <table:table-cell office:value-type="float" office:value="0.0710309999999765">
                <text:p>0.0710309999999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2371266049877">
                <text:p>0.0362371266049877</text:p>
              </table:table-cell>
              <table:table-cell office:value-type="float" office:value="0.0384539000000075">
                <text:p>0.0384539000000075</text:p>
              </table:table-cell>
              <table:table-cell office:value-type="float" office:value="0.0388900000000092">
                <text:p>0.0388900000000092</text:p>
              </table:table-cell>
              <table:table-cell office:value-type="float" office:value="0.0363920000000064">
                <text:p>0.0363920000000064</text:p>
              </table:table-cell>
              <table:table-cell office:value-type="float" office:value="0.0375470000000178">
                <text:p>0.0375470000000178</text:p>
              </table:table-cell>
              <table:table-cell office:value-type="float" office:value="0.0412670000000048">
                <text:p>0.0412670000000048</text:p>
              </table:table-cell>
              <table:table-cell office:value-type="float" office:value="0.0294309999999882">
                <text:p>0.0294309999999882</text:p>
              </table:table-cell>
              <table:table-cell office:value-type="float" office:value="0.0348730000000046">
                <text:p>0.0348730000000046</text:p>
              </table:table-cell>
              <table:table-cell office:value-type="float" office:value="0.0304889999999887">
                <text:p>0.0304889999999887</text:p>
              </table:table-cell>
              <table:table-cell office:value-type="float" office:value="0.0308210000000031">
                <text:p>0.0308210000000031</text:p>
              </table:table-cell>
              <table:table-cell office:value-type="float" office:value="0.037903">
                <text:p>0.037903</text:p>
              </table:table-cell>
              <table:table-cell office:value-type="float" office:value="0.0312700000000063">
                <text:p>0.0312700000000063</text:p>
              </table:table-cell>
              <table:table-cell office:value-type="float" office:value="0.0341300000000047">
                <text:p>0.0341300000000047</text:p>
              </table:table-cell>
              <table:table-cell office:value-type="float" office:value="0.0319769999999835">
                <text:p>0.0319769999999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90148376097932">
                <text:p>0.00290148376097932</text:p>
              </table:table-cell>
              <table:table-cell office:value-type="float" office:value="0.00310890000000086">
                <text:p>0.00310890000000086</text:p>
              </table:table-cell>
              <table:table-cell office:value-type="float" office:value="0.00374300000001426">
                <text:p>0.00374300000001426</text:p>
              </table:table-cell>
              <table:table-cell office:value-type="float" office:value="0.00297100000000228">
                <text:p>0.00297100000000228</text:p>
              </table:table-cell>
              <table:table-cell office:value-type="float" office:value="0.0034040000000175">
                <text:p>0.0034040000000175</text:p>
              </table:table-cell>
              <table:table-cell office:value-type="float" office:value="0.00457899999997835">
                <text:p>0.00457899999997835</text:p>
              </table:table-cell>
              <table:table-cell office:value-type="float" office:value="0.00289200000000278">
                <text:p>0.00289200000000278</text:p>
              </table:table-cell>
              <table:table-cell office:value-type="float" office:value="0.00318100000001209">
                <text:p>0.00318100000001209</text:p>
              </table:table-cell>
              <table:table-cell office:value-type="float" office:value="0.00242399999999066">
                <text:p>0.00242399999999066</text:p>
              </table:table-cell>
              <table:table-cell office:value-type="float" office:value="0.00248399999998128">
                <text:p>0.00248399999998128</text:p>
              </table:table-cell>
              <table:table-cell office:value-type="float" office:value="0.00364899999999579">
                <text:p>0.00364899999999579</text:p>
              </table:table-cell>
              <table:table-cell office:value-type="float" office:value="0.00268900000000372">
                <text:p>0.00268900000000372</text:p>
              </table:table-cell>
              <table:table-cell office:value-type="float" office:value="0.00316499999999564">
                <text:p>0.00316499999999564</text:p>
              </table:table-cell>
              <table:table-cell office:value-type="float" office:value="0.00278199999999629">
                <text:p>0.00278199999999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69177857802083">
                <text:p>-0.00169177857802083</text:p>
              </table:table-cell>
              <table:table-cell office:value-type="float" office:value="-0.00148022999999853">
                <text:p>-0.00148022999999853</text:p>
              </table:table-cell>
              <table:table-cell office:value-type="float" office:value="-0.00102799999999093">
                <text:p>-0.00102799999999093</text:p>
              </table:table-cell>
              <table:table-cell office:value-type="float" office:value="-0.00108299999999417">
                <text:p>-0.00108299999999417</text:p>
              </table:table-cell>
              <table:table-cell office:value-type="float" office:value="-0.000951999999983855">
                <text:p>-0.000951999999983855</text:p>
              </table:table-cell>
              <table:table-cell office:value-type="float" office:value="-0.00144700000001308">
                <text:p>-0.00144700000001308</text:p>
              </table:table-cell>
              <table:table-cell office:value-type="float" office:value="0.000731000000001814">
                <text:p>0.000731000000001814</text:p>
              </table:table-cell>
              <table:table-cell office:value-type="float" office:value="-0.000838999999984935">
                <text:p>-0.000838999999984935</text:p>
              </table:table-cell>
              <table:table-cell office:value-type="float" office:value="-0.000968999999997777">
                <text:p>-0.000968999999997777</text:p>
              </table:table-cell>
              <table:table-cell office:value-type="float" office:value="-0.00104600000000232">
                <text:p>-0.00104600000000232</text:p>
              </table:table-cell>
              <table:table-cell office:value-type="float" office:value="-0.00114400000001069">
                <text:p>-0.00114400000001069</text:p>
              </table:table-cell>
              <table:table-cell office:value-type="float" office:value="-0.000869999999991933">
                <text:p>-0.000869999999991933</text:p>
              </table:table-cell>
              <table:table-cell office:value-type="float" office:value="-0.000900000000001455">
                <text:p>-0.000900000000001455</text:p>
              </table:table-cell>
              <table:table-cell office:value-type="float" office:value="-0.000938000000019201">
                <text:p>-0.000938000000019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125702266200278">
                <text:p>-0.00125702266200278</text:p>
              </table:table-cell>
              <table:table-cell office:value-type="float" office:value="-0.00111806999998976">
                <text:p>-0.00111806999998976</text:p>
              </table:table-cell>
              <table:table-cell office:value-type="float" office:value="-0.000855999999998858">
                <text:p>-0.000855999999998858</text:p>
              </table:table-cell>
              <table:table-cell office:value-type="float" office:value="-0.000901999999996406">
                <text:p>-0.000901999999996406</text:p>
              </table:table-cell>
              <table:table-cell office:value-type="float" office:value="-0.00082299999999691">
                <text:p>-0.00082299999999691</text:p>
              </table:table-cell>
              <table:table-cell office:value-type="float" office:value="-0.00110800000001632">
                <text:p>-0.00110800000001632</text:p>
              </table:table-cell>
              <table:table-cell office:value-type="float" office:value="0.0000739999999836982">
                <text:p>0.0000739999999836982</text:p>
              </table:table-cell>
              <table:table-cell office:value-type="float" office:value="-0.000731000000001814">
                <text:p>-0.000731000000001814</text:p>
              </table:table-cell>
              <table:table-cell office:value-type="float" office:value="-0.000813999999991211">
                <text:p>-0.000813999999991211</text:p>
              </table:table-cell>
              <table:table-cell office:value-type="float" office:value="-0.00086000000001718">
                <text:p>-0.00086000000001718</text:p>
              </table:table-cell>
              <table:table-cell office:value-type="float" office:value="-0.000928000000016027">
                <text:p>-0.000928000000016027</text:p>
              </table:table-cell>
              <table:table-cell office:value-type="float" office:value="-0.000749000000013211">
                <text:p>-0.000749000000013211</text:p>
              </table:table-cell>
              <table:table-cell office:value-type="float" office:value="-0.000763000000006286">
                <text:p>-0.000763000000006286</text:p>
              </table:table-cell>
              <table:table-cell office:value-type="float" office:value="-0.000780000000020209">
                <text:p>-0.000780000000020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